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0000003BA600001B6346DF64E2.svm"/>
  <manifest:file-entry manifest:media-type="" manifest:full-path="Pictures/200008BC00003BA600001B639AD8580D.svm"/>
  <manifest:file-entry manifest:media-type="" manifest:full-path="Pictures/200003FA0000280B00001B4A8D4F46F5.svm"/>
  <manifest:file-entry manifest:media-type="" manifest:full-path="Pictures/20000348000043C20000215271F4912D.svm"/>
  <manifest:file-entry manifest:media-type="" manifest:full-path="Pictures/2000079B00003B8900001B63DD853387.svm"/>
  <manifest:file-entry manifest:media-type="" manifest:full-path="Pictures/20000A6E00003B8900001B6367CA39DD.svm"/>
  <manifest:file-entry manifest:media-type="" manifest:full-path="Pictures/2000061300003BB400001B830B24A84D.svm"/>
  <manifest:file-entry manifest:media-type="" manifest:full-path="Pictures/2000041800003B8900001B63D35C8275.svm"/>
  <manifest:file-entry manifest:media-type="" manifest:full-path="Pictures/20000A4A00003B8900001B4A600B7E62.svm"/>
  <manifest:file-entry manifest:media-type="" manifest:full-path="Pictures/2000030200003B8900001B4A4409F911.svm"/>
  <manifest:file-entry manifest:media-type="" manifest:full-path="Pictures/200005E200003B9B0000319D5EDC4EFD.svm"/>
  <manifest:file-entry manifest:media-type="" manifest:full-path="Pictures/20000A2000003B8900001B6398C545E3.svm"/>
  <manifest:file-entry manifest:media-type="" manifest:full-path="Pictures/2000071800003B8900001B4AD397E596.svm"/>
  <manifest:file-entry manifest:media-type="" manifest:full-path="Pictures/20000A4000003B8900001B63A739E72F.svm"/>
  <manifest:file-entry manifest:media-type="" manifest:full-path="Pictures/2000034900003BD100001B637891DAA7.svm"/>
  <manifest:file-entry manifest:media-type="" manifest:full-path="Pictures/2000040E0000280300001B4AD62C10A2.svm"/>
  <manifest:file-entry manifest:media-type="image/png" manifest:full-path="Pictures/10000000000000200000002000309F1C.png"/>
  <manifest:file-entry manifest:media-type="" manifest:full-path="Pictures/2000045000003B8900001B6373AE79F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parent-style-name="standard">
      <style:graphic-properties draw:stroke="solid" draw:stroke-dash="Ultrafine_20_Dashed" svg:stroke-width="0cm" svg:stroke-color="#000000" draw:fill="solid" draw:fill-color="#e6e6e6" draw:textarea-horizontal-align="justify" draw:textarea-vertical-align="middle" draw:auto-grow-height="false" fo:min-height="0cm" fo:min-width="0cm"/>
    </style:style>
    <style:style style:name="gr32" style:family="graphic" style:parent-style-name="standard">
      <style:graphic-properties draw:stroke="solid" draw:stroke-dash="Ultrafine_20_Dashed" svg:stroke-width="0cm" svg:stroke-color="#000000" draw:fill="solid" draw:fill-color="#cccccc" draw:textarea-horizontal-align="justify" draw:textarea-vertical-align="middle" draw:auto-grow-height="false" fo:min-height="0cm" fo:min-width="0cm"/>
    </style:style>
    <style:style style:name="gr33" style:family="graphic" style:parent-style-name="standard">
      <style:graphic-properties draw:stroke="solid" draw:stroke-dash="Ultrafine_20_Dashed" svg:stroke-width="0cm" svg:stroke-color="#000000" draw:fill="solid" draw:fill-color="#999999" draw:textarea-horizontal-align="justify" draw:textarea-vertical-align="middle" draw:auto-grow-height="false" fo:min-height="0cm" fo:min-width="0cm"/>
    </style:style>
    <style:style style:name="gr34" style:family="graphic" style:parent-style-name="standard">
      <style:graphic-properties draw:stroke="solid" draw:stroke-dash="Ultrafine_20_Dashed" svg:stroke-width="0cm" svg:stroke-color="#000000" draw:fill="solid" draw:fill-color="#b3b3b3" draw:textarea-horizontal-align="justify" draw:textarea-vertical-align="middle" draw:auto-grow-height="false" fo:min-height="0cm" fo:min-width="0cm"/>
    </style:style>
    <style:style style:name="gr35" style:family="graphic" style:parent-style-name="standard">
      <style:graphic-properties draw:stroke="solid" draw:stroke-dash="Ultrafine_20_Dashed" svg:stroke-width="0cm" svg:stroke-color="#000000" draw:fill="solid" draw:fill-color="#808080" draw:textarea-horizontal-align="justify" draw:textarea-vertical-align="middle" draw:auto-grow-height="false" fo:min-height="0cm" fo:min-width="0cm"/>
    </style:style>
    <style:style style:name="gr36" style:family="graphic" style:parent-style-name="standard">
      <style:graphic-properties draw:stroke="solid" draw:stroke-dash="Ultrafine_20_Dashed" svg:stroke-width="0cm" svg:stroke-color="#000000" draw:fill="solid" draw:fill-color="#666666" draw:textarea-horizontal-align="justify" draw:textarea-vertical-align="middle" draw:auto-grow-height="false" fo:min-height="0cm" fo:min-width="0cm"/>
    </style:style>
    <style:style style:name="gr37" style:family="graphic" style:parent-style-name="standard">
      <style:graphic-properties draw:stroke="solid" draw:stroke-dash="Ultrafine_20_Dashed" svg:stroke-width="0cm" svg:stroke-color="#000000" draw:fill="solid" draw:fill-color="#4c4c4c" draw:textarea-horizontal-align="justify" draw:textarea-vertical-align="middle" draw:auto-grow-height="false" fo:min-height="0cm" fo:min-width="0cm"/>
    </style:style>
    <style:style style:name="gr38" style:family="graphic" style:parent-style-name="standard">
      <style:graphic-properties draw:stroke="solid" draw:stroke-dash="Ultrafine_20_Dashed" svg:stroke-width="0cm" svg:stroke-color="#000000" draw:fill="solid" draw:fill-color="#333333" draw:textarea-horizontal-align="justify" draw:textarea-vertical-align="middle" draw:auto-grow-height="false" fo:min-height="0cm" fo:min-width="0cm"/>
    </style:style>
    <style:style style:name="gr39" style:family="graphic" style:parent-style-name="standard">
      <style:graphic-properties draw:fill="solid" draw:fill-color="#ffffff" draw:textarea-vertical-align="middle" draw:auto-grow-height="false" fo:min-height="0.749cm" fo:min-width="0.499cm"/>
    </style:style>
    <style:style style:name="gr40" style:family="graphic" style:parent-style-name="standard">
      <style:graphic-properties draw:fill="solid" draw:fill-color="#808080" draw:textarea-horizontal-align="justify" draw:textarea-vertical-align="middle" draw:auto-grow-height="false"/>
    </style:style>
    <style:style style:name="gr41"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42" style:family="graphic" style:parent-style-name="standard">
      <style:graphic-properties draw:textarea-vertical-align="middle" draw:auto-grow-height="false" fo:min-height="0.749cm" fo:min-width="0.499cm"/>
    </style:style>
    <style:style style:name="gr43" style:family="graphic" style:parent-style-name="standard">
      <style:graphic-properties draw:fill="solid" draw:fill-color="#c0c0c0" draw:textarea-horizontal-align="justify" draw:textarea-vertical-align="middle" draw:auto-grow-height="false"/>
    </style:style>
    <style:style style:name="gr44"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45" style:family="graphic" style:parent-style-name="standard">
      <style:graphic-properties draw:stroke="solid" draw:stroke-dash="Ultrafine_20_Dashed" svg:stroke-width="0cm" svg:stroke-color="#666666" draw:marker-end="Arrow" draw:marker-end-width="0.3cm" draw:fill="solid" draw:fill-color="#ff9966" draw:textarea-horizontal-align="center" draw:textarea-vertical-align="middle"/>
    </style:style>
    <style:style style:name="gr4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4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49" style:family="graphic" style:parent-style-name="standard">
      <style:graphic-properties svg:stroke-width="0.051cm" svg:stroke-color="#008000" draw:marker-start-width="0.276cm" draw:marker-end-width="0.276cm" draw:fill="none" draw:textarea-horizontal-align="center" draw:textarea-vertical-align="middle" fo:padding-top="0.15cm" fo:padding-bottom="0.15cm" fo:padding-left="0.275cm" fo:padding-right="0.275cm" draw:shadow="hidden"/>
    </style:style>
    <style:style style:name="gr50"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51" style:family="graphic" style:parent-style-name="standard">
      <style:graphic-properties svg:stroke-width="0.051cm" svg:stroke-color="#800000" draw:marker-start-width="0.276cm" draw:marker-end-width="0.276cm" draw:fill="none" draw:textarea-horizontal-align="center" draw:textarea-vertical-align="middle" fo:padding-top="0.15cm" fo:padding-bottom="0.15cm" fo:padding-left="0.275cm" fo:padding-right="0.275cm" draw:shadow="hidden"/>
    </style:style>
    <style:style style:name="gr52"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53"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54"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55"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56"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57"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58"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9"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6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61" style:family="graphic" style:parent-style-name="standard">
      <style:graphic-properties draw:textarea-horizontal-align="center" draw:textarea-vertical-align="middle"/>
    </style:style>
    <style:style style:name="gr6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63"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64"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65"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66" style:family="graphic" style:parent-style-name="standard">
      <style:graphic-properties draw:stroke="dash" draw:stroke-dash="Ultrafine_20_Dashed" draw:textarea-horizontal-align="center" draw:textarea-vertical-align="middle"/>
    </style:style>
    <style:style style:name="gr67"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8" style:family="graphic" style:parent-style-name="standard">
      <style:graphic-properties draw:fill="none" draw:textarea-vertical-align="middle" draw:auto-grow-height="false" fo:min-height="0.749cm" fo:min-width="0.499cm"/>
    </style:style>
    <style:style style:name="gr6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stroke="solid" draw:stroke-dash="Ultrafine_20_Dashed" svg:stroke-width="0cm" svg:stroke-color="#ffffff" draw:fill="solid" draw:fill-color="#999999" draw:textarea-horizontal-align="justify" draw:textarea-vertical-align="middle" draw:auto-grow-height="false" draw:shadow="hidden"/>
    </style:style>
    <style:style style:name="gr71"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72" style:family="graphic" style:parent-style-name="standard" style:list-style-name="L1">
      <style:graphic-properties draw:stroke="dash" draw:stroke-dash="Fine_20_Dashed" svg:stroke-width="0.102cm" svg:stroke-color="#80808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dash" draw:stroke-dash="Fine_20_Dashed" svg:stroke-width="0.102cm" svg:stroke-color="#80808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02cm" svg:stroke-color="#00008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76"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77"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81" style:family="graphic" style:parent-style-name="standard" style:list-style-name="L1">
      <style:graphic-properties draw:stroke="dash" draw:stroke-dash="Fine_20_Dashed" svg:stroke-width="0.102cm" svg:stroke-color="#00008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dash" draw:stroke-dash="Fine_20_Dashed" svg:stroke-width="0.102cm" svg:stroke-color="#ff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8" style:family="graphic" style:parent-style-name="standard">
      <style:graphic-properties svg:stroke-width="0.152cm" draw:textarea-horizontal-align="center" draw:textarea-vertical-align="middle" fo:padding-top="0.201cm" fo:padding-bottom="0.201cm" fo:padding-left="0.326cm" fo:padding-right="0.326cm"/>
    </style:style>
    <style:style style:name="gr89" style:family="graphic" style:parent-style-name="standard">
      <style:graphic-properties draw:stroke="dash" draw:stroke-dash="Fine_20_Dashed_20__28_var_29_" svg:stroke-width="0.152cm" svg:stroke-color="#000080" draw:fill="solid" draw:fill-color="#0000ff" draw:textarea-horizontal-align="center" draw:textarea-vertical-align="middle" fo:padding-top="0.201cm" fo:padding-bottom="0.201cm" fo:padding-left="0.326cm" fo:padding-right="0.326cm"/>
    </style:style>
    <style:style style:name="gr90" style:family="graphic" style:parent-style-name="standard">
      <style:graphic-properties draw:stroke="dash" draw:stroke-dash="Fine_20_Dashed_20__28_var_29_" svg:stroke-width="0.152cm" svg:stroke-color="#00ff00" draw:fill="solid" draw:fill-color="#0000ff" draw:textarea-horizontal-align="center" draw:textarea-vertical-align="middle" fo:padding-top="0.201cm" fo:padding-bottom="0.201cm" fo:padding-left="0.326cm" fo:padding-right="0.326cm"/>
    </style:style>
    <style:style style:name="gr91" style:family="graphic" style:parent-style-name="standard">
      <style:graphic-properties draw:stroke="dash" draw:stroke-dash="Fine_20_Dashed_20__28_var_29_" svg:stroke-width="0.152cm" svg:stroke-color="#00ffff" draw:fill="solid" draw:fill-color="#0000ff" draw:textarea-horizontal-align="center" draw:textarea-vertical-align="middle" fo:padding-top="0.201cm" fo:padding-bottom="0.201cm" fo:padding-left="0.326cm" fo:padding-right="0.326cm"/>
    </style:style>
    <style:style style:name="gr92" style:family="graphic" style:parent-style-name="standard">
      <style:graphic-properties draw:stroke="dash" draw:stroke-dash="Fine_20_Dashed_20__28_var_29_" svg:stroke-width="0.102cm" svg:stroke-color="#000080" draw:marker-start-width="0.125cm" draw:marker-end-width="0.125cm" draw:fill="solid" draw:fill-color="#0000ff" draw:textarea-horizontal-align="center" draw:textarea-vertical-align="middle" fo:padding-top="0.176cm" fo:padding-bottom="0.176cm" fo:padding-left="0.301cm" fo:padding-right="0.301cm"/>
    </style:style>
    <style:style style:name="gr93" style:family="graphic" style:parent-style-name="standard">
      <style:graphic-properties draw:stroke="none" svg:stroke-color="#000000" draw:fill="none" draw:fill-color="#ffffff" draw:textarea-horizontal-align="left" draw:auto-grow-height="true" draw:auto-grow-width="true" fo:min-height="0.476cm" fo:min-width="0.133cm"/>
    </style:style>
    <style:style style:name="gr94" style:family="graphic" style:parent-style-name="standard">
      <style:graphic-properties draw:stroke="none" svg:stroke-color="#000000" draw:fill="none" draw:fill-color="#ffffff" draw:textarea-horizontal-align="left" draw:auto-grow-height="true" draw:auto-grow-width="true" fo:min-height="0cm" fo:min-width="0.133cm"/>
    </style:style>
    <style:style style:name="gr95" style:family="graphic" style:parent-style-name="standard">
      <style:graphic-properties draw:stroke="none" svg:stroke-color="#000000" draw:fill="none" draw:fill-color="#ffffff" draw:textarea-horizontal-align="left" draw:auto-grow-height="true" draw:auto-grow-width="true" fo:min-height="0.476cm" fo:min-width="0.134cm"/>
    </style:style>
    <style:style style:name="gr96" style:family="graphic" style:parent-style-name="standard">
      <style:graphic-properties draw:stroke="dash" draw:stroke-dash="Fine_20_Dashed_20__28_var_29_" svg:stroke-width="0.102cm" svg:stroke-color="#00ff00" draw:marker-start-width="0.125cm" draw:marker-end-width="0.125cm" draw:fill="solid" draw:fill-color="#0000ff" draw:textarea-horizontal-align="center" draw:textarea-vertical-align="middle" fo:padding-top="0.176cm" fo:padding-bottom="0.176cm" fo:padding-left="0.301cm" fo:padding-right="0.301cm"/>
    </style:style>
    <style:style style:name="gr97" style:family="graphic" style:parent-style-name="standard">
      <style:graphic-properties draw:stroke="dash" draw:stroke-dash="Fine_20_Dashed_20__28_var_29_" svg:stroke-width="0.102cm" svg:stroke-color="#00ffff" draw:marker-start-width="0.125cm" draw:marker-end-width="0.125cm" draw:fill="solid" draw:fill-color="#0000ff" draw:textarea-horizontal-align="center" draw:textarea-vertical-align="middle" fo:padding-top="0.176cm" fo:padding-bottom="0.176cm" fo:padding-left="0.301cm" fo:padding-right="0.301cm"/>
    </style:style>
    <style:style style:name="gr98" style:family="graphic" style:parent-style-name="standard">
      <style:graphic-properties draw:textarea-horizontal-align="center" draw:textarea-vertical-align="middle"/>
    </style:style>
    <style:style style:name="gr99" style:family="graphic" style:parent-style-name="standard">
      <style:graphic-properties draw:stroke="dash" draw:stroke-dash="Fine_20_Dashed_20__28_var_29_" svg:stroke-width="0.152cm" svg:stroke-color="#ff00ff" draw:fill="solid" draw:fill-color="#0000ff" draw:textarea-horizontal-align="center" draw:textarea-vertical-align="middle" fo:padding-top="0.201cm" fo:padding-bottom="0.201cm" fo:padding-left="0.326cm" fo:padding-right="0.326cm"/>
    </style:style>
    <style:style style:name="gr100" style:family="graphic" style:parent-style-name="standard">
      <style:graphic-properties draw:stroke="dash" draw:stroke-dash="Fine_20_Dashed_20__28_var_29_" svg:stroke-width="0.102cm" svg:stroke-color="#ff00ff" draw:marker-start-width="0.125cm" draw:marker-end-width="0.125cm" draw:fill="solid" draw:fill-color="#0000ff" draw:textarea-horizontal-align="center" draw:textarea-vertical-align="middle" fo:padding-top="0.176cm" fo:padding-bottom="0.176cm" fo:padding-left="0.301cm" fo:padding-right="0.301cm"/>
    </style:style>
    <style:style style:name="gr101"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cm" fo:min-width="1.742cm" fo:padding-top="0.201cm" fo:padding-bottom="0.201cm" fo:padding-left="0.326cm" fo:padding-right="0.326cm"/>
    </style:style>
    <style:style style:name="gr102"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742cm" fo:padding-top="0.201cm" fo:padding-bottom="0.201cm" fo:padding-left="0.326cm" fo:padding-right="0.326cm"/>
    </style:style>
    <style:style style:name="gr103"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945cm" fo:padding-top="0.201cm" fo:padding-bottom="0.201cm" fo:padding-left="0.326cm" fo:padding-right="0.326cm"/>
    </style:style>
    <style:style style:name="gr104" style:family="graphic" style:parent-style-name="standard">
      <style:graphic-properties draw:stroke="solid" svg:stroke-width="0.203cm" svg:stroke-color="#ff00ff" draw:marker-start-width="0.427cm" draw:marker-end-width="0.427cm" draw:textarea-horizontal-align="center" draw:textarea-vertical-align="middle" fo:padding-top="0.225cm" fo:padding-bottom="0.225cm" fo:padding-left="0.35cm" fo:padding-right="0.35cm"/>
    </style:style>
    <style:style style:name="gr105" style:family="graphic" style:parent-style-name="standard">
      <style:graphic-properties draw:stroke="solid" svg:stroke-width="0.254cm" svg:stroke-color="#00ff00" draw:marker-start-width="0.503cm" draw:marker-end-width="0.503cm" draw:textarea-horizontal-align="center" draw:textarea-vertical-align="middle" fo:padding-top="0.25cm" fo:padding-bottom="0.25cm" fo:padding-left="0.375cm" fo:padding-right="0.375cm"/>
    </style:style>
    <style:style style:name="gr106" style:family="graphic" style:parent-style-name="standard">
      <style:graphic-properties draw:stroke="solid" svg:stroke-width="0.203cm" svg:stroke-color="#00ff00" draw:marker-start-width="0.427cm" draw:marker-end-width="0.427cm" draw:textarea-horizontal-align="center" draw:textarea-vertical-align="middle" fo:padding-top="0.225cm" fo:padding-bottom="0.225cm" fo:padding-left="0.35cm" fo:padding-right="0.35cm"/>
    </style:style>
    <style:style style:name="gr107" style:family="graphic" style:parent-style-name="standard">
      <style:graphic-properties draw:stroke="solid" svg:stroke-width="0.203cm" svg:stroke-color="#000080" draw:marker-start-width="0.427cm" draw:marker-end-width="0.427cm" draw:textarea-horizontal-align="center" draw:textarea-vertical-align="middle" fo:padding-top="0.225cm" fo:padding-bottom="0.225cm" fo:padding-left="0.35cm" fo:padding-right="0.35cm"/>
    </style:style>
    <style:style style:name="gr108" style:family="graphic" style:parent-style-name="standard">
      <style:graphic-properties draw:stroke="solid" svg:stroke-width="0.051cm" svg:stroke-color="#ff0000" draw:fill="solid" draw:fill-color="#ff0000" draw:textarea-horizontal-align="justify" draw:textarea-vertical-align="middle" draw:auto-grow-height="false" fo:padding-top="0.15cm" fo:padding-bottom="0.15cm" fo:padding-left="0.275cm" fo:padding-right="0.275cm"/>
    </style:style>
    <style:style style:name="gr109" style:family="graphic" style:parent-style-name="standard">
      <style:graphic-properties draw:stroke="none" svg:stroke-color="#000000" draw:fill="none" draw:fill-color="#ffffff" draw:textarea-horizontal-align="left" draw:auto-grow-height="true" draw:auto-grow-width="true" fo:min-height="0.557cm" fo:min-width="1.018cm"/>
    </style:style>
    <style:style style:name="gr110" style:family="graphic" style:parent-style-name="standard">
      <style:graphic-properties draw:stroke="none" svg:stroke-color="#000000" draw:fill="none" draw:fill-color="#ffffff" draw:textarea-horizontal-align="left" draw:auto-grow-height="true" draw:auto-grow-width="true" fo:min-height="0.48cm" fo:min-width="1.937cm"/>
    </style:style>
    <style:style style:name="gr111" style:family="graphic" style:parent-style-name="standard">
      <style:graphic-properties draw:stroke="none" draw:fill="solid" draw:fill-color="#ffffff" draw:textarea-horizontal-align="center" draw:textarea-vertical-align="middle"/>
    </style:style>
    <style:style style:name="gr112" style:family="graphic" style:parent-style-name="standard">
      <style:graphic-properties draw:stroke="solid" svg:stroke-color="#b3b3b3" draw:textarea-horizontal-align="center" draw:textarea-vertical-align="middle"/>
    </style:style>
    <style:style style:name="gr113" style:family="graphic" style:parent-style-name="standard">
      <style:graphic-properties draw:stroke="none" draw:fill="none" draw:fill-color="#ffffff" draw:textarea-horizontal-align="left" draw:auto-grow-width="true" fo:min-height="0.061cm" fo:min-width="0.202cm"/>
    </style:style>
    <style:style style:name="gr114" style:family="graphic" style:parent-style-name="standard">
      <style:graphic-properties draw:stroke="none" draw:fill="none" draw:fill-color="#ffffff" draw:textarea-horizontal-align="left" draw:auto-grow-width="true" fo:min-height="0.061cm" fo:min-width="0.046cm"/>
    </style:style>
    <style:style style:name="gr115" style:family="graphic" style:parent-style-name="standard">
      <style:graphic-properties draw:stroke="none" draw:fill="none" draw:fill-color="#ffffff" draw:textarea-horizontal-align="left" draw:auto-grow-width="true" fo:min-height="0.061cm" fo:min-width="0cm"/>
    </style:style>
    <style:style style:name="gr116" style:family="graphic" style:parent-style-name="standard">
      <style:graphic-properties draw:stroke="none" svg:stroke-color="#b3b3b3" draw:fill="solid" draw:fill-color="#004586" draw:textarea-horizontal-align="center" draw:textarea-vertical-align="middle"/>
    </style:style>
    <style:style style:name="gr117" style:family="graphic" style:parent-style-name="standard">
      <style:graphic-properties draw:stroke="solid" svg:stroke-color="#000000" draw:textarea-horizontal-align="center" draw:textarea-vertical-align="middle"/>
    </style:style>
    <style:style style:name="gr118" style:family="graphic" style:parent-style-name="standard">
      <style:graphic-properties draw:stroke="none" svg:stroke-color="#000000" draw:fill="solid" draw:fill-color="#004586" draw:textarea-horizontal-align="center" draw:textarea-vertical-align="middle"/>
    </style:style>
    <style:style style:name="gr119" style:family="graphic" style:parent-style-name="standard">
      <style:graphic-properties draw:stroke="none" svg:stroke-color="#000000" draw:fill="solid" draw:fill-color="#ff420e" draw:textarea-horizontal-align="center" draw:textarea-vertical-align="middle"/>
    </style:style>
    <style:style style:name="gr120" style:family="graphic" style:parent-style-name="standard">
      <style:graphic-properties draw:stroke="none" draw:fill="none" draw:fill-color="#ffffff" draw:textarea-horizontal-align="left" draw:auto-grow-width="true" fo:min-height="0.061cm" fo:min-width="1cm"/>
    </style:style>
    <style:style style:name="gr121" style:family="graphic" style:parent-style-name="standard">
      <style:graphic-properties draw:stroke="none" draw:fill="none" draw:fill-color="#ffffff" draw:textarea-horizontal-align="left" draw:auto-grow-width="true" fo:min-height="0.061cm" fo:min-width="1.156cm"/>
    </style:style>
    <style:style style:name="gr122" style:family="graphic" style:parent-style-name="standard">
      <style:graphic-properties draw:stroke="none" draw:fill="none" draw:fill-color="#ffffff" draw:textarea-horizontal-align="left" draw:auto-grow-width="true" fo:min-height="0.103cm" fo:min-width="0.682cm"/>
    </style:style>
    <style:style style:name="gr123" style:family="graphic" style:parent-style-name="standard">
      <style:graphic-properties draw:stroke="none" draw:fill="none" draw:fill-color="#ffffff" draw:textarea-horizontal-align="left" draw:auto-grow-width="true" fo:min-height="0.113cm" fo:min-width="0.595cm"/>
    </style:style>
    <style:style style:name="gr124" style:family="graphic" style:parent-style-name="standard">
      <style:graphic-properties draw:stroke="none" draw:fill="none" draw:fill-color="#ffffff" draw:textarea-horizontal-align="left" draw:auto-grow-width="true" fo:min-height="0.062cm" fo:min-width="0.046cm"/>
    </style:style>
    <style:style style:name="gr125" style:family="graphic" style:parent-style-name="standard">
      <style:graphic-properties draw:stroke="none" draw:fill="none" draw:fill-color="#ffffff" draw:textarea-horizontal-align="left" draw:auto-grow-width="true" fo:min-height="0.062cm" fo:min-width="0cm"/>
    </style:style>
    <style:style style:name="gr126" style:family="graphic" style:parent-style-name="standard">
      <style:graphic-properties draw:stroke="none" draw:fill="none" draw:fill-color="#ffffff" draw:textarea-horizontal-align="left" draw:auto-grow-width="true" fo:min-height="0.062cm" fo:min-width="0.999cm"/>
    </style:style>
    <style:style style:name="gr127" style:family="graphic" style:parent-style-name="standard">
      <style:graphic-properties draw:stroke="none" draw:fill="none" draw:fill-color="#ffffff" draw:textarea-horizontal-align="left" draw:auto-grow-width="true" fo:min-height="0.062cm" fo:min-width="1.155cm"/>
    </style:style>
    <style:style style:name="gr128" style:family="graphic" style:parent-style-name="standard">
      <style:graphic-properties draw:stroke="none" draw:fill="none" draw:fill-color="#ffffff" draw:textarea-horizontal-align="left" draw:auto-grow-width="true" fo:min-height="0.102cm" fo:min-width="1.593cm"/>
    </style:style>
    <style:style style:name="gr129" style:family="graphic" style:parent-style-name="standard">
      <style:graphic-properties draw:stroke="none" draw:fill="none" draw:fill-color="#ffffff" draw:textarea-horizontal-align="left" draw:auto-grow-width="true" fo:min-height="0.113cm" fo:min-width="0.591cm"/>
    </style:style>
    <style:style style:name="gr130" style:family="graphic" style:parent-style-name="standard">
      <style:graphic-properties draw:stroke="none" svg:stroke-color="#000000" draw:fill="solid" draw:fill-color="#ffd320" draw:textarea-horizontal-align="center" draw:textarea-vertical-align="middle"/>
    </style:style>
    <style:style style:name="gr131" style:family="graphic" style:parent-style-name="standard">
      <style:graphic-properties draw:stroke="none" draw:fill="none" draw:fill-color="#ffffff" draw:textarea-horizontal-align="left" draw:auto-grow-width="true" fo:min-height="0.061cm" fo:min-width="0.734cm"/>
    </style:style>
    <style:style style:name="gr132" style:family="graphic" style:parent-style-name="standard">
      <style:graphic-properties draw:stroke="none" draw:fill="none" draw:fill-color="#ffffff" draw:textarea-horizontal-align="left" draw:auto-grow-width="true" fo:min-height="0.061cm" fo:min-width="0.985cm"/>
    </style:style>
    <style:style style:name="gr133" style:family="graphic" style:parent-style-name="standard">
      <style:graphic-properties draw:stroke="none" draw:fill="none" draw:fill-color="#ffffff" draw:textarea-horizontal-align="left" draw:auto-grow-width="true" fo:min-height="0.061cm" fo:min-width="1.282cm"/>
    </style:style>
    <style:style style:name="gr134" style:family="graphic" style:parent-style-name="standard">
      <style:graphic-properties draw:stroke="none" draw:fill="none" draw:fill-color="#ffffff" draw:textarea-horizontal-align="left" draw:auto-grow-width="true" fo:min-height="0.061cm" fo:min-width="0.938cm"/>
    </style:style>
    <style:style style:name="gr135" style:family="graphic" style:parent-style-name="standard">
      <style:graphic-properties draw:stroke="none" draw:fill="none" draw:fill-color="#ffffff" draw:textarea-horizontal-align="left" draw:auto-grow-width="true" fo:min-height="0.061cm" fo:min-width="0.594cm"/>
    </style:style>
    <style:style style:name="gr136" style:family="graphic" style:parent-style-name="standard">
      <style:graphic-properties draw:stroke="none" draw:fill="none" draw:fill-color="#ffffff" draw:textarea-horizontal-align="left" draw:auto-grow-width="true" fo:min-height="0.103cm" fo:min-width="0.683cm"/>
    </style:style>
    <style:style style:name="gr137" style:family="graphic" style:parent-style-name="standard">
      <style:graphic-properties draw:stroke="none" draw:fill="none" draw:fill-color="#ffffff" draw:textarea-horizontal-align="left" draw:auto-grow-width="true" fo:min-height="0.113cm" fo:min-width="3.108cm"/>
    </style:style>
    <style:style style:name="gr138" style:family="graphic" style:parent-style-name="standard">
      <style:graphic-properties svg:stroke-color="#00ff00" draw:textarea-horizontal-align="center" draw:textarea-vertical-align="middle"/>
    </style:style>
    <style:style style:name="gr139"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40"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41"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42"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43"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44"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45"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46" style:family="graphic" style:parent-style-name="standard">
      <style:graphic-properties draw:stroke="none" draw:fill="none" draw:fill-color="#ffffff" draw:textarea-horizontal-align="left" draw:auto-grow-width="true" fo:min-height="0.062cm" fo:min-width="0.125cm"/>
    </style:style>
    <style:style style:name="gr147" style:family="graphic" style:parent-style-name="standard">
      <style:graphic-properties draw:stroke="none" draw:fill="none" draw:fill-color="#ffffff" draw:textarea-horizontal-align="left" draw:auto-grow-width="true" fo:min-height="0.102cm" fo:min-width="1.455cm"/>
    </style:style>
    <style:style style:name="gr148" style:family="graphic" style:parent-style-name="standard">
      <style:graphic-properties draw:stroke="none" draw:fill="none" draw:fill-color="#ffffff" draw:textarea-horizontal-align="left" draw:auto-grow-width="true" fo:min-height="0.113cm" fo:min-width="1.878cm"/>
    </style:style>
    <style:style style:name="gr149" style:family="graphic" style:parent-style-name="standard">
      <style:graphic-properties draw:fill="solid" draw:fill-color="#ffffff" draw:textarea-horizontal-align="center" draw:textarea-vertical-align="middle"/>
    </style:style>
    <style:style style:name="gr150" style:family="graphic" style:parent-style-name="standard">
      <style:graphic-properties draw:fill="solid" draw:fill-color="#ffffff" draw:textarea-horizontal-align="center" draw:textarea-vertical-align="middle"/>
    </style:style>
    <style:style style:name="gr151" style:family="graphic" style:parent-style-name="standard">
      <style:graphic-properties draw:fill="solid" draw:fill-color="#cc6633" draw:textarea-horizontal-align="center" draw:textarea-vertical-align="middle"/>
    </style:style>
    <style:style style:name="gr152" style:family="graphic" style:parent-style-name="standard">
      <style:graphic-properties draw:fill="solid" draw:fill-color="#00ff00" draw:textarea-vertical-align="middle" draw:auto-grow-height="false" fo:min-height="0.749cm" fo:min-width="0.499cm"/>
    </style:style>
    <style:style style:name="gr153"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54" style:family="graphic" style:parent-style-name="standard">
      <style:graphic-properties draw:fill="solid" draw:fill-color="#ff0000" draw:textarea-horizontal-align="center" draw:textarea-vertical-align="middle"/>
    </style:style>
    <style:style style:name="gr155" style:family="graphic" style:parent-style-name="standard">
      <style:graphic-properties draw:fill="solid" draw:fill-color="#cc6633" draw:textarea-horizontal-align="center" draw:textarea-vertical-align="middle"/>
    </style:style>
    <style:style style:name="gr156" style:family="graphic" style:parent-style-name="standard">
      <style:graphic-properties draw:fill="none" draw:textarea-vertical-align="middle" draw:auto-grow-height="false" fo:min-height="0.749cm" fo:min-width="0.499cm"/>
    </style:style>
    <style:style style:name="gr157" style:family="graphic" style:parent-style-name="standard">
      <style:graphic-properties draw:stroke="none" draw:fill="none" draw:fill-color="#ffffff" draw:textarea-horizontal-align="left" draw:auto-grow-width="true" fo:min-height="0.061cm" fo:min-width="1.908cm"/>
    </style:style>
    <style:style style:name="gr158" style:family="graphic" style:parent-style-name="standard">
      <style:graphic-properties draw:stroke="none" draw:fill="none" draw:fill-color="#ffffff" draw:textarea-horizontal-align="left" draw:auto-grow-width="true" fo:min-height="0.061cm" fo:min-width="2.131cm"/>
    </style:style>
    <style:style style:name="gr159" style:family="graphic" style:parent-style-name="standard">
      <style:graphic-properties draw:stroke="none" draw:fill="none" draw:fill-color="#ffffff" draw:textarea-horizontal-align="left" draw:auto-grow-width="true" fo:min-height="0.103cm" fo:min-width="3.268cm"/>
    </style:style>
    <style:style style:name="gr160" style:family="graphic" style:parent-style-name="standard">
      <style:graphic-properties draw:stroke="none" draw:fill="none" draw:fill-color="#ffffff" draw:textarea-horizontal-align="left" draw:auto-grow-width="true" fo:min-height="0.113cm" fo:min-width="1.516cm"/>
    </style:style>
    <style:style style:name="gr161" style:family="graphic" style:parent-style-name="standard">
      <style:graphic-properties draw:stroke="none" svg:stroke-color="#b3b3b3" draw:fill="solid" draw:fill-color="#ff420e" draw:textarea-horizontal-align="center" draw:textarea-vertical-align="middle"/>
    </style:style>
    <style:style style:name="gr162" style:family="graphic" style:parent-style-name="standard">
      <style:graphic-properties draw:stroke="none" draw:fill="none" draw:fill-color="#ffffff" draw:textarea-horizontal-align="left" draw:auto-grow-width="true" fo:min-height="0.062cm" fo:min-width="2.393cm"/>
    </style:style>
    <style:style style:name="gr163" style:family="graphic" style:parent-style-name="standard">
      <style:graphic-properties draw:stroke="none" draw:fill="none" draw:fill-color="#ffffff" draw:textarea-horizontal-align="left" draw:auto-grow-width="true" fo:min-height="0.062cm" fo:min-width="0.077cm"/>
    </style:style>
    <style:style style:name="gr164" style:family="graphic" style:parent-style-name="standard">
      <style:graphic-properties draw:stroke="none" draw:fill="none" draw:fill-color="#ffffff" draw:textarea-horizontal-align="left" draw:auto-grow-width="true" fo:min-height="0.062cm" fo:min-width="2.065cm"/>
    </style:style>
    <style:style style:name="gr165" style:family="graphic" style:parent-style-name="standard">
      <style:graphic-properties draw:stroke="none" draw:fill="none" draw:fill-color="#ffffff" draw:textarea-horizontal-align="left" draw:auto-grow-width="true" fo:min-height="0.062cm" fo:min-width="0.688cm"/>
    </style:style>
    <style:style style:name="gr166" style:family="graphic" style:parent-style-name="standard">
      <style:graphic-properties draw:stroke="none" draw:fill="none" draw:fill-color="#ffffff" draw:textarea-horizontal-align="left" draw:auto-grow-width="true" fo:min-height="0.102cm" fo:min-width="3.257cm"/>
    </style:style>
    <style:style style:name="gr167" style:family="graphic" style:parent-style-name="standard">
      <style:graphic-properties draw:stroke="none" draw:fill="none" draw:fill-color="#ffffff" draw:textarea-horizontal-align="left" draw:auto-grow-width="true" fo:min-height="0.113cm" fo:min-width="1.509cm"/>
    </style:style>
    <style:style style:name="gr168" style:family="graphic" style:parent-style-name="standard">
      <style:graphic-properties draw:stroke="none" draw:fill="none" draw:fill-color="#ffffff" draw:textarea-horizontal-align="left" draw:auto-grow-width="true" fo:min-height="0.061cm" fo:min-width="2.395cm"/>
    </style:style>
    <style:style style:name="gr169" style:family="graphic" style:parent-style-name="standard">
      <style:graphic-properties draw:stroke="none" draw:fill="none" draw:fill-color="#ffffff" draw:textarea-horizontal-align="left" draw:auto-grow-width="true" fo:min-height="0.061cm" fo:min-width="0.077cm"/>
    </style:style>
    <style:style style:name="gr170" style:family="graphic" style:parent-style-name="standard">
      <style:graphic-properties draw:stroke="none" draw:fill="none" draw:fill-color="#ffffff" draw:textarea-horizontal-align="left" draw:auto-grow-width="true" fo:min-height="0.061cm" fo:min-width="2.067cm"/>
    </style:style>
    <style:style style:name="gr171" style:family="graphic" style:parent-style-name="standard">
      <style:graphic-properties draw:stroke="none" draw:fill="none" draw:fill-color="#ffffff" draw:textarea-horizontal-align="left" draw:auto-grow-width="true" fo:min-height="0.061cm" fo:min-width="0.689cm"/>
    </style:style>
    <style:style style:name="gr172" style:family="graphic" style:parent-style-name="standard">
      <style:graphic-properties draw:stroke="none" draw:fill="none" draw:fill-color="#ffffff" draw:textarea-horizontal-align="left" draw:auto-grow-width="true" fo:min-height="0.103cm" fo:min-width="3.214cm"/>
    </style:style>
    <style:style style:name="gr173" style:family="graphic" style:parent-style-name="standard">
      <style:graphic-properties draw:stroke="none" draw:fill="none" draw:fill-color="#ffffff" draw:textarea-horizontal-align="left" draw:auto-grow-width="true" fo:min-height="0.061cm" fo:min-width="0.125cm"/>
    </style:style>
    <style:style style:name="gr174" style:family="graphic" style:parent-style-name="standard">
      <style:graphic-properties draw:stroke="none" draw:fill="none" draw:fill-color="#ffffff" draw:textarea-horizontal-align="left" draw:auto-grow-width="true" fo:min-height="0.103cm" fo:min-width="3.464cm"/>
    </style:style>
    <style:style style:name="gr175" style:family="graphic" style:parent-style-name="standard">
      <style:graphic-properties draw:fill="solid" draw:fill-color="#00dcff" draw:textarea-horizontal-align="center" draw:textarea-vertical-align="middle"/>
    </style:style>
    <style:style style:name="gr176" style:family="graphic" style:parent-style-name="standard">
      <style:graphic-properties draw:fill="solid" draw:fill-color="#00ae00" draw:textarea-horizontal-align="center" draw:textarea-vertical-align="middle"/>
    </style:style>
    <style:style style:name="gr177" style:family="graphic" style:parent-style-name="standard">
      <style:graphic-properties draw:fill="solid" draw:fill-color="#23ff23" draw:textarea-horizontal-align="center" draw:textarea-vertical-align="middle"/>
    </style:style>
    <style:style style:name="gr178" style:family="graphic" style:parent-style-name="standard">
      <style:graphic-properties draw:fill="solid" draw:fill-color="#33cc66" draw:textarea-horizontal-align="center" draw:textarea-vertical-align="middle"/>
    </style:style>
    <style:style style:name="gr179"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80" style:family="graphic" style:parent-style-name="standard">
      <style:graphic-properties draw:textarea-horizontal-align="justify" draw:textarea-vertical-align="middle" draw:auto-grow-height="false"/>
    </style:style>
    <style:style style:name="gr181" style:family="graphic" style:parent-style-name="standard">
      <style:graphic-properties draw:fill="solid" draw:fill-color="#008000" draw:textarea-vertical-align="middle" draw:auto-grow-height="false" fo:min-height="0.749cm" fo:min-width="0.499cm"/>
    </style:style>
    <style:style style:name="gr182" style:family="graphic" style:parent-style-name="standard">
      <style:graphic-properties draw:fill="solid" draw:fill-color="#00ff00" draw:textarea-horizontal-align="justify" draw:textarea-vertical-align="middle" draw:auto-grow-height="false"/>
    </style:style>
    <style:style style:name="gr183" style:family="graphic" style:parent-style-name="standard">
      <style:graphic-properties draw:stroke="none" draw:fill="none" draw:fill-color="#ffffff" draw:textarea-horizontal-align="left" draw:auto-grow-width="true" fo:min-height="0.061cm" fo:min-width="1.501cm"/>
    </style:style>
    <style:style style:name="gr184" style:family="graphic" style:parent-style-name="standard">
      <style:graphic-properties draw:stroke="none" draw:fill="none" draw:fill-color="#ffffff" draw:textarea-horizontal-align="left" draw:auto-grow-width="true" fo:min-height="0.103cm" fo:min-width="4.506cm"/>
    </style:style>
    <style:style style:name="gr185" style:family="graphic" style:parent-style-name="standard">
      <style:graphic-properties draw:stroke="none" draw:fill="none" draw:fill-color="#ffffff" draw:textarea-horizontal-align="left" draw:auto-grow-width="true" fo:min-height="0.061cm" fo:min-width="0.283cm"/>
    </style:style>
    <style:style style:name="gr186" style:family="graphic" style:parent-style-name="standard">
      <style:graphic-properties draw:stroke="none" svg:stroke-color="#000000" draw:fill="solid" draw:fill-color="#579d1c" draw:textarea-horizontal-align="center" draw:textarea-vertical-align="middle"/>
    </style:style>
    <style:style style:name="gr187" style:family="graphic" style:parent-style-name="standard">
      <style:graphic-properties draw:stroke="none" svg:stroke-color="#000000" draw:fill="solid" draw:fill-color="#7e0021" draw:textarea-horizontal-align="center" draw:textarea-vertical-align="middle"/>
    </style:style>
    <style:style style:name="gr188" style:family="graphic" style:parent-style-name="standard">
      <style:graphic-properties draw:stroke="none" svg:stroke-color="#000000" draw:fill="solid" draw:fill-color="#83caff" draw:textarea-horizontal-align="center" draw:textarea-vertical-align="middle"/>
    </style:style>
    <style:style style:name="gr189" style:family="graphic" style:parent-style-name="standard">
      <style:graphic-properties draw:stroke="none" svg:stroke-color="#000000" draw:fill="solid" draw:fill-color="#314004" draw:textarea-horizontal-align="center" draw:textarea-vertical-align="middle"/>
    </style:style>
    <style:style style:name="gr190" style:family="graphic" style:parent-style-name="standard">
      <style:graphic-properties draw:stroke="none" svg:stroke-color="#000000" draw:fill="solid" draw:fill-color="#aecf00" draw:textarea-horizontal-align="center" draw:textarea-vertical-align="middle"/>
    </style:style>
    <style:style style:name="gr191" style:family="graphic" style:parent-style-name="standard">
      <style:graphic-properties draw:stroke="none" draw:fill="none" draw:fill-color="#ffffff" draw:textarea-horizontal-align="left" draw:auto-grow-width="true" fo:min-height="0.061cm" fo:min-width="0.891cm"/>
    </style:style>
    <style:style style:name="gr192" style:family="graphic" style:parent-style-name="standard">
      <style:graphic-properties draw:stroke="none" draw:fill="none" draw:fill-color="#ffffff" draw:textarea-horizontal-align="left" draw:auto-grow-width="true" fo:min-height="0.061cm" fo:min-width="1.048cm"/>
    </style:style>
    <style:style style:name="gr193" style:family="graphic" style:parent-style-name="standard">
      <style:graphic-properties draw:stroke="none" draw:fill="none" draw:fill-color="#ffffff" draw:textarea-horizontal-align="left" draw:auto-grow-width="true" fo:min-height="0.061cm" fo:min-width="1.205cm"/>
    </style:style>
    <style:style style:name="gr194" style:family="graphic" style:parent-style-name="standard">
      <style:graphic-properties draw:stroke="none" draw:fill="none" draw:fill-color="#ffffff" draw:textarea-horizontal-align="left" draw:auto-grow-width="true" fo:min-height="0.061cm" fo:min-width="1.361cm"/>
    </style:style>
    <style:style style:name="gr195" style:family="graphic" style:parent-style-name="standard">
      <style:graphic-properties draw:stroke="none" draw:fill="none" draw:fill-color="#ffffff" draw:textarea-horizontal-align="left" draw:auto-grow-width="true" fo:min-height="0.103cm" fo:min-width="2.702cm"/>
    </style:style>
    <style:style style:name="gr196" style:family="graphic" style:parent-style-name="standard">
      <style:graphic-properties draw:stroke="none" draw:fill="none" draw:fill-color="#ffffff" draw:textarea-horizontal-align="left" draw:auto-grow-width="true" fo:min-height="0.113cm" fo:min-width="5.288cm"/>
    </style:style>
    <style:style style:name="gr197" style:family="graphic" style:parent-style-name="standard">
      <style:graphic-properties draw:stroke="none" draw:fill="none" draw:fill-color="#ffffff" draw:textarea-horizontal-align="left" draw:auto-grow-width="true" fo:min-height="0.113cm" fo:min-width="5.182cm"/>
    </style:style>
    <style:style style:name="gr198" style:family="graphic" style:parent-style-name="standard">
      <style:graphic-properties draw:marker-start-width="0.276cm" draw:marker-end="Arrow" draw:marker-end-width="0.376cm" draw:textarea-horizontal-align="center" draw:textarea-vertical-align="middle"/>
    </style:style>
    <style:style style:name="gr199" style:family="graphic" style:parent-style-name="standard">
      <style:graphic-properties svg:stroke-width="0.152cm" draw:marker-start-width="0.276cm" draw:marker-end-width="0.276cm" draw:textarea-horizontal-align="center" draw:textarea-vertical-align="middle" fo:padding-top="0.2cm" fo:padding-bottom="0.2cm" fo:padding-left="0.325cm" fo:padding-right="0.325cm"/>
    </style:style>
    <style:style style:name="gr200" style:family="graphic" style:parent-style-name="standard">
      <style:graphic-properties draw:stroke="dash" draw:stroke-dash="Fine_20_Dashed_20__28_var_29_" svg:stroke-width="0.152cm" svg:stroke-color="#0000ff" draw:marker-start-width="0.049cm" draw:marker-end-width="0.049cm" draw:textarea-horizontal-align="center" draw:textarea-vertical-align="middle" fo:padding-top="0.201cm" fo:padding-bottom="0.201cm" fo:padding-left="0.326cm" fo:padding-right="0.326cm"/>
    </style:style>
    <style:style style:name="gr201" style:family="graphic" style:parent-style-name="standard">
      <style:graphic-properties draw:stroke="dash" draw:stroke-dash="Fine_20_Dashed_20__28_var_29_" svg:stroke-width="0.152cm" svg:stroke-color="#ff0000" draw:marker-start-width="0.049cm" draw:marker-end-width="0.049cm" draw:textarea-horizontal-align="center" draw:textarea-vertical-align="middle" fo:padding-top="0.201cm" fo:padding-bottom="0.201cm" fo:padding-left="0.326cm" fo:padding-right="0.326cm"/>
    </style:style>
    <style:style style:name="gr202" style:family="graphic" style:parent-style-name="standard">
      <style:graphic-properties svg:stroke-width="0.102cm" draw:marker-start-width="0.201cm" draw:marker-end-width="0.201cm" draw:textarea-horizontal-align="center" draw:textarea-vertical-align="middle" fo:padding-top="0.175cm" fo:padding-bottom="0.175cm" fo:padding-left="0.3cm" fo:padding-right="0.3cm"/>
    </style:style>
    <style:style style:name="gr203" style:family="graphic" style:parent-style-name="standard">
      <style:graphic-properties draw:stroke="dash" draw:stroke-dash="Fine_20_Dashed_20__28_var_29_" svg:stroke-width="0.152cm" svg:stroke-color="#ff00ff" draw:marker-start-width="0.049cm" draw:marker-end-width="0.049cm" draw:textarea-horizontal-align="center" draw:textarea-vertical-align="middle" fo:padding-top="0.201cm" fo:padding-bottom="0.201cm" fo:padding-left="0.326cm" fo:padding-right="0.326cm"/>
    </style:style>
    <style:style style:name="gr204" style:family="graphic" style:parent-style-name="standard">
      <style:graphic-properties draw:stroke="none" draw:fill="none" draw:fill-color="#ffffff" draw:textarea-horizontal-align="left" draw:auto-grow-width="true" fo:min-height="0.063cm" fo:min-width="0.204cm"/>
    </style:style>
    <style:style style:name="gr205" style:family="graphic" style:parent-style-name="standard">
      <style:graphic-properties draw:stroke="none" draw:fill="none" draw:fill-color="#ffffff" draw:textarea-horizontal-align="left" draw:auto-grow-width="true" fo:min-height="0.063cm" fo:min-width="0.047cm"/>
    </style:style>
    <style:style style:name="gr206" style:family="graphic" style:parent-style-name="standard">
      <style:graphic-properties draw:stroke="none" draw:fill="none" draw:fill-color="#ffffff" draw:textarea-horizontal-align="left" draw:auto-grow-width="true" fo:min-height="0.063cm" fo:min-width="0cm"/>
    </style:style>
    <style:style style:name="gr207" style:family="graphic" style:parent-style-name="standard">
      <style:graphic-properties draw:stroke="none" draw:fill="none" draw:fill-color="#ffffff" draw:textarea-horizontal-align="left" draw:auto-grow-width="true" fo:min-height="0.063cm" fo:min-width="1.504cm"/>
    </style:style>
    <style:style style:name="gr208" style:family="graphic" style:parent-style-name="standard">
      <style:graphic-properties draw:stroke="none" draw:fill="none" draw:fill-color="#ffffff" draw:textarea-horizontal-align="left" draw:auto-grow-width="true" fo:min-height="0.103cm" fo:min-width="2.255cm"/>
    </style:style>
    <style:style style:name="gr209" style:family="graphic" style:parent-style-name="standard">
      <style:graphic-properties draw:stroke="none" draw:fill="none" draw:fill-color="#ffffff" draw:textarea-horizontal-align="left" draw:auto-grow-width="true" fo:min-height="0.114cm" fo:min-width="1.513cm"/>
    </style:style>
    <style:style style:name="gr210" style:family="graphic" style:parent-style-name="standard">
      <style:graphic-properties draw:stroke="none" draw:fill="none" draw:fill-color="#ffffff" draw:textarea-horizontal-align="left" draw:auto-grow-width="true" fo:min-height="0.063cm" fo:min-width="2.272cm"/>
    </style:style>
    <style:style style:name="gr211" style:family="graphic" style:parent-style-name="standard">
      <style:graphic-properties draw:stroke="none" draw:fill="none" draw:fill-color="#ffffff" draw:textarea-horizontal-align="left" draw:auto-grow-width="true" fo:min-height="0.063cm" fo:min-width="0.548cm"/>
    </style:style>
    <style:style style:name="gr212" style:family="graphic" style:parent-style-name="standard">
      <style:graphic-properties draw:stroke="none" draw:fill="none" draw:fill-color="#ffffff" draw:textarea-horizontal-align="left" draw:auto-grow-width="true" fo:min-height="0.061cm" fo:min-width="0.361cm"/>
    </style:style>
    <style:style style:name="gr213" style:family="graphic" style:parent-style-name="standard">
      <style:graphic-properties draw:stroke="none" draw:fill="none" draw:fill-color="#ffffff" draw:textarea-horizontal-align="left" draw:auto-grow-width="true" fo:min-height="0.061cm" fo:min-width="0.203cm"/>
    </style:style>
    <style:style style:name="gr214" style:family="graphic" style:parent-style-name="standard">
      <style:graphic-properties draw:stroke="none" draw:fill="none" draw:fill-color="#ffffff" draw:textarea-horizontal-align="left" draw:auto-grow-width="true" fo:min-height="0.061cm" fo:min-width="1.77cm"/>
    </style:style>
    <style:style style:name="gr215" style:family="graphic" style:parent-style-name="standard">
      <style:graphic-properties draw:stroke="none" draw:fill="none" draw:fill-color="#ffffff" draw:textarea-horizontal-align="left" draw:auto-grow-width="true" fo:min-height="0.061cm" fo:min-width="2.256cm"/>
    </style:style>
    <style:style style:name="gr216" style:family="graphic" style:parent-style-name="standard">
      <style:graphic-properties draw:stroke="none" draw:fill="none" draw:fill-color="#ffffff" draw:textarea-horizontal-align="left" draw:auto-grow-width="true" fo:min-height="0.061cm" fo:min-width="0.314cm"/>
    </style:style>
    <style:style style:name="gr217" style:family="graphic" style:parent-style-name="standard">
      <style:graphic-properties draw:stroke="none" draw:fill="none" draw:fill-color="#ffffff" draw:textarea-horizontal-align="left" draw:auto-grow-width="true" fo:min-height="0.103cm" fo:min-width="1.39cm"/>
    </style:style>
    <style:style style:name="gr218" style:family="graphic" style:parent-style-name="standard">
      <style:graphic-properties draw:stroke="none" draw:fill="none" draw:fill-color="#ffffff" draw:textarea-horizontal-align="left" draw:auto-grow-width="true" fo:min-height="0.063cm" fo:min-width="1.85cm"/>
    </style:style>
    <style:style style:name="gr219" style:family="graphic" style:parent-style-name="standard">
      <style:graphic-properties draw:stroke="none" draw:fill="none" draw:fill-color="#ffffff" draw:textarea-horizontal-align="left" draw:auto-grow-width="true" fo:min-height="0.063cm" fo:min-width="0.314cm"/>
    </style:style>
    <style:style style:name="gr220" style:family="graphic" style:parent-style-name="standard">
      <style:graphic-properties draw:stroke="none" draw:fill="none" draw:fill-color="#ffffff" draw:textarea-horizontal-align="left" draw:auto-grow-width="true" fo:min-height="0.063cm" fo:min-width="2.148cm"/>
    </style:style>
    <style:style style:name="gr221" style:family="graphic" style:parent-style-name="standard">
      <style:graphic-properties draw:stroke="none" draw:fill="none" draw:fill-color="#ffffff" draw:textarea-horizontal-align="left" draw:auto-grow-width="true" fo:min-height="0.063cm" fo:min-width="1.318cm"/>
    </style:style>
    <style:style style:name="gr222" style:family="graphic" style:parent-style-name="standard">
      <style:graphic-properties draw:stroke="none" draw:fill="none" draw:fill-color="#ffffff" draw:textarea-horizontal-align="left" draw:auto-grow-width="true" fo:min-height="0.063cm" fo:min-width="2.478cm"/>
    </style:style>
    <style:style style:name="gr223" style:family="graphic" style:parent-style-name="standard">
      <style:graphic-properties draw:stroke="none" draw:fill="none" draw:fill-color="#ffffff" draw:textarea-horizontal-align="left" draw:auto-grow-width="true" fo:min-height="0.114cm" fo:min-width="2.892cm"/>
    </style:style>
    <style:style style:name="gr224" style:family="graphic" style:parent-style-name="standard">
      <style:graphic-properties draw:stroke="none" draw:fill="none" draw:fill-color="#ffffff" draw:textarea-horizontal-align="left" draw:auto-grow-width="true" fo:min-height="0.063cm" fo:min-width="1.74cm"/>
    </style:style>
    <style:style style:name="gr225" style:family="graphic" style:parent-style-name="standard">
      <style:graphic-properties draw:stroke="none" draw:fill="none" draw:fill-color="#ffffff" draw:textarea-horizontal-align="left" draw:auto-grow-width="true" fo:min-height="0.061cm" fo:min-width="2.443cm"/>
    </style:style>
    <style:style style:name="gr226" style:family="graphic" style:parent-style-name="standard">
      <style:graphic-properties draw:stroke="none" draw:fill="none" draw:fill-color="#ffffff" draw:textarea-horizontal-align="left" draw:auto-grow-width="true" fo:min-height="0.061cm" fo:min-width="2.209cm"/>
    </style:style>
    <style:style style:name="gr227" style:family="graphic" style:parent-style-name="standard">
      <style:graphic-properties draw:stroke="none" draw:fill="none" draw:fill-color="#ffffff" draw:textarea-horizontal-align="left" draw:auto-grow-width="true" fo:min-height="0.061cm" fo:min-width="0.377cm"/>
    </style:style>
    <style:style style:name="gr228" style:family="graphic" style:parent-style-name="standard">
      <style:graphic-properties draw:stroke="none" draw:fill="none" draw:fill-color="#ffffff" draw:textarea-horizontal-align="left" draw:auto-grow-width="true" fo:min-height="0.061cm" fo:min-width="2.364cm"/>
    </style:style>
    <style:style style:name="gr229" style:family="graphic" style:parent-style-name="standard">
      <style:graphic-properties draw:stroke="none" draw:fill="none" draw:fill-color="#ffffff" draw:textarea-horizontal-align="left" draw:auto-grow-width="true" fo:min-height="0.061cm" fo:min-width="2.178cm"/>
    </style:style>
    <style:style style:name="gr230" style:family="graphic" style:parent-style-name="standard">
      <style:graphic-properties draw:stroke="none" draw:fill="none" draw:fill-color="#ffffff" draw:textarea-horizontal-align="left" draw:auto-grow-width="true" fo:min-height="0.061cm" fo:min-width="2.115cm"/>
    </style:style>
    <style:style style:name="gr231" style:family="graphic" style:parent-style-name="standard">
      <style:graphic-properties draw:stroke="none" draw:fill="none" draw:fill-color="#ffffff" draw:textarea-horizontal-align="left" draw:auto-grow-width="true" fo:min-height="0.061cm" fo:min-width="1.832cm"/>
    </style:style>
    <style:style style:name="gr232" style:family="graphic" style:parent-style-name="standard">
      <style:graphic-properties draw:stroke="none" draw:fill="none" draw:fill-color="#ffffff" draw:textarea-horizontal-align="left" draw:auto-grow-width="true" fo:min-height="0.061cm" fo:min-width="1.973cm"/>
    </style:style>
    <style:style style:name="gr233" style:family="graphic" style:parent-style-name="standard">
      <style:graphic-properties draw:stroke="none" draw:fill="none" draw:fill-color="#ffffff" draw:textarea-horizontal-align="left" draw:auto-grow-width="true" fo:min-height="0.061cm" fo:min-width="1.754cm"/>
    </style:style>
    <style:style style:name="gr234" style:family="graphic" style:parent-style-name="standard">
      <style:graphic-properties draw:stroke="none" draw:fill="none" draw:fill-color="#ffffff" draw:textarea-horizontal-align="left" draw:auto-grow-width="true" fo:min-height="0.103cm" fo:min-width="1.518cm"/>
    </style:style>
    <style:style style:name="gr235" style:family="graphic" style:parent-style-name="standard">
      <style:graphic-properties draw:stroke="none" draw:fill="none" draw:fill-color="#ffffff" draw:textarea-horizontal-align="left" draw:auto-grow-width="true" fo:min-height="0.113cm" fo:min-width="2.897cm"/>
    </style:style>
    <style:style style:name="gr236" style:family="graphic" style:parent-style-name="standard">
      <style:graphic-properties draw:stroke="none" draw:fill="none" draw:fill-color="#ffffff" draw:textarea-horizontal-align="left" draw:auto-grow-width="true" fo:min-height="0.061cm" fo:min-width="1.393cm"/>
    </style:style>
    <style:style style:name="gr237" style:family="graphic" style:parent-style-name="standard">
      <style:graphic-properties draw:stroke="none" draw:fill="none" draw:fill-color="#ffffff" draw:textarea-horizontal-align="left" draw:auto-grow-width="true" fo:min-height="0.103cm" fo:min-width="2.348cm"/>
    </style:style>
    <style:style style:name="gr238" style:family="graphic" style:parent-style-name="standard">
      <style:graphic-properties draw:stroke="none" draw:fill="none" draw:fill-color="#ffffff" draw:textarea-horizontal-align="left" draw:auto-grow-width="true" fo:min-height="0.113cm" fo:min-width="1.498cm"/>
    </style:style>
    <style:style style:name="gr239" style:family="graphic" style:parent-style-name="standard">
      <style:graphic-properties draw:stroke="none" draw:fill="none" draw:fill-color="#ffffff" draw:textarea-horizontal-align="left" draw:auto-grow-width="true" fo:min-height="0.061cm" fo:min-width="0.861cm"/>
    </style:style>
    <style:style style:name="gr240" style:family="graphic" style:parent-style-name="standard">
      <style:graphic-properties draw:stroke="none" draw:fill="none" draw:fill-color="#ffffff" draw:textarea-horizontal-align="left" draw:auto-grow-width="true" fo:min-height="0.061cm" fo:min-width="1.786cm"/>
    </style:style>
    <style:style style:name="gr241" style:family="graphic" style:parent-style-name="standard">
      <style:graphic-properties draw:stroke="none" draw:fill="none" draw:fill-color="#ffffff" draw:textarea-horizontal-align="left" draw:auto-grow-width="true" fo:min-height="0.061cm" fo:min-width="0.986cm"/>
    </style:style>
    <style:style style:name="gr242" style:family="graphic" style:parent-style-name="standard">
      <style:graphic-properties draw:stroke="none" draw:fill="none" draw:fill-color="#ffffff" draw:textarea-horizontal-align="left" draw:auto-grow-width="true" fo:min-height="0.103cm" fo:min-width="2.154cm"/>
    </style:style>
    <style:style style:name="gr243" style:family="graphic" style:parent-style-name="standard">
      <style:graphic-properties draw:stroke="none" draw:fill="none" draw:fill-color="#ffffff" draw:textarea-horizontal-align="left" draw:auto-grow-width="true" fo:min-height="0.063cm" fo:min-width="1.402cm"/>
    </style:style>
    <style:style style:name="gr244" style:family="graphic" style:parent-style-name="standard">
      <style:graphic-properties draw:stroke="none" draw:fill="none" draw:fill-color="#ffffff" draw:textarea-horizontal-align="left" draw:auto-grow-width="true" fo:min-height="0.063cm" fo:min-width="1.214cm"/>
    </style:style>
    <style:style style:name="gr245" style:family="graphic" style:parent-style-name="standard">
      <style:graphic-properties draw:stroke="none" draw:fill="none" draw:fill-color="#ffffff" draw:textarea-horizontal-align="left" draw:auto-grow-width="true" fo:min-height="0.063cm" fo:min-width="1.559cm"/>
    </style:style>
    <style:style style:name="gr246" style:family="graphic" style:parent-style-name="standard">
      <style:graphic-properties draw:stroke="none" draw:fill="none" draw:fill-color="#ffffff" draw:textarea-horizontal-align="left" draw:auto-grow-width="true" fo:min-height="0.063cm" fo:min-width="1.371cm"/>
    </style:style>
    <style:style style:name="gr247" style:family="graphic" style:parent-style-name="standard">
      <style:graphic-properties draw:stroke="none" draw:fill="none" draw:fill-color="#ffffff" draw:textarea-horizontal-align="left" draw:auto-grow-width="true" fo:min-height="0.103cm" fo:min-width="1.99cm"/>
    </style:style>
    <style:style style:name="gr248" style:family="graphic" style:parent-style-name="standard">
      <style:graphic-properties draw:stroke="none" draw:fill="none" draw:fill-color="#ffffff" draw:textarea-horizontal-align="left" draw:auto-grow-width="true" fo:min-height="0.114cm" fo:min-width="1.973cm"/>
    </style:style>
    <style:style style:name="gr249" style:family="graphic" style:parent-style-name="standard">
      <style:graphic-properties draw:stroke="none" draw:fill="none" draw:fill-color="#ffffff" draw:textarea-horizontal-align="left" draw:auto-grow-width="true" fo:min-height="0.114cm" fo:min-width="3.725cm"/>
    </style:style>
    <style:style style:name="gr250" style:family="graphic" style:parent-style-name="standard">
      <style:graphic-properties draw:stroke="none" draw:fill="none" draw:fill-color="#ffffff" draw:textarea-horizontal-align="left" draw:auto-grow-width="true" fo:min-height="0.063cm" fo:min-width="2.26cm"/>
    </style:style>
    <style:style style:name="gr251" style:family="graphic" style:parent-style-name="standard">
      <style:graphic-properties draw:stroke="none" draw:fill="none" draw:fill-color="#ffffff" draw:textarea-horizontal-align="left" draw:auto-grow-width="true" fo:min-height="0.063cm" fo:min-width="0.691cm"/>
    </style:style>
    <style:style style:name="gr252" style:family="graphic" style:parent-style-name="standard">
      <style:graphic-properties draw:stroke="none" draw:fill="none" draw:fill-color="#ffffff" draw:textarea-horizontal-align="left" draw:auto-grow-width="true" fo:min-height="0.063cm" fo:min-width="2.104cm"/>
    </style:style>
    <style:style style:name="gr253" style:family="graphic" style:parent-style-name="standard">
      <style:graphic-properties draw:stroke="none" draw:fill="none" draw:fill-color="#ffffff" draw:textarea-horizontal-align="left" draw:auto-grow-width="true" fo:min-height="0.063cm" fo:min-width="1.946cm"/>
    </style:style>
    <style:style style:name="gr254" style:family="graphic" style:parent-style-name="standard">
      <style:graphic-properties draw:stroke="none" draw:fill="none" draw:fill-color="#ffffff" draw:textarea-horizontal-align="left" draw:auto-grow-width="true" fo:min-height="0.063cm" fo:min-width="2.261cm"/>
    </style:style>
    <style:style style:name="gr255" style:family="graphic" style:parent-style-name="standard">
      <style:graphic-properties draw:stroke="none" draw:fill="none" draw:fill-color="#ffffff" draw:textarea-horizontal-align="left" draw:auto-grow-width="true" fo:min-height="0.063cm" fo:min-width="2.105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text-properties fo:font-size="12pt" style:font-size-asian="12pt" style:font-size-complex="12pt"/>
    </style:style>
    <style:style style:name="P12" style:family="paragraph">
      <style:paragraph-properties fo:margin-left="0cm" fo:margin-right="0cm" fo:text-indent="0cm"/>
      <style:text-properties fo:font-size="14pt" fo:font-style="italic" style:font-size-asian="14pt" style:font-style-asian="italic" style:font-size-complex="14pt" style:font-style-complex="italic"/>
    </style:style>
    <style:style style:name="P13" style:family="paragraph">
      <style:paragraph-properties fo:margin-left="0cm" fo:margin-right="0cm" fo:text-indent="0cm"/>
      <style:text-properties fo:font-size="12pt" fo:font-style="italic" style:font-size-asian="12pt" style:font-style-asian="italic" style:font-size-complex="12pt" style:font-style-complex="italic"/>
    </style:style>
    <style:style style:name="P14" style:family="paragraph">
      <style:paragraph-properties fo:margin-left="0cm" fo:margin-right="0cm" fo:text-indent="0cm"/>
      <style:text-properties fo:color="#800000" fo:font-size="12pt" style:font-size-asian="12pt" style:font-size-complex="12pt"/>
    </style:style>
    <style:style style:name="P15" style:family="paragraph">
      <style:paragraph-properties fo:margin-left="0cm" fo:margin-right="0cm" fo:text-indent="0cm"/>
      <style:text-properties fo:color="#000000" fo:font-size="12pt" style:font-size-asian="12pt" style:font-size-complex="12pt"/>
    </style:style>
    <style:style style:name="P16" style:family="paragraph">
      <style:paragraph-properties fo:text-align="center"/>
      <style:text-properties fo:font-size="12pt" style:font-size-asian="12pt" style:font-size-complex="12pt"/>
    </style:style>
    <style:style style:name="P17" style:family="paragraph">
      <style:text-properties fo:color="#0000ff"/>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19"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0"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1" style:family="paragraph">
      <style:paragraph-properties fo:text-align="center"/>
      <style:text-properties fo:font-size="14pt" style:font-size-asian="14pt" style:font-size-complex="14pt"/>
    </style:style>
    <style:style style:name="P22" style:family="paragraph">
      <style:paragraph-properties fo:margin-left="0cm" fo:margin-right="0cm" fo:text-align="center" fo:text-indent="0cm"/>
    </style:style>
    <style:style style:name="P23" style:family="paragraph">
      <style:paragraph-properties fo:margin-left="0cm" fo:margin-right="0cm" fo:text-align="center" fo:text-indent="0cm"/>
      <style:text-properties fo:font-size="14pt" style:font-size-asian="14pt" style:font-size-complex="14pt"/>
    </style:style>
    <style:style style:name="P24" style:family="paragraph">
      <style:text-properties fo:font-size="16pt" style:font-size-asian="16pt" style:font-size-complex="16pt"/>
    </style:style>
    <style:style style:name="P25" style:family="paragraph">
      <style:text-properties fo:font-size="20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008000" fo:font-size="12pt" style:font-size-asian="12pt" style:font-size-complex="12pt"/>
    </style:style>
    <style:style style:name="T10" style:family="text">
      <style:text-properties fo:color="#800000" fo:font-size="12pt" style:font-size-asian="12pt" style:font-size-complex="12pt"/>
    </style:style>
    <style:style style:name="T11" style:family="text">
      <style:text-properties fo:color="#000000" fo:font-size="12pt" style:font-size-asian="12pt" style:font-size-complex="12pt"/>
    </style:style>
    <style:style style:name="T12" style:family="text">
      <style:text-properties fo:color="#000000" fo:font-size="12pt" fo:font-style="italic" style:font-size-asian="12pt" style:font-style-asian="italic" style:font-size-complex="12pt" style:font-style-complex="italic"/>
    </style:style>
    <style:style style:name="T13" style:family="text">
      <style:text-properties fo:color="#000000" fo:font-size="12pt" fo:font-style="normal" style:font-size-asian="12pt" style:font-style-asian="normal" style:font-size-complex="12pt" style:font-style-complex="normal"/>
    </style:style>
    <style:style style:name="T14" style:family="text">
      <style:text-properties fo:color="#0000ff"/>
    </style:style>
    <style:style style:name="T15"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6"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7" style:family="text">
      <style:text-properties fo:font-size="14pt" fo:font-style="italic" style:font-size-asian="14pt" style:font-style-asian="italic" style:font-size-complex="14pt" style:font-style-complex="italic"/>
    </style:style>
    <style:style style:name="T18" style:family="text">
      <style:text-properties style:text-position="sub 58%"/>
    </style:style>
    <style:style style:name="T19" style:family="text">
      <style:text-properties style:text-position="sub 58%"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5cm" svg:y="12.065cm">
            <text:p/>
          </draw:rect>
        </draw:g>
        <draw:g>
          <draw:rect draw:style-name="gr17" draw:text-style-name="P9" draw:layer="layout" svg:width="0.634cm" svg:height="0.635cm" svg:x="12.7cm" svg:y="12.065cm">
            <text:p/>
          </draw:rect>
        </draw:g>
        <draw:g>
          <draw:rect draw:style-name="gr18" draw:text-style-name="P9" draw:layer="layout" svg:width="0.635cm" svg:height="0.635cm" svg:x="13.334cm" svg:y="12.065cm">
            <text:p/>
          </draw:rect>
        </draw:g>
        <draw:g>
          <draw:rect draw:style-name="gr19" draw:text-style-name="P9" draw:layer="layout" svg:width="0.634cm" svg:height="0.635cm" svg:x="12.7cm" svg:y="12.7cm">
            <text:p/>
          </draw:rect>
        </draw:g>
        <draw:g>
          <draw:rect draw:style-name="gr20" draw:text-style-name="P9" draw:layer="layout" svg:width="0.635cm" svg:height="0.635cm" svg:x="12.065cm" svg:y="13.335cm">
            <text:p/>
          </draw:rect>
        </draw:g>
        <draw:g>
          <draw:rect draw:style-name="gr21" draw:text-style-name="P9" draw:layer="layout" svg:width="0.634cm" svg:height="0.635cm" svg:x="12.7cm" svg:y="13.3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cm" svg:y="12.7cm" svg:viewBox="0 0 635 635" svg:d="m317 0c180 0 318 138 318 318s-138 317-318 317-317-137-317-317 137-318 317-318z">
            <text:p/>
          </draw:path>
          <draw:path draw:style-name="gr23" draw:text-style-name="P9" draw:layer="layout" svg:width="0.067cm" svg:height="0.067cm" svg:x="12.88cm" svg:y="12.887cm" svg:viewBox="0 0 68 68" svg:d="m34 0c19 0 34 15 34 34s-15 34-34 34-34-15-34-34 15-34 34-34z">
            <text:p/>
          </draw:path>
          <draw:path draw:style-name="gr23" draw:text-style-name="P9" draw:layer="layout" svg:width="0.067cm" svg:height="0.067cm" svg:x="13.085cm" svg:y="12.887cm" svg:viewBox="0 0 68 68" svg:d="m34 0c19 0 34 15 34 34s-15 34-34 34-34-15-34-34 15-34 34-34z">
            <text:p/>
          </draw:path>
          <draw:path draw:style-name="gr24" draw:text-style-name="P9" draw:layer="layout" svg:width="0.348cm" svg:height="0.043cm" svg:x="12.843cm" svg:y="13.156cm" svg:viewBox="0 0 349 44" svg:d="m0 0c112 59 237 59 349 0">
            <text:p/>
          </draw:path>
        </draw:g>
        <draw:g>
          <draw:rect draw:style-name="gr25" draw:text-style-name="P9" draw:layer="layout" svg:width="0.635cm" svg:height="0.635cm" svg:x="11.43cm" svg:y="11.43cm">
            <text:p/>
          </draw:rect>
        </draw:g>
        <draw:g>
          <draw:rect draw:style-name="gr25" draw:text-style-name="P9" draw:layer="layout" svg:width="0.635cm" svg:height="0.635cm" svg:x="12.065cm" svg:y="11.43cm">
            <text:p/>
          </draw:rect>
        </draw:g>
        <draw:g>
          <draw:rect draw:style-name="gr17" draw:text-style-name="P9" draw:layer="layout" svg:width="0.634cm" svg:height="0.635cm" svg:x="12.7cm" svg:y="11.43cm">
            <text:p/>
          </draw:rect>
        </draw:g>
        <draw:g>
          <draw:rect draw:style-name="gr25" draw:text-style-name="P9" draw:layer="layout" svg:width="0.635cm" svg:height="0.635cm" svg:x="13.334cm" svg:y="11.43cm">
            <text:p/>
          </draw:rect>
        </draw:g>
        <draw:g>
          <draw:rect draw:style-name="gr19" draw:text-style-name="P9" draw:layer="layout" svg:width="0.635cm" svg:height="0.635cm" svg:x="10.795cm" svg:y="10.795cm">
            <text:p/>
          </draw:rect>
        </draw:g>
        <draw:g>
          <draw:rect draw:style-name="gr19" draw:text-style-name="P9" draw:layer="layout" svg:width="0.635cm" svg:height="0.635cm" svg:x="11.43cm" svg:y="10.795cm">
            <text:p/>
          </draw:rect>
        </draw:g>
        <draw:g>
          <draw:rect draw:style-name="gr25" draw:text-style-name="P9" draw:layer="layout" svg:width="0.634cm" svg:height="0.635cm" svg:x="12.7cm" svg:y="10.795cm">
            <text:p/>
          </draw:rect>
        </draw:g>
        <draw:g>
          <draw:rect draw:style-name="gr19" draw:text-style-name="P9" draw:layer="layout" svg:width="0.635cm" svg:height="0.635cm" svg:x="13.969cm" svg:y="10.795cm">
            <text:p/>
          </draw:rect>
        </draw:g>
        <draw:g>
          <draw:rect draw:style-name="gr18" draw:text-style-name="P9" draw:layer="layout" svg:width="0.635cm" svg:height="0.635cm" svg:x="13.334cm" svg:y="12.7cm">
            <text:p/>
          </draw:rect>
        </draw:g>
        <draw:g>
          <draw:rect draw:style-name="gr26" draw:text-style-name="P9" draw:layer="layout" svg:width="0.635cm" svg:height="0.635cm" svg:x="13.969cm" svg:y="11.43cm">
            <text:p/>
          </draw:rect>
        </draw:g>
        <draw:g>
          <draw:rect draw:style-name="gr26" draw:text-style-name="P9" draw:layer="layout" svg:width="0.635cm" svg:height="0.635cm" svg:x="13.969cm" svg:y="12.065cm">
            <text:p/>
          </draw:rect>
        </draw:g>
        <draw:g>
          <draw:rect draw:style-name="gr18" draw:text-style-name="P9" draw:layer="layout" svg:width="0.635cm" svg:height="0.635cm" svg:x="13.969cm" svg:y="12.7cm">
            <text:p/>
          </draw:rect>
        </draw:g>
        <draw:g>
          <draw:rect draw:style-name="gr26" draw:text-style-name="P9" draw:layer="layout" svg:width="0.635cm" svg:height="0.635cm" svg:x="13.969cm" svg:y="13.335cm">
            <text:p/>
          </draw:rect>
        </draw:g>
        <draw:g>
          <draw:rect draw:style-name="gr19" draw:text-style-name="P9" draw:layer="layout" svg:width="0.635cm" svg:height="0.635cm" svg:x="14.604cm" svg:y="10.795cm">
            <text:p/>
          </draw:rect>
        </draw:g>
        <draw:g>
          <draw:rect draw:style-name="gr19" draw:text-style-name="P9" draw:layer="layout" svg:width="0.635cm" svg:height="0.635cm" svg:x="14.604cm" svg:y="11.43cm">
            <text:p/>
          </draw:rect>
        </draw:g>
        <draw:g>
          <draw:rect draw:style-name="gr26" draw:text-style-name="P9" draw:layer="layout" svg:width="0.635cm" svg:height="0.635cm" svg:x="14.604cm" svg:y="12.7cm">
            <text:p/>
          </draw:rect>
        </draw:g>
        <draw:g>
          <draw:rect draw:style-name="gr19" draw:text-style-name="P9" draw:layer="layout" svg:width="0.635cm" svg:height="0.635cm" svg:x="14.604cm" svg:y="13.97cm">
            <text:p/>
          </draw:rect>
        </draw:g>
        <draw:g>
          <draw:rect draw:style-name="gr21" draw:text-style-name="P9" draw:layer="layout" svg:width="0.635cm" svg:height="0.635cm" svg:x="13.334cm" svg:y="13.335cm">
            <text:p/>
          </draw:rect>
        </draw:g>
        <draw:g>
          <draw:rect draw:style-name="gr27" draw:text-style-name="P9" draw:layer="layout" svg:width="0.635cm" svg:height="0.635cm" svg:x="12.065cm" svg:y="13.97cm">
            <text:p/>
          </draw:rect>
        </draw:g>
        <draw:g>
          <draw:rect draw:style-name="gr21" draw:text-style-name="P9" draw:layer="layout" svg:width="0.634cm" svg:height="0.635cm" svg:x="12.7cm" svg:y="13.97cm">
            <text:p/>
          </draw:rect>
        </draw:g>
        <draw:g>
          <draw:rect draw:style-name="gr27" draw:text-style-name="P9" draw:layer="layout" svg:width="0.635cm" svg:height="0.635cm" svg:x="13.334cm" svg:y="13.97cm">
            <text:p/>
          </draw:rect>
        </draw:g>
        <draw:g>
          <draw:rect draw:style-name="gr27" draw:text-style-name="P9" draw:layer="layout" svg:width="0.635cm" svg:height="0.635cm" svg:x="13.969cm" svg:y="13.97cm">
            <text:p/>
          </draw:rect>
        </draw:g>
        <draw:g>
          <draw:rect draw:style-name="gr19" draw:text-style-name="P9" draw:layer="layout" svg:width="0.635cm" svg:height="0.635cm" svg:x="11.43cm" svg:y="14.605cm">
            <text:p/>
          </draw:rect>
        </draw:g>
        <draw:g>
          <draw:rect draw:style-name="gr27" draw:text-style-name="P9" draw:layer="layout" svg:width="0.634cm" svg:height="0.635cm" svg:x="12.7cm" svg:y="14.605cm">
            <text:p/>
          </draw:rect>
        </draw:g>
        <draw:g>
          <draw:rect draw:style-name="gr19" draw:text-style-name="P9" draw:layer="layout" svg:width="0.635cm" svg:height="0.635cm" svg:x="13.969cm" svg:y="14.605cm">
            <text:p/>
          </draw:rect>
        </draw:g>
        <draw:g>
          <draw:rect draw:style-name="gr19" draw:text-style-name="P9" draw:layer="layout" svg:width="0.635cm" svg:height="0.635cm" svg:x="14.604cm" svg:y="14.605cm">
            <text:p/>
          </draw:rect>
        </draw:g>
        <draw:g>
          <draw:rect draw:style-name="gr20" draw:text-style-name="P9" draw:layer="layout" svg:width="0.635cm" svg:height="0.635cm" svg:x="12.065cm" svg:y="12.7cm">
            <text:p/>
          </draw:rect>
        </draw:g>
        <draw:g>
          <draw:rect draw:style-name="gr19" draw:text-style-name="P9" draw:layer="layout" svg:width="0.635cm" svg:height="0.635cm" svg:x="10.795cm" svg:y="11.43cm">
            <text:p/>
          </draw:rect>
        </draw:g>
        <draw:g>
          <draw:rect draw:style-name="gr28" draw:text-style-name="P9" draw:layer="layout" svg:width="0.635cm" svg:height="0.635cm" svg:x="10.795cm" svg:y="12.7cm">
            <text:p/>
          </draw:rect>
        </draw:g>
        <draw:g>
          <draw:rect draw:style-name="gr20" draw:text-style-name="P9" draw:layer="layout" svg:width="0.635cm" svg:height="0.635cm" svg:x="11.43cm" svg:y="12.7cm">
            <text:p/>
          </draw:rect>
        </draw:g>
        <draw:g>
          <draw:rect draw:style-name="gr28" draw:text-style-name="P9" draw:layer="layout" svg:width="0.635cm" svg:height="0.635cm" svg:x="11.43cm" svg:y="12.065cm">
            <text:p/>
          </draw:rect>
        </draw:g>
        <draw:g>
          <draw:rect draw:style-name="gr20" draw:text-style-name="P9" draw:layer="layout" svg:width="0.635cm" svg:height="0.635cm" svg:x="11.43cm" svg:y="13.97cm">
            <text:p/>
          </draw:rect>
        </draw:g>
        <draw:g>
          <draw:rect draw:style-name="gr28" draw:text-style-name="P9" draw:layer="layout" svg:width="0.635cm" svg:height="0.635cm" svg:x="11.43cm" svg:y="13.335cm">
            <text:p/>
          </draw:rect>
        </draw:g>
        <draw:g>
          <draw:rect draw:style-name="gr19" draw:text-style-name="P9" draw:layer="layout" svg:width="0.635cm" svg:height="0.635cm" svg:x="10.795cm" svg:y="14.605cm">
            <text:p/>
          </draw:rect>
        </draw:g>
        <draw:g>
          <draw:rect draw:style-name="gr19" draw:text-style-name="P9" draw:layer="layout" svg:width="0.635cm" svg:height="0.635cm" svg:x="10.795cm" svg:y="13.97cm">
            <text:p/>
          </draw:rect>
        </draw:g>
        <draw:line draw:style-name="gr29" draw:text-style-name="P10" draw:layer="layout" svg:x1="13.017cm" svg:y1="12.7cm" svg:x2="13.017cm" svg:y2="12.065cm">
          <text:p/>
        </draw:line>
        <draw:line draw:style-name="gr29" draw:text-style-name="P10" draw:layer="layout" svg:x1="13.334cm" svg:y1="13.018cm" svg:x2="13.969cm" svg:y2="13.018cm">
          <text:p/>
        </draw:line>
        <draw:g>
          <draw:rect draw:style-name="gr19" draw:text-style-name="P9" draw:layer="layout" svg:width="0.635cm" svg:height="0.635cm" svg:x="14.604cm" svg:y="13.335cm">
            <text:p/>
          </draw:rect>
        </draw:g>
        <draw:g>
          <draw:rect draw:style-name="gr19" draw:text-style-name="P9" draw:layer="layout" svg:width="0.635cm" svg:height="0.635cm" svg:x="13.334cm" svg:y="14.605cm">
            <text:p/>
          </draw:rect>
        </draw:g>
        <draw:g>
          <draw:rect draw:style-name="gr19" draw:text-style-name="P9" draw:layer="layout" svg:width="0.635cm" svg:height="0.635cm" svg:x="12.064cm" svg:y="14.605cm">
            <text:p/>
          </draw:rect>
        </draw:g>
        <draw:g>
          <draw:rect draw:style-name="gr19" draw:text-style-name="P9" draw:layer="layout" svg:width="0.635cm" svg:height="0.635cm" svg:x="10.794cm" svg:y="13.335cm">
            <text:p/>
          </draw:rect>
        </draw:g>
        <draw:g>
          <draw:rect draw:style-name="gr19" draw:text-style-name="P9" draw:layer="layout" svg:width="0.635cm" svg:height="0.635cm" svg:x="10.794cm" svg:y="12.065cm">
            <text:p/>
          </draw:rect>
        </draw:g>
        <draw:g>
          <draw:rect draw:style-name="gr19" draw:text-style-name="P9" draw:layer="layout" svg:width="0.635cm" svg:height="0.635cm" svg:x="12.064cm" svg:y="10.795cm">
            <text:p/>
          </draw:rect>
        </draw:g>
        <draw:g>
          <draw:rect draw:style-name="gr19" draw:text-style-name="P9" draw:layer="layout" svg:width="0.635cm" svg:height="0.635cm" svg:x="14.604cm" svg:y="12.065cm">
            <text:p/>
          </draw:rect>
        </draw:g>
        <draw:g>
          <draw:rect draw:style-name="gr19" draw:text-style-name="P9" draw:layer="layout" svg:width="0.635cm" svg:height="0.635cm" svg:x="13.334cm" svg:y="10.795cm">
            <text:p/>
          </draw:rect>
        </draw:g>
        <draw:g>
          <draw:rect draw:style-name="gr19" draw:text-style-name="P9" draw:layer="layout" svg:width="0.635cm" svg:height="0.635cm" svg:x="11.429cm" svg:y="15.24cm">
            <text:p/>
          </draw:rect>
        </draw:g>
        <draw:g>
          <draw:rect draw:style-name="gr27" draw:text-style-name="P9" draw:layer="layout" svg:width="0.634cm" svg:height="0.635cm" svg:x="12.699cm" svg:y="15.24cm">
            <text:p/>
          </draw:rect>
        </draw:g>
        <draw:g>
          <draw:rect draw:style-name="gr19" draw:text-style-name="P9" draw:layer="layout" svg:width="0.635cm" svg:height="0.635cm" svg:x="13.968cm" svg:y="15.24cm">
            <text:p/>
          </draw:rect>
        </draw:g>
        <draw:g>
          <draw:rect draw:style-name="gr19" draw:text-style-name="P9" draw:layer="layout" svg:width="0.635cm" svg:height="0.635cm" svg:x="14.603cm" svg:y="15.24cm">
            <text:p/>
          </draw:rect>
        </draw:g>
        <draw:g>
          <draw:rect draw:style-name="gr19" draw:text-style-name="P9" draw:layer="layout" svg:width="0.635cm" svg:height="0.635cm" svg:x="10.794cm" svg:y="15.24cm">
            <text:p/>
          </draw:rect>
        </draw:g>
        <draw:g>
          <draw:rect draw:style-name="gr19" draw:text-style-name="P9" draw:layer="layout" svg:width="0.635cm" svg:height="0.635cm" svg:x="13.333cm" svg:y="15.24cm">
            <text:p/>
          </draw:rect>
        </draw:g>
        <draw:g>
          <draw:rect draw:style-name="gr19" draw:text-style-name="P9" draw:layer="layout" svg:width="0.635cm" svg:height="0.635cm" svg:x="12.063cm" svg:y="15.24cm">
            <text:p/>
          </draw:rect>
        </draw:g>
        <draw:g>
          <draw:rect draw:style-name="gr19" draw:text-style-name="P9" draw:layer="layout" svg:width="0.635cm" svg:height="0.635cm" svg:x="15.875cm" svg:y="10.795cm">
            <text:p/>
          </draw:rect>
        </draw:g>
        <draw:g>
          <draw:rect draw:style-name="gr19" draw:text-style-name="P9" draw:layer="layout" svg:width="0.635cm" svg:height="0.635cm" svg:x="15.875cm" svg:y="11.43cm">
            <text:p/>
          </draw:rect>
        </draw:g>
        <draw:g>
          <draw:rect draw:style-name="gr26" draw:text-style-name="P9" draw:layer="layout" svg:width="0.635cm" svg:height="0.635cm" svg:x="15.875cm" svg:y="12.7cm">
            <text:p/>
          </draw:rect>
        </draw:g>
        <draw:g>
          <draw:rect draw:style-name="gr19" draw:text-style-name="P9" draw:layer="layout" svg:width="0.635cm" svg:height="0.635cm" svg:x="15.875cm" svg:y="13.97cm">
            <text:p/>
          </draw:rect>
        </draw:g>
        <draw:g>
          <draw:rect draw:style-name="gr19" draw:text-style-name="P9" draw:layer="layout" svg:width="0.635cm" svg:height="0.635cm" svg:x="15.875cm" svg:y="14.605cm">
            <text:p/>
          </draw:rect>
        </draw:g>
        <draw:g>
          <draw:rect draw:style-name="gr19" draw:text-style-name="P9" draw:layer="layout" svg:width="0.635cm" svg:height="0.635cm" svg:x="15.875cm" svg:y="13.335cm">
            <text:p/>
          </draw:rect>
        </draw:g>
        <draw:g>
          <draw:rect draw:style-name="gr19" draw:text-style-name="P9" draw:layer="layout" svg:width="0.635cm" svg:height="0.635cm" svg:x="15.875cm" svg:y="12.065cm">
            <text:p/>
          </draw:rect>
        </draw:g>
        <draw:g>
          <draw:rect draw:style-name="gr19" draw:text-style-name="P9" draw:layer="layout" svg:width="0.635cm" svg:height="0.635cm" svg:x="15.874cm" svg:y="15.24cm">
            <text:p/>
          </draw:rect>
        </draw:g>
        <draw:g>
          <draw:rect draw:style-name="gr19" draw:text-style-name="P9" draw:layer="layout" svg:width="0.635cm" svg:height="0.635cm" svg:x="10.794cm" svg:y="10.16cm">
            <text:p/>
          </draw:rect>
        </draw:g>
        <draw:g>
          <draw:rect draw:style-name="gr19" draw:text-style-name="P9" draw:layer="layout" svg:width="0.635cm" svg:height="0.635cm" svg:x="11.429cm" svg:y="10.16cm">
            <text:p/>
          </draw:rect>
        </draw:g>
        <draw:g>
          <draw:rect draw:style-name="gr25" draw:text-style-name="P9" draw:layer="layout" svg:width="0.634cm" svg:height="0.635cm" svg:x="12.699cm" svg:y="10.16cm">
            <text:p/>
          </draw:rect>
        </draw:g>
        <draw:g>
          <draw:rect draw:style-name="gr19" draw:text-style-name="P9" draw:layer="layout" svg:width="0.635cm" svg:height="0.635cm" svg:x="13.968cm" svg:y="10.16cm">
            <text:p/>
          </draw:rect>
        </draw:g>
        <draw:g>
          <draw:rect draw:style-name="gr19" draw:text-style-name="P9" draw:layer="layout" svg:width="0.635cm" svg:height="0.635cm" svg:x="14.603cm" svg:y="10.16cm">
            <text:p/>
          </draw:rect>
        </draw:g>
        <draw:g>
          <draw:rect draw:style-name="gr19" draw:text-style-name="P9" draw:layer="layout" svg:width="0.635cm" svg:height="0.635cm" svg:x="12.063cm" svg:y="10.16cm">
            <text:p/>
          </draw:rect>
        </draw:g>
        <draw:g>
          <draw:rect draw:style-name="gr19" draw:text-style-name="P9" draw:layer="layout" svg:width="0.635cm" svg:height="0.635cm" svg:x="13.333cm" svg:y="10.16cm">
            <text:p/>
          </draw:rect>
        </draw:g>
        <draw:g>
          <draw:rect draw:style-name="gr19" draw:text-style-name="P9" draw:layer="layout" svg:width="0.635cm" svg:height="0.635cm" svg:x="15.874cm" svg:y="10.16cm">
            <text:p/>
          </draw:rect>
        </draw:g>
        <draw:g>
          <draw:rect draw:style-name="gr19" draw:text-style-name="P9" draw:layer="layout" svg:width="0.635cm" svg:height="0.635cm" svg:x="10.159cm" svg:y="10.795cm">
            <text:p/>
          </draw:rect>
        </draw:g>
        <draw:g>
          <draw:rect draw:style-name="gr19" draw:text-style-name="P9" draw:layer="layout" svg:width="0.635cm" svg:height="0.635cm" svg:x="10.159cm" svg:y="11.43cm">
            <text:p/>
          </draw:rect>
        </draw:g>
        <draw:g>
          <draw:rect draw:style-name="gr28" draw:text-style-name="P9" draw:layer="layout" svg:width="0.635cm" svg:height="0.635cm" svg:x="10.159cm" svg:y="12.7cm">
            <text:p/>
          </draw:rect>
        </draw:g>
        <draw:g>
          <draw:rect draw:style-name="gr19" draw:text-style-name="P9" draw:layer="layout" svg:width="0.635cm" svg:height="0.635cm" svg:x="10.159cm" svg:y="14.605cm">
            <text:p/>
          </draw:rect>
        </draw:g>
        <draw:g>
          <draw:rect draw:style-name="gr19" draw:text-style-name="P9" draw:layer="layout" svg:width="0.635cm" svg:height="0.635cm" svg:x="10.159cm" svg:y="13.97cm">
            <text:p/>
          </draw:rect>
        </draw:g>
        <draw:g>
          <draw:rect draw:style-name="gr19" draw:text-style-name="P9" draw:layer="layout" svg:width="0.635cm" svg:height="0.635cm" svg:x="10.158cm" svg:y="13.335cm">
            <text:p/>
          </draw:rect>
        </draw:g>
        <draw:g>
          <draw:rect draw:style-name="gr19" draw:text-style-name="P9" draw:layer="layout" svg:width="0.635cm" svg:height="0.635cm" svg:x="10.158cm" svg:y="12.065cm">
            <text:p/>
          </draw:rect>
        </draw:g>
        <draw:g>
          <draw:rect draw:style-name="gr19" draw:text-style-name="P9" draw:layer="layout" svg:width="0.635cm" svg:height="0.635cm" svg:x="10.158cm" svg:y="15.24cm">
            <text:p/>
          </draw:rect>
        </draw:g>
        <draw:g>
          <draw:rect draw:style-name="gr19" draw:text-style-name="P9" draw:layer="layout" svg:width="0.635cm" svg:height="0.635cm" svg:x="10.158cm" svg:y="10.16cm">
            <text:p/>
          </draw:rect>
        </draw:g>
        <draw:g>
          <draw:rect draw:style-name="gr19" draw:text-style-name="P9" draw:layer="layout" svg:width="0.635cm" svg:height="0.635cm" svg:x="15.239cm" svg:y="10.795cm">
            <text:p/>
          </draw:rect>
        </draw:g>
        <draw:g>
          <draw:rect draw:style-name="gr19" draw:text-style-name="P9" draw:layer="layout" svg:width="0.635cm" svg:height="0.635cm" svg:x="15.239cm" svg:y="11.43cm">
            <text:p/>
          </draw:rect>
        </draw:g>
        <draw:g>
          <draw:rect draw:style-name="gr26" draw:text-style-name="P9" draw:layer="layout" svg:width="0.635cm" svg:height="0.635cm" svg:x="15.239cm" svg:y="12.7cm">
            <text:p/>
          </draw:rect>
        </draw:g>
        <draw:g>
          <draw:rect draw:style-name="gr19" draw:text-style-name="P9" draw:layer="layout" svg:width="0.635cm" svg:height="0.635cm" svg:x="15.239cm" svg:y="13.97cm">
            <text:p/>
          </draw:rect>
        </draw:g>
        <draw:g>
          <draw:rect draw:style-name="gr19" draw:text-style-name="P9" draw:layer="layout" svg:width="0.635cm" svg:height="0.635cm" svg:x="15.239cm" svg:y="14.605cm">
            <text:p/>
          </draw:rect>
        </draw:g>
        <draw:g>
          <draw:rect draw:style-name="gr19" draw:text-style-name="P9" draw:layer="layout" svg:width="0.635cm" svg:height="0.635cm" svg:x="15.239cm" svg:y="13.335cm">
            <text:p/>
          </draw:rect>
        </draw:g>
        <draw:g>
          <draw:rect draw:style-name="gr19" draw:text-style-name="P9" draw:layer="layout" svg:width="0.635cm" svg:height="0.635cm" svg:x="15.239cm" svg:y="12.065cm">
            <text:p/>
          </draw:rect>
        </draw:g>
        <draw:g>
          <draw:rect draw:style-name="gr19" draw:text-style-name="P9" draw:layer="layout" svg:width="0.635cm" svg:height="0.635cm" svg:x="15.238cm" svg:y="15.24cm">
            <text:p/>
          </draw:rect>
        </draw:g>
        <draw:g>
          <draw:rect draw:style-name="gr19" draw:text-style-name="P9" draw:layer="layout" svg:width="0.635cm" svg:height="0.635cm" svg:x="15.238cm" svg:y="10.16cm">
            <text:p/>
          </draw:rect>
        </draw:g>
        <draw:g>
          <draw:rect draw:style-name="gr19" draw:text-style-name="P9" draw:layer="layout" svg:width="0.635cm" svg:height="0.635cm" svg:x="10.794cm" svg:y="9.525cm">
            <text:p/>
          </draw:rect>
        </draw:g>
        <draw:g>
          <draw:rect draw:style-name="gr19" draw:text-style-name="P9" draw:layer="layout" svg:width="0.635cm" svg:height="0.635cm" svg:x="11.429cm" svg:y="9.525cm">
            <text:p/>
          </draw:rect>
        </draw:g>
        <draw:g>
          <draw:rect draw:style-name="gr25" draw:text-style-name="P9" draw:layer="layout" svg:width="0.634cm" svg:height="0.635cm" svg:x="12.699cm" svg:y="9.525cm">
            <text:p/>
          </draw:rect>
        </draw:g>
        <draw:g>
          <draw:rect draw:style-name="gr19" draw:text-style-name="P9" draw:layer="layout" svg:width="0.635cm" svg:height="0.635cm" svg:x="13.968cm" svg:y="9.525cm">
            <text:p/>
          </draw:rect>
        </draw:g>
        <draw:g>
          <draw:rect draw:style-name="gr19" draw:text-style-name="P9" draw:layer="layout" svg:width="0.635cm" svg:height="0.635cm" svg:x="14.603cm" svg:y="9.525cm">
            <text:p/>
          </draw:rect>
        </draw:g>
        <draw:g>
          <draw:rect draw:style-name="gr19" draw:text-style-name="P9" draw:layer="layout" svg:width="0.635cm" svg:height="0.635cm" svg:x="12.063cm" svg:y="9.525cm">
            <text:p/>
          </draw:rect>
        </draw:g>
        <draw:g>
          <draw:rect draw:style-name="gr19" draw:text-style-name="P9" draw:layer="layout" svg:width="0.635cm" svg:height="0.635cm" svg:x="13.333cm" svg:y="9.525cm">
            <text:p/>
          </draw:rect>
        </draw:g>
        <draw:g>
          <draw:rect draw:style-name="gr19" draw:text-style-name="P9" draw:layer="layout" svg:width="0.635cm" svg:height="0.635cm" svg:x="15.874cm" svg:y="9.525cm">
            <text:p/>
          </draw:rect>
        </draw:g>
        <draw:g>
          <draw:rect draw:style-name="gr19" draw:text-style-name="P9" draw:layer="layout" svg:width="0.635cm" svg:height="0.635cm" svg:x="10.158cm" svg:y="9.525cm">
            <text:p/>
          </draw:rect>
        </draw:g>
        <draw:g>
          <draw:rect draw:style-name="gr19" draw:text-style-name="P9" draw:layer="layout" svg:width="0.635cm" svg:height="0.635cm" svg:x="15.238cm" svg:y="9.525cm">
            <text:p/>
          </draw:rect>
        </draw:g>
        <draw:g>
          <draw:rect draw:style-name="gr19" draw:text-style-name="P9" draw:layer="layout" svg:width="0.635cm" svg:height="0.635cm" svg:x="9.524cm" svg:y="10.795cm">
            <text:p/>
          </draw:rect>
        </draw:g>
        <draw:g>
          <draw:rect draw:style-name="gr19" draw:text-style-name="P9" draw:layer="layout" svg:width="0.635cm" svg:height="0.635cm" svg:x="9.524cm" svg:y="11.43cm">
            <text:p/>
          </draw:rect>
        </draw:g>
        <draw:g>
          <draw:rect draw:style-name="gr28" draw:text-style-name="P9" draw:layer="layout" svg:width="0.635cm" svg:height="0.635cm" svg:x="9.524cm" svg:y="12.7cm">
            <text:p/>
          </draw:rect>
        </draw:g>
        <draw:g>
          <draw:rect draw:style-name="gr19" draw:text-style-name="P9" draw:layer="layout" svg:width="0.635cm" svg:height="0.635cm" svg:x="9.524cm" svg:y="14.605cm">
            <text:p/>
          </draw:rect>
        </draw:g>
        <draw:g>
          <draw:rect draw:style-name="gr19" draw:text-style-name="P9" draw:layer="layout" svg:width="0.635cm" svg:height="0.635cm" svg:x="9.524cm" svg:y="13.97cm">
            <text:p/>
          </draw:rect>
        </draw:g>
        <draw:g>
          <draw:rect draw:style-name="gr19" draw:text-style-name="P9" draw:layer="layout" svg:width="0.635cm" svg:height="0.635cm" svg:x="9.523cm" svg:y="13.335cm">
            <text:p/>
          </draw:rect>
        </draw:g>
        <draw:g>
          <draw:rect draw:style-name="gr19" draw:text-style-name="P9" draw:layer="layout" svg:width="0.635cm" svg:height="0.635cm" svg:x="9.523cm" svg:y="12.065cm">
            <text:p/>
          </draw:rect>
        </draw:g>
        <draw:g>
          <draw:rect draw:style-name="gr19" draw:text-style-name="P9" draw:layer="layout" svg:width="0.635cm" svg:height="0.635cm" svg:x="9.523cm" svg:y="15.24cm">
            <text:p/>
          </draw:rect>
        </draw:g>
        <draw:g>
          <draw:rect draw:style-name="gr19" draw:text-style-name="P9" draw:layer="layout" svg:width="0.635cm" svg:height="0.635cm" svg:x="9.523cm" svg:y="10.16cm">
            <text:p/>
          </draw:rect>
        </draw:g>
        <draw:g>
          <draw:rect draw:style-name="gr19" draw:text-style-name="P9" draw:layer="layout" svg:width="0.635cm" svg:height="0.635cm" svg:x="9.523cm" svg:y="9.525cm">
            <text:p/>
          </draw:rect>
        </draw:g>
        <draw:g>
          <draw:rect draw:style-name="gr19" draw:text-style-name="P9" draw:layer="layout" svg:width="0.635cm" svg:height="0.635cm" svg:x="11.429cm" svg:y="15.875cm">
            <text:p/>
          </draw:rect>
        </draw:g>
        <draw:g>
          <draw:rect draw:style-name="gr27" draw:text-style-name="P9" draw:layer="layout" svg:width="0.634cm" svg:height="0.635cm" svg:x="12.699cm" svg:y="15.875cm">
            <text:p/>
          </draw:rect>
        </draw:g>
        <draw:g>
          <draw:rect draw:style-name="gr19" draw:text-style-name="P9" draw:layer="layout" svg:width="0.635cm" svg:height="0.635cm" svg:x="13.968cm" svg:y="15.875cm">
            <text:p/>
          </draw:rect>
        </draw:g>
        <draw:g>
          <draw:rect draw:style-name="gr19" draw:text-style-name="P9" draw:layer="layout" svg:width="0.635cm" svg:height="0.635cm" svg:x="14.603cm" svg:y="15.875cm">
            <text:p/>
          </draw:rect>
        </draw:g>
        <draw:g>
          <draw:rect draw:style-name="gr19" draw:text-style-name="P9" draw:layer="layout" svg:width="0.635cm" svg:height="0.635cm" svg:x="10.794cm" svg:y="15.875cm">
            <text:p/>
          </draw:rect>
        </draw:g>
        <draw:g>
          <draw:rect draw:style-name="gr19" draw:text-style-name="P9" draw:layer="layout" svg:width="0.635cm" svg:height="0.635cm" svg:x="13.333cm" svg:y="15.875cm">
            <text:p/>
          </draw:rect>
        </draw:g>
        <draw:g>
          <draw:rect draw:style-name="gr19" draw:text-style-name="P9" draw:layer="layout" svg:width="0.635cm" svg:height="0.635cm" svg:x="12.063cm" svg:y="15.875cm">
            <text:p/>
          </draw:rect>
        </draw:g>
        <draw:g>
          <draw:rect draw:style-name="gr19" draw:text-style-name="P9" draw:layer="layout" svg:width="0.635cm" svg:height="0.635cm" svg:x="15.874cm" svg:y="15.875cm">
            <text:p/>
          </draw:rect>
        </draw:g>
        <draw:g>
          <draw:rect draw:style-name="gr19" draw:text-style-name="P9" draw:layer="layout" svg:width="0.635cm" svg:height="0.635cm" svg:x="10.158cm" svg:y="15.875cm">
            <text:p/>
          </draw:rect>
        </draw:g>
        <draw:g>
          <draw:rect draw:style-name="gr19" draw:text-style-name="P9" draw:layer="layout" svg:width="0.635cm" svg:height="0.635cm" svg:x="15.238cm" svg:y="15.875cm">
            <text:p/>
          </draw:rect>
        </draw:g>
        <draw:g>
          <draw:rect draw:style-name="gr19" draw:text-style-name="P9" draw:layer="layout" svg:width="0.635cm" svg:height="0.635cm" svg:x="9.523cm" svg:y="15.875cm">
            <text:p/>
          </draw:rect>
        </draw:g>
        <draw:g>
          <draw:rect draw:style-name="gr28" draw:text-style-name="P9" draw:layer="layout" svg:width="0.635cm" svg:height="0.635cm" svg:x="11.431cm" svg:y="13.971cm">
            <text:p/>
          </draw:rect>
        </draw:g>
        <draw:g>
          <draw:rect draw:style-name="gr28" draw:text-style-name="P9" draw:layer="layout" svg:width="0.635cm" svg:height="0.635cm" svg:x="10.159cm" svg:y="12.065cm">
            <text:p/>
          </draw:rect>
        </draw:g>
        <draw:g>
          <draw:rect draw:style-name="gr28" draw:text-style-name="P9" draw:layer="layout" svg:width="0.635cm" svg:height="0.635cm" svg:x="10.159cm" svg:y="13.335cm">
            <text:p/>
          </draw:rect>
        </draw:g>
        <draw:g>
          <draw:rect draw:style-name="gr28" draw:text-style-name="P9" draw:layer="layout" svg:width="0.635cm" svg:height="0.635cm" svg:x="10.794cm" svg:y="12.065cm">
            <text:p/>
          </draw:rect>
        </draw:g>
        <draw:g>
          <draw:rect draw:style-name="gr28" draw:text-style-name="P9" draw:layer="layout" svg:width="0.635cm" svg:height="0.635cm" svg:x="10.794cm" svg:y="13.335cm">
            <text:p/>
          </draw:rect>
        </draw:g>
        <draw:g>
          <draw:rect draw:style-name="gr28" draw:text-style-name="P9" draw:layer="layout" svg:width="0.635cm" svg:height="0.635cm" svg:x="10.794cm" svg:y="13.97cm">
            <text:p/>
          </draw:rect>
        </draw:g>
        <draw:g>
          <draw:rect draw:style-name="gr28" draw:text-style-name="P9" draw:layer="layout" svg:width="0.635cm" svg:height="0.635cm" svg:x="10.794cm" svg:y="11.43cm">
            <text:p/>
          </draw:rect>
        </draw:g>
        <draw:g>
          <draw:rect draw:style-name="gr28" draw:text-style-name="P9" draw:layer="layout" svg:width="0.635cm" svg:height="0.635cm" svg:x="10.159cm" svg:y="11.43cm">
            <text:p/>
          </draw:rect>
        </draw:g>
        <draw:g>
          <draw:rect draw:style-name="gr28" draw:text-style-name="P9" draw:layer="layout" svg:width="0.635cm" svg:height="0.635cm" svg:x="10.159cm" svg:y="13.97cm">
            <text:p/>
          </draw:rect>
        </draw:g>
        <draw:g>
          <draw:rect draw:style-name="gr27" draw:text-style-name="P9" draw:layer="layout" svg:width="0.634cm" svg:height="0.635cm" svg:x="12.064cm" svg:y="15.24cm">
            <text:p/>
          </draw:rect>
        </draw:g>
        <draw:g>
          <draw:rect draw:style-name="gr27" draw:text-style-name="P9" draw:layer="layout" svg:width="0.634cm" svg:height="0.635cm" svg:x="13.334cm" svg:y="15.24cm">
            <text:p/>
          </draw:rect>
        </draw:g>
        <draw:g>
          <draw:rect draw:style-name="gr27" draw:text-style-name="P9" draw:layer="layout" svg:width="0.634cm" svg:height="0.635cm" svg:x="11.429cm" svg:y="15.24cm">
            <text:p/>
          </draw:rect>
        </draw:g>
        <draw:g>
          <draw:rect draw:style-name="gr27" draw:text-style-name="P9" draw:layer="layout" svg:width="0.634cm" svg:height="0.635cm" svg:x="13.97cm" svg:y="15.24cm">
            <text:p/>
          </draw:rect>
        </draw:g>
        <draw:g>
          <draw:rect draw:style-name="gr27" draw:text-style-name="P9" draw:layer="layout" svg:width="0.634cm" svg:height="0.635cm" svg:x="12.065cm" svg:y="14.605cm">
            <text:p/>
          </draw:rect>
        </draw:g>
        <draw:g>
          <draw:rect draw:style-name="gr27" draw:text-style-name="P9" draw:layer="layout" svg:width="0.634cm" svg:height="0.635cm" svg:x="13.334cm" svg:y="14.605cm">
            <text:p/>
          </draw:rect>
        </draw:g>
        <draw:g>
          <draw:rect draw:style-name="gr27" draw:text-style-name="P9" draw:layer="layout" svg:width="0.634cm" svg:height="0.635cm" svg:x="11.43cm" svg:y="14.605cm">
            <text:p/>
          </draw:rect>
        </draw:g>
        <draw:g>
          <draw:rect draw:style-name="gr27" draw:text-style-name="P9" draw:layer="layout" svg:width="0.634cm" svg:height="0.635cm" svg:x="13.97cm" svg:y="14.605cm">
            <text:p/>
          </draw:rect>
        </draw:g>
        <draw:g>
          <draw:rect draw:style-name="gr28" draw:text-style-name="P9" draw:layer="layout" svg:width="0.635cm" svg:height="0.635cm" svg:x="10.794cm" svg:y="14.605cm">
            <text:p/>
          </draw:rect>
        </draw:g>
        <draw:g>
          <draw:rect draw:style-name="gr27" draw:text-style-name="P9" draw:layer="layout" svg:width="0.634cm" svg:height="0.635cm" svg:x="14.605cm" svg:y="14.605cm">
            <text:p/>
          </draw:rect>
        </draw:g>
        <draw:g>
          <draw:rect draw:style-name="gr26" draw:text-style-name="P9" draw:layer="layout" svg:width="0.635cm" svg:height="0.635cm" svg:x="15.239cm" svg:y="13.335cm">
            <text:p/>
          </draw:rect>
        </draw:g>
        <draw:g>
          <draw:rect draw:style-name="gr26" draw:text-style-name="P9" draw:layer="layout" svg:width="0.635cm" svg:height="0.635cm" svg:x="15.239cm" svg:y="12.065cm">
            <text:p/>
          </draw:rect>
        </draw:g>
        <draw:g>
          <draw:rect draw:style-name="gr26" draw:text-style-name="P9" draw:layer="layout" svg:width="0.635cm" svg:height="0.635cm" svg:x="15.239cm" svg:y="13.97cm">
            <text:p/>
          </draw:rect>
        </draw:g>
        <draw:g>
          <draw:rect draw:style-name="gr26" draw:text-style-name="P9" draw:layer="layout" svg:width="0.635cm" svg:height="0.635cm" svg:x="15.239cm" svg:y="11.43cm">
            <text:p/>
          </draw:rect>
        </draw:g>
        <draw:g>
          <draw:rect draw:style-name="gr26" draw:text-style-name="P9" draw:layer="layout" svg:width="0.635cm" svg:height="0.635cm" svg:x="14.604cm" svg:y="13.335cm">
            <text:p/>
          </draw:rect>
        </draw:g>
        <draw:g>
          <draw:rect draw:style-name="gr26" draw:text-style-name="P9" draw:layer="layout" svg:width="0.635cm" svg:height="0.635cm" svg:x="14.604cm" svg:y="13.97cm">
            <text:p/>
          </draw:rect>
        </draw:g>
        <draw:g>
          <draw:rect draw:style-name="gr26" draw:text-style-name="P9" draw:layer="layout" svg:width="0.635cm" svg:height="0.635cm" svg:x="14.604cm" svg:y="12.065cm">
            <text:p/>
          </draw:rect>
        </draw:g>
        <draw:g>
          <draw:rect draw:style-name="gr26" draw:text-style-name="P9" draw:layer="layout" svg:width="0.635cm" svg:height="0.635cm" svg:x="14.604cm" svg:y="11.43cm">
            <text:p/>
          </draw:rect>
        </draw:g>
        <draw:g>
          <draw:rect draw:style-name="gr26" draw:text-style-name="P9" draw:layer="layout" svg:width="0.635cm" svg:height="0.635cm" svg:x="14.604cm" svg:y="10.795cm">
            <text:p/>
          </draw:rect>
        </draw:g>
        <draw:g>
          <draw:rect draw:style-name="gr25" draw:text-style-name="P9" draw:layer="layout" svg:width="0.634cm" svg:height="0.635cm" svg:x="12.064cm" svg:y="10.16cm">
            <text:p/>
          </draw:rect>
        </draw:g>
        <draw:g>
          <draw:rect draw:style-name="gr25" draw:text-style-name="P9" draw:layer="layout" svg:width="0.634cm" svg:height="0.635cm" svg:x="13.335cm" svg:y="10.16cm">
            <text:p/>
          </draw:rect>
        </draw:g>
        <draw:g>
          <draw:rect draw:style-name="gr25" draw:text-style-name="P9" draw:layer="layout" svg:width="0.634cm" svg:height="0.635cm" svg:x="12.065cm" svg:y="10.795cm">
            <text:p/>
          </draw:rect>
        </draw:g>
        <draw:g>
          <draw:rect draw:style-name="gr25" draw:text-style-name="P9" draw:layer="layout" svg:width="0.634cm" svg:height="0.635cm" svg:x="13.335cm" svg:y="10.795cm">
            <text:p/>
          </draw:rect>
        </draw:g>
        <draw:g>
          <draw:rect draw:style-name="gr25" draw:text-style-name="P9" draw:layer="layout" svg:width="0.634cm" svg:height="0.635cm" svg:x="13.97cm" svg:y="10.795cm">
            <text:p/>
          </draw:rect>
        </draw:g>
        <draw:g>
          <draw:rect draw:style-name="gr25" draw:text-style-name="P9" draw:layer="layout" svg:width="0.634cm" svg:height="0.635cm" svg:x="11.43cm" svg:y="10.795cm">
            <text:p/>
          </draw:rect>
        </draw:g>
        <draw:g>
          <draw:rect draw:style-name="gr25" draw:text-style-name="P9" draw:layer="layout" svg:width="0.634cm" svg:height="0.635cm" svg:x="11.43cm" svg:y="10.16cm">
            <text:p/>
          </draw:rect>
        </draw:g>
        <draw:g>
          <draw:rect draw:style-name="gr25" draw:text-style-name="P9" draw:layer="layout" svg:width="0.634cm" svg:height="0.635cm" svg:x="13.97cm" svg:y="10.16cm">
            <text:p/>
          </draw:rect>
        </draw:g>
        <draw:g>
          <draw:rect draw:style-name="gr25" draw:text-style-name="P9" draw:layer="layout" svg:width="0.634cm" svg:height="0.635cm" svg:x="10.795cm" svg:y="10.795cm">
            <text:p/>
          </draw:rect>
        </draw:g>
        <draw:line draw:style-name="gr29" draw:text-style-name="P10" draw:layer="layout" svg:x1="13.018cm" svg:y1="13.335cm" svg:x2="13.018cm" svg:y2="13.97cm">
          <text:p/>
        </draw:line>
        <draw:line draw:style-name="gr29" draw:text-style-name="P10" draw:layer="layout" svg:x1="12.7cm" svg:y1="13.017cm" svg:x2="12.065cm" svg:y2="13.017cm">
          <text:p/>
        </draw:line>
        <draw:g>
          <draw:rect draw:style-name="gr26" draw:text-style-name="P9" draw:layer="layout" svg:width="0.635cm" svg:height="0.635cm" svg:x="17.462cm" svg:y="9.207cm">
            <text:p/>
          </draw:rect>
        </draw:g>
        <draw:g>
          <draw:rect draw:style-name="gr25" draw:text-style-name="P9" draw:layer="layout" svg:width="0.634cm" svg:height="0.635cm" svg:x="16.828cm" svg:y="9.207cm">
            <text:p/>
          </draw:rect>
        </draw:g>
        <draw:g>
          <draw:rect draw:style-name="gr27" draw:text-style-name="P9" draw:layer="layout" svg:width="0.634cm" svg:height="0.635cm" svg:x="18.098cm" svg:y="9.207cm">
            <text:p/>
          </draw:rect>
        </draw:g>
        <draw:g>
          <draw:rect draw:style-name="gr28" draw:text-style-name="P9" draw:layer="layout" svg:width="0.635cm" svg:height="0.635cm" svg:x="18.732cm" svg:y="9.207cm">
            <text:p/>
          </draw:rect>
        </draw:g>
        <draw:g>
          <draw:rect draw:style-name="gr17" draw:text-style-name="P9" draw:layer="layout" svg:width="0.634cm" svg:height="0.635cm" svg:x="16.828cm" svg:y="10.795cm">
            <text:p/>
          </draw:rect>
        </draw:g>
        <draw:g>
          <draw:rect draw:style-name="gr18" draw:text-style-name="P9" draw:layer="layout" svg:width="0.635cm" svg:height="0.635cm" svg:x="17.462cm" svg:y="10.795cm">
            <text:p/>
          </draw:rect>
        </draw:g>
        <draw:g>
          <draw:rect draw:style-name="gr21" draw:text-style-name="P9" draw:layer="layout" svg:width="0.634cm" svg:height="0.635cm" svg:x="18.098cm" svg:y="10.795cm">
            <text:p/>
          </draw:rect>
        </draw:g>
        <draw:g>
          <draw:rect draw:style-name="gr20" draw:text-style-name="P9" draw:layer="layout" svg:width="0.635cm" svg:height="0.635cm" svg:x="18.732cm" svg:y="10.795cm">
            <text:p/>
          </draw:rect>
        </draw:g>
        <draw:frame draw:style-name="gr30" draw:text-style-name="P11" draw:layer="layout" svg:width="5.231cm" svg:height="0.725cm" svg:x="17.462cm" svg:y="11.43cm">
          <draw:text-box>
            <text:p><text:span text:style-name="T7">Überwachungsreichweite</text:span></text:p>
          </draw:text-box>
        </draw:frame>
        <draw:frame draw:style-name="gr30" draw:text-style-name="P11" draw:layer="layout" svg:width="2.432cm" svg:height="0.725cm" svg:x="17.462cm" svg:y="9.752cm">
          <draw:text-box>
            <text:p><text:span text:style-name="T7">Sichtweite</text:span></text:p>
          </draw:text-box>
        </draw:frame>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31" draw:text-style-name="P9" draw:layer="layout" svg:width="0.635cm" svg:height="0.635cm" svg:x="14.289cm" svg:y="10.477cm">
            <text:p/>
          </draw:rect>
        </draw:g>
        <draw:g>
          <draw:rect draw:style-name="gr31" draw:text-style-name="P9" draw:layer="layout" svg:width="0.634cm" svg:height="0.635cm" svg:x="14.924cm" svg:y="10.477cm">
            <text:p/>
          </draw:rect>
        </draw:g>
        <draw:g>
          <draw:rect draw:style-name="gr32" draw:text-style-name="P9" draw:layer="layout" svg:width="0.635cm" svg:height="0.635cm" svg:x="15.558cm" svg:y="10.477cm">
            <text:p/>
          </draw:rect>
        </draw:g>
        <draw:g>
          <draw:rect draw:style-name="gr19" draw:text-style-name="P9" draw:layer="layout" svg:width="0.634cm" svg:height="0.635cm" svg:x="14.924cm" svg:y="11.112cm">
            <text:p/>
          </draw:rect>
        </draw:g>
        <draw:g>
          <draw:rect draw:style-name="gr33" draw:text-style-name="P9" draw:layer="layout" svg:width="0.635cm" svg:height="0.635cm" svg:x="14.289cm" svg:y="11.747cm">
            <text:p/>
          </draw:rect>
        </draw:g>
        <draw:g>
          <draw:rect draw:style-name="gr34" draw:text-style-name="P9" draw:layer="layout" svg:width="0.634cm" svg:height="0.635cm" svg:x="14.924cm" svg:y="11.74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4.924cm" svg:y="11.112cm" svg:viewBox="0 0 635 635" svg:d="m317 0c180 0 318 138 318 318s-138 317-318 317-317-137-317-317 137-318 317-318z">
            <text:p/>
          </draw:path>
          <draw:path draw:style-name="gr23" draw:text-style-name="P9" draw:layer="layout" svg:width="0.067cm" svg:height="0.067cm" svg:x="15.104cm" svg:y="11.299cm" svg:viewBox="0 0 68 68" svg:d="m34 0c19 0 34 15 34 34s-15 34-34 34-34-15-34-34 15-34 34-34z">
            <text:p/>
          </draw:path>
          <draw:path draw:style-name="gr23" draw:text-style-name="P9" draw:layer="layout" svg:width="0.067cm" svg:height="0.067cm" svg:x="15.309cm" svg:y="11.299cm" svg:viewBox="0 0 68 68" svg:d="m34 0c19 0 34 15 34 34s-15 34-34 34-34-15-34-34 15-34 34-34z">
            <text:p/>
          </draw:path>
          <draw:path draw:style-name="gr24" draw:text-style-name="P9" draw:layer="layout" svg:width="0.348cm" svg:height="0.043cm" svg:x="15.067cm" svg:y="11.568cm" svg:viewBox="0 0 349 44" svg:d="m0 0c112 59 237 59 349 0">
            <text:p/>
          </draw:path>
        </draw:g>
        <draw:g>
          <draw:rect draw:style-name="gr35" draw:text-style-name="P9" draw:layer="layout" svg:width="0.635cm" svg:height="0.635cm" svg:x="13.652cm" svg:y="9.842cm">
            <text:p/>
          </draw:rect>
        </draw:g>
        <draw:g>
          <draw:rect draw:style-name="gr35" draw:text-style-name="P9" draw:layer="layout" svg:width="0.635cm" svg:height="0.635cm" svg:x="14.287cm" svg:y="9.842cm">
            <text:p/>
          </draw:rect>
        </draw:g>
        <draw:g>
          <draw:rect draw:style-name="gr31" draw:text-style-name="P9" draw:layer="layout" svg:width="0.634cm" svg:height="0.635cm" svg:x="14.924cm" svg:y="9.842cm">
            <text:p/>
          </draw:rect>
        </draw:g>
        <draw:g>
          <draw:rect draw:style-name="gr35" draw:text-style-name="P9" draw:layer="layout" svg:width="0.635cm" svg:height="0.635cm" svg:x="15.556cm" svg:y="9.842cm">
            <text:p/>
          </draw:rect>
        </draw:g>
        <draw:g>
          <draw:rect draw:style-name="gr19" draw:text-style-name="P9" draw:layer="layout" svg:width="0.635cm" svg:height="0.635cm" svg:x="13.019cm" svg:y="9.207cm">
            <text:p/>
          </draw:rect>
        </draw:g>
        <draw:g>
          <draw:rect draw:style-name="gr19" draw:text-style-name="P9" draw:layer="layout" svg:width="0.635cm" svg:height="0.635cm" svg:x="13.654cm" svg:y="9.207cm">
            <text:p/>
          </draw:rect>
        </draw:g>
        <draw:g>
          <draw:rect draw:style-name="gr35" draw:text-style-name="P9" draw:layer="layout" svg:width="0.634cm" svg:height="0.635cm" svg:x="14.922cm" svg:y="9.207cm">
            <text:p/>
          </draw:rect>
        </draw:g>
        <draw:g>
          <draw:rect draw:style-name="gr19" draw:text-style-name="P9" draw:layer="layout" svg:width="0.635cm" svg:height="0.635cm" svg:x="16.193cm" svg:y="9.207cm">
            <text:p/>
          </draw:rect>
        </draw:g>
        <draw:g>
          <draw:rect draw:style-name="gr32" draw:text-style-name="P9" draw:layer="layout" svg:width="0.635cm" svg:height="0.635cm" svg:x="15.558cm" svg:y="11.112cm">
            <text:p/>
          </draw:rect>
        </draw:g>
        <draw:g>
          <draw:rect draw:style-name="gr36" draw:text-style-name="P9" draw:layer="layout" svg:width="0.635cm" svg:height="0.635cm" svg:x="16.193cm" svg:y="9.842cm">
            <text:p/>
          </draw:rect>
        </draw:g>
        <draw:g>
          <draw:rect draw:style-name="gr36" draw:text-style-name="P9" draw:layer="layout" svg:width="0.635cm" svg:height="0.635cm" svg:x="16.193cm" svg:y="10.477cm">
            <text:p/>
          </draw:rect>
        </draw:g>
        <draw:g>
          <draw:rect draw:style-name="gr32" draw:text-style-name="P9" draw:layer="layout" svg:width="0.635cm" svg:height="0.635cm" svg:x="16.193cm" svg:y="11.112cm">
            <text:p/>
          </draw:rect>
        </draw:g>
        <draw:g>
          <draw:rect draw:style-name="gr36" draw:text-style-name="P9" draw:layer="layout" svg:width="0.635cm" svg:height="0.635cm" svg:x="16.193cm" svg:y="11.747cm">
            <text:p/>
          </draw:rect>
        </draw:g>
        <draw:g>
          <draw:rect draw:style-name="gr19" draw:text-style-name="P9" draw:layer="layout" svg:width="0.635cm" svg:height="0.635cm" svg:x="16.828cm" svg:y="9.207cm">
            <text:p/>
          </draw:rect>
        </draw:g>
        <draw:g>
          <draw:rect draw:style-name="gr19" draw:text-style-name="P9" draw:layer="layout" svg:width="0.635cm" svg:height="0.635cm" svg:x="16.828cm" svg:y="9.842cm">
            <text:p/>
          </draw:rect>
        </draw:g>
        <draw:g>
          <draw:rect draw:style-name="gr36" draw:text-style-name="P9" draw:layer="layout" svg:width="0.635cm" svg:height="0.635cm" svg:x="16.828cm" svg:y="11.112cm">
            <text:p/>
          </draw:rect>
        </draw:g>
        <draw:g>
          <draw:rect draw:style-name="gr19" draw:text-style-name="P9" draw:layer="layout" svg:width="0.635cm" svg:height="0.635cm" svg:x="16.828cm" svg:y="12.382cm">
            <text:p/>
          </draw:rect>
        </draw:g>
        <draw:g>
          <draw:rect draw:style-name="gr34" draw:text-style-name="P9" draw:layer="layout" svg:width="0.635cm" svg:height="0.635cm" svg:x="15.558cm" svg:y="11.747cm">
            <text:p/>
          </draw:rect>
        </draw:g>
        <draw:g>
          <draw:rect draw:style-name="gr37" draw:text-style-name="P9" draw:layer="layout" svg:width="0.635cm" svg:height="0.635cm" svg:x="14.288cm" svg:y="12.381cm">
            <text:p/>
          </draw:rect>
        </draw:g>
        <draw:g>
          <draw:rect draw:style-name="gr34" draw:text-style-name="P9" draw:layer="layout" svg:width="0.634cm" svg:height="0.635cm" svg:x="14.924cm" svg:y="12.382cm">
            <text:p/>
          </draw:rect>
        </draw:g>
        <draw:g>
          <draw:rect draw:style-name="gr37" draw:text-style-name="P9" draw:layer="layout" svg:width="0.635cm" svg:height="0.635cm" svg:x="15.557cm" svg:y="12.381cm">
            <text:p/>
          </draw:rect>
        </draw:g>
        <draw:g>
          <draw:rect draw:style-name="gr37" draw:text-style-name="P9" draw:layer="layout" svg:width="0.635cm" svg:height="0.635cm" svg:x="16.192cm" svg:y="12.381cm">
            <text:p/>
          </draw:rect>
        </draw:g>
        <draw:g>
          <draw:rect draw:style-name="gr19" draw:text-style-name="P9" draw:layer="layout" svg:width="0.635cm" svg:height="0.635cm" svg:x="13.654cm" svg:y="13.017cm">
            <text:p/>
          </draw:rect>
        </draw:g>
        <draw:g>
          <draw:rect draw:style-name="gr37" draw:text-style-name="P9" draw:layer="layout" svg:width="0.634cm" svg:height="0.635cm" svg:x="14.923cm" svg:y="13.016cm">
            <text:p/>
          </draw:rect>
        </draw:g>
        <draw:g>
          <draw:rect draw:style-name="gr19" draw:text-style-name="P9" draw:layer="layout" svg:width="0.635cm" svg:height="0.635cm" svg:x="16.193cm" svg:y="13.017cm">
            <text:p/>
          </draw:rect>
        </draw:g>
        <draw:g>
          <draw:rect draw:style-name="gr19" draw:text-style-name="P9" draw:layer="layout" svg:width="0.635cm" svg:height="0.635cm" svg:x="16.828cm" svg:y="13.017cm">
            <text:p/>
          </draw:rect>
        </draw:g>
        <draw:g>
          <draw:rect draw:style-name="gr33" draw:text-style-name="P9" draw:layer="layout" svg:width="0.635cm" svg:height="0.635cm" svg:x="14.289cm" svg:y="11.112cm">
            <text:p/>
          </draw:rect>
        </draw:g>
        <draw:g>
          <draw:rect draw:style-name="gr19" draw:text-style-name="P9" draw:layer="layout" svg:width="0.635cm" svg:height="0.635cm" svg:x="13.019cm" svg:y="9.842cm">
            <text:p/>
          </draw:rect>
        </draw:g>
        <draw:g>
          <draw:rect draw:style-name="gr38" draw:text-style-name="P9" draw:layer="layout" svg:width="0.635cm" svg:height="0.635cm" svg:x="13.019cm" svg:y="11.112cm">
            <text:p/>
          </draw:rect>
        </draw:g>
        <draw:g>
          <draw:rect draw:style-name="gr33" draw:text-style-name="P9" draw:layer="layout" svg:width="0.635cm" svg:height="0.635cm" svg:x="13.654cm" svg:y="11.112cm">
            <text:p/>
          </draw:rect>
        </draw:g>
        <draw:g>
          <draw:rect draw:style-name="gr38" draw:text-style-name="P9" draw:layer="layout" svg:width="0.635cm" svg:height="0.635cm" svg:x="13.654cm" svg:y="10.477cm">
            <text:p/>
          </draw:rect>
        </draw:g>
        <draw:g>
          <draw:rect draw:style-name="gr20" draw:text-style-name="P9" draw:layer="layout" svg:width="0.635cm" svg:height="0.635cm" svg:x="13.654cm" svg:y="12.382cm">
            <text:p/>
          </draw:rect>
        </draw:g>
        <draw:g>
          <draw:rect draw:style-name="gr38" draw:text-style-name="P9" draw:layer="layout" svg:width="0.635cm" svg:height="0.635cm" svg:x="13.654cm" svg:y="11.747cm">
            <text:p/>
          </draw:rect>
        </draw:g>
        <draw:g>
          <draw:rect draw:style-name="gr19" draw:text-style-name="P9" draw:layer="layout" svg:width="0.635cm" svg:height="0.635cm" svg:x="13.019cm" svg:y="13.017cm">
            <text:p/>
          </draw:rect>
        </draw:g>
        <draw:g>
          <draw:rect draw:style-name="gr19" draw:text-style-name="P9" draw:layer="layout" svg:width="0.635cm" svg:height="0.635cm" svg:x="13.019cm" svg:y="12.382cm">
            <text:p/>
          </draw:rect>
        </draw:g>
        <draw:line draw:style-name="gr29" draw:text-style-name="P10" draw:layer="layout" svg:x1="14.924cm" svg:y1="11.43cm" svg:x2="14.289cm" svg:y2="11.43cm">
          <text:p/>
        </draw:line>
        <draw:line draw:style-name="gr29" draw:text-style-name="P10" draw:layer="layout" svg:x1="15.241cm" svg:y1="11.112cm" svg:x2="15.241cm" svg:y2="10.477cm">
          <text:p/>
        </draw:line>
        <draw:line draw:style-name="gr29" draw:text-style-name="P10" draw:layer="layout" svg:x1="15.558cm" svg:y1="11.43cm" svg:x2="16.193cm" svg:y2="11.43cm">
          <text:p/>
        </draw:line>
        <draw:line draw:style-name="gr29" draw:text-style-name="P10" draw:layer="layout" svg:x1="15.241cm" svg:y1="11.747cm" svg:x2="15.241cm" svg:y2="12.382cm">
          <text:p/>
        </draw:line>
        <draw:g>
          <draw:rect draw:style-name="gr19" draw:text-style-name="P9" draw:layer="layout" svg:width="0.635cm" svg:height="0.635cm" svg:x="16.828cm" svg:y="11.747cm">
            <text:p/>
          </draw:rect>
        </draw:g>
        <draw:g>
          <draw:rect draw:style-name="gr19" draw:text-style-name="P9" draw:layer="layout" svg:width="0.635cm" svg:height="0.635cm" svg:x="15.558cm" svg:y="13.017cm">
            <text:p/>
          </draw:rect>
        </draw:g>
        <draw:g>
          <draw:rect draw:style-name="gr19" draw:text-style-name="P9" draw:layer="layout" svg:width="0.635cm" svg:height="0.635cm" svg:x="14.288cm" svg:y="13.017cm">
            <text:p/>
          </draw:rect>
        </draw:g>
        <draw:g>
          <draw:rect draw:style-name="gr19" draw:text-style-name="P9" draw:layer="layout" svg:width="0.635cm" svg:height="0.635cm" svg:x="13.018cm" svg:y="11.747cm">
            <text:p/>
          </draw:rect>
        </draw:g>
        <draw:g>
          <draw:rect draw:style-name="gr19" draw:text-style-name="P9" draw:layer="layout" svg:width="0.635cm" svg:height="0.635cm" svg:x="13.018cm" svg:y="10.477cm">
            <text:p/>
          </draw:rect>
        </draw:g>
        <draw:g>
          <draw:rect draw:style-name="gr19" draw:text-style-name="P9" draw:layer="layout" svg:width="0.635cm" svg:height="0.635cm" svg:x="14.288cm" svg:y="9.207cm">
            <text:p/>
          </draw:rect>
        </draw:g>
        <draw:g>
          <draw:rect draw:style-name="gr19" draw:text-style-name="P9" draw:layer="layout" svg:width="0.635cm" svg:height="0.635cm" svg:x="16.828cm" svg:y="10.477cm">
            <text:p/>
          </draw:rect>
        </draw:g>
        <draw:g>
          <draw:rect draw:style-name="gr19" draw:text-style-name="P9" draw:layer="layout" svg:width="0.635cm" svg:height="0.635cm" svg:x="15.558cm" svg:y="9.207cm">
            <text:p/>
          </draw:rect>
        </draw:g>
        <draw:g>
          <draw:rect draw:style-name="gr19" draw:text-style-name="P9" draw:layer="layout" svg:width="0.635cm" svg:height="0.635cm" svg:x="13.653cm" svg:y="13.652cm">
            <text:p/>
          </draw:rect>
        </draw:g>
        <draw:g>
          <draw:rect draw:style-name="gr37" draw:text-style-name="P9" draw:layer="layout" svg:width="0.634cm" svg:height="0.635cm" svg:x="14.923cm" svg:y="13.652cm">
            <text:p/>
          </draw:rect>
        </draw:g>
        <draw:g>
          <draw:rect draw:style-name="gr19" draw:text-style-name="P9" draw:layer="layout" svg:width="0.635cm" svg:height="0.635cm" svg:x="16.192cm" svg:y="13.652cm">
            <text:p/>
          </draw:rect>
        </draw:g>
        <draw:g>
          <draw:rect draw:style-name="gr19" draw:text-style-name="P9" draw:layer="layout" svg:width="0.635cm" svg:height="0.635cm" svg:x="16.827cm" svg:y="13.652cm">
            <text:p/>
          </draw:rect>
        </draw:g>
        <draw:g>
          <draw:rect draw:style-name="gr19" draw:text-style-name="P9" draw:layer="layout" svg:width="0.635cm" svg:height="0.635cm" svg:x="13.018cm" svg:y="13.652cm">
            <text:p/>
          </draw:rect>
        </draw:g>
        <draw:g>
          <draw:rect draw:style-name="gr19" draw:text-style-name="P9" draw:layer="layout" svg:width="0.635cm" svg:height="0.635cm" svg:x="15.557cm" svg:y="13.652cm">
            <text:p/>
          </draw:rect>
        </draw:g>
        <draw:g>
          <draw:rect draw:style-name="gr19" draw:text-style-name="P9" draw:layer="layout" svg:width="0.635cm" svg:height="0.635cm" svg:x="14.287cm" svg:y="13.652cm">
            <text:p/>
          </draw:rect>
        </draw:g>
        <draw:g>
          <draw:rect draw:style-name="gr19" draw:text-style-name="P9" draw:layer="layout" svg:width="0.635cm" svg:height="0.635cm" svg:x="18.099cm" svg:y="9.207cm">
            <text:p/>
          </draw:rect>
        </draw:g>
        <draw:g>
          <draw:rect draw:style-name="gr19" draw:text-style-name="P9" draw:layer="layout" svg:width="0.635cm" svg:height="0.635cm" svg:x="18.099cm" svg:y="9.842cm">
            <text:p/>
          </draw:rect>
        </draw:g>
        <draw:g>
          <draw:rect draw:style-name="gr36" draw:text-style-name="P9" draw:layer="layout" svg:width="0.635cm" svg:height="0.635cm" svg:x="18.099cm" svg:y="11.112cm">
            <text:p/>
          </draw:rect>
        </draw:g>
        <draw:g>
          <draw:rect draw:style-name="gr19" draw:text-style-name="P9" draw:layer="layout" svg:width="0.635cm" svg:height="0.635cm" svg:x="18.099cm" svg:y="12.382cm">
            <text:p/>
          </draw:rect>
        </draw:g>
        <draw:g>
          <draw:rect draw:style-name="gr19" draw:text-style-name="P9" draw:layer="layout" svg:width="0.635cm" svg:height="0.635cm" svg:x="18.099cm" svg:y="13.017cm">
            <text:p/>
          </draw:rect>
        </draw:g>
        <draw:g>
          <draw:rect draw:style-name="gr19" draw:text-style-name="P9" draw:layer="layout" svg:width="0.635cm" svg:height="0.635cm" svg:x="18.099cm" svg:y="11.747cm">
            <text:p/>
          </draw:rect>
        </draw:g>
        <draw:g>
          <draw:rect draw:style-name="gr19" draw:text-style-name="P9" draw:layer="layout" svg:width="0.635cm" svg:height="0.635cm" svg:x="18.099cm" svg:y="10.477cm">
            <text:p/>
          </draw:rect>
        </draw:g>
        <draw:g>
          <draw:rect draw:style-name="gr19" draw:text-style-name="P9" draw:layer="layout" svg:width="0.635cm" svg:height="0.635cm" svg:x="18.098cm" svg:y="13.652cm">
            <text:p/>
          </draw:rect>
        </draw:g>
        <draw:g>
          <draw:rect draw:style-name="gr19" draw:text-style-name="P9" draw:layer="layout" svg:width="0.635cm" svg:height="0.635cm" svg:x="13.018cm" svg:y="8.572cm">
            <text:p/>
          </draw:rect>
        </draw:g>
        <draw:g>
          <draw:rect draw:style-name="gr19" draw:text-style-name="P9" draw:layer="layout" svg:width="0.635cm" svg:height="0.635cm" svg:x="13.653cm" svg:y="8.572cm">
            <text:p/>
          </draw:rect>
        </draw:g>
        <draw:g>
          <draw:rect draw:style-name="gr35" draw:text-style-name="P9" draw:layer="layout" svg:width="0.634cm" svg:height="0.635cm" svg:x="14.923cm" svg:y="8.572cm">
            <text:p/>
          </draw:rect>
        </draw:g>
        <draw:g>
          <draw:rect draw:style-name="gr19" draw:text-style-name="P9" draw:layer="layout" svg:width="0.635cm" svg:height="0.635cm" svg:x="16.192cm" svg:y="8.572cm">
            <text:p/>
          </draw:rect>
        </draw:g>
        <draw:g>
          <draw:rect draw:style-name="gr19" draw:text-style-name="P9" draw:layer="layout" svg:width="0.635cm" svg:height="0.635cm" svg:x="16.827cm" svg:y="8.572cm">
            <text:p/>
          </draw:rect>
        </draw:g>
        <draw:g>
          <draw:rect draw:style-name="gr19" draw:text-style-name="P9" draw:layer="layout" svg:width="0.635cm" svg:height="0.635cm" svg:x="14.287cm" svg:y="8.572cm">
            <text:p/>
          </draw:rect>
        </draw:g>
        <draw:g>
          <draw:rect draw:style-name="gr19" draw:text-style-name="P9" draw:layer="layout" svg:width="0.635cm" svg:height="0.635cm" svg:x="15.557cm" svg:y="8.572cm">
            <text:p/>
          </draw:rect>
        </draw:g>
        <draw:g>
          <draw:rect draw:style-name="gr19" draw:text-style-name="P9" draw:layer="layout" svg:width="0.635cm" svg:height="0.635cm" svg:x="18.098cm" svg:y="8.572cm">
            <text:p/>
          </draw:rect>
        </draw:g>
        <draw:g>
          <draw:rect draw:style-name="gr19" draw:text-style-name="P9" draw:layer="layout" svg:width="0.635cm" svg:height="0.635cm" svg:x="12.383cm" svg:y="9.207cm">
            <text:p/>
          </draw:rect>
        </draw:g>
        <draw:g>
          <draw:rect draw:style-name="gr19" draw:text-style-name="P9" draw:layer="layout" svg:width="0.635cm" svg:height="0.635cm" svg:x="12.383cm" svg:y="9.842cm">
            <text:p/>
          </draw:rect>
        </draw:g>
        <draw:g>
          <draw:rect draw:style-name="gr38" draw:text-style-name="P9" draw:layer="layout" svg:width="0.635cm" svg:height="0.635cm" svg:x="12.383cm" svg:y="11.112cm">
            <text:p/>
          </draw:rect>
        </draw:g>
        <draw:g>
          <draw:rect draw:style-name="gr19" draw:text-style-name="P9" draw:layer="layout" svg:width="0.635cm" svg:height="0.635cm" svg:x="12.383cm" svg:y="13.017cm">
            <text:p/>
          </draw:rect>
        </draw:g>
        <draw:g>
          <draw:rect draw:style-name="gr19" draw:text-style-name="P9" draw:layer="layout" svg:width="0.635cm" svg:height="0.635cm" svg:x="12.383cm" svg:y="12.382cm">
            <text:p/>
          </draw:rect>
        </draw:g>
        <draw:g>
          <draw:rect draw:style-name="gr19" draw:text-style-name="P9" draw:layer="layout" svg:width="0.635cm" svg:height="0.635cm" svg:x="12.382cm" svg:y="11.747cm">
            <text:p/>
          </draw:rect>
        </draw:g>
        <draw:g>
          <draw:rect draw:style-name="gr19" draw:text-style-name="P9" draw:layer="layout" svg:width="0.635cm" svg:height="0.635cm" svg:x="12.382cm" svg:y="10.477cm">
            <text:p/>
          </draw:rect>
        </draw:g>
        <draw:g>
          <draw:rect draw:style-name="gr19" draw:text-style-name="P9" draw:layer="layout" svg:width="0.635cm" svg:height="0.635cm" svg:x="12.382cm" svg:y="13.652cm">
            <text:p/>
          </draw:rect>
        </draw:g>
        <draw:g>
          <draw:rect draw:style-name="gr19" draw:text-style-name="P9" draw:layer="layout" svg:width="0.635cm" svg:height="0.635cm" svg:x="12.382cm" svg:y="8.572cm">
            <text:p/>
          </draw:rect>
        </draw:g>
        <draw:g>
          <draw:rect draw:style-name="gr19" draw:text-style-name="P9" draw:layer="layout" svg:width="0.635cm" svg:height="0.635cm" svg:x="17.463cm" svg:y="9.207cm">
            <text:p/>
          </draw:rect>
        </draw:g>
        <draw:g>
          <draw:rect draw:style-name="gr19" draw:text-style-name="P9" draw:layer="layout" svg:width="0.635cm" svg:height="0.635cm" svg:x="17.463cm" svg:y="9.842cm">
            <text:p/>
          </draw:rect>
        </draw:g>
        <draw:g>
          <draw:rect draw:style-name="gr36" draw:text-style-name="P9" draw:layer="layout" svg:width="0.635cm" svg:height="0.635cm" svg:x="17.463cm" svg:y="11.112cm">
            <text:p/>
          </draw:rect>
        </draw:g>
        <draw:g>
          <draw:rect draw:style-name="gr19" draw:text-style-name="P9" draw:layer="layout" svg:width="0.635cm" svg:height="0.635cm" svg:x="17.463cm" svg:y="12.382cm">
            <text:p/>
          </draw:rect>
        </draw:g>
        <draw:g>
          <draw:rect draw:style-name="gr19" draw:text-style-name="P9" draw:layer="layout" svg:width="0.635cm" svg:height="0.635cm" svg:x="17.463cm" svg:y="13.017cm">
            <text:p/>
          </draw:rect>
        </draw:g>
        <draw:g>
          <draw:rect draw:style-name="gr19" draw:text-style-name="P9" draw:layer="layout" svg:width="0.635cm" svg:height="0.635cm" svg:x="17.463cm" svg:y="11.747cm">
            <text:p/>
          </draw:rect>
        </draw:g>
        <draw:g>
          <draw:rect draw:style-name="gr19" draw:text-style-name="P9" draw:layer="layout" svg:width="0.635cm" svg:height="0.635cm" svg:x="17.463cm" svg:y="10.477cm">
            <text:p/>
          </draw:rect>
        </draw:g>
        <draw:g>
          <draw:rect draw:style-name="gr19" draw:text-style-name="P9" draw:layer="layout" svg:width="0.635cm" svg:height="0.635cm" svg:x="17.462cm" svg:y="13.652cm">
            <text:p/>
          </draw:rect>
        </draw:g>
        <draw:g>
          <draw:rect draw:style-name="gr19" draw:text-style-name="P9" draw:layer="layout" svg:width="0.635cm" svg:height="0.635cm" svg:x="17.462cm" svg:y="8.572cm">
            <text:p/>
          </draw:rect>
        </draw:g>
        <draw:g>
          <draw:rect draw:style-name="gr19" draw:text-style-name="P9" draw:layer="layout" svg:width="0.635cm" svg:height="0.635cm" svg:x="13.018cm" svg:y="7.937cm">
            <text:p/>
          </draw:rect>
        </draw:g>
        <draw:g>
          <draw:rect draw:style-name="gr19" draw:text-style-name="P9" draw:layer="layout" svg:width="0.635cm" svg:height="0.635cm" svg:x="13.653cm" svg:y="7.937cm">
            <text:p/>
          </draw:rect>
        </draw:g>
        <draw:g>
          <draw:rect draw:style-name="gr35" draw:text-style-name="P9" draw:layer="layout" svg:width="0.634cm" svg:height="0.635cm" svg:x="14.923cm" svg:y="7.937cm">
            <text:p/>
          </draw:rect>
        </draw:g>
        <draw:g>
          <draw:rect draw:style-name="gr19" draw:text-style-name="P9" draw:layer="layout" svg:width="0.635cm" svg:height="0.635cm" svg:x="16.192cm" svg:y="7.937cm">
            <text:p/>
          </draw:rect>
        </draw:g>
        <draw:g>
          <draw:rect draw:style-name="gr19" draw:text-style-name="P9" draw:layer="layout" svg:width="0.635cm" svg:height="0.635cm" svg:x="16.827cm" svg:y="7.937cm">
            <text:p/>
          </draw:rect>
        </draw:g>
        <draw:g>
          <draw:rect draw:style-name="gr19" draw:text-style-name="P9" draw:layer="layout" svg:width="0.635cm" svg:height="0.635cm" svg:x="14.287cm" svg:y="7.937cm">
            <text:p/>
          </draw:rect>
        </draw:g>
        <draw:g>
          <draw:rect draw:style-name="gr19" draw:text-style-name="P9" draw:layer="layout" svg:width="0.635cm" svg:height="0.635cm" svg:x="15.557cm" svg:y="7.937cm">
            <text:p/>
          </draw:rect>
        </draw:g>
        <draw:g>
          <draw:rect draw:style-name="gr19" draw:text-style-name="P9" draw:layer="layout" svg:width="0.635cm" svg:height="0.635cm" svg:x="18.098cm" svg:y="7.937cm">
            <text:p/>
          </draw:rect>
        </draw:g>
        <draw:g>
          <draw:rect draw:style-name="gr19" draw:text-style-name="P9" draw:layer="layout" svg:width="0.635cm" svg:height="0.635cm" svg:x="12.382cm" svg:y="7.937cm">
            <text:p/>
          </draw:rect>
        </draw:g>
        <draw:g>
          <draw:rect draw:style-name="gr19" draw:text-style-name="P9" draw:layer="layout" svg:width="0.635cm" svg:height="0.635cm" svg:x="17.462cm" svg:y="7.937cm">
            <text:p/>
          </draw:rect>
        </draw:g>
        <draw:g>
          <draw:rect draw:style-name="gr19" draw:text-style-name="P9" draw:layer="layout" svg:width="0.635cm" svg:height="0.635cm" svg:x="11.748cm" svg:y="9.207cm">
            <text:p/>
          </draw:rect>
        </draw:g>
        <draw:g>
          <draw:rect draw:style-name="gr19" draw:text-style-name="P9" draw:layer="layout" svg:width="0.635cm" svg:height="0.635cm" svg:x="11.748cm" svg:y="9.842cm">
            <text:p/>
          </draw:rect>
        </draw:g>
        <draw:g>
          <draw:rect draw:style-name="gr38" draw:text-style-name="P9" draw:layer="layout" svg:width="0.635cm" svg:height="0.635cm" svg:x="11.748cm" svg:y="11.112cm">
            <text:p/>
          </draw:rect>
        </draw:g>
        <draw:g>
          <draw:rect draw:style-name="gr19" draw:text-style-name="P9" draw:layer="layout" svg:width="0.635cm" svg:height="0.635cm" svg:x="11.748cm" svg:y="13.017cm">
            <text:p/>
          </draw:rect>
        </draw:g>
        <draw:g>
          <draw:rect draw:style-name="gr19" draw:text-style-name="P9" draw:layer="layout" svg:width="0.635cm" svg:height="0.635cm" svg:x="11.748cm" svg:y="12.382cm">
            <text:p/>
          </draw:rect>
        </draw:g>
        <draw:g>
          <draw:rect draw:style-name="gr19" draw:text-style-name="P9" draw:layer="layout" svg:width="0.635cm" svg:height="0.635cm" svg:x="11.747cm" svg:y="11.747cm">
            <text:p/>
          </draw:rect>
        </draw:g>
        <draw:g>
          <draw:rect draw:style-name="gr19" draw:text-style-name="P9" draw:layer="layout" svg:width="0.635cm" svg:height="0.635cm" svg:x="11.747cm" svg:y="10.477cm">
            <text:p/>
          </draw:rect>
        </draw:g>
        <draw:g>
          <draw:rect draw:style-name="gr19" draw:text-style-name="P9" draw:layer="layout" svg:width="0.635cm" svg:height="0.635cm" svg:x="11.747cm" svg:y="13.652cm">
            <text:p/>
          </draw:rect>
        </draw:g>
        <draw:g>
          <draw:rect draw:style-name="gr19" draw:text-style-name="P9" draw:layer="layout" svg:width="0.635cm" svg:height="0.635cm" svg:x="11.747cm" svg:y="8.572cm">
            <text:p/>
          </draw:rect>
        </draw:g>
        <draw:g>
          <draw:rect draw:style-name="gr19" draw:text-style-name="P9" draw:layer="layout" svg:width="0.635cm" svg:height="0.635cm" svg:x="11.747cm" svg:y="7.937cm">
            <text:p/>
          </draw:rect>
        </draw:g>
        <draw:g>
          <draw:rect draw:style-name="gr19" draw:text-style-name="P9" draw:layer="layout" svg:width="0.635cm" svg:height="0.635cm" svg:x="13.653cm" svg:y="14.287cm">
            <text:p/>
          </draw:rect>
        </draw:g>
        <draw:g>
          <draw:rect draw:style-name="gr37" draw:text-style-name="P9" draw:layer="layout" svg:width="0.634cm" svg:height="0.635cm" svg:x="14.923cm" svg:y="14.287cm">
            <text:p/>
          </draw:rect>
        </draw:g>
        <draw:g>
          <draw:rect draw:style-name="gr19" draw:text-style-name="P9" draw:layer="layout" svg:width="0.635cm" svg:height="0.635cm" svg:x="16.192cm" svg:y="14.287cm">
            <text:p/>
          </draw:rect>
        </draw:g>
        <draw:g>
          <draw:rect draw:style-name="gr19" draw:text-style-name="P9" draw:layer="layout" svg:width="0.635cm" svg:height="0.635cm" svg:x="16.827cm" svg:y="14.287cm">
            <text:p/>
          </draw:rect>
        </draw:g>
        <draw:g>
          <draw:rect draw:style-name="gr19" draw:text-style-name="P9" draw:layer="layout" svg:width="0.635cm" svg:height="0.635cm" svg:x="13.018cm" svg:y="14.287cm">
            <text:p/>
          </draw:rect>
        </draw:g>
        <draw:g>
          <draw:rect draw:style-name="gr19" draw:text-style-name="P9" draw:layer="layout" svg:width="0.635cm" svg:height="0.635cm" svg:x="15.557cm" svg:y="14.287cm">
            <text:p/>
          </draw:rect>
        </draw:g>
        <draw:g>
          <draw:rect draw:style-name="gr19" draw:text-style-name="P9" draw:layer="layout" svg:width="0.635cm" svg:height="0.635cm" svg:x="14.287cm" svg:y="14.287cm">
            <text:p/>
          </draw:rect>
        </draw:g>
        <draw:g>
          <draw:rect draw:style-name="gr19" draw:text-style-name="P9" draw:layer="layout" svg:width="0.635cm" svg:height="0.635cm" svg:x="18.098cm" svg:y="14.287cm">
            <text:p/>
          </draw:rect>
        </draw:g>
        <draw:g>
          <draw:rect draw:style-name="gr19" draw:text-style-name="P9" draw:layer="layout" svg:width="0.635cm" svg:height="0.635cm" svg:x="12.382cm" svg:y="14.287cm">
            <text:p/>
          </draw:rect>
        </draw:g>
        <draw:g>
          <draw:rect draw:style-name="gr19" draw:text-style-name="P9" draw:layer="layout" svg:width="0.635cm" svg:height="0.635cm" svg:x="17.462cm" svg:y="14.287cm">
            <text:p/>
          </draw:rect>
        </draw:g>
        <draw:g>
          <draw:rect draw:style-name="gr19" draw:text-style-name="P9" draw:layer="layout" svg:width="0.635cm" svg:height="0.635cm" svg:x="11.747cm" svg:y="14.287cm">
            <text:p/>
          </draw:rect>
        </draw:g>
        <draw:g>
          <draw:rect draw:style-name="gr38" draw:text-style-name="P9" draw:layer="layout" svg:width="0.635cm" svg:height="0.635cm" svg:x="13.655cm" svg:y="12.383cm">
            <text:p/>
          </draw:rect>
        </draw:g>
        <draw:g>
          <draw:rect draw:style-name="gr38" draw:text-style-name="P9" draw:layer="layout" svg:width="0.635cm" svg:height="0.635cm" svg:x="12.383cm" svg:y="10.477cm">
            <text:p/>
          </draw:rect>
        </draw:g>
        <draw:g>
          <draw:rect draw:style-name="gr38" draw:text-style-name="P9" draw:layer="layout" svg:width="0.635cm" svg:height="0.635cm" svg:x="12.383cm" svg:y="11.747cm">
            <text:p/>
          </draw:rect>
        </draw:g>
        <draw:g>
          <draw:rect draw:style-name="gr38" draw:text-style-name="P9" draw:layer="layout" svg:width="0.635cm" svg:height="0.635cm" svg:x="13.018cm" svg:y="10.477cm">
            <text:p/>
          </draw:rect>
        </draw:g>
        <draw:g>
          <draw:rect draw:style-name="gr38" draw:text-style-name="P9" draw:layer="layout" svg:width="0.635cm" svg:height="0.635cm" svg:x="13.018cm" svg:y="11.747cm">
            <text:p/>
          </draw:rect>
        </draw:g>
        <draw:g>
          <draw:rect draw:style-name="gr38" draw:text-style-name="P9" draw:layer="layout" svg:width="0.635cm" svg:height="0.635cm" svg:x="13.018cm" svg:y="12.382cm">
            <text:p/>
          </draw:rect>
        </draw:g>
        <draw:g>
          <draw:rect draw:style-name="gr38" draw:text-style-name="P9" draw:layer="layout" svg:width="0.635cm" svg:height="0.635cm" svg:x="13.018cm" svg:y="9.842cm">
            <text:p/>
          </draw:rect>
        </draw:g>
        <draw:g>
          <draw:rect draw:style-name="gr38" draw:text-style-name="P9" draw:layer="layout" svg:width="0.635cm" svg:height="0.635cm" svg:x="12.383cm" svg:y="9.842cm">
            <text:p/>
          </draw:rect>
        </draw:g>
        <draw:g>
          <draw:rect draw:style-name="gr38" draw:text-style-name="P9" draw:layer="layout" svg:width="0.635cm" svg:height="0.635cm" svg:x="12.383cm" svg:y="12.382cm">
            <text:p/>
          </draw:rect>
        </draw:g>
        <draw:g>
          <draw:rect draw:style-name="gr37" draw:text-style-name="P9" draw:layer="layout" svg:width="0.634cm" svg:height="0.635cm" svg:x="14.288cm" svg:y="13.652cm">
            <text:p/>
          </draw:rect>
        </draw:g>
        <draw:g>
          <draw:rect draw:style-name="gr37" draw:text-style-name="P9" draw:layer="layout" svg:width="0.634cm" svg:height="0.635cm" svg:x="15.558cm" svg:y="13.652cm">
            <text:p/>
          </draw:rect>
        </draw:g>
        <draw:g>
          <draw:rect draw:style-name="gr37" draw:text-style-name="P9" draw:layer="layout" svg:width="0.634cm" svg:height="0.635cm" svg:x="13.653cm" svg:y="13.652cm">
            <text:p/>
          </draw:rect>
        </draw:g>
        <draw:g>
          <draw:rect draw:style-name="gr37" draw:text-style-name="P9" draw:layer="layout" svg:width="0.634cm" svg:height="0.635cm" svg:x="16.194cm" svg:y="13.652cm">
            <text:p/>
          </draw:rect>
        </draw:g>
        <draw:g>
          <draw:rect draw:style-name="gr37" draw:text-style-name="P9" draw:layer="layout" svg:width="0.634cm" svg:height="0.635cm" svg:x="14.288cm" svg:y="13.016cm">
            <text:p/>
          </draw:rect>
        </draw:g>
        <draw:g>
          <draw:rect draw:style-name="gr37" draw:text-style-name="P9" draw:layer="layout" svg:width="0.634cm" svg:height="0.635cm" svg:x="15.557cm" svg:y="13.016cm">
            <text:p/>
          </draw:rect>
        </draw:g>
        <draw:g>
          <draw:rect draw:style-name="gr37" draw:text-style-name="P9" draw:layer="layout" svg:width="0.634cm" svg:height="0.635cm" svg:x="13.653cm" svg:y="13.016cm">
            <text:p/>
          </draw:rect>
        </draw:g>
        <draw:g>
          <draw:rect draw:style-name="gr37" draw:text-style-name="P9" draw:layer="layout" svg:width="0.634cm" svg:height="0.635cm" svg:x="16.194cm" svg:y="13.017cm">
            <text:p/>
          </draw:rect>
        </draw:g>
        <draw:g>
          <draw:rect draw:style-name="gr38" draw:text-style-name="P9" draw:layer="layout" svg:width="0.635cm" svg:height="0.635cm" svg:x="13.018cm" svg:y="13.017cm">
            <text:p/>
          </draw:rect>
        </draw:g>
        <draw:g>
          <draw:rect draw:style-name="gr37" draw:text-style-name="P9" draw:layer="layout" svg:width="0.634cm" svg:height="0.635cm" svg:x="16.829cm" svg:y="13.017cm">
            <text:p/>
          </draw:rect>
        </draw:g>
        <draw:g>
          <draw:rect draw:style-name="gr36" draw:text-style-name="P9" draw:layer="layout" svg:width="0.635cm" svg:height="0.635cm" svg:x="17.463cm" svg:y="11.747cm">
            <text:p/>
          </draw:rect>
        </draw:g>
        <draw:g>
          <draw:rect draw:style-name="gr36" draw:text-style-name="P9" draw:layer="layout" svg:width="0.635cm" svg:height="0.635cm" svg:x="17.463cm" svg:y="10.477cm">
            <text:p/>
          </draw:rect>
        </draw:g>
        <draw:g>
          <draw:rect draw:style-name="gr36" draw:text-style-name="P9" draw:layer="layout" svg:width="0.635cm" svg:height="0.635cm" svg:x="17.463cm" svg:y="12.382cm">
            <text:p/>
          </draw:rect>
        </draw:g>
        <draw:g>
          <draw:rect draw:style-name="gr36" draw:text-style-name="P9" draw:layer="layout" svg:width="0.635cm" svg:height="0.635cm" svg:x="17.463cm" svg:y="9.842cm">
            <text:p/>
          </draw:rect>
        </draw:g>
        <draw:g>
          <draw:rect draw:style-name="gr36" draw:text-style-name="P9" draw:layer="layout" svg:width="0.635cm" svg:height="0.635cm" svg:x="16.828cm" svg:y="11.747cm">
            <text:p/>
          </draw:rect>
        </draw:g>
        <draw:g>
          <draw:rect draw:style-name="gr36" draw:text-style-name="P9" draw:layer="layout" svg:width="0.635cm" svg:height="0.635cm" svg:x="16.828cm" svg:y="12.382cm">
            <text:p/>
          </draw:rect>
        </draw:g>
        <draw:g>
          <draw:rect draw:style-name="gr36" draw:text-style-name="P9" draw:layer="layout" svg:width="0.635cm" svg:height="0.635cm" svg:x="16.828cm" svg:y="10.477cm">
            <text:p/>
          </draw:rect>
        </draw:g>
        <draw:g>
          <draw:rect draw:style-name="gr36" draw:text-style-name="P9" draw:layer="layout" svg:width="0.635cm" svg:height="0.635cm" svg:x="16.828cm" svg:y="9.842cm">
            <text:p/>
          </draw:rect>
        </draw:g>
        <draw:g>
          <draw:rect draw:style-name="gr35" draw:text-style-name="P9" draw:layer="layout" svg:width="0.634cm" svg:height="0.635cm" svg:x="14.288cm" svg:y="8.572cm">
            <text:p/>
          </draw:rect>
        </draw:g>
        <draw:g>
          <draw:rect draw:style-name="gr35" draw:text-style-name="P9" draw:layer="layout" svg:width="0.634cm" svg:height="0.635cm" svg:x="15.559cm" svg:y="8.572cm">
            <text:p/>
          </draw:rect>
        </draw:g>
        <draw:g>
          <draw:rect draw:style-name="gr35" draw:text-style-name="P9" draw:layer="layout" svg:width="0.634cm" svg:height="0.635cm" svg:x="14.287cm" svg:y="9.207cm">
            <text:p/>
          </draw:rect>
        </draw:g>
        <draw:g>
          <draw:rect draw:style-name="gr35" draw:text-style-name="P9" draw:layer="layout" svg:width="0.634cm" svg:height="0.635cm" svg:x="15.557cm" svg:y="9.207cm">
            <text:p/>
          </draw:rect>
        </draw:g>
        <draw:g>
          <draw:rect draw:style-name="gr35" draw:text-style-name="P9" draw:layer="layout" svg:width="0.634cm" svg:height="0.635cm" svg:x="13.652cm" svg:y="9.207cm">
            <text:p/>
          </draw:rect>
        </draw:g>
        <draw:g>
          <draw:rect draw:style-name="gr35" draw:text-style-name="P9" draw:layer="layout" svg:width="0.634cm" svg:height="0.635cm" svg:x="13.654cm" svg:y="8.572cm">
            <text:p/>
          </draw:rect>
        </draw:g>
        <draw:g>
          <draw:rect draw:style-name="gr35" draw:text-style-name="P9" draw:layer="layout" svg:width="0.634cm" svg:height="0.635cm" svg:x="16.194cm" svg:y="8.572cm">
            <text:p/>
          </draw:rect>
        </draw:g>
        <draw:g>
          <draw:rect draw:style-name="gr35" draw:text-style-name="P9" draw:layer="layout" svg:width="0.634cm" svg:height="0.635cm" svg:x="13.017cm" svg:y="9.207cm">
            <text:p/>
          </draw:rect>
        </draw:g>
        <draw:g>
          <draw:rect draw:style-name="gr35" draw:text-style-name="P9" draw:layer="layout" svg:width="0.635cm" svg:height="0.635cm" svg:x="16.192cm" svg:y="9.206cm">
            <text:p/>
          </draw:rect>
        </draw:g>
        <draw:g>
          <draw:rect draw:style-name="gr36" draw:text-style-name="P9" draw:layer="layout" svg:width="0.635cm" svg:height="0.635cm" svg:x="16.827cm" svg:y="9.206cm">
            <text:p/>
          </draw:rect>
        </draw:g>
        <draw:custom-shape draw:style-name="gr39" draw:text-style-name="P9" draw:layer="layout" svg:width="0.635cm" svg:height="0.635cm" svg:x="15.557cm" svg:y="13.0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35cm" svg:height="0.635cm" svg:x="16.192cm" svg:y="12.38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3.652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4.286cm" svg:y="11.74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2.381cm" svg:y="9.8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31" draw:text-style-name="P9" draw:layer="layout" svg:width="0.635cm" svg:height="0.635cm" svg:x="13.97cm" svg:y="10.795cm">
            <text:p/>
          </draw:rect>
        </draw:g>
        <draw:g>
          <draw:rect draw:style-name="gr31" draw:text-style-name="P9" draw:layer="layout" svg:width="0.634cm" svg:height="0.635cm" svg:x="14.605cm" svg:y="10.795cm">
            <text:p/>
          </draw:rect>
        </draw:g>
        <draw:g>
          <draw:rect draw:style-name="gr32" draw:text-style-name="P9" draw:layer="layout" svg:width="0.635cm" svg:height="0.635cm" svg:x="15.239cm" svg:y="10.795cm">
            <text:p/>
          </draw:rect>
        </draw:g>
        <draw:g>
          <draw:rect draw:style-name="gr19" draw:text-style-name="P9" draw:layer="layout" svg:width="0.634cm" svg:height="0.635cm" svg:x="14.605cm" svg:y="11.43cm">
            <text:p/>
          </draw:rect>
        </draw:g>
        <draw:g>
          <draw:rect draw:style-name="gr33" draw:text-style-name="P9" draw:layer="layout" svg:width="0.635cm" svg:height="0.635cm" svg:x="13.97cm" svg:y="12.065cm">
            <text:p/>
          </draw:rect>
        </draw:g>
        <draw:g>
          <draw:rect draw:style-name="gr34" draw:text-style-name="P9" draw:layer="layout" svg:width="0.634cm" svg:height="0.635cm" svg:x="14.605cm" svg:y="12.06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4.605cm" svg:y="11.43cm" svg:viewBox="0 0 635 635" svg:d="m317 0c180 0 318 138 318 318s-138 317-318 317-317-137-317-317 137-318 317-318z">
            <text:p/>
          </draw:path>
          <draw:path draw:style-name="gr23" draw:text-style-name="P9" draw:layer="layout" svg:width="0.067cm" svg:height="0.067cm" svg:x="14.785cm" svg:y="11.617cm" svg:viewBox="0 0 68 68" svg:d="m34 0c19 0 34 15 34 34s-15 34-34 34-34-15-34-34 15-34 34-34z">
            <text:p/>
          </draw:path>
          <draw:path draw:style-name="gr23" draw:text-style-name="P9" draw:layer="layout" svg:width="0.067cm" svg:height="0.067cm" svg:x="14.99cm" svg:y="11.617cm" svg:viewBox="0 0 68 68" svg:d="m34 0c19 0 34 15 34 34s-15 34-34 34-34-15-34-34 15-34 34-34z">
            <text:p/>
          </draw:path>
          <draw:path draw:style-name="gr24" draw:text-style-name="P9" draw:layer="layout" svg:width="0.348cm" svg:height="0.043cm" svg:x="14.748cm" svg:y="11.886cm" svg:viewBox="0 0 349 44" svg:d="m0 0c112 59 237 59 349 0">
            <text:p/>
          </draw:path>
        </draw:g>
        <draw:g>
          <draw:rect draw:style-name="gr35" draw:text-style-name="P9" draw:layer="layout" svg:width="0.635cm" svg:height="0.635cm" svg:x="13.333cm" svg:y="10.16cm">
            <text:p/>
          </draw:rect>
        </draw:g>
        <draw:g>
          <draw:rect draw:style-name="gr35" draw:text-style-name="P9" draw:layer="layout" svg:width="0.635cm" svg:height="0.635cm" svg:x="13.968cm" svg:y="10.16cm">
            <text:p/>
          </draw:rect>
        </draw:g>
        <draw:g>
          <draw:rect draw:style-name="gr31" draw:text-style-name="P9" draw:layer="layout" svg:width="0.634cm" svg:height="0.635cm" svg:x="14.605cm" svg:y="10.16cm">
            <text:p/>
          </draw:rect>
        </draw:g>
        <draw:g>
          <draw:rect draw:style-name="gr35" draw:text-style-name="P9" draw:layer="layout" svg:width="0.635cm" svg:height="0.635cm" svg:x="15.237cm" svg:y="10.16cm">
            <text:p/>
          </draw:rect>
        </draw:g>
        <draw:g>
          <draw:rect draw:style-name="gr19" draw:text-style-name="P9" draw:layer="layout" svg:width="0.635cm" svg:height="0.635cm" svg:x="12.7cm" svg:y="9.525cm">
            <text:p/>
          </draw:rect>
        </draw:g>
        <draw:g>
          <draw:rect draw:style-name="gr19" draw:text-style-name="P9" draw:layer="layout" svg:width="0.635cm" svg:height="0.635cm" svg:x="13.335cm" svg:y="9.525cm">
            <text:p/>
          </draw:rect>
        </draw:g>
        <draw:g>
          <draw:rect draw:style-name="gr35" draw:text-style-name="P9" draw:layer="layout" svg:width="0.634cm" svg:height="0.635cm" svg:x="14.603cm" svg:y="9.525cm">
            <text:p/>
          </draw:rect>
        </draw:g>
        <draw:g>
          <draw:rect draw:style-name="gr19" draw:text-style-name="P9" draw:layer="layout" svg:width="0.635cm" svg:height="0.635cm" svg:x="15.874cm" svg:y="9.525cm">
            <text:p/>
          </draw:rect>
        </draw:g>
        <draw:g>
          <draw:rect draw:style-name="gr32" draw:text-style-name="P9" draw:layer="layout" svg:width="0.635cm" svg:height="0.635cm" svg:x="15.239cm" svg:y="11.43cm">
            <text:p/>
          </draw:rect>
        </draw:g>
        <draw:g>
          <draw:rect draw:style-name="gr36" draw:text-style-name="P9" draw:layer="layout" svg:width="0.635cm" svg:height="0.635cm" svg:x="15.874cm" svg:y="10.16cm">
            <text:p/>
          </draw:rect>
        </draw:g>
        <draw:g>
          <draw:rect draw:style-name="gr36" draw:text-style-name="P9" draw:layer="layout" svg:width="0.635cm" svg:height="0.635cm" svg:x="15.874cm" svg:y="10.795cm">
            <text:p/>
          </draw:rect>
        </draw:g>
        <draw:g>
          <draw:rect draw:style-name="gr32" draw:text-style-name="P9" draw:layer="layout" svg:width="0.635cm" svg:height="0.635cm" svg:x="15.874cm" svg:y="11.43cm">
            <text:p/>
          </draw:rect>
        </draw:g>
        <draw:g>
          <draw:rect draw:style-name="gr36" draw:text-style-name="P9" draw:layer="layout" svg:width="0.635cm" svg:height="0.635cm" svg:x="15.874cm" svg:y="12.065cm">
            <text:p/>
          </draw:rect>
        </draw:g>
        <draw:g>
          <draw:rect draw:style-name="gr19" draw:text-style-name="P9" draw:layer="layout" svg:width="0.635cm" svg:height="0.635cm" svg:x="16.509cm" svg:y="9.525cm">
            <text:p/>
          </draw:rect>
        </draw:g>
        <draw:g>
          <draw:rect draw:style-name="gr19" draw:text-style-name="P9" draw:layer="layout" svg:width="0.635cm" svg:height="0.635cm" svg:x="16.509cm" svg:y="10.16cm">
            <text:p/>
          </draw:rect>
        </draw:g>
        <draw:g>
          <draw:rect draw:style-name="gr36" draw:text-style-name="P9" draw:layer="layout" svg:width="0.635cm" svg:height="0.635cm" svg:x="16.509cm" svg:y="11.43cm">
            <text:p/>
          </draw:rect>
        </draw:g>
        <draw:g>
          <draw:rect draw:style-name="gr19" draw:text-style-name="P9" draw:layer="layout" svg:width="0.635cm" svg:height="0.635cm" svg:x="16.509cm" svg:y="12.7cm">
            <text:p/>
          </draw:rect>
        </draw:g>
        <draw:g>
          <draw:rect draw:style-name="gr34" draw:text-style-name="P9" draw:layer="layout" svg:width="0.635cm" svg:height="0.635cm" svg:x="15.239cm" svg:y="12.065cm">
            <text:p/>
          </draw:rect>
        </draw:g>
        <draw:g>
          <draw:rect draw:style-name="gr37" draw:text-style-name="P9" draw:layer="layout" svg:width="0.635cm" svg:height="0.635cm" svg:x="13.969cm" svg:y="12.699cm">
            <text:p/>
          </draw:rect>
        </draw:g>
        <draw:g>
          <draw:rect draw:style-name="gr34" draw:text-style-name="P9" draw:layer="layout" svg:width="0.634cm" svg:height="0.635cm" svg:x="14.605cm" svg:y="12.7cm">
            <text:p/>
          </draw:rect>
        </draw:g>
        <draw:g>
          <draw:rect draw:style-name="gr37" draw:text-style-name="P9" draw:layer="layout" svg:width="0.635cm" svg:height="0.635cm" svg:x="15.238cm" svg:y="12.699cm">
            <text:p/>
          </draw:rect>
        </draw:g>
        <draw:g>
          <draw:rect draw:style-name="gr37" draw:text-style-name="P9" draw:layer="layout" svg:width="0.635cm" svg:height="0.635cm" svg:x="15.873cm" svg:y="12.699cm">
            <text:p/>
          </draw:rect>
        </draw:g>
        <draw:g>
          <draw:rect draw:style-name="gr19" draw:text-style-name="P9" draw:layer="layout" svg:width="0.635cm" svg:height="0.635cm" svg:x="13.335cm" svg:y="13.335cm">
            <text:p/>
          </draw:rect>
        </draw:g>
        <draw:g>
          <draw:rect draw:style-name="gr37" draw:text-style-name="P9" draw:layer="layout" svg:width="0.634cm" svg:height="0.635cm" svg:x="14.604cm" svg:y="13.334cm">
            <text:p/>
          </draw:rect>
        </draw:g>
        <draw:g>
          <draw:rect draw:style-name="gr19" draw:text-style-name="P9" draw:layer="layout" svg:width="0.635cm" svg:height="0.635cm" svg:x="15.874cm" svg:y="13.335cm">
            <text:p/>
          </draw:rect>
        </draw:g>
        <draw:g>
          <draw:rect draw:style-name="gr19" draw:text-style-name="P9" draw:layer="layout" svg:width="0.635cm" svg:height="0.635cm" svg:x="16.509cm" svg:y="13.335cm">
            <text:p/>
          </draw:rect>
        </draw:g>
        <draw:g>
          <draw:rect draw:style-name="gr33" draw:text-style-name="P9" draw:layer="layout" svg:width="0.635cm" svg:height="0.635cm" svg:x="13.97cm" svg:y="11.43cm">
            <text:p/>
          </draw:rect>
        </draw:g>
        <draw:g>
          <draw:rect draw:style-name="gr19" draw:text-style-name="P9" draw:layer="layout" svg:width="0.635cm" svg:height="0.635cm" svg:x="12.7cm" svg:y="10.16cm">
            <text:p/>
          </draw:rect>
        </draw:g>
        <draw:g>
          <draw:rect draw:style-name="gr38" draw:text-style-name="P9" draw:layer="layout" svg:width="0.635cm" svg:height="0.635cm" svg:x="12.7cm" svg:y="11.43cm">
            <text:p/>
          </draw:rect>
        </draw:g>
        <draw:g>
          <draw:rect draw:style-name="gr33" draw:text-style-name="P9" draw:layer="layout" svg:width="0.635cm" svg:height="0.635cm" svg:x="13.335cm" svg:y="11.43cm">
            <text:p/>
          </draw:rect>
        </draw:g>
        <draw:g>
          <draw:rect draw:style-name="gr38" draw:text-style-name="P9" draw:layer="layout" svg:width="0.635cm" svg:height="0.635cm" svg:x="13.335cm" svg:y="10.795cm">
            <text:p/>
          </draw:rect>
        </draw:g>
        <draw:g>
          <draw:rect draw:style-name="gr20" draw:text-style-name="P9" draw:layer="layout" svg:width="0.635cm" svg:height="0.635cm" svg:x="13.335cm" svg:y="12.7cm">
            <text:p/>
          </draw:rect>
        </draw:g>
        <draw:g>
          <draw:rect draw:style-name="gr38" draw:text-style-name="P9" draw:layer="layout" svg:width="0.635cm" svg:height="0.635cm" svg:x="13.335cm" svg:y="12.065cm">
            <text:p/>
          </draw:rect>
        </draw:g>
        <draw:g>
          <draw:rect draw:style-name="gr19" draw:text-style-name="P9" draw:layer="layout" svg:width="0.635cm" svg:height="0.635cm" svg:x="12.7cm" svg:y="13.335cm">
            <text:p/>
          </draw:rect>
        </draw:g>
        <draw:g>
          <draw:rect draw:style-name="gr19" draw:text-style-name="P9" draw:layer="layout" svg:width="0.635cm" svg:height="0.635cm" svg:x="12.7cm" svg:y="12.7cm">
            <text:p/>
          </draw:rect>
        </draw:g>
        <draw:line draw:style-name="gr29" draw:text-style-name="P10" draw:layer="layout" svg:x1="14.922cm" svg:y1="12.065cm" svg:x2="14.922cm" svg:y2="12.7cm">
          <text:p/>
        </draw:line>
        <draw:g>
          <draw:rect draw:style-name="gr19" draw:text-style-name="P9" draw:layer="layout" svg:width="0.635cm" svg:height="0.635cm" svg:x="16.509cm" svg:y="12.065cm">
            <text:p/>
          </draw:rect>
        </draw:g>
        <draw:g>
          <draw:rect draw:style-name="gr19" draw:text-style-name="P9" draw:layer="layout" svg:width="0.635cm" svg:height="0.635cm" svg:x="15.239cm" svg:y="13.335cm">
            <text:p/>
          </draw:rect>
        </draw:g>
        <draw:g>
          <draw:rect draw:style-name="gr19" draw:text-style-name="P9" draw:layer="layout" svg:width="0.635cm" svg:height="0.635cm" svg:x="13.969cm" svg:y="13.335cm">
            <text:p/>
          </draw:rect>
        </draw:g>
        <draw:g>
          <draw:rect draw:style-name="gr19" draw:text-style-name="P9" draw:layer="layout" svg:width="0.635cm" svg:height="0.635cm" svg:x="12.699cm" svg:y="12.065cm">
            <text:p/>
          </draw:rect>
        </draw:g>
        <draw:g>
          <draw:rect draw:style-name="gr19" draw:text-style-name="P9" draw:layer="layout" svg:width="0.635cm" svg:height="0.635cm" svg:x="12.699cm" svg:y="10.795cm">
            <text:p/>
          </draw:rect>
        </draw:g>
        <draw:g>
          <draw:rect draw:style-name="gr19" draw:text-style-name="P9" draw:layer="layout" svg:width="0.635cm" svg:height="0.635cm" svg:x="13.969cm" svg:y="9.525cm">
            <text:p/>
          </draw:rect>
        </draw:g>
        <draw:g>
          <draw:rect draw:style-name="gr19" draw:text-style-name="P9" draw:layer="layout" svg:width="0.635cm" svg:height="0.635cm" svg:x="16.509cm" svg:y="10.795cm">
            <text:p/>
          </draw:rect>
        </draw:g>
        <draw:g>
          <draw:rect draw:style-name="gr19" draw:text-style-name="P9" draw:layer="layout" svg:width="0.635cm" svg:height="0.635cm" svg:x="15.239cm" svg:y="9.525cm">
            <text:p/>
          </draw:rect>
        </draw:g>
        <draw:g>
          <draw:rect draw:style-name="gr19" draw:text-style-name="P9" draw:layer="layout" svg:width="0.635cm" svg:height="0.635cm" svg:x="13.334cm" svg:y="13.97cm">
            <text:p/>
          </draw:rect>
        </draw:g>
        <draw:g>
          <draw:rect draw:style-name="gr37" draw:text-style-name="P9" draw:layer="layout" svg:width="0.634cm" svg:height="0.635cm" svg:x="14.604cm" svg:y="13.97cm">
            <text:p/>
          </draw:rect>
        </draw:g>
        <draw:g>
          <draw:rect draw:style-name="gr19" draw:text-style-name="P9" draw:layer="layout" svg:width="0.635cm" svg:height="0.635cm" svg:x="15.873cm" svg:y="13.97cm">
            <text:p/>
          </draw:rect>
        </draw:g>
        <draw:g>
          <draw:rect draw:style-name="gr19" draw:text-style-name="P9" draw:layer="layout" svg:width="0.635cm" svg:height="0.635cm" svg:x="16.508cm" svg:y="13.97cm">
            <text:p/>
          </draw:rect>
        </draw:g>
        <draw:g>
          <draw:rect draw:style-name="gr19" draw:text-style-name="P9" draw:layer="layout" svg:width="0.635cm" svg:height="0.635cm" svg:x="12.699cm" svg:y="13.97cm">
            <text:p/>
          </draw:rect>
        </draw:g>
        <draw:g>
          <draw:rect draw:style-name="gr19" draw:text-style-name="P9" draw:layer="layout" svg:width="0.635cm" svg:height="0.635cm" svg:x="15.238cm" svg:y="13.97cm">
            <text:p/>
          </draw:rect>
        </draw:g>
        <draw:g>
          <draw:rect draw:style-name="gr19" draw:text-style-name="P9" draw:layer="layout" svg:width="0.635cm" svg:height="0.635cm" svg:x="13.968cm" svg:y="13.97cm">
            <text:p/>
          </draw:rect>
        </draw:g>
        <draw:g>
          <draw:rect draw:style-name="gr19" draw:text-style-name="P9" draw:layer="layout" svg:width="0.635cm" svg:height="0.635cm" svg:x="17.78cm" svg:y="9.525cm">
            <text:p/>
          </draw:rect>
        </draw:g>
        <draw:g>
          <draw:rect draw:style-name="gr19" draw:text-style-name="P9" draw:layer="layout" svg:width="0.635cm" svg:height="0.635cm" svg:x="17.78cm" svg:y="10.16cm">
            <text:p/>
          </draw:rect>
        </draw:g>
        <draw:g>
          <draw:rect draw:style-name="gr36" draw:text-style-name="P9" draw:layer="layout" svg:width="0.635cm" svg:height="0.635cm" svg:x="17.78cm" svg:y="11.43cm">
            <text:p/>
          </draw:rect>
        </draw:g>
        <draw:g>
          <draw:rect draw:style-name="gr19" draw:text-style-name="P9" draw:layer="layout" svg:width="0.635cm" svg:height="0.635cm" svg:x="17.78cm" svg:y="12.7cm">
            <text:p/>
          </draw:rect>
        </draw:g>
        <draw:g>
          <draw:rect draw:style-name="gr19" draw:text-style-name="P9" draw:layer="layout" svg:width="0.635cm" svg:height="0.635cm" svg:x="17.78cm" svg:y="13.335cm">
            <text:p/>
          </draw:rect>
        </draw:g>
        <draw:g>
          <draw:rect draw:style-name="gr19" draw:text-style-name="P9" draw:layer="layout" svg:width="0.635cm" svg:height="0.635cm" svg:x="17.78cm" svg:y="12.065cm">
            <text:p/>
          </draw:rect>
        </draw:g>
        <draw:g>
          <draw:rect draw:style-name="gr19" draw:text-style-name="P9" draw:layer="layout" svg:width="0.635cm" svg:height="0.635cm" svg:x="17.78cm" svg:y="10.795cm">
            <text:p/>
          </draw:rect>
        </draw:g>
        <draw:g>
          <draw:rect draw:style-name="gr19" draw:text-style-name="P9" draw:layer="layout" svg:width="0.635cm" svg:height="0.635cm" svg:x="17.779cm" svg:y="13.97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35" draw:text-style-name="P9" draw:layer="layout" svg:width="0.634cm" svg:height="0.635cm" svg:x="14.604cm" svg:y="8.89cm">
            <text:p/>
          </draw:rect>
        </draw:g>
        <draw:g>
          <draw:rect draw:style-name="gr19" draw:text-style-name="P9" draw:layer="layout" svg:width="0.635cm" svg:height="0.635cm" svg:x="15.873cm" svg:y="8.89cm">
            <text:p/>
          </draw:rect>
        </draw:g>
        <draw:g>
          <draw:rect draw:style-name="gr19" draw:text-style-name="P9" draw:layer="layout" svg:width="0.635cm" svg:height="0.635cm" svg:x="16.508cm" svg:y="8.89cm">
            <text:p/>
          </draw:rect>
        </draw:g>
        <draw:g>
          <draw:rect draw:style-name="gr19" draw:text-style-name="P9" draw:layer="layout" svg:width="0.635cm" svg:height="0.635cm" svg:x="13.968cm" svg:y="8.89cm">
            <text:p/>
          </draw:rect>
        </draw:g>
        <draw:g>
          <draw:rect draw:style-name="gr19" draw:text-style-name="P9" draw:layer="layout" svg:width="0.635cm" svg:height="0.635cm" svg:x="15.238cm" svg:y="8.89cm">
            <text:p/>
          </draw:rect>
        </draw:g>
        <draw:g>
          <draw:rect draw:style-name="gr19" draw:text-style-name="P9" draw:layer="layout" svg:width="0.635cm" svg:height="0.635cm" svg:x="17.779cm" svg:y="8.89cm">
            <text:p/>
          </draw:rect>
        </draw:g>
        <draw:g>
          <draw:rect draw:style-name="gr19" draw:text-style-name="P9" draw:layer="layout" svg:width="0.635cm" svg:height="0.635cm" svg:x="12.064cm" svg:y="9.525cm">
            <text:p/>
          </draw:rect>
        </draw:g>
        <draw:g>
          <draw:rect draw:style-name="gr19" draw:text-style-name="P9" draw:layer="layout" svg:width="0.635cm" svg:height="0.635cm" svg:x="12.064cm" svg:y="10.16cm">
            <text:p/>
          </draw:rect>
        </draw:g>
        <draw:g>
          <draw:rect draw:style-name="gr38" draw:text-style-name="P9" draw:layer="layout" svg:width="0.635cm" svg:height="0.635cm" svg:x="12.064cm" svg:y="11.43cm">
            <text:p/>
          </draw:rect>
        </draw:g>
        <draw:g>
          <draw:rect draw:style-name="gr19" draw:text-style-name="P9" draw:layer="layout" svg:width="0.635cm" svg:height="0.635cm" svg:x="12.064cm" svg:y="13.335cm">
            <text:p/>
          </draw:rect>
        </draw:g>
        <draw:g>
          <draw:rect draw:style-name="gr19" draw:text-style-name="P9" draw:layer="layout" svg:width="0.635cm" svg:height="0.635cm" svg:x="12.064cm" svg:y="12.7cm">
            <text:p/>
          </draw:rect>
        </draw:g>
        <draw:g>
          <draw:rect draw:style-name="gr19" draw:text-style-name="P9" draw:layer="layout" svg:width="0.635cm" svg:height="0.635cm" svg:x="12.063cm" svg:y="12.065cm">
            <text:p/>
          </draw:rect>
        </draw:g>
        <draw:g>
          <draw:rect draw:style-name="gr19" draw:text-style-name="P9" draw:layer="layout" svg:width="0.635cm" svg:height="0.635cm" svg:x="12.063cm" svg:y="10.795cm">
            <text:p/>
          </draw:rect>
        </draw:g>
        <draw:g>
          <draw:rect draw:style-name="gr19" draw:text-style-name="P9" draw:layer="layout" svg:width="0.635cm" svg:height="0.635cm" svg:x="12.063cm" svg:y="13.97cm">
            <text:p/>
          </draw:rect>
        </draw:g>
        <draw:g>
          <draw:rect draw:style-name="gr19" draw:text-style-name="P9" draw:layer="layout" svg:width="0.635cm" svg:height="0.635cm" svg:x="12.063cm" svg:y="8.89cm">
            <text:p/>
          </draw:rect>
        </draw:g>
        <draw:g>
          <draw:rect draw:style-name="gr19" draw:text-style-name="P9" draw:layer="layout" svg:width="0.635cm" svg:height="0.635cm" svg:x="17.144cm" svg:y="9.525cm">
            <text:p/>
          </draw:rect>
        </draw:g>
        <draw:g>
          <draw:rect draw:style-name="gr19" draw:text-style-name="P9" draw:layer="layout" svg:width="0.635cm" svg:height="0.635cm" svg:x="17.144cm" svg:y="10.16cm">
            <text:p/>
          </draw:rect>
        </draw:g>
        <draw:g>
          <draw:rect draw:style-name="gr36" draw:text-style-name="P9" draw:layer="layout" svg:width="0.635cm" svg:height="0.635cm" svg:x="17.144cm" svg:y="11.43cm">
            <text:p/>
          </draw:rect>
        </draw:g>
        <draw:g>
          <draw:rect draw:style-name="gr19" draw:text-style-name="P9" draw:layer="layout" svg:width="0.635cm" svg:height="0.635cm" svg:x="17.144cm" svg:y="12.7cm">
            <text:p/>
          </draw:rect>
        </draw:g>
        <draw:g>
          <draw:rect draw:style-name="gr19" draw:text-style-name="P9" draw:layer="layout" svg:width="0.635cm" svg:height="0.635cm" svg:x="17.144cm" svg:y="13.335cm">
            <text:p/>
          </draw:rect>
        </draw:g>
        <draw:g>
          <draw:rect draw:style-name="gr19" draw:text-style-name="P9" draw:layer="layout" svg:width="0.635cm" svg:height="0.635cm" svg:x="17.144cm" svg:y="12.065cm">
            <text:p/>
          </draw:rect>
        </draw:g>
        <draw:g>
          <draw:rect draw:style-name="gr19" draw:text-style-name="P9" draw:layer="layout" svg:width="0.635cm" svg:height="0.635cm" svg:x="17.144cm" svg:y="10.795cm">
            <text:p/>
          </draw:rect>
        </draw:g>
        <draw:g>
          <draw:rect draw:style-name="gr19" draw:text-style-name="P9" draw:layer="layout" svg:width="0.635cm" svg:height="0.635cm" svg:x="17.143cm" svg:y="13.97cm">
            <text:p/>
          </draw:rect>
        </draw:g>
        <draw:g>
          <draw:rect draw:style-name="gr19" draw:text-style-name="P9" draw:layer="layout" svg:width="0.635cm" svg:height="0.635cm" svg:x="17.143cm" svg:y="8.89cm">
            <text:p/>
          </draw:rect>
        </draw:g>
        <draw:g>
          <draw:rect draw:style-name="gr19" draw:text-style-name="P9" draw:layer="layout" svg:width="0.635cm" svg:height="0.635cm" svg:x="12.699cm" svg:y="8.255cm">
            <text:p/>
          </draw:rect>
        </draw:g>
        <draw:g>
          <draw:rect draw:style-name="gr19" draw:text-style-name="P9" draw:layer="layout" svg:width="0.635cm" svg:height="0.635cm" svg:x="13.334cm" svg:y="8.255cm">
            <text:p/>
          </draw:rect>
        </draw:g>
        <draw:g>
          <draw:rect draw:style-name="gr35" draw:text-style-name="P9" draw:layer="layout" svg:width="0.634cm" svg:height="0.635cm" svg:x="14.604cm" svg:y="8.255cm">
            <text:p/>
          </draw:rect>
        </draw:g>
        <draw:g>
          <draw:rect draw:style-name="gr19" draw:text-style-name="P9" draw:layer="layout" svg:width="0.635cm" svg:height="0.635cm" svg:x="15.873cm" svg:y="8.255cm">
            <text:p/>
          </draw:rect>
        </draw:g>
        <draw:g>
          <draw:rect draw:style-name="gr19" draw:text-style-name="P9" draw:layer="layout" svg:width="0.635cm" svg:height="0.635cm" svg:x="16.508cm" svg:y="8.255cm">
            <text:p/>
          </draw:rect>
        </draw:g>
        <draw:g>
          <draw:rect draw:style-name="gr19" draw:text-style-name="P9" draw:layer="layout" svg:width="0.635cm" svg:height="0.635cm" svg:x="13.968cm" svg:y="8.255cm">
            <text:p/>
          </draw:rect>
        </draw:g>
        <draw:g>
          <draw:rect draw:style-name="gr19" draw:text-style-name="P9" draw:layer="layout" svg:width="0.635cm" svg:height="0.635cm" svg:x="15.238cm" svg:y="8.255cm">
            <text:p/>
          </draw:rect>
        </draw:g>
        <draw:g>
          <draw:rect draw:style-name="gr19" draw:text-style-name="P9" draw:layer="layout" svg:width="0.635cm" svg:height="0.635cm" svg:x="17.779cm" svg:y="8.255cm">
            <text:p/>
          </draw:rect>
        </draw:g>
        <draw:g>
          <draw:rect draw:style-name="gr19" draw:text-style-name="P9" draw:layer="layout" svg:width="0.635cm" svg:height="0.635cm" svg:x="12.063cm" svg:y="8.255cm">
            <text:p/>
          </draw:rect>
        </draw:g>
        <draw:g>
          <draw:rect draw:style-name="gr19" draw:text-style-name="P9" draw:layer="layout" svg:width="0.635cm" svg:height="0.635cm" svg:x="17.143cm" svg:y="8.255cm">
            <text:p/>
          </draw:rect>
        </draw:g>
        <draw:g>
          <draw:rect draw:style-name="gr19" draw:text-style-name="P9" draw:layer="layout" svg:width="0.635cm" svg:height="0.635cm" svg:x="11.429cm" svg:y="9.525cm">
            <text:p/>
          </draw:rect>
        </draw:g>
        <draw:g>
          <draw:rect draw:style-name="gr19" draw:text-style-name="P9" draw:layer="layout" svg:width="0.635cm" svg:height="0.635cm" svg:x="11.429cm" svg:y="10.16cm">
            <text:p/>
          </draw:rect>
        </draw:g>
        <draw:g>
          <draw:rect draw:style-name="gr38" draw:text-style-name="P9" draw:layer="layout" svg:width="0.635cm" svg:height="0.635cm" svg:x="11.429cm" svg:y="11.43cm">
            <text:p/>
          </draw:rect>
        </draw:g>
        <draw:g>
          <draw:rect draw:style-name="gr19" draw:text-style-name="P9" draw:layer="layout" svg:width="0.635cm" svg:height="0.635cm" svg:x="11.429cm" svg:y="13.335cm">
            <text:p/>
          </draw:rect>
        </draw:g>
        <draw:g>
          <draw:rect draw:style-name="gr19" draw:text-style-name="P9" draw:layer="layout" svg:width="0.635cm" svg:height="0.635cm" svg:x="11.429cm" svg:y="12.7cm">
            <text:p/>
          </draw:rect>
        </draw:g>
        <draw:g>
          <draw:rect draw:style-name="gr19" draw:text-style-name="P9" draw:layer="layout" svg:width="0.635cm" svg:height="0.635cm" svg:x="11.428cm" svg:y="12.065cm">
            <text:p/>
          </draw:rect>
        </draw:g>
        <draw:g>
          <draw:rect draw:style-name="gr19" draw:text-style-name="P9" draw:layer="layout" svg:width="0.635cm" svg:height="0.635cm" svg:x="11.428cm" svg:y="10.795cm">
            <text:p/>
          </draw:rect>
        </draw:g>
        <draw:g>
          <draw:rect draw:style-name="gr19" draw:text-style-name="P9" draw:layer="layout" svg:width="0.635cm" svg:height="0.635cm" svg:x="11.428cm" svg:y="13.97cm">
            <text:p/>
          </draw:rect>
        </draw:g>
        <draw:g>
          <draw:rect draw:style-name="gr19" draw:text-style-name="P9" draw:layer="layout" svg:width="0.635cm" svg:height="0.635cm" svg:x="11.428cm" svg:y="8.89cm">
            <text:p/>
          </draw:rect>
        </draw:g>
        <draw:g>
          <draw:rect draw:style-name="gr19" draw:text-style-name="P9" draw:layer="layout" svg:width="0.635cm" svg:height="0.635cm" svg:x="11.428cm" svg:y="8.255cm">
            <text:p/>
          </draw:rect>
        </draw:g>
        <draw:g>
          <draw:rect draw:style-name="gr19" draw:text-style-name="P9" draw:layer="layout" svg:width="0.635cm" svg:height="0.635cm" svg:x="13.334cm" svg:y="14.605cm">
            <text:p/>
          </draw:rect>
        </draw:g>
        <draw:g>
          <draw:rect draw:style-name="gr37" draw:text-style-name="P9" draw:layer="layout" svg:width="0.634cm" svg:height="0.635cm" svg:x="14.604cm" svg:y="14.605cm">
            <text:p/>
          </draw:rect>
        </draw:g>
        <draw:g>
          <draw:rect draw:style-name="gr19" draw:text-style-name="P9" draw:layer="layout" svg:width="0.635cm" svg:height="0.635cm" svg:x="15.873cm" svg:y="14.605cm">
            <text:p/>
          </draw:rect>
        </draw:g>
        <draw:g>
          <draw:rect draw:style-name="gr19" draw:text-style-name="P9" draw:layer="layout" svg:width="0.635cm" svg:height="0.635cm" svg:x="16.508cm" svg:y="14.605cm">
            <text:p/>
          </draw:rect>
        </draw:g>
        <draw:g>
          <draw:rect draw:style-name="gr19" draw:text-style-name="P9" draw:layer="layout" svg:width="0.635cm" svg:height="0.635cm" svg:x="12.699cm" svg:y="14.605cm">
            <text:p/>
          </draw:rect>
        </draw:g>
        <draw:g>
          <draw:rect draw:style-name="gr19" draw:text-style-name="P9" draw:layer="layout" svg:width="0.635cm" svg:height="0.635cm" svg:x="15.238cm" svg:y="14.605cm">
            <text:p/>
          </draw:rect>
        </draw:g>
        <draw:g>
          <draw:rect draw:style-name="gr19" draw:text-style-name="P9" draw:layer="layout" svg:width="0.635cm" svg:height="0.635cm" svg:x="13.968cm" svg:y="14.605cm">
            <text:p/>
          </draw:rect>
        </draw:g>
        <draw:g>
          <draw:rect draw:style-name="gr19" draw:text-style-name="P9" draw:layer="layout" svg:width="0.635cm" svg:height="0.635cm" svg:x="17.779cm" svg:y="14.605cm">
            <text:p/>
          </draw:rect>
        </draw:g>
        <draw:g>
          <draw:rect draw:style-name="gr19" draw:text-style-name="P9" draw:layer="layout" svg:width="0.635cm" svg:height="0.635cm" svg:x="12.063cm" svg:y="14.605cm">
            <text:p/>
          </draw:rect>
        </draw:g>
        <draw:g>
          <draw:rect draw:style-name="gr19" draw:text-style-name="P9" draw:layer="layout" svg:width="0.635cm" svg:height="0.635cm" svg:x="17.143cm" svg:y="14.605cm">
            <text:p/>
          </draw:rect>
        </draw:g>
        <draw:g>
          <draw:rect draw:style-name="gr19" draw:text-style-name="P9" draw:layer="layout" svg:width="0.635cm" svg:height="0.635cm" svg:x="11.428cm" svg:y="14.605cm">
            <text:p/>
          </draw:rect>
        </draw:g>
        <draw:g>
          <draw:rect draw:style-name="gr38" draw:text-style-name="P9" draw:layer="layout" svg:width="0.635cm" svg:height="0.635cm" svg:x="13.336cm" svg:y="12.701cm">
            <text:p/>
          </draw:rect>
        </draw:g>
        <draw:g>
          <draw:rect draw:style-name="gr38" draw:text-style-name="P9" draw:layer="layout" svg:width="0.635cm" svg:height="0.635cm" svg:x="12.064cm" svg:y="10.795cm">
            <text:p/>
          </draw:rect>
        </draw:g>
        <draw:g>
          <draw:rect draw:style-name="gr38" draw:text-style-name="P9" draw:layer="layout" svg:width="0.635cm" svg:height="0.635cm" svg:x="12.064cm" svg:y="12.065cm">
            <text:p/>
          </draw:rect>
        </draw:g>
        <draw:g>
          <draw:rect draw:style-name="gr38" draw:text-style-name="P9" draw:layer="layout" svg:width="0.635cm" svg:height="0.635cm" svg:x="12.699cm" svg:y="10.795cm">
            <text:p/>
          </draw:rect>
        </draw:g>
        <draw:g>
          <draw:rect draw:style-name="gr38" draw:text-style-name="P9" draw:layer="layout" svg:width="0.635cm" svg:height="0.635cm" svg:x="12.699cm" svg:y="12.065cm">
            <text:p/>
          </draw:rect>
        </draw:g>
        <draw:g>
          <draw:rect draw:style-name="gr38" draw:text-style-name="P9" draw:layer="layout" svg:width="0.635cm" svg:height="0.635cm" svg:x="12.699cm" svg:y="12.7cm">
            <text:p/>
          </draw:rect>
        </draw:g>
        <draw:g>
          <draw:rect draw:style-name="gr38" draw:text-style-name="P9" draw:layer="layout" svg:width="0.635cm" svg:height="0.635cm" svg:x="12.699cm" svg:y="10.16cm">
            <text:p/>
          </draw:rect>
        </draw:g>
        <draw:g>
          <draw:rect draw:style-name="gr38" draw:text-style-name="P9" draw:layer="layout" svg:width="0.635cm" svg:height="0.635cm" svg:x="12.064cm" svg:y="10.16cm">
            <text:p/>
          </draw:rect>
        </draw:g>
        <draw:g>
          <draw:rect draw:style-name="gr38" draw:text-style-name="P9" draw:layer="layout" svg:width="0.635cm" svg:height="0.635cm" svg:x="12.064cm" svg:y="12.7cm">
            <text:p/>
          </draw:rect>
        </draw:g>
        <draw:g>
          <draw:rect draw:style-name="gr37" draw:text-style-name="P9" draw:layer="layout" svg:width="0.634cm" svg:height="0.635cm" svg:x="13.969cm" svg:y="13.97cm">
            <text:p/>
          </draw:rect>
        </draw:g>
        <draw:g>
          <draw:rect draw:style-name="gr37" draw:text-style-name="P9" draw:layer="layout" svg:width="0.634cm" svg:height="0.635cm" svg:x="15.239cm" svg:y="13.97cm">
            <text:p/>
          </draw:rect>
        </draw:g>
        <draw:g>
          <draw:rect draw:style-name="gr37" draw:text-style-name="P9" draw:layer="layout" svg:width="0.634cm" svg:height="0.635cm" svg:x="13.334cm" svg:y="13.97cm">
            <text:p/>
          </draw:rect>
        </draw:g>
        <draw:g>
          <draw:rect draw:style-name="gr37" draw:text-style-name="P9" draw:layer="layout" svg:width="0.634cm" svg:height="0.635cm" svg:x="15.875cm" svg:y="13.97cm">
            <text:p/>
          </draw:rect>
        </draw:g>
        <draw:g>
          <draw:rect draw:style-name="gr37" draw:text-style-name="P9" draw:layer="layout" svg:width="0.634cm" svg:height="0.635cm" svg:x="13.969cm" svg:y="13.334cm">
            <text:p/>
          </draw:rect>
        </draw:g>
        <draw:g>
          <draw:rect draw:style-name="gr37" draw:text-style-name="P9" draw:layer="layout" svg:width="0.634cm" svg:height="0.635cm" svg:x="15.238cm" svg:y="13.334cm">
            <text:p/>
          </draw:rect>
        </draw:g>
        <draw:g>
          <draw:rect draw:style-name="gr37" draw:text-style-name="P9" draw:layer="layout" svg:width="0.634cm" svg:height="0.635cm" svg:x="13.334cm" svg:y="13.334cm">
            <text:p/>
          </draw:rect>
        </draw:g>
        <draw:g>
          <draw:rect draw:style-name="gr37" draw:text-style-name="P9" draw:layer="layout" svg:width="0.634cm" svg:height="0.635cm" svg:x="15.875cm" svg:y="13.335cm">
            <text:p/>
          </draw:rect>
        </draw:g>
        <draw:g>
          <draw:rect draw:style-name="gr38" draw:text-style-name="P9" draw:layer="layout" svg:width="0.635cm" svg:height="0.635cm" svg:x="12.699cm" svg:y="13.335cm">
            <text:p/>
          </draw:rect>
        </draw:g>
        <draw:g>
          <draw:rect draw:style-name="gr37" draw:text-style-name="P9" draw:layer="layout" svg:width="0.634cm" svg:height="0.635cm" svg:x="16.51cm" svg:y="13.335cm">
            <text:p/>
          </draw:rect>
        </draw:g>
        <draw:g>
          <draw:rect draw:style-name="gr36" draw:text-style-name="P9" draw:layer="layout" svg:width="0.635cm" svg:height="0.635cm" svg:x="17.144cm" svg:y="12.065cm">
            <text:p/>
          </draw:rect>
        </draw:g>
        <draw:g>
          <draw:rect draw:style-name="gr36" draw:text-style-name="P9" draw:layer="layout" svg:width="0.635cm" svg:height="0.635cm" svg:x="17.144cm" svg:y="10.795cm">
            <text:p/>
          </draw:rect>
        </draw:g>
        <draw:g>
          <draw:rect draw:style-name="gr36" draw:text-style-name="P9" draw:layer="layout" svg:width="0.635cm" svg:height="0.635cm" svg:x="17.144cm" svg:y="12.7cm">
            <text:p/>
          </draw:rect>
        </draw:g>
        <draw:g>
          <draw:rect draw:style-name="gr36" draw:text-style-name="P9" draw:layer="layout" svg:width="0.635cm" svg:height="0.635cm" svg:x="17.144cm" svg:y="10.16cm">
            <text:p/>
          </draw:rect>
        </draw:g>
        <draw:g>
          <draw:rect draw:style-name="gr36" draw:text-style-name="P9" draw:layer="layout" svg:width="0.635cm" svg:height="0.635cm" svg:x="16.509cm" svg:y="12.065cm">
            <text:p/>
          </draw:rect>
        </draw:g>
        <draw:g>
          <draw:rect draw:style-name="gr36" draw:text-style-name="P9" draw:layer="layout" svg:width="0.635cm" svg:height="0.635cm" svg:x="16.509cm" svg:y="12.7cm">
            <text:p/>
          </draw:rect>
        </draw:g>
        <draw:g>
          <draw:rect draw:style-name="gr36" draw:text-style-name="P9" draw:layer="layout" svg:width="0.635cm" svg:height="0.635cm" svg:x="16.509cm" svg:y="10.795cm">
            <text:p/>
          </draw:rect>
        </draw:g>
        <draw:g>
          <draw:rect draw:style-name="gr36" draw:text-style-name="P9" draw:layer="layout" svg:width="0.635cm" svg:height="0.635cm" svg:x="16.509cm" svg:y="10.16cm">
            <text:p/>
          </draw:rect>
        </draw:g>
        <draw:g>
          <draw:rect draw:style-name="gr35" draw:text-style-name="P9" draw:layer="layout" svg:width="0.634cm" svg:height="0.635cm" svg:x="13.969cm" svg:y="8.89cm">
            <text:p/>
          </draw:rect>
        </draw:g>
        <draw:g>
          <draw:rect draw:style-name="gr35" draw:text-style-name="P9" draw:layer="layout" svg:width="0.634cm" svg:height="0.635cm" svg:x="15.24cm" svg:y="8.89cm">
            <text:p/>
          </draw:rect>
        </draw:g>
        <draw:g>
          <draw:rect draw:style-name="gr35" draw:text-style-name="P9" draw:layer="layout" svg:width="0.634cm" svg:height="0.635cm" svg:x="13.968cm" svg:y="9.525cm">
            <text:p/>
          </draw:rect>
        </draw:g>
        <draw:g>
          <draw:rect draw:style-name="gr35" draw:text-style-name="P9" draw:layer="layout" svg:width="0.634cm" svg:height="0.635cm" svg:x="15.238cm" svg:y="9.525cm">
            <text:p/>
          </draw:rect>
        </draw:g>
        <draw:g>
          <draw:rect draw:style-name="gr35" draw:text-style-name="P9" draw:layer="layout" svg:width="0.634cm" svg:height="0.635cm" svg:x="13.333cm" svg:y="9.525cm">
            <text:p/>
          </draw:rect>
        </draw:g>
        <draw:g>
          <draw:rect draw:style-name="gr35" draw:text-style-name="P9" draw:layer="layout" svg:width="0.634cm" svg:height="0.635cm" svg:x="13.335cm" svg:y="8.89cm">
            <text:p/>
          </draw:rect>
        </draw:g>
        <draw:g>
          <draw:rect draw:style-name="gr35" draw:text-style-name="P9" draw:layer="layout" svg:width="0.634cm" svg:height="0.635cm" svg:x="15.875cm" svg:y="8.89cm">
            <text:p/>
          </draw:rect>
        </draw:g>
        <draw:g>
          <draw:rect draw:style-name="gr35" draw:text-style-name="P9" draw:layer="layout" svg:width="0.634cm" svg:height="0.635cm" svg:x="12.698cm" svg:y="9.525cm">
            <text:p/>
          </draw:rect>
        </draw:g>
        <draw:g>
          <draw:rect draw:style-name="gr35" draw:text-style-name="P9" draw:layer="layout" svg:width="0.635cm" svg:height="0.635cm" svg:x="15.873cm" svg:y="9.524cm">
            <text:p/>
          </draw:rect>
        </draw:g>
        <draw:g>
          <draw:rect draw:style-name="gr36" draw:text-style-name="P9" draw:layer="layout" svg:width="0.635cm" svg:height="0.635cm" svg:x="16.508cm" svg:y="9.524cm">
            <text:p/>
          </draw:rect>
        </draw:g>
        <draw:custom-shape draw:style-name="gr39" draw:text-style-name="P9" draw:layer="layout" svg:width="0.635cm" svg:height="0.635cm" svg:x="15.238cm" svg:y="13.33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35cm" svg:height="0.635cm" svg:x="15.873cm" svg:y="12.7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3.333cm" svg:y="13.3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3.968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2.063cm" svg:y="10.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40"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rect draw:style-name="gr31" draw:text-style-name="P9" draw:layer="layout" svg:width="0.635cm" svg:height="0.635cm" svg:x="20.32cm" svg:y="11.747cm">
            <text:p/>
          </draw:rect>
        </draw:g>
        <draw:g>
          <draw:rect draw:style-name="gr31" draw:text-style-name="P9" draw:layer="layout" svg:width="0.634cm" svg:height="0.635cm" svg:x="20.955cm" svg:y="11.747cm">
            <text:p/>
          </draw:rect>
        </draw:g>
        <draw:g>
          <draw:rect draw:style-name="gr32" draw:text-style-name="P9" draw:layer="layout" svg:width="0.635cm" svg:height="0.635cm" svg:x="21.589cm" svg:y="11.747cm">
            <text:p/>
          </draw:rect>
        </draw:g>
        <draw:g>
          <draw:rect draw:style-name="gr19" draw:text-style-name="P9" draw:layer="layout" svg:width="0.634cm" svg:height="0.635cm" svg:x="20.955cm" svg:y="12.382cm">
            <text:p/>
          </draw:rect>
        </draw:g>
        <draw:g>
          <draw:rect draw:style-name="gr33" draw:text-style-name="P9" draw:layer="layout" svg:width="0.635cm" svg:height="0.635cm" svg:x="20.32cm" svg:y="13.017cm">
            <text:p/>
          </draw:rect>
        </draw:g>
        <draw:g>
          <draw:rect draw:style-name="gr34" draw:text-style-name="P9" draw:layer="layout" svg:width="0.634cm" svg:height="0.635cm" svg:x="20.955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20.955cm" svg:y="12.382cm" svg:viewBox="0 0 635 635" svg:d="m317 0c180 0 318 138 318 318s-138 317-318 317-317-137-317-317 137-318 317-318z">
            <text:p/>
          </draw:path>
          <draw:path draw:style-name="gr23" draw:text-style-name="P9" draw:layer="layout" svg:width="0.067cm" svg:height="0.067cm" svg:x="21.135cm" svg:y="12.569cm" svg:viewBox="0 0 68 68" svg:d="m34 0c19 0 34 15 34 34s-15 34-34 34-34-15-34-34 15-34 34-34z">
            <text:p/>
          </draw:path>
          <draw:path draw:style-name="gr23" draw:text-style-name="P9" draw:layer="layout" svg:width="0.067cm" svg:height="0.067cm" svg:x="21.34cm" svg:y="12.569cm" svg:viewBox="0 0 68 68" svg:d="m34 0c19 0 34 15 34 34s-15 34-34 34-34-15-34-34 15-34 34-34z">
            <text:p/>
          </draw:path>
          <draw:path draw:style-name="gr24" draw:text-style-name="P9" draw:layer="layout" svg:width="0.348cm" svg:height="0.043cm" svg:x="21.098cm" svg:y="12.838cm" svg:viewBox="0 0 349 44" svg:d="m0 0c112 59 237 59 349 0">
            <text:p/>
          </draw:path>
        </draw:g>
        <draw:g>
          <draw:rect draw:style-name="gr35" draw:text-style-name="P9" draw:layer="layout" svg:width="0.635cm" svg:height="0.635cm" svg:x="19.683cm" svg:y="11.112cm">
            <text:p/>
          </draw:rect>
        </draw:g>
        <draw:g>
          <draw:rect draw:style-name="gr35" draw:text-style-name="P9" draw:layer="layout" svg:width="0.635cm" svg:height="0.635cm" svg:x="20.318cm" svg:y="11.112cm">
            <text:p/>
          </draw:rect>
        </draw:g>
        <draw:g>
          <draw:rect draw:style-name="gr31" draw:text-style-name="P9" draw:layer="layout" svg:width="0.634cm" svg:height="0.635cm" svg:x="20.955cm" svg:y="11.112cm">
            <text:p/>
          </draw:rect>
        </draw:g>
        <draw:g>
          <draw:rect draw:style-name="gr35" draw:text-style-name="P9" draw:layer="layout" svg:width="0.635cm" svg:height="0.635cm" svg:x="21.587cm" svg:y="11.112cm">
            <text:p/>
          </draw:rect>
        </draw:g>
        <draw:g>
          <draw:rect draw:style-name="gr19" draw:text-style-name="P9" draw:layer="layout" svg:width="0.635cm" svg:height="0.635cm" svg:x="19.05cm" svg:y="10.477cm">
            <text:p/>
          </draw:rect>
        </draw:g>
        <draw:g>
          <draw:rect draw:style-name="gr19" draw:text-style-name="P9" draw:layer="layout" svg:width="0.635cm" svg:height="0.635cm" svg:x="19.685cm" svg:y="10.477cm">
            <text:p/>
          </draw:rect>
        </draw:g>
        <draw:g>
          <draw:rect draw:style-name="gr35" draw:text-style-name="P9" draw:layer="layout" svg:width="0.634cm" svg:height="0.635cm" svg:x="20.953cm" svg:y="10.477cm">
            <text:p/>
          </draw:rect>
        </draw:g>
        <draw:g>
          <draw:rect draw:style-name="gr19" draw:text-style-name="P9" draw:layer="layout" svg:width="0.635cm" svg:height="0.635cm" svg:x="22.224cm" svg:y="10.477cm">
            <text:p/>
          </draw:rect>
        </draw:g>
        <draw:g>
          <draw:rect draw:style-name="gr32" draw:text-style-name="P9" draw:layer="layout" svg:width="0.635cm" svg:height="0.635cm" svg:x="21.589cm" svg:y="12.382cm">
            <text:p/>
          </draw:rect>
        </draw:g>
        <draw:g>
          <draw:rect draw:style-name="gr36" draw:text-style-name="P9" draw:layer="layout" svg:width="0.635cm" svg:height="0.635cm" svg:x="22.224cm" svg:y="11.112cm">
            <text:p/>
          </draw:rect>
        </draw:g>
        <draw:g>
          <draw:rect draw:style-name="gr36" draw:text-style-name="P9" draw:layer="layout" svg:width="0.635cm" svg:height="0.635cm" svg:x="22.224cm" svg:y="11.747cm">
            <text:p/>
          </draw:rect>
        </draw:g>
        <draw:g>
          <draw:rect draw:style-name="gr32" draw:text-style-name="P9" draw:layer="layout" svg:width="0.635cm" svg:height="0.635cm" svg:x="22.224cm" svg:y="12.382cm">
            <text:p/>
          </draw:rect>
        </draw:g>
        <draw:g>
          <draw:rect draw:style-name="gr36" draw:text-style-name="P9" draw:layer="layout" svg:width="0.635cm" svg:height="0.635cm" svg:x="22.224cm" svg:y="13.017cm">
            <text:p/>
          </draw:rect>
        </draw:g>
        <draw:g>
          <draw:rect draw:style-name="gr19" draw:text-style-name="P9" draw:layer="layout" svg:width="0.635cm" svg:height="0.635cm" svg:x="22.859cm" svg:y="10.477cm">
            <text:p/>
          </draw:rect>
        </draw:g>
        <draw:g>
          <draw:rect draw:style-name="gr19" draw:text-style-name="P9" draw:layer="layout" svg:width="0.635cm" svg:height="0.635cm" svg:x="22.859cm" svg:y="11.112cm">
            <text:p/>
          </draw:rect>
        </draw:g>
        <draw:g>
          <draw:rect draw:style-name="gr36" draw:text-style-name="P9" draw:layer="layout" svg:width="0.635cm" svg:height="0.635cm" svg:x="22.859cm" svg:y="12.382cm">
            <text:p/>
          </draw:rect>
        </draw:g>
        <draw:g>
          <draw:rect draw:style-name="gr19" draw:text-style-name="P9" draw:layer="layout" svg:width="0.635cm" svg:height="0.635cm" svg:x="22.859cm" svg:y="13.652cm">
            <text:p/>
          </draw:rect>
        </draw:g>
        <draw:g>
          <draw:rect draw:style-name="gr34" draw:text-style-name="P9" draw:layer="layout" svg:width="0.635cm" svg:height="0.635cm" svg:x="21.589cm" svg:y="13.017cm">
            <text:p/>
          </draw:rect>
        </draw:g>
        <draw:g>
          <draw:rect draw:style-name="gr37" draw:text-style-name="P9" draw:layer="layout" svg:width="0.635cm" svg:height="0.635cm" svg:x="20.319cm" svg:y="13.651cm">
            <text:p/>
          </draw:rect>
        </draw:g>
        <draw:g>
          <draw:rect draw:style-name="gr34" draw:text-style-name="P9" draw:layer="layout" svg:width="0.634cm" svg:height="0.635cm" svg:x="20.955cm" svg:y="13.652cm">
            <text:p/>
          </draw:rect>
        </draw:g>
        <draw:g>
          <draw:rect draw:style-name="gr37" draw:text-style-name="P9" draw:layer="layout" svg:width="0.635cm" svg:height="0.635cm" svg:x="21.588cm" svg:y="13.651cm">
            <text:p/>
          </draw:rect>
        </draw:g>
        <draw:g>
          <draw:rect draw:style-name="gr37" draw:text-style-name="P9" draw:layer="layout" svg:width="0.635cm" svg:height="0.635cm" svg:x="22.223cm" svg:y="13.651cm">
            <text:p/>
          </draw:rect>
        </draw:g>
        <draw:g>
          <draw:rect draw:style-name="gr19" draw:text-style-name="P9" draw:layer="layout" svg:width="0.635cm" svg:height="0.635cm" svg:x="19.685cm" svg:y="14.287cm">
            <text:p/>
          </draw:rect>
        </draw:g>
        <draw:g>
          <draw:rect draw:style-name="gr37" draw:text-style-name="P9" draw:layer="layout" svg:width="0.634cm" svg:height="0.635cm" svg:x="20.954cm" svg:y="14.286cm">
            <text:p/>
          </draw:rect>
        </draw:g>
        <draw:g>
          <draw:rect draw:style-name="gr19" draw:text-style-name="P9" draw:layer="layout" svg:width="0.635cm" svg:height="0.635cm" svg:x="22.224cm" svg:y="14.287cm">
            <text:p/>
          </draw:rect>
        </draw:g>
        <draw:g>
          <draw:rect draw:style-name="gr19" draw:text-style-name="P9" draw:layer="layout" svg:width="0.635cm" svg:height="0.635cm" svg:x="22.859cm" svg:y="14.287cm">
            <text:p/>
          </draw:rect>
        </draw:g>
        <draw:g>
          <draw:rect draw:style-name="gr33" draw:text-style-name="P9" draw:layer="layout" svg:width="0.635cm" svg:height="0.635cm" svg:x="20.32cm" svg:y="12.382cm">
            <text:p/>
          </draw:rect>
        </draw:g>
        <draw:g>
          <draw:rect draw:style-name="gr19" draw:text-style-name="P9" draw:layer="layout" svg:width="0.635cm" svg:height="0.635cm" svg:x="19.05cm" svg:y="11.112cm">
            <text:p/>
          </draw:rect>
        </draw:g>
        <draw:g>
          <draw:rect draw:style-name="gr38" draw:text-style-name="P9" draw:layer="layout" svg:width="0.635cm" svg:height="0.635cm" svg:x="19.05cm" svg:y="12.382cm">
            <text:p/>
          </draw:rect>
        </draw:g>
        <draw:g>
          <draw:rect draw:style-name="gr33" draw:text-style-name="P9" draw:layer="layout" svg:width="0.635cm" svg:height="0.635cm" svg:x="19.685cm" svg:y="12.382cm">
            <text:p/>
          </draw:rect>
        </draw:g>
        <draw:g>
          <draw:rect draw:style-name="gr38" draw:text-style-name="P9" draw:layer="layout" svg:width="0.635cm" svg:height="0.635cm" svg:x="19.685cm" svg:y="11.747cm">
            <text:p/>
          </draw:rect>
        </draw:g>
        <draw:g>
          <draw:rect draw:style-name="gr20" draw:text-style-name="P9" draw:layer="layout" svg:width="0.635cm" svg:height="0.635cm" svg:x="19.685cm" svg:y="13.652cm">
            <text:p/>
          </draw:rect>
        </draw:g>
        <draw:g>
          <draw:rect draw:style-name="gr38" draw:text-style-name="P9" draw:layer="layout" svg:width="0.635cm" svg:height="0.635cm" svg:x="19.685cm" svg:y="13.017cm">
            <text:p/>
          </draw:rect>
        </draw:g>
        <draw:g>
          <draw:rect draw:style-name="gr19" draw:text-style-name="P9" draw:layer="layout" svg:width="0.635cm" svg:height="0.635cm" svg:x="19.05cm" svg:y="14.287cm">
            <text:p/>
          </draw:rect>
        </draw:g>
        <draw:g>
          <draw:rect draw:style-name="gr19" draw:text-style-name="P9" draw:layer="layout" svg:width="0.635cm" svg:height="0.635cm" svg:x="19.05cm" svg:y="13.652cm">
            <text:p/>
          </draw:rect>
        </draw:g>
        <draw:line draw:style-name="gr29" draw:text-style-name="P10" draw:layer="layout" svg:x1="21.272cm" svg:y1="12.382cm" svg:x2="21.272cm" svg:y2="11.747cm">
          <text:p/>
        </draw:line>
        <draw:line draw:style-name="gr29" draw:text-style-name="P10" draw:layer="layout" svg:x1="21.589cm" svg:y1="12.7cm" svg:x2="22.224cm" svg:y2="12.7cm">
          <text:p/>
        </draw:line>
        <draw:g>
          <draw:rect draw:style-name="gr19" draw:text-style-name="P9" draw:layer="layout" svg:width="0.635cm" svg:height="0.635cm" svg:x="22.859cm" svg:y="13.017cm">
            <text:p/>
          </draw:rect>
        </draw:g>
        <draw:g>
          <draw:rect draw:style-name="gr19" draw:text-style-name="P9" draw:layer="layout" svg:width="0.635cm" svg:height="0.635cm" svg:x="21.589cm" svg:y="14.287cm">
            <text:p/>
          </draw:rect>
        </draw:g>
        <draw:g>
          <draw:rect draw:style-name="gr19" draw:text-style-name="P9" draw:layer="layout" svg:width="0.635cm" svg:height="0.635cm" svg:x="20.319cm" svg:y="14.287cm">
            <text:p/>
          </draw:rect>
        </draw:g>
        <draw:g>
          <draw:rect draw:style-name="gr19" draw:text-style-name="P9" draw:layer="layout" svg:width="0.635cm" svg:height="0.635cm" svg:x="19.049cm" svg:y="13.017cm">
            <text:p/>
          </draw:rect>
        </draw:g>
        <draw:g>
          <draw:rect draw:style-name="gr19" draw:text-style-name="P9" draw:layer="layout" svg:width="0.635cm" svg:height="0.635cm" svg:x="19.049cm" svg:y="11.747cm">
            <text:p/>
          </draw:rect>
        </draw:g>
        <draw:g>
          <draw:rect draw:style-name="gr19" draw:text-style-name="P9" draw:layer="layout" svg:width="0.635cm" svg:height="0.635cm" svg:x="20.319cm" svg:y="10.477cm">
            <text:p/>
          </draw:rect>
        </draw:g>
        <draw:g>
          <draw:rect draw:style-name="gr19" draw:text-style-name="P9" draw:layer="layout" svg:width="0.635cm" svg:height="0.635cm" svg:x="22.859cm" svg:y="11.747cm">
            <text:p/>
          </draw:rect>
        </draw:g>
        <draw:g>
          <draw:rect draw:style-name="gr19" draw:text-style-name="P9" draw:layer="layout" svg:width="0.635cm" svg:height="0.635cm" svg:x="21.589cm" svg:y="10.477cm">
            <text:p/>
          </draw:rect>
        </draw:g>
        <draw:g>
          <draw:rect draw:style-name="gr19" draw:text-style-name="P9" draw:layer="layout" svg:width="0.635cm" svg:height="0.635cm" svg:x="19.684cm" svg:y="14.922cm">
            <text:p/>
          </draw:rect>
        </draw:g>
        <draw:g>
          <draw:rect draw:style-name="gr37" draw:text-style-name="P9" draw:layer="layout" svg:width="0.634cm" svg:height="0.635cm" svg:x="20.954cm" svg:y="14.922cm">
            <text:p/>
          </draw:rect>
        </draw:g>
        <draw:g>
          <draw:rect draw:style-name="gr19" draw:text-style-name="P9" draw:layer="layout" svg:width="0.635cm" svg:height="0.635cm" svg:x="22.223cm" svg:y="14.922cm">
            <text:p/>
          </draw:rect>
        </draw:g>
        <draw:g>
          <draw:rect draw:style-name="gr19" draw:text-style-name="P9" draw:layer="layout" svg:width="0.635cm" svg:height="0.635cm" svg:x="22.858cm" svg:y="14.922cm">
            <text:p/>
          </draw:rect>
        </draw:g>
        <draw:g>
          <draw:rect draw:style-name="gr19" draw:text-style-name="P9" draw:layer="layout" svg:width="0.635cm" svg:height="0.635cm" svg:x="19.049cm" svg:y="14.922cm">
            <text:p/>
          </draw:rect>
        </draw:g>
        <draw:g>
          <draw:rect draw:style-name="gr19" draw:text-style-name="P9" draw:layer="layout" svg:width="0.635cm" svg:height="0.635cm" svg:x="21.588cm" svg:y="14.922cm">
            <text:p/>
          </draw:rect>
        </draw:g>
        <draw:g>
          <draw:rect draw:style-name="gr19" draw:text-style-name="P9" draw:layer="layout" svg:width="0.635cm" svg:height="0.635cm" svg:x="20.318cm" svg:y="14.922cm">
            <text:p/>
          </draw:rect>
        </draw:g>
        <draw:g>
          <draw:rect draw:style-name="gr19" draw:text-style-name="P9" draw:layer="layout" svg:width="0.635cm" svg:height="0.635cm" svg:x="24.13cm" svg:y="10.477cm">
            <text:p/>
          </draw:rect>
        </draw:g>
        <draw:g>
          <draw:rect draw:style-name="gr19" draw:text-style-name="P9" draw:layer="layout" svg:width="0.635cm" svg:height="0.635cm" svg:x="24.13cm" svg:y="11.112cm">
            <text:p/>
          </draw:rect>
        </draw:g>
        <draw:g>
          <draw:rect draw:style-name="gr36" draw:text-style-name="P9" draw:layer="layout" svg:width="0.635cm" svg:height="0.635cm" svg:x="24.13cm" svg:y="12.382cm">
            <text:p/>
          </draw:rect>
        </draw:g>
        <draw:g>
          <draw:rect draw:style-name="gr19" draw:text-style-name="P9" draw:layer="layout" svg:width="0.635cm" svg:height="0.635cm" svg:x="24.13cm" svg:y="13.652cm">
            <text:p/>
          </draw:rect>
        </draw:g>
        <draw:g>
          <draw:rect draw:style-name="gr19" draw:text-style-name="P9" draw:layer="layout" svg:width="0.635cm" svg:height="0.635cm" svg:x="24.13cm" svg:y="14.287cm">
            <text:p/>
          </draw:rect>
        </draw:g>
        <draw:g>
          <draw:rect draw:style-name="gr19" draw:text-style-name="P9" draw:layer="layout" svg:width="0.635cm" svg:height="0.635cm" svg:x="24.13cm" svg:y="13.017cm">
            <text:p/>
          </draw:rect>
        </draw:g>
        <draw:g>
          <draw:rect draw:style-name="gr19" draw:text-style-name="P9" draw:layer="layout" svg:width="0.635cm" svg:height="0.635cm" svg:x="24.13cm" svg:y="11.747cm">
            <text:p/>
          </draw:rect>
        </draw:g>
        <draw:g>
          <draw:rect draw:style-name="gr19" draw:text-style-name="P9" draw:layer="layout" svg:width="0.635cm" svg:height="0.635cm" svg:x="24.129cm" svg:y="14.922cm">
            <text:p/>
          </draw:rect>
        </draw:g>
        <draw:g>
          <draw:rect draw:style-name="gr19" draw:text-style-name="P9" draw:layer="layout" svg:width="0.635cm" svg:height="0.635cm" svg:x="19.049cm" svg:y="9.842cm">
            <text:p/>
          </draw:rect>
        </draw:g>
        <draw:g>
          <draw:rect draw:style-name="gr19" draw:text-style-name="P9" draw:layer="layout" svg:width="0.635cm" svg:height="0.635cm" svg:x="19.684cm" svg:y="9.842cm">
            <text:p/>
          </draw:rect>
        </draw:g>
        <draw:g>
          <draw:rect draw:style-name="gr35" draw:text-style-name="P9" draw:layer="layout" svg:width="0.634cm" svg:height="0.635cm" svg:x="20.954cm" svg:y="9.842cm">
            <text:p/>
          </draw:rect>
        </draw:g>
        <draw:g>
          <draw:rect draw:style-name="gr19" draw:text-style-name="P9" draw:layer="layout" svg:width="0.635cm" svg:height="0.635cm" svg:x="22.223cm" svg:y="9.842cm">
            <text:p/>
          </draw:rect>
        </draw:g>
        <draw:g>
          <draw:rect draw:style-name="gr19" draw:text-style-name="P9" draw:layer="layout" svg:width="0.635cm" svg:height="0.635cm" svg:x="22.858cm" svg:y="9.842cm">
            <text:p/>
          </draw:rect>
        </draw:g>
        <draw:g>
          <draw:rect draw:style-name="gr19" draw:text-style-name="P9" draw:layer="layout" svg:width="0.635cm" svg:height="0.635cm" svg:x="20.318cm" svg:y="9.842cm">
            <text:p/>
          </draw:rect>
        </draw:g>
        <draw:g>
          <draw:rect draw:style-name="gr19" draw:text-style-name="P9" draw:layer="layout" svg:width="0.635cm" svg:height="0.635cm" svg:x="21.588cm" svg:y="9.842cm">
            <text:p/>
          </draw:rect>
        </draw:g>
        <draw:g>
          <draw:rect draw:style-name="gr19" draw:text-style-name="P9" draw:layer="layout" svg:width="0.635cm" svg:height="0.635cm" svg:x="24.129cm" svg:y="9.842cm">
            <text:p/>
          </draw:rect>
        </draw:g>
        <draw:g>
          <draw:rect draw:style-name="gr19" draw:text-style-name="P9" draw:layer="layout" svg:width="0.635cm" svg:height="0.635cm" svg:x="18.414cm" svg:y="10.477cm">
            <text:p/>
          </draw:rect>
        </draw:g>
        <draw:g>
          <draw:rect draw:style-name="gr19" draw:text-style-name="P9" draw:layer="layout" svg:width="0.635cm" svg:height="0.635cm" svg:x="18.414cm" svg:y="11.112cm">
            <text:p/>
          </draw:rect>
        </draw:g>
        <draw:g>
          <draw:rect draw:style-name="gr38" draw:text-style-name="P9" draw:layer="layout" svg:width="0.635cm" svg:height="0.635cm" svg:x="18.414cm" svg:y="12.382cm">
            <text:p/>
          </draw:rect>
        </draw:g>
        <draw:g>
          <draw:rect draw:style-name="gr19" draw:text-style-name="P9" draw:layer="layout" svg:width="0.635cm" svg:height="0.635cm" svg:x="18.414cm" svg:y="14.287cm">
            <text:p/>
          </draw:rect>
        </draw:g>
        <draw:g>
          <draw:rect draw:style-name="gr19" draw:text-style-name="P9" draw:layer="layout" svg:width="0.635cm" svg:height="0.635cm" svg:x="18.414cm" svg:y="13.652cm">
            <text:p/>
          </draw:rect>
        </draw:g>
        <draw:g>
          <draw:rect draw:style-name="gr19" draw:text-style-name="P9" draw:layer="layout" svg:width="0.635cm" svg:height="0.635cm" svg:x="18.413cm" svg:y="13.017cm">
            <text:p/>
          </draw:rect>
        </draw:g>
        <draw:g>
          <draw:rect draw:style-name="gr19" draw:text-style-name="P9" draw:layer="layout" svg:width="0.635cm" svg:height="0.635cm" svg:x="18.413cm" svg:y="11.747cm">
            <text:p/>
          </draw:rect>
        </draw:g>
        <draw:g>
          <draw:rect draw:style-name="gr19" draw:text-style-name="P9" draw:layer="layout" svg:width="0.635cm" svg:height="0.635cm" svg:x="18.413cm" svg:y="14.922cm">
            <text:p/>
          </draw:rect>
        </draw:g>
        <draw:g>
          <draw:rect draw:style-name="gr19" draw:text-style-name="P9" draw:layer="layout" svg:width="0.635cm" svg:height="0.635cm" svg:x="18.413cm" svg:y="9.842cm">
            <text:p/>
          </draw:rect>
        </draw:g>
        <draw:g>
          <draw:rect draw:style-name="gr19" draw:text-style-name="P9" draw:layer="layout" svg:width="0.635cm" svg:height="0.635cm" svg:x="23.494cm" svg:y="10.477cm">
            <text:p/>
          </draw:rect>
        </draw:g>
        <draw:g>
          <draw:rect draw:style-name="gr19" draw:text-style-name="P9" draw:layer="layout" svg:width="0.635cm" svg:height="0.635cm" svg:x="23.494cm" svg:y="11.112cm">
            <text:p/>
          </draw:rect>
        </draw:g>
        <draw:g>
          <draw:rect draw:style-name="gr36" draw:text-style-name="P9" draw:layer="layout" svg:width="0.635cm" svg:height="0.635cm" svg:x="23.494cm" svg:y="12.382cm">
            <text:p/>
          </draw:rect>
        </draw:g>
        <draw:g>
          <draw:rect draw:style-name="gr19" draw:text-style-name="P9" draw:layer="layout" svg:width="0.635cm" svg:height="0.635cm" svg:x="23.494cm" svg:y="13.652cm">
            <text:p/>
          </draw:rect>
        </draw:g>
        <draw:g>
          <draw:rect draw:style-name="gr19" draw:text-style-name="P9" draw:layer="layout" svg:width="0.635cm" svg:height="0.635cm" svg:x="23.494cm" svg:y="14.287cm">
            <text:p/>
          </draw:rect>
        </draw:g>
        <draw:g>
          <draw:rect draw:style-name="gr19" draw:text-style-name="P9" draw:layer="layout" svg:width="0.635cm" svg:height="0.635cm" svg:x="23.494cm" svg:y="13.017cm">
            <text:p/>
          </draw:rect>
        </draw:g>
        <draw:g>
          <draw:rect draw:style-name="gr19" draw:text-style-name="P9" draw:layer="layout" svg:width="0.635cm" svg:height="0.635cm" svg:x="23.494cm" svg:y="11.747cm">
            <text:p/>
          </draw:rect>
        </draw:g>
        <draw:g>
          <draw:rect draw:style-name="gr19" draw:text-style-name="P9" draw:layer="layout" svg:width="0.635cm" svg:height="0.635cm" svg:x="23.493cm" svg:y="14.922cm">
            <text:p/>
          </draw:rect>
        </draw:g>
        <draw:g>
          <draw:rect draw:style-name="gr19" draw:text-style-name="P9" draw:layer="layout" svg:width="0.635cm" svg:height="0.635cm" svg:x="23.493cm" svg:y="9.842cm">
            <text:p/>
          </draw:rect>
        </draw:g>
        <draw:g>
          <draw:rect draw:style-name="gr19" draw:text-style-name="P9" draw:layer="layout" svg:width="0.635cm" svg:height="0.635cm" svg:x="19.049cm" svg:y="9.207cm">
            <text:p/>
          </draw:rect>
        </draw:g>
        <draw:g>
          <draw:rect draw:style-name="gr19" draw:text-style-name="P9" draw:layer="layout" svg:width="0.635cm" svg:height="0.635cm" svg:x="19.684cm" svg:y="9.207cm">
            <text:p/>
          </draw:rect>
        </draw:g>
        <draw:g>
          <draw:rect draw:style-name="gr35" draw:text-style-name="P9" draw:layer="layout" svg:width="0.634cm" svg:height="0.635cm" svg:x="20.954cm" svg:y="9.207cm">
            <text:p/>
          </draw:rect>
        </draw:g>
        <draw:g>
          <draw:rect draw:style-name="gr19" draw:text-style-name="P9" draw:layer="layout" svg:width="0.635cm" svg:height="0.635cm" svg:x="22.223cm" svg:y="9.207cm">
            <text:p/>
          </draw:rect>
        </draw:g>
        <draw:g>
          <draw:rect draw:style-name="gr19" draw:text-style-name="P9" draw:layer="layout" svg:width="0.635cm" svg:height="0.635cm" svg:x="22.858cm" svg:y="9.207cm">
            <text:p/>
          </draw:rect>
        </draw:g>
        <draw:g>
          <draw:rect draw:style-name="gr19" draw:text-style-name="P9" draw:layer="layout" svg:width="0.635cm" svg:height="0.635cm" svg:x="20.318cm" svg:y="9.207cm">
            <text:p/>
          </draw:rect>
        </draw:g>
        <draw:g>
          <draw:rect draw:style-name="gr19" draw:text-style-name="P9" draw:layer="layout" svg:width="0.635cm" svg:height="0.635cm" svg:x="21.588cm" svg:y="9.207cm">
            <text:p/>
          </draw:rect>
        </draw:g>
        <draw:g>
          <draw:rect draw:style-name="gr19" draw:text-style-name="P9" draw:layer="layout" svg:width="0.635cm" svg:height="0.635cm" svg:x="24.129cm" svg:y="9.207cm">
            <text:p/>
          </draw:rect>
        </draw:g>
        <draw:g>
          <draw:rect draw:style-name="gr19" draw:text-style-name="P9" draw:layer="layout" svg:width="0.635cm" svg:height="0.635cm" svg:x="18.413cm" svg:y="9.207cm">
            <text:p/>
          </draw:rect>
        </draw:g>
        <draw:g>
          <draw:rect draw:style-name="gr19" draw:text-style-name="P9" draw:layer="layout" svg:width="0.635cm" svg:height="0.635cm" svg:x="23.493cm" svg:y="9.207cm">
            <text:p/>
          </draw:rect>
        </draw:g>
        <draw:g>
          <draw:rect draw:style-name="gr19" draw:text-style-name="P9" draw:layer="layout" svg:width="0.635cm" svg:height="0.635cm" svg:x="17.779cm" svg:y="10.477cm">
            <text:p/>
          </draw:rect>
        </draw:g>
        <draw:g>
          <draw:rect draw:style-name="gr19" draw:text-style-name="P9" draw:layer="layout" svg:width="0.635cm" svg:height="0.635cm" svg:x="17.779cm" svg:y="11.112cm">
            <text:p/>
          </draw:rect>
        </draw:g>
        <draw:g>
          <draw:rect draw:style-name="gr38" draw:text-style-name="P9" draw:layer="layout" svg:width="0.635cm" svg:height="0.635cm" svg:x="17.779cm" svg:y="12.382cm">
            <text:p/>
          </draw:rect>
        </draw:g>
        <draw:g>
          <draw:rect draw:style-name="gr19" draw:text-style-name="P9" draw:layer="layout" svg:width="0.635cm" svg:height="0.635cm" svg:x="17.779cm" svg:y="14.287cm">
            <text:p/>
          </draw:rect>
        </draw:g>
        <draw:g>
          <draw:rect draw:style-name="gr19" draw:text-style-name="P9" draw:layer="layout" svg:width="0.635cm" svg:height="0.635cm" svg:x="17.779cm" svg:y="13.652cm">
            <text:p/>
          </draw:rect>
        </draw:g>
        <draw:g>
          <draw:rect draw:style-name="gr19" draw:text-style-name="P9" draw:layer="layout" svg:width="0.635cm" svg:height="0.635cm" svg:x="17.778cm" svg:y="13.017cm">
            <text:p/>
          </draw:rect>
        </draw:g>
        <draw:g>
          <draw:rect draw:style-name="gr19" draw:text-style-name="P9" draw:layer="layout" svg:width="0.635cm" svg:height="0.635cm" svg:x="17.778cm" svg:y="11.747cm">
            <text:p/>
          </draw:rect>
        </draw:g>
        <draw:g>
          <draw:rect draw:style-name="gr19" draw:text-style-name="P9" draw:layer="layout" svg:width="0.635cm" svg:height="0.635cm" svg:x="17.778cm" svg:y="14.922cm">
            <text:p/>
          </draw:rect>
        </draw:g>
        <draw:g>
          <draw:rect draw:style-name="gr19" draw:text-style-name="P9" draw:layer="layout" svg:width="0.635cm" svg:height="0.635cm" svg:x="17.778cm" svg:y="9.842cm">
            <text:p/>
          </draw:rect>
        </draw:g>
        <draw:g>
          <draw:rect draw:style-name="gr19" draw:text-style-name="P9" draw:layer="layout" svg:width="0.635cm" svg:height="0.635cm" svg:x="17.778cm" svg:y="9.207cm">
            <text:p/>
          </draw:rect>
        </draw:g>
        <draw:g>
          <draw:rect draw:style-name="gr19" draw:text-style-name="P9" draw:layer="layout" svg:width="0.635cm" svg:height="0.635cm" svg:x="19.684cm" svg:y="15.557cm">
            <text:p/>
          </draw:rect>
        </draw:g>
        <draw:g>
          <draw:rect draw:style-name="gr37" draw:text-style-name="P9" draw:layer="layout" svg:width="0.634cm" svg:height="0.635cm" svg:x="20.954cm" svg:y="15.557cm">
            <text:p/>
          </draw:rect>
        </draw:g>
        <draw:g>
          <draw:rect draw:style-name="gr19" draw:text-style-name="P9" draw:layer="layout" svg:width="0.635cm" svg:height="0.635cm" svg:x="22.223cm" svg:y="15.557cm">
            <text:p/>
          </draw:rect>
        </draw:g>
        <draw:g>
          <draw:rect draw:style-name="gr19" draw:text-style-name="P9" draw:layer="layout" svg:width="0.635cm" svg:height="0.635cm" svg:x="22.858cm" svg:y="15.557cm">
            <text:p/>
          </draw:rect>
        </draw:g>
        <draw:g>
          <draw:rect draw:style-name="gr19" draw:text-style-name="P9" draw:layer="layout" svg:width="0.635cm" svg:height="0.635cm" svg:x="19.049cm" svg:y="15.557cm">
            <text:p/>
          </draw:rect>
        </draw:g>
        <draw:g>
          <draw:rect draw:style-name="gr19" draw:text-style-name="P9" draw:layer="layout" svg:width="0.635cm" svg:height="0.635cm" svg:x="21.588cm" svg:y="15.557cm">
            <text:p/>
          </draw:rect>
        </draw:g>
        <draw:g>
          <draw:rect draw:style-name="gr19" draw:text-style-name="P9" draw:layer="layout" svg:width="0.635cm" svg:height="0.635cm" svg:x="20.318cm" svg:y="15.557cm">
            <text:p/>
          </draw:rect>
        </draw:g>
        <draw:g>
          <draw:rect draw:style-name="gr19" draw:text-style-name="P9" draw:layer="layout" svg:width="0.635cm" svg:height="0.635cm" svg:x="24.129cm" svg:y="15.557cm">
            <text:p/>
          </draw:rect>
        </draw:g>
        <draw:g>
          <draw:rect draw:style-name="gr19" draw:text-style-name="P9" draw:layer="layout" svg:width="0.635cm" svg:height="0.635cm" svg:x="18.413cm" svg:y="15.557cm">
            <text:p/>
          </draw:rect>
        </draw:g>
        <draw:g>
          <draw:rect draw:style-name="gr19" draw:text-style-name="P9" draw:layer="layout" svg:width="0.635cm" svg:height="0.635cm" svg:x="23.493cm" svg:y="15.557cm">
            <text:p/>
          </draw:rect>
        </draw:g>
        <draw:g>
          <draw:rect draw:style-name="gr19" draw:text-style-name="P9" draw:layer="layout" svg:width="0.635cm" svg:height="0.635cm" svg:x="17.778cm" svg:y="15.557cm">
            <text:p/>
          </draw:rect>
        </draw:g>
        <draw:g>
          <draw:rect draw:style-name="gr38" draw:text-style-name="P9" draw:layer="layout" svg:width="0.635cm" svg:height="0.635cm" svg:x="19.686cm" svg:y="13.653cm">
            <text:p/>
          </draw:rect>
        </draw:g>
        <draw:g>
          <draw:rect draw:style-name="gr38" draw:text-style-name="P9" draw:layer="layout" svg:width="0.635cm" svg:height="0.635cm" svg:x="18.414cm" svg:y="11.747cm">
            <text:p/>
          </draw:rect>
        </draw:g>
        <draw:g>
          <draw:rect draw:style-name="gr38" draw:text-style-name="P9" draw:layer="layout" svg:width="0.635cm" svg:height="0.635cm" svg:x="18.414cm" svg:y="13.017cm">
            <text:p/>
          </draw:rect>
        </draw:g>
        <draw:g>
          <draw:rect draw:style-name="gr38" draw:text-style-name="P9" draw:layer="layout" svg:width="0.635cm" svg:height="0.635cm" svg:x="19.049cm" svg:y="11.747cm">
            <text:p/>
          </draw:rect>
        </draw:g>
        <draw:g>
          <draw:rect draw:style-name="gr38" draw:text-style-name="P9" draw:layer="layout" svg:width="0.635cm" svg:height="0.635cm" svg:x="19.049cm" svg:y="13.017cm">
            <text:p/>
          </draw:rect>
        </draw:g>
        <draw:g>
          <draw:rect draw:style-name="gr38" draw:text-style-name="P9" draw:layer="layout" svg:width="0.635cm" svg:height="0.635cm" svg:x="19.049cm" svg:y="13.652cm">
            <text:p/>
          </draw:rect>
        </draw:g>
        <draw:g>
          <draw:rect draw:style-name="gr38" draw:text-style-name="P9" draw:layer="layout" svg:width="0.635cm" svg:height="0.635cm" svg:x="19.049cm" svg:y="11.112cm">
            <text:p/>
          </draw:rect>
        </draw:g>
        <draw:g>
          <draw:rect draw:style-name="gr38" draw:text-style-name="P9" draw:layer="layout" svg:width="0.635cm" svg:height="0.635cm" svg:x="18.414cm" svg:y="11.112cm">
            <text:p/>
          </draw:rect>
        </draw:g>
        <draw:g>
          <draw:rect draw:style-name="gr38" draw:text-style-name="P9" draw:layer="layout" svg:width="0.635cm" svg:height="0.635cm" svg:x="18.414cm" svg:y="13.652cm">
            <text:p/>
          </draw:rect>
        </draw:g>
        <draw:g>
          <draw:rect draw:style-name="gr37" draw:text-style-name="P9" draw:layer="layout" svg:width="0.634cm" svg:height="0.635cm" svg:x="20.319cm" svg:y="14.922cm">
            <text:p/>
          </draw:rect>
        </draw:g>
        <draw:g>
          <draw:rect draw:style-name="gr37" draw:text-style-name="P9" draw:layer="layout" svg:width="0.634cm" svg:height="0.635cm" svg:x="21.589cm" svg:y="14.922cm">
            <text:p/>
          </draw:rect>
        </draw:g>
        <draw:g>
          <draw:rect draw:style-name="gr37" draw:text-style-name="P9" draw:layer="layout" svg:width="0.634cm" svg:height="0.635cm" svg:x="19.684cm" svg:y="14.922cm">
            <text:p/>
          </draw:rect>
        </draw:g>
        <draw:g>
          <draw:rect draw:style-name="gr37" draw:text-style-name="P9" draw:layer="layout" svg:width="0.634cm" svg:height="0.635cm" svg:x="22.225cm" svg:y="14.922cm">
            <text:p/>
          </draw:rect>
        </draw:g>
        <draw:g>
          <draw:rect draw:style-name="gr37" draw:text-style-name="P9" draw:layer="layout" svg:width="0.634cm" svg:height="0.635cm" svg:x="20.319cm" svg:y="14.286cm">
            <text:p/>
          </draw:rect>
        </draw:g>
        <draw:g>
          <draw:rect draw:style-name="gr37" draw:text-style-name="P9" draw:layer="layout" svg:width="0.634cm" svg:height="0.635cm" svg:x="21.588cm" svg:y="14.286cm">
            <text:p/>
          </draw:rect>
        </draw:g>
        <draw:g>
          <draw:rect draw:style-name="gr37" draw:text-style-name="P9" draw:layer="layout" svg:width="0.634cm" svg:height="0.635cm" svg:x="19.684cm" svg:y="14.286cm">
            <text:p/>
          </draw:rect>
        </draw:g>
        <draw:g>
          <draw:rect draw:style-name="gr37" draw:text-style-name="P9" draw:layer="layout" svg:width="0.634cm" svg:height="0.635cm" svg:x="22.225cm" svg:y="14.287cm">
            <text:p/>
          </draw:rect>
        </draw:g>
        <draw:g>
          <draw:rect draw:style-name="gr38" draw:text-style-name="P9" draw:layer="layout" svg:width="0.635cm" svg:height="0.635cm" svg:x="19.049cm" svg:y="14.287cm">
            <text:p/>
          </draw:rect>
        </draw:g>
        <draw:g>
          <draw:rect draw:style-name="gr37" draw:text-style-name="P9" draw:layer="layout" svg:width="0.634cm" svg:height="0.635cm" svg:x="22.86cm" svg:y="14.287cm">
            <text:p/>
          </draw:rect>
        </draw:g>
        <draw:g>
          <draw:rect draw:style-name="gr36" draw:text-style-name="P9" draw:layer="layout" svg:width="0.635cm" svg:height="0.635cm" svg:x="23.494cm" svg:y="13.017cm">
            <text:p/>
          </draw:rect>
        </draw:g>
        <draw:g>
          <draw:rect draw:style-name="gr36" draw:text-style-name="P9" draw:layer="layout" svg:width="0.635cm" svg:height="0.635cm" svg:x="23.494cm" svg:y="11.747cm">
            <text:p/>
          </draw:rect>
        </draw:g>
        <draw:g>
          <draw:rect draw:style-name="gr36" draw:text-style-name="P9" draw:layer="layout" svg:width="0.635cm" svg:height="0.635cm" svg:x="23.494cm" svg:y="13.652cm">
            <text:p/>
          </draw:rect>
        </draw:g>
        <draw:g>
          <draw:rect draw:style-name="gr36" draw:text-style-name="P9" draw:layer="layout" svg:width="0.635cm" svg:height="0.635cm" svg:x="23.494cm" svg:y="11.112cm">
            <text:p/>
          </draw:rect>
        </draw:g>
        <draw:g>
          <draw:rect draw:style-name="gr36" draw:text-style-name="P9" draw:layer="layout" svg:width="0.635cm" svg:height="0.635cm" svg:x="22.859cm" svg:y="13.017cm">
            <text:p/>
          </draw:rect>
        </draw:g>
        <draw:g>
          <draw:rect draw:style-name="gr36" draw:text-style-name="P9" draw:layer="layout" svg:width="0.635cm" svg:height="0.635cm" svg:x="22.859cm" svg:y="13.652cm">
            <text:p/>
          </draw:rect>
        </draw:g>
        <draw:g>
          <draw:rect draw:style-name="gr36" draw:text-style-name="P9" draw:layer="layout" svg:width="0.635cm" svg:height="0.635cm" svg:x="22.859cm" svg:y="11.747cm">
            <text:p/>
          </draw:rect>
        </draw:g>
        <draw:g>
          <draw:rect draw:style-name="gr36" draw:text-style-name="P9" draw:layer="layout" svg:width="0.635cm" svg:height="0.635cm" svg:x="22.859cm" svg:y="11.112cm">
            <text:p/>
          </draw:rect>
        </draw:g>
        <draw:g>
          <draw:rect draw:style-name="gr35" draw:text-style-name="P9" draw:layer="layout" svg:width="0.634cm" svg:height="0.635cm" svg:x="20.319cm" svg:y="9.842cm">
            <text:p/>
          </draw:rect>
        </draw:g>
        <draw:g>
          <draw:rect draw:style-name="gr35" draw:text-style-name="P9" draw:layer="layout" svg:width="0.634cm" svg:height="0.635cm" svg:x="21.59cm" svg:y="9.842cm">
            <text:p/>
          </draw:rect>
        </draw:g>
        <draw:g>
          <draw:rect draw:style-name="gr35" draw:text-style-name="P9" draw:layer="layout" svg:width="0.634cm" svg:height="0.635cm" svg:x="20.318cm" svg:y="10.477cm">
            <text:p/>
          </draw:rect>
        </draw:g>
        <draw:g>
          <draw:rect draw:style-name="gr35" draw:text-style-name="P9" draw:layer="layout" svg:width="0.634cm" svg:height="0.635cm" svg:x="21.588cm" svg:y="10.477cm">
            <text:p/>
          </draw:rect>
        </draw:g>
        <draw:g>
          <draw:rect draw:style-name="gr35" draw:text-style-name="P9" draw:layer="layout" svg:width="0.634cm" svg:height="0.635cm" svg:x="19.683cm" svg:y="10.477cm">
            <text:p/>
          </draw:rect>
        </draw:g>
        <draw:g>
          <draw:rect draw:style-name="gr35" draw:text-style-name="P9" draw:layer="layout" svg:width="0.634cm" svg:height="0.635cm" svg:x="19.685cm" svg:y="9.842cm">
            <text:p/>
          </draw:rect>
        </draw:g>
        <draw:g>
          <draw:rect draw:style-name="gr35" draw:text-style-name="P9" draw:layer="layout" svg:width="0.634cm" svg:height="0.635cm" svg:x="22.225cm" svg:y="9.842cm">
            <text:p/>
          </draw:rect>
        </draw:g>
        <draw:g>
          <draw:rect draw:style-name="gr35" draw:text-style-name="P9" draw:layer="layout" svg:width="0.634cm" svg:height="0.635cm" svg:x="19.048cm" svg:y="10.477cm">
            <text:p/>
          </draw:rect>
        </draw:g>
        <draw:g>
          <draw:rect draw:style-name="gr35" draw:text-style-name="P9" draw:layer="layout" svg:width="0.635cm" svg:height="0.635cm" svg:x="22.223cm" svg:y="10.476cm">
            <text:p/>
          </draw:rect>
        </draw:g>
        <draw:g>
          <draw:rect draw:style-name="gr36" draw:text-style-name="P9" draw:layer="layout" svg:width="0.635cm" svg:height="0.635cm" svg:x="22.858cm" svg:y="10.476cm">
            <text:p/>
          </draw:rect>
        </draw:g>
        <draw:custom-shape draw:style-name="gr40" draw:text-style-name="P9" draw:layer="layout" svg:width="0.635cm" svg:height="0.635cm" svg:x="22.22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9.68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20.32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8.41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rect draw:style-name="gr17" draw:text-style-name="P9" draw:layer="layout" svg:width="0.635cm" svg:height="0.635cm" svg:x="4.127cm" svg:y="3.81cm">
            <text:p/>
          </draw:rect>
        </draw:g>
        <draw:g>
          <draw:rect draw:style-name="gr17" draw:text-style-name="P9" draw:layer="layout" svg:width="0.634cm" svg:height="0.635cm" svg:x="4.762cm" svg:y="3.81cm">
            <text:p/>
          </draw:rect>
        </draw:g>
        <draw:g>
          <draw:rect draw:style-name="gr18" draw:text-style-name="P9" draw:layer="layout" svg:width="0.635cm" svg:height="0.635cm" svg:x="5.396cm" svg:y="3.81cm">
            <text:p/>
          </draw:rect>
        </draw:g>
        <draw:g>
          <draw:rect draw:style-name="gr19" draw:text-style-name="P9" draw:layer="layout" svg:width="0.634cm" svg:height="0.635cm" svg:x="4.762cm" svg:y="4.445cm">
            <text:p/>
          </draw:rect>
        </draw:g>
        <draw:g>
          <draw:rect draw:style-name="gr20" draw:text-style-name="P9" draw:layer="layout" svg:width="0.635cm" svg:height="0.635cm" svg:x="4.127cm" svg:y="5.08cm">
            <text:p/>
          </draw:rect>
        </draw:g>
        <draw:g>
          <draw:rect draw:style-name="gr21" draw:text-style-name="P9" draw:layer="layout" svg:width="0.634cm" svg:height="0.635cm" svg:x="4.762cm" svg:y="5.0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4.762cm" svg:y="4.445cm" svg:viewBox="0 0 635 635" svg:d="m317 0c180 0 318 138 318 318s-138 317-318 317-317-137-317-317 137-318 317-318z">
            <text:p/>
          </draw:path>
          <draw:path draw:style-name="gr23" draw:text-style-name="P9" draw:layer="layout" svg:width="0.067cm" svg:height="0.067cm" svg:x="4.942cm" svg:y="4.632cm" svg:viewBox="0 0 68 68" svg:d="m34 0c19 0 34 15 34 34s-15 34-34 34-34-15-34-34 15-34 34-34z">
            <text:p/>
          </draw:path>
          <draw:path draw:style-name="gr23" draw:text-style-name="P9" draw:layer="layout" svg:width="0.067cm" svg:height="0.067cm" svg:x="5.147cm" svg:y="4.632cm" svg:viewBox="0 0 68 68" svg:d="m34 0c19 0 34 15 34 34s-15 34-34 34-34-15-34-34 15-34 34-34z">
            <text:p/>
          </draw:path>
          <draw:path draw:style-name="gr24" draw:text-style-name="P9" draw:layer="layout" svg:width="0.348cm" svg:height="0.043cm" svg:x="4.905cm" svg:y="4.901cm" svg:viewBox="0 0 349 44" svg:d="m0 0c112 59 237 59 349 0">
            <text:p/>
          </draw:path>
        </draw:g>
        <draw:g>
          <draw:rect draw:style-name="gr25" draw:text-style-name="P9" draw:layer="layout" svg:width="0.635cm" svg:height="0.635cm" svg:x="3.492cm" svg:y="3.175cm">
            <text:p/>
          </draw:rect>
        </draw:g>
        <draw:g>
          <draw:rect draw:style-name="gr25" draw:text-style-name="P9" draw:layer="layout" svg:width="0.635cm" svg:height="0.635cm" svg:x="4.127cm" svg:y="3.175cm">
            <text:p/>
          </draw:rect>
        </draw:g>
        <draw:g>
          <draw:rect draw:style-name="gr17" draw:text-style-name="P9" draw:layer="layout" svg:width="0.634cm" svg:height="0.635cm" svg:x="4.762cm" svg:y="3.175cm">
            <text:p/>
          </draw:rect>
        </draw:g>
        <draw:g>
          <draw:rect draw:style-name="gr25" draw:text-style-name="P9" draw:layer="layout" svg:width="0.635cm" svg:height="0.635cm" svg:x="5.396cm" svg:y="3.175cm">
            <text:p/>
          </draw:rect>
        </draw:g>
        <draw:g>
          <draw:rect draw:style-name="gr19" draw:text-style-name="P9" draw:layer="layout" svg:width="0.635cm" svg:height="0.635cm" svg:x="2.857cm" svg:y="2.54cm">
            <text:p/>
          </draw:rect>
        </draw:g>
        <draw:g>
          <draw:rect draw:style-name="gr19" draw:text-style-name="P9" draw:layer="layout" svg:width="0.635cm" svg:height="0.635cm" svg:x="3.492cm" svg:y="2.54cm">
            <text:p/>
          </draw:rect>
        </draw:g>
        <draw:g>
          <draw:rect draw:style-name="gr25" draw:text-style-name="P9" draw:layer="layout" svg:width="0.634cm" svg:height="0.635cm" svg:x="4.762cm" svg:y="2.54cm">
            <text:p/>
          </draw:rect>
        </draw:g>
        <draw:g>
          <draw:rect draw:style-name="gr19" draw:text-style-name="P9" draw:layer="layout" svg:width="0.635cm" svg:height="0.635cm" svg:x="6.031cm" svg:y="2.54cm">
            <text:p/>
          </draw:rect>
        </draw:g>
        <draw:g>
          <draw:rect draw:style-name="gr18" draw:text-style-name="P9" draw:layer="layout" svg:width="0.635cm" svg:height="0.635cm" svg:x="5.396cm" svg:y="4.445cm">
            <text:p/>
          </draw:rect>
        </draw:g>
        <draw:g>
          <draw:rect draw:style-name="gr26" draw:text-style-name="P9" draw:layer="layout" svg:width="0.635cm" svg:height="0.635cm" svg:x="6.031cm" svg:y="3.175cm">
            <text:p/>
          </draw:rect>
        </draw:g>
        <draw:g>
          <draw:rect draw:style-name="gr26" draw:text-style-name="P9" draw:layer="layout" svg:width="0.635cm" svg:height="0.635cm" svg:x="6.031cm" svg:y="3.81cm">
            <text:p/>
          </draw:rect>
        </draw:g>
        <draw:g>
          <draw:rect draw:style-name="gr18" draw:text-style-name="P9" draw:layer="layout" svg:width="0.635cm" svg:height="0.635cm" svg:x="6.031cm" svg:y="4.445cm">
            <text:p/>
          </draw:rect>
        </draw:g>
        <draw:g>
          <draw:rect draw:style-name="gr26" draw:text-style-name="P9" draw:layer="layout" svg:width="0.635cm" svg:height="0.635cm" svg:x="6.031cm" svg:y="5.08cm">
            <text:p/>
          </draw:rect>
        </draw:g>
        <draw:g>
          <draw:rect draw:style-name="gr19" draw:text-style-name="P9" draw:layer="layout" svg:width="0.635cm" svg:height="0.635cm" svg:x="6.666cm" svg:y="2.54cm">
            <text:p/>
          </draw:rect>
        </draw:g>
        <draw:g>
          <draw:rect draw:style-name="gr19" draw:text-style-name="P9" draw:layer="layout" svg:width="0.635cm" svg:height="0.635cm" svg:x="6.666cm" svg:y="3.175cm">
            <text:p/>
          </draw:rect>
        </draw:g>
        <draw:g>
          <draw:rect draw:style-name="gr26" draw:text-style-name="P9" draw:layer="layout" svg:width="0.635cm" svg:height="0.635cm" svg:x="6.666cm" svg:y="4.445cm">
            <text:p/>
          </draw:rect>
        </draw:g>
        <draw:g>
          <draw:rect draw:style-name="gr19" draw:text-style-name="P9" draw:layer="layout" svg:width="0.635cm" svg:height="0.635cm" svg:x="6.666cm" svg:y="5.715cm">
            <text:p/>
          </draw:rect>
        </draw:g>
        <draw:g>
          <draw:rect draw:style-name="gr21" draw:text-style-name="P9" draw:layer="layout" svg:width="0.635cm" svg:height="0.635cm" svg:x="5.396cm" svg:y="5.08cm">
            <text:p/>
          </draw:rect>
        </draw:g>
        <draw:g>
          <draw:rect draw:style-name="gr27" draw:text-style-name="P9" draw:layer="layout" svg:width="0.635cm" svg:height="0.635cm" svg:x="4.127cm" svg:y="5.715cm">
            <text:p/>
          </draw:rect>
        </draw:g>
        <draw:g>
          <draw:rect draw:style-name="gr21" draw:text-style-name="P9" draw:layer="layout" svg:width="0.634cm" svg:height="0.635cm" svg:x="4.762cm" svg:y="5.715cm">
            <text:p/>
          </draw:rect>
        </draw:g>
        <draw:g>
          <draw:rect draw:style-name="gr27" draw:text-style-name="P9" draw:layer="layout" svg:width="0.635cm" svg:height="0.635cm" svg:x="5.396cm" svg:y="5.715cm">
            <text:p/>
          </draw:rect>
        </draw:g>
        <draw:g>
          <draw:rect draw:style-name="gr27" draw:text-style-name="P9" draw:layer="layout" svg:width="0.635cm" svg:height="0.635cm" svg:x="6.031cm" svg:y="5.715cm">
            <text:p/>
          </draw:rect>
        </draw:g>
        <draw:g>
          <draw:rect draw:style-name="gr19" draw:text-style-name="P9" draw:layer="layout" svg:width="0.635cm" svg:height="0.635cm" svg:x="3.492cm" svg:y="6.35cm">
            <text:p/>
          </draw:rect>
        </draw:g>
        <draw:g>
          <draw:rect draw:style-name="gr27" draw:text-style-name="P9" draw:layer="layout" svg:width="0.634cm" svg:height="0.635cm" svg:x="4.762cm" svg:y="6.35cm">
            <text:p/>
          </draw:rect>
        </draw:g>
        <draw:g>
          <draw:rect draw:style-name="gr19" draw:text-style-name="P9" draw:layer="layout" svg:width="0.635cm" svg:height="0.635cm" svg:x="6.031cm" svg:y="6.35cm">
            <text:p/>
          </draw:rect>
        </draw:g>
        <draw:g>
          <draw:rect draw:style-name="gr19" draw:text-style-name="P9" draw:layer="layout" svg:width="0.635cm" svg:height="0.635cm" svg:x="6.666cm" svg:y="6.35cm">
            <text:p/>
          </draw:rect>
        </draw:g>
        <draw:g>
          <draw:rect draw:style-name="gr20" draw:text-style-name="P9" draw:layer="layout" svg:width="0.635cm" svg:height="0.635cm" svg:x="4.127cm" svg:y="4.445cm">
            <text:p/>
          </draw:rect>
        </draw:g>
        <draw:g>
          <draw:rect draw:style-name="gr19" draw:text-style-name="P9" draw:layer="layout" svg:width="0.635cm" svg:height="0.635cm" svg:x="2.857cm" svg:y="3.175cm">
            <text:p/>
          </draw:rect>
        </draw:g>
        <draw:g>
          <draw:rect draw:style-name="gr28" draw:text-style-name="P9" draw:layer="layout" svg:width="0.635cm" svg:height="0.635cm" svg:x="2.857cm" svg:y="4.445cm">
            <text:p/>
          </draw:rect>
        </draw:g>
        <draw:g>
          <draw:rect draw:style-name="gr20" draw:text-style-name="P9" draw:layer="layout" svg:width="0.635cm" svg:height="0.635cm" svg:x="3.492cm" svg:y="4.445cm">
            <text:p/>
          </draw:rect>
        </draw:g>
        <draw:g>
          <draw:rect draw:style-name="gr28" draw:text-style-name="P9" draw:layer="layout" svg:width="0.635cm" svg:height="0.635cm" svg:x="3.492cm" svg:y="3.81cm">
            <text:p/>
          </draw:rect>
        </draw:g>
        <draw:g>
          <draw:rect draw:style-name="gr20" draw:text-style-name="P9" draw:layer="layout" svg:width="0.635cm" svg:height="0.635cm" svg:x="3.492cm" svg:y="5.715cm">
            <text:p/>
          </draw:rect>
        </draw:g>
        <draw:g>
          <draw:rect draw:style-name="gr28" draw:text-style-name="P9" draw:layer="layout" svg:width="0.635cm" svg:height="0.635cm" svg:x="3.492cm" svg:y="5.08cm">
            <text:p/>
          </draw:rect>
        </draw:g>
        <draw:g>
          <draw:rect draw:style-name="gr19" draw:text-style-name="P9" draw:layer="layout" svg:width="0.635cm" svg:height="0.635cm" svg:x="2.857cm" svg:y="6.35cm">
            <text:p/>
          </draw:rect>
        </draw:g>
        <draw:g>
          <draw:rect draw:style-name="gr19" draw:text-style-name="P9" draw:layer="layout" svg:width="0.635cm" svg:height="0.635cm" svg:x="2.857cm" svg:y="5.715cm">
            <text:p/>
          </draw:rect>
        </draw:g>
        <draw:line draw:style-name="gr29" draw:text-style-name="P10" draw:layer="layout" svg:x1="5.079cm" svg:y1="4.445cm" svg:x2="5.079cm" svg:y2="3.81cm">
          <text:p/>
        </draw:line>
        <draw:line draw:style-name="gr29" draw:text-style-name="P10" draw:layer="layout" svg:x1="5.396cm" svg:y1="4.763cm" svg:x2="6.031cm" svg:y2="4.763cm">
          <text:p/>
        </draw:line>
        <draw:g>
          <draw:rect draw:style-name="gr19" draw:text-style-name="P9" draw:layer="layout" svg:width="0.635cm" svg:height="0.635cm" svg:x="6.666cm" svg:y="5.08cm">
            <text:p/>
          </draw:rect>
        </draw:g>
        <draw:g>
          <draw:rect draw:style-name="gr19" draw:text-style-name="P9" draw:layer="layout" svg:width="0.635cm" svg:height="0.635cm" svg:x="5.396cm" svg:y="6.35cm">
            <text:p/>
          </draw:rect>
        </draw:g>
        <draw:g>
          <draw:rect draw:style-name="gr19" draw:text-style-name="P9" draw:layer="layout" svg:width="0.635cm" svg:height="0.635cm" svg:x="4.126cm" svg:y="6.35cm">
            <text:p/>
          </draw:rect>
        </draw:g>
        <draw:g>
          <draw:rect draw:style-name="gr19" draw:text-style-name="P9" draw:layer="layout" svg:width="0.635cm" svg:height="0.635cm" svg:x="2.856cm" svg:y="5.08cm">
            <text:p/>
          </draw:rect>
        </draw:g>
        <draw:g>
          <draw:rect draw:style-name="gr19" draw:text-style-name="P9" draw:layer="layout" svg:width="0.635cm" svg:height="0.635cm" svg:x="2.856cm" svg:y="3.81cm">
            <text:p/>
          </draw:rect>
        </draw:g>
        <draw:g>
          <draw:rect draw:style-name="gr19" draw:text-style-name="P9" draw:layer="layout" svg:width="0.635cm" svg:height="0.635cm" svg:x="4.126cm" svg:y="2.54cm">
            <text:p/>
          </draw:rect>
        </draw:g>
        <draw:g>
          <draw:rect draw:style-name="gr19" draw:text-style-name="P9" draw:layer="layout" svg:width="0.635cm" svg:height="0.635cm" svg:x="6.666cm" svg:y="3.81cm">
            <text:p/>
          </draw:rect>
        </draw:g>
        <draw:g>
          <draw:rect draw:style-name="gr19" draw:text-style-name="P9" draw:layer="layout" svg:width="0.635cm" svg:height="0.635cm" svg:x="5.396cm" svg:y="2.54cm">
            <text:p/>
          </draw:rect>
        </draw:g>
        <draw:g>
          <draw:rect draw:style-name="gr19" draw:text-style-name="P9" draw:layer="layout" svg:width="0.635cm" svg:height="0.635cm" svg:x="3.491cm" svg:y="6.985cm">
            <text:p/>
          </draw:rect>
        </draw:g>
        <draw:g>
          <draw:rect draw:style-name="gr27" draw:text-style-name="P9" draw:layer="layout" svg:width="0.634cm" svg:height="0.635cm" svg:x="4.761cm" svg:y="6.985cm">
            <text:p/>
          </draw:rect>
        </draw:g>
        <draw:g>
          <draw:rect draw:style-name="gr19" draw:text-style-name="P9" draw:layer="layout" svg:width="0.635cm" svg:height="0.635cm" svg:x="6.03cm" svg:y="6.985cm">
            <text:p/>
          </draw:rect>
        </draw:g>
        <draw:g>
          <draw:rect draw:style-name="gr19" draw:text-style-name="P9" draw:layer="layout" svg:width="0.635cm" svg:height="0.635cm" svg:x="6.665cm" svg:y="6.985cm">
            <text:p/>
          </draw:rect>
        </draw:g>
        <draw:g>
          <draw:rect draw:style-name="gr19" draw:text-style-name="P9" draw:layer="layout" svg:width="0.635cm" svg:height="0.635cm" svg:x="2.856cm" svg:y="6.985cm">
            <text:p/>
          </draw:rect>
        </draw:g>
        <draw:g>
          <draw:rect draw:style-name="gr19" draw:text-style-name="P9" draw:layer="layout" svg:width="0.635cm" svg:height="0.635cm" svg:x="5.395cm" svg:y="6.985cm">
            <text:p/>
          </draw:rect>
        </draw:g>
        <draw:g>
          <draw:rect draw:style-name="gr19" draw:text-style-name="P9" draw:layer="layout" svg:width="0.635cm" svg:height="0.635cm" svg:x="4.125cm" svg:y="6.985cm">
            <text:p/>
          </draw:rect>
        </draw:g>
        <draw:g>
          <draw:rect draw:style-name="gr19" draw:text-style-name="P9" draw:layer="layout" svg:width="0.635cm" svg:height="0.635cm" svg:x="7.937cm" svg:y="2.54cm">
            <text:p/>
          </draw:rect>
        </draw:g>
        <draw:g>
          <draw:rect draw:style-name="gr19" draw:text-style-name="P9" draw:layer="layout" svg:width="0.635cm" svg:height="0.635cm" svg:x="7.937cm" svg:y="3.175cm">
            <text:p/>
          </draw:rect>
        </draw:g>
        <draw:g>
          <draw:rect draw:style-name="gr26" draw:text-style-name="P9" draw:layer="layout" svg:width="0.635cm" svg:height="0.635cm" svg:x="7.937cm" svg:y="4.445cm">
            <text:p/>
          </draw:rect>
        </draw:g>
        <draw:g>
          <draw:rect draw:style-name="gr19" draw:text-style-name="P9" draw:layer="layout" svg:width="0.635cm" svg:height="0.635cm" svg:x="7.937cm" svg:y="5.715cm">
            <text:p/>
          </draw:rect>
        </draw:g>
        <draw:g>
          <draw:rect draw:style-name="gr19" draw:text-style-name="P9" draw:layer="layout" svg:width="0.635cm" svg:height="0.635cm" svg:x="7.937cm" svg:y="6.35cm">
            <text:p/>
          </draw:rect>
        </draw:g>
        <draw:g>
          <draw:rect draw:style-name="gr19" draw:text-style-name="P9" draw:layer="layout" svg:width="0.635cm" svg:height="0.635cm" svg:x="7.937cm" svg:y="5.08cm">
            <text:p/>
          </draw:rect>
        </draw:g>
        <draw:g>
          <draw:rect draw:style-name="gr19" draw:text-style-name="P9" draw:layer="layout" svg:width="0.635cm" svg:height="0.635cm" svg:x="7.937cm" svg:y="3.81cm">
            <text:p/>
          </draw:rect>
        </draw:g>
        <draw:g>
          <draw:rect draw:style-name="gr19" draw:text-style-name="P9" draw:layer="layout" svg:width="0.635cm" svg:height="0.635cm" svg:x="7.936cm" svg:y="6.985cm">
            <text:p/>
          </draw:rect>
        </draw:g>
        <draw:g>
          <draw:rect draw:style-name="gr19" draw:text-style-name="P9" draw:layer="layout" svg:width="0.635cm" svg:height="0.635cm" svg:x="2.856cm" svg:y="1.905cm">
            <text:p/>
          </draw:rect>
        </draw:g>
        <draw:g>
          <draw:rect draw:style-name="gr19" draw:text-style-name="P9" draw:layer="layout" svg:width="0.635cm" svg:height="0.635cm" svg:x="3.491cm" svg:y="1.905cm">
            <text:p/>
          </draw:rect>
        </draw:g>
        <draw:g>
          <draw:rect draw:style-name="gr25" draw:text-style-name="P9" draw:layer="layout" svg:width="0.634cm" svg:height="0.635cm" svg:x="4.761cm" svg:y="1.905cm">
            <text:p/>
          </draw:rect>
        </draw:g>
        <draw:g>
          <draw:rect draw:style-name="gr19" draw:text-style-name="P9" draw:layer="layout" svg:width="0.635cm" svg:height="0.635cm" svg:x="6.03cm" svg:y="1.905cm">
            <text:p/>
          </draw:rect>
        </draw:g>
        <draw:g>
          <draw:rect draw:style-name="gr19" draw:text-style-name="P9" draw:layer="layout" svg:width="0.635cm" svg:height="0.635cm" svg:x="6.665cm" svg:y="1.905cm">
            <text:p/>
          </draw:rect>
        </draw:g>
        <draw:g>
          <draw:rect draw:style-name="gr19" draw:text-style-name="P9" draw:layer="layout" svg:width="0.635cm" svg:height="0.635cm" svg:x="4.125cm" svg:y="1.905cm">
            <text:p/>
          </draw:rect>
        </draw:g>
        <draw:g>
          <draw:rect draw:style-name="gr19" draw:text-style-name="P9" draw:layer="layout" svg:width="0.635cm" svg:height="0.635cm" svg:x="5.395cm" svg:y="1.905cm">
            <text:p/>
          </draw:rect>
        </draw:g>
        <draw:g>
          <draw:rect draw:style-name="gr19" draw:text-style-name="P9" draw:layer="layout" svg:width="0.635cm" svg:height="0.635cm" svg:x="7.936cm" svg:y="1.905cm">
            <text:p/>
          </draw:rect>
        </draw:g>
        <draw:g>
          <draw:rect draw:style-name="gr19" draw:text-style-name="P9" draw:layer="layout" svg:width="0.635cm" svg:height="0.635cm" svg:x="2.221cm" svg:y="2.54cm">
            <text:p/>
          </draw:rect>
        </draw:g>
        <draw:g>
          <draw:rect draw:style-name="gr19" draw:text-style-name="P9" draw:layer="layout" svg:width="0.635cm" svg:height="0.635cm" svg:x="2.221cm" svg:y="3.175cm">
            <text:p/>
          </draw:rect>
        </draw:g>
        <draw:g>
          <draw:rect draw:style-name="gr28" draw:text-style-name="P9" draw:layer="layout" svg:width="0.635cm" svg:height="0.635cm" svg:x="2.221cm" svg:y="4.445cm">
            <text:p/>
          </draw:rect>
        </draw:g>
        <draw:g>
          <draw:rect draw:style-name="gr19" draw:text-style-name="P9" draw:layer="layout" svg:width="0.635cm" svg:height="0.635cm" svg:x="2.221cm" svg:y="6.35cm">
            <text:p/>
          </draw:rect>
        </draw:g>
        <draw:g>
          <draw:rect draw:style-name="gr19" draw:text-style-name="P9" draw:layer="layout" svg:width="0.635cm" svg:height="0.635cm" svg:x="2.221cm" svg:y="5.715cm">
            <text:p/>
          </draw:rect>
        </draw:g>
        <draw:g>
          <draw:rect draw:style-name="gr19" draw:text-style-name="P9" draw:layer="layout" svg:width="0.635cm" svg:height="0.635cm" svg:x="2.22cm" svg:y="5.08cm">
            <text:p/>
          </draw:rect>
        </draw:g>
        <draw:g>
          <draw:rect draw:style-name="gr19" draw:text-style-name="P9" draw:layer="layout" svg:width="0.635cm" svg:height="0.635cm" svg:x="2.22cm" svg:y="3.81cm">
            <text:p/>
          </draw:rect>
        </draw:g>
        <draw:g>
          <draw:rect draw:style-name="gr19" draw:text-style-name="P9" draw:layer="layout" svg:width="0.635cm" svg:height="0.635cm" svg:x="2.22cm" svg:y="6.985cm">
            <text:p/>
          </draw:rect>
        </draw:g>
        <draw:g>
          <draw:rect draw:style-name="gr19" draw:text-style-name="P9" draw:layer="layout" svg:width="0.635cm" svg:height="0.635cm" svg:x="2.22cm" svg:y="1.905cm">
            <text:p/>
          </draw:rect>
        </draw:g>
        <draw:g>
          <draw:rect draw:style-name="gr19" draw:text-style-name="P9" draw:layer="layout" svg:width="0.635cm" svg:height="0.635cm" svg:x="7.301cm" svg:y="2.54cm">
            <text:p/>
          </draw:rect>
        </draw:g>
        <draw:g>
          <draw:rect draw:style-name="gr19" draw:text-style-name="P9" draw:layer="layout" svg:width="0.635cm" svg:height="0.635cm" svg:x="7.301cm" svg:y="3.175cm">
            <text:p/>
          </draw:rect>
        </draw:g>
        <draw:g>
          <draw:rect draw:style-name="gr26" draw:text-style-name="P9" draw:layer="layout" svg:width="0.635cm" svg:height="0.635cm" svg:x="7.301cm" svg:y="4.445cm">
            <text:p/>
          </draw:rect>
        </draw:g>
        <draw:g>
          <draw:rect draw:style-name="gr19" draw:text-style-name="P9" draw:layer="layout" svg:width="0.635cm" svg:height="0.635cm" svg:x="7.301cm" svg:y="5.715cm">
            <text:p/>
          </draw:rect>
        </draw:g>
        <draw:g>
          <draw:rect draw:style-name="gr19" draw:text-style-name="P9" draw:layer="layout" svg:width="0.635cm" svg:height="0.635cm" svg:x="7.301cm" svg:y="6.35cm">
            <text:p/>
          </draw:rect>
        </draw:g>
        <draw:g>
          <draw:rect draw:style-name="gr19" draw:text-style-name="P9" draw:layer="layout" svg:width="0.635cm" svg:height="0.635cm" svg:x="7.301cm" svg:y="5.08cm">
            <text:p/>
          </draw:rect>
        </draw:g>
        <draw:g>
          <draw:rect draw:style-name="gr19" draw:text-style-name="P9" draw:layer="layout" svg:width="0.635cm" svg:height="0.635cm" svg:x="7.301cm" svg:y="3.81cm">
            <text:p/>
          </draw:rect>
        </draw:g>
        <draw:g>
          <draw:rect draw:style-name="gr19" draw:text-style-name="P9" draw:layer="layout" svg:width="0.635cm" svg:height="0.635cm" svg:x="7.3cm" svg:y="6.985cm">
            <text:p/>
          </draw:rect>
        </draw:g>
        <draw:g>
          <draw:rect draw:style-name="gr19" draw:text-style-name="P9" draw:layer="layout" svg:width="0.635cm" svg:height="0.635cm" svg:x="7.3cm" svg:y="1.905cm">
            <text:p/>
          </draw:rect>
        </draw:g>
        <draw:g>
          <draw:rect draw:style-name="gr19" draw:text-style-name="P9" draw:layer="layout" svg:width="0.635cm" svg:height="0.635cm" svg:x="2.856cm" svg:y="1.27cm">
            <text:p/>
          </draw:rect>
        </draw:g>
        <draw:g>
          <draw:rect draw:style-name="gr19" draw:text-style-name="P9" draw:layer="layout" svg:width="0.635cm" svg:height="0.635cm" svg:x="3.491cm" svg:y="1.27cm">
            <text:p/>
          </draw:rect>
        </draw:g>
        <draw:g>
          <draw:rect draw:style-name="gr25" draw:text-style-name="P9" draw:layer="layout" svg:width="0.634cm" svg:height="0.635cm" svg:x="4.761cm" svg:y="1.27cm">
            <text:p/>
          </draw:rect>
        </draw:g>
        <draw:g>
          <draw:rect draw:style-name="gr19" draw:text-style-name="P9" draw:layer="layout" svg:width="0.635cm" svg:height="0.635cm" svg:x="6.03cm" svg:y="1.27cm">
            <text:p/>
          </draw:rect>
        </draw:g>
        <draw:g>
          <draw:rect draw:style-name="gr19" draw:text-style-name="P9" draw:layer="layout" svg:width="0.635cm" svg:height="0.635cm" svg:x="6.665cm" svg:y="1.27cm">
            <text:p/>
          </draw:rect>
        </draw:g>
        <draw:g>
          <draw:rect draw:style-name="gr19" draw:text-style-name="P9" draw:layer="layout" svg:width="0.635cm" svg:height="0.635cm" svg:x="4.125cm" svg:y="1.27cm">
            <text:p/>
          </draw:rect>
        </draw:g>
        <draw:g>
          <draw:rect draw:style-name="gr19" draw:text-style-name="P9" draw:layer="layout" svg:width="0.635cm" svg:height="0.635cm" svg:x="5.395cm" svg:y="1.27cm">
            <text:p/>
          </draw:rect>
        </draw:g>
        <draw:g>
          <draw:rect draw:style-name="gr19" draw:text-style-name="P9" draw:layer="layout" svg:width="0.635cm" svg:height="0.635cm" svg:x="7.936cm" svg:y="1.27cm">
            <text:p/>
          </draw:rect>
        </draw:g>
        <draw:g>
          <draw:rect draw:style-name="gr19" draw:text-style-name="P9" draw:layer="layout" svg:width="0.635cm" svg:height="0.635cm" svg:x="2.22cm" svg:y="1.27cm">
            <text:p/>
          </draw:rect>
        </draw:g>
        <draw:g>
          <draw:rect draw:style-name="gr19" draw:text-style-name="P9" draw:layer="layout" svg:width="0.635cm" svg:height="0.635cm" svg:x="7.3cm" svg:y="1.27cm">
            <text:p/>
          </draw:rect>
        </draw:g>
        <draw:g>
          <draw:rect draw:style-name="gr19" draw:text-style-name="P9" draw:layer="layout" svg:width="0.635cm" svg:height="0.635cm" svg:x="1.586cm" svg:y="2.54cm">
            <text:p/>
          </draw:rect>
        </draw:g>
        <draw:g>
          <draw:rect draw:style-name="gr19" draw:text-style-name="P9" draw:layer="layout" svg:width="0.635cm" svg:height="0.635cm" svg:x="1.586cm" svg:y="3.175cm">
            <text:p/>
          </draw:rect>
        </draw:g>
        <draw:g>
          <draw:rect draw:style-name="gr28" draw:text-style-name="P9" draw:layer="layout" svg:width="0.635cm" svg:height="0.635cm" svg:x="1.586cm" svg:y="4.445cm">
            <text:p/>
          </draw:rect>
        </draw:g>
        <draw:g>
          <draw:rect draw:style-name="gr19" draw:text-style-name="P9" draw:layer="layout" svg:width="0.635cm" svg:height="0.635cm" svg:x="1.586cm" svg:y="6.35cm">
            <text:p/>
          </draw:rect>
        </draw:g>
        <draw:g>
          <draw:rect draw:style-name="gr19" draw:text-style-name="P9" draw:layer="layout" svg:width="0.635cm" svg:height="0.635cm" svg:x="1.586cm" svg:y="5.715cm">
            <text:p/>
          </draw:rect>
        </draw:g>
        <draw:g>
          <draw:rect draw:style-name="gr19" draw:text-style-name="P9" draw:layer="layout" svg:width="0.635cm" svg:height="0.635cm" svg:x="1.585cm" svg:y="5.08cm">
            <text:p/>
          </draw:rect>
        </draw:g>
        <draw:g>
          <draw:rect draw:style-name="gr19" draw:text-style-name="P9" draw:layer="layout" svg:width="0.635cm" svg:height="0.635cm" svg:x="1.585cm" svg:y="3.81cm">
            <text:p/>
          </draw:rect>
        </draw:g>
        <draw:g>
          <draw:rect draw:style-name="gr19" draw:text-style-name="P9" draw:layer="layout" svg:width="0.635cm" svg:height="0.635cm" svg:x="1.585cm" svg:y="6.985cm">
            <text:p/>
          </draw:rect>
        </draw:g>
        <draw:g>
          <draw:rect draw:style-name="gr19" draw:text-style-name="P9" draw:layer="layout" svg:width="0.635cm" svg:height="0.635cm" svg:x="1.585cm" svg:y="1.905cm">
            <text:p/>
          </draw:rect>
        </draw:g>
        <draw:g>
          <draw:rect draw:style-name="gr19" draw:text-style-name="P9" draw:layer="layout" svg:width="0.635cm" svg:height="0.635cm" svg:x="1.585cm" svg:y="1.27cm">
            <text:p/>
          </draw:rect>
        </draw:g>
        <draw:g>
          <draw:rect draw:style-name="gr19" draw:text-style-name="P9" draw:layer="layout" svg:width="0.635cm" svg:height="0.635cm" svg:x="3.491cm" svg:y="7.62cm">
            <text:p/>
          </draw:rect>
        </draw:g>
        <draw:g>
          <draw:rect draw:style-name="gr27" draw:text-style-name="P9" draw:layer="layout" svg:width="0.634cm" svg:height="0.635cm" svg:x="4.761cm" svg:y="7.62cm">
            <text:p/>
          </draw:rect>
        </draw:g>
        <draw:g>
          <draw:rect draw:style-name="gr19" draw:text-style-name="P9" draw:layer="layout" svg:width="0.635cm" svg:height="0.635cm" svg:x="6.03cm" svg:y="7.62cm">
            <text:p/>
          </draw:rect>
        </draw:g>
        <draw:g>
          <draw:rect draw:style-name="gr19" draw:text-style-name="P9" draw:layer="layout" svg:width="0.635cm" svg:height="0.635cm" svg:x="6.665cm" svg:y="7.62cm">
            <text:p/>
          </draw:rect>
        </draw:g>
        <draw:g>
          <draw:rect draw:style-name="gr19" draw:text-style-name="P9" draw:layer="layout" svg:width="0.635cm" svg:height="0.635cm" svg:x="2.856cm" svg:y="7.62cm">
            <text:p/>
          </draw:rect>
        </draw:g>
        <draw:g>
          <draw:rect draw:style-name="gr19" draw:text-style-name="P9" draw:layer="layout" svg:width="0.635cm" svg:height="0.635cm" svg:x="5.395cm" svg:y="7.62cm">
            <text:p/>
          </draw:rect>
        </draw:g>
        <draw:g>
          <draw:rect draw:style-name="gr19" draw:text-style-name="P9" draw:layer="layout" svg:width="0.635cm" svg:height="0.635cm" svg:x="4.125cm" svg:y="7.62cm">
            <text:p/>
          </draw:rect>
        </draw:g>
        <draw:g>
          <draw:rect draw:style-name="gr19" draw:text-style-name="P9" draw:layer="layout" svg:width="0.635cm" svg:height="0.635cm" svg:x="7.936cm" svg:y="7.62cm">
            <text:p/>
          </draw:rect>
        </draw:g>
        <draw:g>
          <draw:rect draw:style-name="gr19" draw:text-style-name="P9" draw:layer="layout" svg:width="0.635cm" svg:height="0.635cm" svg:x="2.22cm" svg:y="7.62cm">
            <text:p/>
          </draw:rect>
        </draw:g>
        <draw:g>
          <draw:rect draw:style-name="gr19" draw:text-style-name="P9" draw:layer="layout" svg:width="0.635cm" svg:height="0.635cm" svg:x="7.3cm" svg:y="7.62cm">
            <text:p/>
          </draw:rect>
        </draw:g>
        <draw:g>
          <draw:rect draw:style-name="gr19" draw:text-style-name="P9" draw:layer="layout" svg:width="0.635cm" svg:height="0.635cm" svg:x="1.585cm" svg:y="7.62cm">
            <text:p/>
          </draw:rect>
        </draw:g>
        <draw:g>
          <draw:rect draw:style-name="gr28" draw:text-style-name="P9" draw:layer="layout" svg:width="0.635cm" svg:height="0.635cm" svg:x="3.493cm" svg:y="5.716cm">
            <text:p/>
          </draw:rect>
        </draw:g>
        <draw:g>
          <draw:rect draw:style-name="gr28" draw:text-style-name="P9" draw:layer="layout" svg:width="0.635cm" svg:height="0.635cm" svg:x="2.221cm" svg:y="3.81cm">
            <text:p/>
          </draw:rect>
        </draw:g>
        <draw:g>
          <draw:rect draw:style-name="gr28" draw:text-style-name="P9" draw:layer="layout" svg:width="0.635cm" svg:height="0.635cm" svg:x="2.221cm" svg:y="5.08cm">
            <text:p/>
          </draw:rect>
        </draw:g>
        <draw:g>
          <draw:rect draw:style-name="gr28" draw:text-style-name="P9" draw:layer="layout" svg:width="0.635cm" svg:height="0.635cm" svg:x="2.856cm" svg:y="3.81cm">
            <text:p/>
          </draw:rect>
        </draw:g>
        <draw:g>
          <draw:rect draw:style-name="gr28" draw:text-style-name="P9" draw:layer="layout" svg:width="0.635cm" svg:height="0.635cm" svg:x="2.856cm" svg:y="5.08cm">
            <text:p/>
          </draw:rect>
        </draw:g>
        <draw:g>
          <draw:rect draw:style-name="gr28" draw:text-style-name="P9" draw:layer="layout" svg:width="0.635cm" svg:height="0.635cm" svg:x="2.856cm" svg:y="5.715cm">
            <text:p/>
          </draw:rect>
        </draw:g>
        <draw:g>
          <draw:rect draw:style-name="gr28" draw:text-style-name="P9" draw:layer="layout" svg:width="0.635cm" svg:height="0.635cm" svg:x="2.856cm" svg:y="3.175cm">
            <text:p/>
          </draw:rect>
        </draw:g>
        <draw:g>
          <draw:rect draw:style-name="gr28" draw:text-style-name="P9" draw:layer="layout" svg:width="0.635cm" svg:height="0.635cm" svg:x="2.221cm" svg:y="3.175cm">
            <text:p/>
          </draw:rect>
        </draw:g>
        <draw:g>
          <draw:rect draw:style-name="gr28" draw:text-style-name="P9" draw:layer="layout" svg:width="0.635cm" svg:height="0.635cm" svg:x="2.221cm" svg:y="5.715cm">
            <text:p/>
          </draw:rect>
        </draw:g>
        <draw:g>
          <draw:rect draw:style-name="gr27" draw:text-style-name="P9" draw:layer="layout" svg:width="0.634cm" svg:height="0.635cm" svg:x="4.126cm" svg:y="6.985cm">
            <text:p/>
          </draw:rect>
        </draw:g>
        <draw:g>
          <draw:rect draw:style-name="gr27" draw:text-style-name="P9" draw:layer="layout" svg:width="0.634cm" svg:height="0.635cm" svg:x="5.396cm" svg:y="6.985cm">
            <text:p/>
          </draw:rect>
        </draw:g>
        <draw:g>
          <draw:rect draw:style-name="gr27" draw:text-style-name="P9" draw:layer="layout" svg:width="0.634cm" svg:height="0.635cm" svg:x="3.491cm" svg:y="6.985cm">
            <text:p/>
          </draw:rect>
        </draw:g>
        <draw:g>
          <draw:rect draw:style-name="gr27" draw:text-style-name="P9" draw:layer="layout" svg:width="0.634cm" svg:height="0.635cm" svg:x="6.032cm" svg:y="6.985cm">
            <text:p/>
          </draw:rect>
        </draw:g>
        <draw:g>
          <draw:rect draw:style-name="gr27" draw:text-style-name="P9" draw:layer="layout" svg:width="0.634cm" svg:height="0.635cm" svg:x="4.127cm" svg:y="6.35cm">
            <text:p/>
          </draw:rect>
        </draw:g>
        <draw:g>
          <draw:rect draw:style-name="gr27" draw:text-style-name="P9" draw:layer="layout" svg:width="0.634cm" svg:height="0.635cm" svg:x="5.396cm" svg:y="6.35cm">
            <text:p/>
          </draw:rect>
        </draw:g>
        <draw:g>
          <draw:rect draw:style-name="gr27" draw:text-style-name="P9" draw:layer="layout" svg:width="0.634cm" svg:height="0.635cm" svg:x="3.492cm" svg:y="6.35cm">
            <text:p/>
          </draw:rect>
        </draw:g>
        <draw:g>
          <draw:rect draw:style-name="gr27" draw:text-style-name="P9" draw:layer="layout" svg:width="0.634cm" svg:height="0.635cm" svg:x="6.032cm" svg:y="6.35cm">
            <text:p/>
          </draw:rect>
        </draw:g>
        <draw:g>
          <draw:rect draw:style-name="gr28" draw:text-style-name="P9" draw:layer="layout" svg:width="0.635cm" svg:height="0.635cm" svg:x="2.856cm" svg:y="6.35cm">
            <text:p/>
          </draw:rect>
        </draw:g>
        <draw:g>
          <draw:rect draw:style-name="gr27" draw:text-style-name="P9" draw:layer="layout" svg:width="0.634cm" svg:height="0.635cm" svg:x="6.667cm" svg:y="6.35cm">
            <text:p/>
          </draw:rect>
        </draw:g>
        <draw:g>
          <draw:rect draw:style-name="gr26" draw:text-style-name="P9" draw:layer="layout" svg:width="0.635cm" svg:height="0.635cm" svg:x="7.301cm" svg:y="5.08cm">
            <text:p/>
          </draw:rect>
        </draw:g>
        <draw:g>
          <draw:rect draw:style-name="gr26" draw:text-style-name="P9" draw:layer="layout" svg:width="0.635cm" svg:height="0.635cm" svg:x="7.301cm" svg:y="3.81cm">
            <text:p/>
          </draw:rect>
        </draw:g>
        <draw:g>
          <draw:rect draw:style-name="gr26" draw:text-style-name="P9" draw:layer="layout" svg:width="0.635cm" svg:height="0.635cm" svg:x="7.301cm" svg:y="5.715cm">
            <text:p/>
          </draw:rect>
        </draw:g>
        <draw:g>
          <draw:rect draw:style-name="gr26" draw:text-style-name="P9" draw:layer="layout" svg:width="0.635cm" svg:height="0.635cm" svg:x="7.301cm" svg:y="3.175cm">
            <text:p/>
          </draw:rect>
        </draw:g>
        <draw:g>
          <draw:rect draw:style-name="gr26" draw:text-style-name="P9" draw:layer="layout" svg:width="0.635cm" svg:height="0.635cm" svg:x="6.666cm" svg:y="5.08cm">
            <text:p/>
          </draw:rect>
        </draw:g>
        <draw:g>
          <draw:rect draw:style-name="gr26" draw:text-style-name="P9" draw:layer="layout" svg:width="0.635cm" svg:height="0.635cm" svg:x="6.666cm" svg:y="5.715cm">
            <text:p/>
          </draw:rect>
        </draw:g>
        <draw:g>
          <draw:rect draw:style-name="gr26" draw:text-style-name="P9" draw:layer="layout" svg:width="0.635cm" svg:height="0.635cm" svg:x="6.666cm" svg:y="3.81cm">
            <text:p/>
          </draw:rect>
        </draw:g>
        <draw:g>
          <draw:rect draw:style-name="gr26" draw:text-style-name="P9" draw:layer="layout" svg:width="0.635cm" svg:height="0.635cm" svg:x="6.666cm" svg:y="3.175cm">
            <text:p/>
          </draw:rect>
        </draw:g>
        <draw:g>
          <draw:rect draw:style-name="gr26" draw:text-style-name="P9" draw:layer="layout" svg:width="0.635cm" svg:height="0.635cm" svg:x="6.666cm" svg:y="2.54cm">
            <text:p/>
          </draw:rect>
        </draw:g>
        <draw:g>
          <draw:rect draw:style-name="gr25" draw:text-style-name="P9" draw:layer="layout" svg:width="0.634cm" svg:height="0.635cm" svg:x="4.126cm" svg:y="1.905cm">
            <text:p/>
          </draw:rect>
        </draw:g>
        <draw:g>
          <draw:rect draw:style-name="gr25" draw:text-style-name="P9" draw:layer="layout" svg:width="0.634cm" svg:height="0.635cm" svg:x="5.397cm" svg:y="1.905cm">
            <text:p/>
          </draw:rect>
        </draw:g>
        <draw:g>
          <draw:rect draw:style-name="gr25" draw:text-style-name="P9" draw:layer="layout" svg:width="0.634cm" svg:height="0.635cm" svg:x="4.127cm" svg:y="2.54cm">
            <text:p/>
          </draw:rect>
        </draw:g>
        <draw:g>
          <draw:rect draw:style-name="gr25" draw:text-style-name="P9" draw:layer="layout" svg:width="0.634cm" svg:height="0.635cm" svg:x="5.397cm" svg:y="2.54cm">
            <text:p/>
          </draw:rect>
        </draw:g>
        <draw:g>
          <draw:rect draw:style-name="gr25" draw:text-style-name="P9" draw:layer="layout" svg:width="0.634cm" svg:height="0.635cm" svg:x="6.032cm" svg:y="2.54cm">
            <text:p/>
          </draw:rect>
        </draw:g>
        <draw:g>
          <draw:rect draw:style-name="gr25" draw:text-style-name="P9" draw:layer="layout" svg:width="0.634cm" svg:height="0.635cm" svg:x="3.492cm" svg:y="2.54cm">
            <text:p/>
          </draw:rect>
        </draw:g>
        <draw:g>
          <draw:rect draw:style-name="gr25" draw:text-style-name="P9" draw:layer="layout" svg:width="0.634cm" svg:height="0.635cm" svg:x="3.492cm" svg:y="1.905cm">
            <text:p/>
          </draw:rect>
        </draw:g>
        <draw:g>
          <draw:rect draw:style-name="gr25" draw:text-style-name="P9" draw:layer="layout" svg:width="0.634cm" svg:height="0.635cm" svg:x="6.032cm" svg:y="1.905cm">
            <text:p/>
          </draw:rect>
        </draw:g>
        <draw:g>
          <draw:rect draw:style-name="gr25" draw:text-style-name="P9" draw:layer="layout" svg:width="0.634cm" svg:height="0.635cm" svg:x="2.857cm" svg:y="2.54cm">
            <text:p/>
          </draw:rect>
        </draw:g>
        <draw:line draw:style-name="gr29" draw:text-style-name="P10" draw:layer="layout" svg:x1="5.08cm" svg:y1="5.08cm" svg:x2="5.08cm" svg:y2="5.715cm">
          <text:p/>
        </draw:line>
        <draw:line draw:style-name="gr29" draw:text-style-name="P10" draw:layer="layout" svg:x1="4.762cm" svg:y1="4.762cm" svg:x2="4.127cm" svg:y2="4.762cm">
          <text:p/>
        </draw:lin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41"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42"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2"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2"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43"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3"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41"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9"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44" draw:text-style-name="P10" draw:layer="layout" svg:x1="13.653cm" svg:y1="10.479cm" svg:x2="13.652cm" svg:y2="9.842cm">
          <text:p/>
        </draw:line>
        <draw:line draw:style-name="gr44" draw:text-style-name="P10" draw:layer="layout" svg:x1="13.335cm" svg:y1="10.794cm" svg:x2="12.7cm" svg:y2="10.792cm">
          <text:p/>
        </draw:line>
        <draw:g>
          <draw:rect draw:style-name="gr31" draw:text-style-name="P9" draw:layer="layout" svg:width="0.635cm" svg:height="0.635cm" svg:x="21.59cm" svg:y="10.795cm">
            <text:p/>
          </draw:rect>
        </draw:g>
        <draw:g>
          <draw:rect draw:style-name="gr31" draw:text-style-name="P9" draw:layer="layout" svg:width="0.634cm" svg:height="0.635cm" svg:x="22.225cm" svg:y="10.795cm">
            <text:p/>
          </draw:rect>
        </draw:g>
        <draw:g>
          <draw:rect draw:style-name="gr32" draw:text-style-name="P9" draw:layer="layout" svg:width="0.635cm" svg:height="0.635cm" svg:x="22.859cm" svg:y="10.795cm">
            <text:p/>
          </draw:rect>
        </draw:g>
        <draw:g>
          <draw:rect draw:style-name="gr19" draw:text-style-name="P9" draw:layer="layout" svg:width="0.634cm" svg:height="0.635cm" svg:x="22.225cm" svg:y="11.43cm">
            <text:p/>
          </draw:rect>
        </draw:g>
        <draw:g>
          <draw:rect draw:style-name="gr33" draw:text-style-name="P9" draw:layer="layout" svg:width="0.635cm" svg:height="0.635cm" svg:x="21.59cm" svg:y="12.065cm">
            <text:p/>
          </draw:rect>
        </draw:g>
        <draw:g>
          <draw:rect draw:style-name="gr34" draw:text-style-name="P9" draw:layer="layout" svg:width="0.634cm" svg:height="0.635cm" svg:x="22.225cm" svg:y="12.06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22.225cm" svg:y="11.43cm" svg:viewBox="0 0 635 635" svg:d="m317 0c180 0 318 138 318 318s-138 317-318 317-317-137-317-317 137-318 317-318z">
            <text:p/>
          </draw:path>
          <draw:path draw:style-name="gr23" draw:text-style-name="P9" draw:layer="layout" svg:width="0.067cm" svg:height="0.067cm" svg:x="22.405cm" svg:y="11.617cm" svg:viewBox="0 0 68 68" svg:d="m34 0c19 0 34 15 34 34s-15 34-34 34-34-15-34-34 15-34 34-34z">
            <text:p/>
          </draw:path>
          <draw:path draw:style-name="gr23" draw:text-style-name="P9" draw:layer="layout" svg:width="0.067cm" svg:height="0.067cm" svg:x="22.61cm" svg:y="11.617cm" svg:viewBox="0 0 68 68" svg:d="m34 0c19 0 34 15 34 34s-15 34-34 34-34-15-34-34 15-34 34-34z">
            <text:p/>
          </draw:path>
          <draw:path draw:style-name="gr24" draw:text-style-name="P9" draw:layer="layout" svg:width="0.348cm" svg:height="0.043cm" svg:x="22.368cm" svg:y="11.886cm" svg:viewBox="0 0 349 44" svg:d="m0 0c112 59 237 59 349 0">
            <text:p/>
          </draw:path>
        </draw:g>
        <draw:g>
          <draw:rect draw:style-name="gr35" draw:text-style-name="P9" draw:layer="layout" svg:width="0.635cm" svg:height="0.635cm" svg:x="20.953cm" svg:y="10.16cm">
            <text:p/>
          </draw:rect>
        </draw:g>
        <draw:g>
          <draw:rect draw:style-name="gr35" draw:text-style-name="P9" draw:layer="layout" svg:width="0.635cm" svg:height="0.635cm" svg:x="21.588cm" svg:y="10.16cm">
            <text:p/>
          </draw:rect>
        </draw:g>
        <draw:g>
          <draw:rect draw:style-name="gr31" draw:text-style-name="P9" draw:layer="layout" svg:width="0.634cm" svg:height="0.635cm" svg:x="22.225cm" svg:y="10.16cm">
            <text:p/>
          </draw:rect>
        </draw:g>
        <draw:g>
          <draw:rect draw:style-name="gr35" draw:text-style-name="P9" draw:layer="layout" svg:width="0.635cm" svg:height="0.635cm" svg:x="22.857cm" svg:y="10.16cm">
            <text:p/>
          </draw:rect>
        </draw:g>
        <draw:g>
          <draw:rect draw:style-name="gr19" draw:text-style-name="P9" draw:layer="layout" svg:width="0.635cm" svg:height="0.635cm" svg:x="20.32cm" svg:y="9.525cm">
            <text:p/>
          </draw:rect>
        </draw:g>
        <draw:g>
          <draw:rect draw:style-name="gr19" draw:text-style-name="P9" draw:layer="layout" svg:width="0.635cm" svg:height="0.635cm" svg:x="20.955cm" svg:y="9.525cm">
            <text:p/>
          </draw:rect>
        </draw:g>
        <draw:g>
          <draw:rect draw:style-name="gr35" draw:text-style-name="P9" draw:layer="layout" svg:width="0.634cm" svg:height="0.635cm" svg:x="22.223cm" svg:y="9.525cm">
            <text:p/>
          </draw:rect>
        </draw:g>
        <draw:g>
          <draw:rect draw:style-name="gr19" draw:text-style-name="P9" draw:layer="layout" svg:width="0.635cm" svg:height="0.635cm" svg:x="23.494cm" svg:y="9.525cm">
            <text:p/>
          </draw:rect>
        </draw:g>
        <draw:g>
          <draw:rect draw:style-name="gr32" draw:text-style-name="P9" draw:layer="layout" svg:width="0.635cm" svg:height="0.635cm" svg:x="22.859cm" svg:y="11.43cm">
            <text:p/>
          </draw:rect>
        </draw:g>
        <draw:g>
          <draw:rect draw:style-name="gr36" draw:text-style-name="P9" draw:layer="layout" svg:width="0.635cm" svg:height="0.635cm" svg:x="23.494cm" svg:y="10.16cm">
            <text:p/>
          </draw:rect>
        </draw:g>
        <draw:g>
          <draw:rect draw:style-name="gr36" draw:text-style-name="P9" draw:layer="layout" svg:width="0.635cm" svg:height="0.635cm" svg:x="23.494cm" svg:y="10.795cm">
            <text:p/>
          </draw:rect>
        </draw:g>
        <draw:g>
          <draw:rect draw:style-name="gr32" draw:text-style-name="P9" draw:layer="layout" svg:width="0.635cm" svg:height="0.635cm" svg:x="23.494cm" svg:y="11.43cm">
            <text:p/>
          </draw:rect>
        </draw:g>
        <draw:g>
          <draw:rect draw:style-name="gr36" draw:text-style-name="P9" draw:layer="layout" svg:width="0.635cm" svg:height="0.635cm" svg:x="23.494cm" svg:y="12.065cm">
            <text:p/>
          </draw:rect>
        </draw:g>
        <draw:g>
          <draw:rect draw:style-name="gr19" draw:text-style-name="P9" draw:layer="layout" svg:width="0.635cm" svg:height="0.635cm" svg:x="24.129cm" svg:y="9.525cm">
            <text:p/>
          </draw:rect>
        </draw:g>
        <draw:g>
          <draw:rect draw:style-name="gr19" draw:text-style-name="P9" draw:layer="layout" svg:width="0.635cm" svg:height="0.635cm" svg:x="24.129cm" svg:y="10.16cm">
            <text:p/>
          </draw:rect>
        </draw:g>
        <draw:g>
          <draw:rect draw:style-name="gr36" draw:text-style-name="P9" draw:layer="layout" svg:width="0.635cm" svg:height="0.635cm" svg:x="24.129cm" svg:y="11.43cm">
            <text:p/>
          </draw:rect>
        </draw:g>
        <draw:g>
          <draw:rect draw:style-name="gr19" draw:text-style-name="P9" draw:layer="layout" svg:width="0.635cm" svg:height="0.635cm" svg:x="24.129cm" svg:y="12.7cm">
            <text:p/>
          </draw:rect>
        </draw:g>
        <draw:g>
          <draw:rect draw:style-name="gr34" draw:text-style-name="P9" draw:layer="layout" svg:width="0.635cm" svg:height="0.635cm" svg:x="22.859cm" svg:y="12.065cm">
            <text:p/>
          </draw:rect>
        </draw:g>
        <draw:g>
          <draw:rect draw:style-name="gr37" draw:text-style-name="P9" draw:layer="layout" svg:width="0.635cm" svg:height="0.635cm" svg:x="21.589cm" svg:y="12.699cm">
            <text:p/>
          </draw:rect>
        </draw:g>
        <draw:g>
          <draw:rect draw:style-name="gr34" draw:text-style-name="P9" draw:layer="layout" svg:width="0.634cm" svg:height="0.635cm" svg:x="22.225cm" svg:y="12.7cm">
            <text:p/>
          </draw:rect>
        </draw:g>
        <draw:g>
          <draw:rect draw:style-name="gr37" draw:text-style-name="P9" draw:layer="layout" svg:width="0.635cm" svg:height="0.635cm" svg:x="22.858cm" svg:y="12.699cm">
            <text:p/>
          </draw:rect>
        </draw:g>
        <draw:g>
          <draw:rect draw:style-name="gr37" draw:text-style-name="P9" draw:layer="layout" svg:width="0.635cm" svg:height="0.635cm" svg:x="23.493cm" svg:y="12.699cm">
            <text:p/>
          </draw:rect>
        </draw:g>
        <draw:g>
          <draw:rect draw:style-name="gr19" draw:text-style-name="P9" draw:layer="layout" svg:width="0.635cm" svg:height="0.635cm" svg:x="20.955cm" svg:y="13.335cm">
            <text:p/>
          </draw:rect>
        </draw:g>
        <draw:g>
          <draw:rect draw:style-name="gr37" draw:text-style-name="P9" draw:layer="layout" svg:width="0.634cm" svg:height="0.635cm" svg:x="22.224cm" svg:y="13.334cm">
            <text:p/>
          </draw:rect>
        </draw:g>
        <draw:g>
          <draw:rect draw:style-name="gr19" draw:text-style-name="P9" draw:layer="layout" svg:width="0.635cm" svg:height="0.635cm" svg:x="23.494cm" svg:y="13.335cm">
            <text:p/>
          </draw:rect>
        </draw:g>
        <draw:g>
          <draw:rect draw:style-name="gr19" draw:text-style-name="P9" draw:layer="layout" svg:width="0.635cm" svg:height="0.635cm" svg:x="24.129cm" svg:y="13.335cm">
            <text:p/>
          </draw:rect>
        </draw:g>
        <draw:g>
          <draw:rect draw:style-name="gr33" draw:text-style-name="P9" draw:layer="layout" svg:width="0.635cm" svg:height="0.635cm" svg:x="21.59cm" svg:y="11.43cm">
            <text:p/>
          </draw:rect>
        </draw:g>
        <draw:g>
          <draw:rect draw:style-name="gr19" draw:text-style-name="P9" draw:layer="layout" svg:width="0.635cm" svg:height="0.635cm" svg:x="20.32cm" svg:y="10.16cm">
            <text:p/>
          </draw:rect>
        </draw:g>
        <draw:g>
          <draw:rect draw:style-name="gr38" draw:text-style-name="P9" draw:layer="layout" svg:width="0.635cm" svg:height="0.635cm" svg:x="20.32cm" svg:y="11.43cm">
            <text:p/>
          </draw:rect>
        </draw:g>
        <draw:g>
          <draw:rect draw:style-name="gr33" draw:text-style-name="P9" draw:layer="layout" svg:width="0.635cm" svg:height="0.635cm" svg:x="20.955cm" svg:y="11.43cm">
            <text:p/>
          </draw:rect>
        </draw:g>
        <draw:g>
          <draw:rect draw:style-name="gr38" draw:text-style-name="P9" draw:layer="layout" svg:width="0.635cm" svg:height="0.635cm" svg:x="20.955cm" svg:y="10.795cm">
            <text:p/>
          </draw:rect>
        </draw:g>
        <draw:g>
          <draw:rect draw:style-name="gr20" draw:text-style-name="P9" draw:layer="layout" svg:width="0.635cm" svg:height="0.635cm" svg:x="20.955cm" svg:y="12.7cm">
            <text:p/>
          </draw:rect>
        </draw:g>
        <draw:g>
          <draw:rect draw:style-name="gr38" draw:text-style-name="P9" draw:layer="layout" svg:width="0.635cm" svg:height="0.635cm" svg:x="20.955cm" svg:y="12.065cm">
            <text:p/>
          </draw:rect>
        </draw:g>
        <draw:g>
          <draw:rect draw:style-name="gr19" draw:text-style-name="P9" draw:layer="layout" svg:width="0.635cm" svg:height="0.635cm" svg:x="20.32cm" svg:y="13.335cm">
            <text:p/>
          </draw:rect>
        </draw:g>
        <draw:g>
          <draw:rect draw:style-name="gr19" draw:text-style-name="P9" draw:layer="layout" svg:width="0.635cm" svg:height="0.635cm" svg:x="20.32cm" svg:y="12.7cm">
            <text:p/>
          </draw:rect>
        </draw:g>
        <draw:line draw:style-name="gr45" draw:text-style-name="P10" draw:layer="layout" svg:x1="22.225cm" svg:y1="11.748cm" svg:x2="21.59cm" svg:y2="11.748cm">
          <text:p/>
        </draw:line>
        <draw:line draw:style-name="gr45" draw:text-style-name="P10" draw:layer="layout" svg:x1="22.542cm" svg:y1="11.43cm" svg:x2="22.542cm" svg:y2="10.795cm">
          <text:p/>
        </draw:line>
        <draw:line draw:style-name="gr29" draw:text-style-name="P10" draw:layer="layout" svg:x1="22.859cm" svg:y1="11.748cm" svg:x2="23.494cm" svg:y2="11.748cm">
          <text:p/>
        </draw:line>
        <draw:g>
          <draw:rect draw:style-name="gr19" draw:text-style-name="P9" draw:layer="layout" svg:width="0.635cm" svg:height="0.635cm" svg:x="24.129cm" svg:y="12.065cm">
            <text:p/>
          </draw:rect>
        </draw:g>
        <draw:g>
          <draw:rect draw:style-name="gr19" draw:text-style-name="P9" draw:layer="layout" svg:width="0.635cm" svg:height="0.635cm" svg:x="22.859cm" svg:y="13.335cm">
            <text:p/>
          </draw:rect>
        </draw:g>
        <draw:g>
          <draw:rect draw:style-name="gr19" draw:text-style-name="P9" draw:layer="layout" svg:width="0.635cm" svg:height="0.635cm" svg:x="21.589cm" svg:y="13.335cm">
            <text:p/>
          </draw:rect>
        </draw:g>
        <draw:g>
          <draw:rect draw:style-name="gr19" draw:text-style-name="P9" draw:layer="layout" svg:width="0.635cm" svg:height="0.635cm" svg:x="20.319cm" svg:y="12.065cm">
            <text:p/>
          </draw:rect>
        </draw:g>
        <draw:g>
          <draw:rect draw:style-name="gr19" draw:text-style-name="P9" draw:layer="layout" svg:width="0.635cm" svg:height="0.635cm" svg:x="20.319cm" svg:y="10.795cm">
            <text:p/>
          </draw:rect>
        </draw:g>
        <draw:g>
          <draw:rect draw:style-name="gr19" draw:text-style-name="P9" draw:layer="layout" svg:width="0.635cm" svg:height="0.635cm" svg:x="21.589cm" svg:y="9.525cm">
            <text:p/>
          </draw:rect>
        </draw:g>
        <draw:g>
          <draw:rect draw:style-name="gr19" draw:text-style-name="P9" draw:layer="layout" svg:width="0.635cm" svg:height="0.635cm" svg:x="24.129cm" svg:y="10.795cm">
            <text:p/>
          </draw:rect>
        </draw:g>
        <draw:g>
          <draw:rect draw:style-name="gr19" draw:text-style-name="P9" draw:layer="layout" svg:width="0.635cm" svg:height="0.635cm" svg:x="22.859cm" svg:y="9.525cm">
            <text:p/>
          </draw:rect>
        </draw:g>
        <draw:g>
          <draw:rect draw:style-name="gr19" draw:text-style-name="P9" draw:layer="layout" svg:width="0.635cm" svg:height="0.635cm" svg:x="20.954cm" svg:y="13.97cm">
            <text:p/>
          </draw:rect>
        </draw:g>
        <draw:g>
          <draw:rect draw:style-name="gr37" draw:text-style-name="P9" draw:layer="layout" svg:width="0.634cm" svg:height="0.635cm" svg:x="22.224cm" svg:y="13.97cm">
            <text:p/>
          </draw:rect>
        </draw:g>
        <draw:g>
          <draw:rect draw:style-name="gr19" draw:text-style-name="P9" draw:layer="layout" svg:width="0.635cm" svg:height="0.635cm" svg:x="23.493cm" svg:y="13.97cm">
            <text:p/>
          </draw:rect>
        </draw:g>
        <draw:g>
          <draw:rect draw:style-name="gr19" draw:text-style-name="P9" draw:layer="layout" svg:width="0.635cm" svg:height="0.635cm" svg:x="24.128cm" svg:y="13.97cm">
            <text:p/>
          </draw:rect>
        </draw:g>
        <draw:g>
          <draw:rect draw:style-name="gr19" draw:text-style-name="P9" draw:layer="layout" svg:width="0.635cm" svg:height="0.635cm" svg:x="20.319cm" svg:y="13.97cm">
            <text:p/>
          </draw:rect>
        </draw:g>
        <draw:g>
          <draw:rect draw:style-name="gr19" draw:text-style-name="P9" draw:layer="layout" svg:width="0.635cm" svg:height="0.635cm" svg:x="22.858cm" svg:y="13.97cm">
            <text:p/>
          </draw:rect>
        </draw:g>
        <draw:g>
          <draw:rect draw:style-name="gr19" draw:text-style-name="P9" draw:layer="layout" svg:width="0.635cm" svg:height="0.635cm" svg:x="21.588cm" svg:y="13.97cm">
            <text:p/>
          </draw:rect>
        </draw:g>
        <draw:g>
          <draw:rect draw:style-name="gr19" draw:text-style-name="P9" draw:layer="layout" svg:width="0.635cm" svg:height="0.635cm" svg:x="25.4cm" svg:y="9.525cm">
            <text:p/>
          </draw:rect>
        </draw:g>
        <draw:g>
          <draw:rect draw:style-name="gr19" draw:text-style-name="P9" draw:layer="layout" svg:width="0.635cm" svg:height="0.635cm" svg:x="25.4cm" svg:y="10.16cm">
            <text:p/>
          </draw:rect>
        </draw:g>
        <draw:g>
          <draw:rect draw:style-name="gr36" draw:text-style-name="P9" draw:layer="layout" svg:width="0.635cm" svg:height="0.635cm" svg:x="25.4cm" svg:y="11.43cm">
            <text:p/>
          </draw:rect>
        </draw:g>
        <draw:g>
          <draw:rect draw:style-name="gr19" draw:text-style-name="P9" draw:layer="layout" svg:width="0.635cm" svg:height="0.635cm" svg:x="25.4cm" svg:y="12.7cm">
            <text:p/>
          </draw:rect>
        </draw:g>
        <draw:g>
          <draw:rect draw:style-name="gr19" draw:text-style-name="P9" draw:layer="layout" svg:width="0.635cm" svg:height="0.635cm" svg:x="25.4cm" svg:y="13.335cm">
            <text:p/>
          </draw:rect>
        </draw:g>
        <draw:g>
          <draw:rect draw:style-name="gr19" draw:text-style-name="P9" draw:layer="layout" svg:width="0.635cm" svg:height="0.635cm" svg:x="25.4cm" svg:y="12.065cm">
            <text:p/>
          </draw:rect>
        </draw:g>
        <draw:g>
          <draw:rect draw:style-name="gr19" draw:text-style-name="P9" draw:layer="layout" svg:width="0.635cm" svg:height="0.635cm" svg:x="25.4cm" svg:y="10.795cm">
            <text:p/>
          </draw:rect>
        </draw:g>
        <draw:g>
          <draw:rect draw:style-name="gr19" draw:text-style-name="P9" draw:layer="layout" svg:width="0.635cm" svg:height="0.635cm" svg:x="25.399cm" svg:y="13.97cm">
            <text:p/>
          </draw:rect>
        </draw:g>
        <draw:g>
          <draw:rect draw:style-name="gr19" draw:text-style-name="P9" draw:layer="layout" svg:width="0.635cm" svg:height="0.635cm" svg:x="20.319cm" svg:y="8.89cm">
            <text:p/>
          </draw:rect>
        </draw:g>
        <draw:g>
          <draw:rect draw:style-name="gr19" draw:text-style-name="P9" draw:layer="layout" svg:width="0.635cm" svg:height="0.635cm" svg:x="20.954cm" svg:y="8.89cm">
            <text:p/>
          </draw:rect>
        </draw:g>
        <draw:g>
          <draw:rect draw:style-name="gr35" draw:text-style-name="P9" draw:layer="layout" svg:width="0.634cm" svg:height="0.635cm" svg:x="22.224cm" svg:y="8.89cm">
            <text:p/>
          </draw:rect>
        </draw:g>
        <draw:g>
          <draw:rect draw:style-name="gr19" draw:text-style-name="P9" draw:layer="layout" svg:width="0.635cm" svg:height="0.635cm" svg:x="23.493cm" svg:y="8.89cm">
            <text:p/>
          </draw:rect>
        </draw:g>
        <draw:g>
          <draw:rect draw:style-name="gr19" draw:text-style-name="P9" draw:layer="layout" svg:width="0.635cm" svg:height="0.635cm" svg:x="24.128cm" svg:y="8.89cm">
            <text:p/>
          </draw:rect>
        </draw:g>
        <draw:g>
          <draw:rect draw:style-name="gr19" draw:text-style-name="P9" draw:layer="layout" svg:width="0.635cm" svg:height="0.635cm" svg:x="21.588cm" svg:y="8.89cm">
            <text:p/>
          </draw:rect>
        </draw:g>
        <draw:g>
          <draw:rect draw:style-name="gr19" draw:text-style-name="P9" draw:layer="layout" svg:width="0.635cm" svg:height="0.635cm" svg:x="22.858cm" svg:y="8.89cm">
            <text:p/>
          </draw:rect>
        </draw:g>
        <draw:g>
          <draw:rect draw:style-name="gr19" draw:text-style-name="P9" draw:layer="layout" svg:width="0.635cm" svg:height="0.635cm" svg:x="25.399cm" svg:y="8.89cm">
            <text:p/>
          </draw:rect>
        </draw:g>
        <draw:g>
          <draw:rect draw:style-name="gr19" draw:text-style-name="P9" draw:layer="layout" svg:width="0.635cm" svg:height="0.635cm" svg:x="19.684cm" svg:y="9.525cm">
            <text:p/>
          </draw:rect>
        </draw:g>
        <draw:g>
          <draw:rect draw:style-name="gr19" draw:text-style-name="P9" draw:layer="layout" svg:width="0.635cm" svg:height="0.635cm" svg:x="19.684cm" svg:y="10.16cm">
            <text:p/>
          </draw:rect>
        </draw:g>
        <draw:g>
          <draw:rect draw:style-name="gr38" draw:text-style-name="P9" draw:layer="layout" svg:width="0.635cm" svg:height="0.635cm" svg:x="19.684cm" svg:y="11.43cm">
            <text:p/>
          </draw:rect>
        </draw:g>
        <draw:g>
          <draw:rect draw:style-name="gr19" draw:text-style-name="P9" draw:layer="layout" svg:width="0.635cm" svg:height="0.635cm" svg:x="19.684cm" svg:y="13.335cm">
            <text:p/>
          </draw:rect>
        </draw:g>
        <draw:g>
          <draw:rect draw:style-name="gr19" draw:text-style-name="P9" draw:layer="layout" svg:width="0.635cm" svg:height="0.635cm" svg:x="19.684cm" svg:y="12.7cm">
            <text:p/>
          </draw:rect>
        </draw:g>
        <draw:g>
          <draw:rect draw:style-name="gr19" draw:text-style-name="P9" draw:layer="layout" svg:width="0.635cm" svg:height="0.635cm" svg:x="19.683cm" svg:y="12.065cm">
            <text:p/>
          </draw:rect>
        </draw:g>
        <draw:g>
          <draw:rect draw:style-name="gr19" draw:text-style-name="P9" draw:layer="layout" svg:width="0.635cm" svg:height="0.635cm" svg:x="19.683cm" svg:y="10.795cm">
            <text:p/>
          </draw:rect>
        </draw:g>
        <draw:g>
          <draw:rect draw:style-name="gr19" draw:text-style-name="P9" draw:layer="layout" svg:width="0.635cm" svg:height="0.635cm" svg:x="19.683cm" svg:y="13.97cm">
            <text:p/>
          </draw:rect>
        </draw:g>
        <draw:g>
          <draw:rect draw:style-name="gr19" draw:text-style-name="P9" draw:layer="layout" svg:width="0.635cm" svg:height="0.635cm" svg:x="19.683cm" svg:y="8.89cm">
            <text:p/>
          </draw:rect>
        </draw:g>
        <draw:g>
          <draw:rect draw:style-name="gr19" draw:text-style-name="P9" draw:layer="layout" svg:width="0.635cm" svg:height="0.635cm" svg:x="24.764cm" svg:y="9.525cm">
            <text:p/>
          </draw:rect>
        </draw:g>
        <draw:g>
          <draw:rect draw:style-name="gr19" draw:text-style-name="P9" draw:layer="layout" svg:width="0.635cm" svg:height="0.635cm" svg:x="24.764cm" svg:y="10.16cm">
            <text:p/>
          </draw:rect>
        </draw:g>
        <draw:g>
          <draw:rect draw:style-name="gr36" draw:text-style-name="P9" draw:layer="layout" svg:width="0.635cm" svg:height="0.635cm" svg:x="24.764cm" svg:y="11.43cm">
            <text:p/>
          </draw:rect>
        </draw:g>
        <draw:g>
          <draw:rect draw:style-name="gr19" draw:text-style-name="P9" draw:layer="layout" svg:width="0.635cm" svg:height="0.635cm" svg:x="24.764cm" svg:y="12.7cm">
            <text:p/>
          </draw:rect>
        </draw:g>
        <draw:g>
          <draw:rect draw:style-name="gr19" draw:text-style-name="P9" draw:layer="layout" svg:width="0.635cm" svg:height="0.635cm" svg:x="24.764cm" svg:y="13.335cm">
            <text:p/>
          </draw:rect>
        </draw:g>
        <draw:g>
          <draw:rect draw:style-name="gr19" draw:text-style-name="P9" draw:layer="layout" svg:width="0.635cm" svg:height="0.635cm" svg:x="24.764cm" svg:y="12.065cm">
            <text:p/>
          </draw:rect>
        </draw:g>
        <draw:g>
          <draw:rect draw:style-name="gr19" draw:text-style-name="P9" draw:layer="layout" svg:width="0.635cm" svg:height="0.635cm" svg:x="24.764cm" svg:y="10.795cm">
            <text:p/>
          </draw:rect>
        </draw:g>
        <draw:g>
          <draw:rect draw:style-name="gr19" draw:text-style-name="P9" draw:layer="layout" svg:width="0.635cm" svg:height="0.635cm" svg:x="24.763cm" svg:y="13.97cm">
            <text:p/>
          </draw:rect>
        </draw:g>
        <draw:g>
          <draw:rect draw:style-name="gr19" draw:text-style-name="P9" draw:layer="layout" svg:width="0.635cm" svg:height="0.635cm" svg:x="24.763cm" svg:y="8.89cm">
            <text:p/>
          </draw:rect>
        </draw:g>
        <draw:g>
          <draw:rect draw:style-name="gr19" draw:text-style-name="P9" draw:layer="layout" svg:width="0.635cm" svg:height="0.635cm" svg:x="20.319cm" svg:y="8.255cm">
            <text:p/>
          </draw:rect>
        </draw:g>
        <draw:g>
          <draw:rect draw:style-name="gr19" draw:text-style-name="P9" draw:layer="layout" svg:width="0.635cm" svg:height="0.635cm" svg:x="20.954cm" svg:y="8.255cm">
            <text:p/>
          </draw:rect>
        </draw:g>
        <draw:g>
          <draw:rect draw:style-name="gr35" draw:text-style-name="P9" draw:layer="layout" svg:width="0.634cm" svg:height="0.635cm" svg:x="22.224cm" svg:y="8.255cm">
            <text:p/>
          </draw:rect>
        </draw:g>
        <draw:g>
          <draw:rect draw:style-name="gr19" draw:text-style-name="P9" draw:layer="layout" svg:width="0.635cm" svg:height="0.635cm" svg:x="23.493cm" svg:y="8.255cm">
            <text:p/>
          </draw:rect>
        </draw:g>
        <draw:g>
          <draw:rect draw:style-name="gr19" draw:text-style-name="P9" draw:layer="layout" svg:width="0.635cm" svg:height="0.635cm" svg:x="24.128cm" svg:y="8.255cm">
            <text:p/>
          </draw:rect>
        </draw:g>
        <draw:g>
          <draw:rect draw:style-name="gr19" draw:text-style-name="P9" draw:layer="layout" svg:width="0.635cm" svg:height="0.635cm" svg:x="21.588cm" svg:y="8.255cm">
            <text:p/>
          </draw:rect>
        </draw:g>
        <draw:g>
          <draw:rect draw:style-name="gr19" draw:text-style-name="P9" draw:layer="layout" svg:width="0.635cm" svg:height="0.635cm" svg:x="22.858cm" svg:y="8.255cm">
            <text:p/>
          </draw:rect>
        </draw:g>
        <draw:g>
          <draw:rect draw:style-name="gr19" draw:text-style-name="P9" draw:layer="layout" svg:width="0.635cm" svg:height="0.635cm" svg:x="25.399cm" svg:y="8.255cm">
            <text:p/>
          </draw:rect>
        </draw:g>
        <draw:g>
          <draw:rect draw:style-name="gr19" draw:text-style-name="P9" draw:layer="layout" svg:width="0.635cm" svg:height="0.635cm" svg:x="19.683cm" svg:y="8.255cm">
            <text:p/>
          </draw:rect>
        </draw:g>
        <draw:g>
          <draw:rect draw:style-name="gr19" draw:text-style-name="P9" draw:layer="layout" svg:width="0.635cm" svg:height="0.635cm" svg:x="24.763cm" svg:y="8.255cm">
            <text:p/>
          </draw:rect>
        </draw:g>
        <draw:g>
          <draw:rect draw:style-name="gr19" draw:text-style-name="P9" draw:layer="layout" svg:width="0.635cm" svg:height="0.635cm" svg:x="19.049cm" svg:y="9.525cm">
            <text:p/>
          </draw:rect>
        </draw:g>
        <draw:g>
          <draw:rect draw:style-name="gr19" draw:text-style-name="P9" draw:layer="layout" svg:width="0.635cm" svg:height="0.635cm" svg:x="19.049cm" svg:y="10.16cm">
            <text:p/>
          </draw:rect>
        </draw:g>
        <draw:g>
          <draw:rect draw:style-name="gr38" draw:text-style-name="P9" draw:layer="layout" svg:width="0.635cm" svg:height="0.635cm" svg:x="19.049cm" svg:y="11.43cm">
            <text:p/>
          </draw:rect>
        </draw:g>
        <draw:g>
          <draw:rect draw:style-name="gr19" draw:text-style-name="P9" draw:layer="layout" svg:width="0.635cm" svg:height="0.635cm" svg:x="19.049cm" svg:y="13.335cm">
            <text:p/>
          </draw:rect>
        </draw:g>
        <draw:g>
          <draw:rect draw:style-name="gr19" draw:text-style-name="P9" draw:layer="layout" svg:width="0.635cm" svg:height="0.635cm" svg:x="19.049cm" svg:y="12.7cm">
            <text:p/>
          </draw:rect>
        </draw:g>
        <draw:g>
          <draw:rect draw:style-name="gr19" draw:text-style-name="P9" draw:layer="layout" svg:width="0.635cm" svg:height="0.635cm" svg:x="19.048cm" svg:y="12.065cm">
            <text:p/>
          </draw:rect>
        </draw:g>
        <draw:g>
          <draw:rect draw:style-name="gr19" draw:text-style-name="P9" draw:layer="layout" svg:width="0.635cm" svg:height="0.635cm" svg:x="19.048cm" svg:y="10.795cm">
            <text:p/>
          </draw:rect>
        </draw:g>
        <draw:g>
          <draw:rect draw:style-name="gr19" draw:text-style-name="P9" draw:layer="layout" svg:width="0.635cm" svg:height="0.635cm" svg:x="19.048cm" svg:y="13.97cm">
            <text:p/>
          </draw:rect>
        </draw:g>
        <draw:g>
          <draw:rect draw:style-name="gr19" draw:text-style-name="P9" draw:layer="layout" svg:width="0.635cm" svg:height="0.635cm" svg:x="19.048cm" svg:y="8.89cm">
            <text:p/>
          </draw:rect>
        </draw:g>
        <draw:g>
          <draw:rect draw:style-name="gr19" draw:text-style-name="P9" draw:layer="layout" svg:width="0.635cm" svg:height="0.635cm" svg:x="19.048cm" svg:y="8.255cm">
            <text:p/>
          </draw:rect>
        </draw:g>
        <draw:g>
          <draw:rect draw:style-name="gr19" draw:text-style-name="P9" draw:layer="layout" svg:width="0.635cm" svg:height="0.635cm" svg:x="20.954cm" svg:y="14.605cm">
            <text:p/>
          </draw:rect>
        </draw:g>
        <draw:g>
          <draw:rect draw:style-name="gr37" draw:text-style-name="P9" draw:layer="layout" svg:width="0.634cm" svg:height="0.635cm" svg:x="22.224cm" svg:y="14.605cm">
            <text:p/>
          </draw:rect>
        </draw:g>
        <draw:g>
          <draw:rect draw:style-name="gr19" draw:text-style-name="P9" draw:layer="layout" svg:width="0.635cm" svg:height="0.635cm" svg:x="23.493cm" svg:y="14.605cm">
            <text:p/>
          </draw:rect>
        </draw:g>
        <draw:g>
          <draw:rect draw:style-name="gr19" draw:text-style-name="P9" draw:layer="layout" svg:width="0.635cm" svg:height="0.635cm" svg:x="24.128cm" svg:y="14.605cm">
            <text:p/>
          </draw:rect>
        </draw:g>
        <draw:g>
          <draw:rect draw:style-name="gr19" draw:text-style-name="P9" draw:layer="layout" svg:width="0.635cm" svg:height="0.635cm" svg:x="20.319cm" svg:y="14.605cm">
            <text:p/>
          </draw:rect>
        </draw:g>
        <draw:g>
          <draw:rect draw:style-name="gr19" draw:text-style-name="P9" draw:layer="layout" svg:width="0.635cm" svg:height="0.635cm" svg:x="22.858cm" svg:y="14.605cm">
            <text:p/>
          </draw:rect>
        </draw:g>
        <draw:g>
          <draw:rect draw:style-name="gr19" draw:text-style-name="P9" draw:layer="layout" svg:width="0.635cm" svg:height="0.635cm" svg:x="21.588cm" svg:y="14.605cm">
            <text:p/>
          </draw:rect>
        </draw:g>
        <draw:g>
          <draw:rect draw:style-name="gr19" draw:text-style-name="P9" draw:layer="layout" svg:width="0.635cm" svg:height="0.635cm" svg:x="25.399cm" svg:y="14.605cm">
            <text:p/>
          </draw:rect>
        </draw:g>
        <draw:g>
          <draw:rect draw:style-name="gr19" draw:text-style-name="P9" draw:layer="layout" svg:width="0.635cm" svg:height="0.635cm" svg:x="19.683cm" svg:y="14.605cm">
            <text:p/>
          </draw:rect>
        </draw:g>
        <draw:g>
          <draw:rect draw:style-name="gr19" draw:text-style-name="P9" draw:layer="layout" svg:width="0.635cm" svg:height="0.635cm" svg:x="24.763cm" svg:y="14.605cm">
            <text:p/>
          </draw:rect>
        </draw:g>
        <draw:g>
          <draw:rect draw:style-name="gr19" draw:text-style-name="P9" draw:layer="layout" svg:width="0.635cm" svg:height="0.635cm" svg:x="19.048cm" svg:y="14.605cm">
            <text:p/>
          </draw:rect>
        </draw:g>
        <draw:g>
          <draw:rect draw:style-name="gr38" draw:text-style-name="P9" draw:layer="layout" svg:width="0.635cm" svg:height="0.635cm" svg:x="20.956cm" svg:y="12.701cm">
            <text:p/>
          </draw:rect>
        </draw:g>
        <draw:g>
          <draw:rect draw:style-name="gr38" draw:text-style-name="P9" draw:layer="layout" svg:width="0.635cm" svg:height="0.635cm" svg:x="19.684cm" svg:y="10.795cm">
            <text:p/>
          </draw:rect>
        </draw:g>
        <draw:g>
          <draw:rect draw:style-name="gr38" draw:text-style-name="P9" draw:layer="layout" svg:width="0.635cm" svg:height="0.635cm" svg:x="19.684cm" svg:y="12.065cm">
            <text:p/>
          </draw:rect>
        </draw:g>
        <draw:g>
          <draw:rect draw:style-name="gr38" draw:text-style-name="P9" draw:layer="layout" svg:width="0.635cm" svg:height="0.635cm" svg:x="20.319cm" svg:y="10.795cm">
            <text:p/>
          </draw:rect>
        </draw:g>
        <draw:g>
          <draw:rect draw:style-name="gr38" draw:text-style-name="P9" draw:layer="layout" svg:width="0.635cm" svg:height="0.635cm" svg:x="20.319cm" svg:y="12.065cm">
            <text:p/>
          </draw:rect>
        </draw:g>
        <draw:g>
          <draw:rect draw:style-name="gr38" draw:text-style-name="P9" draw:layer="layout" svg:width="0.635cm" svg:height="0.635cm" svg:x="20.319cm" svg:y="12.7cm">
            <text:p/>
          </draw:rect>
        </draw:g>
        <draw:g>
          <draw:rect draw:style-name="gr38" draw:text-style-name="P9" draw:layer="layout" svg:width="0.635cm" svg:height="0.635cm" svg:x="20.319cm" svg:y="10.16cm">
            <text:p/>
          </draw:rect>
        </draw:g>
        <draw:g>
          <draw:rect draw:style-name="gr38" draw:text-style-name="P9" draw:layer="layout" svg:width="0.635cm" svg:height="0.635cm" svg:x="19.684cm" svg:y="10.16cm">
            <text:p/>
          </draw:rect>
        </draw:g>
        <draw:g>
          <draw:rect draw:style-name="gr38" draw:text-style-name="P9" draw:layer="layout" svg:width="0.635cm" svg:height="0.635cm" svg:x="19.684cm" svg:y="12.7cm">
            <text:p/>
          </draw:rect>
        </draw:g>
        <draw:g>
          <draw:rect draw:style-name="gr37" draw:text-style-name="P9" draw:layer="layout" svg:width="0.634cm" svg:height="0.635cm" svg:x="21.589cm" svg:y="13.97cm">
            <text:p/>
          </draw:rect>
        </draw:g>
        <draw:g>
          <draw:rect draw:style-name="gr37" draw:text-style-name="P9" draw:layer="layout" svg:width="0.634cm" svg:height="0.635cm" svg:x="22.859cm" svg:y="13.97cm">
            <text:p/>
          </draw:rect>
        </draw:g>
        <draw:g>
          <draw:rect draw:style-name="gr37" draw:text-style-name="P9" draw:layer="layout" svg:width="0.634cm" svg:height="0.635cm" svg:x="20.954cm" svg:y="13.97cm">
            <text:p/>
          </draw:rect>
        </draw:g>
        <draw:g>
          <draw:rect draw:style-name="gr37" draw:text-style-name="P9" draw:layer="layout" svg:width="0.634cm" svg:height="0.635cm" svg:x="23.495cm" svg:y="13.97cm">
            <text:p/>
          </draw:rect>
        </draw:g>
        <draw:g>
          <draw:rect draw:style-name="gr37" draw:text-style-name="P9" draw:layer="layout" svg:width="0.634cm" svg:height="0.635cm" svg:x="21.589cm" svg:y="13.334cm">
            <text:p/>
          </draw:rect>
        </draw:g>
        <draw:g>
          <draw:rect draw:style-name="gr37" draw:text-style-name="P9" draw:layer="layout" svg:width="0.634cm" svg:height="0.635cm" svg:x="22.858cm" svg:y="13.334cm">
            <text:p/>
          </draw:rect>
        </draw:g>
        <draw:g>
          <draw:rect draw:style-name="gr37" draw:text-style-name="P9" draw:layer="layout" svg:width="0.634cm" svg:height="0.635cm" svg:x="20.954cm" svg:y="13.334cm">
            <text:p/>
          </draw:rect>
        </draw:g>
        <draw:g>
          <draw:rect draw:style-name="gr37" draw:text-style-name="P9" draw:layer="layout" svg:width="0.634cm" svg:height="0.635cm" svg:x="23.495cm" svg:y="13.335cm">
            <text:p/>
          </draw:rect>
        </draw:g>
        <draw:g>
          <draw:rect draw:style-name="gr38" draw:text-style-name="P9" draw:layer="layout" svg:width="0.635cm" svg:height="0.635cm" svg:x="20.319cm" svg:y="13.335cm">
            <text:p/>
          </draw:rect>
        </draw:g>
        <draw:g>
          <draw:rect draw:style-name="gr37" draw:text-style-name="P9" draw:layer="layout" svg:width="0.634cm" svg:height="0.635cm" svg:x="24.13cm" svg:y="13.335cm">
            <text:p/>
          </draw:rect>
        </draw:g>
        <draw:g>
          <draw:rect draw:style-name="gr36" draw:text-style-name="P9" draw:layer="layout" svg:width="0.635cm" svg:height="0.635cm" svg:x="24.764cm" svg:y="12.065cm">
            <text:p/>
          </draw:rect>
        </draw:g>
        <draw:g>
          <draw:rect draw:style-name="gr36" draw:text-style-name="P9" draw:layer="layout" svg:width="0.635cm" svg:height="0.635cm" svg:x="24.764cm" svg:y="10.795cm">
            <text:p/>
          </draw:rect>
        </draw:g>
        <draw:g>
          <draw:rect draw:style-name="gr36" draw:text-style-name="P9" draw:layer="layout" svg:width="0.635cm" svg:height="0.635cm" svg:x="24.764cm" svg:y="12.7cm">
            <text:p/>
          </draw:rect>
        </draw:g>
        <draw:g>
          <draw:rect draw:style-name="gr36" draw:text-style-name="P9" draw:layer="layout" svg:width="0.635cm" svg:height="0.635cm" svg:x="24.764cm" svg:y="10.16cm">
            <text:p/>
          </draw:rect>
        </draw:g>
        <draw:g>
          <draw:rect draw:style-name="gr36" draw:text-style-name="P9" draw:layer="layout" svg:width="0.635cm" svg:height="0.635cm" svg:x="24.129cm" svg:y="12.065cm">
            <text:p/>
          </draw:rect>
        </draw:g>
        <draw:g>
          <draw:rect draw:style-name="gr36" draw:text-style-name="P9" draw:layer="layout" svg:width="0.635cm" svg:height="0.635cm" svg:x="24.129cm" svg:y="12.7cm">
            <text:p/>
          </draw:rect>
        </draw:g>
        <draw:g>
          <draw:rect draw:style-name="gr36" draw:text-style-name="P9" draw:layer="layout" svg:width="0.635cm" svg:height="0.635cm" svg:x="24.129cm" svg:y="10.795cm">
            <text:p/>
          </draw:rect>
        </draw:g>
        <draw:g>
          <draw:rect draw:style-name="gr36" draw:text-style-name="P9" draw:layer="layout" svg:width="0.635cm" svg:height="0.635cm" svg:x="24.129cm" svg:y="10.16cm">
            <text:p/>
          </draw:rect>
        </draw:g>
        <draw:g>
          <draw:rect draw:style-name="gr35" draw:text-style-name="P9" draw:layer="layout" svg:width="0.634cm" svg:height="0.635cm" svg:x="21.589cm" svg:y="8.89cm">
            <text:p/>
          </draw:rect>
        </draw:g>
        <draw:g>
          <draw:rect draw:style-name="gr35" draw:text-style-name="P9" draw:layer="layout" svg:width="0.634cm" svg:height="0.635cm" svg:x="22.86cm" svg:y="8.89cm">
            <text:p/>
          </draw:rect>
        </draw:g>
        <draw:g>
          <draw:rect draw:style-name="gr35" draw:text-style-name="P9" draw:layer="layout" svg:width="0.634cm" svg:height="0.635cm" svg:x="21.588cm" svg:y="9.525cm">
            <text:p/>
          </draw:rect>
        </draw:g>
        <draw:g>
          <draw:rect draw:style-name="gr35" draw:text-style-name="P9" draw:layer="layout" svg:width="0.634cm" svg:height="0.635cm" svg:x="22.858cm" svg:y="9.525cm">
            <text:p/>
          </draw:rect>
        </draw:g>
        <draw:g>
          <draw:rect draw:style-name="gr35" draw:text-style-name="P9" draw:layer="layout" svg:width="0.634cm" svg:height="0.635cm" svg:x="20.953cm" svg:y="9.525cm">
            <text:p/>
          </draw:rect>
        </draw:g>
        <draw:g>
          <draw:rect draw:style-name="gr35" draw:text-style-name="P9" draw:layer="layout" svg:width="0.634cm" svg:height="0.635cm" svg:x="20.955cm" svg:y="8.89cm">
            <text:p/>
          </draw:rect>
        </draw:g>
        <draw:g>
          <draw:rect draw:style-name="gr35" draw:text-style-name="P9" draw:layer="layout" svg:width="0.634cm" svg:height="0.635cm" svg:x="23.495cm" svg:y="8.89cm">
            <text:p/>
          </draw:rect>
        </draw:g>
        <draw:g>
          <draw:rect draw:style-name="gr35" draw:text-style-name="P9" draw:layer="layout" svg:width="0.634cm" svg:height="0.635cm" svg:x="20.318cm" svg:y="9.525cm">
            <text:p/>
          </draw:rect>
        </draw:g>
        <draw:g>
          <draw:rect draw:style-name="gr35" draw:text-style-name="P9" draw:layer="layout" svg:width="0.635cm" svg:height="0.635cm" svg:x="23.493cm" svg:y="9.524cm">
            <text:p/>
          </draw:rect>
        </draw:g>
        <draw:g>
          <draw:rect draw:style-name="gr36" draw:text-style-name="P9" draw:layer="layout" svg:width="0.635cm" svg:height="0.635cm" svg:x="24.128cm" svg:y="9.524cm">
            <text:p/>
          </draw:rect>
        </draw:g>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41"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41"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41"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41"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41"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41"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41"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41"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9"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line draw:style-name="gr1" draw:layer="layout" svg:x1="5.08cm" svg:y1="11.43cm" svg:x2="5.08cm" svg:y2="6.985cm">
          <text:p/>
        </draw:line>
        <draw:line draw:style-name="gr46" draw:layer="layout" svg:x1="4.445cm" svg:y1="10.795cm" svg:x2="9.525cm" svg:y2="10.795cm">
          <text:p/>
        </draw:line>
        <draw:frame draw:style-name="gr47" draw:text-style-name="P12" draw:layer="layout" svg:width="2.611cm" svg:height="0.729cm" svg:x="3.421cm" svg:y="7.62cm">
          <draw:text-box>
            <text:p text:style-name="P1"><text:span text:style-name="T8">reward</text:span></text:p>
          </draw:text-box>
        </draw:frame>
        <draw:frame draw:style-name="gr48" draw:text-style-name="P2" draw:layer="layout" svg:width="1.771cm" svg:height="0.806cm" svg:x="9.466cm" svg:y="10.623cm">
          <draw:text-box>
            <text:p text:style-name="P1"><text:span text:style-name="T1">Zeit</text:span></text:p>
          </draw:text-box>
        </draw:frame>
        <draw:ellipse draw:style-name="gr49" draw:layer="layout" svg:width="1.271cm" svg:height="4.446cm" svg:x="7.618cm" svg:y="6.984cm">
          <text:p/>
        </draw:ellipse>
        <draw:frame draw:style-name="gr50" draw:text-style-name="P3" draw:layer="layout" svg:width="2.865cm" svg:height="1.199cm" svg:x="8.255cm" svg:y="11.183cm">
          <draw:text-box>
            <text:p text:style-name="P1"><text:span text:style-name="T9">positives</text:span></text:p>
            <text:p text:style-name="P1"><text:span text:style-name="T9">Ereignis</text:span></text:p>
          </draw:text-box>
        </draw:frame>
        <draw:line draw:style-name="gr1" draw:layer="layout" svg:x1="12.7cm" svg:y1="11.43cm" svg:x2="12.7cm" svg:y2="6.985cm">
          <text:p/>
        </draw:line>
        <draw:line draw:style-name="gr46" draw:layer="layout" svg:x1="12.065cm" svg:y1="10.795cm" svg:x2="17.145cm" svg:y2="10.795cm">
          <text:p/>
        </draw:line>
        <draw:frame draw:style-name="gr47" draw:text-style-name="P13" draw:layer="layout" svg:width="2.611cm" svg:height="0.729cm" svg:x="11.041cm" svg:y="7.62cm">
          <draw:text-box>
            <text:p text:style-name="P1"><text:span text:style-name="T8">reward</text:span></text:p>
          </draw:text-box>
        </draw:frame>
        <draw:frame draw:style-name="gr48" draw:text-style-name="P2" draw:layer="layout" svg:width="1.771cm" svg:height="0.806cm" svg:x="17.144cm" svg:y="10.623cm">
          <draw:text-box>
            <text:p text:style-name="P1"><text:span text:style-name="T1">Zeit</text:span></text:p>
          </draw:text-box>
        </draw:frame>
        <draw:ellipse draw:style-name="gr51" draw:layer="layout" svg:width="1.271cm" svg:height="4.446cm" svg:x="15.238cm" svg:y="6.984cm">
          <text:p/>
        </draw:ellipse>
        <draw:frame draw:style-name="gr52" draw:text-style-name="P14" draw:layer="layout" svg:width="3.085cm" svg:height="1.199cm" svg:x="15.965cm" svg:y="11.183cm">
          <draw:text-box>
            <text:p text:style-name="P1"><text:span text:style-name="T10">negatives</text:span></text:p>
            <text:p text:style-name="P1"><text:span text:style-name="T10">Ereignis</text:span></text:p>
          </draw:text-box>
        </draw:frame>
        <draw:line draw:style-name="gr53" draw:text-style-name="P9" draw:layer="layout" svg:x1="8.254cm" svg:y1="10.159cm" svg:x2="8.254cm" svg:y2="8.254cm">
          <text:p/>
        </draw:line>
        <draw:line draw:style-name="gr53" draw:text-style-name="P9" draw:layer="layout" svg:x1="15.874cm" svg:y1="8.254cm" svg:x2="15.874cm" svg:y2="10.159cm">
          <text:p/>
        </draw:line>
        <draw:custom-shape draw:style-name="gr54" draw:text-style-name="P9" draw:layer="layout" svg:width="0.634cm" svg:height="3.174cm" draw:transform="rotate (-1.58336269741014) translate (8.262cm 11.7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5" draw:text-style-name="P9" draw:layer="layout" svg:width="0.636cm" svg:height="3.175cm" draw:transform="rotate (-1.57027272802019) translate (15.9cm 11.74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6" draw:text-style-name="P11" draw:layer="layout" svg:width="13.195cm" svg:height="0.729cm" svg:x="5.714cm" svg:y="12.382cm">
          <draw:text-box>
            <text:p><text:span text:style-name="T7">Gespeicherte </text:span><text:span text:style-name="T8">action set</text:span><text:span text:style-name="T7"> Listen seit dem letzten Ereignis</text:span></text:p>
          </draw:text-box>
        </draw:frame>
        <draw:polyline draw:style-name="gr57"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58" draw:text-style-name="P5" draw:layer="layout" svg:x1="5.079cm" svg:y1="10.795cm" svg:x2="8.254cm" svg:y2="7.62cm">
          <text:p/>
        </draw:line>
        <draw:polyline draw:style-name="gr57" draw:text-style-name="P5" draw:layer="layout" svg:width="0.449cm" svg:height="4.49cm" draw:transform="skewX (0.000349065850398722) rotate (0.785572696322499) translate (12.382054951487cm 7.93688915225979cm)" svg:viewBox="0 0 450 4491" draw:points="449,28736 0,30083 0,31879 450,33227">
          <text:p/>
        </draw:polyline>
        <draw:line draw:style-name="gr59" draw:text-style-name="P5" draw:layer="layout" svg:x1="12.699cm" svg:y1="7.62cm" svg:x2="15.874cm" svg:y2="10.795cm">
          <text:p/>
        </draw:line>
        <draw:line draw:style-name="gr57" draw:text-style-name="P5" draw:layer="layout" svg:x1="4.445cm" svg:y1="13.582cm" svg:x2="6.667cm" svg:y2="13.582cm">
          <text:p/>
        </draw:line>
        <draw:frame draw:style-name="gr60" draw:text-style-name="P15" draw:layer="layout" svg:width="10.16cm" svg:height="0.881cm" svg:x="6.667cm" svg:y="13.089cm">
          <draw:text-box>
            <text:p text:style-name="P1"><text:span text:style-name="T11">Quadratische Vergabe des </text:span><text:span text:style-name="T12">reward </text:span><text:span text:style-name="T13">Werts</text:span></text:p>
          </draw:text-box>
        </draw:frame>
        <draw:line draw:style-name="gr61" draw:text-style-name="P9" draw:layer="layout" svg:x1="5.715cm" svg:y1="10.795cm" svg:x2="5.715cm" svg:y2="11.43cm">
          <text:p/>
        </draw:line>
        <draw:line draw:style-name="gr61" draw:text-style-name="P9" draw:layer="layout" svg:x1="6.35cm" svg:y1="10.795cm" svg:x2="6.35cm" svg:y2="11.43cm">
          <text:p/>
        </draw:line>
        <draw:line draw:style-name="gr61" draw:text-style-name="P9" draw:layer="layout" svg:x1="6.985cm" svg:y1="10.795cm" svg:x2="6.985cm" svg:y2="11.43cm">
          <text:p/>
        </draw:line>
        <draw:line draw:style-name="gr61" draw:text-style-name="P9" draw:layer="layout" svg:x1="7.62cm" svg:y1="10.795cm" svg:x2="7.62cm" svg:y2="11.43cm">
          <text:p/>
        </draw:line>
        <draw:line draw:style-name="gr61" draw:text-style-name="P9" draw:layer="layout" svg:x1="8.255cm" svg:y1="10.795cm" svg:x2="8.255cm" svg:y2="11.43cm">
          <text:p/>
        </draw:line>
        <draw:line draw:style-name="gr61" draw:text-style-name="P9" draw:layer="layout" svg:x1="13.335cm" svg:y1="10.795cm" svg:x2="13.335cm" svg:y2="11.43cm">
          <text:p/>
        </draw:line>
        <draw:line draw:style-name="gr61" draw:text-style-name="P9" draw:layer="layout" svg:x1="13.97cm" svg:y1="10.795cm" svg:x2="13.97cm" svg:y2="11.43cm">
          <text:p/>
        </draw:line>
        <draw:line draw:style-name="gr61" draw:text-style-name="P9" draw:layer="layout" svg:x1="14.605cm" svg:y1="10.795cm" svg:x2="14.605cm" svg:y2="11.43cm">
          <text:p/>
        </draw:line>
        <draw:line draw:style-name="gr61" draw:text-style-name="P9" draw:layer="layout" svg:x1="15.24cm" svg:y1="10.795cm" svg:x2="15.24cm" svg:y2="11.43cm">
          <text:p/>
        </draw:line>
        <draw:line draw:style-name="gr61" draw:text-style-name="P9" draw:layer="layout" svg:x1="15.875cm" svg:y1="10.795cm" svg:x2="15.875cm" svg:y2="11.43cm">
          <text:p/>
        </draw:line>
        <draw:frame draw:style-name="gr30" draw:text-style-name="P11" draw:layer="layout" svg:width="0.739cm" svg:height="0.725cm" svg:x="3.81cm" svg:y="11.102cm">
          <draw:text-box>
            <text:p><text:span text:style-name="T7">0</text:span></text:p>
          </draw:text-box>
        </draw:frame>
        <draw:frame draw:style-name="gr30" draw:text-style-name="P11" draw:layer="layout" svg:width="0.739cm" svg:height="0.725cm" svg:x="11.43cm" svg:y="11.102cm">
          <draw:text-box>
            <text:p><text:span text:style-name="T7">0</text:span></text:p>
          </draw:text-box>
        </draw:frame>
        <draw:line draw:style-name="gr61" draw:text-style-name="P9" draw:layer="layout" svg:x1="4.446cm" svg:y1="7.621cm" svg:x2="5.716cm" svg:y2="7.621cm">
          <text:p/>
        </draw:line>
        <draw:frame draw:style-name="gr30" draw:text-style-name="P11" draw:layer="layout" svg:width="0.739cm" svg:height="0.725cm" svg:x="3.811cm" svg:y="6.986cm">
          <draw:text-box>
            <text:p><text:span text:style-name="T7">1</text:span></text:p>
          </draw:text-box>
        </draw:frame>
        <draw:line draw:style-name="gr61" draw:text-style-name="P9" draw:layer="layout" svg:x1="12.065cm" svg:y1="7.62cm" svg:x2="13.335cm" svg:y2="7.62cm">
          <text:p/>
        </draw:line>
        <draw:frame draw:style-name="gr30" draw:text-style-name="P11" draw:layer="layout" svg:width="0.739cm" svg:height="0.725cm" svg:x="11.43cm" svg:y="6.985cm">
          <draw:text-box>
            <text:p><text:span text:style-name="T7">1</text:span></text:p>
          </draw:text-box>
        </draw:frame>
        <draw:line draw:style-name="gr58" draw:text-style-name="P5" draw:layer="layout" svg:x1="4.445cm" svg:y1="14.288cm" svg:x2="6.667cm" svg:y2="14.288cm">
          <text:p/>
        </draw:line>
        <draw:frame draw:style-name="gr60" draw:text-style-name="P15" draw:layer="layout" svg:width="10.16cm" svg:height="0.881cm" svg:x="6.667cm" svg:y="13.724cm">
          <draw:text-box>
            <text:p text:style-name="P1"><text:span text:style-name="T11">Lineare Vergabe des </text:span><text:span text:style-name="T12">reward </text:span><text:span text:style-name="T13">Werts</text:span></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office:forms form:automatic-focus="false" form:apply-design-mode="false"/>
        <draw:line draw:style-name="gr1" draw:layer="layout" svg:x1="5.081cm" svg:y1="11.43cm" svg:x2="5.08cm" svg:y2="6.985cm">
          <text:p/>
        </draw:line>
        <draw:line draw:style-name="gr46" draw:layer="layout" svg:x1="4.445cm" svg:y1="10.796cm" svg:x2="20.32cm" svg:y2="10.795cm">
          <text:p/>
        </draw:line>
        <draw:frame draw:style-name="gr47" draw:text-style-name="P12" draw:layer="layout" svg:width="2.611cm" svg:height="0.729cm" svg:x="4.142cm" svg:y="6.256cm">
          <draw:text-box>
            <text:p text:style-name="P1"><text:span text:style-name="T8">reward</text:span></text:p>
          </draw:text-box>
        </draw:frame>
        <draw:frame draw:style-name="gr48" draw:text-style-name="P2" draw:layer="layout" svg:width="1.771cm" svg:height="0.806cm" svg:x="19.05cm" svg:y="11.112cm">
          <draw:text-box>
            <text:p text:style-name="P1"><text:span text:style-name="T1">Zeit</text:span></text:p>
          </draw:text-box>
        </draw:frame>
        <draw:line draw:style-name="gr59" draw:text-style-name="P5" draw:layer="layout" svg:x1="5.08cm" svg:y1="10.796cm" svg:x2="8.255cm" svg:y2="7.621cm">
          <text:p/>
        </draw:line>
        <draw:line draw:style-name="gr62" draw:layer="layout" svg:x1="5.08cm" svg:y1="10.795cm" svg:x2="8.255cm" svg:y2="10.795cm">
          <text:p/>
        </draw:line>
        <draw:line draw:style-name="gr62" draw:layer="layout" svg:x1="8.255cm" svg:y1="7.62cm" svg:x2="8.256cm" svg:y2="10.795cm">
          <text:p/>
        </draw:line>
        <draw:line draw:style-name="gr62" draw:layer="layout" svg:x1="10.795cm" svg:y1="7.62cm" svg:x2="8.255cm" svg:y2="7.62cm">
          <text:p/>
        </draw:line>
        <draw:line draw:style-name="gr62" draw:layer="layout" svg:x1="10.795cm" svg:y1="7.62cm" svg:x2="10.795cm" svg:y2="10.795cm">
          <text:p/>
        </draw:line>
        <draw:line draw:style-name="gr62" draw:layer="layout" svg:x1="10.795cm" svg:y1="10.795cm" svg:x2="16.51cm" svg:y2="10.795cm">
          <text:p/>
        </draw:line>
        <draw:line draw:style-name="gr62" draw:layer="layout" svg:x1="16.51cm" svg:y1="10.795cm" svg:x2="16.51cm" svg:y2="7.62cm">
          <text:p/>
        </draw:line>
        <draw:line draw:style-name="gr63" draw:layer="layout" svg:x1="16.51cm" svg:y1="7.62cm" svg:x2="19.05cm" svg:y2="7.62cm">
          <text:p/>
        </draw:line>
        <draw:line draw:style-name="gr59" draw:text-style-name="P5" draw:layer="layout" svg:x1="10.795cm" svg:y1="10.795cm" svg:x2="8.256cm" svg:y2="7.622cm">
          <text:p/>
        </draw:line>
        <draw:line draw:style-name="gr59" draw:text-style-name="P5" draw:layer="layout" svg:x1="16.51cm" svg:y1="7.62cm" svg:x2="10.795cm" svg:y2="10.795cm">
          <text:p/>
        </draw:line>
        <draw:line draw:style-name="gr64" draw:text-style-name="P5" draw:layer="layout" svg:x1="5.08cm" svg:y1="13.728cm" svg:x2="6.985cm" svg:y2="13.728cm">
          <text:p/>
        </draw:line>
        <draw:frame draw:style-name="gr65" draw:text-style-name="P15" draw:layer="layout" svg:width="11.399cm" svg:height="0.881cm" svg:x="7.016cm" svg:y="13.093cm">
          <draw:text-box>
            <text:p text:style-name="P1"><text:span text:style-name="T11">Verlauf des erhaltenen </text:span><text:span text:style-name="T12">base reward</text:span><text:span text:style-name="T13"> Wert</text:span></text:p>
          </draw:text-box>
        </draw:frame>
        <draw:line draw:style-name="gr59" draw:text-style-name="P5" draw:layer="layout" svg:x1="5.08cm" svg:y1="14.363cm" svg:x2="6.985cm" svg:y2="14.363cm">
          <text:p/>
        </draw:line>
        <draw:frame draw:style-name="gr65" draw:text-style-name="P15" draw:layer="layout" svg:width="11.399cm" svg:height="0.881cm" svg:x="7.016cm" svg:y="13.728cm">
          <draw:text-box>
            <text:p text:style-name="P1"><text:span text:style-name="T11">Vergebener </text:span><text:span text:style-name="T12">reward</text:span><text:span text:style-name="T11"> Wert für die </text:span><text:span text:style-name="T12">action set</text:span><text:span text:style-name="T11"> Listen</text:span></text:p>
          </draw:text-box>
        </draw:frame>
        <draw:line draw:style-name="gr61" draw:text-style-name="P9" draw:layer="layout" svg:x1="4.445cm" svg:y1="7.62cm" svg:x2="5.715cm" svg:y2="7.62cm">
          <text:p/>
        </draw:line>
        <draw:frame draw:style-name="gr30" draw:text-style-name="P11" draw:layer="layout" svg:width="0.739cm" svg:height="0.725cm" svg:x="3.81cm" svg:y="6.985cm">
          <draw:text-box>
            <text:p><text:span text:style-name="T7">1</text:span></text:p>
          </draw:text-box>
        </draw:frame>
        <draw:frame draw:style-name="gr30" draw:text-style-name="P11" draw:layer="layout" svg:width="0.739cm" svg:height="0.725cm" svg:x="3.81cm" svg:y="10.07cm">
          <draw:text-box>
            <text:p><text:span text:style-name="T7">0</text:span></text:p>
          </draw:text-box>
        </draw:frame>
        <draw:line draw:style-name="gr61" draw:text-style-name="P9" draw:layer="layout" svg:x1="5.715cm" svg:y1="10.795cm" svg:x2="5.715cm" svg:y2="11.43cm">
          <text:p/>
        </draw:line>
        <draw:line draw:style-name="gr61" draw:text-style-name="P9" draw:layer="layout" svg:x1="6.35cm" svg:y1="11.43cm" svg:x2="6.35cm" svg:y2="10.795cm">
          <text:p/>
        </draw:line>
        <draw:line draw:style-name="gr61" draw:text-style-name="P9" draw:layer="layout" svg:x1="6.985cm" svg:y1="11.43cm" svg:x2="6.985cm" svg:y2="10.795cm">
          <text:p/>
        </draw:line>
        <draw:line draw:style-name="gr61" draw:text-style-name="P9" draw:layer="layout" svg:x1="7.62cm" svg:y1="11.43cm" svg:x2="7.62cm" svg:y2="10.795cm">
          <text:p/>
        </draw:line>
        <draw:line draw:style-name="gr61" draw:text-style-name="P9" draw:layer="layout" svg:x1="8.255cm" svg:y1="11.43cm" svg:x2="8.255cm" svg:y2="10.795cm">
          <text:p/>
        </draw:line>
        <draw:line draw:style-name="gr61" draw:text-style-name="P9" draw:layer="layout" svg:x1="8.89cm" svg:y1="11.43cm" svg:x2="8.89cm" svg:y2="10.795cm">
          <text:p/>
        </draw:line>
        <draw:line draw:style-name="gr61" draw:text-style-name="P9" draw:layer="layout" svg:x1="9.525cm" svg:y1="11.43cm" svg:x2="9.525cm" svg:y2="10.795cm">
          <text:p/>
        </draw:line>
        <draw:line draw:style-name="gr61" draw:text-style-name="P9" draw:layer="layout" svg:x1="16.51cm" svg:y1="11.43cm" svg:x2="16.51cm" svg:y2="10.795cm">
          <text:p/>
        </draw:line>
        <draw:line draw:style-name="gr61" draw:text-style-name="P9" draw:layer="layout" svg:x1="15.875cm" svg:y1="11.43cm" svg:x2="15.875cm" svg:y2="10.795cm">
          <text:p/>
        </draw:line>
        <draw:line draw:style-name="gr61" draw:text-style-name="P9" draw:layer="layout" svg:x1="15.24cm" svg:y1="11.43cm" svg:x2="15.24cm" svg:y2="10.795cm">
          <text:p/>
        </draw:line>
        <draw:line draw:style-name="gr61" draw:text-style-name="P9" draw:layer="layout" svg:x1="14.605cm" svg:y1="11.43cm" svg:x2="14.605cm" svg:y2="10.795cm">
          <text:p/>
        </draw:line>
        <draw:line draw:style-name="gr61" draw:text-style-name="P9" draw:layer="layout" svg:x1="13.97cm" svg:y1="11.43cm" svg:x2="13.97cm" svg:y2="10.795cm">
          <text:p/>
        </draw:line>
        <draw:line draw:style-name="gr61" draw:text-style-name="P9" draw:layer="layout" svg:x1="13.335cm" svg:y1="11.43cm" svg:x2="13.335cm" svg:y2="10.795cm">
          <text:p/>
        </draw:line>
        <draw:line draw:style-name="gr61" draw:text-style-name="P9" draw:layer="layout" svg:x1="12.7cm" svg:y1="11.43cm" svg:x2="12.7cm" svg:y2="10.795cm">
          <text:p/>
        </draw:line>
        <draw:line draw:style-name="gr61" draw:text-style-name="P9" draw:layer="layout" svg:x1="12.065cm" svg:y1="11.43cm" svg:x2="12.065cm" svg:y2="10.795cm">
          <text:p/>
        </draw:line>
        <draw:line draw:style-name="gr61" draw:text-style-name="P9" draw:layer="layout" svg:x1="11.43cm" svg:y1="11.43cm" svg:x2="11.43cm" svg:y2="10.795cm">
          <text:p/>
        </draw:line>
        <draw:line draw:style-name="gr61" draw:text-style-name="P9" draw:layer="layout" svg:x1="10.795cm" svg:y1="11.43cm" svg:x2="10.795cm" svg:y2="10.795cm">
          <text:p/>
        </draw:line>
        <draw:line draw:style-name="gr66" draw:text-style-name="P9" draw:layer="layout" svg:x1="17.145cm" svg:y1="11.43cm" svg:x2="17.145cm" svg:y2="10.795cm">
          <text:p/>
        </draw:line>
        <draw:line draw:style-name="gr66" draw:text-style-name="P9" draw:layer="layout" svg:x1="17.78cm" svg:y1="11.43cm" svg:x2="17.78cm" svg:y2="10.795cm">
          <text:p/>
        </draw:line>
        <draw:line draw:style-name="gr61" draw:text-style-name="P9" draw:layer="layout" svg:x1="10.16cm" svg:y1="11.431cm" svg:x2="10.16cm" svg:y2="10.796cm">
          <text:p/>
        </draw:line>
        <draw:line draw:style-name="gr66" draw:text-style-name="P9" draw:layer="layout" svg:x1="18.415cm" svg:y1="11.43cm" svg:x2="18.415cm" svg:y2="10.795cm">
          <text:p/>
        </draw:line>
        <draw:line draw:style-name="gr66" draw:text-style-name="P9" draw:layer="layout" svg:x1="19.05cm" svg:y1="11.43cm" svg:x2="19.05cm" svg:y2="10.795cm">
          <text:p/>
        </draw:line>
        <draw:line draw:style-name="gr67" draw:text-style-name="P16" draw:layer="layout" svg:x1="19.05cm" svg:y1="13.652cm" svg:x2="19.05cm" svg:y2="11.43cm">
          <text:p/>
        </draw:line>
        <draw:frame draw:style-name="gr30" draw:text-style-name="P11" draw:layer="layout" svg:width="4.02cm" svg:height="0.725cm" svg:x="17.252cm" svg:y="13.88cm">
          <draw:text-box>
            <text:p text:style-name="P9"><text:span text:style-name="T7">Aktueller Zeitpunkt</text:span></text:p>
          </draw:text-box>
        </draw:frame>
        <draw:custom-shape draw:style-name="gr68"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0" draw:text-style-name="P11" draw:layer="layout" svg:width="5.937cm" svg:height="0.729cm" svg:x="15.018cm" svg:y="12.065cm">
          <draw:text-box>
            <text:p><text:span text:style-name="T8">action set</text:span><text:span text:style-name="T7"> Listen im Speicher</text:span></text:p>
          </draw:text-box>
        </draw:frame>
        <draw:custom-shape draw:style-name="gr68"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0" draw:text-style-name="P11" draw:layer="layout" svg:width="7.262cm" svg:height="0.729cm" svg:x="6.35cm" svg:y="12.065cm">
          <draw:text-box>
            <text:p><text:span text:style-name="T7">Bereits bearbeitete </text:span><text:span text:style-name="T8">action set</text:span><text:span text:style-name="T7"> Listen</text:span></text:p>
          </draw:text-box>
        </draw:frame>
        <draw:line draw:style-name="gr59" draw:text-style-name="P5" draw:layer="layout" svg:x1="16.511cm" svg:y1="7.621cm" svg:x2="17.78cm" svg:y2="8.255cm">
          <text:p/>
        </draw:line>
        <draw:frame draw:style-name="gr30" draw:text-style-name="P17" draw:layer="layout" svg:width="0.853cm" svg:height="0.963cm" svg:x="16.927cm" svg:y="7.927cm">
          <draw:text-box>
            <text:p><text:span text:style-name="T14">?</text:span></text:p>
          </draw:text-box>
        </draw:frame>
        <draw:frame draw:style-name="gr30" draw:text-style-name="P11" draw:layer="layout" svg:width="4.914cm" svg:height="1.203cm" svg:x="16.51cm" svg:y="8.89cm">
          <draw:text-box>
            <text:p><text:span text:style-name="T7">Zu vergebender </text:span><text:span text:style-name="T8">reward</text:span></text:p>
            <text:p><text:span text:style-name="T7">Wert noch unbekan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office:forms form:automatic-focus="false" form:apply-design-mode="false"/>
        <draw:frame draw:style-name="gr69" draw:text-style-name="P9" draw:layer="layout" svg:width="17.313cm" svg:height="8.497cm" svg:x="3.642cm" svg:y="6.667cm">
          <draw:image xlink:href="Pictures/20000348000043C20000215271F4912D.svm" xlink:type="simple" xlink:show="embed" xlink:actuate="onLoad">
            <text:p/>
          </draw:image>
        </draw:fram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0" draw:text-style-name="P9" draw:layer="layout" svg:width="0.698cm" svg:height="0.7cm" svg:x="9.081cm" svg:y="8.454cm" svg:viewBox="0 0 699 701" svg:d="m349 0c198 0 350 152 350 351s-152 350-350 350-349-152-349-350 151-351 349-351z">
            <text:p/>
          </draw:path>
          <draw:path draw:style-name="gr70" draw:text-style-name="P9" draw:layer="layout" svg:width="0.074cm" svg:height="0.074cm" svg:x="9.279cm" svg:y="8.66cm" svg:viewBox="0 0 75 75" svg:d="m37 0c21 0 38 17 38 38s-17 37-38 37-37-16-37-37 16-38 37-38z">
            <text:p/>
          </draw:path>
          <draw:path draw:style-name="gr70" draw:text-style-name="P9" draw:layer="layout" svg:width="0.074cm" svg:height="0.074cm" svg:x="9.505cm" svg:y="8.66cm" svg:viewBox="0 0 75 75" svg:d="m37 0c21 0 38 17 38 38s-17 37-38 37-37-16-37-37 16-38 37-38z">
            <text:p/>
          </draw:path>
          <draw:path draw:style-name="gr70"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0" draw:text-style-name="P9" draw:layer="layout" svg:width="0.698cm" svg:height="0.7cm" svg:x="11.176cm" svg:y="8.454cm" svg:viewBox="0 0 699 701" svg:d="m349 0c198 0 350 152 350 351s-152 350-350 350-349-152-349-350 151-351 349-351z">
            <text:p/>
          </draw:path>
          <draw:path draw:style-name="gr70" draw:text-style-name="P9" draw:layer="layout" svg:width="0.074cm" svg:height="0.074cm" svg:x="11.374cm" svg:y="8.66cm" svg:viewBox="0 0 75 75" svg:d="m37 0c21 0 38 17 38 38s-17 37-38 37-37-16-37-37 17-38 37-38z">
            <text:p/>
          </draw:path>
          <draw:path draw:style-name="gr70" draw:text-style-name="P9" draw:layer="layout" svg:width="0.074cm" svg:height="0.074cm" svg:x="11.601cm" svg:y="8.66cm" svg:viewBox="0 0 75 75" svg:d="m37 0c21 0 38 17 38 38s-17 37-38 37-37-16-37-37 16-38 37-38z">
            <text:p/>
          </draw:path>
          <draw:path draw:style-name="gr70"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71"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2" draw:text-style-name="P18"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18"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18" draw:layer="layout" svg:width="4.889cm" svg:height="4.91cm" svg:x="9.081cm" svg:y="8.42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6" draw:text-style-name="P9" draw:layer="layout" svg:width="0.698cm" svg:height="0.695cm" svg:x="9.08cm" svg:y="8.49cm" svg:viewBox="0 0 699 696" svg:d="m349 0c198 0 350 151 350 348s-152 348-350 348-349-151-349-348 151-348 349-348z">
            <text:p/>
          </draw:path>
          <draw:path draw:style-name="gr76" draw:text-style-name="P9" draw:layer="layout" svg:width="0.074cm" svg:height="0.074cm" svg:x="9.279cm" svg:y="8.695cm" svg:viewBox="0 0 75 75" svg:d="m37 0c21 0 38 16 38 37s-17 38-38 38-37-17-37-38 16-37 37-37z">
            <text:p/>
          </draw:path>
          <draw:path draw:style-name="gr76" draw:text-style-name="P9" draw:layer="layout" svg:width="0.074cm" svg:height="0.074cm" svg:x="9.505cm" svg:y="8.695cm" svg:viewBox="0 0 75 75" svg:d="m37 0c21 0 38 16 38 37s-17 38-38 38-37-17-37-38 16-37 37-37z">
            <text:p/>
          </draw:path>
          <draw:path draw:style-name="gr76"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6" draw:text-style-name="P9" draw:layer="layout" svg:width="0.698cm" svg:height="0.695cm" svg:x="11.176cm" svg:y="8.49cm" svg:viewBox="0 0 699 696" svg:d="m349 0c198 0 350 151 350 348s-152 348-350 348-349-151-349-348 151-348 349-348z">
            <text:p/>
          </draw:path>
          <draw:path draw:style-name="gr76" draw:text-style-name="P9" draw:layer="layout" svg:width="0.074cm" svg:height="0.074cm" svg:x="11.374cm" svg:y="8.695cm" svg:viewBox="0 0 75 75" svg:d="m37 0c21 0 38 16 38 37s-17 38-38 38-37-17-37-38 16-37 37-37z">
            <text:p/>
          </draw:path>
          <draw:path draw:style-name="gr76" draw:text-style-name="P9" draw:layer="layout" svg:width="0.074cm" svg:height="0.074cm" svg:x="11.601cm" svg:y="8.695cm" svg:viewBox="0 0 75 75" svg:d="m37 0c21 0 38 16 38 37s-17 38-38 38-37-17-37-38 17-37 37-37z">
            <text:p/>
          </draw:path>
          <draw:path draw:style-name="gr76"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71"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9" draw:layer="layout" svg:width="0.698cm" svg:height="0.695cm" svg:x="9.779cm" svg:y="9.187cm" svg:viewBox="0 0 699 696" svg:d="m349 0c198 0 350 151 350 348s-152 348-350 348-349-151-349-348 151-348 349-348z">
            <text:p/>
          </draw:path>
          <draw:path draw:style-name="gr77" draw:text-style-name="P9" draw:layer="layout" svg:width="0.074cm" svg:height="0.074cm" svg:x="9.977cm" svg:y="9.391cm" svg:viewBox="0 0 75 75" svg:d="m37 0c21 0 38 16 38 37s-17 38-38 38-37-17-37-38 16-37 37-37z">
            <text:p/>
          </draw:path>
          <draw:path draw:style-name="gr77" draw:text-style-name="P9" draw:layer="layout" svg:width="0.074cm" svg:height="0.074cm" svg:x="10.204cm" svg:y="9.391cm" svg:viewBox="0 0 75 75" svg:d="m37 0c21 0 38 16 38 37s-17 38-38 38-37-17-37-38 16-37 37-37z">
            <text:p/>
          </draw:path>
          <draw:path draw:style-name="gr77"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18"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18"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80" draw:text-style-name="P9" draw:layer="layout" svg:width="0.698cm" svg:height="0.695cm" svg:x="11.176cm" svg:y="10.579cm" svg:viewBox="0 0 699 696" svg:d="m349 0c198 0 350 151 350 348s-152 348-350 348-349-151-349-348 151-348 349-348z">
            <text:p/>
          </draw:path>
          <draw:path draw:style-name="gr80" draw:text-style-name="P9" draw:layer="layout" svg:width="0.074cm" svg:height="0.074cm" svg:x="11.374cm" svg:y="10.783cm" svg:viewBox="0 0 75 75" svg:d="m37 0c21 0 38 16 38 37s-17 38-38 38-37-17-37-38 16-37 37-37z">
            <text:p/>
          </draw:path>
          <draw:path draw:style-name="gr80" draw:text-style-name="P9" draw:layer="layout" svg:width="0.074cm" svg:height="0.074cm" svg:x="11.601cm" svg:y="10.783cm" svg:viewBox="0 0 75 75" svg:d="m37 0c21 0 38 16 38 37s-17 38-38 38-37-17-37-38 17-37 37-37z">
            <text:p/>
          </draw:path>
          <draw:path draw:style-name="gr80"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18"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2" draw:text-style-name="P18"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6" draw:text-style-name="P9" draw:layer="layout" svg:width="0.698cm" svg:height="0.7cm" svg:x="9.081cm" svg:y="8.454cm" svg:viewBox="0 0 699 701" svg:d="m349 0c198 0 350 152 350 351s-152 350-350 350-349-152-349-350 151-351 349-351z">
            <text:p/>
          </draw:path>
          <draw:path draw:style-name="gr76" draw:text-style-name="P9" draw:layer="layout" svg:width="0.074cm" svg:height="0.074cm" svg:x="9.279cm" svg:y="8.66cm" svg:viewBox="0 0 75 75" svg:d="m37 0c21 0 38 17 38 38s-17 37-38 37-37-16-37-37 17-38 37-38z">
            <text:p/>
          </draw:path>
          <draw:path draw:style-name="gr76" draw:text-style-name="P9" draw:layer="layout" svg:width="0.074cm" svg:height="0.074cm" svg:x="9.505cm" svg:y="8.66cm" svg:viewBox="0 0 75 75" svg:d="m37 0c21 0 38 17 38 38s-17 37-38 37-37-16-37-37 17-38 37-38z">
            <text:p/>
          </draw:path>
          <draw:path draw:style-name="gr76"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6" draw:text-style-name="P9" draw:layer="layout" svg:width="0.698cm" svg:height="0.7cm" svg:x="11.176cm" svg:y="8.454cm" svg:viewBox="0 0 699 701" svg:d="m349 0c198 0 350 152 350 351s-152 350-350 350-349-152-349-350 151-351 349-351z">
            <text:p/>
          </draw:path>
          <draw:path draw:style-name="gr76" draw:text-style-name="P9" draw:layer="layout" svg:width="0.074cm" svg:height="0.074cm" svg:x="11.374cm" svg:y="8.66cm" svg:viewBox="0 0 75 75" svg:d="m37 0c21 0 38 17 38 38s-17 37-38 37-37-16-37-37 17-38 37-38z">
            <text:p/>
          </draw:path>
          <draw:path draw:style-name="gr76" draw:text-style-name="P9" draw:layer="layout" svg:width="0.074cm" svg:height="0.074cm" svg:x="11.601cm" svg:y="8.66cm" svg:viewBox="0 0 75 75" svg:d="m37 0c21 0 38 17 38 38s-17 37-38 37-37-16-37-37 16-38 37-38z">
            <text:p/>
          </draw:path>
          <draw:path draw:style-name="gr76"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71"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9" draw:layer="layout" svg:width="0.698cm" svg:height="0.7cm" svg:x="9.779cm" svg:y="9.155cm" svg:viewBox="0 0 699 701" svg:d="m349 0c198 0 350 152 350 351s-152 350-350 350-349-152-349-350 151-351 349-351z">
            <text:p/>
          </draw:path>
          <draw:path draw:style-name="gr77" draw:text-style-name="P9" draw:layer="layout" svg:width="0.074cm" svg:height="0.074cm" svg:x="9.977cm" svg:y="9.361cm" svg:viewBox="0 0 75 75" svg:d="m37 0c21 0 38 17 38 38s-17 37-38 37-37-16-37-37 17-38 37-38z">
            <text:p/>
          </draw:path>
          <draw:path draw:style-name="gr77" draw:text-style-name="P9" draw:layer="layout" svg:width="0.074cm" svg:height="0.074cm" svg:x="10.204cm" svg:y="9.361cm" svg:viewBox="0 0 75 75" svg:d="m37 0c21 0 38 17 38 38s-17 37-38 37-37-16-37-37 16-38 37-38z">
            <text:p/>
          </draw:path>
          <draw:path draw:style-name="gr77"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3" draw:text-style-name="P18"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4" draw:text-style-name="P18"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80" draw:text-style-name="P9" draw:layer="layout" svg:width="0.698cm" svg:height="0.7cm" svg:x="11.176cm" svg:y="10.558cm" svg:viewBox="0 0 699 701" svg:d="m349 0c198 0 350 152 350 351s-152 350-350 350-349-152-349-350 151-351 349-351z">
            <text:p/>
          </draw:path>
          <draw:path draw:style-name="gr80" draw:text-style-name="P9" draw:layer="layout" svg:width="0.074cm" svg:height="0.074cm" svg:x="11.374cm" svg:y="10.764cm" svg:viewBox="0 0 75 75" svg:d="m37 0c21 0 38 17 38 38s-17 37-38 37-37-16-37-37 17-38 37-38z">
            <text:p/>
          </draw:path>
          <draw:path draw:style-name="gr80" draw:text-style-name="P9" draw:layer="layout" svg:width="0.074cm" svg:height="0.074cm" svg:x="11.601cm" svg:y="10.764cm" svg:viewBox="0 0 75 75" svg:d="m37 0c21 0 38 17 38 38s-17 37-38 37-37-16-37-37 16-38 37-38z">
            <text:p/>
          </draw:path>
          <draw:path draw:style-name="gr80"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5" draw:text-style-name="P18"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6" draw:text-style-name="P18" draw:layer="layout" svg:width="4.889cm" svg:height="4.909cm" svg:x="7.684cm" svg:y="7.051cm">
            <text:p/>
          </draw:ellipse>
        </draw:g>
        <draw:connector draw:style-name="gr87" draw:layer="layout" draw:type="curve" svg:x1="11.875cm" svg:y1="10.909cm" svg:x2="11.874cm" svg:y2="8.805cm" draw:end-shape="id1" draw:end-glue-point="4" svg:d="m11875 10909c826 0 827-2104-1-2104">
          <text:p/>
        </draw:connector>
        <draw:connector draw:style-name="gr87"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office:forms form:automatic-focus="false" form:apply-design-mode="false"/>
        <draw:line draw:style-name="gr1" draw:text-style-name="P9" draw:layer="layout" svg:x1="6.032cm" svg:y1="3.811cm" svg:x2="6.032cm" svg:y2="1.587cm">
          <text:p/>
        </draw:line>
        <draw:line draw:style-name="gr1" draw:text-style-name="P9" draw:layer="layout" svg:x1="6.032cm" svg:y1="3.812cm" svg:x2="19.095cm" svg:y2="3.812cm">
          <text:p/>
        </draw:line>
        <draw:line draw:style-name="gr88" draw:text-style-name="P9" draw:layer="layout" svg:x1="6.032cm" svg:y1="3.812cm" svg:x2="7.665cm" svg:y2="3.812cm">
          <text:p/>
        </draw:line>
        <draw:line draw:style-name="gr88" draw:text-style-name="P9" draw:layer="layout" svg:x1="7.665cm" svg:y1="3.812cm" svg:x2="7.665cm" svg:y2="2.223cm">
          <text:p/>
        </draw:line>
        <draw:line draw:style-name="gr88" draw:text-style-name="P9" draw:layer="layout" svg:x1="7.665cm" svg:y1="2.223cm" svg:x2="8.754cm" svg:y2="2.223cm">
          <text:p/>
        </draw:line>
        <draw:line draw:style-name="gr88" draw:text-style-name="P9" draw:layer="layout" svg:x1="8.754cm" svg:y1="2.223cm" svg:x2="8.754cm" svg:y2="3.812cm">
          <text:p/>
        </draw:line>
        <draw:line draw:style-name="gr88" draw:text-style-name="P9" draw:layer="layout" svg:x1="8.754cm" svg:y1="3.812cm" svg:x2="18.279cm" svg:y2="3.812cm">
          <text:p/>
        </draw:line>
        <draw:line draw:style-name="gr89" draw:text-style-name="P9" draw:layer="layout" svg:x1="6.032cm" svg:y1="3.177cm" svg:x2="7.665cm" svg:y2="2.223cm">
          <text:p/>
        </draw:line>
        <draw:line draw:style-name="gr89" draw:text-style-name="P9" draw:layer="layout" svg:x1="7.665cm" svg:y1="2.223cm" svg:x2="8.754cm" svg:y2="3.812cm">
          <text:p/>
        </draw:line>
        <draw:line draw:style-name="gr1" draw:text-style-name="P9" draw:layer="layout" svg:x1="6.032cm" svg:y1="6.353cm" svg:x2="6.032cm" svg:y2="4.129cm">
          <text:p/>
        </draw:line>
        <draw:line draw:style-name="gr1" draw:text-style-name="P9" draw:layer="layout" svg:x1="6.032cm" svg:y1="6.353cm" svg:x2="19.095cm" svg:y2="6.353cm">
          <text:p/>
        </draw:line>
        <draw:line draw:style-name="gr88" draw:text-style-name="P9" draw:layer="layout" svg:x1="6.032cm" svg:y1="6.353cm" svg:x2="11.202cm" svg:y2="6.353cm">
          <text:p/>
        </draw:line>
        <draw:line draw:style-name="gr88" draw:text-style-name="P9" draw:layer="layout" svg:x1="11.203cm" svg:y1="4.764cm" svg:x2="18.279cm" svg:y2="4.764cm">
          <text:p/>
        </draw:line>
        <draw:line draw:style-name="gr88" draw:text-style-name="P9" draw:layer="layout" svg:x1="11.203cm" svg:y1="4.764cm" svg:x2="11.203cm" svg:y2="6.353cm">
          <text:p/>
        </draw:line>
        <draw:line draw:style-name="gr90" draw:text-style-name="P9" draw:layer="layout" svg:x1="7.937cm" svg:y1="6.353cm" svg:x2="11.203cm" svg:y2="4.764cm">
          <text:p/>
        </draw:line>
        <draw:line draw:style-name="gr1" draw:text-style-name="P9" draw:layer="layout" svg:x1="6.032cm" svg:y1="8.894cm" svg:x2="6.032cm" svg:y2="6.67cm">
          <text:p/>
        </draw:line>
        <draw:line draw:style-name="gr1" draw:text-style-name="P9" draw:layer="layout" svg:x1="6.032cm" svg:y1="8.895cm" svg:x2="19.095cm" svg:y2="8.895cm">
          <text:p/>
        </draw:line>
        <draw:line draw:style-name="gr88" draw:text-style-name="P9" draw:layer="layout" svg:x1="6.032cm" svg:y1="7.306cm" svg:x2="11.475cm" svg:y2="7.306cm">
          <text:p/>
        </draw:line>
        <draw:line draw:style-name="gr88" draw:text-style-name="P9" draw:layer="layout" svg:x1="11.475cm" svg:y1="7.306cm" svg:x2="11.475cm" svg:y2="8.895cm">
          <text:p/>
        </draw:line>
        <draw:line draw:style-name="gr88" draw:text-style-name="P9" draw:layer="layout" svg:x1="11.475cm" svg:y1="8.895cm" svg:x2="18.278cm" svg:y2="8.895cm">
          <text:p/>
        </draw:line>
        <draw:line draw:style-name="gr91" draw:text-style-name="P9" draw:layer="layout" svg:x1="7.665cm" svg:y1="7.306cm" svg:x2="11.475cm" svg:y2="8.895cm">
          <text:p/>
        </draw:line>
        <draw:line draw:style-name="gr1" draw:text-style-name="P9" draw:layer="layout" svg:x1="6.032cm" svg:y1="19.062cm" svg:x2="6.032cm" svg:y2="13.025cm">
          <text:p/>
        </draw:line>
        <draw:line draw:style-name="gr1" draw:text-style-name="P9" draw:layer="layout" svg:x1="6.032cm" svg:y1="19.061cm" svg:x2="19.095cm" svg:y2="19.061cm">
          <text:p/>
        </draw:line>
        <draw:line draw:style-name="gr89" draw:text-style-name="P9" draw:layer="layout" svg:x1="6.032cm" svg:y1="16.52cm" svg:x2="7.665cm" svg:y2="13.978cm">
          <text:p/>
        </draw:line>
        <draw:line draw:style-name="gr92" draw:text-style-name="P9" draw:layer="layout" svg:x1="7.665cm" svg:y1="13.978cm" svg:x2="8.754cm" svg:y2="19.061cm">
          <text:p/>
        </draw:line>
        <draw:line draw:style-name="gr90" draw:text-style-name="P9" draw:layer="layout" svg:x1="11.203cm" svg:y1="4.764cm" svg:x2="14.741cm" svg:y2="4.764cm">
          <text:p/>
        </draw:line>
        <draw:line draw:style-name="gr91" draw:text-style-name="P9" draw:layer="layout" svg:x1="6.032cm" svg:y1="7.306cm" svg:x2="7.665cm" svg:y2="7.306cm">
          <text:p/>
        </draw:line>
        <draw:line draw:style-name="gr61" draw:text-style-name="P9" draw:layer="layout" svg:x1="5.76cm" svg:y1="2.223cm" svg:x2="6.304cm" svg:y2="2.223cm">
          <text:p/>
        </draw:line>
        <draw:frame draw:style-name="gr93" draw:text-style-name="P11" draw:layer="layout" svg:width="0.739cm" svg:height="0.726cm" svg:x="5.216cm" svg:y="1.587cm">
          <draw:text-box>
            <text:p><text:span text:style-name="T7">1</text:span></text:p>
          </draw:text-box>
        </draw:frame>
        <draw:frame draw:style-name="gr93" draw:text-style-name="P11" draw:layer="layout" svg:width="0.739cm" svg:height="0.726cm" svg:x="5.216cm" svg:y="3.176cm">
          <draw:text-box>
            <text:p><text:span text:style-name="T7">0</text:span></text:p>
          </draw:text-box>
        </draw:frame>
        <draw:line draw:style-name="gr61" draw:text-style-name="P9" draw:layer="layout" svg:x1="5.76cm" svg:y1="4.674cm" svg:x2="6.304cm" svg:y2="4.674cm">
          <text:p/>
        </draw:line>
        <draw:frame draw:style-name="gr94" draw:text-style-name="P11" draw:layer="layout" svg:width="0.739cm" svg:height="0.725cm" svg:x="5.216cm" svg:y="4.039cm">
          <draw:text-box>
            <text:p><text:span text:style-name="T7">1</text:span></text:p>
          </draw:text-box>
        </draw:frame>
        <draw:frame draw:style-name="gr94" draw:text-style-name="P11" draw:layer="layout" svg:width="0.739cm" svg:height="0.725cm" svg:x="5.216cm" svg:y="5.628cm">
          <draw:text-box>
            <text:p><text:span text:style-name="T7">0</text:span></text:p>
          </draw:text-box>
        </draw:frame>
        <draw:line draw:style-name="gr61" draw:text-style-name="P9" draw:layer="layout" svg:x1="5.76cm" svg:y1="7.306cm" svg:x2="6.304cm" svg:y2="7.306cm">
          <text:p/>
        </draw:line>
        <draw:frame draw:style-name="gr93" draw:text-style-name="P11" draw:layer="layout" svg:width="0.739cm" svg:height="0.726cm" svg:x="5.216cm" svg:y="8.259cm">
          <draw:text-box>
            <text:p><text:span text:style-name="T7">0</text:span></text:p>
          </draw:text-box>
        </draw:frame>
        <draw:frame draw:style-name="gr95" draw:text-style-name="P11" draw:layer="layout" svg:width="0.739cm" svg:height="0.726cm" svg:x="5.126cm" svg:y="18.653cm">
          <draw:text-box>
            <text:p><text:span text:style-name="T7">0</text:span></text:p>
          </draw:text-box>
        </draw:frame>
        <draw:line draw:style-name="gr96" draw:text-style-name="P9" draw:layer="layout" svg:x1="7.665cm" svg:y1="19.061cm" svg:x2="11.202cm" svg:y2="13.978cm">
          <text:p/>
        </draw:line>
        <draw:line draw:style-name="gr96" draw:text-style-name="P9" draw:layer="layout" svg:x1="11.203cm" svg:y1="13.978cm" svg:x2="14.741cm" svg:y2="13.978cm">
          <text:p/>
        </draw:line>
        <draw:line draw:style-name="gr97" draw:text-style-name="P9" draw:layer="layout" svg:x1="7.665cm" svg:y1="13.978cm" svg:x2="11.475cm" svg:y2="19.061cm">
          <text:p/>
        </draw:line>
        <draw:line draw:style-name="gr97" draw:text-style-name="P9" draw:layer="layout" svg:x1="6.032cm" svg:y1="13.978cm" svg:x2="7.665cm" svg:y2="13.978cm">
          <text:p/>
        </draw:line>
        <draw:line draw:style-name="gr98" draw:text-style-name="P16" draw:layer="layout" svg:x1="5.76cm" svg:y1="13.978cm" svg:x2="6.304cm" svg:y2="13.978cm">
          <text:p text:style-name="P9"><text:span text:style-name="T7">1 <text:s text:c="11"/></text:span></text:p>
        </draw:line>
        <draw:line draw:style-name="gr61" draw:text-style-name="P9" draw:layer="layout" svg:x1="5.761cm" svg:y1="7.307cm" svg:x2="6.305cm" svg:y2="7.307cm">
          <text:p/>
        </draw:line>
        <draw:frame draw:style-name="gr95" draw:text-style-name="P11" draw:layer="layout" svg:width="0.739cm" svg:height="0.726cm" svg:x="5.216cm" svg:y="6.671cm">
          <draw:text-box>
            <text:p><text:span text:style-name="T7">1</text:span></text:p>
          </draw:text-box>
        </draw:frame>
        <draw:line draw:style-name="gr61" draw:text-style-name="P9" draw:layer="layout" svg:x1="5.76cm" svg:y1="7.306cm" svg:x2="6.304cm" svg:y2="7.306cm">
          <text:p/>
        </draw:line>
        <draw:line draw:style-name="gr61" draw:text-style-name="P9" draw:layer="layout" svg:x1="5.761cm" svg:y1="7.307cm" svg:x2="6.305cm" svg:y2="7.307cm">
          <text:p/>
        </draw:line>
        <draw:line draw:style-name="gr61" draw:text-style-name="P9" draw:layer="layout" svg:x1="5.76cm" svg:y1="7.306cm" svg:x2="6.304cm" svg:y2="7.306cm">
          <text:p/>
        </draw:line>
        <draw:line draw:style-name="gr1" draw:text-style-name="P9" draw:layer="layout" svg:x1="6.032cm" svg:y1="11.436cm" svg:x2="6.032cm" svg:y2="9.212cm">
          <text:p/>
        </draw:line>
        <draw:line draw:style-name="gr1" draw:text-style-name="P9" draw:layer="layout" svg:x1="6.032cm" svg:y1="11.436cm" svg:x2="19.095cm" svg:y2="11.436cm">
          <text:p/>
        </draw:line>
        <draw:line draw:style-name="gr88" draw:text-style-name="P9" draw:layer="layout" svg:x1="14.468cm" svg:y1="9.847cm" svg:x2="14.468cm" svg:y2="11.436cm">
          <text:p/>
        </draw:line>
        <draw:line draw:style-name="gr61" draw:text-style-name="P9" draw:layer="layout" svg:x1="5.76cm" svg:y1="9.847cm" svg:x2="6.304cm" svg:y2="9.847cm">
          <text:p/>
        </draw:line>
        <draw:frame draw:style-name="gr93" draw:text-style-name="P11" draw:layer="layout" svg:width="0.739cm" svg:height="0.726cm" svg:x="5.216cm" svg:y="10.801cm">
          <draw:text-box>
            <text:p><text:span text:style-name="T7">0</text:span></text:p>
          </draw:text-box>
        </draw:frame>
        <draw:line draw:style-name="gr61" draw:text-style-name="P9" draw:layer="layout" svg:x1="5.761cm" svg:y1="9.848cm" svg:x2="6.305cm" svg:y2="9.848cm">
          <text:p/>
        </draw:line>
        <draw:frame draw:style-name="gr95" draw:text-style-name="P11" draw:layer="layout" svg:width="0.739cm" svg:height="0.726cm" svg:x="5.216cm" svg:y="9.213cm">
          <draw:text-box>
            <text:p><text:span text:style-name="T7">1</text:span></text:p>
          </draw:text-box>
        </draw:frame>
        <draw:line draw:style-name="gr61" draw:text-style-name="P9" draw:layer="layout" svg:x1="5.76cm" svg:y1="9.847cm" svg:x2="6.304cm" svg:y2="9.847cm">
          <text:p/>
        </draw:line>
        <draw:line draw:style-name="gr61" draw:text-style-name="P9" draw:layer="layout" svg:x1="5.761cm" svg:y1="9.848cm" svg:x2="6.305cm" svg:y2="9.848cm">
          <text:p/>
        </draw:line>
        <draw:line draw:style-name="gr88" draw:text-style-name="P9" draw:layer="layout" svg:x1="14.468cm" svg:y1="9.847cm" svg:x2="18.278cm" svg:y2="9.847cm">
          <text:p/>
        </draw:line>
        <draw:line draw:style-name="gr88" draw:text-style-name="P9" draw:layer="layout" svg:x1="6.032cm" svg:y1="11.436cm" svg:x2="14.468cm" svg:y2="11.436cm">
          <text:p/>
        </draw:line>
        <draw:line draw:style-name="gr61" draw:text-style-name="P9" draw:layer="layout" svg:x1="5.76cm" svg:y1="9.847cm" svg:x2="6.304cm" svg:y2="9.847cm">
          <text:p/>
        </draw:line>
        <draw:line draw:style-name="gr99" draw:text-style-name="P9" draw:layer="layout" svg:x1="11.475cm" svg:y1="11.436cm" svg:x2="14.468cm" svg:y2="9.847cm">
          <text:p/>
        </draw:line>
        <draw:line draw:style-name="gr100" draw:text-style-name="P9" draw:layer="layout" svg:x1="11.475cm" svg:y1="19.061cm" svg:x2="14.468cm" svg:y2="13.978cm">
          <text:p/>
        </draw:line>
        <draw:frame draw:style-name="gr101" draw:text-style-name="P11" draw:layer="layout" svg:width="2.792cm" svg:height="0.881cm" svg:x="6.032cm" svg:y="3.812cm">
          <draw:text-box>
            <text:p><text:span text:style-name="T8">factor</text:span><text:span text:style-name="T7"> = 0,5</text:span></text:p>
          </draw:text-box>
        </draw:frame>
        <draw:frame draw:style-name="gr102" draw:text-style-name="P11" draw:layer="layout" svg:width="2.792cm" svg:height="0.882cm" svg:x="6.032cm" svg:y="1.345cm">
          <draw:text-box>
            <text:p><text:span text:style-name="T8">factor</text:span><text:span text:style-name="T7"> = 1,0</text:span></text:p>
          </draw:text-box>
        </draw:frame>
        <draw:frame draw:style-name="gr103" draw:text-style-name="P11" draw:layer="layout" svg:width="3.029cm" svg:height="0.882cm" svg:x="6.032cm" svg:y="6.353cm">
          <draw:text-box>
            <text:p><text:span text:style-name="T8">factor</text:span><text:span text:style-name="T7"> = 0,25</text:span></text:p>
          </draw:text-box>
        </draw:frame>
        <draw:frame draw:style-name="gr101" draw:text-style-name="P11" draw:layer="layout" svg:width="2.792cm" svg:height="0.881cm" svg:x="6.032cm" svg:y="8.97cm">
          <draw:text-box>
            <text:p><text:span text:style-name="T8">factor</text:span><text:span text:style-name="T7"> = 1,0</text:span></text:p>
          </draw:text-box>
        </draw:frame>
        <draw:line draw:style-name="gr98" draw:text-style-name="P16" draw:layer="layout" svg:x1="5.76cm" svg:y1="17.791cm" svg:x2="6.304cm" svg:y2="17.791cm">
          <text:p text:style-name="P9"><text:span text:style-name="T7">0,25 <text:s text:c="11"/></text:span></text:p>
        </draw:line>
        <draw:line draw:style-name="gr98" draw:text-style-name="P16" draw:layer="layout" svg:x1="5.76cm" svg:y1="16.52cm" svg:x2="6.304cm" svg:y2="16.52cm">
          <text:p text:style-name="P9"><text:span text:style-name="T7">0,5 <text:s text:c="11"/></text:span></text:p>
        </draw:line>
        <draw:line draw:style-name="gr98" draw:text-style-name="P16" draw:layer="layout" svg:x1="5.76cm" svg:y1="15.249cm" svg:x2="6.304cm" svg:y2="15.249cm">
          <text:p text:style-name="P9"><text:span text:style-name="T7">0,75 <text:s text:c="11"/></text:span></text:p>
        </draw:line>
        <draw:line draw:style-name="gr104" draw:text-style-name="P9" draw:layer="layout" svg:x1="14.469cm" svg:y1="13.978cm" svg:x2="12.836cm" svg:y2="16.837cm">
          <text:p/>
        </draw:line>
        <draw:line draw:style-name="gr105" draw:text-style-name="P9" draw:layer="layout" svg:x1="11.203cm" svg:y1="13.978cm" svg:x2="12.836cm" svg:y2="13.978cm">
          <text:p/>
        </draw:line>
        <draw:line draw:style-name="gr106" draw:text-style-name="P9" draw:layer="layout" svg:x1="11.203cm" svg:y1="13.978cm" svg:x2="8.791cm" svg:y2="17.468cm">
          <text:p/>
        </draw:line>
        <draw:line draw:style-name="gr107" draw:text-style-name="P9" draw:layer="layout" svg:x1="6.032cm" svg:y1="16.52cm" svg:x2="7.665cm" svg:y2="13.978cm">
          <text:p/>
        </draw:line>
        <draw:line draw:style-name="gr107" draw:text-style-name="P9" draw:layer="layout" svg:x1="8.607cm" svg:y1="18.324cm" svg:x2="7.665cm" svg:y2="13.978cm">
          <text:p/>
        </draw:line>
        <draw:custom-shape draw:style-name="gr108" draw:text-style-name="P9" draw:layer="layout" svg:width="0.545cm" svg:height="1.271cm" svg:x="11.475cm" svg:y="12.0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9" draw:text-style-name="P2" draw:layer="layout" svg:width="1.518cm" svg:height="0.807cm" svg:x="17.849cm" svg:y="19.207cm">
          <draw:text-box>
            <text:p text:style-name="P1"><text:span text:style-name="T1">Zeit</text:span></text:p>
          </draw:text-box>
        </draw:frame>
        <draw:frame draw:style-name="gr110" draw:text-style-name="P12" draw:layer="layout" svg:width="2.843cm" svg:height="0.73cm" svg:x="4.127cm" svg:y="12.389cm">
          <draw:text-box>
            <text:p text:style-name="P1"><text:span text:style-name="T8">base reward</text:span></text:p>
          </draw:text-box>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69" draw:text-style-name="P9" draw:layer="layout" svg:width="15.208cm" svg:height="6.953cm" svg:x="5.429cm" svg:y="7.017cm">
          <draw:image xlink:href="Pictures/2000030200003B8900001B4A4409F911.svm" xlink:type="simple" xlink:show="embed" xlink:actuate="onLoad">
            <text:p/>
          </draw:image>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69"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office:forms form:automatic-focus="false" form:apply-design-mode="false"/>
        <draw:polygon draw:style-name="gr111" draw:text-style-name="P9" draw:layer="layout" svg:width="10.127cm" svg:height="6.977cm" svg:x="1.27cm" svg:y="1.594cm" svg:viewBox="0 0 10128 6978" draw:points="0,0 10128,0 10128,6978 0,6978">
          <text:p/>
        </draw:polygon>
        <draw:polyline draw:style-name="gr112" draw:text-style-name="P9" draw:layer="layout" svg:width="5.583cm" svg:height="5.221cm" svg:x="2.876cm" svg:y="1.918cm" svg:viewBox="0 0 5584 5222" draw:points="2792,5222 0,5222 0,0 5584,0 5584,5222 2792,5222">
          <text:p/>
        </draw:polyline>
        <draw:line draw:style-name="gr112" draw:text-style-name="P9" draw:layer="layout" svg:x1="8.46cm" svg:y1="7.14cm" svg:x2="2.876cm" svg:y2="7.14cm">
          <text:p/>
        </draw:line>
        <draw:line draw:style-name="gr112" draw:text-style-name="P9" draw:layer="layout" svg:x1="8.46cm" svg:y1="6.617cm" svg:x2="2.876cm" svg:y2="6.617cm">
          <text:p/>
        </draw:line>
        <draw:line draw:style-name="gr112" draw:text-style-name="P9" draw:layer="layout" svg:x1="8.46cm" svg:y1="6.095cm" svg:x2="2.876cm" svg:y2="6.095cm">
          <text:p/>
        </draw:line>
        <draw:line draw:style-name="gr112" draw:text-style-name="P9" draw:layer="layout" svg:x1="8.46cm" svg:y1="5.572cm" svg:x2="2.876cm" svg:y2="5.572cm">
          <text:p/>
        </draw:line>
        <draw:line draw:style-name="gr112" draw:text-style-name="P9" draw:layer="layout" svg:x1="8.46cm" svg:y1="5.051cm" svg:x2="2.876cm" svg:y2="5.051cm">
          <text:p/>
        </draw:line>
        <draw:line draw:style-name="gr112" draw:text-style-name="P9" draw:layer="layout" svg:x1="8.46cm" svg:y1="4.528cm" svg:x2="2.876cm" svg:y2="4.528cm">
          <text:p/>
        </draw:line>
        <draw:line draw:style-name="gr112" draw:text-style-name="P9" draw:layer="layout" svg:x1="8.46cm" svg:y1="4.006cm" svg:x2="2.876cm" svg:y2="4.006cm">
          <text:p/>
        </draw:line>
        <draw:line draw:style-name="gr112" draw:text-style-name="P9" draw:layer="layout" svg:x1="8.46cm" svg:y1="3.484cm" svg:x2="2.876cm" svg:y2="3.484cm">
          <text:p/>
        </draw:line>
        <draw:line draw:style-name="gr112" draw:text-style-name="P9" draw:layer="layout" svg:x1="8.46cm" svg:y1="2.962cm" svg:x2="2.876cm" svg:y2="2.962cm">
          <text:p/>
        </draw:line>
        <draw:line draw:style-name="gr112" draw:text-style-name="P9" draw:layer="layout" svg:x1="8.46cm" svg:y1="2.439cm" svg:x2="2.876cm" svg:y2="2.439cm">
          <text:p/>
        </draw:line>
        <draw:line draw:style-name="gr112" draw:text-style-name="P9" draw:layer="layout" svg:x1="8.46cm" svg:y1="1.917cm" svg:x2="2.876cm" svg:y2="1.917cm">
          <text:p/>
        </draw:line>
        <draw:frame draw:style-name="gr113" draw:text-style-name="P19" draw:layer="layout" svg:width="1.209cm" svg:height="0.569cm" svg:x="2.516cm" svg:y="7.435cm">
          <draw:text-box>
            <text:p><text:span text:style-name="T15">0.001</text:span></text:p>
          </draw:text-box>
        </draw:frame>
        <draw:frame draw:style-name="gr113" draw:text-style-name="P19" draw:layer="layout" svg:width="1.209cm" svg:height="0.569cm" svg:x="3.319cm" svg:y="7.435cm">
          <draw:text-box>
            <text:p><text:span text:style-name="T15">0.002</text:span></text:p>
          </draw:text-box>
        </draw:frame>
        <draw:frame draw:style-name="gr113" draw:text-style-name="P19" draw:layer="layout" svg:width="1.209cm" svg:height="0.569cm" svg:x="4.122cm" svg:y="7.435cm">
          <draw:text-box>
            <text:p><text:span text:style-name="T15">0.005</text:span></text:p>
          </draw:text-box>
        </draw:frame>
        <draw:frame draw:style-name="gr114" draw:text-style-name="P19" draw:layer="layout" svg:width="1.052cm" svg:height="0.569cm" svg:x="4.98cm" svg:y="7.435cm">
          <draw:text-box>
            <text:p><text:span text:style-name="T15">0.01</text:span></text:p>
          </draw:text-box>
        </draw:frame>
        <draw:frame draw:style-name="gr114" draw:text-style-name="P19" draw:layer="layout" svg:width="1.052cm" svg:height="0.569cm" svg:x="5.783cm" svg:y="7.435cm">
          <draw:text-box>
            <text:p><text:span text:style-name="T15">0.05</text:span></text:p>
          </draw:text-box>
        </draw:frame>
        <draw:frame draw:style-name="gr115" draw:text-style-name="P19" draw:layer="layout" svg:width="0.896cm" svg:height="0.569cm" svg:x="6.669cm" svg:y="7.435cm">
          <draw:text-box>
            <text:p><text:span text:style-name="T15">0.1</text:span></text:p>
          </draw:text-box>
        </draw:frame>
        <draw:frame draw:style-name="gr115" draw:text-style-name="P19" draw:layer="layout" svg:width="0.896cm" svg:height="0.569cm" svg:x="7.472cm" svg:y="7.435cm">
          <draw:text-box>
            <text:p><text:span text:style-name="T15">0.2</text:span></text:p>
          </draw:text-box>
        </draw:frame>
        <draw:frame draw:style-name="gr115" draw:text-style-name="P19" draw:layer="layout" svg:width="0.896cm" svg:height="0.569cm" svg:x="8.275cm" svg:y="7.435cm">
          <draw:text-box>
            <text:p><text:span text:style-name="T15">0.4</text:span></text:p>
          </draw:text-box>
        </draw:frame>
        <draw:line draw:style-name="gr112" draw:text-style-name="P9" draw:layer="layout" svg:x1="2.876cm" svg:y1="7.289cm" svg:x2="2.876cm" svg:y2="7.14cm">
          <text:p/>
        </draw:line>
        <draw:line draw:style-name="gr112" draw:text-style-name="P9" draw:layer="layout" svg:x1="3.673cm" svg:y1="7.289cm" svg:x2="3.673cm" svg:y2="7.14cm">
          <text:p/>
        </draw:line>
        <draw:line draw:style-name="gr112" draw:text-style-name="P9" draw:layer="layout" svg:x1="4.471cm" svg:y1="7.289cm" svg:x2="4.471cm" svg:y2="7.14cm">
          <text:p/>
        </draw:line>
        <draw:line draw:style-name="gr112" draw:text-style-name="P9" draw:layer="layout" svg:x1="5.268cm" svg:y1="7.289cm" svg:x2="5.268cm" svg:y2="7.14cm">
          <text:p/>
        </draw:line>
        <draw:line draw:style-name="gr112" draw:text-style-name="P9" draw:layer="layout" svg:x1="6.066cm" svg:y1="7.289cm" svg:x2="6.066cm" svg:y2="7.14cm">
          <text:p/>
        </draw:line>
        <draw:line draw:style-name="gr112" draw:text-style-name="P9" draw:layer="layout" svg:x1="6.864cm" svg:y1="7.289cm" svg:x2="6.864cm" svg:y2="7.14cm">
          <text:p/>
        </draw:line>
        <draw:line draw:style-name="gr112" draw:text-style-name="P9" draw:layer="layout" svg:x1="7.661cm" svg:y1="7.289cm" svg:x2="7.661cm" svg:y2="7.14cm">
          <text:p/>
        </draw:line>
        <draw:polyline draw:style-name="gr112" draw:text-style-name="P9" draw:layer="layout" svg:width="0.148cm" svg:height="5.582cm" draw:transform="rotate (1.5707963267946) translate (2.87578436182319cm 7.2891895501381cm)" svg:viewBox="0 0 149 5583" draw:points="0,11335 149,11335 149,5752">
          <text:p/>
        </draw:polyline>
        <draw:frame draw:style-name="gr115" draw:text-style-name="P19" draw:layer="layout" svg:width="0.815cm" svg:height="0.569cm" svg:x="2.323cm" svg:y="6.987cm">
          <draw:text-box>
            <text:p><text:span text:style-name="T15">35</text:span></text:p>
          </draw:text-box>
        </draw:frame>
        <draw:frame draw:style-name="gr114" draw:text-style-name="P19" draw:layer="layout" svg:width="1.052cm" svg:height="0.569cm" svg:x="2.073cm" svg:y="6.459cm">
          <draw:text-box>
            <text:p><text:span text:style-name="T15">35.5</text:span></text:p>
          </draw:text-box>
        </draw:frame>
        <draw:frame draw:style-name="gr115" draw:text-style-name="P19" draw:layer="layout" svg:width="0.815cm" svg:height="0.569cm" svg:x="2.323cm" svg:y="5.957cm">
          <draw:text-box>
            <text:p><text:span text:style-name="T15">36</text:span></text:p>
          </draw:text-box>
        </draw:frame>
        <draw:frame draw:style-name="gr114" draw:text-style-name="P19" draw:layer="layout" svg:width="1.052cm" svg:height="0.569cm" svg:x="2.073cm" svg:y="5.43cm">
          <draw:text-box>
            <text:p><text:span text:style-name="T15">36.5</text:span></text:p>
          </draw:text-box>
        </draw:frame>
        <draw:frame draw:style-name="gr115" draw:text-style-name="P19" draw:layer="layout" svg:width="0.815cm" svg:height="0.569cm" svg:x="2.323cm" svg:y="4.902cm">
          <draw:text-box>
            <text:p><text:span text:style-name="T15">37</text:span></text:p>
          </draw:text-box>
        </draw:frame>
        <draw:frame draw:style-name="gr114" draw:text-style-name="P19" draw:layer="layout" svg:width="1.052cm" svg:height="0.569cm" svg:x="2.073cm" svg:y="4.375cm">
          <draw:text-box>
            <text:p><text:span text:style-name="T15">37.5</text:span></text:p>
          </draw:text-box>
        </draw:frame>
        <draw:frame draw:style-name="gr115" draw:text-style-name="P19" draw:layer="layout" svg:width="0.815cm" svg:height="0.569cm" svg:x="2.323cm" svg:y="3.846cm">
          <draw:text-box>
            <text:p><text:span text:style-name="T15">38</text:span></text:p>
          </draw:text-box>
        </draw:frame>
        <draw:frame draw:style-name="gr114" draw:text-style-name="P19" draw:layer="layout" svg:width="1.052cm" svg:height="0.569cm" svg:x="2.073cm" svg:y="3.345cm">
          <draw:text-box>
            <text:p><text:span text:style-name="T15">38.5</text:span></text:p>
          </draw:text-box>
        </draw:frame>
        <draw:frame draw:style-name="gr115" draw:text-style-name="P19" draw:layer="layout" svg:width="0.815cm" svg:height="0.569cm" svg:x="2.323cm" svg:y="2.817cm">
          <draw:text-box>
            <text:p><text:span text:style-name="T15">39</text:span></text:p>
          </draw:text-box>
        </draw:frame>
        <draw:frame draw:style-name="gr114" draw:text-style-name="P19" draw:layer="layout" svg:width="1.052cm" svg:height="0.569cm" svg:x="2.073cm" svg:y="2.29cm">
          <draw:text-box>
            <text:p><text:span text:style-name="T15">39.5</text:span></text:p>
          </draw:text-box>
        </draw:frame>
        <draw:frame draw:style-name="gr115" draw:text-style-name="P19" draw:layer="layout" svg:width="0.815cm" svg:height="0.569cm" svg:x="2.323cm" svg:y="1.762cm">
          <draw:text-box>
            <text:p><text:span text:style-name="T15">40</text:span></text:p>
          </draw:text-box>
        </draw:frame>
        <draw:line draw:style-name="gr112" draw:text-style-name="P9" draw:layer="layout" svg:x1="2.726cm" svg:y1="7.14cm" svg:x2="2.876cm" svg:y2="7.14cm">
          <text:p/>
        </draw:line>
        <draw:line draw:style-name="gr112" draw:text-style-name="P9" draw:layer="layout" svg:x1="2.726cm" svg:y1="6.617cm" svg:x2="2.876cm" svg:y2="6.617cm">
          <text:p/>
        </draw:line>
        <draw:line draw:style-name="gr112" draw:text-style-name="P9" draw:layer="layout" svg:x1="2.726cm" svg:y1="6.095cm" svg:x2="2.876cm" svg:y2="6.095cm">
          <text:p/>
        </draw:line>
        <draw:line draw:style-name="gr112" draw:text-style-name="P9" draw:layer="layout" svg:x1="2.726cm" svg:y1="5.572cm" svg:x2="2.876cm" svg:y2="5.572cm">
          <text:p/>
        </draw:line>
        <draw:line draw:style-name="gr112" draw:text-style-name="P9" draw:layer="layout" svg:x1="2.726cm" svg:y1="5.051cm" svg:x2="2.876cm" svg:y2="5.051cm">
          <text:p/>
        </draw:line>
        <draw:line draw:style-name="gr112" draw:text-style-name="P9" draw:layer="layout" svg:x1="2.726cm" svg:y1="4.528cm" svg:x2="2.876cm" svg:y2="4.528cm">
          <text:p/>
        </draw:line>
        <draw:line draw:style-name="gr112" draw:text-style-name="P9" draw:layer="layout" svg:x1="2.726cm" svg:y1="4.006cm" svg:x2="2.876cm" svg:y2="4.006cm">
          <text:p/>
        </draw:line>
        <draw:line draw:style-name="gr112" draw:text-style-name="P9" draw:layer="layout" svg:x1="2.726cm" svg:y1="3.484cm" svg:x2="2.876cm" svg:y2="3.484cm">
          <text:p/>
        </draw:line>
        <draw:line draw:style-name="gr112" draw:text-style-name="P9" draw:layer="layout" svg:x1="2.726cm" svg:y1="2.962cm" svg:x2="2.876cm" svg:y2="2.962cm">
          <text:p/>
        </draw:line>
        <draw:line draw:style-name="gr112" draw:text-style-name="P9" draw:layer="layout" svg:x1="2.726cm" svg:y1="2.439cm" svg:x2="2.876cm" svg:y2="2.439cm">
          <text:p/>
        </draw:line>
        <draw:polyline draw:style-name="gr112" draw:text-style-name="P9" draw:layer="layout" svg:width="0.149cm" svg:height="5.221cm" svg:x="2.726cm" svg:y="1.917cm" svg:viewBox="0 0 150 5222" draw:points="0,0 150,0 150,5222">
          <text:p/>
        </draw:polyline>
        <draw:polygon draw:style-name="gr116" draw:text-style-name="P9" draw:layer="layout" svg:width="0.848cm" svg:height="0.638cm" svg:x="2.85cm" svg:y="2.962cm" svg:viewBox="0 0 849 639" draw:points="52,0 849,567 823,603 797,639 0,72 26,36">
          <text:p/>
        </draw:polygon>
        <draw:polygon draw:style-name="gr116" draw:text-style-name="P9" draw:layer="layout" svg:width="0.05cm" svg:height="0.043cm" svg:x="3.647cm" svg:y="3.565cm" svg:viewBox="0 0 51 44" draw:points="26,0 51,36 44,40 37,43 29,44 22,44 14,42 7,40 0,36">
          <text:p/>
        </draw:polygon>
        <draw:polygon draw:style-name="gr116" draw:text-style-name="P9" draw:layer="layout" svg:width="0.846cm" svg:height="0.611cm" svg:x="3.648cm" svg:y="2.988cm" svg:viewBox="0 0 847 612" draw:points="0,540 797,0 822,36 847,72 50,612 25,576">
          <text:p/>
        </draw:polygon>
        <draw:polygon draw:style-name="gr116" draw:text-style-name="P9" draw:layer="layout" svg:width="0.047cm" svg:height="0.043cm" svg:x="4.446cm" svg:y="2.98cm" svg:viewBox="0 0 48 44" draw:points="25,44 0,8 7,4 14,1 22,0 29,0 37,2 44,4 48,6">
          <text:p/>
        </draw:polygon>
        <draw:polygon draw:style-name="gr116" draw:text-style-name="P9" draw:layer="layout" svg:width="0.842cm" svg:height="0.555cm" svg:x="4.448cm" svg:y="2.986cm" svg:viewBox="0 0 843 556" draw:points="46,0 843,481 820,519 797,556 0,76 23,38">
          <text:p/>
        </draw:polygon>
        <draw:polygon draw:style-name="gr116" draw:text-style-name="P9" draw:layer="layout" svg:width="0.022cm" svg:height="0.043cm" svg:x="5.245cm" svg:y="3.505cm" svg:viewBox="0 0 23 44" draw:points="23,0 17,44 10,42 3,39 0,38">
          <text:p/>
        </draw:polygon>
        <draw:polygon draw:style-name="gr116" draw:text-style-name="P9" draw:layer="layout" svg:width="0.809cm" svg:height="0.191cm" svg:x="5.262cm" svg:y="3.461cm" svg:viewBox="0 0 810 192" draw:points="12,0 810,105 804,148 798,192 0,88 6,44">
          <text:p/>
        </draw:polygon>
        <draw:polygon draw:style-name="gr116" draw:text-style-name="P9" draw:layer="layout" svg:width="0.031cm" svg:height="0.043cm" svg:x="6.066cm" svg:y="3.566cm" svg:viewBox="0 0 32 44" draw:points="0,44 6,0 13,2 20,5 27,9 32,14">
          <text:p/>
        </draw:polygon>
        <draw:polygon draw:style-name="gr116" draw:text-style-name="P9" draw:layer="layout" svg:width="0.86cm" svg:height="0.913cm" svg:x="6.035cm" svg:y="3.58cm" svg:viewBox="0 0 861 914" draw:points="64,0 861,854 829,884 797,914 0,60 32,30">
          <text:p/>
        </draw:polygon>
        <draw:polygon draw:style-name="gr116" draw:text-style-name="P9" draw:layer="layout" svg:width="0.031cm" svg:height="0.036cm" svg:x="6.832cm" svg:y="4.463cm" svg:viewBox="0 0 32 37" draw:points="32,0 8,37 2,32 0,30">
          <text:p/>
        </draw:polygon>
        <draw:polygon draw:style-name="gr116" draw:text-style-name="P9" draw:layer="layout" svg:width="0.844cm" svg:height="0.601cm" svg:x="6.84cm" svg:y="4.427cm" svg:viewBox="0 0 845 602" draw:points="48,0 845,529 821,565 797,602 0,74 24,37">
          <text:p/>
        </draw:polygon>
        <draw:polygon draw:style-name="gr116" draw:text-style-name="P9" draw:layer="layout" svg:width="0.024cm" svg:height="0.036cm" svg:x="7.661cm" svg:y="4.955cm" svg:viewBox="0 0 25 37" draw:points="0,37 24,0 25,1">
          <text:p/>
        </draw:polygon>
        <draw:polygon draw:style-name="gr116" draw:text-style-name="P9" draw:layer="layout" svg:width="0.847cm" svg:height="0.612cm" svg:x="7.636cm" svg:y="4.956cm" svg:viewBox="0 0 848 613" draw:points="50,0 848,541 823,577 798,613 0,72 25,36">
          <text:p/>
        </draw:polygon>
        <draw:polygon draw:style-name="gr116" draw:text-style-name="P9" draw:layer="layout" svg:width="0.248cm" svg:height="0.248cm" svg:x="2.751cm" svg:y="2.873cm" svg:viewBox="0 0 249 249" draw:points="0,0 0,249 249,249 249,0">
          <text:p/>
        </draw:polygon>
        <draw:polyline draw:style-name="gr117" draw:text-style-name="P9" draw:layer="layout" svg:width="0.248cm" svg:height="0.248cm" svg:x="2.751cm" svg:y="2.873cm" svg:viewBox="0 0 249 249" draw:points="0,0 0,249 249,249 249,0 0,0">
          <text:p/>
        </draw:polyline>
        <draw:polygon draw:style-name="gr118" draw:text-style-name="P9" draw:layer="layout" svg:width="0.248cm" svg:height="0.248cm" svg:x="3.549cm" svg:y="3.44cm" svg:viewBox="0 0 249 249" draw:points="0,0 0,249 249,249 249,0">
          <text:p/>
        </draw:polygon>
        <draw:polyline draw:style-name="gr117" draw:text-style-name="P9" draw:layer="layout" svg:width="0.248cm" svg:height="0.248cm" svg:x="3.549cm" svg:y="3.44cm" svg:viewBox="0 0 249 249" draw:points="0,0 0,249 249,249 249,0 0,0">
          <text:p/>
        </draw:polyline>
        <draw:polygon draw:style-name="gr118" draw:text-style-name="P9" draw:layer="layout" svg:width="0.248cm" svg:height="0.248cm" svg:x="4.346cm" svg:y="2.9cm" svg:viewBox="0 0 249 249" draw:points="0,0 0,249 249,249 249,0">
          <text:p/>
        </draw:polygon>
        <draw:polyline draw:style-name="gr117" draw:text-style-name="P9" draw:layer="layout" svg:width="0.248cm" svg:height="0.248cm" svg:x="4.346cm" svg:y="2.9cm" svg:viewBox="0 0 249 249" draw:points="0,0 0,249 249,249 249,0 0,0">
          <text:p/>
        </draw:polyline>
        <draw:polygon draw:style-name="gr118" draw:text-style-name="P9" draw:layer="layout" svg:width="0.248cm" svg:height="0.248cm" svg:x="5.143cm" svg:y="3.381cm" svg:viewBox="0 0 249 249" draw:points="0,0 0,249 249,249 249,0">
          <text:p/>
        </draw:polygon>
        <draw:polyline draw:style-name="gr117" draw:text-style-name="P9" draw:layer="layout" svg:width="0.248cm" svg:height="0.248cm" svg:x="5.143cm" svg:y="3.381cm" svg:viewBox="0 0 249 249" draw:points="0,0 0,249 249,249 249,0 0,0">
          <text:p/>
        </draw:polyline>
        <draw:polygon draw:style-name="gr118" draw:text-style-name="P9" draw:layer="layout" svg:width="0.248cm" svg:height="0.248cm" svg:x="5.942cm" svg:y="3.485cm" svg:viewBox="0 0 249 249" draw:points="0,0 0,249 249,249 249,0">
          <text:p/>
        </draw:polygon>
        <draw:polyline draw:style-name="gr117" draw:text-style-name="P9" draw:layer="layout" svg:width="0.248cm" svg:height="0.248cm" svg:x="5.942cm" svg:y="3.485cm" svg:viewBox="0 0 249 249" draw:points="0,0 0,249 249,249 249,0 0,0">
          <text:p/>
        </draw:polyline>
        <draw:polygon draw:style-name="gr118" draw:text-style-name="P9" draw:layer="layout" svg:width="0.248cm" svg:height="0.248cm" svg:x="6.739cm" svg:y="4.339cm" svg:viewBox="0 0 249 249" draw:points="0,0 0,249 249,249 249,0">
          <text:p/>
        </draw:polygon>
        <draw:polyline draw:style-name="gr117" draw:text-style-name="P9" draw:layer="layout" svg:width="0.248cm" svg:height="0.248cm" svg:x="6.739cm" svg:y="4.339cm" svg:viewBox="0 0 249 249" draw:points="0,0 0,249 249,249 249,0 0,0">
          <text:p/>
        </draw:polyline>
        <draw:polygon draw:style-name="gr118" draw:text-style-name="P9" draw:layer="layout" svg:width="0.248cm" svg:height="0.248cm" svg:x="7.537cm" svg:y="4.868cm" svg:viewBox="0 0 249 249" draw:points="0,0 0,249 249,249 249,0">
          <text:p/>
        </draw:polygon>
        <draw:polyline draw:style-name="gr117" draw:text-style-name="P9" draw:layer="layout" svg:width="0.248cm" svg:height="0.248cm" svg:x="7.537cm" svg:y="4.868cm" svg:viewBox="0 0 249 249" draw:points="0,0 0,249 249,249 249,0 0,0">
          <text:p/>
        </draw:polyline>
        <draw:polygon draw:style-name="gr118" draw:text-style-name="P9" draw:layer="layout" svg:width="0.248cm" svg:height="0.248cm" svg:x="8.335cm" svg:y="5.409cm" svg:viewBox="0 0 249 249" draw:points="0,0 0,249 249,249 249,0">
          <text:p/>
        </draw:polygon>
        <draw:polyline draw:style-name="gr117" draw:text-style-name="P9" draw:layer="layout" svg:width="0.248cm" svg:height="0.248cm" svg:x="8.335cm" svg:y="5.409cm" svg:viewBox="0 0 249 249" draw:points="0,0 0,249 249,249 249,0 0,0">
          <text:p/>
        </draw:polyline>
        <draw:polygon draw:style-name="gr119" draw:text-style-name="P9" draw:layer="layout" svg:width="0.842cm" svg:height="0.556cm" svg:x="2.853cm" svg:y="2.304cm" svg:viewBox="0 0 843 557" draw:points="0,482 797,0 820,38 843,76 46,557 23,520">
          <text:p/>
        </draw:polygon>
        <draw:polygon draw:style-name="gr119" draw:text-style-name="P9" draw:layer="layout" svg:width="0.057cm" svg:height="0.043cm" svg:x="3.65cm" svg:y="2.298cm" svg:viewBox="0 0 58 44" draw:points="23,44 0,6 7,3 14,1 22,0 30,1 37,2 44,5 51,10 56,15 58,17">
          <text:p/>
        </draw:polygon>
        <draw:polygon draw:style-name="gr119" draw:text-style-name="P9" draw:layer="layout" svg:width="0.866cm" svg:height="1.083cm" svg:x="3.638cm" svg:y="2.315cm" svg:viewBox="0 0 867 1084" draw:points="70,0 867,1030 832,1057 797,1084 0,54 35,27">
          <text:p/>
        </draw:polygon>
        <draw:polygon draw:style-name="gr119" draw:text-style-name="P9" draw:layer="layout" svg:width="0.06cm" svg:height="0.043cm" svg:x="4.436cm" svg:y="3.372cm" svg:viewBox="0 0 61 44" draw:points="35,0 61,35 55,39 48,42 40,44 32,44 25,43 18,40 11,37 5,32 0,27">
          <text:p/>
        </draw:polygon>
        <draw:polygon draw:style-name="gr119" draw:text-style-name="P9" draw:layer="layout" svg:width="0.848cm" svg:height="0.66cm" svg:x="4.445cm" svg:y="2.746cm" svg:viewBox="0 0 849 661" draw:points="0,591 797,0 823,35 849,70 52,661 26,626">
          <text:p/>
        </draw:polygon>
        <draw:polygon draw:style-name="gr119" draw:text-style-name="P9" draw:layer="layout" svg:width="0.06cm" svg:height="0.043cm" svg:x="5.242cm" svg:y="2.737cm" svg:viewBox="0 0 61 44" draw:points="26,44 0,9 6,5 13,2 21,0 29,0 36,1 43,4 50,7 56,12 61,17">
          <text:p/>
        </draw:polygon>
        <draw:polygon draw:style-name="gr119" draw:text-style-name="P9" draw:layer="layout" svg:width="0.867cm" svg:height="1.096cm" svg:x="5.233cm" svg:y="2.754cm" svg:viewBox="0 0 868 1097" draw:points="70,0 868,1043 833,1070 798,1097 0,54 35,27">
          <text:p/>
        </draw:polygon>
        <draw:polygon draw:style-name="gr119" draw:text-style-name="P9" draw:layer="layout" svg:width="0.038cm" svg:height="0.043cm" svg:x="6.032cm" svg:y="3.824cm" svg:viewBox="0 0 39 44" draw:points="35,0 39,44 31,44 24,43 17,40 10,36 4,31 0,27">
          <text:p/>
        </draw:polygon>
        <draw:polygon draw:style-name="gr119" draw:text-style-name="P9" draw:layer="layout" svg:width="0.804cm" svg:height="0.162cm" svg:x="6.062cm" svg:y="3.704cm" svg:viewBox="0 0 805 163" draw:points="0,76 797,0 801,44 805,88 8,163 4,119">
          <text:p/>
        </draw:polygon>
        <draw:polygon draw:style-name="gr119" draw:text-style-name="P9" draw:layer="layout" svg:width="0.009cm" svg:height="0.043cm" svg:x="6.864cm" svg:y="3.748cm" svg:viewBox="0 0 10 44" draw:points="0,0 10,43 4,44">
          <text:p/>
        </draw:polygon>
        <draw:polygon draw:style-name="gr119" draw:text-style-name="P9" draw:layer="layout" svg:width="0.816cm" svg:height="0.279cm" svg:x="6.854cm" svg:y="3.511cm" svg:viewBox="0 0 817 280" draw:points="0,194 797,0 807,43 817,86 20,280 10,237">
          <text:p/>
        </draw:polygon>
        <draw:polygon draw:style-name="gr119" draw:text-style-name="P9" draw:layer="layout" svg:width="0.045cm" svg:height="0.043cm" svg:x="7.651cm" svg:y="3.51cm" svg:viewBox="0 0 46 44" draw:points="10,44 0,1 7,0 15,0 22,2 29,5 36,9 42,14 46,19">
          <text:p/>
        </draw:polygon>
        <draw:polygon draw:style-name="gr119" draw:text-style-name="P9" draw:layer="layout" svg:width="0.869cm" svg:height="1.185cm" svg:x="7.625cm" svg:y="3.529cm" svg:viewBox="0 0 870 1186" draw:points="72,0 870,1137 834,1162 798,1186 0,50 36,25">
          <text:p/>
        </draw:polygon>
        <draw:polygon draw:style-name="gr119" draw:text-style-name="P9" draw:layer="layout" svg:width="0.248cm" svg:height="0.248cm" svg:x="2.751cm" svg:y="2.699cm" svg:viewBox="0 0 249 249" draw:points="0,124 125,249 249,124 125,0">
          <text:p/>
        </draw:polygon>
        <draw:polyline draw:style-name="gr117" draw:text-style-name="P9" draw:layer="layout" svg:width="0.248cm" svg:height="0.248cm" svg:x="2.751cm" svg:y="2.699cm" svg:viewBox="0 0 249 249" draw:points="0,124 125,249 249,124 125,0 0,124">
          <text:p/>
        </draw:polyline>
        <draw:polygon draw:style-name="gr119" draw:text-style-name="P9" draw:layer="layout" svg:width="0.248cm" svg:height="0.248cm" svg:x="3.549cm" svg:y="2.217cm" svg:viewBox="0 0 249 249" draw:points="0,124 125,249 249,124 125,0">
          <text:p/>
        </draw:polygon>
        <draw:polyline draw:style-name="gr117" draw:text-style-name="P9" draw:layer="layout" svg:width="0.248cm" svg:height="0.248cm" svg:x="3.549cm" svg:y="2.217cm" svg:viewBox="0 0 249 249" draw:points="0,124 125,249 249,124 125,0 0,124">
          <text:p/>
        </draw:polyline>
        <draw:polygon draw:style-name="gr119" draw:text-style-name="P9" draw:layer="layout" svg:width="0.248cm" svg:height="0.248cm" svg:x="4.346cm" svg:y="3.247cm" svg:viewBox="0 0 249 249" draw:points="0,124 125,249 249,124 125,0">
          <text:p/>
        </draw:polygon>
        <draw:polyline draw:style-name="gr117" draw:text-style-name="P9" draw:layer="layout" svg:width="0.248cm" svg:height="0.248cm" svg:x="4.346cm" svg:y="3.247cm" svg:viewBox="0 0 249 249" draw:points="0,124 125,249 249,124 125,0 0,124">
          <text:p/>
        </draw:polyline>
        <draw:polygon draw:style-name="gr119" draw:text-style-name="P9" draw:layer="layout" svg:width="0.248cm" svg:height="0.248cm" svg:x="5.143cm" svg:y="2.656cm" svg:viewBox="0 0 249 249" draw:points="0,124 125,249 249,124 125,0">
          <text:p/>
        </draw:polygon>
        <draw:polyline draw:style-name="gr117" draw:text-style-name="P9" draw:layer="layout" svg:width="0.248cm" svg:height="0.248cm" svg:x="5.143cm" svg:y="2.656cm" svg:viewBox="0 0 249 249" draw:points="0,124 125,249 249,124 125,0 0,124">
          <text:p/>
        </draw:polyline>
        <draw:polygon draw:style-name="gr119" draw:text-style-name="P9" draw:layer="layout" svg:width="0.248cm" svg:height="0.248cm" svg:x="5.942cm" svg:y="3.699cm" svg:viewBox="0 0 249 249" draw:points="0,124 125,249 249,124 125,0">
          <text:p/>
        </draw:polygon>
        <draw:polyline draw:style-name="gr117" draw:text-style-name="P9" draw:layer="layout" svg:width="0.248cm" svg:height="0.248cm" svg:x="5.942cm" svg:y="3.699cm" svg:viewBox="0 0 249 249" draw:points="0,124 125,249 249,124 125,0 0,124">
          <text:p/>
        </draw:polyline>
        <draw:polygon draw:style-name="gr119" draw:text-style-name="P9" draw:layer="layout" svg:width="0.248cm" svg:height="0.248cm" svg:x="6.739cm" svg:y="3.623cm" svg:viewBox="0 0 249 249" draw:points="0,124 125,249 249,124 125,0">
          <text:p/>
        </draw:polygon>
        <draw:polyline draw:style-name="gr117" draw:text-style-name="P9" draw:layer="layout" svg:width="0.248cm" svg:height="0.248cm" svg:x="6.739cm" svg:y="3.623cm" svg:viewBox="0 0 249 249" draw:points="0,124 125,249 249,124 125,0 0,124">
          <text:p/>
        </draw:polyline>
        <draw:polygon draw:style-name="gr119" draw:text-style-name="P9" draw:layer="layout" svg:width="0.248cm" svg:height="0.248cm" svg:x="7.537cm" svg:y="3.429cm" svg:viewBox="0 0 249 249" draw:points="0,124 125,249 249,124 125,0">
          <text:p/>
        </draw:polygon>
        <draw:polyline draw:style-name="gr117" draw:text-style-name="P9" draw:layer="layout" svg:width="0.248cm" svg:height="0.248cm" svg:x="7.537cm" svg:y="3.429cm" svg:viewBox="0 0 249 249" draw:points="0,124 125,249 249,124 125,0 0,124">
          <text:p/>
        </draw:polyline>
        <draw:polygon draw:style-name="gr119" draw:text-style-name="P9" draw:layer="layout" svg:width="0.248cm" svg:height="0.248cm" svg:x="8.335cm" svg:y="4.566cm" svg:viewBox="0 0 249 249" draw:points="0,124 125,249 249,124 125,0">
          <text:p/>
        </draw:polygon>
        <draw:polyline draw:style-name="gr117" draw:text-style-name="P9" draw:layer="layout" svg:width="0.248cm" svg:height="0.248cm" svg:x="8.335cm" svg:y="4.566cm" svg:viewBox="0 0 249 249" draw:points="0,124 125,249 249,124 125,0 0,124">
          <text:p/>
        </draw:polyline>
        <draw:polygon draw:style-name="gr118" draw:text-style-name="P9" draw:layer="layout" svg:width="0.315cm" svg:height="0.087cm" svg:x="8.969cm" svg:y="4.754cm" svg:viewBox="0 0 316 88" draw:points="0,0 316,0 316,88 0,88">
          <text:p/>
        </draw:polygon>
        <draw:polygon draw:style-name="gr118" draw:text-style-name="P9" draw:layer="layout" svg:width="0.157cm" svg:height="0.157cm" svg:x="9.048cm" svg:y="4.718cm" svg:viewBox="0 0 158 158" draw:points="0,0 0,158 158,158 158,0">
          <text:p/>
        </draw:polygon>
        <draw:polyline draw:style-name="gr117" draw:text-style-name="P9" draw:layer="layout" svg:width="0.157cm" svg:height="0.157cm" svg:x="9.048cm" svg:y="4.718cm" svg:viewBox="0 0 158 158" draw:points="0,0 0,158 158,158 158,0 0,0">
          <text:p/>
        </draw:polyline>
        <draw:polygon draw:style-name="gr119" draw:text-style-name="P9" draw:layer="layout" svg:width="0.315cm" svg:height="0.087cm" svg:x="8.969cm" svg:y="5.179cm" svg:viewBox="0 0 316 88" draw:points="0,0 316,0 316,88 0,88">
          <text:p/>
        </draw:polygon>
        <draw:polygon draw:style-name="gr119" draw:text-style-name="P9" draw:layer="layout" svg:width="0.157cm" svg:height="0.157cm" svg:x="9.048cm" svg:y="5.143cm" svg:viewBox="0 0 158 158" draw:points="0,80 80,158 158,80 80,0">
          <text:p/>
        </draw:polygon>
        <draw:polyline draw:style-name="gr117" draw:text-style-name="P9" draw:layer="layout" svg:width="0.157cm" svg:height="0.157cm" svg:x="9.048cm" svg:y="5.143cm" svg:viewBox="0 0 158 158" draw:points="0,80 80,158 158,80 80,0 0,80">
          <text:p/>
        </draw:polyline>
        <draw:frame draw:style-name="gr120" draw:text-style-name="P19" draw:layer="layout" svg:width="2.018cm" svg:height="0.569cm" svg:x="9.327cm" svg:y="4.691cm">
          <draw:text-box>
            <text:p><text:span text:style-name="T15">500 Schritte</text:span></text:p>
          </draw:text-box>
        </draw:frame>
        <draw:frame draw:style-name="gr121" draw:text-style-name="P19" draw:layer="layout" svg:width="2.174cm" svg:height="0.569cm" svg:x="9.327cm" svg:y="5.113cm">
          <draw:text-box>
            <text:p><text:span text:style-name="T15">2000 Schritte</text:span></text:p>
          </draw:text-box>
        </draw:frame>
        <draw:frame draw:style-name="gr122" draw:text-style-name="P20" draw:layer="layout" svg:width="1.692cm" svg:height="0.603cm" svg:x="4.759cm" svg:y="7.93cm">
          <draw:text-box>
            <text:p><text:span text:style-name="T16">Lernrate</text:span></text:p>
          </draw:text-box>
        </draw:frame>
        <draw:frame draw:style-name="gr123" draw:text-style-name="P20" draw:layer="layout" svg:width="1.603cm" svg:height="0.603cm" draw:transform="rotate (1.5707963267946) translate (1.791cm 5.005cm)">
          <draw:text-box>
            <text:p><text:span text:style-name="T16">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office:forms form:automatic-focus="false" form:apply-design-mode="false"/>
        <draw:polygon draw:style-name="gr111" draw:text-style-name="P9" draw:layer="layout" svg:width="10.115cm" svg:height="6.98cm" svg:x="6.667cm" svg:y="2.54cm" svg:viewBox="0 0 10116 6981" draw:points="0,0 10116,0 10116,6981 0,6981">
          <text:p/>
        </draw:polygon>
        <draw:polyline draw:style-name="gr112" draw:text-style-name="P9" draw:layer="layout" svg:width="5.931cm" svg:height="5.224cm" svg:x="8.034cm" svg:y="2.864cm" svg:viewBox="0 0 5932 5225" draw:points="2965,5225 0,5225 0,0 5932,0 5932,5225 2965,5225">
          <text:p/>
        </draw:polyline>
        <draw:line draw:style-name="gr112" draw:text-style-name="P9" draw:layer="layout" svg:x1="13.966cm" svg:y1="8.088cm" svg:x2="8.034cm" svg:y2="8.088cm">
          <text:p/>
        </draw:line>
        <draw:line draw:style-name="gr112" draw:text-style-name="P9" draw:layer="layout" svg:x1="13.966cm" svg:y1="7.217cm" svg:x2="8.034cm" svg:y2="7.217cm">
          <text:p/>
        </draw:line>
        <draw:line draw:style-name="gr112" draw:text-style-name="P9" draw:layer="layout" svg:x1="13.966cm" svg:y1="6.346cm" svg:x2="8.034cm" svg:y2="6.346cm">
          <text:p/>
        </draw:line>
        <draw:line draw:style-name="gr112" draw:text-style-name="P9" draw:layer="layout" svg:x1="13.966cm" svg:y1="5.475cm" svg:x2="8.034cm" svg:y2="5.475cm">
          <text:p/>
        </draw:line>
        <draw:line draw:style-name="gr112" draw:text-style-name="P9" draw:layer="layout" svg:x1="13.966cm" svg:y1="4.604cm" svg:x2="8.034cm" svg:y2="4.604cm">
          <text:p/>
        </draw:line>
        <draw:line draw:style-name="gr112" draw:text-style-name="P9" draw:layer="layout" svg:x1="13.966cm" svg:y1="3.733cm" svg:x2="8.034cm" svg:y2="3.733cm">
          <text:p/>
        </draw:line>
        <draw:line draw:style-name="gr112" draw:text-style-name="P9" draw:layer="layout" svg:x1="13.966cm" svg:y1="2.862cm" svg:x2="8.034cm" svg:y2="2.862cm">
          <text:p/>
        </draw:line>
        <draw:frame draw:style-name="gr124" draw:text-style-name="P19" draw:layer="layout" svg:width="1.052cm" svg:height="0.569cm" svg:x="7.749cm" svg:y="8.369cm">
          <draw:text-box>
            <text:p><text:span text:style-name="T15">0.01</text:span></text:p>
          </draw:text-box>
        </draw:frame>
        <draw:frame draw:style-name="gr124" draw:text-style-name="P19" draw:layer="layout" svg:width="1.052cm" svg:height="0.569cm" svg:x="8.748cm" svg:y="8.369cm">
          <draw:text-box>
            <text:p><text:span text:style-name="T15">0.02</text:span></text:p>
          </draw:text-box>
        </draw:frame>
        <draw:frame draw:style-name="gr124" draw:text-style-name="P19" draw:layer="layout" svg:width="1.052cm" svg:height="0.569cm" svg:x="9.747cm" svg:y="8.369cm">
          <draw:text-box>
            <text:p><text:span text:style-name="T15">0.05</text:span></text:p>
          </draw:text-box>
        </draw:frame>
        <draw:frame draw:style-name="gr125" draw:text-style-name="P19" draw:layer="layout" svg:width="0.896cm" svg:height="0.569cm" svg:x="10.802cm" svg:y="8.369cm">
          <draw:text-box>
            <text:p><text:span text:style-name="T15">0.1</text:span></text:p>
          </draw:text-box>
        </draw:frame>
        <draw:frame draw:style-name="gr125" draw:text-style-name="P19" draw:layer="layout" svg:width="0.896cm" svg:height="0.569cm" svg:x="11.8cm" svg:y="8.369cm">
          <draw:text-box>
            <text:p><text:span text:style-name="T15">0.2</text:span></text:p>
          </draw:text-box>
        </draw:frame>
        <draw:frame draw:style-name="gr125" draw:text-style-name="P19" draw:layer="layout" svg:width="0.896cm" svg:height="0.569cm" svg:x="12.772cm" svg:y="8.369cm">
          <draw:text-box>
            <text:p><text:span text:style-name="T15">0.5</text:span></text:p>
          </draw:text-box>
        </draw:frame>
        <draw:frame draw:style-name="gr125" draw:text-style-name="P19" draw:layer="layout" svg:width="0.659cm" svg:height="0.569cm" svg:x="13.882cm" svg:y="8.369cm">
          <draw:text-box>
            <text:p><text:span text:style-name="T15">1</text:span></text:p>
          </draw:text-box>
        </draw:frame>
        <draw:line draw:style-name="gr112" draw:text-style-name="P9" draw:layer="layout" svg:x1="8.034cm" svg:y1="8.237cm" svg:x2="8.034cm" svg:y2="8.088cm">
          <text:p/>
        </draw:line>
        <draw:line draw:style-name="gr112" draw:text-style-name="P9" draw:layer="layout" svg:x1="9.021cm" svg:y1="8.237cm" svg:x2="9.021cm" svg:y2="8.088cm">
          <text:p/>
        </draw:line>
        <draw:line draw:style-name="gr112" draw:text-style-name="P9" draw:layer="layout" svg:x1="10.01cm" svg:y1="8.237cm" svg:x2="10.01cm" svg:y2="8.088cm">
          <text:p/>
        </draw:line>
        <draw:line draw:style-name="gr112" draw:text-style-name="P9" draw:layer="layout" svg:x1="10.999cm" svg:y1="8.237cm" svg:x2="10.999cm" svg:y2="8.088cm">
          <text:p/>
        </draw:line>
        <draw:line draw:style-name="gr112" draw:text-style-name="P9" draw:layer="layout" svg:x1="11.988cm" svg:y1="8.237cm" svg:x2="11.988cm" svg:y2="8.088cm">
          <text:p/>
        </draw:line>
        <draw:line draw:style-name="gr112" draw:text-style-name="P9" draw:layer="layout" svg:x1="12.976cm" svg:y1="8.237cm" svg:x2="12.976cm" svg:y2="8.088cm">
          <text:p/>
        </draw:line>
        <draw:polyline draw:style-name="gr112" draw:text-style-name="P9" draw:layer="layout" svg:width="0.148cm" svg:height="5.931cm" draw:transform="rotate (1.5707963267946) translate (8.03355613398131cm 8.23719159831447cm)" svg:viewBox="0 0 149 5932" draw:points="0,21999 149,21999 149,16067">
          <text:p/>
        </draw:polyline>
        <draw:frame draw:style-name="gr125" draw:text-style-name="P19" draw:layer="layout" svg:width="0.815cm" svg:height="0.569cm" svg:x="7.471cm" svg:y="7.948cm">
          <draw:text-box>
            <text:p><text:span text:style-name="T15">28</text:span></text:p>
          </draw:text-box>
        </draw:frame>
        <draw:frame draw:style-name="gr125" draw:text-style-name="P19" draw:layer="layout" svg:width="0.815cm" svg:height="0.569cm" svg:x="7.471cm" svg:y="7.078cm">
          <draw:text-box>
            <text:p><text:span text:style-name="T15">30</text:span></text:p>
          </draw:text-box>
        </draw:frame>
        <draw:frame draw:style-name="gr125" draw:text-style-name="P19" draw:layer="layout" svg:width="0.815cm" svg:height="0.569cm" svg:x="7.471cm" svg:y="6.21cm">
          <draw:text-box>
            <text:p><text:span text:style-name="T15">32</text:span></text:p>
          </draw:text-box>
        </draw:frame>
        <draw:frame draw:style-name="gr125" draw:text-style-name="P19" draw:layer="layout" svg:width="0.815cm" svg:height="0.569cm" svg:x="7.471cm" svg:y="5.341cm">
          <draw:text-box>
            <text:p><text:span text:style-name="T15">34</text:span></text:p>
          </draw:text-box>
        </draw:frame>
        <draw:frame draw:style-name="gr125" draw:text-style-name="P19" draw:layer="layout" svg:width="0.815cm" svg:height="0.569cm" svg:x="7.471cm" svg:y="4.446cm">
          <draw:text-box>
            <text:p><text:span text:style-name="T15">36</text:span></text:p>
          </draw:text-box>
        </draw:frame>
        <draw:frame draw:style-name="gr125" draw:text-style-name="P19" draw:layer="layout" svg:width="0.815cm" svg:height="0.569cm" svg:x="7.471cm" svg:y="3.576cm">
          <draw:text-box>
            <text:p><text:span text:style-name="T15">38</text:span></text:p>
          </draw:text-box>
        </draw:frame>
        <draw:frame draw:style-name="gr125" draw:text-style-name="P19" draw:layer="layout" svg:width="0.815cm" svg:height="0.569cm" svg:x="7.471cm" svg:y="2.707cm">
          <draw:text-box>
            <text:p><text:span text:style-name="T15">40</text:span></text:p>
          </draw:text-box>
        </draw:frame>
        <draw:line draw:style-name="gr112" draw:text-style-name="P9" draw:layer="layout" svg:x1="7.884cm" svg:y1="8.088cm" svg:x2="8.034cm" svg:y2="8.088cm">
          <text:p/>
        </draw:line>
        <draw:line draw:style-name="gr112" draw:text-style-name="P9" draw:layer="layout" svg:x1="7.884cm" svg:y1="7.217cm" svg:x2="8.034cm" svg:y2="7.217cm">
          <text:p/>
        </draw:line>
        <draw:line draw:style-name="gr112" draw:text-style-name="P9" draw:layer="layout" svg:x1="7.884cm" svg:y1="6.346cm" svg:x2="8.034cm" svg:y2="6.346cm">
          <text:p/>
        </draw:line>
        <draw:line draw:style-name="gr112" draw:text-style-name="P9" draw:layer="layout" svg:x1="7.884cm" svg:y1="5.475cm" svg:x2="8.034cm" svg:y2="5.475cm">
          <text:p/>
        </draw:line>
        <draw:line draw:style-name="gr112" draw:text-style-name="P9" draw:layer="layout" svg:x1="7.884cm" svg:y1="4.604cm" svg:x2="8.034cm" svg:y2="4.604cm">
          <text:p/>
        </draw:line>
        <draw:line draw:style-name="gr112" draw:text-style-name="P9" draw:layer="layout" svg:x1="7.884cm" svg:y1="3.733cm" svg:x2="8.034cm" svg:y2="3.733cm">
          <text:p/>
        </draw:line>
        <draw:polyline draw:style-name="gr112" draw:text-style-name="P9" draw:layer="layout" svg:width="0.149cm" svg:height="5.224cm" svg:x="7.884cm" svg:y="2.862cm" svg:viewBox="0 0 150 5225" draw:points="0,0 150,0 150,5225">
          <text:p/>
        </draw:polyline>
        <draw:polygon draw:style-name="gr116" draw:text-style-name="P9" draw:layer="layout" svg:width="1.023cm" svg:height="0.523cm" svg:x="8.016cm" svg:y="5.528cm" svg:viewBox="0 0 1024 524" draw:points="0,444 988,0 1006,40 1024,80 36,524 18,484">
          <text:p/>
        </draw:polygon>
        <draw:polygon draw:style-name="gr116" draw:text-style-name="P9" draw:layer="layout" svg:width="0.027cm" svg:height="0.039cm" svg:x="9.021cm" svg:y="5.568cm" svg:viewBox="0 0 28 40" draw:points="0,0 28,34 22,38 18,40">
          <text:p/>
        </draw:polygon>
        <draw:polygon draw:style-name="gr116" draw:text-style-name="P9" draw:layer="layout" svg:width="1.044cm" svg:height="0.898cm" svg:x="8.993cm" svg:y="4.703cm" svg:viewBox="0 0 1045 899" draw:points="0,831 989,0 1017,34 1045,68 56,899 28,865">
          <text:p/>
        </draw:polygon>
        <draw:polygon draw:style-name="gr116" draw:text-style-name="P9" draw:layer="layout" svg:width="0.027cm" svg:height="0.042cm" svg:x="9.982cm" svg:y="4.694cm" svg:viewBox="0 0 28 43" draw:points="28,43 0,9 6,5 13,2 20,0">
          <text:p/>
        </draw:polygon>
        <draw:polygon draw:style-name="gr116" draw:text-style-name="P9" draw:layer="layout" svg:width="1.004cm" svg:height="0.273cm" svg:x="10.002cm" svg:y="4.506cm" svg:viewBox="0 0 1005 274" draw:points="0,188 989,0 997,43 1005,86 16,274 8,231">
          <text:p/>
        </draw:polygon>
        <draw:polygon draw:style-name="gr116" draw:text-style-name="P9" draw:layer="layout" svg:width="0.021cm" svg:height="0.042cm" svg:x="10.999cm" svg:y="4.549cm" svg:viewBox="0 0 22 43" draw:points="0,0 22,38 15,41 8,43">
          <text:p/>
        </draw:polygon>
        <draw:polygon draw:style-name="gr116" draw:text-style-name="P9" draw:layer="layout" svg:width="1.032cm" svg:height="0.646cm" svg:x="10.977cm" svg:y="3.939cm" svg:viewBox="0 0 1033 647" draw:points="0,571 989,0 1011,38 1033,76 44,647 22,609">
          <text:p/>
        </draw:polygon>
        <draw:polygon draw:style-name="gr116" draw:text-style-name="P9" draw:layer="layout" svg:width="0.021cm" svg:height="0.039cm" svg:x="11.966cm" svg:y="3.937cm" svg:viewBox="0 0 22 40" draw:points="22,40 0,2 4,0">
          <text:p/>
        </draw:polygon>
        <draw:polygon draw:style-name="gr116" draw:text-style-name="P9" draw:layer="layout" svg:width="1.024cm" svg:height="0.531cm" svg:x="11.97cm" svg:y="3.485cm" svg:viewBox="0 0 1025 532" draw:points="0,453 989,0 1007,40 1025,80 36,532 18,493">
          <text:p/>
        </draw:polygon>
        <draw:polygon draw:style-name="gr116" draw:text-style-name="P9" draw:layer="layout" svg:width="0.034cm" svg:height="0.043cm" svg:x="12.959cm" svg:y="3.481cm" svg:viewBox="0 0 35 44" draw:points="18,44 0,4 7,1 14,0 22,0 30,2 35,3">
          <text:p/>
        </draw:polygon>
        <draw:polygon draw:style-name="gr116" draw:text-style-name="P9" draw:layer="layout" svg:width="1.022cm" svg:height="0.499cm" svg:x="12.96cm" svg:y="3.484cm" svg:viewBox="0 0 1023 500" draw:points="34,0 1023,418 1006,459 989,500 0,82 17,41">
          <text:p/>
        </draw:polygon>
        <draw:polygon draw:style-name="gr116" draw:text-style-name="P9" draw:layer="layout" svg:width="0.248cm" svg:height="0.248cm" svg:x="7.909cm" svg:y="5.887cm" svg:viewBox="0 0 249 249" draw:points="0,0 0,249 249,249 249,0">
          <text:p/>
        </draw:polygon>
        <draw:polyline draw:style-name="gr117" draw:text-style-name="P9" draw:layer="layout" svg:width="0.248cm" svg:height="0.248cm" svg:x="7.909cm" svg:y="5.887cm" svg:viewBox="0 0 249 249" draw:points="0,0 0,249 249,249 249,0 0,0">
          <text:p/>
        </draw:polyline>
        <draw:polygon draw:style-name="gr118" draw:text-style-name="P9" draw:layer="layout" svg:width="0.248cm" svg:height="0.248cm" svg:x="8.897cm" svg:y="5.443cm" svg:viewBox="0 0 249 249" draw:points="0,0 0,249 249,249 249,0">
          <text:p/>
        </draw:polygon>
        <draw:polyline draw:style-name="gr117" draw:text-style-name="P9" draw:layer="layout" svg:width="0.248cm" svg:height="0.248cm" svg:x="8.897cm" svg:y="5.443cm" svg:viewBox="0 0 249 249" draw:points="0,0 0,249 249,249 249,0 0,0">
          <text:p/>
        </draw:polyline>
        <draw:polygon draw:style-name="gr118" draw:text-style-name="P9" draw:layer="layout" svg:width="0.248cm" svg:height="0.248cm" svg:x="9.886cm" svg:y="4.612cm" svg:viewBox="0 0 249 249" draw:points="0,0 0,249 249,249 249,0">
          <text:p/>
        </draw:polygon>
        <draw:polyline draw:style-name="gr117" draw:text-style-name="P9" draw:layer="layout" svg:width="0.248cm" svg:height="0.248cm" svg:x="9.886cm" svg:y="4.612cm" svg:viewBox="0 0 249 249" draw:points="0,0 0,249 249,249 249,0 0,0">
          <text:p/>
        </draw:polyline>
        <draw:polygon draw:style-name="gr118" draw:text-style-name="P9" draw:layer="layout" svg:width="0.248cm" svg:height="0.248cm" svg:x="10.874cm" svg:y="4.424cm" svg:viewBox="0 0 249 249" draw:points="0,0 0,249 249,249 249,0">
          <text:p/>
        </draw:polygon>
        <draw:polyline draw:style-name="gr117" draw:text-style-name="P9" draw:layer="layout" svg:width="0.248cm" svg:height="0.248cm" svg:x="10.874cm" svg:y="4.424cm" svg:viewBox="0 0 249 249" draw:points="0,0 0,249 249,249 249,0 0,0">
          <text:p/>
        </draw:polyline>
        <draw:polygon draw:style-name="gr118" draw:text-style-name="P9" draw:layer="layout" svg:width="0.248cm" svg:height="0.248cm" svg:x="11.863cm" svg:y="3.853cm" svg:viewBox="0 0 249 249" draw:points="0,0 0,249 249,249 249,0">
          <text:p/>
        </draw:polygon>
        <draw:polyline draw:style-name="gr117" draw:text-style-name="P9" draw:layer="layout" svg:width="0.248cm" svg:height="0.248cm" svg:x="11.863cm" svg:y="3.853cm" svg:viewBox="0 0 249 249" draw:points="0,0 0,249 249,249 249,0 0,0">
          <text:p/>
        </draw:polyline>
        <draw:polygon draw:style-name="gr118" draw:text-style-name="P9" draw:layer="layout" svg:width="0.248cm" svg:height="0.248cm" svg:x="12.852cm" svg:y="3.4cm" svg:viewBox="0 0 249 249" draw:points="0,0 0,249 249,249 249,0">
          <text:p/>
        </draw:polygon>
        <draw:polyline draw:style-name="gr117" draw:text-style-name="P9" draw:layer="layout" svg:width="0.248cm" svg:height="0.248cm" svg:x="12.852cm" svg:y="3.4cm" svg:viewBox="0 0 249 249" draw:points="0,0 0,249 249,249 249,0 0,0">
          <text:p/>
        </draw:polyline>
        <draw:polygon draw:style-name="gr118" draw:text-style-name="P9" draw:layer="layout" svg:width="0.248cm" svg:height="0.248cm" svg:x="13.841cm" svg:y="3.818cm" svg:viewBox="0 0 249 249" draw:points="0,0 0,249 249,249 249,0">
          <text:p/>
        </draw:polygon>
        <draw:polyline draw:style-name="gr117" draw:text-style-name="P9" draw:layer="layout" svg:width="0.248cm" svg:height="0.248cm" svg:x="13.841cm" svg:y="3.818cm" svg:viewBox="0 0 249 249" draw:points="0,0 0,249 249,249 249,0 0,0">
          <text:p/>
        </draw:polyline>
        <draw:polygon draw:style-name="gr119" draw:text-style-name="P9" draw:layer="layout" svg:width="1.045cm" svg:height="0.925cm" svg:x="8.005cm" svg:y="4.366cm" svg:viewBox="0 0 1046 926" draw:points="0,860 988,0 1017,33 1046,66 58,926 29,893">
          <text:p/>
        </draw:polygon>
        <draw:polygon draw:style-name="gr119" draw:text-style-name="P9" draw:layer="layout" svg:width="0.028cm" svg:height="0.033cm" svg:x="8.992cm" svg:y="4.365cm" svg:viewBox="0 0 29 34" draw:points="29,34 0,1 1,0">
          <text:p/>
        </draw:polygon>
        <draw:polygon draw:style-name="gr119" draw:text-style-name="P9" draw:layer="layout" svg:width="1.044cm" svg:height="0.872cm" svg:x="8.993cm" svg:y="3.56cm" svg:viewBox="0 0 1045 873" draw:points="0,805 989,0 1017,34 1045,68 56,873 28,839">
          <text:p/>
        </draw:polygon>
        <draw:polygon draw:style-name="gr119" draw:text-style-name="P9" draw:layer="layout" svg:width="0.027cm" svg:height="0.042cm" svg:x="9.982cm" svg:y="3.551cm" svg:viewBox="0 0 28 43" draw:points="28,43 0,9 7,5 14,1 20,0">
          <text:p/>
        </draw:polygon>
        <draw:polygon draw:style-name="gr119" draw:text-style-name="P9" draw:layer="layout" svg:width="1.004cm" svg:height="0.272cm" svg:x="10.002cm" svg:y="3.364cm" svg:viewBox="0 0 1005 273" draw:points="0,187 989,0 997,43 1005,86 16,273 8,230">
          <text:p/>
        </draw:polygon>
        <draw:polygon draw:style-name="gr119" draw:text-style-name="P9" draw:layer="layout" svg:width="0.007cm" svg:height="0.043cm" svg:x="10.991cm" svg:y="3.363cm" svg:viewBox="0 0 8 44" draw:points="8,44 0,1 7,0 8,0">
          <text:p/>
        </draw:polygon>
        <draw:polygon draw:style-name="gr119" draw:text-style-name="P9" draw:layer="layout" svg:width="0.988cm" svg:height="0.095cm" svg:x="10.999cm" svg:y="3.363cm" svg:viewBox="0 0 989 96" draw:points="0,0 989,8 989,52 989,96 0,88 0,44">
          <text:p/>
        </draw:polygon>
        <draw:polygon draw:style-name="gr119" draw:text-style-name="P9" draw:layer="layout" svg:width="0.007cm" svg:height="0.043cm" svg:x="11.988cm" svg:y="3.415cm" svg:viewBox="0 0 8 44" draw:points="0,0 8,43 1,44 0,44">
          <text:p/>
        </draw:polygon>
        <draw:polygon draw:style-name="gr119" draw:text-style-name="P9" draw:layer="layout" svg:width="1.004cm" svg:height="0.277cm" svg:x="11.98cm" svg:y="3.18cm" svg:viewBox="0 0 1005 278" draw:points="0,192 989,0 997,43 1005,86 16,278 8,235">
          <text:p/>
        </draw:polygon>
        <draw:polygon draw:style-name="gr119" draw:text-style-name="P9" draw:layer="layout" svg:width="0.021cm" svg:height="0.043cm" svg:x="12.969cm" svg:y="3.179cm" svg:viewBox="0 0 22 44" draw:points="8,44 0,1 7,0 15,1 22,2">
          <text:p/>
        </draw:polygon>
        <draw:polygon draw:style-name="gr119" draw:text-style-name="P9" draw:layer="layout" svg:width="1.016cm" svg:height="0.405cm" svg:x="12.963cm" svg:y="3.181cm" svg:viewBox="0 0 1017 406" draw:points="28,0 1017,322 1003,364 989,406 0,84 14,42">
          <text:p/>
        </draw:polygon>
        <draw:polygon draw:style-name="gr119" draw:text-style-name="P9" draw:layer="layout" svg:width="0.248cm" svg:height="0.248cm" svg:x="7.909cm" svg:y="5.135cm" svg:viewBox="0 0 249 249" draw:points="0,124 125,249 249,124 125,0">
          <text:p/>
        </draw:polygon>
        <draw:polyline draw:style-name="gr117" draw:text-style-name="P9" draw:layer="layout" svg:width="0.248cm" svg:height="0.248cm" svg:x="7.909cm" svg:y="5.135cm" svg:viewBox="0 0 249 249" draw:points="0,124 125,249 249,124 125,0 0,124">
          <text:p/>
        </draw:polyline>
        <draw:polygon draw:style-name="gr119" draw:text-style-name="P9" draw:layer="layout" svg:width="0.248cm" svg:height="0.248cm" svg:x="8.897cm" svg:y="4.275cm" svg:viewBox="0 0 249 249" draw:points="0,124 125,249 249,124 125,0">
          <text:p/>
        </draw:polygon>
        <draw:polyline draw:style-name="gr117" draw:text-style-name="P9" draw:layer="layout" svg:width="0.248cm" svg:height="0.248cm" svg:x="8.897cm" svg:y="4.275cm" svg:viewBox="0 0 249 249" draw:points="0,124 125,249 249,124 125,0 0,124">
          <text:p/>
        </draw:polyline>
        <draw:polygon draw:style-name="gr119" draw:text-style-name="P9" draw:layer="layout" svg:width="0.248cm" svg:height="0.248cm" svg:x="9.886cm" svg:y="3.47cm" svg:viewBox="0 0 249 249" draw:points="0,124 125,249 249,124 125,0">
          <text:p/>
        </draw:polygon>
        <draw:polyline draw:style-name="gr117" draw:text-style-name="P9" draw:layer="layout" svg:width="0.248cm" svg:height="0.248cm" svg:x="9.886cm" svg:y="3.47cm" svg:viewBox="0 0 249 249" draw:points="0,124 125,249 249,124 125,0 0,124">
          <text:p/>
        </draw:polyline>
        <draw:polygon draw:style-name="gr119" draw:text-style-name="P9" draw:layer="layout" svg:width="0.248cm" svg:height="0.248cm" svg:x="10.874cm" svg:y="3.283cm" svg:viewBox="0 0 249 249" draw:points="0,124 125,249 249,124 125,0">
          <text:p/>
        </draw:polygon>
        <draw:polyline draw:style-name="gr117" draw:text-style-name="P9" draw:layer="layout" svg:width="0.248cm" svg:height="0.248cm" svg:x="10.874cm" svg:y="3.283cm" svg:viewBox="0 0 249 249" draw:points="0,124 125,249 249,124 125,0 0,124">
          <text:p/>
        </draw:polyline>
        <draw:polygon draw:style-name="gr119" draw:text-style-name="P9" draw:layer="layout" svg:width="0.248cm" svg:height="0.248cm" svg:x="11.863cm" svg:y="3.29cm" svg:viewBox="0 0 249 249" draw:points="0,124 125,249 249,124 125,0">
          <text:p/>
        </draw:polygon>
        <draw:polyline draw:style-name="gr117" draw:text-style-name="P9" draw:layer="layout" svg:width="0.248cm" svg:height="0.248cm" svg:x="11.863cm" svg:y="3.29cm" svg:viewBox="0 0 249 249" draw:points="0,124 125,249 249,124 125,0 0,124">
          <text:p/>
        </draw:polyline>
        <draw:polygon draw:style-name="gr119" draw:text-style-name="P9" draw:layer="layout" svg:width="0.248cm" svg:height="0.248cm" svg:x="12.852cm" svg:y="3.098cm" svg:viewBox="0 0 249 249" draw:points="0,124 125,249 249,124 125,0">
          <text:p/>
        </draw:polygon>
        <draw:polyline draw:style-name="gr117" draw:text-style-name="P9" draw:layer="layout" svg:width="0.248cm" svg:height="0.248cm" svg:x="12.852cm" svg:y="3.098cm" svg:viewBox="0 0 249 249" draw:points="0,124 125,249 249,124 125,0 0,124">
          <text:p/>
        </draw:polyline>
        <draw:polygon draw:style-name="gr119" draw:text-style-name="P9" draw:layer="layout" svg:width="0.248cm" svg:height="0.248cm" svg:x="13.841cm" svg:y="3.421cm" svg:viewBox="0 0 249 249" draw:points="0,124 125,249 249,124 125,0">
          <text:p/>
        </draw:polygon>
        <draw:polyline draw:style-name="gr117" draw:text-style-name="P9" draw:layer="layout" svg:width="0.248cm" svg:height="0.248cm" svg:x="13.841cm" svg:y="3.421cm" svg:viewBox="0 0 249 249" draw:points="0,124 125,249 249,124 125,0 0,124">
          <text:p/>
        </draw:polyline>
        <draw:polygon draw:style-name="gr118" draw:text-style-name="P9" draw:layer="layout" svg:width="0.315cm" svg:height="0.087cm" svg:x="14.355cm" svg:y="5.702cm" svg:viewBox="0 0 316 88" draw:points="0,0 316,0 316,88 0,88">
          <text:p/>
        </draw:polygon>
        <draw:polygon draw:style-name="gr118" draw:text-style-name="P9" draw:layer="layout" svg:width="0.157cm" svg:height="0.157cm" svg:x="14.434cm" svg:y="5.666cm" svg:viewBox="0 0 158 158" draw:points="0,0 0,158 158,158 158,0">
          <text:p/>
        </draw:polygon>
        <draw:polyline draw:style-name="gr117" draw:text-style-name="P9" draw:layer="layout" svg:width="0.157cm" svg:height="0.157cm" svg:x="14.434cm" svg:y="5.666cm" svg:viewBox="0 0 158 158" draw:points="0,0 0,158 158,158 158,0 0,0">
          <text:p/>
        </draw:polyline>
        <draw:polygon draw:style-name="gr119" draw:text-style-name="P9" draw:layer="layout" svg:width="0.315cm" svg:height="0.087cm" svg:x="14.355cm" svg:y="6.127cm" svg:viewBox="0 0 316 88" draw:points="0,0 316,0 316,88 0,88">
          <text:p/>
        </draw:polygon>
        <draw:polygon draw:style-name="gr119" draw:text-style-name="P9" draw:layer="layout" svg:width="0.157cm" svg:height="0.157cm" svg:x="14.434cm" svg:y="6.091cm" svg:viewBox="0 0 158 158" draw:points="0,80 80,158 158,80 80,0">
          <text:p/>
        </draw:polygon>
        <draw:polyline draw:style-name="gr117" draw:text-style-name="P9" draw:layer="layout" svg:width="0.157cm" svg:height="0.157cm" svg:x="14.434cm" svg:y="6.091cm" svg:viewBox="0 0 158 158" draw:points="0,80 80,158 158,80 80,0 0,80">
          <text:p/>
        </draw:polyline>
        <draw:frame draw:style-name="gr126" draw:text-style-name="P19" draw:layer="layout" svg:width="2.018cm" svg:height="0.569cm" svg:x="14.714cm" svg:y="5.63cm">
          <draw:text-box>
            <text:p><text:span text:style-name="T15">500 Schritte</text:span></text:p>
          </draw:text-box>
        </draw:frame>
        <draw:frame draw:style-name="gr127" draw:text-style-name="P19" draw:layer="layout" svg:width="2.174cm" svg:height="0.569cm" svg:x="14.714cm" svg:y="6.078cm">
          <draw:text-box>
            <text:p><text:span text:style-name="T15">2000 Schritte</text:span></text:p>
          </draw:text-box>
        </draw:frame>
        <draw:frame draw:style-name="gr128" draw:text-style-name="P20" draw:layer="layout" svg:width="2.619cm" svg:height="0.603cm" svg:x="9.691cm" svg:y="8.89cm">
          <draw:text-box>
            <text:p><text:span text:style-name="T16">"prediction init"</text:span></text:p>
          </draw:text-box>
        </draw:frame>
        <draw:frame draw:style-name="gr129" draw:text-style-name="P20" draw:layer="layout" svg:width="1.603cm" svg:height="0.603cm" draw:transform="rotate (1.5707963267946) translate (7.187cm 5.954cm)">
          <draw:text-box>
            <text:p><text:span text:style-name="T16">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office:forms form:automatic-focus="false" form:apply-design-mode="false"/>
        <draw:polygon draw:style-name="gr111" draw:text-style-name="P9" draw:layer="layout" svg:width="10.127cm" svg:height="6.977cm" svg:x="6.575cm" svg:y="3.492cm" svg:viewBox="0 0 10128 6978" draw:points="0,0 10128,0 10128,6978 0,6978">
          <text:p/>
        </draw:polygon>
        <draw:polyline draw:style-name="gr112" draw:text-style-name="P9" draw:layer="layout" svg:width="5.648cm" svg:height="5.221cm" svg:x="7.944cm" svg:y="3.816cm" svg:viewBox="0 0 5649 5222" draw:points="2824,5222 0,5222 0,0 5649,0 5649,5222 2824,5222">
          <text:p/>
        </draw:polyline>
        <draw:line draw:style-name="gr112" draw:text-style-name="P9" draw:layer="layout" svg:x1="13.593cm" svg:y1="9.038cm" svg:x2="7.944cm" svg:y2="9.038cm">
          <text:p/>
        </draw:line>
        <draw:line draw:style-name="gr112" draw:text-style-name="P9" draw:layer="layout" svg:x1="13.593cm" svg:y1="8.291cm" svg:x2="7.944cm" svg:y2="8.291cm">
          <text:p/>
        </draw:line>
        <draw:line draw:style-name="gr112" draw:text-style-name="P9" draw:layer="layout" svg:x1="13.593cm" svg:y1="7.545cm" svg:x2="7.944cm" svg:y2="7.545cm">
          <text:p/>
        </draw:line>
        <draw:line draw:style-name="gr112" draw:text-style-name="P9" draw:layer="layout" svg:x1="13.593cm" svg:y1="6.799cm" svg:x2="7.944cm" svg:y2="6.799cm">
          <text:p/>
        </draw:line>
        <draw:line draw:style-name="gr112" draw:text-style-name="P9" draw:layer="layout" svg:x1="13.593cm" svg:y1="6.053cm" svg:x2="7.944cm" svg:y2="6.053cm">
          <text:p/>
        </draw:line>
        <draw:line draw:style-name="gr112" draw:text-style-name="P9" draw:layer="layout" svg:x1="13.593cm" svg:y1="5.307cm" svg:x2="7.944cm" svg:y2="5.307cm">
          <text:p/>
        </draw:line>
        <draw:line draw:style-name="gr112" draw:text-style-name="P9" draw:layer="layout" svg:x1="13.593cm" svg:y1="4.561cm" svg:x2="7.944cm" svg:y2="4.561cm">
          <text:p/>
        </draw:line>
        <draw:line draw:style-name="gr112" draw:text-style-name="P9" draw:layer="layout" svg:x1="13.593cm" svg:y1="3.814cm" svg:x2="7.944cm" svg:y2="3.814cm">
          <text:p/>
        </draw:line>
        <draw:frame draw:style-name="gr115" draw:text-style-name="P19" draw:layer="layout" svg:width="0.659cm" svg:height="0.569cm" svg:x="7.877cm" svg:y="9.333cm">
          <draw:text-box>
            <text:p><text:span text:style-name="T15">8</text:span></text:p>
          </draw:text-box>
        </draw:frame>
        <draw:frame draw:style-name="gr115" draw:text-style-name="P19" draw:layer="layout" svg:width="0.815cm" svg:height="0.569cm" svg:x="10.618cm" svg:y="9.333cm">
          <draw:text-box>
            <text:p><text:span text:style-name="T15">12</text:span></text:p>
          </draw:text-box>
        </draw:frame>
        <draw:frame draw:style-name="gr115" draw:text-style-name="P19" draw:layer="layout" svg:width="0.815cm" svg:height="0.569cm" svg:x="13.442cm" svg:y="9.333cm">
          <draw:text-box>
            <text:p><text:span text:style-name="T15">16</text:span></text:p>
          </draw:text-box>
        </draw:frame>
        <draw:line draw:style-name="gr112" draw:text-style-name="P9" draw:layer="layout" svg:x1="7.944cm" svg:y1="9.187cm" svg:x2="7.944cm" svg:y2="9.038cm">
          <text:p/>
        </draw:line>
        <draw:line draw:style-name="gr112" draw:text-style-name="P9" draw:layer="layout" svg:x1="10.767cm" svg:y1="9.187cm" svg:x2="10.767cm" svg:y2="9.038cm">
          <text:p/>
        </draw:line>
        <draw:polyline draw:style-name="gr112" draw:text-style-name="P9" draw:layer="layout" svg:width="0.148cm" svg:height="5.648cm" draw:transform="rotate (1.5707963267946) translate (7.94355489061728cm 9.18718955013402cm)" svg:viewBox="0 0 149 5649" draw:points="0,21536 149,21536 149,15887">
          <text:p/>
        </draw:polyline>
        <draw:frame draw:style-name="gr115" draw:text-style-name="P19" draw:layer="layout" svg:width="0.659cm" svg:height="0.569cm" svg:x="7.544cm" svg:y="8.885cm">
          <draw:text-box>
            <text:p><text:span text:style-name="T15">0</text:span></text:p>
          </draw:text-box>
        </draw:frame>
        <draw:frame draw:style-name="gr115" draw:text-style-name="P19" draw:layer="layout" svg:width="0.815cm" svg:height="0.569cm" svg:x="7.378cm" svg:y="8.146cm">
          <draw:text-box>
            <text:p><text:span text:style-name="T15">10</text:span></text:p>
          </draw:text-box>
        </draw:frame>
        <draw:frame draw:style-name="gr115" draw:text-style-name="P19" draw:layer="layout" svg:width="0.815cm" svg:height="0.569cm" svg:x="7.378cm" svg:y="7.407cm">
          <draw:text-box>
            <text:p><text:span text:style-name="T15">20</text:span></text:p>
          </draw:text-box>
        </draw:frame>
        <draw:frame draw:style-name="gr115" draw:text-style-name="P19" draw:layer="layout" svg:width="0.815cm" svg:height="0.569cm" svg:x="7.378cm" svg:y="6.642cm">
          <draw:text-box>
            <text:p><text:span text:style-name="T15">30</text:span></text:p>
          </draw:text-box>
        </draw:frame>
        <draw:frame draw:style-name="gr115" draw:text-style-name="P19" draw:layer="layout" svg:width="0.815cm" svg:height="0.569cm" svg:x="7.378cm" svg:y="5.902cm">
          <draw:text-box>
            <text:p><text:span text:style-name="T15">40</text:span></text:p>
          </draw:text-box>
        </draw:frame>
        <draw:frame draw:style-name="gr115" draw:text-style-name="P19" draw:layer="layout" svg:width="0.815cm" svg:height="0.569cm" svg:x="7.378cm" svg:y="5.164cm">
          <draw:text-box>
            <text:p><text:span text:style-name="T15">50</text:span></text:p>
          </draw:text-box>
        </draw:frame>
        <draw:frame draw:style-name="gr115" draw:text-style-name="P19" draw:layer="layout" svg:width="0.815cm" svg:height="0.569cm" svg:x="7.378cm" svg:y="4.425cm">
          <draw:text-box>
            <text:p><text:span text:style-name="T15">60</text:span></text:p>
          </draw:text-box>
        </draw:frame>
        <draw:frame draw:style-name="gr115" draw:text-style-name="P19" draw:layer="layout" svg:width="0.815cm" svg:height="0.569cm" svg:x="7.378cm" svg:y="3.66cm">
          <draw:text-box>
            <text:p><text:span text:style-name="T15">70</text:span></text:p>
          </draw:text-box>
        </draw:frame>
        <draw:line draw:style-name="gr112" draw:text-style-name="P9" draw:layer="layout" svg:x1="7.794cm" svg:y1="9.038cm" svg:x2="7.944cm" svg:y2="9.038cm">
          <text:p/>
        </draw:line>
        <draw:line draw:style-name="gr112" draw:text-style-name="P9" draw:layer="layout" svg:x1="7.794cm" svg:y1="8.291cm" svg:x2="7.944cm" svg:y2="8.291cm">
          <text:p/>
        </draw:line>
        <draw:line draw:style-name="gr112" draw:text-style-name="P9" draw:layer="layout" svg:x1="7.794cm" svg:y1="7.545cm" svg:x2="7.944cm" svg:y2="7.545cm">
          <text:p/>
        </draw:line>
        <draw:line draw:style-name="gr112" draw:text-style-name="P9" draw:layer="layout" svg:x1="7.794cm" svg:y1="6.799cm" svg:x2="7.944cm" svg:y2="6.799cm">
          <text:p/>
        </draw:line>
        <draw:line draw:style-name="gr112" draw:text-style-name="P9" draw:layer="layout" svg:x1="7.794cm" svg:y1="6.053cm" svg:x2="7.944cm" svg:y2="6.053cm">
          <text:p/>
        </draw:line>
        <draw:line draw:style-name="gr112" draw:text-style-name="P9" draw:layer="layout" svg:x1="7.794cm" svg:y1="5.307cm" svg:x2="7.944cm" svg:y2="5.307cm">
          <text:p/>
        </draw:line>
        <draw:line draw:style-name="gr112" draw:text-style-name="P9" draw:layer="layout" svg:x1="7.794cm" svg:y1="4.561cm" svg:x2="7.944cm" svg:y2="4.561cm">
          <text:p/>
        </draw:line>
        <draw:polyline draw:style-name="gr112" draw:text-style-name="P9" draw:layer="layout" svg:width="0.149cm" svg:height="5.222cm" svg:x="7.794cm" svg:y="3.814cm" svg:viewBox="0 0 150 5223" draw:points="0,0 150,0 150,5223">
          <text:p/>
        </draw:polyline>
        <draw:polygon draw:style-name="gr116" draw:text-style-name="P9" draw:layer="layout" svg:width="2.849cm" svg:height="0.963cm" svg:x="7.931cm" svg:y="5.721cm" svg:viewBox="0 0 2850 964" draw:points="0,881 2824,0 2837,42 2850,84 26,964 13,923">
          <text:p/>
        </draw:polygon>
        <draw:polygon draw:style-name="gr116" draw:text-style-name="P9" draw:layer="layout" svg:width="0.012cm" svg:height="0.041cm" svg:x="10.754cm" svg:y="5.721cm" svg:viewBox="0 0 13 42" draw:points="13,42 0,0 1,0">
          <text:p/>
        </draw:polygon>
        <draw:polygon draw:style-name="gr116" draw:text-style-name="P9" draw:layer="layout" svg:width="2.848cm" svg:height="0.864cm" svg:x="10.755cm" svg:y="4.939cm" svg:viewBox="0 0 2849 865" draw:points="0,781 2825,0 2837,42 2849,84 24,865 12,823">
          <text:p/>
        </draw:polygon>
        <draw:polygon draw:style-name="gr116" draw:text-style-name="P9" draw:layer="layout" svg:width="0.248cm" svg:height="0.248cm" svg:x="7.819cm" svg:y="6.519cm" svg:viewBox="0 0 249 249" draw:points="0,0 0,249 249,249 249,0">
          <text:p/>
        </draw:polygon>
        <draw:polyline draw:style-name="gr117" draw:text-style-name="P9" draw:layer="layout" svg:width="0.248cm" svg:height="0.248cm" svg:x="7.819cm" svg:y="6.519cm" svg:viewBox="0 0 249 249" draw:points="0,0 0,249 249,249 249,0 0,0">
          <text:p/>
        </draw:polyline>
        <draw:polygon draw:style-name="gr118" draw:text-style-name="P9" draw:layer="layout" svg:width="0.248cm" svg:height="0.248cm" svg:x="10.643cm" svg:y="5.638cm" svg:viewBox="0 0 249 249" draw:points="0,0 0,249 249,249 249,0">
          <text:p/>
        </draw:polygon>
        <draw:polyline draw:style-name="gr117" draw:text-style-name="P9" draw:layer="layout" svg:width="0.248cm" svg:height="0.248cm" svg:x="10.643cm" svg:y="5.638cm" svg:viewBox="0 0 249 249" draw:points="0,0 0,249 249,249 249,0 0,0">
          <text:p/>
        </draw:polyline>
        <draw:polygon draw:style-name="gr118" draw:text-style-name="P9" draw:layer="layout" svg:width="0.248cm" svg:height="0.248cm" svg:x="13.468cm" svg:y="4.857cm" svg:viewBox="0 0 249 249" draw:points="0,0 0,249 249,249 249,0">
          <text:p/>
        </draw:polygon>
        <draw:polyline draw:style-name="gr117" draw:text-style-name="P9" draw:layer="layout" svg:width="0.248cm" svg:height="0.248cm" svg:x="13.468cm" svg:y="4.857cm" svg:viewBox="0 0 249 249" draw:points="0,0 0,249 249,249 249,0 0,0">
          <text:p/>
        </draw:polyline>
        <draw:polygon draw:style-name="gr119" draw:text-style-name="P9" draw:layer="layout" svg:width="2.849cm" svg:height="0.939cm" svg:x="7.931cm" svg:y="5.677cm" svg:viewBox="0 0 2850 940" draw:points="0,856 2824,0 2837,42 2850,84 26,940 13,898">
          <text:p/>
        </draw:polygon>
        <draw:polygon draw:style-name="gr119" draw:text-style-name="P9" draw:layer="layout" svg:width="0.012cm" svg:height="0.041cm" svg:x="10.754cm" svg:y="5.677cm" svg:viewBox="0 0 13 42" draw:points="13,42 0,0 1,0">
          <text:p/>
        </draw:polygon>
        <draw:polygon draw:style-name="gr119" draw:text-style-name="P9" draw:layer="layout" svg:width="2.848cm" svg:height="0.89cm" svg:x="10.755cm" svg:y="4.87cm" svg:viewBox="0 0 2849 891" draw:points="0,807 2825,0 2837,42 2849,84 24,891 12,849">
          <text:p/>
        </draw:polygon>
        <draw:polygon draw:style-name="gr119" draw:text-style-name="P9" draw:layer="layout" svg:width="0.248cm" svg:height="0.248cm" svg:x="7.819cm" svg:y="6.45cm" svg:viewBox="0 0 249 249" draw:points="0,124 125,249 249,124 125,0">
          <text:p/>
        </draw:polygon>
        <draw:polyline draw:style-name="gr117" draw:text-style-name="P9" draw:layer="layout" svg:width="0.248cm" svg:height="0.248cm" svg:x="7.819cm" svg:y="6.45cm" svg:viewBox="0 0 249 249" draw:points="0,124 125,249 249,124 125,0 0,124">
          <text:p/>
        </draw:polyline>
        <draw:polygon draw:style-name="gr119" draw:text-style-name="P9" draw:layer="layout" svg:width="0.248cm" svg:height="0.248cm" svg:x="10.643cm" svg:y="5.594cm" svg:viewBox="0 0 249 249" draw:points="0,124 125,249 249,124 125,0">
          <text:p/>
        </draw:polygon>
        <draw:polyline draw:style-name="gr117" draw:text-style-name="P9" draw:layer="layout" svg:width="0.248cm" svg:height="0.248cm" svg:x="10.643cm" svg:y="5.594cm" svg:viewBox="0 0 249 249" draw:points="0,124 125,249 249,124 125,0 0,124">
          <text:p/>
        </draw:polyline>
        <draw:polygon draw:style-name="gr119" draw:text-style-name="P9" draw:layer="layout" svg:width="0.248cm" svg:height="0.248cm" svg:x="13.468cm" svg:y="4.787cm" svg:viewBox="0 0 249 249" draw:points="0,124 125,249 249,124 125,0">
          <text:p/>
        </draw:polygon>
        <draw:polyline draw:style-name="gr117" draw:text-style-name="P9" draw:layer="layout" svg:width="0.248cm" svg:height="0.248cm" svg:x="13.468cm" svg:y="4.787cm" svg:viewBox="0 0 249 249" draw:points="0,124 125,249 249,124 125,0 0,124">
          <text:p/>
        </draw:polyline>
        <draw:polygon draw:style-name="gr130" draw:text-style-name="P9" draw:layer="layout" svg:width="2.855cm" svg:height="1.178cm" svg:x="7.928cm" svg:y="5.225cm" svg:viewBox="0 0 2856 1179" draw:points="0,1098 2824,0 2840,41 2856,82 32,1179 16,1139">
          <text:p/>
        </draw:polygon>
        <draw:polygon draw:style-name="gr130" draw:text-style-name="P9" draw:layer="layout" svg:width="0.015cm" svg:height="0.041cm" svg:x="10.751cm" svg:y="5.224cm" svg:viewBox="0 0 16 42" draw:points="16,42 0,1 3,0">
          <text:p/>
        </draw:polygon>
        <draw:polygon draw:style-name="gr130" draw:text-style-name="P9" draw:layer="layout" svg:width="2.85cm" svg:height="0.965cm" svg:x="10.754cm" svg:y="4.341cm" svg:viewBox="0 0 2851 966" draw:points="0,883 2825,0 2838,42 2851,84 26,966 13,925">
          <text:p/>
        </draw:polygon>
        <draw:polygon draw:style-name="gr130" draw:text-style-name="P9" draw:layer="layout" svg:width="0.248cm" svg:height="0.248cm" svg:x="7.819cm" svg:y="6.239cm" svg:viewBox="0 0 249 249" draw:points="0,0 125,249 249,0">
          <text:p/>
        </draw:polygon>
        <draw:polyline draw:style-name="gr117" draw:text-style-name="P9" draw:layer="layout" svg:width="0.248cm" svg:height="0.248cm" svg:x="7.819cm" svg:y="6.239cm" svg:viewBox="0 0 249 249" draw:points="0,0 125,249 249,0 0,0">
          <text:p/>
        </draw:polyline>
        <draw:polygon draw:style-name="gr130" draw:text-style-name="P9" draw:layer="layout" svg:width="0.248cm" svg:height="0.248cm" svg:x="10.643cm" svg:y="5.141cm" svg:viewBox="0 0 249 249" draw:points="0,0 125,249 249,0">
          <text:p/>
        </draw:polygon>
        <draw:polyline draw:style-name="gr117" draw:text-style-name="P9" draw:layer="layout" svg:width="0.248cm" svg:height="0.248cm" svg:x="10.643cm" svg:y="5.141cm" svg:viewBox="0 0 249 249" draw:points="0,0 125,249 249,0 0,0">
          <text:p/>
        </draw:polyline>
        <draw:polygon draw:style-name="gr130" draw:text-style-name="P9" draw:layer="layout" svg:width="0.248cm" svg:height="0.248cm" svg:x="13.468cm" svg:y="4.258cm" svg:viewBox="0 0 249 249" draw:points="0,0 125,249 249,0">
          <text:p/>
        </draw:polygon>
        <draw:polyline draw:style-name="gr117" draw:text-style-name="P9" draw:layer="layout" svg:width="0.248cm" svg:height="0.248cm" svg:x="13.468cm" svg:y="4.258cm" svg:viewBox="0 0 249 249" draw:points="0,0 125,249 249,0 0,0">
          <text:p/>
        </draw:polyline>
        <draw:polygon draw:style-name="gr118" draw:text-style-name="P9" draw:layer="layout" svg:width="0.315cm" svg:height="0.087cm" svg:x="14.063cm" svg:y="5.887cm" svg:viewBox="0 0 316 88" draw:points="0,0 316,0 316,88 0,88">
          <text:p/>
        </draw:polygon>
        <draw:polygon draw:style-name="gr118" draw:text-style-name="P9" draw:layer="layout" svg:width="0.157cm" svg:height="0.157cm" svg:x="14.141cm" svg:y="5.851cm" svg:viewBox="0 0 158 158" draw:points="0,0 0,158 158,158 158,0">
          <text:p/>
        </draw:polygon>
        <draw:polyline draw:style-name="gr117" draw:text-style-name="P9" draw:layer="layout" svg:width="0.157cm" svg:height="0.157cm" svg:x="14.141cm" svg:y="5.851cm" svg:viewBox="0 0 158 158" draw:points="0,0 0,158 158,158 158,0 0,0">
          <text:p/>
        </draw:polyline>
        <draw:polygon draw:style-name="gr119" draw:text-style-name="P9" draw:layer="layout" svg:width="0.315cm" svg:height="0.087cm" svg:x="14.063cm" svg:y="6.68cm" svg:viewBox="0 0 316 88" draw:points="0,0 316,0 316,88 0,88">
          <text:p/>
        </draw:polygon>
        <draw:polygon draw:style-name="gr119" draw:text-style-name="P9" draw:layer="layout" svg:width="0.157cm" svg:height="0.157cm" svg:x="14.141cm" svg:y="6.644cm" svg:viewBox="0 0 158 158" draw:points="0,80 80,158 158,80 80,0">
          <text:p/>
        </draw:polygon>
        <draw:polyline draw:style-name="gr117" draw:text-style-name="P9" draw:layer="layout" svg:width="0.157cm" svg:height="0.157cm" svg:x="14.141cm" svg:y="6.644cm" svg:viewBox="0 0 158 158" draw:points="0,80 80,158 158,80 80,0 0,80">
          <text:p/>
        </draw:polyline>
        <draw:polygon draw:style-name="gr130" draw:text-style-name="P9" draw:layer="layout" svg:width="0.315cm" svg:height="0.087cm" svg:x="14.063cm" svg:y="7.473cm" svg:viewBox="0 0 316 88" draw:points="0,0 316,0 316,88 0,88">
          <text:p/>
        </draw:polygon>
        <draw:polygon draw:style-name="gr130" draw:text-style-name="P9" draw:layer="layout" svg:width="0.157cm" svg:height="0.157cm" svg:x="14.141cm" svg:y="7.437cm" svg:viewBox="0 0 158 158" draw:points="0,0 80,158 158,0">
          <text:p/>
        </draw:polygon>
        <draw:polyline draw:style-name="gr117" draw:text-style-name="P9" draw:layer="layout" svg:width="0.157cm" svg:height="0.157cm" svg:x="14.141cm" svg:y="7.437cm" svg:viewBox="0 0 158 158" draw:points="0,0 80,158 158,0 0,0">
          <text:p/>
        </draw:polyline>
        <draw:frame draw:style-name="gr131" draw:text-style-name="P19" draw:layer="layout" svg:width="1.747cm" svg:height="0.569cm" svg:x="14.438cm" svg:y="5.824cm">
          <draw:text-box>
            <text:p><text:span text:style-name="T15">Zufälliger </text:span></text:p>
          </draw:text-box>
        </draw:frame>
        <draw:frame draw:style-name="gr132" draw:text-style-name="P19" draw:layer="layout" svg:width="2.005cm" svg:height="0.569cm" svg:x="14.438cm" svg:y="6.192cm">
          <draw:text-box>
            <text:p><text:span text:style-name="T15">Algorithmus</text:span></text:p>
          </draw:text-box>
        </draw:frame>
        <draw:frame draw:style-name="gr133" draw:text-style-name="P19" draw:layer="layout" svg:width="2.297cm" svg:height="0.569cm" svg:x="14.438cm" svg:y="6.615cm">
          <draw:text-box>
            <text:p><text:span text:style-name="T15">Einfache Heur</text:span></text:p>
          </draw:text-box>
        </draw:frame>
        <draw:frame draw:style-name="gr115" draw:text-style-name="P19" draw:layer="layout" svg:width="0.595cm" svg:height="0.569cm" svg:x="16.232cm" svg:y="6.615cm">
          <draw:text-box>
            <text:p><text:span text:style-name="T15">-</text:span></text:p>
          </draw:text-box>
        </draw:frame>
        <draw:frame draw:style-name="gr115" draw:text-style-name="P19" draw:layer="layout" svg:width="0.997cm" svg:height="0.569cm" svg:x="14.438cm" svg:y="6.983cm">
          <draw:text-box>
            <text:p><text:span text:style-name="T15">istik</text:span></text:p>
          </draw:text-box>
        </draw:frame>
        <draw:frame draw:style-name="gr134" draw:text-style-name="P19" draw:layer="layout" svg:width="1.954cm" svg:height="0.569cm" svg:x="14.438cm" svg:y="7.407cm">
          <draw:text-box>
            <text:p><text:span text:style-name="T15">Intelligente </text:span></text:p>
          </draw:text-box>
        </draw:frame>
        <draw:frame draw:style-name="gr135" draw:text-style-name="P19" draw:layer="layout" svg:width="1.607cm" svg:height="0.569cm" svg:x="14.438cm" svg:y="7.776cm">
          <draw:text-box>
            <text:p><text:span text:style-name="T15">Heuristik</text:span></text:p>
          </draw:text-box>
        </draw:frame>
        <draw:frame draw:style-name="gr136" draw:text-style-name="P20" draw:layer="layout" svg:width="1.692cm" svg:height="0.603cm" svg:x="9.981cm" svg:y="9.828cm">
          <draw:text-box>
            <text:p><text:span text:style-name="T16">Agenten</text:span></text:p>
          </draw:text-box>
        </draw:frame>
        <draw:frame draw:style-name="gr123" draw:text-style-name="P20" draw:layer="layout" svg:width="1.603cm" svg:height="0.603cm" draw:transform="rotate (1.5707963267946) translate (7.096cm 6.903cm)">
          <draw:text-box>
            <text:p><text:span text:style-name="T16">Qualität</text:span></text:p>
          </draw:text-box>
        </draw:frame>
        <draw:polygon draw:style-name="gr111" draw:text-style-name="P9" draw:layer="layout" svg:width="10.127cm" svg:height="6.977cm" svg:x="6.575cm" svg:y="11.437cm" svg:viewBox="0 0 10128 6978" draw:points="0,0 10128,0 10128,6978 0,6978">
          <text:p/>
        </draw:polygon>
        <draw:polyline draw:style-name="gr112" draw:text-style-name="P9" draw:layer="layout" svg:width="5.808cm" svg:height="5.221cm" svg:x="7.944cm" svg:y="11.761cm" svg:viewBox="0 0 5809 5222" draw:points="2905,5222 0,5222 0,0 5809,0 5809,5222 2905,5222">
          <text:p/>
        </draw:polyline>
        <draw:line draw:style-name="gr112" draw:text-style-name="P9" draw:layer="layout" svg:x1="13.753cm" svg:y1="16.983cm" svg:x2="7.944cm" svg:y2="16.983cm">
          <text:p/>
        </draw:line>
        <draw:line draw:style-name="gr112" draw:text-style-name="P9" draw:layer="layout" svg:x1="13.753cm" svg:y1="16.33cm" svg:x2="7.944cm" svg:y2="16.33cm">
          <text:p/>
        </draw:line>
        <draw:line draw:style-name="gr112" draw:text-style-name="P9" draw:layer="layout" svg:x1="13.753cm" svg:y1="15.677cm" svg:x2="7.944cm" svg:y2="15.677cm">
          <text:p/>
        </draw:line>
        <draw:line draw:style-name="gr112" draw:text-style-name="P9" draw:layer="layout" svg:x1="13.753cm" svg:y1="15.024cm" svg:x2="7.944cm" svg:y2="15.024cm">
          <text:p/>
        </draw:line>
        <draw:line draw:style-name="gr112" draw:text-style-name="P9" draw:layer="layout" svg:x1="13.753cm" svg:y1="14.371cm" svg:x2="7.944cm" svg:y2="14.371cm">
          <text:p/>
        </draw:line>
        <draw:line draw:style-name="gr112" draw:text-style-name="P9" draw:layer="layout" svg:x1="13.753cm" svg:y1="13.718cm" svg:x2="7.944cm" svg:y2="13.718cm">
          <text:p/>
        </draw:line>
        <draw:line draw:style-name="gr112" draw:text-style-name="P9" draw:layer="layout" svg:x1="13.753cm" svg:y1="13.065cm" svg:x2="7.944cm" svg:y2="13.065cm">
          <text:p/>
        </draw:line>
        <draw:line draw:style-name="gr112" draw:text-style-name="P9" draw:layer="layout" svg:x1="13.753cm" svg:y1="12.412cm" svg:x2="7.944cm" svg:y2="12.412cm">
          <text:p/>
        </draw:line>
        <draw:line draw:style-name="gr112" draw:text-style-name="P9" draw:layer="layout" svg:x1="13.753cm" svg:y1="11.76cm" svg:x2="7.944cm" svg:y2="11.76cm">
          <text:p/>
        </draw:line>
        <draw:frame draw:style-name="gr115" draw:text-style-name="P19" draw:layer="layout" svg:width="0.659cm" svg:height="0.569cm" svg:x="8.846cm" svg:y="17.278cm">
          <draw:text-box>
            <text:p><text:span text:style-name="T15">8</text:span></text:p>
          </draw:text-box>
        </draw:frame>
        <draw:frame draw:style-name="gr115" draw:text-style-name="P19" draw:layer="layout" svg:width="0.815cm" svg:height="0.569cm" svg:x="10.701cm" svg:y="17.278cm">
          <draw:text-box>
            <text:p><text:span text:style-name="T15">12</text:span></text:p>
          </draw:text-box>
        </draw:frame>
        <draw:frame draw:style-name="gr115" draw:text-style-name="P19" draw:layer="layout" svg:width="0.815cm" svg:height="0.569cm" svg:x="12.638cm" svg:y="17.278cm">
          <draw:text-box>
            <text:p><text:span text:style-name="T15">16</text:span></text:p>
          </draw:text-box>
        </draw:frame>
        <draw:line draw:style-name="gr112" draw:text-style-name="P9" draw:layer="layout" svg:x1="7.944cm" svg:y1="17.132cm" svg:x2="7.944cm" svg:y2="16.983cm">
          <text:p/>
        </draw:line>
        <draw:line draw:style-name="gr112" draw:text-style-name="P9" draw:layer="layout" svg:x1="9.879cm" svg:y1="17.132cm" svg:x2="9.879cm" svg:y2="16.983cm">
          <text:p/>
        </draw:line>
        <draw:line draw:style-name="gr112" draw:text-style-name="P9" draw:layer="layout" svg:x1="11.816cm" svg:y1="17.132cm" svg:x2="11.816cm" svg:y2="16.983cm">
          <text:p/>
        </draw:line>
        <draw:polyline draw:style-name="gr112" draw:text-style-name="P9" draw:layer="layout" svg:width="0.148cm" svg:height="5.808cm" draw:transform="rotate (1.5707963267946) translate (7.94355489061728cm 17.1321895501406cm)" svg:viewBox="0 0 149 5809" draw:points="0,21696 149,21696 149,15887">
          <text:p/>
        </draw:polyline>
        <draw:frame draw:style-name="gr115" draw:text-style-name="P19" draw:layer="layout" svg:width="0.659cm" svg:height="0.569cm" svg:x="7.544cm" svg:y="16.83cm">
          <draw:text-box>
            <text:p><text:span text:style-name="T15">0</text:span></text:p>
          </draw:text-box>
        </draw:frame>
        <draw:frame draw:style-name="gr115" draw:text-style-name="P19" draw:layer="layout" svg:width="0.815cm" svg:height="0.569cm" svg:x="7.378cm" svg:y="16.171cm">
          <draw:text-box>
            <text:p><text:span text:style-name="T15">10</text:span></text:p>
          </draw:text-box>
        </draw:frame>
        <draw:frame draw:style-name="gr115" draw:text-style-name="P19" draw:layer="layout" svg:width="0.815cm" svg:height="0.569cm" svg:x="7.378cm" svg:y="15.537cm">
          <draw:text-box>
            <text:p><text:span text:style-name="T15">20</text:span></text:p>
          </draw:text-box>
        </draw:frame>
        <draw:frame draw:style-name="gr115" draw:text-style-name="P19" draw:layer="layout" svg:width="0.815cm" svg:height="0.569cm" svg:x="7.378cm" svg:y="14.877cm">
          <draw:text-box>
            <text:p><text:span text:style-name="T15">30</text:span></text:p>
          </draw:text-box>
        </draw:frame>
        <draw:frame draw:style-name="gr115" draw:text-style-name="P19" draw:layer="layout" svg:width="0.815cm" svg:height="0.569cm" svg:x="7.378cm" svg:y="14.218cm">
          <draw:text-box>
            <text:p><text:span text:style-name="T15">40</text:span></text:p>
          </draw:text-box>
        </draw:frame>
        <draw:frame draw:style-name="gr115" draw:text-style-name="P19" draw:layer="layout" svg:width="0.815cm" svg:height="0.569cm" svg:x="7.378cm" svg:y="13.584cm">
          <draw:text-box>
            <text:p><text:span text:style-name="T15">50</text:span></text:p>
          </draw:text-box>
        </draw:frame>
        <draw:frame draw:style-name="gr115" draw:text-style-name="P19" draw:layer="layout" svg:width="0.815cm" svg:height="0.569cm" svg:x="7.378cm" svg:y="12.924cm">
          <draw:text-box>
            <text:p><text:span text:style-name="T15">60</text:span></text:p>
          </draw:text-box>
        </draw:frame>
        <draw:frame draw:style-name="gr115" draw:text-style-name="P19" draw:layer="layout" svg:width="0.815cm" svg:height="0.569cm" svg:x="7.378cm" svg:y="12.264cm">
          <draw:text-box>
            <text:p><text:span text:style-name="T15">70</text:span></text:p>
          </draw:text-box>
        </draw:frame>
        <draw:frame draw:style-name="gr115" draw:text-style-name="P19" draw:layer="layout" svg:width="0.815cm" svg:height="0.569cm" svg:x="7.378cm" svg:y="11.605cm">
          <draw:text-box>
            <text:p><text:span text:style-name="T15">80</text:span></text:p>
          </draw:text-box>
        </draw:frame>
        <draw:line draw:style-name="gr112" draw:text-style-name="P9" draw:layer="layout" svg:x1="7.794cm" svg:y1="16.983cm" svg:x2="7.944cm" svg:y2="16.983cm">
          <text:p/>
        </draw:line>
        <draw:line draw:style-name="gr112" draw:text-style-name="P9" draw:layer="layout" svg:x1="7.794cm" svg:y1="16.33cm" svg:x2="7.944cm" svg:y2="16.33cm">
          <text:p/>
        </draw:line>
        <draw:line draw:style-name="gr112" draw:text-style-name="P9" draw:layer="layout" svg:x1="7.794cm" svg:y1="15.677cm" svg:x2="7.944cm" svg:y2="15.677cm">
          <text:p/>
        </draw:line>
        <draw:line draw:style-name="gr112" draw:text-style-name="P9" draw:layer="layout" svg:x1="7.794cm" svg:y1="15.024cm" svg:x2="7.944cm" svg:y2="15.024cm">
          <text:p/>
        </draw:line>
        <draw:line draw:style-name="gr112" draw:text-style-name="P9" draw:layer="layout" svg:x1="7.794cm" svg:y1="14.371cm" svg:x2="7.944cm" svg:y2="14.371cm">
          <text:p/>
        </draw:line>
        <draw:line draw:style-name="gr112" draw:text-style-name="P9" draw:layer="layout" svg:x1="7.794cm" svg:y1="13.718cm" svg:x2="7.944cm" svg:y2="13.718cm">
          <text:p/>
        </draw:line>
        <draw:line draw:style-name="gr112" draw:text-style-name="P9" draw:layer="layout" svg:x1="7.794cm" svg:y1="13.065cm" svg:x2="7.944cm" svg:y2="13.065cm">
          <text:p/>
        </draw:line>
        <draw:line draw:style-name="gr112" draw:text-style-name="P9" draw:layer="layout" svg:x1="7.794cm" svg:y1="12.412cm" svg:x2="7.944cm" svg:y2="12.412cm">
          <text:p/>
        </draw:line>
        <draw:polyline draw:style-name="gr112" draw:text-style-name="P9" draw:layer="layout" svg:width="0.149cm" svg:height="5.221cm" svg:x="7.794cm" svg:y="11.76cm" svg:viewBox="0 0 150 5222" draw:points="0,0 150,0 150,5222">
          <text:p/>
        </draw:polyline>
        <draw:polygon draw:style-name="gr116" draw:text-style-name="P9" draw:layer="layout" svg:width="0.482cm" svg:height="3.887cm" svg:x="12.058cm" svg:y="13.095cm" svg:viewBox="0 0 483 3888" draw:points="0,3888 483,3888 483,0 0,0">
          <text:p/>
        </draw:polygon>
        <draw:polyline draw:style-name="gr117" draw:text-style-name="P9" draw:layer="layout" svg:width="0.482cm" svg:height="3.887cm" svg:x="12.058cm" svg:y="13.095cm" svg:viewBox="0 0 483 3888" draw:points="0,3888 483,3888 483,0 0,0 0,3888">
          <text:p/>
        </draw:polyline>
        <draw:polygon draw:style-name="gr118" draw:text-style-name="P9" draw:layer="layout" svg:width="0.483cm" svg:height="4.202cm" svg:x="10.121cm" svg:y="12.78cm" svg:viewBox="0 0 484 4203" draw:points="0,4203 484,4203 484,0 0,0">
          <text:p/>
        </draw:polygon>
        <draw:polyline draw:style-name="gr117" draw:text-style-name="P9" draw:layer="layout" svg:width="0.483cm" svg:height="4.202cm" svg:x="10.121cm" svg:y="12.78cm" svg:viewBox="0 0 484 4203" draw:points="0,4203 484,4203 484,0 0,0 0,4203">
          <text:p/>
        </draw:polyline>
        <draw:polygon draw:style-name="gr118" draw:text-style-name="P9" draw:layer="layout" svg:width="0.483cm" svg:height="4.486cm" svg:x="8.185cm" svg:y="12.496cm" svg:viewBox="0 0 484 4487" draw:points="0,4487 484,4487 484,0 0,0">
          <text:p/>
        </draw:polygon>
        <draw:polyline draw:style-name="gr117" draw:text-style-name="P9" draw:layer="layout" svg:width="0.483cm" svg:height="4.486cm" svg:x="8.185cm" svg:y="12.496cm" svg:viewBox="0 0 484 4487" draw:points="0,4487 484,4487 484,0 0,0 0,4487">
          <text:p/>
        </draw:polyline>
        <draw:polygon draw:style-name="gr119" draw:text-style-name="P9" draw:layer="layout" svg:width="0.483cm" svg:height="3.86cm" svg:x="12.542cm" svg:y="13.122cm" svg:viewBox="0 0 484 3861" draw:points="0,3861 484,3861 484,0 0,0">
          <text:p/>
        </draw:polygon>
        <draw:polyline draw:style-name="gr117" draw:text-style-name="P9" draw:layer="layout" svg:width="0.483cm" svg:height="3.86cm" svg:x="12.542cm" svg:y="13.122cm" svg:viewBox="0 0 484 3861" draw:points="0,3861 484,3861 484,0 0,0 0,3861">
          <text:p/>
        </draw:polyline>
        <draw:polygon draw:style-name="gr119" draw:text-style-name="P9" draw:layer="layout" svg:width="0.482cm" svg:height="4.173cm" svg:x="10.606cm" svg:y="12.809cm" svg:viewBox="0 0 483 4174" draw:points="0,4174 483,4174 483,0 0,0">
          <text:p/>
        </draw:polygon>
        <draw:polyline draw:style-name="gr117" draw:text-style-name="P9" draw:layer="layout" svg:width="0.482cm" svg:height="4.173cm" svg:x="10.606cm" svg:y="12.809cm" svg:viewBox="0 0 483 4174" draw:points="0,4174 483,4174 483,0 0,0 0,4174">
          <text:p/>
        </draw:polyline>
        <draw:polygon draw:style-name="gr119" draw:text-style-name="P9" draw:layer="layout" svg:width="0.483cm" svg:height="4.469cm" svg:x="8.669cm" svg:y="12.513cm" svg:viewBox="0 0 484 4470" draw:points="0,4470 484,4470 484,0 0,0">
          <text:p/>
        </draw:polygon>
        <draw:polyline draw:style-name="gr117" draw:text-style-name="P9" draw:layer="layout" svg:width="0.483cm" svg:height="4.469cm" svg:x="8.669cm" svg:y="12.513cm" svg:viewBox="0 0 484 4470" draw:points="0,4470 484,4470 484,0 0,0 0,4470">
          <text:p/>
        </draw:polyline>
        <draw:polygon draw:style-name="gr130" draw:text-style-name="P9" draw:layer="layout" svg:width="0.483cm" svg:height="4.339cm" svg:x="13.026cm" svg:y="12.643cm" svg:viewBox="0 0 484 4340" draw:points="0,4340 484,4340 484,0 0,0">
          <text:p/>
        </draw:polygon>
        <draw:polyline draw:style-name="gr117" draw:text-style-name="P9" draw:layer="layout" svg:width="0.483cm" svg:height="4.339cm" svg:x="13.026cm" svg:y="12.643cm" svg:viewBox="0 0 484 4340" draw:points="0,4340 484,4340 484,0 0,0 0,4340">
          <text:p/>
        </draw:polyline>
        <draw:polygon draw:style-name="gr130" draw:text-style-name="P9" draw:layer="layout" svg:width="0.483cm" svg:height="4.714cm" svg:x="11.089cm" svg:y="12.268cm" svg:viewBox="0 0 484 4715" draw:points="0,4715 484,4715 484,0 0,0">
          <text:p/>
        </draw:polygon>
        <draw:polyline draw:style-name="gr117" draw:text-style-name="P9" draw:layer="layout" svg:width="0.483cm" svg:height="4.714cm" svg:x="11.089cm" svg:y="12.268cm" svg:viewBox="0 0 484 4715" draw:points="0,4715 484,4715 484,0 0,0 0,4715">
          <text:p/>
        </draw:polyline>
        <draw:polygon draw:style-name="gr130" draw:text-style-name="P9" draw:layer="layout" svg:width="0.482cm" svg:height="4.95cm" svg:x="9.154cm" svg:y="12.032cm" svg:viewBox="0 0 483 4951" draw:points="0,4951 483,4951 483,0 0,0">
          <text:p/>
        </draw:polygon>
        <draw:polyline draw:style-name="gr117" draw:text-style-name="P9" draw:layer="layout" svg:width="0.482cm" svg:height="4.95cm" svg:x="9.154cm" svg:y="12.032cm" svg:viewBox="0 0 483 4951" draw:points="0,4951 483,4951 483,0 0,0 0,4951">
          <text:p/>
        </draw:polyline>
        <draw:polygon draw:style-name="gr118" draw:text-style-name="P9" draw:layer="layout" svg:width="0.209cm" svg:height="0.209cm" svg:x="14.116cm" svg:y="13.77cm" svg:viewBox="0 0 210 210" draw:points="0,0 210,0 210,210 0,210">
          <text:p/>
        </draw:polygon>
        <draw:polyline draw:style-name="gr117" draw:text-style-name="P9" draw:layer="layout" svg:width="0.209cm" svg:height="0.209cm" svg:x="14.116cm" svg:y="13.77cm" svg:viewBox="0 0 210 210" draw:points="105,210 0,210 0,0 210,0 210,210 105,210">
          <text:p/>
        </draw:polyline>
        <draw:polygon draw:style-name="gr119" draw:text-style-name="P9" draw:layer="layout" svg:width="0.209cm" svg:height="0.209cm" svg:x="14.116cm" svg:y="14.563cm" svg:viewBox="0 0 210 210" draw:points="0,0 210,0 210,210 0,210">
          <text:p/>
        </draw:polygon>
        <draw:polyline draw:style-name="gr117" draw:text-style-name="P9" draw:layer="layout" svg:width="0.209cm" svg:height="0.209cm" svg:x="14.116cm" svg:y="14.563cm" svg:viewBox="0 0 210 210" draw:points="105,210 0,210 0,0 210,0 210,210 105,210">
          <text:p/>
        </draw:polyline>
        <draw:polygon draw:style-name="gr130" draw:text-style-name="P9" draw:layer="layout" svg:width="0.209cm" svg:height="0.209cm" svg:x="14.116cm" svg:y="15.357cm" svg:viewBox="0 0 210 210" draw:points="0,0 210,0 210,210 0,210">
          <text:p/>
        </draw:polygon>
        <draw:polyline draw:style-name="gr117" draw:text-style-name="P9" draw:layer="layout" svg:width="0.209cm" svg:height="0.209cm" svg:x="14.116cm" svg:y="15.357cm" svg:viewBox="0 0 210 210" draw:points="105,210 0,210 0,0 210,0 210,210 105,210">
          <text:p/>
        </draw:polyline>
        <draw:frame draw:style-name="gr131" draw:text-style-name="P19" draw:layer="layout" svg:width="1.747cm" svg:height="0.569cm" svg:x="14.438cm" svg:y="13.769cm">
          <draw:text-box>
            <text:p><text:span text:style-name="T15">Zufälliger </text:span></text:p>
          </draw:text-box>
        </draw:frame>
        <draw:frame draw:style-name="gr132" draw:text-style-name="P19" draw:layer="layout" svg:width="2.005cm" svg:height="0.569cm" svg:x="14.438cm" svg:y="14.137cm">
          <draw:text-box>
            <text:p><text:span text:style-name="T15">Algorithmus</text:span></text:p>
          </draw:text-box>
        </draw:frame>
        <draw:frame draw:style-name="gr133" draw:text-style-name="P19" draw:layer="layout" svg:width="2.297cm" svg:height="0.569cm" svg:x="14.438cm" svg:y="14.56cm">
          <draw:text-box>
            <text:p><text:span text:style-name="T15">Einfache Heur</text:span></text:p>
          </draw:text-box>
        </draw:frame>
        <draw:frame draw:style-name="gr115" draw:text-style-name="P19" draw:layer="layout" svg:width="0.595cm" svg:height="0.569cm" svg:x="16.232cm" svg:y="14.56cm">
          <draw:text-box>
            <text:p><text:span text:style-name="T15">-</text:span></text:p>
          </draw:text-box>
        </draw:frame>
        <draw:frame draw:style-name="gr115" draw:text-style-name="P19" draw:layer="layout" svg:width="0.997cm" svg:height="0.569cm" svg:x="14.438cm" svg:y="14.928cm">
          <draw:text-box>
            <text:p><text:span text:style-name="T15">istik</text:span></text:p>
          </draw:text-box>
        </draw:frame>
        <draw:frame draw:style-name="gr134" draw:text-style-name="P19" draw:layer="layout" svg:width="1.954cm" svg:height="0.569cm" svg:x="14.438cm" svg:y="15.352cm">
          <draw:text-box>
            <text:p><text:span text:style-name="T15">Intelligente </text:span></text:p>
          </draw:text-box>
        </draw:frame>
        <draw:frame draw:style-name="gr135" draw:text-style-name="P19" draw:layer="layout" svg:width="1.607cm" svg:height="0.569cm" svg:x="14.438cm" svg:y="15.721cm">
          <draw:text-box>
            <text:p><text:span text:style-name="T15">Heuristik</text:span></text:p>
          </draw:text-box>
        </draw:frame>
        <draw:frame draw:style-name="gr136" draw:text-style-name="P20" draw:layer="layout" svg:width="1.692cm" svg:height="0.603cm" svg:x="9.981cm" svg:y="17.773cm">
          <draw:text-box>
            <text:p><text:span text:style-name="T16">Agenten</text:span></text:p>
          </draw:text-box>
        </draw:frame>
        <draw:frame draw:style-name="gr137" draw:text-style-name="P20" draw:layer="layout" svg:width="4.105cm" svg:height="0.603cm" draw:transform="rotate (1.5707963267946) translate (7.096cm 16.085cm)">
          <draw:text-box>
            <text:p><text:span text:style-name="T16">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69"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office:forms form:automatic-focus="false" form:apply-design-mode="false"/>
        <draw:rect draw:style-name="gr138" draw:text-style-name="P5" draw:id="id3" draw:layer="layout" svg:width="3.81cm" svg:height="6.985cm" svg:x="7.937cm" svg:y="6.35cm">
          <text:p text:style-name="P1"><text:span text:style-name="T1">Regelmenge</text:span></text:p>
        </draw:rect>
        <draw:rect draw:style-name="gr138" draw:text-style-name="P5" draw:id="id4" draw:layer="layout" svg:width="4.445cm" svg:height="3.175cm" svg:x="13.335cm" svg:y="6.243cm">
          <text:p text:style-name="P1"><text:span text:style-name="T1">Passende Regeln</text:span></text:p>
        </draw:rect>
        <draw:rect draw:style-name="gr138"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38" draw:text-style-name="P5" draw:id="id7" draw:layer="layout" svg:width="3.81cm" svg:height="5.715cm" svg:x="19.05cm" svg:y="8.783cm">
          <text:p text:style-name="P1"><text:span text:style-name="T1">Aktionen-</text:span></text:p>
          <text:p text:style-name="P1"><text:span text:style-name="T1">Protokoll</text:span></text:p>
        </draw:rect>
        <draw:rect draw:style-name="gr138" draw:text-style-name="P5" draw:id="id6" draw:layer="layout" svg:width="3.81cm" svg:height="1.905cm" svg:x="19.05cm" svg:y="3.703cm">
          <text:p text:style-name="P1"><text:span text:style-name="T1">Umwelt</text:span></text:p>
        </draw:rect>
        <draw:connector draw:style-name="gr139" draw:text-style-name="P5" draw:layer="layout" draw:type="curve" svg:x1="11.747cm" svg:y1="9.842cm" svg:x2="15.557cm" svg:y2="9.418cm" draw:start-shape="id3" draw:start-glue-point="1" draw:end-shape="id4" draw:end-glue-point="2" svg:d="m11747 9842c1191 0 992 38 1647 119s2163 207 2163-543">
          <text:p/>
        </draw:connector>
        <draw:connector draw:style-name="gr139" draw:text-style-name="P5" draw:layer="layout" draw:type="curve" svg:x1="17.78cm" svg:y1="7.83cm" svg:x2="19.05cm" svg:y2="7.195cm" draw:start-shape="id4" draw:start-glue-point="1" draw:end-shape="id5" draw:end-glue-point="3" svg:d="m17780 7830c952 0 318-635 1270-635">
          <text:p/>
        </draw:connector>
        <draw:connector draw:style-name="gr139" draw:text-style-name="P5" draw:layer="layout" draw:type="curve" svg:x1="22.86cm" svg:y1="7.195cm" svg:x2="22.86cm" svg:y2="4.655cm" draw:start-shape="id5" draw:start-glue-point="1" draw:end-shape="id6" draw:end-glue-point="1" svg:d="m22860 7195c750 0 750-2540 0-2540">
          <text:p/>
        </draw:connector>
        <draw:connector draw:style-name="gr139" draw:text-style-name="P5" draw:layer="layout" draw:type="curve" svg:x1="22.86cm" svg:y1="7.195cm" svg:x2="22.86cm" svg:y2="11.64cm" draw:start-shape="id5" draw:start-glue-point="1" draw:end-shape="id7" draw:end-glue-point="1" svg:d="m22860 7195c750 0 750 4445 0 4445">
          <text:p/>
        </draw:connector>
        <draw:frame draw:style-name="gr140" draw:text-style-name="P5" draw:layer="layout" svg:width="2.615cm" svg:height="0.908cm" svg:x="12.625cm" svg:y="10.378cm">
          <draw:text-box>
            <text:p text:style-name="P1"><text:span text:style-name="T1">Matching</text:span></text:p>
          </draw:text-box>
        </draw:frame>
        <draw:connector draw:style-name="gr141" draw:text-style-name="P5" draw:layer="layout" draw:type="curve" svg:x1="19.05cm" svg:y1="11.64cm" svg:x2="9.842cm" svg:y2="13.335cm" draw:start-shape="id7" draw:start-glue-point="3" draw:end-shape="id3" draw:end-glue-point="2" svg:d="m19050 11640c-5476 0-4563 1098-5496 1709s-3712 736-3712-14">
          <text:p/>
        </draw:connector>
        <draw:frame draw:style-name="gr140" draw:text-style-name="P5" draw:layer="layout" svg:width="3.965cm" svg:height="0.908cm" svg:x="14.605cm" svg:y="12.593cm">
          <draw:text-box>
            <text:p text:style-name="P1"><text:span text:style-name="T1">Fitness-Update</text:span></text:p>
          </draw:text-box>
        </draw:frame>
        <draw:g>
          <draw:polygon draw:style-name="gr142" draw:text-style-name="P21"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3" draw:text-style-name="P23" draw:layer="layout" svg:width="3.81cm" svg:height="1.463cm" svg:x="8.255cm" svg:y="11.691cm">
          <draw:text-box>
            <text:p text:style-name="P22"><text:span text:style-name="T1">Genetische </text:span></text:p>
            <text:p text:style-name="P22"><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office:forms form:automatic-focus="false" form:apply-design-mode="false"/>
        <draw:rect draw:style-name="gr138" draw:text-style-name="P21" draw:id="id9" draw:layer="layout" svg:width="3.81cm" svg:height="6.985cm" svg:x="1.905cm" svg:y="6.986cm">
          <text:p text:style-name="P22"><text:span text:style-name="T1">Agent</text:span></text:p>
        </draw:rect>
        <draw:rect draw:style-name="gr138" draw:text-style-name="P5" draw:id="id10" draw:layer="layout" svg:width="3.81cm" svg:height="6.985cm" svg:x="6.985cm" svg:y="6.986cm">
          <text:p text:style-name="P1"><text:span text:style-name="T1">Regelmenge</text:span></text:p>
        </draw:rect>
        <draw:rect draw:style-name="gr138" draw:text-style-name="P5" draw:id="id11" draw:layer="layout" svg:width="4.445cm" svg:height="3.175cm" svg:x="12.065cm" svg:y="6.986cm">
          <text:p text:style-name="P1"><text:span text:style-name="T1">Passende Regeln</text:span></text:p>
        </draw:rect>
        <draw:rect draw:style-name="gr138"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38" draw:text-style-name="P5" draw:id="id13" draw:layer="layout" svg:width="3.81cm" svg:height="5.715cm" svg:x="17.78cm" svg:y="9.526cm">
          <text:p text:style-name="P1"><text:span text:style-name="T1">Aktionen-</text:span></text:p>
          <text:p text:style-name="P1"><text:span text:style-name="T1">Protokoll</text:span></text:p>
        </draw:rect>
        <draw:rect draw:style-name="gr138" draw:text-style-name="P5" draw:id="id8" draw:layer="layout" svg:width="3.81cm" svg:height="1.905cm" svg:x="17.78cm" svg:y="4.446cm">
          <text:p text:style-name="P1"><text:span text:style-name="T1">Umwelt</text:span></text:p>
        </draw:rect>
        <draw:connector draw:style-name="gr144"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39"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39" draw:text-style-name="P5" draw:layer="layout" draw:type="curve" svg:x1="16.51cm" svg:y1="8.573cm" svg:x2="17.78cm" svg:y2="7.938cm" draw:start-shape="id11" draw:start-glue-point="1" draw:end-shape="id12" draw:end-glue-point="3" svg:d="m16510 8573c952 0 318-635 1270-635">
          <text:p/>
        </draw:connector>
        <draw:connector draw:style-name="gr139" draw:text-style-name="P5" draw:layer="layout" draw:type="curve" svg:x1="21.59cm" svg:y1="7.938cm" svg:x2="21.59cm" svg:y2="5.398cm" draw:start-shape="id12" draw:start-glue-point="1" draw:end-shape="id8" draw:end-glue-point="1" svg:d="m21590 7938c750 0 750-2540 0-2540">
          <text:p/>
        </draw:connector>
        <draw:connector draw:style-name="gr139" draw:text-style-name="P5" draw:layer="layout" draw:type="curve" svg:x1="21.59cm" svg:y1="7.938cm" svg:x2="21.59cm" svg:y2="12.383cm" draw:start-shape="id12" draw:start-glue-point="1" draw:end-shape="id13" draw:end-glue-point="1" svg:d="m21590 7938c750 0 750 4445 0 4445">
          <text:p/>
        </draw:connector>
        <draw:connector draw:style-name="gr141" draw:text-style-name="P5" draw:layer="layout" draw:type="curve" svg:x1="3.81cm" svg:y1="13.971cm" svg:x2="19.685cm" svg:y2="15.241cm" draw:start-shape="id9" draw:start-glue-point="2" draw:end-shape="id13" draw:end-glue-point="2" svg:d="m3810 13971c0 2655 15875 2020 15875 1270">
          <text:p/>
        </draw:connector>
        <draw:frame draw:style-name="gr140" draw:text-style-name="P5" draw:layer="layout" svg:width="2.615cm" svg:height="0.908cm" svg:x="11.355cm" svg:y="11.121cm">
          <draw:text-box>
            <text:p text:style-name="P1"><text:span text:style-name="T1">Matching</text:span></text:p>
          </draw:text-box>
        </draw:frame>
        <draw:connector draw:style-name="gr141" draw:text-style-name="P5" draw:layer="layout" draw:type="curve" svg:x1="17.78cm" svg:y1="12.383cm" svg:x2="8.89cm" svg:y2="13.971cm" draw:start-shape="id13" draw:start-glue-point="3" draw:end-shape="id10" draw:end-glue-point="2" svg:d="m17780 12383c-5238 0-4365 1044-5278 1629s-3612 709-3612-41">
          <text:p/>
        </draw:connector>
        <draw:frame draw:style-name="gr140" draw:text-style-name="P5" draw:layer="layout" svg:width="4.041cm" svg:height="0.908cm" svg:x="9.929cm" svg:y="16.201cm">
          <draw:text-box>
            <text:p text:style-name="P1"><text:span text:style-name="T1">Rewardfunktion</text:span></text:p>
          </draw:text-box>
        </draw:frame>
        <draw:frame draw:style-name="gr140" draw:text-style-name="P5" draw:layer="layout" svg:width="3.965cm" svg:height="0.908cm" svg:x="13.335cm" svg:y="13.336cm">
          <draw:text-box>
            <text:p text:style-name="P1"><text:span text:style-name="T1">Fitness-Update</text:span></text:p>
          </draw:text-box>
        </draw:frame>
        <draw:connector draw:style-name="gr145" draw:text-style-name="P5" draw:layer="layout" draw:type="line" svg:x1="5.715cm" svg:y1="10.478cm" svg:x2="6.985cm" svg:y2="10.478cm" draw:start-shape="id9" draw:start-glue-point="1" draw:end-shape="id10" draw:end-glue-point="3" svg:d="m5715 10478h1270">
          <text:p/>
        </draw:connector>
        <draw:g>
          <draw:polygon draw:style-name="gr142" draw:text-style-name="P21"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3" draw:text-style-name="P23" draw:layer="layout" svg:width="3.81cm" svg:height="1.463cm" svg:x="6.985cm" svg:y="12.434cm">
          <draw:text-box>
            <text:p text:style-name="P22"><text:span text:style-name="T1">Genetische </text:span></text:p>
            <text:p text:style-name="P22"><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office:forms form:automatic-focus="false" form:apply-design-mode="false"/>
        <draw:polygon draw:style-name="gr111" draw:text-style-name="P9" draw:layer="layout" svg:width="12.667cm" svg:height="6.952cm" svg:x="6.018cm" svg:y="4.445cm" svg:viewBox="0 0 12668 6953" draw:points="0,0 12668,0 12668,6953 0,6953">
          <text:p/>
        </draw:polygon>
        <draw:polyline draw:style-name="gr112" draw:text-style-name="P9" draw:layer="layout" svg:width="8.193cm" svg:height="5.2cm" svg:x="7.489cm" svg:y="4.768cm" svg:viewBox="0 0 8194 5201" draw:points="4096,5201 0,5201 0,0 8194,0 8194,5201 4096,5201">
          <text:p/>
        </draw:polyline>
        <draw:line draw:style-name="gr112" draw:text-style-name="P9" draw:layer="layout" svg:x1="15.683cm" svg:y1="9.969cm" svg:x2="7.489cm" svg:y2="9.969cm">
          <text:p/>
        </draw:line>
        <draw:line draw:style-name="gr112" draw:text-style-name="P9" draw:layer="layout" svg:x1="15.683cm" svg:y1="9.391cm" svg:x2="7.489cm" svg:y2="9.391cm">
          <text:p/>
        </draw:line>
        <draw:line draw:style-name="gr112" draw:text-style-name="P9" draw:layer="layout" svg:x1="15.683cm" svg:y1="8.812cm" svg:x2="7.489cm" svg:y2="8.812cm">
          <text:p/>
        </draw:line>
        <draw:line draw:style-name="gr112" draw:text-style-name="P9" draw:layer="layout" svg:x1="15.683cm" svg:y1="8.235cm" svg:x2="7.489cm" svg:y2="8.235cm">
          <text:p/>
        </draw:line>
        <draw:line draw:style-name="gr112" draw:text-style-name="P9" draw:layer="layout" svg:x1="15.683cm" svg:y1="7.657cm" svg:x2="7.489cm" svg:y2="7.657cm">
          <text:p/>
        </draw:line>
        <draw:line draw:style-name="gr112" draw:text-style-name="P9" draw:layer="layout" svg:x1="15.683cm" svg:y1="7.079cm" svg:x2="7.489cm" svg:y2="7.079cm">
          <text:p/>
        </draw:line>
        <draw:line draw:style-name="gr112" draw:text-style-name="P9" draw:layer="layout" svg:x1="15.683cm" svg:y1="6.501cm" svg:x2="7.489cm" svg:y2="6.501cm">
          <text:p/>
        </draw:line>
        <draw:line draw:style-name="gr112" draw:text-style-name="P9" draw:layer="layout" svg:x1="15.683cm" svg:y1="5.923cm" svg:x2="7.489cm" svg:y2="5.923cm">
          <text:p/>
        </draw:line>
        <draw:line draw:style-name="gr112" draw:text-style-name="P9" draw:layer="layout" svg:x1="15.683cm" svg:y1="5.345cm" svg:x2="7.489cm" svg:y2="5.345cm">
          <text:p/>
        </draw:line>
        <draw:line draw:style-name="gr112" draw:text-style-name="P9" draw:layer="layout" svg:x1="15.683cm" svg:y1="4.767cm" svg:x2="7.489cm" svg:y2="4.767cm">
          <text:p/>
        </draw:line>
        <draw:frame draw:style-name="gr125" draw:text-style-name="P19" draw:layer="layout" svg:width="0.659cm" svg:height="0.569cm" svg:x="7.406cm" svg:y="10.248cm">
          <draw:text-box>
            <text:p><text:span text:style-name="T15">0</text:span></text:p>
          </draw:text-box>
        </draw:frame>
        <draw:frame draw:style-name="gr125" draw:text-style-name="P19" draw:layer="layout" svg:width="0.972cm" svg:height="0.569cm" svg:x="8.156cm" svg:y="10.248cm">
          <draw:text-box>
            <text:p><text:span text:style-name="T15">500</text:span></text:p>
          </draw:text-box>
        </draw:frame>
        <draw:frame draw:style-name="gr146" draw:text-style-name="P19" draw:layer="layout" svg:width="1.129cm" svg:height="0.569cm" svg:x="8.989cm" svg:y="10.248cm">
          <draw:text-box>
            <text:p><text:span text:style-name="T15">1000</text:span></text:p>
          </draw:text-box>
        </draw:frame>
        <draw:frame draw:style-name="gr146" draw:text-style-name="P19" draw:layer="layout" svg:width="1.129cm" svg:height="0.569cm" svg:x="9.905cm" svg:y="10.248cm">
          <draw:text-box>
            <text:p><text:span text:style-name="T15">1500</text:span></text:p>
          </draw:text-box>
        </draw:frame>
        <draw:frame draw:style-name="gr146" draw:text-style-name="P19" draw:layer="layout" svg:width="1.129cm" svg:height="0.569cm" svg:x="10.822cm" svg:y="10.248cm">
          <draw:text-box>
            <text:p><text:span text:style-name="T15">2000</text:span></text:p>
          </draw:text-box>
        </draw:frame>
        <draw:frame draw:style-name="gr146" draw:text-style-name="P19" draw:layer="layout" svg:width="1.129cm" svg:height="0.569cm" svg:x="11.738cm" svg:y="10.248cm">
          <draw:text-box>
            <text:p><text:span text:style-name="T15">2500</text:span></text:p>
          </draw:text-box>
        </draw:frame>
        <draw:frame draw:style-name="gr146" draw:text-style-name="P19" draw:layer="layout" svg:width="1.129cm" svg:height="0.569cm" svg:x="12.627cm" svg:y="10.248cm">
          <draw:text-box>
            <text:p><text:span text:style-name="T15">3000</text:span></text:p>
          </draw:text-box>
        </draw:frame>
        <draw:frame draw:style-name="gr146" draw:text-style-name="P19" draw:layer="layout" svg:width="1.129cm" svg:height="0.569cm" svg:x="13.542cm" svg:y="10.248cm">
          <draw:text-box>
            <text:p><text:span text:style-name="T15">3500</text:span></text:p>
          </draw:text-box>
        </draw:frame>
        <draw:frame draw:style-name="gr146" draw:text-style-name="P19" draw:layer="layout" svg:width="1.129cm" svg:height="0.569cm" svg:x="14.459cm" svg:y="10.248cm">
          <draw:text-box>
            <text:p><text:span text:style-name="T15">4000</text:span></text:p>
          </draw:text-box>
        </draw:frame>
        <draw:frame draw:style-name="gr146" draw:text-style-name="P19" draw:layer="layout" svg:width="1.129cm" svg:height="0.569cm" svg:x="15.376cm" svg:y="10.248cm">
          <draw:text-box>
            <text:p><text:span text:style-name="T15">4500</text:span></text:p>
          </draw:text-box>
        </draw:frame>
        <draw:line draw:style-name="gr112" draw:text-style-name="P9" draw:layer="layout" svg:x1="7.489cm" svg:y1="10.118cm" svg:x2="7.489cm" svg:y2="9.969cm">
          <text:p/>
        </draw:line>
        <draw:line draw:style-name="gr112" draw:text-style-name="P9" draw:layer="layout" svg:x1="8.399cm" svg:y1="10.118cm" svg:x2="8.399cm" svg:y2="9.969cm">
          <text:p/>
        </draw:line>
        <draw:line draw:style-name="gr112" draw:text-style-name="P9" draw:layer="layout" svg:x1="9.309cm" svg:y1="10.118cm" svg:x2="9.309cm" svg:y2="9.969cm">
          <text:p/>
        </draw:line>
        <draw:line draw:style-name="gr112" draw:text-style-name="P9" draw:layer="layout" svg:x1="10.22cm" svg:y1="10.118cm" svg:x2="10.22cm" svg:y2="9.969cm">
          <text:p/>
        </draw:line>
        <draw:line draw:style-name="gr112" draw:text-style-name="P9" draw:layer="layout" svg:x1="11.131cm" svg:y1="10.118cm" svg:x2="11.131cm" svg:y2="9.969cm">
          <text:p/>
        </draw:line>
        <draw:line draw:style-name="gr112" draw:text-style-name="P9" draw:layer="layout" svg:x1="12.04cm" svg:y1="10.118cm" svg:x2="12.04cm" svg:y2="9.969cm">
          <text:p/>
        </draw:line>
        <draw:line draw:style-name="gr112" draw:text-style-name="P9" draw:layer="layout" svg:x1="12.951cm" svg:y1="10.118cm" svg:x2="12.951cm" svg:y2="9.969cm">
          <text:p/>
        </draw:line>
        <draw:line draw:style-name="gr112" draw:text-style-name="P9" draw:layer="layout" svg:x1="13.862cm" svg:y1="10.118cm" svg:x2="13.862cm" svg:y2="9.969cm">
          <text:p/>
        </draw:line>
        <draw:line draw:style-name="gr112" draw:text-style-name="P9" draw:layer="layout" svg:x1="14.772cm" svg:y1="10.118cm" svg:x2="14.772cm" svg:y2="9.969cm">
          <text:p/>
        </draw:line>
        <draw:polyline draw:style-name="gr112" draw:text-style-name="P9" draw:layer="layout" svg:width="0.148cm" svg:height="8.193cm" draw:transform="rotate (1.5707963267946) translate (7.48917725595464cm 10.1181974924613cm)" svg:viewBox="0 0 149 8194" draw:points="0,23172 149,23172 149,14978">
          <text:p/>
        </draw:polyline>
        <draw:frame draw:style-name="gr125" draw:text-style-name="P19" draw:layer="layout" svg:width="0.659cm" svg:height="0.569cm" svg:x="7.073cm" svg:y="9.827cm">
          <draw:text-box>
            <text:p><text:span text:style-name="T15">0</text:span></text:p>
          </draw:text-box>
        </draw:frame>
        <draw:frame draw:style-name="gr125" draw:text-style-name="P19" draw:layer="layout" svg:width="0.659cm" svg:height="0.569cm" svg:x="7.073cm" svg:y="9.248cm">
          <draw:text-box>
            <text:p><text:span text:style-name="T15">5</text:span></text:p>
          </draw:text-box>
        </draw:frame>
        <draw:frame draw:style-name="gr125" draw:text-style-name="P19" draw:layer="layout" svg:width="0.815cm" svg:height="0.569cm" svg:x="6.935cm" svg:y="8.668cm">
          <draw:text-box>
            <text:p><text:span text:style-name="T15">10</text:span></text:p>
          </draw:text-box>
        </draw:frame>
        <draw:frame draw:style-name="gr125" draw:text-style-name="P19" draw:layer="layout" svg:width="0.815cm" svg:height="0.569cm" svg:x="6.935cm" svg:y="8.089cm">
          <draw:text-box>
            <text:p><text:span text:style-name="T15">15</text:span></text:p>
          </draw:text-box>
        </draw:frame>
        <draw:frame draw:style-name="gr125" draw:text-style-name="P19" draw:layer="layout" svg:width="0.815cm" svg:height="0.569cm" svg:x="6.935cm" svg:y="7.509cm">
          <draw:text-box>
            <text:p><text:span text:style-name="T15">20</text:span></text:p>
          </draw:text-box>
        </draw:frame>
        <draw:frame draw:style-name="gr125" draw:text-style-name="P19" draw:layer="layout" svg:width="0.815cm" svg:height="0.569cm" svg:x="6.935cm" svg:y="6.93cm">
          <draw:text-box>
            <text:p><text:span text:style-name="T15">25</text:span></text:p>
          </draw:text-box>
        </draw:frame>
        <draw:frame draw:style-name="gr125" draw:text-style-name="P19" draw:layer="layout" svg:width="0.815cm" svg:height="0.569cm" svg:x="6.935cm" svg:y="6.351cm">
          <draw:text-box>
            <text:p><text:span text:style-name="T15">30</text:span></text:p>
          </draw:text-box>
        </draw:frame>
        <draw:frame draw:style-name="gr125" draw:text-style-name="P19" draw:layer="layout" svg:width="0.815cm" svg:height="0.569cm" svg:x="6.935cm" svg:y="5.772cm">
          <draw:text-box>
            <text:p><text:span text:style-name="T15">35</text:span></text:p>
          </draw:text-box>
        </draw:frame>
        <draw:frame draw:style-name="gr125" draw:text-style-name="P19" draw:layer="layout" svg:width="0.815cm" svg:height="0.569cm" svg:x="6.935cm" svg:y="5.191cm">
          <draw:text-box>
            <text:p><text:span text:style-name="T15">40</text:span></text:p>
          </draw:text-box>
        </draw:frame>
        <draw:frame draw:style-name="gr125" draw:text-style-name="P19" draw:layer="layout" svg:width="0.815cm" svg:height="0.569cm" svg:x="6.935cm" svg:y="4.612cm">
          <draw:text-box>
            <text:p><text:span text:style-name="T15">45</text:span></text:p>
          </draw:text-box>
        </draw:frame>
        <draw:line draw:style-name="gr112" draw:text-style-name="P9" draw:layer="layout" svg:x1="7.34cm" svg:y1="9.969cm" svg:x2="7.49cm" svg:y2="9.969cm">
          <text:p/>
        </draw:line>
        <draw:line draw:style-name="gr112" draw:text-style-name="P9" draw:layer="layout" svg:x1="7.34cm" svg:y1="9.391cm" svg:x2="7.49cm" svg:y2="9.391cm">
          <text:p/>
        </draw:line>
        <draw:line draw:style-name="gr112" draw:text-style-name="P9" draw:layer="layout" svg:x1="7.34cm" svg:y1="8.812cm" svg:x2="7.49cm" svg:y2="8.812cm">
          <text:p/>
        </draw:line>
        <draw:line draw:style-name="gr112" draw:text-style-name="P9" draw:layer="layout" svg:x1="7.34cm" svg:y1="8.235cm" svg:x2="7.49cm" svg:y2="8.235cm">
          <text:p/>
        </draw:line>
        <draw:line draw:style-name="gr112" draw:text-style-name="P9" draw:layer="layout" svg:x1="7.34cm" svg:y1="7.657cm" svg:x2="7.49cm" svg:y2="7.657cm">
          <text:p/>
        </draw:line>
        <draw:line draw:style-name="gr112" draw:text-style-name="P9" draw:layer="layout" svg:x1="7.34cm" svg:y1="7.079cm" svg:x2="7.49cm" svg:y2="7.079cm">
          <text:p/>
        </draw:line>
        <draw:line draw:style-name="gr112" draw:text-style-name="P9" draw:layer="layout" svg:x1="7.34cm" svg:y1="6.5cm" svg:x2="7.49cm" svg:y2="6.5cm">
          <text:p/>
        </draw:line>
        <draw:line draw:style-name="gr112" draw:text-style-name="P9" draw:layer="layout" svg:x1="7.34cm" svg:y1="5.923cm" svg:x2="7.49cm" svg:y2="5.923cm">
          <text:p/>
        </draw:line>
        <draw:line draw:style-name="gr112" draw:text-style-name="P9" draw:layer="layout" svg:x1="7.34cm" svg:y1="5.345cm" svg:x2="7.49cm" svg:y2="5.345cm">
          <text:p/>
        </draw:line>
        <draw:polyline draw:style-name="gr112" draw:text-style-name="P9" draw:layer="layout" svg:width="0.149cm" svg:height="5.2cm" svg:x="7.34cm" svg:y="4.767cm" svg:viewBox="0 0 150 5201" draw:points="0,0 150,0 150,5201">
          <text:p/>
        </draw:polyline>
        <draw:polygon draw:style-name="gr116" draw:text-style-name="P9" draw:layer="layout" svg:width="0.187cm" svg:height="0.155cm" svg:x="7.584cm" svg:y="8.093cm" svg:viewBox="0 0 188 156" draw:points="0,81 146,0 167,38 188,76 42,156 21,118">
          <text:p/>
        </draw:polygon>
        <draw:polygon draw:style-name="gr116" draw:text-style-name="P9" draw:layer="layout" svg:width="0.02cm" svg:height="0.043cm" svg:x="7.73cm" svg:y="8.087cm" svg:viewBox="0 0 21 44" draw:points="21,44 0,6 7,2 14,1 16,0">
          <text:p/>
        </draw:polygon>
        <draw:polygon draw:style-name="gr116" draw:text-style-name="P9" draw:layer="layout" svg:width="0.213cm" svg:height="0.109cm" svg:x="7.746cm" svg:y="8.064cm" svg:viewBox="0 0 214 110" draw:points="0,23 204,0 209,44 214,88 10,110 5,67">
          <text:p/>
        </draw:polygon>
        <draw:polygon draw:style-name="gr116" draw:text-style-name="P9" draw:layer="layout" svg:width="0.004cm" svg:height="0.043cm" svg:x="7.95cm" svg:y="8.064cm" svg:viewBox="0 0 5 44" draw:points="5,44 0,0 1,0">
          <text:p/>
        </draw:polygon>
        <draw:polygon draw:style-name="gr116" draw:text-style-name="P9" draw:layer="layout" svg:width="0.269cm" svg:height="0.109cm" svg:x="7.951cm" svg:y="8.041cm" svg:viewBox="0 0 270 110" draw:points="0,23 262,0 266,44 270,88 8,110 4,67">
          <text:p/>
        </draw:polygon>
        <draw:polygon draw:style-name="gr116" draw:text-style-name="P9" draw:layer="layout" svg:width="0.007cm" svg:height="0.043cm" svg:x="8.217cm" svg:y="8.085cm" svg:viewBox="0 0 8 44" draw:points="0,0 8,43 4,44">
          <text:p/>
        </draw:polygon>
        <draw:polygon draw:style-name="gr116" draw:text-style-name="P9" draw:layer="layout" svg:width="0.335cm" svg:height="0.143cm" svg:x="8.209cm" svg:y="7.983cm" svg:viewBox="0 0 336 144" draw:points="0,59 320,0 328,43 336,86 16,144 8,102">
          <text:p/>
        </draw:polygon>
        <draw:polygon draw:style-name="gr116" draw:text-style-name="P9" draw:layer="layout" svg:width="0.011cm" svg:height="0.042cm" svg:x="8.537cm" svg:y="8.026cm" svg:viewBox="0 0 12 43" draw:points="0,0 12,42 8,43">
          <text:p/>
        </draw:polygon>
        <draw:polygon draw:style-name="gr116" draw:text-style-name="P9" draw:layer="layout" svg:width="0.402cm" svg:height="0.186cm" svg:x="8.525cm" svg:y="7.881cm" svg:viewBox="0 0 403 187" draw:points="0,104 379,0 391,42 403,84 24,187 12,145">
          <text:p/>
        </draw:polygon>
        <draw:polygon draw:style-name="gr116" draw:text-style-name="P9" draw:layer="layout" svg:width="0.011cm" svg:height="0.042cm" svg:x="8.904cm" svg:y="7.88cm" svg:viewBox="0 0 12 43" draw:points="12,43 0,1 2,0">
          <text:p/>
        </draw:polygon>
        <draw:polygon draw:style-name="gr116" draw:text-style-name="P9" draw:layer="layout" svg:width="0.456cm" svg:height="0.189cm" svg:x="8.906cm" svg:y="7.775cm" svg:viewBox="0 0 457 190" draw:points="0,105 437,0 447,43 457,86 20,190 10,147">
          <text:p/>
        </draw:polygon>
        <draw:polygon draw:style-name="gr116" draw:text-style-name="P9" draw:layer="layout" svg:width="0.014cm" svg:height="0.042cm" svg:x="9.353cm" svg:y="7.818cm" svg:viewBox="0 0 15 43" draw:points="0,0 15,41 10,43">
          <text:p/>
        </draw:polygon>
        <draw:polygon draw:style-name="gr116" draw:text-style-name="P9" draw:layer="layout" svg:width="2.36cm" svg:height="0.935cm" svg:x="9.338cm" svg:y="6.923cm" svg:viewBox="0 0 2361 936" draw:points="0,854 2331,0 2346,41 2361,82 30,936 15,895">
          <text:p/>
        </draw:polygon>
        <draw:polygon draw:style-name="gr116" draw:text-style-name="P9" draw:layer="layout" svg:width="0.018cm" svg:height="0.04cm" svg:x="11.684cm" svg:y="6.964cm" svg:viewBox="0 0 19 41" draw:points="0,0 19,40 15,41">
          <text:p/>
        </draw:polygon>
        <draw:polygon draw:style-name="gr116" draw:text-style-name="P9" draw:layer="layout" svg:width="3.299cm" svg:height="1.605cm" svg:x="11.665cm" svg:y="5.398cm" svg:viewBox="0 0 3300 1606" draw:points="0,1527 3263,0 3281,40 3300,80 38,1606 19,1567">
          <text:p/>
        </draw:polygon>
        <draw:polygon draw:style-name="gr116" draw:text-style-name="P9" draw:layer="layout" svg:width="0.248cm" svg:height="0.248cm" svg:x="7.48cm" svg:y="8.087cm" svg:viewBox="0 0 249 249" draw:points="0,0 0,249 249,249 249,0">
          <text:p/>
        </draw:polygon>
        <draw:polyline draw:style-name="gr117" draw:text-style-name="P9" draw:layer="layout" svg:width="0.248cm" svg:height="0.248cm" svg:x="7.48cm" svg:y="8.087cm" svg:viewBox="0 0 249 249" draw:points="0,0 0,249 249,249 249,0 0,0">
          <text:p/>
        </draw:polyline>
        <draw:polygon draw:style-name="gr118" draw:text-style-name="P9" draw:layer="layout" svg:width="0.248cm" svg:height="0.248cm" svg:x="7.626cm" svg:y="8.006cm" svg:viewBox="0 0 249 249" draw:points="0,0 0,249 249,249 249,0">
          <text:p/>
        </draw:polygon>
        <draw:polyline draw:style-name="gr117" draw:text-style-name="P9" draw:layer="layout" svg:width="0.248cm" svg:height="0.248cm" svg:x="7.626cm" svg:y="8.006cm" svg:viewBox="0 0 249 249" draw:points="0,0 0,249 249,249 249,0 0,0">
          <text:p/>
        </draw:polyline>
        <draw:polygon draw:style-name="gr118" draw:text-style-name="P9" draw:layer="layout" svg:width="0.248cm" svg:height="0.248cm" svg:x="7.83cm" svg:y="7.983cm" svg:viewBox="0 0 249 249" draw:points="0,0 0,249 249,249 249,0">
          <text:p/>
        </draw:polygon>
        <draw:polyline draw:style-name="gr117" draw:text-style-name="P9" draw:layer="layout" svg:width="0.248cm" svg:height="0.248cm" svg:x="7.83cm" svg:y="7.983cm" svg:viewBox="0 0 249 249" draw:points="0,0 0,249 249,249 249,0 0,0">
          <text:p/>
        </draw:polyline>
        <draw:polygon draw:style-name="gr118" draw:text-style-name="P9" draw:layer="layout" svg:width="0.248cm" svg:height="0.248cm" svg:x="8.093cm" svg:y="7.96cm" svg:viewBox="0 0 249 249" draw:points="0,0 0,249 249,249 249,0">
          <text:p/>
        </draw:polygon>
        <draw:polyline draw:style-name="gr117" draw:text-style-name="P9" draw:layer="layout" svg:width="0.248cm" svg:height="0.248cm" svg:x="8.093cm" svg:y="7.96cm" svg:viewBox="0 0 249 249" draw:points="0,0 0,249 249,249 249,0 0,0">
          <text:p/>
        </draw:polyline>
        <draw:polygon draw:style-name="gr118" draw:text-style-name="P9" draw:layer="layout" svg:width="0.248cm" svg:height="0.248cm" svg:x="8.413cm" svg:y="7.902cm" svg:viewBox="0 0 249 249" draw:points="0,0 0,249 249,249 249,0">
          <text:p/>
        </draw:polygon>
        <draw:polyline draw:style-name="gr117" draw:text-style-name="P9" draw:layer="layout" svg:width="0.248cm" svg:height="0.248cm" svg:x="8.413cm" svg:y="7.902cm" svg:viewBox="0 0 249 249" draw:points="0,0 0,249 249,249 249,0 0,0">
          <text:p/>
        </draw:polyline>
        <draw:polygon draw:style-name="gr118" draw:text-style-name="P9" draw:layer="layout" svg:width="0.248cm" svg:height="0.248cm" svg:x="8.792cm" svg:y="7.798cm" svg:viewBox="0 0 249 249" draw:points="0,0 0,249 249,249 249,0">
          <text:p/>
        </draw:polygon>
        <draw:polyline draw:style-name="gr117" draw:text-style-name="P9" draw:layer="layout" svg:width="0.248cm" svg:height="0.248cm" svg:x="8.792cm" svg:y="7.798cm" svg:viewBox="0 0 249 249" draw:points="0,0 0,249 249,249 249,0 0,0">
          <text:p/>
        </draw:polyline>
        <draw:polygon draw:style-name="gr118" draw:text-style-name="P9" draw:layer="layout" svg:width="0.248cm" svg:height="0.248cm" svg:x="9.229cm" svg:y="7.694cm" svg:viewBox="0 0 249 249" draw:points="0,0 0,249 249,249 249,0">
          <text:p/>
        </draw:polygon>
        <draw:polyline draw:style-name="gr117" draw:text-style-name="P9" draw:layer="layout" svg:width="0.248cm" svg:height="0.248cm" svg:x="9.229cm" svg:y="7.694cm" svg:viewBox="0 0 249 249" draw:points="0,0 0,249 249,249 249,0 0,0">
          <text:p/>
        </draw:polyline>
        <draw:polygon draw:style-name="gr118" draw:text-style-name="P9" draw:layer="layout" svg:width="0.248cm" svg:height="0.248cm" svg:x="11.56cm" svg:y="6.84cm" svg:viewBox="0 0 249 249" draw:points="0,0 0,249 249,249 249,0">
          <text:p/>
        </draw:polygon>
        <draw:polyline draw:style-name="gr117" draw:text-style-name="P9" draw:layer="layout" svg:width="0.248cm" svg:height="0.248cm" svg:x="11.56cm" svg:y="6.84cm" svg:viewBox="0 0 249 249" draw:points="0,0 0,249 249,249 249,0 0,0">
          <text:p/>
        </draw:polyline>
        <draw:polygon draw:style-name="gr118" draw:text-style-name="P9" draw:layer="layout" svg:width="0.248cm" svg:height="0.248cm" svg:x="14.822cm" svg:y="5.313cm" svg:viewBox="0 0 249 249" draw:points="0,0 0,249 249,249 249,0">
          <text:p/>
        </draw:polygon>
        <draw:polyline draw:style-name="gr117" draw:text-style-name="P9" draw:layer="layout" svg:width="0.248cm" svg:height="0.248cm" svg:x="14.822cm" svg:y="5.313cm" svg:viewBox="0 0 249 249" draw:points="0,0 0,249 249,249 249,0 0,0">
          <text:p/>
        </draw:polyline>
        <draw:polygon draw:style-name="gr118" draw:text-style-name="P9" draw:layer="layout" svg:width="0.315cm" svg:height="0.087cm" svg:x="16.362cm" svg:y="7.805cm" svg:viewBox="0 0 316 88" draw:points="0,0 316,0 316,88 0,88">
          <text:p/>
        </draw:polygon>
        <draw:polygon draw:style-name="gr118" draw:text-style-name="P9" draw:layer="layout" svg:width="0.158cm" svg:height="0.157cm" svg:x="16.441cm" svg:y="7.769cm" svg:viewBox="0 0 159 158" draw:points="0,0 0,158 159,158 159,0">
          <text:p/>
        </draw:polygon>
        <draw:polyline draw:style-name="gr117" draw:text-style-name="P9" draw:layer="layout" svg:width="0.158cm" svg:height="0.157cm" svg:x="16.441cm" svg:y="7.769cm" svg:viewBox="0 0 159 158" draw:points="0,0 0,158 159,158 159,0 0,0">
          <text:p/>
        </draw:polyline>
        <draw:frame draw:style-name="gr126" draw:text-style-name="P19" draw:layer="layout" svg:width="2.018cm" svg:height="0.569cm" svg:x="16.736cm" svg:y="7.746cm">
          <draw:text-box>
            <text:p><text:span text:style-name="T15">500 Schritte</text:span></text:p>
          </draw:text-box>
        </draw:frame>
        <draw:frame draw:style-name="gr147" draw:text-style-name="P20" draw:layer="layout" svg:width="2.471cm" svg:height="0.603cm" svg:x="10.488cm" svg:y="10.769cm">
          <draw:text-box>
            <text:p><text:span text:style-name="T16">Anzahl Felder</text:span></text:p>
          </draw:text-box>
        </draw:frame>
        <draw:frame draw:style-name="gr148" draw:text-style-name="P20" draw:layer="layout" svg:width="2.902cm" svg:height="0.603cm" draw:transform="rotate (1.5707963267946) translate (6.591cm 8.503cm)">
          <draw:text-box>
            <text:p><text:span text:style-name="T16">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69" draw:text-style-name="P9" draw:layer="layout" svg:width="15.208cm" svg:height="6.978cm" svg:x="6.064cm" svg:y="12.065cm">
          <draw:image xlink:href="Pictures/20000A4000003B8900001B63A739E72F.svm" xlink:type="simple" xlink:show="embed" xlink:actuate="onLoad">
            <text:p/>
          </draw:image>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69" draw:text-style-name="P9" draw:layer="layout" svg:width="15.208cm" svg:height="6.978cm" svg:x="7.62cm" svg:y="8.255cm">
          <draw:image xlink:href="Pictures/2000041800003B8900001B63D35C8275.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office:forms form:automatic-focus="false" form:apply-design-mode="false"/>
        <draw:rect draw:style-name="gr149" draw:text-style-name="P9" draw:layer="layout" svg:width="1.27cm" svg:height="1.27cm" svg:x="9.207cm" svg:y="2.54cm">
          <text:p text:style-name="P9">2</text:p>
        </draw:rect>
        <draw:rect draw:style-name="gr149" draw:text-style-name="P9" draw:layer="layout" svg:width="1.271cm" svg:height="1.27cm" svg:x="10.476cm" svg:y="2.54cm">
          <text:p text:style-name="P9">3</text:p>
        </draw:rect>
        <draw:rect draw:style-name="gr150" draw:text-style-name="P9" draw:layer="layout" svg:width="1.27cm" svg:height="1.27cm" svg:x="11.747cm" svg:y="2.54cm">
          <text:p/>
        </draw:rect>
        <draw:rect draw:style-name="gr149" draw:text-style-name="P9" draw:layer="layout" svg:width="1.27cm" svg:height="1.27cm" svg:x="9.207cm" svg:y="3.81cm">
          <text:p text:style-name="P9">1</text:p>
        </draw:rect>
        <draw:rect draw:style-name="gr151" draw:text-style-name="P9" draw:layer="layout" svg:width="1.27cm" svg:height="1.27cm" svg:x="10.477cm" svg:y="3.81cm">
          <text:p/>
        </draw:rect>
        <draw:rect draw:style-name="gr150" draw:text-style-name="P9" draw:layer="layout" svg:width="1.27cm" svg:height="1.27cm" svg:x="9.207cm" svg:y="5.08cm">
          <text:p/>
        </draw:rect>
        <draw:rect draw:style-name="gr151" draw:text-style-name="P9" draw:layer="layout" svg:width="1.27cm" svg:height="1.27cm" svg:x="10.477cm" svg:y="5.08cm">
          <text:p/>
        </draw:rect>
        <draw:rect draw:style-name="gr151" draw:text-style-name="P9" draw:layer="layout" svg:width="1.27cm" svg:height="1.27cm" svg:x="9.207cm" svg:y="6.35cm">
          <text:p/>
        </draw:rect>
        <draw:custom-shape draw:style-name="gr40" draw:text-style-name="P9" draw:layer="layout" svg:width="1.27cm" svg:height="1.27cm" svg:x="9.207cm" svg:y="5.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2" draw:text-style-name="P9" draw:layer="layout" svg:width="1.27cm" svg:height="1.27cm" svg:x="11.747cm" svg:y="2.5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50" draw:text-style-name="P9" draw:layer="layout" svg:width="0.648cm" svg:height="0.614cm" svg:x="5.291cm" svg:y="7.936cm">
          <text:p/>
        </draw:rect>
        <draw:rect draw:style-name="gr150" draw:text-style-name="P9" draw:layer="layout" svg:width="0.648cm" svg:height="0.613cm" svg:x="5.291cm" svg:y="8.55cm">
          <text:p/>
        </draw:rect>
        <draw:rect draw:style-name="gr151" draw:text-style-name="P9" draw:layer="layout" svg:width="0.647cm" svg:height="0.613cm" svg:x="5.939cm" svg:y="8.55cm">
          <text:p/>
        </draw:rect>
        <draw:custom-shape draw:style-name="gr40"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49" draw:text-style-name="P9" draw:layer="layout" svg:width="0.648cm" svg:height="0.613cm" svg:x="5.291cm" svg:y="9.163cm">
          <text:p text:style-name="P9"/>
          <text:p text:style-name="P9"/>
          <text:p text:style-name="P9"/>
          <text:p text:style-name="P9">b)</text:p>
        </draw:rect>
        <draw:rect draw:style-name="gr149" draw:text-style-name="P9" draw:layer="layout" svg:width="0.648cm" svg:height="0.613cm" svg:x="9.5cm" svg:y="8.55cm">
          <text:p text:style-name="P9">2</text:p>
        </draw:rect>
        <draw:rect draw:style-name="gr150" draw:text-style-name="P9" draw:layer="layout" svg:width="0.648cm" svg:height="0.613cm" svg:x="10.147cm" svg:y="8.55cm">
          <text:p/>
        </draw:rect>
        <draw:rect draw:style-name="gr149" draw:text-style-name="P9" draw:layer="layout" svg:width="0.648cm" svg:height="0.613cm" svg:x="9.5cm" svg:y="9.163cm">
          <text:p text:style-name="P9"/>
          <text:p text:style-name="P9"/>
          <text:p text:style-name="P9"/>
          <text:p text:style-name="P9">d)</text:p>
        </draw:rect>
        <draw:custom-shape draw:style-name="gr40"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3" draw:text-style-name="P9" draw:layer="layout" svg:x1="9.824cm" svg:y1="9.009cm" svg:x2="9.824cm" svg:y2="9.469cm">
          <text:p/>
        </draw:line>
        <draw:rect draw:style-name="gr150" draw:text-style-name="P9" draw:layer="layout" svg:width="0.648cm" svg:height="0.614cm" svg:x="3.187cm" svg:y="7.936cm">
          <text:p/>
        </draw:rect>
        <draw:rect draw:style-name="gr150" draw:text-style-name="P9" draw:layer="layout" svg:width="0.648cm" svg:height="0.613cm" svg:x="3.187cm" svg:y="8.55cm">
          <text:p/>
        </draw:rect>
        <draw:rect draw:style-name="gr151" draw:text-style-name="P9" draw:layer="layout" svg:width="0.647cm" svg:height="0.613cm" svg:x="3.835cm" svg:y="8.55cm">
          <text:p/>
        </draw:rect>
        <draw:custom-shape draw:style-name="gr40"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49" draw:text-style-name="P9" draw:layer="layout" svg:width="0.648cm" svg:height="0.613cm" svg:x="3.187cm" svg:y="9.163cm">
          <text:p text:style-name="P9"/>
          <text:p text:style-name="P9"/>
          <text:p text:style-name="P9"/>
          <text:p text:style-name="P9">a)</text:p>
        </draw:rect>
        <draw:line draw:style-name="gr153" draw:text-style-name="P9" draw:layer="layout" svg:x1="3.511cm" svg:y1="9.009cm" svg:x2="3.511cm" svg:y2="9.623cm">
          <text:p/>
        </draw:line>
        <draw:line draw:style-name="gr153" draw:text-style-name="P9" draw:layer="layout" svg:x1="5.615cm" svg:y1="8.857cm" svg:x2="5.616cm" svg:y2="8.243cm">
          <text:p/>
        </draw:line>
        <draw:rect draw:style-name="gr149" draw:text-style-name="P9" draw:layer="layout" svg:width="0.648cm" svg:height="0.613cm" svg:x="7.396cm" svg:y="8.55cm">
          <text:p text:style-name="P9">2</text:p>
        </draw:rect>
        <draw:rect draw:style-name="gr150" draw:text-style-name="P9" draw:layer="layout" svg:width="0.648cm" svg:height="0.613cm" svg:x="8.043cm" svg:y="8.55cm">
          <text:p/>
        </draw:rect>
        <draw:rect draw:style-name="gr149" draw:text-style-name="P9" draw:layer="layout" svg:width="0.648cm" svg:height="0.613cm" svg:x="7.396cm" svg:y="9.163cm">
          <text:p text:style-name="P9"/>
          <text:p text:style-name="P9"/>
          <text:p text:style-name="P9"/>
          <text:p text:style-name="P9">c)</text:p>
        </draw:rect>
        <draw:custom-shape draw:style-name="gr40"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3" draw:text-style-name="P9" draw:layer="layout" svg:x1="7.881cm" svg:y1="8.856cm" svg:x2="8.366cm" svg:y2="8.856cm">
          <text:p/>
        </draw:line>
        <draw:rect draw:style-name="gr150" draw:text-style-name="P9" draw:layer="layout" svg:width="0.647cm" svg:height="0.613cm" svg:x="10.987cm" svg:y="8.55cm">
          <text:p/>
        </draw:rect>
        <draw:rect draw:style-name="gr149" draw:text-style-name="P9" draw:layer="layout" svg:width="0.648cm" svg:height="0.613cm" svg:x="11.634cm" svg:y="8.55cm">
          <text:p text:style-name="P9">3</text:p>
        </draw:rect>
        <draw:rect draw:style-name="gr150" draw:text-style-name="P9" draw:layer="layout" svg:width="0.647cm" svg:height="0.613cm" svg:x="12.282cm" svg:y="8.55cm">
          <text:p/>
        </draw:rect>
        <draw:rect draw:style-name="gr154" draw:text-style-name="P9" draw:layer="layout" svg:width="0.648cm" svg:height="0.613cm" svg:x="11.634cm" svg:y="9.163cm">
          <text:p/>
        </draw:rect>
        <draw:custom-shape draw:style-name="gr152"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3" draw:text-style-name="P9" draw:layer="layout" svg:x1="12.12cm" svg:y1="8.856cm" svg:x2="12.605cm" svg:y2="8.856cm">
          <text:p/>
        </draw:line>
        <draw:rect draw:style-name="gr151" draw:text-style-name="P9" draw:layer="layout" svg:width="1.27cm" svg:height="1.27cm" svg:x="7.937cm" svg:y="5.08cm">
          <text:p/>
        </draw:rect>
        <draw:rect draw:style-name="gr151" draw:text-style-name="P9" draw:layer="layout" svg:width="1.27cm" svg:height="1.27cm" svg:x="7.937cm" svg:y="3.81cm">
          <text:p/>
        </draw:rect>
        <draw:rect draw:style-name="gr151" draw:text-style-name="P9" draw:layer="layout" svg:width="1.27cm" svg:height="1.27cm" svg:x="7.937cm" svg:y="2.54cm">
          <text:p/>
        </draw:rect>
        <draw:rect draw:style-name="gr151" draw:text-style-name="P9" draw:layer="layout" svg:width="1.27cm" svg:height="1.27cm" svg:x="9.207cm" svg:y="1.27cm">
          <text:p/>
        </draw:rect>
        <draw:rect draw:style-name="gr151" draw:text-style-name="P9" draw:layer="layout" svg:width="1.27cm" svg:height="1.27cm" svg:x="10.477cm" svg:y="1.27cm">
          <text:p/>
        </draw:rect>
        <draw:rect draw:style-name="gr151" draw:text-style-name="P9" draw:layer="layout" svg:width="0.647cm" svg:height="0.613cm" svg:x="2.54cm" svg:y="8.549cm">
          <text:p/>
        </draw:rect>
        <draw:rect draw:style-name="gr151" draw:text-style-name="P9" draw:layer="layout" svg:width="0.647cm" svg:height="0.613cm" svg:x="4.645cm" svg:y="8.549cm">
          <text:p/>
        </draw:rect>
        <draw:rect draw:style-name="gr151" draw:text-style-name="P9" draw:layer="layout" svg:width="0.647cm" svg:height="0.613cm" svg:x="6.749cm" svg:y="8.549cm">
          <text:p/>
        </draw:rect>
        <draw:rect draw:style-name="gr151" draw:text-style-name="P9" draw:layer="layout" svg:width="0.648cm" svg:height="0.613cm" svg:x="7.396cm" svg:y="7.936cm">
          <text:p/>
        </draw:rect>
        <draw:rect draw:style-name="gr151" draw:text-style-name="P9" draw:layer="layout" svg:width="0.647cm" svg:height="0.613cm" svg:x="8.853cm" svg:y="8.55cm">
          <text:p/>
        </draw:rect>
        <draw:rect draw:style-name="gr151" draw:text-style-name="P9" draw:layer="layout" svg:width="0.648cm" svg:height="0.614cm" svg:x="9.5cm" svg:y="7.936cm">
          <text:p/>
        </draw:rect>
        <draw:rect draw:style-name="gr154" draw:text-style-name="P9" draw:layer="layout" svg:width="0.648cm" svg:height="0.613cm" svg:x="11.634cm" svg:y="7.937cm">
          <text:p/>
        </draw:rect>
        <draw:rect draw:style-name="gr150" draw:text-style-name="P9" draw:layer="layout" svg:width="0.648cm" svg:height="0.613cm" svg:x="13.253cm" svg:y="8.55cm">
          <text:p/>
        </draw:rect>
        <draw:rect draw:style-name="gr149" draw:text-style-name="P9" draw:layer="layout" svg:width="0.648cm" svg:height="0.613cm" svg:x="13.9cm" svg:y="8.55cm">
          <text:p text:style-name="P9">3</text:p>
        </draw:rect>
        <draw:rect draw:style-name="gr150" draw:text-style-name="P9" draw:layer="layout" svg:width="0.648cm" svg:height="0.613cm" svg:x="14.548cm" svg:y="8.55cm">
          <text:p/>
        </draw:rect>
        <draw:rect draw:style-name="gr154" draw:text-style-name="P9" draw:layer="layout" svg:width="0.647cm" svg:height="0.613cm" svg:x="13.901cm" svg:y="9.163cm">
          <text:p/>
        </draw:rect>
        <draw:custom-shape draw:style-name="gr152"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7cm" svg:height="0.613cm" svg:x="13.901cm" svg:y="7.937cm">
          <text:p/>
        </draw:rect>
        <draw:line draw:style-name="gr53" draw:text-style-name="P9" draw:layer="layout" svg:x1="14.062cm" svg:y1="8.856cm" svg:x2="13.577cm" svg:y2="8.856cm">
          <text:p/>
        </draw:line>
        <draw:rect draw:style-name="gr150" draw:text-style-name="P9" draw:layer="layout" svg:width="0.647cm" svg:height="0.613cm" svg:x="10.988cm" svg:y="8.55cm">
          <text:p/>
        </draw:rect>
        <draw:rect draw:style-name="gr149" draw:text-style-name="P9" draw:layer="layout" svg:width="0.648cm" svg:height="0.613cm" svg:x="11.634cm" svg:y="8.55cm">
          <text:p text:style-name="P9">3</text:p>
        </draw:rect>
        <draw:rect draw:style-name="gr150" draw:text-style-name="P9" draw:layer="layout" svg:width="0.648cm" svg:height="0.613cm" svg:x="12.282cm" svg:y="8.55cm">
          <text:p/>
        </draw:rect>
        <draw:rect draw:style-name="gr155" draw:text-style-name="P9" draw:layer="layout" svg:width="0.647cm" svg:height="0.613cm" svg:x="11.635cm" svg:y="9.163cm">
          <text:p text:style-name="P9"/>
          <text:p text:style-name="P9"/>
          <text:p text:style-name="P9"/>
          <text:p text:style-name="P9">e)</text:p>
        </draw:rect>
        <draw:custom-shape draw:style-name="gr152"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3" draw:text-style-name="P9" draw:layer="layout" svg:x1="12.121cm" svg:y1="8.856cm" svg:x2="12.606cm" svg:y2="8.856cm">
          <text:p/>
        </draw:line>
        <draw:rect draw:style-name="gr151" draw:text-style-name="P9" draw:layer="layout" svg:width="0.647cm" svg:height="0.613cm" svg:x="11.635cm" svg:y="7.937cm">
          <text:p/>
        </draw:rect>
        <draw:rect draw:style-name="gr150" draw:text-style-name="P9" draw:layer="layout" svg:width="0.647cm" svg:height="0.613cm" svg:x="13.254cm" svg:y="8.55cm">
          <text:p/>
        </draw:rect>
        <draw:rect draw:style-name="gr149" draw:text-style-name="P9" draw:layer="layout" svg:width="0.648cm" svg:height="0.613cm" svg:x="13.901cm" svg:y="8.55cm">
          <text:p text:style-name="P9">3</text:p>
        </draw:rect>
        <draw:rect draw:style-name="gr150" draw:text-style-name="P9" draw:layer="layout" svg:width="0.647cm" svg:height="0.613cm" svg:x="14.549cm" svg:y="8.55cm">
          <text:p/>
        </draw:rect>
        <draw:rect draw:style-name="gr155" draw:text-style-name="P9" draw:layer="layout" svg:width="0.648cm" svg:height="0.613cm" svg:x="13.901cm" svg:y="9.163cm">
          <text:p text:style-name="P9"/>
          <text:p text:style-name="P9"/>
          <text:p text:style-name="P9"/>
          <text:p text:style-name="P9">f)</text:p>
        </draw:rect>
        <draw:custom-shape draw:style-name="gr152"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1" draw:text-style-name="P9" draw:layer="layout" svg:width="0.648cm" svg:height="0.613cm" svg:x="13.901cm" svg:y="7.937cm">
          <text:p/>
        </draw:rect>
        <draw:line draw:style-name="gr153" draw:text-style-name="P9" draw:layer="layout" svg:x1="14.062cm" svg:y1="8.856cm" svg:x2="13.577cm" svg:y2="8.856cm">
          <text:p/>
        </draw:line>
        <draw:rect draw:style-name="gr150" draw:text-style-name="P9" draw:layer="layout" svg:width="0.647cm" svg:height="0.613cm" svg:x="16.167cm" svg:y="7.937cm">
          <text:p/>
        </draw:rect>
        <draw:rect draw:style-name="gr150" draw:text-style-name="P9" draw:layer="layout" svg:width="0.647cm" svg:height="0.613cm" svg:x="16.167cm" svg:y="8.55cm">
          <text:p/>
        </draw:rect>
        <draw:rect draw:style-name="gr151" draw:text-style-name="P9" draw:layer="layout" svg:width="0.648cm" svg:height="0.613cm" svg:x="16.814cm" svg:y="8.55cm">
          <text:p/>
        </draw:rect>
        <draw:custom-shape draw:style-name="gr40"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3" draw:text-style-name="P9" draw:layer="layout" svg:x1="16.491cm" svg:y1="8.857cm" svg:x2="16.492cm" svg:y2="8.243cm">
          <text:p/>
        </draw:line>
        <draw:rect draw:style-name="gr151" draw:text-style-name="P9" draw:layer="layout" svg:width="0.647cm" svg:height="0.613cm" svg:x="15.52cm" svg:y="8.549cm">
          <text:p/>
        </draw:rect>
        <draw:rect draw:style-name="gr155" draw:text-style-name="P9" draw:layer="layout" svg:width="0.647cm" svg:height="0.613cm" svg:x="16.167cm" svg:y="9.163cm">
          <text:p text:style-name="P9"/>
          <text:p text:style-name="P9"/>
          <text:p text:style-name="P9"/>
          <text:p text:style-name="P9">g)</text:p>
        </draw:rect>
        <draw:custom-shape draw:style-name="gr156"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 draw:text-style-name="P5" draw:layer="layout" svg:width="3.241cm" svg:height="0.802cm" svg:x="8.342cm" svg:y="12.406cm">
          <draw:text-box>
            <text:p><text:span text:style-name="T17">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office:forms form:automatic-focus="false" form:apply-design-mode="false"/>
        <draw:polygon draw:style-name="gr111" draw:text-style-name="P9" draw:layer="layout" svg:width="15.207cm" svg:height="6.977cm" svg:x="4.159cm" svg:y="4.127cm" svg:viewBox="0 0 15208 6978" draw:points="0,0 15208,0 15208,6978 0,6978">
          <text:p/>
        </draw:polygon>
        <draw:polyline draw:style-name="gr112" draw:text-style-name="P9" draw:layer="layout" svg:width="9.554cm" svg:height="5.221cm" svg:x="5.731cm" svg:y="4.451cm" svg:viewBox="0 0 9555 5222" draw:points="4778,5222 0,5222 0,0 9555,0 9555,5222 4778,5222">
          <text:p/>
        </draw:polyline>
        <draw:line draw:style-name="gr112" draw:text-style-name="P9" draw:layer="layout" svg:x1="15.286cm" svg:y1="9.673cm" svg:x2="5.731cm" svg:y2="9.673cm">
          <text:p/>
        </draw:line>
        <draw:line draw:style-name="gr112" draw:text-style-name="P9" draw:layer="layout" svg:x1="15.286cm" svg:y1="8.926cm" svg:x2="5.731cm" svg:y2="8.926cm">
          <text:p/>
        </draw:line>
        <draw:line draw:style-name="gr112" draw:text-style-name="P9" draw:layer="layout" svg:x1="15.286cm" svg:y1="8.18cm" svg:x2="5.731cm" svg:y2="8.18cm">
          <text:p/>
        </draw:line>
        <draw:line draw:style-name="gr112" draw:text-style-name="P9" draw:layer="layout" svg:x1="15.286cm" svg:y1="7.434cm" svg:x2="5.731cm" svg:y2="7.434cm">
          <text:p/>
        </draw:line>
        <draw:line draw:style-name="gr112" draw:text-style-name="P9" draw:layer="layout" svg:x1="15.286cm" svg:y1="6.688cm" svg:x2="5.731cm" svg:y2="6.688cm">
          <text:p/>
        </draw:line>
        <draw:line draw:style-name="gr112" draw:text-style-name="P9" draw:layer="layout" svg:x1="15.286cm" svg:y1="5.942cm" svg:x2="5.731cm" svg:y2="5.942cm">
          <text:p/>
        </draw:line>
        <draw:line draw:style-name="gr112" draw:text-style-name="P9" draw:layer="layout" svg:x1="15.286cm" svg:y1="5.196cm" svg:x2="5.731cm" svg:y2="5.196cm">
          <text:p/>
        </draw:line>
        <draw:line draw:style-name="gr112" draw:text-style-name="P9" draw:layer="layout" svg:x1="15.286cm" svg:y1="4.45cm" svg:x2="5.731cm" svg:y2="4.45cm">
          <text:p/>
        </draw:line>
        <draw:frame draw:style-name="gr115" draw:text-style-name="P19" draw:layer="layout" svg:width="0.659cm" svg:height="0.569cm" svg:x="5.656cm" svg:y="9.968cm">
          <draw:text-box>
            <text:p><text:span text:style-name="T15">0</text:span></text:p>
          </draw:text-box>
        </draw:frame>
        <draw:frame draw:style-name="gr115" draw:text-style-name="P19" draw:layer="layout" svg:width="0.896cm" svg:height="0.569cm" svg:x="6.016cm" svg:y="9.968cm">
          <draw:text-box>
            <text:p><text:span text:style-name="T15">0.1</text:span></text:p>
          </draw:text-box>
        </draw:frame>
        <draw:frame draw:style-name="gr115" draw:text-style-name="P19" draw:layer="layout" svg:width="0.896cm" svg:height="0.569cm" svg:x="6.487cm" svg:y="9.968cm">
          <draw:text-box>
            <text:p><text:span text:style-name="T15">0.2</text:span></text:p>
          </draw:text-box>
        </draw:frame>
        <draw:frame draw:style-name="gr115" draw:text-style-name="P19" draw:layer="layout" svg:width="0.896cm" svg:height="0.569cm" svg:x="6.959cm" svg:y="9.968cm">
          <draw:text-box>
            <text:p><text:span text:style-name="T15">0.3</text:span></text:p>
          </draw:text-box>
        </draw:frame>
        <draw:frame draw:style-name="gr115" draw:text-style-name="P19" draw:layer="layout" svg:width="0.896cm" svg:height="0.569cm" svg:x="7.458cm" svg:y="9.968cm">
          <draw:text-box>
            <text:p><text:span text:style-name="T15">0.4</text:span></text:p>
          </draw:text-box>
        </draw:frame>
        <draw:frame draw:style-name="gr115" draw:text-style-name="P19" draw:layer="layout" svg:width="0.896cm" svg:height="0.569cm" svg:x="7.929cm" svg:y="9.968cm">
          <draw:text-box>
            <text:p><text:span text:style-name="T15">0.5</text:span></text:p>
          </draw:text-box>
        </draw:frame>
        <draw:frame draw:style-name="gr115" draw:text-style-name="P19" draw:layer="layout" svg:width="0.896cm" svg:height="0.569cm" svg:x="8.4cm" svg:y="9.968cm">
          <draw:text-box>
            <text:p><text:span text:style-name="T15">0.6</text:span></text:p>
          </draw:text-box>
        </draw:frame>
        <draw:frame draw:style-name="gr115" draw:text-style-name="P19" draw:layer="layout" svg:width="0.896cm" svg:height="0.569cm" svg:x="8.871cm" svg:y="9.968cm">
          <draw:text-box>
            <text:p><text:span text:style-name="T15">0.7</text:span></text:p>
          </draw:text-box>
        </draw:frame>
        <draw:frame draw:style-name="gr115" draw:text-style-name="P19" draw:layer="layout" svg:width="0.896cm" svg:height="0.569cm" svg:x="9.342cm" svg:y="9.968cm">
          <draw:text-box>
            <text:p><text:span text:style-name="T15">0.8</text:span></text:p>
          </draw:text-box>
        </draw:frame>
        <draw:frame draw:style-name="gr115" draw:text-style-name="P19" draw:layer="layout" svg:width="0.896cm" svg:height="0.569cm" svg:x="9.841cm" svg:y="9.968cm">
          <draw:text-box>
            <text:p><text:span text:style-name="T15">0.9</text:span></text:p>
          </draw:text-box>
        </draw:frame>
        <draw:frame draw:style-name="gr115" draw:text-style-name="P19" draw:layer="layout" svg:width="0.659cm" svg:height="0.569cm" svg:x="10.423cm" svg:y="9.968cm">
          <draw:text-box>
            <text:p><text:span text:style-name="T15">1</text:span></text:p>
          </draw:text-box>
        </draw:frame>
        <draw:frame draw:style-name="gr115" draw:text-style-name="P19" draw:layer="layout" svg:width="0.896cm" svg:height="0.569cm" svg:x="10.784cm" svg:y="9.968cm">
          <draw:text-box>
            <text:p><text:span text:style-name="T15">1.1</text:span></text:p>
          </draw:text-box>
        </draw:frame>
        <draw:frame draw:style-name="gr115" draw:text-style-name="P19" draw:layer="layout" svg:width="0.896cm" svg:height="0.569cm" svg:x="11.255cm" svg:y="9.968cm">
          <draw:text-box>
            <text:p><text:span text:style-name="T15">1.2</text:span></text:p>
          </draw:text-box>
        </draw:frame>
        <draw:frame draw:style-name="gr115" draw:text-style-name="P19" draw:layer="layout" svg:width="0.896cm" svg:height="0.569cm" svg:x="11.754cm" svg:y="9.968cm">
          <draw:text-box>
            <text:p><text:span text:style-name="T15">1.3</text:span></text:p>
          </draw:text-box>
        </draw:frame>
        <draw:frame draw:style-name="gr115" draw:text-style-name="P19" draw:layer="layout" svg:width="0.896cm" svg:height="0.569cm" svg:x="12.225cm" svg:y="9.968cm">
          <draw:text-box>
            <text:p><text:span text:style-name="T15">1.4</text:span></text:p>
          </draw:text-box>
        </draw:frame>
        <draw:frame draw:style-name="gr115" draw:text-style-name="P19" draw:layer="layout" svg:width="0.896cm" svg:height="0.569cm" svg:x="12.697cm" svg:y="9.968cm">
          <draw:text-box>
            <text:p><text:span text:style-name="T15">1.5</text:span></text:p>
          </draw:text-box>
        </draw:frame>
        <draw:frame draw:style-name="gr115" draw:text-style-name="P19" draw:layer="layout" svg:width="0.896cm" svg:height="0.569cm" svg:x="13.167cm" svg:y="9.968cm">
          <draw:text-box>
            <text:p><text:span text:style-name="T15">1.6</text:span></text:p>
          </draw:text-box>
        </draw:frame>
        <draw:frame draw:style-name="gr115" draw:text-style-name="P19" draw:layer="layout" svg:width="0.896cm" svg:height="0.569cm" svg:x="13.666cm" svg:y="9.968cm">
          <draw:text-box>
            <text:p><text:span text:style-name="T15">1.7</text:span></text:p>
          </draw:text-box>
        </draw:frame>
        <draw:frame draw:style-name="gr115" draw:text-style-name="P19" draw:layer="layout" svg:width="0.896cm" svg:height="0.569cm" svg:x="14.137cm" svg:y="9.968cm">
          <draw:text-box>
            <text:p><text:span text:style-name="T15">1.8</text:span></text:p>
          </draw:text-box>
        </draw:frame>
        <draw:frame draw:style-name="gr115" draw:text-style-name="P19" draw:layer="layout" svg:width="0.896cm" svg:height="0.569cm" svg:x="14.608cm" svg:y="9.968cm">
          <draw:text-box>
            <text:p><text:span text:style-name="T15">1.9</text:span></text:p>
          </draw:text-box>
        </draw:frame>
        <draw:frame draw:style-name="gr115" draw:text-style-name="P19" draw:layer="layout" svg:width="0.659cm" svg:height="0.569cm" svg:x="15.218cm" svg:y="9.968cm">
          <draw:text-box>
            <text:p><text:span text:style-name="T15">2</text:span></text:p>
          </draw:text-box>
        </draw:frame>
        <draw:line draw:style-name="gr112" draw:text-style-name="P9" draw:layer="layout" svg:x1="5.731cm" svg:y1="9.822cm" svg:x2="5.731cm" svg:y2="9.673cm">
          <text:p/>
        </draw:line>
        <draw:line draw:style-name="gr112" draw:text-style-name="P9" draw:layer="layout" svg:x1="6.208cm" svg:y1="9.822cm" svg:x2="6.208cm" svg:y2="9.673cm">
          <text:p/>
        </draw:line>
        <draw:line draw:style-name="gr112" draw:text-style-name="P9" draw:layer="layout" svg:x1="6.686cm" svg:y1="9.822cm" svg:x2="6.686cm" svg:y2="9.673cm">
          <text:p/>
        </draw:line>
        <draw:line draw:style-name="gr112" draw:text-style-name="P9" draw:layer="layout" svg:x1="7.163cm" svg:y1="9.822cm" svg:x2="7.163cm" svg:y2="9.673cm">
          <text:p/>
        </draw:line>
        <draw:line draw:style-name="gr112" draw:text-style-name="P9" draw:layer="layout" svg:x1="7.641cm" svg:y1="9.822cm" svg:x2="7.641cm" svg:y2="9.673cm">
          <text:p/>
        </draw:line>
        <draw:line draw:style-name="gr112" draw:text-style-name="P9" draw:layer="layout" svg:x1="8.119cm" svg:y1="9.822cm" svg:x2="8.119cm" svg:y2="9.673cm">
          <text:p/>
        </draw:line>
        <draw:line draw:style-name="gr112" draw:text-style-name="P9" draw:layer="layout" svg:x1="8.596cm" svg:y1="9.822cm" svg:x2="8.596cm" svg:y2="9.673cm">
          <text:p/>
        </draw:line>
        <draw:line draw:style-name="gr112" draw:text-style-name="P9" draw:layer="layout" svg:x1="9.074cm" svg:y1="9.822cm" svg:x2="9.074cm" svg:y2="9.673cm">
          <text:p/>
        </draw:line>
        <draw:line draw:style-name="gr112" draw:text-style-name="P9" draw:layer="layout" svg:x1="9.552cm" svg:y1="9.822cm" svg:x2="9.552cm" svg:y2="9.673cm">
          <text:p/>
        </draw:line>
        <draw:line draw:style-name="gr112" draw:text-style-name="P9" draw:layer="layout" svg:x1="10.03cm" svg:y1="9.822cm" svg:x2="10.03cm" svg:y2="9.673cm">
          <text:p/>
        </draw:line>
        <draw:line draw:style-name="gr112" draw:text-style-name="P9" draw:layer="layout" svg:x1="10.508cm" svg:y1="9.822cm" svg:x2="10.508cm" svg:y2="9.673cm">
          <text:p/>
        </draw:line>
        <draw:line draw:style-name="gr112" draw:text-style-name="P9" draw:layer="layout" svg:x1="10.985cm" svg:y1="9.822cm" svg:x2="10.985cm" svg:y2="9.673cm">
          <text:p/>
        </draw:line>
        <draw:line draw:style-name="gr112" draw:text-style-name="P9" draw:layer="layout" svg:x1="11.463cm" svg:y1="9.822cm" svg:x2="11.463cm" svg:y2="9.673cm">
          <text:p/>
        </draw:line>
        <draw:line draw:style-name="gr112" draw:text-style-name="P9" draw:layer="layout" svg:x1="11.941cm" svg:y1="9.822cm" svg:x2="11.941cm" svg:y2="9.673cm">
          <text:p/>
        </draw:line>
        <draw:line draw:style-name="gr112" draw:text-style-name="P9" draw:layer="layout" svg:x1="12.419cm" svg:y1="9.822cm" svg:x2="12.419cm" svg:y2="9.673cm">
          <text:p/>
        </draw:line>
        <draw:line draw:style-name="gr112" draw:text-style-name="P9" draw:layer="layout" svg:x1="12.897cm" svg:y1="9.822cm" svg:x2="12.897cm" svg:y2="9.673cm">
          <text:p/>
        </draw:line>
        <draw:line draw:style-name="gr112" draw:text-style-name="P9" draw:layer="layout" svg:x1="13.374cm" svg:y1="9.822cm" svg:x2="13.374cm" svg:y2="9.673cm">
          <text:p/>
        </draw:line>
        <draw:line draw:style-name="gr112" draw:text-style-name="P9" draw:layer="layout" svg:x1="13.852cm" svg:y1="9.822cm" svg:x2="13.852cm" svg:y2="9.673cm">
          <text:p/>
        </draw:line>
        <draw:line draw:style-name="gr112" draw:text-style-name="P9" draw:layer="layout" svg:x1="14.33cm" svg:y1="9.822cm" svg:x2="14.33cm" svg:y2="9.673cm">
          <text:p/>
        </draw:line>
        <draw:line draw:style-name="gr112" draw:text-style-name="P9" draw:layer="layout" svg:x1="14.808cm" svg:y1="9.822cm" svg:x2="14.808cm" svg:y2="9.673cm">
          <text:p/>
        </draw:line>
        <draw:polyline draw:style-name="gr112" draw:text-style-name="P9" draw:layer="layout" svg:width="0.148cm" svg:height="9.555cm" draw:transform="rotate (1.5707963267946) translate (5.73059693577382cm 9.82218955021105cm)" svg:viewBox="0 0 149 9556" draw:points="0,21017 149,21017 149,11461">
          <text:p/>
        </draw:polyline>
        <draw:frame draw:style-name="gr115" draw:text-style-name="P19" draw:layer="layout" svg:width="0.815cm" svg:height="0.569cm" svg:x="5.157cm" svg:y="9.52cm">
          <draw:text-box>
            <text:p><text:span text:style-name="T15">26</text:span></text:p>
          </draw:text-box>
        </draw:frame>
        <draw:frame draw:style-name="gr115" draw:text-style-name="P19" draw:layer="layout" svg:width="0.815cm" svg:height="0.569cm" svg:x="5.157cm" svg:y="8.781cm">
          <draw:text-box>
            <text:p><text:span text:style-name="T15">27</text:span></text:p>
          </draw:text-box>
        </draw:frame>
        <draw:frame draw:style-name="gr115" draw:text-style-name="P19" draw:layer="layout" svg:width="0.815cm" svg:height="0.569cm" svg:x="5.157cm" svg:y="8.042cm">
          <draw:text-box>
            <text:p><text:span text:style-name="T15">28</text:span></text:p>
          </draw:text-box>
        </draw:frame>
        <draw:frame draw:style-name="gr115" draw:text-style-name="P19" draw:layer="layout" svg:width="0.815cm" svg:height="0.569cm" svg:x="5.157cm" svg:y="7.277cm">
          <draw:text-box>
            <text:p><text:span text:style-name="T15">29</text:span></text:p>
          </draw:text-box>
        </draw:frame>
        <draw:frame draw:style-name="gr115" draw:text-style-name="P19" draw:layer="layout" svg:width="0.815cm" svg:height="0.569cm" svg:x="5.157cm" svg:y="6.537cm">
          <draw:text-box>
            <text:p><text:span text:style-name="T15">30</text:span></text:p>
          </draw:text-box>
        </draw:frame>
        <draw:frame draw:style-name="gr115" draw:text-style-name="P19" draw:layer="layout" svg:width="0.815cm" svg:height="0.569cm" svg:x="5.157cm" svg:y="5.799cm">
          <draw:text-box>
            <text:p><text:span text:style-name="T15">31</text:span></text:p>
          </draw:text-box>
        </draw:frame>
        <draw:frame draw:style-name="gr115" draw:text-style-name="P19" draw:layer="layout" svg:width="0.815cm" svg:height="0.569cm" svg:x="5.157cm" svg:y="5.06cm">
          <draw:text-box>
            <text:p><text:span text:style-name="T15">32</text:span></text:p>
          </draw:text-box>
        </draw:frame>
        <draw:frame draw:style-name="gr115" draw:text-style-name="P19" draw:layer="layout" svg:width="0.815cm" svg:height="0.569cm" svg:x="5.157cm" svg:y="4.295cm">
          <draw:text-box>
            <text:p><text:span text:style-name="T15">33</text:span></text:p>
          </draw:text-box>
        </draw:frame>
        <draw:line draw:style-name="gr112" draw:text-style-name="P9" draw:layer="layout" svg:x1="5.581cm" svg:y1="9.673cm" svg:x2="5.731cm" svg:y2="9.673cm">
          <text:p/>
        </draw:line>
        <draw:line draw:style-name="gr112" draw:text-style-name="P9" draw:layer="layout" svg:x1="5.581cm" svg:y1="8.926cm" svg:x2="5.731cm" svg:y2="8.926cm">
          <text:p/>
        </draw:line>
        <draw:line draw:style-name="gr112" draw:text-style-name="P9" draw:layer="layout" svg:x1="5.581cm" svg:y1="8.18cm" svg:x2="5.731cm" svg:y2="8.18cm">
          <text:p/>
        </draw:line>
        <draw:line draw:style-name="gr112" draw:text-style-name="P9" draw:layer="layout" svg:x1="5.581cm" svg:y1="7.434cm" svg:x2="5.731cm" svg:y2="7.434cm">
          <text:p/>
        </draw:line>
        <draw:line draw:style-name="gr112" draw:text-style-name="P9" draw:layer="layout" svg:x1="5.581cm" svg:y1="6.688cm" svg:x2="5.731cm" svg:y2="6.688cm">
          <text:p/>
        </draw:line>
        <draw:line draw:style-name="gr112" draw:text-style-name="P9" draw:layer="layout" svg:x1="5.581cm" svg:y1="5.942cm" svg:x2="5.731cm" svg:y2="5.942cm">
          <text:p/>
        </draw:line>
        <draw:line draw:style-name="gr112" draw:text-style-name="P9" draw:layer="layout" svg:x1="5.581cm" svg:y1="5.196cm" svg:x2="5.731cm" svg:y2="5.196cm">
          <text:p/>
        </draw:line>
        <draw:polyline draw:style-name="gr112" draw:text-style-name="P9" draw:layer="layout" svg:width="0.149cm" svg:height="5.221cm" svg:x="5.581cm" svg:y="4.45cm" svg:viewBox="0 0 150 5222" draw:points="0,0 150,0 150,5222">
          <text:p/>
        </draw:polyline>
        <draw:polygon draw:style-name="gr116" draw:text-style-name="P9" draw:layer="layout" svg:width="0.562cm" svg:height="1.954cm" svg:x="5.688cm" svg:y="4.707cm" svg:viewBox="0 0 563 1955" draw:points="86,0 563,1933 520,1944 477,1955 0,22 43,11">
          <text:p/>
        </draw:polygon>
        <draw:polygon draw:style-name="gr116" draw:text-style-name="P9" draw:layer="layout" svg:width="0.042cm" svg:height="0.043cm" svg:x="6.165cm" svg:y="6.651cm" svg:viewBox="0 0 43 44" draw:points="43,0 39,44 31,42 24,40 18,36 12,31 7,25 3,18 0,11 0,11">
          <text:p/>
        </draw:polygon>
        <draw:polygon draw:style-name="gr116" draw:text-style-name="P9" draw:layer="layout" svg:width="0.485cm" svg:height="0.131cm" svg:x="6.204cm" svg:y="6.607cm" svg:viewBox="0 0 486 132" draw:points="8,0 486,45 482,89 478,132 0,88 4,44">
          <text:p/>
        </draw:polygon>
        <draw:polygon draw:style-name="gr116" draw:text-style-name="P9" draw:layer="layout" svg:width="0.008cm" svg:height="0.043cm" svg:x="6.682cm" svg:y="6.696cm" svg:viewBox="0 0 9 44" draw:points="4,0 9,44 1,44 0,44">
          <text:p/>
        </draw:polygon>
        <draw:polygon draw:style-name="gr116" draw:text-style-name="P9" draw:layer="layout" svg:width="0.487cm" svg:height="0.139cm" svg:x="6.681cm" svg:y="6.599cm" svg:viewBox="0 0 488 140" draw:points="0,53 478,0 483,44 488,88 10,140 5,97">
          <text:p/>
        </draw:polygon>
        <draw:polygon draw:style-name="gr116" draw:text-style-name="P9" draw:layer="layout" svg:width="0.04cm" svg:height="0.043cm" svg:x="7.159cm" svg:y="6.599cm" svg:viewBox="0 0 41 44" draw:points="5,44 0,0 8,0 15,1 23,4 29,7 35,12 40,18 41,19">
          <text:p/>
        </draw:polygon>
        <draw:polygon draw:style-name="gr116" draw:text-style-name="P9" draw:layer="layout" svg:width="0.549cm" svg:height="0.742cm" svg:x="7.128cm" svg:y="6.618cm" svg:viewBox="0 0 550 743" draw:points="72,0 550,694 514,719 478,743 0,50 36,25">
          <text:p/>
        </draw:polygon>
        <draw:polygon draw:style-name="gr116" draw:text-style-name="P9" draw:layer="layout" svg:width="0.046cm" svg:height="0.043cm" svg:x="7.606cm" svg:y="7.337cm" svg:viewBox="0 0 47 44" draw:points="36,0 47,43 39,44 31,44 24,42 17,40 10,36 4,31 0,25">
          <text:p/>
        </draw:polygon>
        <draw:polygon draw:style-name="gr116" draw:text-style-name="P9" draw:layer="layout" svg:width="0.499cm" svg:height="0.204cm" svg:x="7.63cm" svg:y="7.175cm" svg:viewBox="0 0 500 205" draw:points="0,119 478,0 489,43 500,86 22,205 11,162">
          <text:p/>
        </draw:polygon>
        <draw:polygon draw:style-name="gr116" draw:text-style-name="P9" draw:layer="layout" svg:width="0.01cm" svg:height="0.042cm" svg:x="8.119cm" svg:y="7.217cm" svg:viewBox="0 0 11 43" draw:points="0,0 11,43 11,43">
          <text:p/>
        </draw:polygon>
        <draw:polygon draw:style-name="gr116" draw:text-style-name="P9" draw:layer="layout" svg:width="0.498cm" svg:height="0.204cm" svg:x="8.108cm" svg:y="7.055cm" svg:viewBox="0 0 499 205" draw:points="0,119 477,0 488,43 499,86 22,205 11,162">
          <text:p/>
        </draw:polygon>
        <draw:polygon draw:style-name="gr116" draw:text-style-name="P9" draw:layer="layout" svg:width="0.045cm" svg:height="0.043cm" svg:x="8.585cm" svg:y="7.054cm" svg:viewBox="0 0 46 44" draw:points="11,44 0,1 8,0 16,0 23,2 30,4 37,8 43,13 46,17">
          <text:p/>
        </draw:polygon>
        <draw:polygon draw:style-name="gr116" draw:text-style-name="P9" draw:layer="layout" svg:width="0.547cm" svg:height="0.673cm" svg:x="8.561cm" svg:y="7.071cm" svg:viewBox="0 0 548 674" draw:points="70,0 548,620 513,647 478,674 0,54 35,27">
          <text:p/>
        </draw:polygon>
        <draw:polygon draw:style-name="gr116" draw:text-style-name="P9" draw:layer="layout" svg:width="0.068cm" svg:height="0.043cm" svg:x="9.039cm" svg:y="7.718cm" svg:viewBox="0 0 69 44" draw:points="35,0 69,28 64,33 58,38 51,41 43,43 36,44 28,43 21,42 14,39 7,34 2,29 0,27">
          <text:p/>
        </draw:polygon>
        <draw:polygon draw:style-name="gr116" draw:text-style-name="P9" draw:layer="layout" svg:width="0.545cm" svg:height="0.645cm" svg:x="9.04cm" svg:y="7.1cm" svg:viewBox="0 0 546 646" draw:points="0,590 478,0 512,28 546,56 68,646 34,618">
          <text:p/>
        </draw:polygon>
        <draw:polygon draw:style-name="gr116" draw:text-style-name="P9" draw:layer="layout" svg:width="0.038cm" svg:height="0.043cm" svg:x="9.518cm" svg:y="7.084cm" svg:viewBox="0 0 39 44" draw:points="34,44 0,16 5,11 11,6 18,3 26,1 33,0 39,0">
          <text:p/>
        </draw:polygon>
        <draw:polygon draw:style-name="gr116" draw:text-style-name="P9" draw:layer="layout" svg:width="0.487cm" svg:height="0.146cm" svg:x="9.547cm" svg:y="7.084cm" svg:viewBox="0 0 488 147" draw:points="10,0 488,60 483,104 478,147 0,88 5,44">
          <text:p/>
        </draw:polygon>
        <draw:polygon draw:style-name="gr116" draw:text-style-name="P9" draw:layer="layout" svg:width="0.017cm" svg:height="0.043cm" svg:x="10.03cm" svg:y="7.144cm" svg:viewBox="0 0 18 44" draw:points="0,44 5,0 13,2 18,4">
          <text:p/>
        </draw:polygon>
        <draw:polygon draw:style-name="gr116" draw:text-style-name="P9" draw:layer="layout" svg:width="0.513cm" svg:height="0.288cm" svg:x="10.012cm" svg:y="7.148cm" svg:viewBox="0 0 514 289" draw:points="36,0 514,209 496,249 478,289 0,80 18,40">
          <text:p/>
        </draw:polygon>
        <draw:polygon draw:style-name="gr116" draw:text-style-name="P9" draw:layer="layout" svg:width="0.023cm" svg:height="0.039cm" svg:x="10.508cm" svg:y="7.357cm" svg:viewBox="0 0 24 40" draw:points="0,40 18,0 24,3">
          <text:p/>
        </draw:polygon>
        <draw:polygon draw:style-name="gr116" draw:text-style-name="P9" draw:layer="layout" svg:width="0.524cm" svg:height="0.386cm" svg:x="10.484cm" svg:y="7.36cm" svg:viewBox="0 0 525 387" draw:points="48,0 525,314 501,350 477,387 0,74 24,37">
          <text:p/>
        </draw:polygon>
        <draw:polygon draw:style-name="gr116" draw:text-style-name="P9" draw:layer="layout" svg:width="0.06cm" svg:height="0.043cm" svg:x="10.961cm" svg:y="7.71cm" svg:viewBox="0 0 61 44" draw:points="24,0 61,24 57,30 51,35 44,39 37,42 30,44 22,44 15,43 7,41 0,37 0,37">
          <text:p/>
        </draw:polygon>
        <draw:polygon draw:style-name="gr116" draw:text-style-name="P9" draw:layer="layout" svg:width="0.551cm" svg:height="0.8cm" svg:x="10.948cm" svg:y="6.933cm" svg:viewBox="0 0 552 801" draw:points="0,753 478,0 515,24 552,48 74,801 37,777">
          <text:p/>
        </draw:polygon>
        <draw:polygon draw:style-name="gr116" draw:text-style-name="P9" draw:layer="layout" svg:width="0.061cm" svg:height="0.043cm" svg:x="11.426cm" svg:y="6.913cm" svg:viewBox="0 0 62 44" draw:points="37,44 0,20 4,14 10,9 17,5 24,2 31,0 39,0 46,1 54,3 61,7 62,8">
          <text:p/>
        </draw:polygon>
        <draw:polygon draw:style-name="gr116" draw:text-style-name="P9" draw:layer="layout" svg:width="0.527cm" svg:height="0.406cm" svg:x="11.438cm" svg:y="6.921cm" svg:viewBox="0 0 528 407" draw:points="50,0 528,335 503,371 478,407 0,72 25,36">
          <text:p/>
        </draw:polygon>
        <draw:polygon draw:style-name="gr116" draw:text-style-name="P9" draw:layer="layout" svg:width="0.056cm" svg:height="0.043cm" svg:x="11.916cm" svg:y="7.292cm" svg:viewBox="0 0 57 44" draw:points="25,0 57,30 51,35 45,39 37,42 30,44 22,44 15,43 7,40 1,37 0,36">
          <text:p/>
        </draw:polygon>
        <draw:polygon draw:style-name="gr116" draw:text-style-name="P9" draw:layer="layout" svg:width="0.541cm" svg:height="0.558cm" svg:x="11.909cm" svg:y="6.763cm" svg:viewBox="0 0 542 559" draw:points="0,500 478,0 510,30 542,60 64,559 32,530">
          <text:p/>
        </draw:polygon>
        <draw:polygon draw:style-name="gr116" draw:text-style-name="P9" draw:layer="layout" svg:width="0.031cm" svg:height="0.034cm" svg:x="12.387cm" svg:y="6.758cm" svg:viewBox="0 0 32 35" draw:points="32,35 0,5 5,0">
          <text:p/>
        </draw:polygon>
        <draw:polygon draw:style-name="gr116" draw:text-style-name="P9" draw:layer="layout" svg:width="0.531cm" svg:height="0.434cm" svg:x="12.392cm" svg:y="6.392cm" svg:viewBox="0 0 532 435" draw:points="0,365 478,0 505,35 532,70 54,435 27,400">
          <text:p/>
        </draw:polygon>
        <draw:polygon draw:style-name="gr116" draw:text-style-name="P9" draw:layer="layout" svg:width="0.048cm" svg:height="0.043cm" svg:x="12.87cm" svg:y="6.383cm" svg:viewBox="0 0 49 44" draw:points="27,44 0,9 7,5 14,2 21,0 29,0 37,1 44,3 49,6">
          <text:p/>
        </draw:polygon>
        <draw:polygon draw:style-name="gr116" draw:text-style-name="P9" draw:layer="layout" svg:width="0.52cm" svg:height="0.343cm" svg:x="12.875cm" svg:y="6.389cm" svg:viewBox="0 0 521 344" draw:points="44,0 521,269 499,307 477,344 0,76 22,38">
          <text:p/>
        </draw:polygon>
        <draw:polygon draw:style-name="gr116" draw:text-style-name="P9" draw:layer="layout" svg:width="0.021cm" svg:height="0.043cm" svg:x="13.352cm" svg:y="6.696cm" svg:viewBox="0 0 22 44" draw:points="22,0 21,44 14,43 6,41 0,38">
          <text:p/>
        </draw:polygon>
        <draw:polygon draw:style-name="gr116" draw:text-style-name="P9" draw:layer="layout" svg:width="0.479cm" svg:height="0.094cm" svg:x="13.373cm" svg:y="6.652cm" svg:viewBox="0 0 480 95" draw:points="2,0 480,7 479,51 478,95 0,88 1,44">
          <text:p/>
        </draw:polygon>
        <draw:polygon draw:style-name="gr116" draw:text-style-name="P9" draw:layer="layout" svg:width="0.025cm" svg:height="0.043cm" svg:x="13.852cm" svg:y="6.659cm" svg:viewBox="0 0 26 44" draw:points="0,44 1,0 8,1 16,3 23,6 26,9">
          <text:p/>
        </draw:polygon>
        <draw:polygon draw:style-name="gr116" draw:text-style-name="P9" draw:layer="layout" svg:width="0.529cm" svg:height="0.427cm" svg:x="13.826cm" svg:y="6.668cm" svg:viewBox="0 0 530 428" draw:points="52,0 530,358 504,393 478,428 0,70 26,35">
          <text:p/>
        </draw:polygon>
        <draw:polygon draw:style-name="gr116" draw:text-style-name="P9" draw:layer="layout" svg:width="0.026cm" svg:height="0.043cm" svg:x="14.304cm" svg:y="7.061cm" svg:viewBox="0 0 27 44" draw:points="26,0 27,44 20,44 12,42 5,39 0,35">
          <text:p/>
        </draw:polygon>
        <draw:polygon draw:style-name="gr116" draw:text-style-name="P9" draw:layer="layout" svg:width="0.479cm" svg:height="0.102cm" svg:x="14.329cm" svg:y="7.002cm" svg:viewBox="0 0 480 103" draw:points="0,15 478,0 479,44 480,88 2,103 1,59">
          <text:p/>
        </draw:polygon>
        <draw:polygon draw:style-name="gr116" draw:text-style-name="P9" draw:layer="layout" svg:width="0.021cm" svg:height="0.043cm" svg:x="14.807cm" svg:y="7.002cm" svg:viewBox="0 0 22 44" draw:points="1,44 0,0 7,0 15,2 22,5 22,5">
          <text:p/>
        </draw:polygon>
        <draw:polygon draw:style-name="gr116" draw:text-style-name="P9" draw:layer="layout" svg:width="0.519cm" svg:height="0.337cm" svg:x="14.787cm" svg:y="7.007cm" svg:viewBox="0 0 520 338" draw:points="42,0 520,261 499,300 478,338 0,78 21,39">
          <text:p/>
        </draw:polygon>
        <draw:polygon draw:style-name="gr116" draw:text-style-name="P9" draw:layer="layout" svg:width="0.248cm" svg:height="0.248cm" svg:x="5.606cm" svg:y="4.594cm" svg:viewBox="0 0 249 249" draw:points="0,0 0,249 249,249 249,0">
          <text:p/>
        </draw:polygon>
        <draw:polyline draw:style-name="gr117" draw:text-style-name="P9" draw:layer="layout" svg:width="0.248cm" svg:height="0.248cm" svg:x="5.606cm" svg:y="4.594cm" svg:viewBox="0 0 249 249" draw:points="0,0 0,249 249,249 249,0 0,0">
          <text:p/>
        </draw:polyline>
        <draw:polygon draw:style-name="gr118" draw:text-style-name="P9" draw:layer="layout" svg:width="0.248cm" svg:height="0.248cm" svg:x="6.083cm" svg:y="6.527cm" svg:viewBox="0 0 249 249" draw:points="0,0 0,249 249,249 249,0">
          <text:p/>
        </draw:polygon>
        <draw:polyline draw:style-name="gr117" draw:text-style-name="P9" draw:layer="layout" svg:width="0.248cm" svg:height="0.248cm" svg:x="6.083cm" svg:y="6.527cm" svg:viewBox="0 0 249 249" draw:points="0,0 0,249 249,249 249,0 0,0">
          <text:p/>
        </draw:polyline>
        <draw:polygon draw:style-name="gr118" draw:text-style-name="P9" draw:layer="layout" svg:width="0.248cm" svg:height="0.248cm" svg:x="6.561cm" svg:y="6.571cm" svg:viewBox="0 0 249 249" draw:points="0,0 0,249 249,249 249,0">
          <text:p/>
        </draw:polygon>
        <draw:polyline draw:style-name="gr117" draw:text-style-name="P9" draw:layer="layout" svg:width="0.248cm" svg:height="0.248cm" svg:x="6.561cm" svg:y="6.571cm" svg:viewBox="0 0 249 249" draw:points="0,0 0,249 249,249 249,0 0,0">
          <text:p/>
        </draw:polyline>
        <draw:polygon draw:style-name="gr118" draw:text-style-name="P9" draw:layer="layout" svg:width="0.248cm" svg:height="0.248cm" svg:x="7.039cm" svg:y="6.519cm" svg:viewBox="0 0 249 249" draw:points="0,0 0,249 249,249 249,0">
          <text:p/>
        </draw:polygon>
        <draw:polyline draw:style-name="gr117" draw:text-style-name="P9" draw:layer="layout" svg:width="0.248cm" svg:height="0.248cm" svg:x="7.039cm" svg:y="6.519cm" svg:viewBox="0 0 249 249" draw:points="0,0 0,249 249,249 249,0 0,0">
          <text:p/>
        </draw:polyline>
        <draw:polygon draw:style-name="gr118" draw:text-style-name="P9" draw:layer="layout" svg:width="0.248cm" svg:height="0.248cm" svg:x="7.517cm" svg:y="7.212cm" svg:viewBox="0 0 249 249" draw:points="0,0 0,249 249,249 249,0">
          <text:p/>
        </draw:polygon>
        <draw:polyline draw:style-name="gr117" draw:text-style-name="P9" draw:layer="layout" svg:width="0.248cm" svg:height="0.248cm" svg:x="7.517cm" svg:y="7.212cm" svg:viewBox="0 0 249 249" draw:points="0,0 0,249 249,249 249,0 0,0">
          <text:p/>
        </draw:polyline>
        <draw:polygon draw:style-name="gr118" draw:text-style-name="P9" draw:layer="layout" svg:width="0.248cm" svg:height="0.248cm" svg:x="7.995cm" svg:y="7.093cm" svg:viewBox="0 0 249 249" draw:points="0,0 0,249 249,249 249,0">
          <text:p/>
        </draw:polygon>
        <draw:polyline draw:style-name="gr117" draw:text-style-name="P9" draw:layer="layout" svg:width="0.248cm" svg:height="0.248cm" svg:x="7.995cm" svg:y="7.093cm" svg:viewBox="0 0 249 249" draw:points="0,0 0,249 249,249 249,0 0,0">
          <text:p/>
        </draw:polyline>
        <draw:polygon draw:style-name="gr118" draw:text-style-name="P9" draw:layer="layout" svg:width="0.248cm" svg:height="0.248cm" svg:x="8.472cm" svg:y="6.974cm" svg:viewBox="0 0 249 249" draw:points="0,0 0,249 249,249 249,0">
          <text:p/>
        </draw:polygon>
        <draw:polyline draw:style-name="gr117" draw:text-style-name="P9" draw:layer="layout" svg:width="0.248cm" svg:height="0.248cm" svg:x="8.472cm" svg:y="6.974cm" svg:viewBox="0 0 249 249" draw:points="0,0 0,249 249,249 249,0 0,0">
          <text:p/>
        </draw:polyline>
        <draw:polygon draw:style-name="gr118" draw:text-style-name="P9" draw:layer="layout" svg:width="0.248cm" svg:height="0.248cm" svg:x="8.95cm" svg:y="7.594cm" svg:viewBox="0 0 249 249" draw:points="0,0 0,249 249,249 249,0">
          <text:p/>
        </draw:polygon>
        <draw:polyline draw:style-name="gr117" draw:text-style-name="P9" draw:layer="layout" svg:width="0.248cm" svg:height="0.248cm" svg:x="8.95cm" svg:y="7.594cm" svg:viewBox="0 0 249 249" draw:points="0,0 0,249 249,249 249,0 0,0">
          <text:p/>
        </draw:polyline>
        <draw:polygon draw:style-name="gr118" draw:text-style-name="P9" draw:layer="layout" svg:width="0.248cm" svg:height="0.248cm" svg:x="9.428cm" svg:y="7.003cm" svg:viewBox="0 0 249 249" draw:points="0,0 0,249 249,249 249,0">
          <text:p/>
        </draw:polygon>
        <draw:polyline draw:style-name="gr117" draw:text-style-name="P9" draw:layer="layout" svg:width="0.248cm" svg:height="0.248cm" svg:x="9.428cm" svg:y="7.003cm" svg:viewBox="0 0 249 249" draw:points="0,0 0,249 249,249 249,0 0,0">
          <text:p/>
        </draw:polyline>
        <draw:polygon draw:style-name="gr118" draw:text-style-name="P9" draw:layer="layout" svg:width="0.248cm" svg:height="0.248cm" svg:x="9.906cm" svg:y="7.063cm" svg:viewBox="0 0 249 249" draw:points="0,0 0,249 249,249 249,0">
          <text:p/>
        </draw:polygon>
        <draw:polyline draw:style-name="gr117" draw:text-style-name="P9" draw:layer="layout" svg:width="0.248cm" svg:height="0.248cm" svg:x="9.906cm" svg:y="7.063cm" svg:viewBox="0 0 249 249" draw:points="0,0 0,249 249,249 249,0 0,0">
          <text:p/>
        </draw:polyline>
        <draw:polygon draw:style-name="gr118" draw:text-style-name="P9" draw:layer="layout" svg:width="0.248cm" svg:height="0.248cm" svg:x="10.384cm" svg:y="7.272cm" svg:viewBox="0 0 249 249" draw:points="0,0 0,249 249,249 249,0">
          <text:p/>
        </draw:polygon>
        <draw:polyline draw:style-name="gr117" draw:text-style-name="P9" draw:layer="layout" svg:width="0.248cm" svg:height="0.248cm" svg:x="10.384cm" svg:y="7.272cm" svg:viewBox="0 0 249 249" draw:points="0,0 0,249 249,249 249,0 0,0">
          <text:p/>
        </draw:polyline>
        <draw:polygon draw:style-name="gr118" draw:text-style-name="P9" draw:layer="layout" svg:width="0.248cm" svg:height="0.248cm" svg:x="10.86cm" svg:y="7.586cm" svg:viewBox="0 0 249 249" draw:points="0,0 0,249 249,249 249,0">
          <text:p/>
        </draw:polygon>
        <draw:polyline draw:style-name="gr117" draw:text-style-name="P9" draw:layer="layout" svg:width="0.248cm" svg:height="0.248cm" svg:x="10.86cm" svg:y="7.586cm" svg:viewBox="0 0 249 249" draw:points="0,0 0,249 249,249 249,0 0,0">
          <text:p/>
        </draw:polyline>
        <draw:polygon draw:style-name="gr118" draw:text-style-name="P9" draw:layer="layout" svg:width="0.248cm" svg:height="0.248cm" svg:x="11.338cm" svg:y="6.832cm" svg:viewBox="0 0 249 249" draw:points="0,0 0,249 249,249 249,0">
          <text:p/>
        </draw:polygon>
        <draw:polyline draw:style-name="gr117" draw:text-style-name="P9" draw:layer="layout" svg:width="0.248cm" svg:height="0.248cm" svg:x="11.338cm" svg:y="6.832cm" svg:viewBox="0 0 249 249" draw:points="0,0 0,249 249,249 249,0 0,0">
          <text:p/>
        </draw:polyline>
        <draw:polygon draw:style-name="gr118" draw:text-style-name="P9" draw:layer="layout" svg:width="0.248cm" svg:height="0.248cm" svg:x="11.816cm" svg:y="7.168cm" svg:viewBox="0 0 249 249" draw:points="0,0 0,249 249,249 249,0">
          <text:p/>
        </draw:polygon>
        <draw:polyline draw:style-name="gr117" draw:text-style-name="P9" draw:layer="layout" svg:width="0.248cm" svg:height="0.248cm" svg:x="11.816cm" svg:y="7.168cm" svg:viewBox="0 0 249 249" draw:points="0,0 0,249 249,249 249,0 0,0">
          <text:p/>
        </draw:polyline>
        <draw:polygon draw:style-name="gr118" draw:text-style-name="P9" draw:layer="layout" svg:width="0.248cm" svg:height="0.248cm" svg:x="12.294cm" svg:y="6.668cm" svg:viewBox="0 0 249 249" draw:points="0,0 0,249 249,249 249,0">
          <text:p/>
        </draw:polygon>
        <draw:polyline draw:style-name="gr117" draw:text-style-name="P9" draw:layer="layout" svg:width="0.248cm" svg:height="0.248cm" svg:x="12.294cm" svg:y="6.668cm" svg:viewBox="0 0 249 249" draw:points="0,0 0,249 249,249 249,0 0,0">
          <text:p/>
        </draw:polyline>
        <draw:polygon draw:style-name="gr118" draw:text-style-name="P9" draw:layer="layout" svg:width="0.248cm" svg:height="0.248cm" svg:x="12.772cm" svg:y="6.303cm" svg:viewBox="0 0 249 249" draw:points="0,0 0,249 249,249 249,0">
          <text:p/>
        </draw:polygon>
        <draw:polyline draw:style-name="gr117" draw:text-style-name="P9" draw:layer="layout" svg:width="0.248cm" svg:height="0.248cm" svg:x="12.772cm" svg:y="6.303cm" svg:viewBox="0 0 249 249" draw:points="0,0 0,249 249,249 249,0 0,0">
          <text:p/>
        </draw:polyline>
        <draw:polygon draw:style-name="gr118" draw:text-style-name="P9" draw:layer="layout" svg:width="0.248cm" svg:height="0.248cm" svg:x="13.249cm" svg:y="6.571cm" svg:viewBox="0 0 249 249" draw:points="0,0 0,249 249,249 249,0">
          <text:p/>
        </draw:polygon>
        <draw:polyline draw:style-name="gr117" draw:text-style-name="P9" draw:layer="layout" svg:width="0.248cm" svg:height="0.248cm" svg:x="13.249cm" svg:y="6.571cm" svg:viewBox="0 0 249 249" draw:points="0,0 0,249 249,249 249,0 0,0">
          <text:p/>
        </draw:polyline>
        <draw:polygon draw:style-name="gr118" draw:text-style-name="P9" draw:layer="layout" svg:width="0.248cm" svg:height="0.248cm" svg:x="13.727cm" svg:y="6.578cm" svg:viewBox="0 0 249 249" draw:points="0,0 0,249 249,249 249,0">
          <text:p/>
        </draw:polygon>
        <draw:polyline draw:style-name="gr117" draw:text-style-name="P9" draw:layer="layout" svg:width="0.248cm" svg:height="0.248cm" svg:x="13.727cm" svg:y="6.578cm" svg:viewBox="0 0 249 249" draw:points="0,0 0,249 249,249 249,0 0,0">
          <text:p/>
        </draw:polyline>
        <draw:polygon draw:style-name="gr118" draw:text-style-name="P9" draw:layer="layout" svg:width="0.248cm" svg:height="0.248cm" svg:x="14.205cm" svg:y="6.937cm" svg:viewBox="0 0 249 249" draw:points="0,0 0,249 249,249 249,0">
          <text:p/>
        </draw:polygon>
        <draw:polyline draw:style-name="gr117" draw:text-style-name="P9" draw:layer="layout" svg:width="0.248cm" svg:height="0.248cm" svg:x="14.205cm" svg:y="6.937cm" svg:viewBox="0 0 249 249" draw:points="0,0 0,249 249,249 249,0 0,0">
          <text:p/>
        </draw:polyline>
        <draw:polygon draw:style-name="gr118" draw:text-style-name="P9" draw:layer="layout" svg:width="0.248cm" svg:height="0.248cm" svg:x="14.683cm" svg:y="6.922cm" svg:viewBox="0 0 249 249" draw:points="0,0 0,249 249,249 249,0">
          <text:p/>
        </draw:polygon>
        <draw:polyline draw:style-name="gr117" draw:text-style-name="P9" draw:layer="layout" svg:width="0.248cm" svg:height="0.248cm" svg:x="14.683cm" svg:y="6.922cm" svg:viewBox="0 0 249 249" draw:points="0,0 0,249 249,249 249,0 0,0">
          <text:p/>
        </draw:polyline>
        <draw:polygon draw:style-name="gr118" draw:text-style-name="P9" draw:layer="layout" svg:width="0.248cm" svg:height="0.248cm" svg:x="15.161cm" svg:y="7.183cm" svg:viewBox="0 0 249 249" draw:points="0,0 0,249 249,249 249,0">
          <text:p/>
        </draw:polygon>
        <draw:polyline draw:style-name="gr117" draw:text-style-name="P9" draw:layer="layout" svg:width="0.248cm" svg:height="0.248cm" svg:x="15.161cm" svg:y="7.183cm" svg:viewBox="0 0 249 249" draw:points="0,0 0,249 249,249 249,0 0,0">
          <text:p/>
        </draw:polyline>
        <draw:polygon draw:style-name="gr118" draw:text-style-name="P9" draw:layer="layout" svg:width="0.315cm" svg:height="0.087cm" svg:x="15.778cm" svg:y="7.315cm" svg:viewBox="0 0 316 88" draw:points="0,0 316,0 316,88 0,88">
          <text:p/>
        </draw:polygon>
        <draw:polygon draw:style-name="gr118" draw:text-style-name="P9" draw:layer="layout" svg:width="0.158cm" svg:height="0.157cm" svg:x="15.857cm" svg:y="7.279cm" svg:viewBox="0 0 159 158" draw:points="0,0 0,158 159,158 159,0">
          <text:p/>
        </draw:polygon>
        <draw:polyline draw:style-name="gr117" draw:text-style-name="P9" draw:layer="layout" svg:width="0.158cm" svg:height="0.157cm" svg:x="15.857cm" svg:y="7.279cm" svg:viewBox="0 0 159 158" draw:points="0,0 0,158 159,158 159,0 0,0">
          <text:p/>
        </draw:polyline>
        <draw:frame draw:style-name="gr157" draw:text-style-name="P19" draw:layer="layout" svg:width="2.94cm" svg:height="0.569cm" svg:x="16.161cm" svg:y="7.25cm">
          <draw:text-box>
            <text:p><text:span text:style-name="T15">Qualität (Agent mit </text:span></text:p>
          </draw:text-box>
        </draw:frame>
        <draw:frame draw:style-name="gr158" draw:text-style-name="P19" draw:layer="layout" svg:width="3.135cm" svg:height="0.569cm" svg:x="16.161cm" svg:y="7.618cm">
          <draw:text-box>
            <text:p><text:span text:style-name="T15">zufälliger Bewegung)</text:span></text:p>
          </draw:text-box>
        </draw:frame>
        <draw:frame draw:style-name="gr159" draw:text-style-name="P20" draw:layer="layout" svg:width="4.287cm" svg:height="0.603cm" svg:x="8.317cm" svg:y="10.463cm">
          <draw:text-box>
            <text:p><text:span text:style-name="T16">Geschwindigkeit Zielobjekt</text:span></text:p>
          </draw:text-box>
        </draw:frame>
        <draw:frame draw:style-name="gr160" draw:text-style-name="P20" draw:layer="layout" svg:width="2.526cm" svg:height="0.603cm" draw:transform="rotate (1.5707963267946) translate (4.782cm 7.998cm)">
          <draw:text-box>
            <text:p><text:span text:style-name="T16">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office:forms form:automatic-focus="false" form:apply-design-mode="false"/>
        <draw:polygon draw:style-name="gr111" draw:text-style-name="P9" draw:layer="layout" svg:width="15.207cm" svg:height="6.977cm" svg:x="5.09cm" svg:y="3.175cm" svg:viewBox="0 0 15208 6978" draw:points="0,0 15208,0 15208,6978 0,6978">
          <text:p/>
        </draw:polygon>
        <draw:polyline draw:style-name="gr112" draw:text-style-name="P9" draw:layer="layout" svg:width="9.107cm" svg:height="5.221cm" svg:x="6.819cm" svg:y="3.499cm" svg:viewBox="0 0 9108 5222" draw:points="4554,5222 0,5222 0,0 9108,0 9108,5222 4554,5222">
          <text:p/>
        </draw:polyline>
        <draw:line draw:style-name="gr112" draw:text-style-name="P9" draw:layer="layout" svg:x1="15.927cm" svg:y1="8.721cm" svg:x2="6.819cm" svg:y2="8.721cm">
          <text:p/>
        </draw:line>
        <draw:line draw:style-name="gr112" draw:text-style-name="P9" draw:layer="layout" svg:x1="15.927cm" svg:y1="7.85cm" svg:x2="6.819cm" svg:y2="7.85cm">
          <text:p/>
        </draw:line>
        <draw:line draw:style-name="gr112" draw:text-style-name="P9" draw:layer="layout" svg:x1="15.927cm" svg:y1="6.98cm" svg:x2="6.819cm" svg:y2="6.98cm">
          <text:p/>
        </draw:line>
        <draw:line draw:style-name="gr112" draw:text-style-name="P9" draw:layer="layout" svg:x1="15.927cm" svg:y1="6.109cm" svg:x2="6.819cm" svg:y2="6.109cm">
          <text:p/>
        </draw:line>
        <draw:line draw:style-name="gr112" draw:text-style-name="P9" draw:layer="layout" svg:x1="15.927cm" svg:y1="5.239cm" svg:x2="6.819cm" svg:y2="5.239cm">
          <text:p/>
        </draw:line>
        <draw:line draw:style-name="gr112" draw:text-style-name="P9" draw:layer="layout" svg:x1="15.927cm" svg:y1="4.368cm" svg:x2="6.819cm" svg:y2="4.368cm">
          <text:p/>
        </draw:line>
        <draw:line draw:style-name="gr112" draw:text-style-name="P9" draw:layer="layout" svg:x1="15.927cm" svg:y1="3.498cm" svg:x2="6.819cm" svg:y2="3.498cm">
          <text:p/>
        </draw:line>
        <draw:frame draw:style-name="gr125" draw:text-style-name="P19" draw:layer="layout" svg:width="0.659cm" svg:height="0.569cm" svg:x="6.73cm" svg:y="9.004cm">
          <draw:text-box>
            <text:p><text:span text:style-name="T15">0</text:span></text:p>
          </draw:text-box>
        </draw:frame>
        <draw:frame draw:style-name="gr125" draw:text-style-name="P19" draw:layer="layout" svg:width="0.896cm" svg:height="0.569cm" svg:x="7.064cm" svg:y="9.004cm">
          <draw:text-box>
            <text:p><text:span text:style-name="T15">0.1</text:span></text:p>
          </draw:text-box>
        </draw:frame>
        <draw:frame draw:style-name="gr125" draw:text-style-name="P19" draw:layer="layout" svg:width="0.896cm" svg:height="0.569cm" svg:x="7.537cm" svg:y="9.004cm">
          <draw:text-box>
            <text:p><text:span text:style-name="T15">0.2</text:span></text:p>
          </draw:text-box>
        </draw:frame>
        <draw:frame draw:style-name="gr125" draw:text-style-name="P19" draw:layer="layout" svg:width="0.896cm" svg:height="0.569cm" svg:x="7.982cm" svg:y="9.004cm">
          <draw:text-box>
            <text:p><text:span text:style-name="T15">0.3</text:span></text:p>
          </draw:text-box>
        </draw:frame>
        <draw:frame draw:style-name="gr125" draw:text-style-name="P19" draw:layer="layout" svg:width="0.896cm" svg:height="0.569cm" svg:x="8.454cm" svg:y="9.004cm">
          <draw:text-box>
            <text:p><text:span text:style-name="T15">0.4</text:span></text:p>
          </draw:text-box>
        </draw:frame>
        <draw:frame draw:style-name="gr125" draw:text-style-name="P19" draw:layer="layout" svg:width="0.896cm" svg:height="0.569cm" svg:x="8.899cm" svg:y="9.004cm">
          <draw:text-box>
            <text:p><text:span text:style-name="T15">0.5</text:span></text:p>
          </draw:text-box>
        </draw:frame>
        <draw:frame draw:style-name="gr125" draw:text-style-name="P19" draw:layer="layout" svg:width="0.896cm" svg:height="0.569cm" svg:x="9.344cm" svg:y="9.004cm">
          <draw:text-box>
            <text:p><text:span text:style-name="T15">0.6</text:span></text:p>
          </draw:text-box>
        </draw:frame>
        <draw:frame draw:style-name="gr125" draw:text-style-name="P19" draw:layer="layout" svg:width="0.896cm" svg:height="0.569cm" svg:x="9.817cm" svg:y="9.004cm">
          <draw:text-box>
            <text:p><text:span text:style-name="T15">0.7</text:span></text:p>
          </draw:text-box>
        </draw:frame>
        <draw:frame draw:style-name="gr125" draw:text-style-name="P19" draw:layer="layout" svg:width="0.896cm" svg:height="0.569cm" svg:x="10.261cm" svg:y="9.004cm">
          <draw:text-box>
            <text:p><text:span text:style-name="T15">0.8</text:span></text:p>
          </draw:text-box>
        </draw:frame>
        <draw:frame draw:style-name="gr125" draw:text-style-name="P19" draw:layer="layout" svg:width="0.896cm" svg:height="0.569cm" svg:x="10.706cm" svg:y="9.004cm">
          <draw:text-box>
            <text:p><text:span text:style-name="T15">0.9</text:span></text:p>
          </draw:text-box>
        </draw:frame>
        <draw:frame draw:style-name="gr125" draw:text-style-name="P19" draw:layer="layout" svg:width="0.659cm" svg:height="0.569cm" svg:x="11.29cm" svg:y="9.004cm">
          <draw:text-box>
            <text:p><text:span text:style-name="T15">1</text:span></text:p>
          </draw:text-box>
        </draw:frame>
        <draw:frame draw:style-name="gr125" draw:text-style-name="P19" draw:layer="layout" svg:width="0.896cm" svg:height="0.569cm" svg:x="11.624cm" svg:y="9.004cm">
          <draw:text-box>
            <text:p><text:span text:style-name="T15">1.1</text:span></text:p>
          </draw:text-box>
        </draw:frame>
        <draw:frame draw:style-name="gr125" draw:text-style-name="P19" draw:layer="layout" svg:width="0.896cm" svg:height="0.569cm" svg:x="12.096cm" svg:y="9.004cm">
          <draw:text-box>
            <text:p><text:span text:style-name="T15">1.2</text:span></text:p>
          </draw:text-box>
        </draw:frame>
        <draw:frame draw:style-name="gr125" draw:text-style-name="P19" draw:layer="layout" svg:width="0.896cm" svg:height="0.569cm" svg:x="12.541cm" svg:y="9.004cm">
          <draw:text-box>
            <text:p><text:span text:style-name="T15">1.3</text:span></text:p>
          </draw:text-box>
        </draw:frame>
        <draw:frame draw:style-name="gr125" draw:text-style-name="P19" draw:layer="layout" svg:width="0.896cm" svg:height="0.569cm" svg:x="12.986cm" svg:y="9.004cm">
          <draw:text-box>
            <text:p><text:span text:style-name="T15">1.4</text:span></text:p>
          </draw:text-box>
        </draw:frame>
        <draw:frame draw:style-name="gr125" draw:text-style-name="P19" draw:layer="layout" svg:width="0.896cm" svg:height="0.569cm" svg:x="13.459cm" svg:y="9.004cm">
          <draw:text-box>
            <text:p><text:span text:style-name="T15">1.5</text:span></text:p>
          </draw:text-box>
        </draw:frame>
        <draw:frame draw:style-name="gr125" draw:text-style-name="P19" draw:layer="layout" svg:width="0.896cm" svg:height="0.569cm" svg:x="13.903cm" svg:y="9.004cm">
          <draw:text-box>
            <text:p><text:span text:style-name="T15">1.6</text:span></text:p>
          </draw:text-box>
        </draw:frame>
        <draw:frame draw:style-name="gr125" draw:text-style-name="P19" draw:layer="layout" svg:width="0.896cm" svg:height="0.569cm" svg:x="14.376cm" svg:y="9.004cm">
          <draw:text-box>
            <text:p><text:span text:style-name="T15">1.7</text:span></text:p>
          </draw:text-box>
        </draw:frame>
        <draw:frame draw:style-name="gr125" draw:text-style-name="P19" draw:layer="layout" svg:width="0.896cm" svg:height="0.569cm" svg:x="14.821cm" svg:y="9.004cm">
          <draw:text-box>
            <text:p><text:span text:style-name="T15">1.8</text:span></text:p>
          </draw:text-box>
        </draw:frame>
        <draw:frame draw:style-name="gr125" draw:text-style-name="P19" draw:layer="layout" svg:width="0.896cm" svg:height="0.569cm" svg:x="15.266cm" svg:y="9.004cm">
          <draw:text-box>
            <text:p><text:span text:style-name="T15">1.9</text:span></text:p>
          </draw:text-box>
        </draw:frame>
        <draw:frame draw:style-name="gr125" draw:text-style-name="P19" draw:layer="layout" svg:width="0.659cm" svg:height="0.569cm" svg:x="15.85cm" svg:y="9.004cm">
          <draw:text-box>
            <text:p><text:span text:style-name="T15">2</text:span></text:p>
          </draw:text-box>
        </draw:frame>
        <draw:line draw:style-name="gr112" draw:text-style-name="P9" draw:layer="layout" svg:x1="6.819cm" svg:y1="8.87cm" svg:x2="6.819cm" svg:y2="8.721cm">
          <text:p/>
        </draw:line>
        <draw:line draw:style-name="gr112" draw:text-style-name="P9" draw:layer="layout" svg:x1="7.274cm" svg:y1="8.87cm" svg:x2="7.274cm" svg:y2="8.721cm">
          <text:p/>
        </draw:line>
        <draw:line draw:style-name="gr112" draw:text-style-name="P9" draw:layer="layout" svg:x1="7.729cm" svg:y1="8.87cm" svg:x2="7.729cm" svg:y2="8.721cm">
          <text:p/>
        </draw:line>
        <draw:line draw:style-name="gr112" draw:text-style-name="P9" draw:layer="layout" svg:x1="8.185cm" svg:y1="8.87cm" svg:x2="8.185cm" svg:y2="8.721cm">
          <text:p/>
        </draw:line>
        <draw:line draw:style-name="gr112" draw:text-style-name="P9" draw:layer="layout" svg:x1="8.64cm" svg:y1="8.87cm" svg:x2="8.64cm" svg:y2="8.721cm">
          <text:p/>
        </draw:line>
        <draw:line draw:style-name="gr112" draw:text-style-name="P9" draw:layer="layout" svg:x1="9.096cm" svg:y1="8.87cm" svg:x2="9.096cm" svg:y2="8.721cm">
          <text:p/>
        </draw:line>
        <draw:line draw:style-name="gr112" draw:text-style-name="P9" draw:layer="layout" svg:x1="9.551cm" svg:y1="8.87cm" svg:x2="9.551cm" svg:y2="8.721cm">
          <text:p/>
        </draw:line>
        <draw:line draw:style-name="gr112" draw:text-style-name="P9" draw:layer="layout" svg:x1="10.006cm" svg:y1="8.87cm" svg:x2="10.006cm" svg:y2="8.721cm">
          <text:p/>
        </draw:line>
        <draw:line draw:style-name="gr112" draw:text-style-name="P9" draw:layer="layout" svg:x1="10.462cm" svg:y1="8.87cm" svg:x2="10.462cm" svg:y2="8.721cm">
          <text:p/>
        </draw:line>
        <draw:line draw:style-name="gr112" draw:text-style-name="P9" draw:layer="layout" svg:x1="10.917cm" svg:y1="8.87cm" svg:x2="10.917cm" svg:y2="8.721cm">
          <text:p/>
        </draw:line>
        <draw:line draw:style-name="gr112" draw:text-style-name="P9" draw:layer="layout" svg:x1="11.373cm" svg:y1="8.87cm" svg:x2="11.373cm" svg:y2="8.721cm">
          <text:p/>
        </draw:line>
        <draw:line draw:style-name="gr112" draw:text-style-name="P9" draw:layer="layout" svg:x1="11.828cm" svg:y1="8.87cm" svg:x2="11.828cm" svg:y2="8.721cm">
          <text:p/>
        </draw:line>
        <draw:line draw:style-name="gr112" draw:text-style-name="P9" draw:layer="layout" svg:x1="12.283cm" svg:y1="8.87cm" svg:x2="12.283cm" svg:y2="8.721cm">
          <text:p/>
        </draw:line>
        <draw:line draw:style-name="gr112" draw:text-style-name="P9" draw:layer="layout" svg:x1="12.739cm" svg:y1="8.87cm" svg:x2="12.739cm" svg:y2="8.721cm">
          <text:p/>
        </draw:line>
        <draw:line draw:style-name="gr112" draw:text-style-name="P9" draw:layer="layout" svg:x1="13.194cm" svg:y1="8.87cm" svg:x2="13.194cm" svg:y2="8.721cm">
          <text:p/>
        </draw:line>
        <draw:line draw:style-name="gr112" draw:text-style-name="P9" draw:layer="layout" svg:x1="13.65cm" svg:y1="8.87cm" svg:x2="13.65cm" svg:y2="8.721cm">
          <text:p/>
        </draw:line>
        <draw:line draw:style-name="gr112" draw:text-style-name="P9" draw:layer="layout" svg:x1="14.105cm" svg:y1="8.87cm" svg:x2="14.105cm" svg:y2="8.721cm">
          <text:p/>
        </draw:line>
        <draw:line draw:style-name="gr112" draw:text-style-name="P9" draw:layer="layout" svg:x1="14.56cm" svg:y1="8.87cm" svg:x2="14.56cm" svg:y2="8.721cm">
          <text:p/>
        </draw:line>
        <draw:line draw:style-name="gr112" draw:text-style-name="P9" draw:layer="layout" svg:x1="15.017cm" svg:y1="8.87cm" svg:x2="15.017cm" svg:y2="8.721cm">
          <text:p/>
        </draw:line>
        <draw:line draw:style-name="gr112" draw:text-style-name="P9" draw:layer="layout" svg:x1="15.472cm" svg:y1="8.87cm" svg:x2="15.472cm" svg:y2="8.721cm">
          <text:p/>
        </draw:line>
        <draw:polyline draw:style-name="gr112" draw:text-style-name="P9" draw:layer="layout" svg:width="0.148cm" svg:height="9.107cm" draw:transform="rotate (1.5707963267946) translate (6.81925554901287cm 8.87018955019687cm)" svg:viewBox="0 0 149 9108" draw:points="0,22747 149,22747 149,13639">
          <text:p/>
        </draw:polyline>
        <draw:frame draw:style-name="gr125" draw:text-style-name="P19" draw:layer="layout" svg:width="0.659cm" svg:height="0.569cm" svg:x="6.424cm" svg:y="8.583cm">
          <draw:text-box>
            <text:p><text:span text:style-name="T15">0</text:span></text:p>
          </draw:text-box>
        </draw:frame>
        <draw:frame draw:style-name="gr125" draw:text-style-name="P19" draw:layer="layout" svg:width="0.815cm" svg:height="0.569cm" svg:x="6.257cm" svg:y="7.713cm">
          <draw:text-box>
            <text:p><text:span text:style-name="T15">20</text:span></text:p>
          </draw:text-box>
        </draw:frame>
        <draw:frame draw:style-name="gr125" draw:text-style-name="P19" draw:layer="layout" svg:width="0.815cm" svg:height="0.569cm" svg:x="6.257cm" svg:y="6.845cm">
          <draw:text-box>
            <text:p><text:span text:style-name="T15">40</text:span></text:p>
          </draw:text-box>
        </draw:frame>
        <draw:frame draw:style-name="gr125" draw:text-style-name="P19" draw:layer="layout" svg:width="0.815cm" svg:height="0.569cm" svg:x="6.257cm" svg:y="5.95cm">
          <draw:text-box>
            <text:p><text:span text:style-name="T15">60</text:span></text:p>
          </draw:text-box>
        </draw:frame>
        <draw:frame draw:style-name="gr125" draw:text-style-name="P19" draw:layer="layout" svg:width="0.815cm" svg:height="0.569cm" svg:x="6.257cm" svg:y="5.081cm">
          <draw:text-box>
            <text:p><text:span text:style-name="T15">80</text:span></text:p>
          </draw:text-box>
        </draw:frame>
        <draw:frame draw:style-name="gr125" draw:text-style-name="P19" draw:layer="layout" svg:width="0.972cm" svg:height="0.569cm" svg:x="6.091cm" svg:y="4.211cm">
          <draw:text-box>
            <text:p><text:span text:style-name="T15">100</text:span></text:p>
          </draw:text-box>
        </draw:frame>
        <draw:frame draw:style-name="gr125" draw:text-style-name="P19" draw:layer="layout" svg:width="0.972cm" svg:height="0.569cm" svg:x="6.091cm" svg:y="3.342cm">
          <draw:text-box>
            <text:p><text:span text:style-name="T15">120</text:span></text:p>
          </draw:text-box>
        </draw:frame>
        <draw:line draw:style-name="gr112" draw:text-style-name="P9" draw:layer="layout" svg:x1="6.67cm" svg:y1="8.721cm" svg:x2="6.82cm" svg:y2="8.721cm">
          <text:p/>
        </draw:line>
        <draw:line draw:style-name="gr112" draw:text-style-name="P9" draw:layer="layout" svg:x1="6.67cm" svg:y1="7.85cm" svg:x2="6.82cm" svg:y2="7.85cm">
          <text:p/>
        </draw:line>
        <draw:line draw:style-name="gr112" draw:text-style-name="P9" draw:layer="layout" svg:x1="6.67cm" svg:y1="6.98cm" svg:x2="6.82cm" svg:y2="6.98cm">
          <text:p/>
        </draw:line>
        <draw:line draw:style-name="gr112" draw:text-style-name="P9" draw:layer="layout" svg:x1="6.67cm" svg:y1="6.109cm" svg:x2="6.82cm" svg:y2="6.109cm">
          <text:p/>
        </draw:line>
        <draw:line draw:style-name="gr112" draw:text-style-name="P9" draw:layer="layout" svg:x1="6.67cm" svg:y1="5.239cm" svg:x2="6.82cm" svg:y2="5.239cm">
          <text:p/>
        </draw:line>
        <draw:line draw:style-name="gr112" draw:text-style-name="P9" draw:layer="layout" svg:x1="6.67cm" svg:y1="4.368cm" svg:x2="6.82cm" svg:y2="4.368cm">
          <text:p/>
        </draw:line>
        <draw:polyline draw:style-name="gr112" draw:text-style-name="P9" draw:layer="layout" svg:width="0.149cm" svg:height="5.221cm" svg:x="6.67cm" svg:y="3.498cm" svg:viewBox="0 0 150 5222" draw:points="0,0 150,0 150,5222">
          <text:p/>
        </draw:polyline>
        <draw:polygon draw:style-name="gr161" draw:text-style-name="P9" draw:layer="layout" svg:width="0.454cm" svg:height="0.089cm" svg:x="6.819cm" svg:y="4.477cm" svg:viewBox="0 0 455 90" draw:points="0,0 455,2 455,46 455,90 0,88 0,44">
          <text:p/>
        </draw:polygon>
        <draw:polygon draw:style-name="gr161" draw:text-style-name="P9" draw:layer="layout" svg:width="0.002cm" svg:height="0.043cm" svg:x="7.274cm" svg:y="4.479cm" svg:viewBox="0 0 3 44" draw:points="0,44 0,0 3,0">
          <text:p/>
        </draw:polygon>
        <draw:polygon draw:style-name="gr161" draw:text-style-name="P9" draw:layer="layout" svg:width="0.46cm" svg:height="0.121cm" svg:x="7.271cm" svg:y="4.479cm" svg:viewBox="0 0 461 122" draw:points="6,0 461,35 458,79 455,122 0,88 3,44">
          <text:p/>
        </draw:polygon>
        <draw:polygon draw:style-name="gr161" draw:text-style-name="P9" draw:layer="layout" svg:width="0.002cm" svg:height="0.043cm" svg:x="7.726cm" svg:y="4.557cm" svg:viewBox="0 0 3 44" draw:points="3,0 1,44 0,44">
          <text:p/>
        </draw:polygon>
        <draw:polygon draw:style-name="gr161" draw:text-style-name="P9" draw:layer="layout" svg:width="0.459cm" svg:height="0.109cm" svg:x="7.727cm" svg:y="4.514cm" svg:viewBox="0 0 460 110" draw:points="4,0 460,23 458,67 456,110 0,88 2,44">
          <text:p/>
        </draw:polygon>
        <draw:polygon draw:style-name="gr161" draw:text-style-name="P9" draw:layer="layout" svg:width="0.005cm" svg:height="0.043cm" svg:x="8.185cm" svg:y="4.537cm" svg:viewBox="0 0 6 44" draw:points="0,44 2,0 6,0">
          <text:p/>
        </draw:polygon>
        <draw:polygon draw:style-name="gr161" draw:text-style-name="P9" draw:layer="layout" svg:width="0.466cm" svg:height="0.148cm" svg:x="8.179cm" svg:y="4.537cm" svg:viewBox="0 0 467 149" draw:points="12,0 467,62 461,106 455,149 0,88 6,44">
          <text:p/>
        </draw:polygon>
        <draw:polygon draw:style-name="gr161" draw:text-style-name="P9" draw:layer="layout" svg:width="0.005cm" svg:height="0.043cm" svg:x="8.634cm" svg:y="4.642cm" svg:viewBox="0 0 6 44" draw:points="6,0 3,44 0,44">
          <text:p/>
        </draw:polygon>
        <draw:polygon draw:style-name="gr161" draw:text-style-name="P9" draw:layer="layout" svg:width="0.46cm" svg:height="0.121cm" svg:x="8.637cm" svg:y="4.598cm" svg:viewBox="0 0 461 122" draw:points="6,0 461,35 458,79 455,122 0,88 3,44">
          <text:p/>
        </draw:polygon>
        <draw:polygon draw:style-name="gr161" draw:text-style-name="P9" draw:layer="layout" svg:width="0.002cm" svg:height="0.043cm" svg:x="9.092cm" svg:y="4.677cm" svg:viewBox="0 0 3 44" draw:points="3,0 1,44 0,44">
          <text:p/>
        </draw:polygon>
        <draw:polygon draw:style-name="gr161" draw:text-style-name="P9" draw:layer="layout" svg:width="0.459cm" svg:height="0.109cm" svg:x="9.093cm" svg:y="4.633cm" svg:viewBox="0 0 460 110" draw:points="4,0 460,23 458,67 456,110 0,88 2,44">
          <text:p/>
        </draw:polygon>
        <draw:polygon draw:style-name="gr161" draw:text-style-name="P9" draw:layer="layout" svg:width="0.007cm" svg:height="0.043cm" svg:x="9.551cm" svg:y="4.656cm" svg:viewBox="0 0 8 44" draw:points="0,44 2,0 8,1">
          <text:p/>
        </draw:polygon>
        <draw:polygon draw:style-name="gr161" draw:text-style-name="P9" draw:layer="layout" svg:width="0.47cm" svg:height="0.164cm" svg:x="9.543cm" svg:y="4.657cm" svg:viewBox="0 0 471 165" draw:points="16,0 471,80 463,122 455,165 0,86 8,43">
          <text:p/>
        </draw:polygon>
        <draw:polygon draw:style-name="gr161" draw:text-style-name="P9" draw:layer="layout" svg:width="0.007cm" svg:height="0.043cm" svg:x="9.998cm" svg:y="4.779cm" svg:viewBox="0 0 8 44" draw:points="8,0 4,44 0,43">
          <text:p/>
        </draw:polygon>
        <draw:polygon draw:style-name="gr161" draw:text-style-name="P9" draw:layer="layout" svg:width="0.463cm" svg:height="0.125cm" svg:x="10.002cm" svg:y="4.736cm" svg:viewBox="0 0 464 126" draw:points="8,0 464,39 460,83 456,126 0,88 4,44">
          <text:p/>
        </draw:polygon>
        <draw:polygon draw:style-name="gr161" draw:text-style-name="P9" draw:layer="layout" svg:width="0.01cm" svg:height="0.043cm" svg:x="10.462cm" svg:y="4.774cm" svg:viewBox="0 0 11 44" draw:points="0,44 4,0 11,1">
          <text:p/>
        </draw:polygon>
        <draw:polygon draw:style-name="gr161" draw:text-style-name="P9" draw:layer="layout" svg:width="0.476cm" svg:height="0.197cm" svg:x="10.451cm" svg:y="4.775cm" svg:viewBox="0 0 477 198" draw:points="22,0 477,112 466,155 455,198 0,86 11,43">
          <text:p/>
        </draw:polygon>
        <draw:polygon draw:style-name="gr161" draw:text-style-name="P9" draw:layer="layout" svg:width="0.01cm" svg:height="0.043cm" svg:x="10.906cm" svg:y="4.931cm" svg:viewBox="0 0 11 44" draw:points="11,0 7,44 0,43">
          <text:p/>
        </draw:polygon>
        <draw:polygon draw:style-name="gr161" draw:text-style-name="P9" draw:layer="layout" svg:width="0.463cm" svg:height="0.128cm" svg:x="10.913cm" svg:y="4.887cm" svg:viewBox="0 0 464 129" draw:points="8,0 464,42 460,86 456,129 0,88 4,44">
          <text:p/>
        </draw:polygon>
        <draw:polygon draw:style-name="gr161" draw:text-style-name="P9" draw:layer="layout" svg:width="0.018cm" svg:height="0.043cm" svg:x="11.373cm" svg:y="4.929cm" svg:viewBox="0 0 19 44" draw:points="0,44 4,0 12,2 19,4 19,4">
          <text:p/>
        </draw:polygon>
        <draw:polygon draw:style-name="gr161" draw:text-style-name="P9" draw:layer="layout" svg:width="0.492cm" svg:height="0.297cm" svg:x="11.354cm" svg:y="4.933cm" svg:viewBox="0 0 493 298" draw:points="38,0 493,218 474,258 455,298 0,80 19,40">
          <text:p/>
        </draw:polygon>
        <draw:polygon draw:style-name="gr161" draw:text-style-name="P9" draw:layer="layout" svg:width="0.018cm" svg:height="0.04cm" svg:x="11.809cm" svg:y="5.191cm" svg:viewBox="0 0 19 41" draw:points="19,0 2,41 0,40">
          <text:p/>
        </draw:polygon>
        <draw:polygon draw:style-name="gr161" draw:text-style-name="P9" draw:layer="layout" svg:width="0.488cm" svg:height="0.265cm" svg:x="11.811cm" svg:y="5.15cm" svg:viewBox="0 0 489 266" draw:points="34,0 489,184 472,225 455,266 0,82 17,41">
          <text:p/>
        </draw:polygon>
        <draw:polygon draw:style-name="gr161" draw:text-style-name="P9" draw:layer="layout" svg:width="0.016cm" svg:height="0.041cm" svg:x="12.266cm" svg:y="5.375cm" svg:viewBox="0 0 17 42" draw:points="17,0 5,42 0,41">
          <text:p/>
        </draw:polygon>
        <draw:polygon draw:style-name="gr161" draw:text-style-name="P9" draw:layer="layout" svg:width="0.479cm" svg:height="0.214cm" svg:x="12.271cm" svg:y="5.333cm" svg:viewBox="0 0 480 215" draw:points="24,0 480,131 468,173 456,215 0,84 12,42">
          <text:p/>
        </draw:polygon>
        <draw:polygon draw:style-name="gr161" draw:text-style-name="P9" draw:layer="layout" svg:width="0.013cm" svg:height="0.041cm" svg:x="12.739cm" svg:y="5.464cm" svg:viewBox="0 0 14 42" draw:points="0,42 12,0 14,0">
          <text:p/>
        </draw:polygon>
        <draw:polygon draw:style-name="gr161" draw:text-style-name="P9" draw:layer="layout" svg:width="0.482cm" svg:height="0.238cm" svg:x="12.725cm" svg:y="5.464cm" svg:viewBox="0 0 483 239" draw:points="28,0 483,155 469,197 455,239 0,84 14,42">
          <text:p/>
        </draw:polygon>
        <draw:polygon draw:style-name="gr161" draw:text-style-name="P9" draw:layer="layout" svg:width="0.013cm" svg:height="0.042cm" svg:x="13.18cm" svg:y="5.661cm" svg:viewBox="0 0 14 43" draw:points="14,0 4,43 0,42">
          <text:p/>
        </draw:polygon>
        <draw:polygon draw:style-name="gr161" draw:text-style-name="P9" draw:layer="layout" svg:width="0.475cm" svg:height="0.196cm" svg:x="13.184cm" svg:y="5.618cm" svg:viewBox="0 0 476 197" draw:points="20,0 476,111 466,154 456,197 0,86 10,43">
          <text:p/>
        </draw:polygon>
        <draw:polygon draw:style-name="gr161" draw:text-style-name="P9" draw:layer="layout" svg:width="0.009cm" svg:height="0.042cm" svg:x="13.64cm" svg:y="5.773cm" svg:viewBox="0 0 10 43" draw:points="10,0 2,43 0,43">
          <text:p/>
        </draw:polygon>
        <draw:polygon draw:style-name="gr161" draw:text-style-name="P9" draw:layer="layout" svg:width="0.47cm" svg:height="0.171cm" svg:x="13.642cm" svg:y="5.73cm" svg:viewBox="0 0 471 172" draw:points="16,0 471,87 463,129 455,172 0,86 8,43">
          <text:p/>
        </draw:polygon>
        <draw:polygon draw:style-name="gr161" draw:text-style-name="P9" draw:layer="layout" svg:width="0.012cm" svg:height="0.042cm" svg:x="14.105cm" svg:y="5.817cm" svg:viewBox="0 0 13 43" draw:points="0,43 8,0 13,1">
          <text:p/>
        </draw:polygon>
        <draw:polygon draw:style-name="gr161" draw:text-style-name="P9" draw:layer="layout" svg:width="0.48cm" svg:height="0.219cm" svg:x="14.093cm" svg:y="5.818cm" svg:viewBox="0 0 481 220" draw:points="26,0 481,136 468,178 455,220 0,84 13,42">
          <text:p/>
        </draw:polygon>
        <draw:polygon draw:style-name="gr161" draw:text-style-name="P9" draw:layer="layout" svg:width="0.012cm" svg:height="0.042cm" svg:x="14.548cm" svg:y="5.996cm" svg:viewBox="0 0 13 43" draw:points="13,0 4,43 0,42">
          <text:p/>
        </draw:polygon>
        <draw:polygon draw:style-name="gr161" draw:text-style-name="P9" draw:layer="layout" svg:width="0.473cm" svg:height="0.184cm" svg:x="14.552cm" svg:y="5.953cm" svg:viewBox="0 0 474 185" draw:points="18,0 474,100 465,142 456,185 0,86 9,43">
          <text:p/>
        </draw:polygon>
        <draw:polygon draw:style-name="gr161" draw:text-style-name="P9" draw:layer="layout" svg:width="0.008cm" svg:height="0.042cm" svg:x="15.008cm" svg:y="6.095cm" svg:viewBox="0 0 9 43" draw:points="9,0 1,43 0,43">
          <text:p/>
        </draw:polygon>
        <draw:polygon draw:style-name="gr161" draw:text-style-name="P9" draw:layer="layout" svg:width="0.47cm" svg:height="0.173cm" svg:x="15.009cm" svg:y="6.052cm" svg:viewBox="0 0 471 174" draw:points="16,0 471,89 463,131 455,174 0,86 8,43">
          <text:p/>
        </draw:polygon>
        <draw:polygon draw:style-name="gr161" draw:text-style-name="P9" draw:layer="layout" svg:width="0.008cm" svg:height="0.042cm" svg:x="15.472cm" svg:y="6.141cm" svg:viewBox="0 0 9 43" draw:points="0,43 8,0 9,0">
          <text:p/>
        </draw:polygon>
        <draw:polygon draw:style-name="gr161" draw:text-style-name="P9" draw:layer="layout" svg:width="0.473cm" svg:height="0.176cm" svg:x="15.463cm" svg:y="6.141cm" svg:viewBox="0 0 474 177" draw:points="18,0 474,92 465,134 456,177 0,86 9,43">
          <text:p/>
        </draw:polygon>
        <draw:polygon draw:style-name="gr161" draw:text-style-name="P9" draw:layer="layout" svg:width="0.248cm" svg:height="0.248cm" svg:x="6.695cm" svg:y="4.396cm" svg:viewBox="0 0 249 249" draw:points="0,0 0,249 249,249 249,0">
          <text:p/>
        </draw:polygon>
        <draw:polyline draw:style-name="gr117" draw:text-style-name="P9" draw:layer="layout" svg:width="0.248cm" svg:height="0.248cm" svg:x="6.695cm" svg:y="4.396cm" svg:viewBox="0 0 249 249" draw:points="0,0 0,249 249,249 249,0 0,0">
          <text:p/>
        </draw:polyline>
        <draw:polygon draw:style-name="gr119" draw:text-style-name="P9" draw:layer="layout" svg:width="0.248cm" svg:height="0.248cm" svg:x="7.15cm" svg:y="4.398cm" svg:viewBox="0 0 249 249" draw:points="0,0 0,249 249,249 249,0">
          <text:p/>
        </draw:polygon>
        <draw:polyline draw:style-name="gr117" draw:text-style-name="P9" draw:layer="layout" svg:width="0.248cm" svg:height="0.248cm" svg:x="7.15cm" svg:y="4.398cm" svg:viewBox="0 0 249 249" draw:points="0,0 0,249 249,249 249,0 0,0">
          <text:p/>
        </draw:polyline>
        <draw:polygon draw:style-name="gr119" draw:text-style-name="P9" draw:layer="layout" svg:width="0.248cm" svg:height="0.248cm" svg:x="7.605cm" svg:y="4.433cm" svg:viewBox="0 0 249 249" draw:points="0,0 0,249 249,249 249,0">
          <text:p/>
        </draw:polygon>
        <draw:polyline draw:style-name="gr117" draw:text-style-name="P9" draw:layer="layout" svg:width="0.248cm" svg:height="0.248cm" svg:x="7.605cm" svg:y="4.433cm" svg:viewBox="0 0 249 249" draw:points="0,0 0,249 249,249 249,0 0,0">
          <text:p/>
        </draw:polyline>
        <draw:polygon draw:style-name="gr119" draw:text-style-name="P9" draw:layer="layout" svg:width="0.248cm" svg:height="0.248cm" svg:x="8.061cm" svg:y="4.456cm" svg:viewBox="0 0 249 249" draw:points="0,0 0,249 249,249 249,0">
          <text:p/>
        </draw:polygon>
        <draw:polyline draw:style-name="gr117" draw:text-style-name="P9" draw:layer="layout" svg:width="0.248cm" svg:height="0.248cm" svg:x="8.061cm" svg:y="4.456cm" svg:viewBox="0 0 249 249" draw:points="0,0 0,249 249,249 249,0 0,0">
          <text:p/>
        </draw:polyline>
        <draw:polygon draw:style-name="gr119" draw:text-style-name="P9" draw:layer="layout" svg:width="0.248cm" svg:height="0.248cm" svg:x="8.516cm" svg:y="4.518cm" svg:viewBox="0 0 249 249" draw:points="0,0 0,249 249,249 249,0">
          <text:p/>
        </draw:polygon>
        <draw:polyline draw:style-name="gr117" draw:text-style-name="P9" draw:layer="layout" svg:width="0.248cm" svg:height="0.248cm" svg:x="8.516cm" svg:y="4.518cm" svg:viewBox="0 0 249 249" draw:points="0,0 0,249 249,249 249,0 0,0">
          <text:p/>
        </draw:polyline>
        <draw:polygon draw:style-name="gr119" draw:text-style-name="P9" draw:layer="layout" svg:width="0.249cm" svg:height="0.248cm" svg:x="8.971cm" svg:y="4.553cm" svg:viewBox="0 0 250 249" draw:points="0,0 0,249 250,249 250,0">
          <text:p/>
        </draw:polygon>
        <draw:polyline draw:style-name="gr117" draw:text-style-name="P9" draw:layer="layout" svg:width="0.249cm" svg:height="0.248cm" svg:x="8.971cm" svg:y="4.553cm" svg:viewBox="0 0 250 249" draw:points="0,0 0,249 250,249 250,0 0,0">
          <text:p/>
        </draw:polyline>
        <draw:polygon draw:style-name="gr119" draw:text-style-name="P9" draw:layer="layout" svg:width="0.248cm" svg:height="0.248cm" svg:x="9.427cm" svg:y="4.575cm" svg:viewBox="0 0 249 249" draw:points="0,0 0,249 249,249 249,0">
          <text:p/>
        </draw:polygon>
        <draw:polyline draw:style-name="gr117" draw:text-style-name="P9" draw:layer="layout" svg:width="0.248cm" svg:height="0.248cm" svg:x="9.427cm" svg:y="4.575cm" svg:viewBox="0 0 249 249" draw:points="0,0 0,249 249,249 249,0 0,0">
          <text:p/>
        </draw:polyline>
        <draw:polygon draw:style-name="gr119" draw:text-style-name="P9" draw:layer="layout" svg:width="0.248cm" svg:height="0.248cm" svg:x="9.882cm" svg:y="4.655cm" svg:viewBox="0 0 249 249" draw:points="0,0 0,249 249,249 249,0">
          <text:p/>
        </draw:polygon>
        <draw:polyline draw:style-name="gr117" draw:text-style-name="P9" draw:layer="layout" svg:width="0.248cm" svg:height="0.248cm" svg:x="9.882cm" svg:y="4.655cm" svg:viewBox="0 0 249 249" draw:points="0,0 0,249 249,249 249,0 0,0">
          <text:p/>
        </draw:polyline>
        <draw:polygon draw:style-name="gr119" draw:text-style-name="P9" draw:layer="layout" svg:width="0.248cm" svg:height="0.248cm" svg:x="10.338cm" svg:y="4.694cm" svg:viewBox="0 0 249 249" draw:points="0,0 0,249 249,249 249,0">
          <text:p/>
        </draw:polygon>
        <draw:polyline draw:style-name="gr117" draw:text-style-name="P9" draw:layer="layout" svg:width="0.248cm" svg:height="0.248cm" svg:x="10.338cm" svg:y="4.694cm" svg:viewBox="0 0 249 249" draw:points="0,0 0,249 249,249 249,0 0,0">
          <text:p/>
        </draw:polyline>
        <draw:polygon draw:style-name="gr119" draw:text-style-name="P9" draw:layer="layout" svg:width="0.248cm" svg:height="0.248cm" svg:x="10.793cm" svg:y="4.806cm" svg:viewBox="0 0 249 249" draw:points="0,0 0,249 249,249 249,0">
          <text:p/>
        </draw:polygon>
        <draw:polyline draw:style-name="gr117" draw:text-style-name="P9" draw:layer="layout" svg:width="0.248cm" svg:height="0.248cm" svg:x="10.793cm" svg:y="4.806cm" svg:viewBox="0 0 249 249" draw:points="0,0 0,249 249,249 249,0 0,0">
          <text:p/>
        </draw:polyline>
        <draw:polygon draw:style-name="gr119" draw:text-style-name="P9" draw:layer="layout" svg:width="0.248cm" svg:height="0.248cm" svg:x="11.249cm" svg:y="4.848cm" svg:viewBox="0 0 249 249" draw:points="0,0 0,249 249,249 249,0">
          <text:p/>
        </draw:polygon>
        <draw:polyline draw:style-name="gr117" draw:text-style-name="P9" draw:layer="layout" svg:width="0.248cm" svg:height="0.248cm" svg:x="11.249cm" svg:y="4.848cm" svg:viewBox="0 0 249 249" draw:points="0,0 0,249 249,249 249,0 0,0">
          <text:p/>
        </draw:polyline>
        <draw:polygon draw:style-name="gr119" draw:text-style-name="P9" draw:layer="layout" svg:width="0.248cm" svg:height="0.248cm" svg:x="11.704cm" svg:y="5.066cm" svg:viewBox="0 0 249 249" draw:points="0,0 0,249 249,249 249,0">
          <text:p/>
        </draw:polygon>
        <draw:polyline draw:style-name="gr117" draw:text-style-name="P9" draw:layer="layout" svg:width="0.248cm" svg:height="0.248cm" svg:x="11.704cm" svg:y="5.066cm" svg:viewBox="0 0 249 249" draw:points="0,0 0,249 249,249 249,0 0,0">
          <text:p/>
        </draw:polyline>
        <draw:polygon draw:style-name="gr119" draw:text-style-name="P9" draw:layer="layout" svg:width="0.248cm" svg:height="0.248cm" svg:x="12.159cm" svg:y="5.25cm" svg:viewBox="0 0 249 249" draw:points="0,0 0,249 249,249 249,0">
          <text:p/>
        </draw:polygon>
        <draw:polyline draw:style-name="gr117" draw:text-style-name="P9" draw:layer="layout" svg:width="0.248cm" svg:height="0.248cm" svg:x="12.159cm" svg:y="5.25cm" svg:viewBox="0 0 249 249" draw:points="0,0 0,249 249,249 249,0 0,0">
          <text:p/>
        </draw:polyline>
        <draw:polygon draw:style-name="gr119" draw:text-style-name="P9" draw:layer="layout" svg:width="0.248cm" svg:height="0.248cm" svg:x="12.615cm" svg:y="5.382cm" svg:viewBox="0 0 249 249" draw:points="0,0 0,249 249,249 249,0">
          <text:p/>
        </draw:polygon>
        <draw:polyline draw:style-name="gr117" draw:text-style-name="P9" draw:layer="layout" svg:width="0.248cm" svg:height="0.248cm" svg:x="12.615cm" svg:y="5.382cm" svg:viewBox="0 0 249 249" draw:points="0,0 0,249 249,249 249,0 0,0">
          <text:p/>
        </draw:polyline>
        <draw:polygon draw:style-name="gr119" draw:text-style-name="P9" draw:layer="layout" svg:width="0.248cm" svg:height="0.248cm" svg:x="13.07cm" svg:y="5.537cm" svg:viewBox="0 0 249 249" draw:points="0,0 0,249 249,249 249,0">
          <text:p/>
        </draw:polygon>
        <draw:polyline draw:style-name="gr117" draw:text-style-name="P9" draw:layer="layout" svg:width="0.248cm" svg:height="0.248cm" svg:x="13.07cm" svg:y="5.537cm" svg:viewBox="0 0 249 249" draw:points="0,0 0,249 249,249 249,0 0,0">
          <text:p/>
        </draw:polyline>
        <draw:polygon draw:style-name="gr119" draw:text-style-name="P9" draw:layer="layout" svg:width="0.248cm" svg:height="0.248cm" svg:x="13.526cm" svg:y="5.648cm" svg:viewBox="0 0 249 249" draw:points="0,0 0,249 249,249 249,0">
          <text:p/>
        </draw:polygon>
        <draw:polyline draw:style-name="gr117" draw:text-style-name="P9" draw:layer="layout" svg:width="0.248cm" svg:height="0.248cm" svg:x="13.526cm" svg:y="5.648cm" svg:viewBox="0 0 249 249" draw:points="0,0 0,249 249,249 249,0 0,0">
          <text:p/>
        </draw:polyline>
        <draw:polygon draw:style-name="gr119" draw:text-style-name="P9" draw:layer="layout" svg:width="0.248cm" svg:height="0.248cm" svg:x="13.981cm" svg:y="5.735cm" svg:viewBox="0 0 249 249" draw:points="0,0 0,249 249,249 249,0">
          <text:p/>
        </draw:polygon>
        <draw:polyline draw:style-name="gr117" draw:text-style-name="P9" draw:layer="layout" svg:width="0.248cm" svg:height="0.248cm" svg:x="13.981cm" svg:y="5.735cm" svg:viewBox="0 0 249 249" draw:points="0,0 0,249 249,249 249,0 0,0">
          <text:p/>
        </draw:polyline>
        <draw:polygon draw:style-name="gr119" draw:text-style-name="P9" draw:layer="layout" svg:width="0.248cm" svg:height="0.248cm" svg:x="14.436cm" svg:y="5.871cm" svg:viewBox="0 0 249 249" draw:points="0,0 0,249 249,249 249,0">
          <text:p/>
        </draw:polygon>
        <draw:polyline draw:style-name="gr117" draw:text-style-name="P9" draw:layer="layout" svg:width="0.248cm" svg:height="0.248cm" svg:x="14.436cm" svg:y="5.871cm" svg:viewBox="0 0 249 249" draw:points="0,0 0,249 249,249 249,0 0,0">
          <text:p/>
        </draw:polyline>
        <draw:polygon draw:style-name="gr119" draw:text-style-name="P9" draw:layer="layout" svg:width="0.248cm" svg:height="0.248cm" svg:x="14.892cm" svg:y="5.971cm" svg:viewBox="0 0 249 249" draw:points="0,0 0,249 249,249 249,0">
          <text:p/>
        </draw:polygon>
        <draw:polyline draw:style-name="gr117" draw:text-style-name="P9" draw:layer="layout" svg:width="0.248cm" svg:height="0.248cm" svg:x="14.892cm" svg:y="5.971cm" svg:viewBox="0 0 249 249" draw:points="0,0 0,249 249,249 249,0 0,0">
          <text:p/>
        </draw:polyline>
        <draw:polygon draw:style-name="gr119" draw:text-style-name="P9" draw:layer="layout" svg:width="0.248cm" svg:height="0.248cm" svg:x="15.347cm" svg:y="6.059cm" svg:viewBox="0 0 249 249" draw:points="0,0 0,249 249,249 249,0">
          <text:p/>
        </draw:polygon>
        <draw:polyline draw:style-name="gr117" draw:text-style-name="P9" draw:layer="layout" svg:width="0.248cm" svg:height="0.248cm" svg:x="15.347cm" svg:y="6.059cm" svg:viewBox="0 0 249 249" draw:points="0,0 0,249 249,249 249,0 0,0">
          <text:p/>
        </draw:polyline>
        <draw:polygon draw:style-name="gr119" draw:text-style-name="P9" draw:layer="layout" svg:width="0.248cm" svg:height="0.248cm" svg:x="15.803cm" svg:y="6.151cm" svg:viewBox="0 0 249 249" draw:points="0,0 0,249 249,249 249,0">
          <text:p/>
        </draw:polygon>
        <draw:polyline draw:style-name="gr117" draw:text-style-name="P9" draw:layer="layout" svg:width="0.248cm" svg:height="0.248cm" svg:x="15.803cm" svg:y="6.151cm" svg:viewBox="0 0 249 249" draw:points="0,0 0,249 249,249 249,0 0,0">
          <text:p/>
        </draw:polyline>
        <draw:polygon draw:style-name="gr130" draw:text-style-name="P9" draw:layer="layout" svg:width="0.456cm" svg:height="0.095cm" svg:x="6.818cm" svg:y="4.42cm" svg:viewBox="0 0 457 96" draw:points="2,0 457,8 456,52 455,96 0,88 1,44">
          <text:p/>
        </draw:polygon>
        <draw:polygon draw:style-name="gr130" draw:text-style-name="P9" draw:layer="layout" svg:width="0.001cm" svg:height="0.043cm" svg:x="7.274cm" svg:y="4.428cm" svg:viewBox="0 0 2 44" draw:points="0,44 1,0 2,0">
          <text:p/>
        </draw:polygon>
        <draw:polygon draw:style-name="gr130" draw:text-style-name="P9" draw:layer="layout" svg:width="0.458cm" svg:height="0.108cm" svg:x="7.272cm" svg:y="4.428cm" svg:viewBox="0 0 459 109" draw:points="4,0 459,22 457,66 455,109 0,88 2,44">
          <text:p/>
        </draw:polygon>
        <draw:polygon draw:style-name="gr130" draw:text-style-name="P9" draw:layer="layout" svg:width="0.002cm" svg:height="0.043cm" svg:x="7.729cm" svg:y="4.45cm" svg:viewBox="0 0 3 44" draw:points="0,44 2,0 3,0">
          <text:p/>
        </draw:polygon>
        <draw:polygon draw:style-name="gr130" draw:text-style-name="P9" draw:layer="layout" svg:width="0.461cm" svg:height="0.117cm" svg:x="7.726cm" svg:y="4.45cm" svg:viewBox="0 0 462 118" draw:points="6,0 462,31 459,75 456,118 0,88 3,44">
          <text:p/>
        </draw:polygon>
        <draw:polygon draw:style-name="gr130" draw:text-style-name="P9" draw:layer="layout" svg:width="0.002cm" svg:height="0.043cm" svg:x="8.185cm" svg:y="4.481cm" svg:viewBox="0 0 3 44" draw:points="0,44 3,0 3,0">
          <text:p/>
        </draw:polygon>
        <draw:polygon draw:style-name="gr130" draw:text-style-name="P9" draw:layer="layout" svg:width="0.46cm" svg:height="0.119cm" svg:x="8.182cm" svg:y="4.481cm" svg:viewBox="0 0 461 120" draw:points="6,0 461,33 458,77 455,120 0,88 3,44">
          <text:p/>
        </draw:polygon>
        <draw:polygon draw:style-name="gr130" draw:text-style-name="P9" draw:layer="layout" svg:width="0.003cm" svg:height="0.043cm" svg:x="8.64cm" svg:y="4.514cm" svg:viewBox="0 0 4 44" draw:points="0,44 3,0 4,0">
          <text:p/>
        </draw:polygon>
        <draw:polygon draw:style-name="gr130" draw:text-style-name="P9" draw:layer="layout" svg:width="0.462cm" svg:height="0.13cm" svg:x="8.636cm" svg:y="4.514cm" svg:viewBox="0 0 463 131" draw:points="8,0 463,44 459,88 455,131 0,88 4,44">
          <text:p/>
        </draw:polygon>
        <draw:polygon draw:style-name="gr130" draw:text-style-name="P9" draw:layer="layout" svg:width="0.003cm" svg:height="0.043cm" svg:x="9.091cm" svg:y="4.601cm" svg:viewBox="0 0 4 44" draw:points="4,0 0,44 0,44">
          <text:p/>
        </draw:polygon>
        <draw:polygon draw:style-name="gr130" draw:text-style-name="P9" draw:layer="layout" svg:width="0.463cm" svg:height="0.123cm" svg:x="9.091cm" svg:y="4.557cm" svg:viewBox="0 0 464 124" draw:points="8,0 464,37 460,81 456,124 0,88 4,44">
          <text:p/>
        </draw:polygon>
        <draw:polygon draw:style-name="gr130" draw:text-style-name="P9" draw:layer="layout" svg:width="0.004cm" svg:height="0.043cm" svg:x="9.551cm" svg:y="4.594cm" svg:viewBox="0 0 5 44" draw:points="0,44 4,0 5,0">
          <text:p/>
        </draw:polygon>
        <draw:polygon draw:style-name="gr130" draw:text-style-name="P9" draw:layer="layout" svg:width="0.464cm" svg:height="0.143cm" svg:x="9.546cm" svg:y="4.594cm" svg:viewBox="0 0 465 144" draw:points="10,0 465,57 460,101 455,144 0,88 5,44">
          <text:p/>
        </draw:polygon>
        <draw:polygon draw:style-name="gr130" draw:text-style-name="P9" draw:layer="layout" svg:width="0.004cm" svg:height="0.043cm" svg:x="10.001cm" svg:y="4.695cm" svg:viewBox="0 0 5 44" draw:points="5,0 0,44 0,44">
          <text:p/>
        </draw:polygon>
        <draw:polygon draw:style-name="gr130" draw:text-style-name="P9" draw:layer="layout" svg:width="0.465cm" svg:height="0.138cm" svg:x="10.001cm" svg:y="4.651cm" svg:viewBox="0 0 466 139" draw:points="10,0 466,52 461,96 456,139 0,88 5,44">
          <text:p/>
        </draw:polygon>
        <draw:polygon draw:style-name="gr130" draw:text-style-name="P9" draw:layer="layout" svg:width="0.008cm" svg:height="0.043cm" svg:x="10.462cm" svg:y="4.703cm" svg:viewBox="0 0 9 44" draw:points="0,44 5,0 9,1">
          <text:p/>
        </draw:polygon>
        <draw:polygon draw:style-name="gr130" draw:text-style-name="P9" draw:layer="layout" svg:width="0.472cm" svg:height="0.177cm" svg:x="10.453cm" svg:y="4.704cm" svg:viewBox="0 0 473 178" draw:points="18,0 473,93 464,135 455,178 0,86 9,43">
          <text:p/>
        </draw:polygon>
        <draw:polygon draw:style-name="gr130" draw:text-style-name="P9" draw:layer="layout" svg:width="0.008cm" svg:height="0.042cm" svg:x="10.908cm" svg:y="4.839cm" svg:viewBox="0 0 9 43" draw:points="9,0 2,43 0,43">
          <text:p/>
        </draw:polygon>
        <draw:polygon draw:style-name="gr130" draw:text-style-name="P9" draw:layer="layout" svg:width="0.469cm" svg:height="0.159cm" svg:x="10.91cm" svg:y="4.796cm" svg:viewBox="0 0 470 160" draw:points="14,0 470,75 463,117 456,160 0,86 7,43">
          <text:p/>
        </draw:polygon>
        <draw:polygon draw:style-name="gr130" draw:text-style-name="P9" draw:layer="layout" svg:width="0.015cm" svg:height="0.042cm" svg:x="11.373cm" svg:y="4.871cm" svg:viewBox="0 0 16 43" draw:points="0,43 7,0 15,1 16,2">
          <text:p/>
        </draw:polygon>
        <draw:polygon draw:style-name="gr130" draw:text-style-name="P9" draw:layer="layout" svg:width="0.486cm" svg:height="0.254cm" svg:x="11.357cm" svg:y="4.873cm" svg:viewBox="0 0 487 255" draw:points="32,0 487,173 471,214 455,255 0,82 16,41">
          <text:p/>
        </draw:polygon>
        <draw:polygon draw:style-name="gr130" draw:text-style-name="P9" draw:layer="layout" svg:width="0.015cm" svg:height="0.041cm" svg:x="11.812cm" svg:y="5.087cm" svg:viewBox="0 0 16 42" draw:points="16,0 2,42 0,41">
          <text:p/>
        </draw:polygon>
        <draw:polygon draw:style-name="gr130" draw:text-style-name="P9" draw:layer="layout" svg:width="0.482cm" svg:height="0.241cm" svg:x="11.814cm" svg:y="5.045cm" svg:viewBox="0 0 483 242" draw:points="28,0 483,158 469,200 455,242 0,84 14,42">
          <text:p/>
        </draw:polygon>
        <draw:polygon draw:style-name="gr130" draw:text-style-name="P9" draw:layer="layout" svg:width="0.013cm" svg:height="0.041cm" svg:x="12.269cm" svg:y="5.245cm" svg:viewBox="0 0 14 42" draw:points="14,0 1,42 0,42">
          <text:p/>
        </draw:polygon>
        <draw:polygon draw:style-name="gr130" draw:text-style-name="P9" draw:layer="layout" svg:width="0.481cm" svg:height="0.218cm" svg:x="12.27cm" svg:y="5.203cm" svg:viewBox="0 0 482 219" draw:points="26,0 482,135 469,177 456,219 0,84 13,42">
          <text:p/>
        </draw:polygon>
        <draw:polygon draw:style-name="gr130" draw:text-style-name="P9" draw:layer="layout" svg:width="0.012cm" svg:height="0.041cm" svg:x="12.726cm" svg:y="5.381cm" svg:viewBox="0 0 13 42" draw:points="13,0 1,42 0,42">
          <text:p/>
        </draw:polygon>
        <draw:polygon draw:style-name="gr130" draw:text-style-name="P9" draw:layer="layout" svg:width="0.478cm" svg:height="0.208cm" svg:x="12.727cm" svg:y="5.339cm" svg:viewBox="0 0 479 209" draw:points="24,0 479,125 467,167 455,209 0,84 12,42">
          <text:p/>
        </draw:polygon>
        <draw:polygon draw:style-name="gr130" draw:text-style-name="P9" draw:layer="layout" svg:width="0.011cm" svg:height="0.042cm" svg:x="13.182cm" svg:y="5.506cm" svg:viewBox="0 0 12 43" draw:points="12,0 1,43 0,42">
          <text:p/>
        </draw:polygon>
        <draw:polygon draw:style-name="gr130" draw:text-style-name="P9" draw:layer="layout" svg:width="0.477cm" svg:height="0.198cm" svg:x="13.183cm" svg:y="5.463cm" svg:viewBox="0 0 478 199" draw:points="22,0 478,113 467,156 456,199 0,86 11,43">
          <text:p/>
        </draw:polygon>
        <draw:polygon draw:style-name="gr130" draw:text-style-name="P9" draw:layer="layout" svg:width="0.01cm" svg:height="0.042cm" svg:x="13.65cm" svg:y="5.577cm" svg:viewBox="0 0 11 43" draw:points="0,43 11,0 11,0">
          <text:p/>
        </draw:polygon>
        <draw:polygon draw:style-name="gr130" draw:text-style-name="P9" draw:layer="layout" svg:width="0.476cm" svg:height="0.205cm" svg:x="13.639cm" svg:y="5.577cm" svg:viewBox="0 0 477 206" draw:points="22,0 477,120 466,163 455,206 0,86 11,43">
          <text:p/>
        </draw:polygon>
        <draw:polygon draw:style-name="gr130" draw:text-style-name="P9" draw:layer="layout" svg:width="0.01cm" svg:height="0.042cm" svg:x="14.095cm" svg:y="5.74cm" svg:viewBox="0 0 11 43" draw:points="11,0 2,43 0,43">
          <text:p/>
        </draw:polygon>
        <draw:polygon draw:style-name="gr130" draw:text-style-name="P9" draw:layer="layout" svg:width="0.472cm" svg:height="0.181cm" svg:x="14.096cm" svg:y="5.697cm" svg:viewBox="0 0 473 182" draw:points="18,0 473,97 464,139 455,182 0,86 9,43">
          <text:p/>
        </draw:polygon>
        <draw:polygon draw:style-name="gr130" draw:text-style-name="P9" draw:layer="layout" svg:width="0.008cm" svg:height="0.042cm" svg:x="14.552cm" svg:y="5.836cm" svg:viewBox="0 0 9 43" draw:points="9,0 1,43 0,43">
          <text:p/>
        </draw:polygon>
        <draw:polygon draw:style-name="gr130" draw:text-style-name="P9" draw:layer="layout" svg:width="0.471cm" svg:height="0.173cm" svg:x="14.553cm" svg:y="5.794cm" svg:viewBox="0 0 472 174" draw:points="16,0 472,89 464,131 456,174 0,86 8,43">
          <text:p/>
        </draw:polygon>
        <draw:polygon draw:style-name="gr130" draw:text-style-name="P9" draw:layer="layout" svg:width="0.007cm" svg:height="0.042cm" svg:x="15.009cm" svg:y="5.925cm" svg:viewBox="0 0 8 43" draw:points="8,0 0,43 0,43">
          <text:p/>
        </draw:polygon>
        <draw:polygon draw:style-name="gr130" draw:text-style-name="P9" draw:layer="layout" svg:width="0.47cm" svg:height="0.171cm" svg:x="15.009cm" svg:y="5.882cm" svg:viewBox="0 0 471 172" draw:points="16,0 471,87 463,129 455,172 0,86 8,43">
          <text:p/>
        </draw:polygon>
        <draw:polygon draw:style-name="gr130" draw:text-style-name="P9" draw:layer="layout" svg:width="0.007cm" svg:height="0.042cm" svg:x="15.464cm" svg:y="6.012cm" svg:viewBox="0 0 8 43" draw:points="8,0 0,43 0,43">
          <text:p/>
        </draw:polygon>
        <draw:polygon draw:style-name="gr130" draw:text-style-name="P9" draw:layer="layout" svg:width="0.471cm" svg:height="0.164cm" svg:x="15.464cm" svg:y="5.969cm" svg:viewBox="0 0 472 165" draw:points="16,0 472,80 464,122 456,165 0,86 8,43">
          <text:p/>
        </draw:polygon>
        <draw:polygon draw:style-name="gr130" draw:text-style-name="P9" draw:layer="layout" svg:width="0.248cm" svg:height="0.248cm" svg:x="6.695cm" svg:y="4.34cm" svg:viewBox="0 0 249 249" draw:points="0,124 125,249 249,124 125,0">
          <text:p/>
        </draw:polygon>
        <draw:polyline draw:style-name="gr117" draw:text-style-name="P9" draw:layer="layout" svg:width="0.248cm" svg:height="0.248cm" svg:x="6.695cm" svg:y="4.34cm" svg:viewBox="0 0 249 249" draw:points="0,124 125,249 249,124 125,0 0,124">
          <text:p/>
        </draw:polyline>
        <draw:polygon draw:style-name="gr130" draw:text-style-name="P9" draw:layer="layout" svg:width="0.248cm" svg:height="0.248cm" svg:x="7.15cm" svg:y="4.347cm" svg:viewBox="0 0 249 249" draw:points="0,124 125,249 249,124 125,0">
          <text:p/>
        </draw:polygon>
        <draw:polyline draw:style-name="gr117" draw:text-style-name="P9" draw:layer="layout" svg:width="0.248cm" svg:height="0.248cm" svg:x="7.15cm" svg:y="4.347cm" svg:viewBox="0 0 249 249" draw:points="0,124 125,249 249,124 125,0 0,124">
          <text:p/>
        </draw:polyline>
        <draw:polygon draw:style-name="gr130" draw:text-style-name="P9" draw:layer="layout" svg:width="0.248cm" svg:height="0.248cm" svg:x="7.605cm" svg:y="4.369cm" svg:viewBox="0 0 249 249" draw:points="0,124 125,249 249,124 125,0">
          <text:p/>
        </draw:polygon>
        <draw:polyline draw:style-name="gr117" draw:text-style-name="P9" draw:layer="layout" svg:width="0.248cm" svg:height="0.248cm" svg:x="7.605cm" svg:y="4.369cm" svg:viewBox="0 0 249 249" draw:points="0,124 125,249 249,124 125,0 0,124">
          <text:p/>
        </draw:polyline>
        <draw:polygon draw:style-name="gr130" draw:text-style-name="P9" draw:layer="layout" svg:width="0.248cm" svg:height="0.248cm" svg:x="8.061cm" svg:y="4.4cm" svg:viewBox="0 0 249 249" draw:points="0,124 125,249 249,124 125,0">
          <text:p/>
        </draw:polygon>
        <draw:polyline draw:style-name="gr117" draw:text-style-name="P9" draw:layer="layout" svg:width="0.248cm" svg:height="0.248cm" svg:x="8.061cm" svg:y="4.4cm" svg:viewBox="0 0 249 249" draw:points="0,124 125,249 249,124 125,0 0,124">
          <text:p/>
        </draw:polyline>
        <draw:polygon draw:style-name="gr130" draw:text-style-name="P9" draw:layer="layout" svg:width="0.248cm" svg:height="0.248cm" svg:x="8.516cm" svg:y="4.433cm" svg:viewBox="0 0 249 249" draw:points="0,124 125,249 249,124 125,0">
          <text:p/>
        </draw:polygon>
        <draw:polyline draw:style-name="gr117" draw:text-style-name="P9" draw:layer="layout" svg:width="0.248cm" svg:height="0.248cm" svg:x="8.516cm" svg:y="4.433cm" svg:viewBox="0 0 249 249" draw:points="0,124 125,249 249,124 125,0 0,124">
          <text:p/>
        </draw:polyline>
        <draw:polygon draw:style-name="gr130" draw:text-style-name="P9" draw:layer="layout" svg:width="0.249cm" svg:height="0.248cm" svg:x="8.971cm" svg:y="4.477cm" svg:viewBox="0 0 250 249" draw:points="0,124 125,249 250,124 125,0">
          <text:p/>
        </draw:polygon>
        <draw:polyline draw:style-name="gr117" draw:text-style-name="P9" draw:layer="layout" svg:width="0.249cm" svg:height="0.248cm" svg:x="8.971cm" svg:y="4.477cm" svg:viewBox="0 0 250 249" draw:points="0,124 125,249 250,124 125,0 0,124">
          <text:p/>
        </draw:polyline>
        <draw:polygon draw:style-name="gr130" draw:text-style-name="P9" draw:layer="layout" svg:width="0.248cm" svg:height="0.248cm" svg:x="9.427cm" svg:y="4.514cm" svg:viewBox="0 0 249 249" draw:points="0,124 125,249 249,124 125,0">
          <text:p/>
        </draw:polygon>
        <draw:polyline draw:style-name="gr117" draw:text-style-name="P9" draw:layer="layout" svg:width="0.248cm" svg:height="0.248cm" svg:x="9.427cm" svg:y="4.514cm" svg:viewBox="0 0 249 249" draw:points="0,124 125,249 249,124 125,0 0,124">
          <text:p/>
        </draw:polyline>
        <draw:polygon draw:style-name="gr130" draw:text-style-name="P9" draw:layer="layout" svg:width="0.248cm" svg:height="0.248cm" svg:x="9.882cm" svg:y="4.57cm" svg:viewBox="0 0 249 249" draw:points="0,124 125,249 249,124 125,0">
          <text:p/>
        </draw:polygon>
        <draw:polyline draw:style-name="gr117" draw:text-style-name="P9" draw:layer="layout" svg:width="0.248cm" svg:height="0.248cm" svg:x="9.882cm" svg:y="4.57cm" svg:viewBox="0 0 249 249" draw:points="0,124 125,249 249,124 125,0 0,124">
          <text:p/>
        </draw:polyline>
        <draw:polygon draw:style-name="gr130" draw:text-style-name="P9" draw:layer="layout" svg:width="0.248cm" svg:height="0.248cm" svg:x="10.338cm" svg:y="4.622cm" svg:viewBox="0 0 249 249" draw:points="0,124 125,249 249,124 125,0">
          <text:p/>
        </draw:polygon>
        <draw:polyline draw:style-name="gr117" draw:text-style-name="P9" draw:layer="layout" svg:width="0.248cm" svg:height="0.248cm" svg:x="10.338cm" svg:y="4.622cm" svg:viewBox="0 0 249 249" draw:points="0,124 125,249 249,124 125,0 0,124">
          <text:p/>
        </draw:polyline>
        <draw:polygon draw:style-name="gr130" draw:text-style-name="P9" draw:layer="layout" svg:width="0.248cm" svg:height="0.248cm" svg:x="10.793cm" svg:y="4.715cm" svg:viewBox="0 0 249 249" draw:points="0,124 125,249 249,124 125,0">
          <text:p/>
        </draw:polygon>
        <draw:polyline draw:style-name="gr117" draw:text-style-name="P9" draw:layer="layout" svg:width="0.248cm" svg:height="0.248cm" svg:x="10.793cm" svg:y="4.715cm" svg:viewBox="0 0 249 249" draw:points="0,124 125,249 249,124 125,0 0,124">
          <text:p/>
        </draw:polyline>
        <draw:polygon draw:style-name="gr130" draw:text-style-name="P9" draw:layer="layout" svg:width="0.248cm" svg:height="0.248cm" svg:x="11.249cm" svg:y="4.789cm" svg:viewBox="0 0 249 249" draw:points="0,124 125,249 249,124 125,0">
          <text:p/>
        </draw:polygon>
        <draw:polyline draw:style-name="gr117" draw:text-style-name="P9" draw:layer="layout" svg:width="0.248cm" svg:height="0.248cm" svg:x="11.249cm" svg:y="4.789cm" svg:viewBox="0 0 249 249" draw:points="0,124 125,249 249,124 125,0 0,124">
          <text:p/>
        </draw:polyline>
        <draw:polygon draw:style-name="gr130" draw:text-style-name="P9" draw:layer="layout" svg:width="0.248cm" svg:height="0.248cm" svg:x="11.704cm" svg:y="4.963cm" svg:viewBox="0 0 249 249" draw:points="0,124 125,249 249,124 125,0">
          <text:p/>
        </draw:polygon>
        <draw:polyline draw:style-name="gr117" draw:text-style-name="P9" draw:layer="layout" svg:width="0.248cm" svg:height="0.248cm" svg:x="11.704cm" svg:y="4.963cm" svg:viewBox="0 0 249 249" draw:points="0,124 125,249 249,124 125,0 0,124">
          <text:p/>
        </draw:polyline>
        <draw:polygon draw:style-name="gr130" draw:text-style-name="P9" draw:layer="layout" svg:width="0.248cm" svg:height="0.248cm" svg:x="12.159cm" svg:y="5.121cm" svg:viewBox="0 0 249 249" draw:points="0,124 125,249 249,124 125,0">
          <text:p/>
        </draw:polygon>
        <draw:polyline draw:style-name="gr117" draw:text-style-name="P9" draw:layer="layout" svg:width="0.248cm" svg:height="0.248cm" svg:x="12.159cm" svg:y="5.121cm" svg:viewBox="0 0 249 249" draw:points="0,124 125,249 249,124 125,0 0,124">
          <text:p/>
        </draw:polyline>
        <draw:polygon draw:style-name="gr130" draw:text-style-name="P9" draw:layer="layout" svg:width="0.248cm" svg:height="0.248cm" svg:x="12.615cm" svg:y="5.256cm" svg:viewBox="0 0 249 249" draw:points="0,124 125,249 249,124 125,0">
          <text:p/>
        </draw:polygon>
        <draw:polyline draw:style-name="gr117" draw:text-style-name="P9" draw:layer="layout" svg:width="0.248cm" svg:height="0.248cm" svg:x="12.615cm" svg:y="5.256cm" svg:viewBox="0 0 249 249" draw:points="0,124 125,249 249,124 125,0 0,124">
          <text:p/>
        </draw:polyline>
        <draw:polygon draw:style-name="gr130" draw:text-style-name="P9" draw:layer="layout" svg:width="0.248cm" svg:height="0.248cm" svg:x="13.07cm" svg:y="5.382cm" svg:viewBox="0 0 249 249" draw:points="0,124 125,249 249,124 125,0">
          <text:p/>
        </draw:polygon>
        <draw:polyline draw:style-name="gr117" draw:text-style-name="P9" draw:layer="layout" svg:width="0.248cm" svg:height="0.248cm" svg:x="13.07cm" svg:y="5.382cm" svg:viewBox="0 0 249 249" draw:points="0,124 125,249 249,124 125,0 0,124">
          <text:p/>
        </draw:polyline>
        <draw:polygon draw:style-name="gr130" draw:text-style-name="P9" draw:layer="layout" svg:width="0.248cm" svg:height="0.248cm" svg:x="13.526cm" svg:y="5.495cm" svg:viewBox="0 0 249 249" draw:points="0,124 125,249 249,124 125,0">
          <text:p/>
        </draw:polygon>
        <draw:polyline draw:style-name="gr117" draw:text-style-name="P9" draw:layer="layout" svg:width="0.248cm" svg:height="0.248cm" svg:x="13.526cm" svg:y="5.495cm" svg:viewBox="0 0 249 249" draw:points="0,124 125,249 249,124 125,0 0,124">
          <text:p/>
        </draw:polyline>
        <draw:polygon draw:style-name="gr130" draw:text-style-name="P9" draw:layer="layout" svg:width="0.248cm" svg:height="0.248cm" svg:x="13.981cm" svg:y="5.616cm" svg:viewBox="0 0 249 249" draw:points="0,124 125,249 249,124 125,0">
          <text:p/>
        </draw:polygon>
        <draw:polyline draw:style-name="gr117" draw:text-style-name="P9" draw:layer="layout" svg:width="0.248cm" svg:height="0.248cm" svg:x="13.981cm" svg:y="5.616cm" svg:viewBox="0 0 249 249" draw:points="0,124 125,249 249,124 125,0 0,124">
          <text:p/>
        </draw:polyline>
        <draw:polygon draw:style-name="gr130" draw:text-style-name="P9" draw:layer="layout" svg:width="0.248cm" svg:height="0.248cm" svg:x="14.436cm" svg:y="5.712cm" svg:viewBox="0 0 249 249" draw:points="0,124 125,249 249,124 125,0">
          <text:p/>
        </draw:polygon>
        <draw:polyline draw:style-name="gr117" draw:text-style-name="P9" draw:layer="layout" svg:width="0.248cm" svg:height="0.248cm" svg:x="14.436cm" svg:y="5.712cm" svg:viewBox="0 0 249 249" draw:points="0,124 125,249 249,124 125,0 0,124">
          <text:p/>
        </draw:polyline>
        <draw:polygon draw:style-name="gr130" draw:text-style-name="P9" draw:layer="layout" svg:width="0.248cm" svg:height="0.248cm" svg:x="14.892cm" svg:y="5.801cm" svg:viewBox="0 0 249 249" draw:points="0,124 125,249 249,124 125,0">
          <text:p/>
        </draw:polygon>
        <draw:polyline draw:style-name="gr117" draw:text-style-name="P9" draw:layer="layout" svg:width="0.248cm" svg:height="0.248cm" svg:x="14.892cm" svg:y="5.801cm" svg:viewBox="0 0 249 249" draw:points="0,124 125,249 249,124 125,0 0,124">
          <text:p/>
        </draw:polyline>
        <draw:polygon draw:style-name="gr130" draw:text-style-name="P9" draw:layer="layout" svg:width="0.248cm" svg:height="0.248cm" svg:x="15.347cm" svg:y="5.887cm" svg:viewBox="0 0 249 249" draw:points="0,124 125,249 249,124 125,0">
          <text:p/>
        </draw:polygon>
        <draw:polyline draw:style-name="gr117" draw:text-style-name="P9" draw:layer="layout" svg:width="0.248cm" svg:height="0.248cm" svg:x="15.347cm" svg:y="5.887cm" svg:viewBox="0 0 249 249" draw:points="0,124 125,249 249,124 125,0 0,124">
          <text:p/>
        </draw:polyline>
        <draw:polygon draw:style-name="gr130" draw:text-style-name="P9" draw:layer="layout" svg:width="0.248cm" svg:height="0.248cm" svg:x="15.803cm" svg:y="5.967cm" svg:viewBox="0 0 249 249" draw:points="0,124 125,249 249,124 125,0">
          <text:p/>
        </draw:polygon>
        <draw:polyline draw:style-name="gr117" draw:text-style-name="P9" draw:layer="layout" svg:width="0.248cm" svg:height="0.248cm" svg:x="15.803cm" svg:y="5.967cm" svg:viewBox="0 0 249 249" draw:points="0,124 125,249 249,124 125,0 0,124">
          <text:p/>
        </draw:polyline>
        <draw:polygon draw:style-name="gr119" draw:text-style-name="P9" draw:layer="layout" svg:width="0.315cm" svg:height="0.087cm" svg:x="16.418cm" svg:y="5.967cm" svg:viewBox="0 0 316 88" draw:points="0,0 316,0 316,88 0,88">
          <text:p/>
        </draw:polygon>
        <draw:polygon draw:style-name="gr119" draw:text-style-name="P9" draw:layer="layout" svg:width="0.158cm" svg:height="0.157cm" svg:x="16.497cm" svg:y="5.931cm" svg:viewBox="0 0 159 158" draw:points="0,0 0,158 159,158 159,0">
          <text:p/>
        </draw:polygon>
        <draw:polyline draw:style-name="gr117" draw:text-style-name="P9" draw:layer="layout" svg:width="0.158cm" svg:height="0.157cm" svg:x="16.497cm" svg:y="5.931cm" svg:viewBox="0 0 159 158" draw:points="0,0 0,158 159,158 159,0 0,0">
          <text:p/>
        </draw:polyline>
        <draw:polygon draw:style-name="gr130" draw:text-style-name="P9" draw:layer="layout" svg:width="0.315cm" svg:height="0.087cm" svg:x="16.418cm" svg:y="6.76cm" svg:viewBox="0 0 316 88" draw:points="0,0 316,0 316,88 0,88">
          <text:p/>
        </draw:polygon>
        <draw:polygon draw:style-name="gr130" draw:text-style-name="P9" draw:layer="layout" svg:width="0.158cm" svg:height="0.157cm" svg:x="16.497cm" svg:y="6.724cm" svg:viewBox="0 0 159 158" draw:points="0,80 80,158 159,80 80,0">
          <text:p/>
        </draw:polygon>
        <draw:polyline draw:style-name="gr117" draw:text-style-name="P9" draw:layer="layout" svg:width="0.158cm" svg:height="0.157cm" svg:x="16.497cm" svg:y="6.724cm" svg:viewBox="0 0 159 158" draw:points="0,80 80,158 159,80 80,0 0,80">
          <text:p/>
        </draw:polyline>
        <draw:frame draw:style-name="gr162" draw:text-style-name="P19" draw:layer="layout" svg:width="3.415cm" svg:height="0.569cm" svg:x="16.795cm" svg:y="5.897cm">
          <draw:text-box>
            <text:p><text:span text:style-name="T15">Qualität (einfache Heur</text:span></text:p>
          </draw:text-box>
        </draw:frame>
        <draw:frame draw:style-name="gr125" draw:text-style-name="P19" draw:layer="layout" svg:width="0.595cm" svg:height="0.569cm" svg:x="19.725cm" svg:y="5.897cm">
          <draw:text-box>
            <text:p><text:span text:style-name="T15">-</text:span></text:p>
          </draw:text-box>
        </draw:frame>
        <draw:frame draw:style-name="gr163" draw:text-style-name="P19" draw:layer="layout" svg:width="1.09cm" svg:height="0.569cm" svg:x="16.795cm" svg:y="6.265cm">
          <draw:text-box>
            <text:p><text:span text:style-name="T15">istik)</text:span></text:p>
          </draw:text-box>
        </draw:frame>
        <draw:frame draw:style-name="gr164" draw:text-style-name="P19" draw:layer="layout" svg:width="3.089cm" svg:height="0.569cm" svg:x="16.795cm" svg:y="6.687cm">
          <draw:text-box>
            <text:p><text:span text:style-name="T15">Qualität (intelligente </text:span></text:p>
          </draw:text-box>
        </draw:frame>
        <draw:frame draw:style-name="gr165" draw:text-style-name="P19" draw:layer="layout" svg:width="1.7cm" svg:height="0.569cm" svg:x="16.795cm" svg:y="7.056cm">
          <draw:text-box>
            <text:p><text:span text:style-name="T15">Heuristik)</text:span></text:p>
          </draw:text-box>
        </draw:frame>
        <draw:frame draw:style-name="gr166" draw:text-style-name="P20" draw:layer="layout" svg:width="4.287cm" svg:height="0.603cm" svg:x="9.121cm" svg:y="9.499cm">
          <draw:text-box>
            <text:p><text:span text:style-name="T16">Geschwindigkeit Zielobjekt</text:span></text:p>
          </draw:text-box>
        </draw:frame>
        <draw:frame draw:style-name="gr167" draw:text-style-name="P20" draw:layer="layout" svg:width="2.526cm" svg:height="0.603cm" draw:transform="rotate (1.5707963267946) translate (5.713cm 7.047cm)">
          <draw:text-box>
            <text:p><text:span text:style-name="T16">Qualität (in %)</text:span></text:p>
          </draw:text-box>
        </draw:frame>
        <draw:frame draw:style-name="gr69" draw:text-style-name="P9" draw:layer="layout" svg:width="15.208cm" svg:height="6.953cm" svg:x="2.558cm" svg:y="11.779cm">
          <draw:image xlink:href="Pictures/20000A4A00003B8900001B4A600B7E62.svm" xlink:type="simple" xlink:show="embed" xlink:actuate="onLoad">
            <text:p/>
          </draw:image>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69" draw:text-style-name="P9" draw:layer="layout" svg:width="15.208cm" svg:height="6.978cm" svg:x="5.733cm" svg:y="4.127cm">
          <draw:image xlink:href="Pictures/20000A6E00003B8900001B6367CA39DD.svm" xlink:type="simple" xlink:show="embed" xlink:actuate="onLoad">
            <text:p/>
          </draw:image>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office:forms form:automatic-focus="false" form:apply-design-mode="false"/>
        <draw:polygon draw:style-name="gr111" draw:text-style-name="P9" draw:layer="layout" svg:width="15.207cm" svg:height="6.977cm" svg:x="5.733cm" svg:y="4.134cm" svg:viewBox="0 0 15208 6978" draw:points="0,0 15208,0 15208,6978 0,6978">
          <text:p/>
        </draw:polygon>
        <draw:polyline draw:style-name="gr112" draw:text-style-name="P9" draw:layer="layout" svg:width="9.107cm" svg:height="5.221cm" svg:x="7.462cm" svg:y="4.458cm" svg:viewBox="0 0 9108 5222" draw:points="4554,5222 0,5222 0,0 9108,0 9108,5222 4554,5222">
          <text:p/>
        </draw:polyline>
        <draw:line draw:style-name="gr112" draw:text-style-name="P9" draw:layer="layout" svg:x1="16.57cm" svg:y1="9.68cm" svg:x2="7.462cm" svg:y2="9.68cm">
          <text:p/>
        </draw:line>
        <draw:line draw:style-name="gr112" draw:text-style-name="P9" draw:layer="layout" svg:x1="16.57cm" svg:y1="8.809cm" svg:x2="7.462cm" svg:y2="8.809cm">
          <text:p/>
        </draw:line>
        <draw:line draw:style-name="gr112" draw:text-style-name="P9" draw:layer="layout" svg:x1="16.57cm" svg:y1="7.939cm" svg:x2="7.462cm" svg:y2="7.939cm">
          <text:p/>
        </draw:line>
        <draw:line draw:style-name="gr112" draw:text-style-name="P9" draw:layer="layout" svg:x1="16.57cm" svg:y1="7.068cm" svg:x2="7.462cm" svg:y2="7.068cm">
          <text:p/>
        </draw:line>
        <draw:line draw:style-name="gr112" draw:text-style-name="P9" draw:layer="layout" svg:x1="16.57cm" svg:y1="6.198cm" svg:x2="7.462cm" svg:y2="6.198cm">
          <text:p/>
        </draw:line>
        <draw:line draw:style-name="gr112" draw:text-style-name="P9" draw:layer="layout" svg:x1="16.57cm" svg:y1="5.327cm" svg:x2="7.462cm" svg:y2="5.327cm">
          <text:p/>
        </draw:line>
        <draw:line draw:style-name="gr112" draw:text-style-name="P9" draw:layer="layout" svg:x1="16.57cm" svg:y1="4.457cm" svg:x2="7.462cm" svg:y2="4.457cm">
          <text:p/>
        </draw:line>
        <draw:frame draw:style-name="gr115" draw:text-style-name="P19" draw:layer="layout" svg:width="0.659cm" svg:height="0.569cm" svg:x="7.396cm" svg:y="9.975cm">
          <draw:text-box>
            <text:p><text:span text:style-name="T15">0</text:span></text:p>
          </draw:text-box>
        </draw:frame>
        <draw:frame draw:style-name="gr115" draw:text-style-name="P19" draw:layer="layout" svg:width="0.896cm" svg:height="0.569cm" svg:x="7.729cm" svg:y="9.975cm">
          <draw:text-box>
            <text:p><text:span text:style-name="T15">0.1</text:span></text:p>
          </draw:text-box>
        </draw:frame>
        <draw:frame draw:style-name="gr115" draw:text-style-name="P19" draw:layer="layout" svg:width="0.896cm" svg:height="0.569cm" svg:x="8.172cm" svg:y="9.975cm">
          <draw:text-box>
            <text:p><text:span text:style-name="T15">0.2</text:span></text:p>
          </draw:text-box>
        </draw:frame>
        <draw:frame draw:style-name="gr115" draw:text-style-name="P19" draw:layer="layout" svg:width="0.896cm" svg:height="0.569cm" svg:x="8.644cm" svg:y="9.975cm">
          <draw:text-box>
            <text:p><text:span text:style-name="T15">0.3</text:span></text:p>
          </draw:text-box>
        </draw:frame>
        <draw:frame draw:style-name="gr115" draw:text-style-name="P19" draw:layer="layout" svg:width="0.896cm" svg:height="0.569cm" svg:x="9.087cm" svg:y="9.975cm">
          <draw:text-box>
            <text:p><text:span text:style-name="T15">0.4</text:span></text:p>
          </draw:text-box>
        </draw:frame>
        <draw:frame draw:style-name="gr115" draw:text-style-name="P19" draw:layer="layout" svg:width="0.896cm" svg:height="0.569cm" svg:x="9.531cm" svg:y="9.975cm">
          <draw:text-box>
            <text:p><text:span text:style-name="T15">0.5</text:span></text:p>
          </draw:text-box>
        </draw:frame>
        <draw:frame draw:style-name="gr115" draw:text-style-name="P19" draw:layer="layout" svg:width="0.896cm" svg:height="0.569cm" svg:x="10.002cm" svg:y="9.975cm">
          <draw:text-box>
            <text:p><text:span text:style-name="T15">0.6</text:span></text:p>
          </draw:text-box>
        </draw:frame>
        <draw:frame draw:style-name="gr115" draw:text-style-name="P19" draw:layer="layout" svg:width="0.896cm" svg:height="0.569cm" svg:x="10.445cm" svg:y="9.975cm">
          <draw:text-box>
            <text:p><text:span text:style-name="T15">0.7</text:span></text:p>
          </draw:text-box>
        </draw:frame>
        <draw:frame draw:style-name="gr115" draw:text-style-name="P19" draw:layer="layout" svg:width="0.896cm" svg:height="0.569cm" svg:x="10.916cm" svg:y="9.975cm">
          <draw:text-box>
            <text:p><text:span text:style-name="T15">0.8</text:span></text:p>
          </draw:text-box>
        </draw:frame>
        <draw:frame draw:style-name="gr115" draw:text-style-name="P19" draw:layer="layout" svg:width="0.896cm" svg:height="0.569cm" svg:x="11.36cm" svg:y="9.975cm">
          <draw:text-box>
            <text:p><text:span text:style-name="T15">0.9</text:span></text:p>
          </draw:text-box>
        </draw:frame>
        <draw:frame draw:style-name="gr115" draw:text-style-name="P19" draw:layer="layout" svg:width="0.659cm" svg:height="0.569cm" svg:x="11.942cm" svg:y="9.975cm">
          <draw:text-box>
            <text:p><text:span text:style-name="T15">1</text:span></text:p>
          </draw:text-box>
        </draw:frame>
        <draw:frame draw:style-name="gr115" draw:text-style-name="P19" draw:layer="layout" svg:width="0.896cm" svg:height="0.569cm" svg:x="12.275cm" svg:y="9.975cm">
          <draw:text-box>
            <text:p><text:span text:style-name="T15">1.1</text:span></text:p>
          </draw:text-box>
        </draw:frame>
        <draw:frame draw:style-name="gr115" draw:text-style-name="P19" draw:layer="layout" svg:width="0.896cm" svg:height="0.569cm" svg:x="12.718cm" svg:y="9.975cm">
          <draw:text-box>
            <text:p><text:span text:style-name="T15">1.2</text:span></text:p>
          </draw:text-box>
        </draw:frame>
        <draw:frame draw:style-name="gr115" draw:text-style-name="P19" draw:layer="layout" svg:width="0.896cm" svg:height="0.569cm" svg:x="13.189cm" svg:y="9.975cm">
          <draw:text-box>
            <text:p><text:span text:style-name="T15">1.3</text:span></text:p>
          </draw:text-box>
        </draw:frame>
        <draw:frame draw:style-name="gr115" draw:text-style-name="P19" draw:layer="layout" svg:width="0.896cm" svg:height="0.569cm" svg:x="13.633cm" svg:y="9.975cm">
          <draw:text-box>
            <text:p><text:span text:style-name="T15">1.4</text:span></text:p>
          </draw:text-box>
        </draw:frame>
        <draw:frame draw:style-name="gr115" draw:text-style-name="P19" draw:layer="layout" svg:width="0.896cm" svg:height="0.569cm" svg:x="14.104cm" svg:y="9.975cm">
          <draw:text-box>
            <text:p><text:span text:style-name="T15">1.5</text:span></text:p>
          </draw:text-box>
        </draw:frame>
        <draw:frame draw:style-name="gr115" draw:text-style-name="P19" draw:layer="layout" svg:width="0.896cm" svg:height="0.569cm" svg:x="14.547cm" svg:y="9.975cm">
          <draw:text-box>
            <text:p><text:span text:style-name="T15">1.6</text:span></text:p>
          </draw:text-box>
        </draw:frame>
        <draw:frame draw:style-name="gr115" draw:text-style-name="P19" draw:layer="layout" svg:width="0.896cm" svg:height="0.569cm" svg:x="15.019cm" svg:y="9.975cm">
          <draw:text-box>
            <text:p><text:span text:style-name="T15">1.7</text:span></text:p>
          </draw:text-box>
        </draw:frame>
        <draw:frame draw:style-name="gr115" draw:text-style-name="P19" draw:layer="layout" svg:width="0.896cm" svg:height="0.569cm" svg:x="15.462cm" svg:y="9.975cm">
          <draw:text-box>
            <text:p><text:span text:style-name="T15">1.8</text:span></text:p>
          </draw:text-box>
        </draw:frame>
        <draw:frame draw:style-name="gr115" draw:text-style-name="P19" draw:layer="layout" svg:width="0.896cm" svg:height="0.569cm" svg:x="15.905cm" svg:y="9.975cm">
          <draw:text-box>
            <text:p><text:span text:style-name="T15">1.9</text:span></text:p>
          </draw:text-box>
        </draw:frame>
        <draw:frame draw:style-name="gr115" draw:text-style-name="P19" draw:layer="layout" svg:width="0.659cm" svg:height="0.569cm" svg:x="16.488cm" svg:y="9.975cm">
          <draw:text-box>
            <text:p><text:span text:style-name="T15">2</text:span></text:p>
          </draw:text-box>
        </draw:frame>
        <draw:line draw:style-name="gr112" draw:text-style-name="P9" draw:layer="layout" svg:x1="7.462cm" svg:y1="9.829cm" svg:x2="7.462cm" svg:y2="9.68cm">
          <text:p/>
        </draw:line>
        <draw:line draw:style-name="gr112" draw:text-style-name="P9" draw:layer="layout" svg:x1="7.917cm" svg:y1="9.829cm" svg:x2="7.917cm" svg:y2="9.68cm">
          <text:p/>
        </draw:line>
        <draw:line draw:style-name="gr112" draw:text-style-name="P9" draw:layer="layout" svg:x1="8.372cm" svg:y1="9.829cm" svg:x2="8.372cm" svg:y2="9.68cm">
          <text:p/>
        </draw:line>
        <draw:line draw:style-name="gr112" draw:text-style-name="P9" draw:layer="layout" svg:x1="8.828cm" svg:y1="9.829cm" svg:x2="8.828cm" svg:y2="9.68cm">
          <text:p/>
        </draw:line>
        <draw:line draw:style-name="gr112" draw:text-style-name="P9" draw:layer="layout" svg:x1="9.283cm" svg:y1="9.829cm" svg:x2="9.283cm" svg:y2="9.68cm">
          <text:p/>
        </draw:line>
        <draw:line draw:style-name="gr112" draw:text-style-name="P9" draw:layer="layout" svg:x1="9.739cm" svg:y1="9.829cm" svg:x2="9.739cm" svg:y2="9.68cm">
          <text:p/>
        </draw:line>
        <draw:line draw:style-name="gr112" draw:text-style-name="P9" draw:layer="layout" svg:x1="10.194cm" svg:y1="9.829cm" svg:x2="10.194cm" svg:y2="9.68cm">
          <text:p/>
        </draw:line>
        <draw:line draw:style-name="gr112" draw:text-style-name="P9" draw:layer="layout" svg:x1="10.649cm" svg:y1="9.829cm" svg:x2="10.649cm" svg:y2="9.68cm">
          <text:p/>
        </draw:line>
        <draw:line draw:style-name="gr112" draw:text-style-name="P9" draw:layer="layout" svg:x1="11.105cm" svg:y1="9.829cm" svg:x2="11.105cm" svg:y2="9.68cm">
          <text:p/>
        </draw:line>
        <draw:line draw:style-name="gr112" draw:text-style-name="P9" draw:layer="layout" svg:x1="11.56cm" svg:y1="9.829cm" svg:x2="11.56cm" svg:y2="9.68cm">
          <text:p/>
        </draw:line>
        <draw:line draw:style-name="gr112" draw:text-style-name="P9" draw:layer="layout" svg:x1="12.016cm" svg:y1="9.829cm" svg:x2="12.016cm" svg:y2="9.68cm">
          <text:p/>
        </draw:line>
        <draw:line draw:style-name="gr112" draw:text-style-name="P9" draw:layer="layout" svg:x1="12.471cm" svg:y1="9.829cm" svg:x2="12.471cm" svg:y2="9.68cm">
          <text:p/>
        </draw:line>
        <draw:line draw:style-name="gr112" draw:text-style-name="P9" draw:layer="layout" svg:x1="12.926cm" svg:y1="9.829cm" svg:x2="12.926cm" svg:y2="9.68cm">
          <text:p/>
        </draw:line>
        <draw:line draw:style-name="gr112" draw:text-style-name="P9" draw:layer="layout" svg:x1="13.382cm" svg:y1="9.829cm" svg:x2="13.382cm" svg:y2="9.68cm">
          <text:p/>
        </draw:line>
        <draw:line draw:style-name="gr112" draw:text-style-name="P9" draw:layer="layout" svg:x1="13.837cm" svg:y1="9.829cm" svg:x2="13.837cm" svg:y2="9.68cm">
          <text:p/>
        </draw:line>
        <draw:line draw:style-name="gr112" draw:text-style-name="P9" draw:layer="layout" svg:x1="14.293cm" svg:y1="9.829cm" svg:x2="14.293cm" svg:y2="9.68cm">
          <text:p/>
        </draw:line>
        <draw:line draw:style-name="gr112" draw:text-style-name="P9" draw:layer="layout" svg:x1="14.748cm" svg:y1="9.829cm" svg:x2="14.748cm" svg:y2="9.68cm">
          <text:p/>
        </draw:line>
        <draw:line draw:style-name="gr112" draw:text-style-name="P9" draw:layer="layout" svg:x1="15.203cm" svg:y1="9.829cm" svg:x2="15.203cm" svg:y2="9.68cm">
          <text:p/>
        </draw:line>
        <draw:line draw:style-name="gr112" draw:text-style-name="P9" draw:layer="layout" svg:x1="15.66cm" svg:y1="9.829cm" svg:x2="15.66cm" svg:y2="9.68cm">
          <text:p/>
        </draw:line>
        <draw:line draw:style-name="gr112" draw:text-style-name="P9" draw:layer="layout" svg:x1="16.115cm" svg:y1="9.829cm" svg:x2="16.115cm" svg:y2="9.68cm">
          <text:p/>
        </draw:line>
        <draw:polyline draw:style-name="gr112" draw:text-style-name="P9" draw:layer="layout" svg:width="0.148cm" svg:height="9.107cm" draw:transform="rotate (1.5707963267946) translate (7.46225554901287cm 9.82918955019688cm)" svg:viewBox="0 0 149 9108" draw:points="0,24033 149,24033 149,14925">
          <text:p/>
        </draw:polyline>
        <draw:frame draw:style-name="gr115" draw:text-style-name="P19" draw:layer="layout" svg:width="0.659cm" svg:height="0.569cm" svg:x="7.063cm" svg:y="9.527cm">
          <draw:text-box>
            <text:p><text:span text:style-name="T15">0</text:span></text:p>
          </draw:text-box>
        </draw:frame>
        <draw:frame draw:style-name="gr115" draw:text-style-name="P19" draw:layer="layout" svg:width="0.815cm" svg:height="0.569cm" svg:x="6.897cm" svg:y="8.657cm">
          <draw:text-box>
            <text:p><text:span text:style-name="T15">20</text:span></text:p>
          </draw:text-box>
        </draw:frame>
        <draw:frame draw:style-name="gr115" draw:text-style-name="P19" draw:layer="layout" svg:width="0.815cm" svg:height="0.569cm" svg:x="6.897cm" svg:y="7.786cm">
          <draw:text-box>
            <text:p><text:span text:style-name="T15">40</text:span></text:p>
          </draw:text-box>
        </draw:frame>
        <draw:frame draw:style-name="gr115" draw:text-style-name="P19" draw:layer="layout" svg:width="0.815cm" svg:height="0.569cm" svg:x="6.897cm" svg:y="6.915cm">
          <draw:text-box>
            <text:p><text:span text:style-name="T15">60</text:span></text:p>
          </draw:text-box>
        </draw:frame>
        <draw:frame draw:style-name="gr115" draw:text-style-name="P19" draw:layer="layout" svg:width="0.815cm" svg:height="0.569cm" svg:x="6.897cm" svg:y="6.044cm">
          <draw:text-box>
            <text:p><text:span text:style-name="T15">80</text:span></text:p>
          </draw:text-box>
        </draw:frame>
        <draw:frame draw:style-name="gr115" draw:text-style-name="P19" draw:layer="layout" svg:width="0.972cm" svg:height="0.569cm" svg:x="6.731cm" svg:y="5.173cm">
          <draw:text-box>
            <text:p><text:span text:style-name="T15">100</text:span></text:p>
          </draw:text-box>
        </draw:frame>
        <draw:frame draw:style-name="gr115" draw:text-style-name="P19" draw:layer="layout" svg:width="0.972cm" svg:height="0.569cm" svg:x="6.731cm" svg:y="4.302cm">
          <draw:text-box>
            <text:p><text:span text:style-name="T15">120</text:span></text:p>
          </draw:text-box>
        </draw:frame>
        <draw:line draw:style-name="gr112" draw:text-style-name="P9" draw:layer="layout" svg:x1="7.313cm" svg:y1="9.68cm" svg:x2="7.463cm" svg:y2="9.68cm">
          <text:p/>
        </draw:line>
        <draw:line draw:style-name="gr112" draw:text-style-name="P9" draw:layer="layout" svg:x1="7.313cm" svg:y1="8.809cm" svg:x2="7.463cm" svg:y2="8.809cm">
          <text:p/>
        </draw:line>
        <draw:line draw:style-name="gr112" draw:text-style-name="P9" draw:layer="layout" svg:x1="7.313cm" svg:y1="7.939cm" svg:x2="7.463cm" svg:y2="7.939cm">
          <text:p/>
        </draw:line>
        <draw:line draw:style-name="gr112" draw:text-style-name="P9" draw:layer="layout" svg:x1="7.313cm" svg:y1="7.068cm" svg:x2="7.463cm" svg:y2="7.068cm">
          <text:p/>
        </draw:line>
        <draw:line draw:style-name="gr112" draw:text-style-name="P9" draw:layer="layout" svg:x1="7.313cm" svg:y1="6.198cm" svg:x2="7.463cm" svg:y2="6.198cm">
          <text:p/>
        </draw:line>
        <draw:line draw:style-name="gr112" draw:text-style-name="P9" draw:layer="layout" svg:x1="7.313cm" svg:y1="5.327cm" svg:x2="7.463cm" svg:y2="5.327cm">
          <text:p/>
        </draw:line>
        <draw:polyline draw:style-name="gr112" draw:text-style-name="P9" draw:layer="layout" svg:width="0.149cm" svg:height="5.221cm" svg:x="7.313cm" svg:y="4.457cm" svg:viewBox="0 0 150 5222" draw:points="0,0 150,0 150,5222">
          <text:p/>
        </draw:polyline>
        <draw:polygon draw:style-name="gr116" draw:text-style-name="P9" draw:layer="layout" svg:width="0.494cm" svg:height="0.314cm" svg:x="7.442cm" svg:y="8.18cm" svg:viewBox="0 0 495 315" draw:points="40,0 495,237 475,276 455,315 0,78 20,39">
          <text:p/>
        </draw:polygon>
        <draw:polygon draw:style-name="gr116" draw:text-style-name="P9" draw:layer="layout" svg:width="0.019cm" svg:height="0.038cm" svg:x="7.897cm" svg:y="8.456cm" svg:viewBox="0 0 20 39" draw:points="20,0 0,39 0,39">
          <text:p/>
        </draw:polygon>
        <draw:polygon draw:style-name="gr116" draw:text-style-name="P9" draw:layer="layout" svg:width="0.494cm" svg:height="0.306cm" svg:x="7.897cm" svg:y="8.417cm" svg:viewBox="0 0 495 307" draw:points="40,0 495,229 475,268 455,307 0,78 20,39">
          <text:p/>
        </draw:polygon>
        <draw:polygon draw:style-name="gr116" draw:text-style-name="P9" draw:layer="layout" svg:width="0.019cm" svg:height="0.042cm" svg:x="8.352cm" svg:y="8.685cm" svg:viewBox="0 0 20 43" draw:points="20,0 11,43 4,41 0,39">
          <text:p/>
        </draw:polygon>
        <draw:polygon draw:style-name="gr116" draw:text-style-name="P9" draw:layer="layout" svg:width="0.473cm" svg:height="0.174cm" svg:x="8.363cm" svg:y="8.642cm" svg:viewBox="0 0 474 175" draw:points="18,0 474,90 465,132 456,175 0,86 9,43">
          <text:p/>
        </draw:polygon>
        <draw:polygon draw:style-name="gr116" draw:text-style-name="P9" draw:layer="layout" svg:width="0.008cm" svg:height="0.043cm" svg:x="8.819cm" svg:y="8.774cm" svg:viewBox="0 0 9 44" draw:points="9,0 4,44 0,43">
          <text:p/>
        </draw:polygon>
        <draw:polygon draw:style-name="gr116" draw:text-style-name="P9" draw:layer="layout" svg:width="0.464cm" svg:height="0.134cm" svg:x="8.823cm" svg:y="8.73cm" svg:viewBox="0 0 465 135" draw:points="10,0 465,48 460,92 455,135 0,88 5,44">
          <text:p/>
        </draw:polygon>
        <draw:polygon draw:style-name="gr116" draw:text-style-name="P9" draw:layer="layout" svg:width="0.006cm" svg:height="0.043cm" svg:x="9.283cm" svg:y="8.778cm" svg:viewBox="0 0 7 44" draw:points="0,44 5,0 7,1">
          <text:p/>
        </draw:polygon>
        <draw:polygon draw:style-name="gr116" draw:text-style-name="P9" draw:layer="layout" svg:width="0.468cm" svg:height="0.161cm" svg:x="9.276cm" svg:y="8.779cm" svg:viewBox="0 0 469 162" draw:points="14,0 469,77 462,119 455,162 0,86 7,43">
          <text:p/>
        </draw:polygon>
        <draw:polygon draw:style-name="gr116" draw:text-style-name="P9" draw:layer="layout" svg:width="0.006cm" svg:height="0.043cm" svg:x="9.731cm" svg:y="8.899cm" svg:viewBox="0 0 7 44" draw:points="7,0 5,44 0,43">
          <text:p/>
        </draw:polygon>
        <draw:polygon draw:style-name="gr116" draw:text-style-name="P9" draw:layer="layout" svg:width="0.459cm" svg:height="0.109cm" svg:x="9.736cm" svg:y="8.855cm" svg:viewBox="0 0 460 110" draw:points="4,0 460,23 458,67 456,110 0,88 2,44">
          <text:p/>
        </draw:polygon>
        <draw:polygon draw:style-name="gr116" draw:text-style-name="P9" draw:layer="layout" svg:width="0.003cm" svg:height="0.043cm" svg:x="10.194cm" svg:y="8.878cm" svg:viewBox="0 0 4 44" draw:points="0,44 2,0 4,0">
          <text:p/>
        </draw:polygon>
        <draw:polygon draw:style-name="gr116" draw:text-style-name="P9" draw:layer="layout" svg:width="0.462cm" svg:height="0.13cm" svg:x="10.19cm" svg:y="8.878cm" svg:viewBox="0 0 463 131" draw:points="8,0 463,44 459,88 455,131 0,88 4,44">
          <text:p/>
        </draw:polygon>
        <draw:polygon draw:style-name="gr116" draw:text-style-name="P9" draw:layer="layout" svg:width="0.005cm" svg:height="0.043cm" svg:x="10.649cm" svg:y="8.921cm" svg:viewBox="0 0 6 44" draw:points="0,44 4,0 6,0">
          <text:p/>
        </draw:polygon>
        <draw:polygon draw:style-name="gr116" draw:text-style-name="P9" draw:layer="layout" svg:width="0.467cm" svg:height="0.146cm" svg:x="10.643cm" svg:y="8.921cm" svg:viewBox="0 0 468 147" draw:points="12,0 468,60 462,104 456,147 0,88 6,44">
          <text:p/>
        </draw:polygon>
        <draw:polygon draw:style-name="gr116" draw:text-style-name="P9" draw:layer="layout" svg:width="0.005cm" svg:height="0.043cm" svg:x="11.099cm" svg:y="9.025cm" svg:viewBox="0 0 6 44" draw:points="6,0 4,44 0,44">
          <text:p/>
        </draw:polygon>
        <draw:polygon draw:style-name="gr116" draw:text-style-name="P9" draw:layer="layout" svg:width="0.458cm" svg:height="0.11cm" svg:x="11.103cm" svg:y="8.981cm" svg:viewBox="0 0 459 111" draw:points="4,0 459,24 457,68 455,111 0,88 2,44">
          <text:p/>
        </draw:polygon>
        <draw:polygon draw:style-name="gr116" draw:text-style-name="P9" draw:layer="layout" svg:width="0.003cm" svg:height="0.043cm" svg:x="11.56cm" svg:y="9.005cm" svg:viewBox="0 0 4 44" draw:points="0,44 2,0 4,0">
          <text:p/>
        </draw:polygon>
        <draw:polygon draw:style-name="gr116" draw:text-style-name="P9" draw:layer="layout" svg:width="0.463cm" svg:height="0.127cm" svg:x="11.556cm" svg:y="9.005cm" svg:viewBox="0 0 464 128" draw:points="8,0 464,41 460,85 456,128 0,88 4,44">
          <text:p/>
        </draw:polygon>
        <draw:polygon draw:style-name="gr116" draw:text-style-name="P9" draw:layer="layout" svg:width="0.009cm" svg:height="0.043cm" svg:x="12.012cm" svg:y="9.09cm" svg:viewBox="0 0 10 44" draw:points="4,0 10,44 2,44 0,44">
          <text:p/>
        </draw:polygon>
        <draw:polygon draw:style-name="gr116" draw:text-style-name="P9" draw:layer="layout" svg:width="0.466cm" svg:height="0.15cm" svg:x="12.01cm" svg:y="8.982cm" svg:viewBox="0 0 467 151" draw:points="0,64 455,0 461,44 467,88 12,151 6,107">
          <text:p/>
        </draw:polygon>
        <draw:polygon draw:style-name="gr116" draw:text-style-name="P9" draw:layer="layout" svg:width="0.005cm" svg:height="0.043cm" svg:x="12.465cm" svg:y="8.982cm" svg:viewBox="0 0 6 44" draw:points="6,44 0,0 5,0">
          <text:p/>
        </draw:polygon>
        <draw:polygon draw:style-name="gr116" draw:text-style-name="P9" draw:layer="layout" svg:width="0.456cm" svg:height="0.098cm" svg:x="12.47cm" svg:y="8.971cm" svg:viewBox="0 0 457 99" draw:points="0,11 455,0 456,44 457,88 2,99 1,55">
          <text:p/>
        </draw:polygon>
        <draw:polygon draw:style-name="gr116" draw:text-style-name="P9" draw:layer="layout" svg:width="0.008cm" svg:height="0.043cm" svg:x="12.925cm" svg:y="8.971cm" svg:viewBox="0 0 9 44" draw:points="1,44 0,0 8,0 9,1">
          <text:p/>
        </draw:polygon>
        <draw:polygon draw:style-name="gr116" draw:text-style-name="P9" draw:layer="layout" svg:width="0.471cm" svg:height="0.171cm" svg:x="12.918cm" svg:y="8.972cm" svg:viewBox="0 0 472 172" draw:points="16,0 472,87 464,129 456,172 0,86 8,43">
          <text:p/>
        </draw:polygon>
        <draw:polygon draw:style-name="gr116" draw:text-style-name="P9" draw:layer="layout" svg:width="0.009cm" svg:height="0.043cm" svg:x="13.374cm" svg:y="9.102cm" svg:viewBox="0 0 10 44" draw:points="8,0 10,44 2,44 0,43">
          <text:p/>
        </draw:polygon>
        <draw:polygon draw:style-name="gr116" draw:text-style-name="P9" draw:layer="layout" svg:width="0.458cm" svg:height="0.105cm" svg:x="13.38cm" svg:y="9.04cm" svg:viewBox="0 0 459 106" draw:points="0,18 455,0 457,44 459,88 4,106 2,62">
          <text:p/>
        </draw:polygon>
        <draw:polygon draw:style-name="gr116" draw:text-style-name="P9" draw:layer="layout" svg:width="0.002cm" svg:height="0.043cm" svg:x="13.835cm" svg:y="9.04cm" svg:viewBox="0 0 3 44" draw:points="2,44 0,0 3,0">
          <text:p/>
        </draw:polygon>
        <draw:polygon draw:style-name="gr116" draw:text-style-name="P9" draw:layer="layout" svg:width="0.457cm" svg:height="0.101cm" svg:x="13.836cm" svg:y="9.04cm" svg:viewBox="0 0 458 102" draw:points="2,0 458,14 457,58 456,102 0,88 1,44">
          <text:p/>
        </draw:polygon>
        <draw:polygon draw:style-name="gr116" draw:text-style-name="P9" draw:layer="layout" svg:width="0cm" svg:height="0.043cm" svg:x="14.292cm" svg:y="9.098cm" svg:viewBox="0 0 1 44" draw:points="1,0 1,44 0,44">
          <text:p/>
        </draw:polygon>
        <draw:polygon draw:style-name="gr116" draw:text-style-name="P9" draw:layer="layout" svg:width="0.454cm" svg:height="0.09cm" svg:x="14.293cm" svg:y="9.054cm" svg:viewBox="0 0 455 91" draw:points="0,0 455,3 455,47 455,91 0,88 0,44">
          <text:p/>
        </draw:polygon>
        <draw:polygon draw:style-name="gr116" draw:text-style-name="P9" draw:layer="layout" svg:width="0.002cm" svg:height="0.043cm" svg:x="14.748cm" svg:y="9.057cm" svg:viewBox="0 0 3 44" draw:points="0,44 0,0 3,0">
          <text:p/>
        </draw:polygon>
        <draw:polygon draw:style-name="gr116" draw:text-style-name="P9" draw:layer="layout" svg:width="0.46cm" svg:height="0.113cm" svg:x="14.745cm" svg:y="9.057cm" svg:viewBox="0 0 461 114" draw:points="6,0 461,27 458,71 455,114 0,88 3,44">
          <text:p/>
        </draw:polygon>
        <draw:polygon draw:style-name="gr116" draw:text-style-name="P9" draw:layer="layout" svg:width="0.002cm" svg:height="0.043cm" svg:x="15.2cm" svg:y="9.127cm" svg:viewBox="0 0 3 44" draw:points="3,0 2,44 0,44">
          <text:p/>
        </draw:polygon>
        <draw:polygon draw:style-name="gr116" draw:text-style-name="P9" draw:layer="layout" svg:width="0.457cm" svg:height="0.095cm" svg:x="15.202cm" svg:y="9.084cm" svg:viewBox="0 0 458 96" draw:points="2,0 458,8 457,52 456,96 0,88 1,44">
          <text:p/>
        </draw:polygon>
        <draw:polygon draw:style-name="gr116" draw:text-style-name="P9" draw:layer="layout" svg:width="0.002cm" svg:height="0.043cm" svg:x="15.659cm" svg:y="9.135cm" svg:viewBox="0 0 3 44" draw:points="1,0 3,44 0,44">
          <text:p/>
        </draw:polygon>
        <draw:polygon draw:style-name="gr116" draw:text-style-name="P9" draw:layer="layout" svg:width="0.458cm" svg:height="0.105cm" svg:x="15.658cm" svg:y="9.074cm" svg:viewBox="0 0 459 106" draw:points="0,18 455,0 457,44 459,88 4,106 2,62">
          <text:p/>
        </draw:polygon>
        <draw:polygon draw:style-name="gr116" draw:text-style-name="P9" draw:layer="layout" svg:width="0.005cm" svg:height="0.043cm" svg:x="16.113cm" svg:y="9.074cm" svg:viewBox="0 0 6 44" draw:points="2,44 0,0 6,0">
          <text:p/>
        </draw:polygon>
        <draw:polygon draw:style-name="gr116" draw:text-style-name="P9" draw:layer="layout" svg:width="0.463cm" svg:height="0.132cm" svg:x="16.111cm" svg:y="9.074cm" svg:viewBox="0 0 464 133" draw:points="8,0 464,46 460,90 456,133 0,88 4,44">
          <text:p/>
        </draw:polygon>
        <draw:polygon draw:style-name="gr116" draw:text-style-name="P9" draw:layer="layout" svg:width="0.248cm" svg:height="0.248cm" svg:x="7.338cm" svg:y="8.094cm" svg:viewBox="0 0 249 249" draw:points="0,0 0,249 249,249 249,0">
          <text:p/>
        </draw:polygon>
        <draw:polyline draw:style-name="gr117" draw:text-style-name="P9" draw:layer="layout" svg:width="0.248cm" svg:height="0.248cm" svg:x="7.338cm" svg:y="8.094cm" svg:viewBox="0 0 249 249" draw:points="0,0 0,249 249,249 249,0 0,0">
          <text:p/>
        </draw:polyline>
        <draw:polygon draw:style-name="gr118" draw:text-style-name="P9" draw:layer="layout" svg:width="0.248cm" svg:height="0.248cm" svg:x="7.793cm" svg:y="8.331cm" svg:viewBox="0 0 249 249" draw:points="0,0 0,249 249,249 249,0">
          <text:p/>
        </draw:polygon>
        <draw:polyline draw:style-name="gr117" draw:text-style-name="P9" draw:layer="layout" svg:width="0.248cm" svg:height="0.248cm" svg:x="7.793cm" svg:y="8.331cm" svg:viewBox="0 0 249 249" draw:points="0,0 0,249 249,249 249,0 0,0">
          <text:p/>
        </draw:polyline>
        <draw:polygon draw:style-name="gr118" draw:text-style-name="P9" draw:layer="layout" svg:width="0.248cm" svg:height="0.248cm" svg:x="8.248cm" svg:y="8.56cm" svg:viewBox="0 0 249 249" draw:points="0,0 0,249 249,249 249,0">
          <text:p/>
        </draw:polygon>
        <draw:polyline draw:style-name="gr117" draw:text-style-name="P9" draw:layer="layout" svg:width="0.248cm" svg:height="0.248cm" svg:x="8.248cm" svg:y="8.56cm" svg:viewBox="0 0 249 249" draw:points="0,0 0,249 249,249 249,0 0,0">
          <text:p/>
        </draw:polyline>
        <draw:polygon draw:style-name="gr118" draw:text-style-name="P9" draw:layer="layout" svg:width="0.248cm" svg:height="0.248cm" svg:x="8.704cm" svg:y="8.65cm" svg:viewBox="0 0 249 249" draw:points="0,0 0,249 249,249 249,0">
          <text:p/>
        </draw:polygon>
        <draw:polyline draw:style-name="gr117" draw:text-style-name="P9" draw:layer="layout" svg:width="0.248cm" svg:height="0.248cm" svg:x="8.704cm" svg:y="8.65cm" svg:viewBox="0 0 249 249" draw:points="0,0 0,249 249,249 249,0 0,0">
          <text:p/>
        </draw:polyline>
        <draw:polygon draw:style-name="gr118" draw:text-style-name="P9" draw:layer="layout" svg:width="0.248cm" svg:height="0.248cm" svg:x="9.159cm" svg:y="8.698cm" svg:viewBox="0 0 249 249" draw:points="0,0 0,249 249,249 249,0">
          <text:p/>
        </draw:polygon>
        <draw:polyline draw:style-name="gr117" draw:text-style-name="P9" draw:layer="layout" svg:width="0.248cm" svg:height="0.248cm" svg:x="9.159cm" svg:y="8.698cm" svg:viewBox="0 0 249 249" draw:points="0,0 0,249 249,249 249,0 0,0">
          <text:p/>
        </draw:polyline>
        <draw:polygon draw:style-name="gr118" draw:text-style-name="P9" draw:layer="layout" svg:width="0.249cm" svg:height="0.248cm" svg:x="9.614cm" svg:y="8.774cm" svg:viewBox="0 0 250 249" draw:points="0,0 0,249 250,249 250,0">
          <text:p/>
        </draw:polygon>
        <draw:polyline draw:style-name="gr117" draw:text-style-name="P9" draw:layer="layout" svg:width="0.249cm" svg:height="0.248cm" svg:x="9.614cm" svg:y="8.774cm" svg:viewBox="0 0 250 249" draw:points="0,0 0,249 250,249 250,0 0,0">
          <text:p/>
        </draw:polyline>
        <draw:polygon draw:style-name="gr118" draw:text-style-name="P9" draw:layer="layout" svg:width="0.248cm" svg:height="0.248cm" svg:x="10.07cm" svg:y="8.797cm" svg:viewBox="0 0 249 249" draw:points="0,0 0,249 249,249 249,0">
          <text:p/>
        </draw:polygon>
        <draw:polyline draw:style-name="gr117" draw:text-style-name="P9" draw:layer="layout" svg:width="0.248cm" svg:height="0.248cm" svg:x="10.07cm" svg:y="8.797cm" svg:viewBox="0 0 249 249" draw:points="0,0 0,249 249,249 249,0 0,0">
          <text:p/>
        </draw:polyline>
        <draw:polygon draw:style-name="gr118" draw:text-style-name="P9" draw:layer="layout" svg:width="0.248cm" svg:height="0.248cm" svg:x="10.525cm" svg:y="8.841cm" svg:viewBox="0 0 249 249" draw:points="0,0 0,249 249,249 249,0">
          <text:p/>
        </draw:polygon>
        <draw:polyline draw:style-name="gr117" draw:text-style-name="P9" draw:layer="layout" svg:width="0.248cm" svg:height="0.248cm" svg:x="10.525cm" svg:y="8.841cm" svg:viewBox="0 0 249 249" draw:points="0,0 0,249 249,249 249,0 0,0">
          <text:p/>
        </draw:polyline>
        <draw:polygon draw:style-name="gr118" draw:text-style-name="P9" draw:layer="layout" svg:width="0.248cm" svg:height="0.248cm" svg:x="10.981cm" svg:y="8.901cm" svg:viewBox="0 0 249 249" draw:points="0,0 0,249 249,249 249,0">
          <text:p/>
        </draw:polygon>
        <draw:polyline draw:style-name="gr117" draw:text-style-name="P9" draw:layer="layout" svg:width="0.248cm" svg:height="0.248cm" svg:x="10.981cm" svg:y="8.901cm" svg:viewBox="0 0 249 249" draw:points="0,0 0,249 249,249 249,0 0,0">
          <text:p/>
        </draw:polyline>
        <draw:polygon draw:style-name="gr118" draw:text-style-name="P9" draw:layer="layout" svg:width="0.248cm" svg:height="0.248cm" svg:x="11.436cm" svg:y="8.924cm" svg:viewBox="0 0 249 249" draw:points="0,0 0,249 249,249 249,0">
          <text:p/>
        </draw:polygon>
        <draw:polyline draw:style-name="gr117" draw:text-style-name="P9" draw:layer="layout" svg:width="0.248cm" svg:height="0.248cm" svg:x="11.436cm" svg:y="8.924cm" svg:viewBox="0 0 249 249" draw:points="0,0 0,249 249,249 249,0 0,0">
          <text:p/>
        </draw:polyline>
        <draw:polygon draw:style-name="gr118" draw:text-style-name="P9" draw:layer="layout" svg:width="0.248cm" svg:height="0.248cm" svg:x="11.892cm" svg:y="8.965cm" svg:viewBox="0 0 249 249" draw:points="0,0 0,249 249,249 249,0">
          <text:p/>
        </draw:polygon>
        <draw:polyline draw:style-name="gr117" draw:text-style-name="P9" draw:layer="layout" svg:width="0.248cm" svg:height="0.248cm" svg:x="11.892cm" svg:y="8.965cm" svg:viewBox="0 0 249 249" draw:points="0,0 0,249 249,249 249,0 0,0">
          <text:p/>
        </draw:polyline>
        <draw:polygon draw:style-name="gr118" draw:text-style-name="P9" draw:layer="layout" svg:width="0.248cm" svg:height="0.248cm" svg:x="12.347cm" svg:y="8.902cm" svg:viewBox="0 0 249 249" draw:points="0,0 0,249 249,249 249,0">
          <text:p/>
        </draw:polygon>
        <draw:polyline draw:style-name="gr117" draw:text-style-name="P9" draw:layer="layout" svg:width="0.248cm" svg:height="0.248cm" svg:x="12.347cm" svg:y="8.902cm" svg:viewBox="0 0 249 249" draw:points="0,0 0,249 249,249 249,0 0,0">
          <text:p/>
        </draw:polyline>
        <draw:polygon draw:style-name="gr118" draw:text-style-name="P9" draw:layer="layout" svg:width="0.248cm" svg:height="0.248cm" svg:x="12.802cm" svg:y="8.891cm" svg:viewBox="0 0 249 249" draw:points="0,0 0,249 249,249 249,0">
          <text:p/>
        </draw:polygon>
        <draw:polyline draw:style-name="gr117" draw:text-style-name="P9" draw:layer="layout" svg:width="0.248cm" svg:height="0.248cm" svg:x="12.802cm" svg:y="8.891cm" svg:viewBox="0 0 249 249" draw:points="0,0 0,249 249,249 249,0 0,0">
          <text:p/>
        </draw:polyline>
        <draw:polygon draw:style-name="gr118" draw:text-style-name="P9" draw:layer="layout" svg:width="0.248cm" svg:height="0.248cm" svg:x="13.258cm" svg:y="8.977cm" svg:viewBox="0 0 249 249" draw:points="0,0 0,249 249,249 249,0">
          <text:p/>
        </draw:polygon>
        <draw:polyline draw:style-name="gr117" draw:text-style-name="P9" draw:layer="layout" svg:width="0.248cm" svg:height="0.248cm" svg:x="13.258cm" svg:y="8.977cm" svg:viewBox="0 0 249 249" draw:points="0,0 0,249 249,249 249,0 0,0">
          <text:p/>
        </draw:polyline>
        <draw:polygon draw:style-name="gr118" draw:text-style-name="P9" draw:layer="layout" svg:width="0.248cm" svg:height="0.248cm" svg:x="13.713cm" svg:y="8.959cm" svg:viewBox="0 0 249 249" draw:points="0,0 0,249 249,249 249,0">
          <text:p/>
        </draw:polygon>
        <draw:polyline draw:style-name="gr117" draw:text-style-name="P9" draw:layer="layout" svg:width="0.248cm" svg:height="0.248cm" svg:x="13.713cm" svg:y="8.959cm" svg:viewBox="0 0 249 249" draw:points="0,0 0,249 249,249 249,0 0,0">
          <text:p/>
        </draw:polyline>
        <draw:polygon draw:style-name="gr118" draw:text-style-name="P9" draw:layer="layout" svg:width="0.248cm" svg:height="0.248cm" svg:x="14.169cm" svg:y="8.973cm" svg:viewBox="0 0 249 249" draw:points="0,0 0,249 249,249 249,0">
          <text:p/>
        </draw:polygon>
        <draw:polyline draw:style-name="gr117" draw:text-style-name="P9" draw:layer="layout" svg:width="0.248cm" svg:height="0.248cm" svg:x="14.169cm" svg:y="8.973cm" svg:viewBox="0 0 249 249" draw:points="0,0 0,249 249,249 249,0 0,0">
          <text:p/>
        </draw:polyline>
        <draw:polygon draw:style-name="gr118" draw:text-style-name="P9" draw:layer="layout" svg:width="0.248cm" svg:height="0.248cm" svg:x="14.624cm" svg:y="8.976cm" svg:viewBox="0 0 249 249" draw:points="0,0 0,249 249,249 249,0">
          <text:p/>
        </draw:polygon>
        <draw:polyline draw:style-name="gr117" draw:text-style-name="P9" draw:layer="layout" svg:width="0.248cm" svg:height="0.248cm" svg:x="14.624cm" svg:y="8.976cm" svg:viewBox="0 0 249 249" draw:points="0,0 0,249 249,249 249,0 0,0">
          <text:p/>
        </draw:polyline>
        <draw:polygon draw:style-name="gr118" draw:text-style-name="P9" draw:layer="layout" svg:width="0.248cm" svg:height="0.248cm" svg:x="15.079cm" svg:y="9.003cm" svg:viewBox="0 0 249 249" draw:points="0,0 0,249 249,249 249,0">
          <text:p/>
        </draw:polygon>
        <draw:polyline draw:style-name="gr117" draw:text-style-name="P9" draw:layer="layout" svg:width="0.248cm" svg:height="0.248cm" svg:x="15.079cm" svg:y="9.003cm" svg:viewBox="0 0 249 249" draw:points="0,0 0,249 249,249 249,0 0,0">
          <text:p/>
        </draw:polyline>
        <draw:polygon draw:style-name="gr118" draw:text-style-name="P9" draw:layer="layout" svg:width="0.248cm" svg:height="0.248cm" svg:x="15.535cm" svg:y="9.011cm" svg:viewBox="0 0 249 249" draw:points="0,0 0,249 249,249 249,0">
          <text:p/>
        </draw:polygon>
        <draw:polyline draw:style-name="gr117" draw:text-style-name="P9" draw:layer="layout" svg:width="0.248cm" svg:height="0.248cm" svg:x="15.535cm" svg:y="9.011cm" svg:viewBox="0 0 249 249" draw:points="0,0 0,249 249,249 249,0 0,0">
          <text:p/>
        </draw:polyline>
        <draw:polygon draw:style-name="gr118" draw:text-style-name="P9" draw:layer="layout" svg:width="0.248cm" svg:height="0.248cm" svg:x="15.99cm" svg:y="8.993cm" svg:viewBox="0 0 249 249" draw:points="0,0 0,249 249,249 249,0">
          <text:p/>
        </draw:polygon>
        <draw:polyline draw:style-name="gr117" draw:text-style-name="P9" draw:layer="layout" svg:width="0.248cm" svg:height="0.248cm" svg:x="15.99cm" svg:y="8.993cm" svg:viewBox="0 0 249 249" draw:points="0,0 0,249 249,249 249,0 0,0">
          <text:p/>
        </draw:polyline>
        <draw:polygon draw:style-name="gr118" draw:text-style-name="P9" draw:layer="layout" svg:width="0.248cm" svg:height="0.248cm" svg:x="16.446cm" svg:y="9.039cm" svg:viewBox="0 0 249 249" draw:points="0,0 0,249 249,249 249,0">
          <text:p/>
        </draw:polygon>
        <draw:polyline draw:style-name="gr117" draw:text-style-name="P9" draw:layer="layout" svg:width="0.248cm" svg:height="0.248cm" svg:x="16.446cm" svg:y="9.039cm" svg:viewBox="0 0 249 249" draw:points="0,0 0,249 249,249 249,0 0,0">
          <text:p/>
        </draw:polyline>
        <draw:polygon draw:style-name="gr119" draw:text-style-name="P9" draw:layer="layout" svg:width="0.478cm" svg:height="0.215cm" svg:x="7.45cm" svg:y="5.382cm" svg:viewBox="0 0 479 216" draw:points="24,0 479,132 467,174 455,216 0,84 12,42">
          <text:p/>
        </draw:polygon>
        <draw:polygon draw:style-name="gr119" draw:text-style-name="P9" draw:layer="layout" svg:width="0.012cm" svg:height="0.041cm" svg:x="7.917cm" svg:y="5.515cm" svg:viewBox="0 0 13 42" draw:points="0,42 12,0 13,0">
          <text:p/>
        </draw:polygon>
        <draw:polygon draw:style-name="gr119" draw:text-style-name="P9" draw:layer="layout" svg:width="0.48cm" svg:height="0.218cm" svg:x="7.904cm" svg:y="5.515cm" svg:viewBox="0 0 481 219" draw:points="26,0 481,135 468,177 455,219 0,84 13,42">
          <text:p/>
        </draw:polygon>
        <draw:polygon draw:style-name="gr119" draw:text-style-name="P9" draw:layer="layout" svg:width="0.012cm" svg:height="0.043cm" svg:x="8.359cm" svg:y="5.692cm" svg:viewBox="0 0 13 44" draw:points="13,0 7,44 0,42">
          <text:p/>
        </draw:polygon>
        <draw:polygon draw:style-name="gr119" draw:text-style-name="P9" draw:layer="layout" svg:width="0.467cm" svg:height="0.144cm" svg:x="8.366cm" svg:y="5.648cm" svg:viewBox="0 0 468 145" draw:points="12,0 468,58 462,102 456,145 0,88 6,44">
          <text:p/>
        </draw:polygon>
        <draw:polygon draw:style-name="gr119" draw:text-style-name="P9" draw:layer="layout" svg:width="0.013cm" svg:height="0.043cm" svg:x="8.828cm" svg:y="5.706cm" svg:viewBox="0 0 14 44" draw:points="0,44 6,0 13,2 14,2">
          <text:p/>
        </draw:polygon>
        <draw:polygon draw:style-name="gr119" draw:text-style-name="P9" draw:layer="layout" svg:width="0.482cm" svg:height="0.236cm" svg:x="8.814cm" svg:y="5.708cm" svg:viewBox="0 0 483 237" draw:points="28,0 483,153 469,195 455,237 0,84 14,42">
          <text:p/>
        </draw:polygon>
        <draw:polygon draw:style-name="gr119" draw:text-style-name="P9" draw:layer="layout" svg:width="0.013cm" svg:height="0.042cm" svg:x="9.269cm" svg:y="5.903cm" svg:viewBox="0 0 14 43" draw:points="14,0 7,43 0,42">
          <text:p/>
        </draw:polygon>
        <draw:polygon draw:style-name="gr119" draw:text-style-name="P9" draw:layer="layout" svg:width="0.468cm" svg:height="0.161cm" svg:x="9.276cm" svg:y="5.86cm" svg:viewBox="0 0 469 162" draw:points="14,0 469,77 462,119 455,162 0,86 7,43">
          <text:p/>
        </draw:polygon>
        <draw:polygon draw:style-name="gr119" draw:text-style-name="P9" draw:layer="layout" svg:width="0.007cm" svg:height="0.042cm" svg:x="9.738cm" svg:y="5.937cm" svg:viewBox="0 0 8 43" draw:points="0,43 7,0 8,0">
          <text:p/>
        </draw:polygon>
        <draw:polygon draw:style-name="gr119" draw:text-style-name="P9" draw:layer="layout" svg:width="0.471cm" svg:height="0.168cm" svg:x="9.73cm" svg:y="5.937cm" svg:viewBox="0 0 472 169" draw:points="16,0 472,84 464,126 456,169 0,86 8,43">
          <text:p/>
        </draw:polygon>
        <draw:polygon draw:style-name="gr119" draw:text-style-name="P9" draw:layer="layout" svg:width="0.012cm" svg:height="0.042cm" svg:x="10.194cm" svg:y="6.02cm" svg:viewBox="0 0 13 43" draw:points="0,43 8,0 13,1">
          <text:p/>
        </draw:polygon>
        <draw:polygon draw:style-name="gr119" draw:text-style-name="P9" draw:layer="layout" svg:width="0.48cm" svg:height="0.218cm" svg:x="10.181cm" svg:y="6.021cm" svg:viewBox="0 0 481 219" draw:points="26,0 481,135 468,177 455,219 0,84 13,42">
          <text:p/>
        </draw:polygon>
        <draw:polygon draw:style-name="gr119" draw:text-style-name="P9" draw:layer="layout" svg:width="0.012cm" svg:height="0.042cm" svg:x="10.636cm" svg:y="6.198cm" svg:viewBox="0 0 13 43" draw:points="13,0 5,43 0,42">
          <text:p/>
        </draw:polygon>
        <draw:polygon draw:style-name="gr119" draw:text-style-name="P9" draw:layer="layout" svg:width="0.471cm" svg:height="0.168cm" svg:x="10.641cm" svg:y="6.155cm" svg:viewBox="0 0 472 169" draw:points="16,0 472,84 464,126 456,169 0,86 8,43">
          <text:p/>
        </draw:polygon>
        <draw:polygon draw:style-name="gr119" draw:text-style-name="P9" draw:layer="layout" svg:width="0.013cm" svg:height="0.042cm" svg:x="11.105cm" svg:y="6.239cm" svg:viewBox="0 0 14 43" draw:points="0,43 8,0 14,1">
          <text:p/>
        </draw:polygon>
        <draw:polygon draw:style-name="gr119" draw:text-style-name="P9" draw:layer="layout" svg:width="0.482cm" svg:height="0.239cm" svg:x="11.091cm" svg:y="6.24cm" svg:viewBox="0 0 483 240" draw:points="28,0 483,156 469,198 455,240 0,84 14,42">
          <text:p/>
        </draw:polygon>
        <draw:polygon draw:style-name="gr119" draw:text-style-name="P9" draw:layer="layout" svg:width="0.013cm" svg:height="0.042cm" svg:x="11.546cm" svg:y="6.438cm" svg:viewBox="0 0 14 43" draw:points="14,0 5,43 0,42">
          <text:p/>
        </draw:polygon>
        <draw:polygon draw:style-name="gr119" draw:text-style-name="P9" draw:layer="layout" svg:width="0.473cm" svg:height="0.177cm" svg:x="11.551cm" svg:y="6.395cm" svg:viewBox="0 0 474 178" draw:points="18,0 474,93 465,135 456,178 0,86 9,43">
          <text:p/>
        </draw:polygon>
        <draw:polygon draw:style-name="gr119" draw:text-style-name="P9" draw:layer="layout" svg:width="0.016cm" svg:height="0.042cm" svg:x="12.016cm" svg:y="6.488cm" svg:viewBox="0 0 17 43" draw:points="0,43 9,0 16,2 17,3">
          <text:p/>
        </draw:polygon>
        <draw:polygon draw:style-name="gr119" draw:text-style-name="P9" draw:layer="layout" svg:width="0.488cm" svg:height="0.273cm" svg:x="11.999cm" svg:y="6.491cm" svg:viewBox="0 0 489 274" draw:points="34,0 489,194 472,234 455,274 0,80 17,40">
          <text:p/>
        </draw:polygon>
        <draw:polygon draw:style-name="gr119" draw:text-style-name="P9" draw:layer="layout" svg:width="0.016cm" svg:height="0.04cm" svg:x="12.454cm" svg:y="6.725cm" svg:viewBox="0 0 17 41" draw:points="17,0 1,41 0,40">
          <text:p/>
        </draw:polygon>
        <draw:polygon draw:style-name="gr119" draw:text-style-name="P9" draw:layer="layout" svg:width="0.486cm" svg:height="0.26cm" svg:x="12.455cm" svg:y="6.684cm" svg:viewBox="0 0 487 261" draw:points="32,0 487,179 471,220 455,261 0,82 16,41">
          <text:p/>
        </draw:polygon>
        <draw:polygon draw:style-name="gr119" draw:text-style-name="P9" draw:layer="layout" svg:width="0.015cm" svg:height="0.042cm" svg:x="12.91cm" svg:y="6.904cm" svg:viewBox="0 0 16 43" draw:points="16,0 9,43 2,42 0,41">
          <text:p/>
        </draw:polygon>
        <draw:polygon draw:style-name="gr119" draw:text-style-name="P9" draw:layer="layout" svg:width="0.469cm" svg:height="0.158cm" svg:x="12.919cm" svg:y="6.861cm" svg:viewBox="0 0 470 159" draw:points="14,0 470,74 463,116 456,159 0,86 7,43">
          <text:p/>
        </draw:polygon>
        <draw:polygon draw:style-name="gr119" draw:text-style-name="P9" draw:layer="layout" svg:width="0.01cm" svg:height="0.042cm" svg:x="13.382cm" svg:y="6.935cm" svg:viewBox="0 0 11 43" draw:points="0,43 7,0 11,0">
          <text:p/>
        </draw:polygon>
        <draw:polygon draw:style-name="gr119" draw:text-style-name="P9" draw:layer="layout" svg:width="0.476cm" svg:height="0.201cm" svg:x="13.371cm" svg:y="6.935cm" svg:viewBox="0 0 477 202" draw:points="22,0 477,116 466,159 455,202 0,86 11,43">
          <text:p/>
        </draw:polygon>
        <draw:polygon draw:style-name="gr119" draw:text-style-name="P9" draw:layer="layout" svg:width="0.013cm" svg:height="0.042cm" svg:x="13.837cm" svg:y="7.051cm" svg:viewBox="0 0 14 43" draw:points="0,43 11,0 14,1">
          <text:p/>
        </draw:polygon>
        <draw:polygon draw:style-name="gr119" draw:text-style-name="P9" draw:layer="layout" svg:width="0.483cm" svg:height="0.239cm" svg:x="13.823cm" svg:y="7.052cm" svg:viewBox="0 0 484 240" draw:points="28,0 484,156 470,198 456,240 0,84 14,42">
          <text:p/>
        </draw:polygon>
        <draw:polygon draw:style-name="gr119" draw:text-style-name="P9" draw:layer="layout" svg:width="0.018cm" svg:height="0.043cm" svg:x="14.279cm" svg:y="7.25cm" svg:viewBox="0 0 19 44" draw:points="14,0 19,44 11,44 4,43 0,42">
          <text:p/>
        </draw:polygon>
        <draw:polygon draw:style-name="gr119" draw:text-style-name="P9" draw:layer="layout" svg:width="0.464cm" svg:height="0.136cm" svg:x="14.288cm" svg:y="7.157cm" svg:viewBox="0 0 465 137" draw:points="0,50 455,0 460,44 465,88 10,137 5,94">
          <text:p/>
        </draw:polygon>
        <draw:polygon draw:style-name="gr119" draw:text-style-name="P9" draw:layer="layout" svg:width="0.026cm" svg:height="0.043cm" svg:x="14.743cm" svg:y="7.157cm" svg:viewBox="0 0 27 44" draw:points="5,44 0,0 8,0 15,1 23,4 27,6">
          <text:p/>
        </draw:polygon>
        <draw:polygon draw:style-name="gr119" draw:text-style-name="P9" draw:layer="layout" svg:width="0.498cm" svg:height="0.339cm" svg:x="14.727cm" svg:y="7.163cm" svg:viewBox="0 0 499 340" draw:points="44,0 499,265 477,303 455,340 0,76 22,38">
          <text:p/>
        </draw:polygon>
        <draw:polygon draw:style-name="gr119" draw:text-style-name="P9" draw:layer="layout" svg:width="0.021cm" svg:height="0.043cm" svg:x="15.182cm" svg:y="7.465cm" svg:viewBox="0 0 22 44" draw:points="22,0 17,44 9,42 2,39 0,38">
          <text:p/>
        </draw:polygon>
        <draw:polygon draw:style-name="gr119" draw:text-style-name="P9" draw:layer="layout" svg:width="0.465cm" svg:height="0.14cm" svg:x="15.199cm" svg:y="7.422cm" svg:viewBox="0 0 466 141" draw:points="10,0 466,54 461,98 456,141 0,88 5,44">
          <text:p/>
        </draw:polygon>
        <draw:polygon draw:style-name="gr119" draw:text-style-name="P9" draw:layer="layout" svg:width="0.004cm" svg:height="0.043cm" svg:x="15.655cm" svg:y="7.519cm" svg:viewBox="0 0 5 44" draw:points="5,0 5,44 0,44">
          <text:p/>
        </draw:polygon>
        <draw:polygon draw:style-name="gr119" draw:text-style-name="P9" draw:layer="layout" svg:width="0.454cm" svg:height="0.089cm" svg:x="15.66cm" svg:y="7.475cm" svg:viewBox="0 0 455 90" draw:points="0,0 455,2 455,46 455,90 0,88 0,44">
          <text:p/>
        </draw:polygon>
        <draw:polygon draw:style-name="gr119" draw:text-style-name="P9" draw:layer="layout" svg:width="0.008cm" svg:height="0.043cm" svg:x="16.115cm" svg:y="7.477cm" svg:viewBox="0 0 9 44" draw:points="0,44 0,0 8,1 9,1">
          <text:p/>
        </draw:polygon>
        <draw:polygon draw:style-name="gr119" draw:text-style-name="P9" draw:layer="layout" svg:width="0.473cm" svg:height="0.181cm" svg:x="16.106cm" svg:y="7.478cm" svg:viewBox="0 0 474 182" draw:points="18,0 474,97 465,139 456,182 0,86 9,43">
          <text:p/>
        </draw:polygon>
        <draw:polygon draw:style-name="gr119" draw:text-style-name="P9" draw:layer="layout" svg:width="0.248cm" svg:height="0.248cm" svg:x="7.338cm" svg:y="5.3cm" svg:viewBox="0 0 249 249" draw:points="0,124 125,249 249,124 125,0">
          <text:p/>
        </draw:polygon>
        <draw:polyline draw:style-name="gr117" draw:text-style-name="P9" draw:layer="layout" svg:width="0.248cm" svg:height="0.248cm" svg:x="7.338cm" svg:y="5.3cm" svg:viewBox="0 0 249 249" draw:points="0,124 125,249 249,124 125,0 0,124">
          <text:p/>
        </draw:polyline>
        <draw:polygon draw:style-name="gr119" draw:text-style-name="P9" draw:layer="layout" svg:width="0.248cm" svg:height="0.248cm" svg:x="7.793cm" svg:y="5.432cm" svg:viewBox="0 0 249 249" draw:points="0,124 125,249 249,124 125,0">
          <text:p/>
        </draw:polygon>
        <draw:polyline draw:style-name="gr117" draw:text-style-name="P9" draw:layer="layout" svg:width="0.248cm" svg:height="0.248cm" svg:x="7.793cm" svg:y="5.432cm" svg:viewBox="0 0 249 249" draw:points="0,124 125,249 249,124 125,0 0,124">
          <text:p/>
        </draw:polyline>
        <draw:polygon draw:style-name="gr119" draw:text-style-name="P9" draw:layer="layout" svg:width="0.248cm" svg:height="0.248cm" svg:x="8.248cm" svg:y="5.567cm" svg:viewBox="0 0 249 249" draw:points="0,124 125,249 249,124 125,0">
          <text:p/>
        </draw:polygon>
        <draw:polyline draw:style-name="gr117" draw:text-style-name="P9" draw:layer="layout" svg:width="0.248cm" svg:height="0.248cm" svg:x="8.248cm" svg:y="5.567cm" svg:viewBox="0 0 249 249" draw:points="0,124 125,249 249,124 125,0 0,124">
          <text:p/>
        </draw:polyline>
        <draw:polygon draw:style-name="gr119" draw:text-style-name="P9" draw:layer="layout" svg:width="0.248cm" svg:height="0.248cm" svg:x="8.704cm" svg:y="5.625cm" svg:viewBox="0 0 249 249" draw:points="0,124 125,249 249,124 125,0">
          <text:p/>
        </draw:polygon>
        <draw:polyline draw:style-name="gr117" draw:text-style-name="P9" draw:layer="layout" svg:width="0.248cm" svg:height="0.248cm" svg:x="8.704cm" svg:y="5.625cm" svg:viewBox="0 0 249 249" draw:points="0,124 125,249 249,124 125,0 0,124">
          <text:p/>
        </draw:polyline>
        <draw:polygon draw:style-name="gr119" draw:text-style-name="P9" draw:layer="layout" svg:width="0.248cm" svg:height="0.248cm" svg:x="9.159cm" svg:y="5.778cm" svg:viewBox="0 0 249 249" draw:points="0,124 125,249 249,124 125,0">
          <text:p/>
        </draw:polygon>
        <draw:polyline draw:style-name="gr117" draw:text-style-name="P9" draw:layer="layout" svg:width="0.248cm" svg:height="0.248cm" svg:x="9.159cm" svg:y="5.778cm" svg:viewBox="0 0 249 249" draw:points="0,124 125,249 249,124 125,0 0,124">
          <text:p/>
        </draw:polyline>
        <draw:polygon draw:style-name="gr119" draw:text-style-name="P9" draw:layer="layout" svg:width="0.249cm" svg:height="0.248cm" svg:x="9.614cm" svg:y="5.855cm" svg:viewBox="0 0 250 249" draw:points="0,124 125,249 250,124 125,0">
          <text:p/>
        </draw:polygon>
        <draw:polyline draw:style-name="gr117" draw:text-style-name="P9" draw:layer="layout" svg:width="0.249cm" svg:height="0.248cm" svg:x="9.614cm" svg:y="5.855cm" svg:viewBox="0 0 250 249" draw:points="0,124 125,249 250,124 125,0 0,124">
          <text:p/>
        </draw:polyline>
        <draw:polygon draw:style-name="gr119" draw:text-style-name="P9" draw:layer="layout" svg:width="0.248cm" svg:height="0.248cm" svg:x="10.07cm" svg:y="5.939cm" svg:viewBox="0 0 249 249" draw:points="0,124 125,249 249,124 125,0">
          <text:p/>
        </draw:polygon>
        <draw:polyline draw:style-name="gr117" draw:text-style-name="P9" draw:layer="layout" svg:width="0.248cm" svg:height="0.248cm" svg:x="10.07cm" svg:y="5.939cm" svg:viewBox="0 0 249 249" draw:points="0,124 125,249 249,124 125,0 0,124">
          <text:p/>
        </draw:polyline>
        <draw:polygon draw:style-name="gr119" draw:text-style-name="P9" draw:layer="layout" svg:width="0.248cm" svg:height="0.248cm" svg:x="10.525cm" svg:y="6.074cm" svg:viewBox="0 0 249 249" draw:points="0,124 125,249 249,124 125,0">
          <text:p/>
        </draw:polygon>
        <draw:polyline draw:style-name="gr117" draw:text-style-name="P9" draw:layer="layout" svg:width="0.248cm" svg:height="0.248cm" svg:x="10.525cm" svg:y="6.074cm" svg:viewBox="0 0 249 249" draw:points="0,124 125,249 249,124 125,0 0,124">
          <text:p/>
        </draw:polyline>
        <draw:polygon draw:style-name="gr119" draw:text-style-name="P9" draw:layer="layout" svg:width="0.248cm" svg:height="0.248cm" svg:x="10.981cm" svg:y="6.157cm" svg:viewBox="0 0 249 249" draw:points="0,124 125,249 249,124 125,0">
          <text:p/>
        </draw:polygon>
        <draw:polyline draw:style-name="gr117" draw:text-style-name="P9" draw:layer="layout" svg:width="0.248cm" svg:height="0.248cm" svg:x="10.981cm" svg:y="6.157cm" svg:viewBox="0 0 249 249" draw:points="0,124 125,249 249,124 125,0 0,124">
          <text:p/>
        </draw:polyline>
        <draw:polygon draw:style-name="gr119" draw:text-style-name="P9" draw:layer="layout" svg:width="0.248cm" svg:height="0.248cm" svg:x="11.436cm" svg:y="6.314cm" svg:viewBox="0 0 249 249" draw:points="0,124 125,249 249,124 125,0">
          <text:p/>
        </draw:polygon>
        <draw:polyline draw:style-name="gr117" draw:text-style-name="P9" draw:layer="layout" svg:width="0.248cm" svg:height="0.248cm" svg:x="11.436cm" svg:y="6.314cm" svg:viewBox="0 0 249 249" draw:points="0,124 125,249 249,124 125,0 0,124">
          <text:p/>
        </draw:polyline>
        <draw:polygon draw:style-name="gr119" draw:text-style-name="P9" draw:layer="layout" svg:width="0.248cm" svg:height="0.248cm" svg:x="11.892cm" svg:y="6.406cm" svg:viewBox="0 0 249 249" draw:points="0,124 125,249 249,124 125,0">
          <text:p/>
        </draw:polygon>
        <draw:polyline draw:style-name="gr117" draw:text-style-name="P9" draw:layer="layout" svg:width="0.248cm" svg:height="0.248cm" svg:x="11.892cm" svg:y="6.406cm" svg:viewBox="0 0 249 249" draw:points="0,124 125,249 249,124 125,0 0,124">
          <text:p/>
        </draw:polyline>
        <draw:polygon draw:style-name="gr119" draw:text-style-name="P9" draw:layer="layout" svg:width="0.248cm" svg:height="0.248cm" svg:x="12.347cm" svg:y="6.6cm" svg:viewBox="0 0 249 249" draw:points="0,124 125,249 249,124 125,0">
          <text:p/>
        </draw:polygon>
        <draw:polyline draw:style-name="gr117" draw:text-style-name="P9" draw:layer="layout" svg:width="0.248cm" svg:height="0.248cm" svg:x="12.347cm" svg:y="6.6cm" svg:viewBox="0 0 249 249" draw:points="0,124 125,249 249,124 125,0 0,124">
          <text:p/>
        </draw:polyline>
        <draw:polygon draw:style-name="gr119" draw:text-style-name="P9" draw:layer="layout" svg:width="0.248cm" svg:height="0.248cm" svg:x="12.802cm" svg:y="6.78cm" svg:viewBox="0 0 249 249" draw:points="0,124 125,249 249,124 125,0">
          <text:p/>
        </draw:polygon>
        <draw:polyline draw:style-name="gr117" draw:text-style-name="P9" draw:layer="layout" svg:width="0.248cm" svg:height="0.248cm" svg:x="12.802cm" svg:y="6.78cm" svg:viewBox="0 0 249 249" draw:points="0,124 125,249 249,124 125,0 0,124">
          <text:p/>
        </draw:polyline>
        <draw:polygon draw:style-name="gr119" draw:text-style-name="P9" draw:layer="layout" svg:width="0.248cm" svg:height="0.248cm" svg:x="13.258cm" svg:y="6.853cm" svg:viewBox="0 0 249 249" draw:points="0,124 125,249 249,124 125,0">
          <text:p/>
        </draw:polygon>
        <draw:polyline draw:style-name="gr117" draw:text-style-name="P9" draw:layer="layout" svg:width="0.248cm" svg:height="0.248cm" svg:x="13.258cm" svg:y="6.853cm" svg:viewBox="0 0 249 249" draw:points="0,124 125,249 249,124 125,0 0,124">
          <text:p/>
        </draw:polyline>
        <draw:polygon draw:style-name="gr119" draw:text-style-name="P9" draw:layer="layout" svg:width="0.248cm" svg:height="0.248cm" svg:x="13.713cm" svg:y="6.97cm" svg:viewBox="0 0 249 249" draw:points="0,124 125,249 249,124 125,0">
          <text:p/>
        </draw:polygon>
        <draw:polyline draw:style-name="gr117" draw:text-style-name="P9" draw:layer="layout" svg:width="0.248cm" svg:height="0.248cm" svg:x="13.713cm" svg:y="6.97cm" svg:viewBox="0 0 249 249" draw:points="0,124 125,249 249,124 125,0 0,124">
          <text:p/>
        </draw:polyline>
        <draw:polygon draw:style-name="gr119" draw:text-style-name="P9" draw:layer="layout" svg:width="0.248cm" svg:height="0.248cm" svg:x="14.169cm" svg:y="7.126cm" svg:viewBox="0 0 249 249" draw:points="0,124 125,249 249,124 125,0">
          <text:p/>
        </draw:polygon>
        <draw:polyline draw:style-name="gr117" draw:text-style-name="P9" draw:layer="layout" svg:width="0.248cm" svg:height="0.248cm" svg:x="14.169cm" svg:y="7.126cm" svg:viewBox="0 0 249 249" draw:points="0,124 125,249 249,124 125,0 0,124">
          <text:p/>
        </draw:polyline>
        <draw:polygon draw:style-name="gr119" draw:text-style-name="P9" draw:layer="layout" svg:width="0.248cm" svg:height="0.248cm" svg:x="14.624cm" svg:y="7.076cm" svg:viewBox="0 0 249 249" draw:points="0,124 125,249 249,124 125,0">
          <text:p/>
        </draw:polygon>
        <draw:polyline draw:style-name="gr117" draw:text-style-name="P9" draw:layer="layout" svg:width="0.248cm" svg:height="0.248cm" svg:x="14.624cm" svg:y="7.076cm" svg:viewBox="0 0 249 249" draw:points="0,124 125,249 249,124 125,0 0,124">
          <text:p/>
        </draw:polyline>
        <draw:polygon draw:style-name="gr119" draw:text-style-name="P9" draw:layer="layout" svg:width="0.248cm" svg:height="0.248cm" svg:x="15.079cm" svg:y="7.341cm" svg:viewBox="0 0 249 249" draw:points="0,124 125,249 249,124 125,0">
          <text:p/>
        </draw:polygon>
        <draw:polyline draw:style-name="gr117" draw:text-style-name="P9" draw:layer="layout" svg:width="0.248cm" svg:height="0.248cm" svg:x="15.079cm" svg:y="7.341cm" svg:viewBox="0 0 249 249" draw:points="0,124 125,249 249,124 125,0 0,124">
          <text:p/>
        </draw:polyline>
        <draw:polygon draw:style-name="gr119" draw:text-style-name="P9" draw:layer="layout" svg:width="0.248cm" svg:height="0.248cm" svg:x="15.535cm" svg:y="7.395cm" svg:viewBox="0 0 249 249" draw:points="0,124 125,249 249,124 125,0">
          <text:p/>
        </draw:polygon>
        <draw:polyline draw:style-name="gr117" draw:text-style-name="P9" draw:layer="layout" svg:width="0.248cm" svg:height="0.248cm" svg:x="15.535cm" svg:y="7.395cm" svg:viewBox="0 0 249 249" draw:points="0,124 125,249 249,124 125,0 0,124">
          <text:p/>
        </draw:polyline>
        <draw:polygon draw:style-name="gr119" draw:text-style-name="P9" draw:layer="layout" svg:width="0.248cm" svg:height="0.248cm" svg:x="15.99cm" svg:y="7.397cm" svg:viewBox="0 0 249 249" draw:points="0,124 125,249 249,124 125,0">
          <text:p/>
        </draw:polygon>
        <draw:polyline draw:style-name="gr117" draw:text-style-name="P9" draw:layer="layout" svg:width="0.248cm" svg:height="0.248cm" svg:x="15.99cm" svg:y="7.397cm" svg:viewBox="0 0 249 249" draw:points="0,124 125,249 249,124 125,0 0,124">
          <text:p/>
        </draw:polyline>
        <draw:polygon draw:style-name="gr119" draw:text-style-name="P9" draw:layer="layout" svg:width="0.248cm" svg:height="0.248cm" svg:x="16.446cm" svg:y="7.493cm" svg:viewBox="0 0 249 249" draw:points="0,124 125,249 249,124 125,0">
          <text:p/>
        </draw:polygon>
        <draw:polyline draw:style-name="gr117" draw:text-style-name="P9" draw:layer="layout" svg:width="0.248cm" svg:height="0.248cm" svg:x="16.446cm" svg:y="7.493cm" svg:viewBox="0 0 249 249" draw:points="0,124 125,249 249,124 125,0 0,124">
          <text:p/>
        </draw:polyline>
        <draw:polygon draw:style-name="gr130" draw:text-style-name="P9" draw:layer="layout" svg:width="0.454cm" svg:height="0.092cm" svg:x="7.462cm" svg:y="5.454cm" svg:viewBox="0 0 455 93" draw:points="0,0 455,5 455,49 455,93 0,88 0,44">
          <text:p/>
        </draw:polygon>
        <draw:polygon draw:style-name="gr130" draw:text-style-name="P9" draw:layer="layout" svg:width="0.004cm" svg:height="0.043cm" svg:x="7.917cm" svg:y="5.459cm" svg:viewBox="0 0 5 44" draw:points="0,44 0,0 5,0">
          <text:p/>
        </draw:polygon>
        <draw:polygon draw:style-name="gr130" draw:text-style-name="P9" draw:layer="layout" svg:width="0.464cm" svg:height="0.142cm" svg:x="7.912cm" svg:y="5.459cm" svg:viewBox="0 0 465 143" draw:points="10,0 465,56 460,100 455,143 0,88 5,44">
          <text:p/>
        </draw:polygon>
        <draw:polygon draw:style-name="gr130" draw:text-style-name="P9" draw:layer="layout" svg:width="0.005cm" svg:height="0.043cm" svg:x="8.372cm" svg:y="5.515cm" svg:viewBox="0 0 6 44" draw:points="0,44 5,0 6,0">
          <text:p/>
        </draw:polygon>
        <draw:polygon draw:style-name="gr130" draw:text-style-name="P9" draw:layer="layout" svg:width="0.467cm" svg:height="0.151cm" svg:x="8.366cm" svg:y="5.515cm" svg:viewBox="0 0 468 152" draw:points="12,0 468,65 462,108 456,152 0,88 6,44">
          <text:p/>
        </draw:polygon>
        <draw:polygon draw:style-name="gr130" draw:text-style-name="P9" draw:layer="layout" svg:width="0.011cm" svg:height="0.043cm" svg:x="8.828cm" svg:y="5.579cm" svg:viewBox="0 0 12 44" draw:points="0,44 6,0 12,2">
          <text:p/>
        </draw:polygon>
        <draw:polygon draw:style-name="gr130" draw:text-style-name="P9" draw:layer="layout" svg:width="0.478cm" svg:height="0.207cm" svg:x="8.816cm" svg:y="5.581cm" svg:viewBox="0 0 479 208" draw:points="24,0 479,124 467,166 455,208 0,84 12,42">
          <text:p/>
        </draw:polygon>
        <draw:polygon draw:style-name="gr130" draw:text-style-name="P9" draw:layer="layout" svg:width="0.012cm" svg:height="0.041cm" svg:x="9.283cm" svg:y="5.706cm" svg:viewBox="0 0 13 42" draw:points="0,42 12,0 13,0">
          <text:p/>
        </draw:polygon>
        <draw:polygon draw:style-name="gr130" draw:text-style-name="P9" draw:layer="layout" svg:width="0.48cm" svg:height="0.221cm" svg:x="9.27cm" svg:y="5.706cm" svg:viewBox="0 0 481 222" draw:points="26,0 481,138 468,180 455,222 0,84 13,42">
          <text:p/>
        </draw:polygon>
        <draw:polygon draw:style-name="gr130" draw:text-style-name="P9" draw:layer="layout" svg:width="0.012cm" svg:height="0.042cm" svg:x="9.725cm" svg:y="5.886cm" svg:viewBox="0 0 13 43" draw:points="13,0 6,43 0,42">
          <text:p/>
        </draw:polygon>
        <draw:polygon draw:style-name="gr130" draw:text-style-name="P9" draw:layer="layout" svg:width="0.469cm" svg:height="0.161cm" svg:x="9.731cm" svg:y="5.843cm" svg:viewBox="0 0 470 162" draw:points="14,0 470,77 463,119 456,162 0,86 7,43">
          <text:p/>
        </draw:polygon>
        <draw:polygon draw:style-name="gr130" draw:text-style-name="P9" draw:layer="layout" svg:width="0.008cm" svg:height="0.042cm" svg:x="10.194cm" svg:y="5.92cm" svg:viewBox="0 0 9 43" draw:points="0,43 7,0 9,0">
          <text:p/>
        </draw:polygon>
        <draw:polygon draw:style-name="gr130" draw:text-style-name="P9" draw:layer="layout" svg:width="0.472cm" svg:height="0.181cm" svg:x="10.185cm" svg:y="5.92cm" svg:viewBox="0 0 473 182" draw:points="18,0 473,97 464,139 455,182 0,86 9,43">
          <text:p/>
        </draw:polygon>
        <draw:polygon draw:style-name="gr130" draw:text-style-name="P9" draw:layer="layout" svg:width="0.01cm" svg:height="0.042cm" svg:x="10.649cm" svg:y="6.016cm" svg:viewBox="0 0 11 43" draw:points="0,43 9,0 11,0">
          <text:p/>
        </draw:polygon>
        <draw:polygon draw:style-name="gr130" draw:text-style-name="P9" draw:layer="layout" svg:width="0.477cm" svg:height="0.204cm" svg:x="10.638cm" svg:y="6.016cm" svg:viewBox="0 0 478 205" draw:points="22,0 478,119 467,162 456,205 0,86 11,43">
          <text:p/>
        </draw:polygon>
        <draw:polygon draw:style-name="gr130" draw:text-style-name="P9" draw:layer="layout" svg:width="0.01cm" svg:height="0.042cm" svg:x="11.094cm" svg:y="6.178cm" svg:viewBox="0 0 11 43" draw:points="11,0 2,43 0,43">
          <text:p/>
        </draw:polygon>
        <draw:polygon draw:style-name="gr130" draw:text-style-name="P9" draw:layer="layout" svg:width="0.472cm" svg:height="0.176cm" svg:x="11.096cm" svg:y="6.136cm" svg:viewBox="0 0 473 177" draw:points="18,0 473,92 464,134 455,177 0,86 9,43">
          <text:p/>
        </draw:polygon>
        <draw:polygon draw:style-name="gr130" draw:text-style-name="P9" draw:layer="layout" svg:width="0.01cm" svg:height="0.042cm" svg:x="11.56cm" svg:y="6.227cm" svg:viewBox="0 0 11 43" draw:points="0,43 9,0 11,0">
          <text:p/>
        </draw:polygon>
        <draw:polygon draw:style-name="gr130" draw:text-style-name="P9" draw:layer="layout" svg:width="0.477cm" svg:height="0.204cm" svg:x="11.549cm" svg:y="6.227cm" svg:viewBox="0 0 478 205" draw:points="22,0 478,119 467,162 456,205 0,86 11,43">
          <text:p/>
        </draw:polygon>
        <draw:polygon draw:style-name="gr130" draw:text-style-name="P9" draw:layer="layout" svg:width="0.015cm" svg:height="0.042cm" svg:x="12.016cm" svg:y="6.347cm" svg:viewBox="0 0 16 43" draw:points="0,43 11,0 16,2">
          <text:p/>
        </draw:polygon>
        <draw:polygon draw:style-name="gr130" draw:text-style-name="P9" draw:layer="layout" svg:width="0.486cm" svg:height="0.261cm" svg:x="12cm" svg:y="6.349cm" svg:viewBox="0 0 487 262" draw:points="32,0 487,180 471,221 455,262 0,82 16,41">
          <text:p/>
        </draw:polygon>
        <draw:polygon draw:style-name="gr130" draw:text-style-name="P9" draw:layer="layout" svg:width="0.015cm" svg:height="0.043cm" svg:x="12.455cm" svg:y="6.57cm" svg:viewBox="0 0 16 44" draw:points="16,0 9,44 2,42 0,41">
          <text:p/>
        </draw:polygon>
        <draw:polygon draw:style-name="gr130" draw:text-style-name="P9" draw:layer="layout" svg:width="0.468cm" svg:height="0.155cm" svg:x="12.464cm" svg:y="6.526cm" svg:viewBox="0 0 469 156" draw:points="14,0 469,69 462,112 455,156 0,88 7,44">
          <text:p/>
        </draw:polygon>
        <draw:polygon draw:style-name="gr130" draw:text-style-name="P9" draw:layer="layout" svg:width="0.012cm" svg:height="0.043cm" svg:x="12.926cm" svg:y="6.594cm" svg:viewBox="0 0 13 44" draw:points="0,44 7,0 13,2">
          <text:p/>
        </draw:polygon>
        <draw:polygon draw:style-name="gr130" draw:text-style-name="P9" draw:layer="layout" svg:width="0.481cm" svg:height="0.219cm" svg:x="12.913cm" svg:y="6.596cm" svg:viewBox="0 0 482 220" draw:points="26,0 482,136 469,178 456,220 0,84 13,42">
          <text:p/>
        </draw:polygon>
        <draw:polygon draw:style-name="gr130" draw:text-style-name="P9" draw:layer="layout" svg:width="0.012cm" svg:height="0.043cm" svg:x="13.369cm" svg:y="6.775cm" svg:viewBox="0 0 13 44" draw:points="13,0 8,44 1,42 0,42">
          <text:p/>
        </draw:polygon>
        <draw:polygon draw:style-name="gr130" draw:text-style-name="P9" draw:layer="layout" svg:width="0.464cm" svg:height="0.135cm" svg:x="13.377cm" svg:y="6.731cm" svg:viewBox="0 0 465 136" draw:points="10,0 465,49 460,93 455,136 0,88 5,44">
          <text:p/>
        </draw:polygon>
        <draw:polygon draw:style-name="gr130" draw:text-style-name="P9" draw:layer="layout" svg:width="0.011cm" svg:height="0.043cm" svg:x="13.837cm" svg:y="6.78cm" svg:viewBox="0 0 12 44" draw:points="0,44 5,0 12,2">
          <text:p/>
        </draw:polygon>
        <draw:polygon draw:style-name="gr130" draw:text-style-name="P9" draw:layer="layout" svg:width="0.479cm" svg:height="0.212cm" svg:x="13.825cm" svg:y="6.782cm" svg:viewBox="0 0 480 213" draw:points="24,0 480,129 468,171 456,213 0,84 12,42">
          <text:p/>
        </draw:polygon>
        <draw:polygon draw:style-name="gr130" draw:text-style-name="P9" draw:layer="layout" svg:width="0.012cm" svg:height="0.041cm" svg:x="14.293cm" svg:y="6.911cm" svg:viewBox="0 0 13 42" draw:points="0,42 12,0 13,0">
          <text:p/>
        </draw:polygon>
        <draw:polygon draw:style-name="gr130" draw:text-style-name="P9" draw:layer="layout" svg:width="0.48cm" svg:height="0.221cm" svg:x="14.28cm" svg:y="6.911cm" svg:viewBox="0 0 481 222" draw:points="26,0 481,138 468,180 455,222 0,84 13,42">
          <text:p/>
        </draw:polygon>
        <draw:polygon draw:style-name="gr130" draw:text-style-name="P9" draw:layer="layout" svg:width="0.012cm" svg:height="0.043cm" svg:x="14.736cm" svg:y="7.091cm" svg:viewBox="0 0 13 44" draw:points="13,0 8,44 0,42 0,42">
          <text:p/>
        </draw:polygon>
        <draw:polygon draw:style-name="gr130" draw:text-style-name="P9" draw:layer="layout" svg:width="0.464cm" svg:height="0.139cm" svg:x="14.743cm" svg:y="7.047cm" svg:viewBox="0 0 465 140" draw:points="10,0 465,53 460,97 455,140 0,88 5,44">
          <text:p/>
        </draw:polygon>
        <draw:polygon draw:style-name="gr130" draw:text-style-name="P9" draw:layer="layout" svg:width="0.012cm" svg:height="0.043cm" svg:x="15.203cm" svg:y="7.1cm" svg:viewBox="0 0 13 44" draw:points="0,44 5,0 13,2 13,2">
          <text:p/>
        </draw:polygon>
        <draw:polygon draw:style-name="gr130" draw:text-style-name="P9" draw:layer="layout" svg:width="0.481cm" svg:height="0.223cm" svg:x="15.191cm" svg:y="7.102cm" svg:viewBox="0 0 482 224" draw:points="26,0 482,140 469,182 456,224 0,84 13,42">
          <text:p/>
        </draw:polygon>
        <draw:polygon draw:style-name="gr130" draw:text-style-name="P9" draw:layer="layout" svg:width="0.012cm" svg:height="0.043cm" svg:x="15.647cm" svg:y="7.284cm" svg:viewBox="0 0 13 44" draw:points="13,0 9,44 2,43 0,42">
          <text:p/>
        </draw:polygon>
        <draw:polygon draw:style-name="gr130" draw:text-style-name="P9" draw:layer="layout" svg:width="0.462cm" svg:height="0.123cm" svg:x="15.656cm" svg:y="7.24cm" svg:viewBox="0 0 463 124" draw:points="8,0 463,37 459,81 455,124 0,88 4,44">
          <text:p/>
        </draw:polygon>
        <draw:polygon draw:style-name="gr130" draw:text-style-name="P9" draw:layer="layout" svg:width="0.01cm" svg:height="0.043cm" svg:x="16.115cm" svg:y="7.277cm" svg:viewBox="0 0 11 44" draw:points="0,44 4,0 11,1">
          <text:p/>
        </draw:polygon>
        <draw:polygon draw:style-name="gr130" draw:text-style-name="P9" draw:layer="layout" svg:width="0.477cm" svg:height="0.202cm" svg:x="16.104cm" svg:y="7.278cm" svg:viewBox="0 0 478 203" draw:points="22,0 478,117 467,160 456,203 0,86 11,43">
          <text:p/>
        </draw:polygon>
        <draw:polygon draw:style-name="gr130" draw:text-style-name="P9" draw:layer="layout" svg:width="0.248cm" svg:height="0.248cm" svg:x="7.338cm" svg:y="5.373cm" svg:viewBox="0 0 249 249" draw:points="0,0 125,249 249,0">
          <text:p/>
        </draw:polygon>
        <draw:polyline draw:style-name="gr117" draw:text-style-name="P9" draw:layer="layout" svg:width="0.248cm" svg:height="0.248cm" svg:x="7.338cm" svg:y="5.373cm" svg:viewBox="0 0 249 249" draw:points="0,0 125,249 249,0 0,0">
          <text:p/>
        </draw:polyline>
        <draw:polygon draw:style-name="gr130" draw:text-style-name="P9" draw:layer="layout" svg:width="0.248cm" svg:height="0.248cm" svg:x="7.793cm" svg:y="5.378cm" svg:viewBox="0 0 249 249" draw:points="0,0 125,249 249,0">
          <text:p/>
        </draw:polygon>
        <draw:polyline draw:style-name="gr117" draw:text-style-name="P9" draw:layer="layout" svg:width="0.248cm" svg:height="0.248cm" svg:x="7.793cm" svg:y="5.378cm" svg:viewBox="0 0 249 249" draw:points="0,0 125,249 249,0 0,0">
          <text:p/>
        </draw:polyline>
        <draw:polygon draw:style-name="gr130" draw:text-style-name="P9" draw:layer="layout" svg:width="0.248cm" svg:height="0.248cm" svg:x="8.248cm" svg:y="5.434cm" svg:viewBox="0 0 249 249" draw:points="0,0 125,249 249,0">
          <text:p/>
        </draw:polygon>
        <draw:polyline draw:style-name="gr117" draw:text-style-name="P9" draw:layer="layout" svg:width="0.248cm" svg:height="0.248cm" svg:x="8.248cm" svg:y="5.434cm" svg:viewBox="0 0 249 249" draw:points="0,0 125,249 249,0 0,0">
          <text:p/>
        </draw:polyline>
        <draw:polygon draw:style-name="gr130" draw:text-style-name="P9" draw:layer="layout" svg:width="0.248cm" svg:height="0.248cm" svg:x="8.704cm" svg:y="5.499cm" svg:viewBox="0 0 249 249" draw:points="0,0 125,249 249,0">
          <text:p/>
        </draw:polygon>
        <draw:polyline draw:style-name="gr117" draw:text-style-name="P9" draw:layer="layout" svg:width="0.248cm" svg:height="0.248cm" svg:x="8.704cm" svg:y="5.499cm" svg:viewBox="0 0 249 249" draw:points="0,0 125,249 249,0 0,0">
          <text:p/>
        </draw:polyline>
        <draw:polygon draw:style-name="gr130" draw:text-style-name="P9" draw:layer="layout" svg:width="0.248cm" svg:height="0.248cm" svg:x="9.159cm" svg:y="5.623cm" svg:viewBox="0 0 249 249" draw:points="0,0 125,249 249,0">
          <text:p/>
        </draw:polygon>
        <draw:polyline draw:style-name="gr117" draw:text-style-name="P9" draw:layer="layout" svg:width="0.248cm" svg:height="0.248cm" svg:x="9.159cm" svg:y="5.623cm" svg:viewBox="0 0 249 249" draw:points="0,0 125,249 249,0 0,0">
          <text:p/>
        </draw:polyline>
        <draw:polygon draw:style-name="gr130" draw:text-style-name="P9" draw:layer="layout" svg:width="0.249cm" svg:height="0.248cm" svg:x="9.614cm" svg:y="5.761cm" svg:viewBox="0 0 250 249" draw:points="0,0 125,249 250,0">
          <text:p/>
        </draw:polygon>
        <draw:polyline draw:style-name="gr117" draw:text-style-name="P9" draw:layer="layout" svg:width="0.249cm" svg:height="0.248cm" svg:x="9.614cm" svg:y="5.761cm" svg:viewBox="0 0 250 249" draw:points="0,0 125,249 250,0 0,0">
          <text:p/>
        </draw:polyline>
        <draw:polygon draw:style-name="gr130" draw:text-style-name="P9" draw:layer="layout" svg:width="0.248cm" svg:height="0.248cm" svg:x="10.07cm" svg:y="5.838cm" svg:viewBox="0 0 249 249" draw:points="0,0 125,249 249,0">
          <text:p/>
        </draw:polygon>
        <draw:polyline draw:style-name="gr117" draw:text-style-name="P9" draw:layer="layout" svg:width="0.248cm" svg:height="0.248cm" svg:x="10.07cm" svg:y="5.838cm" svg:viewBox="0 0 249 249" draw:points="0,0 125,249 249,0 0,0">
          <text:p/>
        </draw:polyline>
        <draw:polygon draw:style-name="gr130" draw:text-style-name="P9" draw:layer="layout" svg:width="0.248cm" svg:height="0.248cm" svg:x="10.525cm" svg:y="5.935cm" svg:viewBox="0 0 249 249" draw:points="0,0 125,249 249,0">
          <text:p/>
        </draw:polygon>
        <draw:polyline draw:style-name="gr117" draw:text-style-name="P9" draw:layer="layout" svg:width="0.248cm" svg:height="0.248cm" svg:x="10.525cm" svg:y="5.935cm" svg:viewBox="0 0 249 249" draw:points="0,0 125,249 249,0 0,0">
          <text:p/>
        </draw:polyline>
        <draw:polygon draw:style-name="gr130" draw:text-style-name="P9" draw:layer="layout" svg:width="0.248cm" svg:height="0.248cm" svg:x="10.981cm" svg:y="6.054cm" svg:viewBox="0 0 249 249" draw:points="0,0 125,249 249,0">
          <text:p/>
        </draw:polygon>
        <draw:polyline draw:style-name="gr117" draw:text-style-name="P9" draw:layer="layout" svg:width="0.248cm" svg:height="0.248cm" svg:x="10.981cm" svg:y="6.054cm" svg:viewBox="0 0 249 249" draw:points="0,0 125,249 249,0 0,0">
          <text:p/>
        </draw:polyline>
        <draw:polygon draw:style-name="gr130" draw:text-style-name="P9" draw:layer="layout" svg:width="0.248cm" svg:height="0.248cm" svg:x="11.436cm" svg:y="6.146cm" svg:viewBox="0 0 249 249" draw:points="0,0 125,249 249,0">
          <text:p/>
        </draw:polygon>
        <draw:polyline draw:style-name="gr117" draw:text-style-name="P9" draw:layer="layout" svg:width="0.248cm" svg:height="0.248cm" svg:x="11.436cm" svg:y="6.146cm" svg:viewBox="0 0 249 249" draw:points="0,0 125,249 249,0 0,0">
          <text:p/>
        </draw:polyline>
        <draw:polygon draw:style-name="gr130" draw:text-style-name="P9" draw:layer="layout" svg:width="0.248cm" svg:height="0.248cm" svg:x="11.892cm" svg:y="6.265cm" svg:viewBox="0 0 249 249" draw:points="0,0 125,249 249,0">
          <text:p/>
        </draw:polygon>
        <draw:polyline draw:style-name="gr117" draw:text-style-name="P9" draw:layer="layout" svg:width="0.248cm" svg:height="0.248cm" svg:x="11.892cm" svg:y="6.265cm" svg:viewBox="0 0 249 249" draw:points="0,0 125,249 249,0 0,0">
          <text:p/>
        </draw:polyline>
        <draw:polygon draw:style-name="gr130" draw:text-style-name="P9" draw:layer="layout" svg:width="0.248cm" svg:height="0.248cm" svg:x="12.347cm" svg:y="6.445cm" svg:viewBox="0 0 249 249" draw:points="0,0 125,249 249,0">
          <text:p/>
        </draw:polygon>
        <draw:polyline draw:style-name="gr117" draw:text-style-name="P9" draw:layer="layout" svg:width="0.248cm" svg:height="0.248cm" svg:x="12.347cm" svg:y="6.445cm" svg:viewBox="0 0 249 249" draw:points="0,0 125,249 249,0 0,0">
          <text:p/>
        </draw:polyline>
        <draw:polygon draw:style-name="gr130" draw:text-style-name="P9" draw:layer="layout" svg:width="0.248cm" svg:height="0.248cm" svg:x="12.802cm" svg:y="6.514cm" svg:viewBox="0 0 249 249" draw:points="0,0 125,249 249,0">
          <text:p/>
        </draw:polygon>
        <draw:polyline draw:style-name="gr117" draw:text-style-name="P9" draw:layer="layout" svg:width="0.248cm" svg:height="0.248cm" svg:x="12.802cm" svg:y="6.514cm" svg:viewBox="0 0 249 249" draw:points="0,0 125,249 249,0 0,0">
          <text:p/>
        </draw:polyline>
        <draw:polygon draw:style-name="gr130" draw:text-style-name="P9" draw:layer="layout" svg:width="0.248cm" svg:height="0.248cm" svg:x="13.258cm" svg:y="6.65cm" svg:viewBox="0 0 249 249" draw:points="0,0 125,249 249,0">
          <text:p/>
        </draw:polygon>
        <draw:polyline draw:style-name="gr117" draw:text-style-name="P9" draw:layer="layout" svg:width="0.248cm" svg:height="0.248cm" svg:x="13.258cm" svg:y="6.65cm" svg:viewBox="0 0 249 249" draw:points="0,0 125,249 249,0 0,0">
          <text:p/>
        </draw:polyline>
        <draw:polygon draw:style-name="gr130" draw:text-style-name="P9" draw:layer="layout" svg:width="0.248cm" svg:height="0.248cm" svg:x="13.713cm" svg:y="6.699cm" svg:viewBox="0 0 249 249" draw:points="0,0 125,249 249,0">
          <text:p/>
        </draw:polygon>
        <draw:polyline draw:style-name="gr117" draw:text-style-name="P9" draw:layer="layout" svg:width="0.248cm" svg:height="0.248cm" svg:x="13.713cm" svg:y="6.699cm" svg:viewBox="0 0 249 249" draw:points="0,0 125,249 249,0 0,0">
          <text:p/>
        </draw:polyline>
        <draw:polygon draw:style-name="gr130" draw:text-style-name="P9" draw:layer="layout" svg:width="0.248cm" svg:height="0.248cm" svg:x="14.169cm" svg:y="6.828cm" svg:viewBox="0 0 249 249" draw:points="0,0 125,249 249,0">
          <text:p/>
        </draw:polygon>
        <draw:polyline draw:style-name="gr117" draw:text-style-name="P9" draw:layer="layout" svg:width="0.248cm" svg:height="0.248cm" svg:x="14.169cm" svg:y="6.828cm" svg:viewBox="0 0 249 249" draw:points="0,0 125,249 249,0 0,0">
          <text:p/>
        </draw:polyline>
        <draw:polygon draw:style-name="gr130" draw:text-style-name="P9" draw:layer="layout" svg:width="0.248cm" svg:height="0.248cm" svg:x="14.624cm" svg:y="6.967cm" svg:viewBox="0 0 249 249" draw:points="0,0 125,249 249,0">
          <text:p/>
        </draw:polygon>
        <draw:polyline draw:style-name="gr117" draw:text-style-name="P9" draw:layer="layout" svg:width="0.248cm" svg:height="0.248cm" svg:x="14.624cm" svg:y="6.967cm" svg:viewBox="0 0 249 249" draw:points="0,0 125,249 249,0 0,0">
          <text:p/>
        </draw:polyline>
        <draw:polygon draw:style-name="gr130" draw:text-style-name="P9" draw:layer="layout" svg:width="0.248cm" svg:height="0.248cm" svg:x="15.079cm" svg:y="7.019cm" svg:viewBox="0 0 249 249" draw:points="0,0 125,249 249,0">
          <text:p/>
        </draw:polygon>
        <draw:polyline draw:style-name="gr117" draw:text-style-name="P9" draw:layer="layout" svg:width="0.248cm" svg:height="0.248cm" svg:x="15.079cm" svg:y="7.019cm" svg:viewBox="0 0 249 249" draw:points="0,0 125,249 249,0 0,0">
          <text:p/>
        </draw:polyline>
        <draw:polygon draw:style-name="gr130" draw:text-style-name="P9" draw:layer="layout" svg:width="0.248cm" svg:height="0.248cm" svg:x="15.535cm" svg:y="7.16cm" svg:viewBox="0 0 249 249" draw:points="0,0 125,249 249,0">
          <text:p/>
        </draw:polygon>
        <draw:polyline draw:style-name="gr117" draw:text-style-name="P9" draw:layer="layout" svg:width="0.248cm" svg:height="0.248cm" svg:x="15.535cm" svg:y="7.16cm" svg:viewBox="0 0 249 249" draw:points="0,0 125,249 249,0 0,0">
          <text:p/>
        </draw:polyline>
        <draw:polygon draw:style-name="gr130" draw:text-style-name="P9" draw:layer="layout" svg:width="0.248cm" svg:height="0.248cm" svg:x="15.99cm" svg:y="7.197cm" svg:viewBox="0 0 249 249" draw:points="0,0 125,249 249,0">
          <text:p/>
        </draw:polygon>
        <draw:polyline draw:style-name="gr117" draw:text-style-name="P9" draw:layer="layout" svg:width="0.248cm" svg:height="0.248cm" svg:x="15.99cm" svg:y="7.197cm" svg:viewBox="0 0 249 249" draw:points="0,0 125,249 249,0 0,0">
          <text:p/>
        </draw:polyline>
        <draw:polygon draw:style-name="gr130" draw:text-style-name="P9" draw:layer="layout" svg:width="0.248cm" svg:height="0.248cm" svg:x="16.446cm" svg:y="7.314cm" svg:viewBox="0 0 249 249" draw:points="0,0 125,249 249,0">
          <text:p/>
        </draw:polygon>
        <draw:polyline draw:style-name="gr117" draw:text-style-name="P9" draw:layer="layout" svg:width="0.248cm" svg:height="0.248cm" svg:x="16.446cm" svg:y="7.314cm" svg:viewBox="0 0 249 249" draw:points="0,0 125,249 249,0 0,0">
          <text:p/>
        </draw:polyline>
        <draw:polygon draw:style-name="gr118" draw:text-style-name="P9" draw:layer="layout" svg:width="0.315cm" svg:height="0.087cm" svg:x="17.061cm" svg:y="6.529cm" svg:viewBox="0 0 316 88" draw:points="0,0 316,0 316,88 0,88">
          <text:p/>
        </draw:polygon>
        <draw:polygon draw:style-name="gr118" draw:text-style-name="P9" draw:layer="layout" svg:width="0.158cm" svg:height="0.157cm" svg:x="17.14cm" svg:y="6.493cm" svg:viewBox="0 0 159 158" draw:points="0,0 0,158 159,158 159,0">
          <text:p/>
        </draw:polygon>
        <draw:polyline draw:style-name="gr117" draw:text-style-name="P9" draw:layer="layout" svg:width="0.158cm" svg:height="0.157cm" svg:x="17.14cm" svg:y="6.493cm" svg:viewBox="0 0 159 158" draw:points="0,0 0,158 159,158 159,0 0,0">
          <text:p/>
        </draw:polyline>
        <draw:polygon draw:style-name="gr119" draw:text-style-name="P9" draw:layer="layout" svg:width="0.315cm" svg:height="0.087cm" svg:x="17.061cm" svg:y="7.322cm" svg:viewBox="0 0 316 88" draw:points="0,0 316,0 316,88 0,88">
          <text:p/>
        </draw:polygon>
        <draw:polygon draw:style-name="gr119" draw:text-style-name="P9" draw:layer="layout" svg:width="0.158cm" svg:height="0.157cm" svg:x="17.14cm" svg:y="7.286cm" svg:viewBox="0 0 159 158" draw:points="0,80 80,158 159,80 80,0">
          <text:p/>
        </draw:polygon>
        <draw:polyline draw:style-name="gr117" draw:text-style-name="P9" draw:layer="layout" svg:width="0.158cm" svg:height="0.157cm" svg:x="17.14cm" svg:y="7.286cm" svg:viewBox="0 0 159 158" draw:points="0,80 80,158 159,80 80,0 0,80">
          <text:p/>
        </draw:polyline>
        <draw:polygon draw:style-name="gr130" draw:text-style-name="P9" draw:layer="layout" svg:width="0.315cm" svg:height="0.087cm" svg:x="17.061cm" svg:y="8.115cm" svg:viewBox="0 0 316 88" draw:points="0,0 316,0 316,88 0,88">
          <text:p/>
        </draw:polygon>
        <draw:polygon draw:style-name="gr130" draw:text-style-name="P9" draw:layer="layout" svg:width="0.158cm" svg:height="0.157cm" svg:x="17.14cm" svg:y="8.079cm" svg:viewBox="0 0 159 158" draw:points="0,0 80,158 159,0">
          <text:p/>
        </draw:polygon>
        <draw:polyline draw:style-name="gr117" draw:text-style-name="P9" draw:layer="layout" svg:width="0.158cm" svg:height="0.157cm" svg:x="17.14cm" svg:y="8.079cm" svg:viewBox="0 0 159 158" draw:points="0,0 80,158 159,0 0,0">
          <text:p/>
        </draw:polyline>
        <draw:frame draw:style-name="gr157" draw:text-style-name="P19" draw:layer="layout" svg:width="2.94cm" svg:height="0.569cm" svg:x="17.43cm" svg:y="6.466cm">
          <draw:text-box>
            <text:p><text:span text:style-name="T15">Qualität (Agent mit </text:span></text:p>
          </draw:text-box>
        </draw:frame>
        <draw:frame draw:style-name="gr158" draw:text-style-name="P19" draw:layer="layout" svg:width="3.135cm" svg:height="0.569cm" svg:x="17.43cm" svg:y="6.834cm">
          <draw:text-box>
            <text:p><text:span text:style-name="T15">zufälliger Bewegung)</text:span></text:p>
          </draw:text-box>
        </draw:frame>
        <draw:frame draw:style-name="gr168" draw:text-style-name="P19" draw:layer="layout" svg:width="2.895cm" svg:height="0.569cm" svg:x="17.43cm" svg:y="7.257cm">
          <draw:text-box>
            <text:p><text:span text:style-name="T15">Qualität (einfache</text:span></text:p>
          </draw:text-box>
        </draw:frame>
        <draw:frame draw:style-name="gr169" draw:text-style-name="P19" draw:layer="layout" svg:width="1.7cm" svg:height="0.569cm" svg:x="17.43cm" svg:y="7.625cm">
          <draw:text-box>
            <text:p><text:span text:style-name="T15">Heuristik)</text:span></text:p>
          </draw:text-box>
        </draw:frame>
        <draw:frame draw:style-name="gr170" draw:text-style-name="P19" draw:layer="layout" svg:width="3.089cm" svg:height="0.569cm" svg:x="17.43cm" svg:y="8.049cm">
          <draw:text-box>
            <text:p><text:span text:style-name="T15">Qualität (intelligente </text:span></text:p>
          </draw:text-box>
        </draw:frame>
        <draw:frame draw:style-name="gr171" draw:text-style-name="P19" draw:layer="layout" svg:width="1.7cm" svg:height="0.569cm" svg:x="17.43cm" svg:y="8.418cm">
          <draw:text-box>
            <text:p><text:span text:style-name="T15">Heuristik)</text:span></text:p>
          </draw:text-box>
        </draw:frame>
        <draw:frame draw:style-name="gr172" draw:text-style-name="P20" draw:layer="layout" svg:width="4.232cm" svg:height="0.603cm" svg:x="9.78cm" svg:y="10.47cm">
          <draw:text-box>
            <text:p><text:span text:style-name="T16">Geschwindigkeit Zielagent</text:span></text:p>
          </draw:text-box>
        </draw:frame>
        <draw:frame draw:style-name="gr160" draw:text-style-name="P20" draw:layer="layout" svg:width="2.526cm" svg:height="0.603cm" draw:transform="rotate (1.5707963267946) translate (6.356cm 8.005cm)">
          <draw:text-box>
            <text:p><text:span text:style-name="T16">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office:forms form:automatic-focus="false" form:apply-design-mode="false"/>
        <draw:polygon draw:style-name="gr111" draw:text-style-name="P9" draw:layer="layout" svg:width="15.207cm" svg:height="6.977cm" svg:x="4.463cm" svg:y="2.857cm" svg:viewBox="0 0 15208 6978" draw:points="0,0 15208,0 15208,6978 0,6978">
          <text:p/>
        </draw:polygon>
        <draw:polyline draw:style-name="gr112" draw:text-style-name="P9" draw:layer="layout" svg:width="9.026cm" svg:height="5.221cm" svg:x="6.035cm" svg:y="3.181cm" svg:viewBox="0 0 9027 5222" draw:points="4513,5222 0,5222 0,0 9027,0 9027,5222 4513,5222">
          <text:p/>
        </draw:polyline>
        <draw:line draw:style-name="gr112" draw:text-style-name="P9" draw:layer="layout" svg:x1="15.062cm" svg:y1="8.403cm" svg:x2="6.035cm" svg:y2="8.403cm">
          <text:p/>
        </draw:line>
        <draw:line draw:style-name="gr112" draw:text-style-name="P9" draw:layer="layout" svg:x1="15.062cm" svg:y1="7.532cm" svg:x2="6.035cm" svg:y2="7.532cm">
          <text:p/>
        </draw:line>
        <draw:line draw:style-name="gr112" draw:text-style-name="P9" draw:layer="layout" svg:x1="15.062cm" svg:y1="6.662cm" svg:x2="6.035cm" svg:y2="6.662cm">
          <text:p/>
        </draw:line>
        <draw:line draw:style-name="gr112" draw:text-style-name="P9" draw:layer="layout" svg:x1="15.062cm" svg:y1="5.791cm" svg:x2="6.035cm" svg:y2="5.791cm">
          <text:p/>
        </draw:line>
        <draw:line draw:style-name="gr112" draw:text-style-name="P9" draw:layer="layout" svg:x1="15.062cm" svg:y1="4.921cm" svg:x2="6.035cm" svg:y2="4.921cm">
          <text:p/>
        </draw:line>
        <draw:line draw:style-name="gr112" draw:text-style-name="P9" draw:layer="layout" svg:x1="15.062cm" svg:y1="4.05cm" svg:x2="6.035cm" svg:y2="4.05cm">
          <text:p/>
        </draw:line>
        <draw:line draw:style-name="gr112" draw:text-style-name="P9" draw:layer="layout" svg:x1="15.062cm" svg:y1="3.18cm" svg:x2="6.035cm" svg:y2="3.18cm">
          <text:p/>
        </draw:line>
        <draw:frame draw:style-name="gr115" draw:text-style-name="P19" draw:layer="layout" svg:width="0.972cm" svg:height="0.569cm" svg:x="5.793cm" svg:y="8.698cm">
          <draw:text-box>
            <text:p><text:span text:style-name="T15">125</text:span></text:p>
          </draw:text-box>
        </draw:frame>
        <draw:frame draw:style-name="gr115" draw:text-style-name="P19" draw:layer="layout" svg:width="0.972cm" svg:height="0.569cm" svg:x="7.595cm" svg:y="8.698cm">
          <draw:text-box>
            <text:p><text:span text:style-name="T15">250</text:span></text:p>
          </draw:text-box>
        </draw:frame>
        <draw:frame draw:style-name="gr115" draw:text-style-name="P19" draw:layer="layout" svg:width="0.972cm" svg:height="0.569cm" svg:x="9.396cm" svg:y="8.698cm">
          <draw:text-box>
            <text:p><text:span text:style-name="T15">500</text:span></text:p>
          </draw:text-box>
        </draw:frame>
        <draw:frame draw:style-name="gr173" draw:text-style-name="P19" draw:layer="layout" svg:width="1.129cm" svg:height="0.569cm" svg:x="11.143cm" svg:y="8.698cm">
          <draw:text-box>
            <text:p><text:span text:style-name="T15">1000</text:span></text:p>
          </draw:text-box>
        </draw:frame>
        <draw:frame draw:style-name="gr173" draw:text-style-name="P19" draw:layer="layout" svg:width="1.129cm" svg:height="0.569cm" svg:x="12.945cm" svg:y="8.698cm">
          <draw:text-box>
            <text:p><text:span text:style-name="T15">2000</text:span></text:p>
          </draw:text-box>
        </draw:frame>
        <draw:frame draw:style-name="gr173" draw:text-style-name="P19" draw:layer="layout" svg:width="1.129cm" svg:height="0.569cm" svg:x="14.747cm" svg:y="8.698cm">
          <draw:text-box>
            <text:p><text:span text:style-name="T15">4000</text:span></text:p>
          </draw:text-box>
        </draw:frame>
        <draw:line draw:style-name="gr112" draw:text-style-name="P9" draw:layer="layout" svg:x1="6.035cm" svg:y1="8.552cm" svg:x2="6.035cm" svg:y2="8.403cm">
          <text:p/>
        </draw:line>
        <draw:line draw:style-name="gr112" draw:text-style-name="P9" draw:layer="layout" svg:x1="7.84cm" svg:y1="8.552cm" svg:x2="7.84cm" svg:y2="8.403cm">
          <text:p/>
        </draw:line>
        <draw:line draw:style-name="gr112" draw:text-style-name="P9" draw:layer="layout" svg:x1="9.645cm" svg:y1="8.552cm" svg:x2="9.645cm" svg:y2="8.403cm">
          <text:p/>
        </draw:line>
        <draw:line draw:style-name="gr112" draw:text-style-name="P9" draw:layer="layout" svg:x1="11.451cm" svg:y1="8.552cm" svg:x2="11.451cm" svg:y2="8.403cm">
          <text:p/>
        </draw:line>
        <draw:line draw:style-name="gr112" draw:text-style-name="P9" draw:layer="layout" svg:x1="13.256cm" svg:y1="8.552cm" svg:x2="13.256cm" svg:y2="8.403cm">
          <text:p/>
        </draw:line>
        <draw:polyline draw:style-name="gr112" draw:text-style-name="P9" draw:layer="layout" svg:width="0.148cm" svg:height="9.027cm" draw:transform="rotate (1.5707963267946) translate (6.03459693577022cm 8.55218954998005cm)" svg:viewBox="0 0 149 9028" draw:points="0,21097 149,21097 149,12069">
          <text:p/>
        </draw:polyline>
        <draw:frame draw:style-name="gr115" draw:text-style-name="P19" draw:layer="layout" svg:width="0.659cm" svg:height="0.569cm" svg:x="5.627cm" svg:y="8.25cm">
          <draw:text-box>
            <text:p><text:span text:style-name="T15">0</text:span></text:p>
          </draw:text-box>
        </draw:frame>
        <draw:frame draw:style-name="gr115" draw:text-style-name="P19" draw:layer="layout" svg:width="0.815cm" svg:height="0.569cm" svg:x="5.461cm" svg:y="7.38cm">
          <draw:text-box>
            <text:p><text:span text:style-name="T15">10</text:span></text:p>
          </draw:text-box>
        </draw:frame>
        <draw:frame draw:style-name="gr115" draw:text-style-name="P19" draw:layer="layout" svg:width="0.815cm" svg:height="0.569cm" svg:x="5.461cm" svg:y="6.509cm">
          <draw:text-box>
            <text:p><text:span text:style-name="T15">20</text:span></text:p>
          </draw:text-box>
        </draw:frame>
        <draw:frame draw:style-name="gr115" draw:text-style-name="P19" draw:layer="layout" svg:width="0.815cm" svg:height="0.569cm" svg:x="5.461cm" svg:y="5.638cm">
          <draw:text-box>
            <text:p><text:span text:style-name="T15">30</text:span></text:p>
          </draw:text-box>
        </draw:frame>
        <draw:frame draw:style-name="gr115" draw:text-style-name="P19" draw:layer="layout" svg:width="0.815cm" svg:height="0.569cm" svg:x="5.461cm" svg:y="4.767cm">
          <draw:text-box>
            <text:p><text:span text:style-name="T15">40</text:span></text:p>
          </draw:text-box>
        </draw:frame>
        <draw:frame draw:style-name="gr115" draw:text-style-name="P19" draw:layer="layout" svg:width="0.815cm" svg:height="0.569cm" svg:x="5.461cm" svg:y="3.896cm">
          <draw:text-box>
            <text:p><text:span text:style-name="T15">50</text:span></text:p>
          </draw:text-box>
        </draw:frame>
        <draw:frame draw:style-name="gr115" draw:text-style-name="P19" draw:layer="layout" svg:width="0.815cm" svg:height="0.569cm" svg:x="5.461cm" svg:y="3.025cm">
          <draw:text-box>
            <text:p><text:span text:style-name="T15">60</text:span></text:p>
          </draw:text-box>
        </draw:frame>
        <draw:line draw:style-name="gr112" draw:text-style-name="P9" draw:layer="layout" svg:x1="5.885cm" svg:y1="8.403cm" svg:x2="6.035cm" svg:y2="8.403cm">
          <text:p/>
        </draw:line>
        <draw:line draw:style-name="gr112" draw:text-style-name="P9" draw:layer="layout" svg:x1="5.885cm" svg:y1="7.532cm" svg:x2="6.035cm" svg:y2="7.532cm">
          <text:p/>
        </draw:line>
        <draw:line draw:style-name="gr112" draw:text-style-name="P9" draw:layer="layout" svg:x1="5.885cm" svg:y1="6.662cm" svg:x2="6.035cm" svg:y2="6.662cm">
          <text:p/>
        </draw:line>
        <draw:line draw:style-name="gr112" draw:text-style-name="P9" draw:layer="layout" svg:x1="5.885cm" svg:y1="5.791cm" svg:x2="6.035cm" svg:y2="5.791cm">
          <text:p/>
        </draw:line>
        <draw:line draw:style-name="gr112" draw:text-style-name="P9" draw:layer="layout" svg:x1="5.885cm" svg:y1="4.921cm" svg:x2="6.035cm" svg:y2="4.921cm">
          <text:p/>
        </draw:line>
        <draw:line draw:style-name="gr112" draw:text-style-name="P9" draw:layer="layout" svg:x1="5.885cm" svg:y1="4.05cm" svg:x2="6.035cm" svg:y2="4.05cm">
          <text:p/>
        </draw:line>
        <draw:polyline draw:style-name="gr112" draw:text-style-name="P9" draw:layer="layout" svg:width="0.149cm" svg:height="5.221cm" svg:x="5.885cm" svg:y="3.18cm" svg:viewBox="0 0 150 5222" draw:points="0,0 150,0 150,5222">
          <text:p/>
        </draw:polyline>
        <draw:polygon draw:style-name="gr116" draw:text-style-name="P9" draw:layer="layout" svg:width="1.804cm" svg:height="0.101cm" svg:x="6.035cm" svg:y="8.345cm" svg:viewBox="0 0 1805 102" draw:points="0,14 1805,0 1805,44 1805,88 0,102 0,58">
          <text:p/>
        </draw:polygon>
        <draw:polygon draw:style-name="gr116" draw:text-style-name="P9" draw:layer="layout" svg:width="0.002cm" svg:height="0.043cm" svg:x="7.84cm" svg:y="8.389cm" svg:viewBox="0 0 3 44" draw:points="0,0 3,44 0,44">
          <text:p/>
        </draw:polygon>
        <draw:polygon draw:style-name="gr116" draw:text-style-name="P9" draw:layer="layout" svg:width="1.81cm" svg:height="0.228cm" svg:x="7.837cm" svg:y="8.204cm" svg:viewBox="0 0 1811 229" draw:points="0,141 1805,0 1808,44 1811,88 6,229 3,185">
          <text:p/>
        </draw:polygon>
        <draw:polygon draw:style-name="gr116" draw:text-style-name="P9" draw:layer="layout" svg:width="0.01cm" svg:height="0.043cm" svg:x="9.645cm" svg:y="8.248cm" svg:viewBox="0 0 11 44" draw:points="0,0 11,42 4,44 3,44">
          <text:p/>
        </draw:polygon>
        <draw:polygon draw:style-name="gr116" draw:text-style-name="P9" draw:layer="layout" svg:width="1.827cm" svg:height="0.57cm" svg:x="9.634cm" svg:y="7.718cm" svg:viewBox="0 0 1828 571" draw:points="0,488 1806,0 1817,42 1828,84 22,571 11,530">
          <text:p/>
        </draw:polygon>
        <draw:polygon draw:style-name="gr116" draw:text-style-name="P9" draw:layer="layout" svg:width="0.016cm" svg:height="0.041cm" svg:x="11.451cm" svg:y="7.76cm" svg:viewBox="0 0 17 42" draw:points="0,0 17,40 11,42">
          <text:p/>
        </draw:polygon>
        <draw:polygon draw:style-name="gr116" draw:text-style-name="P9" draw:layer="layout" svg:width="1.838cm" svg:height="0.851cm" svg:x="11.434cm" svg:y="6.948cm" svg:viewBox="0 0 1839 852" draw:points="0,772 1805,0 1822,40 1839,80 34,852 17,812">
          <text:p/>
        </draw:polygon>
        <draw:polygon draw:style-name="gr116" draw:text-style-name="P9" draw:layer="layout" svg:width="0.016cm" svg:height="0.04cm" svg:x="13.239cm" svg:y="6.947cm" svg:viewBox="0 0 17 41" draw:points="17,41 0,1 2,0">
          <text:p/>
        </draw:polygon>
        <draw:polygon draw:style-name="gr116" draw:text-style-name="P9" draw:layer="layout" svg:width="1.835cm" svg:height="0.754cm" svg:x="13.241cm" svg:y="6.273cm" svg:viewBox="0 0 1836 755" draw:points="0,674 1806,0 1821,41 1836,82 30,755 15,715">
          <text:p/>
        </draw:polygon>
        <draw:polygon draw:style-name="gr116" draw:text-style-name="P9" draw:layer="layout" svg:width="0.248cm" svg:height="0.248cm" svg:x="5.91cm" svg:y="8.278cm" svg:viewBox="0 0 249 249" draw:points="0,0 0,249 249,249 249,0">
          <text:p/>
        </draw:polygon>
        <draw:polyline draw:style-name="gr117" draw:text-style-name="P9" draw:layer="layout" svg:width="0.248cm" svg:height="0.248cm" svg:x="5.91cm" svg:y="8.278cm" svg:viewBox="0 0 249 249" draw:points="0,0 0,249 249,249 249,0 0,0">
          <text:p/>
        </draw:polyline>
        <draw:polygon draw:style-name="gr118" draw:text-style-name="P9" draw:layer="layout" svg:width="0.248cm" svg:height="0.248cm" svg:x="7.715cm" svg:y="8.265cm" svg:viewBox="0 0 249 249" draw:points="0,0 0,249 249,249 249,0">
          <text:p/>
        </draw:polygon>
        <draw:polyline draw:style-name="gr117" draw:text-style-name="P9" draw:layer="layout" svg:width="0.248cm" svg:height="0.248cm" svg:x="7.715cm" svg:y="8.265cm" svg:viewBox="0 0 249 249" draw:points="0,0 0,249 249,249 249,0 0,0">
          <text:p/>
        </draw:polyline>
        <draw:polygon draw:style-name="gr118" draw:text-style-name="P9" draw:layer="layout" svg:width="0.248cm" svg:height="0.248cm" svg:x="9.52cm" svg:y="8.123cm" svg:viewBox="0 0 249 249" draw:points="0,0 0,249 249,249 249,0">
          <text:p/>
        </draw:polygon>
        <draw:polyline draw:style-name="gr117" draw:text-style-name="P9" draw:layer="layout" svg:width="0.248cm" svg:height="0.248cm" svg:x="9.52cm" svg:y="8.123cm" svg:viewBox="0 0 249 249" draw:points="0,0 0,249 249,249 249,0 0,0">
          <text:p/>
        </draw:polyline>
        <draw:polygon draw:style-name="gr118" draw:text-style-name="P9" draw:layer="layout" svg:width="0.248cm" svg:height="0.248cm" svg:x="11.326cm" svg:y="7.636cm" svg:viewBox="0 0 249 249" draw:points="0,0 0,249 249,249 249,0">
          <text:p/>
        </draw:polygon>
        <draw:polyline draw:style-name="gr117" draw:text-style-name="P9" draw:layer="layout" svg:width="0.248cm" svg:height="0.248cm" svg:x="11.326cm" svg:y="7.636cm" svg:viewBox="0 0 249 249" draw:points="0,0 0,249 249,249 249,0 0,0">
          <text:p/>
        </draw:polyline>
        <draw:polygon draw:style-name="gr118" draw:text-style-name="P9" draw:layer="layout" svg:width="0.248cm" svg:height="0.248cm" svg:x="13.131cm" svg:y="6.863cm" svg:viewBox="0 0 249 249" draw:points="0,0 0,249 249,249 249,0">
          <text:p/>
        </draw:polygon>
        <draw:polyline draw:style-name="gr117" draw:text-style-name="P9" draw:layer="layout" svg:width="0.248cm" svg:height="0.248cm" svg:x="13.131cm" svg:y="6.863cm" svg:viewBox="0 0 249 249" draw:points="0,0 0,249 249,249 249,0 0,0">
          <text:p/>
        </draw:polyline>
        <draw:polygon draw:style-name="gr118" draw:text-style-name="P9" draw:layer="layout" svg:width="0.248cm" svg:height="0.248cm" svg:x="14.937cm" svg:y="6.189cm" svg:viewBox="0 0 249 249" draw:points="0,0 0,249 249,249 249,0">
          <text:p/>
        </draw:polygon>
        <draw:polyline draw:style-name="gr117" draw:text-style-name="P9" draw:layer="layout" svg:width="0.248cm" svg:height="0.248cm" svg:x="14.937cm" svg:y="6.189cm" svg:viewBox="0 0 249 249" draw:points="0,0 0,249 249,249 249,0 0,0">
          <text:p/>
        </draw:polyline>
        <draw:polygon draw:style-name="gr119" draw:text-style-name="P9" draw:layer="layout" svg:width="1.806cm" svg:height="0.139cm" svg:x="6.034cm" svg:y="8.306cm" svg:viewBox="0 0 1807 140" draw:points="0,53 1805,0 1806,44 1807,88 2,140 1,97">
          <text:p/>
        </draw:polygon>
        <draw:polygon draw:style-name="gr119" draw:text-style-name="P9" draw:layer="layout" svg:width="0.005cm" svg:height="0.043cm" svg:x="7.84cm" svg:y="8.35cm" svg:viewBox="0 0 6 44" draw:points="0,0 6,44 1,44">
          <text:p/>
        </draw:polygon>
        <draw:polygon draw:style-name="gr119" draw:text-style-name="P9" draw:layer="layout" svg:width="1.816cm" svg:height="0.344cm" svg:x="7.834cm" svg:y="8.049cm" svg:viewBox="0 0 1817 345" draw:points="0,258 1805,0 1811,44 1817,88 12,345 6,302">
          <text:p/>
        </draw:polygon>
        <draw:polygon draw:style-name="gr119" draw:text-style-name="P9" draw:layer="layout" svg:width="0.02cm" svg:height="0.043cm" svg:x="9.645cm" svg:y="8.092cm" svg:viewBox="0 0 21 44" draw:points="0,0 21,39 14,42 6,44 6,44">
          <text:p/>
        </draw:polygon>
        <draw:polygon draw:style-name="gr119" draw:text-style-name="P9" draw:layer="layout" svg:width="1.847cm" svg:height="1.047cm" svg:x="9.624cm" svg:y="7.083cm" svg:viewBox="0 0 1848 1048" draw:points="0,970 1806,0 1827,39 1848,78 42,1048 21,1009">
          <text:p/>
        </draw:polygon>
        <draw:polygon draw:style-name="gr119" draw:text-style-name="P9" draw:layer="layout" svg:width="0.026cm" svg:height="0.038cm" svg:x="11.451cm" svg:y="7.122cm" svg:viewBox="0 0 27 39" draw:points="0,0 27,35 21,39">
          <text:p/>
        </draw:polygon>
        <draw:polygon draw:style-name="gr119" draw:text-style-name="P9" draw:layer="layout" svg:width="1.858cm" svg:height="1.441cm" svg:x="11.424cm" svg:y="5.715cm" svg:viewBox="0 0 1859 1442" draw:points="0,1373 1805,0 1832,35 1859,70 54,1442 27,1407">
          <text:p/>
        </draw:polygon>
        <draw:polygon draw:style-name="gr119" draw:text-style-name="P9" draw:layer="layout" svg:width="0.026cm" svg:height="0.039cm" svg:x="13.229cm" svg:y="5.71cm" svg:viewBox="0 0 27 40" draw:points="27,40 0,5 7,1 8,0">
          <text:p/>
        </draw:polygon>
        <draw:polygon draw:style-name="gr119" draw:text-style-name="P9" draw:layer="layout" svg:width="1.843cm" svg:height="0.936cm" svg:x="13.237cm" svg:y="4.853cm" svg:viewBox="0 0 1844 937" draw:points="0,857 1806,0 1825,40 1844,80 38,937 19,897">
          <text:p/>
        </draw:polygon>
        <draw:polygon draw:style-name="gr119" draw:text-style-name="P9" draw:layer="layout" svg:width="0.248cm" svg:height="0.248cm" svg:x="5.91cm" svg:y="8.278cm" svg:viewBox="0 0 249 249" draw:points="0,124 125,249 249,124 125,0">
          <text:p/>
        </draw:polygon>
        <draw:polyline draw:style-name="gr117" draw:text-style-name="P9" draw:layer="layout" svg:width="0.248cm" svg:height="0.248cm" svg:x="5.91cm" svg:y="8.278cm" svg:viewBox="0 0 249 249" draw:points="0,124 125,249 249,124 125,0 0,124">
          <text:p/>
        </draw:polyline>
        <draw:polygon draw:style-name="gr119" draw:text-style-name="P9" draw:layer="layout" svg:width="0.248cm" svg:height="0.248cm" svg:x="7.715cm" svg:y="8.226cm" svg:viewBox="0 0 249 249" draw:points="0,124 125,249 249,124 125,0">
          <text:p/>
        </draw:polygon>
        <draw:polyline draw:style-name="gr117" draw:text-style-name="P9" draw:layer="layout" svg:width="0.248cm" svg:height="0.248cm" svg:x="7.715cm" svg:y="8.226cm" svg:viewBox="0 0 249 249" draw:points="0,124 125,249 249,124 125,0 0,124">
          <text:p/>
        </draw:polyline>
        <draw:polygon draw:style-name="gr119" draw:text-style-name="P9" draw:layer="layout" svg:width="0.248cm" svg:height="0.248cm" svg:x="9.52cm" svg:y="7.968cm" svg:viewBox="0 0 249 249" draw:points="0,124 125,249 249,124 125,0">
          <text:p/>
        </draw:polygon>
        <draw:polyline draw:style-name="gr117" draw:text-style-name="P9" draw:layer="layout" svg:width="0.248cm" svg:height="0.248cm" svg:x="9.52cm" svg:y="7.968cm" svg:viewBox="0 0 249 249" draw:points="0,124 125,249 249,124 125,0 0,124">
          <text:p/>
        </draw:polyline>
        <draw:polygon draw:style-name="gr119" draw:text-style-name="P9" draw:layer="layout" svg:width="0.248cm" svg:height="0.248cm" svg:x="11.326cm" svg:y="6.998cm" svg:viewBox="0 0 249 249" draw:points="0,124 125,249 249,124 125,0">
          <text:p/>
        </draw:polygon>
        <draw:polyline draw:style-name="gr117" draw:text-style-name="P9" draw:layer="layout" svg:width="0.248cm" svg:height="0.248cm" svg:x="11.326cm" svg:y="6.998cm" svg:viewBox="0 0 249 249" draw:points="0,124 125,249 249,124 125,0 0,124">
          <text:p/>
        </draw:polyline>
        <draw:polygon draw:style-name="gr119" draw:text-style-name="P9" draw:layer="layout" svg:width="0.248cm" svg:height="0.248cm" svg:x="13.131cm" svg:y="5.625cm" svg:viewBox="0 0 249 249" draw:points="0,124 125,249 249,124 125,0">
          <text:p/>
        </draw:polygon>
        <draw:polyline draw:style-name="gr117" draw:text-style-name="P9" draw:layer="layout" svg:width="0.248cm" svg:height="0.248cm" svg:x="13.131cm" svg:y="5.625cm" svg:viewBox="0 0 249 249" draw:points="0,124 125,249 249,124 125,0 0,124">
          <text:p/>
        </draw:polyline>
        <draw:polygon draw:style-name="gr119" draw:text-style-name="P9" draw:layer="layout" svg:width="0.248cm" svg:height="0.248cm" svg:x="14.937cm" svg:y="4.768cm" svg:viewBox="0 0 249 249" draw:points="0,124 125,249 249,124 125,0">
          <text:p/>
        </draw:polygon>
        <draw:polyline draw:style-name="gr117" draw:text-style-name="P9" draw:layer="layout" svg:width="0.248cm" svg:height="0.248cm" svg:x="14.937cm" svg:y="4.768cm" svg:viewBox="0 0 249 249" draw:points="0,124 125,249 249,124 125,0 0,124">
          <text:p/>
        </draw:polyline>
        <draw:polygon draw:style-name="gr130" draw:text-style-name="P9" draw:layer="layout" svg:width="1.816cm" svg:height="0.315cm" svg:x="6.029cm" svg:y="8.12cm" svg:viewBox="0 0 1817 316" draw:points="0,228 1805,0 1811,44 1817,88 12,316 6,272">
          <text:p/>
        </draw:polygon>
        <draw:polygon draw:style-name="gr130" draw:text-style-name="P9" draw:layer="layout" svg:width="0.02cm" svg:height="0.043cm" svg:x="7.84cm" svg:y="8.164cm" svg:viewBox="0 0 21 44" draw:points="0,0 21,39 14,42 6,44 6,44">
          <text:p/>
        </draw:polygon>
        <draw:polygon draw:style-name="gr130" draw:text-style-name="P9" draw:layer="layout" svg:width="1.846cm" svg:height="1.03cm" svg:x="7.819cm" svg:y="7.172cm" svg:viewBox="0 0 1847 1031" draw:points="0,954 1805,0 1826,39 1847,78 42,1031 21,992">
          <text:p/>
        </draw:polygon>
        <draw:polygon draw:style-name="gr130" draw:text-style-name="P9" draw:layer="layout" svg:width="0.028cm" svg:height="0.038cm" svg:x="9.645cm" svg:y="7.211cm" svg:viewBox="0 0 29 39" draw:points="0,0 29,33 22,38 21,39">
          <text:p/>
        </draw:polygon>
        <draw:polygon draw:style-name="gr130" draw:text-style-name="P9" draw:layer="layout" svg:width="1.863cm" svg:height="1.605cm" svg:x="9.616cm" svg:y="5.637cm" svg:viewBox="0 0 1864 1606" draw:points="0,1541 1806,0 1835,33 1864,66 58,1606 29,1574">
          <text:p/>
        </draw:polygon>
        <draw:polygon draw:style-name="gr130" draw:text-style-name="P9" draw:layer="layout" svg:width="0.028cm" svg:height="0.037cm" svg:x="11.422cm" svg:y="5.632cm" svg:viewBox="0 0 29 38" draw:points="29,38 0,5 7,0 7,0">
          <text:p/>
        </draw:polygon>
        <draw:polygon draw:style-name="gr130" draw:text-style-name="P9" draw:layer="layout" svg:width="1.848cm" svg:height="1.101cm" svg:x="11.429cm" svg:y="4.606cm" svg:viewBox="0 0 1849 1102" draw:points="0,1026 1805,0 1827,38 1849,76 44,1102 22,1064">
          <text:p/>
        </draw:polygon>
        <draw:polygon draw:style-name="gr130" draw:text-style-name="P9" draw:layer="layout" svg:width="0.021cm" svg:height="0.041cm" svg:x="13.234cm" svg:y="4.602cm" svg:viewBox="0 0 22 42" draw:points="22,42 0,4 7,1 9,0">
          <text:p/>
        </draw:polygon>
        <draw:polygon draw:style-name="gr130" draw:text-style-name="P9" draw:layer="layout" svg:width="1.831cm" svg:height="0.624cm" svg:x="13.243cm" svg:y="4.06cm" svg:viewBox="0 0 1832 625" draw:points="0,541 1806,0 1819,42 1832,84 26,625 13,583">
          <text:p/>
        </draw:polygon>
        <draw:polygon draw:style-name="gr130" draw:text-style-name="P9" draw:layer="layout" svg:width="0.248cm" svg:height="0.248cm" svg:x="5.91cm" svg:y="8.268cm" svg:viewBox="0 0 249 249" draw:points="0,0 125,249 249,0">
          <text:p/>
        </draw:polygon>
        <draw:polyline draw:style-name="gr117" draw:text-style-name="P9" draw:layer="layout" svg:width="0.248cm" svg:height="0.248cm" svg:x="5.91cm" svg:y="8.268cm" svg:viewBox="0 0 249 249" draw:points="0,0 125,249 249,0 0,0">
          <text:p/>
        </draw:polyline>
        <draw:polygon draw:style-name="gr130" draw:text-style-name="P9" draw:layer="layout" svg:width="0.248cm" svg:height="0.248cm" svg:x="7.715cm" svg:y="8.04cm" svg:viewBox="0 0 249 249" draw:points="0,0 125,249 249,0">
          <text:p/>
        </draw:polygon>
        <draw:polyline draw:style-name="gr117" draw:text-style-name="P9" draw:layer="layout" svg:width="0.248cm" svg:height="0.248cm" svg:x="7.715cm" svg:y="8.04cm" svg:viewBox="0 0 249 249" draw:points="0,0 125,249 249,0 0,0">
          <text:p/>
        </draw:polyline>
        <draw:polygon draw:style-name="gr130" draw:text-style-name="P9" draw:layer="layout" svg:width="0.248cm" svg:height="0.248cm" svg:x="9.52cm" svg:y="7.086cm" svg:viewBox="0 0 249 249" draw:points="0,0 125,249 249,0">
          <text:p/>
        </draw:polygon>
        <draw:polyline draw:style-name="gr117" draw:text-style-name="P9" draw:layer="layout" svg:width="0.248cm" svg:height="0.248cm" svg:x="9.52cm" svg:y="7.086cm" svg:viewBox="0 0 249 249" draw:points="0,0 125,249 249,0 0,0">
          <text:p/>
        </draw:polyline>
        <draw:polygon draw:style-name="gr130" draw:text-style-name="P9" draw:layer="layout" svg:width="0.248cm" svg:height="0.248cm" svg:x="11.326cm" svg:y="5.545cm" svg:viewBox="0 0 249 249" draw:points="0,0 125,249 249,0">
          <text:p/>
        </draw:polygon>
        <draw:polyline draw:style-name="gr117" draw:text-style-name="P9" draw:layer="layout" svg:width="0.248cm" svg:height="0.248cm" svg:x="11.326cm" svg:y="5.545cm" svg:viewBox="0 0 249 249" draw:points="0,0 125,249 249,0 0,0">
          <text:p/>
        </draw:polyline>
        <draw:polygon draw:style-name="gr130" draw:text-style-name="P9" draw:layer="layout" svg:width="0.248cm" svg:height="0.248cm" svg:x="13.131cm" svg:y="4.519cm" svg:viewBox="0 0 249 249" draw:points="0,0 125,249 249,0">
          <text:p/>
        </draw:polygon>
        <draw:polyline draw:style-name="gr117" draw:text-style-name="P9" draw:layer="layout" svg:width="0.248cm" svg:height="0.248cm" svg:x="13.131cm" svg:y="4.519cm" svg:viewBox="0 0 249 249" draw:points="0,0 125,249 249,0 0,0">
          <text:p/>
        </draw:polyline>
        <draw:polygon draw:style-name="gr130" draw:text-style-name="P9" draw:layer="layout" svg:width="0.248cm" svg:height="0.248cm" svg:x="14.937cm" svg:y="3.978cm" svg:viewBox="0 0 249 249" draw:points="0,0 125,249 249,0">
          <text:p/>
        </draw:polygon>
        <draw:polyline draw:style-name="gr117" draw:text-style-name="P9" draw:layer="layout" svg:width="0.248cm" svg:height="0.248cm" svg:x="14.937cm" svg:y="3.978cm" svg:viewBox="0 0 249 249" draw:points="0,0 125,249 249,0 0,0">
          <text:p/>
        </draw:polyline>
        <draw:polygon draw:style-name="gr118" draw:text-style-name="P9" draw:layer="layout" svg:width="0.315cm" svg:height="0.087cm" svg:x="15.791cm" svg:y="5.252cm" svg:viewBox="0 0 316 88" draw:points="0,0 316,0 316,88 0,88">
          <text:p/>
        </draw:polygon>
        <draw:polygon draw:style-name="gr118" draw:text-style-name="P9" draw:layer="layout" svg:width="0.158cm" svg:height="0.157cm" svg:x="15.87cm" svg:y="5.216cm" svg:viewBox="0 0 159 158" draw:points="0,0 0,158 159,158 159,0">
          <text:p/>
        </draw:polygon>
        <draw:polyline draw:style-name="gr117" draw:text-style-name="P9" draw:layer="layout" svg:width="0.158cm" svg:height="0.157cm" svg:x="15.87cm" svg:y="5.216cm" svg:viewBox="0 0 159 158" draw:points="0,0 0,158 159,158 159,0 0,0">
          <text:p/>
        </draw:polyline>
        <draw:polygon draw:style-name="gr119" draw:text-style-name="P9" draw:layer="layout" svg:width="0.315cm" svg:height="0.087cm" svg:x="15.791cm" svg:y="6.045cm" svg:viewBox="0 0 316 88" draw:points="0,0 316,0 316,88 0,88">
          <text:p/>
        </draw:polygon>
        <draw:polygon draw:style-name="gr119" draw:text-style-name="P9" draw:layer="layout" svg:width="0.158cm" svg:height="0.157cm" svg:x="15.87cm" svg:y="6.009cm" svg:viewBox="0 0 159 158" draw:points="0,80 80,158 159,80 80,0">
          <text:p/>
        </draw:polygon>
        <draw:polyline draw:style-name="gr117" draw:text-style-name="P9" draw:layer="layout" svg:width="0.158cm" svg:height="0.157cm" svg:x="15.87cm" svg:y="6.009cm" svg:viewBox="0 0 159 158" draw:points="0,80 80,158 159,80 80,0 0,80">
          <text:p/>
        </draw:polyline>
        <draw:polygon draw:style-name="gr130" draw:text-style-name="P9" draw:layer="layout" svg:width="0.315cm" svg:height="0.087cm" svg:x="15.791cm" svg:y="6.838cm" svg:viewBox="0 0 316 88" draw:points="0,0 316,0 316,88 0,88">
          <text:p/>
        </draw:polygon>
        <draw:polygon draw:style-name="gr130" draw:text-style-name="P9" draw:layer="layout" svg:width="0.158cm" svg:height="0.157cm" svg:x="15.87cm" svg:y="6.802cm" svg:viewBox="0 0 159 158" draw:points="0,0 80,158 159,0">
          <text:p/>
        </draw:polygon>
        <draw:polyline draw:style-name="gr117" draw:text-style-name="P9" draw:layer="layout" svg:width="0.158cm" svg:height="0.157cm" svg:x="15.87cm" svg:y="6.802cm" svg:viewBox="0 0 159 158" draw:points="0,0 80,158 159,0 0,0">
          <text:p/>
        </draw:polyline>
        <draw:frame draw:style-name="gr157" draw:text-style-name="P19" draw:layer="layout" svg:width="2.94cm" svg:height="0.569cm" svg:x="16.16cm" svg:y="5.189cm">
          <draw:text-box>
            <text:p><text:span text:style-name="T15">Qualität (Agent mit </text:span></text:p>
          </draw:text-box>
        </draw:frame>
        <draw:frame draw:style-name="gr158" draw:text-style-name="P19" draw:layer="layout" svg:width="3.135cm" svg:height="0.569cm" svg:x="16.16cm" svg:y="5.557cm">
          <draw:text-box>
            <text:p><text:span text:style-name="T15">zufälliger Bewegung)</text:span></text:p>
          </draw:text-box>
        </draw:frame>
        <draw:frame draw:style-name="gr168" draw:text-style-name="P19" draw:layer="layout" svg:width="2.895cm" svg:height="0.569cm" svg:x="16.16cm" svg:y="5.98cm">
          <draw:text-box>
            <text:p><text:span text:style-name="T15">Qualität (einfache</text:span></text:p>
          </draw:text-box>
        </draw:frame>
        <draw:frame draw:style-name="gr169" draw:text-style-name="P19" draw:layer="layout" svg:width="1.7cm" svg:height="0.569cm" svg:x="16.16cm" svg:y="6.348cm">
          <draw:text-box>
            <text:p><text:span text:style-name="T15">Heuristik)</text:span></text:p>
          </draw:text-box>
        </draw:frame>
        <draw:frame draw:style-name="gr170" draw:text-style-name="P19" draw:layer="layout" svg:width="3.089cm" svg:height="0.569cm" svg:x="16.16cm" svg:y="6.772cm">
          <draw:text-box>
            <text:p><text:span text:style-name="T15">Qualität (intelligente </text:span></text:p>
          </draw:text-box>
        </draw:frame>
        <draw:frame draw:style-name="gr171" draw:text-style-name="P19" draw:layer="layout" svg:width="1.7cm" svg:height="0.569cm" svg:x="16.16cm" svg:y="7.141cm">
          <draw:text-box>
            <text:p><text:span text:style-name="T15">Heuristik)</text:span></text:p>
          </draw:text-box>
        </draw:frame>
        <draw:frame draw:style-name="gr174" draw:text-style-name="P20" draw:layer="layout" svg:width="4.477cm" svg:height="0.603cm" svg:x="8.426cm" svg:y="9.193cm">
          <draw:text-box>
            <text:p><text:span text:style-name="T16">Anzahl Schritte pro Problem</text:span></text:p>
          </draw:text-box>
        </draw:frame>
        <draw:frame draw:style-name="gr160" draw:text-style-name="P20" draw:layer="layout" svg:width="2.526cm" svg:height="0.603cm" draw:transform="rotate (1.5707963267946) translate (5.086cm 6.728cm)">
          <draw:text-box>
            <text:p><text:span text:style-name="T16">Qualität (in %)</text:span></text:p>
          </draw:text-box>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office:forms form:automatic-focus="false" form:apply-design-mode="false"/>
        <draw:rect draw:style-name="gr175" draw:text-style-name="P9" draw:id="id20" draw:layer="layout" svg:width="0.952cm" svg:height="0.952cm" svg:x="6.35cm" svg:y="6.35cm">
          <text:p text:style-name="P9">s<text:span text:style-name="T18">1</text:span></text:p>
        </draw:rect>
        <draw:rect draw:style-name="gr175" draw:text-style-name="P9" draw:id="id19" draw:layer="layout" svg:width="0.952cm" svg:height="0.953cm" svg:x="6.35cm" svg:y="7.302cm">
          <text:p text:style-name="P9">s<text:span text:style-name="T18">2</text:span></text:p>
        </draw:rect>
        <draw:rect draw:style-name="gr176" draw:text-style-name="P9" draw:id="id18" draw:layer="layout" svg:width="0.952cm" svg:height="0.953cm" svg:x="6.35cm" svg:y="8.255cm">
          <text:p text:style-name="P9">d<text:span text:style-name="T18">1</text:span></text:p>
        </draw:rect>
        <draw:rect draw:style-name="gr176" draw:text-style-name="P9" draw:id="id17" draw:layer="layout" svg:width="0.952cm" svg:height="0.953cm" svg:x="6.35cm" svg:y="9.207cm">
          <text:p text:style-name="P9">d<text:span text:style-name="T18">2</text:span></text:p>
        </draw:rect>
        <draw:rect draw:style-name="gr176" draw:text-style-name="P9" draw:id="id16" draw:layer="layout" svg:width="0.952cm" svg:height="0.953cm" svg:x="6.35cm" svg:y="10.159cm">
          <text:p text:style-name="P9">d<text:span text:style-name="T18">3</text:span></text:p>
        </draw:rect>
        <draw:rect draw:style-name="gr176" draw:text-style-name="P9" draw:id="id14" draw:layer="layout" svg:width="0.952cm" svg:height="0.953cm" svg:x="6.35cm" svg:y="11.112cm">
          <text:p text:style-name="P9">d<text:span text:style-name="T18">4</text:span></text:p>
        </draw:rect>
        <draw:rect draw:style-name="gr177" draw:text-style-name="P9" draw:id="id15" draw:layer="layout" svg:width="7.938cm" svg:height="2.54cm" svg:x="8.572cm" svg:y="8.255cm">
          <text:p text:style-name="P9">6-Multiplexer</text:p>
          <text:p text:style-name="P9"><text:span text:style-name="T1">1. Berechne i = 2s</text:span><text:span text:style-name="T19">1</text:span><text:span text:style-name="T1"> + s</text:span><text:span text:style-name="T19">2</text:span><text:span text:style-name="T1"> + 1</text:span></text:p>
          <text:p text:style-name="P9"><text:span text:style-name="T1">2. Gebe d</text:span><text:span text:style-name="T19">i</text:span><text:span text:style-name="T1"> aus</text:span></text:p>
        </draw:rect>
        <draw:connector draw:style-name="gr178" draw:text-style-name="P9" draw:layer="layout" draw:type="line" svg:x1="7.302cm" svg:y1="11.588cm" svg:x2="8.572cm" svg:y2="9.525cm" draw:start-shape="id14" draw:start-glue-point="1" draw:end-shape="id15" svg:d="m7302 11588 1270-2063">
          <text:p/>
        </draw:connector>
        <draw:connector draw:style-name="gr178" draw:text-style-name="P9" draw:layer="layout" draw:type="line" svg:x1="7.302cm" svg:y1="10.635cm" svg:x2="8.572cm" svg:y2="9.525cm" draw:start-shape="id16" draw:start-glue-point="1" draw:end-shape="id15" draw:end-glue-point="3" svg:d="m7302 10635 1270-1110">
          <text:p/>
        </draw:connector>
        <draw:connector draw:style-name="gr178" draw:text-style-name="P9" draw:layer="layout" draw:type="line" svg:x1="7.302cm" svg:y1="9.683cm" svg:x2="8.572cm" svg:y2="9.525cm" draw:start-shape="id17" draw:start-glue-point="1" draw:end-shape="id15" draw:end-glue-point="3" svg:d="m7302 9683 1270-158">
          <text:p/>
        </draw:connector>
        <draw:connector draw:style-name="gr178" draw:text-style-name="P9" draw:layer="layout" draw:type="line" svg:x1="7.302cm" svg:y1="8.731cm" svg:x2="8.572cm" svg:y2="9.525cm" draw:start-shape="id18" draw:start-glue-point="1" draw:end-shape="id15" draw:end-glue-point="3" svg:d="m7302 8731 1270 794">
          <text:p/>
        </draw:connector>
        <draw:connector draw:style-name="gr178" draw:text-style-name="P9" draw:layer="layout" draw:type="line" svg:x1="7.302cm" svg:y1="7.778cm" svg:x2="8.572cm" svg:y2="9.525cm" draw:start-shape="id19" draw:start-glue-point="1" draw:end-shape="id15" draw:end-glue-point="3" svg:d="m7302 7778 1270 1747">
          <text:p/>
        </draw:connector>
        <draw:connector draw:style-name="gr178" draw:text-style-name="P9" draw:layer="layout" draw:type="line" svg:x1="7.302cm" svg:y1="6.826cm" svg:x2="8.572cm" svg:y2="9.525cm" draw:start-shape="id20" draw:start-glue-point="1" draw:end-shape="id15" draw:end-glue-point="3" svg:d="m7302 6826 1270 2699">
          <text:p/>
        </draw:connector>
        <draw:rect draw:style-name="gr176" draw:text-style-name="P9" draw:id="id21" draw:layer="layout" svg:width="2.539cm" svg:height="0.953cm" svg:x="11.112cm" svg:y="6.349cm">
          <text:p text:style-name="P9">d<text:span text:style-name="T18">i</text:span></text:p>
        </draw:rect>
        <draw:connector draw:style-name="gr179" draw:text-style-name="P9" draw:layer="layout" draw:type="curve" svg:x1="16.51cm" svg:y1="9.525cm" svg:x2="13.651cm" svg:y2="6.825cm" draw:start-shape="id15" draw:start-glue-point="1" draw:end-shape="id21" draw:end-glue-point="1" svg:d="m16510 9525c750 0 2179-2700-2859-2700">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office:forms form:automatic-focus="false" form:apply-design-mode="false"/>
        <draw:rect draw:style-name="gr150" draw:text-style-name="P9" draw:layer="layout" svg:width="0.952cm" svg:height="0.953cm" svg:x="11.43cm" svg:y="6.667cm">
          <text:p/>
        </draw:rect>
        <draw:rect draw:style-name="gr150" draw:text-style-name="P9" draw:layer="layout" svg:width="0.952cm" svg:height="0.953cm" svg:x="12.383cm" svg:y="6.667cm">
          <text:p/>
        </draw:rect>
        <draw:rect draw:style-name="gr150" draw:text-style-name="P9" draw:layer="layout" svg:width="0.952cm" svg:height="0.953cm" svg:x="13.335cm" svg:y="6.667cm">
          <text:p/>
        </draw:rect>
        <draw:rect draw:style-name="gr150" draw:text-style-name="P9" draw:layer="layout" svg:width="0.952cm" svg:height="0.953cm" svg:x="14.287cm" svg:y="6.667cm">
          <text:p/>
        </draw:rect>
        <draw:rect draw:style-name="gr150" draw:text-style-name="P9" draw:layer="layout" svg:width="0.952cm" svg:height="0.953cm" svg:x="11.43cm" svg:y="7.62cm">
          <text:p/>
        </draw:rect>
        <draw:rect draw:style-name="gr150" draw:text-style-name="P9" draw:layer="layout" svg:width="0.952cm" svg:height="0.953cm" svg:x="12.383cm" svg:y="7.62cm">
          <text:p/>
        </draw:rect>
        <draw:rect draw:style-name="gr150" draw:text-style-name="P9" draw:layer="layout" svg:width="0.952cm" svg:height="0.953cm" svg:x="13.335cm" svg:y="7.62cm">
          <text:p/>
        </draw:rect>
        <draw:rect draw:style-name="gr150" draw:text-style-name="P9" draw:layer="layout" svg:width="0.952cm" svg:height="0.953cm" svg:x="14.287cm" svg:y="7.62cm">
          <text:p/>
        </draw:rect>
        <draw:rect draw:style-name="gr150" draw:text-style-name="P9" draw:layer="layout" svg:width="0.952cm" svg:height="0.953cm" svg:x="11.431cm" svg:y="8.571cm">
          <text:p/>
        </draw:rect>
        <draw:rect draw:style-name="gr150" draw:text-style-name="P9" draw:layer="layout" svg:width="0.952cm" svg:height="0.953cm" svg:x="12.384cm" svg:y="8.571cm">
          <text:p/>
        </draw:rect>
        <draw:rect draw:style-name="gr150" draw:text-style-name="P9" draw:layer="layout" svg:width="0.952cm" svg:height="0.953cm" svg:x="13.336cm" svg:y="8.571cm">
          <text:p/>
        </draw:rect>
        <draw:rect draw:style-name="gr150" draw:text-style-name="P9" draw:layer="layout" svg:width="0.952cm" svg:height="0.953cm" svg:x="14.288cm" svg:y="8.571cm">
          <text:p/>
        </draw:rect>
        <draw:rect draw:style-name="gr150" draw:text-style-name="P9" draw:layer="layout" svg:width="0.952cm" svg:height="0.953cm" svg:x="11.431cm" svg:y="9.524cm">
          <text:p/>
        </draw:rect>
        <draw:rect draw:style-name="gr150" draw:text-style-name="P9" draw:layer="layout" svg:width="0.952cm" svg:height="0.953cm" svg:x="12.384cm" svg:y="9.524cm">
          <text:p/>
        </draw:rect>
        <draw:rect draw:style-name="gr150" draw:text-style-name="P9" draw:layer="layout" svg:width="0.952cm" svg:height="0.953cm" svg:x="13.336cm" svg:y="9.524cm">
          <text:p/>
        </draw:rect>
        <draw:rect draw:style-name="gr150" draw:text-style-name="P9" draw:layer="layout" svg:width="0.952cm" svg:height="0.953cm" svg:x="14.288cm" svg:y="9.524cm">
          <text:p/>
        </draw:rect>
        <draw:custom-shape draw:style-name="gr180"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1"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2"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Default">
        <office:forms form:automatic-focus="false" form:apply-design-mode="false"/>
        <draw:polygon draw:style-name="gr111" draw:text-style-name="P9" draw:layer="layout" svg:width="15.207cm" svg:height="6.977cm" svg:x="4.762cm" svg:y="5.08cm" svg:viewBox="0 0 15208 6978" draw:points="0,0 15208,0 15208,6978 0,6978">
          <text:p/>
        </draw:polygon>
        <draw:polyline draw:style-name="gr112" draw:text-style-name="P9" draw:layer="layout" svg:width="10.122cm" svg:height="5.221cm" svg:x="6.334cm" svg:y="5.404cm" svg:viewBox="0 0 10123 5222" draw:points="5061,5222 0,5222 0,0 10123,0 10123,5222 5061,5222">
          <text:p/>
        </draw:polyline>
        <draw:line draw:style-name="gr112" draw:text-style-name="P9" draw:layer="layout" svg:x1="16.457cm" svg:y1="10.626cm" svg:x2="6.334cm" svg:y2="10.626cm">
          <text:p/>
        </draw:line>
        <draw:line draw:style-name="gr112" draw:text-style-name="P9" draw:layer="layout" svg:x1="16.457cm" svg:y1="9.879cm" svg:x2="6.334cm" svg:y2="9.879cm">
          <text:p/>
        </draw:line>
        <draw:line draw:style-name="gr112" draw:text-style-name="P9" draw:layer="layout" svg:x1="16.457cm" svg:y1="9.133cm" svg:x2="6.334cm" svg:y2="9.133cm">
          <text:p/>
        </draw:line>
        <draw:line draw:style-name="gr112" draw:text-style-name="P9" draw:layer="layout" svg:x1="16.457cm" svg:y1="8.387cm" svg:x2="6.334cm" svg:y2="8.387cm">
          <text:p/>
        </draw:line>
        <draw:line draw:style-name="gr112" draw:text-style-name="P9" draw:layer="layout" svg:x1="16.457cm" svg:y1="7.641cm" svg:x2="6.334cm" svg:y2="7.641cm">
          <text:p/>
        </draw:line>
        <draw:line draw:style-name="gr112" draw:text-style-name="P9" draw:layer="layout" svg:x1="16.457cm" svg:y1="6.895cm" svg:x2="6.334cm" svg:y2="6.895cm">
          <text:p/>
        </draw:line>
        <draw:line draw:style-name="gr112" draw:text-style-name="P9" draw:layer="layout" svg:x1="16.457cm" svg:y1="6.149cm" svg:x2="6.334cm" svg:y2="6.149cm">
          <text:p/>
        </draw:line>
        <draw:line draw:style-name="gr112" draw:text-style-name="P9" draw:layer="layout" svg:x1="16.457cm" svg:y1="5.402cm" svg:x2="6.334cm" svg:y2="5.402cm">
          <text:p/>
        </draw:line>
        <draw:frame draw:style-name="gr115" draw:text-style-name="P19" draw:layer="layout" svg:width="0.896cm" svg:height="0.569cm" svg:x="6.148cm" svg:y="10.921cm">
          <draw:text-box>
            <text:p><text:span text:style-name="T15">0.5</text:span></text:p>
          </draw:text-box>
        </draw:frame>
        <draw:frame draw:style-name="gr115" draw:text-style-name="P19" draw:layer="layout" svg:width="0.896cm" svg:height="0.569cm" svg:x="7.395cm" svg:y="10.921cm">
          <draw:text-box>
            <text:p><text:span text:style-name="T15">0.6</text:span></text:p>
          </draw:text-box>
        </draw:frame>
        <draw:frame draw:style-name="gr115" draw:text-style-name="P19" draw:layer="layout" svg:width="0.896cm" svg:height="0.569cm" svg:x="8.671cm" svg:y="10.921cm">
          <draw:text-box>
            <text:p><text:span text:style-name="T15">0.7</text:span></text:p>
          </draw:text-box>
        </draw:frame>
        <draw:frame draw:style-name="gr114" draw:text-style-name="P19" draw:layer="layout" svg:width="1.052cm" svg:height="0.569cm" svg:x="9.862cm" svg:y="10.921cm">
          <draw:text-box>
            <text:p><text:span text:style-name="T15">0.75</text:span></text:p>
          </draw:text-box>
        </draw:frame>
        <draw:frame draw:style-name="gr115" draw:text-style-name="P19" draw:layer="layout" svg:width="0.896cm" svg:height="0.569cm" svg:x="11.192cm" svg:y="10.921cm">
          <draw:text-box>
            <text:p><text:span text:style-name="T15">0.8</text:span></text:p>
          </draw:text-box>
        </draw:frame>
        <draw:frame draw:style-name="gr114" draw:text-style-name="P19" draw:layer="layout" svg:width="1.052cm" svg:height="0.569cm" svg:x="12.384cm" svg:y="10.921cm">
          <draw:text-box>
            <text:p><text:span text:style-name="T15">0.85</text:span></text:p>
          </draw:text-box>
        </draw:frame>
        <draw:frame draw:style-name="gr115" draw:text-style-name="P19" draw:layer="layout" svg:width="0.896cm" svg:height="0.569cm" svg:x="13.715cm" svg:y="10.921cm">
          <draw:text-box>
            <text:p><text:span text:style-name="T15">0.9</text:span></text:p>
          </draw:text-box>
        </draw:frame>
        <draw:frame draw:style-name="gr114" draw:text-style-name="P19" draw:layer="layout" svg:width="1.052cm" svg:height="0.569cm" svg:x="14.907cm" svg:y="10.921cm">
          <draw:text-box>
            <text:p><text:span text:style-name="T15">0.95</text:span></text:p>
          </draw:text-box>
        </draw:frame>
        <draw:frame draw:style-name="gr114" draw:text-style-name="P19" draw:layer="layout" svg:width="1.052cm" svg:height="0.569cm" svg:x="16.181cm" svg:y="10.921cm">
          <draw:text-box>
            <text:p><text:span text:style-name="T15">0.99</text:span></text:p>
          </draw:text-box>
        </draw:frame>
        <draw:line draw:style-name="gr112" draw:text-style-name="P9" draw:layer="layout" svg:x1="6.334cm" svg:y1="10.775cm" svg:x2="6.334cm" svg:y2="10.626cm">
          <text:p/>
        </draw:line>
        <draw:line draw:style-name="gr112" draw:text-style-name="P9" draw:layer="layout" svg:x1="7.599cm" svg:y1="10.775cm" svg:x2="7.599cm" svg:y2="10.626cm">
          <text:p/>
        </draw:line>
        <draw:line draw:style-name="gr112" draw:text-style-name="P9" draw:layer="layout" svg:x1="8.864cm" svg:y1="10.775cm" svg:x2="8.864cm" svg:y2="10.626cm">
          <text:p/>
        </draw:line>
        <draw:line draw:style-name="gr112" draw:text-style-name="P9" draw:layer="layout" svg:x1="10.129cm" svg:y1="10.775cm" svg:x2="10.129cm" svg:y2="10.626cm">
          <text:p/>
        </draw:line>
        <draw:line draw:style-name="gr112" draw:text-style-name="P9" draw:layer="layout" svg:x1="11.395cm" svg:y1="10.775cm" svg:x2="11.395cm" svg:y2="10.626cm">
          <text:p/>
        </draw:line>
        <draw:line draw:style-name="gr112" draw:text-style-name="P9" draw:layer="layout" svg:x1="12.66cm" svg:y1="10.775cm" svg:x2="12.66cm" svg:y2="10.626cm">
          <text:p/>
        </draw:line>
        <draw:line draw:style-name="gr112" draw:text-style-name="P9" draw:layer="layout" svg:x1="13.925cm" svg:y1="10.775cm" svg:x2="13.925cm" svg:y2="10.626cm">
          <text:p/>
        </draw:line>
        <draw:line draw:style-name="gr112" draw:text-style-name="P9" draw:layer="layout" svg:x1="15.19cm" svg:y1="10.775cm" svg:x2="15.19cm" svg:y2="10.626cm">
          <text:p/>
        </draw:line>
        <draw:polyline draw:style-name="gr112" draw:text-style-name="P9" draw:layer="layout" svg:width="0.148cm" svg:height="10.122cm" draw:transform="rotate (1.5707963267946) translate (6.33359693577328cm 10.7751895501927cm)" svg:viewBox="0 0 149 10123" draw:points="0,22790 149,22790 149,12667">
          <text:p/>
        </draw:polyline>
        <draw:frame draw:style-name="gr115" draw:text-style-name="P19" draw:layer="layout" svg:width="0.815cm" svg:height="0.569cm" svg:x="5.76cm" svg:y="10.473cm">
          <draw:text-box>
            <text:p><text:span text:style-name="T15">27</text:span></text:p>
          </draw:text-box>
        </draw:frame>
        <draw:frame draw:style-name="gr115" draw:text-style-name="P19" draw:layer="layout" svg:width="0.815cm" svg:height="0.569cm" svg:x="5.76cm" svg:y="9.734cm">
          <draw:text-box>
            <text:p><text:span text:style-name="T15">28</text:span></text:p>
          </draw:text-box>
        </draw:frame>
        <draw:frame draw:style-name="gr115" draw:text-style-name="P19" draw:layer="layout" svg:width="0.815cm" svg:height="0.569cm" svg:x="5.76cm" svg:y="8.995cm">
          <draw:text-box>
            <text:p><text:span text:style-name="T15">29</text:span></text:p>
          </draw:text-box>
        </draw:frame>
        <draw:frame draw:style-name="gr115" draw:text-style-name="P19" draw:layer="layout" svg:width="0.815cm" svg:height="0.569cm" svg:x="5.76cm" svg:y="8.23cm">
          <draw:text-box>
            <text:p><text:span text:style-name="T15">30</text:span></text:p>
          </draw:text-box>
        </draw:frame>
        <draw:frame draw:style-name="gr115" draw:text-style-name="P19" draw:layer="layout" svg:width="0.815cm" svg:height="0.569cm" svg:x="5.76cm" svg:y="7.49cm">
          <draw:text-box>
            <text:p><text:span text:style-name="T15">31</text:span></text:p>
          </draw:text-box>
        </draw:frame>
        <draw:frame draw:style-name="gr115" draw:text-style-name="P19" draw:layer="layout" svg:width="0.815cm" svg:height="0.569cm" svg:x="5.76cm" svg:y="6.752cm">
          <draw:text-box>
            <text:p><text:span text:style-name="T15">32</text:span></text:p>
          </draw:text-box>
        </draw:frame>
        <draw:frame draw:style-name="gr115" draw:text-style-name="P19" draw:layer="layout" svg:width="0.815cm" svg:height="0.569cm" svg:x="5.76cm" svg:y="6.013cm">
          <draw:text-box>
            <text:p><text:span text:style-name="T15">33</text:span></text:p>
          </draw:text-box>
        </draw:frame>
        <draw:frame draw:style-name="gr115" draw:text-style-name="P19" draw:layer="layout" svg:width="0.815cm" svg:height="0.569cm" svg:x="5.76cm" svg:y="5.248cm">
          <draw:text-box>
            <text:p><text:span text:style-name="T15">34</text:span></text:p>
          </draw:text-box>
        </draw:frame>
        <draw:line draw:style-name="gr112" draw:text-style-name="P9" draw:layer="layout" svg:x1="6.184cm" svg:y1="10.626cm" svg:x2="6.334cm" svg:y2="10.626cm">
          <text:p/>
        </draw:line>
        <draw:line draw:style-name="gr112" draw:text-style-name="P9" draw:layer="layout" svg:x1="6.184cm" svg:y1="9.879cm" svg:x2="6.334cm" svg:y2="9.879cm">
          <text:p/>
        </draw:line>
        <draw:line draw:style-name="gr112" draw:text-style-name="P9" draw:layer="layout" svg:x1="6.184cm" svg:y1="9.133cm" svg:x2="6.334cm" svg:y2="9.133cm">
          <text:p/>
        </draw:line>
        <draw:line draw:style-name="gr112" draw:text-style-name="P9" draw:layer="layout" svg:x1="6.184cm" svg:y1="8.387cm" svg:x2="6.334cm" svg:y2="8.387cm">
          <text:p/>
        </draw:line>
        <draw:line draw:style-name="gr112" draw:text-style-name="P9" draw:layer="layout" svg:x1="6.184cm" svg:y1="7.641cm" svg:x2="6.334cm" svg:y2="7.641cm">
          <text:p/>
        </draw:line>
        <draw:line draw:style-name="gr112" draw:text-style-name="P9" draw:layer="layout" svg:x1="6.184cm" svg:y1="6.895cm" svg:x2="6.334cm" svg:y2="6.895cm">
          <text:p/>
        </draw:line>
        <draw:line draw:style-name="gr112" draw:text-style-name="P9" draw:layer="layout" svg:x1="6.184cm" svg:y1="6.149cm" svg:x2="6.334cm" svg:y2="6.149cm">
          <text:p/>
        </draw:line>
        <draw:polyline draw:style-name="gr112" draw:text-style-name="P9" draw:layer="layout" svg:width="0.149cm" svg:height="5.222cm" svg:x="6.184cm" svg:y="5.402cm" svg:viewBox="0 0 150 5223" draw:points="0,0 150,0 150,5223">
          <text:p/>
        </draw:polyline>
        <draw:polygon draw:style-name="gr116" draw:text-style-name="P9" draw:layer="layout" svg:width="1.296cm" svg:height="0.573cm" svg:x="6.318cm" svg:y="7.854cm" svg:viewBox="0 0 1297 574" draw:points="0,493 1265,0 1281,41 1297,82 32,574 16,533">
          <text:p/>
        </draw:polygon>
        <draw:polygon draw:style-name="gr116" draw:text-style-name="P9" draw:layer="layout" svg:width="0.025cm" svg:height="0.04cm" svg:x="7.599cm" svg:y="7.895cm" svg:viewBox="0 0 26 41" draw:points="0,0 26,36 19,40 16,41">
          <text:p/>
        </draw:polygon>
        <draw:polygon draw:style-name="gr116" draw:text-style-name="P9" draw:layer="layout" svg:width="1.316cm" svg:height="0.973cm" svg:x="7.573cm" svg:y="6.956cm" svg:viewBox="0 0 1317 974" draw:points="0,903 1265,0 1291,36 1317,72 52,974 26,939">
          <text:p/>
        </draw:polygon>
        <draw:polygon draw:style-name="gr116" draw:text-style-name="P9" draw:layer="layout" svg:width="0.025cm" svg:height="0.04cm" svg:x="8.838cm" svg:y="6.951cm" svg:viewBox="0 0 26 41" draw:points="26,41 0,5 7,1 10,0">
          <text:p/>
        </draw:polygon>
        <draw:polygon draw:style-name="gr116" draw:text-style-name="P9" draw:layer="layout" svg:width="1.296cm" svg:height="0.588cm" svg:x="8.848cm" svg:y="6.444cm" svg:viewBox="0 0 1297 589" draw:points="0,508 1265,0 1281,41 1297,82 32,589 16,548">
          <text:p/>
        </draw:polygon>
        <draw:polygon draw:style-name="gr116" draw:text-style-name="P9" draw:layer="layout" svg:width="0.019cm" svg:height="0.04cm" svg:x="10.129cm" svg:y="6.484cm" svg:viewBox="0 0 20 41" draw:points="0,0 20,39 16,41">
          <text:p/>
        </draw:polygon>
        <draw:polygon draw:style-name="gr116" draw:text-style-name="P9" draw:layer="layout" svg:width="1.304cm" svg:height="0.703cm" svg:x="10.109cm" svg:y="5.82cm" svg:viewBox="0 0 1305 704" draw:points="0,626 1265,0 1285,39 1305,78 40,704 20,665">
          <text:p/>
        </draw:polygon>
        <draw:polygon draw:style-name="gr116" draw:text-style-name="P9" draw:layer="layout" svg:width="0.046cm" svg:height="0.043cm" svg:x="11.375cm" svg:y="5.815cm" svg:viewBox="0 0 47 44" draw:points="20,44 0,5 8,2 15,0 23,0 30,1 38,4 44,7 47,9">
          <text:p/>
        </draw:polygon>
        <draw:polygon draw:style-name="gr116" draw:text-style-name="P9" draw:layer="layout" svg:width="1.318cm" svg:height="1.038cm" svg:x="11.368cm" svg:y="5.823cm" svg:viewBox="0 0 1319 1039" draw:points="54,0 1319,969 1292,1004 1265,1039 0,70 27,35">
          <text:p/>
        </draw:polygon>
        <draw:polygon draw:style-name="gr116" draw:text-style-name="P9" draw:layer="layout" svg:width="0.026cm" svg:height="0.042cm" svg:x="12.633cm" svg:y="6.828cm" svg:viewBox="0 0 27 43" draw:points="27,0 18,43 11,41 4,38 0,35">
          <text:p/>
        </draw:polygon>
        <draw:polygon draw:style-name="gr116" draw:text-style-name="P9" draw:layer="layout" svg:width="1.282cm" svg:height="0.338cm" svg:x="12.651cm" svg:y="6.785cm" svg:viewBox="0 0 1283 339" draw:points="18,0 1283,254 1274,297 1265,339 0,86 9,43">
          <text:p/>
        </draw:polygon>
        <draw:polygon draw:style-name="gr116" draw:text-style-name="P9" draw:layer="layout" svg:width="0.017cm" svg:height="0.043cm" svg:x="13.916cm" svg:y="7.082cm" svg:viewBox="0 0 18 44" draw:points="9,0 18,43 11,44 3,44 0,43">
          <text:p/>
        </draw:polygon>
        <draw:polygon draw:style-name="gr116" draw:text-style-name="P9" draw:layer="layout" svg:width="1.282cm" svg:height="0.36cm" svg:x="13.916cm" svg:y="6.763cm" svg:viewBox="0 0 1283 361" draw:points="0,276 1265,0 1274,43 1283,86 18,361 9,319">
          <text:p/>
        </draw:polygon>
        <draw:polygon draw:style-name="gr116" draw:text-style-name="P9" draw:layer="layout" svg:width="0.045cm" svg:height="0.043cm" svg:x="15.181cm" svg:y="6.762cm" svg:viewBox="0 0 46 44" draw:points="9,44 0,1 7,0 15,0 22,2 29,5 36,9 42,14 46,20">
          <text:p/>
        </draw:polygon>
        <draw:polygon draw:style-name="gr116" draw:text-style-name="P9" draw:layer="layout" svg:width="1.339cm" svg:height="1.934cm" svg:x="15.153cm" svg:y="6.782cm" svg:viewBox="0 0 1340 1935" draw:points="74,0 1340,1887 1303,1911 1266,1935 0,48 37,24">
          <text:p/>
        </draw:polygon>
        <draw:polygon draw:style-name="gr116" draw:text-style-name="P9" draw:layer="layout" svg:width="0.248cm" svg:height="0.248cm" svg:x="6.209cm" svg:y="8.263cm" svg:viewBox="0 0 249 249" draw:points="0,0 0,249 249,249 249,0">
          <text:p/>
        </draw:polygon>
        <draw:polyline draw:style-name="gr117" draw:text-style-name="P9" draw:layer="layout" svg:width="0.248cm" svg:height="0.248cm" svg:x="6.209cm" svg:y="8.263cm" svg:viewBox="0 0 249 249" draw:points="0,0 0,249 249,249 249,0 0,0">
          <text:p/>
        </draw:polyline>
        <draw:polygon draw:style-name="gr118" draw:text-style-name="P9" draw:layer="layout" svg:width="0.248cm" svg:height="0.248cm" svg:x="7.474cm" svg:y="7.77cm" svg:viewBox="0 0 249 249" draw:points="0,0 0,249 249,249 249,0">
          <text:p/>
        </draw:polygon>
        <draw:polyline draw:style-name="gr117" draw:text-style-name="P9" draw:layer="layout" svg:width="0.248cm" svg:height="0.248cm" svg:x="7.474cm" svg:y="7.77cm" svg:viewBox="0 0 249 249" draw:points="0,0 0,249 249,249 249,0 0,0">
          <text:p/>
        </draw:polyline>
        <draw:polygon draw:style-name="gr118" draw:text-style-name="P9" draw:layer="layout" svg:width="0.248cm" svg:height="0.248cm" svg:x="8.739cm" svg:y="6.868cm" svg:viewBox="0 0 249 249" draw:points="0,0 0,249 249,249 249,0">
          <text:p/>
        </draw:polygon>
        <draw:polyline draw:style-name="gr117" draw:text-style-name="P9" draw:layer="layout" svg:width="0.248cm" svg:height="0.248cm" svg:x="8.739cm" svg:y="6.868cm" svg:viewBox="0 0 249 249" draw:points="0,0 0,249 249,249 249,0 0,0">
          <text:p/>
        </draw:polyline>
        <draw:polygon draw:style-name="gr118" draw:text-style-name="P9" draw:layer="layout" svg:width="0.248cm" svg:height="0.248cm" svg:x="10.005cm" svg:y="6.36cm" svg:viewBox="0 0 249 249" draw:points="0,0 0,249 249,249 249,0">
          <text:p/>
        </draw:polygon>
        <draw:polyline draw:style-name="gr117" draw:text-style-name="P9" draw:layer="layout" svg:width="0.248cm" svg:height="0.248cm" svg:x="10.005cm" svg:y="6.36cm" svg:viewBox="0 0 249 249" draw:points="0,0 0,249 249,249 249,0 0,0">
          <text:p/>
        </draw:polyline>
        <draw:polygon draw:style-name="gr118" draw:text-style-name="P9" draw:layer="layout" svg:width="0.248cm" svg:height="0.248cm" svg:x="11.27cm" svg:y="5.734cm" svg:viewBox="0 0 249 249" draw:points="0,0 0,249 249,249 249,0">
          <text:p/>
        </draw:polygon>
        <draw:polyline draw:style-name="gr117" draw:text-style-name="P9" draw:layer="layout" svg:width="0.248cm" svg:height="0.248cm" svg:x="11.27cm" svg:y="5.734cm" svg:viewBox="0 0 249 249" draw:points="0,0 0,249 249,249 249,0 0,0">
          <text:p/>
        </draw:polyline>
        <draw:polygon draw:style-name="gr118" draw:text-style-name="P9" draw:layer="layout" svg:width="0.248cm" svg:height="0.248cm" svg:x="12.535cm" svg:y="6.703cm" svg:viewBox="0 0 249 249" draw:points="0,0 0,249 249,249 249,0">
          <text:p/>
        </draw:polygon>
        <draw:polyline draw:style-name="gr117" draw:text-style-name="P9" draw:layer="layout" svg:width="0.248cm" svg:height="0.248cm" svg:x="12.535cm" svg:y="6.703cm" svg:viewBox="0 0 249 249" draw:points="0,0 0,249 249,249 249,0 0,0">
          <text:p/>
        </draw:polyline>
        <draw:polygon draw:style-name="gr118" draw:text-style-name="P9" draw:layer="layout" svg:width="0.248cm" svg:height="0.248cm" svg:x="13.8cm" svg:y="6.957cm" svg:viewBox="0 0 249 249" draw:points="0,0 0,249 249,249 249,0">
          <text:p/>
        </draw:polygon>
        <draw:polyline draw:style-name="gr117" draw:text-style-name="P9" draw:layer="layout" svg:width="0.248cm" svg:height="0.248cm" svg:x="13.8cm" svg:y="6.957cm" svg:viewBox="0 0 249 249" draw:points="0,0 0,249 249,249 249,0 0,0">
          <text:p/>
        </draw:polyline>
        <draw:polygon draw:style-name="gr118" draw:text-style-name="P9" draw:layer="layout" svg:width="0.248cm" svg:height="0.248cm" svg:x="15.066cm" svg:y="6.681cm" svg:viewBox="0 0 249 249" draw:points="0,0 0,249 249,249 249,0">
          <text:p/>
        </draw:polygon>
        <draw:polyline draw:style-name="gr117" draw:text-style-name="P9" draw:layer="layout" svg:width="0.248cm" svg:height="0.248cm" svg:x="15.066cm" svg:y="6.681cm" svg:viewBox="0 0 249 249" draw:points="0,0 0,249 249,249 249,0 0,0">
          <text:p/>
        </draw:polyline>
        <draw:polygon draw:style-name="gr118" draw:text-style-name="P9" draw:layer="layout" svg:width="0.248cm" svg:height="0.248cm" svg:x="16.332cm" svg:y="8.569cm" svg:viewBox="0 0 249 249" draw:points="0,0 0,249 249,249 249,0">
          <text:p/>
        </draw:polygon>
        <draw:polyline draw:style-name="gr117" draw:text-style-name="P9" draw:layer="layout" svg:width="0.248cm" svg:height="0.248cm" svg:x="16.332cm" svg:y="8.569cm" svg:viewBox="0 0 249 249" draw:points="0,0 0,249 249,249 249,0 0,0">
          <text:p/>
        </draw:polyline>
        <draw:polygon draw:style-name="gr118" draw:text-style-name="P9" draw:layer="layout" svg:width="0.315cm" svg:height="0.087cm" svg:x="17.147cm" svg:y="8.452cm" svg:viewBox="0 0 316 88" draw:points="0,0 316,0 316,88 0,88">
          <text:p/>
        </draw:polygon>
        <draw:polygon draw:style-name="gr118" draw:text-style-name="P9" draw:layer="layout" svg:width="0.158cm" svg:height="0.157cm" svg:x="17.226cm" svg:y="8.416cm" svg:viewBox="0 0 159 158" draw:points="0,0 0,158 159,158 159,0">
          <text:p/>
        </draw:polygon>
        <draw:polyline draw:style-name="gr117" draw:text-style-name="P9" draw:layer="layout" svg:width="0.158cm" svg:height="0.157cm" svg:x="17.226cm" svg:y="8.416cm" svg:viewBox="0 0 159 158" draw:points="0,0 0,158 159,158 159,0 0,0">
          <text:p/>
        </draw:polyline>
        <draw:frame draw:style-name="gr183" draw:text-style-name="P19" draw:layer="layout" svg:width="2.513cm" svg:height="0.569cm" svg:x="17.512cm" svg:y="8.388cm">
          <draw:text-box>
            <text:p><text:span text:style-name="T15">Qualität (SXCS)</text:span></text:p>
          </draw:text-box>
        </draw:frame>
        <draw:frame draw:style-name="gr184" draw:text-style-name="P20" draw:layer="layout" svg:width="5.531cm" svg:height="0.603cm" svg:x="8.671cm" svg:y="11.416cm">
          <draw:text-box>
            <text:p><text:span text:style-name="T16">Parameter p (tournament selection)</text:span></text:p>
          </draw:text-box>
        </draw:frame>
        <draw:frame draw:style-name="gr160" draw:text-style-name="P20" draw:layer="layout" svg:width="2.526cm" svg:height="0.603cm" draw:transform="rotate (1.5707963267946) translate (5.385cm 8.951cm)">
          <draw:text-box>
            <text:p><text:span text:style-name="T16">Qualität (in %)</text:span></text:p>
          </draw:text-box>
        </draw:frame>
        <presentation:notes draw:style-name="dp2">
          <draw:page-thumbnail draw:style-name="gr14"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draw:page draw:name="page36" draw:style-name="dp1" draw:master-page-name="Default">
        <office:forms form:automatic-focus="false" form:apply-design-mode="false"/>
        <draw:polygon draw:style-name="gr111" draw:text-style-name="P9" draw:layer="layout" svg:width="15.207cm" svg:height="6.977cm" svg:x="5.424cm" svg:y="3.696cm" svg:viewBox="0 0 15208 6978" draw:points="0,0 15208,0 15208,6978 0,6978">
          <text:p/>
        </draw:polygon>
        <draw:polyline draw:style-name="gr112" draw:text-style-name="P9" draw:layer="layout" svg:width="9.871cm" svg:height="5.221cm" svg:x="7.471cm" svg:y="4.02cm" svg:viewBox="0 0 9872 5222" draw:points="4935,5222 0,5222 0,0 9872,0 9872,5222 4935,5222">
          <text:p/>
        </draw:polyline>
        <draw:line draw:style-name="gr112" draw:text-style-name="P9" draw:layer="layout" svg:x1="17.343cm" svg:y1="9.242cm" svg:x2="7.471cm" svg:y2="9.242cm">
          <text:p/>
        </draw:line>
        <draw:line draw:style-name="gr112" draw:text-style-name="P9" draw:layer="layout" svg:x1="17.343cm" svg:y1="8.719cm" svg:x2="7.471cm" svg:y2="8.719cm">
          <text:p/>
        </draw:line>
        <draw:line draw:style-name="gr112" draw:text-style-name="P9" draw:layer="layout" svg:x1="17.343cm" svg:y1="8.197cm" svg:x2="7.471cm" svg:y2="8.197cm">
          <text:p/>
        </draw:line>
        <draw:line draw:style-name="gr112" draw:text-style-name="P9" draw:layer="layout" svg:x1="17.343cm" svg:y1="7.674cm" svg:x2="7.471cm" svg:y2="7.674cm">
          <text:p/>
        </draw:line>
        <draw:line draw:style-name="gr112" draw:text-style-name="P9" draw:layer="layout" svg:x1="17.343cm" svg:y1="7.153cm" svg:x2="7.471cm" svg:y2="7.153cm">
          <text:p/>
        </draw:line>
        <draw:line draw:style-name="gr112" draw:text-style-name="P9" draw:layer="layout" svg:x1="17.343cm" svg:y1="6.63cm" svg:x2="7.471cm" svg:y2="6.63cm">
          <text:p/>
        </draw:line>
        <draw:line draw:style-name="gr112" draw:text-style-name="P9" draw:layer="layout" svg:x1="17.343cm" svg:y1="6.108cm" svg:x2="7.471cm" svg:y2="6.108cm">
          <text:p/>
        </draw:line>
        <draw:line draw:style-name="gr112" draw:text-style-name="P9" draw:layer="layout" svg:x1="17.343cm" svg:y1="5.586cm" svg:x2="7.471cm" svg:y2="5.586cm">
          <text:p/>
        </draw:line>
        <draw:line draw:style-name="gr112" draw:text-style-name="P9" draw:layer="layout" svg:x1="17.343cm" svg:y1="5.064cm" svg:x2="7.471cm" svg:y2="5.064cm">
          <text:p/>
        </draw:line>
        <draw:line draw:style-name="gr112" draw:text-style-name="P9" draw:layer="layout" svg:x1="17.343cm" svg:y1="4.541cm" svg:x2="7.471cm" svg:y2="4.541cm">
          <text:p/>
        </draw:line>
        <draw:line draw:style-name="gr112" draw:text-style-name="P9" draw:layer="layout" svg:x1="17.343cm" svg:y1="4.018cm" svg:x2="7.471cm" svg:y2="4.018cm">
          <text:p/>
        </draw:line>
        <draw:frame draw:style-name="gr115" draw:text-style-name="P19" draw:layer="layout" svg:width="0.659cm" svg:height="0.569cm" svg:x="7.392cm" svg:y="9.537cm">
          <draw:text-box>
            <text:p><text:span text:style-name="T15">5</text:span></text:p>
          </draw:text-box>
        </draw:frame>
        <draw:frame draw:style-name="gr115" draw:text-style-name="P19" draw:layer="layout" svg:width="0.815cm" svg:height="0.569cm" svg:x="8.418cm" svg:y="9.537cm">
          <draw:text-box>
            <text:p><text:span text:style-name="T15">10</text:span></text:p>
          </draw:text-box>
        </draw:frame>
        <draw:frame draw:style-name="gr115" draw:text-style-name="P19" draw:layer="layout" svg:width="0.815cm" svg:height="0.569cm" svg:x="9.498cm" svg:y="9.537cm">
          <draw:text-box>
            <text:p><text:span text:style-name="T15">15</text:span></text:p>
          </draw:text-box>
        </draw:frame>
        <draw:frame draw:style-name="gr115" draw:text-style-name="P19" draw:layer="layout" svg:width="0.815cm" svg:height="0.569cm" svg:x="10.607cm" svg:y="9.537cm">
          <draw:text-box>
            <text:p><text:span text:style-name="T15">20</text:span></text:p>
          </draw:text-box>
        </draw:frame>
        <draw:frame draw:style-name="gr115" draw:text-style-name="P19" draw:layer="layout" svg:width="0.815cm" svg:height="0.569cm" svg:x="11.688cm" svg:y="9.537cm">
          <draw:text-box>
            <text:p><text:span text:style-name="T15">25</text:span></text:p>
          </draw:text-box>
        </draw:frame>
        <draw:frame draw:style-name="gr115" draw:text-style-name="P19" draw:layer="layout" svg:width="0.815cm" svg:height="0.569cm" svg:x="12.797cm" svg:y="9.537cm">
          <draw:text-box>
            <text:p><text:span text:style-name="T15">30</text:span></text:p>
          </draw:text-box>
        </draw:frame>
        <draw:frame draw:style-name="gr115" draw:text-style-name="P19" draw:layer="layout" svg:width="0.815cm" svg:height="0.569cm" svg:x="13.906cm" svg:y="9.537cm">
          <draw:text-box>
            <text:p><text:span text:style-name="T15">35</text:span></text:p>
          </draw:text-box>
        </draw:frame>
        <draw:frame draw:style-name="gr115" draw:text-style-name="P19" draw:layer="layout" svg:width="0.815cm" svg:height="0.569cm" svg:x="14.986cm" svg:y="9.537cm">
          <draw:text-box>
            <text:p><text:span text:style-name="T15">40</text:span></text:p>
          </draw:text-box>
        </draw:frame>
        <draw:frame draw:style-name="gr115" draw:text-style-name="P19" draw:layer="layout" svg:width="0.815cm" svg:height="0.569cm" svg:x="16.095cm" svg:y="9.537cm">
          <draw:text-box>
            <text:p><text:span text:style-name="T15">45</text:span></text:p>
          </draw:text-box>
        </draw:frame>
        <draw:frame draw:style-name="gr115" draw:text-style-name="P19" draw:layer="layout" svg:width="0.815cm" svg:height="0.569cm" svg:x="17.177cm" svg:y="9.537cm">
          <draw:text-box>
            <text:p><text:span text:style-name="T15">50</text:span></text:p>
          </draw:text-box>
        </draw:frame>
        <draw:line draw:style-name="gr112" draw:text-style-name="P9" draw:layer="layout" svg:x1="7.471cm" svg:y1="9.391cm" svg:x2="7.471cm" svg:y2="9.242cm">
          <text:p/>
        </draw:line>
        <draw:line draw:style-name="gr112" draw:text-style-name="P9" draw:layer="layout" svg:x1="8.567cm" svg:y1="9.391cm" svg:x2="8.567cm" svg:y2="9.242cm">
          <text:p/>
        </draw:line>
        <draw:line draw:style-name="gr112" draw:text-style-name="P9" draw:layer="layout" svg:x1="9.664cm" svg:y1="9.391cm" svg:x2="9.664cm" svg:y2="9.242cm">
          <text:p/>
        </draw:line>
        <draw:line draw:style-name="gr112" draw:text-style-name="P9" draw:layer="layout" svg:x1="10.76cm" svg:y1="9.391cm" svg:x2="10.76cm" svg:y2="9.242cm">
          <text:p/>
        </draw:line>
        <draw:line draw:style-name="gr112" draw:text-style-name="P9" draw:layer="layout" svg:x1="11.857cm" svg:y1="9.391cm" svg:x2="11.857cm" svg:y2="9.242cm">
          <text:p/>
        </draw:line>
        <draw:line draw:style-name="gr112" draw:text-style-name="P9" draw:layer="layout" svg:x1="12.955cm" svg:y1="9.391cm" svg:x2="12.955cm" svg:y2="9.242cm">
          <text:p/>
        </draw:line>
        <draw:line draw:style-name="gr112" draw:text-style-name="P9" draw:layer="layout" svg:x1="14.051cm" svg:y1="9.391cm" svg:x2="14.051cm" svg:y2="9.242cm">
          <text:p/>
        </draw:line>
        <draw:line draw:style-name="gr112" draw:text-style-name="P9" draw:layer="layout" svg:x1="15.148cm" svg:y1="9.391cm" svg:x2="15.148cm" svg:y2="9.242cm">
          <text:p/>
        </draw:line>
        <draw:line draw:style-name="gr112" draw:text-style-name="P9" draw:layer="layout" svg:x1="16.245cm" svg:y1="9.391cm" svg:x2="16.245cm" svg:y2="9.242cm">
          <text:p/>
        </draw:line>
        <draw:polyline draw:style-name="gr112" draw:text-style-name="P9" draw:layer="layout" svg:width="0.148cm" svg:height="9.871cm" draw:transform="rotate (1.5707963267946) translate (7.47056845413884cm 9.39118955017429cm)" svg:viewBox="0 0 149 9872" draw:points="0,24813 149,24813 149,14941">
          <text:p/>
        </draw:polyline>
        <draw:frame draw:style-name="gr115" draw:text-style-name="P19" draw:layer="layout" svg:width="0.659cm" svg:height="0.569cm" svg:x="7.059cm" svg:y="9.089cm">
          <draw:text-box>
            <text:p><text:span text:style-name="T15">0</text:span></text:p>
          </draw:text-box>
        </draw:frame>
        <draw:frame draw:style-name="gr173" draw:text-style-name="P19" draw:layer="layout" svg:width="1.129cm" svg:height="0.569cm" svg:x="6.588cm" svg:y="8.561cm">
          <draw:text-box>
            <text:p><text:span text:style-name="T15">2000</text:span></text:p>
          </draw:text-box>
        </draw:frame>
        <draw:frame draw:style-name="gr173" draw:text-style-name="P19" draw:layer="layout" svg:width="1.129cm" svg:height="0.569cm" svg:x="6.588cm" svg:y="8.059cm">
          <draw:text-box>
            <text:p><text:span text:style-name="T15">4000</text:span></text:p>
          </draw:text-box>
        </draw:frame>
        <draw:frame draw:style-name="gr173" draw:text-style-name="P19" draw:layer="layout" svg:width="1.129cm" svg:height="0.569cm" svg:x="6.588cm" svg:y="7.532cm">
          <draw:text-box>
            <text:p><text:span text:style-name="T15">6000</text:span></text:p>
          </draw:text-box>
        </draw:frame>
        <draw:frame draw:style-name="gr173" draw:text-style-name="P19" draw:layer="layout" svg:width="1.129cm" svg:height="0.569cm" svg:x="6.588cm" svg:y="7.004cm">
          <draw:text-box>
            <text:p><text:span text:style-name="T15">8000</text:span></text:p>
          </draw:text-box>
        </draw:frame>
        <draw:frame draw:style-name="gr185" draw:text-style-name="P19" draw:layer="layout" svg:width="1.285cm" svg:height="0.569cm" svg:x="6.422cm" svg:y="6.477cm">
          <draw:text-box>
            <text:p><text:span text:style-name="T15">10000</text:span></text:p>
          </draw:text-box>
        </draw:frame>
        <draw:frame draw:style-name="gr185" draw:text-style-name="P19" draw:layer="layout" svg:width="1.285cm" svg:height="0.569cm" svg:x="6.422cm" svg:y="5.948cm">
          <draw:text-box>
            <text:p><text:span text:style-name="T15">12000</text:span></text:p>
          </draw:text-box>
        </draw:frame>
        <draw:frame draw:style-name="gr185" draw:text-style-name="P19" draw:layer="layout" svg:width="1.285cm" svg:height="0.569cm" svg:x="6.422cm" svg:y="5.447cm">
          <draw:text-box>
            <text:p><text:span text:style-name="T15">14000</text:span></text:p>
          </draw:text-box>
        </draw:frame>
        <draw:frame draw:style-name="gr185" draw:text-style-name="P19" draw:layer="layout" svg:width="1.285cm" svg:height="0.569cm" svg:x="6.422cm" svg:y="4.919cm">
          <draw:text-box>
            <text:p><text:span text:style-name="T15">16000</text:span></text:p>
          </draw:text-box>
        </draw:frame>
        <draw:frame draw:style-name="gr185" draw:text-style-name="P19" draw:layer="layout" svg:width="1.285cm" svg:height="0.569cm" svg:x="6.422cm" svg:y="4.392cm">
          <draw:text-box>
            <text:p><text:span text:style-name="T15">18000</text:span></text:p>
          </draw:text-box>
        </draw:frame>
        <draw:frame draw:style-name="gr185" draw:text-style-name="P19" draw:layer="layout" svg:width="1.285cm" svg:height="0.569cm" svg:x="6.422cm" svg:y="3.864cm">
          <draw:text-box>
            <text:p><text:span text:style-name="T15">20000</text:span></text:p>
          </draw:text-box>
        </draw:frame>
        <draw:line draw:style-name="gr112" draw:text-style-name="P9" draw:layer="layout" svg:x1="7.321cm" svg:y1="9.242cm" svg:x2="7.471cm" svg:y2="9.242cm">
          <text:p/>
        </draw:line>
        <draw:line draw:style-name="gr112" draw:text-style-name="P9" draw:layer="layout" svg:x1="7.321cm" svg:y1="8.719cm" svg:x2="7.471cm" svg:y2="8.719cm">
          <text:p/>
        </draw:line>
        <draw:line draw:style-name="gr112" draw:text-style-name="P9" draw:layer="layout" svg:x1="7.321cm" svg:y1="8.197cm" svg:x2="7.471cm" svg:y2="8.197cm">
          <text:p/>
        </draw:line>
        <draw:line draw:style-name="gr112" draw:text-style-name="P9" draw:layer="layout" svg:x1="7.321cm" svg:y1="7.674cm" svg:x2="7.471cm" svg:y2="7.674cm">
          <text:p/>
        </draw:line>
        <draw:line draw:style-name="gr112" draw:text-style-name="P9" draw:layer="layout" svg:x1="7.321cm" svg:y1="7.153cm" svg:x2="7.471cm" svg:y2="7.153cm">
          <text:p/>
        </draw:line>
        <draw:line draw:style-name="gr112" draw:text-style-name="P9" draw:layer="layout" svg:x1="7.321cm" svg:y1="6.63cm" svg:x2="7.471cm" svg:y2="6.63cm">
          <text:p/>
        </draw:line>
        <draw:line draw:style-name="gr112" draw:text-style-name="P9" draw:layer="layout" svg:x1="7.321cm" svg:y1="6.108cm" svg:x2="7.471cm" svg:y2="6.108cm">
          <text:p/>
        </draw:line>
        <draw:line draw:style-name="gr112" draw:text-style-name="P9" draw:layer="layout" svg:x1="7.321cm" svg:y1="5.586cm" svg:x2="7.471cm" svg:y2="5.586cm">
          <text:p/>
        </draw:line>
        <draw:line draw:style-name="gr112" draw:text-style-name="P9" draw:layer="layout" svg:x1="7.321cm" svg:y1="5.064cm" svg:x2="7.471cm" svg:y2="5.064cm">
          <text:p/>
        </draw:line>
        <draw:line draw:style-name="gr112" draw:text-style-name="P9" draw:layer="layout" svg:x1="7.321cm" svg:y1="4.541cm" svg:x2="7.471cm" svg:y2="4.541cm">
          <text:p/>
        </draw:line>
        <draw:polyline draw:style-name="gr112" draw:text-style-name="P9" draw:layer="layout" svg:width="0.149cm" svg:height="5.222cm" svg:x="7.321cm" svg:y="4.018cm" svg:viewBox="0 0 150 5223" draw:points="0,0 150,0 150,5223">
          <text:p/>
        </draw:polyline>
        <draw:polygon draw:style-name="gr116" draw:text-style-name="P9" draw:layer="layout" svg:width="1.098cm" svg:height="0.108cm" svg:x="7.47cm" svg:y="4.492cm" svg:viewBox="0 0 1099 109" draw:points="0,22 1097,0 1098,44 1099,88 2,109 1,66">
          <text:p/>
        </draw:polygon>
        <draw:polygon draw:style-name="gr116" draw:text-style-name="P9" draw:layer="layout" svg:width="0cm" svg:height="0.043cm" svg:x="8.566cm" svg:y="4.492cm" svg:viewBox="0 0 1 44" draw:points="1,44 0,0 1,0">
          <text:p/>
        </draw:polygon>
        <draw:polygon draw:style-name="gr116" draw:text-style-name="P9" draw:layer="layout" svg:width="1.096cm" svg:height="0.09cm" svg:x="8.567cm" svg:y="4.489cm" svg:viewBox="0 0 1097 91" draw:points="0,3 1097,0 1097,44 1097,88 0,91 0,47">
          <text:p/>
        </draw:polygon>
        <draw:polygon draw:style-name="gr116" draw:text-style-name="P9" draw:layer="layout" svg:width="0cm" svg:height="0.043cm" svg:x="9.664cm" svg:y="4.489cm" svg:viewBox="0 0 1 44" draw:points="0,44 0,0 1,0">
          <text:p/>
        </draw:polygon>
        <draw:polygon draw:style-name="gr116" draw:text-style-name="P9" draw:layer="layout" svg:width="1.098cm" svg:height="0.101cm" svg:x="9.663cm" svg:y="4.489cm" svg:viewBox="0 0 1099 102" draw:points="2,0 1099,14 1098,58 1097,102 0,88 1,44">
          <text:p/>
        </draw:polygon>
        <draw:polygon draw:style-name="gr116" draw:text-style-name="P9" draw:layer="layout" svg:width="0cm" svg:height="0.043cm" svg:x="10.759cm" svg:y="4.547cm" svg:viewBox="0 0 1 44" draw:points="1,0 1,44 0,44">
          <text:p/>
        </draw:polygon>
        <draw:polygon draw:style-name="gr116" draw:text-style-name="P9" draw:layer="layout" svg:width="1.096cm" svg:height="0.091cm" svg:x="10.76cm" svg:y="4.503cm" svg:viewBox="0 0 1097 92" draw:points="0,0 1097,4 1097,48 1097,92 0,88 0,44">
          <text:p/>
        </draw:polygon>
        <draw:polygon draw:style-name="gr116" draw:text-style-name="P9" draw:layer="layout" svg:width="0cm" svg:height="0.043cm" svg:x="11.857cm" svg:y="4.507cm" svg:viewBox="0 0 1 44" draw:points="0,44 0,0 1,0">
          <text:p/>
        </draw:polygon>
        <draw:polygon draw:style-name="gr116" draw:text-style-name="P9" draw:layer="layout" svg:width="1.099cm" svg:height="0.105cm" svg:x="11.856cm" svg:y="4.507cm" svg:viewBox="0 0 1100 106" draw:points="2,0 1100,18 1099,62 1098,106 0,88 1,44">
          <text:p/>
        </draw:polygon>
        <draw:polygon draw:style-name="gr116" draw:text-style-name="P9" draw:layer="layout" svg:width="0.002cm" svg:height="0.043cm" svg:x="12.954cm" svg:y="4.569cm" svg:viewBox="0 0 3 44" draw:points="1,0 3,44 0,44">
          <text:p/>
        </draw:polygon>
        <draw:polygon draw:style-name="gr116" draw:text-style-name="P9" draw:layer="layout" svg:width="1.1cm" svg:height="0.129cm" svg:x="12.953cm" svg:y="4.482cm" svg:viewBox="0 0 1101 130" draw:points="0,43 1097,0 1099,44 1101,88 4,130 2,87">
          <text:p/>
        </draw:polygon>
        <draw:polygon draw:style-name="gr116" draw:text-style-name="P9" draw:layer="layout" svg:width="0.001cm" svg:height="0.043cm" svg:x="14.049cm" svg:y="4.482cm" svg:viewBox="0 0 2 44" draw:points="2,44 0,0 1,0">
          <text:p/>
        </draw:polygon>
        <draw:polygon draw:style-name="gr116" draw:text-style-name="P9" draw:layer="layout" svg:width="1.098cm" svg:height="0.119cm" svg:x="14.05cm" svg:y="4.449cm" svg:viewBox="0 0 1099 120" draw:points="0,33 1097,0 1098,44 1099,88 2,120 1,77">
          <text:p/>
        </draw:polygon>
        <draw:polygon draw:style-name="gr116" draw:text-style-name="P9" draw:layer="layout" svg:width="0.004cm" svg:height="0.043cm" svg:x="15.147cm" svg:y="4.449cm" svg:viewBox="0 0 5 44" draw:points="1,44 0,0 5,0">
          <text:p/>
        </draw:polygon>
        <draw:polygon draw:style-name="gr116" draw:text-style-name="P9" draw:layer="layout" svg:width="1.104cm" svg:height="0.189cm" svg:x="15.144cm" svg:y="4.449cm" svg:viewBox="0 0 1105 190" draw:points="8,0 1105,103 1101,146 1097,190 0,88 4,44">
          <text:p/>
        </draw:polygon>
        <draw:polygon draw:style-name="gr116" draw:text-style-name="P9" draw:layer="layout" svg:width="0.004cm" svg:height="0.043cm" svg:x="16.241cm" svg:y="4.596cm" svg:viewBox="0 0 5 44" draw:points="4,0 5,44 0,44">
          <text:p/>
        </draw:polygon>
        <draw:polygon draw:style-name="gr116" draw:text-style-name="P9" draw:layer="layout" svg:width="1.099cm" svg:height="0.116cm" svg:x="16.244cm" svg:y="4.522cm" svg:viewBox="0 0 1100 117" draw:points="0,30 1098,0 1099,44 1100,88 2,117 1,74">
          <text:p/>
        </draw:polygon>
        <draw:polygon draw:style-name="gr116" draw:text-style-name="P9" draw:layer="layout" svg:width="0.248cm" svg:height="0.248cm" svg:x="7.346cm" svg:y="4.434cm" svg:viewBox="0 0 249 249" draw:points="0,0 0,249 249,249 249,0">
          <text:p/>
        </draw:polygon>
        <draw:polyline draw:style-name="gr117" draw:text-style-name="P9" draw:layer="layout" svg:width="0.248cm" svg:height="0.248cm" svg:x="7.346cm" svg:y="4.434cm" svg:viewBox="0 0 249 249" draw:points="0,0 0,249 249,249 249,0 0,0">
          <text:p/>
        </draw:polyline>
        <draw:polygon draw:style-name="gr118" draw:text-style-name="P9" draw:layer="layout" svg:width="0.248cm" svg:height="0.248cm" svg:x="8.442cm" svg:y="4.412cm" svg:viewBox="0 0 249 249" draw:points="0,0 0,249 249,249 249,0">
          <text:p/>
        </draw:polygon>
        <draw:polyline draw:style-name="gr117" draw:text-style-name="P9" draw:layer="layout" svg:width="0.248cm" svg:height="0.248cm" svg:x="8.442cm" svg:y="4.412cm" svg:viewBox="0 0 249 249" draw:points="0,0 0,249 249,249 249,0 0,0">
          <text:p/>
        </draw:polyline>
        <draw:polygon draw:style-name="gr118" draw:text-style-name="P9" draw:layer="layout" svg:width="0.248cm" svg:height="0.248cm" svg:x="9.539cm" svg:y="4.409cm" svg:viewBox="0 0 249 249" draw:points="0,0 0,249 249,249 249,0">
          <text:p/>
        </draw:polygon>
        <draw:polyline draw:style-name="gr117" draw:text-style-name="P9" draw:layer="layout" svg:width="0.248cm" svg:height="0.248cm" svg:x="9.539cm" svg:y="4.409cm" svg:viewBox="0 0 249 249" draw:points="0,0 0,249 249,249 249,0 0,0">
          <text:p/>
        </draw:polyline>
        <draw:polygon draw:style-name="gr118" draw:text-style-name="P9" draw:layer="layout" svg:width="0.248cm" svg:height="0.248cm" svg:x="10.636cm" svg:y="4.423cm" svg:viewBox="0 0 249 249" draw:points="0,0 0,249 249,249 249,0">
          <text:p/>
        </draw:polygon>
        <draw:polyline draw:style-name="gr117" draw:text-style-name="P9" draw:layer="layout" svg:width="0.248cm" svg:height="0.248cm" svg:x="10.636cm" svg:y="4.423cm" svg:viewBox="0 0 249 249" draw:points="0,0 0,249 249,249 249,0 0,0">
          <text:p/>
        </draw:polyline>
        <draw:polygon draw:style-name="gr118" draw:text-style-name="P9" draw:layer="layout" svg:width="0.248cm" svg:height="0.248cm" svg:x="11.732cm" svg:y="4.427cm" svg:viewBox="0 0 249 249" draw:points="0,0 0,249 249,249 249,0">
          <text:p/>
        </draw:polygon>
        <draw:polyline draw:style-name="gr117" draw:text-style-name="P9" draw:layer="layout" svg:width="0.248cm" svg:height="0.248cm" svg:x="11.732cm" svg:y="4.427cm" svg:viewBox="0 0 249 249" draw:points="0,0 0,249 249,249 249,0 0,0">
          <text:p/>
        </draw:polyline>
        <draw:polygon draw:style-name="gr118" draw:text-style-name="P9" draw:layer="layout" svg:width="0.248cm" svg:height="0.248cm" svg:x="12.83cm" svg:y="4.444cm" svg:viewBox="0 0 249 249" draw:points="0,0 0,249 249,249 249,0">
          <text:p/>
        </draw:polygon>
        <draw:polyline draw:style-name="gr117" draw:text-style-name="P9" draw:layer="layout" svg:width="0.248cm" svg:height="0.248cm" svg:x="12.83cm" svg:y="4.444cm" svg:viewBox="0 0 249 249" draw:points="0,0 0,249 249,249 249,0 0,0">
          <text:p/>
        </draw:polyline>
        <draw:polygon draw:style-name="gr118" draw:text-style-name="P9" draw:layer="layout" svg:width="0.248cm" svg:height="0.248cm" svg:x="13.927cm" svg:y="4.402cm" svg:viewBox="0 0 249 249" draw:points="0,0 0,249 249,249 249,0">
          <text:p/>
        </draw:polygon>
        <draw:polyline draw:style-name="gr117" draw:text-style-name="P9" draw:layer="layout" svg:width="0.248cm" svg:height="0.248cm" svg:x="13.927cm" svg:y="4.402cm" svg:viewBox="0 0 249 249" draw:points="0,0 0,249 249,249 249,0 0,0">
          <text:p/>
        </draw:polyline>
        <draw:polygon draw:style-name="gr118" draw:text-style-name="P9" draw:layer="layout" svg:width="0.248cm" svg:height="0.248cm" svg:x="15.023cm" svg:y="4.369cm" svg:viewBox="0 0 249 249" draw:points="0,0 0,249 249,249 249,0">
          <text:p/>
        </draw:polygon>
        <draw:polyline draw:style-name="gr117" draw:text-style-name="P9" draw:layer="layout" svg:width="0.248cm" svg:height="0.248cm" svg:x="15.023cm" svg:y="4.369cm" svg:viewBox="0 0 249 249" draw:points="0,0 0,249 249,249 249,0 0,0">
          <text:p/>
        </draw:polyline>
        <draw:polygon draw:style-name="gr118" draw:text-style-name="P9" draw:layer="layout" svg:width="0.248cm" svg:height="0.248cm" svg:x="16.12cm" svg:y="4.471cm" svg:viewBox="0 0 249 249" draw:points="0,0 0,249 249,249 249,0">
          <text:p/>
        </draw:polygon>
        <draw:polyline draw:style-name="gr117" draw:text-style-name="P9" draw:layer="layout" svg:width="0.248cm" svg:height="0.248cm" svg:x="16.12cm" svg:y="4.471cm" svg:viewBox="0 0 249 249" draw:points="0,0 0,249 249,249 249,0 0,0">
          <text:p/>
        </draw:polyline>
        <draw:polygon draw:style-name="gr118" draw:text-style-name="P9" draw:layer="layout" svg:width="0.248cm" svg:height="0.248cm" svg:x="17.217cm" svg:y="4.441cm" svg:viewBox="0 0 249 249" draw:points="0,0 0,249 249,249 249,0">
          <text:p/>
        </draw:polygon>
        <draw:polyline draw:style-name="gr117" draw:text-style-name="P9" draw:layer="layout" svg:width="0.248cm" svg:height="0.248cm" svg:x="17.217cm" svg:y="4.441cm" svg:viewBox="0 0 249 249" draw:points="0,0 0,249 249,249 249,0 0,0">
          <text:p/>
        </draw:polyline>
        <draw:polygon draw:style-name="gr119" draw:text-style-name="P9" draw:layer="layout" svg:width="1.102cm" svg:height="0.154cm" svg:x="7.468cm" svg:y="4.627cm" svg:viewBox="0 0 1103 155" draw:points="6,0 1103,68 1100,111 1097,155 0,88 3,44">
          <text:p/>
        </draw:polygon>
        <draw:polygon draw:style-name="gr119" draw:text-style-name="P9" draw:layer="layout" svg:width="0.003cm" svg:height="0.043cm" svg:x="8.564cm" svg:y="4.738cm" svg:viewBox="0 0 4 44" draw:points="3,0 4,44 0,44">
          <text:p/>
        </draw:polygon>
        <draw:polygon draw:style-name="gr119" draw:text-style-name="P9" draw:layer="layout" svg:width="1.098cm" svg:height="0.122cm" svg:x="8.566cm" svg:y="4.658cm" svg:viewBox="0 0 1099 123" draw:points="0,36 1097,0 1098,44 1099,88 2,123 1,80">
          <text:p/>
        </draw:polygon>
        <draw:polygon draw:style-name="gr119" draw:text-style-name="P9" draw:layer="layout" svg:width="0.002cm" svg:height="0.043cm" svg:x="9.663cm" svg:y="4.658cm" svg:viewBox="0 0 3 44" draw:points="1,44 0,0 3,0">
          <text:p/>
        </draw:polygon>
        <draw:polygon draw:style-name="gr119" draw:text-style-name="P9" draw:layer="layout" svg:width="1.1cm" svg:height="0.129cm" svg:x="9.662cm" svg:y="4.658cm" svg:viewBox="0 0 1101 130" draw:points="4,0 1101,43 1099,87 1097,130 0,88 2,44">
          <text:p/>
        </draw:polygon>
        <draw:polygon draw:style-name="gr119" draw:text-style-name="P9" draw:layer="layout" svg:width="0.001cm" svg:height="0.043cm" svg:x="10.758cm" svg:y="4.745cm" svg:viewBox="0 0 2 44" draw:points="2,0 2,44 0,44">
          <text:p/>
        </draw:polygon>
        <draw:polygon draw:style-name="gr119" draw:text-style-name="P9" draw:layer="layout" svg:width="1.096cm" svg:height="0.092cm" svg:x="10.76cm" svg:y="4.696cm" svg:viewBox="0 0 1097 93" draw:points="0,5 1097,0 1097,44 1097,88 0,93 0,49">
          <text:p/>
        </draw:polygon>
        <draw:polygon draw:style-name="gr119" draw:text-style-name="P9" draw:layer="layout" svg:width="0.002cm" svg:height="0.043cm" svg:x="11.857cm" svg:y="4.696cm" svg:viewBox="0 0 3 44" draw:points="0,44 0,0 3,0">
          <text:p/>
        </draw:polygon>
        <draw:polygon draw:style-name="gr119" draw:text-style-name="P9" draw:layer="layout" svg:width="1.103cm" svg:height="0.149cm" svg:x="11.854cm" svg:y="4.696cm" svg:viewBox="0 0 1104 150" draw:points="6,0 1104,63 1101,106 1098,150 0,88 3,44">
          <text:p/>
        </draw:polygon>
        <draw:polygon draw:style-name="gr119" draw:text-style-name="P9" draw:layer="layout" svg:width="0.006cm" svg:height="0.043cm" svg:x="12.952cm" svg:y="4.803cm" svg:viewBox="0 0 7 44" draw:points="3,0 7,44 0,44">
          <text:p/>
        </draw:polygon>
        <draw:polygon draw:style-name="gr119" draw:text-style-name="P9" draw:layer="layout" svg:width="1.104cm" svg:height="0.179cm" svg:x="12.951cm" svg:y="4.666cm" svg:viewBox="0 0 1105 180" draw:points="0,93 1097,0 1101,44 1105,88 8,180 4,136">
          <text:p/>
        </draw:polygon>
        <draw:polygon draw:style-name="gr119" draw:text-style-name="P9" draw:layer="layout" svg:width="0.004cm" svg:height="0.043cm" svg:x="14.047cm" svg:y="4.666cm" svg:viewBox="0 0 5 44" draw:points="4,44 0,0 5,0">
          <text:p/>
        </draw:polygon>
        <draw:polygon draw:style-name="gr119" draw:text-style-name="P9" draw:layer="layout" svg:width="1.098cm" svg:height="0.121cm" svg:x="14.05cm" svg:y="4.666cm" svg:viewBox="0 0 1099 122" draw:points="2,0 1099,35 1098,79 1097,122 0,88 1,44">
          <text:p/>
        </draw:polygon>
        <draw:polygon draw:style-name="gr119" draw:text-style-name="P9" draw:layer="layout" svg:width="0cm" svg:height="0.043cm" svg:x="15.147cm" svg:y="4.745cm" svg:viewBox="0 0 1 44" draw:points="1,0 1,44 0,44">
          <text:p/>
        </draw:polygon>
        <draw:polygon draw:style-name="gr119" draw:text-style-name="P9" draw:layer="layout" svg:width="1.096cm" svg:height="0.092cm" svg:x="15.148cm" svg:y="4.696cm" svg:viewBox="0 0 1097 93" draw:points="0,5 1097,0 1097,44 1097,88 0,93 0,49">
          <text:p/>
        </draw:polygon>
        <draw:polygon draw:style-name="gr119" draw:text-style-name="P9" draw:layer="layout" svg:width="0cm" svg:height="0.043cm" svg:x="16.245cm" svg:y="4.696cm" svg:viewBox="0 0 1 44" draw:points="0,44 0,0 1,0">
          <text:p/>
        </draw:polygon>
        <draw:polygon draw:style-name="gr119" draw:text-style-name="P9" draw:layer="layout" svg:width="1.099cm" svg:height="0.116cm" svg:x="16.244cm" svg:y="4.696cm" svg:viewBox="0 0 1100 117" draw:points="2,0 1100,30 1099,74 1098,117 0,88 1,44">
          <text:p/>
        </draw:polygon>
        <draw:polygon draw:style-name="gr119" draw:text-style-name="P9" draw:layer="layout" svg:width="0.248cm" svg:height="0.248cm" svg:x="7.346cm" svg:y="4.546cm" svg:viewBox="0 0 249 249" draw:points="0,124 125,249 249,124 125,0">
          <text:p/>
        </draw:polygon>
        <draw:polyline draw:style-name="gr117" draw:text-style-name="P9" draw:layer="layout" svg:width="0.248cm" svg:height="0.248cm" svg:x="7.346cm" svg:y="4.546cm" svg:viewBox="0 0 249 249" draw:points="0,124 125,249 249,124 125,0 0,124">
          <text:p/>
        </draw:polyline>
        <draw:polygon draw:style-name="gr119" draw:text-style-name="P9" draw:layer="layout" svg:width="0.248cm" svg:height="0.248cm" svg:x="8.442cm" svg:y="4.614cm" svg:viewBox="0 0 249 249" draw:points="0,124 125,249 249,124 125,0">
          <text:p/>
        </draw:polygon>
        <draw:polyline draw:style-name="gr117" draw:text-style-name="P9" draw:layer="layout" svg:width="0.248cm" svg:height="0.248cm" svg:x="8.442cm" svg:y="4.614cm" svg:viewBox="0 0 249 249" draw:points="0,124 125,249 249,124 125,0 0,124">
          <text:p/>
        </draw:polyline>
        <draw:polygon draw:style-name="gr119" draw:text-style-name="P9" draw:layer="layout" svg:width="0.248cm" svg:height="0.248cm" svg:x="9.539cm" svg:y="4.578cm" svg:viewBox="0 0 249 249" draw:points="0,124 125,249 249,124 125,0">
          <text:p/>
        </draw:polygon>
        <draw:polyline draw:style-name="gr117" draw:text-style-name="P9" draw:layer="layout" svg:width="0.248cm" svg:height="0.248cm" svg:x="9.539cm" svg:y="4.578cm" svg:viewBox="0 0 249 249" draw:points="0,124 125,249 249,124 125,0 0,124">
          <text:p/>
        </draw:polyline>
        <draw:polygon draw:style-name="gr119" draw:text-style-name="P9" draw:layer="layout" svg:width="0.248cm" svg:height="0.248cm" svg:x="10.636cm" svg:y="4.621cm" svg:viewBox="0 0 249 249" draw:points="0,124 125,249 249,124 125,0">
          <text:p/>
        </draw:polygon>
        <draw:polyline draw:style-name="gr117" draw:text-style-name="P9" draw:layer="layout" svg:width="0.248cm" svg:height="0.248cm" svg:x="10.636cm" svg:y="4.621cm" svg:viewBox="0 0 249 249" draw:points="0,124 125,249 249,124 125,0 0,124">
          <text:p/>
        </draw:polyline>
        <draw:polygon draw:style-name="gr119" draw:text-style-name="P9" draw:layer="layout" svg:width="0.248cm" svg:height="0.248cm" svg:x="11.732cm" svg:y="4.616cm" svg:viewBox="0 0 249 249" draw:points="0,124 125,249 249,124 125,0">
          <text:p/>
        </draw:polygon>
        <draw:polyline draw:style-name="gr117" draw:text-style-name="P9" draw:layer="layout" svg:width="0.248cm" svg:height="0.248cm" svg:x="11.732cm" svg:y="4.616cm" svg:viewBox="0 0 249 249" draw:points="0,124 125,249 249,124 125,0 0,124">
          <text:p/>
        </draw:polyline>
        <draw:polygon draw:style-name="gr119" draw:text-style-name="P9" draw:layer="layout" svg:width="0.248cm" svg:height="0.248cm" svg:x="12.83cm" svg:y="4.678cm" svg:viewBox="0 0 249 249" draw:points="0,124 125,249 249,124 125,0">
          <text:p/>
        </draw:polygon>
        <draw:polyline draw:style-name="gr117" draw:text-style-name="P9" draw:layer="layout" svg:width="0.248cm" svg:height="0.248cm" svg:x="12.83cm" svg:y="4.678cm" svg:viewBox="0 0 249 249" draw:points="0,124 125,249 249,124 125,0 0,124">
          <text:p/>
        </draw:polyline>
        <draw:polygon draw:style-name="gr119" draw:text-style-name="P9" draw:layer="layout" svg:width="0.248cm" svg:height="0.248cm" svg:x="13.927cm" svg:y="4.586cm" svg:viewBox="0 0 249 249" draw:points="0,124 125,249 249,124 125,0">
          <text:p/>
        </draw:polygon>
        <draw:polyline draw:style-name="gr117" draw:text-style-name="P9" draw:layer="layout" svg:width="0.248cm" svg:height="0.248cm" svg:x="13.927cm" svg:y="4.586cm" svg:viewBox="0 0 249 249" draw:points="0,124 125,249 249,124 125,0 0,124">
          <text:p/>
        </draw:polyline>
        <draw:polygon draw:style-name="gr119" draw:text-style-name="P9" draw:layer="layout" svg:width="0.248cm" svg:height="0.248cm" svg:x="15.023cm" svg:y="4.621cm" svg:viewBox="0 0 249 249" draw:points="0,124 125,249 249,124 125,0">
          <text:p/>
        </draw:polygon>
        <draw:polyline draw:style-name="gr117" draw:text-style-name="P9" draw:layer="layout" svg:width="0.248cm" svg:height="0.248cm" svg:x="15.023cm" svg:y="4.621cm" svg:viewBox="0 0 249 249" draw:points="0,124 125,249 249,124 125,0 0,124">
          <text:p/>
        </draw:polyline>
        <draw:polygon draw:style-name="gr119" draw:text-style-name="P9" draw:layer="layout" svg:width="0.248cm" svg:height="0.248cm" svg:x="16.12cm" svg:y="4.616cm" svg:viewBox="0 0 249 249" draw:points="0,124 125,249 249,124 125,0">
          <text:p/>
        </draw:polygon>
        <draw:polyline draw:style-name="gr117" draw:text-style-name="P9" draw:layer="layout" svg:width="0.248cm" svg:height="0.248cm" svg:x="16.12cm" svg:y="4.616cm" svg:viewBox="0 0 249 249" draw:points="0,124 125,249 249,124 125,0 0,124">
          <text:p/>
        </draw:polyline>
        <draw:polygon draw:style-name="gr119" draw:text-style-name="P9" draw:layer="layout" svg:width="0.248cm" svg:height="0.248cm" svg:x="17.217cm" svg:y="4.646cm" svg:viewBox="0 0 249 249" draw:points="0,124 125,249 249,124 125,0">
          <text:p/>
        </draw:polygon>
        <draw:polyline draw:style-name="gr117" draw:text-style-name="P9" draw:layer="layout" svg:width="0.248cm" svg:height="0.248cm" svg:x="17.217cm" svg:y="4.646cm" svg:viewBox="0 0 249 249" draw:points="0,124 125,249 249,124 125,0 0,124">
          <text:p/>
        </draw:polyline>
        <draw:polygon draw:style-name="gr130" draw:text-style-name="P9" draw:layer="layout" svg:width="1.098cm" svg:height="0.101cm" svg:x="7.47cm" svg:y="4.846cm" svg:viewBox="0 0 1099 102" draw:points="2,0 1099,14 1098,58 1097,102 0,88 1,44">
          <text:p/>
        </draw:polygon>
        <draw:polygon draw:style-name="gr130" draw:text-style-name="P9" draw:layer="layout" svg:width="0.001cm" svg:height="0.043cm" svg:x="8.566cm" svg:y="4.903cm" svg:viewBox="0 0 2 44" draw:points="1,0 2,44 0,44">
          <text:p/>
        </draw:polygon>
        <draw:polygon draw:style-name="gr130" draw:text-style-name="P9" draw:layer="layout" svg:width="1.098cm" svg:height="0.113cm" svg:x="8.566cm" svg:y="4.833cm" svg:viewBox="0 0 1099 114" draw:points="0,27 1097,0 1098,44 1099,88 2,114 1,71">
          <text:p/>
        </draw:polygon>
        <draw:polygon draw:style-name="gr130" draw:text-style-name="P9" draw:layer="layout" svg:width="0.001cm" svg:height="0.043cm" svg:x="9.663cm" svg:y="4.833cm" svg:viewBox="0 0 2 44" draw:points="1,44 0,0 2,0">
          <text:p/>
        </draw:polygon>
        <draw:polygon draw:style-name="gr130" draw:text-style-name="P9" draw:layer="layout" svg:width="1.098cm" svg:height="0.115cm" svg:x="9.663cm" svg:y="4.833cm" svg:viewBox="0 0 1099 116" draw:points="2,0 1099,29 1098,73 1097,116 0,88 1,44">
          <text:p/>
        </draw:polygon>
        <draw:polygon draw:style-name="gr130" draw:text-style-name="P9" draw:layer="layout" svg:width="0cm" svg:height="0.043cm" svg:x="10.76cm" svg:y="4.862cm" svg:viewBox="0 0 1 44" draw:points="0,44 1,0 1,0">
          <text:p/>
        </draw:polygon>
        <draw:polygon draw:style-name="gr130" draw:text-style-name="P9" draw:layer="layout" svg:width="1.098cm" svg:height="0.117cm" svg:x="10.759cm" svg:y="4.862cm" svg:viewBox="0 0 1099 118" draw:points="2,0 1099,31 1098,75 1097,118 0,88 1,44">
          <text:p/>
        </draw:polygon>
        <draw:polygon draw:style-name="gr130" draw:text-style-name="P9" draw:layer="layout" svg:width="0.001cm" svg:height="0.043cm" svg:x="11.856cm" svg:y="4.936cm" svg:viewBox="0 0 2 44" draw:points="1,0 2,44 0,44">
          <text:p/>
        </draw:polygon>
        <draw:polygon draw:style-name="gr130" draw:text-style-name="P9" draw:layer="layout" svg:width="1.099cm" svg:height="0.113cm" svg:x="11.856cm" svg:y="4.865cm" svg:viewBox="0 0 1100 114" draw:points="0,27 1098,0 1099,44 1100,88 2,114 1,71">
          <text:p/>
        </draw:polygon>
        <draw:polygon draw:style-name="gr130" draw:text-style-name="P9" draw:layer="layout" svg:width="0.004cm" svg:height="0.043cm" svg:x="12.954cm" svg:y="4.865cm" svg:viewBox="0 0 5 44" draw:points="1,44 0,0 5,0">
          <text:p/>
        </draw:polygon>
        <draw:polygon draw:style-name="gr130" draw:text-style-name="P9" draw:layer="layout" svg:width="1.104cm" svg:height="0.179cm" svg:x="12.951cm" svg:y="4.865cm" svg:viewBox="0 0 1105 180" draw:points="8,0 1105,93 1101,136 1097,180 0,88 4,44">
          <text:p/>
        </draw:polygon>
        <draw:polygon draw:style-name="gr130" draw:text-style-name="P9" draw:layer="layout" svg:width="0.006cm" svg:height="0.043cm" svg:x="14.047cm" svg:y="5.002cm" svg:viewBox="0 0 7 44" draw:points="4,0 7,44 0,44">
          <text:p/>
        </draw:polygon>
        <draw:polygon draw:style-name="gr130" draw:text-style-name="P9" draw:layer="layout" svg:width="1.102cm" svg:height="0.153cm" svg:x="14.048cm" svg:y="4.891cm" svg:viewBox="0 0 1103 154" draw:points="0,67 1097,0 1100,44 1103,88 6,154 3,110">
          <text:p/>
        </draw:polygon>
        <draw:polygon draw:style-name="gr130" draw:text-style-name="P9" draw:layer="layout" svg:width="0.002cm" svg:height="0.043cm" svg:x="15.145cm" svg:y="4.891cm" svg:viewBox="0 0 3 44" draw:points="3,44 0,0 1,0">
          <text:p/>
        </draw:polygon>
        <draw:polygon draw:style-name="gr130" draw:text-style-name="P9" draw:layer="layout" svg:width="1.1cm" svg:height="0.133cm" svg:x="15.146cm" svg:y="4.845cm" svg:viewBox="0 0 1101 134" draw:points="0,47 1097,0 1099,44 1101,88 4,134 2,91">
          <text:p/>
        </draw:polygon>
        <draw:polygon draw:style-name="gr130" draw:text-style-name="P9" draw:layer="layout" svg:width="0.003cm" svg:height="0.043cm" svg:x="16.243cm" svg:y="4.845cm" svg:viewBox="0 0 4 44" draw:points="2,44 0,0 4,0">
          <text:p/>
        </draw:polygon>
        <draw:polygon draw:style-name="gr130" draw:text-style-name="P9" draw:layer="layout" svg:width="1.101cm" svg:height="0.129cm" svg:x="16.243cm" svg:y="4.845cm" svg:viewBox="0 0 1102 130" draw:points="4,0 1102,43 1100,87 1098,130 0,88 2,44">
          <text:p/>
        </draw:polygon>
        <draw:polygon draw:style-name="gr130" draw:text-style-name="P9" draw:layer="layout" svg:width="0.248cm" svg:height="0.248cm" svg:x="7.346cm" svg:y="4.765cm" svg:viewBox="0 0 249 249" draw:points="0,0 125,249 249,0">
          <text:p/>
        </draw:polygon>
        <draw:polyline draw:style-name="gr117" draw:text-style-name="P9" draw:layer="layout" svg:width="0.248cm" svg:height="0.248cm" svg:x="7.346cm" svg:y="4.765cm" svg:viewBox="0 0 249 249" draw:points="0,0 125,249 249,0 0,0">
          <text:p/>
        </draw:polyline>
        <draw:polygon draw:style-name="gr130" draw:text-style-name="P9" draw:layer="layout" svg:width="0.248cm" svg:height="0.248cm" svg:x="8.442cm" svg:y="4.779cm" svg:viewBox="0 0 249 249" draw:points="0,0 125,249 249,0">
          <text:p/>
        </draw:polygon>
        <draw:polyline draw:style-name="gr117" draw:text-style-name="P9" draw:layer="layout" svg:width="0.248cm" svg:height="0.248cm" svg:x="8.442cm" svg:y="4.779cm" svg:viewBox="0 0 249 249" draw:points="0,0 125,249 249,0 0,0">
          <text:p/>
        </draw:polyline>
        <draw:polygon draw:style-name="gr130" draw:text-style-name="P9" draw:layer="layout" svg:width="0.248cm" svg:height="0.248cm" svg:x="9.539cm" svg:y="4.752cm" svg:viewBox="0 0 249 249" draw:points="0,0 125,249 249,0">
          <text:p/>
        </draw:polygon>
        <draw:polyline draw:style-name="gr117" draw:text-style-name="P9" draw:layer="layout" svg:width="0.248cm" svg:height="0.248cm" svg:x="9.539cm" svg:y="4.752cm" svg:viewBox="0 0 249 249" draw:points="0,0 125,249 249,0 0,0">
          <text:p/>
        </draw:polyline>
        <draw:polygon draw:style-name="gr130" draw:text-style-name="P9" draw:layer="layout" svg:width="0.248cm" svg:height="0.248cm" svg:x="10.636cm" svg:y="4.781cm" svg:viewBox="0 0 249 249" draw:points="0,0 125,249 249,0">
          <text:p/>
        </draw:polygon>
        <draw:polyline draw:style-name="gr117" draw:text-style-name="P9" draw:layer="layout" svg:width="0.248cm" svg:height="0.248cm" svg:x="10.636cm" svg:y="4.781cm" svg:viewBox="0 0 249 249" draw:points="0,0 125,249 249,0 0,0">
          <text:p/>
        </draw:polyline>
        <draw:polygon draw:style-name="gr130" draw:text-style-name="P9" draw:layer="layout" svg:width="0.248cm" svg:height="0.248cm" svg:x="11.732cm" svg:y="4.812cm" svg:viewBox="0 0 249 249" draw:points="0,0 125,249 249,0">
          <text:p/>
        </draw:polygon>
        <draw:polyline draw:style-name="gr117" draw:text-style-name="P9" draw:layer="layout" svg:width="0.248cm" svg:height="0.248cm" svg:x="11.732cm" svg:y="4.812cm" svg:viewBox="0 0 249 249" draw:points="0,0 125,249 249,0 0,0">
          <text:p/>
        </draw:polyline>
        <draw:polygon draw:style-name="gr130" draw:text-style-name="P9" draw:layer="layout" svg:width="0.248cm" svg:height="0.248cm" svg:x="12.83cm" svg:y="4.785cm" svg:viewBox="0 0 249 249" draw:points="0,0 125,249 249,0">
          <text:p/>
        </draw:polygon>
        <draw:polyline draw:style-name="gr117" draw:text-style-name="P9" draw:layer="layout" svg:width="0.248cm" svg:height="0.248cm" svg:x="12.83cm" svg:y="4.785cm" svg:viewBox="0 0 249 249" draw:points="0,0 125,249 249,0 0,0">
          <text:p/>
        </draw:polyline>
        <draw:polygon draw:style-name="gr130" draw:text-style-name="P9" draw:layer="layout" svg:width="0.248cm" svg:height="0.248cm" svg:x="13.927cm" svg:y="4.877cm" svg:viewBox="0 0 249 249" draw:points="0,0 125,249 249,0">
          <text:p/>
        </draw:polygon>
        <draw:polyline draw:style-name="gr117" draw:text-style-name="P9" draw:layer="layout" svg:width="0.248cm" svg:height="0.248cm" svg:x="13.927cm" svg:y="4.877cm" svg:viewBox="0 0 249 249" draw:points="0,0 125,249 249,0 0,0">
          <text:p/>
        </draw:polyline>
        <draw:polygon draw:style-name="gr130" draw:text-style-name="P9" draw:layer="layout" svg:width="0.248cm" svg:height="0.248cm" svg:x="15.023cm" svg:y="4.811cm" svg:viewBox="0 0 249 249" draw:points="0,0 125,249 249,0">
          <text:p/>
        </draw:polygon>
        <draw:polyline draw:style-name="gr117" draw:text-style-name="P9" draw:layer="layout" svg:width="0.248cm" svg:height="0.248cm" svg:x="15.023cm" svg:y="4.811cm" svg:viewBox="0 0 249 249" draw:points="0,0 125,249 249,0 0,0">
          <text:p/>
        </draw:polyline>
        <draw:polygon draw:style-name="gr130" draw:text-style-name="P9" draw:layer="layout" svg:width="0.248cm" svg:height="0.248cm" svg:x="16.12cm" svg:y="4.764cm" svg:viewBox="0 0 249 249" draw:points="0,0 125,249 249,0">
          <text:p/>
        </draw:polygon>
        <draw:polyline draw:style-name="gr117" draw:text-style-name="P9" draw:layer="layout" svg:width="0.248cm" svg:height="0.248cm" svg:x="16.12cm" svg:y="4.764cm" svg:viewBox="0 0 249 249" draw:points="0,0 125,249 249,0 0,0">
          <text:p/>
        </draw:polyline>
        <draw:polygon draw:style-name="gr130" draw:text-style-name="P9" draw:layer="layout" svg:width="0.248cm" svg:height="0.248cm" svg:x="17.217cm" svg:y="4.807cm" svg:viewBox="0 0 249 249" draw:points="0,0 125,249 249,0">
          <text:p/>
        </draw:polygon>
        <draw:polyline draw:style-name="gr117" draw:text-style-name="P9" draw:layer="layout" svg:width="0.248cm" svg:height="0.248cm" svg:x="17.217cm" svg:y="4.807cm" svg:viewBox="0 0 249 249" draw:points="0,0 125,249 249,0 0,0">
          <text:p/>
        </draw:polyline>
        <draw:polygon draw:style-name="gr186" draw:text-style-name="P9" draw:layer="layout" svg:width="1.12cm" svg:height="0.397cm" svg:x="7.459cm" svg:y="5.333cm" svg:viewBox="0 0 1121 398" draw:points="24,0 1121,315 1109,356 1097,398 0,84 12,42">
          <text:p/>
        </draw:polygon>
        <draw:polygon draw:style-name="gr186" draw:text-style-name="P9" draw:layer="layout" svg:width="0.011cm" svg:height="0.043cm" svg:x="8.555cm" svg:y="5.69cm" svg:viewBox="0 0 12 44" draw:points="12,0 7,44 0,42">
          <text:p/>
        </draw:polygon>
        <draw:polygon draw:style-name="gr186" draw:text-style-name="P9" draw:layer="layout" svg:width="1.106cm" svg:height="0.208cm" svg:x="8.562cm" svg:y="5.646cm" svg:viewBox="0 0 1107 209" draw:points="10,0 1107,121 1102,165 1097,209 0,88 5,44">
          <text:p/>
        </draw:polygon>
        <draw:polygon draw:style-name="gr186" draw:text-style-name="P9" draw:layer="layout" svg:width="0.005cm" svg:height="0.043cm" svg:x="9.659cm" svg:y="5.811cm" svg:viewBox="0 0 6 44" draw:points="5,0 6,44 0,44">
          <text:p/>
        </draw:polygon>
        <draw:polygon draw:style-name="gr186" draw:text-style-name="P9" draw:layer="layout" svg:width="1.098cm" svg:height="0.11cm" svg:x="9.663cm" svg:y="5.743cm" svg:viewBox="0 0 1099 111" draw:points="0,24 1097,0 1098,44 1099,88 2,111 1,68">
          <text:p/>
        </draw:polygon>
        <draw:polygon draw:style-name="gr186" draw:text-style-name="P9" draw:layer="layout" svg:width="0cm" svg:height="0.043cm" svg:x="10.759cm" svg:y="5.743cm" svg:viewBox="0 0 1 44" draw:points="1,44 0,0 0,0">
          <text:p/>
        </draw:polygon>
        <draw:polygon draw:style-name="gr186" draw:text-style-name="P9" draw:layer="layout" svg:width="1.098cm" svg:height="0.104cm" svg:x="10.759cm" svg:y="5.726cm" svg:viewBox="0 0 1099 105" draw:points="0,17 1097,0 1098,44 1099,88 2,105 1,61">
          <text:p/>
        </draw:polygon>
        <draw:polygon draw:style-name="gr186" draw:text-style-name="P9" draw:layer="layout" svg:width="0.005cm" svg:height="0.043cm" svg:x="11.857cm" svg:y="5.77cm" svg:viewBox="0 0 6 44" draw:points="0,0 6,44 1,44">
          <text:p/>
        </draw:polygon>
        <draw:polygon draw:style-name="gr186" draw:text-style-name="P9" draw:layer="layout" svg:width="1.109cm" svg:height="0.238cm" svg:x="11.851cm" svg:y="5.575cm" svg:viewBox="0 0 1110 239" draw:points="0,151 1098,0 1104,44 1110,88 12,239 6,195">
          <text:p/>
        </draw:polygon>
        <draw:polygon draw:style-name="gr186" draw:text-style-name="P9" draw:layer="layout" svg:width="0.006cm" svg:height="0.043cm" svg:x="12.949cm" svg:y="5.575cm" svg:viewBox="0 0 7 44" draw:points="6,44 0,0 7,0">
          <text:p/>
        </draw:polygon>
        <draw:polygon draw:style-name="gr186" draw:text-style-name="P9" draw:layer="layout" svg:width="1.098cm" svg:height="0.121cm" svg:x="12.954cm" svg:y="5.575cm" svg:viewBox="0 0 1099 122" draw:points="2,0 1099,35 1098,79 1097,122 0,88 1,44">
          <text:p/>
        </draw:polygon>
        <draw:polygon draw:style-name="gr186" draw:text-style-name="P9" draw:layer="layout" svg:width="0.001cm" svg:height="0.043cm" svg:x="14.051cm" svg:y="5.61cm" svg:viewBox="0 0 2 44" draw:points="0,44 1,0 2,0">
          <text:p/>
        </draw:polygon>
        <draw:polygon draw:style-name="gr186" draw:text-style-name="P9" draw:layer="layout" svg:width="1.1cm" svg:height="0.126cm" svg:x="14.049cm" svg:y="5.61cm" svg:viewBox="0 0 1101 127" draw:points="4,0 1101,40 1099,84 1097,127 0,88 2,44">
          <text:p/>
        </draw:polygon>
        <draw:polygon draw:style-name="gr186" draw:text-style-name="P9" draw:layer="layout" svg:width="0.007cm" svg:height="0.043cm" svg:x="15.146cm" svg:y="5.694cm" svg:viewBox="0 0 8 44" draw:points="2,0 8,44 0,44">
          <text:p/>
        </draw:polygon>
        <draw:polygon draw:style-name="gr186" draw:text-style-name="P9" draw:layer="layout" svg:width="1.108cm" svg:height="0.232cm" svg:x="15.142cm" svg:y="5.504cm" svg:viewBox="0 0 1109 233" draw:points="0,145 1097,0 1103,44 1109,88 12,233 6,189">
          <text:p/>
        </draw:polygon>
        <draw:polygon draw:style-name="gr186" draw:text-style-name="P9" draw:layer="layout" svg:width="0.006cm" svg:height="0.043cm" svg:x="16.239cm" svg:y="5.504cm" svg:viewBox="0 0 7 44" draw:points="6,44 0,0 7,0">
          <text:p/>
        </draw:polygon>
        <draw:polygon draw:style-name="gr186" draw:text-style-name="P9" draw:layer="layout" svg:width="1.099cm" svg:height="0.108cm" svg:x="16.244cm" svg:y="5.504cm" svg:viewBox="0 0 1100 109" draw:points="2,0 1100,22 1099,66 1098,109 0,88 1,44">
          <text:p/>
        </draw:polygon>
        <draw:polygon draw:style-name="gr186" draw:text-style-name="P9" draw:layer="layout" svg:width="0.248cm" svg:height="0.248cm" svg:x="7.346cm" svg:y="5.251cm" svg:viewBox="0 0 249 249" draw:points="0,249 249,249 125,0">
          <text:p/>
        </draw:polygon>
        <draw:polyline draw:style-name="gr117" draw:text-style-name="P9" draw:layer="layout" svg:width="0.248cm" svg:height="0.248cm" svg:x="7.346cm" svg:y="5.251cm" svg:viewBox="0 0 249 249" draw:points="0,249 249,249 125,0 0,249">
          <text:p/>
        </draw:polyline>
        <draw:polygon draw:style-name="gr186" draw:text-style-name="P9" draw:layer="layout" svg:width="0.248cm" svg:height="0.248cm" svg:x="8.442cm" svg:y="5.565cm" svg:viewBox="0 0 249 249" draw:points="0,249 249,249 125,0">
          <text:p/>
        </draw:polygon>
        <draw:polyline draw:style-name="gr117" draw:text-style-name="P9" draw:layer="layout" svg:width="0.248cm" svg:height="0.248cm" svg:x="8.442cm" svg:y="5.565cm" svg:viewBox="0 0 249 249" draw:points="0,249 249,249 125,0 0,249">
          <text:p/>
        </draw:polyline>
        <draw:polygon draw:style-name="gr186" draw:text-style-name="P9" draw:layer="layout" svg:width="0.248cm" svg:height="0.248cm" svg:x="9.539cm" svg:y="5.687cm" svg:viewBox="0 0 249 249" draw:points="0,249 249,249 125,0">
          <text:p/>
        </draw:polygon>
        <draw:polyline draw:style-name="gr117" draw:text-style-name="P9" draw:layer="layout" svg:width="0.248cm" svg:height="0.248cm" svg:x="9.539cm" svg:y="5.687cm" svg:viewBox="0 0 249 249" draw:points="0,249 249,249 125,0 0,249">
          <text:p/>
        </draw:polyline>
        <draw:polygon draw:style-name="gr186" draw:text-style-name="P9" draw:layer="layout" svg:width="0.248cm" svg:height="0.248cm" svg:x="10.636cm" svg:y="5.663cm" svg:viewBox="0 0 249 249" draw:points="0,249 249,249 125,0">
          <text:p/>
        </draw:polygon>
        <draw:polyline draw:style-name="gr117" draw:text-style-name="P9" draw:layer="layout" svg:width="0.248cm" svg:height="0.248cm" svg:x="10.636cm" svg:y="5.663cm" svg:viewBox="0 0 249 249" draw:points="0,249 249,249 125,0 0,249">
          <text:p/>
        </draw:polyline>
        <draw:polygon draw:style-name="gr186" draw:text-style-name="P9" draw:layer="layout" svg:width="0.248cm" svg:height="0.248cm" svg:x="11.732cm" svg:y="5.646cm" svg:viewBox="0 0 249 249" draw:points="0,249 249,249 125,0">
          <text:p/>
        </draw:polygon>
        <draw:polyline draw:style-name="gr117" draw:text-style-name="P9" draw:layer="layout" svg:width="0.248cm" svg:height="0.248cm" svg:x="11.732cm" svg:y="5.646cm" svg:viewBox="0 0 249 249" draw:points="0,249 249,249 125,0 0,249">
          <text:p/>
        </draw:polyline>
        <draw:polygon draw:style-name="gr186" draw:text-style-name="P9" draw:layer="layout" svg:width="0.248cm" svg:height="0.248cm" svg:x="12.83cm" svg:y="5.495cm" svg:viewBox="0 0 249 249" draw:points="0,249 249,249 125,0">
          <text:p/>
        </draw:polygon>
        <draw:polyline draw:style-name="gr117" draw:text-style-name="P9" draw:layer="layout" svg:width="0.248cm" svg:height="0.248cm" svg:x="12.83cm" svg:y="5.495cm" svg:viewBox="0 0 249 249" draw:points="0,249 249,249 125,0 0,249">
          <text:p/>
        </draw:polyline>
        <draw:polygon draw:style-name="gr186" draw:text-style-name="P9" draw:layer="layout" svg:width="0.248cm" svg:height="0.248cm" svg:x="13.927cm" svg:y="5.529cm" svg:viewBox="0 0 249 249" draw:points="0,249 249,249 125,0">
          <text:p/>
        </draw:polygon>
        <draw:polyline draw:style-name="gr117" draw:text-style-name="P9" draw:layer="layout" svg:width="0.248cm" svg:height="0.248cm" svg:x="13.927cm" svg:y="5.529cm" svg:viewBox="0 0 249 249" draw:points="0,249 249,249 125,0 0,249">
          <text:p/>
        </draw:polyline>
        <draw:polygon draw:style-name="gr186" draw:text-style-name="P9" draw:layer="layout" svg:width="0.248cm" svg:height="0.248cm" svg:x="15.023cm" svg:y="5.569cm" svg:viewBox="0 0 249 249" draw:points="0,249 249,249 125,0">
          <text:p/>
        </draw:polygon>
        <draw:polyline draw:style-name="gr117" draw:text-style-name="P9" draw:layer="layout" svg:width="0.248cm" svg:height="0.248cm" svg:x="15.023cm" svg:y="5.569cm" svg:viewBox="0 0 249 249" draw:points="0,249 249,249 125,0 0,249">
          <text:p/>
        </draw:polyline>
        <draw:polygon draw:style-name="gr186" draw:text-style-name="P9" draw:layer="layout" svg:width="0.248cm" svg:height="0.248cm" svg:x="16.12cm" svg:y="5.424cm" svg:viewBox="0 0 249 249" draw:points="0,249 249,249 125,0">
          <text:p/>
        </draw:polygon>
        <draw:polyline draw:style-name="gr117" draw:text-style-name="P9" draw:layer="layout" svg:width="0.248cm" svg:height="0.248cm" svg:x="16.12cm" svg:y="5.424cm" svg:viewBox="0 0 249 249" draw:points="0,249 249,249 125,0 0,249">
          <text:p/>
        </draw:polyline>
        <draw:polygon draw:style-name="gr186" draw:text-style-name="P9" draw:layer="layout" svg:width="0.248cm" svg:height="0.248cm" svg:x="17.217cm" svg:y="5.446cm" svg:viewBox="0 0 249 249" draw:points="0,249 249,249 125,0">
          <text:p/>
        </draw:polygon>
        <draw:polyline draw:style-name="gr117" draw:text-style-name="P9" draw:layer="layout" svg:width="0.248cm" svg:height="0.248cm" svg:x="17.217cm" svg:y="5.446cm" svg:viewBox="0 0 249 249" draw:points="0,249 249,249 125,0 0,249">
          <text:p/>
        </draw:polyline>
        <draw:polygon draw:style-name="gr187" draw:text-style-name="P9" draw:layer="layout" svg:width="1.159cm" svg:height="1.244cm" svg:x="7.439cm" svg:y="6.415cm" svg:viewBox="0 0 1160 1245" draw:points="64,0 1160,1185 1129,1215 1097,1245 0,60 32,30">
          <text:p/>
        </draw:polygon>
        <draw:polygon draw:style-name="gr187" draw:text-style-name="P9" draw:layer="layout" svg:width="0.031cm" svg:height="0.039cm" svg:x="8.535cm" svg:y="7.63cm" svg:viewBox="0 0 32 40" draw:points="32,0 14,40 7,37 1,32 0,30">
          <text:p/>
        </draw:polygon>
        <draw:polygon draw:style-name="gr187" draw:text-style-name="P9" draw:layer="layout" svg:width="1.132cm" svg:height="0.563cm" svg:x="8.549cm" svg:y="7.591cm" svg:viewBox="0 0 1133 564" draw:points="36,0 1133,485 1115,525 1097,564 0,80 18,40">
          <text:p/>
        </draw:polygon>
        <draw:polygon draw:style-name="gr187" draw:text-style-name="P9" draw:layer="layout" svg:width="0.017cm" svg:height="0.042cm" svg:x="9.646cm" svg:y="8.115cm" svg:viewBox="0 0 18 43" draw:points="18,0 7,43 0,40">
          <text:p/>
        </draw:polygon>
        <draw:polygon draw:style-name="gr187" draw:text-style-name="P9" draw:layer="layout" svg:width="1.118cm" svg:height="0.373cm" svg:x="9.653cm" svg:y="8.072cm" svg:viewBox="0 0 1119 374" draw:points="22,0 1119,289 1108,331 1097,374 0,86 11,43">
          <text:p/>
        </draw:polygon>
        <draw:polygon draw:style-name="gr187" draw:text-style-name="P9" draw:layer="layout" svg:width="0.01cm" svg:height="0.043cm" svg:x="10.749cm" svg:y="8.404cm" svg:viewBox="0 0 11 44" draw:points="11,0 5,44 0,43">
          <text:p/>
        </draw:polygon>
        <draw:polygon draw:style-name="gr187" draw:text-style-name="P9" draw:layer="layout" svg:width="1.108cm" svg:height="0.248cm" svg:x="10.754cm" svg:y="8.36cm" svg:viewBox="0 0 1109 249" draw:points="12,0 1109,161 1103,205 1097,249 0,88 6,44">
          <text:p/>
        </draw:polygon>
        <draw:polygon draw:style-name="gr187" draw:text-style-name="P9" draw:layer="layout" svg:width="0.005cm" svg:height="0.043cm" svg:x="11.851cm" svg:y="8.565cm" svg:viewBox="0 0 6 44" draw:points="6,0 0,44 0,44">
          <text:p/>
        </draw:polygon>
        <draw:polygon draw:style-name="gr187" draw:text-style-name="P9" draw:layer="layout" svg:width="1.109cm" svg:height="0.239cm" svg:x="11.851cm" svg:y="8.521cm" svg:viewBox="0 0 1110 240" draw:points="12,0 1110,152 1104,196 1098,240 0,88 6,44">
          <text:p/>
        </draw:polygon>
        <draw:polygon draw:style-name="gr187" draw:text-style-name="P9" draw:layer="layout" svg:width="0.005cm" svg:height="0.043cm" svg:x="12.949cm" svg:y="8.717cm" svg:viewBox="0 0 6 44" draw:points="6,0 5,44 0,44">
          <text:p/>
        </draw:polygon>
        <draw:polygon draw:style-name="gr187" draw:text-style-name="P9" draw:layer="layout" svg:width="1.098cm" svg:height="0.104cm" svg:x="12.954cm" svg:y="8.674cm" svg:viewBox="0 0 1099 105" draw:points="2,0 1099,17 1098,61 1097,105 0,88 1,44">
          <text:p/>
        </draw:polygon>
        <draw:polygon draw:style-name="gr187" draw:text-style-name="P9" draw:layer="layout" svg:width="0cm" svg:height="0.043cm" svg:x="14.051cm" svg:y="8.69cm" svg:viewBox="0 0 1 44" draw:points="0,44 1,0 1,0">
          <text:p/>
        </draw:polygon>
        <draw:polygon draw:style-name="gr187" draw:text-style-name="P9" draw:layer="layout" svg:width="1.098cm" svg:height="0.113cm" svg:x="14.05cm" svg:y="8.69cm" svg:viewBox="0 0 1099 114" draw:points="2,0 1099,27 1098,71 1097,114 0,88 1,44">
          <text:p/>
        </draw:polygon>
        <draw:polygon draw:style-name="gr187" draw:text-style-name="P9" draw:layer="layout" svg:width="0.003cm" svg:height="0.043cm" svg:x="15.147cm" svg:y="8.761cm" svg:viewBox="0 0 4 44" draw:points="1,0 4,44 0,44">
          <text:p/>
        </draw:polygon>
        <draw:polygon draw:style-name="gr187" draw:text-style-name="P9" draw:layer="layout" svg:width="1.102cm" svg:height="0.172cm" svg:x="15.145cm" svg:y="8.632cm" svg:viewBox="0 0 1103 173" draw:points="0,86 1097,0 1100,44 1103,88 6,173 3,129">
          <text:p/>
        </draw:polygon>
        <draw:polygon draw:style-name="gr187" draw:text-style-name="P9" draw:layer="layout" svg:width="0.005cm" svg:height="0.043cm" svg:x="16.242cm" svg:y="8.632cm" svg:viewBox="0 0 6 44" draw:points="3,44 0,0 6,0">
          <text:p/>
        </draw:polygon>
        <draw:polygon draw:style-name="gr187" draw:text-style-name="P9" draw:layer="layout" svg:width="1.103cm" svg:height="0.165cm" svg:x="16.242cm" svg:y="8.632cm" svg:viewBox="0 0 1104 166" draw:points="6,0 1104,79 1101,122 1098,166 0,88 3,44">
          <text:p/>
        </draw:polygon>
        <draw:polygon draw:style-name="gr187" draw:text-style-name="P9" draw:layer="layout" svg:width="0.248cm" svg:height="0.248cm" svg:x="7.346cm" svg:y="6.321cm" svg:viewBox="0 0 249 249" draw:points="0,0 0,249 249,124">
          <text:p/>
        </draw:polygon>
        <draw:polyline draw:style-name="gr117" draw:text-style-name="P9" draw:layer="layout" svg:width="0.248cm" svg:height="0.248cm" svg:x="7.346cm" svg:y="6.321cm" svg:viewBox="0 0 249 249" draw:points="0,0 0,249 249,124 0,0">
          <text:p/>
        </draw:polyline>
        <draw:polygon draw:style-name="gr187" draw:text-style-name="P9" draw:layer="layout" svg:width="0.248cm" svg:height="0.248cm" svg:x="8.442cm" svg:y="7.506cm" svg:viewBox="0 0 249 249" draw:points="0,0 0,249 249,124">
          <text:p/>
        </draw:polygon>
        <draw:polyline draw:style-name="gr117" draw:text-style-name="P9" draw:layer="layout" svg:width="0.248cm" svg:height="0.248cm" svg:x="8.442cm" svg:y="7.506cm" svg:viewBox="0 0 249 249" draw:points="0,0 0,249 249,124 0,0">
          <text:p/>
        </draw:polyline>
        <draw:polygon draw:style-name="gr187" draw:text-style-name="P9" draw:layer="layout" svg:width="0.248cm" svg:height="0.248cm" svg:x="9.539cm" svg:y="7.991cm" svg:viewBox="0 0 249 249" draw:points="0,0 0,249 249,124">
          <text:p/>
        </draw:polygon>
        <draw:polyline draw:style-name="gr117" draw:text-style-name="P9" draw:layer="layout" svg:width="0.248cm" svg:height="0.248cm" svg:x="9.539cm" svg:y="7.991cm" svg:viewBox="0 0 249 249" draw:points="0,0 0,249 249,124 0,0">
          <text:p/>
        </draw:polyline>
        <draw:polygon draw:style-name="gr187" draw:text-style-name="P9" draw:layer="layout" svg:width="0.248cm" svg:height="0.248cm" svg:x="10.636cm" svg:y="8.279cm" svg:viewBox="0 0 249 249" draw:points="0,0 0,249 249,124">
          <text:p/>
        </draw:polygon>
        <draw:polyline draw:style-name="gr117" draw:text-style-name="P9" draw:layer="layout" svg:width="0.248cm" svg:height="0.248cm" svg:x="10.636cm" svg:y="8.279cm" svg:viewBox="0 0 249 249" draw:points="0,0 0,249 249,124 0,0">
          <text:p/>
        </draw:polyline>
        <draw:polygon draw:style-name="gr187" draw:text-style-name="P9" draw:layer="layout" svg:width="0.248cm" svg:height="0.248cm" svg:x="11.732cm" svg:y="8.441cm" svg:viewBox="0 0 249 249" draw:points="0,0 0,249 249,124">
          <text:p/>
        </draw:polygon>
        <draw:polyline draw:style-name="gr117" draw:text-style-name="P9" draw:layer="layout" svg:width="0.248cm" svg:height="0.248cm" svg:x="11.732cm" svg:y="8.441cm" svg:viewBox="0 0 249 249" draw:points="0,0 0,249 249,124 0,0">
          <text:p/>
        </draw:polyline>
        <draw:polygon draw:style-name="gr187" draw:text-style-name="P9" draw:layer="layout" svg:width="0.248cm" svg:height="0.248cm" svg:x="12.83cm" svg:y="8.593cm" svg:viewBox="0 0 249 249" draw:points="0,0 0,249 249,124">
          <text:p/>
        </draw:polygon>
        <draw:polyline draw:style-name="gr117" draw:text-style-name="P9" draw:layer="layout" svg:width="0.248cm" svg:height="0.248cm" svg:x="12.83cm" svg:y="8.593cm" svg:viewBox="0 0 249 249" draw:points="0,0 0,249 249,124 0,0">
          <text:p/>
        </draw:polyline>
        <draw:polygon draw:style-name="gr187" draw:text-style-name="P9" draw:layer="layout" svg:width="0.248cm" svg:height="0.248cm" svg:x="13.927cm" svg:y="8.61cm" svg:viewBox="0 0 249 249" draw:points="0,0 0,249 249,124">
          <text:p/>
        </draw:polygon>
        <draw:polyline draw:style-name="gr117" draw:text-style-name="P9" draw:layer="layout" svg:width="0.248cm" svg:height="0.248cm" svg:x="13.927cm" svg:y="8.61cm" svg:viewBox="0 0 249 249" draw:points="0,0 0,249 249,124 0,0">
          <text:p/>
        </draw:polyline>
        <draw:polygon draw:style-name="gr187" draw:text-style-name="P9" draw:layer="layout" svg:width="0.248cm" svg:height="0.248cm" svg:x="15.023cm" svg:y="8.637cm" svg:viewBox="0 0 249 249" draw:points="0,0 0,249 249,124">
          <text:p/>
        </draw:polygon>
        <draw:polyline draw:style-name="gr117" draw:text-style-name="P9" draw:layer="layout" svg:width="0.248cm" svg:height="0.248cm" svg:x="15.023cm" svg:y="8.637cm" svg:viewBox="0 0 249 249" draw:points="0,0 0,249 249,124 0,0">
          <text:p/>
        </draw:polyline>
        <draw:polygon draw:style-name="gr187" draw:text-style-name="P9" draw:layer="layout" svg:width="0.248cm" svg:height="0.248cm" svg:x="16.12cm" svg:y="8.551cm" svg:viewBox="0 0 249 249" draw:points="0,0 0,249 249,124">
          <text:p/>
        </draw:polygon>
        <draw:polyline draw:style-name="gr117" draw:text-style-name="P9" draw:layer="layout" svg:width="0.248cm" svg:height="0.248cm" svg:x="16.12cm" svg:y="8.551cm" svg:viewBox="0 0 249 249" draw:points="0,0 0,249 249,124 0,0">
          <text:p/>
        </draw:polyline>
        <draw:polygon draw:style-name="gr187" draw:text-style-name="P9" draw:layer="layout" svg:width="0.248cm" svg:height="0.248cm" svg:x="17.217cm" svg:y="8.63cm" svg:viewBox="0 0 249 249" draw:points="0,0 0,249 249,124">
          <text:p/>
        </draw:polygon>
        <draw:polyline draw:style-name="gr117" draw:text-style-name="P9" draw:layer="layout" svg:width="0.248cm" svg:height="0.248cm" svg:x="17.217cm" svg:y="8.63cm" svg:viewBox="0 0 249 249" draw:points="0,0 0,249 249,124 0,0">
          <text:p/>
        </draw:polyline>
        <draw:polygon draw:style-name="gr188" draw:text-style-name="P9" draw:layer="layout" svg:width="1.157cm" svg:height="1.162cm" svg:x="7.44cm" svg:y="7.678cm" svg:viewBox="0 0 1158 1163" draw:points="62,0 1158,1101 1128,1132 1097,1163 0,62 31,31">
          <text:p/>
        </draw:polygon>
        <draw:polygon draw:style-name="gr188" draw:text-style-name="P9" draw:layer="layout" svg:width="0.03cm" svg:height="0.041cm" svg:x="8.536cm" svg:y="8.81cm" svg:viewBox="0 0 31 42" draw:points="31,0 19,42 12,40 6,36 0,31">
          <text:p/>
        </draw:polygon>
        <draw:polygon draw:style-name="gr188" draw:text-style-name="P9" draw:layer="layout" svg:width="1.12cm" svg:height="0.383cm" svg:x="8.555cm" svg:y="8.768cm" svg:viewBox="0 0 1121 384" draw:points="24,0 1121,301 1109,342 1097,384 0,84 12,42">
          <text:p/>
        </draw:polygon>
        <draw:polygon draw:style-name="gr188" draw:text-style-name="P9" draw:layer="layout" svg:width="0.011cm" svg:height="0.043cm" svg:x="9.652cm" svg:y="9.111cm" svg:viewBox="0 0 12 44" draw:points="12,0 9,44 1,43 0,42">
          <text:p/>
        </draw:polygon>
        <draw:polygon draw:style-name="gr188" draw:text-style-name="P9" draw:layer="layout" svg:width="1.102cm" svg:height="0.167cm" svg:x="9.661cm" svg:y="9.067cm" svg:viewBox="0 0 1103 168" draw:points="6,0 1103,81 1100,124 1097,168 0,88 3,44">
          <text:p/>
        </draw:polygon>
        <draw:polygon draw:style-name="gr188" draw:text-style-name="P9" draw:layer="layout" svg:width="0.002cm" svg:height="0.043cm" svg:x="10.757cm" svg:y="9.191cm" svg:viewBox="0 0 3 44" draw:points="3,0 2,44 0,44">
          <text:p/>
        </draw:polygon>
        <draw:polygon draw:style-name="gr188" draw:text-style-name="P9" draw:layer="layout" svg:width="1.098cm" svg:height="0.114cm" svg:x="10.759cm" svg:y="9.147cm" svg:viewBox="0 0 1099 115" draw:points="2,0 1099,28 1098,72 1097,115 0,88 1,44">
          <text:p/>
        </draw:polygon>
        <draw:polygon draw:style-name="gr188" draw:text-style-name="P9" draw:layer="layout" svg:width="0cm" svg:height="0.043cm" svg:x="11.856cm" svg:y="9.219cm" svg:viewBox="0 0 1 44" draw:points="1,0 1,44 0,44">
          <text:p/>
        </draw:polygon>
        <draw:polygon draw:style-name="gr188" draw:text-style-name="P9" draw:layer="layout" svg:width="1.097cm" svg:height="0.098cm" svg:x="11.857cm" svg:y="9.175cm" svg:viewBox="0 0 1098 99" draw:points="0,0 1098,11 1098,55 1098,99 0,88 0,44">
          <text:p/>
        </draw:polygon>
        <draw:polygon draw:style-name="gr188" draw:text-style-name="P9" draw:layer="layout" svg:width="0cm" svg:height="0.043cm" svg:x="12.955cm" svg:y="9.23cm" svg:viewBox="0 0 0 44" draw:points="0,0 0,44 0,44">
          <text:p/>
        </draw:polygon>
        <draw:polygon draw:style-name="gr188" draw:text-style-name="P9" draw:layer="layout" svg:width="1.096cm" svg:height="0.089cm" svg:x="12.955cm" svg:y="9.186cm" svg:viewBox="0 0 1097 90" draw:points="0,0 1097,2 1097,46 1097,90 0,88 0,44">
          <text:p/>
        </draw:polygon>
        <draw:polygon draw:style-name="gr188" draw:text-style-name="P9" draw:layer="layout" svg:width="0cm" svg:height="0.043cm" svg:x="14.051cm" svg:y="9.188cm" svg:viewBox="0 0 0 44" draw:points="0,44 0,0 0,0">
          <text:p/>
        </draw:polygon>
        <draw:polygon draw:style-name="gr188" draw:text-style-name="P9" draw:layer="layout" svg:width="1.096cm" svg:height="0.092cm" svg:x="14.051cm" svg:y="9.188cm" svg:viewBox="0 0 1097 93" draw:points="0,0 1097,5 1097,49 1097,93 0,88 0,44">
          <text:p/>
        </draw:polygon>
        <draw:polygon draw:style-name="gr188" draw:text-style-name="P9" draw:layer="layout" svg:width="0cm" svg:height="0.043cm" svg:x="15.148cm" svg:y="9.237cm" svg:viewBox="0 0 0 44" draw:points="0,0 0,44 0,44">
          <text:p/>
        </draw:polygon>
        <draw:polygon draw:style-name="gr188" draw:text-style-name="P9" draw:layer="layout" svg:width="1.096cm" svg:height="0.089cm" svg:x="15.148cm" svg:y="9.193cm" svg:viewBox="0 0 1097 90" draw:points="0,0 1097,2 1097,46 1097,90 0,88 0,44">
          <text:p/>
        </draw:polygon>
        <draw:polygon draw:style-name="gr188" draw:text-style-name="P9" draw:layer="layout" svg:width="0cm" svg:height="0.043cm" svg:x="16.245cm" svg:y="9.239cm" svg:viewBox="0 0 0 44" draw:points="0,0 0,44 0,44">
          <text:p/>
        </draw:polygon>
        <draw:polygon draw:style-name="gr188" draw:text-style-name="P9" draw:layer="layout" svg:width="1.097cm" svg:height="0.088cm" svg:x="16.245cm" svg:y="9.195cm" svg:viewBox="0 0 1098 89" draw:points="0,0 1098,1 1098,45 1098,89 0,88 0,44">
          <text:p/>
        </draw:polygon>
        <draw:polygon draw:style-name="gr188" draw:text-style-name="P9" draw:layer="layout" svg:width="0.248cm" svg:height="0.248cm" svg:x="7.346cm" svg:y="7.585cm" svg:viewBox="0 0 249 249" draw:points="0,124 249,249 249,0">
          <text:p/>
        </draw:polygon>
        <draw:polyline draw:style-name="gr117" draw:text-style-name="P9" draw:layer="layout" svg:width="0.248cm" svg:height="0.248cm" svg:x="7.346cm" svg:y="7.585cm" svg:viewBox="0 0 249 249" draw:points="0,124 249,249 249,0 0,124">
          <text:p/>
        </draw:polyline>
        <draw:polygon draw:style-name="gr188" draw:text-style-name="P9" draw:layer="layout" svg:width="0.248cm" svg:height="0.248cm" svg:x="8.442cm" svg:y="8.686cm" svg:viewBox="0 0 249 249" draw:points="0,124 249,249 249,0">
          <text:p/>
        </draw:polygon>
        <draw:polyline draw:style-name="gr117" draw:text-style-name="P9" draw:layer="layout" svg:width="0.248cm" svg:height="0.248cm" svg:x="8.442cm" svg:y="8.686cm" svg:viewBox="0 0 249 249" draw:points="0,124 249,249 249,0 0,124">
          <text:p/>
        </draw:polyline>
        <draw:polygon draw:style-name="gr188" draw:text-style-name="P9" draw:layer="layout" svg:width="0.248cm" svg:height="0.248cm" svg:x="9.539cm" svg:y="8.986cm" svg:viewBox="0 0 249 249" draw:points="0,124 249,249 249,0">
          <text:p/>
        </draw:polygon>
        <draw:polyline draw:style-name="gr117" draw:text-style-name="P9" draw:layer="layout" svg:width="0.248cm" svg:height="0.248cm" svg:x="9.539cm" svg:y="8.986cm" svg:viewBox="0 0 249 249" draw:points="0,124 249,249 249,0 0,124">
          <text:p/>
        </draw:polyline>
        <draw:polygon draw:style-name="gr188" draw:text-style-name="P9" draw:layer="layout" svg:width="0.248cm" svg:height="0.248cm" svg:x="10.636cm" svg:y="9.067cm" svg:viewBox="0 0 249 249" draw:points="0,124 249,249 249,0">
          <text:p/>
        </draw:polygon>
        <draw:polyline draw:style-name="gr117" draw:text-style-name="P9" draw:layer="layout" svg:width="0.248cm" svg:height="0.248cm" svg:x="10.636cm" svg:y="9.067cm" svg:viewBox="0 0 249 249" draw:points="0,124 249,249 249,0 0,124">
          <text:p/>
        </draw:polyline>
        <draw:polygon draw:style-name="gr188" draw:text-style-name="P9" draw:layer="layout" svg:width="0.248cm" svg:height="0.248cm" svg:x="11.732cm" svg:y="9.095cm" svg:viewBox="0 0 249 249" draw:points="0,124 249,249 249,0">
          <text:p/>
        </draw:polygon>
        <draw:polyline draw:style-name="gr117" draw:text-style-name="P9" draw:layer="layout" svg:width="0.248cm" svg:height="0.248cm" svg:x="11.732cm" svg:y="9.095cm" svg:viewBox="0 0 249 249" draw:points="0,124 249,249 249,0 0,124">
          <text:p/>
        </draw:polyline>
        <draw:polygon draw:style-name="gr188" draw:text-style-name="P9" draw:layer="layout" svg:width="0.248cm" svg:height="0.248cm" svg:x="12.83cm" svg:y="9.106cm" svg:viewBox="0 0 249 249" draw:points="0,124 249,249 249,0">
          <text:p/>
        </draw:polygon>
        <draw:polyline draw:style-name="gr117" draw:text-style-name="P9" draw:layer="layout" svg:width="0.248cm" svg:height="0.248cm" svg:x="12.83cm" svg:y="9.106cm" svg:viewBox="0 0 249 249" draw:points="0,124 249,249 249,0 0,124">
          <text:p/>
        </draw:polyline>
        <draw:polygon draw:style-name="gr188" draw:text-style-name="P9" draw:layer="layout" svg:width="0.248cm" svg:height="0.248cm" svg:x="13.927cm" svg:y="9.108cm" svg:viewBox="0 0 249 249" draw:points="0,124 249,249 249,0">
          <text:p/>
        </draw:polygon>
        <draw:polyline draw:style-name="gr117" draw:text-style-name="P9" draw:layer="layout" svg:width="0.248cm" svg:height="0.248cm" svg:x="13.927cm" svg:y="9.108cm" svg:viewBox="0 0 249 249" draw:points="0,124 249,249 249,0 0,124">
          <text:p/>
        </draw:polyline>
        <draw:polygon draw:style-name="gr188" draw:text-style-name="P9" draw:layer="layout" svg:width="0.248cm" svg:height="0.248cm" svg:x="15.023cm" svg:y="9.113cm" svg:viewBox="0 0 249 249" draw:points="0,124 249,249 249,0">
          <text:p/>
        </draw:polygon>
        <draw:polyline draw:style-name="gr117" draw:text-style-name="P9" draw:layer="layout" svg:width="0.248cm" svg:height="0.248cm" svg:x="15.023cm" svg:y="9.113cm" svg:viewBox="0 0 249 249" draw:points="0,124 249,249 249,0 0,124">
          <text:p/>
        </draw:polyline>
        <draw:polygon draw:style-name="gr188" draw:text-style-name="P9" draw:layer="layout" svg:width="0.248cm" svg:height="0.248cm" svg:x="16.12cm" svg:y="9.114cm" svg:viewBox="0 0 249 249" draw:points="0,124 249,249 249,0">
          <text:p/>
        </draw:polygon>
        <draw:polyline draw:style-name="gr117" draw:text-style-name="P9" draw:layer="layout" svg:width="0.248cm" svg:height="0.248cm" svg:x="16.12cm" svg:y="9.114cm" svg:viewBox="0 0 249 249" draw:points="0,124 249,249 249,0 0,124">
          <text:p/>
        </draw:polyline>
        <draw:polygon draw:style-name="gr188" draw:text-style-name="P9" draw:layer="layout" svg:width="0.248cm" svg:height="0.248cm" svg:x="17.217cm" svg:y="9.115cm" svg:viewBox="0 0 249 249" draw:points="0,124 249,249 249,0">
          <text:p/>
        </draw:polygon>
        <draw:polyline draw:style-name="gr117" draw:text-style-name="P9" draw:layer="layout" svg:width="0.248cm" svg:height="0.248cm" svg:x="17.217cm" svg:y="9.115cm" svg:viewBox="0 0 249 249" draw:points="0,124 249,249 249,0 0,124">
          <text:p/>
        </draw:polyline>
        <draw:polygon draw:style-name="gr189" draw:text-style-name="P9" draw:layer="layout" svg:width="1.144cm" svg:height="0.796cm" svg:x="7.447cm" svg:y="8.378cm" svg:viewBox="0 0 1145 797" draw:points="48,0 1145,724 1121,760 1097,797 0,74 24,37">
          <text:p/>
        </draw:polygon>
        <draw:polygon draw:style-name="gr189" draw:text-style-name="P9" draw:layer="layout" svg:width="0.023cm" svg:height="0.043cm" svg:x="8.543cm" svg:y="9.138cm" svg:viewBox="0 0 24 44" draw:points="24,0 21,44 13,43 6,40 0,37">
          <text:p/>
        </draw:polygon>
        <draw:polygon draw:style-name="gr189" draw:text-style-name="P9" draw:layer="layout" svg:width="1.102cm" svg:height="0.17cm" svg:x="8.564cm" svg:y="9.095cm" svg:viewBox="0 0 1103 171" draw:points="6,0 1103,84 1100,127 1097,171 0,88 3,44">
          <text:p/>
        </draw:polygon>
        <draw:polygon draw:style-name="gr189" draw:text-style-name="P9" draw:layer="layout" svg:width="0.002cm" svg:height="0.043cm" svg:x="9.661cm" svg:y="9.222cm" svg:viewBox="0 0 3 44" draw:points="3,0 2,44 0,44">
          <text:p/>
        </draw:polygon>
        <draw:polygon draw:style-name="gr189" draw:text-style-name="P9" draw:layer="layout" svg:width="1.098cm" svg:height="0.102cm" svg:x="9.663cm" svg:y="9.178cm" svg:viewBox="0 0 1099 103" draw:points="2,0 1099,15 1098,59 1097,103 0,88 1,44">
          <text:p/>
        </draw:polygon>
        <draw:polygon draw:style-name="gr189" draw:text-style-name="P9" draw:layer="layout" svg:width="0cm" svg:height="0.043cm" svg:x="10.759cm" svg:y="9.237cm" svg:viewBox="0 0 1 44" draw:points="1,0 1,44 0,44">
          <text:p/>
        </draw:polygon>
        <draw:polygon draw:style-name="gr189" draw:text-style-name="P9" draw:layer="layout" svg:width="1.096cm" svg:height="0.09cm" svg:x="10.76cm" svg:y="9.193cm" svg:viewBox="0 0 1097 91" draw:points="0,0 1097,3 1097,47 1097,91 0,88 0,44">
          <text:p/>
        </draw:polygon>
        <draw:polygon draw:style-name="gr189" draw:text-style-name="P9" draw:layer="layout" svg:width="0cm" svg:height="0.043cm" svg:x="11.857cm" svg:y="9.24cm" svg:viewBox="0 0 0 44" draw:points="0,0 0,44 0,44">
          <text:p/>
        </draw:polygon>
        <draw:polygon draw:style-name="gr189" draw:text-style-name="P9" draw:layer="layout" svg:width="1.097cm" svg:height="0.088cm" svg:x="11.857cm" svg:y="9.196cm" svg:viewBox="0 0 1098 89" draw:points="0,0 1098,1 1098,45 1098,89 0,88 0,44">
          <text:p/>
        </draw:polygon>
        <draw:polygon draw:style-name="gr189" draw:text-style-name="P9" draw:layer="layout" svg:width="0cm" svg:height="0.043cm" svg:x="12.955cm" svg:y="9.241cm" svg:viewBox="0 0 0 44" draw:points="0,0 0,44 0,44">
          <text:p/>
        </draw:polygon>
        <draw:polygon draw:style-name="gr189" draw:text-style-name="P9" draw:layer="layout" svg:width="1.096cm" svg:height="0.087cm" svg:x="12.955cm" svg:y="9.197cm" svg:viewBox="0 0 1097 88" draw:points="0,0 1097,0 1097,44 1097,88 0,88 0,44">
          <text:p/>
        </draw:polygon>
        <draw:polygon draw:style-name="gr189" draw:text-style-name="P9" draw:layer="layout" svg:width="1.096cm" svg:height="0.087cm" svg:x="14.051cm" svg:y="9.197cm" svg:viewBox="0 0 1097 88" draw:points="0,0 1097,0 1097,44 1097,88 0,88 0,44">
          <text:p/>
        </draw:polygon>
        <draw:polygon draw:style-name="gr189" draw:text-style-name="P9" draw:layer="layout" svg:width="1.096cm" svg:height="0.087cm" svg:x="15.148cm" svg:y="9.197cm" svg:viewBox="0 0 1097 88" draw:points="0,0 1097,0 1097,44 1097,88 0,88 0,44">
          <text:p/>
        </draw:polygon>
        <draw:polygon draw:style-name="gr189" draw:text-style-name="P9" draw:layer="layout" svg:width="0cm" svg:height="0.043cm" svg:x="16.245cm" svg:y="9.197cm" svg:viewBox="0 0 0 44" draw:points="0,44 0,0 0,0">
          <text:p/>
        </draw:polygon>
        <draw:polygon draw:style-name="gr189" draw:text-style-name="P9" draw:layer="layout" svg:width="1.097cm" svg:height="0.088cm" svg:x="16.245cm" svg:y="9.197cm" svg:viewBox="0 0 1098 89" draw:points="0,0 1098,1 1098,45 1098,89 0,88 0,44">
          <text:p/>
        </draw:polygon>
        <draw:polygon draw:style-name="gr189" draw:text-style-name="P9" draw:layer="layout" svg:width="0.248cm" svg:height="0.248cm" svg:x="7.346cm" svg:y="8.29cm" svg:viewBox="0 0 249 249" draw:points="0,0 0,249 249,0 249,249">
          <text:p/>
        </draw:polygon>
        <draw:polyline draw:style-name="gr117" draw:text-style-name="P9" draw:layer="layout" svg:width="0.248cm" svg:height="0.248cm" svg:x="7.346cm" svg:y="8.29cm" svg:viewBox="0 0 249 249" draw:points="0,0 0,249 249,0 249,249 0,0">
          <text:p/>
        </draw:polyline>
        <draw:polygon draw:style-name="gr189" draw:text-style-name="P9" draw:layer="layout" svg:width="0.248cm" svg:height="0.248cm" svg:x="8.442cm" svg:y="9.014cm" svg:viewBox="0 0 249 249" draw:points="0,0 0,249 249,0 249,249">
          <text:p/>
        </draw:polygon>
        <draw:polyline draw:style-name="gr117" draw:text-style-name="P9" draw:layer="layout" svg:width="0.248cm" svg:height="0.248cm" svg:x="8.442cm" svg:y="9.014cm" svg:viewBox="0 0 249 249" draw:points="0,0 0,249 249,0 249,249 0,0">
          <text:p/>
        </draw:polyline>
        <draw:polygon draw:style-name="gr189" draw:text-style-name="P9" draw:layer="layout" svg:width="0.248cm" svg:height="0.248cm" svg:x="9.539cm" svg:y="9.098cm" svg:viewBox="0 0 249 249" draw:points="0,0 0,249 249,0 249,249">
          <text:p/>
        </draw:polygon>
        <draw:polyline draw:style-name="gr117" draw:text-style-name="P9" draw:layer="layout" svg:width="0.248cm" svg:height="0.248cm" svg:x="9.539cm" svg:y="9.098cm" svg:viewBox="0 0 249 249" draw:points="0,0 0,249 249,0 249,249 0,0">
          <text:p/>
        </draw:polyline>
        <draw:polygon draw:style-name="gr189" draw:text-style-name="P9" draw:layer="layout" svg:width="0.248cm" svg:height="0.248cm" svg:x="10.636cm" svg:y="9.113cm" svg:viewBox="0 0 249 249" draw:points="0,0 0,249 249,0 249,249">
          <text:p/>
        </draw:polygon>
        <draw:polyline draw:style-name="gr117" draw:text-style-name="P9" draw:layer="layout" svg:width="0.248cm" svg:height="0.248cm" svg:x="10.636cm" svg:y="9.113cm" svg:viewBox="0 0 249 249" draw:points="0,0 0,249 249,0 249,249 0,0">
          <text:p/>
        </draw:polyline>
        <draw:polygon draw:style-name="gr189" draw:text-style-name="P9" draw:layer="layout" svg:width="0.248cm" svg:height="0.248cm" svg:x="11.732cm" svg:y="9.115cm" svg:viewBox="0 0 249 249" draw:points="0,0 0,249 249,0 249,249">
          <text:p/>
        </draw:polygon>
        <draw:polyline draw:style-name="gr117" draw:text-style-name="P9" draw:layer="layout" svg:width="0.248cm" svg:height="0.248cm" svg:x="11.732cm" svg:y="9.115cm" svg:viewBox="0 0 249 249" draw:points="0,0 0,249 249,0 249,249 0,0">
          <text:p/>
        </draw:polyline>
        <draw:polygon draw:style-name="gr189" draw:text-style-name="P9" draw:layer="layout" svg:width="0.248cm" svg:height="0.248cm" svg:x="12.83cm" svg:y="9.116cm" svg:viewBox="0 0 249 249" draw:points="0,0 0,249 249,0 249,249">
          <text:p/>
        </draw:polygon>
        <draw:polyline draw:style-name="gr117" draw:text-style-name="P9" draw:layer="layout" svg:width="0.248cm" svg:height="0.248cm" svg:x="12.83cm" svg:y="9.116cm" svg:viewBox="0 0 249 249" draw:points="0,0 0,249 249,0 249,249 0,0">
          <text:p/>
        </draw:polyline>
        <draw:polygon draw:style-name="gr189" draw:text-style-name="P9" draw:layer="layout" svg:width="0.248cm" svg:height="0.248cm" svg:x="13.927cm" svg:y="9.116cm" svg:viewBox="0 0 249 249" draw:points="0,0 0,249 249,0 249,249">
          <text:p/>
        </draw:polygon>
        <draw:polyline draw:style-name="gr117" draw:text-style-name="P9" draw:layer="layout" svg:width="0.248cm" svg:height="0.248cm" svg:x="13.927cm" svg:y="9.116cm" svg:viewBox="0 0 249 249" draw:points="0,0 0,249 249,0 249,249 0,0">
          <text:p/>
        </draw:polyline>
        <draw:polygon draw:style-name="gr189" draw:text-style-name="P9" draw:layer="layout" svg:width="0.248cm" svg:height="0.248cm" svg:x="15.023cm" svg:y="9.116cm" svg:viewBox="0 0 249 249" draw:points="0,0 0,249 249,0 249,249">
          <text:p/>
        </draw:polygon>
        <draw:polyline draw:style-name="gr117" draw:text-style-name="P9" draw:layer="layout" svg:width="0.248cm" svg:height="0.248cm" svg:x="15.023cm" svg:y="9.116cm" svg:viewBox="0 0 249 249" draw:points="0,0 0,249 249,0 249,249 0,0">
          <text:p/>
        </draw:polyline>
        <draw:polygon draw:style-name="gr189" draw:text-style-name="P9" draw:layer="layout" svg:width="0.248cm" svg:height="0.248cm" svg:x="16.12cm" svg:y="9.116cm" svg:viewBox="0 0 249 249" draw:points="0,0 0,249 249,0 249,249">
          <text:p/>
        </draw:polygon>
        <draw:polyline draw:style-name="gr117" draw:text-style-name="P9" draw:layer="layout" svg:width="0.248cm" svg:height="0.248cm" svg:x="16.12cm" svg:y="9.116cm" svg:viewBox="0 0 249 249" draw:points="0,0 0,249 249,0 249,249 0,0">
          <text:p/>
        </draw:polyline>
        <draw:polygon draw:style-name="gr189" draw:text-style-name="P9" draw:layer="layout" svg:width="0.248cm" svg:height="0.248cm" svg:x="17.217cm" svg:y="9.117cm" svg:viewBox="0 0 249 249" draw:points="0,0 0,249 249,0 249,249">
          <text:p/>
        </draw:polygon>
        <draw:polyline draw:style-name="gr117" draw:text-style-name="P9" draw:layer="layout" svg:width="0.248cm" svg:height="0.248cm" svg:x="17.217cm" svg:y="9.117cm" svg:viewBox="0 0 249 249" draw:points="0,0 0,249 249,0 249,249 0,0">
          <text:p/>
        </draw:polyline>
        <draw:polygon draw:style-name="gr190" draw:text-style-name="P9" draw:layer="layout" svg:width="1.132cm" svg:height="0.565cm" svg:x="7.453cm" svg:y="8.689cm" svg:viewBox="0 0 1133 566" draw:points="36,0 1133,487 1115,527 1097,566 0,80 18,40">
          <text:p/>
        </draw:polygon>
        <draw:polygon draw:style-name="gr190" draw:text-style-name="P9" draw:layer="layout" svg:width="0.017cm" svg:height="0.043cm" svg:x="8.549cm" svg:y="9.216cm" svg:viewBox="0 0 18 44" draw:points="18,0 17,44 10,43 2,41 0,40">
          <text:p/>
        </draw:polygon>
        <draw:polygon draw:style-name="gr190" draw:text-style-name="P9" draw:layer="layout" svg:width="1.098cm" svg:height="0.107cm" svg:x="8.566cm" svg:y="9.172cm" svg:viewBox="0 0 1099 108" draw:points="2,0 1099,21 1098,65 1097,108 0,88 1,44">
          <text:p/>
        </draw:polygon>
        <draw:polygon draw:style-name="gr190" draw:text-style-name="P9" draw:layer="layout" svg:width="0cm" svg:height="0.043cm" svg:x="9.663cm" svg:y="9.237cm" svg:viewBox="0 0 1 44" draw:points="1,0 1,44 0,44">
          <text:p/>
        </draw:polygon>
        <draw:polygon draw:style-name="gr190" draw:text-style-name="P9" draw:layer="layout" svg:width="1.096cm" svg:height="0.091cm" svg:x="9.664cm" svg:y="9.193cm" svg:viewBox="0 0 1097 92" draw:points="0,0 1097,4 1097,48 1097,92 0,88 0,44">
          <text:p/>
        </draw:polygon>
        <draw:polygon draw:style-name="gr190" draw:text-style-name="P9" draw:layer="layout" svg:width="0cm" svg:height="0.043cm" svg:x="10.76cm" svg:y="9.241cm" svg:viewBox="0 0 0 44" draw:points="0,0 0,44 0,44">
          <text:p/>
        </draw:polygon>
        <draw:polygon draw:style-name="gr190" draw:text-style-name="P9" draw:layer="layout" svg:width="1.096cm" svg:height="0.087cm" svg:x="10.76cm" svg:y="9.197cm" svg:viewBox="0 0 1097 88" draw:points="0,0 1097,0 1097,44 1097,88 0,88 0,44">
          <text:p/>
        </draw:polygon>
        <draw:polygon draw:style-name="gr190" draw:text-style-name="P9" draw:layer="layout" svg:width="1.097cm" svg:height="0.087cm" svg:x="11.857cm" svg:y="9.197cm" svg:viewBox="0 0 1098 88" draw:points="0,0 1098,0 1098,44 1098,88 0,88 0,44">
          <text:p/>
        </draw:polygon>
        <draw:polygon draw:style-name="gr190" draw:text-style-name="P9" draw:layer="layout" svg:width="1.096cm" svg:height="0.087cm" svg:x="12.955cm" svg:y="9.197cm" svg:viewBox="0 0 1097 88" draw:points="0,0 1097,0 1097,44 1097,88 0,88 0,44">
          <text:p/>
        </draw:polygon>
        <draw:polygon draw:style-name="gr190" draw:text-style-name="P9" draw:layer="layout" svg:width="0cm" svg:height="0.043cm" svg:x="14.051cm" svg:y="9.197cm" svg:viewBox="0 0 0 44" draw:points="0,44 0,0 0,0">
          <text:p/>
        </draw:polygon>
        <draw:polygon draw:style-name="gr190" draw:text-style-name="P9" draw:layer="layout" svg:width="1.096cm" svg:height="0.088cm" svg:x="14.051cm" svg:y="9.197cm" svg:viewBox="0 0 1097 89" draw:points="0,0 1097,1 1097,45 1097,89 0,88 0,44">
          <text:p/>
        </draw:polygon>
        <draw:polygon draw:style-name="gr190" draw:text-style-name="P9" draw:layer="layout" svg:width="0cm" svg:height="0.043cm" svg:x="15.148cm" svg:y="9.242cm" svg:viewBox="0 0 0 44" draw:points="0,0 0,44 0,44">
          <text:p/>
        </draw:polygon>
        <draw:polygon draw:style-name="gr190" draw:text-style-name="P9" draw:layer="layout" svg:width="1.096cm" svg:height="0.088cm" svg:x="15.148cm" svg:y="9.197cm" svg:viewBox="0 0 1097 89" draw:points="0,1 1097,0 1097,44 1097,88 0,89 0,45">
          <text:p/>
        </draw:polygon>
        <draw:polygon draw:style-name="gr190" draw:text-style-name="P9" draw:layer="layout" svg:width="0cm" svg:height="0.043cm" svg:x="16.245cm" svg:y="9.197cm" svg:viewBox="0 0 0 44" draw:points="0,44 0,0 0,0">
          <text:p/>
        </draw:polygon>
        <draw:polygon draw:style-name="gr190" draw:text-style-name="P9" draw:layer="layout" svg:width="1.097cm" svg:height="0.088cm" svg:x="16.245cm" svg:y="9.197cm" svg:viewBox="0 0 1098 89" draw:points="0,0 1098,1 1098,45 1098,89 0,88 0,44">
          <text:p/>
        </draw:polygon>
        <draw:polygon draw:style-name="gr190" draw:text-style-name="P9" draw:layer="layout" svg:width="0.248cm" svg:height="0.248cm" svg:x="7.346cm" svg:y="8.605cm" svg:viewBox="0 0 249 249" draw:points="0,249 249,249 0,0 249,0">
          <text:p/>
        </draw:polygon>
        <draw:polyline draw:style-name="gr117" draw:text-style-name="P9" draw:layer="layout" svg:width="0.248cm" svg:height="0.248cm" svg:x="7.346cm" svg:y="8.605cm" svg:viewBox="0 0 249 249" draw:points="0,249 249,249 0,0 249,0 0,249">
          <text:p/>
        </draw:polyline>
        <draw:polygon draw:style-name="gr190" draw:text-style-name="P9" draw:layer="layout" svg:width="0.248cm" svg:height="0.248cm" svg:x="8.442cm" svg:y="9.092cm" svg:viewBox="0 0 249 249" draw:points="0,249 249,249 0,0 249,0">
          <text:p/>
        </draw:polygon>
        <draw:polyline draw:style-name="gr117" draw:text-style-name="P9" draw:layer="layout" svg:width="0.248cm" svg:height="0.248cm" svg:x="8.442cm" svg:y="9.092cm" svg:viewBox="0 0 249 249" draw:points="0,249 249,249 0,0 249,0 0,249">
          <text:p/>
        </draw:polyline>
        <draw:polygon draw:style-name="gr190" draw:text-style-name="P9" draw:layer="layout" svg:width="0.248cm" svg:height="0.248cm" svg:x="9.539cm" svg:y="9.113cm" svg:viewBox="0 0 249 249" draw:points="0,249 249,249 0,0 249,0">
          <text:p/>
        </draw:polygon>
        <draw:polyline draw:style-name="gr117" draw:text-style-name="P9" draw:layer="layout" svg:width="0.248cm" svg:height="0.248cm" svg:x="9.539cm" svg:y="9.113cm" svg:viewBox="0 0 249 249" draw:points="0,249 249,249 0,0 249,0 0,249">
          <text:p/>
        </draw:polyline>
        <draw:polygon draw:style-name="gr190" draw:text-style-name="P9" draw:layer="layout" svg:width="0.248cm" svg:height="0.248cm" svg:x="10.636cm" svg:y="9.116cm" svg:viewBox="0 0 249 249" draw:points="0,249 249,249 0,0 249,0">
          <text:p/>
        </draw:polygon>
        <draw:polyline draw:style-name="gr117" draw:text-style-name="P9" draw:layer="layout" svg:width="0.248cm" svg:height="0.248cm" svg:x="10.636cm" svg:y="9.116cm" svg:viewBox="0 0 249 249" draw:points="0,249 249,249 0,0 249,0 0,249">
          <text:p/>
        </draw:polyline>
        <draw:polygon draw:style-name="gr190" draw:text-style-name="P9" draw:layer="layout" svg:width="0.248cm" svg:height="0.248cm" svg:x="11.732cm" svg:y="9.116cm" svg:viewBox="0 0 249 249" draw:points="0,249 249,249 0,0 249,0">
          <text:p/>
        </draw:polygon>
        <draw:polyline draw:style-name="gr117" draw:text-style-name="P9" draw:layer="layout" svg:width="0.248cm" svg:height="0.248cm" svg:x="11.732cm" svg:y="9.116cm" svg:viewBox="0 0 249 249" draw:points="0,249 249,249 0,0 249,0 0,249">
          <text:p/>
        </draw:polyline>
        <draw:polygon draw:style-name="gr190" draw:text-style-name="P9" draw:layer="layout" svg:width="0.248cm" svg:height="0.248cm" svg:x="12.83cm" svg:y="9.116cm" svg:viewBox="0 0 249 249" draw:points="0,249 249,249 0,0 249,0">
          <text:p/>
        </draw:polygon>
        <draw:polyline draw:style-name="gr117" draw:text-style-name="P9" draw:layer="layout" svg:width="0.248cm" svg:height="0.248cm" svg:x="12.83cm" svg:y="9.116cm" svg:viewBox="0 0 249 249" draw:points="0,249 249,249 0,0 249,0 0,249">
          <text:p/>
        </draw:polyline>
        <draw:polygon draw:style-name="gr190" draw:text-style-name="P9" draw:layer="layout" svg:width="0.248cm" svg:height="0.248cm" svg:x="13.927cm" svg:y="9.116cm" svg:viewBox="0 0 249 249" draw:points="0,249 249,249 0,0 249,0">
          <text:p/>
        </draw:polygon>
        <draw:polyline draw:style-name="gr117" draw:text-style-name="P9" draw:layer="layout" svg:width="0.248cm" svg:height="0.248cm" svg:x="13.927cm" svg:y="9.116cm" svg:viewBox="0 0 249 249" draw:points="0,249 249,249 0,0 249,0 0,249">
          <text:p/>
        </draw:polyline>
        <draw:polygon draw:style-name="gr190" draw:text-style-name="P9" draw:layer="layout" svg:width="0.248cm" svg:height="0.248cm" svg:x="15.023cm" svg:y="9.117cm" svg:viewBox="0 0 249 249" draw:points="0,249 249,249 0,0 249,0">
          <text:p/>
        </draw:polygon>
        <draw:polyline draw:style-name="gr117" draw:text-style-name="P9" draw:layer="layout" svg:width="0.248cm" svg:height="0.248cm" svg:x="15.023cm" svg:y="9.117cm" svg:viewBox="0 0 249 249" draw:points="0,249 249,249 0,0 249,0 0,249">
          <text:p/>
        </draw:polyline>
        <draw:polygon draw:style-name="gr190" draw:text-style-name="P9" draw:layer="layout" svg:width="0.248cm" svg:height="0.248cm" svg:x="16.12cm" svg:y="9.116cm" svg:viewBox="0 0 249 249" draw:points="0,249 249,249 0,0 249,0">
          <text:p/>
        </draw:polygon>
        <draw:polyline draw:style-name="gr117" draw:text-style-name="P9" draw:layer="layout" svg:width="0.248cm" svg:height="0.248cm" svg:x="16.12cm" svg:y="9.116cm" svg:viewBox="0 0 249 249" draw:points="0,249 249,249 0,0 249,0 0,249">
          <text:p/>
        </draw:polyline>
        <draw:polygon draw:style-name="gr190" draw:text-style-name="P9" draw:layer="layout" svg:width="0.248cm" svg:height="0.248cm" svg:x="17.217cm" svg:y="9.117cm" svg:viewBox="0 0 249 249" draw:points="0,249 249,249 0,0 249,0">
          <text:p/>
        </draw:polygon>
        <draw:polyline draw:style-name="gr117" draw:text-style-name="P9" draw:layer="layout" svg:width="0.248cm" svg:height="0.248cm" svg:x="17.217cm" svg:y="9.117cm" svg:viewBox="0 0 249 249" draw:points="0,249 249,249 0,0 249,0 0,249">
          <text:p/>
        </draw:polyline>
        <draw:polygon draw:style-name="gr118" draw:text-style-name="P9" draw:layer="layout" svg:width="0.315cm" svg:height="0.087cm" svg:x="17.914cm" svg:y="5.581cm" svg:viewBox="0 0 316 88" draw:points="0,0 316,0 316,88 0,88">
          <text:p/>
        </draw:polygon>
        <draw:polygon draw:style-name="gr118" draw:text-style-name="P9" draw:layer="layout" svg:width="0.158cm" svg:height="0.157cm" svg:x="17.993cm" svg:y="5.545cm" svg:viewBox="0 0 159 158" draw:points="0,0 0,158 159,158 159,0">
          <text:p/>
        </draw:polygon>
        <draw:polyline draw:style-name="gr117" draw:text-style-name="P9" draw:layer="layout" svg:width="0.158cm" svg:height="0.157cm" svg:x="17.993cm" svg:y="5.545cm" svg:viewBox="0 0 159 158" draw:points="0,0 0,158 159,158 159,0 0,0">
          <text:p/>
        </draw:polyline>
        <draw:polygon draw:style-name="gr119" draw:text-style-name="P9" draw:layer="layout" svg:width="0.315cm" svg:height="0.087cm" svg:x="17.914cm" svg:y="6.006cm" svg:viewBox="0 0 316 88" draw:points="0,0 316,0 316,88 0,88">
          <text:p/>
        </draw:polygon>
        <draw:polygon draw:style-name="gr119" draw:text-style-name="P9" draw:layer="layout" svg:width="0.158cm" svg:height="0.157cm" svg:x="17.993cm" svg:y="5.97cm" svg:viewBox="0 0 159 158" draw:points="0,80 80,158 159,80 80,0">
          <text:p/>
        </draw:polygon>
        <draw:polyline draw:style-name="gr117" draw:text-style-name="P9" draw:layer="layout" svg:width="0.158cm" svg:height="0.157cm" svg:x="17.993cm" svg:y="5.97cm" svg:viewBox="0 0 159 158" draw:points="0,80 80,158 159,80 80,0 0,80">
          <text:p/>
        </draw:polyline>
        <draw:polygon draw:style-name="gr130" draw:text-style-name="P9" draw:layer="layout" svg:width="0.315cm" svg:height="0.087cm" svg:x="17.914cm" svg:y="6.431cm" svg:viewBox="0 0 316 88" draw:points="0,0 316,0 316,88 0,88">
          <text:p/>
        </draw:polygon>
        <draw:polygon draw:style-name="gr130" draw:text-style-name="P9" draw:layer="layout" svg:width="0.158cm" svg:height="0.157cm" svg:x="17.993cm" svg:y="6.395cm" svg:viewBox="0 0 159 158" draw:points="0,0 80,158 159,0">
          <text:p/>
        </draw:polygon>
        <draw:polyline draw:style-name="gr117" draw:text-style-name="P9" draw:layer="layout" svg:width="0.158cm" svg:height="0.157cm" svg:x="17.993cm" svg:y="6.395cm" svg:viewBox="0 0 159 158" draw:points="0,0 80,158 159,0 0,0">
          <text:p/>
        </draw:polyline>
        <draw:polygon draw:style-name="gr186" draw:text-style-name="P9" draw:layer="layout" svg:width="0.315cm" svg:height="0.087cm" svg:x="17.914cm" svg:y="6.856cm" svg:viewBox="0 0 316 88" draw:points="0,0 316,0 316,88 0,88">
          <text:p/>
        </draw:polygon>
        <draw:polygon draw:style-name="gr186" draw:text-style-name="P9" draw:layer="layout" svg:width="0.158cm" svg:height="0.157cm" svg:x="17.993cm" svg:y="6.82cm" svg:viewBox="0 0 159 158" draw:points="0,158 159,158 80,0">
          <text:p/>
        </draw:polygon>
        <draw:polyline draw:style-name="gr117" draw:text-style-name="P9" draw:layer="layout" svg:width="0.158cm" svg:height="0.157cm" svg:x="17.993cm" svg:y="6.82cm" svg:viewBox="0 0 159 158" draw:points="0,158 159,158 80,0 0,158">
          <text:p/>
        </draw:polyline>
        <draw:polygon draw:style-name="gr187" draw:text-style-name="P9" draw:layer="layout" svg:width="0.315cm" svg:height="0.087cm" svg:x="17.914cm" svg:y="7.281cm" svg:viewBox="0 0 316 88" draw:points="0,0 316,0 316,88 0,88">
          <text:p/>
        </draw:polygon>
        <draw:polygon draw:style-name="gr187" draw:text-style-name="P9" draw:layer="layout" svg:width="0.158cm" svg:height="0.157cm" svg:x="17.993cm" svg:y="7.245cm" svg:viewBox="0 0 159 158" draw:points="0,0 0,158 159,80">
          <text:p/>
        </draw:polygon>
        <draw:polyline draw:style-name="gr117" draw:text-style-name="P9" draw:layer="layout" svg:width="0.158cm" svg:height="0.157cm" svg:x="17.993cm" svg:y="7.245cm" svg:viewBox="0 0 159 158" draw:points="0,0 0,158 159,80 0,0">
          <text:p/>
        </draw:polyline>
        <draw:polygon draw:style-name="gr188" draw:text-style-name="P9" draw:layer="layout" svg:width="0.315cm" svg:height="0.087cm" svg:x="17.914cm" svg:y="7.706cm" svg:viewBox="0 0 316 88" draw:points="0,0 316,0 316,88 0,88">
          <text:p/>
        </draw:polygon>
        <draw:polygon draw:style-name="gr188" draw:text-style-name="P9" draw:layer="layout" svg:width="0.158cm" svg:height="0.157cm" svg:x="17.993cm" svg:y="7.67cm" svg:viewBox="0 0 159 158" draw:points="0,80 159,158 159,0">
          <text:p/>
        </draw:polygon>
        <draw:polyline draw:style-name="gr117" draw:text-style-name="P9" draw:layer="layout" svg:width="0.158cm" svg:height="0.157cm" svg:x="17.993cm" svg:y="7.67cm" svg:viewBox="0 0 159 158" draw:points="0,80 159,158 159,0 0,80">
          <text:p/>
        </draw:polyline>
        <draw:polygon draw:style-name="gr189" draw:text-style-name="P9" draw:layer="layout" svg:width="0.315cm" svg:height="0.087cm" svg:x="17.914cm" svg:y="8.131cm" svg:viewBox="0 0 316 88" draw:points="0,0 316,0 316,88 0,88">
          <text:p/>
        </draw:polygon>
        <draw:polygon draw:style-name="gr189" draw:text-style-name="P9" draw:layer="layout" svg:width="0.158cm" svg:height="0.157cm" svg:x="17.993cm" svg:y="8.095cm" svg:viewBox="0 0 159 158" draw:points="0,0 0,158 159,0 159,158">
          <text:p/>
        </draw:polygon>
        <draw:polyline draw:style-name="gr117" draw:text-style-name="P9" draw:layer="layout" svg:width="0.158cm" svg:height="0.157cm" svg:x="17.993cm" svg:y="8.095cm" svg:viewBox="0 0 159 158" draw:points="0,0 0,158 159,0 159,158 0,0">
          <text:p/>
        </draw:polyline>
        <draw:polygon draw:style-name="gr190" draw:text-style-name="P9" draw:layer="layout" svg:width="0.315cm" svg:height="0.087cm" svg:x="17.914cm" svg:y="8.556cm" svg:viewBox="0 0 316 88" draw:points="0,0 316,0 316,88 0,88">
          <text:p/>
        </draw:polygon>
        <draw:polygon draw:style-name="gr190" draw:text-style-name="P9" draw:layer="layout" svg:width="0.158cm" svg:height="0.157cm" svg:x="17.993cm" svg:y="8.52cm" svg:viewBox="0 0 159 158" draw:points="0,158 159,158 0,0 159,0">
          <text:p/>
        </draw:polygon>
        <draw:polyline draw:style-name="gr117" draw:text-style-name="P9" draw:layer="layout" svg:width="0.158cm" svg:height="0.157cm" svg:x="17.993cm" svg:y="8.52cm" svg:viewBox="0 0 159 158" draw:points="0,158 159,158 0,0 159,0 0,158">
          <text:p/>
        </draw:polyline>
        <draw:frame draw:style-name="gr191" draw:text-style-name="P19" draw:layer="layout" svg:width="1.895cm" svg:height="0.569cm" svg:x="18.285cm" svg:y="5.526cm">
          <draw:text-box>
            <text:p><text:span text:style-name="T15">Max pop. 8</text:span></text:p>
          </draw:text-box>
        </draw:frame>
        <draw:frame draw:style-name="gr192" draw:text-style-name="P19" draw:layer="layout" svg:width="2.051cm" svg:height="0.569cm" svg:x="18.285cm" svg:y="5.948cm">
          <draw:text-box>
            <text:p><text:span text:style-name="T15">Max pop. 16</text:span></text:p>
          </draw:text-box>
        </draw:frame>
        <draw:frame draw:style-name="gr192" draw:text-style-name="P19" draw:layer="layout" svg:width="2.051cm" svg:height="0.569cm" svg:x="18.285cm" svg:y="6.371cm">
          <draw:text-box>
            <text:p><text:span text:style-name="T15">Max pop. 32</text:span></text:p>
          </draw:text-box>
        </draw:frame>
        <draw:frame draw:style-name="gr192" draw:text-style-name="P19" draw:layer="layout" svg:width="2.051cm" svg:height="0.569cm" svg:x="18.285cm" svg:y="6.793cm">
          <draw:text-box>
            <text:p><text:span text:style-name="T15">Max pop. 64</text:span></text:p>
          </draw:text-box>
        </draw:frame>
        <draw:frame draw:style-name="gr193" draw:text-style-name="P19" draw:layer="layout" svg:width="2.208cm" svg:height="0.569cm" svg:x="18.285cm" svg:y="7.215cm">
          <draw:text-box>
            <text:p><text:span text:style-name="T15">Max pop. 128</text:span></text:p>
          </draw:text-box>
        </draw:frame>
        <draw:frame draw:style-name="gr193" draw:text-style-name="P19" draw:layer="layout" svg:width="2.208cm" svg:height="0.569cm" svg:x="18.285cm" svg:y="7.637cm">
          <draw:text-box>
            <text:p><text:span text:style-name="T15">Max pop. 256</text:span></text:p>
          </draw:text-box>
        </draw:frame>
        <draw:frame draw:style-name="gr193" draw:text-style-name="P19" draw:layer="layout" svg:width="2.208cm" svg:height="0.569cm" svg:x="18.285cm" svg:y="8.059cm">
          <draw:text-box>
            <text:p><text:span text:style-name="T15">Max pop. 512</text:span></text:p>
          </draw:text-box>
        </draw:frame>
        <draw:frame draw:style-name="gr194" draw:text-style-name="P19" draw:layer="layout" svg:width="2.365cm" svg:height="0.569cm" svg:x="18.285cm" svg:y="8.508cm">
          <draw:text-box>
            <text:p><text:span text:style-name="T15">Max pop. 1024</text:span></text:p>
          </draw:text-box>
        </draw:frame>
        <draw:frame draw:style-name="gr195" draw:text-style-name="P20" draw:layer="layout" svg:width="3.715cm" svg:height="0.603cm" svg:x="10.357cm" svg:y="10.032cm">
          <draw:text-box>
            <text:p><text:span text:style-name="T16">Schrittzahl (in hundert)</text:span></text:p>
          </draw:text-box>
        </draw:frame>
        <draw:frame draw:style-name="gr196" draw:text-style-name="P20" draw:layer="layout" svg:width="6.314cm" svg:height="0.603cm" draw:transform="rotate (1.5707963267946) translate (6.047cm 9.489cm)">
          <draw:text-box>
            <text:p><text:span text:style-name="T16">Anzahl durch covering erstellter classifier</text:span></text:p>
          </draw:text-box>
        </draw:frame>
        <draw:polygon draw:style-name="gr111" draw:text-style-name="P9" draw:layer="layout" svg:width="15.207cm" svg:height="6.977cm" svg:x="4.445cm" svg:y="12.85cm" svg:viewBox="0 0 15208 6978" draw:points="0,0 15208,0 15208,6978 0,6978">
          <text:p/>
        </draw:polygon>
        <draw:polyline draw:style-name="gr112" draw:text-style-name="P9" draw:layer="layout" svg:width="9.871cm" svg:height="5.221cm" svg:x="6.492cm" svg:y="13.174cm" svg:viewBox="0 0 9872 5222" draw:points="4935,5222 0,5222 0,0 9872,0 9872,5222 4935,5222">
          <text:p/>
        </draw:polyline>
        <draw:line draw:style-name="gr112" draw:text-style-name="P9" draw:layer="layout" svg:x1="16.364cm" svg:y1="18.396cm" svg:x2="6.492cm" svg:y2="18.396cm">
          <text:p/>
        </draw:line>
        <draw:line draw:style-name="gr112" draw:text-style-name="P9" draw:layer="layout" svg:x1="16.364cm" svg:y1="17.743cm" svg:x2="6.492cm" svg:y2="17.743cm">
          <text:p/>
        </draw:line>
        <draw:line draw:style-name="gr112" draw:text-style-name="P9" draw:layer="layout" svg:x1="16.364cm" svg:y1="17.09cm" svg:x2="6.492cm" svg:y2="17.09cm">
          <text:p/>
        </draw:line>
        <draw:line draw:style-name="gr112" draw:text-style-name="P9" draw:layer="layout" svg:x1="16.364cm" svg:y1="16.437cm" svg:x2="6.492cm" svg:y2="16.437cm">
          <text:p/>
        </draw:line>
        <draw:line draw:style-name="gr112" draw:text-style-name="P9" draw:layer="layout" svg:x1="16.364cm" svg:y1="15.784cm" svg:x2="6.492cm" svg:y2="15.784cm">
          <text:p/>
        </draw:line>
        <draw:line draw:style-name="gr112" draw:text-style-name="P9" draw:layer="layout" svg:x1="16.364cm" svg:y1="15.131cm" svg:x2="6.492cm" svg:y2="15.131cm">
          <text:p/>
        </draw:line>
        <draw:line draw:style-name="gr112" draw:text-style-name="P9" draw:layer="layout" svg:x1="16.364cm" svg:y1="14.478cm" svg:x2="6.492cm" svg:y2="14.478cm">
          <text:p/>
        </draw:line>
        <draw:line draw:style-name="gr112" draw:text-style-name="P9" draw:layer="layout" svg:x1="16.364cm" svg:y1="13.825cm" svg:x2="6.492cm" svg:y2="13.825cm">
          <text:p/>
        </draw:line>
        <draw:line draw:style-name="gr112" draw:text-style-name="P9" draw:layer="layout" svg:x1="16.364cm" svg:y1="13.172cm" svg:x2="6.492cm" svg:y2="13.172cm">
          <text:p/>
        </draw:line>
        <draw:frame draw:style-name="gr115" draw:text-style-name="P19" draw:layer="layout" svg:width="0.659cm" svg:height="0.569cm" svg:x="6.413cm" svg:y="18.691cm">
          <draw:text-box>
            <text:p><text:span text:style-name="T15">5</text:span></text:p>
          </draw:text-box>
        </draw:frame>
        <draw:frame draw:style-name="gr115" draw:text-style-name="P19" draw:layer="layout" svg:width="0.815cm" svg:height="0.569cm" svg:x="7.439cm" svg:y="18.691cm">
          <draw:text-box>
            <text:p><text:span text:style-name="T15">10</text:span></text:p>
          </draw:text-box>
        </draw:frame>
        <draw:frame draw:style-name="gr115" draw:text-style-name="P19" draw:layer="layout" svg:width="0.815cm" svg:height="0.569cm" svg:x="8.519cm" svg:y="18.691cm">
          <draw:text-box>
            <text:p><text:span text:style-name="T15">15</text:span></text:p>
          </draw:text-box>
        </draw:frame>
        <draw:frame draw:style-name="gr115" draw:text-style-name="P19" draw:layer="layout" svg:width="0.815cm" svg:height="0.569cm" svg:x="9.628cm" svg:y="18.691cm">
          <draw:text-box>
            <text:p><text:span text:style-name="T15">20</text:span></text:p>
          </draw:text-box>
        </draw:frame>
        <draw:frame draw:style-name="gr115" draw:text-style-name="P19" draw:layer="layout" svg:width="0.815cm" svg:height="0.569cm" svg:x="10.709cm" svg:y="18.691cm">
          <draw:text-box>
            <text:p><text:span text:style-name="T15">25</text:span></text:p>
          </draw:text-box>
        </draw:frame>
        <draw:frame draw:style-name="gr115" draw:text-style-name="P19" draw:layer="layout" svg:width="0.815cm" svg:height="0.569cm" svg:x="11.818cm" svg:y="18.691cm">
          <draw:text-box>
            <text:p><text:span text:style-name="T15">30</text:span></text:p>
          </draw:text-box>
        </draw:frame>
        <draw:frame draw:style-name="gr115" draw:text-style-name="P19" draw:layer="layout" svg:width="0.815cm" svg:height="0.569cm" svg:x="12.927cm" svg:y="18.691cm">
          <draw:text-box>
            <text:p><text:span text:style-name="T15">35</text:span></text:p>
          </draw:text-box>
        </draw:frame>
        <draw:frame draw:style-name="gr115" draw:text-style-name="P19" draw:layer="layout" svg:width="0.815cm" svg:height="0.569cm" svg:x="14.007cm" svg:y="18.691cm">
          <draw:text-box>
            <text:p><text:span text:style-name="T15">40</text:span></text:p>
          </draw:text-box>
        </draw:frame>
        <draw:frame draw:style-name="gr115" draw:text-style-name="P19" draw:layer="layout" svg:width="0.815cm" svg:height="0.569cm" svg:x="15.116cm" svg:y="18.691cm">
          <draw:text-box>
            <text:p><text:span text:style-name="T15">45</text:span></text:p>
          </draw:text-box>
        </draw:frame>
        <draw:frame draw:style-name="gr115" draw:text-style-name="P19" draw:layer="layout" svg:width="0.815cm" svg:height="0.569cm" svg:x="16.198cm" svg:y="18.691cm">
          <draw:text-box>
            <text:p><text:span text:style-name="T15">50</text:span></text:p>
          </draw:text-box>
        </draw:frame>
        <draw:line draw:style-name="gr112" draw:text-style-name="P9" draw:layer="layout" svg:x1="6.492cm" svg:y1="18.545cm" svg:x2="6.492cm" svg:y2="18.396cm">
          <text:p/>
        </draw:line>
        <draw:line draw:style-name="gr112" draw:text-style-name="P9" draw:layer="layout" svg:x1="7.588cm" svg:y1="18.545cm" svg:x2="7.588cm" svg:y2="18.396cm">
          <text:p/>
        </draw:line>
        <draw:line draw:style-name="gr112" draw:text-style-name="P9" draw:layer="layout" svg:x1="8.685cm" svg:y1="18.545cm" svg:x2="8.685cm" svg:y2="18.396cm">
          <text:p/>
        </draw:line>
        <draw:line draw:style-name="gr112" draw:text-style-name="P9" draw:layer="layout" svg:x1="9.781cm" svg:y1="18.545cm" svg:x2="9.781cm" svg:y2="18.396cm">
          <text:p/>
        </draw:line>
        <draw:line draw:style-name="gr112" draw:text-style-name="P9" draw:layer="layout" svg:x1="10.878cm" svg:y1="18.545cm" svg:x2="10.878cm" svg:y2="18.396cm">
          <text:p/>
        </draw:line>
        <draw:line draw:style-name="gr112" draw:text-style-name="P9" draw:layer="layout" svg:x1="11.976cm" svg:y1="18.545cm" svg:x2="11.976cm" svg:y2="18.396cm">
          <text:p/>
        </draw:line>
        <draw:line draw:style-name="gr112" draw:text-style-name="P9" draw:layer="layout" svg:x1="13.072cm" svg:y1="18.545cm" svg:x2="13.072cm" svg:y2="18.396cm">
          <text:p/>
        </draw:line>
        <draw:line draw:style-name="gr112" draw:text-style-name="P9" draw:layer="layout" svg:x1="14.169cm" svg:y1="18.545cm" svg:x2="14.169cm" svg:y2="18.396cm">
          <text:p/>
        </draw:line>
        <draw:line draw:style-name="gr112" draw:text-style-name="P9" draw:layer="layout" svg:x1="15.266cm" svg:y1="18.545cm" svg:x2="15.266cm" svg:y2="18.396cm">
          <text:p/>
        </draw:line>
        <draw:polyline draw:style-name="gr112" draw:text-style-name="P9" draw:layer="layout" svg:width="0.148cm" svg:height="9.871cm" draw:transform="rotate (1.5707963267946) translate (6.49156845413884cm 18.5451895501739cm)" svg:viewBox="0 0 149 9872" draw:points="0,22855 149,22855 149,12983">
          <text:p/>
        </draw:polyline>
        <draw:frame draw:style-name="gr115" draw:text-style-name="P19" draw:layer="layout" svg:width="0.659cm" svg:height="0.569cm" svg:x="6.08cm" svg:y="18.243cm">
          <draw:text-box>
            <text:p><text:span text:style-name="T15">0</text:span></text:p>
          </draw:text-box>
        </draw:frame>
        <draw:frame draw:style-name="gr173" draw:text-style-name="P19" draw:layer="layout" svg:width="1.129cm" svg:height="0.569cm" svg:x="5.609cm" svg:y="17.584cm">
          <draw:text-box>
            <text:p><text:span text:style-name="T15">2000</text:span></text:p>
          </draw:text-box>
        </draw:frame>
        <draw:frame draw:style-name="gr173" draw:text-style-name="P19" draw:layer="layout" svg:width="1.129cm" svg:height="0.569cm" svg:x="5.609cm" svg:y="16.95cm">
          <draw:text-box>
            <text:p><text:span text:style-name="T15">4000</text:span></text:p>
          </draw:text-box>
        </draw:frame>
        <draw:frame draw:style-name="gr173" draw:text-style-name="P19" draw:layer="layout" svg:width="1.129cm" svg:height="0.569cm" svg:x="5.609cm" svg:y="16.29cm">
          <draw:text-box>
            <text:p><text:span text:style-name="T15">6000</text:span></text:p>
          </draw:text-box>
        </draw:frame>
        <draw:frame draw:style-name="gr173" draw:text-style-name="P19" draw:layer="layout" svg:width="1.129cm" svg:height="0.569cm" svg:x="5.609cm" svg:y="15.631cm">
          <draw:text-box>
            <text:p><text:span text:style-name="T15">8000</text:span></text:p>
          </draw:text-box>
        </draw:frame>
        <draw:frame draw:style-name="gr185" draw:text-style-name="P19" draw:layer="layout" svg:width="1.285cm" svg:height="0.569cm" svg:x="5.443cm" svg:y="14.997cm">
          <draw:text-box>
            <text:p><text:span text:style-name="T15">10000</text:span></text:p>
          </draw:text-box>
        </draw:frame>
        <draw:frame draw:style-name="gr185" draw:text-style-name="P19" draw:layer="layout" svg:width="1.285cm" svg:height="0.569cm" svg:x="5.443cm" svg:y="14.337cm">
          <draw:text-box>
            <text:p><text:span text:style-name="T15">12000</text:span></text:p>
          </draw:text-box>
        </draw:frame>
        <draw:frame draw:style-name="gr185" draw:text-style-name="P19" draw:layer="layout" svg:width="1.285cm" svg:height="0.569cm" svg:x="5.443cm" svg:y="13.677cm">
          <draw:text-box>
            <text:p><text:span text:style-name="T15">14000</text:span></text:p>
          </draw:text-box>
        </draw:frame>
        <draw:frame draw:style-name="gr185" draw:text-style-name="P19" draw:layer="layout" svg:width="1.285cm" svg:height="0.569cm" svg:x="5.443cm" svg:y="13.018cm">
          <draw:text-box>
            <text:p><text:span text:style-name="T15">16000</text:span></text:p>
          </draw:text-box>
        </draw:frame>
        <draw:line draw:style-name="gr112" draw:text-style-name="P9" draw:layer="layout" svg:x1="6.342cm" svg:y1="18.396cm" svg:x2="6.492cm" svg:y2="18.396cm">
          <text:p/>
        </draw:line>
        <draw:line draw:style-name="gr112" draw:text-style-name="P9" draw:layer="layout" svg:x1="6.342cm" svg:y1="17.743cm" svg:x2="6.492cm" svg:y2="17.743cm">
          <text:p/>
        </draw:line>
        <draw:line draw:style-name="gr112" draw:text-style-name="P9" draw:layer="layout" svg:x1="6.342cm" svg:y1="17.09cm" svg:x2="6.492cm" svg:y2="17.09cm">
          <text:p/>
        </draw:line>
        <draw:line draw:style-name="gr112" draw:text-style-name="P9" draw:layer="layout" svg:x1="6.342cm" svg:y1="16.437cm" svg:x2="6.492cm" svg:y2="16.437cm">
          <text:p/>
        </draw:line>
        <draw:line draw:style-name="gr112" draw:text-style-name="P9" draw:layer="layout" svg:x1="6.342cm" svg:y1="15.784cm" svg:x2="6.492cm" svg:y2="15.784cm">
          <text:p/>
        </draw:line>
        <draw:line draw:style-name="gr112" draw:text-style-name="P9" draw:layer="layout" svg:x1="6.342cm" svg:y1="15.131cm" svg:x2="6.492cm" svg:y2="15.131cm">
          <text:p/>
        </draw:line>
        <draw:line draw:style-name="gr112" draw:text-style-name="P9" draw:layer="layout" svg:x1="6.342cm" svg:y1="14.478cm" svg:x2="6.492cm" svg:y2="14.478cm">
          <text:p/>
        </draw:line>
        <draw:line draw:style-name="gr112" draw:text-style-name="P9" draw:layer="layout" svg:x1="6.342cm" svg:y1="13.825cm" svg:x2="6.492cm" svg:y2="13.825cm">
          <text:p/>
        </draw:line>
        <draw:polyline draw:style-name="gr112" draw:text-style-name="P9" draw:layer="layout" svg:width="0.149cm" svg:height="5.222cm" svg:x="6.342cm" svg:y="13.172cm" svg:viewBox="0 0 150 5223" draw:points="0,0 150,0 150,5223">
          <text:p/>
        </draw:polyline>
        <draw:polygon draw:style-name="gr116" draw:text-style-name="P9" draw:layer="layout" svg:width="1.098cm" svg:height="0.106cm" svg:x="6.491cm" svg:y="13.884cm" svg:viewBox="0 0 1099 107" draw:points="2,0 1099,20 1098,64 1097,107 0,88 1,44">
          <text:p/>
        </draw:polygon>
        <draw:polygon draw:style-name="gr116" draw:text-style-name="P9" draw:layer="layout" svg:width="0cm" svg:height="0.043cm" svg:x="7.587cm" svg:y="13.948cm" svg:viewBox="0 0 1 44" draw:points="1,0 0,44 0,44">
          <text:p/>
        </draw:polygon>
        <draw:polygon draw:style-name="gr116" draw:text-style-name="P9" draw:layer="layout" svg:width="1.098cm" svg:height="0.1cm" svg:x="7.587cm" svg:y="13.904cm" svg:viewBox="0 0 1099 101" draw:points="2,0 1099,13 1098,57 1097,101 0,88 1,44">
          <text:p/>
        </draw:polygon>
        <draw:polygon draw:style-name="gr116" draw:text-style-name="P9" draw:layer="layout" svg:width="0.002cm" svg:height="0.043cm" svg:x="8.684cm" svg:y="13.961cm" svg:viewBox="0 0 3 44" draw:points="1,0 3,44 0,44">
          <text:p/>
        </draw:polygon>
        <draw:polygon draw:style-name="gr116" draw:text-style-name="P9" draw:layer="layout" svg:width="1.1cm" svg:height="0.128cm" svg:x="8.683cm" svg:y="13.875cm" svg:viewBox="0 0 1101 129" draw:points="0,42 1097,0 1099,44 1101,88 4,129 2,86">
          <text:p/>
        </draw:polygon>
        <draw:polygon draw:style-name="gr116" draw:text-style-name="P9" draw:layer="layout" svg:width="0.005cm" svg:height="0.043cm" svg:x="9.779cm" svg:y="13.875cm" svg:viewBox="0 0 6 44" draw:points="2,44 0,0 6,0">
          <text:p/>
        </draw:polygon>
        <draw:polygon draw:style-name="gr116" draw:text-style-name="P9" draw:layer="layout" svg:width="1.104cm" svg:height="0.188cm" svg:x="9.777cm" svg:y="13.875cm" svg:viewBox="0 0 1105 189" draw:points="8,0 1105,102 1101,145 1097,189 0,88 4,44">
          <text:p/>
        </draw:polygon>
        <draw:polygon draw:style-name="gr116" draw:text-style-name="P9" draw:layer="layout" svg:width="0.003cm" svg:height="0.043cm" svg:x="10.874cm" svg:y="14.02cm" svg:viewBox="0 0 4 44" draw:points="4,0 3,44 0,44">
          <text:p/>
        </draw:polygon>
        <draw:polygon draw:style-name="gr116" draw:text-style-name="P9" draw:layer="layout" svg:width="1.099cm" svg:height="0.111cm" svg:x="10.877cm" svg:y="13.977cm" svg:viewBox="0 0 1100 112" draw:points="2,0 1100,25 1099,69 1098,112 0,88 1,44">
          <text:p/>
        </draw:polygon>
        <draw:polygon draw:style-name="gr116" draw:text-style-name="P9" draw:layer="layout" svg:width="0.004cm" svg:height="0.043cm" svg:x="11.975cm" svg:y="14.045cm" svg:viewBox="0 0 5 44" draw:points="1,0 5,44 0,44">
          <text:p/>
        </draw:polygon>
        <draw:polygon draw:style-name="gr116" draw:text-style-name="P9" draw:layer="layout" svg:width="1.104cm" svg:height="0.195cm" svg:x="11.972cm" svg:y="13.893cm" svg:viewBox="0 0 1105 196" draw:points="0,108 1097,0 1101,44 1105,88 8,196 4,152">
          <text:p/>
        </draw:polygon>
        <draw:polygon draw:style-name="gr116" draw:text-style-name="P9" draw:layer="layout" svg:width="0.003cm" svg:height="0.043cm" svg:x="13.068cm" svg:y="13.893cm" svg:viewBox="0 0 4 44" draw:points="4,44 0,0 2,0">
          <text:p/>
        </draw:polygon>
        <draw:polygon draw:style-name="gr116" draw:text-style-name="P9" draw:layer="layout" svg:width="1.1cm" svg:height="0.14cm" svg:x="13.07cm" svg:y="13.839cm" svg:viewBox="0 0 1101 141" draw:points="0,54 1097,0 1099,44 1101,88 4,141 2,98">
          <text:p/>
        </draw:polygon>
        <draw:polygon draw:style-name="gr116" draw:text-style-name="P9" draw:layer="layout" svg:width="0.004cm" svg:height="0.043cm" svg:x="14.167cm" svg:y="13.839cm" svg:viewBox="0 0 5 44" draw:points="2,44 0,0 5,0">
          <text:p/>
        </draw:polygon>
        <draw:polygon draw:style-name="gr116" draw:text-style-name="P9" draw:layer="layout" svg:width="1.102cm" svg:height="0.164cm" svg:x="14.166cm" svg:y="13.839cm" svg:viewBox="0 0 1103 165" draw:points="6,0 1103,78 1100,121 1097,165 0,88 3,44">
          <text:p/>
        </draw:polygon>
        <draw:polygon draw:style-name="gr116" draw:text-style-name="P9" draw:layer="layout" svg:width="0.004cm" svg:height="0.043cm" svg:x="15.263cm" svg:y="13.961cm" svg:viewBox="0 0 5 44" draw:points="3,0 5,44 0,44">
          <text:p/>
        </draw:polygon>
        <draw:polygon draw:style-name="gr116" draw:text-style-name="P9" draw:layer="layout" svg:width="1.101cm" svg:height="0.128cm" svg:x="15.264cm" svg:y="13.875cm" svg:viewBox="0 0 1102 129" draw:points="0,42 1098,0 1100,44 1102,88 4,129 2,86">
          <text:p/>
        </draw:polygon>
        <draw:polygon draw:style-name="gr116" draw:text-style-name="P9" draw:layer="layout" svg:width="0.248cm" svg:height="0.248cm" svg:x="6.367cm" svg:y="13.804cm" svg:viewBox="0 0 249 249" draw:points="0,0 0,249 249,249 249,0">
          <text:p/>
        </draw:polygon>
        <draw:polyline draw:style-name="gr117" draw:text-style-name="P9" draw:layer="layout" svg:width="0.248cm" svg:height="0.248cm" svg:x="6.367cm" svg:y="13.804cm" svg:viewBox="0 0 249 249" draw:points="0,0 0,249 249,249 249,0 0,0">
          <text:p/>
        </draw:polyline>
        <draw:polygon draw:style-name="gr118" draw:text-style-name="P9" draw:layer="layout" svg:width="0.248cm" svg:height="0.248cm" svg:x="7.463cm" svg:y="13.823cm" svg:viewBox="0 0 249 249" draw:points="0,0 0,249 249,249 249,0">
          <text:p/>
        </draw:polygon>
        <draw:polyline draw:style-name="gr117" draw:text-style-name="P9" draw:layer="layout" svg:width="0.248cm" svg:height="0.248cm" svg:x="7.463cm" svg:y="13.823cm" svg:viewBox="0 0 249 249" draw:points="0,0 0,249 249,249 249,0 0,0">
          <text:p/>
        </draw:polyline>
        <draw:polygon draw:style-name="gr118" draw:text-style-name="P9" draw:layer="layout" svg:width="0.248cm" svg:height="0.248cm" svg:x="8.56cm" svg:y="13.836cm" svg:viewBox="0 0 249 249" draw:points="0,0 0,249 249,249 249,0">
          <text:p/>
        </draw:polygon>
        <draw:polyline draw:style-name="gr117" draw:text-style-name="P9" draw:layer="layout" svg:width="0.248cm" svg:height="0.248cm" svg:x="8.56cm" svg:y="13.836cm" svg:viewBox="0 0 249 249" draw:points="0,0 0,249 249,249 249,0 0,0">
          <text:p/>
        </draw:polyline>
        <draw:polygon draw:style-name="gr118" draw:text-style-name="P9" draw:layer="layout" svg:width="0.248cm" svg:height="0.248cm" svg:x="9.657cm" svg:y="13.795cm" svg:viewBox="0 0 249 249" draw:points="0,0 0,249 249,249 249,0">
          <text:p/>
        </draw:polygon>
        <draw:polyline draw:style-name="gr117" draw:text-style-name="P9" draw:layer="layout" svg:width="0.248cm" svg:height="0.248cm" svg:x="9.657cm" svg:y="13.795cm" svg:viewBox="0 0 249 249" draw:points="0,0 0,249 249,249 249,0 0,0">
          <text:p/>
        </draw:polyline>
        <draw:polygon draw:style-name="gr118" draw:text-style-name="P9" draw:layer="layout" svg:width="0.248cm" svg:height="0.248cm" svg:x="10.753cm" svg:y="13.896cm" svg:viewBox="0 0 249 249" draw:points="0,0 0,249 249,249 249,0">
          <text:p/>
        </draw:polygon>
        <draw:polyline draw:style-name="gr117" draw:text-style-name="P9" draw:layer="layout" svg:width="0.248cm" svg:height="0.248cm" svg:x="10.753cm" svg:y="13.896cm" svg:viewBox="0 0 249 249" draw:points="0,0 0,249 249,249 249,0 0,0">
          <text:p/>
        </draw:polyline>
        <draw:polygon draw:style-name="gr118" draw:text-style-name="P9" draw:layer="layout" svg:width="0.248cm" svg:height="0.248cm" svg:x="11.851cm" svg:y="13.921cm" svg:viewBox="0 0 249 249" draw:points="0,0 0,249 249,249 249,0">
          <text:p/>
        </draw:polygon>
        <draw:polyline draw:style-name="gr117" draw:text-style-name="P9" draw:layer="layout" svg:width="0.248cm" svg:height="0.248cm" svg:x="11.851cm" svg:y="13.921cm" svg:viewBox="0 0 249 249" draw:points="0,0 0,249 249,249 249,0 0,0">
          <text:p/>
        </draw:polyline>
        <draw:polygon draw:style-name="gr118" draw:text-style-name="P9" draw:layer="layout" svg:width="0.248cm" svg:height="0.248cm" svg:x="12.948cm" svg:y="13.812cm" svg:viewBox="0 0 249 249" draw:points="0,0 0,249 249,249 249,0">
          <text:p/>
        </draw:polygon>
        <draw:polyline draw:style-name="gr117" draw:text-style-name="P9" draw:layer="layout" svg:width="0.248cm" svg:height="0.248cm" svg:x="12.948cm" svg:y="13.812cm" svg:viewBox="0 0 249 249" draw:points="0,0 0,249 249,249 249,0 0,0">
          <text:p/>
        </draw:polyline>
        <draw:polygon draw:style-name="gr118" draw:text-style-name="P9" draw:layer="layout" svg:width="0.248cm" svg:height="0.248cm" svg:x="14.044cm" svg:y="13.759cm" svg:viewBox="0 0 249 249" draw:points="0,0 0,249 249,249 249,0">
          <text:p/>
        </draw:polygon>
        <draw:polyline draw:style-name="gr117" draw:text-style-name="P9" draw:layer="layout" svg:width="0.248cm" svg:height="0.248cm" svg:x="14.044cm" svg:y="13.759cm" svg:viewBox="0 0 249 249" draw:points="0,0 0,249 249,249 249,0 0,0">
          <text:p/>
        </draw:polyline>
        <draw:polygon draw:style-name="gr118" draw:text-style-name="P9" draw:layer="layout" svg:width="0.248cm" svg:height="0.248cm" svg:x="15.141cm" svg:y="13.836cm" svg:viewBox="0 0 249 249" draw:points="0,0 0,249 249,249 249,0">
          <text:p/>
        </draw:polygon>
        <draw:polyline draw:style-name="gr117" draw:text-style-name="P9" draw:layer="layout" svg:width="0.248cm" svg:height="0.248cm" svg:x="15.141cm" svg:y="13.836cm" svg:viewBox="0 0 249 249" draw:points="0,0 0,249 249,249 249,0 0,0">
          <text:p/>
        </draw:polyline>
        <draw:polygon draw:style-name="gr118" draw:text-style-name="P9" draw:layer="layout" svg:width="0.248cm" svg:height="0.248cm" svg:x="16.238cm" svg:y="13.795cm" svg:viewBox="0 0 249 249" draw:points="0,0 0,249 249,249 249,0">
          <text:p/>
        </draw:polygon>
        <draw:polyline draw:style-name="gr117" draw:text-style-name="P9" draw:layer="layout" svg:width="0.248cm" svg:height="0.248cm" svg:x="16.238cm" svg:y="13.795cm" svg:viewBox="0 0 249 249" draw:points="0,0 0,249 249,249 249,0 0,0">
          <text:p/>
        </draw:polyline>
        <draw:polygon draw:style-name="gr119" draw:text-style-name="P9" draw:layer="layout" svg:width="1.096cm" svg:height="0.089cm" svg:x="6.492cm" svg:y="14.497cm" svg:viewBox="0 0 1097 90" draw:points="0,0 1097,2 1097,46 1097,90 0,88 0,44">
          <text:p/>
        </draw:polygon>
        <draw:polygon draw:style-name="gr119" draw:text-style-name="P9" draw:layer="layout" svg:width="0.002cm" svg:height="0.043cm" svg:x="7.588cm" svg:y="14.543cm" svg:viewBox="0 0 3 44" draw:points="0,0 3,44 0,44">
          <text:p/>
        </draw:polygon>
        <draw:polygon draw:style-name="gr119" draw:text-style-name="P9" draw:layer="layout" svg:width="1.102cm" svg:height="0.162cm" svg:x="7.585cm" svg:y="14.424cm" svg:viewBox="0 0 1103 163" draw:points="0,76 1097,0 1100,44 1103,88 6,163 3,119">
          <text:p/>
        </draw:polygon>
        <draw:polygon draw:style-name="gr119" draw:text-style-name="P9" draw:layer="layout" svg:width="0.003cm" svg:height="0.043cm" svg:x="8.682cm" svg:y="14.424cm" svg:viewBox="0 0 4 44" draw:points="3,44 0,0 4,0">
          <text:p/>
        </draw:polygon>
        <draw:polygon draw:style-name="gr119" draw:text-style-name="P9" draw:layer="layout" svg:width="1.098cm" svg:height="0.102cm" svg:x="8.684cm" svg:y="14.424cm" svg:viewBox="0 0 1099 103" draw:points="2,0 1099,15 1098,59 1097,103 0,88 1,44">
          <text:p/>
        </draw:polygon>
        <draw:polygon draw:style-name="gr119" draw:text-style-name="P9" draw:layer="layout" svg:width="0cm" svg:height="0.043cm" svg:x="9.78cm" svg:y="14.482cm" svg:viewBox="0 0 1 44" draw:points="1,0 1,44 0,44">
          <text:p/>
        </draw:polygon>
        <draw:polygon draw:style-name="gr119" draw:text-style-name="P9" draw:layer="layout" svg:width="1.096cm" svg:height="0.092cm" svg:x="9.781cm" svg:y="14.439cm" svg:viewBox="0 0 1097 93" draw:points="0,0 1097,5 1097,49 1097,93 0,88 0,44">
          <text:p/>
        </draw:polygon>
        <draw:polygon draw:style-name="gr119" draw:text-style-name="P9" draw:layer="layout" svg:width="0.001cm" svg:height="0.043cm" svg:x="10.878cm" svg:y="14.487cm" svg:viewBox="0 0 2 44" draw:points="0,0 2,44 0,44">
          <text:p/>
        </draw:polygon>
        <draw:polygon draw:style-name="gr119" draw:text-style-name="P9" draw:layer="layout" svg:width="1.101cm" svg:height="0.129cm" svg:x="10.876cm" svg:y="14.401cm" svg:viewBox="0 0 1102 130" draw:points="0,43 1098,0 1100,44 1102,88 4,130 2,87">
          <text:p/>
        </draw:polygon>
        <draw:polygon draw:style-name="gr119" draw:text-style-name="P9" draw:layer="layout" svg:width="0.001cm" svg:height="0.043cm" svg:x="11.976cm" svg:y="14.444cm" svg:viewBox="0 0 2 44" draw:points="0,0 2,44 2,44">
          <text:p/>
        </draw:polygon>
        <draw:polygon draw:style-name="gr119" draw:text-style-name="P9" draw:layer="layout" svg:width="1.1cm" svg:height="0.137cm" svg:x="11.974cm" svg:y="14.35cm" svg:viewBox="0 0 1101 138" draw:points="0,51 1097,0 1099,44 1101,88 4,138 2,95">
          <text:p/>
        </draw:polygon>
        <draw:polygon draw:style-name="gr119" draw:text-style-name="P9" draw:layer="layout" svg:width="0.004cm" svg:height="0.043cm" svg:x="13.07cm" svg:y="14.35cm" svg:viewBox="0 0 5 44" draw:points="2,44 0,0 5,0">
          <text:p/>
        </draw:polygon>
        <draw:polygon draw:style-name="gr119" draw:text-style-name="P9" draw:layer="layout" svg:width="1.102cm" svg:height="0.156cm" svg:x="13.069cm" svg:y="14.35cm" svg:viewBox="0 0 1103 157" draw:points="6,0 1103,70 1100,113 1097,157 0,88 3,44">
          <text:p/>
        </draw:polygon>
        <draw:polygon draw:style-name="gr119" draw:text-style-name="P9" draw:layer="layout" svg:width="0.002cm" svg:height="0.043cm" svg:x="14.166cm" svg:y="14.463cm" svg:viewBox="0 0 3 44" draw:points="3,0 3,44 0,44">
          <text:p/>
        </draw:polygon>
        <draw:polygon draw:style-name="gr119" draw:text-style-name="P9" draw:layer="layout" svg:width="1.096cm" svg:height="0.095cm" svg:x="14.169cm" svg:y="14.412cm" svg:viewBox="0 0 1097 96" draw:points="0,8 1097,0 1097,44 1097,88 0,96 0,52">
          <text:p/>
        </draw:polygon>
        <draw:polygon draw:style-name="gr119" draw:text-style-name="P9" draw:layer="layout" svg:width="0.001cm" svg:height="0.043cm" svg:x="15.266cm" svg:y="14.455cm" svg:viewBox="0 0 2 44" draw:points="0,0 2,44 0,44">
          <text:p/>
        </draw:polygon>
        <draw:polygon draw:style-name="gr119" draw:text-style-name="P9" draw:layer="layout" svg:width="1.101cm" svg:height="0.131cm" svg:x="15.264cm" svg:y="14.367cm" svg:viewBox="0 0 1102 132" draw:points="0,45 1098,0 1100,44 1102,88 4,132 2,89">
          <text:p/>
        </draw:polygon>
        <draw:polygon draw:style-name="gr119" draw:text-style-name="P9" draw:layer="layout" svg:width="0.248cm" svg:height="0.248cm" svg:x="6.367cm" svg:y="14.417cm" svg:viewBox="0 0 249 249" draw:points="0,124 125,249 249,124 125,0">
          <text:p/>
        </draw:polygon>
        <draw:polyline draw:style-name="gr117" draw:text-style-name="P9" draw:layer="layout" svg:width="0.248cm" svg:height="0.248cm" svg:x="6.367cm" svg:y="14.417cm" svg:viewBox="0 0 249 249" draw:points="0,124 125,249 249,124 125,0 0,124">
          <text:p/>
        </draw:polyline>
        <draw:polygon draw:style-name="gr119" draw:text-style-name="P9" draw:layer="layout" svg:width="0.248cm" svg:height="0.248cm" svg:x="7.463cm" svg:y="14.419cm" svg:viewBox="0 0 249 249" draw:points="0,124 125,249 249,124 125,0">
          <text:p/>
        </draw:polygon>
        <draw:polyline draw:style-name="gr117" draw:text-style-name="P9" draw:layer="layout" svg:width="0.248cm" svg:height="0.248cm" svg:x="7.463cm" svg:y="14.419cm" svg:viewBox="0 0 249 249" draw:points="0,124 125,249 249,124 125,0 0,124">
          <text:p/>
        </draw:polyline>
        <draw:polygon draw:style-name="gr119" draw:text-style-name="P9" draw:layer="layout" svg:width="0.248cm" svg:height="0.248cm" svg:x="8.56cm" svg:y="14.343cm" svg:viewBox="0 0 249 249" draw:points="0,124 125,249 249,124 125,0">
          <text:p/>
        </draw:polygon>
        <draw:polyline draw:style-name="gr117" draw:text-style-name="P9" draw:layer="layout" svg:width="0.248cm" svg:height="0.248cm" svg:x="8.56cm" svg:y="14.343cm" svg:viewBox="0 0 249 249" draw:points="0,124 125,249 249,124 125,0 0,124">
          <text:p/>
        </draw:polyline>
        <draw:polygon draw:style-name="gr119" draw:text-style-name="P9" draw:layer="layout" svg:width="0.248cm" svg:height="0.248cm" svg:x="9.657cm" svg:y="14.358cm" svg:viewBox="0 0 249 249" draw:points="0,124 125,249 249,124 125,0">
          <text:p/>
        </draw:polygon>
        <draw:polyline draw:style-name="gr117" draw:text-style-name="P9" draw:layer="layout" svg:width="0.248cm" svg:height="0.248cm" svg:x="9.657cm" svg:y="14.358cm" svg:viewBox="0 0 249 249" draw:points="0,124 125,249 249,124 125,0 0,124">
          <text:p/>
        </draw:polyline>
        <draw:polygon draw:style-name="gr119" draw:text-style-name="P9" draw:layer="layout" svg:width="0.248cm" svg:height="0.248cm" svg:x="10.753cm" svg:y="14.363cm" svg:viewBox="0 0 249 249" draw:points="0,124 125,249 249,124 125,0">
          <text:p/>
        </draw:polygon>
        <draw:polyline draw:style-name="gr117" draw:text-style-name="P9" draw:layer="layout" svg:width="0.248cm" svg:height="0.248cm" svg:x="10.753cm" svg:y="14.363cm" svg:viewBox="0 0 249 249" draw:points="0,124 125,249 249,124 125,0 0,124">
          <text:p/>
        </draw:polyline>
        <draw:polygon draw:style-name="gr119" draw:text-style-name="P9" draw:layer="layout" svg:width="0.248cm" svg:height="0.248cm" svg:x="11.851cm" svg:y="14.32cm" svg:viewBox="0 0 249 249" draw:points="0,124 125,249 249,124 125,0">
          <text:p/>
        </draw:polygon>
        <draw:polyline draw:style-name="gr117" draw:text-style-name="P9" draw:layer="layout" svg:width="0.248cm" svg:height="0.248cm" svg:x="11.851cm" svg:y="14.32cm" svg:viewBox="0 0 249 249" draw:points="0,124 125,249 249,124 125,0 0,124">
          <text:p/>
        </draw:polyline>
        <draw:polygon draw:style-name="gr119" draw:text-style-name="P9" draw:layer="layout" svg:width="0.248cm" svg:height="0.248cm" svg:x="12.948cm" svg:y="14.269cm" svg:viewBox="0 0 249 249" draw:points="0,124 125,249 249,124 125,0">
          <text:p/>
        </draw:polygon>
        <draw:polyline draw:style-name="gr117" draw:text-style-name="P9" draw:layer="layout" svg:width="0.248cm" svg:height="0.248cm" svg:x="12.948cm" svg:y="14.269cm" svg:viewBox="0 0 249 249" draw:points="0,124 125,249 249,124 125,0 0,124">
          <text:p/>
        </draw:polyline>
        <draw:polygon draw:style-name="gr119" draw:text-style-name="P9" draw:layer="layout" svg:width="0.248cm" svg:height="0.248cm" svg:x="14.044cm" svg:y="14.339cm" svg:viewBox="0 0 249 249" draw:points="0,124 125,249 249,124 125,0">
          <text:p/>
        </draw:polygon>
        <draw:polyline draw:style-name="gr117" draw:text-style-name="P9" draw:layer="layout" svg:width="0.248cm" svg:height="0.248cm" svg:x="14.044cm" svg:y="14.339cm" svg:viewBox="0 0 249 249" draw:points="0,124 125,249 249,124 125,0 0,124">
          <text:p/>
        </draw:polyline>
        <draw:polygon draw:style-name="gr119" draw:text-style-name="P9" draw:layer="layout" svg:width="0.248cm" svg:height="0.248cm" svg:x="15.141cm" svg:y="14.331cm" svg:viewBox="0 0 249 249" draw:points="0,124 125,249 249,124 125,0">
          <text:p/>
        </draw:polygon>
        <draw:polyline draw:style-name="gr117" draw:text-style-name="P9" draw:layer="layout" svg:width="0.248cm" svg:height="0.248cm" svg:x="15.141cm" svg:y="14.331cm" svg:viewBox="0 0 249 249" draw:points="0,124 125,249 249,124 125,0 0,124">
          <text:p/>
        </draw:polyline>
        <draw:polygon draw:style-name="gr119" draw:text-style-name="P9" draw:layer="layout" svg:width="0.248cm" svg:height="0.248cm" svg:x="16.238cm" svg:y="14.286cm" svg:viewBox="0 0 249 249" draw:points="0,124 125,249 249,124 125,0">
          <text:p/>
        </draw:polygon>
        <draw:polyline draw:style-name="gr117" draw:text-style-name="P9" draw:layer="layout" svg:width="0.248cm" svg:height="0.248cm" svg:x="16.238cm" svg:y="14.286cm" svg:viewBox="0 0 249 249" draw:points="0,124 125,249 249,124 125,0 0,124">
          <text:p/>
        </draw:polyline>
        <draw:polygon draw:style-name="gr130" draw:text-style-name="P9" draw:layer="layout" svg:width="1.114cm" svg:height="0.304cm" svg:x="6.483cm" svg:y="15.086cm" svg:viewBox="0 0 1115 305" draw:points="18,0 1115,219 1106,262 1097,305 0,86 9,43">
          <text:p/>
        </draw:polygon>
        <draw:polygon draw:style-name="gr130" draw:text-style-name="P9" draw:layer="layout" svg:width="0.008cm" svg:height="0.043cm" svg:x="7.579cm" svg:y="15.348cm" svg:viewBox="0 0 9 44" draw:points="9,0 9,44 1,43 0,43">
          <text:p/>
        </draw:polygon>
        <draw:polygon draw:style-name="gr130" draw:text-style-name="P9" draw:layer="layout" svg:width="1.096cm" svg:height="0.095cm" svg:x="7.588cm" svg:y="15.304cm" svg:viewBox="0 0 1097 96" draw:points="0,0 1097,8 1097,52 1097,96 0,88 0,44">
          <text:p/>
        </draw:polygon>
        <draw:polygon draw:style-name="gr130" draw:text-style-name="P9" draw:layer="layout" svg:width="0cm" svg:height="0.043cm" svg:x="8.685cm" svg:y="15.312cm" svg:viewBox="0 0 1 44" draw:points="0,44 0,0 1,0">
          <text:p/>
        </draw:polygon>
        <draw:polygon draw:style-name="gr130" draw:text-style-name="P9" draw:layer="layout" svg:width="1.098cm" svg:height="0.111cm" svg:x="8.684cm" svg:y="15.312cm" svg:viewBox="0 0 1099 112" draw:points="2,0 1099,25 1098,69 1097,112 0,88 1,44">
          <text:p/>
        </draw:polygon>
        <draw:polygon draw:style-name="gr130" draw:text-style-name="P9" draw:layer="layout" svg:width="0.008cm" svg:height="0.043cm" svg:x="9.78cm" svg:y="15.381cm" svg:viewBox="0 0 9 44" draw:points="1,0 9,43 2,44 0,44">
          <text:p/>
        </draw:polygon>
        <draw:polygon draw:style-name="gr130" draw:text-style-name="P9" draw:layer="layout" svg:width="1.112cm" svg:height="0.291cm" svg:x="9.773cm" svg:y="15.132cm" svg:viewBox="0 0 1113 292" draw:points="0,206 1097,0 1105,43 1113,86 16,292 8,249">
          <text:p/>
        </draw:polygon>
        <draw:polygon draw:style-name="gr130" draw:text-style-name="P9" draw:layer="layout" svg:width="0.009cm" svg:height="0.043cm" svg:x="10.87cm" svg:y="15.131cm" svg:viewBox="0 0 10 44" draw:points="8,44 0,1 7,0 10,0">
          <text:p/>
        </draw:polygon>
        <draw:polygon draw:style-name="gr130" draw:text-style-name="P9" draw:layer="layout" svg:width="1.101cm" svg:height="0.148cm" svg:x="10.876cm" svg:y="15.131cm" svg:viewBox="0 0 1102 149" draw:points="4,0 1102,62 1100,106 1098,149 0,88 2,44">
          <text:p/>
        </draw:polygon>
        <draw:polygon draw:style-name="gr130" draw:text-style-name="P9" draw:layer="layout" svg:width="0.003cm" svg:height="0.043cm" svg:x="11.974cm" svg:y="15.237cm" svg:viewBox="0 0 4 44" draw:points="2,0 4,44 0,44">
          <text:p/>
        </draw:polygon>
        <draw:polygon draw:style-name="gr130" draw:text-style-name="P9" draw:layer="layout" svg:width="1.1cm" svg:height="0.126cm" svg:x="11.974cm" svg:y="15.153cm" svg:viewBox="0 0 1101 127" draw:points="0,40 1097,0 1099,44 1101,88 4,127 2,84">
          <text:p/>
        </draw:polygon>
        <draw:polygon draw:style-name="gr130" draw:text-style-name="P9" draw:layer="layout" svg:width="0.004cm" svg:height="0.043cm" svg:x="13.07cm" svg:y="15.153cm" svg:viewBox="0 0 5 44" draw:points="2,44 0,0 5,0">
          <text:p/>
        </draw:polygon>
        <draw:polygon draw:style-name="gr130" draw:text-style-name="P9" draw:layer="layout" svg:width="1.102cm" svg:height="0.162cm" svg:x="13.069cm" svg:y="15.153cm" svg:viewBox="0 0 1103 163" draw:points="6,0 1103,76 1100,119 1097,163 0,88 3,44">
          <text:p/>
        </draw:polygon>
        <draw:polygon draw:style-name="gr130" draw:text-style-name="P9" draw:layer="layout" svg:width="0.003cm" svg:height="0.043cm" svg:x="14.166cm" svg:y="15.273cm" svg:viewBox="0 0 4 44" draw:points="3,0 4,44 0,44">
          <text:p/>
        </draw:polygon>
        <draw:polygon draw:style-name="gr130" draw:text-style-name="P9" draw:layer="layout" svg:width="1.098cm" svg:height="0.114cm" svg:x="14.168cm" svg:y="15.201cm" svg:viewBox="0 0 1099 115" draw:points="0,28 1097,0 1098,44 1099,88 2,115 1,72">
          <text:p/>
        </draw:polygon>
        <draw:polygon draw:style-name="gr130" draw:text-style-name="P9" draw:layer="layout" svg:width="0cm" svg:height="0.043cm" svg:x="15.265cm" svg:y="15.201cm" svg:viewBox="0 0 1 44" draw:points="1,44 0,0 1,0">
          <text:p/>
        </draw:polygon>
        <draw:polygon draw:style-name="gr130" draw:text-style-name="P9" draw:layer="layout" svg:width="1.097cm" svg:height="0.097cm" svg:x="15.266cm" svg:y="15.201cm" svg:viewBox="0 0 1098 98" draw:points="0,0 1098,10 1098,54 1098,98 0,88 0,44">
          <text:p/>
        </draw:polygon>
        <draw:polygon draw:style-name="gr130" draw:text-style-name="P9" draw:layer="layout" svg:width="0.248cm" svg:height="0.248cm" svg:x="6.367cm" svg:y="15.005cm" svg:viewBox="0 0 249 249" draw:points="0,0 125,249 249,0">
          <text:p/>
        </draw:polygon>
        <draw:polyline draw:style-name="gr117" draw:text-style-name="P9" draw:layer="layout" svg:width="0.248cm" svg:height="0.248cm" svg:x="6.367cm" svg:y="15.005cm" svg:viewBox="0 0 249 249" draw:points="0,0 125,249 249,0 0,0">
          <text:p/>
        </draw:polyline>
        <draw:polygon draw:style-name="gr130" draw:text-style-name="P9" draw:layer="layout" svg:width="0.248cm" svg:height="0.248cm" svg:x="7.463cm" svg:y="15.224cm" svg:viewBox="0 0 249 249" draw:points="0,0 125,249 249,0">
          <text:p/>
        </draw:polygon>
        <draw:polyline draw:style-name="gr117" draw:text-style-name="P9" draw:layer="layout" svg:width="0.248cm" svg:height="0.248cm" svg:x="7.463cm" svg:y="15.224cm" svg:viewBox="0 0 249 249" draw:points="0,0 125,249 249,0 0,0">
          <text:p/>
        </draw:polyline>
        <draw:polygon draw:style-name="gr130" draw:text-style-name="P9" draw:layer="layout" svg:width="0.248cm" svg:height="0.248cm" svg:x="8.56cm" svg:y="15.232cm" svg:viewBox="0 0 249 249" draw:points="0,0 125,249 249,0">
          <text:p/>
        </draw:polygon>
        <draw:polyline draw:style-name="gr117" draw:text-style-name="P9" draw:layer="layout" svg:width="0.248cm" svg:height="0.248cm" svg:x="8.56cm" svg:y="15.232cm" svg:viewBox="0 0 249 249" draw:points="0,0 125,249 249,0 0,0">
          <text:p/>
        </draw:polyline>
        <draw:polygon draw:style-name="gr130" draw:text-style-name="P9" draw:layer="layout" svg:width="0.248cm" svg:height="0.248cm" svg:x="9.657cm" svg:y="15.257cm" svg:viewBox="0 0 249 249" draw:points="0,0 125,249 249,0">
          <text:p/>
        </draw:polygon>
        <draw:polyline draw:style-name="gr117" draw:text-style-name="P9" draw:layer="layout" svg:width="0.248cm" svg:height="0.248cm" svg:x="9.657cm" svg:y="15.257cm" svg:viewBox="0 0 249 249" draw:points="0,0 125,249 249,0 0,0">
          <text:p/>
        </draw:polyline>
        <draw:polygon draw:style-name="gr130" draw:text-style-name="P9" draw:layer="layout" svg:width="0.248cm" svg:height="0.248cm" svg:x="10.753cm" svg:y="15.051cm" svg:viewBox="0 0 249 249" draw:points="0,0 125,249 249,0">
          <text:p/>
        </draw:polygon>
        <draw:polyline draw:style-name="gr117" draw:text-style-name="P9" draw:layer="layout" svg:width="0.248cm" svg:height="0.248cm" svg:x="10.753cm" svg:y="15.051cm" svg:viewBox="0 0 249 249" draw:points="0,0 125,249 249,0 0,0">
          <text:p/>
        </draw:polyline>
        <draw:polygon draw:style-name="gr130" draw:text-style-name="P9" draw:layer="layout" svg:width="0.248cm" svg:height="0.248cm" svg:x="11.851cm" svg:y="15.112cm" svg:viewBox="0 0 249 249" draw:points="0,0 125,249 249,0">
          <text:p/>
        </draw:polygon>
        <draw:polyline draw:style-name="gr117" draw:text-style-name="P9" draw:layer="layout" svg:width="0.248cm" svg:height="0.248cm" svg:x="11.851cm" svg:y="15.112cm" svg:viewBox="0 0 249 249" draw:points="0,0 125,249 249,0 0,0">
          <text:p/>
        </draw:polyline>
        <draw:polygon draw:style-name="gr130" draw:text-style-name="P9" draw:layer="layout" svg:width="0.248cm" svg:height="0.248cm" svg:x="12.948cm" svg:y="15.073cm" svg:viewBox="0 0 249 249" draw:points="0,0 125,249 249,0">
          <text:p/>
        </draw:polygon>
        <draw:polyline draw:style-name="gr117" draw:text-style-name="P9" draw:layer="layout" svg:width="0.248cm" svg:height="0.248cm" svg:x="12.948cm" svg:y="15.073cm" svg:viewBox="0 0 249 249" draw:points="0,0 125,249 249,0 0,0">
          <text:p/>
        </draw:polyline>
        <draw:polygon draw:style-name="gr130" draw:text-style-name="P9" draw:layer="layout" svg:width="0.248cm" svg:height="0.248cm" svg:x="14.044cm" svg:y="15.148cm" svg:viewBox="0 0 249 249" draw:points="0,0 125,249 249,0">
          <text:p/>
        </draw:polygon>
        <draw:polyline draw:style-name="gr117" draw:text-style-name="P9" draw:layer="layout" svg:width="0.248cm" svg:height="0.248cm" svg:x="14.044cm" svg:y="15.148cm" svg:viewBox="0 0 249 249" draw:points="0,0 125,249 249,0 0,0">
          <text:p/>
        </draw:polyline>
        <draw:polygon draw:style-name="gr130" draw:text-style-name="P9" draw:layer="layout" svg:width="0.248cm" svg:height="0.248cm" svg:x="15.141cm" svg:y="15.12cm" svg:viewBox="0 0 249 249" draw:points="0,0 125,249 249,0">
          <text:p/>
        </draw:polygon>
        <draw:polyline draw:style-name="gr117" draw:text-style-name="P9" draw:layer="layout" svg:width="0.248cm" svg:height="0.248cm" svg:x="15.141cm" svg:y="15.12cm" svg:viewBox="0 0 249 249" draw:points="0,0 125,249 249,0 0,0">
          <text:p/>
        </draw:polyline>
        <draw:polygon draw:style-name="gr130" draw:text-style-name="P9" draw:layer="layout" svg:width="0.248cm" svg:height="0.248cm" svg:x="16.238cm" svg:y="15.13cm" svg:viewBox="0 0 249 249" draw:points="0,0 125,249 249,0">
          <text:p/>
        </draw:polygon>
        <draw:polyline draw:style-name="gr117" draw:text-style-name="P9" draw:layer="layout" svg:width="0.248cm" svg:height="0.248cm" svg:x="16.238cm" svg:y="15.13cm" svg:viewBox="0 0 249 249" draw:points="0,0 125,249 249,0 0,0">
          <text:p/>
        </draw:polyline>
        <draw:polygon draw:style-name="gr186" draw:text-style-name="P9" draw:layer="layout" svg:width="1.144cm" svg:height="0.788cm" svg:x="6.468cm" svg:y="16.242cm" svg:viewBox="0 0 1145 789" draw:points="48,0 1145,716 1121,752 1097,789 0,74 24,37">
          <text:p/>
        </draw:polygon>
        <draw:polygon draw:style-name="gr186" draw:text-style-name="P9" draw:layer="layout" svg:width="0.023cm" svg:height="0.042cm" svg:x="7.564cm" svg:y="16.994cm" svg:viewBox="0 0 24 43" draw:points="24,0 17,43 10,42 3,39 0,37">
          <text:p/>
        </draw:polygon>
        <draw:polygon draw:style-name="gr186" draw:text-style-name="P9" draw:layer="layout" svg:width="1.11cm" svg:height="0.257cm" svg:x="7.581cm" svg:y="16.952cm" svg:viewBox="0 0 1111 258" draw:points="14,0 1111,172 1104,215 1097,258 0,86 7,43">
          <text:p/>
        </draw:polygon>
        <draw:polygon draw:style-name="gr186" draw:text-style-name="P9" draw:layer="layout" svg:width="0.007cm" svg:height="0.043cm" svg:x="8.678cm" svg:y="17.167cm" svg:viewBox="0 0 8 44" draw:points="7,0 8,44 1,44 0,43">
          <text:p/>
        </draw:polygon>
        <draw:polygon draw:style-name="gr186" draw:text-style-name="P9" draw:layer="layout" svg:width="1.098cm" svg:height="0.115cm" svg:x="8.684cm" svg:y="17.094cm" svg:viewBox="0 0 1099 116" draw:points="0,29 1097,0 1098,44 1099,88 2,116 1,73">
          <text:p/>
        </draw:polygon>
        <draw:polygon draw:style-name="gr186" draw:text-style-name="P9" draw:layer="layout" svg:width="0.004cm" svg:height="0.043cm" svg:x="9.781cm" svg:y="17.138cm" svg:viewBox="0 0 5 44" draw:points="0,0 5,44 1,44">
          <text:p/>
        </draw:polygon>
        <draw:polygon draw:style-name="gr186" draw:text-style-name="P9" draw:layer="layout" svg:width="1.106cm" svg:height="0.208cm" svg:x="9.776cm" svg:y="16.973cm" svg:viewBox="0 0 1107 209" draw:points="0,121 1097,0 1102,44 1107,88 10,209 5,165">
          <text:p/>
        </draw:polygon>
        <draw:polygon draw:style-name="gr186" draw:text-style-name="P9" draw:layer="layout" svg:width="0.008cm" svg:height="0.043cm" svg:x="10.873cm" svg:y="16.973cm" svg:viewBox="0 0 9 44" draw:points="5,44 0,0 8,0 9,0">
          <text:p/>
        </draw:polygon>
        <draw:polygon draw:style-name="gr186" draw:text-style-name="P9" draw:layer="layout" svg:width="1.105cm" svg:height="0.179cm" svg:x="10.874cm" svg:y="16.973cm" svg:viewBox="0 0 1106 180" draw:points="8,0 1106,93 1102,136 1098,180 0,88 4,44">
          <text:p/>
        </draw:polygon>
        <draw:polygon draw:style-name="gr186" draw:text-style-name="P9" draw:layer="layout" svg:width="0.007cm" svg:height="0.043cm" svg:x="11.972cm" svg:y="17.109cm" svg:viewBox="0 0 8 44" draw:points="4,0 8,44 1,44 0,44">
          <text:p/>
        </draw:polygon>
        <draw:polygon draw:style-name="gr186" draw:text-style-name="P9" draw:layer="layout" svg:width="1.104cm" svg:height="0.193cm" svg:x="11.972cm" svg:y="16.959cm" svg:viewBox="0 0 1105 194" draw:points="0,106 1097,0 1101,44 1105,88 8,194 4,150">
          <text:p/>
        </draw:polygon>
        <draw:polygon draw:style-name="gr186" draw:text-style-name="P9" draw:layer="layout" svg:width="0.006cm" svg:height="0.043cm" svg:x="13.068cm" svg:y="16.959cm" svg:viewBox="0 0 7 44" draw:points="4,44 0,0 7,0">
          <text:p/>
        </draw:polygon>
        <draw:polygon draw:style-name="gr186" draw:text-style-name="P9" draw:layer="layout" svg:width="1.102cm" svg:height="0.161cm" svg:x="13.069cm" svg:y="16.959cm" svg:viewBox="0 0 1103 162" draw:points="6,0 1103,75 1100,118 1097,162 0,88 3,44">
          <text:p/>
        </draw:polygon>
        <draw:polygon draw:style-name="gr186" draw:text-style-name="P9" draw:layer="layout" svg:width="0.008cm" svg:height="0.043cm" svg:x="14.166cm" svg:y="17.077cm" svg:viewBox="0 0 9 44" draw:points="3,0 9,44 1,44 0,44">
          <text:p/>
        </draw:polygon>
        <draw:polygon draw:style-name="gr186" draw:text-style-name="P9" draw:layer="layout" svg:width="1.108cm" svg:height="0.234cm" svg:x="14.163cm" svg:y="16.886cm" svg:viewBox="0 0 1109 235" draw:points="0,147 1097,0 1103,44 1109,88 12,235 6,191">
          <text:p/>
        </draw:polygon>
        <draw:polygon draw:style-name="gr186" draw:text-style-name="P9" draw:layer="layout" svg:width="0.006cm" svg:height="0.043cm" svg:x="15.26cm" svg:y="16.886cm" svg:viewBox="0 0 7 44" draw:points="6,44 0,0 7,0">
          <text:p/>
        </draw:polygon>
        <draw:polygon draw:style-name="gr186" draw:text-style-name="P9" draw:layer="layout" svg:width="1.099cm" svg:height="0.107cm" svg:x="15.265cm" svg:y="16.886cm" svg:viewBox="0 0 1100 108" draw:points="2,0 1100,21 1099,65 1098,108 0,88 1,44">
          <text:p/>
        </draw:polygon>
        <draw:polygon draw:style-name="gr186" draw:text-style-name="P9" draw:layer="layout" svg:width="0.248cm" svg:height="0.248cm" svg:x="6.367cm" svg:y="16.154cm" svg:viewBox="0 0 249 249" draw:points="0,249 249,249 125,0">
          <text:p/>
        </draw:polygon>
        <draw:polyline draw:style-name="gr117" draw:text-style-name="P9" draw:layer="layout" svg:width="0.248cm" svg:height="0.248cm" svg:x="6.367cm" svg:y="16.154cm" svg:viewBox="0 0 249 249" draw:points="0,249 249,249 125,0 0,249">
          <text:p/>
        </draw:polyline>
        <draw:polygon draw:style-name="gr186" draw:text-style-name="P9" draw:layer="layout" svg:width="0.248cm" svg:height="0.248cm" svg:x="7.463cm" svg:y="16.87cm" svg:viewBox="0 0 249 249" draw:points="0,249 249,249 125,0">
          <text:p/>
        </draw:polygon>
        <draw:polyline draw:style-name="gr117" draw:text-style-name="P9" draw:layer="layout" svg:width="0.248cm" svg:height="0.248cm" svg:x="7.463cm" svg:y="16.87cm" svg:viewBox="0 0 249 249" draw:points="0,249 249,249 125,0 0,249">
          <text:p/>
        </draw:polyline>
        <draw:polygon draw:style-name="gr186" draw:text-style-name="P9" draw:layer="layout" svg:width="0.248cm" svg:height="0.248cm" svg:x="8.56cm" svg:y="17.042cm" svg:viewBox="0 0 249 249" draw:points="0,249 249,249 125,0">
          <text:p/>
        </draw:polygon>
        <draw:polyline draw:style-name="gr117" draw:text-style-name="P9" draw:layer="layout" svg:width="0.248cm" svg:height="0.248cm" svg:x="8.56cm" svg:y="17.042cm" svg:viewBox="0 0 249 249" draw:points="0,249 249,249 125,0 0,249">
          <text:p/>
        </draw:polyline>
        <draw:polygon draw:style-name="gr186" draw:text-style-name="P9" draw:layer="layout" svg:width="0.248cm" svg:height="0.248cm" svg:x="9.657cm" svg:y="17.013cm" svg:viewBox="0 0 249 249" draw:points="0,249 249,249 125,0">
          <text:p/>
        </draw:polygon>
        <draw:polyline draw:style-name="gr117" draw:text-style-name="P9" draw:layer="layout" svg:width="0.248cm" svg:height="0.248cm" svg:x="9.657cm" svg:y="17.013cm" svg:viewBox="0 0 249 249" draw:points="0,249 249,249 125,0 0,249">
          <text:p/>
        </draw:polyline>
        <draw:polygon draw:style-name="gr186" draw:text-style-name="P9" draw:layer="layout" svg:width="0.248cm" svg:height="0.248cm" svg:x="10.753cm" svg:y="16.892cm" svg:viewBox="0 0 249 249" draw:points="0,249 249,249 125,0">
          <text:p/>
        </draw:polygon>
        <draw:polyline draw:style-name="gr117" draw:text-style-name="P9" draw:layer="layout" svg:width="0.248cm" svg:height="0.248cm" svg:x="10.753cm" svg:y="16.892cm" svg:viewBox="0 0 249 249" draw:points="0,249 249,249 125,0 0,249">
          <text:p/>
        </draw:polyline>
        <draw:polygon draw:style-name="gr186" draw:text-style-name="P9" draw:layer="layout" svg:width="0.248cm" svg:height="0.248cm" svg:x="11.851cm" svg:y="16.985cm" svg:viewBox="0 0 249 249" draw:points="0,249 249,249 125,0">
          <text:p/>
        </draw:polygon>
        <draw:polyline draw:style-name="gr117" draw:text-style-name="P9" draw:layer="layout" svg:width="0.248cm" svg:height="0.248cm" svg:x="11.851cm" svg:y="16.985cm" svg:viewBox="0 0 249 249" draw:points="0,249 249,249 125,0 0,249">
          <text:p/>
        </draw:polyline>
        <draw:polygon draw:style-name="gr186" draw:text-style-name="P9" draw:layer="layout" svg:width="0.248cm" svg:height="0.248cm" svg:x="12.948cm" svg:y="16.878cm" svg:viewBox="0 0 249 249" draw:points="0,249 249,249 125,0">
          <text:p/>
        </draw:polygon>
        <draw:polyline draw:style-name="gr117" draw:text-style-name="P9" draw:layer="layout" svg:width="0.248cm" svg:height="0.248cm" svg:x="12.948cm" svg:y="16.878cm" svg:viewBox="0 0 249 249" draw:points="0,249 249,249 125,0 0,249">
          <text:p/>
        </draw:polyline>
        <draw:polygon draw:style-name="gr186" draw:text-style-name="P9" draw:layer="layout" svg:width="0.248cm" svg:height="0.248cm" svg:x="14.044cm" svg:y="16.953cm" svg:viewBox="0 0 249 249" draw:points="0,249 249,249 125,0">
          <text:p/>
        </draw:polygon>
        <draw:polyline draw:style-name="gr117" draw:text-style-name="P9" draw:layer="layout" svg:width="0.248cm" svg:height="0.248cm" svg:x="14.044cm" svg:y="16.953cm" svg:viewBox="0 0 249 249" draw:points="0,249 249,249 125,0 0,249">
          <text:p/>
        </draw:polyline>
        <draw:polygon draw:style-name="gr186" draw:text-style-name="P9" draw:layer="layout" svg:width="0.248cm" svg:height="0.248cm" svg:x="15.141cm" svg:y="16.805cm" svg:viewBox="0 0 249 249" draw:points="0,249 249,249 125,0">
          <text:p/>
        </draw:polygon>
        <draw:polyline draw:style-name="gr117" draw:text-style-name="P9" draw:layer="layout" svg:width="0.248cm" svg:height="0.248cm" svg:x="15.141cm" svg:y="16.805cm" svg:viewBox="0 0 249 249" draw:points="0,249 249,249 125,0 0,249">
          <text:p/>
        </draw:polyline>
        <draw:polygon draw:style-name="gr186" draw:text-style-name="P9" draw:layer="layout" svg:width="0.248cm" svg:height="0.248cm" svg:x="16.238cm" svg:y="16.826cm" svg:viewBox="0 0 249 249" draw:points="0,249 249,249 125,0">
          <text:p/>
        </draw:polygon>
        <draw:polyline draw:style-name="gr117" draw:text-style-name="P9" draw:layer="layout" svg:width="0.248cm" svg:height="0.248cm" svg:x="16.238cm" svg:y="16.826cm" svg:viewBox="0 0 249 249" draw:points="0,249 249,249 125,0 0,249">
          <text:p/>
        </draw:polyline>
        <draw:polygon draw:style-name="gr187" draw:text-style-name="P9" draw:layer="layout" svg:width="1.142cm" svg:height="0.728cm" svg:x="6.469cm" svg:y="17.336cm" svg:viewBox="0 0 1143 729" draw:points="46,0 1143,653 1120,691 1097,729 0,76 23,38">
          <text:p/>
        </draw:polygon>
        <draw:polygon draw:style-name="gr187" draw:text-style-name="P9" draw:layer="layout" svg:width="0.022cm" svg:height="0.042cm" svg:x="7.565cm" svg:y="18.027cm" svg:viewBox="0 0 23 43" draw:points="23,0 15,43 7,41 0,38">
          <text:p/>
        </draw:polygon>
        <draw:polygon draw:style-name="gr187" draw:text-style-name="P9" draw:layer="layout" svg:width="1.112cm" svg:height="0.3cm" svg:x="7.58cm" svg:y="17.984cm" svg:viewBox="0 0 1113 301" draw:points="16,0 1113,215 1105,258 1097,301 0,86 8,43">
          <text:p/>
        </draw:polygon>
        <draw:polygon draw:style-name="gr187" draw:text-style-name="P9" draw:layer="layout" svg:width="0.007cm" svg:height="0.043cm" svg:x="8.677cm" svg:y="18.242cm" svg:viewBox="0 0 8 44" draw:points="8,0 5,44 0,43">
          <text:p/>
        </draw:polygon>
        <draw:polygon draw:style-name="gr187" draw:text-style-name="P9" draw:layer="layout" svg:width="1.102cm" svg:height="0.17cm" svg:x="8.682cm" svg:y="18.198cm" svg:viewBox="0 0 1103 171" draw:points="6,0 1103,84 1100,127 1097,171 0,88 3,44">
          <text:p/>
        </draw:polygon>
        <draw:polygon draw:style-name="gr187" draw:text-style-name="P9" draw:layer="layout" svg:width="0.002cm" svg:height="0.043cm" svg:x="9.778cm" svg:y="18.325cm" svg:viewBox="0 0 3 44" draw:points="3,0 2,44 0,44">
          <text:p/>
        </draw:polygon>
        <draw:polygon draw:style-name="gr187" draw:text-style-name="P9" draw:layer="layout" svg:width="1.098cm" svg:height="0.123cm" svg:x="9.78cm" svg:y="18.281cm" svg:viewBox="0 0 1099 124" draw:points="2,0 1099,37 1098,81 1097,124 0,88 1,44">
          <text:p/>
        </draw:polygon>
        <draw:polygon draw:style-name="gr187" draw:text-style-name="P9" draw:layer="layout" svg:width="0cm" svg:height="0.043cm" svg:x="10.877cm" svg:y="18.362cm" svg:viewBox="0 0 1 44" draw:points="1,0 0,44 0,44">
          <text:p/>
        </draw:polygon>
        <draw:polygon draw:style-name="gr187" draw:text-style-name="P9" draw:layer="layout" svg:width="1.099cm" svg:height="0.101cm" svg:x="10.877cm" svg:y="18.318cm" svg:viewBox="0 0 1100 102" draw:points="2,0 1100,14 1099,58 1098,102 0,88 1,44">
          <text:p/>
        </draw:polygon>
        <draw:polygon draw:style-name="gr187" draw:text-style-name="P9" draw:layer="layout" svg:width="0cm" svg:height="0.043cm" svg:x="11.975cm" svg:y="18.376cm" svg:viewBox="0 0 1 44" draw:points="1,0 1,44 0,44">
          <text:p/>
        </draw:polygon>
        <draw:polygon draw:style-name="gr187" draw:text-style-name="P9" draw:layer="layout" svg:width="1.096cm" svg:height="0.098cm" svg:x="11.976cm" svg:y="18.332cm" svg:viewBox="0 0 1097 99" draw:points="0,0 1097,11 1097,55 1097,99 0,88 0,44">
          <text:p/>
        </draw:polygon>
        <draw:polygon draw:style-name="gr187" draw:text-style-name="P9" draw:layer="layout" svg:width="0cm" svg:height="0.043cm" svg:x="13.072cm" svg:y="18.387cm" svg:viewBox="0 0 0 44" draw:points="0,0 0,44 0,44">
          <text:p/>
        </draw:polygon>
        <draw:polygon draw:style-name="gr187" draw:text-style-name="P9" draw:layer="layout" svg:width="1.096cm" svg:height="0.087cm" svg:x="13.072cm" svg:y="18.343cm" svg:viewBox="0 0 1097 88" draw:points="0,0 1097,0 1097,44 1097,88 0,88 0,44">
          <text:p/>
        </draw:polygon>
        <draw:polygon draw:style-name="gr187" draw:text-style-name="P9" draw:layer="layout" svg:width="0cm" svg:height="0.043cm" svg:x="14.169cm" svg:y="18.343cm" svg:viewBox="0 0 0 44" draw:points="0,44 0,0 0,0">
          <text:p/>
        </draw:polygon>
        <draw:polygon draw:style-name="gr187" draw:text-style-name="P9" draw:layer="layout" svg:width="1.096cm" svg:height="0.091cm" svg:x="14.169cm" svg:y="18.343cm" svg:viewBox="0 0 1097 92" draw:points="0,0 1097,4 1097,48 1097,92 0,88 0,44">
          <text:p/>
        </draw:polygon>
        <draw:polygon draw:style-name="gr187" draw:text-style-name="P9" draw:layer="layout" svg:width="0cm" svg:height="0.043cm" svg:x="15.266cm" svg:y="18.391cm" svg:viewBox="0 0 0 44" draw:points="0,0 0,44 0,44">
          <text:p/>
        </draw:polygon>
        <draw:polygon draw:style-name="gr187" draw:text-style-name="P9" draw:layer="layout" svg:width="1.097cm" svg:height="0.088cm" svg:x="15.266cm" svg:y="18.347cm" svg:viewBox="0 0 1098 89" draw:points="0,0 1098,1 1098,45 1098,89 0,88 0,44">
          <text:p/>
        </draw:polygon>
        <draw:polygon draw:style-name="gr187" draw:text-style-name="P9" draw:layer="layout" svg:width="0.248cm" svg:height="0.248cm" svg:x="6.367cm" svg:y="17.249cm" svg:viewBox="0 0 249 249" draw:points="0,0 0,249 249,124">
          <text:p/>
        </draw:polygon>
        <draw:polyline draw:style-name="gr117" draw:text-style-name="P9" draw:layer="layout" svg:width="0.248cm" svg:height="0.248cm" svg:x="6.367cm" svg:y="17.249cm" svg:viewBox="0 0 249 249" draw:points="0,0 0,249 249,124 0,0">
          <text:p/>
        </draw:polyline>
        <draw:polygon draw:style-name="gr187" draw:text-style-name="P9" draw:layer="layout" svg:width="0.248cm" svg:height="0.248cm" svg:x="7.463cm" svg:y="17.902cm" svg:viewBox="0 0 249 249" draw:points="0,0 0,249 249,124">
          <text:p/>
        </draw:polygon>
        <draw:polyline draw:style-name="gr117" draw:text-style-name="P9" draw:layer="layout" svg:width="0.248cm" svg:height="0.248cm" svg:x="7.463cm" svg:y="17.902cm" svg:viewBox="0 0 249 249" draw:points="0,0 0,249 249,124 0,0">
          <text:p/>
        </draw:polyline>
        <draw:polygon draw:style-name="gr187" draw:text-style-name="P9" draw:layer="layout" svg:width="0.248cm" svg:height="0.248cm" svg:x="8.56cm" svg:y="18.117cm" svg:viewBox="0 0 249 249" draw:points="0,0 0,249 249,124">
          <text:p/>
        </draw:polygon>
        <draw:polyline draw:style-name="gr117" draw:text-style-name="P9" draw:layer="layout" svg:width="0.248cm" svg:height="0.248cm" svg:x="8.56cm" svg:y="18.117cm" svg:viewBox="0 0 249 249" draw:points="0,0 0,249 249,124 0,0">
          <text:p/>
        </draw:polyline>
        <draw:polygon draw:style-name="gr187" draw:text-style-name="P9" draw:layer="layout" svg:width="0.248cm" svg:height="0.248cm" svg:x="9.657cm" svg:y="18.201cm" svg:viewBox="0 0 249 249" draw:points="0,0 0,249 249,124">
          <text:p/>
        </draw:polygon>
        <draw:polyline draw:style-name="gr117" draw:text-style-name="P9" draw:layer="layout" svg:width="0.248cm" svg:height="0.248cm" svg:x="9.657cm" svg:y="18.201cm" svg:viewBox="0 0 249 249" draw:points="0,0 0,249 249,124 0,0">
          <text:p/>
        </draw:polyline>
        <draw:polygon draw:style-name="gr187" draw:text-style-name="P9" draw:layer="layout" svg:width="0.248cm" svg:height="0.248cm" svg:x="10.753cm" svg:y="18.238cm" svg:viewBox="0 0 249 249" draw:points="0,0 0,249 249,124">
          <text:p/>
        </draw:polygon>
        <draw:polyline draw:style-name="gr117" draw:text-style-name="P9" draw:layer="layout" svg:width="0.248cm" svg:height="0.248cm" svg:x="10.753cm" svg:y="18.238cm" svg:viewBox="0 0 249 249" draw:points="0,0 0,249 249,124 0,0">
          <text:p/>
        </draw:polyline>
        <draw:polygon draw:style-name="gr187" draw:text-style-name="P9" draw:layer="layout" svg:width="0.248cm" svg:height="0.248cm" svg:x="11.851cm" svg:y="18.252cm" svg:viewBox="0 0 249 249" draw:points="0,0 0,249 249,124">
          <text:p/>
        </draw:polygon>
        <draw:polyline draw:style-name="gr117" draw:text-style-name="P9" draw:layer="layout" svg:width="0.248cm" svg:height="0.248cm" svg:x="11.851cm" svg:y="18.252cm" svg:viewBox="0 0 249 249" draw:points="0,0 0,249 249,124 0,0">
          <text:p/>
        </draw:polyline>
        <draw:polygon draw:style-name="gr187" draw:text-style-name="P9" draw:layer="layout" svg:width="0.248cm" svg:height="0.248cm" svg:x="12.948cm" svg:y="18.263cm" svg:viewBox="0 0 249 249" draw:points="0,0 0,249 249,124">
          <text:p/>
        </draw:polygon>
        <draw:polyline draw:style-name="gr117" draw:text-style-name="P9" draw:layer="layout" svg:width="0.248cm" svg:height="0.248cm" svg:x="12.948cm" svg:y="18.263cm" svg:viewBox="0 0 249 249" draw:points="0,0 0,249 249,124 0,0">
          <text:p/>
        </draw:polyline>
        <draw:polygon draw:style-name="gr187" draw:text-style-name="P9" draw:layer="layout" svg:width="0.248cm" svg:height="0.248cm" svg:x="14.044cm" svg:y="18.263cm" svg:viewBox="0 0 249 249" draw:points="0,0 0,249 249,124">
          <text:p/>
        </draw:polygon>
        <draw:polyline draw:style-name="gr117" draw:text-style-name="P9" draw:layer="layout" svg:width="0.248cm" svg:height="0.248cm" svg:x="14.044cm" svg:y="18.263cm" svg:viewBox="0 0 249 249" draw:points="0,0 0,249 249,124 0,0">
          <text:p/>
        </draw:polyline>
        <draw:polygon draw:style-name="gr187" draw:text-style-name="P9" draw:layer="layout" svg:width="0.248cm" svg:height="0.248cm" svg:x="15.141cm" svg:y="18.267cm" svg:viewBox="0 0 249 249" draw:points="0,0 0,249 249,124">
          <text:p/>
        </draw:polygon>
        <draw:polyline draw:style-name="gr117" draw:text-style-name="P9" draw:layer="layout" svg:width="0.248cm" svg:height="0.248cm" svg:x="15.141cm" svg:y="18.267cm" svg:viewBox="0 0 249 249" draw:points="0,0 0,249 249,124 0,0">
          <text:p/>
        </draw:polyline>
        <draw:polygon draw:style-name="gr187" draw:text-style-name="P9" draw:layer="layout" svg:width="0.248cm" svg:height="0.248cm" svg:x="16.238cm" svg:y="18.267cm" svg:viewBox="0 0 249 249" draw:points="0,0 0,249 249,124">
          <text:p/>
        </draw:polygon>
        <draw:polyline draw:style-name="gr117" draw:text-style-name="P9" draw:layer="layout" svg:width="0.248cm" svg:height="0.248cm" svg:x="16.238cm" svg:y="18.267cm" svg:viewBox="0 0 249 249" draw:points="0,0 0,249 249,124 0,0">
          <text:p/>
        </draw:polyline>
        <draw:polygon draw:style-name="gr188" draw:text-style-name="P9" draw:layer="layout" svg:width="1.128cm" svg:height="0.506cm" svg:x="6.476cm" svg:y="17.877cm" svg:viewBox="0 0 1129 507" draw:points="32,0 1129,425 1113,466 1097,507 0,82 16,41">
          <text:p/>
        </draw:polygon>
        <draw:polygon draw:style-name="gr188" draw:text-style-name="P9" draw:layer="layout" svg:width="0.015cm" svg:height="0.043cm" svg:x="7.572cm" svg:y="18.343cm" svg:viewBox="0 0 16 44" draw:points="16,0 14,44 7,43 0,41">
          <text:p/>
        </draw:polygon>
        <draw:polygon draw:style-name="gr188" draw:text-style-name="P9" draw:layer="layout" svg:width="1.1cm" svg:height="0.125cm" svg:x="7.586cm" svg:y="18.299cm" svg:viewBox="0 0 1101 126" draw:points="4,0 1101,39 1099,83 1097,126 0,88 2,44">
          <text:p/>
        </draw:polygon>
        <draw:polygon draw:style-name="gr188" draw:text-style-name="P9" draw:layer="layout" svg:width="0.001cm" svg:height="0.043cm" svg:x="8.683cm" svg:y="18.382cm" svg:viewBox="0 0 2 44" draw:points="2,0 2,44 0,44">
          <text:p/>
        </draw:polygon>
        <draw:polygon draw:style-name="gr188" draw:text-style-name="P9" draw:layer="layout" svg:width="1.096cm" svg:height="0.096cm" svg:x="8.685cm" svg:y="18.338cm" svg:viewBox="0 0 1097 97" draw:points="0,0 1097,9 1097,53 1097,97 0,88 0,44">
          <text:p/>
        </draw:polygon>
        <draw:polygon draw:style-name="gr188" draw:text-style-name="P9" draw:layer="layout" svg:width="0cm" svg:height="0.043cm" svg:x="9.781cm" svg:y="18.391cm" svg:viewBox="0 0 0 44" draw:points="0,0 0,44 0,44">
          <text:p/>
        </draw:polygon>
        <draw:polygon draw:style-name="gr188" draw:text-style-name="P9" draw:layer="layout" svg:width="1.096cm" svg:height="0.09cm" svg:x="9.781cm" svg:y="18.347cm" svg:viewBox="0 0 1097 91" draw:points="0,0 1097,3 1097,47 1097,91 0,88 0,44">
          <text:p/>
        </draw:polygon>
        <draw:polygon draw:style-name="gr188" draw:text-style-name="P9" draw:layer="layout" svg:width="0cm" svg:height="0.043cm" svg:x="10.878cm" svg:y="18.394cm" svg:viewBox="0 0 0 44" draw:points="0,0 0,44 0,44">
          <text:p/>
        </draw:polygon>
        <draw:polygon draw:style-name="gr188" draw:text-style-name="P9" draw:layer="layout" svg:width="1.097cm" svg:height="0.088cm" svg:x="10.878cm" svg:y="18.35cm" svg:viewBox="0 0 1098 89" draw:points="0,0 1098,1 1098,45 1098,89 0,88 0,44">
          <text:p/>
        </draw:polygon>
        <draw:polygon draw:style-name="gr188" draw:text-style-name="P9" draw:layer="layout" svg:width="0cm" svg:height="0.043cm" svg:x="11.976cm" svg:y="18.395cm" svg:viewBox="0 0 0 44" draw:points="0,0 0,44 0,44">
          <text:p/>
        </draw:polygon>
        <draw:polygon draw:style-name="gr188" draw:text-style-name="P9" draw:layer="layout" svg:width="1.096cm" svg:height="0.087cm" svg:x="11.976cm" svg:y="18.351cm" svg:viewBox="0 0 1097 88" draw:points="0,0 1097,0 1097,44 1097,88 0,88 0,44">
          <text:p/>
        </draw:polygon>
        <draw:polygon draw:style-name="gr188" draw:text-style-name="P9" draw:layer="layout" svg:width="1.096cm" svg:height="0.087cm" svg:x="13.072cm" svg:y="18.351cm" svg:viewBox="0 0 1097 88" draw:points="0,0 1097,0 1097,44 1097,88 0,88 0,44">
          <text:p/>
        </draw:polygon>
        <draw:polygon draw:style-name="gr188" draw:text-style-name="P9" draw:layer="layout" svg:width="1.096cm" svg:height="0.087cm" svg:x="14.169cm" svg:y="18.351cm" svg:viewBox="0 0 1097 88" draw:points="0,0 1097,0 1097,44 1097,88 0,88 0,44">
          <text:p/>
        </draw:polygon>
        <draw:polygon draw:style-name="gr188" draw:text-style-name="P9" draw:layer="layout" svg:width="1.097cm" svg:height="0.087cm" svg:x="15.266cm" svg:y="18.351cm" svg:viewBox="0 0 1098 88" draw:points="0,0 1098,0 1098,44 1098,88 0,88 0,44">
          <text:p/>
        </draw:polygon>
        <draw:polygon draw:style-name="gr188" draw:text-style-name="P9" draw:layer="layout" svg:width="0.248cm" svg:height="0.248cm" svg:x="6.367cm" svg:y="17.794cm" svg:viewBox="0 0 249 249" draw:points="0,124 249,249 249,0">
          <text:p/>
        </draw:polygon>
        <draw:polyline draw:style-name="gr117" draw:text-style-name="P9" draw:layer="layout" svg:width="0.248cm" svg:height="0.248cm" svg:x="6.367cm" svg:y="17.794cm" svg:viewBox="0 0 249 249" draw:points="0,124 249,249 249,0 0,124">
          <text:p/>
        </draw:polyline>
        <draw:polygon draw:style-name="gr188" draw:text-style-name="P9" draw:layer="layout" svg:width="0.248cm" svg:height="0.248cm" svg:x="7.463cm" svg:y="18.219cm" svg:viewBox="0 0 249 249" draw:points="0,124 249,249 249,0">
          <text:p/>
        </draw:polygon>
        <draw:polyline draw:style-name="gr117" draw:text-style-name="P9" draw:layer="layout" svg:width="0.248cm" svg:height="0.248cm" svg:x="7.463cm" svg:y="18.219cm" svg:viewBox="0 0 249 249" draw:points="0,124 249,249 249,0 0,124">
          <text:p/>
        </draw:polyline>
        <draw:polygon draw:style-name="gr188" draw:text-style-name="P9" draw:layer="layout" svg:width="0.248cm" svg:height="0.248cm" svg:x="8.56cm" svg:y="18.258cm" svg:viewBox="0 0 249 249" draw:points="0,124 249,249 249,0">
          <text:p/>
        </draw:polygon>
        <draw:polyline draw:style-name="gr117" draw:text-style-name="P9" draw:layer="layout" svg:width="0.248cm" svg:height="0.248cm" svg:x="8.56cm" svg:y="18.258cm" svg:viewBox="0 0 249 249" draw:points="0,124 249,249 249,0 0,124">
          <text:p/>
        </draw:polyline>
        <draw:polygon draw:style-name="gr188" draw:text-style-name="P9" draw:layer="layout" svg:width="0.248cm" svg:height="0.248cm" svg:x="9.657cm" svg:y="18.267cm" svg:viewBox="0 0 249 249" draw:points="0,124 249,249 249,0">
          <text:p/>
        </draw:polygon>
        <draw:polyline draw:style-name="gr117" draw:text-style-name="P9" draw:layer="layout" svg:width="0.248cm" svg:height="0.248cm" svg:x="9.657cm" svg:y="18.267cm" svg:viewBox="0 0 249 249" draw:points="0,124 249,249 249,0 0,124">
          <text:p/>
        </draw:polyline>
        <draw:polygon draw:style-name="gr188" draw:text-style-name="P9" draw:layer="layout" svg:width="0.248cm" svg:height="0.248cm" svg:x="10.753cm" svg:y="18.269cm" svg:viewBox="0 0 249 249" draw:points="0,124 249,249 249,0">
          <text:p/>
        </draw:polygon>
        <draw:polyline draw:style-name="gr117" draw:text-style-name="P9" draw:layer="layout" svg:width="0.248cm" svg:height="0.248cm" svg:x="10.753cm" svg:y="18.269cm" svg:viewBox="0 0 249 249" draw:points="0,124 249,249 249,0 0,124">
          <text:p/>
        </draw:polyline>
        <draw:polygon draw:style-name="gr188" draw:text-style-name="P9" draw:layer="layout" svg:width="0.248cm" svg:height="0.248cm" svg:x="11.851cm" svg:y="18.27cm" svg:viewBox="0 0 249 249" draw:points="0,124 249,249 249,0">
          <text:p/>
        </draw:polygon>
        <draw:polyline draw:style-name="gr117" draw:text-style-name="P9" draw:layer="layout" svg:width="0.248cm" svg:height="0.248cm" svg:x="11.851cm" svg:y="18.27cm" svg:viewBox="0 0 249 249" draw:points="0,124 249,249 249,0 0,124">
          <text:p/>
        </draw:polyline>
        <draw:polygon draw:style-name="gr188" draw:text-style-name="P9" draw:layer="layout" svg:width="0.248cm" svg:height="0.248cm" svg:x="12.948cm" svg:y="18.27cm" svg:viewBox="0 0 249 249" draw:points="0,124 249,249 249,0">
          <text:p/>
        </draw:polygon>
        <draw:polyline draw:style-name="gr117" draw:text-style-name="P9" draw:layer="layout" svg:width="0.248cm" svg:height="0.248cm" svg:x="12.948cm" svg:y="18.27cm" svg:viewBox="0 0 249 249" draw:points="0,124 249,249 249,0 0,124">
          <text:p/>
        </draw:polyline>
        <draw:polygon draw:style-name="gr188" draw:text-style-name="P9" draw:layer="layout" svg:width="0.248cm" svg:height="0.248cm" svg:x="14.044cm" svg:y="18.27cm" svg:viewBox="0 0 249 249" draw:points="0,124 249,249 249,0">
          <text:p/>
        </draw:polygon>
        <draw:polyline draw:style-name="gr117" draw:text-style-name="P9" draw:layer="layout" svg:width="0.248cm" svg:height="0.248cm" svg:x="14.044cm" svg:y="18.27cm" svg:viewBox="0 0 249 249" draw:points="0,124 249,249 249,0 0,124">
          <text:p/>
        </draw:polyline>
        <draw:polygon draw:style-name="gr188" draw:text-style-name="P9" draw:layer="layout" svg:width="0.248cm" svg:height="0.248cm" svg:x="15.141cm" svg:y="18.27cm" svg:viewBox="0 0 249 249" draw:points="0,124 249,249 249,0">
          <text:p/>
        </draw:polygon>
        <draw:polyline draw:style-name="gr117" draw:text-style-name="P9" draw:layer="layout" svg:width="0.248cm" svg:height="0.248cm" svg:x="15.141cm" svg:y="18.27cm" svg:viewBox="0 0 249 249" draw:points="0,124 249,249 249,0 0,124">
          <text:p/>
        </draw:polyline>
        <draw:polygon draw:style-name="gr188" draw:text-style-name="P9" draw:layer="layout" svg:width="0.248cm" svg:height="0.248cm" svg:x="16.238cm" svg:y="18.27cm" svg:viewBox="0 0 249 249" draw:points="0,124 249,249 249,0">
          <text:p/>
        </draw:polygon>
        <draw:polyline draw:style-name="gr117" draw:text-style-name="P9" draw:layer="layout" svg:width="0.248cm" svg:height="0.248cm" svg:x="16.238cm" svg:y="18.27cm" svg:viewBox="0 0 249 249" draw:points="0,124 249,249 249,0 0,124">
          <text:p/>
        </draw:polyline>
        <draw:polygon draw:style-name="gr189" draw:text-style-name="P9" draw:layer="layout" svg:width="1.116cm" svg:height="0.352cm" svg:x="6.482cm" svg:y="18.076cm" svg:viewBox="0 0 1117 353" draw:points="20,0 1117,268 1107,311 1097,353 0,86 10,43">
          <text:p/>
        </draw:polygon>
        <draw:polygon draw:style-name="gr189" draw:text-style-name="P9" draw:layer="layout" svg:width="0.009cm" svg:height="0.043cm" svg:x="7.578cm" svg:y="18.387cm" svg:viewBox="0 0 10 44" draw:points="10,0 10,44 2,43 0,43">
          <text:p/>
        </draw:polygon>
        <draw:polygon draw:style-name="gr189" draw:text-style-name="P9" draw:layer="layout" svg:width="1.096cm" svg:height="0.093cm" svg:x="7.588cm" svg:y="18.343cm" svg:viewBox="0 0 1097 94" draw:points="0,0 1097,6 1097,50 1097,94 0,88 0,44">
          <text:p/>
        </draw:polygon>
        <draw:polygon draw:style-name="gr189" draw:text-style-name="P9" draw:layer="layout" svg:width="0cm" svg:height="0.043cm" svg:x="8.685cm" svg:y="18.393cm" svg:viewBox="0 0 0 44" draw:points="0,0 0,44 0,44">
          <text:p/>
        </draw:polygon>
        <draw:polygon draw:style-name="gr189" draw:text-style-name="P9" draw:layer="layout" svg:width="1.096cm" svg:height="0.089cm" svg:x="8.685cm" svg:y="18.349cm" svg:viewBox="0 0 1097 90" draw:points="0,0 1097,2 1097,46 1097,90 0,88 0,44">
          <text:p/>
        </draw:polygon>
        <draw:polygon draw:style-name="gr189" draw:text-style-name="P9" draw:layer="layout" svg:width="0cm" svg:height="0.043cm" svg:x="9.781cm" svg:y="18.395cm" svg:viewBox="0 0 0 44" draw:points="0,0 0,44 0,44">
          <text:p/>
        </draw:polygon>
        <draw:polygon draw:style-name="gr189" draw:text-style-name="P9" draw:layer="layout" svg:width="1.096cm" svg:height="0.087cm" svg:x="9.781cm" svg:y="18.351cm" svg:viewBox="0 0 1097 88" draw:points="0,0 1097,0 1097,44 1097,88 0,88 0,44">
          <text:p/>
        </draw:polygon>
        <draw:polygon draw:style-name="gr189" draw:text-style-name="P9" draw:layer="layout" svg:width="1.097cm" svg:height="0.087cm" svg:x="10.878cm" svg:y="18.351cm" svg:viewBox="0 0 1098 88" draw:points="0,0 1098,0 1098,44 1098,88 0,88 0,44">
          <text:p/>
        </draw:polygon>
        <draw:polygon draw:style-name="gr189" draw:text-style-name="P9" draw:layer="layout" svg:width="1.096cm" svg:height="0.087cm" svg:x="11.976cm" svg:y="18.351cm" svg:viewBox="0 0 1097 88" draw:points="0,0 1097,0 1097,44 1097,88 0,88 0,44">
          <text:p/>
        </draw:polygon>
        <draw:polygon draw:style-name="gr189" draw:text-style-name="P9" draw:layer="layout" svg:width="0cm" svg:height="0.043cm" svg:x="13.072cm" svg:y="18.351cm" svg:viewBox="0 0 0 44" draw:points="0,44 0,0 0,0">
          <text:p/>
        </draw:polygon>
        <draw:polygon draw:style-name="gr189" draw:text-style-name="P9" draw:layer="layout" svg:width="1.096cm" svg:height="0.088cm" svg:x="13.072cm" svg:y="18.351cm" svg:viewBox="0 0 1097 89" draw:points="0,0 1097,1 1097,45 1097,89 0,88 0,44">
          <text:p/>
        </draw:polygon>
        <draw:polygon draw:style-name="gr189" draw:text-style-name="P9" draw:layer="layout" svg:width="0cm" svg:height="0.043cm" svg:x="14.169cm" svg:y="18.396cm" svg:viewBox="0 0 0 44" draw:points="0,0 0,44 0,44">
          <text:p/>
        </draw:polygon>
        <draw:polygon draw:style-name="gr189" draw:text-style-name="P9" draw:layer="layout" svg:width="1.096cm" svg:height="0.087cm" svg:x="14.169cm" svg:y="18.352cm" svg:viewBox="0 0 1097 88" draw:points="0,0 1097,0 1097,44 1097,88 0,88 0,44">
          <text:p/>
        </draw:polygon>
        <draw:polygon draw:style-name="gr189" draw:text-style-name="P9" draw:layer="layout" svg:width="1.097cm" svg:height="0.087cm" svg:x="15.266cm" svg:y="18.352cm" svg:viewBox="0 0 1098 88" draw:points="0,0 1098,0 1098,44 1098,88 0,88 0,44">
          <text:p/>
        </draw:polygon>
        <draw:polygon draw:style-name="gr189" draw:text-style-name="P9" draw:layer="layout" svg:width="0.248cm" svg:height="0.248cm" svg:x="6.367cm" svg:y="17.995cm" svg:viewBox="0 0 249 249" draw:points="0,0 0,249 249,0 249,249">
          <text:p/>
        </draw:polygon>
        <draw:polyline draw:style-name="gr117" draw:text-style-name="P9" draw:layer="layout" svg:width="0.248cm" svg:height="0.248cm" svg:x="6.367cm" svg:y="17.995cm" svg:viewBox="0 0 249 249" draw:points="0,0 0,249 249,0 249,249 0,0">
          <text:p/>
        </draw:polyline>
        <draw:polygon draw:style-name="gr189" draw:text-style-name="P9" draw:layer="layout" svg:width="0.248cm" svg:height="0.248cm" svg:x="7.463cm" svg:y="18.263cm" svg:viewBox="0 0 249 249" draw:points="0,0 0,249 249,0 249,249">
          <text:p/>
        </draw:polygon>
        <draw:polyline draw:style-name="gr117" draw:text-style-name="P9" draw:layer="layout" svg:width="0.248cm" svg:height="0.248cm" svg:x="7.463cm" svg:y="18.263cm" svg:viewBox="0 0 249 249" draw:points="0,0 0,249 249,0 249,249 0,0">
          <text:p/>
        </draw:polyline>
        <draw:polygon draw:style-name="gr189" draw:text-style-name="P9" draw:layer="layout" svg:width="0.248cm" svg:height="0.248cm" svg:x="8.56cm" svg:y="18.268cm" svg:viewBox="0 0 249 249" draw:points="0,0 0,249 249,0 249,249">
          <text:p/>
        </draw:polygon>
        <draw:polyline draw:style-name="gr117" draw:text-style-name="P9" draw:layer="layout" svg:width="0.248cm" svg:height="0.248cm" svg:x="8.56cm" svg:y="18.268cm" svg:viewBox="0 0 249 249" draw:points="0,0 0,249 249,0 249,249 0,0">
          <text:p/>
        </draw:polyline>
        <draw:polygon draw:style-name="gr189" draw:text-style-name="P9" draw:layer="layout" svg:width="0.248cm" svg:height="0.248cm" svg:x="9.657cm" svg:y="18.27cm" svg:viewBox="0 0 249 249" draw:points="0,0 0,249 249,0 249,249">
          <text:p/>
        </draw:polygon>
        <draw:polyline draw:style-name="gr117" draw:text-style-name="P9" draw:layer="layout" svg:width="0.248cm" svg:height="0.248cm" svg:x="9.657cm" svg:y="18.27cm" svg:viewBox="0 0 249 249" draw:points="0,0 0,249 249,0 249,249 0,0">
          <text:p/>
        </draw:polyline>
        <draw:polygon draw:style-name="gr189" draw:text-style-name="P9" draw:layer="layout" svg:width="0.248cm" svg:height="0.248cm" svg:x="10.753cm" svg:y="18.27cm" svg:viewBox="0 0 249 249" draw:points="0,0 0,249 249,0 249,249">
          <text:p/>
        </draw:polygon>
        <draw:polyline draw:style-name="gr117" draw:text-style-name="P9" draw:layer="layout" svg:width="0.248cm" svg:height="0.248cm" svg:x="10.753cm" svg:y="18.27cm" svg:viewBox="0 0 249 249" draw:points="0,0 0,249 249,0 249,249 0,0">
          <text:p/>
        </draw:polyline>
        <draw:polygon draw:style-name="gr189" draw:text-style-name="P9" draw:layer="layout" svg:width="0.248cm" svg:height="0.248cm" svg:x="11.851cm" svg:y="18.27cm" svg:viewBox="0 0 249 249" draw:points="0,0 0,249 249,0 249,249">
          <text:p/>
        </draw:polygon>
        <draw:polyline draw:style-name="gr117" draw:text-style-name="P9" draw:layer="layout" svg:width="0.248cm" svg:height="0.248cm" svg:x="11.851cm" svg:y="18.27cm" svg:viewBox="0 0 249 249" draw:points="0,0 0,249 249,0 249,249 0,0">
          <text:p/>
        </draw:polyline>
        <draw:polygon draw:style-name="gr189" draw:text-style-name="P9" draw:layer="layout" svg:width="0.248cm" svg:height="0.248cm" svg:x="12.948cm" svg:y="18.27cm" svg:viewBox="0 0 249 249" draw:points="0,0 0,249 249,0 249,249">
          <text:p/>
        </draw:polygon>
        <draw:polyline draw:style-name="gr117" draw:text-style-name="P9" draw:layer="layout" svg:width="0.248cm" svg:height="0.248cm" svg:x="12.948cm" svg:y="18.27cm" svg:viewBox="0 0 249 249" draw:points="0,0 0,249 249,0 249,249 0,0">
          <text:p/>
        </draw:polyline>
        <draw:polygon draw:style-name="gr189" draw:text-style-name="P9" draw:layer="layout" svg:width="0.248cm" svg:height="0.248cm" svg:x="14.044cm" svg:y="18.271cm" svg:viewBox="0 0 249 249" draw:points="0,0 0,249 249,0 249,249">
          <text:p/>
        </draw:polygon>
        <draw:polyline draw:style-name="gr117" draw:text-style-name="P9" draw:layer="layout" svg:width="0.248cm" svg:height="0.248cm" svg:x="14.044cm" svg:y="18.271cm" svg:viewBox="0 0 249 249" draw:points="0,0 0,249 249,0 249,249 0,0">
          <text:p/>
        </draw:polyline>
        <draw:polygon draw:style-name="gr189" draw:text-style-name="P9" draw:layer="layout" svg:width="0.248cm" svg:height="0.248cm" svg:x="15.141cm" svg:y="18.271cm" svg:viewBox="0 0 249 249" draw:points="0,0 0,249 249,0 249,249">
          <text:p/>
        </draw:polygon>
        <draw:polyline draw:style-name="gr117" draw:text-style-name="P9" draw:layer="layout" svg:width="0.248cm" svg:height="0.248cm" svg:x="15.141cm" svg:y="18.271cm" svg:viewBox="0 0 249 249" draw:points="0,0 0,249 249,0 249,249 0,0">
          <text:p/>
        </draw:polyline>
        <draw:polygon draw:style-name="gr189" draw:text-style-name="P9" draw:layer="layout" svg:width="0.248cm" svg:height="0.248cm" svg:x="16.238cm" svg:y="18.271cm" svg:viewBox="0 0 249 249" draw:points="0,0 0,249 249,0 249,249">
          <text:p/>
        </draw:polygon>
        <draw:polyline draw:style-name="gr117" draw:text-style-name="P9" draw:layer="layout" svg:width="0.248cm" svg:height="0.248cm" svg:x="16.238cm" svg:y="18.271cm" svg:viewBox="0 0 249 249" draw:points="0,0 0,249 249,0 249,249 0,0">
          <text:p/>
        </draw:polyline>
        <draw:polygon draw:style-name="gr190" draw:text-style-name="P9" draw:layer="layout" svg:width="1.114cm" svg:height="0.317cm" svg:x="6.483cm" svg:y="18.118cm" svg:viewBox="0 0 1115 318" draw:points="18,0 1115,232 1106,275 1097,318 0,86 9,43">
          <text:p/>
        </draw:polygon>
        <draw:polygon draw:style-name="gr190" draw:text-style-name="P9" draw:layer="layout" svg:width="0.008cm" svg:height="0.043cm" svg:x="7.579cm" svg:y="18.393cm" svg:viewBox="0 0 9 44" draw:points="9,0 9,44 1,43 0,43">
          <text:p/>
        </draw:polygon>
        <draw:polygon draw:style-name="gr190" draw:text-style-name="P9" draw:layer="layout" svg:width="1.096cm" svg:height="0.089cm" svg:x="7.588cm" svg:y="18.349cm" svg:viewBox="0 0 1097 90" draw:points="0,0 1097,2 1097,46 1097,90 0,88 0,44">
          <text:p/>
        </draw:polygon>
        <draw:polygon draw:style-name="gr190" draw:text-style-name="P9" draw:layer="layout" svg:width="0cm" svg:height="0.043cm" svg:x="8.685cm" svg:y="18.395cm" svg:viewBox="0 0 0 44" draw:points="0,0 0,44 0,44">
          <text:p/>
        </draw:polygon>
        <draw:polygon draw:style-name="gr190" draw:text-style-name="P9" draw:layer="layout" svg:width="1.096cm" svg:height="0.087cm" svg:x="8.685cm" svg:y="18.351cm" svg:viewBox="0 0 1097 88" draw:points="0,0 1097,0 1097,44 1097,88 0,88 0,44">
          <text:p/>
        </draw:polygon>
        <draw:polygon draw:style-name="gr190" draw:text-style-name="P9" draw:layer="layout" svg:width="1.096cm" svg:height="0.087cm" svg:x="9.781cm" svg:y="18.351cm" svg:viewBox="0 0 1097 88" draw:points="0,0 1097,0 1097,44 1097,88 0,88 0,44">
          <text:p/>
        </draw:polygon>
        <draw:polygon draw:style-name="gr190" draw:text-style-name="P9" draw:layer="layout" svg:width="0cm" svg:height="0.043cm" svg:x="10.878cm" svg:y="18.351cm" svg:viewBox="0 0 0 44" draw:points="0,44 0,0 0,0">
          <text:p/>
        </draw:polygon>
        <draw:polygon draw:style-name="gr190" draw:text-style-name="P9" draw:layer="layout" svg:width="1.097cm" svg:height="0.088cm" svg:x="10.878cm" svg:y="18.351cm" svg:viewBox="0 0 1098 89" draw:points="0,0 1098,1 1098,45 1098,89 0,88 0,44">
          <text:p/>
        </draw:polygon>
        <draw:polygon draw:style-name="gr190" draw:text-style-name="P9" draw:layer="layout" svg:width="0cm" svg:height="0.043cm" svg:x="11.976cm" svg:y="18.396cm" svg:viewBox="0 0 0 44" draw:points="0,0 0,44 0,44">
          <text:p/>
        </draw:polygon>
        <draw:polygon draw:style-name="gr190" draw:text-style-name="P9" draw:layer="layout" svg:width="1.096cm" svg:height="0.087cm" svg:x="11.976cm" svg:y="18.352cm" svg:viewBox="0 0 1097 88" draw:points="0,0 1097,0 1097,44 1097,88 0,88 0,44">
          <text:p/>
        </draw:polygon>
        <draw:polygon draw:style-name="gr190" draw:text-style-name="P9" draw:layer="layout" svg:width="1.096cm" svg:height="0.087cm" svg:x="13.072cm" svg:y="18.352cm" svg:viewBox="0 0 1097 88" draw:points="0,0 1097,0 1097,44 1097,88 0,88 0,44">
          <text:p/>
        </draw:polygon>
        <draw:polygon draw:style-name="gr190" draw:text-style-name="P9" draw:layer="layout" svg:width="1.096cm" svg:height="0.087cm" svg:x="14.169cm" svg:y="18.352cm" svg:viewBox="0 0 1097 88" draw:points="0,0 1097,0 1097,44 1097,88 0,88 0,44">
          <text:p/>
        </draw:polygon>
        <draw:polygon draw:style-name="gr190" draw:text-style-name="P9" draw:layer="layout" svg:width="1.097cm" svg:height="0.087cm" svg:x="15.266cm" svg:y="18.352cm" svg:viewBox="0 0 1098 88" draw:points="0,0 1098,0 1098,44 1098,88 0,88 0,44">
          <text:p/>
        </draw:polygon>
        <draw:polygon draw:style-name="gr190" draw:text-style-name="P9" draw:layer="layout" svg:width="0.248cm" svg:height="0.248cm" svg:x="6.367cm" svg:y="18.037cm" svg:viewBox="0 0 249 249" draw:points="0,249 249,249 0,0 249,0">
          <text:p/>
        </draw:polygon>
        <draw:polyline draw:style-name="gr117" draw:text-style-name="P9" draw:layer="layout" svg:width="0.248cm" svg:height="0.248cm" svg:x="6.367cm" svg:y="18.037cm" svg:viewBox="0 0 249 249" draw:points="0,249 249,249 0,0 249,0 0,249">
          <text:p/>
        </draw:polyline>
        <draw:polygon draw:style-name="gr190" draw:text-style-name="P9" draw:layer="layout" svg:width="0.248cm" svg:height="0.248cm" svg:x="7.463cm" svg:y="18.268cm" svg:viewBox="0 0 249 249" draw:points="0,249 249,249 0,0 249,0">
          <text:p/>
        </draw:polygon>
        <draw:polyline draw:style-name="gr117" draw:text-style-name="P9" draw:layer="layout" svg:width="0.248cm" svg:height="0.248cm" svg:x="7.463cm" svg:y="18.268cm" svg:viewBox="0 0 249 249" draw:points="0,249 249,249 0,0 249,0 0,249">
          <text:p/>
        </draw:polyline>
        <draw:polygon draw:style-name="gr190" draw:text-style-name="P9" draw:layer="layout" svg:width="0.248cm" svg:height="0.248cm" svg:x="8.56cm" svg:y="18.27cm" svg:viewBox="0 0 249 249" draw:points="0,249 249,249 0,0 249,0">
          <text:p/>
        </draw:polygon>
        <draw:polyline draw:style-name="gr117" draw:text-style-name="P9" draw:layer="layout" svg:width="0.248cm" svg:height="0.248cm" svg:x="8.56cm" svg:y="18.27cm" svg:viewBox="0 0 249 249" draw:points="0,249 249,249 0,0 249,0 0,249">
          <text:p/>
        </draw:polyline>
        <draw:polygon draw:style-name="gr190" draw:text-style-name="P9" draw:layer="layout" svg:width="0.248cm" svg:height="0.248cm" svg:x="9.657cm" svg:y="18.27cm" svg:viewBox="0 0 249 249" draw:points="0,249 249,249 0,0 249,0">
          <text:p/>
        </draw:polygon>
        <draw:polyline draw:style-name="gr117" draw:text-style-name="P9" draw:layer="layout" svg:width="0.248cm" svg:height="0.248cm" svg:x="9.657cm" svg:y="18.27cm" svg:viewBox="0 0 249 249" draw:points="0,249 249,249 0,0 249,0 0,249">
          <text:p/>
        </draw:polyline>
        <draw:polygon draw:style-name="gr190" draw:text-style-name="P9" draw:layer="layout" svg:width="0.248cm" svg:height="0.248cm" svg:x="10.753cm" svg:y="18.27cm" svg:viewBox="0 0 249 249" draw:points="0,249 249,249 0,0 249,0">
          <text:p/>
        </draw:polygon>
        <draw:polyline draw:style-name="gr117" draw:text-style-name="P9" draw:layer="layout" svg:width="0.248cm" svg:height="0.248cm" svg:x="10.753cm" svg:y="18.27cm" svg:viewBox="0 0 249 249" draw:points="0,249 249,249 0,0 249,0 0,249">
          <text:p/>
        </draw:polyline>
        <draw:polygon draw:style-name="gr190" draw:text-style-name="P9" draw:layer="layout" svg:width="0.248cm" svg:height="0.248cm" svg:x="11.851cm" svg:y="18.271cm" svg:viewBox="0 0 249 249" draw:points="0,249 249,249 0,0 249,0">
          <text:p/>
        </draw:polygon>
        <draw:polyline draw:style-name="gr117" draw:text-style-name="P9" draw:layer="layout" svg:width="0.248cm" svg:height="0.248cm" svg:x="11.851cm" svg:y="18.271cm" svg:viewBox="0 0 249 249" draw:points="0,249 249,249 0,0 249,0 0,249">
          <text:p/>
        </draw:polyline>
        <draw:polygon draw:style-name="gr190" draw:text-style-name="P9" draw:layer="layout" svg:width="0.248cm" svg:height="0.248cm" svg:x="12.948cm" svg:y="18.271cm" svg:viewBox="0 0 249 249" draw:points="0,249 249,249 0,0 249,0">
          <text:p/>
        </draw:polygon>
        <draw:polyline draw:style-name="gr117" draw:text-style-name="P9" draw:layer="layout" svg:width="0.248cm" svg:height="0.248cm" svg:x="12.948cm" svg:y="18.271cm" svg:viewBox="0 0 249 249" draw:points="0,249 249,249 0,0 249,0 0,249">
          <text:p/>
        </draw:polyline>
        <draw:polygon draw:style-name="gr190" draw:text-style-name="P9" draw:layer="layout" svg:width="0.248cm" svg:height="0.248cm" svg:x="14.044cm" svg:y="18.271cm" svg:viewBox="0 0 249 249" draw:points="0,249 249,249 0,0 249,0">
          <text:p/>
        </draw:polygon>
        <draw:polyline draw:style-name="gr117" draw:text-style-name="P9" draw:layer="layout" svg:width="0.248cm" svg:height="0.248cm" svg:x="14.044cm" svg:y="18.271cm" svg:viewBox="0 0 249 249" draw:points="0,249 249,249 0,0 249,0 0,249">
          <text:p/>
        </draw:polyline>
        <draw:polygon draw:style-name="gr190" draw:text-style-name="P9" draw:layer="layout" svg:width="0.248cm" svg:height="0.248cm" svg:x="15.141cm" svg:y="18.271cm" svg:viewBox="0 0 249 249" draw:points="0,249 249,249 0,0 249,0">
          <text:p/>
        </draw:polygon>
        <draw:polyline draw:style-name="gr117" draw:text-style-name="P9" draw:layer="layout" svg:width="0.248cm" svg:height="0.248cm" svg:x="15.141cm" svg:y="18.271cm" svg:viewBox="0 0 249 249" draw:points="0,249 249,249 0,0 249,0 0,249">
          <text:p/>
        </draw:polyline>
        <draw:polygon draw:style-name="gr190" draw:text-style-name="P9" draw:layer="layout" svg:width="0.248cm" svg:height="0.248cm" svg:x="16.238cm" svg:y="18.271cm" svg:viewBox="0 0 249 249" draw:points="0,249 249,249 0,0 249,0">
          <text:p/>
        </draw:polygon>
        <draw:polyline draw:style-name="gr117" draw:text-style-name="P9" draw:layer="layout" svg:width="0.248cm" svg:height="0.248cm" svg:x="16.238cm" svg:y="18.271cm" svg:viewBox="0 0 249 249" draw:points="0,249 249,249 0,0 249,0 0,249">
          <text:p/>
        </draw:polyline>
        <draw:polygon draw:style-name="gr118" draw:text-style-name="P9" draw:layer="layout" svg:width="0.315cm" svg:height="0.087cm" svg:x="16.935cm" svg:y="14.735cm" svg:viewBox="0 0 316 88" draw:points="0,0 316,0 316,88 0,88">
          <text:p/>
        </draw:polygon>
        <draw:polygon draw:style-name="gr118" draw:text-style-name="P9" draw:layer="layout" svg:width="0.158cm" svg:height="0.157cm" svg:x="17.014cm" svg:y="14.699cm" svg:viewBox="0 0 159 158" draw:points="0,0 0,158 159,158 159,0">
          <text:p/>
        </draw:polygon>
        <draw:polyline draw:style-name="gr117" draw:text-style-name="P9" draw:layer="layout" svg:width="0.158cm" svg:height="0.157cm" svg:x="17.014cm" svg:y="14.699cm" svg:viewBox="0 0 159 158" draw:points="0,0 0,158 159,158 159,0 0,0">
          <text:p/>
        </draw:polyline>
        <draw:polygon draw:style-name="gr119" draw:text-style-name="P9" draw:layer="layout" svg:width="0.315cm" svg:height="0.087cm" svg:x="16.935cm" svg:y="15.16cm" svg:viewBox="0 0 316 88" draw:points="0,0 316,0 316,88 0,88">
          <text:p/>
        </draw:polygon>
        <draw:polygon draw:style-name="gr119" draw:text-style-name="P9" draw:layer="layout" svg:width="0.158cm" svg:height="0.157cm" svg:x="17.014cm" svg:y="15.124cm" svg:viewBox="0 0 159 158" draw:points="0,80 80,158 159,80 80,0">
          <text:p/>
        </draw:polygon>
        <draw:polyline draw:style-name="gr117" draw:text-style-name="P9" draw:layer="layout" svg:width="0.158cm" svg:height="0.157cm" svg:x="17.014cm" svg:y="15.124cm" svg:viewBox="0 0 159 158" draw:points="0,80 80,158 159,80 80,0 0,80">
          <text:p/>
        </draw:polyline>
        <draw:polygon draw:style-name="gr130" draw:text-style-name="P9" draw:layer="layout" svg:width="0.315cm" svg:height="0.087cm" svg:x="16.935cm" svg:y="15.585cm" svg:viewBox="0 0 316 88" draw:points="0,0 316,0 316,88 0,88">
          <text:p/>
        </draw:polygon>
        <draw:polygon draw:style-name="gr130" draw:text-style-name="P9" draw:layer="layout" svg:width="0.158cm" svg:height="0.157cm" svg:x="17.014cm" svg:y="15.549cm" svg:viewBox="0 0 159 158" draw:points="0,0 80,158 159,0">
          <text:p/>
        </draw:polygon>
        <draw:polyline draw:style-name="gr117" draw:text-style-name="P9" draw:layer="layout" svg:width="0.158cm" svg:height="0.157cm" svg:x="17.014cm" svg:y="15.549cm" svg:viewBox="0 0 159 158" draw:points="0,0 80,158 159,0 0,0">
          <text:p/>
        </draw:polyline>
        <draw:polygon draw:style-name="gr186" draw:text-style-name="P9" draw:layer="layout" svg:width="0.315cm" svg:height="0.087cm" svg:x="16.935cm" svg:y="16.01cm" svg:viewBox="0 0 316 88" draw:points="0,0 316,0 316,88 0,88">
          <text:p/>
        </draw:polygon>
        <draw:polygon draw:style-name="gr186" draw:text-style-name="P9" draw:layer="layout" svg:width="0.158cm" svg:height="0.157cm" svg:x="17.014cm" svg:y="15.974cm" svg:viewBox="0 0 159 158" draw:points="0,158 159,158 80,0">
          <text:p/>
        </draw:polygon>
        <draw:polyline draw:style-name="gr117" draw:text-style-name="P9" draw:layer="layout" svg:width="0.158cm" svg:height="0.157cm" svg:x="17.014cm" svg:y="15.974cm" svg:viewBox="0 0 159 158" draw:points="0,158 159,158 80,0 0,158">
          <text:p/>
        </draw:polyline>
        <draw:polygon draw:style-name="gr187" draw:text-style-name="P9" draw:layer="layout" svg:width="0.315cm" svg:height="0.087cm" svg:x="16.935cm" svg:y="16.435cm" svg:viewBox="0 0 316 88" draw:points="0,0 316,0 316,88 0,88">
          <text:p/>
        </draw:polygon>
        <draw:polygon draw:style-name="gr187" draw:text-style-name="P9" draw:layer="layout" svg:width="0.158cm" svg:height="0.157cm" svg:x="17.014cm" svg:y="16.399cm" svg:viewBox="0 0 159 158" draw:points="0,0 0,158 159,80">
          <text:p/>
        </draw:polygon>
        <draw:polyline draw:style-name="gr117" draw:text-style-name="P9" draw:layer="layout" svg:width="0.158cm" svg:height="0.157cm" svg:x="17.014cm" svg:y="16.399cm" svg:viewBox="0 0 159 158" draw:points="0,0 0,158 159,80 0,0">
          <text:p/>
        </draw:polyline>
        <draw:polygon draw:style-name="gr188" draw:text-style-name="P9" draw:layer="layout" svg:width="0.315cm" svg:height="0.087cm" svg:x="16.935cm" svg:y="16.86cm" svg:viewBox="0 0 316 88" draw:points="0,0 316,0 316,88 0,88">
          <text:p/>
        </draw:polygon>
        <draw:polygon draw:style-name="gr188" draw:text-style-name="P9" draw:layer="layout" svg:width="0.158cm" svg:height="0.157cm" svg:x="17.014cm" svg:y="16.824cm" svg:viewBox="0 0 159 158" draw:points="0,80 159,158 159,0">
          <text:p/>
        </draw:polygon>
        <draw:polyline draw:style-name="gr117" draw:text-style-name="P9" draw:layer="layout" svg:width="0.158cm" svg:height="0.157cm" svg:x="17.014cm" svg:y="16.824cm" svg:viewBox="0 0 159 158" draw:points="0,80 159,158 159,0 0,80">
          <text:p/>
        </draw:polyline>
        <draw:polygon draw:style-name="gr189" draw:text-style-name="P9" draw:layer="layout" svg:width="0.315cm" svg:height="0.087cm" svg:x="16.935cm" svg:y="17.285cm" svg:viewBox="0 0 316 88" draw:points="0,0 316,0 316,88 0,88">
          <text:p/>
        </draw:polygon>
        <draw:polygon draw:style-name="gr189" draw:text-style-name="P9" draw:layer="layout" svg:width="0.158cm" svg:height="0.157cm" svg:x="17.014cm" svg:y="17.249cm" svg:viewBox="0 0 159 158" draw:points="0,0 0,158 159,0 159,158">
          <text:p/>
        </draw:polygon>
        <draw:polyline draw:style-name="gr117" draw:text-style-name="P9" draw:layer="layout" svg:width="0.158cm" svg:height="0.157cm" svg:x="17.014cm" svg:y="17.249cm" svg:viewBox="0 0 159 158" draw:points="0,0 0,158 159,0 159,158 0,0">
          <text:p/>
        </draw:polyline>
        <draw:polygon draw:style-name="gr190" draw:text-style-name="P9" draw:layer="layout" svg:width="0.315cm" svg:height="0.087cm" svg:x="16.935cm" svg:y="17.71cm" svg:viewBox="0 0 316 88" draw:points="0,0 316,0 316,88 0,88">
          <text:p/>
        </draw:polygon>
        <draw:polygon draw:style-name="gr190" draw:text-style-name="P9" draw:layer="layout" svg:width="0.158cm" svg:height="0.157cm" svg:x="17.014cm" svg:y="17.674cm" svg:viewBox="0 0 159 158" draw:points="0,158 159,158 0,0 159,0">
          <text:p/>
        </draw:polygon>
        <draw:polyline draw:style-name="gr117" draw:text-style-name="P9" draw:layer="layout" svg:width="0.158cm" svg:height="0.157cm" svg:x="17.014cm" svg:y="17.674cm" svg:viewBox="0 0 159 158" draw:points="0,158 159,158 0,0 159,0 0,158">
          <text:p/>
        </draw:polyline>
        <draw:frame draw:style-name="gr191" draw:text-style-name="P19" draw:layer="layout" svg:width="1.895cm" svg:height="0.569cm" svg:x="17.306cm" svg:y="14.68cm">
          <draw:text-box>
            <text:p><text:span text:style-name="T15">Max pop. 8</text:span></text:p>
          </draw:text-box>
        </draw:frame>
        <draw:frame draw:style-name="gr192" draw:text-style-name="P19" draw:layer="layout" svg:width="2.051cm" svg:height="0.569cm" svg:x="17.306cm" svg:y="15.102cm">
          <draw:text-box>
            <text:p><text:span text:style-name="T15">Max pop. 16</text:span></text:p>
          </draw:text-box>
        </draw:frame>
        <draw:frame draw:style-name="gr192" draw:text-style-name="P19" draw:layer="layout" svg:width="2.051cm" svg:height="0.569cm" svg:x="17.306cm" svg:y="15.525cm">
          <draw:text-box>
            <text:p><text:span text:style-name="T15">Max pop. 32</text:span></text:p>
          </draw:text-box>
        </draw:frame>
        <draw:frame draw:style-name="gr192" draw:text-style-name="P19" draw:layer="layout" svg:width="2.051cm" svg:height="0.569cm" svg:x="17.306cm" svg:y="15.947cm">
          <draw:text-box>
            <text:p><text:span text:style-name="T15">Max pop. 64</text:span></text:p>
          </draw:text-box>
        </draw:frame>
        <draw:frame draw:style-name="gr193" draw:text-style-name="P19" draw:layer="layout" svg:width="2.208cm" svg:height="0.569cm" svg:x="17.306cm" svg:y="16.369cm">
          <draw:text-box>
            <text:p><text:span text:style-name="T15">Max pop. 128</text:span></text:p>
          </draw:text-box>
        </draw:frame>
        <draw:frame draw:style-name="gr193" draw:text-style-name="P19" draw:layer="layout" svg:width="2.208cm" svg:height="0.569cm" svg:x="17.306cm" svg:y="16.791cm">
          <draw:text-box>
            <text:p><text:span text:style-name="T15">Max pop. 256</text:span></text:p>
          </draw:text-box>
        </draw:frame>
        <draw:frame draw:style-name="gr193" draw:text-style-name="P19" draw:layer="layout" svg:width="2.208cm" svg:height="0.569cm" svg:x="17.306cm" svg:y="17.213cm">
          <draw:text-box>
            <text:p><text:span text:style-name="T15">Max pop. 512</text:span></text:p>
          </draw:text-box>
        </draw:frame>
        <draw:frame draw:style-name="gr194" draw:text-style-name="P19" draw:layer="layout" svg:width="2.365cm" svg:height="0.569cm" svg:x="17.306cm" svg:y="17.662cm">
          <draw:text-box>
            <text:p><text:span text:style-name="T15">Max pop. 1024</text:span></text:p>
          </draw:text-box>
        </draw:frame>
        <draw:frame draw:style-name="gr195" draw:text-style-name="P20" draw:layer="layout" svg:width="3.715cm" svg:height="0.603cm" svg:x="9.378cm" svg:y="19.186cm">
          <draw:text-box>
            <text:p><text:span text:style-name="T16">Schrittzahl (in hundert)</text:span></text:p>
          </draw:text-box>
        </draw:frame>
        <draw:frame draw:style-name="gr197" draw:text-style-name="P20" draw:layer="layout" svg:width="6.209cm" svg:height="0.603cm" draw:transform="rotate (1.5707963267946) translate (5.068cm 18.591cm)">
          <draw:text-box>
            <text:p><text:span text:style-name="T16">Anzahl durch covering erstellte classifier</text:span></text:p>
          </draw:text-box>
        </draw:frame>
        <presentation:notes draw:style-name="dp2">
          <draw:page-thumbnail draw:style-name="gr14" draw:layer="layout" svg:width="13.968cm" svg:height="10.476cm" svg:x="3.81cm" svg:y="2.123cm" draw:page-number="36" presentation:class="page"/>
          <draw:frame presentation:style-name="pr2" draw:layer="layout" svg:width="17.271cm" svg:height="12.322cm" svg:x="2.159cm" svg:y="13.271cm" presentation:class="notes" presentation:placeholder="true">
            <draw:text-box/>
          </draw:frame>
        </presentation:notes>
      </draw:page>
      <draw:page draw:name="page37" draw:style-name="dp1" draw:master-page-name="Default">
        <office:forms form:automatic-focus="false" form:apply-design-mode="false"/>
        <draw:line draw:style-name="gr198" draw:layer="layout" svg:x1="1.906cm" svg:y1="11.431cm" svg:x2="1.906cm" svg:y2="6.351cm">
          <text:p/>
        </draw:line>
        <draw:line draw:style-name="gr2" draw:layer="layout" svg:x1="1.271cm" svg:y1="10.796cm" svg:x2="12.066cm" svg:y2="10.796cm">
          <text:p/>
        </draw:line>
        <draw:line draw:style-name="gr199" draw:layer="layout" svg:x1="1.967cm" svg:y1="10.796cm" svg:x2="3.708cm" svg:y2="10.796cm">
          <text:p/>
        </draw:line>
        <draw:line draw:style-name="gr199" draw:layer="layout" svg:x1="3.709cm" svg:y1="10.796cm" svg:x2="3.709cm" svg:y2="7.621cm">
          <text:p/>
        </draw:line>
        <draw:line draw:style-name="gr199" draw:layer="layout" svg:x1="3.709cm" svg:y1="7.621cm" svg:x2="6.843cm" svg:y2="7.621cm">
          <text:p/>
        </draw:line>
        <draw:line draw:style-name="gr199" draw:layer="layout" svg:x1="6.843cm" svg:y1="7.621cm" svg:x2="6.843cm" svg:y2="10.796cm">
          <text:p/>
        </draw:line>
        <draw:line draw:style-name="gr199" draw:layer="layout" svg:x1="6.843cm" svg:y1="10.796cm" svg:x2="10.796cm" svg:y2="10.796cm">
          <text:p/>
        </draw:line>
        <draw:line draw:style-name="gr199" draw:layer="layout" svg:x1="10.796cm" svg:y1="10.796cm" svg:x2="10.796cm" svg:y2="7.621cm">
          <text:p/>
        </draw:line>
        <draw:line draw:style-name="gr199" draw:layer="layout" svg:x1="10.796cm" svg:y1="7.621cm" svg:x2="11.718cm" svg:y2="7.621cm">
          <text:p/>
        </draw:line>
        <draw:line draw:style-name="gr200" draw:text-style-name="P5" draw:layer="layout" svg:x1="1.967cm" svg:y1="10.796cm" svg:x2="3.708cm" svg:y2="7.621cm">
          <text:p/>
        </draw:line>
        <draw:line draw:style-name="gr200" draw:text-style-name="P5" draw:layer="layout" svg:x1="3.709cm" svg:y1="7.621cm" svg:x2="6.843cm" svg:y2="10.796cm">
          <text:p/>
        </draw:line>
        <draw:line draw:style-name="gr198" draw:text-style-name="P24" draw:layer="layout" svg:x1="13.336cm" svg:y1="11.431cm" svg:x2="13.336cm" svg:y2="6.351cm">
          <text:p/>
        </draw:line>
        <draw:line draw:style-name="gr2" draw:text-style-name="P24" draw:layer="layout" svg:x1="12.701cm" svg:y1="10.796cm" svg:x2="23.496cm" svg:y2="10.796cm">
          <text:p/>
        </draw:line>
        <draw:line draw:style-name="gr199" draw:text-style-name="P24" draw:layer="layout" svg:x1="13.397cm" svg:y1="10.796cm" svg:x2="17.781cm" svg:y2="10.796cm">
          <text:p/>
        </draw:line>
        <draw:line draw:style-name="gr199" draw:text-style-name="P24" draw:layer="layout" svg:x1="17.781cm" svg:y1="10.796cm" svg:x2="17.781cm" svg:y2="7.621cm">
          <text:p/>
        </draw:line>
        <draw:line draw:style-name="gr199" draw:text-style-name="P24" draw:layer="layout" svg:x1="17.781cm" svg:y1="7.621cm" svg:x2="19.686cm" svg:y2="7.621cm">
          <text:p/>
        </draw:line>
        <draw:line draw:style-name="gr199" draw:text-style-name="P24" draw:layer="layout" svg:x1="19.686cm" svg:y1="7.621cm" svg:x2="19.686cm" svg:y2="10.796cm">
          <text:p/>
        </draw:line>
        <draw:line draw:style-name="gr199" draw:text-style-name="P24" draw:layer="layout" svg:x1="19.686cm" svg:y1="10.796cm" svg:x2="20.956cm" svg:y2="10.796cm">
          <text:p/>
        </draw:line>
        <draw:line draw:style-name="gr199" draw:text-style-name="P24" draw:layer="layout" svg:x1="20.956cm" svg:y1="10.796cm" svg:x2="20.956cm" svg:y2="7.621cm">
          <text:p/>
        </draw:line>
        <draw:line draw:style-name="gr199" draw:text-style-name="P24" draw:layer="layout" svg:x1="20.956cm" svg:y1="7.621cm" svg:x2="23.148cm" svg:y2="7.621cm">
          <text:p/>
        </draw:line>
        <draw:line draw:style-name="gr201" draw:text-style-name="P24" draw:layer="layout" svg:x1="13.397cm" svg:y1="10.796cm" svg:x2="17.781cm" svg:y2="7.621cm">
          <text:p/>
        </draw:line>
        <draw:line draw:style-name="gr201" draw:text-style-name="P24" draw:layer="layout" svg:x1="17.781cm" svg:y1="7.621cm" svg:x2="19.686cm" svg:y2="10.796cm">
          <text:p/>
        </draw:line>
        <draw:line draw:style-name="gr201" draw:text-style-name="P24" draw:layer="layout" svg:x1="19.686cm" svg:y1="10.796cm" svg:x2="20.956cm" svg:y2="7.621cm">
          <text:p/>
        </draw:line>
        <draw:frame draw:style-name="gr30" draw:text-style-name="P5" draw:layer="layout" svg:width="8.266cm" svg:height="0.806cm" svg:x="3.176cm" svg:y="5.716cm">
          <draw:text-box>
            <text:p text:style-name="P1"><text:span text:style-name="T1">Reward durch eigene Beobachtung</text:span></text:p>
          </draw:text-box>
        </draw:frame>
        <draw:frame draw:style-name="gr30" draw:text-style-name="P5" draw:layer="layout" svg:width="8.753cm" svg:height="1.361cm" svg:x="14.595cm" svg:y="5.716cm">
          <draw:text-box>
            <text:p text:style-name="P1"><text:span text:style-name="T1">Reward über weitergegebenes Signal</text:span></text:p>
            <text:p text:style-name="P22"><text:span text:style-name="T1">eines verwandten Agenten</text:span></text:p>
          </draw:text-box>
        </draw:frame>
        <draw:line draw:style-name="gr2" draw:layer="layout" svg:x1="7.621cm" svg:y1="16.511cm" svg:x2="18.416cm" svg:y2="16.511cm">
          <text:p/>
        </draw:line>
        <draw:line draw:style-name="gr202" draw:layer="layout" svg:x1="8.317cm" svg:y1="16.511cm" svg:x2="10.161cm" svg:y2="16.511cm">
          <text:p/>
        </draw:line>
        <draw:line draw:style-name="gr202" draw:layer="layout" svg:x1="10.161cm" svg:y1="16.511cm" svg:x2="10.161cm" svg:y2="13.336cm">
          <text:p/>
        </draw:line>
        <draw:line draw:style-name="gr202" draw:layer="layout" svg:x1="10.161cm" svg:y1="13.336cm" svg:x2="13.295cm" svg:y2="13.336cm">
          <text:p/>
        </draw:line>
        <draw:line draw:style-name="gr202" draw:layer="layout" svg:x1="13.336cm" svg:y1="13.336cm" svg:x2="13.336cm" svg:y2="16.511cm">
          <text:p/>
        </draw:line>
        <draw:line draw:style-name="gr202" draw:layer="layout" svg:x1="13.336cm" svg:y1="16.511cm" svg:x2="17.146cm" svg:y2="16.511cm">
          <text:p/>
        </draw:line>
        <draw:line draw:style-name="gr202" draw:layer="layout" svg:x1="17.146cm" svg:y1="16.511cm" svg:x2="17.146cm" svg:y2="13.336cm">
          <text:p/>
        </draw:line>
        <draw:line draw:style-name="gr202" draw:layer="layout" svg:x1="17.146cm" svg:y1="13.336cm" svg:x2="18.068cm" svg:y2="13.336cm">
          <text:p/>
        </draw:line>
        <draw:line draw:style-name="gr200" draw:text-style-name="P5" draw:layer="layout" svg:x1="6.843cm" svg:y1="10.797cm" svg:x2="10.796cm" svg:y2="7.621cm">
          <text:p/>
        </draw:line>
        <draw:line draw:style-name="gr203" draw:text-style-name="P5" draw:layer="layout" svg:x1="8.419cm" svg:y1="16.511cm" svg:x2="10.161cm" svg:y2="14.606cm">
          <text:p/>
        </draw:line>
        <draw:line draw:style-name="gr203" draw:text-style-name="P5" draw:layer="layout" svg:x1="16.511cm" svg:y1="13.336cm" svg:x2="17.146cm" svg:y2="13.336cm">
          <text:p/>
        </draw:line>
        <draw:line draw:style-name="gr203" draw:text-style-name="P24" draw:layer="layout" svg:x1="10.161cm" svg:y1="14.606cm" svg:x2="12.701cm" svg:y2="14.606cm">
          <text:p/>
        </draw:line>
        <draw:line draw:style-name="gr203" draw:text-style-name="P24" draw:layer="layout" svg:x1="12.701cm" svg:y1="14.606cm" svg:x2="13.336cm" svg:y2="15.876cm">
          <text:p/>
        </draw:line>
        <draw:line draw:style-name="gr203" draw:text-style-name="P24" draw:layer="layout" svg:x1="14.606cm" svg:y1="15.876cm" svg:x2="16.511cm" svg:y2="13.336cm">
          <text:p/>
        </draw:line>
        <draw:line draw:style-name="gr203" draw:text-style-name="P24" draw:layer="layout" svg:x1="14.606cm" svg:y1="15.876cm" svg:x2="13.336cm" svg:y2="15.876cm">
          <text:p/>
        </draw:line>
        <draw:frame draw:style-name="gr30" draw:text-style-name="P5" draw:layer="layout" svg:width="11.678cm" svg:height="0.806cm" svg:x="9.526cm" svg:y="12.066cm">
          <draw:text-box>
            <text:p text:style-name="P1"><text:span text:style-name="T1">Rückwirkend korrigierte alternative Rewardfunktion</text:span></text:p>
          </draw:text-box>
        </draw:frame>
        <presentation:notes draw:style-name="dp2">
          <draw:page-thumbnail draw:style-name="gr14"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Default">
        <office:forms form:automatic-focus="false" form:apply-design-mode="false"/>
        <draw:polygon draw:style-name="gr111" draw:text-style-name="P9" draw:layer="layout" svg:width="15.207cm" svg:height="6.977cm" svg:x="6.667cm" svg:y="3.378cm" svg:viewBox="0 0 15208 6978" draw:points="0,0 15208,0 15208,6978 0,6978">
          <text:p/>
        </draw:polygon>
        <draw:polyline draw:style-name="gr112" draw:text-style-name="P9" draw:layer="layout" svg:width="9.871cm" svg:height="5.221cm" svg:x="8.714cm" svg:y="3.702cm" svg:viewBox="0 0 9872 5222" draw:points="4935,5222 0,5222 0,0 9872,0 9872,5222 4935,5222">
          <text:p/>
        </draw:polyline>
        <draw:line draw:style-name="gr112" draw:text-style-name="P9" draw:layer="layout" svg:x1="18.586cm" svg:y1="8.924cm" svg:x2="8.714cm" svg:y2="8.924cm">
          <text:p/>
        </draw:line>
        <draw:line draw:style-name="gr112" draw:text-style-name="P9" draw:layer="layout" svg:x1="18.586cm" svg:y1="7.879cm" svg:x2="8.714cm" svg:y2="7.879cm">
          <text:p/>
        </draw:line>
        <draw:line draw:style-name="gr112" draw:text-style-name="P9" draw:layer="layout" svg:x1="18.586cm" svg:y1="6.835cm" svg:x2="8.714cm" svg:y2="6.835cm">
          <text:p/>
        </draw:line>
        <draw:line draw:style-name="gr112" draw:text-style-name="P9" draw:layer="layout" svg:x1="18.586cm" svg:y1="5.79cm" svg:x2="8.714cm" svg:y2="5.79cm">
          <text:p/>
        </draw:line>
        <draw:line draw:style-name="gr112" draw:text-style-name="P9" draw:layer="layout" svg:x1="18.586cm" svg:y1="4.746cm" svg:x2="8.714cm" svg:y2="4.746cm">
          <text:p/>
        </draw:line>
        <draw:line draw:style-name="gr112" draw:text-style-name="P9" draw:layer="layout" svg:x1="18.586cm" svg:y1="3.7cm" svg:x2="8.714cm" svg:y2="3.7cm">
          <text:p/>
        </draw:line>
        <draw:frame draw:style-name="gr115" draw:text-style-name="P19" draw:layer="layout" svg:width="0.659cm" svg:height="0.569cm" svg:x="8.635cm" svg:y="9.219cm">
          <draw:text-box>
            <text:p><text:span text:style-name="T15">5</text:span></text:p>
          </draw:text-box>
        </draw:frame>
        <draw:frame draw:style-name="gr115" draw:text-style-name="P19" draw:layer="layout" svg:width="0.815cm" svg:height="0.569cm" svg:x="9.661cm" svg:y="9.219cm">
          <draw:text-box>
            <text:p><text:span text:style-name="T15">10</text:span></text:p>
          </draw:text-box>
        </draw:frame>
        <draw:frame draw:style-name="gr115" draw:text-style-name="P19" draw:layer="layout" svg:width="0.815cm" svg:height="0.569cm" svg:x="10.741cm" svg:y="9.219cm">
          <draw:text-box>
            <text:p><text:span text:style-name="T15">15</text:span></text:p>
          </draw:text-box>
        </draw:frame>
        <draw:frame draw:style-name="gr115" draw:text-style-name="P19" draw:layer="layout" svg:width="0.815cm" svg:height="0.569cm" svg:x="11.85cm" svg:y="9.219cm">
          <draw:text-box>
            <text:p><text:span text:style-name="T15">20</text:span></text:p>
          </draw:text-box>
        </draw:frame>
        <draw:frame draw:style-name="gr115" draw:text-style-name="P19" draw:layer="layout" svg:width="0.815cm" svg:height="0.569cm" svg:x="12.931cm" svg:y="9.219cm">
          <draw:text-box>
            <text:p><text:span text:style-name="T15">25</text:span></text:p>
          </draw:text-box>
        </draw:frame>
        <draw:frame draw:style-name="gr115" draw:text-style-name="P19" draw:layer="layout" svg:width="0.815cm" svg:height="0.569cm" svg:x="14.04cm" svg:y="9.219cm">
          <draw:text-box>
            <text:p><text:span text:style-name="T15">30</text:span></text:p>
          </draw:text-box>
        </draw:frame>
        <draw:frame draw:style-name="gr115" draw:text-style-name="P19" draw:layer="layout" svg:width="0.815cm" svg:height="0.569cm" svg:x="15.149cm" svg:y="9.219cm">
          <draw:text-box>
            <text:p><text:span text:style-name="T15">35</text:span></text:p>
          </draw:text-box>
        </draw:frame>
        <draw:frame draw:style-name="gr115" draw:text-style-name="P19" draw:layer="layout" svg:width="0.815cm" svg:height="0.569cm" svg:x="16.229cm" svg:y="9.219cm">
          <draw:text-box>
            <text:p><text:span text:style-name="T15">40</text:span></text:p>
          </draw:text-box>
        </draw:frame>
        <draw:frame draw:style-name="gr115" draw:text-style-name="P19" draw:layer="layout" svg:width="0.815cm" svg:height="0.569cm" svg:x="17.338cm" svg:y="9.219cm">
          <draw:text-box>
            <text:p><text:span text:style-name="T15">45</text:span></text:p>
          </draw:text-box>
        </draw:frame>
        <draw:frame draw:style-name="gr115" draw:text-style-name="P19" draw:layer="layout" svg:width="0.815cm" svg:height="0.569cm" svg:x="18.42cm" svg:y="9.219cm">
          <draw:text-box>
            <text:p><text:span text:style-name="T15">50</text:span></text:p>
          </draw:text-box>
        </draw:frame>
        <draw:line draw:style-name="gr112" draw:text-style-name="P9" draw:layer="layout" svg:x1="8.714cm" svg:y1="9.073cm" svg:x2="8.714cm" svg:y2="8.924cm">
          <text:p/>
        </draw:line>
        <draw:line draw:style-name="gr112" draw:text-style-name="P9" draw:layer="layout" svg:x1="9.81cm" svg:y1="9.073cm" svg:x2="9.81cm" svg:y2="8.924cm">
          <text:p/>
        </draw:line>
        <draw:line draw:style-name="gr112" draw:text-style-name="P9" draw:layer="layout" svg:x1="10.907cm" svg:y1="9.073cm" svg:x2="10.907cm" svg:y2="8.924cm">
          <text:p/>
        </draw:line>
        <draw:line draw:style-name="gr112" draw:text-style-name="P9" draw:layer="layout" svg:x1="12.003cm" svg:y1="9.073cm" svg:x2="12.003cm" svg:y2="8.924cm">
          <text:p/>
        </draw:line>
        <draw:line draw:style-name="gr112" draw:text-style-name="P9" draw:layer="layout" svg:x1="13.1cm" svg:y1="9.073cm" svg:x2="13.1cm" svg:y2="8.924cm">
          <text:p/>
        </draw:line>
        <draw:line draw:style-name="gr112" draw:text-style-name="P9" draw:layer="layout" svg:x1="14.198cm" svg:y1="9.073cm" svg:x2="14.198cm" svg:y2="8.924cm">
          <text:p/>
        </draw:line>
        <draw:line draw:style-name="gr112" draw:text-style-name="P9" draw:layer="layout" svg:x1="15.294cm" svg:y1="9.073cm" svg:x2="15.294cm" svg:y2="8.924cm">
          <text:p/>
        </draw:line>
        <draw:line draw:style-name="gr112" draw:text-style-name="P9" draw:layer="layout" svg:x1="16.391cm" svg:y1="9.073cm" svg:x2="16.391cm" svg:y2="8.924cm">
          <text:p/>
        </draw:line>
        <draw:line draw:style-name="gr112" draw:text-style-name="P9" draw:layer="layout" svg:x1="17.488cm" svg:y1="9.073cm" svg:x2="17.488cm" svg:y2="8.924cm">
          <text:p/>
        </draw:line>
        <draw:polyline draw:style-name="gr112" draw:text-style-name="P9" draw:layer="layout" svg:width="0.148cm" svg:height="9.871cm" draw:transform="rotate (1.5707963267946) translate (8.71356845413866cm 9.07318955016259cm)" svg:viewBox="0 0 149 9872" draw:points="0,27299 149,27299 149,17427">
          <text:p/>
        </draw:polyline>
        <draw:frame draw:style-name="gr115" draw:text-style-name="P19" draw:layer="layout" svg:width="0.659cm" svg:height="0.569cm" svg:x="8.302cm" svg:y="8.771cm">
          <draw:text-box>
            <text:p><text:span text:style-name="T15">0</text:span></text:p>
          </draw:text-box>
        </draw:frame>
        <draw:frame draw:style-name="gr173" draw:text-style-name="P19" draw:layer="layout" svg:width="1.129cm" svg:height="0.569cm" svg:x="7.831cm" svg:y="7.741cm">
          <draw:text-box>
            <text:p><text:span text:style-name="T15">5000</text:span></text:p>
          </draw:text-box>
        </draw:frame>
        <draw:frame draw:style-name="gr185" draw:text-style-name="P19" draw:layer="layout" svg:width="1.285cm" svg:height="0.569cm" svg:x="7.665cm" svg:y="6.686cm">
          <draw:text-box>
            <text:p><text:span text:style-name="T15">10000</text:span></text:p>
          </draw:text-box>
        </draw:frame>
        <draw:frame draw:style-name="gr185" draw:text-style-name="P19" draw:layer="layout" svg:width="1.285cm" svg:height="0.569cm" svg:x="7.665cm" svg:y="5.63cm">
          <draw:text-box>
            <text:p><text:span text:style-name="T15">15000</text:span></text:p>
          </draw:text-box>
        </draw:frame>
        <draw:frame draw:style-name="gr185" draw:text-style-name="P19" draw:layer="layout" svg:width="1.285cm" svg:height="0.569cm" svg:x="7.665cm" svg:y="4.601cm">
          <draw:text-box>
            <text:p><text:span text:style-name="T15">20000</text:span></text:p>
          </draw:text-box>
        </draw:frame>
        <draw:frame draw:style-name="gr185" draw:text-style-name="P19" draw:layer="layout" svg:width="1.285cm" svg:height="0.569cm" svg:x="7.665cm" svg:y="3.546cm">
          <draw:text-box>
            <text:p><text:span text:style-name="T15">25000</text:span></text:p>
          </draw:text-box>
        </draw:frame>
        <draw:line draw:style-name="gr112" draw:text-style-name="P9" draw:layer="layout" svg:x1="8.564cm" svg:y1="8.924cm" svg:x2="8.714cm" svg:y2="8.924cm">
          <text:p/>
        </draw:line>
        <draw:line draw:style-name="gr112" draw:text-style-name="P9" draw:layer="layout" svg:x1="8.564cm" svg:y1="7.879cm" svg:x2="8.714cm" svg:y2="7.879cm">
          <text:p/>
        </draw:line>
        <draw:line draw:style-name="gr112" draw:text-style-name="P9" draw:layer="layout" svg:x1="8.564cm" svg:y1="6.835cm" svg:x2="8.714cm" svg:y2="6.835cm">
          <text:p/>
        </draw:line>
        <draw:line draw:style-name="gr112" draw:text-style-name="P9" draw:layer="layout" svg:x1="8.564cm" svg:y1="5.79cm" svg:x2="8.714cm" svg:y2="5.79cm">
          <text:p/>
        </draw:line>
        <draw:line draw:style-name="gr112" draw:text-style-name="P9" draw:layer="layout" svg:x1="8.564cm" svg:y1="4.746cm" svg:x2="8.714cm" svg:y2="4.746cm">
          <text:p/>
        </draw:line>
        <draw:polyline draw:style-name="gr112" draw:text-style-name="P9" draw:layer="layout" svg:width="0.149cm" svg:height="5.222cm" svg:x="8.564cm" svg:y="3.7cm" svg:viewBox="0 0 150 5223" draw:points="0,0 150,0 150,5223">
          <text:p/>
        </draw:polyline>
        <draw:polygon draw:style-name="gr116" draw:text-style-name="P9" draw:layer="layout" svg:width="1.098cm" svg:height="0.107cm" svg:x="8.713cm" svg:y="4.912cm" svg:viewBox="0 0 1099 108" draw:points="0,21 1097,0 1098,44 1099,88 2,108 1,65">
          <text:p/>
        </draw:polygon>
        <draw:polygon draw:style-name="gr116" draw:text-style-name="P9" draw:layer="layout" svg:width="0.001cm" svg:height="0.043cm" svg:x="9.809cm" svg:y="4.912cm" svg:viewBox="0 0 2 44" draw:points="1,44 0,0 2,0">
          <text:p/>
        </draw:polygon>
        <draw:polygon draw:style-name="gr116" draw:text-style-name="P9" draw:layer="layout" svg:width="1.098cm" svg:height="0.118cm" svg:x="9.809cm" svg:y="4.912cm" svg:viewBox="0 0 1099 119" draw:points="2,0 1099,32 1098,76 1097,119 0,88 1,44">
          <text:p/>
        </draw:polygon>
        <draw:polygon draw:style-name="gr116" draw:text-style-name="P9" draw:layer="layout" svg:width="0cm" svg:height="0.043cm" svg:x="10.906cm" svg:y="4.987cm" svg:viewBox="0 0 1 44" draw:points="1,0 1,44 0,44">
          <text:p/>
        </draw:polygon>
        <draw:polygon draw:style-name="gr116" draw:text-style-name="P9" draw:layer="layout" svg:width="1.096cm" svg:height="0.096cm" svg:x="10.907cm" svg:y="4.935cm" svg:viewBox="0 0 1097 97" draw:points="0,9 1097,0 1097,44 1097,88 0,97 0,53">
          <text:p/>
        </draw:polygon>
        <draw:polygon draw:style-name="gr116" draw:text-style-name="P9" draw:layer="layout" svg:width="0cm" svg:height="0.043cm" svg:x="12.003cm" svg:y="4.978cm" svg:viewBox="0 0 1 44" draw:points="0,0 1,44 0,44">
          <text:p/>
        </draw:polygon>
        <draw:polygon draw:style-name="gr116" draw:text-style-name="P9" draw:layer="layout" svg:width="1.098cm" svg:height="0.123cm" svg:x="12.002cm" svg:y="4.898cm" svg:viewBox="0 0 1099 124" draw:points="0,37 1097,0 1098,44 1099,88 2,124 1,81">
          <text:p/>
        </draw:polygon>
        <draw:polygon draw:style-name="gr116" draw:text-style-name="P9" draw:layer="layout" svg:width="0.003cm" svg:height="0.043cm" svg:x="13.099cm" svg:y="4.898cm" svg:viewBox="0 0 4 44" draw:points="1,44 0,0 4,0">
          <text:p/>
        </draw:polygon>
        <draw:polygon draw:style-name="gr116" draw:text-style-name="P9" draw:layer="layout" svg:width="1.103cm" svg:height="0.15cm" svg:x="13.097cm" svg:y="4.898cm" svg:viewBox="0 0 1104 151" draw:points="6,0 1104,64 1101,107 1098,151 0,88 3,44">
          <text:p/>
        </draw:polygon>
        <draw:polygon draw:style-name="gr116" draw:text-style-name="P9" draw:layer="layout" svg:width="0.003cm" svg:height="0.043cm" svg:x="14.195cm" svg:y="5.005cm" svg:viewBox="0 0 4 44" draw:points="3,0 4,44 0,44">
          <text:p/>
        </draw:polygon>
        <draw:polygon draw:style-name="gr116" draw:text-style-name="P9" draw:layer="layout" svg:width="1.098cm" svg:height="0.108cm" svg:x="14.197cm" svg:y="4.94cm" svg:viewBox="0 0 1099 109" draw:points="0,22 1097,0 1098,44 1099,88 2,109 1,66">
          <text:p/>
        </draw:polygon>
        <draw:polygon draw:style-name="gr116" draw:text-style-name="P9" draw:layer="layout" svg:width="0.001cm" svg:height="0.043cm" svg:x="15.294cm" svg:y="4.983cm" svg:viewBox="0 0 2 44" draw:points="0,0 2,44 1,44">
          <text:p/>
        </draw:polygon>
        <draw:polygon draw:style-name="gr116" draw:text-style-name="P9" draw:layer="layout" svg:width="1.1cm" svg:height="0.141cm" svg:x="15.292cm" svg:y="4.885cm" svg:viewBox="0 0 1101 142" draw:points="0,55 1097,0 1099,44 1101,88 4,142 2,99">
          <text:p/>
        </draw:polygon>
        <draw:polygon draw:style-name="gr116" draw:text-style-name="P9" draw:layer="layout" svg:width="0.002cm" svg:height="0.043cm" svg:x="16.389cm" svg:y="4.885cm" svg:viewBox="0 0 3 44" draw:points="2,44 0,0 3,0">
          <text:p/>
        </draw:polygon>
        <draw:polygon draw:style-name="gr116" draw:text-style-name="P9" draw:layer="layout" svg:width="1.098cm" svg:height="0.113cm" svg:x="16.39cm" svg:y="4.885cm" svg:viewBox="0 0 1099 114" draw:points="2,0 1099,27 1098,71 1097,114 0,88 1,44">
          <text:p/>
        </draw:polygon>
        <draw:polygon draw:style-name="gr116" draw:text-style-name="P9" draw:layer="layout" svg:width="0cm" svg:height="0.043cm" svg:x="17.487cm" svg:y="4.956cm" svg:viewBox="0 0 1 44" draw:points="1,0 1,44 0,44">
          <text:p/>
        </draw:polygon>
        <draw:polygon draw:style-name="gr116" draw:text-style-name="P9" draw:layer="layout" svg:width="1.097cm" svg:height="0.099cm" svg:x="17.488cm" svg:y="4.912cm" svg:viewBox="0 0 1098 100" draw:points="0,0 1098,12 1098,56 1098,100 0,88 0,44">
          <text:p/>
        </draw:polygon>
        <draw:polygon draw:style-name="gr116" draw:text-style-name="P9" draw:layer="layout" svg:width="0.248cm" svg:height="0.248cm" svg:x="8.589cm" svg:y="4.852cm" svg:viewBox="0 0 249 249" draw:points="0,0 0,249 249,249 249,0">
          <text:p/>
        </draw:polygon>
        <draw:polyline draw:style-name="gr117" draw:text-style-name="P9" draw:layer="layout" svg:width="0.248cm" svg:height="0.248cm" svg:x="8.589cm" svg:y="4.852cm" svg:viewBox="0 0 249 249" draw:points="0,0 0,249 249,249 249,0 0,0">
          <text:p/>
        </draw:polyline>
        <draw:polygon draw:style-name="gr118" draw:text-style-name="P9" draw:layer="layout" svg:width="0.248cm" svg:height="0.248cm" svg:x="9.685cm" svg:y="4.831cm" svg:viewBox="0 0 249 249" draw:points="0,0 0,249 249,249 249,0">
          <text:p/>
        </draw:polygon>
        <draw:polyline draw:style-name="gr117" draw:text-style-name="P9" draw:layer="layout" svg:width="0.248cm" svg:height="0.248cm" svg:x="9.685cm" svg:y="4.831cm" svg:viewBox="0 0 249 249" draw:points="0,0 0,249 249,249 249,0 0,0">
          <text:p/>
        </draw:polyline>
        <draw:polygon draw:style-name="gr118" draw:text-style-name="P9" draw:layer="layout" svg:width="0.248cm" svg:height="0.248cm" svg:x="10.782cm" svg:y="4.863cm" svg:viewBox="0 0 249 249" draw:points="0,0 0,249 249,249 249,0">
          <text:p/>
        </draw:polygon>
        <draw:polyline draw:style-name="gr117" draw:text-style-name="P9" draw:layer="layout" svg:width="0.248cm" svg:height="0.248cm" svg:x="10.782cm" svg:y="4.863cm" svg:viewBox="0 0 249 249" draw:points="0,0 0,249 249,249 249,0 0,0">
          <text:p/>
        </draw:polyline>
        <draw:polygon draw:style-name="gr118" draw:text-style-name="P9" draw:layer="layout" svg:width="0.248cm" svg:height="0.248cm" svg:x="11.879cm" svg:y="4.854cm" svg:viewBox="0 0 249 249" draw:points="0,0 0,249 249,249 249,0">
          <text:p/>
        </draw:polygon>
        <draw:polyline draw:style-name="gr117" draw:text-style-name="P9" draw:layer="layout" svg:width="0.248cm" svg:height="0.248cm" svg:x="11.879cm" svg:y="4.854cm" svg:viewBox="0 0 249 249" draw:points="0,0 0,249 249,249 249,0 0,0">
          <text:p/>
        </draw:polyline>
        <draw:polygon draw:style-name="gr118" draw:text-style-name="P9" draw:layer="layout" svg:width="0.248cm" svg:height="0.248cm" svg:x="12.975cm" svg:y="4.817cm" svg:viewBox="0 0 249 249" draw:points="0,0 0,249 249,249 249,0">
          <text:p/>
        </draw:polygon>
        <draw:polyline draw:style-name="gr117" draw:text-style-name="P9" draw:layer="layout" svg:width="0.248cm" svg:height="0.248cm" svg:x="12.975cm" svg:y="4.817cm" svg:viewBox="0 0 249 249" draw:points="0,0 0,249 249,249 249,0 0,0">
          <text:p/>
        </draw:polyline>
        <draw:polygon draw:style-name="gr118" draw:text-style-name="P9" draw:layer="layout" svg:width="0.248cm" svg:height="0.248cm" svg:x="14.073cm" svg:y="4.881cm" svg:viewBox="0 0 249 249" draw:points="0,0 0,249 249,249 249,0">
          <text:p/>
        </draw:polygon>
        <draw:polyline draw:style-name="gr117" draw:text-style-name="P9" draw:layer="layout" svg:width="0.248cm" svg:height="0.248cm" svg:x="14.073cm" svg:y="4.881cm" svg:viewBox="0 0 249 249" draw:points="0,0 0,249 249,249 249,0 0,0">
          <text:p/>
        </draw:polyline>
        <draw:polygon draw:style-name="gr118" draw:text-style-name="P9" draw:layer="layout" svg:width="0.248cm" svg:height="0.248cm" svg:x="15.17cm" svg:y="4.859cm" svg:viewBox="0 0 249 249" draw:points="0,0 0,249 249,249 249,0">
          <text:p/>
        </draw:polygon>
        <draw:polyline draw:style-name="gr117" draw:text-style-name="P9" draw:layer="layout" svg:width="0.248cm" svg:height="0.248cm" svg:x="15.17cm" svg:y="4.859cm" svg:viewBox="0 0 249 249" draw:points="0,0 0,249 249,249 249,0 0,0">
          <text:p/>
        </draw:polyline>
        <draw:polygon draw:style-name="gr118" draw:text-style-name="P9" draw:layer="layout" svg:width="0.248cm" svg:height="0.248cm" svg:x="16.266cm" svg:y="4.804cm" svg:viewBox="0 0 249 249" draw:points="0,0 0,249 249,249 249,0">
          <text:p/>
        </draw:polygon>
        <draw:polyline draw:style-name="gr117" draw:text-style-name="P9" draw:layer="layout" svg:width="0.248cm" svg:height="0.248cm" svg:x="16.266cm" svg:y="4.804cm" svg:viewBox="0 0 249 249" draw:points="0,0 0,249 249,249 249,0 0,0">
          <text:p/>
        </draw:polyline>
        <draw:polygon draw:style-name="gr118" draw:text-style-name="P9" draw:layer="layout" svg:width="0.248cm" svg:height="0.248cm" svg:x="17.363cm" svg:y="4.831cm" svg:viewBox="0 0 249 249" draw:points="0,0 0,249 249,249 249,0">
          <text:p/>
        </draw:polygon>
        <draw:polyline draw:style-name="gr117" draw:text-style-name="P9" draw:layer="layout" svg:width="0.248cm" svg:height="0.248cm" svg:x="17.363cm" svg:y="4.831cm" svg:viewBox="0 0 249 249" draw:points="0,0 0,249 249,249 249,0 0,0">
          <text:p/>
        </draw:polyline>
        <draw:polygon draw:style-name="gr118" draw:text-style-name="P9" draw:layer="layout" svg:width="0.248cm" svg:height="0.248cm" svg:x="18.46cm" svg:y="4.843cm" svg:viewBox="0 0 249 249" draw:points="0,0 0,249 249,249 249,0">
          <text:p/>
        </draw:polygon>
        <draw:polyline draw:style-name="gr117" draw:text-style-name="P9" draw:layer="layout" svg:width="0.248cm" svg:height="0.248cm" svg:x="18.46cm" svg:y="4.843cm" svg:viewBox="0 0 249 249" draw:points="0,0 0,249 249,249 249,0 0,0">
          <text:p/>
        </draw:polyline>
        <draw:polygon draw:style-name="gr119" draw:text-style-name="P9" draw:layer="layout" svg:width="1.096cm" svg:height="0.09cm" svg:x="8.714cm" svg:y="5.016cm" svg:viewBox="0 0 1097 91" draw:points="0,0 1097,3 1097,47 1097,91 0,88 0,44">
          <text:p/>
        </draw:polygon>
        <draw:polygon draw:style-name="gr119" draw:text-style-name="P9" draw:layer="layout" svg:width="0cm" svg:height="0.043cm" svg:x="9.81cm" svg:y="5.019cm" svg:viewBox="0 0 1 44" draw:points="0,44 0,0 1,0">
          <text:p/>
        </draw:polygon>
        <draw:polygon draw:style-name="gr119" draw:text-style-name="P9" draw:layer="layout" svg:width="1.098cm" svg:height="0.108cm" svg:x="9.809cm" svg:y="5.019cm" svg:viewBox="0 0 1099 109" draw:points="2,0 1099,22 1098,66 1097,109 0,88 1,44">
          <text:p/>
        </draw:polygon>
        <draw:polygon draw:style-name="gr119" draw:text-style-name="P9" draw:layer="layout" svg:width="0cm" svg:height="0.043cm" svg:x="10.906cm" svg:y="5.085cm" svg:viewBox="0 0 1 44" draw:points="1,0 1,44 0,44">
          <text:p/>
        </draw:polygon>
        <draw:polygon draw:style-name="gr119" draw:text-style-name="P9" draw:layer="layout" svg:width="1.096cm" svg:height="0.094cm" svg:x="10.907cm" svg:y="5.034cm" svg:viewBox="0 0 1097 95" draw:points="0,7 1097,0 1097,44 1097,88 0,95 0,51">
          <text:p/>
        </draw:polygon>
        <draw:polygon draw:style-name="gr119" draw:text-style-name="P9" draw:layer="layout" svg:width="0cm" svg:height="0.043cm" svg:x="12.003cm" svg:y="5.034cm" svg:viewBox="0 0 1 44" draw:points="0,44 0,0 1,0">
          <text:p/>
        </draw:polygon>
        <draw:polygon draw:style-name="gr119" draw:text-style-name="P9" draw:layer="layout" svg:width="1.098cm" svg:height="0.123cm" svg:x="12.002cm" svg:y="5.034cm" svg:viewBox="0 0 1099 124" draw:points="2,0 1099,37 1098,81 1097,124 0,88 1,44">
          <text:p/>
        </draw:polygon>
        <draw:polygon draw:style-name="gr119" draw:text-style-name="P9" draw:layer="layout" svg:width="0.002cm" svg:height="0.043cm" svg:x="13.099cm" svg:y="5.115cm" svg:viewBox="0 0 3 44" draw:points="1,0 3,44 0,44">
          <text:p/>
        </draw:polygon>
        <draw:polygon draw:style-name="gr119" draw:text-style-name="P9" draw:layer="layout" svg:width="1.101cm" svg:height="0.125cm" svg:x="13.098cm" svg:y="5.032cm" svg:viewBox="0 0 1102 126" draw:points="0,39 1098,0 1100,44 1102,88 4,126 2,83">
          <text:p/>
        </draw:polygon>
        <draw:polygon draw:style-name="gr119" draw:text-style-name="P9" draw:layer="layout" svg:width="0.001cm" svg:height="0.043cm" svg:x="14.196cm" svg:y="5.032cm" svg:viewBox="0 0 2 44" draw:points="2,44 0,0 2,0">
          <text:p/>
        </draw:polygon>
        <draw:polygon draw:style-name="gr119" draw:text-style-name="P9" draw:layer="layout" svg:width="1.096cm" svg:height="0.09cm" svg:x="14.198cm" svg:y="5.032cm" svg:viewBox="0 0 1097 91" draw:points="0,0 1097,3 1097,47 1097,91 0,88 0,44">
          <text:p/>
        </draw:polygon>
        <draw:polygon draw:style-name="gr119" draw:text-style-name="P9" draw:layer="layout" svg:width="0cm" svg:height="0.043cm" svg:x="15.294cm" svg:y="5.079cm" svg:viewBox="0 0 1 44" draw:points="0,0 1,44 0,44">
          <text:p/>
        </draw:polygon>
        <draw:polygon draw:style-name="gr119" draw:text-style-name="P9" draw:layer="layout" svg:width="1.098cm" svg:height="0.104cm" svg:x="15.293cm" svg:y="5.018cm" svg:viewBox="0 0 1099 105" draw:points="0,17 1097,0 1098,44 1099,88 2,105 1,61">
          <text:p/>
        </draw:polygon>
        <draw:polygon draw:style-name="gr119" draw:text-style-name="P9" draw:layer="layout" svg:width="0.001cm" svg:height="0.043cm" svg:x="16.39cm" svg:y="5.018cm" svg:viewBox="0 0 2 44" draw:points="1,44 0,0 2,0">
          <text:p/>
        </draw:polygon>
        <draw:polygon draw:style-name="gr119" draw:text-style-name="P9" draw:layer="layout" svg:width="1.098cm" svg:height="0.112cm" svg:x="16.39cm" svg:y="5.018cm" svg:viewBox="0 0 1099 113" draw:points="2,0 1099,26 1098,70 1097,113 0,88 1,44">
          <text:p/>
        </draw:polygon>
        <draw:polygon draw:style-name="gr119" draw:text-style-name="P9" draw:layer="layout" svg:width="0cm" svg:height="0.043cm" svg:x="17.487cm" svg:y="5.088cm" svg:viewBox="0 0 1 44" draw:points="1,0 1,44 0,44">
          <text:p/>
        </draw:polygon>
        <draw:polygon draw:style-name="gr119" draw:text-style-name="P9" draw:layer="layout" svg:width="1.097cm" svg:height="0.09cm" svg:x="17.488cm" svg:y="5.041cm" svg:viewBox="0 0 1098 91" draw:points="0,3 1098,0 1098,44 1098,88 0,91 0,47">
          <text:p/>
        </draw:polygon>
        <draw:polygon draw:style-name="gr119" draw:text-style-name="P9" draw:layer="layout" svg:width="0.248cm" svg:height="0.248cm" svg:x="8.589cm" svg:y="4.936cm" svg:viewBox="0 0 249 249" draw:points="0,124 125,249 249,124 125,0">
          <text:p/>
        </draw:polygon>
        <draw:polyline draw:style-name="gr117" draw:text-style-name="P9" draw:layer="layout" svg:width="0.248cm" svg:height="0.248cm" svg:x="8.589cm" svg:y="4.936cm" svg:viewBox="0 0 249 249" draw:points="0,124 125,249 249,124 125,0 0,124">
          <text:p/>
        </draw:polyline>
        <draw:polygon draw:style-name="gr119" draw:text-style-name="P9" draw:layer="layout" svg:width="0.248cm" svg:height="0.248cm" svg:x="9.685cm" svg:y="4.939cm" svg:viewBox="0 0 249 249" draw:points="0,124 125,249 249,124 125,0">
          <text:p/>
        </draw:polygon>
        <draw:polyline draw:style-name="gr117" draw:text-style-name="P9" draw:layer="layout" svg:width="0.248cm" svg:height="0.248cm" svg:x="9.685cm" svg:y="4.939cm" svg:viewBox="0 0 249 249" draw:points="0,124 125,249 249,124 125,0 0,124">
          <text:p/>
        </draw:polyline>
        <draw:polygon draw:style-name="gr119" draw:text-style-name="P9" draw:layer="layout" svg:width="0.248cm" svg:height="0.248cm" svg:x="10.782cm" svg:y="4.961cm" svg:viewBox="0 0 249 249" draw:points="0,124 125,249 249,124 125,0">
          <text:p/>
        </draw:polygon>
        <draw:polyline draw:style-name="gr117" draw:text-style-name="P9" draw:layer="layout" svg:width="0.248cm" svg:height="0.248cm" svg:x="10.782cm" svg:y="4.961cm" svg:viewBox="0 0 249 249" draw:points="0,124 125,249 249,124 125,0 0,124">
          <text:p/>
        </draw:polyline>
        <draw:polygon draw:style-name="gr119" draw:text-style-name="P9" draw:layer="layout" svg:width="0.248cm" svg:height="0.248cm" svg:x="11.879cm" svg:y="4.954cm" svg:viewBox="0 0 249 249" draw:points="0,124 125,249 249,124 125,0">
          <text:p/>
        </draw:polygon>
        <draw:polyline draw:style-name="gr117" draw:text-style-name="P9" draw:layer="layout" svg:width="0.248cm" svg:height="0.248cm" svg:x="11.879cm" svg:y="4.954cm" svg:viewBox="0 0 249 249" draw:points="0,124 125,249 249,124 125,0 0,124">
          <text:p/>
        </draw:polyline>
        <draw:polygon draw:style-name="gr119" draw:text-style-name="P9" draw:layer="layout" svg:width="0.248cm" svg:height="0.248cm" svg:x="12.975cm" svg:y="4.99cm" svg:viewBox="0 0 249 249" draw:points="0,124 125,249 249,124 125,0">
          <text:p/>
        </draw:polygon>
        <draw:polyline draw:style-name="gr117" draw:text-style-name="P9" draw:layer="layout" svg:width="0.248cm" svg:height="0.248cm" svg:x="12.975cm" svg:y="4.99cm" svg:viewBox="0 0 249 249" draw:points="0,124 125,249 249,124 125,0 0,124">
          <text:p/>
        </draw:polyline>
        <draw:polygon draw:style-name="gr119" draw:text-style-name="P9" draw:layer="layout" svg:width="0.248cm" svg:height="0.248cm" svg:x="14.073cm" svg:y="4.952cm" svg:viewBox="0 0 249 249" draw:points="0,124 125,249 249,124 125,0">
          <text:p/>
        </draw:polygon>
        <draw:polyline draw:style-name="gr117" draw:text-style-name="P9" draw:layer="layout" svg:width="0.248cm" svg:height="0.248cm" svg:x="14.073cm" svg:y="4.952cm" svg:viewBox="0 0 249 249" draw:points="0,124 125,249 249,124 125,0 0,124">
          <text:p/>
        </draw:polyline>
        <draw:polygon draw:style-name="gr119" draw:text-style-name="P9" draw:layer="layout" svg:width="0.248cm" svg:height="0.248cm" svg:x="15.17cm" svg:y="4.955cm" svg:viewBox="0 0 249 249" draw:points="0,124 125,249 249,124 125,0">
          <text:p/>
        </draw:polygon>
        <draw:polyline draw:style-name="gr117" draw:text-style-name="P9" draw:layer="layout" svg:width="0.248cm" svg:height="0.248cm" svg:x="15.17cm" svg:y="4.955cm" svg:viewBox="0 0 249 249" draw:points="0,124 125,249 249,124 125,0 0,124">
          <text:p/>
        </draw:polyline>
        <draw:polygon draw:style-name="gr119" draw:text-style-name="P9" draw:layer="layout" svg:width="0.248cm" svg:height="0.248cm" svg:x="16.266cm" svg:y="4.938cm" svg:viewBox="0 0 249 249" draw:points="0,124 125,249 249,124 125,0">
          <text:p/>
        </draw:polygon>
        <draw:polyline draw:style-name="gr117" draw:text-style-name="P9" draw:layer="layout" svg:width="0.248cm" svg:height="0.248cm" svg:x="16.266cm" svg:y="4.938cm" svg:viewBox="0 0 249 249" draw:points="0,124 125,249 249,124 125,0 0,124">
          <text:p/>
        </draw:polyline>
        <draw:polygon draw:style-name="gr119" draw:text-style-name="P9" draw:layer="layout" svg:width="0.248cm" svg:height="0.248cm" svg:x="17.363cm" svg:y="4.964cm" svg:viewBox="0 0 249 249" draw:points="0,124 125,249 249,124 125,0">
          <text:p/>
        </draw:polygon>
        <draw:polyline draw:style-name="gr117" draw:text-style-name="P9" draw:layer="layout" svg:width="0.248cm" svg:height="0.248cm" svg:x="17.363cm" svg:y="4.964cm" svg:viewBox="0 0 249 249" draw:points="0,124 125,249 249,124 125,0 0,124">
          <text:p/>
        </draw:polyline>
        <draw:polygon draw:style-name="gr119" draw:text-style-name="P9" draw:layer="layout" svg:width="0.248cm" svg:height="0.248cm" svg:x="18.46cm" svg:y="4.961cm" svg:viewBox="0 0 249 249" draw:points="0,124 125,249 249,124 125,0">
          <text:p/>
        </draw:polygon>
        <draw:polyline draw:style-name="gr117" draw:text-style-name="P9" draw:layer="layout" svg:width="0.248cm" svg:height="0.248cm" svg:x="18.46cm" svg:y="4.961cm" svg:viewBox="0 0 249 249" draw:points="0,124 125,249 249,124 125,0 0,124">
          <text:p/>
        </draw:polyline>
        <draw:polygon draw:style-name="gr130" draw:text-style-name="P9" draw:layer="layout" svg:width="1.1cm" svg:height="0.137cm" svg:x="8.712cm" svg:y="5.115cm" svg:viewBox="0 0 1101 138" draw:points="4,0 1101,51 1099,95 1097,138 0,88 2,44">
          <text:p/>
        </draw:polygon>
        <draw:polygon draw:style-name="gr130" draw:text-style-name="P9" draw:layer="layout" svg:width="0.001cm" svg:height="0.043cm" svg:x="9.808cm" svg:y="5.209cm" svg:viewBox="0 0 2 44" draw:points="2,0 2,44 0,44">
          <text:p/>
        </draw:polygon>
        <draw:polygon draw:style-name="gr130" draw:text-style-name="P9" draw:layer="layout" svg:width="1.096cm" svg:height="0.087cm" svg:x="9.81cm" svg:y="5.166cm" svg:viewBox="0 0 1097 88" draw:points="0,0 1097,0 1097,44 1097,88 0,88 0,44">
          <text:p/>
        </draw:polygon>
        <draw:polygon draw:style-name="gr130" draw:text-style-name="P9" draw:layer="layout" svg:width="0cm" svg:height="0.043cm" svg:x="10.907cm" svg:y="5.166cm" svg:viewBox="0 0 1 44" draw:points="0,44 0,0 1,0">
          <text:p/>
        </draw:polygon>
        <draw:polygon draw:style-name="gr130" draw:text-style-name="P9" draw:layer="layout" svg:width="1.098cm" svg:height="0.103cm" svg:x="10.906cm" svg:y="5.166cm" svg:viewBox="0 0 1099 104" draw:points="2,0 1099,16 1098,60 1097,104 0,88 1,44">
          <text:p/>
        </draw:polygon>
        <draw:polygon draw:style-name="gr130" draw:text-style-name="P9" draw:layer="layout" svg:width="0.001cm" svg:height="0.043cm" svg:x="12.003cm" svg:y="5.182cm" svg:viewBox="0 0 2 44" draw:points="0,44 1,0 2,0">
          <text:p/>
        </draw:polygon>
        <draw:polygon draw:style-name="gr130" draw:text-style-name="P9" draw:layer="layout" svg:width="1.1cm" svg:height="0.13cm" svg:x="12.001cm" svg:y="5.182cm" svg:viewBox="0 0 1101 131" draw:points="4,0 1101,44 1099,88 1097,131 0,88 2,44">
          <text:p/>
        </draw:polygon>
        <draw:polygon draw:style-name="gr130" draw:text-style-name="P9" draw:layer="layout" svg:width="0.005cm" svg:height="0.043cm" svg:x="13.098cm" svg:y="5.269cm" svg:viewBox="0 0 6 44" draw:points="2,0 6,44 0,44">
          <text:p/>
        </draw:polygon>
        <draw:polygon draw:style-name="gr130" draw:text-style-name="P9" draw:layer="layout" svg:width="1.105cm" svg:height="0.189cm" svg:x="13.096cm" svg:y="5.123cm" svg:viewBox="0 0 1106 190" draw:points="0,103 1098,0 1102,44 1106,88 8,190 4,146">
          <text:p/>
        </draw:polygon>
        <draw:polygon draw:style-name="gr130" draw:text-style-name="P9" draw:layer="layout" svg:width="0.005cm" svg:height="0.043cm" svg:x="14.194cm" svg:y="5.123cm" svg:viewBox="0 0 6 44" draw:points="4,44 0,0 6,0">
          <text:p/>
        </draw:polygon>
        <draw:polygon draw:style-name="gr130" draw:text-style-name="P9" draw:layer="layout" svg:width="1.1cm" svg:height="0.127cm" svg:x="14.196cm" svg:y="5.123cm" svg:viewBox="0 0 1101 128" draw:points="4,0 1101,41 1099,85 1097,128 0,88 2,44">
          <text:p/>
        </draw:polygon>
        <draw:polygon draw:style-name="gr130" draw:text-style-name="P9" draw:layer="layout" svg:width="0.002cm" svg:height="0.043cm" svg:x="15.292cm" svg:y="5.207cm" svg:viewBox="0 0 3 44" draw:points="2,0 3,44 0,44">
          <text:p/>
        </draw:polygon>
        <draw:polygon draw:style-name="gr130" draw:text-style-name="P9" draw:layer="layout" svg:width="1.098cm" svg:height="0.111cm" svg:x="15.293cm" svg:y="5.139cm" svg:viewBox="0 0 1099 112" draw:points="0,25 1097,0 1098,44 1099,88 2,112 1,69">
          <text:p/>
        </draw:polygon>
        <draw:polygon draw:style-name="gr130" draw:text-style-name="P9" draw:layer="layout" svg:width="0cm" svg:height="0.043cm" svg:x="16.39cm" svg:y="5.139cm" svg:viewBox="0 0 1 44" draw:points="1,44 0,0 0,0">
          <text:p/>
        </draw:polygon>
        <draw:polygon draw:style-name="gr130" draw:text-style-name="P9" draw:layer="layout" svg:width="1.098cm" svg:height="0.109cm" svg:x="16.39cm" svg:y="5.116cm" svg:viewBox="0 0 1099 110" draw:points="0,23 1097,0 1098,44 1099,88 2,110 1,67">
          <text:p/>
        </draw:polygon>
        <draw:polygon draw:style-name="gr130" draw:text-style-name="P9" draw:layer="layout" svg:width="0.002cm" svg:height="0.043cm" svg:x="17.487cm" svg:y="5.116cm" svg:viewBox="0 0 3 44" draw:points="1,44 0,0 3,0">
          <text:p/>
        </draw:polygon>
        <draw:polygon draw:style-name="gr130" draw:text-style-name="P9" draw:layer="layout" svg:width="1.101cm" svg:height="0.145cm" svg:x="17.486cm" svg:y="5.116cm" svg:viewBox="0 0 1102 146" draw:points="4,0 1102,59 1100,103 1098,146 0,88 2,44">
          <text:p/>
        </draw:polygon>
        <draw:polygon draw:style-name="gr130" draw:text-style-name="P9" draw:layer="layout" svg:width="0.248cm" svg:height="0.248cm" svg:x="8.589cm" svg:y="5.034cm" svg:viewBox="0 0 249 249" draw:points="0,0 125,249 249,0">
          <text:p/>
        </draw:polygon>
        <draw:polyline draw:style-name="gr117" draw:text-style-name="P9" draw:layer="layout" svg:width="0.248cm" svg:height="0.248cm" svg:x="8.589cm" svg:y="5.034cm" svg:viewBox="0 0 249 249" draw:points="0,0 125,249 249,0 0,0">
          <text:p/>
        </draw:polyline>
        <draw:polygon draw:style-name="gr130" draw:text-style-name="P9" draw:layer="layout" svg:width="0.248cm" svg:height="0.248cm" svg:x="9.685cm" svg:y="5.085cm" svg:viewBox="0 0 249 249" draw:points="0,0 125,249 249,0">
          <text:p/>
        </draw:polygon>
        <draw:polyline draw:style-name="gr117" draw:text-style-name="P9" draw:layer="layout" svg:width="0.248cm" svg:height="0.248cm" svg:x="9.685cm" svg:y="5.085cm" svg:viewBox="0 0 249 249" draw:points="0,0 125,249 249,0 0,0">
          <text:p/>
        </draw:polyline>
        <draw:polygon draw:style-name="gr130" draw:text-style-name="P9" draw:layer="layout" svg:width="0.248cm" svg:height="0.248cm" svg:x="10.782cm" svg:y="5.085cm" svg:viewBox="0 0 249 249" draw:points="0,0 125,249 249,0">
          <text:p/>
        </draw:polygon>
        <draw:polyline draw:style-name="gr117" draw:text-style-name="P9" draw:layer="layout" svg:width="0.248cm" svg:height="0.248cm" svg:x="10.782cm" svg:y="5.085cm" svg:viewBox="0 0 249 249" draw:points="0,0 125,249 249,0 0,0">
          <text:p/>
        </draw:polyline>
        <draw:polygon draw:style-name="gr130" draw:text-style-name="P9" draw:layer="layout" svg:width="0.248cm" svg:height="0.248cm" svg:x="11.879cm" svg:y="5.101cm" svg:viewBox="0 0 249 249" draw:points="0,0 125,249 249,0">
          <text:p/>
        </draw:polygon>
        <draw:polyline draw:style-name="gr117" draw:text-style-name="P9" draw:layer="layout" svg:width="0.248cm" svg:height="0.248cm" svg:x="11.879cm" svg:y="5.101cm" svg:viewBox="0 0 249 249" draw:points="0,0 125,249 249,0 0,0">
          <text:p/>
        </draw:polyline>
        <draw:polygon draw:style-name="gr130" draw:text-style-name="P9" draw:layer="layout" svg:width="0.248cm" svg:height="0.248cm" svg:x="12.975cm" svg:y="5.145cm" svg:viewBox="0 0 249 249" draw:points="0,0 125,249 249,0">
          <text:p/>
        </draw:polygon>
        <draw:polyline draw:style-name="gr117" draw:text-style-name="P9" draw:layer="layout" svg:width="0.248cm" svg:height="0.248cm" svg:x="12.975cm" svg:y="5.145cm" svg:viewBox="0 0 249 249" draw:points="0,0 125,249 249,0 0,0">
          <text:p/>
        </draw:polyline>
        <draw:polygon draw:style-name="gr130" draw:text-style-name="P9" draw:layer="layout" svg:width="0.248cm" svg:height="0.248cm" svg:x="14.073cm" svg:y="5.042cm" svg:viewBox="0 0 249 249" draw:points="0,0 125,249 249,0">
          <text:p/>
        </draw:polygon>
        <draw:polyline draw:style-name="gr117" draw:text-style-name="P9" draw:layer="layout" svg:width="0.248cm" svg:height="0.248cm" svg:x="14.073cm" svg:y="5.042cm" svg:viewBox="0 0 249 249" draw:points="0,0 125,249 249,0 0,0">
          <text:p/>
        </draw:polyline>
        <draw:polygon draw:style-name="gr130" draw:text-style-name="P9" draw:layer="layout" svg:width="0.248cm" svg:height="0.248cm" svg:x="15.17cm" svg:y="5.083cm" svg:viewBox="0 0 249 249" draw:points="0,0 125,249 249,0">
          <text:p/>
        </draw:polygon>
        <draw:polyline draw:style-name="gr117" draw:text-style-name="P9" draw:layer="layout" svg:width="0.248cm" svg:height="0.248cm" svg:x="15.17cm" svg:y="5.083cm" svg:viewBox="0 0 249 249" draw:points="0,0 125,249 249,0 0,0">
          <text:p/>
        </draw:polyline>
        <draw:polygon draw:style-name="gr130" draw:text-style-name="P9" draw:layer="layout" svg:width="0.248cm" svg:height="0.248cm" svg:x="16.266cm" svg:y="5.058cm" svg:viewBox="0 0 249 249" draw:points="0,0 125,249 249,0">
          <text:p/>
        </draw:polygon>
        <draw:polyline draw:style-name="gr117" draw:text-style-name="P9" draw:layer="layout" svg:width="0.248cm" svg:height="0.248cm" svg:x="16.266cm" svg:y="5.058cm" svg:viewBox="0 0 249 249" draw:points="0,0 125,249 249,0 0,0">
          <text:p/>
        </draw:polyline>
        <draw:polygon draw:style-name="gr130" draw:text-style-name="P9" draw:layer="layout" svg:width="0.248cm" svg:height="0.248cm" svg:x="17.363cm" svg:y="5.035cm" svg:viewBox="0 0 249 249" draw:points="0,0 125,249 249,0">
          <text:p/>
        </draw:polygon>
        <draw:polyline draw:style-name="gr117" draw:text-style-name="P9" draw:layer="layout" svg:width="0.248cm" svg:height="0.248cm" svg:x="17.363cm" svg:y="5.035cm" svg:viewBox="0 0 249 249" draw:points="0,0 125,249 249,0 0,0">
          <text:p/>
        </draw:polyline>
        <draw:polygon draw:style-name="gr130" draw:text-style-name="P9" draw:layer="layout" svg:width="0.248cm" svg:height="0.248cm" svg:x="18.46cm" svg:y="5.094cm" svg:viewBox="0 0 249 249" draw:points="0,0 125,249 249,0">
          <text:p/>
        </draw:polygon>
        <draw:polyline draw:style-name="gr117" draw:text-style-name="P9" draw:layer="layout" svg:width="0.248cm" svg:height="0.248cm" svg:x="18.46cm" svg:y="5.094cm" svg:viewBox="0 0 249 249" draw:points="0,0 125,249 249,0 0,0">
          <text:p/>
        </draw:polyline>
        <draw:polygon draw:style-name="gr186" draw:text-style-name="P9" draw:layer="layout" svg:width="1.128cm" svg:height="0.52cm" svg:x="8.698cm" svg:y="5.462cm" svg:viewBox="0 0 1129 521" draw:points="32,0 1129,439 1113,480 1097,521 0,82 16,41">
          <text:p/>
        </draw:polygon>
        <draw:polygon draw:style-name="gr186" draw:text-style-name="P9" draw:layer="layout" svg:width="0.015cm" svg:height="0.041cm" svg:x="9.794cm" svg:y="5.942cm" svg:viewBox="0 0 16 42" draw:points="16,0 5,42 0,41">
          <text:p/>
        </draw:polygon>
        <draw:polygon draw:style-name="gr186" draw:text-style-name="P9" draw:layer="layout" svg:width="1.118cm" svg:height="0.376cm" svg:x="9.799cm" svg:y="5.9cm" svg:viewBox="0 0 1119 377" draw:points="22,0 1119,294 1108,335 1097,377 0,84 11,42">
          <text:p/>
        </draw:polygon>
        <draw:polygon draw:style-name="gr186" draw:text-style-name="P9" draw:layer="layout" svg:width="0.01cm" svg:height="0.042cm" svg:x="10.896cm" svg:y="6.236cm" svg:viewBox="0 0 11 43" draw:points="11,0 1,43 0,42">
          <text:p/>
        </draw:polygon>
        <draw:polygon draw:style-name="gr186" draw:text-style-name="P9" draw:layer="layout" svg:width="1.116cm" svg:height="0.344cm" svg:x="10.897cm" svg:y="6.193cm" svg:viewBox="0 0 1117 345" draw:points="20,0 1117,260 1107,303 1097,345 0,86 10,43">
          <text:p/>
        </draw:polygon>
        <draw:polygon draw:style-name="gr186" draw:text-style-name="P9" draw:layer="layout" svg:width="0.009cm" svg:height="0.043cm" svg:x="11.993cm" svg:y="6.495cm" svg:viewBox="0 0 10 44" draw:points="10,0 7,44 0,43">
          <text:p/>
        </draw:polygon>
        <draw:polygon draw:style-name="gr186" draw:text-style-name="P9" draw:layer="layout" svg:width="1.102cm" svg:height="0.17cm" svg:x="12cm" svg:y="6.452cm" svg:viewBox="0 0 1103 171" draw:points="6,0 1103,84 1100,127 1097,171 0,88 3,44">
          <text:p/>
        </draw:polygon>
        <draw:polygon draw:style-name="gr186" draw:text-style-name="P9" draw:layer="layout" svg:width="0.003cm" svg:height="0.043cm" svg:x="13.1cm" svg:y="6.535cm" svg:viewBox="0 0 4 44" draw:points="0,44 3,0 4,0">
          <text:p/>
        </draw:polygon>
        <draw:polygon draw:style-name="gr186" draw:text-style-name="P9" draw:layer="layout" svg:width="1.105cm" svg:height="0.187cm" svg:x="13.096cm" svg:y="6.535cm" svg:viewBox="0 0 1106 188" draw:points="8,0 1106,101 1102,144 1098,188 0,88 4,44">
          <text:p/>
        </draw:polygon>
        <draw:polygon draw:style-name="gr186" draw:text-style-name="P9" draw:layer="layout" svg:width="0.01cm" svg:height="0.043cm" svg:x="14.198cm" svg:y="6.636cm" svg:viewBox="0 0 11 44" draw:points="0,44 4,0 11,1">
          <text:p/>
        </draw:polygon>
        <draw:polygon draw:style-name="gr186" draw:text-style-name="P9" draw:layer="layout" svg:width="1.118cm" svg:height="0.371cm" svg:x="14.187cm" svg:y="6.637cm" svg:viewBox="0 0 1119 372" draw:points="22,0 1119,287 1108,329 1097,372 0,86 11,43">
          <text:p/>
        </draw:polygon>
        <draw:polygon draw:style-name="gr186" draw:text-style-name="P9" draw:layer="layout" svg:width="0.01cm" svg:height="0.043cm" svg:x="15.283cm" svg:y="6.966cm" svg:viewBox="0 0 11 44" draw:points="11,0 8,44 0,43 0,43">
          <text:p/>
        </draw:polygon>
        <draw:polygon draw:style-name="gr186" draw:text-style-name="P9" draw:layer="layout" svg:width="1.102cm" svg:height="0.171cm" svg:x="15.291cm" svg:y="6.922cm" svg:viewBox="0 0 1103 172" draw:points="6,0 1103,85 1100,128 1097,172 0,88 3,44">
          <text:p/>
        </draw:polygon>
        <draw:polygon draw:style-name="gr186" draw:text-style-name="P9" draw:layer="layout" svg:width="0.002cm" svg:height="0.043cm" svg:x="16.388cm" svg:y="7.051cm" svg:viewBox="0 0 3 44" draw:points="3,0 1,44 0,44">
          <text:p/>
        </draw:polygon>
        <draw:polygon draw:style-name="gr186" draw:text-style-name="P9" draw:layer="layout" svg:width="1.1cm" svg:height="0.144cm" svg:x="16.389cm" svg:y="7.007cm" svg:viewBox="0 0 1101 145" draw:points="4,0 1101,58 1099,102 1097,145 0,88 2,44">
          <text:p/>
        </draw:polygon>
        <draw:polygon draw:style-name="gr186" draw:text-style-name="P9" draw:layer="layout" svg:width="0.006cm" svg:height="0.043cm" svg:x="17.488cm" svg:y="7.065cm" svg:viewBox="0 0 7 44" draw:points="0,44 2,0 7,1">
          <text:p/>
        </draw:polygon>
        <draw:polygon draw:style-name="gr186" draw:text-style-name="P9" draw:layer="layout" svg:width="1.111cm" svg:height="0.259cm" svg:x="17.481cm" svg:y="7.066cm" svg:viewBox="0 0 1112 260" draw:points="14,0 1112,174 1105,217 1098,260 0,86 7,43">
          <text:p/>
        </draw:polygon>
        <draw:polygon draw:style-name="gr186" draw:text-style-name="P9" draw:layer="layout" svg:width="0.248cm" svg:height="0.248cm" svg:x="8.589cm" svg:y="5.379cm" svg:viewBox="0 0 249 249" draw:points="0,249 249,249 125,0">
          <text:p/>
        </draw:polygon>
        <draw:polyline draw:style-name="gr117" draw:text-style-name="P9" draw:layer="layout" svg:width="0.248cm" svg:height="0.248cm" svg:x="8.589cm" svg:y="5.379cm" svg:viewBox="0 0 249 249" draw:points="0,249 249,249 125,0 0,249">
          <text:p/>
        </draw:polyline>
        <draw:polygon draw:style-name="gr186" draw:text-style-name="P9" draw:layer="layout" svg:width="0.248cm" svg:height="0.248cm" svg:x="9.685cm" svg:y="5.818cm" svg:viewBox="0 0 249 249" draw:points="0,249 249,249 125,0">
          <text:p/>
        </draw:polygon>
        <draw:polyline draw:style-name="gr117" draw:text-style-name="P9" draw:layer="layout" svg:width="0.248cm" svg:height="0.248cm" svg:x="9.685cm" svg:y="5.818cm" svg:viewBox="0 0 249 249" draw:points="0,249 249,249 125,0 0,249">
          <text:p/>
        </draw:polyline>
        <draw:polygon draw:style-name="gr186" draw:text-style-name="P9" draw:layer="layout" svg:width="0.248cm" svg:height="0.248cm" svg:x="10.782cm" svg:y="6.111cm" svg:viewBox="0 0 249 249" draw:points="0,249 249,249 125,0">
          <text:p/>
        </draw:polygon>
        <draw:polyline draw:style-name="gr117" draw:text-style-name="P9" draw:layer="layout" svg:width="0.248cm" svg:height="0.248cm" svg:x="10.782cm" svg:y="6.111cm" svg:viewBox="0 0 249 249" draw:points="0,249 249,249 125,0 0,249">
          <text:p/>
        </draw:polyline>
        <draw:polygon draw:style-name="gr186" draw:text-style-name="P9" draw:layer="layout" svg:width="0.248cm" svg:height="0.248cm" svg:x="11.879cm" svg:y="6.371cm" svg:viewBox="0 0 249 249" draw:points="0,249 249,249 125,0">
          <text:p/>
        </draw:polygon>
        <draw:polyline draw:style-name="gr117" draw:text-style-name="P9" draw:layer="layout" svg:width="0.248cm" svg:height="0.248cm" svg:x="11.879cm" svg:y="6.371cm" svg:viewBox="0 0 249 249" draw:points="0,249 249,249 125,0 0,249">
          <text:p/>
        </draw:polyline>
        <draw:polygon draw:style-name="gr186" draw:text-style-name="P9" draw:layer="layout" svg:width="0.248cm" svg:height="0.248cm" svg:x="12.975cm" svg:y="6.455cm" svg:viewBox="0 0 249 249" draw:points="0,249 249,249 125,0">
          <text:p/>
        </draw:polygon>
        <draw:polyline draw:style-name="gr117" draw:text-style-name="P9" draw:layer="layout" svg:width="0.248cm" svg:height="0.248cm" svg:x="12.975cm" svg:y="6.455cm" svg:viewBox="0 0 249 249" draw:points="0,249 249,249 125,0 0,249">
          <text:p/>
        </draw:polyline>
        <draw:polygon draw:style-name="gr186" draw:text-style-name="P9" draw:layer="layout" svg:width="0.248cm" svg:height="0.248cm" svg:x="14.073cm" svg:y="6.555cm" svg:viewBox="0 0 249 249" draw:points="0,249 249,249 125,0">
          <text:p/>
        </draw:polygon>
        <draw:polyline draw:style-name="gr117" draw:text-style-name="P9" draw:layer="layout" svg:width="0.248cm" svg:height="0.248cm" svg:x="14.073cm" svg:y="6.555cm" svg:viewBox="0 0 249 249" draw:points="0,249 249,249 125,0 0,249">
          <text:p/>
        </draw:polyline>
        <draw:polygon draw:style-name="gr186" draw:text-style-name="P9" draw:layer="layout" svg:width="0.248cm" svg:height="0.248cm" svg:x="15.17cm" svg:y="6.842cm" svg:viewBox="0 0 249 249" draw:points="0,249 249,249 125,0">
          <text:p/>
        </draw:polygon>
        <draw:polyline draw:style-name="gr117" draw:text-style-name="P9" draw:layer="layout" svg:width="0.248cm" svg:height="0.248cm" svg:x="15.17cm" svg:y="6.842cm" svg:viewBox="0 0 249 249" draw:points="0,249 249,249 125,0 0,249">
          <text:p/>
        </draw:polyline>
        <draw:polygon draw:style-name="gr186" draw:text-style-name="P9" draw:layer="layout" svg:width="0.248cm" svg:height="0.248cm" svg:x="16.266cm" svg:y="6.926cm" svg:viewBox="0 0 249 249" draw:points="0,249 249,249 125,0">
          <text:p/>
        </draw:polygon>
        <draw:polyline draw:style-name="gr117" draw:text-style-name="P9" draw:layer="layout" svg:width="0.248cm" svg:height="0.248cm" svg:x="16.266cm" svg:y="6.926cm" svg:viewBox="0 0 249 249" draw:points="0,249 249,249 125,0 0,249">
          <text:p/>
        </draw:polyline>
        <draw:polygon draw:style-name="gr186" draw:text-style-name="P9" draw:layer="layout" svg:width="0.248cm" svg:height="0.248cm" svg:x="17.363cm" svg:y="6.984cm" svg:viewBox="0 0 249 249" draw:points="0,249 249,249 125,0">
          <text:p/>
        </draw:polygon>
        <draw:polyline draw:style-name="gr117" draw:text-style-name="P9" draw:layer="layout" svg:width="0.248cm" svg:height="0.248cm" svg:x="17.363cm" svg:y="6.984cm" svg:viewBox="0 0 249 249" draw:points="0,249 249,249 125,0 0,249">
          <text:p/>
        </draw:polyline>
        <draw:polygon draw:style-name="gr186" draw:text-style-name="P9" draw:layer="layout" svg:width="0.248cm" svg:height="0.248cm" svg:x="18.46cm" svg:y="7.158cm" svg:viewBox="0 0 249 249" draw:points="0,249 249,249 125,0">
          <text:p/>
        </draw:polygon>
        <draw:polyline draw:style-name="gr117" draw:text-style-name="P9" draw:layer="layout" svg:width="0.248cm" svg:height="0.248cm" svg:x="18.46cm" svg:y="7.158cm" svg:viewBox="0 0 249 249" draw:points="0,249 249,249 125,0 0,249">
          <text:p/>
        </draw:polyline>
        <draw:polygon draw:style-name="gr187" draw:text-style-name="P9" draw:layer="layout" svg:width="1.167cm" svg:height="1.553cm" svg:x="8.678cm" svg:y="6.239cm" svg:viewBox="0 0 1168 1554" draw:points="72,0 1168,1502 1133,1528 1097,1554 0,52 36,26">
          <text:p/>
        </draw:polygon>
        <draw:polygon draw:style-name="gr187" draw:text-style-name="P9" draw:layer="layout" svg:width="0.035cm" svg:height="0.037cm" svg:x="9.774cm" svg:y="7.766cm" svg:viewBox="0 0 36 38" draw:points="36,0 13,38 7,33 2,28 0,26">
          <text:p/>
        </draw:polygon>
        <draw:polygon draw:style-name="gr187" draw:text-style-name="P9" draw:layer="layout" svg:width="1.142cm" svg:height="0.735cm" svg:x="9.787cm" svg:y="7.729cm" svg:viewBox="0 0 1143 736" draw:points="46,0 1143,660 1120,698 1097,736 0,76 23,38">
          <text:p/>
        </draw:polygon>
        <draw:polygon draw:style-name="gr187" draw:text-style-name="P9" draw:layer="layout" svg:width="0.022cm" svg:height="0.042cm" svg:x="10.884cm" svg:y="8.426cm" svg:viewBox="0 0 23 43" draw:points="23,0 12,43 5,40 0,38">
          <text:p/>
        </draw:polygon>
        <draw:polygon draw:style-name="gr187" draw:text-style-name="P9" draw:layer="layout" svg:width="1.118cm" svg:height="0.367cm" svg:x="10.896cm" svg:y="8.383cm" svg:viewBox="0 0 1119 368" draw:points="22,0 1119,283 1108,325 1097,368 0,86 11,43">
          <text:p/>
        </draw:polygon>
        <draw:polygon draw:style-name="gr187" draw:text-style-name="P9" draw:layer="layout" svg:width="0.01cm" svg:height="0.043cm" svg:x="11.992cm" svg:y="8.709cm" svg:viewBox="0 0 11 44" draw:points="11,0 7,44 0,43">
          <text:p/>
        </draw:polygon>
        <draw:polygon draw:style-name="gr187" draw:text-style-name="P9" draw:layer="layout" svg:width="1.104cm" svg:height="0.187cm" svg:x="11.999cm" svg:y="8.665cm" svg:viewBox="0 0 1105 188" draw:points="8,0 1105,101 1101,144 1097,188 0,88 4,44">
          <text:p/>
        </draw:polygon>
        <draw:polygon draw:style-name="gr187" draw:text-style-name="P9" draw:layer="layout" svg:width="0.003cm" svg:height="0.043cm" svg:x="13.096cm" svg:y="8.809cm" svg:viewBox="0 0 4 44" draw:points="4,0 2,44 0,44">
          <text:p/>
        </draw:polygon>
        <draw:polygon draw:style-name="gr187" draw:text-style-name="P9" draw:layer="layout" svg:width="1.101cm" svg:height="0.13cm" svg:x="13.098cm" svg:y="8.766cm" svg:viewBox="0 0 1102 131" draw:points="4,0 1102,44 1100,88 1098,131 0,88 2,44">
          <text:p/>
        </draw:polygon>
        <draw:polygon draw:style-name="gr187" draw:text-style-name="P9" draw:layer="layout" svg:width="0.001cm" svg:height="0.043cm" svg:x="14.196cm" svg:y="8.853cm" svg:viewBox="0 0 2 44" draw:points="2,0 1,44 0,44">
          <text:p/>
        </draw:polygon>
        <draw:polygon draw:style-name="gr187" draw:text-style-name="P9" draw:layer="layout" svg:width="1.098cm" svg:height="0.107cm" svg:x="14.197cm" svg:y="8.809cm" svg:viewBox="0 0 1099 108" draw:points="2,0 1099,21 1098,65 1097,108 0,88 1,44">
          <text:p/>
        </draw:polygon>
        <draw:polygon draw:style-name="gr187" draw:text-style-name="P9" draw:layer="layout" svg:width="0cm" svg:height="0.043cm" svg:x="15.293cm" svg:y="8.874cm" svg:viewBox="0 0 1 44" draw:points="1,0 0,44 0,44">
          <text:p/>
        </draw:polygon>
        <draw:polygon draw:style-name="gr187" draw:text-style-name="P9" draw:layer="layout" svg:width="1.098cm" svg:height="0.105cm" svg:x="15.293cm" svg:y="8.83cm" svg:viewBox="0 0 1099 106" draw:points="2,0 1099,18 1098,62 1097,106 0,88 1,44">
          <text:p/>
        </draw:polygon>
        <draw:polygon draw:style-name="gr187" draw:text-style-name="P9" draw:layer="layout" svg:width="0cm" svg:height="0.043cm" svg:x="16.39cm" svg:y="8.892cm" svg:viewBox="0 0 1 44" draw:points="1,0 1,44 0,44">
          <text:p/>
        </draw:polygon>
        <draw:polygon draw:style-name="gr187" draw:text-style-name="P9" draw:layer="layout" svg:width="1.096cm" svg:height="0.096cm" svg:x="16.391cm" svg:y="8.848cm" svg:viewBox="0 0 1097 97" draw:points="0,0 1097,9 1097,53 1097,97 0,88 0,44">
          <text:p/>
        </draw:polygon>
        <draw:polygon draw:style-name="gr187" draw:text-style-name="P9" draw:layer="layout" svg:width="0cm" svg:height="0.043cm" svg:x="17.488cm" svg:y="8.901cm" svg:viewBox="0 0 0 44" draw:points="0,0 0,44 0,44">
          <text:p/>
        </draw:polygon>
        <draw:polygon draw:style-name="gr187" draw:text-style-name="P9" draw:layer="layout" svg:width="1.097cm" svg:height="0.092cm" svg:x="17.488cm" svg:y="8.857cm" svg:viewBox="0 0 1098 93" draw:points="0,0 1098,5 1098,49 1098,93 0,88 0,44">
          <text:p/>
        </draw:polygon>
        <draw:polygon draw:style-name="gr187" draw:text-style-name="P9" draw:layer="layout" svg:width="0.248cm" svg:height="0.248cm" svg:x="8.589cm" svg:y="6.14cm" svg:viewBox="0 0 249 249" draw:points="0,0 0,249 249,124">
          <text:p/>
        </draw:polygon>
        <draw:polyline draw:style-name="gr117" draw:text-style-name="P9" draw:layer="layout" svg:width="0.248cm" svg:height="0.248cm" svg:x="8.589cm" svg:y="6.14cm" svg:viewBox="0 0 249 249" draw:points="0,0 0,249 249,124 0,0">
          <text:p/>
        </draw:polyline>
        <draw:polygon draw:style-name="gr187" draw:text-style-name="P9" draw:layer="layout" svg:width="0.248cm" svg:height="0.248cm" svg:x="9.685cm" svg:y="7.642cm" svg:viewBox="0 0 249 249" draw:points="0,0 0,249 249,124">
          <text:p/>
        </draw:polygon>
        <draw:polyline draw:style-name="gr117" draw:text-style-name="P9" draw:layer="layout" svg:width="0.248cm" svg:height="0.248cm" svg:x="9.685cm" svg:y="7.642cm" svg:viewBox="0 0 249 249" draw:points="0,0 0,249 249,124 0,0">
          <text:p/>
        </draw:polyline>
        <draw:polygon draw:style-name="gr187" draw:text-style-name="P9" draw:layer="layout" svg:width="0.248cm" svg:height="0.248cm" svg:x="10.782cm" svg:y="8.302cm" svg:viewBox="0 0 249 249" draw:points="0,0 0,249 249,124">
          <text:p/>
        </draw:polygon>
        <draw:polyline draw:style-name="gr117" draw:text-style-name="P9" draw:layer="layout" svg:width="0.248cm" svg:height="0.248cm" svg:x="10.782cm" svg:y="8.302cm" svg:viewBox="0 0 249 249" draw:points="0,0 0,249 249,124 0,0">
          <text:p/>
        </draw:polyline>
        <draw:polygon draw:style-name="gr187" draw:text-style-name="P9" draw:layer="layout" svg:width="0.248cm" svg:height="0.248cm" svg:x="11.879cm" svg:y="8.584cm" svg:viewBox="0 0 249 249" draw:points="0,0 0,249 249,124">
          <text:p/>
        </draw:polygon>
        <draw:polyline draw:style-name="gr117" draw:text-style-name="P9" draw:layer="layout" svg:width="0.248cm" svg:height="0.248cm" svg:x="11.879cm" svg:y="8.584cm" svg:viewBox="0 0 249 249" draw:points="0,0 0,249 249,124 0,0">
          <text:p/>
        </draw:polyline>
        <draw:polygon draw:style-name="gr187" draw:text-style-name="P9" draw:layer="layout" svg:width="0.248cm" svg:height="0.248cm" svg:x="12.975cm" svg:y="8.685cm" svg:viewBox="0 0 249 249" draw:points="0,0 0,249 249,124">
          <text:p/>
        </draw:polygon>
        <draw:polyline draw:style-name="gr117" draw:text-style-name="P9" draw:layer="layout" svg:width="0.248cm" svg:height="0.248cm" svg:x="12.975cm" svg:y="8.685cm" svg:viewBox="0 0 249 249" draw:points="0,0 0,249 249,124 0,0">
          <text:p/>
        </draw:polyline>
        <draw:polygon draw:style-name="gr187" draw:text-style-name="P9" draw:layer="layout" svg:width="0.248cm" svg:height="0.248cm" svg:x="14.073cm" svg:y="8.729cm" svg:viewBox="0 0 249 249" draw:points="0,0 0,249 249,124">
          <text:p/>
        </draw:polygon>
        <draw:polyline draw:style-name="gr117" draw:text-style-name="P9" draw:layer="layout" svg:width="0.248cm" svg:height="0.248cm" svg:x="14.073cm" svg:y="8.729cm" svg:viewBox="0 0 249 249" draw:points="0,0 0,249 249,124 0,0">
          <text:p/>
        </draw:polyline>
        <draw:polygon draw:style-name="gr187" draw:text-style-name="P9" draw:layer="layout" svg:width="0.248cm" svg:height="0.248cm" svg:x="15.17cm" svg:y="8.75cm" svg:viewBox="0 0 249 249" draw:points="0,0 0,249 249,124">
          <text:p/>
        </draw:polygon>
        <draw:polyline draw:style-name="gr117" draw:text-style-name="P9" draw:layer="layout" svg:width="0.248cm" svg:height="0.248cm" svg:x="15.17cm" svg:y="8.75cm" svg:viewBox="0 0 249 249" draw:points="0,0 0,249 249,124 0,0">
          <text:p/>
        </draw:polyline>
        <draw:polygon draw:style-name="gr187" draw:text-style-name="P9" draw:layer="layout" svg:width="0.248cm" svg:height="0.248cm" svg:x="16.266cm" svg:y="8.768cm" svg:viewBox="0 0 249 249" draw:points="0,0 0,249 249,124">
          <text:p/>
        </draw:polygon>
        <draw:polyline draw:style-name="gr117" draw:text-style-name="P9" draw:layer="layout" svg:width="0.248cm" svg:height="0.248cm" svg:x="16.266cm" svg:y="8.768cm" svg:viewBox="0 0 249 249" draw:points="0,0 0,249 249,124 0,0">
          <text:p/>
        </draw:polyline>
        <draw:polygon draw:style-name="gr187" draw:text-style-name="P9" draw:layer="layout" svg:width="0.248cm" svg:height="0.248cm" svg:x="17.363cm" svg:y="8.777cm" svg:viewBox="0 0 249 249" draw:points="0,0 0,249 249,124">
          <text:p/>
        </draw:polygon>
        <draw:polyline draw:style-name="gr117" draw:text-style-name="P9" draw:layer="layout" svg:width="0.248cm" svg:height="0.248cm" svg:x="17.363cm" svg:y="8.777cm" svg:viewBox="0 0 249 249" draw:points="0,0 0,249 249,124 0,0">
          <text:p/>
        </draw:polyline>
        <draw:polygon draw:style-name="gr187" draw:text-style-name="P9" draw:layer="layout" svg:width="0.248cm" svg:height="0.248cm" svg:x="18.46cm" svg:y="8.782cm" svg:viewBox="0 0 249 249" draw:points="0,0 0,249 249,124">
          <text:p/>
        </draw:polygon>
        <draw:polyline draw:style-name="gr117" draw:text-style-name="P9" draw:layer="layout" svg:width="0.248cm" svg:height="0.248cm" svg:x="18.46cm" svg:y="8.782cm" svg:viewBox="0 0 249 249" draw:points="0,0 0,249 249,124 0,0">
          <text:p/>
        </draw:polyline>
        <draw:polygon draw:style-name="gr188" draw:text-style-name="P9" draw:layer="layout" svg:width="1.161cm" svg:height="1.322cm" svg:x="8.681cm" svg:y="7.252cm" svg:viewBox="0 0 1162 1323" draw:points="66,0 1162,1265 1130,1294 1097,1323 0,58 33,29">
          <text:p/>
        </draw:polygon>
        <draw:polygon draw:style-name="gr188" draw:text-style-name="P9" draw:layer="layout" svg:width="0.032cm" svg:height="0.042cm" svg:x="9.777cm" svg:y="8.546cm" svg:viewBox="0 0 33 43" draw:points="33,0 22,43 15,40 8,36 2,31 0,29">
          <text:p/>
        </draw:polygon>
        <draw:polygon draw:style-name="gr188" draw:text-style-name="P9" draw:layer="layout" svg:width="1.118cm" svg:height="0.373cm" svg:x="9.799cm" svg:y="8.503cm" svg:viewBox="0 0 1119 374" draw:points="22,0 1119,289 1108,331 1097,374 0,86 11,43">
          <text:p/>
        </draw:polygon>
        <draw:polygon draw:style-name="gr188" draw:text-style-name="P9" draw:layer="layout" svg:width="0.01cm" svg:height="0.043cm" svg:x="10.896cm" svg:y="8.834cm" svg:viewBox="0 0 11 44" draw:points="11,0 9,44 1,43 0,43">
          <text:p/>
        </draw:polygon>
        <draw:polygon draw:style-name="gr188" draw:text-style-name="P9" draw:layer="layout" svg:width="1.1cm" svg:height="0.147cm" svg:x="10.905cm" svg:y="8.791cm" svg:viewBox="0 0 1101 148" draw:points="4,0 1101,61 1099,105 1097,148 0,88 2,44">
          <text:p/>
        </draw:polygon>
        <draw:polygon draw:style-name="gr188" draw:text-style-name="P9" draw:layer="layout" svg:width="0.001cm" svg:height="0.043cm" svg:x="12.001cm" svg:y="8.895cm" svg:viewBox="0 0 2 44" draw:points="2,0 1,44 0,44">
          <text:p/>
        </draw:polygon>
        <draw:polygon draw:style-name="gr188" draw:text-style-name="P9" draw:layer="layout" svg:width="1.098cm" svg:height="0.105cm" svg:x="12.002cm" svg:y="8.851cm" svg:viewBox="0 0 1099 106" draw:points="2,0 1099,18 1098,62 1097,106 0,88 1,44">
          <text:p/>
        </draw:polygon>
        <draw:polygon draw:style-name="gr188" draw:text-style-name="P9" draw:layer="layout" svg:width="0cm" svg:height="0.043cm" svg:x="13.099cm" svg:y="8.913cm" svg:viewBox="0 0 1 44" draw:points="1,0 1,44 0,44">
          <text:p/>
        </draw:polygon>
        <draw:polygon draw:style-name="gr188" draw:text-style-name="P9" draw:layer="layout" svg:width="1.097cm" svg:height="0.092cm" svg:x="13.1cm" svg:y="8.869cm" svg:viewBox="0 0 1098 93" draw:points="0,0 1098,5 1098,49 1098,93 0,88 0,44">
          <text:p/>
        </draw:polygon>
        <draw:polygon draw:style-name="gr188" draw:text-style-name="P9" draw:layer="layout" svg:width="0cm" svg:height="0.043cm" svg:x="14.198cm" svg:y="8.918cm" svg:viewBox="0 0 0 44" draw:points="0,0 0,44 0,44">
          <text:p/>
        </draw:polygon>
        <draw:polygon draw:style-name="gr188" draw:text-style-name="P9" draw:layer="layout" svg:width="1.096cm" svg:height="0.089cm" svg:x="14.198cm" svg:y="8.874cm" svg:viewBox="0 0 1097 90" draw:points="0,0 1097,2 1097,46 1097,90 0,88 0,44">
          <text:p/>
        </draw:polygon>
        <draw:polygon draw:style-name="gr188" draw:text-style-name="P9" draw:layer="layout" svg:width="1.096cm" svg:height="0.089cm" svg:x="15.294cm" svg:y="8.876cm" svg:viewBox="0 0 1097 90" draw:points="0,0 1097,2 1097,46 1097,90 0,88 0,44">
          <text:p/>
        </draw:polygon>
        <draw:polygon draw:style-name="gr188" draw:text-style-name="P9" draw:layer="layout" svg:width="0cm" svg:height="0.043cm" svg:x="16.391cm" svg:y="8.922cm" svg:viewBox="0 0 0 44" draw:points="0,0 0,44 0,44">
          <text:p/>
        </draw:polygon>
        <draw:polygon draw:style-name="gr188" draw:text-style-name="P9" draw:layer="layout" svg:width="1.096cm" svg:height="0.087cm" svg:x="16.391cm" svg:y="8.878cm" svg:viewBox="0 0 1097 88" draw:points="0,0 1097,0 1097,44 1097,88 0,88 0,44">
          <text:p/>
        </draw:polygon>
        <draw:polygon draw:style-name="gr188" draw:text-style-name="P9" draw:layer="layout" svg:width="0cm" svg:height="0.043cm" svg:x="17.488cm" svg:y="8.878cm" svg:viewBox="0 0 0 44" draw:points="0,44 0,0 0,0">
          <text:p/>
        </draw:polygon>
        <draw:polygon draw:style-name="gr188" draw:text-style-name="P9" draw:layer="layout" svg:width="1.097cm" svg:height="0.088cm" svg:x="17.488cm" svg:y="8.878cm" svg:viewBox="0 0 1098 89" draw:points="0,0 1098,1 1098,45 1098,89 0,88 0,44">
          <text:p/>
        </draw:polygon>
        <draw:polygon draw:style-name="gr188" draw:text-style-name="P9" draw:layer="layout" svg:width="0.248cm" svg:height="0.248cm" svg:x="8.589cm" svg:y="7.156cm" svg:viewBox="0 0 249 249" draw:points="0,124 249,249 249,0">
          <text:p/>
        </draw:polygon>
        <draw:polyline draw:style-name="gr117" draw:text-style-name="P9" draw:layer="layout" svg:width="0.248cm" svg:height="0.248cm" svg:x="8.589cm" svg:y="7.156cm" svg:viewBox="0 0 249 249" draw:points="0,124 249,249 249,0 0,124">
          <text:p/>
        </draw:polyline>
        <draw:polygon draw:style-name="gr188" draw:text-style-name="P9" draw:layer="layout" svg:width="0.248cm" svg:height="0.248cm" svg:x="9.685cm" svg:y="8.421cm" svg:viewBox="0 0 249 249" draw:points="0,124 249,249 249,0">
          <text:p/>
        </draw:polygon>
        <draw:polyline draw:style-name="gr117" draw:text-style-name="P9" draw:layer="layout" svg:width="0.248cm" svg:height="0.248cm" svg:x="9.685cm" svg:y="8.421cm" svg:viewBox="0 0 249 249" draw:points="0,124 249,249 249,0 0,124">
          <text:p/>
        </draw:polyline>
        <draw:polygon draw:style-name="gr188" draw:text-style-name="P9" draw:layer="layout" svg:width="0.248cm" svg:height="0.248cm" svg:x="10.782cm" svg:y="8.71cm" svg:viewBox="0 0 249 249" draw:points="0,124 249,249 249,0">
          <text:p/>
        </draw:polygon>
        <draw:polyline draw:style-name="gr117" draw:text-style-name="P9" draw:layer="layout" svg:width="0.248cm" svg:height="0.248cm" svg:x="10.782cm" svg:y="8.71cm" svg:viewBox="0 0 249 249" draw:points="0,124 249,249 249,0 0,124">
          <text:p/>
        </draw:polyline>
        <draw:polygon draw:style-name="gr188" draw:text-style-name="P9" draw:layer="layout" svg:width="0.248cm" svg:height="0.248cm" svg:x="11.879cm" svg:y="8.771cm" svg:viewBox="0 0 249 249" draw:points="0,124 249,249 249,0">
          <text:p/>
        </draw:polygon>
        <draw:polyline draw:style-name="gr117" draw:text-style-name="P9" draw:layer="layout" svg:width="0.248cm" svg:height="0.248cm" svg:x="11.879cm" svg:y="8.771cm" svg:viewBox="0 0 249 249" draw:points="0,124 249,249 249,0 0,124">
          <text:p/>
        </draw:polyline>
        <draw:polygon draw:style-name="gr188" draw:text-style-name="P9" draw:layer="layout" svg:width="0.248cm" svg:height="0.248cm" svg:x="12.975cm" svg:y="8.789cm" svg:viewBox="0 0 249 249" draw:points="0,124 249,249 249,0">
          <text:p/>
        </draw:polygon>
        <draw:polyline draw:style-name="gr117" draw:text-style-name="P9" draw:layer="layout" svg:width="0.248cm" svg:height="0.248cm" svg:x="12.975cm" svg:y="8.789cm" svg:viewBox="0 0 249 249" draw:points="0,124 249,249 249,0 0,124">
          <text:p/>
        </draw:polyline>
        <draw:polygon draw:style-name="gr188" draw:text-style-name="P9" draw:layer="layout" svg:width="0.248cm" svg:height="0.248cm" svg:x="14.073cm" svg:y="8.794cm" svg:viewBox="0 0 249 249" draw:points="0,124 249,249 249,0">
          <text:p/>
        </draw:polygon>
        <draw:polyline draw:style-name="gr117" draw:text-style-name="P9" draw:layer="layout" svg:width="0.248cm" svg:height="0.248cm" svg:x="14.073cm" svg:y="8.794cm" svg:viewBox="0 0 249 249" draw:points="0,124 249,249 249,0 0,124">
          <text:p/>
        </draw:polyline>
        <draw:polygon draw:style-name="gr188" draw:text-style-name="P9" draw:layer="layout" svg:width="0.248cm" svg:height="0.248cm" svg:x="15.17cm" svg:y="8.795cm" svg:viewBox="0 0 249 249" draw:points="0,124 249,249 249,0">
          <text:p/>
        </draw:polygon>
        <draw:polyline draw:style-name="gr117" draw:text-style-name="P9" draw:layer="layout" svg:width="0.248cm" svg:height="0.248cm" svg:x="15.17cm" svg:y="8.795cm" svg:viewBox="0 0 249 249" draw:points="0,124 249,249 249,0 0,124">
          <text:p/>
        </draw:polyline>
        <draw:polygon draw:style-name="gr188" draw:text-style-name="P9" draw:layer="layout" svg:width="0.248cm" svg:height="0.248cm" svg:x="16.266cm" svg:y="8.797cm" svg:viewBox="0 0 249 249" draw:points="0,124 249,249 249,0">
          <text:p/>
        </draw:polygon>
        <draw:polyline draw:style-name="gr117" draw:text-style-name="P9" draw:layer="layout" svg:width="0.248cm" svg:height="0.248cm" svg:x="16.266cm" svg:y="8.797cm" svg:viewBox="0 0 249 249" draw:points="0,124 249,249 249,0 0,124">
          <text:p/>
        </draw:polyline>
        <draw:polygon draw:style-name="gr188" draw:text-style-name="P9" draw:layer="layout" svg:width="0.248cm" svg:height="0.248cm" svg:x="17.363cm" svg:y="8.797cm" svg:viewBox="0 0 249 249" draw:points="0,124 249,249 249,0">
          <text:p/>
        </draw:polygon>
        <draw:polyline draw:style-name="gr117" draw:text-style-name="P9" draw:layer="layout" svg:width="0.248cm" svg:height="0.248cm" svg:x="17.363cm" svg:y="8.797cm" svg:viewBox="0 0 249 249" draw:points="0,124 249,249 249,0 0,124">
          <text:p/>
        </draw:polyline>
        <draw:polygon draw:style-name="gr188" draw:text-style-name="P9" draw:layer="layout" svg:width="0.248cm" svg:height="0.248cm" svg:x="18.46cm" svg:y="8.798cm" svg:viewBox="0 0 249 249" draw:points="0,124 249,249 249,0">
          <text:p/>
        </draw:polygon>
        <draw:polyline draw:style-name="gr117" draw:text-style-name="P9" draw:layer="layout" svg:width="0.248cm" svg:height="0.248cm" svg:x="18.46cm" svg:y="8.798cm" svg:viewBox="0 0 249 249" draw:points="0,124 249,249 249,0 0,124">
          <text:p/>
        </draw:polyline>
        <draw:polygon draw:style-name="gr189" draw:text-style-name="P9" draw:layer="layout" svg:width="1.146cm" svg:height="0.826cm" svg:x="8.689cm" svg:y="8.011cm" svg:viewBox="0 0 1147 827" draw:points="50,0 1147,755 1122,791 1097,827 0,72 25,36">
          <text:p/>
        </draw:polygon>
        <draw:polygon draw:style-name="gr189" draw:text-style-name="P9" draw:layer="layout" svg:width="0.024cm" svg:height="0.043cm" svg:x="9.785cm" svg:y="8.802cm" svg:viewBox="0 0 25 44" draw:points="25,0 21,44 13,42 6,40 0,36">
          <text:p/>
        </draw:polygon>
        <draw:polygon draw:style-name="gr189" draw:text-style-name="P9" draw:layer="layout" svg:width="1.104cm" svg:height="0.187cm" svg:x="9.806cm" svg:y="8.759cm" svg:viewBox="0 0 1105 188" draw:points="8,0 1105,101 1101,144 1097,188 0,88 4,44">
          <text:p/>
        </draw:polygon>
        <draw:polygon draw:style-name="gr189" draw:text-style-name="P9" draw:layer="layout" svg:width="0.003cm" svg:height="0.043cm" svg:x="10.903cm" svg:y="8.903cm" svg:viewBox="0 0 4 44" draw:points="4,0 3,44 0,44">
          <text:p/>
        </draw:polygon>
        <draw:polygon draw:style-name="gr189" draw:text-style-name="P9" draw:layer="layout" svg:width="1.098cm" svg:height="0.102cm" svg:x="10.906cm" svg:y="8.859cm" svg:viewBox="0 0 1099 103" draw:points="2,0 1099,15 1098,59 1097,103 0,88 1,44">
          <text:p/>
        </draw:polygon>
        <draw:polygon draw:style-name="gr189" draw:text-style-name="P9" draw:layer="layout" svg:width="0cm" svg:height="0.043cm" svg:x="12.002cm" svg:y="8.918cm" svg:viewBox="0 0 1 44" draw:points="1,0 1,44 0,44">
          <text:p/>
        </draw:polygon>
        <draw:polygon draw:style-name="gr189" draw:text-style-name="P9" draw:layer="layout" svg:width="1.096cm" svg:height="0.09cm" svg:x="12.003cm" svg:y="8.874cm" svg:viewBox="0 0 1097 91" draw:points="0,0 1097,3 1097,47 1097,91 0,88 0,44">
          <text:p/>
        </draw:polygon>
        <draw:polygon draw:style-name="gr189" draw:text-style-name="P9" draw:layer="layout" svg:width="0cm" svg:height="0.043cm" svg:x="13.1cm" svg:y="8.921cm" svg:viewBox="0 0 0 44" draw:points="0,0 0,44 0,44">
          <text:p/>
        </draw:polygon>
        <draw:polygon draw:style-name="gr189" draw:text-style-name="P9" draw:layer="layout" svg:width="1.097cm" svg:height="0.089cm" svg:x="13.1cm" svg:y="8.877cm" svg:viewBox="0 0 1098 90" draw:points="0,0 1098,2 1098,46 1098,90 0,88 0,44">
          <text:p/>
        </draw:polygon>
        <draw:polygon draw:style-name="gr189" draw:text-style-name="P9" draw:layer="layout" svg:width="0cm" svg:height="0.043cm" svg:x="14.198cm" svg:y="8.923cm" svg:viewBox="0 0 0 44" draw:points="0,0 0,44 0,44">
          <text:p/>
        </draw:polygon>
        <draw:polygon draw:style-name="gr189" draw:text-style-name="P9" draw:layer="layout" svg:width="1.096cm" svg:height="0.087cm" svg:x="14.198cm" svg:y="8.879cm" svg:viewBox="0 0 1097 88" draw:points="0,0 1097,0 1097,44 1097,88 0,88 0,44">
          <text:p/>
        </draw:polygon>
        <draw:polygon draw:style-name="gr189" draw:text-style-name="P9" draw:layer="layout" svg:width="1.096cm" svg:height="0.087cm" svg:x="15.294cm" svg:y="8.879cm" svg:viewBox="0 0 1097 88" draw:points="0,0 1097,0 1097,44 1097,88 0,88 0,44">
          <text:p/>
        </draw:polygon>
        <draw:polygon draw:style-name="gr189" draw:text-style-name="P9" draw:layer="layout" svg:width="1.096cm" svg:height="0.087cm" svg:x="16.391cm" svg:y="8.879cm" svg:viewBox="0 0 1097 88" draw:points="0,0 1097,0 1097,44 1097,88 0,88 0,44">
          <text:p/>
        </draw:polygon>
        <draw:polygon draw:style-name="gr189" draw:text-style-name="P9" draw:layer="layout" svg:width="1.097cm" svg:height="0.087cm" svg:x="17.488cm" svg:y="8.879cm" svg:viewBox="0 0 1098 88" draw:points="0,0 1098,0 1098,44 1098,88 0,88 0,44">
          <text:p/>
        </draw:polygon>
        <draw:polygon draw:style-name="gr189" draw:text-style-name="P9" draw:layer="layout" svg:width="0.248cm" svg:height="0.248cm" svg:x="8.589cm" svg:y="7.923cm" svg:viewBox="0 0 249 249" draw:points="0,0 0,249 249,0 249,249">
          <text:p/>
        </draw:polygon>
        <draw:polyline draw:style-name="gr117" draw:text-style-name="P9" draw:layer="layout" svg:width="0.248cm" svg:height="0.248cm" svg:x="8.589cm" svg:y="7.923cm" svg:viewBox="0 0 249 249" draw:points="0,0 0,249 249,0 249,249 0,0">
          <text:p/>
        </draw:polyline>
        <draw:polygon draw:style-name="gr189" draw:text-style-name="P9" draw:layer="layout" svg:width="0.248cm" svg:height="0.248cm" svg:x="9.685cm" svg:y="8.678cm" svg:viewBox="0 0 249 249" draw:points="0,0 0,249 249,0 249,249">
          <text:p/>
        </draw:polygon>
        <draw:polyline draw:style-name="gr117" draw:text-style-name="P9" draw:layer="layout" svg:width="0.248cm" svg:height="0.248cm" svg:x="9.685cm" svg:y="8.678cm" svg:viewBox="0 0 249 249" draw:points="0,0 0,249 249,0 249,249 0,0">
          <text:p/>
        </draw:polyline>
        <draw:polygon draw:style-name="gr189" draw:text-style-name="P9" draw:layer="layout" svg:width="0.248cm" svg:height="0.248cm" svg:x="10.782cm" svg:y="8.779cm" svg:viewBox="0 0 249 249" draw:points="0,0 0,249 249,0 249,249">
          <text:p/>
        </draw:polygon>
        <draw:polyline draw:style-name="gr117" draw:text-style-name="P9" draw:layer="layout" svg:width="0.248cm" svg:height="0.248cm" svg:x="10.782cm" svg:y="8.779cm" svg:viewBox="0 0 249 249" draw:points="0,0 0,249 249,0 249,249 0,0">
          <text:p/>
        </draw:polyline>
        <draw:polygon draw:style-name="gr189" draw:text-style-name="P9" draw:layer="layout" svg:width="0.248cm" svg:height="0.248cm" svg:x="11.879cm" svg:y="8.794cm" svg:viewBox="0 0 249 249" draw:points="0,0 0,249 249,0 249,249">
          <text:p/>
        </draw:polygon>
        <draw:polyline draw:style-name="gr117" draw:text-style-name="P9" draw:layer="layout" svg:width="0.248cm" svg:height="0.248cm" svg:x="11.879cm" svg:y="8.794cm" svg:viewBox="0 0 249 249" draw:points="0,0 0,249 249,0 249,249 0,0">
          <text:p/>
        </draw:polyline>
        <draw:polygon draw:style-name="gr189" draw:text-style-name="P9" draw:layer="layout" svg:width="0.248cm" svg:height="0.248cm" svg:x="12.975cm" svg:y="8.796cm" svg:viewBox="0 0 249 249" draw:points="0,0 0,249 249,0 249,249">
          <text:p/>
        </draw:polygon>
        <draw:polyline draw:style-name="gr117" draw:text-style-name="P9" draw:layer="layout" svg:width="0.248cm" svg:height="0.248cm" svg:x="12.975cm" svg:y="8.796cm" svg:viewBox="0 0 249 249" draw:points="0,0 0,249 249,0 249,249 0,0">
          <text:p/>
        </draw:polyline>
        <draw:polygon draw:style-name="gr189" draw:text-style-name="P9" draw:layer="layout" svg:width="0.248cm" svg:height="0.248cm" svg:x="14.073cm" svg:y="8.798cm" svg:viewBox="0 0 249 249" draw:points="0,0 0,249 249,0 249,249">
          <text:p/>
        </draw:polygon>
        <draw:polyline draw:style-name="gr117" draw:text-style-name="P9" draw:layer="layout" svg:width="0.248cm" svg:height="0.248cm" svg:x="14.073cm" svg:y="8.798cm" svg:viewBox="0 0 249 249" draw:points="0,0 0,249 249,0 249,249 0,0">
          <text:p/>
        </draw:polyline>
        <draw:polygon draw:style-name="gr189" draw:text-style-name="P9" draw:layer="layout" svg:width="0.248cm" svg:height="0.248cm" svg:x="15.17cm" svg:y="8.798cm" svg:viewBox="0 0 249 249" draw:points="0,0 0,249 249,0 249,249">
          <text:p/>
        </draw:polygon>
        <draw:polyline draw:style-name="gr117" draw:text-style-name="P9" draw:layer="layout" svg:width="0.248cm" svg:height="0.248cm" svg:x="15.17cm" svg:y="8.798cm" svg:viewBox="0 0 249 249" draw:points="0,0 0,249 249,0 249,249 0,0">
          <text:p/>
        </draw:polyline>
        <draw:polygon draw:style-name="gr189" draw:text-style-name="P9" draw:layer="layout" svg:width="0.248cm" svg:height="0.248cm" svg:x="16.266cm" svg:y="8.798cm" svg:viewBox="0 0 249 249" draw:points="0,0 0,249 249,0 249,249">
          <text:p/>
        </draw:polygon>
        <draw:polyline draw:style-name="gr117" draw:text-style-name="P9" draw:layer="layout" svg:width="0.248cm" svg:height="0.248cm" svg:x="16.266cm" svg:y="8.798cm" svg:viewBox="0 0 249 249" draw:points="0,0 0,249 249,0 249,249 0,0">
          <text:p/>
        </draw:polyline>
        <draw:polygon draw:style-name="gr189" draw:text-style-name="P9" draw:layer="layout" svg:width="0.248cm" svg:height="0.248cm" svg:x="17.363cm" svg:y="8.798cm" svg:viewBox="0 0 249 249" draw:points="0,0 0,249 249,0 249,249">
          <text:p/>
        </draw:polygon>
        <draw:polyline draw:style-name="gr117" draw:text-style-name="P9" draw:layer="layout" svg:width="0.248cm" svg:height="0.248cm" svg:x="17.363cm" svg:y="8.798cm" svg:viewBox="0 0 249 249" draw:points="0,0 0,249 249,0 249,249 0,0">
          <text:p/>
        </draw:polyline>
        <draw:polygon draw:style-name="gr189" draw:text-style-name="P9" draw:layer="layout" svg:width="0.248cm" svg:height="0.248cm" svg:x="18.46cm" svg:y="8.798cm" svg:viewBox="0 0 249 249" draw:points="0,0 0,249 249,0 249,249">
          <text:p/>
        </draw:polygon>
        <draw:polyline draw:style-name="gr117" draw:text-style-name="P9" draw:layer="layout" svg:width="0.248cm" svg:height="0.248cm" svg:x="18.46cm" svg:y="8.798cm" svg:viewBox="0 0 249 249" draw:points="0,0 0,249 249,0 249,249 0,0">
          <text:p/>
        </draw:polyline>
        <draw:polygon draw:style-name="gr190" draw:text-style-name="P9" draw:layer="layout" svg:width="1.13cm" svg:height="0.533cm" svg:x="8.697cm" svg:y="8.392cm" svg:viewBox="0 0 1131 534" draw:points="34,0 1131,453 1114,494 1097,534 0,82 17,41">
          <text:p/>
        </draw:polygon>
        <draw:polygon draw:style-name="gr190" draw:text-style-name="P9" draw:layer="layout" svg:width="0.016cm" svg:height="0.043cm" svg:x="9.793cm" svg:y="8.886cm" svg:viewBox="0 0 17 44" draw:points="17,0 16,44 8,43 1,41 0,41">
          <text:p/>
        </draw:polygon>
        <draw:polygon draw:style-name="gr190" draw:text-style-name="P9" draw:layer="layout" svg:width="1.098cm" svg:height="0.118cm" svg:x="9.809cm" svg:y="8.842cm" svg:viewBox="0 0 1099 119" draw:points="2,0 1099,32 1098,76 1097,119 0,88 1,44">
          <text:p/>
        </draw:polygon>
        <draw:polygon draw:style-name="gr190" draw:text-style-name="P9" draw:layer="layout" svg:width="0cm" svg:height="0.043cm" svg:x="10.906cm" svg:y="8.918cm" svg:viewBox="0 0 1 44" draw:points="1,0 1,44 0,44">
          <text:p/>
        </draw:polygon>
        <draw:polygon draw:style-name="gr190" draw:text-style-name="P9" draw:layer="layout" svg:width="1.096cm" svg:height="0.091cm" svg:x="10.907cm" svg:y="8.874cm" svg:viewBox="0 0 1097 92" draw:points="0,0 1097,4 1097,48 1097,92 0,88 0,44">
          <text:p/>
        </draw:polygon>
        <draw:polygon draw:style-name="gr190" draw:text-style-name="P9" draw:layer="layout" svg:width="0cm" svg:height="0.043cm" svg:x="12.003cm" svg:y="8.922cm" svg:viewBox="0 0 0 44" draw:points="0,0 0,44 0,44">
          <text:p/>
        </draw:polygon>
        <draw:polygon draw:style-name="gr190" draw:text-style-name="P9" draw:layer="layout" svg:width="1.096cm" svg:height="0.088cm" svg:x="12.003cm" svg:y="8.878cm" svg:viewBox="0 0 1097 89" draw:points="0,0 1097,1 1097,45 1097,89 0,88 0,44">
          <text:p/>
        </draw:polygon>
        <draw:polygon draw:style-name="gr190" draw:text-style-name="P9" draw:layer="layout" svg:width="0cm" svg:height="0.043cm" svg:x="13.1cm" svg:y="8.923cm" svg:viewBox="0 0 0 44" draw:points="0,0 0,44 0,44">
          <text:p/>
        </draw:polygon>
        <draw:polygon draw:style-name="gr190" draw:text-style-name="P9" draw:layer="layout" svg:width="1.097cm" svg:height="0.087cm" svg:x="13.1cm" svg:y="8.879cm" svg:viewBox="0 0 1098 88" draw:points="0,0 1098,0 1098,44 1098,88 0,88 0,44">
          <text:p/>
        </draw:polygon>
        <draw:polygon draw:style-name="gr190" draw:text-style-name="P9" draw:layer="layout" svg:width="1.096cm" svg:height="0.087cm" svg:x="14.198cm" svg:y="8.879cm" svg:viewBox="0 0 1097 88" draw:points="0,0 1097,0 1097,44 1097,88 0,88 0,44">
          <text:p/>
        </draw:polygon>
        <draw:polygon draw:style-name="gr190" draw:text-style-name="P9" draw:layer="layout" svg:width="1.096cm" svg:height="0.087cm" svg:x="15.294cm" svg:y="8.879cm" svg:viewBox="0 0 1097 88" draw:points="0,0 1097,0 1097,44 1097,88 0,88 0,44">
          <text:p/>
        </draw:polygon>
        <draw:polygon draw:style-name="gr190" draw:text-style-name="P9" draw:layer="layout" svg:width="1.096cm" svg:height="0.087cm" svg:x="16.391cm" svg:y="8.879cm" svg:viewBox="0 0 1097 88" draw:points="0,0 1097,0 1097,44 1097,88 0,88 0,44">
          <text:p/>
        </draw:polygon>
        <draw:polygon draw:style-name="gr190" draw:text-style-name="P9" draw:layer="layout" svg:width="0cm" svg:height="0.043cm" svg:x="17.488cm" svg:y="8.879cm" svg:viewBox="0 0 0 44" draw:points="0,44 0,0 0,0">
          <text:p/>
        </draw:polygon>
        <draw:polygon draw:style-name="gr190" draw:text-style-name="P9" draw:layer="layout" svg:width="1.097cm" svg:height="0.088cm" svg:x="17.488cm" svg:y="8.879cm" svg:viewBox="0 0 1098 89" draw:points="0,0 1098,1 1098,45 1098,89 0,88 0,44">
          <text:p/>
        </draw:polygon>
        <draw:polygon draw:style-name="gr190" draw:text-style-name="P9" draw:layer="layout" svg:width="0.248cm" svg:height="0.248cm" svg:x="8.589cm" svg:y="8.309cm" svg:viewBox="0 0 249 249" draw:points="0,249 249,249 0,0 249,0">
          <text:p/>
        </draw:polygon>
        <draw:polyline draw:style-name="gr117" draw:text-style-name="P9" draw:layer="layout" svg:width="0.248cm" svg:height="0.248cm" svg:x="8.589cm" svg:y="8.309cm" svg:viewBox="0 0 249 249" draw:points="0,249 249,249 0,0 249,0 0,249">
          <text:p/>
        </draw:polyline>
        <draw:polygon draw:style-name="gr190" draw:text-style-name="P9" draw:layer="layout" svg:width="0.248cm" svg:height="0.248cm" svg:x="9.685cm" svg:y="8.762cm" svg:viewBox="0 0 249 249" draw:points="0,249 249,249 0,0 249,0">
          <text:p/>
        </draw:polygon>
        <draw:polyline draw:style-name="gr117" draw:text-style-name="P9" draw:layer="layout" svg:width="0.248cm" svg:height="0.248cm" svg:x="9.685cm" svg:y="8.762cm" svg:viewBox="0 0 249 249" draw:points="0,249 249,249 0,0 249,0 0,249">
          <text:p/>
        </draw:polyline>
        <draw:polygon draw:style-name="gr190" draw:text-style-name="P9" draw:layer="layout" svg:width="0.248cm" svg:height="0.248cm" svg:x="10.782cm" svg:y="8.794cm" svg:viewBox="0 0 249 249" draw:points="0,249 249,249 0,0 249,0">
          <text:p/>
        </draw:polygon>
        <draw:polyline draw:style-name="gr117" draw:text-style-name="P9" draw:layer="layout" svg:width="0.248cm" svg:height="0.248cm" svg:x="10.782cm" svg:y="8.794cm" svg:viewBox="0 0 249 249" draw:points="0,249 249,249 0,0 249,0 0,249">
          <text:p/>
        </draw:polyline>
        <draw:polygon draw:style-name="gr190" draw:text-style-name="P9" draw:layer="layout" svg:width="0.248cm" svg:height="0.248cm" svg:x="11.879cm" svg:y="8.797cm" svg:viewBox="0 0 249 249" draw:points="0,249 249,249 0,0 249,0">
          <text:p/>
        </draw:polygon>
        <draw:polyline draw:style-name="gr117" draw:text-style-name="P9" draw:layer="layout" svg:width="0.248cm" svg:height="0.248cm" svg:x="11.879cm" svg:y="8.797cm" svg:viewBox="0 0 249 249" draw:points="0,249 249,249 0,0 249,0 0,249">
          <text:p/>
        </draw:polyline>
        <draw:polygon draw:style-name="gr190" draw:text-style-name="P9" draw:layer="layout" svg:width="0.248cm" svg:height="0.248cm" svg:x="12.975cm" svg:y="8.798cm" svg:viewBox="0 0 249 249" draw:points="0,249 249,249 0,0 249,0">
          <text:p/>
        </draw:polygon>
        <draw:polyline draw:style-name="gr117" draw:text-style-name="P9" draw:layer="layout" svg:width="0.248cm" svg:height="0.248cm" svg:x="12.975cm" svg:y="8.798cm" svg:viewBox="0 0 249 249" draw:points="0,249 249,249 0,0 249,0 0,249">
          <text:p/>
        </draw:polyline>
        <draw:polygon draw:style-name="gr190" draw:text-style-name="P9" draw:layer="layout" svg:width="0.248cm" svg:height="0.248cm" svg:x="14.073cm" svg:y="8.798cm" svg:viewBox="0 0 249 249" draw:points="0,249 249,249 0,0 249,0">
          <text:p/>
        </draw:polygon>
        <draw:polyline draw:style-name="gr117" draw:text-style-name="P9" draw:layer="layout" svg:width="0.248cm" svg:height="0.248cm" svg:x="14.073cm" svg:y="8.798cm" svg:viewBox="0 0 249 249" draw:points="0,249 249,249 0,0 249,0 0,249">
          <text:p/>
        </draw:polyline>
        <draw:polygon draw:style-name="gr190" draw:text-style-name="P9" draw:layer="layout" svg:width="0.248cm" svg:height="0.248cm" svg:x="15.17cm" svg:y="8.798cm" svg:viewBox="0 0 249 249" draw:points="0,249 249,249 0,0 249,0">
          <text:p/>
        </draw:polygon>
        <draw:polyline draw:style-name="gr117" draw:text-style-name="P9" draw:layer="layout" svg:width="0.248cm" svg:height="0.248cm" svg:x="15.17cm" svg:y="8.798cm" svg:viewBox="0 0 249 249" draw:points="0,249 249,249 0,0 249,0 0,249">
          <text:p/>
        </draw:polyline>
        <draw:polygon draw:style-name="gr190" draw:text-style-name="P9" draw:layer="layout" svg:width="0.248cm" svg:height="0.248cm" svg:x="16.266cm" svg:y="8.798cm" svg:viewBox="0 0 249 249" draw:points="0,249 249,249 0,0 249,0">
          <text:p/>
        </draw:polygon>
        <draw:polyline draw:style-name="gr117" draw:text-style-name="P9" draw:layer="layout" svg:width="0.248cm" svg:height="0.248cm" svg:x="16.266cm" svg:y="8.798cm" svg:viewBox="0 0 249 249" draw:points="0,249 249,249 0,0 249,0 0,249">
          <text:p/>
        </draw:polyline>
        <draw:polygon draw:style-name="gr190" draw:text-style-name="P9" draw:layer="layout" svg:width="0.248cm" svg:height="0.248cm" svg:x="17.363cm" svg:y="8.798cm" svg:viewBox="0 0 249 249" draw:points="0,249 249,249 0,0 249,0">
          <text:p/>
        </draw:polygon>
        <draw:polyline draw:style-name="gr117" draw:text-style-name="P9" draw:layer="layout" svg:width="0.248cm" svg:height="0.248cm" svg:x="17.363cm" svg:y="8.798cm" svg:viewBox="0 0 249 249" draw:points="0,249 249,249 0,0 249,0 0,249">
          <text:p/>
        </draw:polyline>
        <draw:polygon draw:style-name="gr190" draw:text-style-name="P9" draw:layer="layout" svg:width="0.248cm" svg:height="0.248cm" svg:x="18.46cm" svg:y="8.799cm" svg:viewBox="0 0 249 249" draw:points="0,249 249,249 0,0 249,0">
          <text:p/>
        </draw:polygon>
        <draw:polyline draw:style-name="gr117" draw:text-style-name="P9" draw:layer="layout" svg:width="0.248cm" svg:height="0.248cm" svg:x="18.46cm" svg:y="8.799cm" svg:viewBox="0 0 249 249" draw:points="0,249 249,249 0,0 249,0 0,249">
          <text:p/>
        </draw:polyline>
        <draw:polygon draw:style-name="gr118" draw:text-style-name="P9" draw:layer="layout" svg:width="0.315cm" svg:height="0.087cm" svg:x="19.157cm" svg:y="5.263cm" svg:viewBox="0 0 316 88" draw:points="0,0 316,0 316,88 0,88">
          <text:p/>
        </draw:polygon>
        <draw:polygon draw:style-name="gr118" draw:text-style-name="P9" draw:layer="layout" svg:width="0.158cm" svg:height="0.157cm" svg:x="19.236cm" svg:y="5.227cm" svg:viewBox="0 0 159 158" draw:points="0,0 0,158 159,158 159,0">
          <text:p/>
        </draw:polygon>
        <draw:polyline draw:style-name="gr117" draw:text-style-name="P9" draw:layer="layout" svg:width="0.158cm" svg:height="0.157cm" svg:x="19.236cm" svg:y="5.227cm" svg:viewBox="0 0 159 158" draw:points="0,0 0,158 159,158 159,0 0,0">
          <text:p/>
        </draw:polyline>
        <draw:polygon draw:style-name="gr119" draw:text-style-name="P9" draw:layer="layout" svg:width="0.315cm" svg:height="0.087cm" svg:x="19.157cm" svg:y="5.688cm" svg:viewBox="0 0 316 88" draw:points="0,0 316,0 316,88 0,88">
          <text:p/>
        </draw:polygon>
        <draw:polygon draw:style-name="gr119" draw:text-style-name="P9" draw:layer="layout" svg:width="0.158cm" svg:height="0.157cm" svg:x="19.236cm" svg:y="5.652cm" svg:viewBox="0 0 159 158" draw:points="0,80 80,158 159,80 80,0">
          <text:p/>
        </draw:polygon>
        <draw:polyline draw:style-name="gr117" draw:text-style-name="P9" draw:layer="layout" svg:width="0.158cm" svg:height="0.157cm" svg:x="19.236cm" svg:y="5.652cm" svg:viewBox="0 0 159 158" draw:points="0,80 80,158 159,80 80,0 0,80">
          <text:p/>
        </draw:polyline>
        <draw:polygon draw:style-name="gr130" draw:text-style-name="P9" draw:layer="layout" svg:width="0.315cm" svg:height="0.087cm" svg:x="19.157cm" svg:y="6.113cm" svg:viewBox="0 0 316 88" draw:points="0,0 316,0 316,88 0,88">
          <text:p/>
        </draw:polygon>
        <draw:polygon draw:style-name="gr130" draw:text-style-name="P9" draw:layer="layout" svg:width="0.158cm" svg:height="0.157cm" svg:x="19.236cm" svg:y="6.077cm" svg:viewBox="0 0 159 158" draw:points="0,0 80,158 159,0">
          <text:p/>
        </draw:polygon>
        <draw:polyline draw:style-name="gr117" draw:text-style-name="P9" draw:layer="layout" svg:width="0.158cm" svg:height="0.157cm" svg:x="19.236cm" svg:y="6.077cm" svg:viewBox="0 0 159 158" draw:points="0,0 80,158 159,0 0,0">
          <text:p/>
        </draw:polyline>
        <draw:polygon draw:style-name="gr186" draw:text-style-name="P9" draw:layer="layout" svg:width="0.315cm" svg:height="0.087cm" svg:x="19.157cm" svg:y="6.538cm" svg:viewBox="0 0 316 88" draw:points="0,0 316,0 316,88 0,88">
          <text:p/>
        </draw:polygon>
        <draw:polygon draw:style-name="gr186" draw:text-style-name="P9" draw:layer="layout" svg:width="0.158cm" svg:height="0.157cm" svg:x="19.236cm" svg:y="6.502cm" svg:viewBox="0 0 159 158" draw:points="0,158 159,158 80,0">
          <text:p/>
        </draw:polygon>
        <draw:polyline draw:style-name="gr117" draw:text-style-name="P9" draw:layer="layout" svg:width="0.158cm" svg:height="0.157cm" svg:x="19.236cm" svg:y="6.502cm" svg:viewBox="0 0 159 158" draw:points="0,158 159,158 80,0 0,158">
          <text:p/>
        </draw:polyline>
        <draw:polygon draw:style-name="gr187" draw:text-style-name="P9" draw:layer="layout" svg:width="0.315cm" svg:height="0.087cm" svg:x="19.157cm" svg:y="6.963cm" svg:viewBox="0 0 316 88" draw:points="0,0 316,0 316,88 0,88">
          <text:p/>
        </draw:polygon>
        <draw:polygon draw:style-name="gr187" draw:text-style-name="P9" draw:layer="layout" svg:width="0.158cm" svg:height="0.157cm" svg:x="19.236cm" svg:y="6.927cm" svg:viewBox="0 0 159 158" draw:points="0,0 0,158 159,80">
          <text:p/>
        </draw:polygon>
        <draw:polyline draw:style-name="gr117" draw:text-style-name="P9" draw:layer="layout" svg:width="0.158cm" svg:height="0.157cm" svg:x="19.236cm" svg:y="6.927cm" svg:viewBox="0 0 159 158" draw:points="0,0 0,158 159,80 0,0">
          <text:p/>
        </draw:polyline>
        <draw:polygon draw:style-name="gr188" draw:text-style-name="P9" draw:layer="layout" svg:width="0.315cm" svg:height="0.087cm" svg:x="19.157cm" svg:y="7.388cm" svg:viewBox="0 0 316 88" draw:points="0,0 316,0 316,88 0,88">
          <text:p/>
        </draw:polygon>
        <draw:polygon draw:style-name="gr188" draw:text-style-name="P9" draw:layer="layout" svg:width="0.158cm" svg:height="0.157cm" svg:x="19.236cm" svg:y="7.352cm" svg:viewBox="0 0 159 158" draw:points="0,80 159,158 159,0">
          <text:p/>
        </draw:polygon>
        <draw:polyline draw:style-name="gr117" draw:text-style-name="P9" draw:layer="layout" svg:width="0.158cm" svg:height="0.157cm" svg:x="19.236cm" svg:y="7.352cm" svg:viewBox="0 0 159 158" draw:points="0,80 159,158 159,0 0,80">
          <text:p/>
        </draw:polyline>
        <draw:polygon draw:style-name="gr189" draw:text-style-name="P9" draw:layer="layout" svg:width="0.315cm" svg:height="0.087cm" svg:x="19.157cm" svg:y="7.813cm" svg:viewBox="0 0 316 88" draw:points="0,0 316,0 316,88 0,88">
          <text:p/>
        </draw:polygon>
        <draw:polygon draw:style-name="gr189" draw:text-style-name="P9" draw:layer="layout" svg:width="0.158cm" svg:height="0.157cm" svg:x="19.236cm" svg:y="7.777cm" svg:viewBox="0 0 159 158" draw:points="0,0 0,158 159,0 159,158">
          <text:p/>
        </draw:polygon>
        <draw:polyline draw:style-name="gr117" draw:text-style-name="P9" draw:layer="layout" svg:width="0.158cm" svg:height="0.157cm" svg:x="19.236cm" svg:y="7.777cm" svg:viewBox="0 0 159 158" draw:points="0,0 0,158 159,0 159,158 0,0">
          <text:p/>
        </draw:polyline>
        <draw:polygon draw:style-name="gr190" draw:text-style-name="P9" draw:layer="layout" svg:width="0.315cm" svg:height="0.087cm" svg:x="19.157cm" svg:y="8.238cm" svg:viewBox="0 0 316 88" draw:points="0,0 316,0 316,88 0,88">
          <text:p/>
        </draw:polygon>
        <draw:polygon draw:style-name="gr190" draw:text-style-name="P9" draw:layer="layout" svg:width="0.158cm" svg:height="0.157cm" svg:x="19.236cm" svg:y="8.202cm" svg:viewBox="0 0 159 158" draw:points="0,158 159,158 0,0 159,0">
          <text:p/>
        </draw:polygon>
        <draw:polyline draw:style-name="gr117" draw:text-style-name="P9" draw:layer="layout" svg:width="0.158cm" svg:height="0.157cm" svg:x="19.236cm" svg:y="8.202cm" svg:viewBox="0 0 159 158" draw:points="0,158 159,158 0,0 159,0 0,158">
          <text:p/>
        </draw:polyline>
        <draw:frame draw:style-name="gr191" draw:text-style-name="P19" draw:layer="layout" svg:width="1.895cm" svg:height="0.569cm" svg:x="19.528cm" svg:y="5.208cm">
          <draw:text-box>
            <text:p><text:span text:style-name="T15">Max pop. 8</text:span></text:p>
          </draw:text-box>
        </draw:frame>
        <draw:frame draw:style-name="gr192" draw:text-style-name="P19" draw:layer="layout" svg:width="2.051cm" svg:height="0.569cm" svg:x="19.528cm" svg:y="5.63cm">
          <draw:text-box>
            <text:p><text:span text:style-name="T15">Max pop. 16</text:span></text:p>
          </draw:text-box>
        </draw:frame>
        <draw:frame draw:style-name="gr192" draw:text-style-name="P19" draw:layer="layout" svg:width="2.051cm" svg:height="0.569cm" svg:x="19.528cm" svg:y="6.053cm">
          <draw:text-box>
            <text:p><text:span text:style-name="T15">Max pop. 32</text:span></text:p>
          </draw:text-box>
        </draw:frame>
        <draw:frame draw:style-name="gr192" draw:text-style-name="P19" draw:layer="layout" svg:width="2.051cm" svg:height="0.569cm" svg:x="19.528cm" svg:y="6.475cm">
          <draw:text-box>
            <text:p><text:span text:style-name="T15">Max pop. 64</text:span></text:p>
          </draw:text-box>
        </draw:frame>
        <draw:frame draw:style-name="gr193" draw:text-style-name="P19" draw:layer="layout" svg:width="2.208cm" svg:height="0.569cm" svg:x="19.528cm" svg:y="6.897cm">
          <draw:text-box>
            <text:p><text:span text:style-name="T15">Max pop. 128</text:span></text:p>
          </draw:text-box>
        </draw:frame>
        <draw:frame draw:style-name="gr193" draw:text-style-name="P19" draw:layer="layout" svg:width="2.208cm" svg:height="0.569cm" svg:x="19.528cm" svg:y="7.319cm">
          <draw:text-box>
            <text:p><text:span text:style-name="T15">Max pop. 256</text:span></text:p>
          </draw:text-box>
        </draw:frame>
        <draw:frame draw:style-name="gr193" draw:text-style-name="P19" draw:layer="layout" svg:width="2.208cm" svg:height="0.569cm" svg:x="19.528cm" svg:y="7.741cm">
          <draw:text-box>
            <text:p><text:span text:style-name="T15">Max pop. 512</text:span></text:p>
          </draw:text-box>
        </draw:frame>
        <draw:frame draw:style-name="gr194" draw:text-style-name="P19" draw:layer="layout" svg:width="2.365cm" svg:height="0.569cm" svg:x="19.528cm" svg:y="8.19cm">
          <draw:text-box>
            <text:p><text:span text:style-name="T15">Max pop. 1024</text:span></text:p>
          </draw:text-box>
        </draw:frame>
        <draw:frame draw:style-name="gr195" draw:text-style-name="P20" draw:layer="layout" svg:width="3.715cm" svg:height="0.603cm" svg:x="11.6cm" svg:y="9.714cm">
          <draw:text-box>
            <text:p><text:span text:style-name="T16">Schrittzahl (in hundert)</text:span></text:p>
          </draw:text-box>
        </draw:frame>
        <draw:frame draw:style-name="gr196" draw:text-style-name="P20" draw:layer="layout" svg:width="6.314cm" svg:height="0.603cm" draw:transform="rotate (1.5707963267946) translate (7.29cm 9.171cm)">
          <draw:text-box>
            <text:p><text:span text:style-name="T16">Anzahl durch covering erstellter classifier</text:span></text:p>
          </draw:text-box>
        </draw:frame>
        <presentation:notes draw:style-name="dp2">
          <draw:page-thumbnail draw:style-name="gr14"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Default">
        <office:forms form:automatic-focus="false" form:apply-design-mode="false"/>
        <draw:polygon draw:style-name="gr111" draw:text-style-name="P9" draw:layer="layout" svg:width="15.239cm" svg:height="7.009cm" svg:x="7.569cm" svg:y="3.371cm" svg:viewBox="0 0 15240 7010" draw:points="0,0 15240,0 15240,7010 0,7010">
          <text:p/>
        </draw:polygon>
        <draw:polyline draw:style-name="gr112" draw:text-style-name="P9" draw:layer="layout" svg:width="10.224cm" svg:height="4.875cm" svg:x="9.143cm" svg:y="3.697cm" svg:viewBox="0 0 10225 4876" draw:points="5113,4876 0,4876 0,0 10225,0 10225,4876 5113,4876">
          <text:p/>
        </draw:polyline>
        <draw:line draw:style-name="gr112" draw:text-style-name="P9" draw:layer="layout" svg:x1="19.368cm" svg:y1="8.572cm" svg:x2="9.143cm" svg:y2="8.572cm">
          <text:p/>
        </draw:line>
        <draw:line draw:style-name="gr112" draw:text-style-name="P9" draw:layer="layout" svg:x1="19.368cm" svg:y1="7.875cm" svg:x2="9.143cm" svg:y2="7.875cm">
          <text:p/>
        </draw:line>
        <draw:line draw:style-name="gr112" draw:text-style-name="P9" draw:layer="layout" svg:x1="19.368cm" svg:y1="7.178cm" svg:x2="9.143cm" svg:y2="7.178cm">
          <text:p/>
        </draw:line>
        <draw:line draw:style-name="gr112" draw:text-style-name="P9" draw:layer="layout" svg:x1="19.368cm" svg:y1="6.482cm" svg:x2="9.143cm" svg:y2="6.482cm">
          <text:p/>
        </draw:line>
        <draw:line draw:style-name="gr112" draw:text-style-name="P9" draw:layer="layout" svg:x1="19.368cm" svg:y1="5.786cm" svg:x2="9.143cm" svg:y2="5.786cm">
          <text:p/>
        </draw:line>
        <draw:line draw:style-name="gr112" draw:text-style-name="P9" draw:layer="layout" svg:x1="19.368cm" svg:y1="5.089cm" svg:x2="9.143cm" svg:y2="5.089cm">
          <text:p/>
        </draw:line>
        <draw:line draw:style-name="gr112" draw:text-style-name="P9" draw:layer="layout" svg:x1="19.368cm" svg:y1="4.392cm" svg:x2="9.143cm" svg:y2="4.392cm">
          <text:p/>
        </draw:line>
        <draw:line draw:style-name="gr112" draw:text-style-name="P9" draw:layer="layout" svg:x1="19.368cm" svg:y1="3.696cm" svg:x2="9.143cm" svg:y2="3.696cm">
          <text:p/>
        </draw:line>
        <draw:frame draw:style-name="gr204" draw:text-style-name="P19" draw:layer="layout" svg:width="1.209cm" svg:height="0.569cm" svg:x="8.786cm" svg:y="9.227cm">
          <draw:text-box>
            <text:p><text:span text:style-name="T15">1.000</text:span></text:p>
          </draw:text-box>
        </draw:frame>
        <draw:frame draw:style-name="gr204" draw:text-style-name="P19" draw:layer="layout" svg:width="1.209cm" svg:height="0.569cm" svg:x="9.183cm" svg:y="8.856cm">
          <draw:text-box>
            <text:p><text:span text:style-name="T15">0.999</text:span></text:p>
          </draw:text-box>
        </draw:frame>
        <draw:frame draw:style-name="gr204" draw:text-style-name="P19" draw:layer="layout" svg:width="1.209cm" svg:height="0.569cm" svg:x="9.58cm" svg:y="9.227cm">
          <draw:text-box>
            <text:p><text:span text:style-name="T15">0.995</text:span></text:p>
          </draw:text-box>
        </draw:frame>
        <draw:frame draw:style-name="gr205" draw:text-style-name="P19" draw:layer="layout" svg:width="1.052cm" svg:height="0.569cm" svg:x="10.056cm" svg:y="8.856cm">
          <draw:text-box>
            <text:p><text:span text:style-name="T15">0.99</text:span></text:p>
          </draw:text-box>
        </draw:frame>
        <draw:frame draw:style-name="gr205" draw:text-style-name="P19" draw:layer="layout" svg:width="1.052cm" svg:height="0.569cm" svg:x="10.427cm" svg:y="9.227cm">
          <draw:text-box>
            <text:p><text:span text:style-name="T15">0.98</text:span></text:p>
          </draw:text-box>
        </draw:frame>
        <draw:frame draw:style-name="gr205" draw:text-style-name="P19" draw:layer="layout" svg:width="1.052cm" svg:height="0.569cm" svg:x="10.823cm" svg:y="8.856cm">
          <draw:text-box>
            <text:p><text:span text:style-name="T15">0.97</text:span></text:p>
          </draw:text-box>
        </draw:frame>
        <draw:frame draw:style-name="gr205" draw:text-style-name="P19" draw:layer="layout" svg:width="1.052cm" svg:height="0.569cm" svg:x="11.22cm" svg:y="9.227cm">
          <draw:text-box>
            <text:p><text:span text:style-name="T15">0.96</text:span></text:p>
          </draw:text-box>
        </draw:frame>
        <draw:frame draw:style-name="gr205" draw:text-style-name="P19" draw:layer="layout" svg:width="1.052cm" svg:height="0.569cm" svg:x="11.617cm" svg:y="8.856cm">
          <draw:text-box>
            <text:p><text:span text:style-name="T15">0.95</text:span></text:p>
          </draw:text-box>
        </draw:frame>
        <draw:frame draw:style-name="gr205" draw:text-style-name="P19" draw:layer="layout" svg:width="1.052cm" svg:height="0.569cm" svg:x="12.014cm" svg:y="9.227cm">
          <draw:text-box>
            <text:p><text:span text:style-name="T15">0.94</text:span></text:p>
          </draw:text-box>
        </draw:frame>
        <draw:frame draw:style-name="gr205" draw:text-style-name="P19" draw:layer="layout" svg:width="1.052cm" svg:height="0.569cm" svg:x="12.411cm" svg:y="8.856cm">
          <draw:text-box>
            <text:p><text:span text:style-name="T15">0.93</text:span></text:p>
          </draw:text-box>
        </draw:frame>
        <draw:frame draw:style-name="gr205" draw:text-style-name="P19" draw:layer="layout" svg:width="1.052cm" svg:height="0.569cm" svg:x="12.808cm" svg:y="9.227cm">
          <draw:text-box>
            <text:p><text:span text:style-name="T15">0.92</text:span></text:p>
          </draw:text-box>
        </draw:frame>
        <draw:frame draw:style-name="gr205" draw:text-style-name="P19" draw:layer="layout" svg:width="1.052cm" svg:height="0.569cm" svg:x="13.205cm" svg:y="8.856cm">
          <draw:text-box>
            <text:p><text:span text:style-name="T15">0.91</text:span></text:p>
          </draw:text-box>
        </draw:frame>
        <draw:frame draw:style-name="gr206" draw:text-style-name="P19" draw:layer="layout" svg:width="0.896cm" svg:height="0.569cm" svg:x="13.654cm" svg:y="9.227cm">
          <draw:text-box>
            <text:p><text:span text:style-name="T15">0.9</text:span></text:p>
          </draw:text-box>
        </draw:frame>
        <draw:frame draw:style-name="gr205" draw:text-style-name="P19" draw:layer="layout" svg:width="1.052cm" svg:height="0.569cm" svg:x="13.972cm" svg:y="8.856cm">
          <draw:text-box>
            <text:p><text:span text:style-name="T15">0.85</text:span></text:p>
          </draw:text-box>
        </draw:frame>
        <draw:frame draw:style-name="gr205" draw:text-style-name="P19" draw:layer="layout" svg:width="1.052cm" svg:height="0.569cm" svg:x="14.369cm" svg:y="9.227cm">
          <draw:text-box>
            <text:p><text:span text:style-name="T15">0.84</text:span></text:p>
          </draw:text-box>
        </draw:frame>
        <draw:frame draw:style-name="gr205" draw:text-style-name="P19" draw:layer="layout" svg:width="1.052cm" svg:height="0.569cm" svg:x="14.766cm" svg:y="8.856cm">
          <draw:text-box>
            <text:p><text:span text:style-name="T15">0.83</text:span></text:p>
          </draw:text-box>
        </draw:frame>
        <draw:frame draw:style-name="gr205" draw:text-style-name="P19" draw:layer="layout" svg:width="1.052cm" svg:height="0.569cm" svg:x="15.163cm" svg:y="9.227cm">
          <draw:text-box>
            <text:p><text:span text:style-name="T15">0.82</text:span></text:p>
          </draw:text-box>
        </draw:frame>
        <draw:frame draw:style-name="gr205" draw:text-style-name="P19" draw:layer="layout" svg:width="1.052cm" svg:height="0.569cm" svg:x="15.558cm" svg:y="8.856cm">
          <draw:text-box>
            <text:p><text:span text:style-name="T15">0.81</text:span></text:p>
          </draw:text-box>
        </draw:frame>
        <draw:frame draw:style-name="gr206" draw:text-style-name="P19" draw:layer="layout" svg:width="0.896cm" svg:height="0.569cm" svg:x="16.035cm" svg:y="9.227cm">
          <draw:text-box>
            <text:p><text:span text:style-name="T15">0.8</text:span></text:p>
          </draw:text-box>
        </draw:frame>
        <draw:frame draw:style-name="gr205" draw:text-style-name="P19" draw:layer="layout" svg:width="1.052cm" svg:height="0.569cm" svg:x="16.326cm" svg:y="8.856cm">
          <draw:text-box>
            <text:p><text:span text:style-name="T15">0.79</text:span></text:p>
          </draw:text-box>
        </draw:frame>
        <draw:frame draw:style-name="gr205" draw:text-style-name="P19" draw:layer="layout" svg:width="1.052cm" svg:height="0.569cm" svg:x="16.723cm" svg:y="9.227cm">
          <draw:text-box>
            <text:p><text:span text:style-name="T15">0.78</text:span></text:p>
          </draw:text-box>
        </draw:frame>
        <draw:frame draw:style-name="gr205" draw:text-style-name="P19" draw:layer="layout" svg:width="1.052cm" svg:height="0.569cm" svg:x="17.119cm" svg:y="8.856cm">
          <draw:text-box>
            <text:p><text:span text:style-name="T15">0.77</text:span></text:p>
          </draw:text-box>
        </draw:frame>
        <draw:frame draw:style-name="gr205" draw:text-style-name="P19" draw:layer="layout" svg:width="1.052cm" svg:height="0.569cm" svg:x="17.516cm" svg:y="9.227cm">
          <draw:text-box>
            <text:p><text:span text:style-name="T15">0.76</text:span></text:p>
          </draw:text-box>
        </draw:frame>
        <draw:frame draw:style-name="gr205" draw:text-style-name="P19" draw:layer="layout" svg:width="1.052cm" svg:height="0.569cm" svg:x="17.913cm" svg:y="8.856cm">
          <draw:text-box>
            <text:p><text:span text:style-name="T15">0.75</text:span></text:p>
          </draw:text-box>
        </draw:frame>
        <draw:frame draw:style-name="gr206" draw:text-style-name="P19" draw:layer="layout" svg:width="0.896cm" svg:height="0.569cm" svg:x="18.389cm" svg:y="9.227cm">
          <draw:text-box>
            <text:p><text:span text:style-name="T15">0.7</text:span></text:p>
          </draw:text-box>
        </draw:frame>
        <draw:frame draw:style-name="gr206" draw:text-style-name="P19" draw:layer="layout" svg:width="0.896cm" svg:height="0.569cm" svg:x="18.786cm" svg:y="8.856cm">
          <draw:text-box>
            <text:p><text:span text:style-name="T15">0.6</text:span></text:p>
          </draw:text-box>
        </draw:frame>
        <draw:frame draw:style-name="gr206" draw:text-style-name="P19" draw:layer="layout" svg:width="0.896cm" svg:height="0.569cm" svg:x="19.183cm" svg:y="9.227cm">
          <draw:text-box>
            <text:p><text:span text:style-name="T15">0.5</text:span></text:p>
          </draw:text-box>
        </draw:frame>
        <draw:line draw:style-name="gr112" draw:text-style-name="P9" draw:layer="layout" svg:x1="9.143cm" svg:y1="8.722cm" svg:x2="9.143cm" svg:y2="8.572cm">
          <text:p/>
        </draw:line>
        <draw:line draw:style-name="gr112" draw:text-style-name="P9" draw:layer="layout" svg:x1="9.536cm" svg:y1="8.722cm" svg:x2="9.536cm" svg:y2="8.572cm">
          <text:p/>
        </draw:line>
        <draw:line draw:style-name="gr112" draw:text-style-name="P9" draw:layer="layout" svg:x1="9.929cm" svg:y1="8.722cm" svg:x2="9.929cm" svg:y2="8.572cm">
          <text:p/>
        </draw:line>
        <draw:line draw:style-name="gr112" draw:text-style-name="P9" draw:layer="layout" svg:x1="10.322cm" svg:y1="8.722cm" svg:x2="10.322cm" svg:y2="8.572cm">
          <text:p/>
        </draw:line>
        <draw:line draw:style-name="gr112" draw:text-style-name="P9" draw:layer="layout" svg:x1="10.716cm" svg:y1="8.722cm" svg:x2="10.716cm" svg:y2="8.572cm">
          <text:p/>
        </draw:line>
        <draw:line draw:style-name="gr112" draw:text-style-name="P9" draw:layer="layout" svg:x1="11.109cm" svg:y1="8.722cm" svg:x2="11.109cm" svg:y2="8.572cm">
          <text:p/>
        </draw:line>
        <draw:line draw:style-name="gr112" draw:text-style-name="P9" draw:layer="layout" svg:x1="11.502cm" svg:y1="8.722cm" svg:x2="11.502cm" svg:y2="8.572cm">
          <text:p/>
        </draw:line>
        <draw:line draw:style-name="gr112" draw:text-style-name="P9" draw:layer="layout" svg:x1="11.896cm" svg:y1="8.722cm" svg:x2="11.896cm" svg:y2="8.572cm">
          <text:p/>
        </draw:line>
        <draw:line draw:style-name="gr112" draw:text-style-name="P9" draw:layer="layout" svg:x1="12.289cm" svg:y1="8.722cm" svg:x2="12.289cm" svg:y2="8.572cm">
          <text:p/>
        </draw:line>
        <draw:line draw:style-name="gr112" draw:text-style-name="P9" draw:layer="layout" svg:x1="12.682cm" svg:y1="8.722cm" svg:x2="12.682cm" svg:y2="8.572cm">
          <text:p/>
        </draw:line>
        <draw:line draw:style-name="gr112" draw:text-style-name="P9" draw:layer="layout" svg:x1="13.076cm" svg:y1="8.722cm" svg:x2="13.076cm" svg:y2="8.572cm">
          <text:p/>
        </draw:line>
        <draw:line draw:style-name="gr112" draw:text-style-name="P9" draw:layer="layout" svg:x1="13.469cm" svg:y1="8.722cm" svg:x2="13.469cm" svg:y2="8.572cm">
          <text:p/>
        </draw:line>
        <draw:line draw:style-name="gr112" draw:text-style-name="P9" draw:layer="layout" svg:x1="13.862cm" svg:y1="8.722cm" svg:x2="13.862cm" svg:y2="8.572cm">
          <text:p/>
        </draw:line>
        <draw:line draw:style-name="gr112" draw:text-style-name="P9" draw:layer="layout" svg:x1="14.256cm" svg:y1="8.722cm" svg:x2="14.256cm" svg:y2="8.572cm">
          <text:p/>
        </draw:line>
        <draw:line draw:style-name="gr112" draw:text-style-name="P9" draw:layer="layout" svg:x1="14.649cm" svg:y1="8.722cm" svg:x2="14.649cm" svg:y2="8.572cm">
          <text:p/>
        </draw:line>
        <draw:line draw:style-name="gr112" draw:text-style-name="P9" draw:layer="layout" svg:x1="15.042cm" svg:y1="8.722cm" svg:x2="15.042cm" svg:y2="8.572cm">
          <text:p/>
        </draw:line>
        <draw:line draw:style-name="gr112" draw:text-style-name="P9" draw:layer="layout" svg:x1="15.434cm" svg:y1="8.722cm" svg:x2="15.434cm" svg:y2="8.572cm">
          <text:p/>
        </draw:line>
        <draw:line draw:style-name="gr112" draw:text-style-name="P9" draw:layer="layout" svg:x1="15.828cm" svg:y1="8.722cm" svg:x2="15.828cm" svg:y2="8.572cm">
          <text:p/>
        </draw:line>
        <draw:line draw:style-name="gr112" draw:text-style-name="P9" draw:layer="layout" svg:x1="16.221cm" svg:y1="8.722cm" svg:x2="16.221cm" svg:y2="8.572cm">
          <text:p/>
        </draw:line>
        <draw:line draw:style-name="gr112" draw:text-style-name="P9" draw:layer="layout" svg:x1="16.614cm" svg:y1="8.722cm" svg:x2="16.614cm" svg:y2="8.572cm">
          <text:p/>
        </draw:line>
        <draw:line draw:style-name="gr112" draw:text-style-name="P9" draw:layer="layout" svg:x1="17.008cm" svg:y1="8.722cm" svg:x2="17.008cm" svg:y2="8.572cm">
          <text:p/>
        </draw:line>
        <draw:line draw:style-name="gr112" draw:text-style-name="P9" draw:layer="layout" svg:x1="17.401cm" svg:y1="8.722cm" svg:x2="17.401cm" svg:y2="8.572cm">
          <text:p/>
        </draw:line>
        <draw:line draw:style-name="gr112" draw:text-style-name="P9" draw:layer="layout" svg:x1="17.794cm" svg:y1="8.722cm" svg:x2="17.794cm" svg:y2="8.572cm">
          <text:p/>
        </draw:line>
        <draw:line draw:style-name="gr112" draw:text-style-name="P9" draw:layer="layout" svg:x1="18.188cm" svg:y1="8.722cm" svg:x2="18.188cm" svg:y2="8.572cm">
          <text:p/>
        </draw:line>
        <draw:line draw:style-name="gr112" draw:text-style-name="P9" draw:layer="layout" svg:x1="18.581cm" svg:y1="8.722cm" svg:x2="18.581cm" svg:y2="8.572cm">
          <text:p/>
        </draw:line>
        <draw:line draw:style-name="gr112" draw:text-style-name="P9" draw:layer="layout" svg:x1="18.974cm" svg:y1="8.722cm" svg:x2="18.974cm" svg:y2="8.572cm">
          <text:p/>
        </draw:line>
        <draw:polyline draw:style-name="gr112" draw:text-style-name="P9" draw:layer="layout" svg:width="0.149cm" svg:height="10.224cm" draw:transform="rotate (1.5707963267946) translate (9.14289672594035cm 8.72223662840766cm)" svg:viewBox="0 0 150 10225" draw:points="0,28511 150,28511 150,18286">
          <text:p/>
        </draw:polyline>
        <draw:frame draw:style-name="gr206" draw:text-style-name="P19" draw:layer="layout" svg:width="0.815cm" svg:height="0.569cm" svg:x="8.574cm" svg:y="8.433cm">
          <draw:text-box>
            <text:p><text:span text:style-name="T15">29</text:span></text:p>
          </draw:text-box>
        </draw:frame>
        <draw:frame draw:style-name="gr206" draw:text-style-name="P19" draw:layer="layout" svg:width="0.815cm" svg:height="0.569cm" svg:x="8.574cm" svg:y="7.719cm">
          <draw:text-box>
            <text:p><text:span text:style-name="T15">30</text:span></text:p>
          </draw:text-box>
        </draw:frame>
        <draw:frame draw:style-name="gr206" draw:text-style-name="P19" draw:layer="layout" svg:width="0.815cm" svg:height="0.569cm" svg:x="8.574cm" svg:y="7.031cm">
          <draw:text-box>
            <text:p><text:span text:style-name="T15">31</text:span></text:p>
          </draw:text-box>
        </draw:frame>
        <draw:frame draw:style-name="gr206" draw:text-style-name="P19" draw:layer="layout" svg:width="0.815cm" svg:height="0.569cm" svg:x="8.574cm" svg:y="6.344cm">
          <draw:text-box>
            <text:p><text:span text:style-name="T15">32</text:span></text:p>
          </draw:text-box>
        </draw:frame>
        <draw:frame draw:style-name="gr206" draw:text-style-name="P19" draw:layer="layout" svg:width="0.815cm" svg:height="0.569cm" svg:x="8.574cm" svg:y="5.63cm">
          <draw:text-box>
            <text:p><text:span text:style-name="T15">33</text:span></text:p>
          </draw:text-box>
        </draw:frame>
        <draw:frame draw:style-name="gr206" draw:text-style-name="P19" draw:layer="layout" svg:width="0.815cm" svg:height="0.569cm" svg:x="8.574cm" svg:y="4.942cm">
          <draw:text-box>
            <text:p><text:span text:style-name="T15">34</text:span></text:p>
          </draw:text-box>
        </draw:frame>
        <draw:frame draw:style-name="gr206" draw:text-style-name="P19" draw:layer="layout" svg:width="0.815cm" svg:height="0.569cm" svg:x="8.574cm" svg:y="4.254cm">
          <draw:text-box>
            <text:p><text:span text:style-name="T15">35</text:span></text:p>
          </draw:text-box>
        </draw:frame>
        <draw:frame draw:style-name="gr206" draw:text-style-name="P19" draw:layer="layout" svg:width="0.815cm" svg:height="0.569cm" svg:x="8.574cm" svg:y="3.539cm">
          <draw:text-box>
            <text:p><text:span text:style-name="T15">36</text:span></text:p>
          </draw:text-box>
        </draw:frame>
        <draw:line draw:style-name="gr112" draw:text-style-name="P9" draw:layer="layout" svg:x1="8.993cm" svg:y1="8.572cm" svg:x2="9.143cm" svg:y2="8.572cm">
          <text:p/>
        </draw:line>
        <draw:line draw:style-name="gr112" draw:text-style-name="P9" draw:layer="layout" svg:x1="8.993cm" svg:y1="7.875cm" svg:x2="9.143cm" svg:y2="7.875cm">
          <text:p/>
        </draw:line>
        <draw:line draw:style-name="gr112" draw:text-style-name="P9" draw:layer="layout" svg:x1="8.993cm" svg:y1="7.178cm" svg:x2="9.143cm" svg:y2="7.178cm">
          <text:p/>
        </draw:line>
        <draw:line draw:style-name="gr112" draw:text-style-name="P9" draw:layer="layout" svg:x1="8.993cm" svg:y1="6.482cm" svg:x2="9.143cm" svg:y2="6.482cm">
          <text:p/>
        </draw:line>
        <draw:line draw:style-name="gr112" draw:text-style-name="P9" draw:layer="layout" svg:x1="8.993cm" svg:y1="5.786cm" svg:x2="9.143cm" svg:y2="5.786cm">
          <text:p/>
        </draw:line>
        <draw:line draw:style-name="gr112" draw:text-style-name="P9" draw:layer="layout" svg:x1="8.993cm" svg:y1="5.089cm" svg:x2="9.143cm" svg:y2="5.089cm">
          <text:p/>
        </draw:line>
        <draw:line draw:style-name="gr112" draw:text-style-name="P9" draw:layer="layout" svg:x1="8.993cm" svg:y1="4.392cm" svg:x2="9.143cm" svg:y2="4.392cm">
          <text:p/>
        </draw:line>
        <draw:polyline draw:style-name="gr112" draw:text-style-name="P9" draw:layer="layout" svg:width="0.149cm" svg:height="4.875cm" svg:x="8.993cm" svg:y="3.696cm" svg:viewBox="0 0 150 4876" draw:points="0,0 150,0 150,4876">
          <text:p/>
        </draw:polyline>
        <draw:polygon draw:style-name="gr116" draw:text-style-name="P9" draw:layer="layout" svg:width="0.42cm" svg:height="0.216cm" svg:x="9.129cm" svg:y="5.583cm" svg:viewBox="0 0 421 217" draw:points="28,0 421,133 407,175 393,217 0,84 14,42">
          <text:p/>
        </draw:polygon>
        <draw:polygon draw:style-name="gr116" draw:text-style-name="P9" draw:layer="layout" svg:width="0.023cm" svg:height="0.041cm" svg:x="9.536cm" svg:y="5.716cm" svg:viewBox="0 0 24 42" draw:points="0,42 14,0 21,3 24,5">
          <text:p/>
        </draw:polygon>
        <draw:polygon draw:style-name="gr116" draw:text-style-name="P9" draw:layer="layout" svg:width="0.44cm" svg:height="0.331cm" svg:x="9.512cm" svg:y="5.721cm" svg:viewBox="0 0 441 332" draw:points="48,0 441,258 417,295 393,332 0,74 24,37">
          <text:p/>
        </draw:polygon>
        <draw:polygon draw:style-name="gr116" draw:text-style-name="P9" draw:layer="layout" svg:width="0.055cm" svg:height="0.043cm" svg:x="9.905cm" svg:y="6.016cm" svg:viewBox="0 0 56 44" draw:points="24,0 56,30 50,35 44,39 37,42 29,44 22,44 14,43 7,40 0,37 0,37">
          <text:p/>
        </draw:polygon>
        <draw:polygon draw:style-name="gr116" draw:text-style-name="P9" draw:layer="layout" svg:width="0.456cm" svg:height="0.477cm" svg:x="9.897cm" svg:y="5.568cm" svg:viewBox="0 0 457 478" draw:points="0,418 393,0 425,30 457,60 64,478 32,448">
          <text:p/>
        </draw:polygon>
        <draw:polygon draw:style-name="gr116" draw:text-style-name="P9" draw:layer="layout" svg:width="0.054cm" svg:height="0.043cm" svg:x="10.29cm" svg:y="5.554cm" svg:viewBox="0 0 55 44" draw:points="32,44 0,14 6,9 12,5 19,2 27,0 34,0 42,1 49,4 55,6">
          <text:p/>
        </draw:polygon>
        <draw:polygon draw:style-name="gr116" draw:text-style-name="P9" draw:layer="layout" svg:width="0.439cm" svg:height="0.311cm" svg:x="10.299cm" svg:y="5.56cm" svg:viewBox="0 0 440 312" draw:points="46,0 440,236 417,274 394,312 0,76 23,38">
          <text:p/>
        </draw:polygon>
        <draw:polygon draw:style-name="gr116" draw:text-style-name="P9" draw:layer="layout" svg:width="0.049cm" svg:height="0.043cm" svg:x="10.693cm" svg:y="5.834cm" svg:viewBox="0 0 50 44" draw:points="23,0 50,35 44,39 37,42 29,44 21,44 14,43 6,41 0,38">
          <text:p/>
        </draw:polygon>
        <draw:polygon draw:style-name="gr116" draw:text-style-name="P9" draw:layer="layout" svg:width="0.446cm" svg:height="0.375cm" svg:x="10.689cm" svg:y="5.493cm" svg:viewBox="0 0 447 376" draw:points="0,306 393,0 420,35 447,70 54,376 27,341">
          <text:p/>
        </draw:polygon>
        <draw:polygon draw:style-name="gr116" draw:text-style-name="P9" draw:layer="layout" svg:width="0.034cm" svg:height="0.034cm" svg:x="11.109cm" svg:y="5.528cm" svg:viewBox="0 0 35 35" draw:points="0,0 35,26 30,32 27,35">
          <text:p/>
        </draw:polygon>
        <draw:polygon draw:style-name="gr116" draw:text-style-name="P9" draw:layer="layout" svg:width="0.462cm" svg:height="0.581cm" svg:x="11.074cm" svg:y="4.972cm" svg:viewBox="0 0 463 582" draw:points="0,530 393,0 428,26 463,52 70,582 35,556">
          <text:p/>
        </draw:polygon>
        <draw:polygon draw:style-name="gr116" draw:text-style-name="P9" draw:layer="layout" svg:width="0.034cm" svg:height="0.042cm" svg:x="11.467cm" svg:y="4.955cm" svg:viewBox="0 0 35 43" draw:points="35,43 0,17 5,11 11,6 17,3 25,0 28,0">
          <text:p/>
        </draw:polygon>
        <draw:polygon draw:style-name="gr116" draw:text-style-name="P9" draw:layer="layout" svg:width="0.407cm" svg:height="0.147cm" svg:x="11.495cm" svg:y="4.893cm" svg:viewBox="0 0 408 148" draw:points="0,62 394,0 401,43 408,86 14,148 7,105">
          <text:p/>
        </draw:polygon>
        <draw:polygon draw:style-name="gr116" draw:text-style-name="P9" draw:layer="layout" svg:width="0.035cm" svg:height="0.042cm" svg:x="11.896cm" svg:y="4.936cm" svg:viewBox="0 0 36 43" draw:points="0,0 36,25 31,31 26,36 19,40 12,42 7,43">
          <text:p/>
        </draw:polygon>
        <draw:polygon draw:style-name="gr116" draw:text-style-name="P9" draw:layer="layout" svg:width="0.464cm" svg:height="0.621cm" svg:x="11.86cm" svg:y="4.339cm" svg:viewBox="0 0 465 622" draw:points="0,572 393,0 429,25 465,50 72,622 36,597">
          <text:p/>
        </draw:polygon>
        <draw:polygon draw:style-name="gr116" draw:text-style-name="P9" draw:layer="layout" svg:width="0.035cm" svg:height="0.043cm" svg:x="12.253cm" svg:y="4.32cm" svg:viewBox="0 0 36 44" draw:points="36,44 0,19 5,13 10,8 17,4 24,2 30,0">
          <text:p/>
        </draw:polygon>
        <draw:polygon draw:style-name="gr116" draw:text-style-name="P9" draw:layer="layout" svg:width="0.404cm" svg:height="0.142cm" svg:x="12.283cm" svg:y="4.265cm" svg:viewBox="0 0 405 143" draw:points="0,55 393,0 399,44 405,88 12,143 6,99">
          <text:p/>
        </draw:polygon>
        <draw:polygon draw:style-name="gr116" draw:text-style-name="P9" draw:layer="layout" svg:width="0.043cm" svg:height="0.043cm" svg:x="12.676cm" svg:y="4.265cm" svg:viewBox="0 0 44 44" draw:points="6,44 0,0 8,0 15,1 23,3 29,7 35,11 41,17 44,22">
          <text:p/>
        </draw:polygon>
        <draw:polygon draw:style-name="gr116" draw:text-style-name="P9" draw:layer="layout" svg:width="0.469cm" svg:height="0.718cm" svg:x="12.644cm" svg:y="4.287cm" svg:viewBox="0 0 470 719" draw:points="76,0 470,675 432,697 394,719 0,44 38,22">
          <text:p/>
        </draw:polygon>
        <draw:polygon draw:style-name="gr116" draw:text-style-name="P9" draw:layer="layout" svg:width="0.056cm" svg:height="0.043cm" svg:x="13.038cm" svg:y="4.984cm" svg:viewBox="0 0 57 44" draw:points="38,0 57,40 50,42 42,44 35,44 27,43 20,40 13,36 7,31 2,26 0,22">
          <text:p/>
        </draw:polygon>
        <draw:polygon draw:style-name="gr116" draw:text-style-name="P9" draw:layer="layout" svg:width="0.43cm" svg:height="0.267cm" svg:x="13.057cm" svg:y="4.756cm" svg:viewBox="0 0 431 268" draw:points="0,188 393,0 412,40 431,80 38,268 19,228">
          <text:p/>
        </draw:polygon>
        <draw:polygon draw:style-name="gr116" draw:text-style-name="P9" draw:layer="layout" svg:width="0.029cm" svg:height="0.043cm" svg:x="13.45cm" svg:y="4.752cm" svg:viewBox="0 0 30 44" draw:points="19,44 0,4 7,2 15,0 22,0 30,1 30,1">
          <text:p/>
        </draw:polygon>
        <draw:polygon draw:style-name="gr116" draw:text-style-name="P9" draw:layer="layout" svg:width="0.414cm" svg:height="0.19cm" svg:x="13.458cm" svg:y="4.753cm" svg:viewBox="0 0 415 191" draw:points="22,0 415,105 404,148 393,191 0,86 11,43">
          <text:p/>
        </draw:polygon>
        <draw:polygon draw:style-name="gr116" draw:text-style-name="P9" draw:layer="layout" svg:width="0.044cm" svg:height="0.043cm" svg:x="13.851cm" svg:y="4.901cm" svg:viewBox="0 0 45 44" draw:points="11,0 45,28 40,33 33,38 27,41 19,43 12,44 4,43 0,43">
          <text:p/>
        </draw:polygon>
        <draw:polygon draw:style-name="gr116" draw:text-style-name="P9" draw:layer="layout" svg:width="0.461cm" svg:height="0.536cm" svg:x="13.828cm" svg:y="4.392cm" svg:viewBox="0 0 462 537" draw:points="0,481 394,0 428,28 462,56 68,537 34,509">
          <text:p/>
        </draw:polygon>
        <draw:polygon draw:style-name="gr116" draw:text-style-name="P9" draw:layer="layout" svg:width="0.033cm" svg:height="0.03cm" svg:x="14.222cm" svg:y="4.389cm" svg:viewBox="0 0 34 31" draw:points="34,31 0,3 3,0">
          <text:p/>
        </draw:polygon>
        <draw:polygon draw:style-name="gr116" draw:text-style-name="P9" draw:layer="layout" svg:width="0.454cm" svg:height="0.451cm" svg:x="14.225cm" svg:y="3.999cm" svg:viewBox="0 0 455 452" draw:points="0,390 393,0 424,31 455,62 62,452 31,421">
          <text:p/>
        </draw:polygon>
        <draw:polygon draw:style-name="gr116" draw:text-style-name="P9" draw:layer="layout" svg:width="0.063cm" svg:height="0.043cm" svg:x="14.618cm" svg:y="3.986cm" svg:viewBox="0 0 64 44" draw:points="31,44 0,13 6,8 13,4 20,1 27,0 35,0 43,2 50,4 56,8 62,13 64,15">
          <text:p/>
        </draw:polygon>
        <draw:polygon draw:style-name="gr116" draw:text-style-name="P9" draw:layer="layout" svg:width="0.458cm" svg:height="0.51cm" svg:x="14.616cm" svg:y="4.001cm" svg:viewBox="0 0 459 511" draw:points="66,0 459,453 426,482 393,511 0,58 33,29">
          <text:p/>
        </draw:polygon>
        <draw:polygon draw:style-name="gr116" draw:text-style-name="P9" draw:layer="layout" svg:width="0.038cm" svg:height="0.043cm" svg:x="15.009cm" svg:y="4.483cm" svg:viewBox="0 0 39 44" draw:points="33,0 39,44 32,44 24,43 17,41 10,37 4,33 0,29">
          <text:p/>
        </draw:polygon>
        <draw:polygon draw:style-name="gr116" draw:text-style-name="P9" draw:layer="layout" svg:width="0.404cm" svg:height="0.143cm" svg:x="15.036cm" svg:y="4.383cm" svg:viewBox="0 0 405 144" draw:points="0,56 393,0 399,44 405,88 12,144 6,100">
          <text:p/>
        </draw:polygon>
        <draw:polygon draw:style-name="gr116" draw:text-style-name="P9" draw:layer="layout" svg:width="0.041cm" svg:height="0.043cm" svg:x="15.428cm" svg:y="4.383cm" svg:viewBox="0 0 42 44" draw:points="6,44 0,0 7,0 15,1 22,3 29,7 35,11 41,17 42,19">
          <text:p/>
        </draw:polygon>
        <draw:polygon draw:style-name="gr116" draw:text-style-name="P9" draw:layer="layout" svg:width="0.465cm" svg:height="0.627cm" svg:x="15.398cm" svg:y="4.402cm" svg:viewBox="0 0 466 628" draw:points="72,0 466,578 430,603 394,628 0,50 36,25">
          <text:p/>
        </draw:polygon>
        <draw:polygon draw:style-name="gr116" draw:text-style-name="P9" draw:layer="layout" svg:width="0.069cm" svg:height="0.043cm" svg:x="15.792cm" svg:y="5.005cm" svg:viewBox="0 0 70 44" draw:points="36,0 70,28 64,34 58,38 51,41 44,43 36,44 29,43 21,41 14,38 8,34 2,28 0,25">
          <text:p/>
        </draw:polygon>
        <draw:polygon draw:style-name="gr116" draw:text-style-name="P9" draw:layer="layout" svg:width="0.46cm" svg:height="0.528cm" svg:x="15.794cm" svg:y="4.504cm" svg:viewBox="0 0 461 529" draw:points="0,473 393,0 427,28 461,56 68,529 34,501">
          <text:p/>
        </draw:polygon>
        <draw:polygon draw:style-name="gr116" draw:text-style-name="P9" draw:layer="layout" svg:width="0.055cm" svg:height="0.043cm" svg:x="16.187cm" svg:y="4.488cm" svg:viewBox="0 0 56 44" draw:points="34,44 0,16 6,10 12,6 19,3 26,1 34,0 41,1 49,3 56,6">
          <text:p/>
        </draw:polygon>
        <draw:polygon draw:style-name="gr116" draw:text-style-name="P9" draw:layer="layout" svg:width="0.436cm" svg:height="0.298cm" svg:x="16.199cm" svg:y="4.494cm" svg:viewBox="0 0 437 299" draw:points="44,0 437,223 415,261 393,299 0,76 22,38">
          <text:p/>
        </draw:polygon>
        <draw:polygon draw:style-name="gr116" draw:text-style-name="P9" draw:layer="layout" svg:width="0.031cm" svg:height="0.037cm" svg:x="16.614cm" svg:y="4.717cm" svg:viewBox="0 0 32 38" draw:points="0,38 22,0 28,4 32,8">
          <text:p/>
        </draw:polygon>
        <draw:polygon draw:style-name="gr116" draw:text-style-name="P9" draw:layer="layout" svg:width="0.457cm" svg:height="0.47cm" svg:x="16.582cm" svg:y="4.725cm" svg:viewBox="0 0 458 471" draw:points="64,0 458,411 426,441 394,471 0,60 32,30">
          <text:p/>
        </draw:polygon>
        <draw:polygon draw:style-name="gr116" draw:text-style-name="P9" draw:layer="layout" svg:width="0.064cm" svg:height="0.043cm" svg:x="16.976cm" svg:y="5.166cm" svg:viewBox="0 0 65 44" draw:points="32,0 65,30 59,35 52,39 45,42 38,44 30,44 23,43 15,41 8,37 2,33 0,30">
          <text:p/>
        </draw:polygon>
        <draw:polygon draw:style-name="gr116" draw:text-style-name="P9" draw:layer="layout" svg:width="0.458cm" svg:height="0.491cm" svg:x="16.975cm" svg:y="4.704cm" svg:viewBox="0 0 459 492" draw:points="0,432 393,0 426,30 459,60 66,492 33,462">
          <text:p/>
        </draw:polygon>
        <draw:polygon draw:style-name="gr116" draw:text-style-name="P9" draw:layer="layout" svg:width="0.049cm" svg:height="0.043cm" svg:x="17.368cm" svg:y="4.69cm" svg:viewBox="0 0 50 44" draw:points="33,44 0,14 6,9 13,5 20,2 27,0 35,0 42,1 50,3">
          <text:p/>
        </draw:polygon>
        <draw:polygon draw:style-name="gr116" draw:text-style-name="P9" draw:layer="layout" svg:width="0.426cm" svg:height="0.241cm" svg:x="17.384cm" svg:y="4.693cm" svg:viewBox="0 0 427 242" draw:points="34,0 427,160 410,201 393,242 0,82 17,41">
          <text:p/>
        </draw:polygon>
        <draw:polygon draw:style-name="gr116" draw:text-style-name="P9" draw:layer="layout" svg:width="0.047cm" svg:height="0.043cm" svg:x="17.777cm" svg:y="4.894cm" svg:viewBox="0 0 48 44" draw:points="17,0 48,32 42,36 35,40 28,43 20,44 13,44 5,42 0,41">
          <text:p/>
        </draw:polygon>
        <draw:polygon draw:style-name="gr116" draw:text-style-name="P9" draw:layer="layout" svg:width="0.455cm" svg:height="0.446cm" svg:x="17.763cm" svg:y="4.479cm" svg:viewBox="0 0 456 447" draw:points="0,383 394,0 425,32 456,64 62,447 31,415">
          <text:p/>
        </draw:polygon>
        <draw:polygon draw:style-name="gr116" draw:text-style-name="P9" draw:layer="layout" svg:width="0.057cm" svg:height="0.043cm" svg:x="18.157cm" svg:y="4.467cm" svg:viewBox="0 0 58 44" draw:points="31,44 0,12 6,8 13,4 20,1 28,0 35,0 43,2 50,4 57,8 58,9">
          <text:p/>
        </draw:polygon>
        <draw:polygon draw:style-name="gr116" draw:text-style-name="P9" draw:layer="layout" svg:width="0.446cm" svg:height="0.375cm" svg:x="18.161cm" svg:y="4.476cm" svg:viewBox="0 0 447 376" draw:points="54,0 447,306 420,341 393,376 0,70 27,35">
          <text:p/>
        </draw:polygon>
        <draw:polygon draw:style-name="gr116" draw:text-style-name="P9" draw:layer="layout" svg:width="0.039cm" svg:height="0.034cm" svg:x="18.581cm" svg:y="4.782cm" svg:viewBox="0 0 40 35" draw:points="0,35 27,0 33,6 37,12 40,17">
          <text:p/>
        </draw:polygon>
        <draw:polygon draw:style-name="gr116" draw:text-style-name="P9" draw:layer="layout" svg:width="0.472cm" svg:height="0.934cm" svg:x="18.541cm" svg:y="4.799cm" svg:viewBox="0 0 473 935" draw:points="80,0 473,899 433,917 393,935 0,36 40,18">
          <text:p/>
        </draw:polygon>
        <draw:polygon draw:style-name="gr116" draw:text-style-name="P9" draw:layer="layout" svg:width="0.04cm" svg:height="0.017cm" svg:x="18.974cm" svg:y="5.698cm" svg:viewBox="0 0 41 18" draw:points="0,18 40,0 41,1">
          <text:p/>
        </draw:polygon>
        <draw:polygon draw:style-name="gr116" draw:text-style-name="P9" draw:layer="layout" svg:width="0.475cm" svg:height="1.001cm" svg:x="18.933cm" svg:y="5.699cm" svg:viewBox="0 0 476 1002" draw:points="82,0 476,968 435,985 394,1002 0,34 41,17">
          <text:p/>
        </draw:polygon>
        <draw:polygon draw:style-name="gr116" draw:text-style-name="P9" draw:layer="layout" svg:width="0.249cm" svg:height="0.249cm" svg:x="9.018cm" svg:y="5.5cm" svg:viewBox="0 0 250 250" draw:points="0,0 0,250 250,250 250,0">
          <text:p/>
        </draw:polygon>
        <draw:polyline draw:style-name="gr117" draw:text-style-name="P9" draw:layer="layout" svg:width="0.249cm" svg:height="0.249cm" svg:x="9.018cm" svg:y="5.5cm" svg:viewBox="0 0 250 250" draw:points="0,0 0,250 250,250 250,0 0,0">
          <text:p/>
        </draw:polyline>
        <draw:polygon draw:style-name="gr118" draw:text-style-name="P9" draw:layer="layout" svg:width="0.249cm" svg:height="0.249cm" svg:x="9.411cm" svg:y="5.633cm" svg:viewBox="0 0 250 250" draw:points="0,0 0,250 250,250 250,0">
          <text:p/>
        </draw:polygon>
        <draw:polyline draw:style-name="gr117" draw:text-style-name="P9" draw:layer="layout" svg:width="0.249cm" svg:height="0.249cm" svg:x="9.411cm" svg:y="5.633cm" svg:viewBox="0 0 250 250" draw:points="0,0 0,250 250,250 250,0 0,0">
          <text:p/>
        </draw:polyline>
        <draw:polygon draw:style-name="gr118" draw:text-style-name="P9" draw:layer="layout" svg:width="0.249cm" svg:height="0.249cm" svg:x="9.804cm" svg:y="5.891cm" svg:viewBox="0 0 250 250" draw:points="0,0 0,250 250,250 250,0">
          <text:p/>
        </draw:polygon>
        <draw:polyline draw:style-name="gr117" draw:text-style-name="P9" draw:layer="layout" svg:width="0.249cm" svg:height="0.249cm" svg:x="9.804cm" svg:y="5.891cm" svg:viewBox="0 0 250 250" draw:points="0,0 0,250 250,250 250,0 0,0">
          <text:p/>
        </draw:polyline>
        <draw:polygon draw:style-name="gr118" draw:text-style-name="P9" draw:layer="layout" svg:width="0.249cm" svg:height="0.249cm" svg:x="10.197cm" svg:y="5.473cm" svg:viewBox="0 0 250 250" draw:points="0,0 0,250 250,250 250,0">
          <text:p/>
        </draw:polygon>
        <draw:polyline draw:style-name="gr117" draw:text-style-name="P9" draw:layer="layout" svg:width="0.249cm" svg:height="0.249cm" svg:x="10.197cm" svg:y="5.473cm" svg:viewBox="0 0 250 250" draw:points="0,0 0,250 250,250 250,0 0,0">
          <text:p/>
        </draw:polyline>
        <draw:polygon draw:style-name="gr118" draw:text-style-name="P9" draw:layer="layout" svg:width="0.249cm" svg:height="0.249cm" svg:x="10.591cm" svg:y="5.709cm" svg:viewBox="0 0 250 250" draw:points="0,0 0,250 250,250 250,0">
          <text:p/>
        </draw:polygon>
        <draw:polyline draw:style-name="gr117" draw:text-style-name="P9" draw:layer="layout" svg:width="0.249cm" svg:height="0.249cm" svg:x="10.591cm" svg:y="5.709cm" svg:viewBox="0 0 250 250" draw:points="0,0 0,250 250,250 250,0 0,0">
          <text:p/>
        </draw:polyline>
        <draw:polygon draw:style-name="gr118" draw:text-style-name="P9" draw:layer="layout" svg:width="0.249cm" svg:height="0.249cm" svg:x="10.984cm" svg:y="5.403cm" svg:viewBox="0 0 250 250" draw:points="0,0 0,250 250,250 250,0">
          <text:p/>
        </draw:polygon>
        <draw:polyline draw:style-name="gr117" draw:text-style-name="P9" draw:layer="layout" svg:width="0.249cm" svg:height="0.249cm" svg:x="10.984cm" svg:y="5.403cm" svg:viewBox="0 0 250 250" draw:points="0,0 0,250 250,250 250,0 0,0">
          <text:p/>
        </draw:polyline>
        <draw:polygon draw:style-name="gr118" draw:text-style-name="P9" draw:layer="layout" svg:width="0.249cm" svg:height="0.249cm" svg:x="11.377cm" svg:y="4.873cm" svg:viewBox="0 0 250 250" draw:points="0,0 0,250 250,250 250,0">
          <text:p/>
        </draw:polygon>
        <draw:polyline draw:style-name="gr117" draw:text-style-name="P9" draw:layer="layout" svg:width="0.249cm" svg:height="0.249cm" svg:x="11.377cm" svg:y="4.873cm" svg:viewBox="0 0 250 250" draw:points="0,0 0,250 250,250 250,0 0,0">
          <text:p/>
        </draw:polyline>
        <draw:polygon draw:style-name="gr118" draw:text-style-name="P9" draw:layer="layout" svg:width="0.249cm" svg:height="0.249cm" svg:x="11.771cm" svg:y="4.811cm" svg:viewBox="0 0 250 250" draw:points="0,0 0,250 250,250 250,0">
          <text:p/>
        </draw:polygon>
        <draw:polyline draw:style-name="gr117" draw:text-style-name="P9" draw:layer="layout" svg:width="0.249cm" svg:height="0.249cm" svg:x="11.771cm" svg:y="4.811cm" svg:viewBox="0 0 250 250" draw:points="0,0 0,250 250,250 250,0 0,0">
          <text:p/>
        </draw:polyline>
        <draw:polygon draw:style-name="gr118" draw:text-style-name="P9" draw:layer="layout" svg:width="0.249cm" svg:height="0.249cm" svg:x="12.164cm" svg:y="4.239cm" svg:viewBox="0 0 250 250" draw:points="0,0 0,250 250,250 250,0">
          <text:p/>
        </draw:polygon>
        <draw:polyline draw:style-name="gr117" draw:text-style-name="P9" draw:layer="layout" svg:width="0.249cm" svg:height="0.249cm" svg:x="12.164cm" svg:y="4.239cm" svg:viewBox="0 0 250 250" draw:points="0,0 0,250 250,250 250,0 0,0">
          <text:p/>
        </draw:polyline>
        <draw:polygon draw:style-name="gr118" draw:text-style-name="P9" draw:layer="layout" svg:width="0.249cm" svg:height="0.249cm" svg:x="12.557cm" svg:y="4.184cm" svg:viewBox="0 0 250 250" draw:points="0,0 0,250 250,250 250,0">
          <text:p/>
        </draw:polygon>
        <draw:polyline draw:style-name="gr117" draw:text-style-name="P9" draw:layer="layout" svg:width="0.249cm" svg:height="0.249cm" svg:x="12.557cm" svg:y="4.184cm" svg:viewBox="0 0 250 250" draw:points="0,0 0,250 250,250 250,0 0,0">
          <text:p/>
        </draw:polyline>
        <draw:polygon draw:style-name="gr118" draw:text-style-name="P9" draw:layer="layout" svg:width="0.249cm" svg:height="0.249cm" svg:x="12.951cm" svg:y="4.859cm" svg:viewBox="0 0 250 250" draw:points="0,0 0,250 250,250 250,0">
          <text:p/>
        </draw:polygon>
        <draw:polyline draw:style-name="gr117" draw:text-style-name="P9" draw:layer="layout" svg:width="0.249cm" svg:height="0.249cm" svg:x="12.951cm" svg:y="4.859cm" svg:viewBox="0 0 250 250" draw:points="0,0 0,250 250,250 250,0 0,0">
          <text:p/>
        </draw:polyline>
        <draw:polygon draw:style-name="gr118" draw:text-style-name="P9" draw:layer="layout" svg:width="0.249cm" svg:height="0.249cm" svg:x="13.344cm" svg:y="4.671cm" svg:viewBox="0 0 250 250" draw:points="0,0 0,250 250,250 250,0">
          <text:p/>
        </draw:polygon>
        <draw:polyline draw:style-name="gr117" draw:text-style-name="P9" draw:layer="layout" svg:width="0.249cm" svg:height="0.249cm" svg:x="13.344cm" svg:y="4.671cm" svg:viewBox="0 0 250 250" draw:points="0,0 0,250 250,250 250,0 0,0">
          <text:p/>
        </draw:polyline>
        <draw:polygon draw:style-name="gr118" draw:text-style-name="P9" draw:layer="layout" svg:width="0.249cm" svg:height="0.249cm" svg:x="13.737cm" svg:y="4.776cm" svg:viewBox="0 0 250 250" draw:points="0,0 0,250 250,250 250,0">
          <text:p/>
        </draw:polygon>
        <draw:polyline draw:style-name="gr117" draw:text-style-name="P9" draw:layer="layout" svg:width="0.249cm" svg:height="0.249cm" svg:x="13.737cm" svg:y="4.776cm" svg:viewBox="0 0 250 250" draw:points="0,0 0,250 250,250 250,0 0,0">
          <text:p/>
        </draw:polyline>
        <draw:polygon draw:style-name="gr118" draw:text-style-name="P9" draw:layer="layout" svg:width="0.249cm" svg:height="0.249cm" svg:x="14.131cm" svg:y="4.295cm" svg:viewBox="0 0 250 250" draw:points="0,0 0,250 250,250 250,0">
          <text:p/>
        </draw:polygon>
        <draw:polyline draw:style-name="gr117" draw:text-style-name="P9" draw:layer="layout" svg:width="0.249cm" svg:height="0.249cm" svg:x="14.131cm" svg:y="4.295cm" svg:viewBox="0 0 250 250" draw:points="0,0 0,250 250,250 250,0 0,0">
          <text:p/>
        </draw:polyline>
        <draw:polygon draw:style-name="gr118" draw:text-style-name="P9" draw:layer="layout" svg:width="0.249cm" svg:height="0.249cm" svg:x="14.524cm" svg:y="3.905cm" svg:viewBox="0 0 250 250" draw:points="0,0 0,250 250,250 250,0">
          <text:p/>
        </draw:polygon>
        <draw:polyline draw:style-name="gr117" draw:text-style-name="P9" draw:layer="layout" svg:width="0.249cm" svg:height="0.249cm" svg:x="14.524cm" svg:y="3.905cm" svg:viewBox="0 0 250 250" draw:points="0,0 0,250 250,250 250,0 0,0">
          <text:p/>
        </draw:polyline>
        <draw:polygon draw:style-name="gr118" draw:text-style-name="P9" draw:layer="layout" svg:width="0.249cm" svg:height="0.249cm" svg:x="14.917cm" svg:y="4.358cm" svg:viewBox="0 0 250 250" draw:points="0,0 0,250 250,250 250,0">
          <text:p/>
        </draw:polygon>
        <draw:polyline draw:style-name="gr117" draw:text-style-name="P9" draw:layer="layout" svg:width="0.249cm" svg:height="0.249cm" svg:x="14.917cm" svg:y="4.358cm" svg:viewBox="0 0 250 250" draw:points="0,0 0,250 250,250 250,0 0,0">
          <text:p/>
        </draw:polyline>
        <draw:polygon draw:style-name="gr118" draw:text-style-name="P9" draw:layer="layout" svg:width="0.249cm" svg:height="0.249cm" svg:x="15.309cm" svg:y="4.302cm" svg:viewBox="0 0 250 250" draw:points="0,0 0,250 250,250 250,0">
          <text:p/>
        </draw:polygon>
        <draw:polyline draw:style-name="gr117" draw:text-style-name="P9" draw:layer="layout" svg:width="0.249cm" svg:height="0.249cm" svg:x="15.309cm" svg:y="4.302cm" svg:viewBox="0 0 250 250" draw:points="0,0 0,250 250,250 250,0 0,0">
          <text:p/>
        </draw:polyline>
        <draw:polygon draw:style-name="gr118" draw:text-style-name="P9" draw:layer="layout" svg:width="0.249cm" svg:height="0.249cm" svg:x="15.703cm" svg:y="4.88cm" svg:viewBox="0 0 250 250" draw:points="0,0 0,250 250,250 250,0">
          <text:p/>
        </draw:polygon>
        <draw:polyline draw:style-name="gr117" draw:text-style-name="P9" draw:layer="layout" svg:width="0.249cm" svg:height="0.249cm" svg:x="15.703cm" svg:y="4.88cm" svg:viewBox="0 0 250 250" draw:points="0,0 0,250 250,250 250,0 0,0">
          <text:p/>
        </draw:polyline>
        <draw:polygon draw:style-name="gr118" draw:text-style-name="P9" draw:layer="layout" svg:width="0.249cm" svg:height="0.249cm" svg:x="16.096cm" svg:y="4.407cm" svg:viewBox="0 0 250 250" draw:points="0,0 0,250 250,250 250,0">
          <text:p/>
        </draw:polygon>
        <draw:polyline draw:style-name="gr117" draw:text-style-name="P9" draw:layer="layout" svg:width="0.249cm" svg:height="0.249cm" svg:x="16.096cm" svg:y="4.407cm" svg:viewBox="0 0 250 250" draw:points="0,0 0,250 250,250 250,0 0,0">
          <text:p/>
        </draw:polyline>
        <draw:polygon draw:style-name="gr118" draw:text-style-name="P9" draw:layer="layout" svg:width="0.249cm" svg:height="0.249cm" svg:x="16.489cm" svg:y="4.63cm" svg:viewBox="0 0 250 250" draw:points="0,0 0,250 250,250 250,0">
          <text:p/>
        </draw:polygon>
        <draw:polyline draw:style-name="gr117" draw:text-style-name="P9" draw:layer="layout" svg:width="0.249cm" svg:height="0.249cm" svg:x="16.489cm" svg:y="4.63cm" svg:viewBox="0 0 250 250" draw:points="0,0 0,250 250,250 250,0 0,0">
          <text:p/>
        </draw:polyline>
        <draw:polygon draw:style-name="gr118" draw:text-style-name="P9" draw:layer="layout" svg:width="0.249cm" svg:height="0.249cm" svg:x="16.883cm" svg:y="5.041cm" svg:viewBox="0 0 250 250" draw:points="0,0 0,250 250,250 250,0">
          <text:p/>
        </draw:polygon>
        <draw:polyline draw:style-name="gr117" draw:text-style-name="P9" draw:layer="layout" svg:width="0.249cm" svg:height="0.249cm" svg:x="16.883cm" svg:y="5.041cm" svg:viewBox="0 0 250 250" draw:points="0,0 0,250 250,250 250,0 0,0">
          <text:p/>
        </draw:polyline>
        <draw:polygon draw:style-name="gr118" draw:text-style-name="P9" draw:layer="layout" svg:width="0.249cm" svg:height="0.249cm" svg:x="17.276cm" svg:y="4.609cm" svg:viewBox="0 0 250 250" draw:points="0,0 0,250 250,250 250,0">
          <text:p/>
        </draw:polygon>
        <draw:polyline draw:style-name="gr117" draw:text-style-name="P9" draw:layer="layout" svg:width="0.249cm" svg:height="0.249cm" svg:x="17.276cm" svg:y="4.609cm" svg:viewBox="0 0 250 250" draw:points="0,0 0,250 250,250 250,0 0,0">
          <text:p/>
        </draw:polyline>
        <draw:polygon draw:style-name="gr118" draw:text-style-name="P9" draw:layer="layout" svg:width="0.249cm" svg:height="0.249cm" svg:x="17.669cm" svg:y="4.769cm" svg:viewBox="0 0 250 250" draw:points="0,0 0,250 250,250 250,0">
          <text:p/>
        </draw:polygon>
        <draw:polyline draw:style-name="gr117" draw:text-style-name="P9" draw:layer="layout" svg:width="0.249cm" svg:height="0.249cm" svg:x="17.669cm" svg:y="4.769cm" svg:viewBox="0 0 250 250" draw:points="0,0 0,250 250,250 250,0 0,0">
          <text:p/>
        </draw:polyline>
        <draw:polygon draw:style-name="gr118" draw:text-style-name="P9" draw:layer="layout" svg:width="0.249cm" svg:height="0.249cm" svg:x="18.063cm" svg:y="4.386cm" svg:viewBox="0 0 250 250" draw:points="0,0 0,250 250,250 250,0">
          <text:p/>
        </draw:polygon>
        <draw:polyline draw:style-name="gr117" draw:text-style-name="P9" draw:layer="layout" svg:width="0.249cm" svg:height="0.249cm" svg:x="18.063cm" svg:y="4.386cm" svg:viewBox="0 0 250 250" draw:points="0,0 0,250 250,250 250,0 0,0">
          <text:p/>
        </draw:polyline>
        <draw:polygon draw:style-name="gr118" draw:text-style-name="P9" draw:layer="layout" svg:width="0.249cm" svg:height="0.249cm" svg:x="18.456cm" svg:y="4.692cm" svg:viewBox="0 0 250 250" draw:points="0,0 0,250 250,250 250,0">
          <text:p/>
        </draw:polygon>
        <draw:polyline draw:style-name="gr117" draw:text-style-name="P9" draw:layer="layout" svg:width="0.249cm" svg:height="0.249cm" svg:x="18.456cm" svg:y="4.692cm" svg:viewBox="0 0 250 250" draw:points="0,0 0,250 250,250 250,0 0,0">
          <text:p/>
        </draw:polyline>
        <draw:polygon draw:style-name="gr118" draw:text-style-name="P9" draw:layer="layout" svg:width="0.249cm" svg:height="0.249cm" svg:x="18.849cm" svg:y="5.591cm" svg:viewBox="0 0 250 250" draw:points="0,0 0,250 250,250 250,0">
          <text:p/>
        </draw:polygon>
        <draw:polyline draw:style-name="gr117" draw:text-style-name="P9" draw:layer="layout" svg:width="0.249cm" svg:height="0.249cm" svg:x="18.849cm" svg:y="5.591cm" svg:viewBox="0 0 250 250" draw:points="0,0 0,250 250,250 250,0 0,0">
          <text:p/>
        </draw:polyline>
        <draw:polygon draw:style-name="gr118" draw:text-style-name="P9" draw:layer="layout" svg:width="0.249cm" svg:height="0.249cm" svg:x="19.243cm" svg:y="6.559cm" svg:viewBox="0 0 250 250" draw:points="0,0 0,250 250,250 250,0">
          <text:p/>
        </draw:polygon>
        <draw:polyline draw:style-name="gr117" draw:text-style-name="P9" draw:layer="layout" svg:width="0.249cm" svg:height="0.249cm" svg:x="19.243cm" svg:y="6.559cm" svg:viewBox="0 0 250 250" draw:points="0,0 0,250 250,250 250,0 0,0">
          <text:p/>
        </draw:polyline>
        <draw:polygon draw:style-name="gr118" draw:text-style-name="P9" draw:layer="layout" svg:width="0.316cm" svg:height="0.087cm" svg:x="19.98cm" svg:y="6.759cm" svg:viewBox="0 0 317 88" draw:points="0,0 317,0 317,88 0,88">
          <text:p/>
        </draw:polygon>
        <draw:polygon draw:style-name="gr118" draw:text-style-name="P9" draw:layer="layout" svg:width="0.158cm" svg:height="0.158cm" svg:x="20.059cm" svg:y="6.723cm" svg:viewBox="0 0 159 159" draw:points="0,0 0,159 159,159 159,0">
          <text:p/>
        </draw:polygon>
        <draw:polyline draw:style-name="gr117" draw:text-style-name="P9" draw:layer="layout" svg:width="0.158cm" svg:height="0.158cm" svg:x="20.059cm" svg:y="6.723cm" svg:viewBox="0 0 159 159" draw:points="0,0 0,159 159,159 159,0 0,0">
          <text:p/>
        </draw:polyline>
        <draw:frame draw:style-name="gr207" draw:text-style-name="P19" draw:layer="layout" svg:width="2.513cm" svg:height="0.569cm" svg:x="20.347cm" svg:y="6.687cm">
          <draw:text-box>
            <text:p><text:span text:style-name="T15">Qualität (SXCS)</text:span></text:p>
          </draw:text-box>
        </draw:frame>
        <draw:frame draw:style-name="gr208" draw:text-style-name="P20" draw:layer="layout" svg:width="3.275cm" svg:height="0.603cm" svg:x="12.675cm" svg:y="9.75cm">
          <draw:text-box>
            <text:p><text:span text:style-name="T16">tournament factor p</text:span></text:p>
          </draw:text-box>
        </draw:frame>
        <draw:frame draw:style-name="gr209" draw:text-style-name="P20" draw:layer="layout" svg:width="2.526cm" svg:height="0.603cm" draw:transform="rotate (1.5707963267946) translate (8.196cm 7.261cm)">
          <draw:text-box>
            <text:p><text:span text:style-name="T16">Qualität (in %)</text:span></text:p>
          </draw:text-box>
        </draw:frame>
        <draw:polygon draw:style-name="gr111" draw:text-style-name="P9" draw:layer="layout" svg:width="15.239cm" svg:height="7.009cm" svg:x="5.199cm" svg:y="10.571cm" svg:viewBox="0 0 15240 7010" draw:points="0,0 15240,0 15240,7010 0,7010">
          <text:p/>
        </draw:polygon>
        <draw:polyline draw:style-name="gr112" draw:text-style-name="P9" draw:layer="layout" svg:width="9.655cm" svg:height="4.875cm" svg:x="6.773cm" svg:y="10.897cm" svg:viewBox="0 0 9656 4876" draw:points="4828,4876 0,4876 0,0 9656,0 9656,4876 4828,4876">
          <text:p/>
        </draw:polyline>
        <draw:line draw:style-name="gr112" draw:text-style-name="P9" draw:layer="layout" svg:x1="16.429cm" svg:y1="15.772cm" svg:x2="6.773cm" svg:y2="15.772cm">
          <text:p/>
        </draw:line>
        <draw:line draw:style-name="gr112" draw:text-style-name="P9" draw:layer="layout" svg:x1="16.429cm" svg:y1="14.796cm" svg:x2="6.773cm" svg:y2="14.796cm">
          <text:p/>
        </draw:line>
        <draw:line draw:style-name="gr112" draw:text-style-name="P9" draw:layer="layout" svg:x1="16.429cm" svg:y1="13.822cm" svg:x2="6.773cm" svg:y2="13.822cm">
          <text:p/>
        </draw:line>
        <draw:line draw:style-name="gr112" draw:text-style-name="P9" draw:layer="layout" svg:x1="16.429cm" svg:y1="12.846cm" svg:x2="6.773cm" svg:y2="12.846cm">
          <text:p/>
        </draw:line>
        <draw:line draw:style-name="gr112" draw:text-style-name="P9" draw:layer="layout" svg:x1="16.429cm" svg:y1="11.871cm" svg:x2="6.773cm" svg:y2="11.871cm">
          <text:p/>
        </draw:line>
        <draw:line draw:style-name="gr112" draw:text-style-name="P9" draw:layer="layout" svg:x1="16.429cm" svg:y1="10.896cm" svg:x2="6.773cm" svg:y2="10.896cm">
          <text:p/>
        </draw:line>
        <draw:frame draw:style-name="gr206" draw:text-style-name="P19" draw:layer="layout" svg:width="0.896cm" svg:height="0.569cm" svg:x="6.575cm" svg:y="16.427cm">
          <draw:text-box>
            <text:p><text:span text:style-name="T15">0.6</text:span></text:p>
          </draw:text-box>
        </draw:frame>
        <draw:frame draw:style-name="gr205" draw:text-style-name="P19" draw:layer="layout" svg:width="1.052cm" svg:height="0.569cm" svg:x="6.945cm" svg:y="16.056cm">
          <draw:text-box>
            <text:p><text:span text:style-name="T15">0.62</text:span></text:p>
          </draw:text-box>
        </draw:frame>
        <draw:frame draw:style-name="gr205" draw:text-style-name="P19" draw:layer="layout" svg:width="1.052cm" svg:height="0.569cm" svg:x="7.422cm" svg:y="16.427cm">
          <draw:text-box>
            <text:p><text:span text:style-name="T15">0.64</text:span></text:p>
          </draw:text-box>
        </draw:frame>
        <draw:frame draw:style-name="gr205" draw:text-style-name="P19" draw:layer="layout" svg:width="1.052cm" svg:height="0.569cm" svg:x="7.871cm" svg:y="16.056cm">
          <draw:text-box>
            <text:p><text:span text:style-name="T15">0.66</text:span></text:p>
          </draw:text-box>
        </draw:frame>
        <draw:frame draw:style-name="gr205" draw:text-style-name="P19" draw:layer="layout" svg:width="1.052cm" svg:height="0.569cm" svg:x="8.348cm" svg:y="16.427cm">
          <draw:text-box>
            <text:p><text:span text:style-name="T15">0.68</text:span></text:p>
          </draw:text-box>
        </draw:frame>
        <draw:frame draw:style-name="gr206" draw:text-style-name="P19" draw:layer="layout" svg:width="0.896cm" svg:height="0.569cm" svg:x="8.877cm" svg:y="16.056cm">
          <draw:text-box>
            <text:p><text:span text:style-name="T15">0.7</text:span></text:p>
          </draw:text-box>
        </draw:frame>
        <draw:frame draw:style-name="gr205" draw:text-style-name="P19" draw:layer="layout" svg:width="1.052cm" svg:height="0.569cm" svg:x="9.247cm" svg:y="16.427cm">
          <draw:text-box>
            <text:p><text:span text:style-name="T15">0.72</text:span></text:p>
          </draw:text-box>
        </draw:frame>
        <draw:frame draw:style-name="gr205" draw:text-style-name="P19" draw:layer="layout" svg:width="1.052cm" svg:height="0.569cm" svg:x="9.723cm" svg:y="16.056cm">
          <draw:text-box>
            <text:p><text:span text:style-name="T15">0.74</text:span></text:p>
          </draw:text-box>
        </draw:frame>
        <draw:frame draw:style-name="gr205" draw:text-style-name="P19" draw:layer="layout" svg:width="1.052cm" svg:height="0.569cm" svg:x="10.173cm" svg:y="16.427cm">
          <draw:text-box>
            <text:p><text:span text:style-name="T15">0.76</text:span></text:p>
          </draw:text-box>
        </draw:frame>
        <draw:frame draw:style-name="gr205" draw:text-style-name="P19" draw:layer="layout" svg:width="1.052cm" svg:height="0.569cm" svg:x="10.623cm" svg:y="16.056cm">
          <draw:text-box>
            <text:p><text:span text:style-name="T15">0.78</text:span></text:p>
          </draw:text-box>
        </draw:frame>
        <draw:frame draw:style-name="gr206" draw:text-style-name="P19" draw:layer="layout" svg:width="0.896cm" svg:height="0.569cm" svg:x="11.179cm" svg:y="16.427cm">
          <draw:text-box>
            <text:p><text:span text:style-name="T15">0.8</text:span></text:p>
          </draw:text-box>
        </draw:frame>
        <draw:frame draw:style-name="gr205" draw:text-style-name="P19" draw:layer="layout" svg:width="1.052cm" svg:height="0.569cm" svg:x="11.549cm" svg:y="16.056cm">
          <draw:text-box>
            <text:p><text:span text:style-name="T15">0.82</text:span></text:p>
          </draw:text-box>
        </draw:frame>
        <draw:frame draw:style-name="gr205" draw:text-style-name="P19" draw:layer="layout" svg:width="1.052cm" svg:height="0.569cm" svg:x="12.025cm" svg:y="16.427cm">
          <draw:text-box>
            <text:p><text:span text:style-name="T15">0.84</text:span></text:p>
          </draw:text-box>
        </draw:frame>
        <draw:frame draw:style-name="gr205" draw:text-style-name="P19" draw:layer="layout" svg:width="1.052cm" svg:height="0.569cm" svg:x="12.475cm" svg:y="16.056cm">
          <draw:text-box>
            <text:p><text:span text:style-name="T15">0.86</text:span></text:p>
          </draw:text-box>
        </draw:frame>
        <draw:frame draw:style-name="gr205" draw:text-style-name="P19" draw:layer="layout" svg:width="1.052cm" svg:height="0.569cm" svg:x="12.924cm" svg:y="16.427cm">
          <draw:text-box>
            <text:p><text:span text:style-name="T15">0.88</text:span></text:p>
          </draw:text-box>
        </draw:frame>
        <draw:frame draw:style-name="gr206" draw:text-style-name="P19" draw:layer="layout" svg:width="0.896cm" svg:height="0.569cm" svg:x="13.479cm" svg:y="16.056cm">
          <draw:text-box>
            <text:p><text:span text:style-name="T15">0.9</text:span></text:p>
          </draw:text-box>
        </draw:frame>
        <draw:frame draw:style-name="gr205" draw:text-style-name="P19" draw:layer="layout" svg:width="1.052cm" svg:height="0.569cm" svg:x="13.85cm" svg:y="16.427cm">
          <draw:text-box>
            <text:p><text:span text:style-name="T15">0.92</text:span></text:p>
          </draw:text-box>
        </draw:frame>
        <draw:frame draw:style-name="gr205" draw:text-style-name="P19" draw:layer="layout" svg:width="1.052cm" svg:height="0.569cm" svg:x="14.3cm" svg:y="16.056cm">
          <draw:text-box>
            <text:p><text:span text:style-name="T15">0.94</text:span></text:p>
          </draw:text-box>
        </draw:frame>
        <draw:frame draw:style-name="gr205" draw:text-style-name="P19" draw:layer="layout" svg:width="1.052cm" svg:height="0.569cm" svg:x="14.776cm" svg:y="16.427cm">
          <draw:text-box>
            <text:p><text:span text:style-name="T15">0.96</text:span></text:p>
          </draw:text-box>
        </draw:frame>
        <draw:frame draw:style-name="gr205" draw:text-style-name="P19" draw:layer="layout" svg:width="1.052cm" svg:height="0.569cm" svg:x="15.226cm" svg:y="16.056cm">
          <draw:text-box>
            <text:p><text:span text:style-name="T15">0.98</text:span></text:p>
          </draw:text-box>
        </draw:frame>
        <draw:frame draw:style-name="gr205" draw:text-style-name="P19" draw:layer="layout" svg:width="1.052cm" svg:height="0.569cm" svg:x="15.702cm" svg:y="16.427cm">
          <draw:text-box>
            <text:p><text:span text:style-name="T15">0.99</text:span></text:p>
          </draw:text-box>
        </draw:frame>
        <draw:frame draw:style-name="gr206" draw:text-style-name="P19" draw:layer="layout" svg:width="0.659cm" svg:height="0.569cm" svg:x="16.337cm" svg:y="16.056cm">
          <draw:text-box>
            <text:p><text:span text:style-name="T15">1</text:span></text:p>
          </draw:text-box>
        </draw:frame>
        <draw:line draw:style-name="gr112" draw:text-style-name="P9" draw:layer="layout" svg:x1="6.773cm" svg:y1="15.922cm" svg:x2="6.773cm" svg:y2="15.772cm">
          <text:p/>
        </draw:line>
        <draw:line draw:style-name="gr112" draw:text-style-name="P9" draw:layer="layout" svg:x1="7.232cm" svg:y1="15.922cm" svg:x2="7.232cm" svg:y2="15.772cm">
          <text:p/>
        </draw:line>
        <draw:line draw:style-name="gr112" draw:text-style-name="P9" draw:layer="layout" svg:x1="7.692cm" svg:y1="15.922cm" svg:x2="7.692cm" svg:y2="15.772cm">
          <text:p/>
        </draw:line>
        <draw:line draw:style-name="gr112" draw:text-style-name="P9" draw:layer="layout" svg:x1="8.152cm" svg:y1="15.922cm" svg:x2="8.152cm" svg:y2="15.772cm">
          <text:p/>
        </draw:line>
        <draw:line draw:style-name="gr112" draw:text-style-name="P9" draw:layer="layout" svg:x1="8.612cm" svg:y1="15.922cm" svg:x2="8.612cm" svg:y2="15.772cm">
          <text:p/>
        </draw:line>
        <draw:line draw:style-name="gr112" draw:text-style-name="P9" draw:layer="layout" svg:x1="9.072cm" svg:y1="15.922cm" svg:x2="9.072cm" svg:y2="15.772cm">
          <text:p/>
        </draw:line>
        <draw:line draw:style-name="gr112" draw:text-style-name="P9" draw:layer="layout" svg:x1="9.532cm" svg:y1="15.922cm" svg:x2="9.532cm" svg:y2="15.772cm">
          <text:p/>
        </draw:line>
        <draw:line draw:style-name="gr112" draw:text-style-name="P9" draw:layer="layout" svg:x1="9.992cm" svg:y1="15.922cm" svg:x2="9.992cm" svg:y2="15.772cm">
          <text:p/>
        </draw:line>
        <draw:line draw:style-name="gr112" draw:text-style-name="P9" draw:layer="layout" svg:x1="10.451cm" svg:y1="15.922cm" svg:x2="10.451cm" svg:y2="15.772cm">
          <text:p/>
        </draw:line>
        <draw:line draw:style-name="gr112" draw:text-style-name="P9" draw:layer="layout" svg:x1="10.911cm" svg:y1="15.922cm" svg:x2="10.911cm" svg:y2="15.772cm">
          <text:p/>
        </draw:line>
        <draw:line draw:style-name="gr112" draw:text-style-name="P9" draw:layer="layout" svg:x1="11.371cm" svg:y1="15.922cm" svg:x2="11.371cm" svg:y2="15.772cm">
          <text:p/>
        </draw:line>
        <draw:line draw:style-name="gr112" draw:text-style-name="P9" draw:layer="layout" svg:x1="11.831cm" svg:y1="15.922cm" svg:x2="11.831cm" svg:y2="15.772cm">
          <text:p/>
        </draw:line>
        <draw:line draw:style-name="gr112" draw:text-style-name="P9" draw:layer="layout" svg:x1="12.291cm" svg:y1="15.922cm" svg:x2="12.291cm" svg:y2="15.772cm">
          <text:p/>
        </draw:line>
        <draw:line draw:style-name="gr112" draw:text-style-name="P9" draw:layer="layout" svg:x1="12.751cm" svg:y1="15.922cm" svg:x2="12.751cm" svg:y2="15.772cm">
          <text:p/>
        </draw:line>
        <draw:line draw:style-name="gr112" draw:text-style-name="P9" draw:layer="layout" svg:x1="13.21cm" svg:y1="15.922cm" svg:x2="13.21cm" svg:y2="15.772cm">
          <text:p/>
        </draw:line>
        <draw:line draw:style-name="gr112" draw:text-style-name="P9" draw:layer="layout" svg:x1="13.669cm" svg:y1="15.922cm" svg:x2="13.669cm" svg:y2="15.772cm">
          <text:p/>
        </draw:line>
        <draw:line draw:style-name="gr112" draw:text-style-name="P9" draw:layer="layout" svg:x1="14.129cm" svg:y1="15.922cm" svg:x2="14.129cm" svg:y2="15.772cm">
          <text:p/>
        </draw:line>
        <draw:line draw:style-name="gr112" draw:text-style-name="P9" draw:layer="layout" svg:x1="14.589cm" svg:y1="15.922cm" svg:x2="14.589cm" svg:y2="15.772cm">
          <text:p/>
        </draw:line>
        <draw:line draw:style-name="gr112" draw:text-style-name="P9" draw:layer="layout" svg:x1="15.049cm" svg:y1="15.922cm" svg:x2="15.049cm" svg:y2="15.772cm">
          <text:p/>
        </draw:line>
        <draw:line draw:style-name="gr112" draw:text-style-name="P9" draw:layer="layout" svg:x1="15.509cm" svg:y1="15.922cm" svg:x2="15.509cm" svg:y2="15.772cm">
          <text:p/>
        </draw:line>
        <draw:line draw:style-name="gr112" draw:text-style-name="P9" draw:layer="layout" svg:x1="15.969cm" svg:y1="15.922cm" svg:x2="15.969cm" svg:y2="15.772cm">
          <text:p/>
        </draw:line>
        <draw:polyline draw:style-name="gr112" draw:text-style-name="P9" draw:layer="layout" svg:width="0.149cm" svg:height="9.655cm" draw:transform="rotate (1.5707963267946) translate (6.77289672594035cm 15.9222366283944cm)" svg:viewBox="0 0 150 9656" draw:points="0,23202 150,23202 150,13546">
          <text:p/>
        </draw:polyline>
        <draw:frame draw:style-name="gr206" draw:text-style-name="P19" draw:layer="layout" svg:width="0.659cm" svg:height="0.569cm" svg:x="6.363cm" svg:y="15.633cm">
          <draw:text-box>
            <text:p><text:span text:style-name="T15">0</text:span></text:p>
          </draw:text-box>
        </draw:frame>
        <draw:frame draw:style-name="gr206" draw:text-style-name="P19" draw:layer="layout" svg:width="0.659cm" svg:height="0.569cm" svg:x="6.363cm" svg:y="14.654cm">
          <draw:text-box>
            <text:p><text:span text:style-name="T15">5</text:span></text:p>
          </draw:text-box>
        </draw:frame>
        <draw:frame draw:style-name="gr206" draw:text-style-name="P19" draw:layer="layout" svg:width="0.815cm" svg:height="0.569cm" svg:x="6.204cm" svg:y="13.676cm">
          <draw:text-box>
            <text:p><text:span text:style-name="T15">10</text:span></text:p>
          </draw:text-box>
        </draw:frame>
        <draw:frame draw:style-name="gr206" draw:text-style-name="P19" draw:layer="layout" svg:width="0.815cm" svg:height="0.569cm" svg:x="6.204cm" svg:y="12.697cm">
          <draw:text-box>
            <text:p><text:span text:style-name="T15">15</text:span></text:p>
          </draw:text-box>
        </draw:frame>
        <draw:frame draw:style-name="gr206" draw:text-style-name="P19" draw:layer="layout" svg:width="0.815cm" svg:height="0.569cm" svg:x="6.204cm" svg:y="11.718cm">
          <draw:text-box>
            <text:p><text:span text:style-name="T15">20</text:span></text:p>
          </draw:text-box>
        </draw:frame>
        <draw:frame draw:style-name="gr206" draw:text-style-name="P19" draw:layer="layout" svg:width="0.815cm" svg:height="0.569cm" svg:x="6.204cm" svg:y="10.739cm">
          <draw:text-box>
            <text:p><text:span text:style-name="T15">25</text:span></text:p>
          </draw:text-box>
        </draw:frame>
        <draw:line draw:style-name="gr112" draw:text-style-name="P9" draw:layer="layout" svg:x1="6.623cm" svg:y1="15.772cm" svg:x2="6.773cm" svg:y2="15.772cm">
          <text:p/>
        </draw:line>
        <draw:line draw:style-name="gr112" draw:text-style-name="P9" draw:layer="layout" svg:x1="6.623cm" svg:y1="14.796cm" svg:x2="6.773cm" svg:y2="14.796cm">
          <text:p/>
        </draw:line>
        <draw:line draw:style-name="gr112" draw:text-style-name="P9" draw:layer="layout" svg:x1="6.623cm" svg:y1="13.822cm" svg:x2="6.773cm" svg:y2="13.822cm">
          <text:p/>
        </draw:line>
        <draw:line draw:style-name="gr112" draw:text-style-name="P9" draw:layer="layout" svg:x1="6.623cm" svg:y1="12.846cm" svg:x2="6.773cm" svg:y2="12.846cm">
          <text:p/>
        </draw:line>
        <draw:line draw:style-name="gr112" draw:text-style-name="P9" draw:layer="layout" svg:x1="6.623cm" svg:y1="11.871cm" svg:x2="6.773cm" svg:y2="11.871cm">
          <text:p/>
        </draw:line>
        <draw:polyline draw:style-name="gr112" draw:text-style-name="P9" draw:layer="layout" svg:width="0.149cm" svg:height="4.875cm" svg:x="6.623cm" svg:y="10.896cm" svg:viewBox="0 0 150 4876" draw:points="0,0 150,0 150,4876">
          <text:p/>
        </draw:polyline>
        <draw:polygon draw:style-name="gr116" draw:text-style-name="P9" draw:layer="layout" svg:width="0.48cm" svg:height="0.205cm" svg:x="6.762cm" svg:y="12.082cm" svg:viewBox="0 0 481 206" draw:points="0,120 459,0 470,43 481,86 22,206 11,163">
          <text:p/>
        </draw:polygon>
        <draw:polygon draw:style-name="gr116" draw:text-style-name="P9" draw:layer="layout" svg:width="0.01cm" svg:height="0.043cm" svg:x="7.221cm" svg:y="12.081cm" svg:viewBox="0 0 11 44" draw:points="11,44 0,1 5,0">
          <text:p/>
        </draw:polygon>
        <draw:polygon draw:style-name="gr116" draw:text-style-name="P9" draw:layer="layout" svg:width="0.471cm" svg:height="0.152cm" svg:x="7.226cm" svg:y="12.016cm" svg:viewBox="0 0 472 153" draw:points="0,65 460,0 466,44 472,88 12,153 6,109">
          <text:p/>
        </draw:polygon>
        <draw:polygon draw:style-name="gr116" draw:text-style-name="P9" draw:layer="layout" svg:width="0.005cm" svg:height="0.043cm" svg:x="7.692cm" svg:y="12.06cm" svg:viewBox="0 0 6 44" draw:points="0,0 6,44 6,44">
          <text:p/>
        </draw:polygon>
        <draw:polygon draw:style-name="gr116" draw:text-style-name="P9" draw:layer="layout" svg:width="0.471cm" svg:height="0.155cm" svg:x="7.686cm" svg:y="11.948cm" svg:viewBox="0 0 472 156" draw:points="0,68 460,0 466,44 472,88 12,156 6,112">
          <text:p/>
        </draw:polygon>
        <draw:polygon draw:style-name="gr116" draw:text-style-name="P9" draw:layer="layout" svg:width="0.011cm" svg:height="0.043cm" svg:x="8.152cm" svg:y="11.992cm" svg:viewBox="0 0 12 44" draw:points="0,0 12,42 6,44">
          <text:p/>
        </draw:polygon>
        <draw:polygon draw:style-name="gr116" draw:text-style-name="P9" draw:layer="layout" svg:width="0.483cm" svg:height="0.216cm" svg:x="8.14cm" svg:y="11.817cm" svg:viewBox="0 0 484 217" draw:points="0,133 460,0 472,42 484,84 24,217 12,175">
          <text:p/>
        </draw:polygon>
        <draw:polygon draw:style-name="gr116" draw:text-style-name="P9" draw:layer="layout" svg:width="0.013cm" svg:height="0.043cm" svg:x="8.6cm" svg:y="11.815cm" svg:viewBox="0 0 14 44" draw:points="12,44 0,2 7,0 14,0">
          <text:p/>
        </draw:polygon>
        <draw:polygon draw:style-name="gr116" draw:text-style-name="P9" draw:layer="layout" svg:width="0.463cm" svg:height="0.107cm" svg:x="8.61cm" svg:y="11.815cm" svg:viewBox="0 0 464 108" draw:points="4,0 464,20 462,64 460,108 0,88 2,44">
          <text:p/>
        </draw:polygon>
        <draw:polygon draw:style-name="gr116" draw:text-style-name="P9" draw:layer="layout" svg:width="0.002cm" svg:height="0.043cm" svg:x="9.07cm" svg:y="11.879cm" svg:viewBox="0 0 3 44" draw:points="2,0 3,44 0,44">
          <text:p/>
        </draw:polygon>
        <draw:polygon draw:style-name="gr116" draw:text-style-name="P9" draw:layer="layout" svg:width="0.461cm" svg:height="0.093cm" svg:x="9.071cm" svg:y="11.829cm" svg:viewBox="0 0 462 94" draw:points="0,6 460,0 461,44 462,88 2,94 1,50">
          <text:p/>
        </draw:polygon>
        <draw:polygon draw:style-name="gr116" draw:text-style-name="P9" draw:layer="layout" svg:width="0.01cm" svg:height="0.043cm" svg:x="9.531cm" svg:y="11.829cm" svg:viewBox="0 0 11 44" draw:points="1,44 0,0 8,1 11,1">
          <text:p/>
        </draw:polygon>
        <draw:polygon draw:style-name="gr116" draw:text-style-name="P9" draw:layer="layout" svg:width="0.479cm" svg:height="0.196cm" svg:x="9.522cm" svg:y="11.83cm" svg:viewBox="0 0 480 197" draw:points="20,0 480,111 470,154 460,197 0,86 10,43">
          <text:p/>
        </draw:polygon>
        <draw:polygon draw:style-name="gr116" draw:text-style-name="P9" draw:layer="layout" svg:width="0.019cm" svg:height="0.043cm" svg:x="9.982cm" svg:y="11.984cm" svg:viewBox="0 0 20 44" draw:points="10,0 20,43 12,44 5,44 0,43">
          <text:p/>
        </draw:polygon>
        <draw:polygon draw:style-name="gr116" draw:text-style-name="P9" draw:layer="layout" svg:width="0.478cm" svg:height="0.19cm" svg:x="9.982cm" svg:y="11.836cm" svg:viewBox="0 0 479 191" draw:points="0,105 459,0 469,43 479,86 20,191 10,148">
          <text:p/>
        </draw:polygon>
        <draw:polygon draw:style-name="gr116" draw:text-style-name="P9" draw:layer="layout" svg:width="0.009cm" svg:height="0.043cm" svg:x="10.441cm" svg:y="11.835cm" svg:viewBox="0 0 10 44" draw:points="10,44 0,1 5,0">
          <text:p/>
        </draw:polygon>
        <draw:polygon draw:style-name="gr116" draw:text-style-name="P9" draw:layer="layout" svg:width="0.469cm" svg:height="0.138cm" svg:x="10.446cm" svg:y="11.784cm" svg:viewBox="0 0 470 139" draw:points="0,51 460,0 465,44 470,88 10,139 5,95">
          <text:p/>
        </draw:polygon>
        <draw:polygon draw:style-name="gr116" draw:text-style-name="P9" draw:layer="layout" svg:width="0.017cm" svg:height="0.043cm" svg:x="10.906cm" svg:y="11.784cm" svg:viewBox="0 0 18 44" draw:points="5,44 0,0 8,0 15,1 18,2">
          <text:p/>
        </draw:polygon>
        <draw:polygon draw:style-name="gr116" draw:text-style-name="P9" draw:layer="layout" svg:width="0.485cm" svg:height="0.22cm" svg:x="10.898cm" svg:y="11.786cm" svg:viewBox="0 0 486 221" draw:points="26,0 486,137 473,179 460,221 0,84 13,42">
          <text:p/>
        </draw:polygon>
        <draw:polygon draw:style-name="gr116" draw:text-style-name="P9" draw:layer="layout" svg:width="0.023cm" svg:height="0.043cm" svg:x="11.358cm" svg:y="11.965cm" svg:viewBox="0 0 24 44" draw:points="13,0 24,43 17,44 9,44 1,42 0,42">
          <text:p/>
        </draw:polygon>
        <draw:polygon draw:style-name="gr116" draw:text-style-name="P9" draw:layer="layout" svg:width="0.481cm" svg:height="0.206cm" svg:x="11.36cm" svg:y="11.801cm" svg:viewBox="0 0 482 207" draw:points="0,121 460,0 471,43 482,86 22,207 11,164">
          <text:p/>
        </draw:polygon>
        <draw:polygon draw:style-name="gr116" draw:text-style-name="P9" draw:layer="layout" svg:width="0.01cm" svg:height="0.043cm" svg:x="11.82cm" svg:y="11.8cm" svg:viewBox="0 0 11 44" draw:points="11,44 0,1 7,0 8,0">
          <text:p/>
        </draw:polygon>
        <draw:polygon draw:style-name="gr116" draw:text-style-name="P9" draw:layer="layout" svg:width="0.465cm" svg:height="0.123cm" svg:x="11.828cm" svg:y="11.764cm" svg:viewBox="0 0 466 124" draw:points="0,36 460,0 463,44 466,88 6,124 3,80">
          <text:p/>
        </draw:polygon>
        <draw:polygon draw:style-name="gr116" draw:text-style-name="P9" draw:layer="layout" svg:width="0.007cm" svg:height="0.043cm" svg:x="12.288cm" svg:y="11.764cm" svg:viewBox="0 0 8 44" draw:points="3,44 0,0 7,0 8,0">
          <text:p/>
        </draw:polygon>
        <draw:polygon draw:style-name="gr116" draw:text-style-name="P9" draw:layer="layout" svg:width="0.469cm" svg:height="0.14cm" svg:x="12.286cm" svg:y="11.764cm" svg:viewBox="0 0 470 141" draw:points="10,0 470,53 465,97 460,141 0,88 5,44">
          <text:p/>
        </draw:polygon>
        <draw:polygon draw:style-name="gr116" draw:text-style-name="P9" draw:layer="layout" svg:width="0.008cm" svg:height="0.043cm" svg:x="12.751cm" svg:y="11.817cm" svg:viewBox="0 0 9 44" draw:points="0,44 5,0 9,1">
          <text:p/>
        </draw:polygon>
        <draw:polygon draw:style-name="gr116" draw:text-style-name="P9" draw:layer="layout" svg:width="0.477cm" svg:height="0.185cm" svg:x="12.742cm" svg:y="11.818cm" svg:viewBox="0 0 478 186" draw:points="18,0 478,100 469,143 460,186 0,86 9,43">
          <text:p/>
        </draw:polygon>
        <draw:polygon draw:style-name="gr116" draw:text-style-name="P9" draw:layer="layout" svg:width="0.01cm" svg:height="0.043cm" svg:x="13.201cm" svg:y="11.961cm" svg:viewBox="0 0 11 44" draw:points="9,0 11,44 3,44 0,43">
          <text:p/>
        </draw:polygon>
        <draw:polygon draw:style-name="gr116" draw:text-style-name="P9" draw:layer="layout" svg:width="0.462cm" svg:height="0.109cm" svg:x="13.208cm" svg:y="11.895cm" svg:viewBox="0 0 463 110" draw:points="0,22 459,0 461,44 463,88 4,110 2,66">
          <text:p/>
        </draw:polygon>
        <draw:polygon draw:style-name="gr116" draw:text-style-name="P9" draw:layer="layout" svg:width="0.013cm" svg:height="0.043cm" svg:x="13.667cm" svg:y="11.895cm" svg:viewBox="0 0 14 44" draw:points="2,44 0,0 8,0 14,2">
          <text:p/>
        </draw:polygon>
        <draw:polygon draw:style-name="gr116" draw:text-style-name="P9" draw:layer="layout" svg:width="0.483cm" svg:height="0.216cm" svg:x="13.657cm" svg:y="11.897cm" svg:viewBox="0 0 484 217" draw:points="24,0 484,133 472,175 460,217 0,84 12,42">
          <text:p/>
        </draw:polygon>
        <draw:polygon draw:style-name="gr116" draw:text-style-name="P9" draw:layer="layout" svg:width="0.011cm" svg:height="0.041cm" svg:x="14.117cm" svg:y="12.072cm" svg:viewBox="0 0 12 42" draw:points="12,0 0,42 0,42">
          <text:p/>
        </draw:polygon>
        <draw:polygon draw:style-name="gr116" draw:text-style-name="P9" draw:layer="layout" svg:width="0.483cm" svg:height="0.215cm" svg:x="14.117cm" svg:y="12.03cm" svg:viewBox="0 0 484 216" draw:points="24,0 484,132 472,174 460,216 0,84 12,42">
          <text:p/>
        </draw:polygon>
        <draw:polygon draw:style-name="gr116" draw:text-style-name="P9" draw:layer="layout" svg:width="0.011cm" svg:height="0.042cm" svg:x="14.577cm" svg:y="12.204cm" svg:viewBox="0 0 12 43" draw:points="12,0 3,43 0,42">
          <text:p/>
        </draw:polygon>
        <draw:polygon draw:style-name="gr116" draw:text-style-name="P9" draw:layer="layout" svg:width="0.477cm" svg:height="0.181cm" svg:x="14.58cm" svg:y="12.161cm" svg:viewBox="0 0 478 182" draw:points="18,0 478,96 469,139 460,182 0,86 9,43">
          <text:p/>
        </draw:polygon>
        <draw:polygon draw:style-name="gr116" draw:text-style-name="P9" draw:layer="layout" svg:width="0.023cm" svg:height="0.042cm" svg:x="15.049cm" svg:y="12.257cm" svg:viewBox="0 0 24 43" draw:points="0,43 9,0 16,2 23,6 24,6">
          <text:p/>
        </draw:polygon>
        <draw:polygon draw:style-name="gr116" draw:text-style-name="P9" draw:layer="layout" svg:width="0.507cm" svg:height="0.372cm" svg:x="15.025cm" svg:y="12.263cm" svg:viewBox="0 0 508 373" draw:points="48,0 508,299 484,336 460,373 0,74 24,37">
          <text:p/>
        </draw:polygon>
        <draw:polygon draw:style-name="gr116" draw:text-style-name="P9" draw:layer="layout" svg:width="0.023cm" svg:height="0.037cm" svg:x="15.485cm" svg:y="12.599cm" svg:viewBox="0 0 24 38" draw:points="24,0 1,38 0,37">
          <text:p/>
        </draw:polygon>
        <draw:polygon draw:style-name="gr116" draw:text-style-name="P9" draw:layer="layout" svg:width="0.505cm" svg:height="0.354cm" svg:x="15.486cm" svg:y="12.561cm" svg:viewBox="0 0 506 355" draw:points="46,0 506,279 483,317 460,355 0,76 23,38">
          <text:p/>
        </draw:polygon>
        <draw:polygon draw:style-name="gr116" draw:text-style-name="P9" draw:layer="layout" svg:width="0.022cm" svg:height="0.039cm" svg:x="15.946cm" svg:y="12.878cm" svg:viewBox="0 0 23 40" draw:points="23,0 4,40 0,38">
          <text:p/>
        </draw:polygon>
        <draw:polygon draw:style-name="gr116" draw:text-style-name="P9" draw:layer="layout" svg:width="0.497cm" svg:height="0.299cm" svg:x="15.95cm" svg:y="12.838cm" svg:viewBox="0 0 498 300" draw:points="38,0 498,220 479,260 460,300 0,80 19,40">
          <text:p/>
        </draw:polygon>
        <draw:polygon draw:style-name="gr116" draw:text-style-name="P9" draw:layer="layout" svg:width="0.249cm" svg:height="0.249cm" svg:x="6.648cm" svg:y="12.12cm" svg:viewBox="0 0 250 250" draw:points="0,0 0,250 250,250 250,0">
          <text:p/>
        </draw:polygon>
        <draw:polyline draw:style-name="gr117" draw:text-style-name="P9" draw:layer="layout" svg:width="0.249cm" svg:height="0.249cm" svg:x="6.648cm" svg:y="12.12cm" svg:viewBox="0 0 250 250" draw:points="0,0 0,250 250,250 250,0 0,0">
          <text:p/>
        </draw:polyline>
        <draw:polygon draw:style-name="gr118" draw:text-style-name="P9" draw:layer="layout" svg:width="0.249cm" svg:height="0.249cm" svg:x="7.107cm" svg:y="12cm" svg:viewBox="0 0 250 250" draw:points="0,0 0,250 250,250 250,0">
          <text:p/>
        </draw:polygon>
        <draw:polyline draw:style-name="gr117" draw:text-style-name="P9" draw:layer="layout" svg:width="0.249cm" svg:height="0.249cm" svg:x="7.107cm" svg:y="12cm" svg:viewBox="0 0 250 250" draw:points="0,0 0,250 250,250 250,0 0,0">
          <text:p/>
        </draw:polyline>
        <draw:polygon draw:style-name="gr118" draw:text-style-name="P9" draw:layer="layout" svg:width="0.249cm" svg:height="0.249cm" svg:x="7.567cm" svg:y="11.935cm" svg:viewBox="0 0 250 250" draw:points="0,0 0,250 250,250 250,0">
          <text:p/>
        </draw:polygon>
        <draw:polyline draw:style-name="gr117" draw:text-style-name="P9" draw:layer="layout" svg:width="0.249cm" svg:height="0.249cm" svg:x="7.567cm" svg:y="11.935cm" svg:viewBox="0 0 250 250" draw:points="0,0 0,250 250,250 250,0 0,0">
          <text:p/>
        </draw:polyline>
        <draw:polygon draw:style-name="gr118" draw:text-style-name="P9" draw:layer="layout" svg:width="0.249cm" svg:height="0.249cm" svg:x="8.027cm" svg:y="11.867cm" svg:viewBox="0 0 250 250" draw:points="0,0 0,250 250,250 250,0">
          <text:p/>
        </draw:polygon>
        <draw:polyline draw:style-name="gr117" draw:text-style-name="P9" draw:layer="layout" svg:width="0.249cm" svg:height="0.249cm" svg:x="8.027cm" svg:y="11.867cm" svg:viewBox="0 0 250 250" draw:points="0,0 0,250 250,250 250,0 0,0">
          <text:p/>
        </draw:polyline>
        <draw:polygon draw:style-name="gr118" draw:text-style-name="P9" draw:layer="layout" svg:width="0.249cm" svg:height="0.249cm" svg:x="8.487cm" svg:y="11.734cm" svg:viewBox="0 0 250 250" draw:points="0,0 0,250 250,250 250,0">
          <text:p/>
        </draw:polygon>
        <draw:polyline draw:style-name="gr117" draw:text-style-name="P9" draw:layer="layout" svg:width="0.249cm" svg:height="0.249cm" svg:x="8.487cm" svg:y="11.734cm" svg:viewBox="0 0 250 250" draw:points="0,0 0,250 250,250 250,0 0,0">
          <text:p/>
        </draw:polyline>
        <draw:polygon draw:style-name="gr118" draw:text-style-name="P9" draw:layer="layout" svg:width="0.249cm" svg:height="0.249cm" svg:x="8.947cm" svg:y="11.754cm" svg:viewBox="0 0 250 250" draw:points="0,0 0,250 250,250 250,0">
          <text:p/>
        </draw:polygon>
        <draw:polyline draw:style-name="gr117" draw:text-style-name="P9" draw:layer="layout" svg:width="0.249cm" svg:height="0.249cm" svg:x="8.947cm" svg:y="11.754cm" svg:viewBox="0 0 250 250" draw:points="0,0 0,250 250,250 250,0 0,0">
          <text:p/>
        </draw:polyline>
        <draw:polygon draw:style-name="gr118" draw:text-style-name="P9" draw:layer="layout" svg:width="0.249cm" svg:height="0.249cm" svg:x="9.407cm" svg:y="11.748cm" svg:viewBox="0 0 250 250" draw:points="0,0 0,250 250,250 250,0">
          <text:p/>
        </draw:polygon>
        <draw:polyline draw:style-name="gr117" draw:text-style-name="P9" draw:layer="layout" svg:width="0.249cm" svg:height="0.249cm" svg:x="9.407cm" svg:y="11.748cm" svg:viewBox="0 0 250 250" draw:points="0,0 0,250 250,250 250,0 0,0">
          <text:p/>
        </draw:polyline>
        <draw:polygon draw:style-name="gr118" draw:text-style-name="P9" draw:layer="layout" svg:width="0.249cm" svg:height="0.249cm" svg:x="9.867cm" svg:y="11.859cm" svg:viewBox="0 0 250 250" draw:points="0,0 0,250 250,250 250,0">
          <text:p/>
        </draw:polygon>
        <draw:polyline draw:style-name="gr117" draw:text-style-name="P9" draw:layer="layout" svg:width="0.249cm" svg:height="0.249cm" svg:x="9.867cm" svg:y="11.859cm" svg:viewBox="0 0 250 250" draw:points="0,0 0,250 250,250 250,0 0,0">
          <text:p/>
        </draw:polyline>
        <draw:polygon draw:style-name="gr118" draw:text-style-name="P9" draw:layer="layout" svg:width="0.249cm" svg:height="0.249cm" svg:x="10.326cm" svg:y="11.754cm" svg:viewBox="0 0 250 250" draw:points="0,0 0,250 250,250 250,0">
          <text:p/>
        </draw:polygon>
        <draw:polyline draw:style-name="gr117" draw:text-style-name="P9" draw:layer="layout" svg:width="0.249cm" svg:height="0.249cm" svg:x="10.326cm" svg:y="11.754cm" svg:viewBox="0 0 250 250" draw:points="0,0 0,250 250,250 250,0 0,0">
          <text:p/>
        </draw:polyline>
        <draw:polygon draw:style-name="gr118" draw:text-style-name="P9" draw:layer="layout" svg:width="0.249cm" svg:height="0.249cm" svg:x="10.786cm" svg:y="11.703cm" svg:viewBox="0 0 250 250" draw:points="0,0 0,250 250,250 250,0">
          <text:p/>
        </draw:polygon>
        <draw:polyline draw:style-name="gr117" draw:text-style-name="P9" draw:layer="layout" svg:width="0.249cm" svg:height="0.249cm" svg:x="10.786cm" svg:y="11.703cm" svg:viewBox="0 0 250 250" draw:points="0,0 0,250 250,250 250,0 0,0">
          <text:p/>
        </draw:polyline>
        <draw:polygon draw:style-name="gr118" draw:text-style-name="P9" draw:layer="layout" svg:width="0.249cm" svg:height="0.249cm" svg:x="11.246cm" svg:y="11.84cm" svg:viewBox="0 0 250 250" draw:points="0,0 0,250 250,250 250,0">
          <text:p/>
        </draw:polygon>
        <draw:polyline draw:style-name="gr117" draw:text-style-name="P9" draw:layer="layout" svg:width="0.249cm" svg:height="0.249cm" svg:x="11.246cm" svg:y="11.84cm" svg:viewBox="0 0 250 250" draw:points="0,0 0,250 250,250 250,0 0,0">
          <text:p/>
        </draw:polyline>
        <draw:polygon draw:style-name="gr118" draw:text-style-name="P9" draw:layer="layout" svg:width="0.249cm" svg:height="0.249cm" svg:x="11.706cm" svg:y="11.719cm" svg:viewBox="0 0 250 250" draw:points="0,0 0,250 250,250 250,0">
          <text:p/>
        </draw:polygon>
        <draw:polyline draw:style-name="gr117" draw:text-style-name="P9" draw:layer="layout" svg:width="0.249cm" svg:height="0.249cm" svg:x="11.706cm" svg:y="11.719cm" svg:viewBox="0 0 250 250" draw:points="0,0 0,250 250,250 250,0 0,0">
          <text:p/>
        </draw:polyline>
        <draw:polygon draw:style-name="gr118" draw:text-style-name="P9" draw:layer="layout" svg:width="0.249cm" svg:height="0.249cm" svg:x="12.166cm" svg:y="11.683cm" svg:viewBox="0 0 250 250" draw:points="0,0 0,250 250,250 250,0">
          <text:p/>
        </draw:polygon>
        <draw:polyline draw:style-name="gr117" draw:text-style-name="P9" draw:layer="layout" svg:width="0.249cm" svg:height="0.249cm" svg:x="12.166cm" svg:y="11.683cm" svg:viewBox="0 0 250 250" draw:points="0,0 0,250 250,250 250,0 0,0">
          <text:p/>
        </draw:polyline>
        <draw:polygon draw:style-name="gr118" draw:text-style-name="P9" draw:layer="layout" svg:width="0.249cm" svg:height="0.249cm" svg:x="12.626cm" svg:y="11.736cm" svg:viewBox="0 0 250 250" draw:points="0,0 0,250 250,250 250,0">
          <text:p/>
        </draw:polygon>
        <draw:polyline draw:style-name="gr117" draw:text-style-name="P9" draw:layer="layout" svg:width="0.249cm" svg:height="0.249cm" svg:x="12.626cm" svg:y="11.736cm" svg:viewBox="0 0 250 250" draw:points="0,0 0,250 250,250 250,0 0,0">
          <text:p/>
        </draw:polyline>
        <draw:polygon draw:style-name="gr118" draw:text-style-name="P9" draw:layer="layout" svg:width="0.249cm" svg:height="0.249cm" svg:x="13.085cm" svg:y="11.836cm" svg:viewBox="0 0 250 250" draw:points="0,0 0,250 250,250 250,0">
          <text:p/>
        </draw:polygon>
        <draw:polyline draw:style-name="gr117" draw:text-style-name="P9" draw:layer="layout" svg:width="0.249cm" svg:height="0.249cm" svg:x="13.085cm" svg:y="11.836cm" svg:viewBox="0 0 250 250" draw:points="0,0 0,250 250,250 250,0 0,0">
          <text:p/>
        </draw:polyline>
        <draw:polygon draw:style-name="gr118" draw:text-style-name="P9" draw:layer="layout" svg:width="0.249cm" svg:height="0.249cm" svg:x="13.544cm" svg:y="11.814cm" svg:viewBox="0 0 250 250" draw:points="0,0 0,250 250,250 250,0">
          <text:p/>
        </draw:polygon>
        <draw:polyline draw:style-name="gr117" draw:text-style-name="P9" draw:layer="layout" svg:width="0.249cm" svg:height="0.249cm" svg:x="13.544cm" svg:y="11.814cm" svg:viewBox="0 0 250 250" draw:points="0,0 0,250 250,250 250,0 0,0">
          <text:p/>
        </draw:polyline>
        <draw:polygon draw:style-name="gr118" draw:text-style-name="P9" draw:layer="layout" svg:width="0.249cm" svg:height="0.249cm" svg:x="14.004cm" svg:y="11.947cm" svg:viewBox="0 0 250 250" draw:points="0,0 0,250 250,250 250,0">
          <text:p/>
        </draw:polygon>
        <draw:polyline draw:style-name="gr117" draw:text-style-name="P9" draw:layer="layout" svg:width="0.249cm" svg:height="0.249cm" svg:x="14.004cm" svg:y="11.947cm" svg:viewBox="0 0 250 250" draw:points="0,0 0,250 250,250 250,0 0,0">
          <text:p/>
        </draw:polyline>
        <draw:polygon draw:style-name="gr118" draw:text-style-name="P9" draw:layer="layout" svg:width="0.249cm" svg:height="0.249cm" svg:x="14.464cm" svg:y="12.079cm" svg:viewBox="0 0 250 250" draw:points="0,0 0,250 250,250 250,0">
          <text:p/>
        </draw:polygon>
        <draw:polyline draw:style-name="gr117" draw:text-style-name="P9" draw:layer="layout" svg:width="0.249cm" svg:height="0.249cm" svg:x="14.464cm" svg:y="12.079cm" svg:viewBox="0 0 250 250" draw:points="0,0 0,250 250,250 250,0 0,0">
          <text:p/>
        </draw:polyline>
        <draw:polygon draw:style-name="gr118" draw:text-style-name="P9" draw:layer="layout" svg:width="0.249cm" svg:height="0.249cm" svg:x="14.924cm" svg:y="12.175cm" svg:viewBox="0 0 250 250" draw:points="0,0 0,250 250,250 250,0">
          <text:p/>
        </draw:polygon>
        <draw:polyline draw:style-name="gr117" draw:text-style-name="P9" draw:layer="layout" svg:width="0.249cm" svg:height="0.249cm" svg:x="14.924cm" svg:y="12.175cm" svg:viewBox="0 0 250 250" draw:points="0,0 0,250 250,250 250,0 0,0">
          <text:p/>
        </draw:polyline>
        <draw:polygon draw:style-name="gr118" draw:text-style-name="P9" draw:layer="layout" svg:width="0.249cm" svg:height="0.249cm" svg:x="15.384cm" svg:y="12.474cm" svg:viewBox="0 0 250 250" draw:points="0,0 0,250 250,250 250,0">
          <text:p/>
        </draw:polygon>
        <draw:polyline draw:style-name="gr117" draw:text-style-name="P9" draw:layer="layout" svg:width="0.249cm" svg:height="0.249cm" svg:x="15.384cm" svg:y="12.474cm" svg:viewBox="0 0 250 250" draw:points="0,0 0,250 250,250 250,0 0,0">
          <text:p/>
        </draw:polyline>
        <draw:polygon draw:style-name="gr118" draw:text-style-name="P9" draw:layer="layout" svg:width="0.249cm" svg:height="0.249cm" svg:x="15.844cm" svg:y="12.753cm" svg:viewBox="0 0 250 250" draw:points="0,0 0,250 250,250 250,0">
          <text:p/>
        </draw:polygon>
        <draw:polyline draw:style-name="gr117" draw:text-style-name="P9" draw:layer="layout" svg:width="0.249cm" svg:height="0.249cm" svg:x="15.844cm" svg:y="12.753cm" svg:viewBox="0 0 250 250" draw:points="0,0 0,250 250,250 250,0 0,0">
          <text:p/>
        </draw:polyline>
        <draw:polygon draw:style-name="gr118" draw:text-style-name="P9" draw:layer="layout" svg:width="0.249cm" svg:height="0.249cm" svg:x="16.304cm" svg:y="12.973cm" svg:viewBox="0 0 250 250" draw:points="0,0 0,250 250,250 250,0">
          <text:p/>
        </draw:polygon>
        <draw:polyline draw:style-name="gr117" draw:text-style-name="P9" draw:layer="layout" svg:width="0.249cm" svg:height="0.249cm" svg:x="16.304cm" svg:y="12.973cm" svg:viewBox="0 0 250 250" draw:points="0,0 0,250 250,250 250,0 0,0">
          <text:p/>
        </draw:polyline>
        <draw:polygon draw:style-name="gr118" draw:text-style-name="P9" draw:layer="layout" svg:width="0.316cm" svg:height="0.087cm" svg:x="16.922cm" svg:y="13.774cm" svg:viewBox="0 0 317 88" draw:points="0,0 317,0 317,88 0,88">
          <text:p/>
        </draw:polygon>
        <draw:polygon draw:style-name="gr118" draw:text-style-name="P9" draw:layer="layout" svg:width="0.158cm" svg:height="0.158cm" svg:x="17.001cm" svg:y="13.738cm" svg:viewBox="0 0 159 159" draw:points="0,0 0,159 159,159 159,0">
          <text:p/>
        </draw:polygon>
        <draw:polyline draw:style-name="gr117" draw:text-style-name="P9" draw:layer="layout" svg:width="0.158cm" svg:height="0.158cm" svg:x="17.001cm" svg:y="13.738cm" svg:viewBox="0 0 159 159" draw:points="0,0 0,159 159,159 159,0 0,0">
          <text:p/>
        </draw:polyline>
        <draw:frame draw:style-name="gr210" draw:text-style-name="P19" draw:layer="layout" svg:width="3.288cm" svg:height="0.569cm" svg:x="17.289cm" svg:y="13.703cm">
          <draw:text-box>
            <text:p><text:span text:style-name="T15">Qualität (SXCS, 2000 </text:span></text:p>
          </draw:text-box>
        </draw:frame>
        <draw:frame draw:style-name="gr211" draw:text-style-name="P19" draw:layer="layout" svg:width="1.56cm" svg:height="0.569cm" svg:x="17.289cm" svg:y="14.072cm">
          <draw:text-box>
            <text:p><text:span text:style-name="T15">Schritte)</text:span></text:p>
          </draw:text-box>
        </draw:frame>
        <draw:frame draw:style-name="gr208" draw:text-style-name="P20" draw:layer="layout" svg:width="3.275cm" svg:height="0.603cm" svg:x="9.962cm" svg:y="16.95cm">
          <draw:text-box>
            <text:p><text:span text:style-name="T16">tournament factor p</text:span></text:p>
          </draw:text-box>
        </draw:frame>
        <draw:frame draw:style-name="gr209" draw:text-style-name="P20" draw:layer="layout" svg:width="2.526cm" svg:height="0.603cm" draw:transform="rotate (1.5707963267946) translate (5.826cm 14.461cm)">
          <draw:text-box>
            <text:p><text:span text:style-name="T16">Qualität (in %)</text:span></text:p>
          </draw:text-box>
        </draw:frame>
        <presentation:notes draw:style-name="dp2">
          <draw:page-thumbnail draw:style-name="gr14"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1" draw:master-page-name="Default">
        <office:forms form:automatic-focus="false" form:apply-design-mode="false"/>
        <draw:frame draw:style-name="gr69" draw:text-style-name="P9" draw:layer="layout" svg:width="15.208cm" svg:height="6.978cm" svg:x="4.127cm" svg:y="3.817cm">
          <draw:image xlink:href="Pictures/2000079B00003B8900001B63DD853387.svm" xlink:type="simple" xlink:show="embed" xlink:actuate="onLoad">
            <text:p/>
          </draw:image>
        </draw:frame>
        <presentation:notes draw:style-name="dp2">
          <draw:page-thumbnail draw:style-name="gr14" draw:layer="layout" svg:width="13.968cm" svg:height="10.476cm" svg:x="3.81cm" svg:y="2.123cm" draw:page-number="40" presentation:class="page"/>
          <draw:frame presentation:style-name="pr2" draw:layer="layout" svg:width="17.271cm" svg:height="12.322cm" svg:x="2.159cm" svg:y="13.271cm" presentation:class="notes" presentation:placeholder="true">
            <draw:text-box/>
          </draw:frame>
        </presentation:notes>
      </draw:page>
      <draw:page draw:name="page41" draw:style-name="dp1" draw:master-page-name="Default">
        <office:forms form:automatic-focus="false" form:apply-design-mode="false"/>
        <draw:polygon draw:style-name="gr111" draw:text-style-name="P9" draw:layer="layout" svg:width="15.207cm" svg:height="6.977cm" svg:x="6.985cm" svg:y="3.817cm" svg:viewBox="0 0 15208 6978" draw:points="0,0 15208,0 15208,6978 0,6978">
          <text:p/>
        </draw:polygon>
        <draw:polyline draw:style-name="gr112" draw:text-style-name="P9" draw:layer="layout" svg:width="9.278cm" svg:height="5.221cm" svg:x="8.557cm" svg:y="4.141cm" svg:viewBox="0 0 9279 5222" draw:points="4639,5222 0,5222 0,0 9279,0 9279,5222 4639,5222">
          <text:p/>
        </draw:polyline>
        <draw:line draw:style-name="gr112" draw:text-style-name="P9" draw:layer="layout" svg:x1="17.836cm" svg:y1="9.363cm" svg:x2="8.557cm" svg:y2="9.363cm">
          <text:p/>
        </draw:line>
        <draw:line draw:style-name="gr112" draw:text-style-name="P9" draw:layer="layout" svg:x1="17.836cm" svg:y1="8.318cm" svg:x2="8.557cm" svg:y2="8.318cm">
          <text:p/>
        </draw:line>
        <draw:line draw:style-name="gr112" draw:text-style-name="P9" draw:layer="layout" svg:x1="17.836cm" svg:y1="7.274cm" svg:x2="8.557cm" svg:y2="7.274cm">
          <text:p/>
        </draw:line>
        <draw:line draw:style-name="gr112" draw:text-style-name="P9" draw:layer="layout" svg:x1="17.836cm" svg:y1="6.229cm" svg:x2="8.557cm" svg:y2="6.229cm">
          <text:p/>
        </draw:line>
        <draw:line draw:style-name="gr112" draw:text-style-name="P9" draw:layer="layout" svg:x1="17.836cm" svg:y1="5.185cm" svg:x2="8.557cm" svg:y2="5.185cm">
          <text:p/>
        </draw:line>
        <draw:line draw:style-name="gr112" draw:text-style-name="P9" draw:layer="layout" svg:x1="17.836cm" svg:y1="4.139cm" svg:x2="8.557cm" svg:y2="4.139cm">
          <text:p/>
        </draw:line>
        <draw:frame draw:style-name="gr212" draw:text-style-name="P19" draw:layer="layout" svg:width="1.366cm" svg:height="0.569cm" svg:x="8.122cm" svg:y="9.658cm">
          <draw:text-box>
            <text:p><text:span text:style-name="T15">0.0001</text:span></text:p>
          </draw:text-box>
        </draw:frame>
        <draw:frame draw:style-name="gr212" draw:text-style-name="P19" draw:layer="layout" svg:width="1.366cm" svg:height="0.569cm" svg:x="9.452cm" svg:y="9.658cm">
          <draw:text-box>
            <text:p><text:span text:style-name="T15">0.0005</text:span></text:p>
          </draw:text-box>
        </draw:frame>
        <draw:frame draw:style-name="gr213" draw:text-style-name="P19" draw:layer="layout" svg:width="1.209cm" svg:height="0.569cm" svg:x="10.866cm" svg:y="9.658cm">
          <draw:text-box>
            <text:p><text:span text:style-name="T15">0.001</text:span></text:p>
          </draw:text-box>
        </draw:frame>
        <draw:frame draw:style-name="gr213" draw:text-style-name="P19" draw:layer="layout" svg:width="1.209cm" svg:height="0.569cm" svg:x="12.168cm" svg:y="9.658cm">
          <draw:text-box>
            <text:p><text:span text:style-name="T15">0.005</text:span></text:p>
          </draw:text-box>
        </draw:frame>
        <draw:frame draw:style-name="gr114" draw:text-style-name="P19" draw:layer="layout" svg:width="1.052cm" svg:height="0.569cm" svg:x="13.582cm" svg:y="9.658cm">
          <draw:text-box>
            <text:p><text:span text:style-name="T15">0.01</text:span></text:p>
          </draw:text-box>
        </draw:frame>
        <draw:frame draw:style-name="gr114" draw:text-style-name="P19" draw:layer="layout" svg:width="1.052cm" svg:height="0.569cm" svg:x="14.912cm" svg:y="9.658cm">
          <draw:text-box>
            <text:p><text:span text:style-name="T15">0.05</text:span></text:p>
          </draw:text-box>
        </draw:frame>
        <draw:frame draw:style-name="gr115" draw:text-style-name="P19" draw:layer="layout" svg:width="0.896cm" svg:height="0.569cm" svg:x="16.298cm" svg:y="9.658cm">
          <draw:text-box>
            <text:p><text:span text:style-name="T15">0.1</text:span></text:p>
          </draw:text-box>
        </draw:frame>
        <draw:frame draw:style-name="gr115" draw:text-style-name="P19" draw:layer="layout" svg:width="0.896cm" svg:height="0.569cm" svg:x="17.629cm" svg:y="9.658cm">
          <draw:text-box>
            <text:p><text:span text:style-name="T15">0.5</text:span></text:p>
          </draw:text-box>
        </draw:frame>
        <draw:line draw:style-name="gr112" draw:text-style-name="P9" draw:layer="layout" svg:x1="8.557cm" svg:y1="9.512cm" svg:x2="8.557cm" svg:y2="9.363cm">
          <text:p/>
        </draw:line>
        <draw:line draw:style-name="gr112" draw:text-style-name="P9" draw:layer="layout" svg:x1="9.882cm" svg:y1="9.512cm" svg:x2="9.882cm" svg:y2="9.363cm">
          <text:p/>
        </draw:line>
        <draw:line draw:style-name="gr112" draw:text-style-name="P9" draw:layer="layout" svg:x1="11.207cm" svg:y1="9.512cm" svg:x2="11.207cm" svg:y2="9.363cm">
          <text:p/>
        </draw:line>
        <draw:line draw:style-name="gr112" draw:text-style-name="P9" draw:layer="layout" svg:x1="12.533cm" svg:y1="9.512cm" svg:x2="12.533cm" svg:y2="9.363cm">
          <text:p/>
        </draw:line>
        <draw:line draw:style-name="gr112" draw:text-style-name="P9" draw:layer="layout" svg:x1="13.858cm" svg:y1="9.512cm" svg:x2="13.858cm" svg:y2="9.363cm">
          <text:p/>
        </draw:line>
        <draw:line draw:style-name="gr112" draw:text-style-name="P9" draw:layer="layout" svg:x1="15.184cm" svg:y1="9.512cm" svg:x2="15.184cm" svg:y2="9.363cm">
          <text:p/>
        </draw:line>
        <draw:line draw:style-name="gr112" draw:text-style-name="P9" draw:layer="layout" svg:x1="16.509cm" svg:y1="9.512cm" svg:x2="16.509cm" svg:y2="9.363cm">
          <text:p/>
        </draw:line>
        <draw:polyline draw:style-name="gr112" draw:text-style-name="P9" draw:layer="layout" svg:width="0.148cm" svg:height="9.278cm" draw:transform="rotate (1.5707963267946) translate (8.55659693577256cm 9.51218955012521cm)" svg:viewBox="0 0 149 9279" draw:points="0,26392 149,26392 149,17113">
          <text:p/>
        </draw:polyline>
        <draw:frame draw:style-name="gr115" draw:text-style-name="P19" draw:layer="layout" svg:width="0.659cm" svg:height="0.569cm" svg:x="8.149cm" svg:y="9.21cm">
          <draw:text-box>
            <text:p><text:span text:style-name="T15">0</text:span></text:p>
          </draw:text-box>
        </draw:frame>
        <draw:frame draw:style-name="gr115" draw:text-style-name="P19" draw:layer="layout" svg:width="0.659cm" svg:height="0.569cm" svg:x="8.149cm" svg:y="8.18cm">
          <draw:text-box>
            <text:p><text:span text:style-name="T15">5</text:span></text:p>
          </draw:text-box>
        </draw:frame>
        <draw:frame draw:style-name="gr115" draw:text-style-name="P19" draw:layer="layout" svg:width="0.815cm" svg:height="0.569cm" svg:x="7.983cm" svg:y="7.125cm">
          <draw:text-box>
            <text:p><text:span text:style-name="T15">10</text:span></text:p>
          </draw:text-box>
        </draw:frame>
        <draw:frame draw:style-name="gr115" draw:text-style-name="P19" draw:layer="layout" svg:width="0.815cm" svg:height="0.569cm" svg:x="7.983cm" svg:y="6.069cm">
          <draw:text-box>
            <text:p><text:span text:style-name="T15">15</text:span></text:p>
          </draw:text-box>
        </draw:frame>
        <draw:frame draw:style-name="gr115" draw:text-style-name="P19" draw:layer="layout" svg:width="0.815cm" svg:height="0.569cm" svg:x="7.983cm" svg:y="5.04cm">
          <draw:text-box>
            <text:p><text:span text:style-name="T15">20</text:span></text:p>
          </draw:text-box>
        </draw:frame>
        <draw:frame draw:style-name="gr115" draw:text-style-name="P19" draw:layer="layout" svg:width="0.815cm" svg:height="0.569cm" svg:x="7.983cm" svg:y="3.985cm">
          <draw:text-box>
            <text:p><text:span text:style-name="T15">25</text:span></text:p>
          </draw:text-box>
        </draw:frame>
        <draw:line draw:style-name="gr112" draw:text-style-name="P9" draw:layer="layout" svg:x1="8.407cm" svg:y1="9.363cm" svg:x2="8.557cm" svg:y2="9.363cm">
          <text:p/>
        </draw:line>
        <draw:line draw:style-name="gr112" draw:text-style-name="P9" draw:layer="layout" svg:x1="8.407cm" svg:y1="8.318cm" svg:x2="8.557cm" svg:y2="8.318cm">
          <text:p/>
        </draw:line>
        <draw:line draw:style-name="gr112" draw:text-style-name="P9" draw:layer="layout" svg:x1="8.407cm" svg:y1="7.274cm" svg:x2="8.557cm" svg:y2="7.274cm">
          <text:p/>
        </draw:line>
        <draw:line draw:style-name="gr112" draw:text-style-name="P9" draw:layer="layout" svg:x1="8.407cm" svg:y1="6.229cm" svg:x2="8.557cm" svg:y2="6.229cm">
          <text:p/>
        </draw:line>
        <draw:line draw:style-name="gr112" draw:text-style-name="P9" draw:layer="layout" svg:x1="8.407cm" svg:y1="5.185cm" svg:x2="8.557cm" svg:y2="5.185cm">
          <text:p/>
        </draw:line>
        <draw:polyline draw:style-name="gr112" draw:text-style-name="P9" draw:layer="layout" svg:width="0.149cm" svg:height="5.222cm" svg:x="8.407cm" svg:y="4.139cm" svg:viewBox="0 0 150 5223" draw:points="0,0 150,0 150,5223">
          <text:p/>
        </draw:polyline>
        <draw:polygon draw:style-name="gr116" draw:text-style-name="P9" draw:layer="layout" svg:width="1.33cm" svg:height="0.173cm" svg:x="8.554cm" svg:y="4.624cm" svg:viewBox="0 0 1331 174" draw:points="0,87 1325,0 1328,44 1331,88 6,174 3,130">
          <text:p/>
        </draw:polygon>
        <draw:polygon draw:style-name="gr116" draw:text-style-name="P9" draw:layer="layout" svg:width="0.002cm" svg:height="0.043cm" svg:x="9.879cm" svg:y="4.624cm" svg:viewBox="0 0 3 44" draw:points="3,44 0,0 1,0">
          <text:p/>
        </draw:polygon>
        <draw:polygon draw:style-name="gr116" draw:text-style-name="P9" draw:layer="layout" svg:width="1.328cm" svg:height="0.155cm" svg:x="9.88cm" svg:y="4.556cm" svg:viewBox="0 0 1329 156" draw:points="0,69 1325,0 1327,44 1329,88 4,156 2,112">
          <text:p/>
        </draw:polygon>
        <draw:polygon draw:style-name="gr116" draw:text-style-name="P9" draw:layer="layout" svg:width="0.014cm" svg:height="0.043cm" svg:x="11.205cm" svg:y="4.556cm" svg:viewBox="0 0 15 44" draw:points="2,44 0,0 7,0 15,2">
          <text:p/>
        </draw:polygon>
        <draw:polygon draw:style-name="gr116" draw:text-style-name="P9" draw:layer="layout" svg:width="1.351cm" svg:height="0.48cm" svg:x="11.194cm" svg:y="4.558cm" svg:viewBox="0 0 1352 481" draw:points="26,0 1352,397 1339,439 1326,481 0,84 13,42">
          <text:p/>
        </draw:polygon>
        <draw:polygon draw:style-name="gr116" draw:text-style-name="P9" draw:layer="layout" svg:width="0.012cm" svg:height="0.042cm" svg:x="12.52cm" svg:y="4.996cm" svg:viewBox="0 0 13 43" draw:points="13,0 6,43 0,42">
          <text:p/>
        </draw:polygon>
        <draw:polygon draw:style-name="gr116" draw:text-style-name="P9" draw:layer="layout" svg:width="1.338cm" svg:height="0.296cm" svg:x="12.526cm" svg:y="4.954cm" svg:viewBox="0 0 1339 297" draw:points="14,0 1339,211 1332,254 1325,297 0,86 7,43">
          <text:p/>
        </draw:polygon>
        <draw:polygon draw:style-name="gr116" draw:text-style-name="P9" draw:layer="layout" svg:width="0.031cm" svg:height="0.042cm" svg:x="13.858cm" svg:y="5.165cm" svg:viewBox="0 0 32 43" draw:points="0,43 7,0 14,1 21,5 28,9 32,13">
          <text:p/>
        </draw:polygon>
        <draw:polygon draw:style-name="gr116" draw:text-style-name="P9" draw:layer="layout" svg:width="1.389cm" svg:height="1.452cm" svg:x="13.826cm" svg:y="5.178cm" svg:viewBox="0 0 1390 1453" draw:points="64,0 1390,1393 1358,1423 1326,1453 0,60 32,30">
          <text:p/>
        </draw:polygon>
        <draw:polygon draw:style-name="gr116" draw:text-style-name="P9" draw:layer="layout" svg:width="0.031cm" svg:height="0.034cm" svg:x="15.152cm" svg:y="6.601cm" svg:viewBox="0 0 32 35" draw:points="32,0 6,35 0,30 0,30">
          <text:p/>
        </draw:polygon>
        <draw:polygon draw:style-name="gr116" draw:text-style-name="P9" draw:layer="layout" svg:width="1.376cm" svg:height="1.038cm" svg:x="15.158cm" svg:y="6.566cm" svg:viewBox="0 0 1377 1039" draw:points="52,0 1377,969 1351,1004 1325,1039 0,70 26,35">
          <text:p/>
        </draw:polygon>
        <draw:polygon draw:style-name="gr116" draw:text-style-name="P9" draw:layer="layout" svg:width="0.025cm" svg:height="0.042cm" svg:x="16.483cm" svg:y="7.57cm" svg:viewBox="0 0 26 43" draw:points="26,0 18,43 10,41 3,38 0,35">
          <text:p/>
        </draw:polygon>
        <draw:polygon draw:style-name="gr116" draw:text-style-name="P9" draw:layer="layout" svg:width="1.341cm" svg:height="0.337cm" svg:x="16.501cm" svg:y="7.528cm" svg:viewBox="0 0 1342 338" draw:points="16,0 1342,253 1334,296 1326,338 0,86 8,43">
          <text:p/>
        </draw:polygon>
        <draw:polygon draw:style-name="gr116" draw:text-style-name="P9" draw:layer="layout" svg:width="0.248cm" svg:height="0.248cm" svg:x="8.432cm" svg:y="4.63cm" svg:viewBox="0 0 249 249" draw:points="0,0 0,249 249,249 249,0">
          <text:p/>
        </draw:polygon>
        <draw:polyline draw:style-name="gr117" draw:text-style-name="P9" draw:layer="layout" svg:width="0.248cm" svg:height="0.248cm" svg:x="8.432cm" svg:y="4.63cm" svg:viewBox="0 0 249 249" draw:points="0,0 0,249 249,249 249,0 0,0">
          <text:p/>
        </draw:polyline>
        <draw:polygon draw:style-name="gr118" draw:text-style-name="P9" draw:layer="layout" svg:width="0.248cm" svg:height="0.248cm" svg:x="9.757cm" svg:y="4.544cm" svg:viewBox="0 0 249 249" draw:points="0,0 0,249 249,249 249,0">
          <text:p/>
        </draw:polygon>
        <draw:polyline draw:style-name="gr117" draw:text-style-name="P9" draw:layer="layout" svg:width="0.248cm" svg:height="0.248cm" svg:x="9.757cm" svg:y="4.544cm" svg:viewBox="0 0 249 249" draw:points="0,0 0,249 249,249 249,0 0,0">
          <text:p/>
        </draw:polyline>
        <draw:polygon draw:style-name="gr118" draw:text-style-name="P9" draw:layer="layout" svg:width="0.248cm" svg:height="0.248cm" svg:x="11.082cm" svg:y="4.475cm" svg:viewBox="0 0 249 249" draw:points="0,0 0,249 249,249 249,0">
          <text:p/>
        </draw:polygon>
        <draw:polyline draw:style-name="gr117" draw:text-style-name="P9" draw:layer="layout" svg:width="0.248cm" svg:height="0.248cm" svg:x="11.082cm" svg:y="4.475cm" svg:viewBox="0 0 249 249" draw:points="0,0 0,249 249,249 249,0 0,0">
          <text:p/>
        </draw:polyline>
        <draw:polygon draw:style-name="gr118" draw:text-style-name="P9" draw:layer="layout" svg:width="0.248cm" svg:height="0.248cm" svg:x="12.408cm" svg:y="4.872cm" svg:viewBox="0 0 249 249" draw:points="0,0 0,249 249,249 249,0">
          <text:p/>
        </draw:polygon>
        <draw:polyline draw:style-name="gr117" draw:text-style-name="P9" draw:layer="layout" svg:width="0.248cm" svg:height="0.248cm" svg:x="12.408cm" svg:y="4.872cm" svg:viewBox="0 0 249 249" draw:points="0,0 0,249 249,249 249,0 0,0">
          <text:p/>
        </draw:polyline>
        <draw:polygon draw:style-name="gr118" draw:text-style-name="P9" draw:layer="layout" svg:width="0.248cm" svg:height="0.248cm" svg:x="13.733cm" svg:y="5.083cm" svg:viewBox="0 0 249 249" draw:points="0,0 0,249 249,249 249,0">
          <text:p/>
        </draw:polygon>
        <draw:polyline draw:style-name="gr117" draw:text-style-name="P9" draw:layer="layout" svg:width="0.248cm" svg:height="0.248cm" svg:x="13.733cm" svg:y="5.083cm" svg:viewBox="0 0 249 249" draw:points="0,0 0,249 249,249 249,0 0,0">
          <text:p/>
        </draw:polyline>
        <draw:polygon draw:style-name="gr118" draw:text-style-name="P9" draw:layer="layout" svg:width="0.248cm" svg:height="0.248cm" svg:x="15.06cm" svg:y="6.476cm" svg:viewBox="0 0 249 249" draw:points="0,0 0,249 249,249 249,0">
          <text:p/>
        </draw:polygon>
        <draw:polyline draw:style-name="gr117" draw:text-style-name="P9" draw:layer="layout" svg:width="0.248cm" svg:height="0.248cm" svg:x="15.06cm" svg:y="6.476cm" svg:viewBox="0 0 249 249" draw:points="0,0 0,249 249,249 249,0 0,0">
          <text:p/>
        </draw:polyline>
        <draw:polygon draw:style-name="gr118" draw:text-style-name="P9" draw:layer="layout" svg:width="0.248cm" svg:height="0.248cm" svg:x="16.385cm" svg:y="7.446cm" svg:viewBox="0 0 249 249" draw:points="0,0 0,249 249,249 249,0">
          <text:p/>
        </draw:polygon>
        <draw:polyline draw:style-name="gr117" draw:text-style-name="P9" draw:layer="layout" svg:width="0.248cm" svg:height="0.248cm" svg:x="16.385cm" svg:y="7.446cm" svg:viewBox="0 0 249 249" draw:points="0,0 0,249 249,249 249,0 0,0">
          <text:p/>
        </draw:polyline>
        <draw:polygon draw:style-name="gr118" draw:text-style-name="P9" draw:layer="layout" svg:width="0.248cm" svg:height="0.248cm" svg:x="17.711cm" svg:y="7.699cm" svg:viewBox="0 0 249 249" draw:points="0,0 0,249 249,249 249,0">
          <text:p/>
        </draw:polygon>
        <draw:polyline draw:style-name="gr117" draw:text-style-name="P9" draw:layer="layout" svg:width="0.248cm" svg:height="0.248cm" svg:x="17.711cm" svg:y="7.699cm" svg:viewBox="0 0 249 249" draw:points="0,0 0,249 249,249 249,0 0,0">
          <text:p/>
        </draw:polyline>
        <draw:polygon draw:style-name="gr119" draw:text-style-name="P9" draw:layer="layout" svg:width="1.33cm" svg:height="0.18cm" svg:x="8.554cm" svg:y="5.409cm" svg:viewBox="0 0 1331 181" draw:points="6,0 1331,94 1328,137 1325,181 0,88 3,44">
          <text:p/>
        </draw:polygon>
        <draw:polygon draw:style-name="gr119" draw:text-style-name="P9" draw:layer="layout" svg:width="0.003cm" svg:height="0.043cm" svg:x="9.879cm" svg:y="5.546cm" svg:viewBox="0 0 4 44" draw:points="3,0 4,44 0,44">
          <text:p/>
        </draw:polygon>
        <draw:polygon draw:style-name="gr119" draw:text-style-name="P9" draw:layer="layout" svg:width="1.326cm" svg:height="0.105cm" svg:x="9.881cm" svg:y="5.483cm" svg:viewBox="0 0 1327 106" draw:points="0,19 1325,0 1326,44 1327,88 2,106 1,63">
          <text:p/>
        </draw:polygon>
        <draw:polygon draw:style-name="gr119" draw:text-style-name="P9" draw:layer="layout" svg:width="0cm" svg:height="0.043cm" svg:x="11.207cm" svg:y="5.527cm" svg:viewBox="0 0 1 44" draw:points="0,0 1,44 1,44">
          <text:p/>
        </draw:polygon>
        <draw:polygon draw:style-name="gr119" draw:text-style-name="P9" draw:layer="layout" svg:width="1.327cm" svg:height="0.117cm" svg:x="11.206cm" svg:y="5.452cm" svg:viewBox="0 0 1328 118" draw:points="0,31 1326,0 1327,44 1328,88 2,118 1,75">
          <text:p/>
        </draw:polygon>
        <draw:polygon draw:style-name="gr119" draw:text-style-name="P9" draw:layer="layout" svg:width="0.003cm" svg:height="0.043cm" svg:x="12.532cm" svg:y="5.452cm" svg:viewBox="0 0 4 44" draw:points="1,44 0,0 4,0">
          <text:p/>
        </draw:polygon>
        <draw:polygon draw:style-name="gr119" draw:text-style-name="P9" draw:layer="layout" svg:width="1.33cm" svg:height="0.17cm" svg:x="12.53cm" svg:y="5.452cm" svg:viewBox="0 0 1331 171" draw:points="6,0 1331,84 1328,127 1325,171 0,88 3,44">
          <text:p/>
        </draw:polygon>
        <draw:polygon draw:style-name="gr119" draw:text-style-name="P9" draw:layer="layout" svg:width="0.036cm" svg:height="0.043cm" svg:x="13.858cm" svg:y="5.536cm" svg:viewBox="0 0 37 44" draw:points="0,44 3,0 10,1 18,4 24,7 30,12 35,18 37,20">
          <text:p/>
        </draw:polygon>
        <draw:polygon draw:style-name="gr119" draw:text-style-name="P9" draw:layer="layout" svg:width="1.399cm" svg:height="2.102cm" svg:x="13.821cm" svg:y="5.556cm" svg:viewBox="0 0 1400 2103" draw:points="74,0 1400,2055 1363,2079 1326,2103 0,48 37,24">
          <text:p/>
        </draw:polygon>
        <draw:polygon draw:style-name="gr119" draw:text-style-name="P9" draw:layer="layout" svg:width="0.036cm" svg:height="0.042cm" svg:x="15.147cm" svg:y="7.635cm" svg:viewBox="0 0 37 43" draw:points="37,0 28,43 20,41 14,37 7,33 2,27 0,24">
          <text:p/>
        </draw:polygon>
        <draw:polygon draw:style-name="gr119" draw:text-style-name="P9" draw:layer="layout" svg:width="1.342cm" svg:height="0.372cm" svg:x="15.175cm" svg:y="7.592cm" svg:viewBox="0 0 1343 373" draw:points="18,0 1343,288 1334,330 1325,373 0,86 9,43">
          <text:p/>
        </draw:polygon>
        <draw:polygon draw:style-name="gr119" draw:text-style-name="P9" draw:layer="layout" svg:width="0.008cm" svg:height="0.043cm" svg:x="16.5cm" svg:y="7.923cm" svg:viewBox="0 0 9 44" draw:points="9,0 6,44 0,43">
          <text:p/>
        </draw:polygon>
        <draw:polygon draw:style-name="gr119" draw:text-style-name="P9" draw:layer="layout" svg:width="1.331cm" svg:height="0.185cm" svg:x="16.506cm" svg:y="7.879cm" svg:viewBox="0 0 1332 186" draw:points="6,0 1332,99 1329,142 1326,186 0,88 3,44">
          <text:p/>
        </draw:polygon>
        <draw:polygon draw:style-name="gr119" draw:text-style-name="P9" draw:layer="layout" svg:width="0.248cm" svg:height="0.248cm" svg:x="8.432cm" svg:y="5.328cm" svg:viewBox="0 0 249 249" draw:points="0,124 125,249 249,124 125,0">
          <text:p/>
        </draw:polygon>
        <draw:polyline draw:style-name="gr117" draw:text-style-name="P9" draw:layer="layout" svg:width="0.248cm" svg:height="0.248cm" svg:x="8.432cm" svg:y="5.328cm" svg:viewBox="0 0 249 249" draw:points="0,124 125,249 249,124 125,0 0,124">
          <text:p/>
        </draw:polyline>
        <draw:polygon draw:style-name="gr119" draw:text-style-name="P9" draw:layer="layout" svg:width="0.248cm" svg:height="0.248cm" svg:x="9.757cm" svg:y="5.421cm" svg:viewBox="0 0 249 249" draw:points="0,124 125,249 249,124 125,0">
          <text:p/>
        </draw:polygon>
        <draw:polyline draw:style-name="gr117" draw:text-style-name="P9" draw:layer="layout" svg:width="0.248cm" svg:height="0.248cm" svg:x="9.757cm" svg:y="5.421cm" svg:viewBox="0 0 249 249" draw:points="0,124 125,249 249,124 125,0 0,124">
          <text:p/>
        </draw:polyline>
        <draw:polygon draw:style-name="gr119" draw:text-style-name="P9" draw:layer="layout" svg:width="0.248cm" svg:height="0.248cm" svg:x="11.082cm" svg:y="5.403cm" svg:viewBox="0 0 249 249" draw:points="0,124 125,249 249,124 125,0">
          <text:p/>
        </draw:polygon>
        <draw:polyline draw:style-name="gr117" draw:text-style-name="P9" draw:layer="layout" svg:width="0.248cm" svg:height="0.248cm" svg:x="11.082cm" svg:y="5.403cm" svg:viewBox="0 0 249 249" draw:points="0,124 125,249 249,124 125,0 0,124">
          <text:p/>
        </draw:polyline>
        <draw:polygon draw:style-name="gr119" draw:text-style-name="P9" draw:layer="layout" svg:width="0.248cm" svg:height="0.248cm" svg:x="12.408cm" svg:y="5.372cm" svg:viewBox="0 0 249 249" draw:points="0,124 125,249 249,124 125,0">
          <text:p/>
        </draw:polygon>
        <draw:polyline draw:style-name="gr117" draw:text-style-name="P9" draw:layer="layout" svg:width="0.248cm" svg:height="0.248cm" svg:x="12.408cm" svg:y="5.372cm" svg:viewBox="0 0 249 249" draw:points="0,124 125,249 249,124 125,0 0,124">
          <text:p/>
        </draw:polyline>
        <draw:polygon draw:style-name="gr119" draw:text-style-name="P9" draw:layer="layout" svg:width="0.248cm" svg:height="0.248cm" svg:x="13.733cm" svg:y="5.455cm" svg:viewBox="0 0 249 249" draw:points="0,124 125,249 249,124 125,0">
          <text:p/>
        </draw:polygon>
        <draw:polyline draw:style-name="gr117" draw:text-style-name="P9" draw:layer="layout" svg:width="0.248cm" svg:height="0.248cm" svg:x="13.733cm" svg:y="5.455cm" svg:viewBox="0 0 249 249" draw:points="0,124 125,249 249,124 125,0 0,124">
          <text:p/>
        </draw:polyline>
        <draw:polygon draw:style-name="gr119" draw:text-style-name="P9" draw:layer="layout" svg:width="0.248cm" svg:height="0.248cm" svg:x="15.06cm" svg:y="7.511cm" svg:viewBox="0 0 249 249" draw:points="0,124 125,249 249,124 125,0">
          <text:p/>
        </draw:polygon>
        <draw:polyline draw:style-name="gr117" draw:text-style-name="P9" draw:layer="layout" svg:width="0.248cm" svg:height="0.248cm" svg:x="15.06cm" svg:y="7.511cm" svg:viewBox="0 0 249 249" draw:points="0,124 125,249 249,124 125,0 0,124">
          <text:p/>
        </draw:polyline>
        <draw:polygon draw:style-name="gr119" draw:text-style-name="P9" draw:layer="layout" svg:width="0.248cm" svg:height="0.248cm" svg:x="16.385cm" svg:y="7.798cm" svg:viewBox="0 0 249 249" draw:points="0,124 125,249 249,124 125,0">
          <text:p/>
        </draw:polygon>
        <draw:polyline draw:style-name="gr117" draw:text-style-name="P9" draw:layer="layout" svg:width="0.248cm" svg:height="0.248cm" svg:x="16.385cm" svg:y="7.798cm" svg:viewBox="0 0 249 249" draw:points="0,124 125,249 249,124 125,0 0,124">
          <text:p/>
        </draw:polyline>
        <draw:polygon draw:style-name="gr119" draw:text-style-name="P9" draw:layer="layout" svg:width="0.248cm" svg:height="0.248cm" svg:x="17.711cm" svg:y="7.897cm" svg:viewBox="0 0 249 249" draw:points="0,124 125,249 249,124 125,0">
          <text:p/>
        </draw:polygon>
        <draw:polyline draw:style-name="gr117" draw:text-style-name="P9" draw:layer="layout" svg:width="0.248cm" svg:height="0.248cm" svg:x="17.711cm" svg:y="7.897cm" svg:viewBox="0 0 249 249" draw:points="0,124 125,249 249,124 125,0 0,124">
          <text:p/>
        </draw:polyline>
        <draw:polygon draw:style-name="gr118" draw:text-style-name="P9" draw:layer="layout" svg:width="0.315cm" svg:height="0.087cm" svg:x="18.446cm" svg:y="6.793cm" svg:viewBox="0 0 316 88" draw:points="0,0 316,0 316,88 0,88">
          <text:p/>
        </draw:polygon>
        <draw:polygon draw:style-name="gr118" draw:text-style-name="P9" draw:layer="layout" svg:width="0.158cm" svg:height="0.157cm" svg:x="18.525cm" svg:y="6.757cm" svg:viewBox="0 0 159 158" draw:points="0,0 0,158 159,158 159,0">
          <text:p/>
        </draw:polygon>
        <draw:polyline draw:style-name="gr117" draw:text-style-name="P9" draw:layer="layout" svg:width="0.158cm" svg:height="0.157cm" svg:x="18.525cm" svg:y="6.757cm" svg:viewBox="0 0 159 158" draw:points="0,0 0,158 159,158 159,0 0,0">
          <text:p/>
        </draw:polyline>
        <draw:polygon draw:style-name="gr119" draw:text-style-name="P9" draw:layer="layout" svg:width="0.315cm" svg:height="0.087cm" svg:x="18.446cm" svg:y="7.218cm" svg:viewBox="0 0 316 88" draw:points="0,0 316,0 316,88 0,88">
          <text:p/>
        </draw:polygon>
        <draw:polygon draw:style-name="gr119" draw:text-style-name="P9" draw:layer="layout" svg:width="0.158cm" svg:height="0.157cm" svg:x="18.525cm" svg:y="7.182cm" svg:viewBox="0 0 159 158" draw:points="0,80 80,158 159,80 80,0">
          <text:p/>
        </draw:polygon>
        <draw:polyline draw:style-name="gr117" draw:text-style-name="P9" draw:layer="layout" svg:width="0.158cm" svg:height="0.157cm" svg:x="18.525cm" svg:y="7.182cm" svg:viewBox="0 0 159 158" draw:points="0,80 80,158 159,80 80,0 0,80">
          <text:p/>
        </draw:polyline>
        <draw:frame draw:style-name="gr214" draw:text-style-name="P19" draw:layer="layout" svg:width="2.775cm" svg:height="0.569cm" svg:x="18.82cm" svg:y="6.729cm">
          <draw:text-box>
            <text:p><text:span text:style-name="T15">Andauernd exploit</text:span></text:p>
          </draw:text-box>
        </draw:frame>
        <draw:frame draw:style-name="gr215" draw:text-style-name="P19" draw:layer="layout" svg:width="3.262cm" svg:height="0.569cm" svg:x="18.82cm" svg:y="7.151cm">
          <draw:text-box>
            <text:p><text:span text:style-name="T15">Abwechselnd explore/</text:span></text:p>
          </draw:text-box>
        </draw:frame>
        <draw:frame draw:style-name="gr216" draw:text-style-name="P19" draw:layer="layout" svg:width="1.315cm" svg:height="0.569cm" svg:x="18.82cm" svg:y="7.519cm">
          <draw:text-box>
            <text:p><text:span text:style-name="T15">exploit</text:span></text:p>
          </draw:text-box>
        </draw:frame>
        <draw:frame draw:style-name="gr217" draw:text-style-name="P20" draw:layer="layout" svg:width="2.403cm" svg:height="0.603cm" svg:x="12.057cm" svg:y="10.153cm">
          <draw:text-box>
            <text:p><text:span text:style-name="T16">Lernrate beta</text:span></text:p>
          </draw:text-box>
        </draw:frame>
        <draw:frame draw:style-name="gr160" draw:text-style-name="P20" draw:layer="layout" svg:width="2.526cm" svg:height="0.603cm" draw:transform="rotate (1.5707963267946) translate (7.608cm 7.688cm)">
          <draw:text-box>
            <text:p><text:span text:style-name="T16">Qualität (in %)</text:span></text:p>
          </draw:text-box>
        </draw:frame>
        <presentation:notes draw:style-name="dp2">
          <draw:page-thumbnail draw:style-name="gr14" draw:layer="layout" svg:width="13.968cm" svg:height="10.476cm" svg:x="3.81cm" svg:y="2.123cm" draw:page-number="41" presentation:class="page"/>
          <draw:frame presentation:style-name="pr2" draw:layer="layout" svg:width="17.271cm" svg:height="12.322cm" svg:x="2.159cm" svg:y="13.271cm" presentation:class="notes" presentation:placeholder="true">
            <draw:text-box/>
          </draw:frame>
        </presentation:notes>
      </draw:page>
      <draw:page draw:name="page42" draw:style-name="dp1" draw:master-page-name="Default">
        <office:forms form:automatic-focus="false" form:apply-design-mode="false"/>
        <draw:polygon draw:style-name="gr111" draw:text-style-name="P9" draw:layer="layout" svg:width="15.239cm" svg:height="7.009cm" svg:x="-3.082cm" svg:y="2.707cm" svg:viewBox="0 0 15240 7010" draw:points="0,0 15240,0 15240,7010 0,7010">
          <text:p/>
        </draw:polygon>
        <draw:polyline draw:style-name="gr112" draw:text-style-name="P9" draw:layer="layout" svg:width="9.496cm" svg:height="5.246cm" svg:x="-1.667cm" svg:y="3.033cm" svg:viewBox="0 0 9497 5247" draw:points="4749,5247 0,5247 0,0 9497,0 9497,5247 4749,5247">
          <text:p/>
        </draw:polyline>
        <draw:line draw:style-name="gr112" draw:text-style-name="P9" draw:layer="layout" svg:x1="7.83cm" svg:y1="8.279cm" svg:x2="-1.667cm" svg:y2="8.279cm">
          <text:p/>
        </draw:line>
        <draw:line draw:style-name="gr112" draw:text-style-name="P9" draw:layer="layout" svg:x1="7.83cm" svg:y1="7.623cm" svg:x2="-1.667cm" svg:y2="7.623cm">
          <text:p/>
        </draw:line>
        <draw:line draw:style-name="gr112" draw:text-style-name="P9" draw:layer="layout" svg:x1="7.83cm" svg:y1="6.967cm" svg:x2="-1.667cm" svg:y2="6.967cm">
          <text:p/>
        </draw:line>
        <draw:line draw:style-name="gr112" draw:text-style-name="P9" draw:layer="layout" svg:x1="7.83cm" svg:y1="6.311cm" svg:x2="-1.667cm" svg:y2="6.311cm">
          <text:p/>
        </draw:line>
        <draw:line draw:style-name="gr112" draw:text-style-name="P9" draw:layer="layout" svg:x1="7.83cm" svg:y1="5.656cm" svg:x2="-1.667cm" svg:y2="5.656cm">
          <text:p/>
        </draw:line>
        <draw:line draw:style-name="gr112" draw:text-style-name="P9" draw:layer="layout" svg:x1="7.83cm" svg:y1="5cm" svg:x2="-1.667cm" svg:y2="5cm">
          <text:p/>
        </draw:line>
        <draw:line draw:style-name="gr112" draw:text-style-name="P9" draw:layer="layout" svg:x1="7.83cm" svg:y1="4.344cm" svg:x2="-1.667cm" svg:y2="4.344cm">
          <text:p/>
        </draw:line>
        <draw:line draw:style-name="gr112" draw:text-style-name="P9" draw:layer="layout" svg:x1="7.83cm" svg:y1="3.688cm" svg:x2="-1.667cm" svg:y2="3.688cm">
          <text:p/>
        </draw:line>
        <draw:line draw:style-name="gr112" draw:text-style-name="P9" draw:layer="layout" svg:x1="7.83cm" svg:y1="3.032cm" svg:x2="-1.667cm" svg:y2="3.032cm">
          <text:p/>
        </draw:line>
        <draw:frame draw:style-name="gr206" draw:text-style-name="P19" draw:layer="layout" svg:width="0.896cm" svg:height="0.569cm" svg:x="-1.865cm" svg:y="8.563cm">
          <draw:text-box>
            <text:p><text:span text:style-name="T15">0.6</text:span></text:p>
          </draw:text-box>
        </draw:frame>
        <draw:frame draw:style-name="gr205" draw:text-style-name="P19" draw:layer="layout" svg:width="1.052cm" svg:height="0.569cm" svg:x="-0.992cm" svg:y="8.563cm">
          <draw:text-box>
            <text:p><text:span text:style-name="T15">0.64</text:span></text:p>
          </draw:text-box>
        </draw:frame>
        <draw:frame draw:style-name="gr205" draw:text-style-name="P19" draw:layer="layout" svg:width="1.052cm" svg:height="0.569cm" svg:x="-0.039cm" svg:y="8.563cm">
          <draw:text-box>
            <text:p><text:span text:style-name="T15">0.68</text:span></text:p>
          </draw:text-box>
        </draw:frame>
        <draw:frame draw:style-name="gr205" draw:text-style-name="P19" draw:layer="layout" svg:width="1.052cm" svg:height="0.569cm" svg:x="0.913cm" svg:y="8.563cm">
          <draw:text-box>
            <text:p><text:span text:style-name="T15">0.72</text:span></text:p>
          </draw:text-box>
        </draw:frame>
        <draw:frame draw:style-name="gr205" draw:text-style-name="P19" draw:layer="layout" svg:width="1.052cm" svg:height="0.569cm" svg:x="1.866cm" svg:y="8.563cm">
          <draw:text-box>
            <text:p><text:span text:style-name="T15">0.76</text:span></text:p>
          </draw:text-box>
        </draw:frame>
        <draw:frame draw:style-name="gr206" draw:text-style-name="P19" draw:layer="layout" svg:width="0.896cm" svg:height="0.569cm" svg:x="2.871cm" svg:y="8.563cm">
          <draw:text-box>
            <text:p><text:span text:style-name="T15">0.8</text:span></text:p>
          </draw:text-box>
        </draw:frame>
        <draw:frame draw:style-name="gr205" draw:text-style-name="P19" draw:layer="layout" svg:width="1.052cm" svg:height="0.569cm" svg:x="3.744cm" svg:y="8.563cm">
          <draw:text-box>
            <text:p><text:span text:style-name="T15">0.84</text:span></text:p>
          </draw:text-box>
        </draw:frame>
        <draw:frame draw:style-name="gr205" draw:text-style-name="P19" draw:layer="layout" svg:width="1.052cm" svg:height="0.569cm" svg:x="4.696cm" svg:y="8.563cm">
          <draw:text-box>
            <text:p><text:span text:style-name="T15">0.88</text:span></text:p>
          </draw:text-box>
        </draw:frame>
        <draw:frame draw:style-name="gr205" draw:text-style-name="P19" draw:layer="layout" svg:width="1.052cm" svg:height="0.569cm" svg:x="5.648cm" svg:y="8.563cm">
          <draw:text-box>
            <text:p><text:span text:style-name="T15">0.92</text:span></text:p>
          </draw:text-box>
        </draw:frame>
        <draw:frame draw:style-name="gr205" draw:text-style-name="P19" draw:layer="layout" svg:width="1.052cm" svg:height="0.569cm" svg:x="6.601cm" svg:y="8.563cm">
          <draw:text-box>
            <text:p><text:span text:style-name="T15">0.96</text:span></text:p>
          </draw:text-box>
        </draw:frame>
        <draw:frame draw:style-name="gr206" draw:text-style-name="P19" draw:layer="layout" svg:width="0.659cm" svg:height="0.569cm" svg:x="7.738cm" svg:y="8.563cm">
          <draw:text-box>
            <text:p><text:span text:style-name="T15">1</text:span></text:p>
          </draw:text-box>
        </draw:frame>
        <draw:line draw:style-name="gr112" draw:text-style-name="P9" draw:layer="layout" svg:x1="-1.667cm" svg:y1="8.429cm" svg:x2="-1.667cm" svg:y2="8.279cm">
          <text:p/>
        </draw:line>
        <draw:line draw:style-name="gr112" draw:text-style-name="P9" draw:layer="layout" svg:x1="-0.718cm" svg:y1="8.429cm" svg:x2="-0.718cm" svg:y2="8.279cm">
          <text:p/>
        </draw:line>
        <draw:line draw:style-name="gr112" draw:text-style-name="P9" draw:layer="layout" svg:x1="0.232cm" svg:y1="8.429cm" svg:x2="0.232cm" svg:y2="8.279cm">
          <text:p/>
        </draw:line>
        <draw:line draw:style-name="gr112" draw:text-style-name="P9" draw:layer="layout" svg:x1="1.182cm" svg:y1="8.429cm" svg:x2="1.182cm" svg:y2="8.279cm">
          <text:p/>
        </draw:line>
        <draw:line draw:style-name="gr112" draw:text-style-name="P9" draw:layer="layout" svg:x1="2.132cm" svg:y1="8.429cm" svg:x2="2.132cm" svg:y2="8.279cm">
          <text:p/>
        </draw:line>
        <draw:line draw:style-name="gr112" draw:text-style-name="P9" draw:layer="layout" svg:x1="3.082cm" svg:y1="8.429cm" svg:x2="3.082cm" svg:y2="8.279cm">
          <text:p/>
        </draw:line>
        <draw:line draw:style-name="gr112" draw:text-style-name="P9" draw:layer="layout" svg:x1="4.031cm" svg:y1="8.429cm" svg:x2="4.031cm" svg:y2="8.279cm">
          <text:p/>
        </draw:line>
        <draw:line draw:style-name="gr112" draw:text-style-name="P9" draw:layer="layout" svg:x1="4.98cm" svg:y1="8.429cm" svg:x2="4.98cm" svg:y2="8.279cm">
          <text:p/>
        </draw:line>
        <draw:line draw:style-name="gr112" draw:text-style-name="P9" draw:layer="layout" svg:x1="5.93cm" svg:y1="8.429cm" svg:x2="5.93cm" svg:y2="8.279cm">
          <text:p/>
        </draw:line>
        <draw:line draw:style-name="gr112" draw:text-style-name="P9" draw:layer="layout" svg:x1="6.88cm" svg:y1="8.429cm" svg:x2="6.88cm" svg:y2="8.279cm">
          <text:p/>
        </draw:line>
        <draw:polyline draw:style-name="gr112" draw:text-style-name="P9" draw:layer="layout" svg:width="0.149cm" svg:height="9.496cm" draw:transform="rotate (1.5707963267946) translate (-1.66709284167368cm 8.42918371152211cm)" svg:viewBox="0 0 150 9497" draw:points="0,6163 150,6163 150,-3334">
          <text:p/>
        </draw:polyline>
        <draw:frame draw:style-name="gr206" draw:text-style-name="P19" draw:layer="layout" svg:width="0.659cm" svg:height="0.569cm" svg:x="-2.077cm" svg:y="8.14cm">
          <draw:text-box>
            <text:p><text:span text:style-name="T15">0</text:span></text:p>
          </draw:text-box>
        </draw:frame>
        <draw:frame draw:style-name="gr206" draw:text-style-name="P19" draw:layer="layout" svg:width="0.659cm" svg:height="0.569cm" svg:x="-2.077cm" svg:y="7.478cm">
          <draw:text-box>
            <text:p><text:span text:style-name="T15">1</text:span></text:p>
          </draw:text-box>
        </draw:frame>
        <draw:frame draw:style-name="gr206" draw:text-style-name="P19" draw:layer="layout" svg:width="0.659cm" svg:height="0.569cm" svg:x="-2.077cm" svg:y="6.817cm">
          <draw:text-box>
            <text:p><text:span text:style-name="T15">2</text:span></text:p>
          </draw:text-box>
        </draw:frame>
        <draw:frame draw:style-name="gr206" draw:text-style-name="P19" draw:layer="layout" svg:width="0.659cm" svg:height="0.569cm" svg:x="-2.077cm" svg:y="6.155cm">
          <draw:text-box>
            <text:p><text:span text:style-name="T15">3</text:span></text:p>
          </draw:text-box>
        </draw:frame>
        <draw:frame draw:style-name="gr206" draw:text-style-name="P19" draw:layer="layout" svg:width="0.659cm" svg:height="0.569cm" svg:x="-2.077cm" svg:y="5.521cm">
          <draw:text-box>
            <text:p><text:span text:style-name="T15">4</text:span></text:p>
          </draw:text-box>
        </draw:frame>
        <draw:frame draw:style-name="gr206" draw:text-style-name="P19" draw:layer="layout" svg:width="0.659cm" svg:height="0.569cm" svg:x="-2.077cm" svg:y="4.86cm">
          <draw:text-box>
            <text:p><text:span text:style-name="T15">5</text:span></text:p>
          </draw:text-box>
        </draw:frame>
        <draw:frame draw:style-name="gr206" draw:text-style-name="P19" draw:layer="layout" svg:width="0.659cm" svg:height="0.569cm" svg:x="-2.077cm" svg:y="4.198cm">
          <draw:text-box>
            <text:p><text:span text:style-name="T15">6</text:span></text:p>
          </draw:text-box>
        </draw:frame>
        <draw:frame draw:style-name="gr206" draw:text-style-name="P19" draw:layer="layout" svg:width="0.659cm" svg:height="0.569cm" svg:x="-2.077cm" svg:y="3.537cm">
          <draw:text-box>
            <text:p><text:span text:style-name="T15">7</text:span></text:p>
          </draw:text-box>
        </draw:frame>
        <draw:frame draw:style-name="gr206" draw:text-style-name="P19" draw:layer="layout" svg:width="0.659cm" svg:height="0.569cm" svg:x="-2.077cm" svg:y="2.875cm">
          <draw:text-box>
            <text:p><text:span text:style-name="T15">8</text:span></text:p>
          </draw:text-box>
        </draw:frame>
        <draw:line draw:style-name="gr112" draw:text-style-name="P9" draw:layer="layout" svg:x1="-1.817cm" svg:y1="8.279cm" svg:x2="-1.667cm" svg:y2="8.279cm">
          <text:p/>
        </draw:line>
        <draw:line draw:style-name="gr112" draw:text-style-name="P9" draw:layer="layout" svg:x1="-1.817cm" svg:y1="7.623cm" svg:x2="-1.667cm" svg:y2="7.623cm">
          <text:p/>
        </draw:line>
        <draw:line draw:style-name="gr112" draw:text-style-name="P9" draw:layer="layout" svg:x1="-1.817cm" svg:y1="6.967cm" svg:x2="-1.667cm" svg:y2="6.967cm">
          <text:p/>
        </draw:line>
        <draw:line draw:style-name="gr112" draw:text-style-name="P9" draw:layer="layout" svg:x1="-1.817cm" svg:y1="6.311cm" svg:x2="-1.667cm" svg:y2="6.311cm">
          <text:p/>
        </draw:line>
        <draw:line draw:style-name="gr112" draw:text-style-name="P9" draw:layer="layout" svg:x1="-1.817cm" svg:y1="5.656cm" svg:x2="-1.667cm" svg:y2="5.656cm">
          <text:p/>
        </draw:line>
        <draw:line draw:style-name="gr112" draw:text-style-name="P9" draw:layer="layout" svg:x1="-1.817cm" svg:y1="5cm" svg:x2="-1.667cm" svg:y2="5cm">
          <text:p/>
        </draw:line>
        <draw:line draw:style-name="gr112" draw:text-style-name="P9" draw:layer="layout" svg:x1="-1.817cm" svg:y1="4.344cm" svg:x2="-1.667cm" svg:y2="4.344cm">
          <text:p/>
        </draw:line>
        <draw:line draw:style-name="gr112" draw:text-style-name="P9" draw:layer="layout" svg:x1="-1.817cm" svg:y1="3.688cm" svg:x2="-1.667cm" svg:y2="3.688cm">
          <text:p/>
        </draw:line>
        <draw:polyline draw:style-name="gr112" draw:text-style-name="P9" draw:layer="layout" svg:width="0.149cm" svg:height="5.246cm" svg:x="-1.817cm" svg:y="3.032cm" svg:viewBox="0 0 150 5247" draw:points="0,0 150,0 150,5247">
          <text:p/>
        </draw:polyline>
        <draw:polygon draw:style-name="gr116" draw:text-style-name="P9" draw:layer="layout" svg:width="0.952cm" svg:height="0.139cm" svg:x="-1.669cm" svg:y="6.071cm" svg:viewBox="0 0 953 140" draw:points="0,52 949,0 951,44 953,88 4,140 2,96">
          <text:p/>
        </draw:polygon>
        <draw:polygon draw:style-name="gr116" draw:text-style-name="P9" draw:layer="layout" svg:width="0.001cm" svg:height="0.043cm" svg:x="-0.72cm" svg:y="6.071cm" svg:viewBox="0 0 2 44" draw:points="2,44 0,0 2,0">
          <text:p/>
        </draw:polygon>
        <draw:polygon draw:style-name="gr116" draw:text-style-name="P9" draw:layer="layout" svg:width="0.949cm" svg:height="0.087cm" svg:x="-0.718cm" svg:y="6.071cm" svg:viewBox="0 0 950 88" draw:points="0,0 950,0 950,44 950,88 0,88 0,44">
          <text:p/>
        </draw:polygon>
        <draw:polygon draw:style-name="gr116" draw:text-style-name="P9" draw:layer="layout" svg:width="0.004cm" svg:height="0.043cm" svg:x="0.232cm" svg:y="6.115cm" svg:viewBox="0 0 5 44" draw:points="0,0 5,44 0,44">
          <text:p/>
        </draw:polygon>
        <draw:polygon draw:style-name="gr116" draw:text-style-name="P9" draw:layer="layout" svg:width="0.959cm" svg:height="0.186cm" svg:x="0.227cm" svg:y="5.972cm" svg:viewBox="0 0 960 187" draw:points="0,99 950,0 955,44 960,88 10,187 5,143">
          <text:p/>
        </draw:polygon>
        <draw:polygon draw:style-name="gr116" draw:text-style-name="P9" draw:layer="layout" svg:width="0.01cm" svg:height="0.043cm" svg:x="1.182cm" svg:y="6.016cm" svg:viewBox="0 0 11 44" draw:points="0,0 11,42 5,44">
          <text:p/>
        </draw:polygon>
        <draw:polygon draw:style-name="gr116" draw:text-style-name="P9" draw:layer="layout" svg:width="0.971cm" svg:height="0.339cm" svg:x="1.171cm" svg:y="5.718cm" svg:viewBox="0 0 972 340" draw:points="0,256 950,0 961,42 972,84 22,340 11,298">
          <text:p/>
        </draw:polygon>
        <draw:polygon draw:style-name="gr116" draw:text-style-name="P9" draw:layer="layout" svg:width="0.01cm" svg:height="0.042cm" svg:x="2.121cm" svg:y="5.717cm" svg:viewBox="0 0 11 43" draw:points="11,43 0,1 1,0">
          <text:p/>
        </draw:polygon>
        <draw:polygon draw:style-name="gr116" draw:text-style-name="P9" draw:layer="layout" svg:width="0.968cm" svg:height="0.308cm" svg:x="2.122cm" svg:y="5.494cm" svg:viewBox="0 0 969 309" draw:points="0,223 949,0 959,43 969,86 20,309 10,266">
          <text:p/>
        </draw:polygon>
        <draw:polygon draw:style-name="gr116" draw:text-style-name="P9" draw:layer="layout" svg:width="0.009cm" svg:height="0.043cm" svg:x="3.071cm" svg:y="5.493cm" svg:viewBox="0 0 10 44" draw:points="10,44 0,1 7,0">
          <text:p/>
        </draw:polygon>
        <draw:polygon draw:style-name="gr116" draw:text-style-name="P9" draw:layer="layout" svg:width="0.955cm" svg:height="0.152cm" svg:x="3.078cm" svg:y="5.428cm" svg:viewBox="0 0 956 153" draw:points="0,65 950,0 953,44 956,88 6,153 3,109">
          <text:p/>
        </draw:polygon>
        <draw:polygon draw:style-name="gr116" draw:text-style-name="P9" draw:layer="layout" svg:width="0.007cm" svg:height="0.043cm" svg:x="4.028cm" svg:y="5.428cm" svg:viewBox="0 0 8 44" draw:points="3,44 0,0 8,0 8,0">
          <text:p/>
        </draw:polygon>
        <draw:polygon draw:style-name="gr116" draw:text-style-name="P9" draw:layer="layout" svg:width="0.959cm" svg:height="0.205cm" svg:x="4.026cm" svg:y="5.428cm" svg:viewBox="0 0 960 206" draw:points="10,0 960,118 955,162 950,206 0,88 5,44">
          <text:p/>
        </draw:polygon>
        <draw:polygon draw:style-name="gr116" draw:text-style-name="P9" draw:layer="layout" svg:width="0.01cm" svg:height="0.043cm" svg:x="4.975cm" svg:y="5.59cm" svg:viewBox="0 0 11 44" draw:points="5,0 11,44 3,44 0,44">
          <text:p/>
        </draw:polygon>
        <draw:polygon draw:style-name="gr116" draw:text-style-name="P9" draw:layer="layout" svg:width="0.961cm" svg:height="0.218cm" svg:x="4.974cm" svg:y="5.415cm" svg:viewBox="0 0 962 219" draw:points="0,131 950,0 956,44 962,88 12,219 6,175">
          <text:p/>
        </draw:polygon>
        <draw:polygon draw:style-name="gr116" draw:text-style-name="P9" draw:layer="layout" svg:width="0.03cm" svg:height="0.043cm" svg:x="5.924cm" svg:y="5.415cm" svg:viewBox="0 0 31 44" draw:points="6,44 0,0 8,0 15,1 23,3 29,7 31,8">
          <text:p/>
        </draw:polygon>
        <draw:polygon draw:style-name="gr116" draw:text-style-name="P9" draw:layer="layout" svg:width="0.999cm" svg:height="0.72cm" svg:x="5.905cm" svg:y="5.423cm" svg:viewBox="0 0 1000 721" draw:points="50,0 1000,649 975,685 950,721 0,72 25,36">
          <text:p/>
        </draw:polygon>
        <draw:polygon draw:style-name="gr116" draw:text-style-name="P9" draw:layer="layout" svg:width="0.025cm" svg:height="0.035cm" svg:x="6.88cm" svg:y="6.072cm" svg:viewBox="0 0 26 36" draw:points="0,36 25,0 26,1">
          <text:p/>
        </draw:polygon>
        <draw:polygon draw:style-name="gr116" draw:text-style-name="P9" draw:layer="layout" svg:width="1.001cm" svg:height="0.784cm" svg:x="6.854cm" svg:y="6.073cm" svg:viewBox="0 0 1002 785" draw:points="52,0 1002,715 976,750 950,785 0,70 26,35">
          <text:p/>
        </draw:polygon>
        <draw:polygon draw:style-name="gr116" draw:text-style-name="P9" draw:layer="layout" svg:width="0.249cm" svg:height="0.249cm" svg:x="-1.792cm" svg:y="6.042cm" svg:viewBox="0 0 250 250" draw:points="0,0 0,250 250,250 250,0">
          <text:p/>
        </draw:polygon>
        <draw:polyline draw:style-name="gr117" draw:text-style-name="P9" draw:layer="layout" svg:width="0.249cm" svg:height="0.249cm" svg:x="-1.792cm" svg:y="6.042cm" svg:viewBox="0 0 250 250" draw:points="0,0 0,250 250,250 250,0 0,0">
          <text:p/>
        </draw:polyline>
        <draw:polygon draw:style-name="gr118" draw:text-style-name="P9" draw:layer="layout" svg:width="0.249cm" svg:height="0.249cm" svg:x="-0.843cm" svg:y="5.99cm" svg:viewBox="0 0 250 250" draw:points="0,0 0,250 250,250 250,0">
          <text:p/>
        </draw:polygon>
        <draw:polyline draw:style-name="gr117" draw:text-style-name="P9" draw:layer="layout" svg:width="0.249cm" svg:height="0.249cm" svg:x="-0.843cm" svg:y="5.99cm" svg:viewBox="0 0 250 250" draw:points="0,0 0,250 250,250 250,0 0,0">
          <text:p/>
        </draw:polyline>
        <draw:polygon draw:style-name="gr118" draw:text-style-name="P9" draw:layer="layout" svg:width="0.249cm" svg:height="0.249cm" svg:x="0.107cm" svg:y="5.99cm" svg:viewBox="0 0 250 250" draw:points="0,0 0,250 250,250 250,0">
          <text:p/>
        </draw:polygon>
        <draw:polyline draw:style-name="gr117" draw:text-style-name="P9" draw:layer="layout" svg:width="0.249cm" svg:height="0.249cm" svg:x="0.107cm" svg:y="5.99cm" svg:viewBox="0 0 250 250" draw:points="0,0 0,250 250,250 250,0 0,0">
          <text:p/>
        </draw:polyline>
        <draw:polygon draw:style-name="gr118" draw:text-style-name="P9" draw:layer="layout" svg:width="0.249cm" svg:height="0.249cm" svg:x="1.057cm" svg:y="5.891cm" svg:viewBox="0 0 250 250" draw:points="0,0 0,250 250,250 250,0">
          <text:p/>
        </draw:polygon>
        <draw:polyline draw:style-name="gr117" draw:text-style-name="P9" draw:layer="layout" svg:width="0.249cm" svg:height="0.249cm" svg:x="1.057cm" svg:y="5.891cm" svg:viewBox="0 0 250 250" draw:points="0,0 0,250 250,250 250,0 0,0">
          <text:p/>
        </draw:polyline>
        <draw:polygon draw:style-name="gr118" draw:text-style-name="P9" draw:layer="layout" svg:width="0.249cm" svg:height="0.249cm" svg:x="2.007cm" svg:y="5.635cm" svg:viewBox="0 0 250 250" draw:points="0,0 0,250 250,250 250,0">
          <text:p/>
        </draw:polygon>
        <draw:polyline draw:style-name="gr117" draw:text-style-name="P9" draw:layer="layout" svg:width="0.249cm" svg:height="0.249cm" svg:x="2.007cm" svg:y="5.635cm" svg:viewBox="0 0 250 250" draw:points="0,0 0,250 250,250 250,0 0,0">
          <text:p/>
        </draw:polyline>
        <draw:polygon draw:style-name="gr118" draw:text-style-name="P9" draw:layer="layout" svg:width="0.249cm" svg:height="0.249cm" svg:x="2.956cm" svg:y="5.412cm" svg:viewBox="0 0 250 250" draw:points="0,0 0,250 250,250 250,0">
          <text:p/>
        </draw:polygon>
        <draw:polyline draw:style-name="gr117" draw:text-style-name="P9" draw:layer="layout" svg:width="0.249cm" svg:height="0.249cm" svg:x="2.956cm" svg:y="5.412cm" svg:viewBox="0 0 250 250" draw:points="0,0 0,250 250,250 250,0 0,0">
          <text:p/>
        </draw:polyline>
        <draw:polygon draw:style-name="gr118" draw:text-style-name="P9" draw:layer="layout" svg:width="0.249cm" svg:height="0.249cm" svg:x="3.906cm" svg:y="5.347cm" svg:viewBox="0 0 250 250" draw:points="0,0 0,250 250,250 250,0">
          <text:p/>
        </draw:polygon>
        <draw:polyline draw:style-name="gr117" draw:text-style-name="P9" draw:layer="layout" svg:width="0.249cm" svg:height="0.249cm" svg:x="3.906cm" svg:y="5.347cm" svg:viewBox="0 0 250 250" draw:points="0,0 0,250 250,250 250,0 0,0">
          <text:p/>
        </draw:polyline>
        <draw:polygon draw:style-name="gr118" draw:text-style-name="P9" draw:layer="layout" svg:width="0.249cm" svg:height="0.249cm" svg:x="4.855cm" svg:y="5.465cm" svg:viewBox="0 0 250 250" draw:points="0,0 0,250 250,250 250,0">
          <text:p/>
        </draw:polygon>
        <draw:polyline draw:style-name="gr117" draw:text-style-name="P9" draw:layer="layout" svg:width="0.249cm" svg:height="0.249cm" svg:x="4.855cm" svg:y="5.465cm" svg:viewBox="0 0 250 250" draw:points="0,0 0,250 250,250 250,0 0,0">
          <text:p/>
        </draw:polyline>
        <draw:polygon draw:style-name="gr118" draw:text-style-name="P9" draw:layer="layout" svg:width="0.249cm" svg:height="0.249cm" svg:x="5.805cm" svg:y="5.334cm" svg:viewBox="0 0 250 250" draw:points="0,0 0,250 250,250 250,0">
          <text:p/>
        </draw:polygon>
        <draw:polyline draw:style-name="gr117" draw:text-style-name="P9" draw:layer="layout" svg:width="0.249cm" svg:height="0.249cm" svg:x="5.805cm" svg:y="5.334cm" svg:viewBox="0 0 250 250" draw:points="0,0 0,250 250,250 250,0 0,0">
          <text:p/>
        </draw:polyline>
        <draw:polygon draw:style-name="gr118" draw:text-style-name="P9" draw:layer="layout" svg:width="0.249cm" svg:height="0.249cm" svg:x="6.755cm" svg:y="5.983cm" svg:viewBox="0 0 250 250" draw:points="0,0 0,250 250,250 250,0">
          <text:p/>
        </draw:polygon>
        <draw:polyline draw:style-name="gr117" draw:text-style-name="P9" draw:layer="layout" svg:width="0.249cm" svg:height="0.249cm" svg:x="6.755cm" svg:y="5.983cm" svg:viewBox="0 0 250 250" draw:points="0,0 0,250 250,250 250,0 0,0">
          <text:p/>
        </draw:polyline>
        <draw:polygon draw:style-name="gr118" draw:text-style-name="P9" draw:layer="layout" svg:width="0.249cm" svg:height="0.249cm" svg:x="7.705cm" svg:y="6.697cm" svg:viewBox="0 0 250 250" draw:points="0,0 0,250 250,250 250,0">
          <text:p/>
        </draw:polygon>
        <draw:polyline draw:style-name="gr117" draw:text-style-name="P9" draw:layer="layout" svg:width="0.249cm" svg:height="0.249cm" svg:x="7.705cm" svg:y="6.697cm" svg:viewBox="0 0 250 250" draw:points="0,0 0,250 250,250 250,0 0,0">
          <text:p/>
        </draw:polyline>
        <draw:polygon draw:style-name="gr119" draw:text-style-name="P9" draw:layer="layout" svg:width="0.972cm" svg:height="0.345cm" svg:x="-1.679cm" svg:y="4.144cm" svg:viewBox="0 0 973 346" draw:points="0,262 949,0 961,42 973,84 24,346 12,304">
          <text:p/>
        </draw:polygon>
        <draw:polygon draw:style-name="gr119" draw:text-style-name="P9" draw:layer="layout" svg:width="0.011cm" svg:height="0.043cm" svg:x="-0.73cm" svg:y="4.142cm" svg:viewBox="0 0 12 44" draw:points="12,44 0,2 7,0">
          <text:p/>
        </draw:polygon>
        <draw:polygon draw:style-name="gr119" draw:text-style-name="P9" draw:layer="layout" svg:width="0.959cm" svg:height="0.198cm" svg:x="-0.723cm" svg:y="4.031cm" svg:viewBox="0 0 960 199" draw:points="0,111 950,0 955,44 960,88 10,199 5,155">
          <text:p/>
        </draw:polygon>
        <draw:polygon draw:style-name="gr119" draw:text-style-name="P9" draw:layer="layout" svg:width="0.018cm" svg:height="0.043cm" svg:x="0.232cm" svg:y="4.075cm" svg:viewBox="0 0 19 44" draw:points="0,0 19,40 12,42 5,44">
          <text:p/>
        </draw:polygon>
        <draw:polygon draw:style-name="gr119" draw:text-style-name="P9" draw:layer="layout" svg:width="0.987cm" svg:height="0.532cm" svg:x="0.213cm" svg:y="3.582cm" svg:viewBox="0 0 988 533" draw:points="0,453 950,0 969,40 988,80 38,533 19,493">
          <text:p/>
        </draw:polygon>
        <draw:polygon draw:style-name="gr119" draw:text-style-name="P9" draw:layer="layout" svg:width="0.018cm" svg:height="0.043cm" svg:x="1.163cm" svg:y="3.578cm" svg:viewBox="0 0 19 44" draw:points="19,44 0,4 7,2 13,0">
          <text:p/>
        </draw:polygon>
        <draw:polygon draw:style-name="gr119" draw:text-style-name="P9" draw:layer="layout" svg:width="0.961cm" svg:height="0.212cm" svg:x="1.176cm" svg:y="3.453cm" svg:viewBox="0 0 962 213" draw:points="0,125 950,0 956,44 962,88 12,213 6,169">
          <text:p/>
        </draw:polygon>
        <draw:polygon draw:style-name="gr119" draw:text-style-name="P9" draw:layer="layout" svg:width="0.009cm" svg:height="0.043cm" svg:x="2.126cm" svg:y="3.453cm" svg:viewBox="0 0 10 44" draw:points="6,44 0,0 8,0 10,0">
          <text:p/>
        </draw:polygon>
        <draw:polygon draw:style-name="gr119" draw:text-style-name="P9" draw:layer="layout" svg:width="0.956cm" svg:height="0.166cm" svg:x="2.128cm" svg:y="3.453cm" svg:viewBox="0 0 957 167" draw:points="8,0 957,79 953,123 949,167 0,88 4,44">
          <text:p/>
        </draw:polygon>
        <draw:polygon draw:style-name="gr119" draw:text-style-name="P9" draw:layer="layout" svg:width="0.003cm" svg:height="0.043cm" svg:x="3.077cm" svg:y="3.576cm" svg:viewBox="0 0 4 44" draw:points="4,0 1,44 0,44">
          <text:p/>
        </draw:polygon>
        <draw:polygon draw:style-name="gr119" draw:text-style-name="P9" draw:layer="layout" svg:width="0.955cm" svg:height="0.159cm" svg:x="3.078cm" svg:y="3.532cm" svg:viewBox="0 0 956 160" draw:points="6,0 956,72 953,116 950,160 0,88 3,44">
          <text:p/>
        </draw:polygon>
        <draw:polygon draw:style-name="gr119" draw:text-style-name="P9" draw:layer="layout" svg:width="0.004cm" svg:height="0.043cm" svg:x="4.028cm" svg:y="3.648cm" svg:viewBox="0 0 5 44" draw:points="3,0 5,44 0,44">
          <text:p/>
        </draw:polygon>
        <draw:polygon draw:style-name="gr119" draw:text-style-name="P9" draw:layer="layout" svg:width="0.953cm" svg:height="0.139cm" svg:x="4.029cm" svg:y="3.552cm" svg:viewBox="0 0 954 140" draw:points="0,52 950,0 952,44 954,88 4,140 2,96">
          <text:p/>
        </draw:polygon>
        <draw:polygon draw:style-name="gr119" draw:text-style-name="P9" draw:layer="layout" svg:width="0.024cm" svg:height="0.043cm" svg:x="4.978cm" svg:y="3.552cm" svg:viewBox="0 0 25 44" draw:points="2,44 0,0 7,0 15,2 22,5 25,7">
          <text:p/>
        </draw:polygon>
        <draw:polygon draw:style-name="gr119" draw:text-style-name="P9" draw:layer="layout" svg:width="0.995cm" svg:height="0.663cm" svg:x="4.957cm" svg:y="3.559cm" svg:viewBox="0 0 996 664" draw:points="46,0 996,590 973,627 950,664 0,74 23,37">
          <text:p/>
        </draw:polygon>
        <draw:polygon draw:style-name="gr119" draw:text-style-name="P9" draw:layer="layout" svg:width="0.022cm" svg:height="0.042cm" svg:x="5.907cm" svg:y="4.186cm" svg:viewBox="0 0 23 43" draw:points="23,0 13,43 6,40 0,37">
          <text:p/>
        </draw:polygon>
        <draw:polygon draw:style-name="gr119" draw:text-style-name="P9" draw:layer="layout" svg:width="0.969cm" svg:height="0.308cm" svg:x="5.92cm" svg:y="4.143cm" svg:viewBox="0 0 970 309" draw:points="20,0 970,223 960,266 950,309 0,86 10,43">
          <text:p/>
        </draw:polygon>
        <draw:polygon draw:style-name="gr119" draw:text-style-name="P9" draw:layer="layout" svg:width="0.021cm" svg:height="0.042cm" svg:x="6.88cm" svg:y="4.366cm" svg:viewBox="0 0 22 43" draw:points="0,43 10,0 17,3 22,5">
          <text:p/>
        </draw:polygon>
        <draw:polygon draw:style-name="gr119" draw:text-style-name="P9" draw:layer="layout" svg:width="0.993cm" svg:height="0.62cm" svg:x="6.858cm" svg:y="4.371cm" svg:viewBox="0 0 994 621" draw:points="44,0 994,545 972,583 950,621 0,76 22,38">
          <text:p/>
        </draw:polygon>
        <draw:polygon draw:style-name="gr119" draw:text-style-name="P9" draw:layer="layout" svg:width="0.249cm" svg:height="0.249cm" svg:x="-1.792cm" svg:y="4.323cm" svg:viewBox="0 0 250 250" draw:points="0,125 125,250 250,125 125,0">
          <text:p/>
        </draw:polygon>
        <draw:polyline draw:style-name="gr117" draw:text-style-name="P9" draw:layer="layout" svg:width="0.249cm" svg:height="0.249cm" svg:x="-1.792cm" svg:y="4.323cm" svg:viewBox="0 0 250 250" draw:points="0,125 125,250 250,125 125,0 0,125">
          <text:p/>
        </draw:polyline>
        <draw:polygon draw:style-name="gr119" draw:text-style-name="P9" draw:layer="layout" svg:width="0.249cm" svg:height="0.249cm" svg:x="-0.843cm" svg:y="4.061cm" svg:viewBox="0 0 250 250" draw:points="0,125 125,250 250,125 125,0">
          <text:p/>
        </draw:polygon>
        <draw:polyline draw:style-name="gr117" draw:text-style-name="P9" draw:layer="layout" svg:width="0.249cm" svg:height="0.249cm" svg:x="-0.843cm" svg:y="4.061cm" svg:viewBox="0 0 250 250" draw:points="0,125 125,250 250,125 125,0 0,125">
          <text:p/>
        </draw:polyline>
        <draw:polygon draw:style-name="gr119" draw:text-style-name="P9" draw:layer="layout" svg:width="0.249cm" svg:height="0.249cm" svg:x="0.107cm" svg:y="3.95cm" svg:viewBox="0 0 250 250" draw:points="0,125 125,250 250,125 125,0">
          <text:p/>
        </draw:polygon>
        <draw:polyline draw:style-name="gr117" draw:text-style-name="P9" draw:layer="layout" svg:width="0.249cm" svg:height="0.249cm" svg:x="0.107cm" svg:y="3.95cm" svg:viewBox="0 0 250 250" draw:points="0,125 125,250 250,125 125,0 0,125">
          <text:p/>
        </draw:polyline>
        <draw:polygon draw:style-name="gr119" draw:text-style-name="P9" draw:layer="layout" svg:width="0.249cm" svg:height="0.249cm" svg:x="1.057cm" svg:y="3.497cm" svg:viewBox="0 0 250 250" draw:points="0,125 125,250 250,125 125,0">
          <text:p/>
        </draw:polygon>
        <draw:polyline draw:style-name="gr117" draw:text-style-name="P9" draw:layer="layout" svg:width="0.249cm" svg:height="0.249cm" svg:x="1.057cm" svg:y="3.497cm" svg:viewBox="0 0 250 250" draw:points="0,125 125,250 250,125 125,0 0,125">
          <text:p/>
        </draw:polyline>
        <draw:polygon draw:style-name="gr119" draw:text-style-name="P9" draw:layer="layout" svg:width="0.249cm" svg:height="0.249cm" svg:x="2.007cm" svg:y="3.372cm" svg:viewBox="0 0 250 250" draw:points="0,125 125,250 250,125 125,0">
          <text:p/>
        </draw:polygon>
        <draw:polyline draw:style-name="gr117" draw:text-style-name="P9" draw:layer="layout" svg:width="0.249cm" svg:height="0.249cm" svg:x="2.007cm" svg:y="3.372cm" svg:viewBox="0 0 250 250" draw:points="0,125 125,250 250,125 125,0 0,125">
          <text:p/>
        </draw:polyline>
        <draw:polygon draw:style-name="gr119" draw:text-style-name="P9" draw:layer="layout" svg:width="0.249cm" svg:height="0.249cm" svg:x="2.956cm" svg:y="3.451cm" svg:viewBox="0 0 250 250" draw:points="0,125 125,250 250,125 125,0">
          <text:p/>
        </draw:polygon>
        <draw:polyline draw:style-name="gr117" draw:text-style-name="P9" draw:layer="layout" svg:width="0.249cm" svg:height="0.249cm" svg:x="2.956cm" svg:y="3.451cm" svg:viewBox="0 0 250 250" draw:points="0,125 125,250 250,125 125,0 0,125">
          <text:p/>
        </draw:polyline>
        <draw:polygon draw:style-name="gr119" draw:text-style-name="P9" draw:layer="layout" svg:width="0.249cm" svg:height="0.249cm" svg:x="3.906cm" svg:y="3.523cm" svg:viewBox="0 0 250 250" draw:points="0,125 125,250 250,125 125,0">
          <text:p/>
        </draw:polygon>
        <draw:polyline draw:style-name="gr117" draw:text-style-name="P9" draw:layer="layout" svg:width="0.249cm" svg:height="0.249cm" svg:x="3.906cm" svg:y="3.523cm" svg:viewBox="0 0 250 250" draw:points="0,125 125,250 250,125 125,0 0,125">
          <text:p/>
        </draw:polyline>
        <draw:polygon draw:style-name="gr119" draw:text-style-name="P9" draw:layer="layout" svg:width="0.249cm" svg:height="0.249cm" svg:x="4.855cm" svg:y="3.471cm" svg:viewBox="0 0 250 250" draw:points="0,125 125,250 250,125 125,0">
          <text:p/>
        </draw:polygon>
        <draw:polyline draw:style-name="gr117" draw:text-style-name="P9" draw:layer="layout" svg:width="0.249cm" svg:height="0.249cm" svg:x="4.855cm" svg:y="3.471cm" svg:viewBox="0 0 250 250" draw:points="0,125 125,250 250,125 125,0 0,125">
          <text:p/>
        </draw:polyline>
        <draw:polygon draw:style-name="gr119" draw:text-style-name="P9" draw:layer="layout" svg:width="0.249cm" svg:height="0.249cm" svg:x="5.805cm" svg:y="4.061cm" svg:viewBox="0 0 250 250" draw:points="0,125 125,250 250,125 125,0">
          <text:p/>
        </draw:polygon>
        <draw:polyline draw:style-name="gr117" draw:text-style-name="P9" draw:layer="layout" svg:width="0.249cm" svg:height="0.249cm" svg:x="5.805cm" svg:y="4.061cm" svg:viewBox="0 0 250 250" draw:points="0,125 125,250 250,125 125,0 0,125">
          <text:p/>
        </draw:polyline>
        <draw:polygon draw:style-name="gr119" draw:text-style-name="P9" draw:layer="layout" svg:width="0.249cm" svg:height="0.249cm" svg:x="6.755cm" svg:y="4.284cm" svg:viewBox="0 0 250 250" draw:points="0,125 125,250 250,125 125,0">
          <text:p/>
        </draw:polygon>
        <draw:polyline draw:style-name="gr117" draw:text-style-name="P9" draw:layer="layout" svg:width="0.249cm" svg:height="0.249cm" svg:x="6.755cm" svg:y="4.284cm" svg:viewBox="0 0 250 250" draw:points="0,125 125,250 250,125 125,0 0,125">
          <text:p/>
        </draw:polyline>
        <draw:polygon draw:style-name="gr119" draw:text-style-name="P9" draw:layer="layout" svg:width="0.249cm" svg:height="0.249cm" svg:x="7.705cm" svg:y="4.829cm" svg:viewBox="0 0 250 250" draw:points="0,125 125,250 250,125 125,0">
          <text:p/>
        </draw:polygon>
        <draw:polyline draw:style-name="gr117" draw:text-style-name="P9" draw:layer="layout" svg:width="0.249cm" svg:height="0.249cm" svg:x="7.705cm" svg:y="4.829cm" svg:viewBox="0 0 250 250" draw:points="0,125 125,250 250,125 125,0 0,125">
          <text:p/>
        </draw:polyline>
        <draw:polygon draw:style-name="gr130" draw:text-style-name="P9" draw:layer="layout" svg:width="0.954cm" svg:height="0.146cm" svg:x="-1.67cm" svg:y="7.362cm" svg:viewBox="0 0 955 147" draw:points="6,0 955,59 952,103 949,147 0,88 3,44">
          <text:p/>
        </draw:polygon>
        <draw:polygon draw:style-name="gr130" draw:text-style-name="P9" draw:layer="layout" svg:width="0.018cm" svg:height="0.043cm" svg:x="-0.721cm" svg:y="7.465cm" svg:viewBox="0 0 19 44" draw:points="3,0 19,41 12,43 4,44 0,44">
          <text:p/>
        </draw:polygon>
        <draw:polygon draw:style-name="gr130" draw:text-style-name="P9" draw:layer="layout" svg:width="0.981cm" svg:height="0.455cm" svg:x="-0.734cm" svg:y="7.05cm" svg:viewBox="0 0 982 456" draw:points="0,374 950,0 966,41 982,82 32,456 16,415">
          <text:p/>
        </draw:polygon>
        <draw:polygon draw:style-name="gr130" draw:text-style-name="P9" draw:layer="layout" svg:width="0.015cm" svg:height="0.041cm" svg:x="0.216cm" svg:y="7.049cm" svg:viewBox="0 0 16 42" draw:points="16,42 0,1 2,0">
          <text:p/>
        </draw:polygon>
        <draw:polygon draw:style-name="gr130" draw:text-style-name="P9" draw:layer="layout" svg:width="0.977cm" svg:height="0.404cm" svg:x="0.218cm" svg:y="6.728cm" svg:viewBox="0 0 978 405" draw:points="0,321 950,0 964,42 978,84 28,405 14,363">
          <text:p/>
        </draw:polygon>
        <draw:polygon draw:style-name="gr130" draw:text-style-name="P9" draw:layer="layout" svg:width="0.015cm" svg:height="0.043cm" svg:x="1.168cm" svg:y="6.726cm" svg:viewBox="0 0 16 44" draw:points="14,44 0,2 7,1 15,0 16,0">
          <text:p/>
        </draw:polygon>
        <draw:polygon draw:style-name="gr130" draw:text-style-name="P9" draw:layer="layout" svg:width="0.953cm" svg:height="0.139cm" svg:x="1.18cm" svg:y="6.726cm" svg:viewBox="0 0 954 140" draw:points="4,0 954,52 952,96 950,140 0,88 2,44">
          <text:p/>
        </draw:polygon>
        <draw:polygon draw:style-name="gr130" draw:text-style-name="P9" draw:layer="layout" svg:width="0.022cm" svg:height="0.043cm" svg:x="2.13cm" svg:y="6.822cm" svg:viewBox="0 0 23 44" draw:points="2,0 23,39 16,42 8,44 0,44 0,44">
          <text:p/>
        </draw:polygon>
        <draw:polygon draw:style-name="gr130" draw:text-style-name="P9" draw:layer="layout" svg:width="0.99cm" svg:height="0.582cm" svg:x="2.111cm" svg:y="6.278cm" svg:viewBox="0 0 991 583" draw:points="0,505 949,0 970,39 991,78 42,583 21,544">
          <text:p/>
        </draw:polygon>
        <draw:polygon draw:style-name="gr130" draw:text-style-name="P9" draw:layer="layout" svg:width="0.02cm" svg:height="0.038cm" svg:x="3.06cm" svg:y="6.278cm" svg:viewBox="0 0 21 39" draw:points="21,39 0,0 1,0">
          <text:p/>
        </draw:polygon>
        <draw:polygon draw:style-name="gr130" draw:text-style-name="P9" draw:layer="layout" svg:width="0.989cm" svg:height="0.549cm" svg:x="3.061cm" svg:y="5.807cm" svg:viewBox="0 0 990 550" draw:points="0,472 950,0 970,39 990,78 40,550 20,511">
          <text:p/>
        </draw:polygon>
        <draw:polygon draw:style-name="gr130" draw:text-style-name="P9" draw:layer="layout" svg:width="0.019cm" svg:height="0.042cm" svg:x="4.011cm" svg:y="5.803cm" svg:viewBox="0 0 20 43" draw:points="20,43 0,4 8,1 12,0">
          <text:p/>
        </draw:polygon>
        <draw:polygon draw:style-name="gr130" draw:text-style-name="P9" draw:layer="layout" svg:width="0.965cm" svg:height="0.262cm" svg:x="4.023cm" svg:y="5.626cm" svg:viewBox="0 0 966 263" draw:points="0,177 950,0 958,43 966,86 16,263 8,220">
          <text:p/>
        </draw:polygon>
        <draw:polygon draw:style-name="gr130" draw:text-style-name="P9" draw:layer="layout" svg:width="0.013cm" svg:height="0.043cm" svg:x="4.972cm" svg:y="5.625cm" svg:viewBox="0 0 14 44" draw:points="8,44 0,1 8,0 14,0">
          <text:p/>
        </draw:polygon>
        <draw:polygon draw:style-name="gr130" draw:text-style-name="P9" draw:layer="layout" svg:width="0.961cm" svg:height="0.218cm" svg:x="4.974cm" svg:y="5.625cm" svg:viewBox="0 0 962 219" draw:points="12,0 962,131 956,175 950,219 0,88 6,44">
          <text:p/>
        </draw:polygon>
        <draw:polygon draw:style-name="gr130" draw:text-style-name="P9" draw:layer="layout" svg:width="0.019cm" svg:height="0.043cm" svg:x="5.93cm" svg:y="5.756cm" svg:viewBox="0 0 20 44" draw:points="0,44 6,0 13,2 20,5">
          <text:p/>
        </draw:polygon>
        <draw:polygon draw:style-name="gr130" draw:text-style-name="P9" draw:layer="layout" svg:width="0.989cm" svg:height="0.556cm" svg:x="5.91cm" svg:y="5.761cm" svg:viewBox="0 0 990 557" draw:points="40,0 990,479 970,518 950,557 0,78 20,39">
          <text:p/>
        </draw:polygon>
        <draw:polygon draw:style-name="gr130" draw:text-style-name="P9" draw:layer="layout" svg:width="0.019cm" svg:height="0.042cm" svg:x="6.86cm" svg:y="6.278cm" svg:viewBox="0 0 20 43" draw:points="20,0 13,43 5,41 0,39">
          <text:p/>
        </draw:polygon>
        <draw:polygon draw:style-name="gr130" draw:text-style-name="P9" draw:layer="layout" svg:width="0.963cm" svg:height="0.249cm" svg:x="6.873cm" svg:y="6.235cm" svg:viewBox="0 0 964 250" draw:points="14,0 964,164 957,207 950,250 0,86 7,43">
          <text:p/>
        </draw:polygon>
        <draw:polygon draw:style-name="gr130" draw:text-style-name="P9" draw:layer="layout" svg:width="0.249cm" svg:height="0.249cm" svg:x="-1.792cm" svg:y="7.281cm" svg:viewBox="0 0 250 250" draw:points="0,0 125,250 250,0">
          <text:p/>
        </draw:polygon>
        <draw:polyline draw:style-name="gr117" draw:text-style-name="P9" draw:layer="layout" svg:width="0.249cm" svg:height="0.249cm" svg:x="-1.792cm" svg:y="7.281cm" svg:viewBox="0 0 250 250" draw:points="0,0 125,250 250,0 0,0">
          <text:p/>
        </draw:polyline>
        <draw:polygon draw:style-name="gr130" draw:text-style-name="P9" draw:layer="layout" svg:width="0.249cm" svg:height="0.249cm" svg:x="-0.843cm" svg:y="7.34cm" svg:viewBox="0 0 250 250" draw:points="0,0 125,250 250,0">
          <text:p/>
        </draw:polygon>
        <draw:polyline draw:style-name="gr117" draw:text-style-name="P9" draw:layer="layout" svg:width="0.249cm" svg:height="0.249cm" svg:x="-0.843cm" svg:y="7.34cm" svg:viewBox="0 0 250 250" draw:points="0,0 125,250 250,0 0,0">
          <text:p/>
        </draw:polyline>
        <draw:polygon draw:style-name="gr130" draw:text-style-name="P9" draw:layer="layout" svg:width="0.249cm" svg:height="0.249cm" svg:x="0.107cm" svg:y="6.966cm" svg:viewBox="0 0 250 250" draw:points="0,0 125,250 250,0">
          <text:p/>
        </draw:polygon>
        <draw:polyline draw:style-name="gr117" draw:text-style-name="P9" draw:layer="layout" svg:width="0.249cm" svg:height="0.249cm" svg:x="0.107cm" svg:y="6.966cm" svg:viewBox="0 0 250 250" draw:points="0,0 125,250 250,0 0,0">
          <text:p/>
        </draw:polyline>
        <draw:polygon draw:style-name="gr130" draw:text-style-name="P9" draw:layer="layout" svg:width="0.249cm" svg:height="0.249cm" svg:x="1.057cm" svg:y="6.645cm" svg:viewBox="0 0 250 250" draw:points="0,0 125,250 250,0">
          <text:p/>
        </draw:polygon>
        <draw:polyline draw:style-name="gr117" draw:text-style-name="P9" draw:layer="layout" svg:width="0.249cm" svg:height="0.249cm" svg:x="1.057cm" svg:y="6.645cm" svg:viewBox="0 0 250 250" draw:points="0,0 125,250 250,0 0,0">
          <text:p/>
        </draw:polyline>
        <draw:polygon draw:style-name="gr130" draw:text-style-name="P9" draw:layer="layout" svg:width="0.249cm" svg:height="0.249cm" svg:x="2.007cm" svg:y="6.697cm" svg:viewBox="0 0 250 250" draw:points="0,0 125,250 250,0">
          <text:p/>
        </draw:polygon>
        <draw:polyline draw:style-name="gr117" draw:text-style-name="P9" draw:layer="layout" svg:width="0.249cm" svg:height="0.249cm" svg:x="2.007cm" svg:y="6.697cm" svg:viewBox="0 0 250 250" draw:points="0,0 125,250 250,0 0,0">
          <text:p/>
        </draw:polyline>
        <draw:polygon draw:style-name="gr130" draw:text-style-name="P9" draw:layer="layout" svg:width="0.249cm" svg:height="0.249cm" svg:x="2.956cm" svg:y="6.193cm" svg:viewBox="0 0 250 250" draw:points="0,0 125,250 250,0">
          <text:p/>
        </draw:polygon>
        <draw:polyline draw:style-name="gr117" draw:text-style-name="P9" draw:layer="layout" svg:width="0.249cm" svg:height="0.249cm" svg:x="2.956cm" svg:y="6.193cm" svg:viewBox="0 0 250 250" draw:points="0,0 125,250 250,0 0,0">
          <text:p/>
        </draw:polyline>
        <draw:polygon draw:style-name="gr130" draw:text-style-name="P9" draw:layer="layout" svg:width="0.249cm" svg:height="0.249cm" svg:x="3.906cm" svg:y="5.721cm" svg:viewBox="0 0 250 250" draw:points="0,0 125,250 250,0">
          <text:p/>
        </draw:polygon>
        <draw:polyline draw:style-name="gr117" draw:text-style-name="P9" draw:layer="layout" svg:width="0.249cm" svg:height="0.249cm" svg:x="3.906cm" svg:y="5.721cm" svg:viewBox="0 0 250 250" draw:points="0,0 125,250 250,0 0,0">
          <text:p/>
        </draw:polyline>
        <draw:polygon draw:style-name="gr130" draw:text-style-name="P9" draw:layer="layout" svg:width="0.249cm" svg:height="0.249cm" svg:x="4.855cm" svg:y="5.544cm" svg:viewBox="0 0 250 250" draw:points="0,0 125,250 250,0">
          <text:p/>
        </draw:polygon>
        <draw:polyline draw:style-name="gr117" draw:text-style-name="P9" draw:layer="layout" svg:width="0.249cm" svg:height="0.249cm" svg:x="4.855cm" svg:y="5.544cm" svg:viewBox="0 0 250 250" draw:points="0,0 125,250 250,0 0,0">
          <text:p/>
        </draw:polyline>
        <draw:polygon draw:style-name="gr130" draw:text-style-name="P9" draw:layer="layout" svg:width="0.249cm" svg:height="0.249cm" svg:x="5.805cm" svg:y="5.675cm" svg:viewBox="0 0 250 250" draw:points="0,0 125,250 250,0">
          <text:p/>
        </draw:polygon>
        <draw:polyline draw:style-name="gr117" draw:text-style-name="P9" draw:layer="layout" svg:width="0.249cm" svg:height="0.249cm" svg:x="5.805cm" svg:y="5.675cm" svg:viewBox="0 0 250 250" draw:points="0,0 125,250 250,0 0,0">
          <text:p/>
        </draw:polyline>
        <draw:polygon draw:style-name="gr130" draw:text-style-name="P9" draw:layer="layout" svg:width="0.249cm" svg:height="0.249cm" svg:x="6.755cm" svg:y="6.154cm" svg:viewBox="0 0 250 250" draw:points="0,0 125,250 250,0">
          <text:p/>
        </draw:polygon>
        <draw:polyline draw:style-name="gr117" draw:text-style-name="P9" draw:layer="layout" svg:width="0.249cm" svg:height="0.249cm" svg:x="6.755cm" svg:y="6.154cm" svg:viewBox="0 0 250 250" draw:points="0,0 125,250 250,0 0,0">
          <text:p/>
        </draw:polyline>
        <draw:polygon draw:style-name="gr130" draw:text-style-name="P9" draw:layer="layout" svg:width="0.249cm" svg:height="0.249cm" svg:x="7.705cm" svg:y="6.317cm" svg:viewBox="0 0 250 250" draw:points="0,0 125,250 250,0">
          <text:p/>
        </draw:polygon>
        <draw:polyline draw:style-name="gr117" draw:text-style-name="P9" draw:layer="layout" svg:width="0.249cm" svg:height="0.249cm" svg:x="7.705cm" svg:y="6.317cm" svg:viewBox="0 0 250 250" draw:points="0,0 125,250 250,0 0,0">
          <text:p/>
        </draw:polyline>
        <draw:polygon draw:style-name="gr118" draw:text-style-name="P9" draw:layer="layout" svg:width="0.316cm" svg:height="0.087cm" svg:x="8.323cm" svg:y="5.298cm" svg:viewBox="0 0 317 88" draw:points="0,0 317,0 317,88 0,88">
          <text:p/>
        </draw:polygon>
        <draw:polygon draw:style-name="gr118" draw:text-style-name="P9" draw:layer="layout" svg:width="0.158cm" svg:height="0.158cm" svg:x="8.402cm" svg:y="5.262cm" svg:viewBox="0 0 159 159" draw:points="0,0 0,159 159,159 159,0">
          <text:p/>
        </draw:polygon>
        <draw:polyline draw:style-name="gr117" draw:text-style-name="P9" draw:layer="layout" svg:width="0.158cm" svg:height="0.158cm" svg:x="8.402cm" svg:y="5.262cm" svg:viewBox="0 0 159 159" draw:points="0,0 0,159 159,159 159,0 0,0">
          <text:p/>
        </draw:polyline>
        <draw:polygon draw:style-name="gr119" draw:text-style-name="P9" draw:layer="layout" svg:width="0.316cm" svg:height="0.087cm" svg:x="8.323cm" svg:y="6.095cm" svg:viewBox="0 0 317 88" draw:points="0,0 317,0 317,88 0,88">
          <text:p/>
        </draw:polygon>
        <draw:polygon draw:style-name="gr119" draw:text-style-name="P9" draw:layer="layout" svg:width="0.158cm" svg:height="0.158cm" svg:x="8.402cm" svg:y="6.059cm" svg:viewBox="0 0 159 159" draw:points="0,80 80,159 159,80 80,0">
          <text:p/>
        </draw:polygon>
        <draw:polyline draw:style-name="gr117" draw:text-style-name="P9" draw:layer="layout" svg:width="0.158cm" svg:height="0.158cm" svg:x="8.402cm" svg:y="6.059cm" svg:viewBox="0 0 159 159" draw:points="0,80 80,159 159,80 80,0 0,80">
          <text:p/>
        </draw:polyline>
        <draw:polygon draw:style-name="gr130" draw:text-style-name="P9" draw:layer="layout" svg:width="0.316cm" svg:height="0.087cm" svg:x="8.323cm" svg:y="6.891cm" svg:viewBox="0 0 317 88" draw:points="0,0 317,0 317,88 0,88">
          <text:p/>
        </draw:polygon>
        <draw:polygon draw:style-name="gr130" draw:text-style-name="P9" draw:layer="layout" svg:width="0.158cm" svg:height="0.158cm" svg:x="8.402cm" svg:y="6.855cm" svg:viewBox="0 0 159 159" draw:points="0,0 80,159 159,0">
          <text:p/>
        </draw:polygon>
        <draw:polyline draw:style-name="gr117" draw:text-style-name="P9" draw:layer="layout" svg:width="0.158cm" svg:height="0.158cm" svg:x="8.402cm" svg:y="6.855cm" svg:viewBox="0 0 159 159" draw:points="0,0 80,159 159,0 0,0">
          <text:p/>
        </draw:polyline>
        <draw:frame draw:style-name="gr218" draw:text-style-name="P19" draw:layer="layout" svg:width="2.856cm" svg:height="0.569cm" svg:x="8.691cm" svg:y="5.23cm">
          <draw:text-box>
            <text:p><text:span text:style-name="T15">SXCS, andauernd </text:span></text:p>
          </draw:text-box>
        </draw:frame>
        <draw:frame draw:style-name="gr219" draw:text-style-name="P19" draw:layer="layout" svg:width="1.315cm" svg:height="0.569cm" svg:x="8.691cm" svg:y="5.6cm">
          <draw:text-box>
            <text:p><text:span text:style-name="T15">exploit</text:span></text:p>
          </draw:text-box>
        </draw:frame>
        <draw:frame draw:style-name="gr220" draw:text-style-name="P19" draw:layer="layout" svg:width="3.156cm" svg:height="0.569cm" svg:x="8.691cm" svg:y="6.023cm">
          <draw:text-box>
            <text:p><text:span text:style-name="T15">SXCS, abwechselnd </text:span></text:p>
          </draw:text-box>
        </draw:frame>
        <draw:frame draw:style-name="gr221" draw:text-style-name="P19" draw:layer="layout" svg:width="2.314cm" svg:height="0.569cm" svg:x="8.691cm" svg:y="6.393cm">
          <draw:text-box>
            <text:p><text:span text:style-name="T15">explore/exploit</text:span></text:p>
          </draw:text-box>
        </draw:frame>
        <draw:frame draw:style-name="gr222" draw:text-style-name="P19" draw:layer="layout" svg:width="3.478cm" svg:height="0.569cm" svg:x="8.691cm" svg:y="6.843cm">
          <draw:text-box>
            <text:p><text:span text:style-name="T15">XCS, andauernd exploit</text:span></text:p>
          </draw:text-box>
        </draw:frame>
        <draw:frame draw:style-name="gr208" draw:text-style-name="P20" draw:layer="layout" svg:width="3.275cm" svg:height="0.603cm" svg:x="1.522cm" svg:y="9.086cm">
          <draw:text-box>
            <text:p><text:span text:style-name="T16">tournament factor p</text:span></text:p>
          </draw:text-box>
        </draw:frame>
        <draw:frame draw:style-name="gr223" draw:text-style-name="P20" draw:layer="layout" svg:width="3.906cm" svg:height="0.603cm" draw:transform="rotate (1.5707963267946) translate (-2.455cm 7.295cm)">
          <draw:text-box>
            <text:p><text:span text:style-name="T16">Qualitätsdifferenz (in %)</text:span></text:p>
          </draw:text-box>
        </draw:frame>
        <draw:polygon draw:style-name="gr111" draw:text-style-name="P9" draw:layer="layout" svg:width="15.239cm" svg:height="7.009cm" svg:x="-3.331cm" svg:y="10.836cm" svg:viewBox="0 0 15240 7010" draw:points="0,0 15240,0 15240,7010 0,7010">
          <text:p/>
        </draw:polygon>
        <draw:polyline draw:style-name="gr112" draw:text-style-name="P9" draw:layer="layout" svg:width="9.39cm" svg:height="5.246cm" svg:x="-1.81cm" svg:y="11.162cm" svg:viewBox="0 0 9391 5247" draw:points="4696,5247 0,5247 0,0 9391,0 9391,5247 4696,5247">
          <text:p/>
        </draw:polyline>
        <draw:line draw:style-name="gr112" draw:text-style-name="P9" draw:layer="layout" svg:x1="7.581cm" svg:y1="16.408cm" svg:x2="-1.81cm" svg:y2="16.408cm">
          <text:p/>
        </draw:line>
        <draw:line draw:style-name="gr112" draw:text-style-name="P9" draw:layer="layout" svg:x1="7.581cm" svg:y1="15.752cm" svg:x2="-1.81cm" svg:y2="15.752cm">
          <text:p/>
        </draw:line>
        <draw:line draw:style-name="gr112" draw:text-style-name="P9" draw:layer="layout" svg:x1="7.581cm" svg:y1="15.096cm" svg:x2="-1.81cm" svg:y2="15.096cm">
          <text:p/>
        </draw:line>
        <draw:line draw:style-name="gr112" draw:text-style-name="P9" draw:layer="layout" svg:x1="7.581cm" svg:y1="14.44cm" svg:x2="-1.81cm" svg:y2="14.44cm">
          <text:p/>
        </draw:line>
        <draw:line draw:style-name="gr112" draw:text-style-name="P9" draw:layer="layout" svg:x1="7.581cm" svg:y1="13.785cm" svg:x2="-1.81cm" svg:y2="13.785cm">
          <text:p/>
        </draw:line>
        <draw:line draw:style-name="gr112" draw:text-style-name="P9" draw:layer="layout" svg:x1="7.581cm" svg:y1="13.129cm" svg:x2="-1.81cm" svg:y2="13.129cm">
          <text:p/>
        </draw:line>
        <draw:line draw:style-name="gr112" draw:text-style-name="P9" draw:layer="layout" svg:x1="7.581cm" svg:y1="12.473cm" svg:x2="-1.81cm" svg:y2="12.473cm">
          <text:p/>
        </draw:line>
        <draw:line draw:style-name="gr112" draw:text-style-name="P9" draw:layer="layout" svg:x1="7.581cm" svg:y1="11.817cm" svg:x2="-1.81cm" svg:y2="11.817cm">
          <text:p/>
        </draw:line>
        <draw:line draw:style-name="gr112" draw:text-style-name="P9" draw:layer="layout" svg:x1="7.581cm" svg:y1="11.161cm" svg:x2="-1.81cm" svg:y2="11.161cm">
          <text:p/>
        </draw:line>
        <draw:frame draw:style-name="gr206" draw:text-style-name="P19" draw:layer="layout" svg:width="0.896cm" svg:height="0.569cm" svg:x="-2.008cm" svg:y="16.692cm">
          <draw:text-box>
            <text:p><text:span text:style-name="T15">0.6</text:span></text:p>
          </draw:text-box>
        </draw:frame>
        <draw:frame draw:style-name="gr205" draw:text-style-name="P19" draw:layer="layout" svg:width="1.052cm" svg:height="0.569cm" svg:x="-1.135cm" svg:y="16.692cm">
          <draw:text-box>
            <text:p><text:span text:style-name="T15">0.64</text:span></text:p>
          </draw:text-box>
        </draw:frame>
        <draw:frame draw:style-name="gr205" draw:text-style-name="P19" draw:layer="layout" svg:width="1.052cm" svg:height="0.569cm" svg:x="-0.209cm" svg:y="16.692cm">
          <draw:text-box>
            <text:p><text:span text:style-name="T15">0.68</text:span></text:p>
          </draw:text-box>
        </draw:frame>
        <draw:frame draw:style-name="gr205" draw:text-style-name="P19" draw:layer="layout" svg:width="1.052cm" svg:height="0.569cm" svg:x="0.717cm" svg:y="16.692cm">
          <draw:text-box>
            <text:p><text:span text:style-name="T15">0.72</text:span></text:p>
          </draw:text-box>
        </draw:frame>
        <draw:frame draw:style-name="gr205" draw:text-style-name="P19" draw:layer="layout" svg:width="1.052cm" svg:height="0.569cm" svg:x="1.67cm" svg:y="16.692cm">
          <draw:text-box>
            <text:p><text:span text:style-name="T15">0.76</text:span></text:p>
          </draw:text-box>
        </draw:frame>
        <draw:frame draw:style-name="gr206" draw:text-style-name="P19" draw:layer="layout" svg:width="0.896cm" svg:height="0.569cm" svg:x="2.675cm" svg:y="16.692cm">
          <draw:text-box>
            <text:p><text:span text:style-name="T15">0.8</text:span></text:p>
          </draw:text-box>
        </draw:frame>
        <draw:frame draw:style-name="gr205" draw:text-style-name="P19" draw:layer="layout" svg:width="1.052cm" svg:height="0.569cm" svg:x="3.548cm" svg:y="16.692cm">
          <draw:text-box>
            <text:p><text:span text:style-name="T15">0.84</text:span></text:p>
          </draw:text-box>
        </draw:frame>
        <draw:frame draw:style-name="gr205" draw:text-style-name="P19" draw:layer="layout" svg:width="1.052cm" svg:height="0.569cm" svg:x="4.473cm" svg:y="16.692cm">
          <draw:text-box>
            <text:p><text:span text:style-name="T15">0.88</text:span></text:p>
          </draw:text-box>
        </draw:frame>
        <draw:frame draw:style-name="gr205" draw:text-style-name="P19" draw:layer="layout" svg:width="1.052cm" svg:height="0.569cm" svg:x="5.426cm" svg:y="16.692cm">
          <draw:text-box>
            <text:p><text:span text:style-name="T15">0.92</text:span></text:p>
          </draw:text-box>
        </draw:frame>
        <draw:frame draw:style-name="gr205" draw:text-style-name="P19" draw:layer="layout" svg:width="1.052cm" svg:height="0.569cm" svg:x="6.352cm" svg:y="16.692cm">
          <draw:text-box>
            <text:p><text:span text:style-name="T15">0.96</text:span></text:p>
          </draw:text-box>
        </draw:frame>
        <draw:frame draw:style-name="gr206" draw:text-style-name="P19" draw:layer="layout" svg:width="0.659cm" svg:height="0.569cm" svg:x="7.489cm" svg:y="16.692cm">
          <draw:text-box>
            <text:p><text:span text:style-name="T15">1</text:span></text:p>
          </draw:text-box>
        </draw:frame>
        <draw:line draw:style-name="gr112" draw:text-style-name="P9" draw:layer="layout" svg:x1="-1.81cm" svg:y1="16.558cm" svg:x2="-1.81cm" svg:y2="16.408cm">
          <text:p/>
        </draw:line>
        <draw:line draw:style-name="gr112" draw:text-style-name="P9" draw:layer="layout" svg:x1="-0.871cm" svg:y1="16.558cm" svg:x2="-0.871cm" svg:y2="16.408cm">
          <text:p/>
        </draw:line>
        <draw:line draw:style-name="gr112" draw:text-style-name="P9" draw:layer="layout" svg:x1="0.068cm" svg:y1="16.558cm" svg:x2="0.068cm" svg:y2="16.408cm">
          <text:p/>
        </draw:line>
        <draw:line draw:style-name="gr112" draw:text-style-name="P9" draw:layer="layout" svg:x1="1.007cm" svg:y1="16.558cm" svg:x2="1.007cm" svg:y2="16.408cm">
          <text:p/>
        </draw:line>
        <draw:line draw:style-name="gr112" draw:text-style-name="P9" draw:layer="layout" svg:x1="1.946cm" svg:y1="16.558cm" svg:x2="1.946cm" svg:y2="16.408cm">
          <text:p/>
        </draw:line>
        <draw:line draw:style-name="gr112" draw:text-style-name="P9" draw:layer="layout" svg:x1="2.886cm" svg:y1="16.558cm" svg:x2="2.886cm" svg:y2="16.408cm">
          <text:p/>
        </draw:line>
        <draw:line draw:style-name="gr112" draw:text-style-name="P9" draw:layer="layout" svg:x1="3.825cm" svg:y1="16.558cm" svg:x2="3.825cm" svg:y2="16.408cm">
          <text:p/>
        </draw:line>
        <draw:line draw:style-name="gr112" draw:text-style-name="P9" draw:layer="layout" svg:x1="4.763cm" svg:y1="16.558cm" svg:x2="4.763cm" svg:y2="16.408cm">
          <text:p/>
        </draw:line>
        <draw:line draw:style-name="gr112" draw:text-style-name="P9" draw:layer="layout" svg:x1="5.702cm" svg:y1="16.558cm" svg:x2="5.702cm" svg:y2="16.408cm">
          <text:p/>
        </draw:line>
        <draw:line draw:style-name="gr112" draw:text-style-name="P9" draw:layer="layout" svg:x1="6.641cm" svg:y1="16.558cm" svg:x2="6.641cm" svg:y2="16.408cm">
          <text:p/>
        </draw:line>
        <draw:polyline draw:style-name="gr112" draw:text-style-name="P9" draw:layer="layout" svg:width="0.149cm" svg:height="9.39cm" draw:transform="rotate (1.5707963267946) translate (-1.8100997965979cm 16.5581837115195cm)" svg:viewBox="0 0 150 9391" draw:points="0,5771 150,5771 150,-3620">
          <text:p/>
        </draw:polyline>
        <draw:line draw:style-name="gr112" draw:text-style-name="P9" draw:layer="layout" svg:x1="-1.81cm" svg:y1="15.096cm" svg:x2="7.581cm" svg:y2="15.096cm">
          <text:p/>
        </draw:line>
        <draw:frame draw:style-name="gr206" draw:text-style-name="P19" draw:layer="layout" svg:width="0.752cm" svg:height="0.569cm" svg:x="-2.326cm" svg:y="16.269cm">
          <draw:text-box>
            <text:p><text:span text:style-name="T15">-2</text:span></text:p>
          </draw:text-box>
        </draw:frame>
        <draw:frame draw:style-name="gr206" draw:text-style-name="P19" draw:layer="layout" svg:width="0.752cm" svg:height="0.569cm" svg:x="-2.326cm" svg:y="15.607cm">
          <draw:text-box>
            <text:p><text:span text:style-name="T15">-1</text:span></text:p>
          </draw:text-box>
        </draw:frame>
        <draw:frame draw:style-name="gr206" draw:text-style-name="P19" draw:layer="layout" svg:width="0.659cm" svg:height="0.569cm" svg:x="-2.22cm" svg:y="14.946cm">
          <draw:text-box>
            <text:p><text:span text:style-name="T15">0</text:span></text:p>
          </draw:text-box>
        </draw:frame>
        <draw:frame draw:style-name="gr206" draw:text-style-name="P19" draw:layer="layout" svg:width="0.659cm" svg:height="0.569cm" svg:x="-2.22cm" svg:y="14.284cm">
          <draw:text-box>
            <text:p><text:span text:style-name="T15">1</text:span></text:p>
          </draw:text-box>
        </draw:frame>
        <draw:frame draw:style-name="gr206" draw:text-style-name="P19" draw:layer="layout" svg:width="0.659cm" svg:height="0.569cm" svg:x="-2.22cm" svg:y="13.65cm">
          <draw:text-box>
            <text:p><text:span text:style-name="T15">2</text:span></text:p>
          </draw:text-box>
        </draw:frame>
        <draw:frame draw:style-name="gr206" draw:text-style-name="P19" draw:layer="layout" svg:width="0.659cm" svg:height="0.569cm" svg:x="-2.22cm" svg:y="12.989cm">
          <draw:text-box>
            <text:p><text:span text:style-name="T15">3</text:span></text:p>
          </draw:text-box>
        </draw:frame>
        <draw:frame draw:style-name="gr206" draw:text-style-name="P19" draw:layer="layout" svg:width="0.659cm" svg:height="0.569cm" svg:x="-2.22cm" svg:y="12.327cm">
          <draw:text-box>
            <text:p><text:span text:style-name="T15">4</text:span></text:p>
          </draw:text-box>
        </draw:frame>
        <draw:frame draw:style-name="gr206" draw:text-style-name="P19" draw:layer="layout" svg:width="0.659cm" svg:height="0.569cm" svg:x="-2.22cm" svg:y="11.666cm">
          <draw:text-box>
            <text:p><text:span text:style-name="T15">5</text:span></text:p>
          </draw:text-box>
        </draw:frame>
        <draw:frame draw:style-name="gr206" draw:text-style-name="P19" draw:layer="layout" svg:width="0.659cm" svg:height="0.569cm" svg:x="-2.22cm" svg:y="11.004cm">
          <draw:text-box>
            <text:p><text:span text:style-name="T15">6</text:span></text:p>
          </draw:text-box>
        </draw:frame>
        <draw:line draw:style-name="gr112" draw:text-style-name="P9" draw:layer="layout" svg:x1="-1.96cm" svg:y1="16.408cm" svg:x2="-1.81cm" svg:y2="16.408cm">
          <text:p/>
        </draw:line>
        <draw:line draw:style-name="gr112" draw:text-style-name="P9" draw:layer="layout" svg:x1="-1.96cm" svg:y1="15.752cm" svg:x2="-1.81cm" svg:y2="15.752cm">
          <text:p/>
        </draw:line>
        <draw:line draw:style-name="gr112" draw:text-style-name="P9" draw:layer="layout" svg:x1="-1.96cm" svg:y1="15.096cm" svg:x2="-1.81cm" svg:y2="15.096cm">
          <text:p/>
        </draw:line>
        <draw:line draw:style-name="gr112" draw:text-style-name="P9" draw:layer="layout" svg:x1="-1.96cm" svg:y1="14.44cm" svg:x2="-1.81cm" svg:y2="14.44cm">
          <text:p/>
        </draw:line>
        <draw:line draw:style-name="gr112" draw:text-style-name="P9" draw:layer="layout" svg:x1="-1.96cm" svg:y1="13.785cm" svg:x2="-1.81cm" svg:y2="13.785cm">
          <text:p/>
        </draw:line>
        <draw:line draw:style-name="gr112" draw:text-style-name="P9" draw:layer="layout" svg:x1="-1.96cm" svg:y1="13.129cm" svg:x2="-1.81cm" svg:y2="13.129cm">
          <text:p/>
        </draw:line>
        <draw:line draw:style-name="gr112" draw:text-style-name="P9" draw:layer="layout" svg:x1="-1.96cm" svg:y1="12.473cm" svg:x2="-1.81cm" svg:y2="12.473cm">
          <text:p/>
        </draw:line>
        <draw:line draw:style-name="gr112" draw:text-style-name="P9" draw:layer="layout" svg:x1="-1.96cm" svg:y1="11.817cm" svg:x2="-1.81cm" svg:y2="11.817cm">
          <text:p/>
        </draw:line>
        <draw:polyline draw:style-name="gr112" draw:text-style-name="P9" draw:layer="layout" svg:width="0.149cm" svg:height="5.246cm" svg:x="-1.96cm" svg:y="11.161cm" svg:viewBox="0 0 150 5247" draw:points="0,0 150,0 150,5247">
          <text:p/>
        </draw:polyline>
        <draw:polygon draw:style-name="gr116" draw:text-style-name="P9" draw:layer="layout" svg:width="0.99cm" svg:height="0.764cm" svg:x="-1.836cm" svg:y="13.73cm" svg:viewBox="0 0 991 765" draw:points="52,0 991,695 965,730 939,765 0,70 26,35">
          <text:p/>
        </draw:polygon>
        <draw:polygon draw:style-name="gr116" draw:text-style-name="P9" draw:layer="layout" svg:width="0.032cm" svg:height="0.043cm" svg:x="-0.897cm" svg:y="14.459cm" svg:viewBox="0 0 33 44" draw:points="26,0 33,43 26,44 18,43 11,41 4,38 0,35">
          <text:p/>
        </draw:polygon>
        <draw:polygon draw:style-name="gr116" draw:text-style-name="P9" draw:layer="layout" svg:width="0.952cm" svg:height="0.242cm" svg:x="-0.878cm" svg:y="14.26cm" svg:viewBox="0 0 953 243" draw:points="0,157 939,0 946,43 953,86 14,243 7,200">
          <text:p/>
        </draw:polygon>
        <draw:polygon draw:style-name="gr116" draw:text-style-name="P9" draw:layer="layout" svg:width="0.011cm" svg:height="0.042cm" svg:x="0.068cm" svg:y="14.303cm" svg:viewBox="0 0 12 43" draw:points="0,0 12,42 7,43">
          <text:p/>
        </draw:polygon>
        <draw:polygon draw:style-name="gr116" draw:text-style-name="P9" draw:layer="layout" svg:width="0.962cm" svg:height="0.352cm" svg:x="0.056cm" svg:y="13.992cm" svg:viewBox="0 0 963 353" draw:points="0,269 939,0 951,42 963,84 24,353 12,311">
          <text:p/>
        </draw:polygon>
        <draw:polygon draw:style-name="gr116" draw:text-style-name="P9" draw:layer="layout" svg:width="0.021cm" svg:height="0.043cm" svg:x="0.995cm" svg:y="13.99cm" svg:viewBox="0 0 22 44" draw:points="12,44 0,2 7,0 15,0 22,1">
          <text:p/>
        </draw:polygon>
        <draw:polygon draw:style-name="gr116" draw:text-style-name="P9" draw:layer="layout" svg:width="0.958cm" svg:height="0.295cm" svg:x="0.997cm" svg:y="13.991cm" svg:viewBox="0 0 959 296" draw:points="20,0 959,210 949,253 939,296 0,86 10,43">
          <text:p/>
        </draw:polygon>
        <draw:polygon draw:style-name="gr116" draw:text-style-name="P9" draw:layer="layout" svg:width="0.009cm" svg:height="0.043cm" svg:x="1.936cm" svg:y="14.244cm" svg:viewBox="0 0 10 44" draw:points="10,0 4,44 0,43">
          <text:p/>
        </draw:polygon>
        <draw:polygon draw:style-name="gr116" draw:text-style-name="P9" draw:layer="layout" svg:width="0.951cm" svg:height="0.211cm" svg:x="1.94cm" svg:y="14.2cm" svg:viewBox="0 0 952 212" draw:points="12,0 952,124 946,168 940,212 0,88 6,44">
          <text:p/>
        </draw:polygon>
        <draw:polygon draw:style-name="gr116" draw:text-style-name="P9" draw:layer="layout" svg:width="0.012cm" svg:height="0.043cm" svg:x="2.88cm" svg:y="14.367cm" svg:viewBox="0 0 13 44" draw:points="6,0 13,43 5,44 0,44">
          <text:p/>
        </draw:polygon>
        <draw:polygon draw:style-name="gr116" draw:text-style-name="P9" draw:layer="layout" svg:width="0.952cm" svg:height="0.236cm" svg:x="2.879cm" svg:y="14.174cm" svg:viewBox="0 0 953 237" draw:points="0,151 939,0 946,43 953,86 14,237 7,194">
          <text:p/>
        </draw:polygon>
        <draw:polygon draw:style-name="gr116" draw:text-style-name="P9" draw:layer="layout" svg:width="0.025cm" svg:height="0.043cm" svg:x="3.818cm" svg:y="14.173cm" svg:viewBox="0 0 26 44" draw:points="7,44 0,1 8,0 15,1 23,3 26,4">
          <text:p/>
        </draw:polygon>
        <draw:polygon draw:style-name="gr116" draw:text-style-name="P9" draw:layer="layout" svg:width="0.976cm" svg:height="0.532cm" svg:x="3.806cm" svg:y="14.177cm" svg:viewBox="0 0 977 533" draw:points="38,0 977,453 958,493 939,533 0,80 19,40">
          <text:p/>
        </draw:polygon>
        <draw:polygon draw:style-name="gr116" draw:text-style-name="P9" draw:layer="layout" svg:width="0.018cm" svg:height="0.043cm" svg:x="4.744cm" svg:y="14.669cm" svg:viewBox="0 0 19 44" draw:points="19,0 15,44 7,42 0,40 0,40">
          <text:p/>
        </draw:polygon>
        <draw:polygon draw:style-name="gr116" draw:text-style-name="P9" draw:layer="layout" svg:width="0.946cm" svg:height="0.179cm" svg:x="4.759cm" svg:y="14.625cm" svg:viewBox="0 0 947 180" draw:points="8,0 947,92 943,136 939,180 0,88 4,44">
          <text:p/>
        </draw:polygon>
        <draw:polygon draw:style-name="gr116" draw:text-style-name="P9" draw:layer="layout" svg:width="0.012cm" svg:height="0.043cm" svg:x="5.702cm" svg:y="14.717cm" svg:viewBox="0 0 13 44" draw:points="0,44 4,0 12,2 13,2">
          <text:p/>
        </draw:polygon>
        <draw:polygon draw:style-name="gr116" draw:text-style-name="P9" draw:layer="layout" svg:width="0.964cm" svg:height="0.385cm" svg:x="5.689cm" svg:y="14.719cm" svg:viewBox="0 0 965 386" draw:points="26,0 965,302 952,344 939,386 0,84 13,42">
          <text:p/>
        </draw:polygon>
        <draw:polygon draw:style-name="gr116" draw:text-style-name="P9" draw:layer="layout" svg:width="0.026cm" svg:height="0.041cm" svg:x="6.641cm" svg:y="15.021cm" svg:viewBox="0 0 27 42" draw:points="0,42 13,0 21,3 27,7">
          <text:p/>
        </draw:polygon>
        <draw:polygon draw:style-name="gr116" draw:text-style-name="P9" draw:layer="layout" svg:width="0.993cm" svg:height="0.784cm" svg:x="6.614cm" svg:y="15.028cm" svg:viewBox="0 0 994 785" draw:points="54,0 994,715 967,750 940,785 0,70 27,35">
          <text:p/>
        </draw:polygon>
        <draw:polygon draw:style-name="gr116" draw:text-style-name="P9" draw:layer="layout" svg:width="0.249cm" svg:height="0.249cm" svg:x="-1.935cm" svg:y="13.64cm" svg:viewBox="0 0 250 250" draw:points="0,0 0,250 250,250 250,0">
          <text:p/>
        </draw:polygon>
        <draw:polyline draw:style-name="gr117" draw:text-style-name="P9" draw:layer="layout" svg:width="0.249cm" svg:height="0.249cm" svg:x="-1.935cm" svg:y="13.64cm" svg:viewBox="0 0 250 250" draw:points="0,0 0,250 250,250 250,0 0,0">
          <text:p/>
        </draw:polyline>
        <draw:polygon draw:style-name="gr118" draw:text-style-name="P9" draw:layer="layout" svg:width="0.249cm" svg:height="0.249cm" svg:x="-0.996cm" svg:y="14.335cm" svg:viewBox="0 0 250 250" draw:points="0,0 0,250 250,250 250,0">
          <text:p/>
        </draw:polygon>
        <draw:polyline draw:style-name="gr117" draw:text-style-name="P9" draw:layer="layout" svg:width="0.249cm" svg:height="0.249cm" svg:x="-0.996cm" svg:y="14.335cm" svg:viewBox="0 0 250 250" draw:points="0,0 0,250 250,250 250,0 0,0">
          <text:p/>
        </draw:polyline>
        <draw:polygon draw:style-name="gr118" draw:text-style-name="P9" draw:layer="layout" svg:width="0.249cm" svg:height="0.249cm" svg:x="-0.057cm" svg:y="14.178cm" svg:viewBox="0 0 250 250" draw:points="0,0 0,250 250,250 250,0">
          <text:p/>
        </draw:polygon>
        <draw:polyline draw:style-name="gr117" draw:text-style-name="P9" draw:layer="layout" svg:width="0.249cm" svg:height="0.249cm" svg:x="-0.057cm" svg:y="14.178cm" svg:viewBox="0 0 250 250" draw:points="0,0 0,250 250,250 250,0 0,0">
          <text:p/>
        </draw:polyline>
        <draw:polygon draw:style-name="gr118" draw:text-style-name="P9" draw:layer="layout" svg:width="0.249cm" svg:height="0.249cm" svg:x="0.882cm" svg:y="13.909cm" svg:viewBox="0 0 250 250" draw:points="0,0 0,250 250,250 250,0">
          <text:p/>
        </draw:polygon>
        <draw:polyline draw:style-name="gr117" draw:text-style-name="P9" draw:layer="layout" svg:width="0.249cm" svg:height="0.249cm" svg:x="0.882cm" svg:y="13.909cm" svg:viewBox="0 0 250 250" draw:points="0,0 0,250 250,250 250,0 0,0">
          <text:p/>
        </draw:polyline>
        <draw:polygon draw:style-name="gr118" draw:text-style-name="P9" draw:layer="layout" svg:width="0.249cm" svg:height="0.249cm" svg:x="1.821cm" svg:y="14.119cm" svg:viewBox="0 0 250 250" draw:points="0,0 0,250 250,250 250,0">
          <text:p/>
        </draw:polygon>
        <draw:polyline draw:style-name="gr117" draw:text-style-name="P9" draw:layer="layout" svg:width="0.249cm" svg:height="0.249cm" svg:x="1.821cm" svg:y="14.119cm" svg:viewBox="0 0 250 250" draw:points="0,0 0,250 250,250 250,0 0,0">
          <text:p/>
        </draw:polyline>
        <draw:polygon draw:style-name="gr118" draw:text-style-name="P9" draw:layer="layout" svg:width="0.249cm" svg:height="0.249cm" svg:x="2.761cm" svg:y="14.243cm" svg:viewBox="0 0 250 250" draw:points="0,0 0,250 250,250 250,0">
          <text:p/>
        </draw:polygon>
        <draw:polyline draw:style-name="gr117" draw:text-style-name="P9" draw:layer="layout" svg:width="0.249cm" svg:height="0.249cm" svg:x="2.761cm" svg:y="14.243cm" svg:viewBox="0 0 250 250" draw:points="0,0 0,250 250,250 250,0 0,0">
          <text:p/>
        </draw:polyline>
        <draw:polygon draw:style-name="gr118" draw:text-style-name="P9" draw:layer="layout" svg:width="0.249cm" svg:height="0.249cm" svg:x="3.7cm" svg:y="14.092cm" svg:viewBox="0 0 250 250" draw:points="0,0 0,250 250,250 250,0">
          <text:p/>
        </draw:polygon>
        <draw:polyline draw:style-name="gr117" draw:text-style-name="P9" draw:layer="layout" svg:width="0.249cm" svg:height="0.249cm" svg:x="3.7cm" svg:y="14.092cm" svg:viewBox="0 0 250 250" draw:points="0,0 0,250 250,250 250,0 0,0">
          <text:p/>
        </draw:polyline>
        <draw:polygon draw:style-name="gr118" draw:text-style-name="P9" draw:layer="layout" svg:width="0.249cm" svg:height="0.249cm" svg:x="4.638cm" svg:y="14.544cm" svg:viewBox="0 0 250 250" draw:points="0,0 0,250 250,250 250,0">
          <text:p/>
        </draw:polygon>
        <draw:polyline draw:style-name="gr117" draw:text-style-name="P9" draw:layer="layout" svg:width="0.249cm" svg:height="0.249cm" svg:x="4.638cm" svg:y="14.544cm" svg:viewBox="0 0 250 250" draw:points="0,0 0,250 250,250 250,0 0,0">
          <text:p/>
        </draw:polyline>
        <draw:polygon draw:style-name="gr118" draw:text-style-name="P9" draw:layer="layout" svg:width="0.249cm" svg:height="0.249cm" svg:x="5.577cm" svg:y="14.636cm" svg:viewBox="0 0 250 250" draw:points="0,0 0,250 250,250 250,0">
          <text:p/>
        </draw:polygon>
        <draw:polyline draw:style-name="gr117" draw:text-style-name="P9" draw:layer="layout" svg:width="0.249cm" svg:height="0.249cm" svg:x="5.577cm" svg:y="14.636cm" svg:viewBox="0 0 250 250" draw:points="0,0 0,250 250,250 250,0 0,0">
          <text:p/>
        </draw:polyline>
        <draw:polygon draw:style-name="gr118" draw:text-style-name="P9" draw:layer="layout" svg:width="0.249cm" svg:height="0.249cm" svg:x="6.516cm" svg:y="14.938cm" svg:viewBox="0 0 250 250" draw:points="0,0 0,250 250,250 250,0">
          <text:p/>
        </draw:polygon>
        <draw:polyline draw:style-name="gr117" draw:text-style-name="P9" draw:layer="layout" svg:width="0.249cm" svg:height="0.249cm" svg:x="6.516cm" svg:y="14.938cm" svg:viewBox="0 0 250 250" draw:points="0,0 0,250 250,250 250,0 0,0">
          <text:p/>
        </draw:polyline>
        <draw:polygon draw:style-name="gr118" draw:text-style-name="P9" draw:layer="layout" svg:width="0.249cm" svg:height="0.249cm" svg:x="7.456cm" svg:y="15.653cm" svg:viewBox="0 0 250 250" draw:points="0,0 0,250 250,250 250,0">
          <text:p/>
        </draw:polygon>
        <draw:polyline draw:style-name="gr117" draw:text-style-name="P9" draw:layer="layout" svg:width="0.249cm" svg:height="0.249cm" svg:x="7.456cm" svg:y="15.653cm" svg:viewBox="0 0 250 250" draw:points="0,0 0,250 250,250 250,0 0,0">
          <text:p/>
        </draw:polyline>
        <draw:polygon draw:style-name="gr119" draw:text-style-name="P9" draw:layer="layout" svg:width="0.96cm" svg:height="0.321cm" svg:x="-1.821cm" svg:y="12.777cm" svg:viewBox="0 0 961 322" draw:points="0,236 939,0 950,43 961,86 22,322 11,279">
          <text:p/>
        </draw:polygon>
        <draw:polygon draw:style-name="gr119" draw:text-style-name="P9" draw:layer="layout" svg:width="0.01cm" svg:height="0.043cm" svg:x="-0.882cm" svg:y="12.776cm" svg:viewBox="0 0 11 44" draw:points="11,44 0,1 6,0">
          <text:p/>
        </draw:polygon>
        <draw:polygon draw:style-name="gr119" draw:text-style-name="P9" draw:layer="layout" svg:width="0.948cm" svg:height="0.198cm" svg:x="-0.876cm" svg:y="12.665cm" svg:viewBox="0 0 949 199" draw:points="0,111 939,0 944,44 949,88 10,199 5,155">
          <text:p/>
        </draw:polygon>
        <draw:polygon draw:style-name="gr119" draw:text-style-name="P9" draw:layer="layout" svg:width="0.008cm" svg:height="0.043cm" svg:x="0.068cm" svg:y="12.709cm" svg:viewBox="0 0 9 44" draw:points="0,0 9,43 5,44">
          <text:p/>
        </draw:polygon>
        <draw:polygon draw:style-name="gr119" draw:text-style-name="P9" draw:layer="layout" svg:width="0.956cm" svg:height="0.282cm" svg:x="0.059cm" svg:y="12.469cm" svg:viewBox="0 0 957 283" draw:points="0,197 939,0 948,43 957,86 18,283 9,240">
          <text:p/>
        </draw:polygon>
        <draw:polygon draw:style-name="gr119" draw:text-style-name="P9" draw:layer="layout" svg:width="0.008cm" svg:height="0.043cm" svg:x="0.998cm" svg:y="12.468cm" svg:viewBox="0 0 9 44" draw:points="9,44 0,1 5,0">
          <text:p/>
        </draw:polygon>
        <draw:polygon draw:style-name="gr119" draw:text-style-name="P9" draw:layer="layout" svg:width="0.946cm" svg:height="0.179cm" svg:x="1.003cm" svg:y="12.376cm" svg:viewBox="0 0 947 180" draw:points="0,92 939,0 943,44 947,88 8,180 4,136">
          <text:p/>
        </draw:polygon>
        <draw:polygon draw:style-name="gr119" draw:text-style-name="P9" draw:layer="layout" svg:width="0.009cm" svg:height="0.043cm" svg:x="1.946cm" svg:y="12.42cm" svg:viewBox="0 0 10 44" draw:points="0,0 10,43 4,44">
          <text:p/>
        </draw:polygon>
        <draw:polygon draw:style-name="gr119" draw:text-style-name="P9" draw:layer="layout" svg:width="0.959cm" svg:height="0.315cm" svg:x="1.936cm" svg:y="12.147cm" svg:viewBox="0 0 960 316" draw:points="0,230 940,0 950,43 960,86 20,316 10,273">
          <text:p/>
        </draw:polygon>
        <draw:polygon draw:style-name="gr119" draw:text-style-name="P9" draw:layer="layout" svg:width="0.009cm" svg:height="0.043cm" svg:x="2.876cm" svg:y="12.146cm" svg:viewBox="0 0 10 44" draw:points="10,44 0,1 7,0 9,0">
          <text:p/>
        </draw:polygon>
        <draw:polygon draw:style-name="gr119" draw:text-style-name="P9" draw:layer="layout" svg:width="0.94cm" svg:height="0.1cm" svg:x="2.885cm" svg:y="12.133cm" svg:viewBox="0 0 941 101" draw:points="0,13 939,0 940,44 941,88 2,101 1,57">
          <text:p/>
        </draw:polygon>
        <draw:polygon draw:style-name="gr119" draw:text-style-name="P9" draw:layer="layout" svg:width="0.003cm" svg:height="0.043cm" svg:x="3.825cm" svg:y="12.177cm" svg:viewBox="0 0 4 44" draw:points="0,0 4,44 1,44">
          <text:p/>
        </draw:polygon>
        <draw:polygon draw:style-name="gr119" draw:text-style-name="P9" draw:layer="layout" svg:width="0.946cm" svg:height="0.172cm" svg:x="3.821cm" svg:y="12.048cm" svg:viewBox="0 0 947 173" draw:points="0,85 939,0 943,44 947,88 8,173 4,129">
          <text:p/>
        </draw:polygon>
        <draw:polygon draw:style-name="gr119" draw:text-style-name="P9" draw:layer="layout" svg:width="0.006cm" svg:height="0.043cm" svg:x="4.763cm" svg:y="12.092cm" svg:viewBox="0 0 7 44" draw:points="0,0 7,43 4,44">
          <text:p/>
        </draw:polygon>
        <draw:polygon draw:style-name="gr119" draw:text-style-name="P9" draw:layer="layout" svg:width="0.952cm" svg:height="0.236cm" svg:x="4.756cm" svg:y="11.898cm" svg:viewBox="0 0 953 237" draw:points="0,151 939,0 946,43 953,86 14,237 7,194">
          <text:p/>
        </draw:polygon>
        <draw:polygon draw:style-name="gr119" draw:text-style-name="P9" draw:layer="layout" svg:width="0.013cm" svg:height="0.043cm" svg:x="5.695cm" svg:y="11.897cm" svg:viewBox="0 0 14 44" draw:points="7,44 0,1 8,0 14,1">
          <text:p/>
        </draw:polygon>
        <draw:polygon draw:style-name="gr119" draw:text-style-name="P9" draw:layer="layout" svg:width="0.952cm" svg:height="0.243cm" svg:x="5.695cm" svg:y="11.898cm" svg:viewBox="0 0 953 244" draw:points="14,0 953,158 946,201 939,244 0,86 7,43">
          <text:p/>
        </draw:polygon>
        <draw:polygon draw:style-name="gr119" draw:text-style-name="P9" draw:layer="layout" svg:width="0.017cm" svg:height="0.042cm" svg:x="6.641cm" svg:y="12.056cm" svg:viewBox="0 0 18 43" draw:points="0,43 7,0 15,2 18,3">
          <text:p/>
        </draw:polygon>
        <draw:polygon draw:style-name="gr119" draw:text-style-name="P9" draw:layer="layout" svg:width="0.975cm" svg:height="0.492cm" svg:x="6.623cm" svg:y="12.059cm" svg:viewBox="0 0 976 493" draw:points="36,0 976,413 958,453 940,493 0,80 18,40">
          <text:p/>
        </draw:polygon>
        <draw:polygon draw:style-name="gr119" draw:text-style-name="P9" draw:layer="layout" svg:width="0.249cm" svg:height="0.249cm" svg:x="-1.935cm" svg:y="12.931cm" svg:viewBox="0 0 250 250" draw:points="0,125 125,250 250,125 125,0">
          <text:p/>
        </draw:polygon>
        <draw:polyline draw:style-name="gr117" draw:text-style-name="P9" draw:layer="layout" svg:width="0.249cm" svg:height="0.249cm" svg:x="-1.935cm" svg:y="12.931cm" svg:viewBox="0 0 250 250" draw:points="0,125 125,250 250,125 125,0 0,125">
          <text:p/>
        </draw:polyline>
        <draw:polygon draw:style-name="gr119" draw:text-style-name="P9" draw:layer="layout" svg:width="0.249cm" svg:height="0.249cm" svg:x="-0.996cm" svg:y="12.695cm" svg:viewBox="0 0 250 250" draw:points="0,125 125,250 250,125 125,0">
          <text:p/>
        </draw:polygon>
        <draw:polyline draw:style-name="gr117" draw:text-style-name="P9" draw:layer="layout" svg:width="0.249cm" svg:height="0.249cm" svg:x="-0.996cm" svg:y="12.695cm" svg:viewBox="0 0 250 250" draw:points="0,125 125,250 250,125 125,0 0,125">
          <text:p/>
        </draw:polyline>
        <draw:polygon draw:style-name="gr119" draw:text-style-name="P9" draw:layer="layout" svg:width="0.249cm" svg:height="0.249cm" svg:x="-0.057cm" svg:y="12.584cm" svg:viewBox="0 0 250 250" draw:points="0,125 125,250 250,125 125,0">
          <text:p/>
        </draw:polygon>
        <draw:polyline draw:style-name="gr117" draw:text-style-name="P9" draw:layer="layout" svg:width="0.249cm" svg:height="0.249cm" svg:x="-0.057cm" svg:y="12.584cm" svg:viewBox="0 0 250 250" draw:points="0,125 125,250 250,125 125,0 0,125">
          <text:p/>
        </draw:polyline>
        <draw:polygon draw:style-name="gr119" draw:text-style-name="P9" draw:layer="layout" svg:width="0.249cm" svg:height="0.249cm" svg:x="0.882cm" svg:y="12.387cm" svg:viewBox="0 0 250 250" draw:points="0,125 125,250 250,125 125,0">
          <text:p/>
        </draw:polygon>
        <draw:polyline draw:style-name="gr117" draw:text-style-name="P9" draw:layer="layout" svg:width="0.249cm" svg:height="0.249cm" svg:x="0.882cm" svg:y="12.387cm" svg:viewBox="0 0 250 250" draw:points="0,125 125,250 250,125 125,0 0,125">
          <text:p/>
        </draw:polyline>
        <draw:polygon draw:style-name="gr119" draw:text-style-name="P9" draw:layer="layout" svg:width="0.249cm" svg:height="0.249cm" svg:x="1.821cm" svg:y="12.295cm" svg:viewBox="0 0 250 250" draw:points="0,125 125,250 250,125 125,0">
          <text:p/>
        </draw:polygon>
        <draw:polyline draw:style-name="gr117" draw:text-style-name="P9" draw:layer="layout" svg:width="0.249cm" svg:height="0.249cm" svg:x="1.821cm" svg:y="12.295cm" svg:viewBox="0 0 250 250" draw:points="0,125 125,250 250,125 125,0 0,125">
          <text:p/>
        </draw:polyline>
        <draw:polygon draw:style-name="gr119" draw:text-style-name="P9" draw:layer="layout" svg:width="0.249cm" svg:height="0.249cm" svg:x="2.761cm" svg:y="12.065cm" svg:viewBox="0 0 250 250" draw:points="0,125 125,250 250,125 125,0">
          <text:p/>
        </draw:polygon>
        <draw:polyline draw:style-name="gr117" draw:text-style-name="P9" draw:layer="layout" svg:width="0.249cm" svg:height="0.249cm" svg:x="2.761cm" svg:y="12.065cm" svg:viewBox="0 0 250 250" draw:points="0,125 125,250 250,125 125,0 0,125">
          <text:p/>
        </draw:polyline>
        <draw:polygon draw:style-name="gr119" draw:text-style-name="P9" draw:layer="layout" svg:width="0.249cm" svg:height="0.249cm" svg:x="3.7cm" svg:y="12.052cm" svg:viewBox="0 0 250 250" draw:points="0,125 125,250 250,125 125,0">
          <text:p/>
        </draw:polygon>
        <draw:polyline draw:style-name="gr117" draw:text-style-name="P9" draw:layer="layout" svg:width="0.249cm" svg:height="0.249cm" svg:x="3.7cm" svg:y="12.052cm" svg:viewBox="0 0 250 250" draw:points="0,125 125,250 250,125 125,0 0,125">
          <text:p/>
        </draw:polyline>
        <draw:polygon draw:style-name="gr119" draw:text-style-name="P9" draw:layer="layout" svg:width="0.249cm" svg:height="0.249cm" svg:x="4.638cm" svg:y="11.967cm" svg:viewBox="0 0 250 250" draw:points="0,125 125,250 250,125 125,0">
          <text:p/>
        </draw:polygon>
        <draw:polyline draw:style-name="gr117" draw:text-style-name="P9" draw:layer="layout" svg:width="0.249cm" svg:height="0.249cm" svg:x="4.638cm" svg:y="11.967cm" svg:viewBox="0 0 250 250" draw:points="0,125 125,250 250,125 125,0 0,125">
          <text:p/>
        </draw:polyline>
        <draw:polygon draw:style-name="gr119" draw:text-style-name="P9" draw:layer="layout" svg:width="0.249cm" svg:height="0.249cm" svg:x="5.577cm" svg:y="11.816cm" svg:viewBox="0 0 250 250" draw:points="0,125 125,250 250,125 125,0">
          <text:p/>
        </draw:polygon>
        <draw:polyline draw:style-name="gr117" draw:text-style-name="P9" draw:layer="layout" svg:width="0.249cm" svg:height="0.249cm" svg:x="5.577cm" svg:y="11.816cm" svg:viewBox="0 0 250 250" draw:points="0,125 125,250 250,125 125,0 0,125">
          <text:p/>
        </draw:polyline>
        <draw:polygon draw:style-name="gr119" draw:text-style-name="P9" draw:layer="layout" svg:width="0.249cm" svg:height="0.249cm" svg:x="6.516cm" svg:y="11.974cm" svg:viewBox="0 0 250 250" draw:points="0,125 125,250 250,125 125,0">
          <text:p/>
        </draw:polygon>
        <draw:polyline draw:style-name="gr117" draw:text-style-name="P9" draw:layer="layout" svg:width="0.249cm" svg:height="0.249cm" svg:x="6.516cm" svg:y="11.974cm" svg:viewBox="0 0 250 250" draw:points="0,125 125,250 250,125 125,0 0,125">
          <text:p/>
        </draw:polyline>
        <draw:polygon draw:style-name="gr119" draw:text-style-name="P9" draw:layer="layout" svg:width="0.249cm" svg:height="0.249cm" svg:x="7.456cm" svg:y="12.387cm" svg:viewBox="0 0 250 250" draw:points="0,125 125,250 250,125 125,0">
          <text:p/>
        </draw:polygon>
        <draw:polyline draw:style-name="gr117" draw:text-style-name="P9" draw:layer="layout" svg:width="0.249cm" svg:height="0.249cm" svg:x="7.456cm" svg:y="12.387cm" svg:viewBox="0 0 250 250" draw:points="0,125 125,250 250,125 125,0 0,125">
          <text:p/>
        </draw:polyline>
        <draw:polygon draw:style-name="gr130" draw:text-style-name="P9" draw:layer="layout" svg:width="0.944cm" svg:height="0.159cm" svg:x="-1.813cm" svg:y="14.671cm" svg:viewBox="0 0 945 160" draw:points="6,0 945,72 942,116 939,160 0,88 3,44">
          <text:p/>
        </draw:polygon>
        <draw:polygon draw:style-name="gr130" draw:text-style-name="P9" draw:layer="layout" svg:width="0.007cm" svg:height="0.043cm" svg:x="-0.874cm" svg:y="14.787cm" svg:viewBox="0 0 8 44" draw:points="3,0 8,44 0,44 0,44">
          <text:p/>
        </draw:polygon>
        <draw:polygon draw:style-name="gr130" draw:text-style-name="P9" draw:layer="layout" svg:width="0.948cm" svg:height="0.192cm" svg:x="-0.876cm" svg:y="14.638cm" svg:viewBox="0 0 949 193" draw:points="0,105 939,0 944,44 949,88 10,193 5,149">
          <text:p/>
        </draw:polygon>
        <draw:polygon draw:style-name="gr130" draw:text-style-name="P9" draw:layer="layout" svg:width="0.005cm" svg:height="0.043cm" svg:x="0.068cm" svg:y="14.682cm" svg:viewBox="0 0 6 44" draw:points="0,0 6,44 5,44">
          <text:p/>
        </draw:polygon>
        <draw:polygon draw:style-name="gr130" draw:text-style-name="P9" draw:layer="layout" svg:width="0.95cm" svg:height="0.218cm" svg:x="0.062cm" svg:y="14.507cm" svg:viewBox="0 0 951 219" draw:points="0,131 939,0 945,44 951,88 12,219 6,175">
          <text:p/>
        </draw:polygon>
        <draw:polygon draw:style-name="gr130" draw:text-style-name="P9" draw:layer="layout" svg:width="0.01cm" svg:height="0.043cm" svg:x="1.001cm" svg:y="14.507cm" svg:viewBox="0 0 11 44" draw:points="6,44 0,0 8,0 11,0">
          <text:p/>
        </draw:polygon>
        <draw:polygon draw:style-name="gr130" draw:text-style-name="P9" draw:layer="layout" svg:width="0.948cm" svg:height="0.205cm" svg:x="1.002cm" svg:y="14.507cm" svg:viewBox="0 0 949 206" draw:points="10,0 949,118 944,162 939,206 0,88 5,44">
          <text:p/>
        </draw:polygon>
        <draw:polygon draw:style-name="gr130" draw:text-style-name="P9" draw:layer="layout" svg:width="0.016cm" svg:height="0.043cm" svg:x="1.941cm" svg:y="14.669cm" svg:viewBox="0 0 17 44" draw:points="5,0 17,42 10,44 2,44 0,44">
          <text:p/>
        </draw:polygon>
        <draw:polygon draw:style-name="gr130" draw:text-style-name="P9" draw:layer="layout" svg:width="0.963cm" svg:height="0.358cm" svg:x="1.934cm" svg:y="14.352cm" svg:viewBox="0 0 964 359" draw:points="0,275 940,0 952,42 964,84 24,359 12,317">
          <text:p/>
        </draw:polygon>
        <draw:polygon draw:style-name="gr130" draw:text-style-name="P9" draw:layer="layout" svg:width="0.016cm" svg:height="0.043cm" svg:x="2.874cm" svg:y="14.35cm" svg:viewBox="0 0 17 44" draw:points="12,44 0,2 7,0 15,0 17,0">
          <text:p/>
        </draw:polygon>
        <draw:polygon draw:style-name="gr130" draw:text-style-name="P9" draw:layer="layout" svg:width="0.948cm" svg:height="0.198cm" svg:x="2.881cm" svg:y="14.35cm" svg:viewBox="0 0 949 199" draw:points="10,0 949,111 944,155 939,199 0,88 5,44">
          <text:p/>
        </draw:polygon>
        <draw:polygon draw:style-name="gr130" draw:text-style-name="P9" draw:layer="layout" svg:width="0.004cm" svg:height="0.043cm" svg:x="3.82cm" svg:y="14.505cm" svg:viewBox="0 0 5 44" draw:points="5,0 1,44 0,44">
          <text:p/>
        </draw:polygon>
        <draw:polygon draw:style-name="gr130" draw:text-style-name="P9" draw:layer="layout" svg:width="0.946cm" svg:height="0.172cm" svg:x="3.821cm" svg:y="14.461cm" svg:viewBox="0 0 947 173" draw:points="8,0 947,85 943,129 939,173 0,88 4,44">
          <text:p/>
        </draw:polygon>
        <draw:polygon draw:style-name="gr130" draw:text-style-name="P9" draw:layer="layout" svg:width="0.006cm" svg:height="0.043cm" svg:x="4.763cm" svg:y="14.546cm" svg:viewBox="0 0 7 44" draw:points="0,44 4,0 7,1">
          <text:p/>
        </draw:polygon>
        <draw:polygon draw:style-name="gr130" draw:text-style-name="P9" draw:layer="layout" svg:width="0.952cm" svg:height="0.243cm" svg:x="4.756cm" svg:y="14.547cm" svg:viewBox="0 0 953 244" draw:points="14,0 953,158 946,201 939,244 0,86 7,43">
          <text:p/>
        </draw:polygon>
        <draw:polygon draw:style-name="gr130" draw:text-style-name="P9" draw:layer="layout" svg:width="0.006cm" svg:height="0.043cm" svg:x="5.695cm" svg:y="14.748cm" svg:viewBox="0 0 7 44" draw:points="7,0 1,44 0,43">
          <text:p/>
        </draw:polygon>
        <draw:polygon draw:style-name="gr130" draw:text-style-name="P9" draw:layer="layout" svg:width="0.95cm" svg:height="0.225cm" svg:x="5.696cm" svg:y="14.704cm" svg:viewBox="0 0 951 226" draw:points="12,0 951,138 945,182 939,226 0,88 6,44">
          <text:p/>
        </draw:polygon>
        <draw:polygon draw:style-name="gr130" draw:text-style-name="P9" draw:layer="layout" svg:width="0.013cm" svg:height="0.043cm" svg:x="6.641cm" svg:y="14.842cm" svg:viewBox="0 0 14 44" draw:points="0,44 6,0 14,2">
          <text:p/>
        </draw:polygon>
        <draw:polygon draw:style-name="gr130" draw:text-style-name="P9" draw:layer="layout" svg:width="0.967cm" svg:height="0.391cm" svg:x="6.627cm" svg:y="14.844cm" svg:viewBox="0 0 968 392" draw:points="28,0 968,308 954,350 940,392 0,84 14,42">
          <text:p/>
        </draw:polygon>
        <draw:polygon draw:style-name="gr130" draw:text-style-name="P9" draw:layer="layout" svg:width="0.249cm" svg:height="0.249cm" svg:x="-1.935cm" svg:y="14.59cm" svg:viewBox="0 0 250 250" draw:points="0,0 125,250 250,0">
          <text:p/>
        </draw:polygon>
        <draw:polyline draw:style-name="gr117" draw:text-style-name="P9" draw:layer="layout" svg:width="0.249cm" svg:height="0.249cm" svg:x="-1.935cm" svg:y="14.59cm" svg:viewBox="0 0 250 250" draw:points="0,0 125,250 250,0 0,0">
          <text:p/>
        </draw:polyline>
        <draw:polygon draw:style-name="gr130" draw:text-style-name="P9" draw:layer="layout" svg:width="0.249cm" svg:height="0.249cm" svg:x="-0.996cm" svg:y="14.662cm" svg:viewBox="0 0 250 250" draw:points="0,0 125,250 250,0">
          <text:p/>
        </draw:polygon>
        <draw:polyline draw:style-name="gr117" draw:text-style-name="P9" draw:layer="layout" svg:width="0.249cm" svg:height="0.249cm" svg:x="-0.996cm" svg:y="14.662cm" svg:viewBox="0 0 250 250" draw:points="0,0 125,250 250,0 0,0">
          <text:p/>
        </draw:polyline>
        <draw:polygon draw:style-name="gr130" draw:text-style-name="P9" draw:layer="layout" svg:width="0.249cm" svg:height="0.249cm" svg:x="-0.057cm" svg:y="14.557cm" svg:viewBox="0 0 250 250" draw:points="0,0 125,250 250,0">
          <text:p/>
        </draw:polygon>
        <draw:polyline draw:style-name="gr117" draw:text-style-name="P9" draw:layer="layout" svg:width="0.249cm" svg:height="0.249cm" svg:x="-0.057cm" svg:y="14.557cm" svg:viewBox="0 0 250 250" draw:points="0,0 125,250 250,0 0,0">
          <text:p/>
        </draw:polyline>
        <draw:polygon draw:style-name="gr130" draw:text-style-name="P9" draw:layer="layout" svg:width="0.249cm" svg:height="0.249cm" svg:x="0.882cm" svg:y="14.426cm" svg:viewBox="0 0 250 250" draw:points="0,0 125,250 250,0">
          <text:p/>
        </draw:polygon>
        <draw:polyline draw:style-name="gr117" draw:text-style-name="P9" draw:layer="layout" svg:width="0.249cm" svg:height="0.249cm" svg:x="0.882cm" svg:y="14.426cm" svg:viewBox="0 0 250 250" draw:points="0,0 125,250 250,0 0,0">
          <text:p/>
        </draw:polyline>
        <draw:polygon draw:style-name="gr130" draw:text-style-name="P9" draw:layer="layout" svg:width="0.249cm" svg:height="0.249cm" svg:x="1.821cm" svg:y="14.544cm" svg:viewBox="0 0 250 250" draw:points="0,0 125,250 250,0">
          <text:p/>
        </draw:polygon>
        <draw:polyline draw:style-name="gr117" draw:text-style-name="P9" draw:layer="layout" svg:width="0.249cm" svg:height="0.249cm" svg:x="1.821cm" svg:y="14.544cm" svg:viewBox="0 0 250 250" draw:points="0,0 125,250 250,0 0,0">
          <text:p/>
        </draw:polyline>
        <draw:polygon draw:style-name="gr130" draw:text-style-name="P9" draw:layer="layout" svg:width="0.249cm" svg:height="0.249cm" svg:x="2.761cm" svg:y="14.27cm" svg:viewBox="0 0 250 250" draw:points="0,0 125,250 250,0">
          <text:p/>
        </draw:polygon>
        <draw:polyline draw:style-name="gr117" draw:text-style-name="P9" draw:layer="layout" svg:width="0.249cm" svg:height="0.249cm" svg:x="2.761cm" svg:y="14.27cm" svg:viewBox="0 0 250 250" draw:points="0,0 125,250 250,0 0,0">
          <text:p/>
        </draw:polyline>
        <draw:polygon draw:style-name="gr130" draw:text-style-name="P9" draw:layer="layout" svg:width="0.249cm" svg:height="0.249cm" svg:x="3.7cm" svg:y="14.38cm" svg:viewBox="0 0 250 250" draw:points="0,0 125,250 250,0">
          <text:p/>
        </draw:polygon>
        <draw:polyline draw:style-name="gr117" draw:text-style-name="P9" draw:layer="layout" svg:width="0.249cm" svg:height="0.249cm" svg:x="3.7cm" svg:y="14.38cm" svg:viewBox="0 0 250 250" draw:points="0,0 125,250 250,0 0,0">
          <text:p/>
        </draw:polyline>
        <draw:polygon draw:style-name="gr130" draw:text-style-name="P9" draw:layer="layout" svg:width="0.249cm" svg:height="0.249cm" svg:x="4.638cm" svg:y="14.465cm" svg:viewBox="0 0 250 250" draw:points="0,0 125,250 250,0">
          <text:p/>
        </draw:polygon>
        <draw:polyline draw:style-name="gr117" draw:text-style-name="P9" draw:layer="layout" svg:width="0.249cm" svg:height="0.249cm" svg:x="4.638cm" svg:y="14.465cm" svg:viewBox="0 0 250 250" draw:points="0,0 125,250 250,0 0,0">
          <text:p/>
        </draw:polyline>
        <draw:polygon draw:style-name="gr130" draw:text-style-name="P9" draw:layer="layout" svg:width="0.249cm" svg:height="0.249cm" svg:x="5.577cm" svg:y="14.623cm" svg:viewBox="0 0 250 250" draw:points="0,0 125,250 250,0">
          <text:p/>
        </draw:polygon>
        <draw:polyline draw:style-name="gr117" draw:text-style-name="P9" draw:layer="layout" svg:width="0.249cm" svg:height="0.249cm" svg:x="5.577cm" svg:y="14.623cm" svg:viewBox="0 0 250 250" draw:points="0,0 125,250 250,0 0,0">
          <text:p/>
        </draw:polyline>
        <draw:polygon draw:style-name="gr130" draw:text-style-name="P9" draw:layer="layout" svg:width="0.249cm" svg:height="0.249cm" svg:x="6.516cm" svg:y="14.761cm" svg:viewBox="0 0 250 250" draw:points="0,0 125,250 250,0">
          <text:p/>
        </draw:polygon>
        <draw:polyline draw:style-name="gr117" draw:text-style-name="P9" draw:layer="layout" svg:width="0.249cm" svg:height="0.249cm" svg:x="6.516cm" svg:y="14.761cm" svg:viewBox="0 0 250 250" draw:points="0,0 125,250 250,0 0,0">
          <text:p/>
        </draw:polyline>
        <draw:polygon draw:style-name="gr130" draw:text-style-name="P9" draw:layer="layout" svg:width="0.249cm" svg:height="0.249cm" svg:x="7.456cm" svg:y="15.069cm" svg:viewBox="0 0 250 250" draw:points="0,0 125,250 250,0">
          <text:p/>
        </draw:polygon>
        <draw:polyline draw:style-name="gr117" draw:text-style-name="P9" draw:layer="layout" svg:width="0.249cm" svg:height="0.249cm" svg:x="7.456cm" svg:y="15.069cm" svg:viewBox="0 0 250 250" draw:points="0,0 125,250 250,0 0,0">
          <text:p/>
        </draw:polyline>
        <draw:polygon draw:style-name="gr118" draw:text-style-name="P9" draw:layer="layout" svg:width="0.316cm" svg:height="0.087cm" svg:x="8.074cm" svg:y="13.427cm" svg:viewBox="0 0 317 88" draw:points="0,0 317,0 317,88 0,88">
          <text:p/>
        </draw:polygon>
        <draw:polygon draw:style-name="gr118" draw:text-style-name="P9" draw:layer="layout" svg:width="0.158cm" svg:height="0.158cm" svg:x="8.153cm" svg:y="13.391cm" svg:viewBox="0 0 159 159" draw:points="0,0 0,159 159,159 159,0">
          <text:p/>
        </draw:polygon>
        <draw:polyline draw:style-name="gr117" draw:text-style-name="P9" draw:layer="layout" svg:width="0.158cm" svg:height="0.158cm" svg:x="8.153cm" svg:y="13.391cm" svg:viewBox="0 0 159 159" draw:points="0,0 0,159 159,159 159,0 0,0">
          <text:p/>
        </draw:polyline>
        <draw:polygon draw:style-name="gr119" draw:text-style-name="P9" draw:layer="layout" svg:width="0.316cm" svg:height="0.087cm" svg:x="8.074cm" svg:y="14.224cm" svg:viewBox="0 0 317 88" draw:points="0,0 317,0 317,88 0,88">
          <text:p/>
        </draw:polygon>
        <draw:polygon draw:style-name="gr119" draw:text-style-name="P9" draw:layer="layout" svg:width="0.158cm" svg:height="0.158cm" svg:x="8.153cm" svg:y="14.188cm" svg:viewBox="0 0 159 159" draw:points="0,80 80,159 159,80 80,0">
          <text:p/>
        </draw:polygon>
        <draw:polyline draw:style-name="gr117" draw:text-style-name="P9" draw:layer="layout" svg:width="0.158cm" svg:height="0.158cm" svg:x="8.153cm" svg:y="14.188cm" svg:viewBox="0 0 159 159" draw:points="0,80 80,159 159,80 80,0 0,80">
          <text:p/>
        </draw:polyline>
        <draw:polygon draw:style-name="gr130" draw:text-style-name="P9" draw:layer="layout" svg:width="0.316cm" svg:height="0.087cm" svg:x="8.074cm" svg:y="15.02cm" svg:viewBox="0 0 317 88" draw:points="0,0 317,0 317,88 0,88">
          <text:p/>
        </draw:polygon>
        <draw:polygon draw:style-name="gr130" draw:text-style-name="P9" draw:layer="layout" svg:width="0.158cm" svg:height="0.158cm" svg:x="8.153cm" svg:y="14.984cm" svg:viewBox="0 0 159 159" draw:points="0,0 80,159 159,0">
          <text:p/>
        </draw:polygon>
        <draw:polyline draw:style-name="gr117" draw:text-style-name="P9" draw:layer="layout" svg:width="0.158cm" svg:height="0.158cm" svg:x="8.153cm" svg:y="14.984cm" svg:viewBox="0 0 159 159" draw:points="0,0 80,159 159,0 0,0">
          <text:p/>
        </draw:polyline>
        <draw:frame draw:style-name="gr218" draw:text-style-name="P19" draw:layer="layout" svg:width="2.856cm" svg:height="0.569cm" svg:x="8.442cm" svg:y="13.359cm">
          <draw:text-box>
            <text:p><text:span text:style-name="T15">SXCS, andauernd </text:span></text:p>
          </draw:text-box>
        </draw:frame>
        <draw:frame draw:style-name="gr219" draw:text-style-name="P19" draw:layer="layout" svg:width="1.315cm" svg:height="0.569cm" svg:x="8.442cm" svg:y="13.729cm">
          <draw:text-box>
            <text:p><text:span text:style-name="T15">exploit</text:span></text:p>
          </draw:text-box>
        </draw:frame>
        <draw:frame draw:style-name="gr220" draw:text-style-name="P19" draw:layer="layout" svg:width="3.156cm" svg:height="0.569cm" svg:x="8.442cm" svg:y="14.152cm">
          <draw:text-box>
            <text:p><text:span text:style-name="T15">SXCS, abwechselnd </text:span></text:p>
          </draw:text-box>
        </draw:frame>
        <draw:frame draw:style-name="gr221" draw:text-style-name="P19" draw:layer="layout" svg:width="2.314cm" svg:height="0.569cm" svg:x="8.442cm" svg:y="14.522cm">
          <draw:text-box>
            <text:p><text:span text:style-name="T15">explore/exploit</text:span></text:p>
          </draw:text-box>
        </draw:frame>
        <draw:frame draw:style-name="gr222" draw:text-style-name="P19" draw:layer="layout" svg:width="3.478cm" svg:height="0.569cm" svg:x="8.442cm" svg:y="14.972cm">
          <draw:text-box>
            <text:p><text:span text:style-name="T15">XCS, andauernd exploit</text:span></text:p>
          </draw:text-box>
        </draw:frame>
        <draw:frame draw:style-name="gr208" draw:text-style-name="P20" draw:layer="layout" svg:width="3.275cm" svg:height="0.603cm" svg:x="1.273cm" svg:y="17.215cm">
          <draw:text-box>
            <text:p><text:span text:style-name="T16">tournament factor p</text:span></text:p>
          </draw:text-box>
        </draw:frame>
        <draw:frame draw:style-name="gr223" draw:text-style-name="P20" draw:layer="layout" svg:width="3.906cm" svg:height="0.603cm" draw:transform="rotate (1.5707963267946) translate (-2.704cm 15.424cm)">
          <draw:text-box>
            <text:p><text:span text:style-name="T16">Qualitätsdifferenz (in %)</text:span></text:p>
          </draw:text-box>
        </draw:frame>
        <draw:polygon draw:style-name="gr111" draw:text-style-name="P9" draw:layer="layout" svg:width="15.239cm" svg:height="7.009cm" svg:x="16.099cm" svg:y="2.76cm" svg:viewBox="0 0 15240 7010" draw:points="0,0 15240,0 15240,7010 0,7010">
          <text:p/>
        </draw:polygon>
        <draw:polyline draw:style-name="gr112" draw:text-style-name="P9" draw:layer="layout" svg:width="9.55cm" svg:height="5.246cm" svg:x="17.673cm" svg:y="3.086cm" svg:viewBox="0 0 9551 5247" draw:points="4776,5247 0,5247 0,0 9551,0 9551,5247 4776,5247">
          <text:p/>
        </draw:polyline>
        <draw:line draw:style-name="gr112" draw:text-style-name="P9" draw:layer="layout" svg:x1="27.224cm" svg:y1="8.332cm" svg:x2="17.673cm" svg:y2="8.332cm">
          <text:p/>
        </draw:line>
        <draw:line draw:style-name="gr112" draw:text-style-name="P9" draw:layer="layout" svg:x1="27.224cm" svg:y1="7.457cm" svg:x2="17.673cm" svg:y2="7.457cm">
          <text:p/>
        </draw:line>
        <draw:line draw:style-name="gr112" draw:text-style-name="P9" draw:layer="layout" svg:x1="27.224cm" svg:y1="6.582cm" svg:x2="17.673cm" svg:y2="6.582cm">
          <text:p/>
        </draw:line>
        <draw:line draw:style-name="gr112" draw:text-style-name="P9" draw:layer="layout" svg:x1="27.224cm" svg:y1="5.709cm" svg:x2="17.673cm" svg:y2="5.709cm">
          <text:p/>
        </draw:line>
        <draw:line draw:style-name="gr112" draw:text-style-name="P9" draw:layer="layout" svg:x1="27.224cm" svg:y1="4.834cm" svg:x2="17.673cm" svg:y2="4.834cm">
          <text:p/>
        </draw:line>
        <draw:line draw:style-name="gr112" draw:text-style-name="P9" draw:layer="layout" svg:x1="27.224cm" svg:y1="3.959cm" svg:x2="17.673cm" svg:y2="3.959cm">
          <text:p/>
        </draw:line>
        <draw:line draw:style-name="gr112" draw:text-style-name="P9" draw:layer="layout" svg:x1="27.224cm" svg:y1="3.085cm" svg:x2="17.673cm" svg:y2="3.085cm">
          <text:p/>
        </draw:line>
        <draw:frame draw:style-name="gr206" draw:text-style-name="P19" draw:layer="layout" svg:width="0.896cm" svg:height="0.569cm" svg:x="17.475cm" svg:y="8.616cm">
          <draw:text-box>
            <text:p><text:span text:style-name="T15">0.6</text:span></text:p>
          </draw:text-box>
        </draw:frame>
        <draw:frame draw:style-name="gr205" draw:text-style-name="P19" draw:layer="layout" svg:width="1.052cm" svg:height="0.569cm" svg:x="18.348cm" svg:y="8.616cm">
          <draw:text-box>
            <text:p><text:span text:style-name="T15">0.64</text:span></text:p>
          </draw:text-box>
        </draw:frame>
        <draw:frame draw:style-name="gr205" draw:text-style-name="P19" draw:layer="layout" svg:width="1.052cm" svg:height="0.569cm" svg:x="19.3cm" svg:y="8.616cm">
          <draw:text-box>
            <text:p><text:span text:style-name="T15">0.68</text:span></text:p>
          </draw:text-box>
        </draw:frame>
        <draw:frame draw:style-name="gr205" draw:text-style-name="P19" draw:layer="layout" svg:width="1.052cm" svg:height="0.569cm" svg:x="20.253cm" svg:y="8.616cm">
          <draw:text-box>
            <text:p><text:span text:style-name="T15">0.72</text:span></text:p>
          </draw:text-box>
        </draw:frame>
        <draw:frame draw:style-name="gr205" draw:text-style-name="P19" draw:layer="layout" svg:width="1.052cm" svg:height="0.569cm" svg:x="21.205cm" svg:y="8.616cm">
          <draw:text-box>
            <text:p><text:span text:style-name="T15">0.76</text:span></text:p>
          </draw:text-box>
        </draw:frame>
        <draw:frame draw:style-name="gr206" draw:text-style-name="P19" draw:layer="layout" svg:width="0.896cm" svg:height="0.569cm" svg:x="22.264cm" svg:y="8.616cm">
          <draw:text-box>
            <text:p><text:span text:style-name="T15">0.8</text:span></text:p>
          </draw:text-box>
        </draw:frame>
        <draw:frame draw:style-name="gr205" draw:text-style-name="P19" draw:layer="layout" svg:width="1.052cm" svg:height="0.569cm" svg:x="23.137cm" svg:y="8.616cm">
          <draw:text-box>
            <text:p><text:span text:style-name="T15">0.84</text:span></text:p>
          </draw:text-box>
        </draw:frame>
        <draw:frame draw:style-name="gr205" draw:text-style-name="P19" draw:layer="layout" svg:width="1.052cm" svg:height="0.569cm" svg:x="24.088cm" svg:y="8.616cm">
          <draw:text-box>
            <text:p><text:span text:style-name="T15">0.88</text:span></text:p>
          </draw:text-box>
        </draw:frame>
        <draw:frame draw:style-name="gr205" draw:text-style-name="P19" draw:layer="layout" svg:width="1.052cm" svg:height="0.569cm" svg:x="25.041cm" svg:y="8.616cm">
          <draw:text-box>
            <text:p><text:span text:style-name="T15">0.92</text:span></text:p>
          </draw:text-box>
        </draw:frame>
        <draw:frame draw:style-name="gr205" draw:text-style-name="P19" draw:layer="layout" svg:width="1.052cm" svg:height="0.569cm" svg:x="25.993cm" svg:y="8.616cm">
          <draw:text-box>
            <text:p><text:span text:style-name="T15">0.96</text:span></text:p>
          </draw:text-box>
        </draw:frame>
        <draw:frame draw:style-name="gr206" draw:text-style-name="P19" draw:layer="layout" svg:width="0.659cm" svg:height="0.569cm" svg:x="27.158cm" svg:y="8.616cm">
          <draw:text-box>
            <text:p><text:span text:style-name="T15">1</text:span></text:p>
          </draw:text-box>
        </draw:frame>
        <draw:line draw:style-name="gr112" draw:text-style-name="P9" draw:layer="layout" svg:x1="17.673cm" svg:y1="8.482cm" svg:x2="17.673cm" svg:y2="8.332cm">
          <text:p/>
        </draw:line>
        <draw:line draw:style-name="gr112" draw:text-style-name="P9" draw:layer="layout" svg:x1="18.628cm" svg:y1="8.482cm" svg:x2="18.628cm" svg:y2="8.332cm">
          <text:p/>
        </draw:line>
        <draw:line draw:style-name="gr112" draw:text-style-name="P9" draw:layer="layout" svg:x1="19.583cm" svg:y1="8.482cm" svg:x2="19.583cm" svg:y2="8.332cm">
          <text:p/>
        </draw:line>
        <draw:line draw:style-name="gr112" draw:text-style-name="P9" draw:layer="layout" svg:x1="20.538cm" svg:y1="8.482cm" svg:x2="20.538cm" svg:y2="8.332cm">
          <text:p/>
        </draw:line>
        <draw:line draw:style-name="gr112" draw:text-style-name="P9" draw:layer="layout" svg:x1="21.493cm" svg:y1="8.482cm" svg:x2="21.493cm" svg:y2="8.332cm">
          <text:p/>
        </draw:line>
        <draw:line draw:style-name="gr112" draw:text-style-name="P9" draw:layer="layout" svg:x1="22.449cm" svg:y1="8.482cm" svg:x2="22.449cm" svg:y2="8.332cm">
          <text:p/>
        </draw:line>
        <draw:line draw:style-name="gr112" draw:text-style-name="P9" draw:layer="layout" svg:x1="23.404cm" svg:y1="8.482cm" svg:x2="23.404cm" svg:y2="8.332cm">
          <text:p/>
        </draw:line>
        <draw:line draw:style-name="gr112" draw:text-style-name="P9" draw:layer="layout" svg:x1="24.358cm" svg:y1="8.482cm" svg:x2="24.358cm" svg:y2="8.332cm">
          <text:p/>
        </draw:line>
        <draw:line draw:style-name="gr112" draw:text-style-name="P9" draw:layer="layout" svg:x1="25.313cm" svg:y1="8.482cm" svg:x2="25.313cm" svg:y2="8.332cm">
          <text:p/>
        </draw:line>
        <draw:line draw:style-name="gr112" draw:text-style-name="P9" draw:layer="layout" svg:x1="26.268cm" svg:y1="8.482cm" svg:x2="26.268cm" svg:y2="8.332cm">
          <text:p/>
        </draw:line>
        <draw:polyline draw:style-name="gr112" draw:text-style-name="P9" draw:layer="layout" svg:width="0.149cm" svg:height="9.55cm" draw:transform="rotate (1.5707963267946) translate (17.6728967259404cm 8.48218371152337cm)" svg:viewBox="0 0 150 9551" draw:points="0,44897 150,44897 150,35346">
          <text:p/>
        </draw:polyline>
        <draw:frame draw:style-name="gr206" draw:text-style-name="P19" draw:layer="layout" svg:width="0.659cm" svg:height="0.569cm" svg:x="17.263cm" svg:y="8.193cm">
          <draw:text-box>
            <text:p><text:span text:style-name="T15">0</text:span></text:p>
          </draw:text-box>
        </draw:frame>
        <draw:frame draw:style-name="gr206" draw:text-style-name="P19" draw:layer="layout" svg:width="0.659cm" svg:height="0.569cm" svg:x="17.263cm" svg:y="7.319cm">
          <draw:text-box>
            <text:p><text:span text:style-name="T15">2</text:span></text:p>
          </draw:text-box>
        </draw:frame>
        <draw:frame draw:style-name="gr206" draw:text-style-name="P19" draw:layer="layout" svg:width="0.659cm" svg:height="0.569cm" svg:x="17.263cm" svg:y="6.446cm">
          <draw:text-box>
            <text:p><text:span text:style-name="T15">4</text:span></text:p>
          </draw:text-box>
        </draw:frame>
        <draw:frame draw:style-name="gr206" draw:text-style-name="P19" draw:layer="layout" svg:width="0.659cm" svg:height="0.569cm" svg:x="17.263cm" svg:y="5.574cm">
          <draw:text-box>
            <text:p><text:span text:style-name="T15">6</text:span></text:p>
          </draw:text-box>
        </draw:frame>
        <draw:frame draw:style-name="gr206" draw:text-style-name="P19" draw:layer="layout" svg:width="0.659cm" svg:height="0.569cm" svg:x="17.263cm" svg:y="4.675cm">
          <draw:text-box>
            <text:p><text:span text:style-name="T15">8</text:span></text:p>
          </draw:text-box>
        </draw:frame>
        <draw:frame draw:style-name="gr206" draw:text-style-name="P19" draw:layer="layout" svg:width="0.815cm" svg:height="0.569cm" svg:x="17.104cm" svg:y="3.801cm">
          <draw:text-box>
            <text:p><text:span text:style-name="T15">10</text:span></text:p>
          </draw:text-box>
        </draw:frame>
        <draw:frame draw:style-name="gr206" draw:text-style-name="P19" draw:layer="layout" svg:width="0.815cm" svg:height="0.569cm" svg:x="17.104cm" svg:y="2.928cm">
          <draw:text-box>
            <text:p><text:span text:style-name="T15">12</text:span></text:p>
          </draw:text-box>
        </draw:frame>
        <draw:line draw:style-name="gr112" draw:text-style-name="P9" draw:layer="layout" svg:x1="17.523cm" svg:y1="8.332cm" svg:x2="17.673cm" svg:y2="8.332cm">
          <text:p/>
        </draw:line>
        <draw:line draw:style-name="gr112" draw:text-style-name="P9" draw:layer="layout" svg:x1="17.523cm" svg:y1="7.457cm" svg:x2="17.673cm" svg:y2="7.457cm">
          <text:p/>
        </draw:line>
        <draw:line draw:style-name="gr112" draw:text-style-name="P9" draw:layer="layout" svg:x1="17.523cm" svg:y1="6.582cm" svg:x2="17.673cm" svg:y2="6.582cm">
          <text:p/>
        </draw:line>
        <draw:line draw:style-name="gr112" draw:text-style-name="P9" draw:layer="layout" svg:x1="17.523cm" svg:y1="5.709cm" svg:x2="17.673cm" svg:y2="5.709cm">
          <text:p/>
        </draw:line>
        <draw:line draw:style-name="gr112" draw:text-style-name="P9" draw:layer="layout" svg:x1="17.523cm" svg:y1="4.834cm" svg:x2="17.673cm" svg:y2="4.834cm">
          <text:p/>
        </draw:line>
        <draw:line draw:style-name="gr112" draw:text-style-name="P9" draw:layer="layout" svg:x1="17.523cm" svg:y1="3.959cm" svg:x2="17.673cm" svg:y2="3.959cm">
          <text:p/>
        </draw:line>
        <draw:polyline draw:style-name="gr112" draw:text-style-name="P9" draw:layer="layout" svg:width="0.149cm" svg:height="5.246cm" svg:x="17.523cm" svg:y="3.085cm" svg:viewBox="0 0 150 5247" draw:points="0,0 150,0 150,5247">
          <text:p/>
        </draw:polyline>
        <draw:polygon draw:style-name="gr116" draw:text-style-name="P9" draw:layer="layout" svg:width="0.998cm" svg:height="0.643cm" svg:x="17.651cm" svg:y="4.608cm" svg:viewBox="0 0 999 644" draw:points="0,568 955,0 977,38 999,76 44,644 22,606">
          <text:p/>
        </draw:polygon>
        <draw:polygon draw:style-name="gr116" draw:text-style-name="P9" draw:layer="layout" svg:width="0.021cm" svg:height="0.04cm" svg:x="18.606cm" svg:y="4.605cm" svg:viewBox="0 0 22 41" draw:points="22,41 0,3 6,0">
          <text:p/>
        </draw:polygon>
        <draw:polygon draw:style-name="gr116" draw:text-style-name="P9" draw:layer="layout" svg:width="0.986cm" svg:height="0.453cm" svg:x="18.612cm" svg:y="4.233cm" svg:viewBox="0 0 987 454" draw:points="0,372 955,0 971,41 987,82 32,454 16,413">
          <text:p/>
        </draw:polygon>
        <draw:polygon draw:style-name="gr116" draw:text-style-name="P9" draw:layer="layout" svg:width="0.015cm" svg:height="0.043cm" svg:x="19.567cm" svg:y="4.23cm" svg:viewBox="0 0 16 44" draw:points="16,44 0,3 7,1 15,0 16,0">
          <text:p/>
        </draw:polygon>
        <draw:polygon draw:style-name="gr116" draw:text-style-name="P9" draw:layer="layout" svg:width="0.954cm" svg:height="0.091cm" svg:x="19.583cm" svg:y="4.23cm" svg:viewBox="0 0 955 92" draw:points="0,0 955,4 955,48 955,92 0,88 0,44">
          <text:p/>
        </draw:polygon>
        <draw:polygon draw:style-name="gr116" draw:text-style-name="P9" draw:layer="layout" svg:width="0cm" svg:height="0.043cm" svg:x="20.538cm" svg:y="4.234cm" svg:viewBox="0 0 0 44" draw:points="0,44 0,0 0,0">
          <text:p/>
        </draw:polygon>
        <draw:polygon draw:style-name="gr116" draw:text-style-name="P9" draw:layer="layout" svg:width="0.954cm" svg:height="0.092cm" svg:x="20.538cm" svg:y="4.234cm" svg:viewBox="0 0 955 93" draw:points="0,0 955,5 955,49 955,93 0,88 0,44">
          <text:p/>
        </draw:polygon>
        <draw:polygon draw:style-name="gr116" draw:text-style-name="P9" draw:layer="layout" svg:width="0.011cm" svg:height="0.043cm" svg:x="21.493cm" svg:y="4.283cm" svg:viewBox="0 0 12 44" draw:points="0,0 12,42 4,44 0,44">
          <text:p/>
        </draw:polygon>
        <draw:polygon draw:style-name="gr116" draw:text-style-name="P9" draw:layer="layout" svg:width="0.979cm" svg:height="0.35cm" svg:x="21.481cm" svg:y="3.974cm" svg:viewBox="0 0 980 351" draw:points="0,267 956,0 968,42 980,84 24,351 12,309">
          <text:p/>
        </draw:polygon>
        <draw:polygon draw:style-name="gr116" draw:text-style-name="P9" draw:layer="layout" svg:width="0.018cm" svg:height="0.043cm" svg:x="22.437cm" svg:y="3.972cm" svg:viewBox="0 0 19 44" draw:points="12,44 0,2 8,0 15,0 19,1">
          <text:p/>
        </draw:polygon>
        <draw:polygon draw:style-name="gr116" draw:text-style-name="P9" draw:layer="layout" svg:width="0.968cm" svg:height="0.234cm" svg:x="22.442cm" svg:y="3.973cm" svg:viewBox="0 0 969 235" draw:points="14,0 969,149 962,192 955,235 0,86 7,43">
          <text:p/>
        </draw:polygon>
        <draw:polygon draw:style-name="gr116" draw:text-style-name="P9" draw:layer="layout" svg:width="0.013cm" svg:height="0.042cm" svg:x="23.404cm" svg:y="4.122cm" svg:viewBox="0 0 14 43" draw:points="0,43 7,0 14,1 14,1">
          <text:p/>
        </draw:polygon>
        <draw:polygon draw:style-name="gr116" draw:text-style-name="P9" draw:layer="layout" svg:width="0.982cm" svg:height="0.415cm" svg:x="23.39cm" svg:y="4.123cm" svg:viewBox="0 0 983 416" draw:points="28,0 983,332 969,374 955,416 0,84 14,42">
          <text:p/>
        </draw:polygon>
        <draw:polygon draw:style-name="gr116" draw:text-style-name="P9" draw:layer="layout" svg:width="0.018cm" svg:height="0.041cm" svg:x="24.358cm" svg:y="4.455cm" svg:viewBox="0 0 19 42" draw:points="0,42 14,0 19,3">
          <text:p/>
        </draw:polygon>
        <draw:polygon draw:style-name="gr116" draw:text-style-name="P9" draw:layer="layout" svg:width="0.992cm" svg:height="0.549cm" svg:x="24.339cm" svg:y="4.458cm" svg:viewBox="0 0 993 550" draw:points="38,0 993,472 974,511 955,550 0,78 19,39">
          <text:p/>
        </draw:polygon>
        <draw:polygon draw:style-name="gr116" draw:text-style-name="P9" draw:layer="layout" svg:width="0.019cm" svg:height="0.038cm" svg:x="25.313cm" svg:y="4.93cm" svg:viewBox="0 0 20 39" draw:points="0,39 19,0 20,0">
          <text:p/>
        </draw:polygon>
        <draw:polygon draw:style-name="gr116" draw:text-style-name="P9" draw:layer="layout" svg:width="0.994cm" svg:height="0.572cm" svg:x="25.293cm" svg:y="4.93cm" svg:viewBox="0 0 995 573" draw:points="40,0 995,495 975,534 955,573 0,78 20,39">
          <text:p/>
        </draw:polygon>
        <draw:polygon draw:style-name="gr116" draw:text-style-name="P9" draw:layer="layout" svg:width="0.039cm" svg:height="0.038cm" svg:x="26.268cm" svg:y="5.425cm" svg:viewBox="0 0 40 39" draw:points="0,39 20,0 27,4 32,9 37,15 40,20">
          <text:p/>
        </draw:polygon>
        <draw:polygon draw:style-name="gr116" draw:text-style-name="P9" draw:layer="layout" svg:width="1.035cm" svg:height="2.057cm" svg:x="26.228cm" svg:y="5.445cm" svg:viewBox="0 0 1036 2058" draw:points="80,0 1036,2020 996,2039 956,2058 0,38 40,19">
          <text:p/>
        </draw:polygon>
        <draw:polygon draw:style-name="gr116" draw:text-style-name="P9" draw:layer="layout" svg:width="0.249cm" svg:height="0.249cm" svg:x="17.548cm" svg:y="5.089cm" svg:viewBox="0 0 250 250" draw:points="0,0 0,250 250,250 250,0">
          <text:p/>
        </draw:polygon>
        <draw:polyline draw:style-name="gr117" draw:text-style-name="P9" draw:layer="layout" svg:width="0.249cm" svg:height="0.249cm" svg:x="17.548cm" svg:y="5.089cm" svg:viewBox="0 0 250 250" draw:points="0,0 0,250 250,250 250,0 0,0">
          <text:p/>
        </draw:polyline>
        <draw:polygon draw:style-name="gr118" draw:text-style-name="P9" draw:layer="layout" svg:width="0.249cm" svg:height="0.249cm" svg:x="18.503cm" svg:y="4.521cm" svg:viewBox="0 0 250 250" draw:points="0,0 0,250 250,250 250,0">
          <text:p/>
        </draw:polygon>
        <draw:polyline draw:style-name="gr117" draw:text-style-name="P9" draw:layer="layout" svg:width="0.249cm" svg:height="0.249cm" svg:x="18.503cm" svg:y="4.521cm" svg:viewBox="0 0 250 250" draw:points="0,0 0,250 250,250 250,0 0,0">
          <text:p/>
        </draw:polyline>
        <draw:polygon draw:style-name="gr118" draw:text-style-name="P9" draw:layer="layout" svg:width="0.249cm" svg:height="0.249cm" svg:x="19.458cm" svg:y="4.149cm" svg:viewBox="0 0 250 250" draw:points="0,0 0,250 250,250 250,0">
          <text:p/>
        </draw:polygon>
        <draw:polyline draw:style-name="gr117" draw:text-style-name="P9" draw:layer="layout" svg:width="0.249cm" svg:height="0.249cm" svg:x="19.458cm" svg:y="4.149cm" svg:viewBox="0 0 250 250" draw:points="0,0 0,250 250,250 250,0 0,0">
          <text:p/>
        </draw:polyline>
        <draw:polygon draw:style-name="gr118" draw:text-style-name="P9" draw:layer="layout" svg:width="0.249cm" svg:height="0.249cm" svg:x="20.413cm" svg:y="4.153cm" svg:viewBox="0 0 250 250" draw:points="0,0 0,250 250,250 250,0">
          <text:p/>
        </draw:polygon>
        <draw:polyline draw:style-name="gr117" draw:text-style-name="P9" draw:layer="layout" svg:width="0.249cm" svg:height="0.249cm" svg:x="20.413cm" svg:y="4.153cm" svg:viewBox="0 0 250 250" draw:points="0,0 0,250 250,250 250,0 0,0">
          <text:p/>
        </draw:polyline>
        <draw:polygon draw:style-name="gr118" draw:text-style-name="P9" draw:layer="layout" svg:width="0.249cm" svg:height="0.249cm" svg:x="21.368cm" svg:y="4.158cm" svg:viewBox="0 0 250 250" draw:points="0,0 0,250 250,250 250,0">
          <text:p/>
        </draw:polygon>
        <draw:polyline draw:style-name="gr117" draw:text-style-name="P9" draw:layer="layout" svg:width="0.249cm" svg:height="0.249cm" svg:x="21.368cm" svg:y="4.158cm" svg:viewBox="0 0 250 250" draw:points="0,0 0,250 250,250 250,0 0,0">
          <text:p/>
        </draw:polyline>
        <draw:polygon draw:style-name="gr118" draw:text-style-name="P9" draw:layer="layout" svg:width="0.249cm" svg:height="0.249cm" svg:x="22.324cm" svg:y="3.891cm" svg:viewBox="0 0 250 250" draw:points="0,0 0,250 250,250 250,0">
          <text:p/>
        </draw:polygon>
        <draw:polyline draw:style-name="gr117" draw:text-style-name="P9" draw:layer="layout" svg:width="0.249cm" svg:height="0.249cm" svg:x="22.324cm" svg:y="3.891cm" svg:viewBox="0 0 250 250" draw:points="0,0 0,250 250,250 250,0 0,0">
          <text:p/>
        </draw:polyline>
        <draw:polygon draw:style-name="gr118" draw:text-style-name="P9" draw:layer="layout" svg:width="0.249cm" svg:height="0.249cm" svg:x="23.279cm" svg:y="4.04cm" svg:viewBox="0 0 250 250" draw:points="0,0 0,250 250,250 250,0">
          <text:p/>
        </draw:polygon>
        <draw:polyline draw:style-name="gr117" draw:text-style-name="P9" draw:layer="layout" svg:width="0.249cm" svg:height="0.249cm" svg:x="23.279cm" svg:y="4.04cm" svg:viewBox="0 0 250 250" draw:points="0,0 0,250 250,250 250,0 0,0">
          <text:p/>
        </draw:polyline>
        <draw:polygon draw:style-name="gr118" draw:text-style-name="P9" draw:layer="layout" svg:width="0.249cm" svg:height="0.249cm" svg:x="24.233cm" svg:y="4.372cm" svg:viewBox="0 0 250 250" draw:points="0,0 0,250 250,250 250,0">
          <text:p/>
        </draw:polygon>
        <draw:polyline draw:style-name="gr117" draw:text-style-name="P9" draw:layer="layout" svg:width="0.249cm" svg:height="0.249cm" svg:x="24.233cm" svg:y="4.372cm" svg:viewBox="0 0 250 250" draw:points="0,0 0,250 250,250 250,0 0,0">
          <text:p/>
        </draw:polyline>
        <draw:polygon draw:style-name="gr118" draw:text-style-name="P9" draw:layer="layout" svg:width="0.249cm" svg:height="0.249cm" svg:x="25.188cm" svg:y="4.844cm" svg:viewBox="0 0 250 250" draw:points="0,0 0,250 250,250 250,0">
          <text:p/>
        </draw:polygon>
        <draw:polyline draw:style-name="gr117" draw:text-style-name="P9" draw:layer="layout" svg:width="0.249cm" svg:height="0.249cm" svg:x="25.188cm" svg:y="4.844cm" svg:viewBox="0 0 250 250" draw:points="0,0 0,250 250,250 250,0 0,0">
          <text:p/>
        </draw:polyline>
        <draw:polygon draw:style-name="gr118" draw:text-style-name="P9" draw:layer="layout" svg:width="0.249cm" svg:height="0.249cm" svg:x="26.143cm" svg:y="5.339cm" svg:viewBox="0 0 250 250" draw:points="0,0 0,250 250,250 250,0">
          <text:p/>
        </draw:polygon>
        <draw:polyline draw:style-name="gr117" draw:text-style-name="P9" draw:layer="layout" svg:width="0.249cm" svg:height="0.249cm" svg:x="26.143cm" svg:y="5.339cm" svg:viewBox="0 0 250 250" draw:points="0,0 0,250 250,250 250,0 0,0">
          <text:p/>
        </draw:polyline>
        <draw:polygon draw:style-name="gr118" draw:text-style-name="P9" draw:layer="layout" svg:width="0.249cm" svg:height="0.249cm" svg:x="27.099cm" svg:y="7.358cm" svg:viewBox="0 0 250 250" draw:points="0,0 0,250 250,250 250,0">
          <text:p/>
        </draw:polygon>
        <draw:polyline draw:style-name="gr117" draw:text-style-name="P9" draw:layer="layout" svg:width="0.249cm" svg:height="0.249cm" svg:x="27.099cm" svg:y="7.358cm" svg:viewBox="0 0 250 250" draw:points="0,0 0,250 250,250 250,0 0,0">
          <text:p/>
        </draw:polyline>
        <draw:polygon draw:style-name="gr119" draw:text-style-name="P9" draw:layer="layout" svg:width="0.98cm" svg:height="0.38cm" svg:x="17.66cm" svg:y="5.575cm" svg:viewBox="0 0 981 381" draw:points="0,297 955,0 968,42 981,84 26,381 13,339">
          <text:p/>
        </draw:polygon>
        <draw:polygon draw:style-name="gr119" draw:text-style-name="P9" draw:layer="layout" svg:width="0.012cm" svg:height="0.043cm" svg:x="18.615cm" svg:y="5.573cm" svg:viewBox="0 0 13 44" draw:points="13,44 0,2 6,0">
          <text:p/>
        </draw:polygon>
        <draw:polygon draw:style-name="gr119" draw:text-style-name="P9" draw:layer="layout" svg:width="0.968cm" svg:height="0.232cm" svg:x="18.621cm" svg:y="5.428cm" svg:viewBox="0 0 969 233" draw:points="0,145 955,0 962,44 969,88 14,233 7,189">
          <text:p/>
        </draw:polygon>
        <draw:polygon draw:style-name="gr119" draw:text-style-name="P9" draw:layer="layout" svg:width="0.016cm" svg:height="0.043cm" svg:x="19.583cm" svg:y="5.472cm" svg:viewBox="0 0 17 44" draw:points="0,0 17,40 10,43 7,44">
          <text:p/>
        </draw:polygon>
        <draw:polygon draw:style-name="gr119" draw:text-style-name="P9" draw:layer="layout" svg:width="0.988cm" svg:height="0.485cm" svg:x="19.566cm" svg:y="5.026cm" svg:viewBox="0 0 989 486" draw:points="0,406 955,0 972,40 989,80 34,486 17,446">
          <text:p/>
        </draw:polygon>
        <draw:polygon draw:style-name="gr119" draw:text-style-name="P9" draw:layer="layout" svg:width="0.029cm" svg:height="0.043cm" svg:x="20.521cm" svg:y="5.022cm" svg:viewBox="0 0 30 44" draw:points="17,44 0,4 7,1 15,0 22,0 30,2">
          <text:p/>
        </draw:polygon>
        <draw:polygon draw:style-name="gr119" draw:text-style-name="P9" draw:layer="layout" svg:width="0.98cm" svg:height="0.367cm" svg:x="20.525cm" svg:y="5.024cm" svg:viewBox="0 0 981 368" draw:points="26,0 981,284 968,326 955,368 0,84 13,42">
          <text:p/>
        </draw:polygon>
        <draw:polygon draw:style-name="gr119" draw:text-style-name="P9" draw:layer="layout" svg:width="0.014cm" svg:height="0.043cm" svg:x="21.48cm" svg:y="5.35cm" svg:viewBox="0 0 15 44" draw:points="13,0 15,44 7,44 0,42">
          <text:p/>
        </draw:polygon>
        <draw:polygon draw:style-name="gr119" draw:text-style-name="P9" draw:layer="layout" svg:width="0.959cm" svg:height="0.122cm" svg:x="21.491cm" svg:y="5.271cm" svg:viewBox="0 0 960 123" draw:points="0,35 956,0 958,44 960,88 4,123 2,79">
          <text:p/>
        </draw:polygon>
        <draw:polygon draw:style-name="gr119" draw:text-style-name="P9" draw:layer="layout" svg:width="0.015cm" svg:height="0.043cm" svg:x="22.449cm" svg:y="5.315cm" svg:viewBox="0 0 16 44" draw:points="0,0 16,41 9,43 2,44">
          <text:p/>
        </draw:polygon>
        <draw:polygon draw:style-name="gr119" draw:text-style-name="P9" draw:layer="layout" svg:width="0.986cm" svg:height="0.453cm" svg:x="22.433cm" svg:y="4.902cm" svg:viewBox="0 0 987 454" draw:points="0,372 955,0 971,41 987,82 32,454 16,413">
          <text:p/>
        </draw:polygon>
        <draw:polygon draw:style-name="gr119" draw:text-style-name="P9" draw:layer="layout" svg:width="0.033cm" svg:height="0.043cm" svg:x="23.388cm" svg:y="4.899cm" svg:viewBox="0 0 34 44" draw:points="16,44 0,3 7,1 15,0 23,1 30,2 34,4">
          <text:p/>
        </draw:polygon>
        <draw:polygon draw:style-name="gr119" draw:text-style-name="P9" draw:layer="layout" svg:width="0.99cm" svg:height="0.499cm" svg:x="23.386cm" svg:y="4.903cm" svg:viewBox="0 0 991 500" draw:points="36,0 991,420 973,460 955,500 0,80 18,40">
          <text:p/>
        </draw:polygon>
        <draw:polygon draw:style-name="gr119" draw:text-style-name="P9" draw:layer="layout" svg:width="0.017cm" svg:height="0.041cm" svg:x="24.34cm" svg:y="5.363cm" svg:viewBox="0 0 18 42" draw:points="18,0 4,42 0,40">
          <text:p/>
        </draw:polygon>
        <draw:polygon draw:style-name="gr119" draw:text-style-name="P9" draw:layer="layout" svg:width="0.982cm" svg:height="0.407cm" svg:x="24.344cm" svg:y="5.321cm" svg:viewBox="0 0 983 408" draw:points="28,0 983,324 969,366 955,408 0,84 14,42">
          <text:p/>
        </draw:polygon>
        <draw:polygon draw:style-name="gr119" draw:text-style-name="P9" draw:layer="layout" svg:width="0.024cm" svg:height="0.041cm" svg:x="25.313cm" svg:y="5.645cm" svg:viewBox="0 0 25 42" draw:points="0,42 14,0 21,3 25,6">
          <text:p/>
        </draw:polygon>
        <draw:polygon draw:style-name="gr119" draw:text-style-name="P9" draw:layer="layout" svg:width="1.004cm" svg:height="0.727cm" svg:x="25.288cm" svg:y="5.651cm" svg:viewBox="0 0 1005 728" draw:points="50,0 1005,656 980,692 955,728 0,72 25,36">
          <text:p/>
        </draw:polygon>
        <draw:polygon draw:style-name="gr119" draw:text-style-name="P9" draw:layer="layout" svg:width="0.036cm" svg:height="0.035cm" svg:x="26.268cm" svg:y="6.306cm" svg:viewBox="0 0 37 36" draw:points="0,36 25,0 31,5 36,10 37,12">
          <text:p/>
        </draw:polygon>
        <draw:polygon draw:style-name="gr119" draw:text-style-name="P9" draw:layer="layout" svg:width="1.029cm" svg:height="1.547cm" svg:x="26.231cm" svg:y="6.318cm" svg:viewBox="0 0 1030 1548" draw:points="74,0 1030,1500 993,1524 956,1548 0,48 37,24">
          <text:p/>
        </draw:polygon>
        <draw:polygon draw:style-name="gr119" draw:text-style-name="P9" draw:layer="layout" svg:width="0.249cm" svg:height="0.249cm" svg:x="17.548cm" svg:y="5.789cm" svg:viewBox="0 0 250 250" draw:points="0,125 125,250 250,125 125,0">
          <text:p/>
        </draw:polygon>
        <draw:polyline draw:style-name="gr117" draw:text-style-name="P9" draw:layer="layout" svg:width="0.249cm" svg:height="0.249cm" svg:x="17.548cm" svg:y="5.789cm" svg:viewBox="0 0 250 250" draw:points="0,125 125,250 250,125 125,0 0,125">
          <text:p/>
        </draw:polyline>
        <draw:polygon draw:style-name="gr119" draw:text-style-name="P9" draw:layer="layout" svg:width="0.249cm" svg:height="0.249cm" svg:x="18.503cm" svg:y="5.492cm" svg:viewBox="0 0 250 250" draw:points="0,125 125,250 250,125 125,0">
          <text:p/>
        </draw:polygon>
        <draw:polyline draw:style-name="gr117" draw:text-style-name="P9" draw:layer="layout" svg:width="0.249cm" svg:height="0.249cm" svg:x="18.503cm" svg:y="5.492cm" svg:viewBox="0 0 250 250" draw:points="0,125 125,250 250,125 125,0 0,125">
          <text:p/>
        </draw:polyline>
        <draw:polygon draw:style-name="gr119" draw:text-style-name="P9" draw:layer="layout" svg:width="0.249cm" svg:height="0.249cm" svg:x="19.458cm" svg:y="5.347cm" svg:viewBox="0 0 250 250" draw:points="0,125 125,250 250,125 125,0">
          <text:p/>
        </draw:polygon>
        <draw:polyline draw:style-name="gr117" draw:text-style-name="P9" draw:layer="layout" svg:width="0.249cm" svg:height="0.249cm" svg:x="19.458cm" svg:y="5.347cm" svg:viewBox="0 0 250 250" draw:points="0,125 125,250 250,125 125,0 0,125">
          <text:p/>
        </draw:polyline>
        <draw:polygon draw:style-name="gr119" draw:text-style-name="P9" draw:layer="layout" svg:width="0.249cm" svg:height="0.249cm" svg:x="20.413cm" svg:y="4.941cm" svg:viewBox="0 0 250 250" draw:points="0,125 125,250 250,125 125,0">
          <text:p/>
        </draw:polygon>
        <draw:polyline draw:style-name="gr117" draw:text-style-name="P9" draw:layer="layout" svg:width="0.249cm" svg:height="0.249cm" svg:x="20.413cm" svg:y="4.941cm" svg:viewBox="0 0 250 250" draw:points="0,125 125,250 250,125 125,0 0,125">
          <text:p/>
        </draw:polyline>
        <draw:polygon draw:style-name="gr119" draw:text-style-name="P9" draw:layer="layout" svg:width="0.249cm" svg:height="0.249cm" svg:x="21.368cm" svg:y="5.225cm" svg:viewBox="0 0 250 250" draw:points="0,125 125,250 250,125 125,0">
          <text:p/>
        </draw:polygon>
        <draw:polyline draw:style-name="gr117" draw:text-style-name="P9" draw:layer="layout" svg:width="0.249cm" svg:height="0.249cm" svg:x="21.368cm" svg:y="5.225cm" svg:viewBox="0 0 250 250" draw:points="0,125 125,250 250,125 125,0 0,125">
          <text:p/>
        </draw:polyline>
        <draw:polygon draw:style-name="gr119" draw:text-style-name="P9" draw:layer="layout" svg:width="0.249cm" svg:height="0.249cm" svg:x="22.324cm" svg:y="5.19cm" svg:viewBox="0 0 250 250" draw:points="0,125 125,250 250,125 125,0">
          <text:p/>
        </draw:polygon>
        <draw:polyline draw:style-name="gr117" draw:text-style-name="P9" draw:layer="layout" svg:width="0.249cm" svg:height="0.249cm" svg:x="22.324cm" svg:y="5.19cm" svg:viewBox="0 0 250 250" draw:points="0,125 125,250 250,125 125,0 0,125">
          <text:p/>
        </draw:polyline>
        <draw:polygon draw:style-name="gr119" draw:text-style-name="P9" draw:layer="layout" svg:width="0.249cm" svg:height="0.249cm" svg:x="23.279cm" svg:y="4.818cm" svg:viewBox="0 0 250 250" draw:points="0,125 125,250 250,125 125,0">
          <text:p/>
        </draw:polygon>
        <draw:polyline draw:style-name="gr117" draw:text-style-name="P9" draw:layer="layout" svg:width="0.249cm" svg:height="0.249cm" svg:x="23.279cm" svg:y="4.818cm" svg:viewBox="0 0 250 250" draw:points="0,125 125,250 250,125 125,0 0,125">
          <text:p/>
        </draw:polyline>
        <draw:polygon draw:style-name="gr119" draw:text-style-name="P9" draw:layer="layout" svg:width="0.249cm" svg:height="0.249cm" svg:x="24.233cm" svg:y="5.238cm" svg:viewBox="0 0 250 250" draw:points="0,125 125,250 250,125 125,0">
          <text:p/>
        </draw:polygon>
        <draw:polyline draw:style-name="gr117" draw:text-style-name="P9" draw:layer="layout" svg:width="0.249cm" svg:height="0.249cm" svg:x="24.233cm" svg:y="5.238cm" svg:viewBox="0 0 250 250" draw:points="0,125 125,250 250,125 125,0 0,125">
          <text:p/>
        </draw:polyline>
        <draw:polygon draw:style-name="gr119" draw:text-style-name="P9" draw:layer="layout" svg:width="0.249cm" svg:height="0.249cm" svg:x="25.188cm" svg:y="5.562cm" svg:viewBox="0 0 250 250" draw:points="0,125 125,250 250,125 125,0">
          <text:p/>
        </draw:polygon>
        <draw:polyline draw:style-name="gr117" draw:text-style-name="P9" draw:layer="layout" svg:width="0.249cm" svg:height="0.249cm" svg:x="25.188cm" svg:y="5.562cm" svg:viewBox="0 0 250 250" draw:points="0,125 125,250 250,125 125,0 0,125">
          <text:p/>
        </draw:polyline>
        <draw:polygon draw:style-name="gr119" draw:text-style-name="P9" draw:layer="layout" svg:width="0.249cm" svg:height="0.249cm" svg:x="26.143cm" svg:y="6.218cm" svg:viewBox="0 0 250 250" draw:points="0,125 125,250 250,125 125,0">
          <text:p/>
        </draw:polygon>
        <draw:polyline draw:style-name="gr117" draw:text-style-name="P9" draw:layer="layout" svg:width="0.249cm" svg:height="0.249cm" svg:x="26.143cm" svg:y="6.218cm" svg:viewBox="0 0 250 250" draw:points="0,125 125,250 250,125 125,0 0,125">
          <text:p/>
        </draw:polyline>
        <draw:polygon draw:style-name="gr119" draw:text-style-name="P9" draw:layer="layout" svg:width="0.249cm" svg:height="0.249cm" svg:x="27.099cm" svg:y="7.717cm" svg:viewBox="0 0 250 250" draw:points="0,125 125,250 250,125 125,0">
          <text:p/>
        </draw:polygon>
        <draw:polyline draw:style-name="gr117" draw:text-style-name="P9" draw:layer="layout" svg:width="0.249cm" svg:height="0.249cm" svg:x="27.099cm" svg:y="7.717cm" svg:viewBox="0 0 250 250" draw:points="0,125 125,250 250,125 125,0 0,125">
          <text:p/>
        </draw:polyline>
        <draw:polygon draw:style-name="gr130" draw:text-style-name="P9" draw:layer="layout" svg:width="0.984cm" svg:height="0.431cm" svg:x="17.658cm" svg:y="5.781cm" svg:viewBox="0 0 985 432" draw:points="0,350 955,0 970,41 985,82 30,432 15,391">
          <text:p/>
        </draw:polygon>
        <draw:polygon draw:style-name="gr130" draw:text-style-name="P9" draw:layer="layout" svg:width="0.019cm" svg:height="0.04cm" svg:x="18.628cm" svg:y="5.822cm" svg:viewBox="0 0 20 41" draw:points="0,0 20,39 15,41">
          <text:p/>
        </draw:polygon>
        <draw:polygon draw:style-name="gr130" draw:text-style-name="P9" draw:layer="layout" svg:width="0.994cm" svg:height="0.553cm" svg:x="18.608cm" svg:y="5.307cm" svg:viewBox="0 0 995 554" draw:points="0,476 955,0 975,39 995,78 40,554 20,515">
          <text:p/>
        </draw:polygon>
        <draw:polygon draw:style-name="gr130" draw:text-style-name="P9" draw:layer="layout" svg:width="0.019cm" svg:height="0.04cm" svg:x="19.563cm" svg:y="5.305cm" svg:viewBox="0 0 20 41" draw:points="20,41 0,2 4,0">
          <text:p/>
        </draw:polygon>
        <draw:polygon draw:style-name="gr130" draw:text-style-name="P9" draw:layer="layout" svg:width="0.986cm" svg:height="0.449cm" svg:x="19.567cm" svg:y="4.937cm" svg:viewBox="0 0 987 450" draw:points="0,368 955,0 971,41 987,82 32,450 16,409">
          <text:p/>
        </draw:polygon>
        <draw:polygon draw:style-name="gr130" draw:text-style-name="P9" draw:layer="layout" svg:width="0.015cm" svg:height="0.042cm" svg:x="20.522cm" svg:y="4.935cm" svg:viewBox="0 0 16 43" draw:points="16,43 0,2 8,0">
          <text:p/>
        </draw:polygon>
        <draw:polygon draw:style-name="gr130" draw:text-style-name="P9" draw:layer="layout" svg:width="0.97cm" svg:height="0.273cm" svg:x="20.53cm" svg:y="4.747cm" svg:viewBox="0 0 971 274" draw:points="0,188 955,0 963,43 971,86 16,274 8,231">
          <text:p/>
        </draw:polygon>
        <draw:polygon draw:style-name="gr130" draw:text-style-name="P9" draw:layer="layout" svg:width="0.007cm" svg:height="0.043cm" svg:x="21.485cm" svg:y="4.746cm" svg:viewBox="0 0 8 44" draw:points="8,44 0,1 3,0">
          <text:p/>
        </draw:polygon>
        <draw:polygon draw:style-name="gr130" draw:text-style-name="P9" draw:layer="layout" svg:width="0.965cm" svg:height="0.187cm" svg:x="21.488cm" svg:y="4.646cm" svg:viewBox="0 0 966 188" draw:points="0,100 956,0 961,44 966,88 10,188 5,144">
          <text:p/>
        </draw:polygon>
        <draw:polygon draw:style-name="gr130" draw:text-style-name="P9" draw:layer="layout" svg:width="0.006cm" svg:height="0.043cm" svg:x="22.444cm" svg:y="4.646cm" svg:viewBox="0 0 7 44" draw:points="5,44 0,0 7,0">
          <text:p/>
        </draw:polygon>
        <draw:polygon draw:style-name="gr130" draw:text-style-name="P9" draw:layer="layout" svg:width="0.958cm" svg:height="0.121cm" svg:x="22.447cm" svg:y="4.646cm" svg:viewBox="0 0 959 122" draw:points="4,0 959,34 957,78 955,122 0,88 2,44">
          <text:p/>
        </draw:polygon>
        <draw:polygon draw:style-name="gr130" draw:text-style-name="P9" draw:layer="layout" svg:width="0.001cm" svg:height="0.043cm" svg:x="23.404cm" svg:y="4.68cm" svg:viewBox="0 0 2 44" draw:points="0,44 2,0 2,0">
          <text:p/>
        </draw:polygon>
        <draw:polygon draw:style-name="gr130" draw:text-style-name="P9" draw:layer="layout" svg:width="0.958cm" svg:height="0.127cm" svg:x="23.402cm" svg:y="4.68cm" svg:viewBox="0 0 959 128" draw:points="4,0 959,40 957,84 955,128 0,88 2,44">
          <text:p/>
        </draw:polygon>
        <draw:polygon draw:style-name="gr130" draw:text-style-name="P9" draw:layer="layout" svg:width="0.001cm" svg:height="0.043cm" svg:x="24.356cm" svg:y="4.764cm" svg:viewBox="0 0 2 44" draw:points="2,0 1,44 0,44">
          <text:p/>
        </draw:polygon>
        <draw:polygon draw:style-name="gr130" draw:text-style-name="P9" draw:layer="layout" svg:width="0.956cm" svg:height="0.109cm" svg:x="24.357cm" svg:y="4.72cm" svg:viewBox="0 0 957 110" draw:points="2,0 957,22 956,66 955,110 0,88 1,44">
          <text:p/>
        </draw:polygon>
        <draw:polygon draw:style-name="gr130" draw:text-style-name="P9" draw:layer="layout" svg:width="0.017cm" svg:height="0.043cm" svg:x="25.313cm" svg:y="4.742cm" svg:viewBox="0 0 18 44" draw:points="0,44 1,0 9,1 16,3 18,4">
          <text:p/>
        </draw:polygon>
        <draw:polygon draw:style-name="gr130" draw:text-style-name="P9" draw:layer="layout" svg:width="0.99cm" svg:height="0.516cm" svg:x="25.295cm" svg:y="4.746cm" svg:viewBox="0 0 991 517" draw:points="36,0 991,437 973,477 955,517 0,80 18,40">
          <text:p/>
        </draw:polygon>
        <draw:polygon draw:style-name="gr130" draw:text-style-name="P9" draw:layer="layout" svg:width="0.037cm" svg:height="0.039cm" svg:x="26.268cm" svg:y="5.183cm" svg:viewBox="0 0 38 40" draw:points="0,40 18,0 25,4 31,9 36,15 38,19">
          <text:p/>
        </draw:polygon>
        <draw:polygon draw:style-name="gr130" draw:text-style-name="P9" draw:layer="layout" svg:width="1.031cm" svg:height="1.76cm" svg:x="26.23cm" svg:y="5.202cm" svg:viewBox="0 0 1032 1761" draw:points="76,0 1032,1719 994,1740 956,1761 0,42 38,21">
          <text:p/>
        </draw:polygon>
        <draw:polygon draw:style-name="gr130" draw:text-style-name="P9" draw:layer="layout" svg:width="0.249cm" svg:height="0.249cm" svg:x="17.548cm" svg:y="6.047cm" svg:viewBox="0 0 250 250" draw:points="0,0 125,250 250,0">
          <text:p/>
        </draw:polygon>
        <draw:polyline draw:style-name="gr117" draw:text-style-name="P9" draw:layer="layout" svg:width="0.249cm" svg:height="0.249cm" svg:x="17.548cm" svg:y="6.047cm" svg:viewBox="0 0 250 250" draw:points="0,0 125,250 250,0 0,0">
          <text:p/>
        </draw:polyline>
        <draw:polygon draw:style-name="gr130" draw:text-style-name="P9" draw:layer="layout" svg:width="0.249cm" svg:height="0.249cm" svg:x="18.503cm" svg:y="5.697cm" svg:viewBox="0 0 250 250" draw:points="0,0 125,250 250,0">
          <text:p/>
        </draw:polygon>
        <draw:polyline draw:style-name="gr117" draw:text-style-name="P9" draw:layer="layout" svg:width="0.249cm" svg:height="0.249cm" svg:x="18.503cm" svg:y="5.697cm" svg:viewBox="0 0 250 250" draw:points="0,0 125,250 250,0 0,0">
          <text:p/>
        </draw:polyline>
        <draw:polygon draw:style-name="gr130" draw:text-style-name="P9" draw:layer="layout" svg:width="0.249cm" svg:height="0.249cm" svg:x="19.458cm" svg:y="5.221cm" svg:viewBox="0 0 250 250" draw:points="0,0 125,250 250,0">
          <text:p/>
        </draw:polygon>
        <draw:polyline draw:style-name="gr117" draw:text-style-name="P9" draw:layer="layout" svg:width="0.249cm" svg:height="0.249cm" svg:x="19.458cm" svg:y="5.221cm" svg:viewBox="0 0 250 250" draw:points="0,0 125,250 250,0 0,0">
          <text:p/>
        </draw:polyline>
        <draw:polygon draw:style-name="gr130" draw:text-style-name="P9" draw:layer="layout" svg:width="0.249cm" svg:height="0.249cm" svg:x="20.413cm" svg:y="4.853cm" svg:viewBox="0 0 250 250" draw:points="0,0 125,250 250,0">
          <text:p/>
        </draw:polygon>
        <draw:polyline draw:style-name="gr117" draw:text-style-name="P9" draw:layer="layout" svg:width="0.249cm" svg:height="0.249cm" svg:x="20.413cm" svg:y="4.853cm" svg:viewBox="0 0 250 250" draw:points="0,0 125,250 250,0 0,0">
          <text:p/>
        </draw:polyline>
        <draw:polygon draw:style-name="gr130" draw:text-style-name="P9" draw:layer="layout" svg:width="0.249cm" svg:height="0.249cm" svg:x="21.368cm" svg:y="4.665cm" svg:viewBox="0 0 250 250" draw:points="0,0 125,250 250,0">
          <text:p/>
        </draw:polygon>
        <draw:polyline draw:style-name="gr117" draw:text-style-name="P9" draw:layer="layout" svg:width="0.249cm" svg:height="0.249cm" svg:x="21.368cm" svg:y="4.665cm" svg:viewBox="0 0 250 250" draw:points="0,0 125,250 250,0 0,0">
          <text:p/>
        </draw:polyline>
        <draw:polygon draw:style-name="gr130" draw:text-style-name="P9" draw:layer="layout" svg:width="0.249cm" svg:height="0.249cm" svg:x="22.324cm" svg:y="4.565cm" svg:viewBox="0 0 250 250" draw:points="0,0 125,250 250,0">
          <text:p/>
        </draw:polygon>
        <draw:polyline draw:style-name="gr117" draw:text-style-name="P9" draw:layer="layout" svg:width="0.249cm" svg:height="0.249cm" svg:x="22.324cm" svg:y="4.565cm" svg:viewBox="0 0 250 250" draw:points="0,0 125,250 250,0 0,0">
          <text:p/>
        </draw:polyline>
        <draw:polygon draw:style-name="gr130" draw:text-style-name="P9" draw:layer="layout" svg:width="0.249cm" svg:height="0.249cm" svg:x="23.279cm" svg:y="4.599cm" svg:viewBox="0 0 250 250" draw:points="0,0 125,250 250,0">
          <text:p/>
        </draw:polygon>
        <draw:polyline draw:style-name="gr117" draw:text-style-name="P9" draw:layer="layout" svg:width="0.249cm" svg:height="0.249cm" svg:x="23.279cm" svg:y="4.599cm" svg:viewBox="0 0 250 250" draw:points="0,0 125,250 250,0 0,0">
          <text:p/>
        </draw:polyline>
        <draw:polygon draw:style-name="gr130" draw:text-style-name="P9" draw:layer="layout" svg:width="0.249cm" svg:height="0.249cm" svg:x="24.233cm" svg:y="4.639cm" svg:viewBox="0 0 250 250" draw:points="0,0 125,250 250,0">
          <text:p/>
        </draw:polygon>
        <draw:polyline draw:style-name="gr117" draw:text-style-name="P9" draw:layer="layout" svg:width="0.249cm" svg:height="0.249cm" svg:x="24.233cm" svg:y="4.639cm" svg:viewBox="0 0 250 250" draw:points="0,0 125,250 250,0 0,0">
          <text:p/>
        </draw:polyline>
        <draw:polygon draw:style-name="gr130" draw:text-style-name="P9" draw:layer="layout" svg:width="0.249cm" svg:height="0.249cm" svg:x="25.188cm" svg:y="4.661cm" svg:viewBox="0 0 250 250" draw:points="0,0 125,250 250,0">
          <text:p/>
        </draw:polygon>
        <draw:polyline draw:style-name="gr117" draw:text-style-name="P9" draw:layer="layout" svg:width="0.249cm" svg:height="0.249cm" svg:x="25.188cm" svg:y="4.661cm" svg:viewBox="0 0 250 250" draw:points="0,0 125,250 250,0 0,0">
          <text:p/>
        </draw:polyline>
        <draw:polygon draw:style-name="gr130" draw:text-style-name="P9" draw:layer="layout" svg:width="0.249cm" svg:height="0.249cm" svg:x="26.143cm" svg:y="5.098cm" svg:viewBox="0 0 250 250" draw:points="0,0 125,250 250,0">
          <text:p/>
        </draw:polygon>
        <draw:polyline draw:style-name="gr117" draw:text-style-name="P9" draw:layer="layout" svg:width="0.249cm" svg:height="0.249cm" svg:x="26.143cm" svg:y="5.098cm" svg:viewBox="0 0 250 250" draw:points="0,0 125,250 250,0 0,0">
          <text:p/>
        </draw:polyline>
        <draw:polygon draw:style-name="gr130" draw:text-style-name="P9" draw:layer="layout" svg:width="0.249cm" svg:height="0.249cm" svg:x="27.099cm" svg:y="6.816cm" svg:viewBox="0 0 250 250" draw:points="0,0 125,250 250,0">
          <text:p/>
        </draw:polygon>
        <draw:polyline draw:style-name="gr117" draw:text-style-name="P9" draw:layer="layout" svg:width="0.249cm" svg:height="0.249cm" svg:x="27.099cm" svg:y="6.816cm" svg:viewBox="0 0 250 250" draw:points="0,0 125,250 250,0 0,0">
          <text:p/>
        </draw:polyline>
        <draw:polygon draw:style-name="gr118" draw:text-style-name="P9" draw:layer="layout" svg:width="0.316cm" svg:height="0.087cm" svg:x="27.716cm" svg:y="5.166cm" svg:viewBox="0 0 317 88" draw:points="0,0 317,0 317,88 0,88">
          <text:p/>
        </draw:polygon>
        <draw:polygon draw:style-name="gr118" draw:text-style-name="P9" draw:layer="layout" svg:width="0.158cm" svg:height="0.158cm" svg:x="27.795cm" svg:y="5.13cm" svg:viewBox="0 0 159 159" draw:points="0,0 0,159 159,159 159,0">
          <text:p/>
        </draw:polygon>
        <draw:polyline draw:style-name="gr117" draw:text-style-name="P9" draw:layer="layout" svg:width="0.158cm" svg:height="0.158cm" svg:x="27.795cm" svg:y="5.13cm" svg:viewBox="0 0 159 159" draw:points="0,0 0,159 159,159 159,0 0,0">
          <text:p/>
        </draw:polyline>
        <draw:polygon draw:style-name="gr119" draw:text-style-name="P9" draw:layer="layout" svg:width="0.316cm" svg:height="0.087cm" svg:x="27.716cm" svg:y="5.963cm" svg:viewBox="0 0 317 88" draw:points="0,0 317,0 317,88 0,88">
          <text:p/>
        </draw:polygon>
        <draw:polygon draw:style-name="gr119" draw:text-style-name="P9" draw:layer="layout" svg:width="0.158cm" svg:height="0.158cm" svg:x="27.795cm" svg:y="5.927cm" svg:viewBox="0 0 159 159" draw:points="0,80 80,159 159,80 80,0">
          <text:p/>
        </draw:polygon>
        <draw:polyline draw:style-name="gr117" draw:text-style-name="P9" draw:layer="layout" svg:width="0.158cm" svg:height="0.158cm" svg:x="27.795cm" svg:y="5.927cm" svg:viewBox="0 0 159 159" draw:points="0,80 80,159 159,80 80,0 0,80">
          <text:p/>
        </draw:polyline>
        <draw:polygon draw:style-name="gr130" draw:text-style-name="P9" draw:layer="layout" svg:width="0.316cm" svg:height="0.087cm" svg:x="27.716cm" svg:y="6.759cm" svg:viewBox="0 0 317 88" draw:points="0,0 317,0 317,88 0,88">
          <text:p/>
        </draw:polygon>
        <draw:polygon draw:style-name="gr130" draw:text-style-name="P9" draw:layer="layout" svg:width="0.158cm" svg:height="0.158cm" svg:x="27.795cm" svg:y="6.723cm" svg:viewBox="0 0 159 159" draw:points="0,0 80,159 159,0">
          <text:p/>
        </draw:polygon>
        <draw:polyline draw:style-name="gr117" draw:text-style-name="P9" draw:layer="layout" svg:width="0.158cm" svg:height="0.158cm" svg:x="27.795cm" svg:y="6.723cm" svg:viewBox="0 0 159 159" draw:points="0,0 80,159 159,0 0,0">
          <text:p/>
        </draw:polyline>
        <draw:frame draw:style-name="gr218" draw:text-style-name="P19" draw:layer="layout" svg:width="2.856cm" svg:height="0.569cm" svg:x="28.084cm" svg:y="5.098cm">
          <draw:text-box>
            <text:p><text:span text:style-name="T15">SXCS, andauernd </text:span></text:p>
          </draw:text-box>
        </draw:frame>
        <draw:frame draw:style-name="gr219" draw:text-style-name="P19" draw:layer="layout" svg:width="1.315cm" svg:height="0.569cm" svg:x="28.084cm" svg:y="5.468cm">
          <draw:text-box>
            <text:p><text:span text:style-name="T15">exploit</text:span></text:p>
          </draw:text-box>
        </draw:frame>
        <draw:frame draw:style-name="gr220" draw:text-style-name="P19" draw:layer="layout" svg:width="3.156cm" svg:height="0.569cm" svg:x="28.084cm" svg:y="5.892cm">
          <draw:text-box>
            <text:p><text:span text:style-name="T15">SXCS, abwechselnd </text:span></text:p>
          </draw:text-box>
        </draw:frame>
        <draw:frame draw:style-name="gr221" draw:text-style-name="P19" draw:layer="layout" svg:width="2.314cm" svg:height="0.569cm" svg:x="28.084cm" svg:y="6.261cm">
          <draw:text-box>
            <text:p><text:span text:style-name="T15">explore/exploit</text:span></text:p>
          </draw:text-box>
        </draw:frame>
        <draw:frame draw:style-name="gr224" draw:text-style-name="P19" draw:layer="layout" svg:width="2.746cm" svg:height="0.569cm" svg:x="28.084cm" svg:y="6.711cm">
          <draw:text-box>
            <text:p><text:span text:style-name="T15">XCS, <text:s/>andauernd </text:span></text:p>
          </draw:text-box>
        </draw:frame>
        <draw:frame draw:style-name="gr219" draw:text-style-name="P19" draw:layer="layout" svg:width="1.315cm" svg:height="0.569cm" svg:x="28.084cm" svg:y="7.081cm">
          <draw:text-box>
            <text:p><text:span text:style-name="T15">exploit</text:span></text:p>
          </draw:text-box>
        </draw:frame>
        <draw:frame draw:style-name="gr208" draw:text-style-name="P20" draw:layer="layout" svg:width="3.275cm" svg:height="0.603cm" svg:x="20.809cm" svg:y="9.139cm">
          <draw:text-box>
            <text:p><text:span text:style-name="T16">tournament factor p</text:span></text:p>
          </draw:text-box>
        </draw:frame>
        <draw:frame draw:style-name="gr223" draw:text-style-name="P20" draw:layer="layout" svg:width="3.906cm" svg:height="0.603cm" draw:transform="rotate (1.5707963267946) translate (16.726cm 7.348cm)">
          <draw:text-box>
            <text:p><text:span text:style-name="T16">Qualitätsdifferenz (in %)</text:span></text:p>
          </draw:text-box>
        </draw:frame>
        <draw:frame draw:style-name="gr69" draw:text-style-name="P9" draw:layer="layout" svg:width="15.251cm" svg:height="7.01cm" svg:x="15.682cm" svg:y="11.235cm">
          <draw:image xlink:href="Pictures/2000061300003BB400001B830B24A84D.svm" xlink:type="simple" xlink:show="embed" xlink:actuate="onLoad">
            <text:p/>
          </draw:image>
        </draw:frame>
        <presentation:notes draw:style-name="dp2">
          <draw:page-thumbnail draw:style-name="gr14" draw:layer="layout" svg:width="13.968cm" svg:height="10.476cm" svg:x="3.81cm" svg:y="2.123cm" draw:page-number="42" presentation:class="page"/>
          <draw:frame presentation:style-name="pr2" draw:layer="layout" svg:width="17.271cm" svg:height="12.322cm" svg:x="2.159cm" svg:y="13.271cm" presentation:class="notes" presentation:placeholder="true">
            <draw:text-box/>
          </draw:frame>
        </presentation:notes>
      </draw:page>
      <draw:page draw:name="page43" draw:style-name="dp1" draw:master-page-name="Default">
        <office:forms form:automatic-focus="false" form:apply-design-mode="false"/>
        <draw:polygon draw:style-name="gr111" draw:text-style-name="P9" draw:layer="layout" svg:width="15.207cm" svg:height="6.977cm" svg:x="4.133cm" svg:y="3.81cm" svg:viewBox="0 0 15208 6978" draw:points="0,0 15208,0 15208,6978 0,6978">
          <text:p/>
        </draw:polygon>
        <draw:polyline draw:style-name="gr112" draw:text-style-name="P9" draw:layer="layout" svg:width="9.211cm" svg:height="5.221cm" svg:x="5.705cm" svg:y="4.134cm" svg:viewBox="0 0 9212 5222" draw:points="4606,5222 0,5222 0,0 9212,0 9212,5222 4606,5222">
          <text:p/>
        </draw:polyline>
        <draw:line draw:style-name="gr112" draw:text-style-name="P9" draw:layer="layout" svg:x1="14.917cm" svg:y1="9.356cm" svg:x2="5.705cm" svg:y2="9.356cm">
          <text:p/>
        </draw:line>
        <draw:line draw:style-name="gr112" draw:text-style-name="P9" draw:layer="layout" svg:x1="14.917cm" svg:y1="8.609cm" svg:x2="5.705cm" svg:y2="8.609cm">
          <text:p/>
        </draw:line>
        <draw:line draw:style-name="gr112" draw:text-style-name="P9" draw:layer="layout" svg:x1="14.917cm" svg:y1="7.863cm" svg:x2="5.705cm" svg:y2="7.863cm">
          <text:p/>
        </draw:line>
        <draw:line draw:style-name="gr112" draw:text-style-name="P9" draw:layer="layout" svg:x1="14.917cm" svg:y1="7.117cm" svg:x2="5.705cm" svg:y2="7.117cm">
          <text:p/>
        </draw:line>
        <draw:line draw:style-name="gr112" draw:text-style-name="P9" draw:layer="layout" svg:x1="14.917cm" svg:y1="6.371cm" svg:x2="5.705cm" svg:y2="6.371cm">
          <text:p/>
        </draw:line>
        <draw:line draw:style-name="gr112" draw:text-style-name="P9" draw:layer="layout" svg:x1="14.917cm" svg:y1="5.625cm" svg:x2="5.705cm" svg:y2="5.625cm">
          <text:p/>
        </draw:line>
        <draw:line draw:style-name="gr112" draw:text-style-name="P9" draw:layer="layout" svg:x1="14.917cm" svg:y1="4.879cm" svg:x2="5.705cm" svg:y2="4.879cm">
          <text:p/>
        </draw:line>
        <draw:line draw:style-name="gr112" draw:text-style-name="P9" draw:layer="layout" svg:x1="14.917cm" svg:y1="4.132cm" svg:x2="5.705cm" svg:y2="4.132cm">
          <text:p/>
        </draw:line>
        <draw:frame draw:style-name="gr115" draw:text-style-name="P19" draw:layer="layout" svg:width="0.659cm" svg:height="0.569cm" svg:x="5.63cm" svg:y="9.651cm">
          <draw:text-box>
            <text:p><text:span text:style-name="T15">8</text:span></text:p>
          </draw:text-box>
        </draw:frame>
        <draw:frame draw:style-name="gr115" draw:text-style-name="P19" draw:layer="layout" svg:width="0.815cm" svg:height="0.569cm" svg:x="6.849cm" svg:y="9.651cm">
          <draw:text-box>
            <text:p><text:span text:style-name="T15">16</text:span></text:p>
          </draw:text-box>
        </draw:frame>
        <draw:frame draw:style-name="gr115" draw:text-style-name="P19" draw:layer="layout" svg:width="0.815cm" svg:height="0.569cm" svg:x="8.18cm" svg:y="9.651cm">
          <draw:text-box>
            <text:p><text:span text:style-name="T15">32</text:span></text:p>
          </draw:text-box>
        </draw:frame>
        <draw:frame draw:style-name="gr115" draw:text-style-name="P19" draw:layer="layout" svg:width="0.815cm" svg:height="0.569cm" svg:x="9.482cm" svg:y="9.651cm">
          <draw:text-box>
            <text:p><text:span text:style-name="T15">64</text:span></text:p>
          </draw:text-box>
        </draw:frame>
        <draw:frame draw:style-name="gr115" draw:text-style-name="P19" draw:layer="layout" svg:width="0.815cm" svg:height="0.569cm" svg:x="10.813cm" svg:y="9.651cm">
          <draw:text-box>
            <text:p><text:span text:style-name="T15">96</text:span></text:p>
          </draw:text-box>
        </draw:frame>
        <draw:frame draw:style-name="gr115" draw:text-style-name="P19" draw:layer="layout" svg:width="0.972cm" svg:height="0.569cm" svg:x="12.06cm" svg:y="9.651cm">
          <draw:text-box>
            <text:p><text:span text:style-name="T15">128</text:span></text:p>
          </draw:text-box>
        </draw:frame>
        <draw:frame draw:style-name="gr115" draw:text-style-name="P19" draw:layer="layout" svg:width="0.972cm" svg:height="0.569cm" svg:x="13.363cm" svg:y="9.651cm">
          <draw:text-box>
            <text:p><text:span text:style-name="T15">160</text:span></text:p>
          </draw:text-box>
        </draw:frame>
        <draw:frame draw:style-name="gr115" draw:text-style-name="P19" draw:layer="layout" svg:width="0.972cm" svg:height="0.569cm" svg:x="14.693cm" svg:y="9.651cm">
          <draw:text-box>
            <text:p><text:span text:style-name="T15">256</text:span></text:p>
          </draw:text-box>
        </draw:frame>
        <draw:line draw:style-name="gr112" draw:text-style-name="P9" draw:layer="layout" svg:x1="5.705cm" svg:y1="9.505cm" svg:x2="5.705cm" svg:y2="9.356cm">
          <text:p/>
        </draw:line>
        <draw:line draw:style-name="gr112" draw:text-style-name="P9" draw:layer="layout" svg:x1="7.02cm" svg:y1="9.505cm" svg:x2="7.02cm" svg:y2="9.356cm">
          <text:p/>
        </draw:line>
        <draw:line draw:style-name="gr112" draw:text-style-name="P9" draw:layer="layout" svg:x1="8.336cm" svg:y1="9.505cm" svg:x2="8.336cm" svg:y2="9.356cm">
          <text:p/>
        </draw:line>
        <draw:line draw:style-name="gr112" draw:text-style-name="P9" draw:layer="layout" svg:x1="9.652cm" svg:y1="9.505cm" svg:x2="9.652cm" svg:y2="9.356cm">
          <text:p/>
        </draw:line>
        <draw:line draw:style-name="gr112" draw:text-style-name="P9" draw:layer="layout" svg:x1="10.968cm" svg:y1="9.505cm" svg:x2="10.968cm" svg:y2="9.356cm">
          <text:p/>
        </draw:line>
        <draw:line draw:style-name="gr112" draw:text-style-name="P9" draw:layer="layout" svg:x1="12.284cm" svg:y1="9.505cm" svg:x2="12.284cm" svg:y2="9.356cm">
          <text:p/>
        </draw:line>
        <draw:line draw:style-name="gr112" draw:text-style-name="P9" draw:layer="layout" svg:x1="13.6cm" svg:y1="9.505cm" svg:x2="13.6cm" svg:y2="9.356cm">
          <text:p/>
        </draw:line>
        <draw:polyline draw:style-name="gr112" draw:text-style-name="P9" draw:layer="layout" svg:width="0.148cm" svg:height="9.211cm" draw:transform="rotate (1.5707963267946) translate (5.7045969357722cm 9.50518955010177cm)" svg:viewBox="0 0 149 9212" draw:points="0,20621 149,20621 149,11409">
          <text:p/>
        </draw:polyline>
        <draw:line draw:style-name="gr112" draw:text-style-name="P9" draw:layer="layout" svg:x1="5.705cm" svg:y1="8.609cm" svg:x2="14.917cm" svg:y2="8.609cm">
          <text:p/>
        </draw:line>
        <draw:frame draw:style-name="gr115" draw:text-style-name="P19" draw:layer="layout" svg:width="0.752cm" svg:height="0.569cm" svg:x="5.187cm" svg:y="9.203cm">
          <draw:text-box>
            <text:p><text:span text:style-name="T15">-2</text:span></text:p>
          </draw:text-box>
        </draw:frame>
        <draw:frame draw:style-name="gr115" draw:text-style-name="P19" draw:layer="layout" svg:width="0.659cm" svg:height="0.569cm" svg:x="5.297cm" svg:y="8.464cm">
          <draw:text-box>
            <text:p><text:span text:style-name="T15">0</text:span></text:p>
          </draw:text-box>
        </draw:frame>
        <draw:frame draw:style-name="gr115" draw:text-style-name="P19" draw:layer="layout" svg:width="0.659cm" svg:height="0.569cm" svg:x="5.297cm" svg:y="7.725cm">
          <draw:text-box>
            <text:p><text:span text:style-name="T15">2</text:span></text:p>
          </draw:text-box>
        </draw:frame>
        <draw:frame draw:style-name="gr115" draw:text-style-name="P19" draw:layer="layout" svg:width="0.659cm" svg:height="0.569cm" svg:x="5.297cm" svg:y="6.96cm">
          <draw:text-box>
            <text:p><text:span text:style-name="T15">4</text:span></text:p>
          </draw:text-box>
        </draw:frame>
        <draw:frame draw:style-name="gr115" draw:text-style-name="P19" draw:layer="layout" svg:width="0.659cm" svg:height="0.569cm" svg:x="5.297cm" svg:y="6.22cm">
          <draw:text-box>
            <text:p><text:span text:style-name="T15">6</text:span></text:p>
          </draw:text-box>
        </draw:frame>
        <draw:frame draw:style-name="gr115" draw:text-style-name="P19" draw:layer="layout" svg:width="0.659cm" svg:height="0.569cm" svg:x="5.297cm" svg:y="5.482cm">
          <draw:text-box>
            <text:p><text:span text:style-name="T15">8</text:span></text:p>
          </draw:text-box>
        </draw:frame>
        <draw:frame draw:style-name="gr115" draw:text-style-name="P19" draw:layer="layout" svg:width="0.815cm" svg:height="0.569cm" svg:x="5.131cm" svg:y="4.743cm">
          <draw:text-box>
            <text:p><text:span text:style-name="T15">10</text:span></text:p>
          </draw:text-box>
        </draw:frame>
        <draw:frame draw:style-name="gr115" draw:text-style-name="P19" draw:layer="layout" svg:width="0.815cm" svg:height="0.569cm" svg:x="5.131cm" svg:y="3.978cm">
          <draw:text-box>
            <text:p><text:span text:style-name="T15">12</text:span></text:p>
          </draw:text-box>
        </draw:frame>
        <draw:line draw:style-name="gr112" draw:text-style-name="P9" draw:layer="layout" svg:x1="5.555cm" svg:y1="9.356cm" svg:x2="5.705cm" svg:y2="9.356cm">
          <text:p/>
        </draw:line>
        <draw:line draw:style-name="gr112" draw:text-style-name="P9" draw:layer="layout" svg:x1="5.555cm" svg:y1="8.609cm" svg:x2="5.705cm" svg:y2="8.609cm">
          <text:p/>
        </draw:line>
        <draw:line draw:style-name="gr112" draw:text-style-name="P9" draw:layer="layout" svg:x1="5.555cm" svg:y1="7.863cm" svg:x2="5.705cm" svg:y2="7.863cm">
          <text:p/>
        </draw:line>
        <draw:line draw:style-name="gr112" draw:text-style-name="P9" draw:layer="layout" svg:x1="5.555cm" svg:y1="7.117cm" svg:x2="5.705cm" svg:y2="7.117cm">
          <text:p/>
        </draw:line>
        <draw:line draw:style-name="gr112" draw:text-style-name="P9" draw:layer="layout" svg:x1="5.555cm" svg:y1="6.371cm" svg:x2="5.705cm" svg:y2="6.371cm">
          <text:p/>
        </draw:line>
        <draw:line draw:style-name="gr112" draw:text-style-name="P9" draw:layer="layout" svg:x1="5.555cm" svg:y1="5.625cm" svg:x2="5.705cm" svg:y2="5.625cm">
          <text:p/>
        </draw:line>
        <draw:line draw:style-name="gr112" draw:text-style-name="P9" draw:layer="layout" svg:x1="5.555cm" svg:y1="4.879cm" svg:x2="5.705cm" svg:y2="4.879cm">
          <text:p/>
        </draw:line>
        <draw:polyline draw:style-name="gr112" draw:text-style-name="P9" draw:layer="layout" svg:width="0.149cm" svg:height="5.222cm" svg:x="5.555cm" svg:y="4.132cm" svg:viewBox="0 0 150 5223" draw:points="0,0 150,0 150,5223">
          <text:p/>
        </draw:polyline>
        <draw:polygon draw:style-name="gr116" draw:text-style-name="P9" draw:layer="layout" svg:width="1.326cm" svg:height="0.274cm" svg:x="5.699cm" svg:y="7.096cm" svg:viewBox="0 0 1327 275" draw:points="0,187 1315,0 1321,44 1327,88 12,275 6,231">
          <text:p/>
        </draw:polygon>
        <draw:polygon draw:style-name="gr116" draw:text-style-name="P9" draw:layer="layout" svg:width="0.005cm" svg:height="0.043cm" svg:x="7.014cm" svg:y="7.096cm" svg:viewBox="0 0 6 44" draw:points="6,44 0,0 5,0">
          <text:p/>
        </draw:polygon>
        <draw:polygon draw:style-name="gr116" draw:text-style-name="P9" draw:layer="layout" svg:width="1.317cm" svg:height="0.119cm" svg:x="7.019cm" svg:y="7.063cm" svg:viewBox="0 0 1318 120" draw:points="0,33 1316,0 1317,44 1318,88 2,120 1,77">
          <text:p/>
        </draw:polygon>
        <draw:polygon draw:style-name="gr116" draw:text-style-name="P9" draw:layer="layout" svg:width="0.002cm" svg:height="0.043cm" svg:x="8.335cm" svg:y="7.063cm" svg:viewBox="0 0 3 44" draw:points="1,44 0,0 3,0">
          <text:p/>
        </draw:polygon>
        <draw:polygon draw:style-name="gr116" draw:text-style-name="P9" draw:layer="layout" svg:width="1.319cm" svg:height="0.157cm" svg:x="8.334cm" svg:y="7.063cm" svg:viewBox="0 0 1320 158" draw:points="4,0 1320,71 1318,114 1316,158 0,88 2,44">
          <text:p/>
        </draw:polygon>
        <draw:polygon draw:style-name="gr116" draw:text-style-name="P9" draw:layer="layout" svg:width="0.004cm" svg:height="0.043cm" svg:x="9.65cm" svg:y="7.177cm" svg:viewBox="0 0 5 44" draw:points="2,0 5,44 0,44">
          <text:p/>
        </draw:polygon>
        <draw:polygon draw:style-name="gr116" draw:text-style-name="P9" draw:layer="layout" svg:width="1.321cm" svg:height="0.169cm" svg:x="9.649cm" svg:y="7.051cm" svg:viewBox="0 0 1322 170" draw:points="0,83 1316,0 1319,44 1322,88 6,170 3,126">
          <text:p/>
        </draw:polygon>
        <draw:polygon draw:style-name="gr116" draw:text-style-name="P9" draw:layer="layout" svg:width="0.007cm" svg:height="0.043cm" svg:x="10.965cm" svg:y="7.051cm" svg:viewBox="0 0 8 44" draw:points="3,44 0,0 8,0">
          <text:p/>
        </draw:polygon>
        <draw:polygon draw:style-name="gr116" draw:text-style-name="P9" draw:layer="layout" svg:width="1.325cm" svg:height="0.225cm" svg:x="10.963cm" svg:y="7.051cm" svg:viewBox="0 0 1326 226" draw:points="10,0 1326,138 1321,182 1316,226 0,88 5,44">
          <text:p/>
        </draw:polygon>
        <draw:polygon draw:style-name="gr116" draw:text-style-name="P9" draw:layer="layout" svg:width="0.004cm" svg:height="0.043cm" svg:x="12.279cm" svg:y="7.233cm" svg:viewBox="0 0 5 44" draw:points="5,0 5,44 0,44">
          <text:p/>
        </draw:polygon>
        <draw:polygon draw:style-name="gr116" draw:text-style-name="P9" draw:layer="layout" svg:width="1.315cm" svg:height="0.095cm" svg:x="12.284cm" svg:y="7.181cm" svg:viewBox="0 0 1316 96" draw:points="0,8 1316,0 1316,44 1316,88 0,96 0,52">
          <text:p/>
        </draw:polygon>
        <draw:polygon draw:style-name="gr116" draw:text-style-name="P9" draw:layer="layout" svg:width="0.001cm" svg:height="0.043cm" svg:x="13.6cm" svg:y="7.225cm" svg:viewBox="0 0 2 44" draw:points="0,0 2,44 0,44">
          <text:p/>
        </draw:polygon>
        <draw:polygon draw:style-name="gr116" draw:text-style-name="P9" draw:layer="layout" svg:width="1.319cm" svg:height="0.131cm" svg:x="13.599cm" svg:y="7.136cm" svg:viewBox="0 0 1320 132" draw:points="0,45 1316,0 1318,44 1320,88 4,132 2,89">
          <text:p/>
        </draw:polygon>
        <draw:polygon draw:style-name="gr116" draw:text-style-name="P9" draw:layer="layout" svg:width="0.248cm" svg:height="0.248cm" svg:x="5.58cm" svg:y="7.202cm" svg:viewBox="0 0 249 249" draw:points="0,0 0,249 249,249 249,0">
          <text:p/>
        </draw:polygon>
        <draw:polyline draw:style-name="gr117" draw:text-style-name="P9" draw:layer="layout" svg:width="0.248cm" svg:height="0.248cm" svg:x="5.58cm" svg:y="7.202cm" svg:viewBox="0 0 249 249" draw:points="0,0 0,249 249,249 249,0 0,0">
          <text:p/>
        </draw:polyline>
        <draw:polygon draw:style-name="gr118" draw:text-style-name="P9" draw:layer="layout" svg:width="0.248cm" svg:height="0.248cm" svg:x="6.895cm" svg:y="7.015cm" svg:viewBox="0 0 249 249" draw:points="0,0 0,249 249,249 249,0">
          <text:p/>
        </draw:polygon>
        <draw:polyline draw:style-name="gr117" draw:text-style-name="P9" draw:layer="layout" svg:width="0.248cm" svg:height="0.248cm" svg:x="6.895cm" svg:y="7.015cm" svg:viewBox="0 0 249 249" draw:points="0,0 0,249 249,249 249,0 0,0">
          <text:p/>
        </draw:polyline>
        <draw:polygon draw:style-name="gr118" draw:text-style-name="P9" draw:layer="layout" svg:width="0.248cm" svg:height="0.248cm" svg:x="8.211cm" svg:y="6.982cm" svg:viewBox="0 0 249 249" draw:points="0,0 0,249 249,249 249,0">
          <text:p/>
        </draw:polygon>
        <draw:polyline draw:style-name="gr117" draw:text-style-name="P9" draw:layer="layout" svg:width="0.248cm" svg:height="0.248cm" svg:x="8.211cm" svg:y="6.982cm" svg:viewBox="0 0 249 249" draw:points="0,0 0,249 249,249 249,0 0,0">
          <text:p/>
        </draw:polyline>
        <draw:polygon draw:style-name="gr118" draw:text-style-name="P9" draw:layer="layout" svg:width="0.248cm" svg:height="0.248cm" svg:x="9.527cm" svg:y="7.053cm" svg:viewBox="0 0 249 249" draw:points="0,0 0,249 249,249 249,0">
          <text:p/>
        </draw:polygon>
        <draw:polyline draw:style-name="gr117" draw:text-style-name="P9" draw:layer="layout" svg:width="0.248cm" svg:height="0.248cm" svg:x="9.527cm" svg:y="7.053cm" svg:viewBox="0 0 249 249" draw:points="0,0 0,249 249,249 249,0 0,0">
          <text:p/>
        </draw:polyline>
        <draw:polygon draw:style-name="gr118" draw:text-style-name="P9" draw:layer="layout" svg:width="0.248cm" svg:height="0.248cm" svg:x="10.843cm" svg:y="6.97cm" svg:viewBox="0 0 249 249" draw:points="0,0 0,249 249,249 249,0">
          <text:p/>
        </draw:polygon>
        <draw:polyline draw:style-name="gr117" draw:text-style-name="P9" draw:layer="layout" svg:width="0.248cm" svg:height="0.248cm" svg:x="10.843cm" svg:y="6.97cm" svg:viewBox="0 0 249 249" draw:points="0,0 0,249 249,249 249,0 0,0">
          <text:p/>
        </draw:polyline>
        <draw:polygon draw:style-name="gr118" draw:text-style-name="P9" draw:layer="layout" svg:width="0.248cm" svg:height="0.248cm" svg:x="12.16cm" svg:y="7.108cm" svg:viewBox="0 0 249 249" draw:points="0,0 0,249 249,249 249,0">
          <text:p/>
        </draw:polygon>
        <draw:polyline draw:style-name="gr117" draw:text-style-name="P9" draw:layer="layout" svg:width="0.248cm" svg:height="0.248cm" svg:x="12.16cm" svg:y="7.108cm" svg:viewBox="0 0 249 249" draw:points="0,0 0,249 249,249 249,0 0,0">
          <text:p/>
        </draw:polyline>
        <draw:polygon draw:style-name="gr118" draw:text-style-name="P9" draw:layer="layout" svg:width="0.248cm" svg:height="0.248cm" svg:x="13.476cm" svg:y="7.101cm" svg:viewBox="0 0 249 249" draw:points="0,0 0,249 249,249 249,0">
          <text:p/>
        </draw:polygon>
        <draw:polyline draw:style-name="gr117" draw:text-style-name="P9" draw:layer="layout" svg:width="0.248cm" svg:height="0.248cm" svg:x="13.476cm" svg:y="7.101cm" svg:viewBox="0 0 249 249" draw:points="0,0 0,249 249,249 249,0 0,0">
          <text:p/>
        </draw:polyline>
        <draw:polygon draw:style-name="gr118" draw:text-style-name="P9" draw:layer="layout" svg:width="0.248cm" svg:height="0.248cm" svg:x="14.792cm" svg:y="7.056cm" svg:viewBox="0 0 249 249" draw:points="0,0 0,249 249,249 249,0">
          <text:p/>
        </draw:polygon>
        <draw:polyline draw:style-name="gr117" draw:text-style-name="P9" draw:layer="layout" svg:width="0.248cm" svg:height="0.248cm" svg:x="14.792cm" svg:y="7.056cm" svg:viewBox="0 0 249 249" draw:points="0,0 0,249 249,249 249,0 0,0">
          <text:p/>
        </draw:polyline>
        <draw:polygon draw:style-name="gr119" draw:text-style-name="P9" draw:layer="layout" svg:width="1.328cm" svg:height="0.287cm" svg:x="5.698cm" svg:y="7.745cm" svg:viewBox="0 0 1329 288" draw:points="0,202 1315,0 1322,43 1329,86 14,288 7,245">
          <text:p/>
        </draw:polygon>
        <draw:polygon draw:style-name="gr119" draw:text-style-name="P9" draw:layer="layout" svg:width="0.006cm" svg:height="0.043cm" svg:x="7.013cm" svg:y="7.744cm" svg:viewBox="0 0 7 44" draw:points="7,44 0,1 4,0">
          <text:p/>
        </draw:polygon>
        <draw:polygon draw:style-name="gr119" draw:text-style-name="P9" draw:layer="layout" svg:width="1.321cm" svg:height="0.172cm" svg:x="7.017cm" svg:y="7.659cm" svg:viewBox="0 0 1322 173" draw:points="0,86 1316,0 1319,44 1322,88 6,173 3,129">
          <text:p/>
        </draw:polygon>
        <draw:polygon draw:style-name="gr119" draw:text-style-name="P9" draw:layer="layout" svg:width="0.006cm" svg:height="0.043cm" svg:x="8.336cm" svg:y="7.703cm" svg:viewBox="0 0 7 44" draw:points="0,0 7,43 3,44">
          <text:p/>
        </draw:polygon>
        <draw:polygon draw:style-name="gr119" draw:text-style-name="P9" draw:layer="layout" svg:width="1.329cm" svg:height="0.301cm" svg:x="8.329cm" svg:y="7.444cm" svg:viewBox="0 0 1330 302" draw:points="0,216 1316,0 1323,43 1330,86 14,302 7,259">
          <text:p/>
        </draw:polygon>
        <draw:polygon draw:style-name="gr119" draw:text-style-name="P9" draw:layer="layout" svg:width="0.006cm" svg:height="0.043cm" svg:x="9.645cm" svg:y="7.443cm" svg:viewBox="0 0 7 44" draw:points="7,44 0,1 7,0">
          <text:p/>
        </draw:polygon>
        <draw:polygon draw:style-name="gr119" draw:text-style-name="P9" draw:layer="layout" svg:width="1.315cm" svg:height="0.091cm" svg:x="9.652cm" svg:y="7.443cm" svg:viewBox="0 0 1316 92" draw:points="0,0 1316,4 1316,48 1316,92 0,88 0,44">
          <text:p/>
        </draw:polygon>
        <draw:polygon draw:style-name="gr119" draw:text-style-name="P9" draw:layer="layout" svg:width="0.002cm" svg:height="0.043cm" svg:x="10.968cm" svg:y="7.447cm" svg:viewBox="0 0 3 44" draw:points="0,44 0,0 3,0">
          <text:p/>
        </draw:polygon>
        <draw:polygon draw:style-name="gr119" draw:text-style-name="P9" draw:layer="layout" svg:width="1.321cm" svg:height="0.164cm" svg:x="10.965cm" svg:y="7.447cm" svg:viewBox="0 0 1322 165" draw:points="6,0 1322,78 1319,121 1316,165 0,88 3,44">
          <text:p/>
        </draw:polygon>
        <draw:polygon draw:style-name="gr119" draw:text-style-name="P9" draw:layer="layout" svg:width="0.004cm" svg:height="0.043cm" svg:x="12.281cm" svg:y="7.568cm" svg:viewBox="0 0 5 44" draw:points="3,0 5,44 0,44">
          <text:p/>
        </draw:polygon>
        <draw:polygon draw:style-name="gr119" draw:text-style-name="P9" draw:layer="layout" svg:width="1.319cm" svg:height="0.149cm" svg:x="12.282cm" svg:y="7.462cm" svg:viewBox="0 0 1320 150" draw:points="0,63 1316,0 1318,44 1320,88 4,150 2,106">
          <text:p/>
        </draw:polygon>
        <draw:polygon draw:style-name="gr119" draw:text-style-name="P9" draw:layer="layout" svg:width="0.003cm" svg:height="0.043cm" svg:x="13.599cm" svg:y="7.462cm" svg:viewBox="0 0 4 44" draw:points="2,44 0,0 4,0">
          <text:p/>
        </draw:polygon>
        <draw:polygon draw:style-name="gr119" draw:text-style-name="P9" draw:layer="layout" svg:width="1.319cm" svg:height="0.153cm" svg:x="13.599cm" svg:y="7.462cm" svg:viewBox="0 0 1320 154" draw:points="4,0 1320,67 1318,110 1316,154 0,88 2,44">
          <text:p/>
        </draw:polygon>
        <draw:polygon draw:style-name="gr119" draw:text-style-name="P9" draw:layer="layout" svg:width="0.248cm" svg:height="0.248cm" svg:x="5.58cm" svg:y="7.866cm" svg:viewBox="0 0 249 249" draw:points="0,124 125,249 249,124 125,0">
          <text:p/>
        </draw:polygon>
        <draw:polyline draw:style-name="gr117" draw:text-style-name="P9" draw:layer="layout" svg:width="0.248cm" svg:height="0.248cm" svg:x="5.58cm" svg:y="7.866cm" svg:viewBox="0 0 249 249" draw:points="0,124 125,249 249,124 125,0 0,124">
          <text:p/>
        </draw:polyline>
        <draw:polygon draw:style-name="gr119" draw:text-style-name="P9" draw:layer="layout" svg:width="0.248cm" svg:height="0.248cm" svg:x="6.895cm" svg:y="7.664cm" svg:viewBox="0 0 249 249" draw:points="0,124 125,249 249,124 125,0">
          <text:p/>
        </draw:polygon>
        <draw:polyline draw:style-name="gr117" draw:text-style-name="P9" draw:layer="layout" svg:width="0.248cm" svg:height="0.248cm" svg:x="6.895cm" svg:y="7.664cm" svg:viewBox="0 0 249 249" draw:points="0,124 125,249 249,124 125,0 0,124">
          <text:p/>
        </draw:polyline>
        <draw:polygon draw:style-name="gr119" draw:text-style-name="P9" draw:layer="layout" svg:width="0.248cm" svg:height="0.248cm" svg:x="8.211cm" svg:y="7.578cm" svg:viewBox="0 0 249 249" draw:points="0,124 125,249 249,124 125,0">
          <text:p/>
        </draw:polygon>
        <draw:polyline draw:style-name="gr117" draw:text-style-name="P9" draw:layer="layout" svg:width="0.248cm" svg:height="0.248cm" svg:x="8.211cm" svg:y="7.578cm" svg:viewBox="0 0 249 249" draw:points="0,124 125,249 249,124 125,0 0,124">
          <text:p/>
        </draw:polyline>
        <draw:polygon draw:style-name="gr119" draw:text-style-name="P9" draw:layer="layout" svg:width="0.248cm" svg:height="0.248cm" svg:x="9.527cm" svg:y="7.362cm" svg:viewBox="0 0 249 249" draw:points="0,124 125,249 249,124 125,0">
          <text:p/>
        </draw:polygon>
        <draw:polyline draw:style-name="gr117" draw:text-style-name="P9" draw:layer="layout" svg:width="0.248cm" svg:height="0.248cm" svg:x="9.527cm" svg:y="7.362cm" svg:viewBox="0 0 249 249" draw:points="0,124 125,249 249,124 125,0 0,124">
          <text:p/>
        </draw:polyline>
        <draw:polygon draw:style-name="gr119" draw:text-style-name="P9" draw:layer="layout" svg:width="0.248cm" svg:height="0.248cm" svg:x="10.843cm" svg:y="7.366cm" svg:viewBox="0 0 249 249" draw:points="0,124 125,249 249,124 125,0">
          <text:p/>
        </draw:polygon>
        <draw:polyline draw:style-name="gr117" draw:text-style-name="P9" draw:layer="layout" svg:width="0.248cm" svg:height="0.248cm" svg:x="10.843cm" svg:y="7.366cm" svg:viewBox="0 0 249 249" draw:points="0,124 125,249 249,124 125,0 0,124">
          <text:p/>
        </draw:polyline>
        <draw:polygon draw:style-name="gr119" draw:text-style-name="P9" draw:layer="layout" svg:width="0.248cm" svg:height="0.248cm" svg:x="12.16cm" svg:y="7.444cm" svg:viewBox="0 0 249 249" draw:points="0,124 125,249 249,124 125,0">
          <text:p/>
        </draw:polygon>
        <draw:polyline draw:style-name="gr117" draw:text-style-name="P9" draw:layer="layout" svg:width="0.248cm" svg:height="0.248cm" svg:x="12.16cm" svg:y="7.444cm" svg:viewBox="0 0 249 249" draw:points="0,124 125,249 249,124 125,0 0,124">
          <text:p/>
        </draw:polyline>
        <draw:polygon draw:style-name="gr119" draw:text-style-name="P9" draw:layer="layout" svg:width="0.248cm" svg:height="0.248cm" svg:x="13.476cm" svg:y="7.381cm" svg:viewBox="0 0 249 249" draw:points="0,124 125,249 249,124 125,0">
          <text:p/>
        </draw:polygon>
        <draw:polyline draw:style-name="gr117" draw:text-style-name="P9" draw:layer="layout" svg:width="0.248cm" svg:height="0.248cm" svg:x="13.476cm" svg:y="7.381cm" svg:viewBox="0 0 249 249" draw:points="0,124 125,249 249,124 125,0 0,124">
          <text:p/>
        </draw:polyline>
        <draw:polygon draw:style-name="gr119" draw:text-style-name="P9" draw:layer="layout" svg:width="0.248cm" svg:height="0.248cm" svg:x="14.792cm" svg:y="7.448cm" svg:viewBox="0 0 249 249" draw:points="0,124 125,249 249,124 125,0">
          <text:p/>
        </draw:polygon>
        <draw:polyline draw:style-name="gr117" draw:text-style-name="P9" draw:layer="layout" svg:width="0.248cm" svg:height="0.248cm" svg:x="14.792cm" svg:y="7.448cm" svg:viewBox="0 0 249 249" draw:points="0,124 125,249 249,124 125,0 0,124">
          <text:p/>
        </draw:polyline>
        <draw:polygon draw:style-name="gr130" draw:text-style-name="P9" draw:layer="layout" svg:width="1.334cm" svg:height="0.394cm" svg:x="5.695cm" svg:y="7.284cm" svg:viewBox="0 0 1335 395" draw:points="20,0 1335,310 1325,352 1315,395 0,86 10,43">
          <text:p/>
        </draw:polygon>
        <draw:polygon draw:style-name="gr130" draw:text-style-name="P9" draw:layer="layout" svg:width="0.012cm" svg:height="0.043cm" svg:x="7.01cm" svg:y="7.636cm" svg:viewBox="0 0 13 44" draw:points="10,0 13,44 5,44 0,43">
          <text:p/>
        </draw:polygon>
        <draw:polygon draw:style-name="gr130" draw:text-style-name="P9" draw:layer="layout" svg:width="1.321cm" svg:height="0.176cm" svg:x="7.017cm" svg:y="7.503cm" svg:viewBox="0 0 1322 177" draw:points="0,90 1316,0 1319,44 1322,88 6,177 3,133">
          <text:p/>
        </draw:polygon>
        <draw:polygon draw:style-name="gr130" draw:text-style-name="P9" draw:layer="layout" svg:width="0.002cm" svg:height="0.043cm" svg:x="8.336cm" svg:y="7.546cm" svg:viewBox="0 0 3 44" draw:points="0,0 3,44 3,44">
          <text:p/>
        </draw:polygon>
        <draw:polygon draw:style-name="gr130" draw:text-style-name="P9" draw:layer="layout" svg:width="1.321cm" svg:height="0.18cm" svg:x="8.333cm" svg:y="7.409cm" svg:viewBox="0 0 1322 181" draw:points="0,94 1316,0 1319,44 1322,88 6,181 3,137">
          <text:p/>
        </draw:polygon>
        <draw:polygon draw:style-name="gr130" draw:text-style-name="P9" draw:layer="layout" svg:width="0.009cm" svg:height="0.043cm" svg:x="9.649cm" svg:y="7.409cm" svg:viewBox="0 0 10 44" draw:points="3,44 0,0 8,0 10,1">
          <text:p/>
        </draw:polygon>
        <draw:polygon draw:style-name="gr130" draw:text-style-name="P9" draw:layer="layout" svg:width="1.329cm" svg:height="0.294cm" svg:x="9.645cm" svg:y="7.41cm" svg:viewBox="0 0 1330 295" draw:points="14,0 1330,209 1323,252 1316,295 0,86 7,43">
          <text:p/>
        </draw:polygon>
        <draw:polygon draw:style-name="gr130" draw:text-style-name="P9" draw:layer="layout" svg:width="0.012cm" svg:height="0.042cm" svg:x="10.968cm" svg:y="7.619cm" svg:viewBox="0 0 13 43" draw:points="0,43 7,0 13,1">
          <text:p/>
        </draw:polygon>
        <draw:polygon draw:style-name="gr130" draw:text-style-name="P9" draw:layer="layout" svg:width="1.341cm" svg:height="0.504cm" svg:x="10.955cm" svg:y="7.62cm" svg:viewBox="0 0 1342 505" draw:points="26,0 1342,421 1329,463 1316,505 0,84 13,42">
          <text:p/>
        </draw:polygon>
        <draw:polygon draw:style-name="gr130" draw:text-style-name="P9" draw:layer="layout" svg:width="0.015cm" svg:height="0.043cm" svg:x="12.271cm" svg:y="8.083cm" svg:viewBox="0 0 16 44" draw:points="13,0 16,44 8,44 1,42 0,42">
          <text:p/>
        </draw:polygon>
        <draw:polygon draw:style-name="gr130" draw:text-style-name="P9" draw:layer="layout" svg:width="1.321cm" svg:height="0.172cm" svg:x="12.281cm" svg:y="7.953cm" svg:viewBox="0 0 1322 173" draw:points="0,86 1316,0 1319,44 1322,88 6,173 3,129">
          <text:p/>
        </draw:polygon>
        <draw:polygon draw:style-name="gr130" draw:text-style-name="P9" draw:layer="layout" svg:width="0.021cm" svg:height="0.043cm" svg:x="13.598cm" svg:y="7.953cm" svg:viewBox="0 0 22 44" draw:points="3,44 0,0 8,0 15,2 22,4">
          <text:p/>
        </draw:polygon>
        <draw:polygon draw:style-name="gr130" draw:text-style-name="P9" draw:layer="layout" svg:width="1.353cm" svg:height="0.695cm" svg:x="13.582cm" svg:y="7.957cm" svg:viewBox="0 0 1354 696" draw:points="38,0 1354,616 1335,656 1316,696 0,80 19,40">
          <text:p/>
        </draw:polygon>
        <draw:polygon draw:style-name="gr130" draw:text-style-name="P9" draw:layer="layout" svg:width="0.248cm" svg:height="0.248cm" svg:x="5.58cm" svg:y="7.202cm" svg:viewBox="0 0 249 249" draw:points="0,0 125,249 249,0">
          <text:p/>
        </draw:polygon>
        <draw:polyline draw:style-name="gr117" draw:text-style-name="P9" draw:layer="layout" svg:width="0.248cm" svg:height="0.248cm" svg:x="5.58cm" svg:y="7.202cm" svg:viewBox="0 0 249 249" draw:points="0,0 125,249 249,0 0,0">
          <text:p/>
        </draw:polyline>
        <draw:polygon draw:style-name="gr130" draw:text-style-name="P9" draw:layer="layout" svg:width="0.248cm" svg:height="0.248cm" svg:x="6.895cm" svg:y="7.512cm" svg:viewBox="0 0 249 249" draw:points="0,0 125,249 249,0">
          <text:p/>
        </draw:polygon>
        <draw:polyline draw:style-name="gr117" draw:text-style-name="P9" draw:layer="layout" svg:width="0.248cm" svg:height="0.248cm" svg:x="6.895cm" svg:y="7.512cm" svg:viewBox="0 0 249 249" draw:points="0,0 125,249 249,0 0,0">
          <text:p/>
        </draw:polyline>
        <draw:polygon draw:style-name="gr130" draw:text-style-name="P9" draw:layer="layout" svg:width="0.248cm" svg:height="0.248cm" svg:x="8.211cm" svg:y="7.422cm" svg:viewBox="0 0 249 249" draw:points="0,0 125,249 249,0">
          <text:p/>
        </draw:polygon>
        <draw:polyline draw:style-name="gr117" draw:text-style-name="P9" draw:layer="layout" svg:width="0.248cm" svg:height="0.248cm" svg:x="8.211cm" svg:y="7.422cm" svg:viewBox="0 0 249 249" draw:points="0,0 125,249 249,0 0,0">
          <text:p/>
        </draw:polyline>
        <draw:polygon draw:style-name="gr130" draw:text-style-name="P9" draw:layer="layout" svg:width="0.248cm" svg:height="0.248cm" svg:x="9.527cm" svg:y="7.328cm" svg:viewBox="0 0 249 249" draw:points="0,0 125,249 249,0">
          <text:p/>
        </draw:polygon>
        <draw:polyline draw:style-name="gr117" draw:text-style-name="P9" draw:layer="layout" svg:width="0.248cm" svg:height="0.248cm" svg:x="9.527cm" svg:y="7.328cm" svg:viewBox="0 0 249 249" draw:points="0,0 125,249 249,0 0,0">
          <text:p/>
        </draw:polyline>
        <draw:polygon draw:style-name="gr130" draw:text-style-name="P9" draw:layer="layout" svg:width="0.248cm" svg:height="0.248cm" svg:x="10.843cm" svg:y="7.537cm" svg:viewBox="0 0 249 249" draw:points="0,0 125,249 249,0">
          <text:p/>
        </draw:polygon>
        <draw:polyline draw:style-name="gr117" draw:text-style-name="P9" draw:layer="layout" svg:width="0.248cm" svg:height="0.248cm" svg:x="10.843cm" svg:y="7.537cm" svg:viewBox="0 0 249 249" draw:points="0,0 125,249 249,0 0,0">
          <text:p/>
        </draw:polyline>
        <draw:polygon draw:style-name="gr130" draw:text-style-name="P9" draw:layer="layout" svg:width="0.248cm" svg:height="0.248cm" svg:x="12.16cm" svg:y="7.958cm" svg:viewBox="0 0 249 249" draw:points="0,0 125,249 249,0">
          <text:p/>
        </draw:polygon>
        <draw:polyline draw:style-name="gr117" draw:text-style-name="P9" draw:layer="layout" svg:width="0.248cm" svg:height="0.248cm" svg:x="12.16cm" svg:y="7.958cm" svg:viewBox="0 0 249 249" draw:points="0,0 125,249 249,0 0,0">
          <text:p/>
        </draw:polyline>
        <draw:polygon draw:style-name="gr130" draw:text-style-name="P9" draw:layer="layout" svg:width="0.248cm" svg:height="0.248cm" svg:x="13.476cm" svg:y="7.873cm" svg:viewBox="0 0 249 249" draw:points="0,0 125,249 249,0">
          <text:p/>
        </draw:polygon>
        <draw:polyline draw:style-name="gr117" draw:text-style-name="P9" draw:layer="layout" svg:width="0.248cm" svg:height="0.248cm" svg:x="13.476cm" svg:y="7.873cm" svg:viewBox="0 0 249 249" draw:points="0,0 125,249 249,0 0,0">
          <text:p/>
        </draw:polyline>
        <draw:polygon draw:style-name="gr130" draw:text-style-name="P9" draw:layer="layout" svg:width="0.248cm" svg:height="0.248cm" svg:x="14.792cm" svg:y="8.489cm" svg:viewBox="0 0 249 249" draw:points="0,0 125,249 249,0">
          <text:p/>
        </draw:polygon>
        <draw:polyline draw:style-name="gr117" draw:text-style-name="P9" draw:layer="layout" svg:width="0.248cm" svg:height="0.248cm" svg:x="14.792cm" svg:y="8.489cm" svg:viewBox="0 0 249 249" draw:points="0,0 125,249 249,0 0,0">
          <text:p/>
        </draw:polyline>
        <draw:polygon draw:style-name="gr186" draw:text-style-name="P9" draw:layer="layout" svg:width="1.318cm" svg:height="0.135cm" svg:x="5.703cm" svg:y="4.746cm" svg:viewBox="0 0 1319 136" draw:points="4,0 1319,49 1317,93 1315,136 0,88 2,44">
          <text:p/>
        </draw:polygon>
        <draw:polygon draw:style-name="gr186" draw:text-style-name="P9" draw:layer="layout" svg:width="0.001cm" svg:height="0.043cm" svg:x="7.018cm" svg:y="4.838cm" svg:viewBox="0 0 2 44" draw:points="2,0 1,44 0,44">
          <text:p/>
        </draw:polygon>
        <draw:polygon draw:style-name="gr186" draw:text-style-name="P9" draw:layer="layout" svg:width="1.317cm" svg:height="0.116cm" svg:x="7.019cm" svg:y="4.794cm" svg:viewBox="0 0 1318 117" draw:points="2,0 1318,30 1317,74 1316,117 0,88 1,44">
          <text:p/>
        </draw:polygon>
        <draw:polygon draw:style-name="gr186" draw:text-style-name="P9" draw:layer="layout" svg:width="0.008cm" svg:height="0.043cm" svg:x="8.336cm" svg:y="4.824cm" svg:viewBox="0 0 9 44" draw:points="0,44 1,0 9,1 9,1">
          <text:p/>
        </draw:polygon>
        <draw:polygon draw:style-name="gr186" draw:text-style-name="P9" draw:layer="layout" svg:width="1.333cm" svg:height="0.368cm" svg:x="8.327cm" svg:y="4.825cm" svg:viewBox="0 0 1334 369" draw:points="18,0 1334,284 1325,326 1316,369 0,86 9,43">
          <text:p/>
        </draw:polygon>
        <draw:polygon draw:style-name="gr186" draw:text-style-name="P9" draw:layer="layout" svg:width="0.013cm" svg:height="0.043cm" svg:x="9.643cm" svg:y="5.152cm" svg:viewBox="0 0 14 44" draw:points="9,0 14,44 6,44 0,43">
          <text:p/>
        </draw:polygon>
        <draw:polygon draw:style-name="gr186" draw:text-style-name="P9" draw:layer="layout" svg:width="1.325cm" svg:height="0.233cm" svg:x="9.647cm" svg:y="4.962cm" svg:viewBox="0 0 1326 234" draw:points="0,146 1316,0 1321,44 1326,88 10,234 5,190">
          <text:p/>
        </draw:polygon>
        <draw:polygon draw:style-name="gr186" draw:text-style-name="P9" draw:layer="layout" svg:width="0.005cm" svg:height="0.043cm" svg:x="10.963cm" svg:y="4.962cm" svg:viewBox="0 0 6 44" draw:points="5,44 0,0 6,0">
          <text:p/>
        </draw:polygon>
        <draw:polygon draw:style-name="gr186" draw:text-style-name="P9" draw:layer="layout" svg:width="1.317cm" svg:height="0.113cm" svg:x="10.967cm" svg:y="4.962cm" svg:viewBox="0 0 1318 114" draw:points="2,0 1318,27 1317,71 1316,114 0,88 1,44">
          <text:p/>
        </draw:polygon>
        <draw:polygon draw:style-name="gr186" draw:text-style-name="P9" draw:layer="layout" svg:width="0.006cm" svg:height="0.043cm" svg:x="12.284cm" svg:y="4.988cm" svg:viewBox="0 0 7 44" draw:points="0,44 1,0 7,1">
          <text:p/>
        </draw:polygon>
        <draw:polygon draw:style-name="gr186" draw:text-style-name="P9" draw:layer="layout" svg:width="1.329cm" svg:height="0.305cm" svg:x="12.277cm" svg:y="4.989cm" svg:viewBox="0 0 1330 306" draw:points="14,0 1330,220 1323,263 1316,306 0,86 7,43">
          <text:p/>
        </draw:polygon>
        <draw:polygon draw:style-name="gr186" draw:text-style-name="P9" draw:layer="layout" svg:width="0.014cm" svg:height="0.043cm" svg:x="13.594cm" svg:y="5.252cm" svg:viewBox="0 0 15 44" draw:points="7,0 15,43 8,44 0,43 0,43">
          <text:p/>
        </draw:polygon>
        <draw:polygon draw:style-name="gr186" draw:text-style-name="P9" draw:layer="layout" svg:width="1.331cm" svg:height="0.342cm" svg:x="13.593cm" svg:y="4.952cm" svg:viewBox="0 0 1332 343" draw:points="0,258 1316,0 1324,43 1332,86 16,343 8,301">
          <text:p/>
        </draw:polygon>
        <draw:polygon draw:style-name="gr186" draw:text-style-name="P9" draw:layer="layout" svg:width="0.248cm" svg:height="0.248cm" svg:x="5.58cm" svg:y="4.665cm" svg:viewBox="0 0 249 249" draw:points="0,249 249,249 125,0">
          <text:p/>
        </draw:polygon>
        <draw:polyline draw:style-name="gr117" draw:text-style-name="P9" draw:layer="layout" svg:width="0.248cm" svg:height="0.248cm" svg:x="5.58cm" svg:y="4.665cm" svg:viewBox="0 0 249 249" draw:points="0,249 249,249 125,0 0,249">
          <text:p/>
        </draw:polyline>
        <draw:polygon draw:style-name="gr186" draw:text-style-name="P9" draw:layer="layout" svg:width="0.248cm" svg:height="0.248cm" svg:x="6.895cm" svg:y="4.714cm" svg:viewBox="0 0 249 249" draw:points="0,249 249,249 125,0">
          <text:p/>
        </draw:polygon>
        <draw:polyline draw:style-name="gr117" draw:text-style-name="P9" draw:layer="layout" svg:width="0.248cm" svg:height="0.248cm" svg:x="6.895cm" svg:y="4.714cm" svg:viewBox="0 0 249 249" draw:points="0,249 249,249 125,0 0,249">
          <text:p/>
        </draw:polyline>
        <draw:polygon draw:style-name="gr186" draw:text-style-name="P9" draw:layer="layout" svg:width="0.248cm" svg:height="0.248cm" svg:x="8.211cm" svg:y="4.744cm" svg:viewBox="0 0 249 249" draw:points="0,249 249,249 125,0">
          <text:p/>
        </draw:polygon>
        <draw:polyline draw:style-name="gr117" draw:text-style-name="P9" draw:layer="layout" svg:width="0.248cm" svg:height="0.248cm" svg:x="8.211cm" svg:y="4.744cm" svg:viewBox="0 0 249 249" draw:points="0,249 249,249 125,0 0,249">
          <text:p/>
        </draw:polyline>
        <draw:polygon draw:style-name="gr186" draw:text-style-name="P9" draw:layer="layout" svg:width="0.248cm" svg:height="0.248cm" svg:x="9.527cm" svg:y="5.027cm" svg:viewBox="0 0 249 249" draw:points="0,249 249,249 125,0">
          <text:p/>
        </draw:polygon>
        <draw:polyline draw:style-name="gr117" draw:text-style-name="P9" draw:layer="layout" svg:width="0.248cm" svg:height="0.248cm" svg:x="9.527cm" svg:y="5.027cm" svg:viewBox="0 0 249 249" draw:points="0,249 249,249 125,0 0,249">
          <text:p/>
        </draw:polyline>
        <draw:polygon draw:style-name="gr186" draw:text-style-name="P9" draw:layer="layout" svg:width="0.248cm" svg:height="0.248cm" svg:x="10.843cm" svg:y="4.881cm" svg:viewBox="0 0 249 249" draw:points="0,249 249,249 125,0">
          <text:p/>
        </draw:polygon>
        <draw:polyline draw:style-name="gr117" draw:text-style-name="P9" draw:layer="layout" svg:width="0.248cm" svg:height="0.248cm" svg:x="10.843cm" svg:y="4.881cm" svg:viewBox="0 0 249 249" draw:points="0,249 249,249 125,0 0,249">
          <text:p/>
        </draw:polyline>
        <draw:polygon draw:style-name="gr186" draw:text-style-name="P9" draw:layer="layout" svg:width="0.248cm" svg:height="0.248cm" svg:x="12.16cm" svg:y="4.908cm" svg:viewBox="0 0 249 249" draw:points="0,249 249,249 125,0">
          <text:p/>
        </draw:polygon>
        <draw:polyline draw:style-name="gr117" draw:text-style-name="P9" draw:layer="layout" svg:width="0.248cm" svg:height="0.248cm" svg:x="12.16cm" svg:y="4.908cm" svg:viewBox="0 0 249 249" draw:points="0,249 249,249 125,0 0,249">
          <text:p/>
        </draw:polyline>
        <draw:polygon draw:style-name="gr186" draw:text-style-name="P9" draw:layer="layout" svg:width="0.248cm" svg:height="0.248cm" svg:x="13.476cm" svg:y="5.128cm" svg:viewBox="0 0 249 249" draw:points="0,249 249,249 125,0">
          <text:p/>
        </draw:polygon>
        <draw:polyline draw:style-name="gr117" draw:text-style-name="P9" draw:layer="layout" svg:width="0.248cm" svg:height="0.248cm" svg:x="13.476cm" svg:y="5.128cm" svg:viewBox="0 0 249 249" draw:points="0,249 249,249 125,0 0,249">
          <text:p/>
        </draw:polyline>
        <draw:polygon draw:style-name="gr186" draw:text-style-name="P9" draw:layer="layout" svg:width="0.248cm" svg:height="0.248cm" svg:x="14.792cm" svg:y="4.87cm" svg:viewBox="0 0 249 249" draw:points="0,249 249,249 125,0">
          <text:p/>
        </draw:polygon>
        <draw:polyline draw:style-name="gr117" draw:text-style-name="P9" draw:layer="layout" svg:width="0.248cm" svg:height="0.248cm" svg:x="14.792cm" svg:y="4.87cm" svg:viewBox="0 0 249 249" draw:points="0,249 249,249 125,0 0,249">
          <text:p/>
        </draw:polyline>
        <draw:polygon draw:style-name="gr187" draw:text-style-name="P9" draw:layer="layout" svg:width="1.32cm" svg:height="0.179cm" svg:x="5.702cm" svg:y="6.574cm" svg:viewBox="0 0 1321 180" draw:points="0,93 1315,0 1318,44 1321,88 6,180 3,136">
          <text:p/>
        </draw:polygon>
        <draw:polygon draw:style-name="gr187" draw:text-style-name="P9" draw:layer="layout" svg:width="0.005cm" svg:height="0.043cm" svg:x="7.017cm" svg:y="6.574cm" svg:viewBox="0 0 6 44" draw:points="3,44 0,0 6,0">
          <text:p/>
        </draw:polygon>
        <draw:polygon draw:style-name="gr187" draw:text-style-name="P9" draw:layer="layout" svg:width="1.321cm" svg:height="0.168cm" svg:x="7.017cm" svg:y="6.574cm" svg:viewBox="0 0 1322 169" draw:points="6,0 1322,82 1319,125 1316,169 0,88 3,44">
          <text:p/>
        </draw:polygon>
        <draw:polygon draw:style-name="gr187" draw:text-style-name="P9" draw:layer="layout" svg:width="0.002cm" svg:height="0.043cm" svg:x="8.333cm" svg:y="6.699cm" svg:viewBox="0 0 3 44" draw:points="3,0 1,44 0,44">
          <text:p/>
        </draw:polygon>
        <draw:polygon draw:style-name="gr187" draw:text-style-name="P9" draw:layer="layout" svg:width="1.319cm" svg:height="0.157cm" svg:x="8.334cm" svg:y="6.656cm" svg:viewBox="0 0 1320 158" draw:points="4,0 1320,71 1318,114 1316,158 0,88 2,44">
          <text:p/>
        </draw:polygon>
        <draw:polygon draw:style-name="gr187" draw:text-style-name="P9" draw:layer="layout" svg:width="0.001cm" svg:height="0.043cm" svg:x="9.65cm" svg:y="6.77cm" svg:viewBox="0 0 2 44" draw:points="2,0 2,44 0,44">
          <text:p/>
        </draw:polygon>
        <draw:polygon draw:style-name="gr187" draw:text-style-name="P9" draw:layer="layout" svg:width="1.315cm" svg:height="0.095cm" svg:x="9.652cm" svg:y="6.726cm" svg:viewBox="0 0 1316 96" draw:points="0,0 1316,8 1316,52 1316,96 0,88 0,44">
          <text:p/>
        </draw:polygon>
        <draw:polygon draw:style-name="gr187" draw:text-style-name="P9" draw:layer="layout" svg:width="0.002cm" svg:height="0.043cm" svg:x="10.968cm" svg:y="6.734cm" svg:viewBox="0 0 3 44" draw:points="0,44 0,0 3,0">
          <text:p/>
        </draw:polygon>
        <draw:polygon draw:style-name="gr187" draw:text-style-name="P9" draw:layer="layout" svg:width="1.321cm" svg:height="0.168cm" svg:x="10.965cm" svg:y="6.734cm" svg:viewBox="0 0 1322 169" draw:points="6,0 1322,82 1319,125 1316,169 0,88 3,44">
          <text:p/>
        </draw:polygon>
        <draw:polygon draw:style-name="gr187" draw:text-style-name="P9" draw:layer="layout" svg:width="0.004cm" svg:height="0.043cm" svg:x="12.281cm" svg:y="6.86cm" svg:viewBox="0 0 5 44" draw:points="3,0 5,44 0,44">
          <text:p/>
        </draw:polygon>
        <draw:polygon draw:style-name="gr187" draw:text-style-name="P9" draw:layer="layout" svg:width="1.319cm" svg:height="0.161cm" svg:x="12.282cm" svg:y="6.741cm" svg:viewBox="0 0 1320 162" draw:points="0,75 1316,0 1318,44 1320,88 4,162 2,118">
          <text:p/>
        </draw:polygon>
        <draw:polygon draw:style-name="gr187" draw:text-style-name="P9" draw:layer="layout" svg:width="0.008cm" svg:height="0.043cm" svg:x="13.599cm" svg:y="6.741cm" svg:viewBox="0 0 9 44" draw:points="2,44 0,0 7,0 9,1">
          <text:p/>
        </draw:polygon>
        <draw:polygon draw:style-name="gr187" draw:text-style-name="P9" draw:layer="layout" svg:width="1.329cm" svg:height="0.305cm" svg:x="13.594cm" svg:y="6.742cm" svg:viewBox="0 0 1330 306" draw:points="14,0 1330,220 1323,263 1316,306 0,86 7,43">
          <text:p/>
        </draw:polygon>
        <draw:polygon draw:style-name="gr187" draw:text-style-name="P9" draw:layer="layout" svg:width="0.248cm" svg:height="0.248cm" svg:x="5.58cm" svg:y="6.586cm" svg:viewBox="0 0 249 249" draw:points="0,0 0,249 249,124">
          <text:p/>
        </draw:polygon>
        <draw:polyline draw:style-name="gr117" draw:text-style-name="P9" draw:layer="layout" svg:width="0.248cm" svg:height="0.248cm" svg:x="5.58cm" svg:y="6.586cm" svg:viewBox="0 0 249 249" draw:points="0,0 0,249 249,124 0,0">
          <text:p/>
        </draw:polyline>
        <draw:polygon draw:style-name="gr187" draw:text-style-name="P9" draw:layer="layout" svg:width="0.248cm" svg:height="0.248cm" svg:x="6.895cm" svg:y="6.493cm" svg:viewBox="0 0 249 249" draw:points="0,0 0,249 249,124">
          <text:p/>
        </draw:polygon>
        <draw:polyline draw:style-name="gr117" draw:text-style-name="P9" draw:layer="layout" svg:width="0.248cm" svg:height="0.248cm" svg:x="6.895cm" svg:y="6.493cm" svg:viewBox="0 0 249 249" draw:points="0,0 0,249 249,124 0,0">
          <text:p/>
        </draw:polyline>
        <draw:polygon draw:style-name="gr187" draw:text-style-name="P9" draw:layer="layout" svg:width="0.248cm" svg:height="0.248cm" svg:x="8.211cm" svg:y="6.575cm" svg:viewBox="0 0 249 249" draw:points="0,0 0,249 249,124">
          <text:p/>
        </draw:polygon>
        <draw:polyline draw:style-name="gr117" draw:text-style-name="P9" draw:layer="layout" svg:width="0.248cm" svg:height="0.248cm" svg:x="8.211cm" svg:y="6.575cm" svg:viewBox="0 0 249 249" draw:points="0,0 0,249 249,124 0,0">
          <text:p/>
        </draw:polyline>
        <draw:polygon draw:style-name="gr187" draw:text-style-name="P9" draw:layer="layout" svg:width="0.248cm" svg:height="0.248cm" svg:x="9.527cm" svg:y="6.646cm" svg:viewBox="0 0 249 249" draw:points="0,0 0,249 249,124">
          <text:p/>
        </draw:polygon>
        <draw:polyline draw:style-name="gr117" draw:text-style-name="P9" draw:layer="layout" svg:width="0.248cm" svg:height="0.248cm" svg:x="9.527cm" svg:y="6.646cm" svg:viewBox="0 0 249 249" draw:points="0,0 0,249 249,124 0,0">
          <text:p/>
        </draw:polyline>
        <draw:polygon draw:style-name="gr187" draw:text-style-name="P9" draw:layer="layout" svg:width="0.248cm" svg:height="0.248cm" svg:x="10.843cm" svg:y="6.654cm" svg:viewBox="0 0 249 249" draw:points="0,0 0,249 249,124">
          <text:p/>
        </draw:polygon>
        <draw:polyline draw:style-name="gr117" draw:text-style-name="P9" draw:layer="layout" svg:width="0.248cm" svg:height="0.248cm" svg:x="10.843cm" svg:y="6.654cm" svg:viewBox="0 0 249 249" draw:points="0,0 0,249 249,124 0,0">
          <text:p/>
        </draw:polyline>
        <draw:polygon draw:style-name="gr187" draw:text-style-name="P9" draw:layer="layout" svg:width="0.248cm" svg:height="0.248cm" svg:x="12.16cm" svg:y="6.735cm" svg:viewBox="0 0 249 249" draw:points="0,0 0,249 249,124">
          <text:p/>
        </draw:polygon>
        <draw:polyline draw:style-name="gr117" draw:text-style-name="P9" draw:layer="layout" svg:width="0.248cm" svg:height="0.248cm" svg:x="12.16cm" svg:y="6.735cm" svg:viewBox="0 0 249 249" draw:points="0,0 0,249 249,124 0,0">
          <text:p/>
        </draw:polyline>
        <draw:polygon draw:style-name="gr187" draw:text-style-name="P9" draw:layer="layout" svg:width="0.248cm" svg:height="0.248cm" svg:x="13.476cm" svg:y="6.661cm" svg:viewBox="0 0 249 249" draw:points="0,0 0,249 249,124">
          <text:p/>
        </draw:polygon>
        <draw:polyline draw:style-name="gr117" draw:text-style-name="P9" draw:layer="layout" svg:width="0.248cm" svg:height="0.248cm" svg:x="13.476cm" svg:y="6.661cm" svg:viewBox="0 0 249 249" draw:points="0,0 0,249 249,124 0,0">
          <text:p/>
        </draw:polyline>
        <draw:polygon draw:style-name="gr187" draw:text-style-name="P9" draw:layer="layout" svg:width="0.248cm" svg:height="0.248cm" svg:x="14.792cm" svg:y="6.881cm" svg:viewBox="0 0 249 249" draw:points="0,0 0,249 249,124">
          <text:p/>
        </draw:polygon>
        <draw:polyline draw:style-name="gr117" draw:text-style-name="P9" draw:layer="layout" svg:width="0.248cm" svg:height="0.248cm" svg:x="14.792cm" svg:y="6.881cm" svg:viewBox="0 0 249 249" draw:points="0,0 0,249 249,124 0,0">
          <text:p/>
        </draw:polyline>
        <draw:polygon draw:style-name="gr118" draw:text-style-name="P9" draw:layer="layout" svg:width="0.315cm" svg:height="0.087cm" svg:x="15.567cm" svg:y="4.675cm" svg:viewBox="0 0 316 88" draw:points="0,0 316,0 316,88 0,88">
          <text:p/>
        </draw:polygon>
        <draw:polygon draw:style-name="gr118" draw:text-style-name="P9" draw:layer="layout" svg:width="0.158cm" svg:height="0.157cm" svg:x="15.646cm" svg:y="4.639cm" svg:viewBox="0 0 159 158" draw:points="0,0 0,158 159,158 159,0">
          <text:p/>
        </draw:polygon>
        <draw:polyline draw:style-name="gr117" draw:text-style-name="P9" draw:layer="layout" svg:width="0.158cm" svg:height="0.157cm" svg:x="15.646cm" svg:y="4.639cm" svg:viewBox="0 0 159 158" draw:points="0,0 0,158 159,158 159,0 0,0">
          <text:p/>
        </draw:polyline>
        <draw:polygon draw:style-name="gr119" draw:text-style-name="P9" draw:layer="layout" svg:width="0.315cm" svg:height="0.087cm" svg:x="15.567cm" svg:y="5.836cm" svg:viewBox="0 0 316 88" draw:points="0,0 316,0 316,88 0,88">
          <text:p/>
        </draw:polygon>
        <draw:polygon draw:style-name="gr119" draw:text-style-name="P9" draw:layer="layout" svg:width="0.158cm" svg:height="0.157cm" svg:x="15.646cm" svg:y="5.801cm" svg:viewBox="0 0 159 158" draw:points="0,80 80,158 159,80 80,0">
          <text:p/>
        </draw:polygon>
        <draw:polyline draw:style-name="gr117" draw:text-style-name="P9" draw:layer="layout" svg:width="0.158cm" svg:height="0.157cm" svg:x="15.646cm" svg:y="5.801cm" svg:viewBox="0 0 159 158" draw:points="0,80 80,158 159,80 80,0 0,80">
          <text:p/>
        </draw:polyline>
        <draw:polygon draw:style-name="gr130" draw:text-style-name="P9" draw:layer="layout" svg:width="0.315cm" svg:height="0.087cm" svg:x="15.567cm" svg:y="6.998cm" svg:viewBox="0 0 316 88" draw:points="0,0 316,0 316,88 0,88">
          <text:p/>
        </draw:polygon>
        <draw:polygon draw:style-name="gr130" draw:text-style-name="P9" draw:layer="layout" svg:width="0.158cm" svg:height="0.157cm" svg:x="15.646cm" svg:y="6.962cm" svg:viewBox="0 0 159 158" draw:points="0,0 80,158 159,0">
          <text:p/>
        </draw:polygon>
        <draw:polyline draw:style-name="gr117" draw:text-style-name="P9" draw:layer="layout" svg:width="0.158cm" svg:height="0.157cm" svg:x="15.646cm" svg:y="6.962cm" svg:viewBox="0 0 159 158" draw:points="0,0 80,158 159,0 0,0">
          <text:p/>
        </draw:polyline>
        <draw:polygon draw:style-name="gr186" draw:text-style-name="P9" draw:layer="layout" svg:width="0.315cm" svg:height="0.087cm" svg:x="15.567cm" svg:y="8.16cm" svg:viewBox="0 0 316 88" draw:points="0,0 316,0 316,88 0,88">
          <text:p/>
        </draw:polygon>
        <draw:polygon draw:style-name="gr186" draw:text-style-name="P9" draw:layer="layout" svg:width="0.158cm" svg:height="0.157cm" svg:x="15.646cm" svg:y="8.124cm" svg:viewBox="0 0 159 158" draw:points="0,158 159,158 80,0">
          <text:p/>
        </draw:polygon>
        <draw:polyline draw:style-name="gr117" draw:text-style-name="P9" draw:layer="layout" svg:width="0.158cm" svg:height="0.157cm" svg:x="15.646cm" svg:y="8.124cm" svg:viewBox="0 0 159 158" draw:points="0,158 159,158 80,0 0,158">
          <text:p/>
        </draw:polyline>
        <draw:polygon draw:style-name="gr187" draw:text-style-name="P9" draw:layer="layout" svg:width="0.315cm" svg:height="0.087cm" svg:x="15.567cm" svg:y="9.321cm" svg:viewBox="0 0 316 88" draw:points="0,0 316,0 316,88 0,88">
          <text:p/>
        </draw:polygon>
        <draw:polygon draw:style-name="gr187" draw:text-style-name="P9" draw:layer="layout" svg:width="0.158cm" svg:height="0.157cm" svg:x="15.646cm" svg:y="9.285cm" svg:viewBox="0 0 159 158" draw:points="0,0 0,158 159,80">
          <text:p/>
        </draw:polygon>
        <draw:polyline draw:style-name="gr117" draw:text-style-name="P9" draw:layer="layout" svg:width="0.158cm" svg:height="0.157cm" svg:x="15.646cm" svg:y="9.285cm" svg:viewBox="0 0 159 158" draw:points="0,0 0,158 159,80 0,0">
          <text:p/>
        </draw:polyline>
        <draw:frame draw:style-name="gr225" draw:text-style-name="P19" draw:layer="layout" svg:width="3.453cm" svg:height="0.569cm" svg:x="15.94cm" svg:y="4.611cm">
          <draw:text-box>
            <text:p><text:span text:style-name="T15">Säulenszenario 16x16, </text:span></text:p>
          </draw:text-box>
        </draw:frame>
        <draw:frame draw:style-name="gr226" draw:text-style-name="P19" draw:layer="layout" svg:width="3.228cm" svg:height="0.569cm" svg:x="15.94cm" svg:y="4.979cm">
          <draw:text-box>
            <text:p><text:span text:style-name="T15">einfache Richtungsän</text:span></text:p>
          </draw:text-box>
        </draw:frame>
        <draw:frame draw:style-name="gr115" draw:text-style-name="P19" draw:layer="layout" svg:width="0.595cm" svg:height="0.569cm" svg:x="18.712cm" svg:y="4.979cm">
          <draw:text-box>
            <text:p><text:span text:style-name="T15">-</text:span></text:p>
          </draw:text-box>
        </draw:frame>
        <draw:frame draw:style-name="gr227" draw:text-style-name="P19" draw:layer="layout" svg:width="1.378cm" svg:height="0.569cm" svg:x="15.94cm" svg:y="5.348cm">
          <draw:text-box>
            <text:p><text:span text:style-name="T15">derung</text:span></text:p>
          </draw:text-box>
        </draw:frame>
        <draw:frame draw:style-name="gr225" draw:text-style-name="P19" draw:layer="layout" svg:width="3.453cm" svg:height="0.569cm" svg:x="15.94cm" svg:y="5.773cm">
          <draw:text-box>
            <text:p><text:span text:style-name="T15">Säulenszenario 32x32, </text:span></text:p>
          </draw:text-box>
        </draw:frame>
        <draw:frame draw:style-name="gr226" draw:text-style-name="P19" draw:layer="layout" svg:width="3.228cm" svg:height="0.569cm" svg:x="15.94cm" svg:y="6.141cm">
          <draw:text-box>
            <text:p><text:span text:style-name="T15">einfache Richtungsän</text:span></text:p>
          </draw:text-box>
        </draw:frame>
        <draw:frame draw:style-name="gr115" draw:text-style-name="P19" draw:layer="layout" svg:width="0.595cm" svg:height="0.569cm" svg:x="18.712cm" svg:y="6.141cm">
          <draw:text-box>
            <text:p><text:span text:style-name="T15">-</text:span></text:p>
          </draw:text-box>
        </draw:frame>
        <draw:frame draw:style-name="gr227" draw:text-style-name="P19" draw:layer="layout" svg:width="1.378cm" svg:height="0.569cm" svg:x="15.94cm" svg:y="6.509cm">
          <draw:text-box>
            <text:p><text:span text:style-name="T15">derung</text:span></text:p>
          </draw:text-box>
        </draw:frame>
        <draw:frame draw:style-name="gr228" draw:text-style-name="P19" draw:layer="layout" svg:width="3.381cm" svg:height="0.569cm" svg:x="15.94cm" svg:y="6.933cm">
          <draw:text-box>
            <text:p><text:span text:style-name="T15">Schwieriges Szenario, </text:span></text:p>
          </draw:text-box>
        </draw:frame>
        <draw:frame draw:style-name="gr229" draw:text-style-name="P19" draw:layer="layout" svg:width="3.19cm" svg:height="0.569cm" svg:x="15.94cm" svg:y="7.301cm">
          <draw:text-box>
            <text:p><text:span text:style-name="T15">ohne Richtungsänder</text:span></text:p>
          </draw:text-box>
        </draw:frame>
        <draw:frame draw:style-name="gr115" draw:text-style-name="P19" draw:layer="layout" svg:width="0.595cm" svg:height="0.569cm" svg:x="18.66cm" svg:y="7.301cm">
          <draw:text-box>
            <text:p><text:span text:style-name="T15">-</text:span></text:p>
          </draw:text-box>
        </draw:frame>
        <draw:frame draw:style-name="gr115" draw:text-style-name="P19" draw:layer="layout" svg:width="0.972cm" svg:height="0.569cm" svg:x="15.94cm" svg:y="7.67cm">
          <draw:text-box>
            <text:p><text:span text:style-name="T15">ung</text:span></text:p>
          </draw:text-box>
        </draw:frame>
        <draw:frame draw:style-name="gr230" draw:text-style-name="P19" draw:layer="layout" svg:width="3.131cm" svg:height="0.569cm" svg:x="15.94cm" svg:y="8.095cm">
          <draw:text-box>
            <text:p><text:span text:style-name="T15">Säulenszenario, intel</text:span></text:p>
          </draw:text-box>
        </draw:frame>
        <draw:frame draw:style-name="gr115" draw:text-style-name="P19" draw:layer="layout" svg:width="0.595cm" svg:height="0.569cm" svg:x="18.581cm" svg:y="8.095cm">
          <draw:text-box>
            <text:p><text:span text:style-name="T15">-</text:span></text:p>
          </draw:text-box>
        </draw:frame>
        <draw:frame draw:style-name="gr231" draw:text-style-name="P19" draw:layer="layout" svg:width="2.856cm" svg:height="0.569cm" svg:x="15.94cm" svg:y="8.463cm">
          <draw:text-box>
            <text:p><text:span text:style-name="T15">ligentes Zielobjekt </text:span></text:p>
          </draw:text-box>
        </draw:frame>
        <draw:frame draw:style-name="gr232" draw:text-style-name="P19" draw:layer="layout" svg:width="2.987cm" svg:height="0.569cm" svg:x="15.94cm" svg:y="8.831cm">
          <draw:text-box>
            <text:p><text:span text:style-name="T15">(Geschwindigkeit 1)</text:span></text:p>
          </draw:text-box>
        </draw:frame>
        <draw:frame draw:style-name="gr230" draw:text-style-name="P19" draw:layer="layout" svg:width="3.131cm" svg:height="0.569cm" svg:x="15.94cm" svg:y="9.256cm">
          <draw:text-box>
            <text:p><text:span text:style-name="T15">Säulenszenario, intel</text:span></text:p>
          </draw:text-box>
        </draw:frame>
        <draw:frame draw:style-name="gr115" draw:text-style-name="P19" draw:layer="layout" svg:width="0.595cm" svg:height="0.569cm" svg:x="18.581cm" svg:y="9.256cm">
          <draw:text-box>
            <text:p><text:span text:style-name="T15">-</text:span></text:p>
          </draw:text-box>
        </draw:frame>
        <draw:frame draw:style-name="gr233" draw:text-style-name="P19" draw:layer="layout" svg:width="2.775cm" svg:height="0.569cm" svg:x="15.94cm" svg:y="9.624cm">
          <draw:text-box>
            <text:p><text:span text:style-name="T15">ligentes Zielobjekt</text:span></text:p>
          </draw:text-box>
        </draw:frame>
        <draw:frame draw:style-name="gr234" draw:text-style-name="P20" draw:layer="layout" svg:width="2.517cm" svg:height="0.603cm" svg:x="9.15cm" svg:y="10.146cm">
          <draw:text-box>
            <text:p><text:span text:style-name="T16">maxStackSize</text:span></text:p>
          </draw:text-box>
        </draw:frame>
        <draw:frame draw:style-name="gr235" draw:text-style-name="P20" draw:layer="layout" svg:width="3.906cm" svg:height="0.603cm" draw:transform="rotate (1.5707963267946) translate (4.756cm 8.379cm)">
          <draw:text-box>
            <text:p><text:span text:style-name="T16">Qualitätsdifferenz (in %)</text:span></text:p>
          </draw:text-box>
        </draw:frame>
        <presentation:notes draw:style-name="dp2">
          <draw:page-thumbnail draw:style-name="gr14" draw:layer="layout" svg:width="13.968cm" svg:height="10.476cm" svg:x="3.81cm" svg:y="2.123cm" draw:page-number="43" presentation:class="page"/>
          <draw:frame presentation:style-name="pr2" draw:layer="layout" svg:width="17.271cm" svg:height="12.322cm" svg:x="2.159cm" svg:y="13.271cm" presentation:class="notes" presentation:placeholder="true">
            <draw:text-box/>
          </draw:frame>
        </presentation:notes>
      </draw:page>
      <draw:page draw:name="page44" draw:style-name="dp1" draw:master-page-name="Default">
        <office:forms form:automatic-focus="false" form:apply-design-mode="false"/>
        <draw:polygon draw:style-name="gr111" draw:text-style-name="P9" draw:layer="layout" svg:width="15.207cm" svg:height="6.977cm" svg:x="4.477cm" svg:y="4.445cm" svg:viewBox="0 0 15208 6978" draw:points="0,0 15208,0 15208,6978 0,6978">
          <text:p/>
        </draw:polygon>
        <draw:polyline draw:style-name="gr112" draw:text-style-name="P9" draw:layer="layout" svg:width="9.765cm" svg:height="5.221cm" svg:x="6.049cm" svg:y="4.769cm" svg:viewBox="0 0 9766 5222" draw:points="4882,5222 0,5222 0,0 9766,0 9766,5222 4882,5222">
          <text:p/>
        </draw:polyline>
        <draw:line draw:style-name="gr112" draw:text-style-name="P9" draw:layer="layout" svg:x1="15.815cm" svg:y1="9.991cm" svg:x2="6.049cm" svg:y2="9.991cm">
          <text:p/>
        </draw:line>
        <draw:line draw:style-name="gr112" draw:text-style-name="P9" draw:layer="layout" svg:x1="15.815cm" svg:y1="9.244cm" svg:x2="6.049cm" svg:y2="9.244cm">
          <text:p/>
        </draw:line>
        <draw:line draw:style-name="gr112" draw:text-style-name="P9" draw:layer="layout" svg:x1="15.815cm" svg:y1="8.498cm" svg:x2="6.049cm" svg:y2="8.498cm">
          <text:p/>
        </draw:line>
        <draw:line draw:style-name="gr112" draw:text-style-name="P9" draw:layer="layout" svg:x1="15.815cm" svg:y1="7.752cm" svg:x2="6.049cm" svg:y2="7.752cm">
          <text:p/>
        </draw:line>
        <draw:line draw:style-name="gr112" draw:text-style-name="P9" draw:layer="layout" svg:x1="15.815cm" svg:y1="7.006cm" svg:x2="6.049cm" svg:y2="7.006cm">
          <text:p/>
        </draw:line>
        <draw:line draw:style-name="gr112" draw:text-style-name="P9" draw:layer="layout" svg:x1="15.815cm" svg:y1="6.26cm" svg:x2="6.049cm" svg:y2="6.26cm">
          <text:p/>
        </draw:line>
        <draw:line draw:style-name="gr112" draw:text-style-name="P9" draw:layer="layout" svg:x1="15.815cm" svg:y1="5.514cm" svg:x2="6.049cm" svg:y2="5.514cm">
          <text:p/>
        </draw:line>
        <draw:line draw:style-name="gr112" draw:text-style-name="P9" draw:layer="layout" svg:x1="15.815cm" svg:y1="4.767cm" svg:x2="6.049cm" svg:y2="4.767cm">
          <text:p/>
        </draw:line>
        <draw:frame draw:style-name="gr115" draw:text-style-name="P19" draw:layer="layout" svg:width="0.659cm" svg:height="0.569cm" svg:x="5.974cm" svg:y="10.286cm">
          <draw:text-box>
            <text:p><text:span text:style-name="T15">1</text:span></text:p>
          </draw:text-box>
        </draw:frame>
        <draw:frame draw:style-name="gr115" draw:text-style-name="P19" draw:layer="layout" svg:width="0.659cm" svg:height="0.569cm" svg:x="7.054cm" svg:y="10.286cm">
          <draw:text-box>
            <text:p><text:span text:style-name="T15">2</text:span></text:p>
          </draw:text-box>
        </draw:frame>
        <draw:frame draw:style-name="gr115" draw:text-style-name="P19" draw:layer="layout" svg:width="0.659cm" svg:height="0.569cm" svg:x="8.136cm" svg:y="10.286cm">
          <draw:text-box>
            <text:p><text:span text:style-name="T15">3</text:span></text:p>
          </draw:text-box>
        </draw:frame>
        <draw:frame draw:style-name="gr115" draw:text-style-name="P19" draw:layer="layout" svg:width="0.659cm" svg:height="0.569cm" svg:x="9.217cm" svg:y="10.286cm">
          <draw:text-box>
            <text:p><text:span text:style-name="T15">4</text:span></text:p>
          </draw:text-box>
        </draw:frame>
        <draw:frame draw:style-name="gr115" draw:text-style-name="P19" draw:layer="layout" svg:width="0.659cm" svg:height="0.569cm" svg:x="10.297cm" svg:y="10.286cm">
          <draw:text-box>
            <text:p><text:span text:style-name="T15">5</text:span></text:p>
          </draw:text-box>
        </draw:frame>
        <draw:frame draw:style-name="gr115" draw:text-style-name="P19" draw:layer="layout" svg:width="0.659cm" svg:height="0.569cm" svg:x="11.406cm" svg:y="10.286cm">
          <draw:text-box>
            <text:p><text:span text:style-name="T15">6</text:span></text:p>
          </draw:text-box>
        </draw:frame>
        <draw:frame draw:style-name="gr115" draw:text-style-name="P19" draw:layer="layout" svg:width="0.659cm" svg:height="0.569cm" svg:x="12.488cm" svg:y="10.286cm">
          <draw:text-box>
            <text:p><text:span text:style-name="T15">7</text:span></text:p>
          </draw:text-box>
        </draw:frame>
        <draw:frame draw:style-name="gr115" draw:text-style-name="P19" draw:layer="layout" svg:width="0.659cm" svg:height="0.569cm" svg:x="13.568cm" svg:y="10.286cm">
          <draw:text-box>
            <text:p><text:span text:style-name="T15">8</text:span></text:p>
          </draw:text-box>
        </draw:frame>
        <draw:frame draw:style-name="gr115" draw:text-style-name="P19" draw:layer="layout" svg:width="0.659cm" svg:height="0.569cm" svg:x="14.649cm" svg:y="10.286cm">
          <draw:text-box>
            <text:p><text:span text:style-name="T15">9</text:span></text:p>
          </draw:text-box>
        </draw:frame>
        <draw:frame draw:style-name="gr115" draw:text-style-name="P19" draw:layer="layout" svg:width="0.815cm" svg:height="0.569cm" svg:x="15.647cm" svg:y="10.286cm">
          <draw:text-box>
            <text:p><text:span text:style-name="T15">10</text:span></text:p>
          </draw:text-box>
        </draw:frame>
        <draw:line draw:style-name="gr112" draw:text-style-name="P9" draw:layer="layout" svg:x1="6.049cm" svg:y1="10.14cm" svg:x2="6.049cm" svg:y2="9.991cm">
          <text:p/>
        </draw:line>
        <draw:line draw:style-name="gr112" draw:text-style-name="P9" draw:layer="layout" svg:x1="7.133cm" svg:y1="10.14cm" svg:x2="7.133cm" svg:y2="9.991cm">
          <text:p/>
        </draw:line>
        <draw:line draw:style-name="gr112" draw:text-style-name="P9" draw:layer="layout" svg:x1="8.218cm" svg:y1="10.14cm" svg:x2="8.218cm" svg:y2="9.991cm">
          <text:p/>
        </draw:line>
        <draw:line draw:style-name="gr112" draw:text-style-name="P9" draw:layer="layout" svg:x1="9.304cm" svg:y1="10.14cm" svg:x2="9.304cm" svg:y2="9.991cm">
          <text:p/>
        </draw:line>
        <draw:line draw:style-name="gr112" draw:text-style-name="P9" draw:layer="layout" svg:x1="10.388cm" svg:y1="10.14cm" svg:x2="10.388cm" svg:y2="9.991cm">
          <text:p/>
        </draw:line>
        <draw:line draw:style-name="gr112" draw:text-style-name="P9" draw:layer="layout" svg:x1="11.474cm" svg:y1="10.14cm" svg:x2="11.474cm" svg:y2="9.991cm">
          <text:p/>
        </draw:line>
        <draw:line draw:style-name="gr112" draw:text-style-name="P9" draw:layer="layout" svg:x1="12.559cm" svg:y1="10.14cm" svg:x2="12.559cm" svg:y2="9.991cm">
          <text:p/>
        </draw:line>
        <draw:line draw:style-name="gr112" draw:text-style-name="P9" draw:layer="layout" svg:x1="13.644cm" svg:y1="10.14cm" svg:x2="13.644cm" svg:y2="9.991cm">
          <text:p/>
        </draw:line>
        <draw:line draw:style-name="gr112" draw:text-style-name="P9" draw:layer="layout" svg:x1="14.729cm" svg:y1="10.14cm" svg:x2="14.729cm" svg:y2="9.991cm">
          <text:p/>
        </draw:line>
        <draw:polyline draw:style-name="gr112" draw:text-style-name="P9" draw:layer="layout" svg:width="0.148cm" svg:height="9.765cm" draw:transform="rotate (1.5707963267946) translate (6.0485969357722cm 10.1401895501136cm)" svg:viewBox="0 0 149 9766" draw:points="0,21863 149,21863 149,12097">
          <text:p/>
        </draw:polyline>
        <draw:frame draw:style-name="gr115" draw:text-style-name="P19" draw:layer="layout" svg:width="0.659cm" svg:height="0.569cm" svg:x="5.641cm" svg:y="9.838cm">
          <draw:text-box>
            <text:p><text:span text:style-name="T15">0</text:span></text:p>
          </draw:text-box>
        </draw:frame>
        <draw:frame draw:style-name="gr115" draw:text-style-name="P19" draw:layer="layout" svg:width="0.659cm" svg:height="0.569cm" svg:x="5.641cm" svg:y="9.099cm">
          <draw:text-box>
            <text:p><text:span text:style-name="T15">2</text:span></text:p>
          </draw:text-box>
        </draw:frame>
        <draw:frame draw:style-name="gr115" draw:text-style-name="P19" draw:layer="layout" svg:width="0.659cm" svg:height="0.569cm" svg:x="5.641cm" svg:y="8.36cm">
          <draw:text-box>
            <text:p><text:span text:style-name="T15">4</text:span></text:p>
          </draw:text-box>
        </draw:frame>
        <draw:frame draw:style-name="gr115" draw:text-style-name="P19" draw:layer="layout" svg:width="0.659cm" svg:height="0.569cm" svg:x="5.641cm" svg:y="7.595cm">
          <draw:text-box>
            <text:p><text:span text:style-name="T15">6</text:span></text:p>
          </draw:text-box>
        </draw:frame>
        <draw:frame draw:style-name="gr115" draw:text-style-name="P19" draw:layer="layout" svg:width="0.659cm" svg:height="0.569cm" svg:x="5.641cm" svg:y="6.855cm">
          <draw:text-box>
            <text:p><text:span text:style-name="T15">8</text:span></text:p>
          </draw:text-box>
        </draw:frame>
        <draw:frame draw:style-name="gr115" draw:text-style-name="P19" draw:layer="layout" svg:width="0.815cm" svg:height="0.569cm" svg:x="5.475cm" svg:y="6.117cm">
          <draw:text-box>
            <text:p><text:span text:style-name="T15">10</text:span></text:p>
          </draw:text-box>
        </draw:frame>
        <draw:frame draw:style-name="gr115" draw:text-style-name="P19" draw:layer="layout" svg:width="0.815cm" svg:height="0.569cm" svg:x="5.475cm" svg:y="5.378cm">
          <draw:text-box>
            <text:p><text:span text:style-name="T15">12</text:span></text:p>
          </draw:text-box>
        </draw:frame>
        <draw:frame draw:style-name="gr115" draw:text-style-name="P19" draw:layer="layout" svg:width="0.815cm" svg:height="0.569cm" svg:x="5.475cm" svg:y="4.613cm">
          <draw:text-box>
            <text:p><text:span text:style-name="T15">14</text:span></text:p>
          </draw:text-box>
        </draw:frame>
        <draw:line draw:style-name="gr112" draw:text-style-name="P9" draw:layer="layout" svg:x1="5.899cm" svg:y1="9.991cm" svg:x2="6.049cm" svg:y2="9.991cm">
          <text:p/>
        </draw:line>
        <draw:line draw:style-name="gr112" draw:text-style-name="P9" draw:layer="layout" svg:x1="5.899cm" svg:y1="9.244cm" svg:x2="6.049cm" svg:y2="9.244cm">
          <text:p/>
        </draw:line>
        <draw:line draw:style-name="gr112" draw:text-style-name="P9" draw:layer="layout" svg:x1="5.899cm" svg:y1="8.498cm" svg:x2="6.049cm" svg:y2="8.498cm">
          <text:p/>
        </draw:line>
        <draw:line draw:style-name="gr112" draw:text-style-name="P9" draw:layer="layout" svg:x1="5.899cm" svg:y1="7.752cm" svg:x2="6.049cm" svg:y2="7.752cm">
          <text:p/>
        </draw:line>
        <draw:line draw:style-name="gr112" draw:text-style-name="P9" draw:layer="layout" svg:x1="5.899cm" svg:y1="7.006cm" svg:x2="6.049cm" svg:y2="7.006cm">
          <text:p/>
        </draw:line>
        <draw:line draw:style-name="gr112" draw:text-style-name="P9" draw:layer="layout" svg:x1="5.899cm" svg:y1="6.26cm" svg:x2="6.049cm" svg:y2="6.26cm">
          <text:p/>
        </draw:line>
        <draw:line draw:style-name="gr112" draw:text-style-name="P9" draw:layer="layout" svg:x1="5.899cm" svg:y1="5.514cm" svg:x2="6.049cm" svg:y2="5.514cm">
          <text:p/>
        </draw:line>
        <draw:polyline draw:style-name="gr112" draw:text-style-name="P9" draw:layer="layout" svg:width="0.149cm" svg:height="5.222cm" svg:x="5.899cm" svg:y="4.767cm" svg:viewBox="0 0 150 5223" draw:points="0,0 150,0 150,5223">
          <text:p/>
        </draw:polyline>
        <draw:polygon draw:style-name="gr116" draw:text-style-name="P9" draw:layer="layout" svg:width="1.157cm" svg:height="1.807cm" svg:x="6.012cm" svg:y="5.368cm" svg:viewBox="0 0 1158 1808" draw:points="74,0 1158,1763 1122,1786 1085,1808 0,46 37,23">
          <text:p/>
        </draw:polygon>
        <draw:polygon draw:style-name="gr116" draw:text-style-name="P9" draw:layer="layout" svg:width="0.039cm" svg:height="0.022cm" svg:x="7.133cm" svg:y="7.13cm" svg:viewBox="0 0 40 23" draw:points="0,23 37,0 40,4">
          <text:p/>
        </draw:polygon>
        <draw:polygon draw:style-name="gr116" draw:text-style-name="P9" draw:layer="layout" svg:width="1.163cm" svg:height="2.318cm" svg:x="7.093cm" svg:y="7.134cm" svg:viewBox="0 0 1164 2319" draw:points="80,0 1164,2281 1125,2300 1085,2319 0,38 40,19">
          <text:p/>
        </draw:polygon>
        <draw:polygon draw:style-name="gr116" draw:text-style-name="P9" draw:layer="layout" svg:width="0.062cm" svg:height="0.043cm" svg:x="8.178cm" svg:y="9.435cm" svg:viewBox="0 0 63 44" draw:points="40,0 63,38 56,41 49,43 41,44 33,44 26,42 19,39 13,34 7,29 2,23 0,19">
          <text:p/>
        </draw:polygon>
        <draw:polygon draw:style-name="gr116" draw:text-style-name="P9" draw:layer="layout" svg:width="1.131cm" svg:height="0.737cm" svg:x="8.195cm" svg:y="8.735cm" svg:viewBox="0 0 1132 738" draw:points="0,662 1086,0 1109,38 1132,76 46,738 23,700">
          <text:p/>
        </draw:polygon>
        <draw:polygon draw:style-name="gr116" draw:text-style-name="P9" draw:layer="layout" svg:width="0.026cm" svg:height="0.037cm" svg:x="9.304cm" svg:y="8.773cm" svg:viewBox="0 0 27 38" draw:points="0,0 27,35 23,38">
          <text:p/>
        </draw:polygon>
        <draw:polygon draw:style-name="gr116" draw:text-style-name="P9" draw:layer="layout" svg:width="1.138cm" svg:height="0.89cm" svg:x="9.277cm" svg:y="7.917cm" svg:viewBox="0 0 1139 891" draw:points="0,821 1085,0 1112,35 1139,70 54,891 27,856">
          <text:p/>
        </draw:polygon>
        <draw:polygon draw:style-name="gr116" draw:text-style-name="P9" draw:layer="layout" svg:width="0.062cm" svg:height="0.043cm" svg:x="10.361cm" svg:y="7.908cm" svg:viewBox="0 0 63 44" draw:points="27,44 0,9 7,5 14,2 21,0 29,0 37,1 44,3 51,7 57,12 62,17 63,18">
          <text:p/>
        </draw:polygon>
        <draw:polygon draw:style-name="gr116" draw:text-style-name="P9" draw:layer="layout" svg:width="1.156cm" svg:height="1.57cm" svg:x="10.352cm" svg:y="7.926cm" svg:viewBox="0 0 1157 1571" draw:points="72,0 1157,1519 1122,1545 1086,1571 0,52 36,26">
          <text:p/>
        </draw:polygon>
        <draw:polygon draw:style-name="gr116" draw:text-style-name="P9" draw:layer="layout" svg:width="0.046cm" svg:height="0.043cm" svg:x="11.438cm" svg:y="9.47cm" svg:viewBox="0 0 47 44" draw:points="36,0 47,43 40,44 32,44 24,42 17,40 11,36 5,31 0,26">
          <text:p/>
        </draw:polygon>
        <draw:polygon draw:style-name="gr116" draw:text-style-name="P9" draw:layer="layout" svg:width="1.106cm" svg:height="0.366cm" svg:x="11.463cm" svg:y="9.146cm" svg:viewBox="0 0 1107 367" draw:points="0,282 1085,0 1096,43 1107,86 22,367 11,324">
          <text:p/>
        </draw:polygon>
        <draw:polygon draw:style-name="gr116" draw:text-style-name="P9" draw:layer="layout" svg:width="0.031cm" svg:height="0.043cm" svg:x="12.548cm" svg:y="9.145cm" svg:viewBox="0 0 32 44" draw:points="11,44 0,1 7,0 15,0 23,2 30,4 32,6">
          <text:p/>
        </draw:polygon>
        <draw:polygon draw:style-name="gr116" draw:text-style-name="P9" draw:layer="layout" svg:width="1.127cm" svg:height="0.681cm" svg:x="12.538cm" svg:y="9.151cm" svg:viewBox="0 0 1128 682" draw:points="42,0 1128,606 1107,644 1086,682 0,76 21,38">
          <text:p/>
        </draw:polygon>
        <draw:polygon draw:style-name="gr116" draw:text-style-name="P9" draw:layer="layout" svg:width="0.021cm" svg:height="0.043cm" svg:x="13.623cm" svg:y="9.795cm" svg:viewBox="0 0 22 44" draw:points="21,0 22,44 15,44 7,42 0,39 0,38">
          <text:p/>
        </draw:polygon>
        <draw:polygon draw:style-name="gr116" draw:text-style-name="P9" draw:layer="layout" svg:width="1.086cm" svg:height="0.115cm" svg:x="13.643cm" svg:y="9.722cm" svg:viewBox="0 0 1087 116" draw:points="0,29 1085,0 1086,44 1087,88 2,116 1,73">
          <text:p/>
        </draw:polygon>
        <draw:polygon draw:style-name="gr116" draw:text-style-name="P9" draw:layer="layout" svg:width="0.001cm" svg:height="0.043cm" svg:x="14.729cm" svg:y="9.766cm" svg:viewBox="0 0 2 44" draw:points="0,0 2,44 1,44">
          <text:p/>
        </draw:polygon>
        <draw:polygon draw:style-name="gr116" draw:text-style-name="P9" draw:layer="layout" svg:width="1.089cm" svg:height="0.147cm" svg:x="14.727cm" svg:y="9.661cm" svg:viewBox="0 0 1090 148" draw:points="0,61 1086,0 1088,44 1090,88 4,148 2,105">
          <text:p/>
        </draw:polygon>
        <draw:polygon draw:style-name="gr116" draw:text-style-name="P9" draw:layer="layout" svg:width="0.248cm" svg:height="0.248cm" svg:x="5.924cm" svg:y="5.266cm" svg:viewBox="0 0 249 249" draw:points="0,0 0,249 249,249 249,0">
          <text:p/>
        </draw:polygon>
        <draw:polyline draw:style-name="gr117" draw:text-style-name="P9" draw:layer="layout" svg:width="0.248cm" svg:height="0.248cm" svg:x="5.924cm" svg:y="5.266cm" svg:viewBox="0 0 249 249" draw:points="0,0 0,249 249,249 249,0 0,0">
          <text:p/>
        </draw:polyline>
        <draw:polygon draw:style-name="gr118" draw:text-style-name="P9" draw:layer="layout" svg:width="0.248cm" svg:height="0.248cm" svg:x="7.009cm" svg:y="7.029cm" svg:viewBox="0 0 249 249" draw:points="0,0 0,249 249,249 249,0">
          <text:p/>
        </draw:polygon>
        <draw:polyline draw:style-name="gr117" draw:text-style-name="P9" draw:layer="layout" svg:width="0.248cm" svg:height="0.248cm" svg:x="7.009cm" svg:y="7.029cm" svg:viewBox="0 0 249 249" draw:points="0,0 0,249 249,249 249,0 0,0">
          <text:p/>
        </draw:polyline>
        <draw:polygon draw:style-name="gr118" draw:text-style-name="P9" draw:layer="layout" svg:width="0.248cm" svg:height="0.248cm" svg:x="8.093cm" svg:y="9.31cm" svg:viewBox="0 0 249 249" draw:points="0,0 0,249 249,249 249,0">
          <text:p/>
        </draw:polygon>
        <draw:polyline draw:style-name="gr117" draw:text-style-name="P9" draw:layer="layout" svg:width="0.248cm" svg:height="0.248cm" svg:x="8.093cm" svg:y="9.31cm" svg:viewBox="0 0 249 249" draw:points="0,0 0,249 249,249 249,0 0,0">
          <text:p/>
        </draw:polyline>
        <draw:polygon draw:style-name="gr118" draw:text-style-name="P9" draw:layer="layout" svg:width="0.248cm" svg:height="0.248cm" svg:x="9.179cm" svg:y="8.648cm" svg:viewBox="0 0 249 249" draw:points="0,0 0,249 249,249 249,0">
          <text:p/>
        </draw:polygon>
        <draw:polyline draw:style-name="gr117" draw:text-style-name="P9" draw:layer="layout" svg:width="0.248cm" svg:height="0.248cm" svg:x="9.179cm" svg:y="8.648cm" svg:viewBox="0 0 249 249" draw:points="0,0 0,249 249,249 249,0 0,0">
          <text:p/>
        </draw:polyline>
        <draw:polygon draw:style-name="gr118" draw:text-style-name="P9" draw:layer="layout" svg:width="0.248cm" svg:height="0.248cm" svg:x="10.263cm" svg:y="7.827cm" svg:viewBox="0 0 249 249" draw:points="0,0 0,249 249,249 249,0">
          <text:p/>
        </draw:polygon>
        <draw:polyline draw:style-name="gr117" draw:text-style-name="P9" draw:layer="layout" svg:width="0.248cm" svg:height="0.248cm" svg:x="10.263cm" svg:y="7.827cm" svg:viewBox="0 0 249 249" draw:points="0,0 0,249 249,249 249,0 0,0">
          <text:p/>
        </draw:polyline>
        <draw:polygon draw:style-name="gr118" draw:text-style-name="P9" draw:layer="layout" svg:width="0.248cm" svg:height="0.248cm" svg:x="11.349cm" svg:y="9.346cm" svg:viewBox="0 0 249 249" draw:points="0,0 0,249 249,249 249,0">
          <text:p/>
        </draw:polygon>
        <draw:polyline draw:style-name="gr117" draw:text-style-name="P9" draw:layer="layout" svg:width="0.248cm" svg:height="0.248cm" svg:x="11.349cm" svg:y="9.346cm" svg:viewBox="0 0 249 249" draw:points="0,0 0,249 249,249 249,0 0,0">
          <text:p/>
        </draw:polyline>
        <draw:polygon draw:style-name="gr118" draw:text-style-name="P9" draw:layer="layout" svg:width="0.248cm" svg:height="0.248cm" svg:x="12.434cm" svg:y="9.064cm" svg:viewBox="0 0 249 249" draw:points="0,0 0,249 249,249 249,0">
          <text:p/>
        </draw:polygon>
        <draw:polyline draw:style-name="gr117" draw:text-style-name="P9" draw:layer="layout" svg:width="0.248cm" svg:height="0.248cm" svg:x="12.434cm" svg:y="9.064cm" svg:viewBox="0 0 249 249" draw:points="0,0 0,249 249,249 249,0 0,0">
          <text:p/>
        </draw:polyline>
        <draw:polygon draw:style-name="gr118" draw:text-style-name="P9" draw:layer="layout" svg:width="0.248cm" svg:height="0.248cm" svg:x="13.519cm" svg:y="9.67cm" svg:viewBox="0 0 249 249" draw:points="0,0 0,249 249,249 249,0">
          <text:p/>
        </draw:polygon>
        <draw:polyline draw:style-name="gr117" draw:text-style-name="P9" draw:layer="layout" svg:width="0.248cm" svg:height="0.248cm" svg:x="13.519cm" svg:y="9.67cm" svg:viewBox="0 0 249 249" draw:points="0,0 0,249 249,249 249,0 0,0">
          <text:p/>
        </draw:polyline>
        <draw:polygon draw:style-name="gr118" draw:text-style-name="P9" draw:layer="layout" svg:width="0.248cm" svg:height="0.248cm" svg:x="14.604cm" svg:y="9.642cm" svg:viewBox="0 0 249 249" draw:points="0,0 0,249 249,249 249,0">
          <text:p/>
        </draw:polygon>
        <draw:polyline draw:style-name="gr117" draw:text-style-name="P9" draw:layer="layout" svg:width="0.248cm" svg:height="0.248cm" svg:x="14.604cm" svg:y="9.642cm" svg:viewBox="0 0 249 249" draw:points="0,0 0,249 249,249 249,0 0,0">
          <text:p/>
        </draw:polyline>
        <draw:polygon draw:style-name="gr118" draw:text-style-name="P9" draw:layer="layout" svg:width="0.248cm" svg:height="0.248cm" svg:x="15.69cm" svg:y="9.581cm" svg:viewBox="0 0 249 249" draw:points="0,0 0,249 249,249 249,0">
          <text:p/>
        </draw:polygon>
        <draw:polyline draw:style-name="gr117" draw:text-style-name="P9" draw:layer="layout" svg:width="0.248cm" svg:height="0.248cm" svg:x="15.69cm" svg:y="9.581cm" svg:viewBox="0 0 249 249" draw:points="0,0 0,249 249,249 249,0 0,0">
          <text:p/>
        </draw:polyline>
        <draw:polygon draw:style-name="gr118" draw:text-style-name="P9" draw:layer="layout" svg:width="0.315cm" svg:height="0.087cm" svg:x="16.386cm" svg:y="7.633cm" svg:viewBox="0 0 316 88" draw:points="0,0 316,0 316,88 0,88">
          <text:p/>
        </draw:polygon>
        <draw:polygon draw:style-name="gr118" draw:text-style-name="P9" draw:layer="layout" svg:width="0.158cm" svg:height="0.157cm" svg:x="16.465cm" svg:y="7.597cm" svg:viewBox="0 0 159 158" draw:points="0,0 0,158 159,158 159,0">
          <text:p/>
        </draw:polygon>
        <draw:polyline draw:style-name="gr117" draw:text-style-name="P9" draw:layer="layout" svg:width="0.158cm" svg:height="0.157cm" svg:x="16.465cm" svg:y="7.597cm" svg:viewBox="0 0 159 158" draw:points="0,0 0,158 159,158 159,0 0,0">
          <text:p/>
        </draw:polyline>
        <draw:frame draw:style-name="gr236" draw:text-style-name="P19" draw:layer="layout" svg:width="2.411cm" svg:height="0.569cm" svg:x="16.756cm" svg:y="7.568cm">
          <draw:text-box>
            <text:p><text:span text:style-name="T15">Sich zufällig be</text:span></text:p>
          </draw:text-box>
        </draw:frame>
        <draw:frame draw:style-name="gr115" draw:text-style-name="P19" draw:layer="layout" svg:width="0.595cm" svg:height="0.569cm" svg:x="18.683cm" svg:y="7.568cm">
          <draw:text-box>
            <text:p><text:span text:style-name="T15">-</text:span></text:p>
          </draw:text-box>
        </draw:frame>
        <draw:frame draw:style-name="gr214" draw:text-style-name="P19" draw:layer="layout" svg:width="2.758cm" svg:height="0.569cm" svg:x="16.756cm" svg:y="7.936cm">
          <draw:text-box>
            <text:p><text:span text:style-name="T15">wegende Agenten</text:span></text:p>
          </draw:text-box>
        </draw:frame>
        <draw:frame draw:style-name="gr237" draw:text-style-name="P20" draw:layer="layout" svg:width="3.351cm" svg:height="0.603cm" svg:x="9.3cm" svg:y="10.781cm">
          <draw:text-box>
            <text:p><text:span text:style-name="T16">Anzahl Experimente</text:span></text:p>
          </draw:text-box>
        </draw:frame>
        <draw:frame draw:style-name="gr238" draw:text-style-name="P20" draw:layer="layout" svg:width="2.479cm" svg:height="0.603cm" draw:transform="rotate (1.5707963267946) translate (5.1cm 8.29cm)">
          <draw:text-box>
            <text:p><text:span text:style-name="T16">Varianz (in %)</text:span></text:p>
          </draw:text-box>
        </draw:frame>
        <presentation:notes draw:style-name="dp2">
          <draw:page-thumbnail draw:style-name="gr14" draw:layer="layout" svg:width="13.968cm" svg:height="10.476cm" svg:x="3.81cm" svg:y="2.123cm" draw:page-number="44" presentation:class="page"/>
          <draw:frame presentation:style-name="pr2" draw:text-style-name="P25" draw:layer="layout" svg:width="17.271cm" svg:height="12.322cm" svg:x="2.159cm" svg:y="13.271cm" presentation:class="notes" presentation:placeholder="true">
            <draw:text-box/>
          </draw:frame>
        </presentation:notes>
      </draw:page>
      <draw:page draw:name="page45" draw:style-name="dp1" draw:master-page-name="Default">
        <office:forms form:automatic-focus="false" form:apply-design-mode="false"/>
        <draw:frame draw:style-name="gr69" draw:text-style-name="P9" draw:layer="layout" svg:width="15.237cm" svg:height="6.978cm" svg:x="6.35cm" svg:y="3.817cm">
          <draw:image xlink:href="Pictures/200008BC00003BA600001B639AD8580D.svm" xlink:type="simple" xlink:show="embed" xlink:actuate="onLoad">
            <text:p/>
          </draw:image>
        </draw:frame>
        <presentation:notes draw:style-name="dp2">
          <draw:page-thumbnail draw:style-name="gr14" draw:layer="layout" svg:width="13.968cm" svg:height="10.476cm" svg:x="3.81cm" svg:y="2.123cm" draw:page-number="45" presentation:class="page"/>
          <draw:frame presentation:style-name="pr2" draw:layer="layout" svg:width="17.271cm" svg:height="12.322cm" svg:x="2.159cm" svg:y="13.271cm" presentation:class="notes" presentation:placeholder="true">
            <draw:text-box/>
          </draw:frame>
        </presentation:notes>
      </draw:page>
      <draw:page draw:name="page46" draw:style-name="dp1" draw:master-page-name="Default">
        <office:forms form:automatic-focus="false" form:apply-design-mode="false"/>
        <draw:frame draw:style-name="gr69" draw:text-style-name="P9" draw:layer="layout" svg:width="15.208cm" svg:height="6.953cm" svg:x="2.857cm" svg:y="2.857cm">
          <draw:image xlink:href="Pictures/2000071800003B8900001B4AD397E596.svm" xlink:type="simple" xlink:show="embed" xlink:actuate="onLoad">
            <text:p/>
          </draw:image>
        </draw:frame>
        <presentation:notes draw:style-name="dp2">
          <draw:page-thumbnail draw:style-name="gr14" draw:layer="layout" svg:width="13.968cm" svg:height="10.476cm" svg:x="3.81cm" svg:y="2.123cm" draw:page-number="46" presentation:class="page"/>
          <draw:frame presentation:style-name="pr2" draw:layer="layout" svg:width="17.271cm" svg:height="12.322cm" svg:x="2.159cm" svg:y="13.271cm" presentation:class="notes" presentation:placeholder="true">
            <draw:text-box/>
          </draw:frame>
        </presentation:notes>
      </draw:page>
      <draw:page draw:name="page47" draw:style-name="dp1" draw:master-page-name="Default">
        <office:forms form:automatic-focus="false" form:apply-design-mode="false"/>
        <draw:polygon draw:style-name="gr111" draw:text-style-name="P9" draw:layer="layout" svg:width="15.207cm" svg:height="6.977cm" svg:x="3.524cm" svg:y="2.864cm" svg:viewBox="0 0 15208 6978" draw:points="0,0 15208,0 15208,6978 0,6978">
          <text:p/>
        </draw:polygon>
        <draw:polyline draw:style-name="gr112" draw:text-style-name="P9" draw:layer="layout" svg:width="9.423cm" svg:height="5.221cm" svg:x="5.096cm" svg:y="3.188cm" svg:viewBox="0 0 9424 5222" draw:points="4712,5222 0,5222 0,0 9424,0 9424,5222 4712,5222">
          <text:p/>
        </draw:polyline>
        <draw:line draw:style-name="gr112" draw:text-style-name="P9" draw:layer="layout" svg:x1="14.52cm" svg:y1="8.41cm" svg:x2="5.096cm" svg:y2="8.41cm">
          <text:p/>
        </draw:line>
        <draw:line draw:style-name="gr112" draw:text-style-name="P9" draw:layer="layout" svg:x1="14.52cm" svg:y1="7.539cm" svg:x2="5.096cm" svg:y2="7.539cm">
          <text:p/>
        </draw:line>
        <draw:line draw:style-name="gr112" draw:text-style-name="P9" draw:layer="layout" svg:x1="14.52cm" svg:y1="6.669cm" svg:x2="5.096cm" svg:y2="6.669cm">
          <text:p/>
        </draw:line>
        <draw:line draw:style-name="gr112" draw:text-style-name="P9" draw:layer="layout" svg:x1="14.52cm" svg:y1="5.798cm" svg:x2="5.096cm" svg:y2="5.798cm">
          <text:p/>
        </draw:line>
        <draw:line draw:style-name="gr112" draw:text-style-name="P9" draw:layer="layout" svg:x1="14.52cm" svg:y1="4.927cm" svg:x2="5.096cm" svg:y2="4.927cm">
          <text:p/>
        </draw:line>
        <draw:line draw:style-name="gr112" draw:text-style-name="P9" draw:layer="layout" svg:x1="14.52cm" svg:y1="4.057cm" svg:x2="5.096cm" svg:y2="4.057cm">
          <text:p/>
        </draw:line>
        <draw:line draw:style-name="gr112" draw:text-style-name="P9" draw:layer="layout" svg:x1="14.52cm" svg:y1="3.186cm" svg:x2="5.096cm" svg:y2="3.186cm">
          <text:p/>
        </draw:line>
        <draw:frame draw:style-name="gr115" draw:text-style-name="P19" draw:layer="layout" svg:width="0.659cm" svg:height="0.569cm" svg:x="5.021cm" svg:y="8.705cm">
          <draw:text-box>
            <text:p><text:span text:style-name="T15">0</text:span></text:p>
          </draw:text-box>
        </draw:frame>
        <draw:frame draw:style-name="gr115" draw:text-style-name="P19" draw:layer="layout" svg:width="0.896cm" svg:height="0.569cm" svg:x="5.492cm" svg:y="8.705cm">
          <draw:text-box>
            <text:p><text:span text:style-name="T15">0.1</text:span></text:p>
          </draw:text-box>
        </draw:frame>
        <draw:frame draw:style-name="gr115" draw:text-style-name="P19" draw:layer="layout" svg:width="0.896cm" svg:height="0.569cm" svg:x="6.074cm" svg:y="8.705cm">
          <draw:text-box>
            <text:p><text:span text:style-name="T15">0.2</text:span></text:p>
          </draw:text-box>
        </draw:frame>
        <draw:frame draw:style-name="gr115" draw:text-style-name="P19" draw:layer="layout" svg:width="0.896cm" svg:height="0.569cm" svg:x="6.656cm" svg:y="8.705cm">
          <draw:text-box>
            <text:p><text:span text:style-name="T15">0.3</text:span></text:p>
          </draw:text-box>
        </draw:frame>
        <draw:frame draw:style-name="gr115" draw:text-style-name="P19" draw:layer="layout" svg:width="0.896cm" svg:height="0.569cm" svg:x="7.266cm" svg:y="8.705cm">
          <draw:text-box>
            <text:p><text:span text:style-name="T15">0.4</text:span></text:p>
          </draw:text-box>
        </draw:frame>
        <draw:frame draw:style-name="gr115" draw:text-style-name="P19" draw:layer="layout" svg:width="0.896cm" svg:height="0.569cm" svg:x="7.848cm" svg:y="8.705cm">
          <draw:text-box>
            <text:p><text:span text:style-name="T15">0.5</text:span></text:p>
          </draw:text-box>
        </draw:frame>
        <draw:frame draw:style-name="gr115" draw:text-style-name="P19" draw:layer="layout" svg:width="0.896cm" svg:height="0.569cm" svg:x="8.43cm" svg:y="8.705cm">
          <draw:text-box>
            <text:p><text:span text:style-name="T15">0.6</text:span></text:p>
          </draw:text-box>
        </draw:frame>
        <draw:frame draw:style-name="gr114" draw:text-style-name="P19" draw:layer="layout" svg:width="1.052cm" svg:height="0.569cm" svg:x="8.929cm" svg:y="8.705cm">
          <draw:text-box>
            <text:p><text:span text:style-name="T15">0.65</text:span></text:p>
          </draw:text-box>
        </draw:frame>
        <draw:frame draw:style-name="gr115" draw:text-style-name="P19" draw:layer="layout" svg:width="0.896cm" svg:height="0.569cm" svg:x="9.622cm" svg:y="8.705cm">
          <draw:text-box>
            <text:p><text:span text:style-name="T15">0.7</text:span></text:p>
          </draw:text-box>
        </draw:frame>
        <draw:frame draw:style-name="gr114" draw:text-style-name="P19" draw:layer="layout" svg:width="1.052cm" svg:height="0.569cm" svg:x="10.121cm" svg:y="8.705cm">
          <draw:text-box>
            <text:p><text:span text:style-name="T15">0.71</text:span></text:p>
          </draw:text-box>
        </draw:frame>
        <draw:frame draw:style-name="gr114" draw:text-style-name="P19" draw:layer="layout" svg:width="1.052cm" svg:height="0.569cm" svg:x="10.702cm" svg:y="8.705cm">
          <draw:text-box>
            <text:p><text:span text:style-name="T15">0.72</text:span></text:p>
          </draw:text-box>
        </draw:frame>
        <draw:frame draw:style-name="gr114" draw:text-style-name="P19" draw:layer="layout" svg:width="1.052cm" svg:height="0.569cm" svg:x="11.285cm" svg:y="8.705cm">
          <draw:text-box>
            <text:p><text:span text:style-name="T15">0.75</text:span></text:p>
          </draw:text-box>
        </draw:frame>
        <draw:frame draw:style-name="gr115" draw:text-style-name="P19" draw:layer="layout" svg:width="0.896cm" svg:height="0.569cm" svg:x="11.978cm" svg:y="8.705cm">
          <draw:text-box>
            <text:p><text:span text:style-name="T15">0.8</text:span></text:p>
          </draw:text-box>
        </draw:frame>
        <draw:frame draw:style-name="gr114" draw:text-style-name="P19" draw:layer="layout" svg:width="1.052cm" svg:height="0.569cm" svg:x="12.477cm" svg:y="8.705cm">
          <draw:text-box>
            <text:p><text:span text:style-name="T15">0.85</text:span></text:p>
          </draw:text-box>
        </draw:frame>
        <draw:frame draw:style-name="gr115" draw:text-style-name="P19" draw:layer="layout" svg:width="0.896cm" svg:height="0.569cm" svg:x="13.142cm" svg:y="8.705cm">
          <draw:text-box>
            <text:p><text:span text:style-name="T15">0.9</text:span></text:p>
          </draw:text-box>
        </draw:frame>
        <draw:frame draw:style-name="gr114" draw:text-style-name="P19" draw:layer="layout" svg:width="1.052cm" svg:height="0.569cm" svg:x="13.641cm" svg:y="8.705cm">
          <draw:text-box>
            <text:p><text:span text:style-name="T15">0.95</text:span></text:p>
          </draw:text-box>
        </draw:frame>
        <draw:frame draw:style-name="gr115" draw:text-style-name="P19" draw:layer="layout" svg:width="0.659cm" svg:height="0.569cm" svg:x="14.444cm" svg:y="8.705cm">
          <draw:text-box>
            <text:p><text:span text:style-name="T15">1</text:span></text:p>
          </draw:text-box>
        </draw:frame>
        <draw:line draw:style-name="gr112" draw:text-style-name="P9" draw:layer="layout" svg:x1="5.096cm" svg:y1="8.559cm" svg:x2="5.096cm" svg:y2="8.41cm">
          <text:p/>
        </draw:line>
        <draw:line draw:style-name="gr112" draw:text-style-name="P9" draw:layer="layout" svg:x1="5.684cm" svg:y1="8.559cm" svg:x2="5.684cm" svg:y2="8.41cm">
          <text:p/>
        </draw:line>
        <draw:line draw:style-name="gr112" draw:text-style-name="P9" draw:layer="layout" svg:x1="6.273cm" svg:y1="8.559cm" svg:x2="6.273cm" svg:y2="8.41cm">
          <text:p/>
        </draw:line>
        <draw:line draw:style-name="gr112" draw:text-style-name="P9" draw:layer="layout" svg:x1="6.862cm" svg:y1="8.559cm" svg:x2="6.862cm" svg:y2="8.41cm">
          <text:p/>
        </draw:line>
        <draw:line draw:style-name="gr112" draw:text-style-name="P9" draw:layer="layout" svg:x1="7.451cm" svg:y1="8.559cm" svg:x2="7.451cm" svg:y2="8.41cm">
          <text:p/>
        </draw:line>
        <draw:line draw:style-name="gr112" draw:text-style-name="P9" draw:layer="layout" svg:x1="8.04cm" svg:y1="8.559cm" svg:x2="8.04cm" svg:y2="8.41cm">
          <text:p/>
        </draw:line>
        <draw:line draw:style-name="gr112" draw:text-style-name="P9" draw:layer="layout" svg:x1="8.629cm" svg:y1="8.559cm" svg:x2="8.629cm" svg:y2="8.41cm">
          <text:p/>
        </draw:line>
        <draw:line draw:style-name="gr112" draw:text-style-name="P9" draw:layer="layout" svg:x1="9.218cm" svg:y1="8.559cm" svg:x2="9.218cm" svg:y2="8.41cm">
          <text:p/>
        </draw:line>
        <draw:line draw:style-name="gr112" draw:text-style-name="P9" draw:layer="layout" svg:x1="9.807cm" svg:y1="8.559cm" svg:x2="9.807cm" svg:y2="8.41cm">
          <text:p/>
        </draw:line>
        <draw:line draw:style-name="gr112" draw:text-style-name="P9" draw:layer="layout" svg:x1="10.396cm" svg:y1="8.559cm" svg:x2="10.396cm" svg:y2="8.41cm">
          <text:p/>
        </draw:line>
        <draw:line draw:style-name="gr112" draw:text-style-name="P9" draw:layer="layout" svg:x1="10.985cm" svg:y1="8.559cm" svg:x2="10.985cm" svg:y2="8.41cm">
          <text:p/>
        </draw:line>
        <draw:line draw:style-name="gr112" draw:text-style-name="P9" draw:layer="layout" svg:x1="11.574cm" svg:y1="8.559cm" svg:x2="11.574cm" svg:y2="8.41cm">
          <text:p/>
        </draw:line>
        <draw:line draw:style-name="gr112" draw:text-style-name="P9" draw:layer="layout" svg:x1="12.163cm" svg:y1="8.559cm" svg:x2="12.163cm" svg:y2="8.41cm">
          <text:p/>
        </draw:line>
        <draw:line draw:style-name="gr112" draw:text-style-name="P9" draw:layer="layout" svg:x1="12.752cm" svg:y1="8.559cm" svg:x2="12.752cm" svg:y2="8.41cm">
          <text:p/>
        </draw:line>
        <draw:line draw:style-name="gr112" draw:text-style-name="P9" draw:layer="layout" svg:x1="13.341cm" svg:y1="8.559cm" svg:x2="13.341cm" svg:y2="8.41cm">
          <text:p/>
        </draw:line>
        <draw:line draw:style-name="gr112" draw:text-style-name="P9" draw:layer="layout" svg:x1="13.929cm" svg:y1="8.559cm" svg:x2="13.929cm" svg:y2="8.41cm">
          <text:p/>
        </draw:line>
        <draw:polyline draw:style-name="gr112" draw:text-style-name="P9" draw:layer="layout" svg:width="0.148cm" svg:height="9.423cm" draw:transform="rotate (1.5707963267946) translate (5.09559693577148cm 8.55918955006144cm)" svg:viewBox="0 0 149 9424" draw:points="0,19615 149,19615 149,10191">
          <text:p/>
        </draw:polyline>
        <draw:line draw:style-name="gr112" draw:text-style-name="P9" draw:layer="layout" svg:x1="5.096cm" svg:y1="7.539cm" svg:x2="14.52cm" svg:y2="7.539cm">
          <text:p/>
        </draw:line>
        <draw:frame draw:style-name="gr115" draw:text-style-name="P19" draw:layer="layout" svg:width="0.752cm" svg:height="0.569cm" svg:x="4.578cm" svg:y="8.257cm">
          <draw:text-box>
            <text:p><text:span text:style-name="T15">-2</text:span></text:p>
          </draw:text-box>
        </draw:frame>
        <draw:frame draw:style-name="gr115" draw:text-style-name="P19" draw:layer="layout" svg:width="0.659cm" svg:height="0.569cm" svg:x="4.688cm" svg:y="7.387cm">
          <draw:text-box>
            <text:p><text:span text:style-name="T15">0</text:span></text:p>
          </draw:text-box>
        </draw:frame>
        <draw:frame draw:style-name="gr115" draw:text-style-name="P19" draw:layer="layout" svg:width="0.659cm" svg:height="0.569cm" svg:x="4.688cm" svg:y="6.516cm">
          <draw:text-box>
            <text:p><text:span text:style-name="T15">2</text:span></text:p>
          </draw:text-box>
        </draw:frame>
        <draw:frame draw:style-name="gr115" draw:text-style-name="P19" draw:layer="layout" svg:width="0.659cm" svg:height="0.569cm" svg:x="4.688cm" svg:y="5.645cm">
          <draw:text-box>
            <text:p><text:span text:style-name="T15">4</text:span></text:p>
          </draw:text-box>
        </draw:frame>
        <draw:frame draw:style-name="gr115" draw:text-style-name="P19" draw:layer="layout" svg:width="0.659cm" svg:height="0.569cm" svg:x="4.688cm" svg:y="4.774cm">
          <draw:text-box>
            <text:p><text:span text:style-name="T15">6</text:span></text:p>
          </draw:text-box>
        </draw:frame>
        <draw:frame draw:style-name="gr115" draw:text-style-name="P19" draw:layer="layout" svg:width="0.659cm" svg:height="0.569cm" svg:x="4.688cm" svg:y="3.903cm">
          <draw:text-box>
            <text:p><text:span text:style-name="T15">8</text:span></text:p>
          </draw:text-box>
        </draw:frame>
        <draw:frame draw:style-name="gr115" draw:text-style-name="P19" draw:layer="layout" svg:width="0.815cm" svg:height="0.569cm" svg:x="4.522cm" svg:y="3.032cm">
          <draw:text-box>
            <text:p><text:span text:style-name="T15">10</text:span></text:p>
          </draw:text-box>
        </draw:frame>
        <draw:line draw:style-name="gr112" draw:text-style-name="P9" draw:layer="layout" svg:x1="4.946cm" svg:y1="8.41cm" svg:x2="5.096cm" svg:y2="8.41cm">
          <text:p/>
        </draw:line>
        <draw:line draw:style-name="gr112" draw:text-style-name="P9" draw:layer="layout" svg:x1="4.946cm" svg:y1="7.539cm" svg:x2="5.096cm" svg:y2="7.539cm">
          <text:p/>
        </draw:line>
        <draw:line draw:style-name="gr112" draw:text-style-name="P9" draw:layer="layout" svg:x1="4.946cm" svg:y1="6.669cm" svg:x2="5.096cm" svg:y2="6.669cm">
          <text:p/>
        </draw:line>
        <draw:line draw:style-name="gr112" draw:text-style-name="P9" draw:layer="layout" svg:x1="4.946cm" svg:y1="5.798cm" svg:x2="5.096cm" svg:y2="5.798cm">
          <text:p/>
        </draw:line>
        <draw:line draw:style-name="gr112" draw:text-style-name="P9" draw:layer="layout" svg:x1="4.946cm" svg:y1="4.927cm" svg:x2="5.096cm" svg:y2="4.927cm">
          <text:p/>
        </draw:line>
        <draw:line draw:style-name="gr112" draw:text-style-name="P9" draw:layer="layout" svg:x1="4.946cm" svg:y1="4.057cm" svg:x2="5.096cm" svg:y2="4.057cm">
          <text:p/>
        </draw:line>
        <draw:polyline draw:style-name="gr112" draw:text-style-name="P9" draw:layer="layout" svg:width="0.149cm" svg:height="5.222cm" svg:x="4.946cm" svg:y="3.186cm" svg:viewBox="0 0 150 5223" draw:points="0,0 150,0 150,5223">
          <text:p/>
        </draw:polyline>
        <draw:polygon draw:style-name="gr116" draw:text-style-name="P9" draw:layer="layout" svg:width="0.602cm" svg:height="0.184cm" svg:x="5.089cm" svg:y="5.517cm" svg:viewBox="0 0 603 185" draw:points="14,0 603,100 596,142 589,185 0,86 7,43">
          <text:p/>
        </draw:polygon>
        <draw:polygon draw:style-name="gr116" draw:text-style-name="P9" draw:layer="layout" svg:width="0.011cm" svg:height="0.043cm" svg:x="5.677cm" svg:y="5.659cm" svg:viewBox="0 0 12 44" draw:points="7,0 12,44 4,44 0,43">
          <text:p/>
        </draw:polygon>
        <draw:polygon draw:style-name="gr116" draw:text-style-name="P9" draw:layer="layout" svg:width="0.598cm" svg:height="0.147cm" svg:x="5.679cm" svg:y="5.554cm" svg:viewBox="0 0 599 148" draw:points="0,61 589,0 594,44 599,88 10,148 5,105">
          <text:p/>
        </draw:polygon>
        <draw:polygon draw:style-name="gr116" draw:text-style-name="P9" draw:layer="layout" svg:width="0.004cm" svg:height="0.043cm" svg:x="6.273cm" svg:y="5.598cm" svg:viewBox="0 0 5 44" draw:points="0,0 5,44 5,44">
          <text:p/>
        </draw:polygon>
        <draw:polygon draw:style-name="gr116" draw:text-style-name="P9" draw:layer="layout" svg:width="0.598cm" svg:height="0.16cm" svg:x="6.268cm" svg:y="5.481cm" svg:viewBox="0 0 599 161" draw:points="0,74 589,0 594,44 599,88 10,161 5,117">
          <text:p/>
        </draw:polygon>
        <draw:polygon draw:style-name="gr116" draw:text-style-name="P9" draw:layer="layout" svg:width="0.004cm" svg:height="0.043cm" svg:x="6.857cm" svg:y="5.481cm" svg:viewBox="0 0 5 44" draw:points="5,44 0,0 4,0">
          <text:p/>
        </draw:polygon>
        <draw:polygon draw:style-name="gr116" draw:text-style-name="P9" draw:layer="layout" svg:width="0.591cm" svg:height="0.096cm" svg:x="6.861cm" svg:y="5.472cm" svg:viewBox="0 0 592 97" draw:points="0,9 590,0 591,44 592,88 2,97 1,53">
          <text:p/>
        </draw:polygon>
        <draw:polygon draw:style-name="gr116" draw:text-style-name="P9" draw:layer="layout" svg:width="0.005cm" svg:height="0.043cm" svg:x="7.451cm" svg:y="5.516cm" svg:viewBox="0 0 6 44" draw:points="0,0 6,44 1,44">
          <text:p/>
        </draw:polygon>
        <draw:polygon draw:style-name="gr116" draw:text-style-name="P9" draw:layer="layout" svg:width="0.6cm" svg:height="0.169cm" svg:x="7.446cm" svg:y="5.389cm" svg:viewBox="0 0 601 170" draw:points="0,83 589,0 595,44 601,88 12,170 6,126">
          <text:p/>
        </draw:polygon>
        <draw:polygon draw:style-name="gr116" draw:text-style-name="P9" draw:layer="layout" svg:width="0.018cm" svg:height="0.043cm" svg:x="8.034cm" svg:y="5.389cm" svg:viewBox="0 0 19 44" draw:points="6,44 0,0 8,0 15,1 19,2">
          <text:p/>
        </draw:polygon>
        <draw:polygon draw:style-name="gr116" draw:text-style-name="P9" draw:layer="layout" svg:width="0.614cm" svg:height="0.261cm" svg:x="8.027cm" svg:y="5.391cm" svg:viewBox="0 0 615 262" draw:points="26,0 615,178 602,220 589,262 0,84 13,42">
          <text:p/>
        </draw:polygon>
        <draw:polygon draw:style-name="gr116" draw:text-style-name="P9" draw:layer="layout" svg:width="0.018cm" svg:height="0.043cm" svg:x="8.616cm" svg:y="5.611cm" svg:viewBox="0 0 19 44" draw:points="13,0 19,44 11,44 4,43 0,42">
          <text:p/>
        </draw:polygon>
        <draw:polygon draw:style-name="gr116" draw:text-style-name="P9" draw:layer="layout" svg:width="0.6cm" svg:height="0.169cm" svg:x="8.623cm" svg:y="5.485cm" svg:viewBox="0 0 601 170" draw:points="0,83 589,0 595,44 601,88 12,170 6,126">
          <text:p/>
        </draw:polygon>
        <draw:polygon draw:style-name="gr116" draw:text-style-name="P9" draw:layer="layout" svg:width="0.006cm" svg:height="0.043cm" svg:x="9.212cm" svg:y="5.485cm" svg:viewBox="0 0 7 44" draw:points="6,44 0,0 7,0">
          <text:p/>
        </draw:polygon>
        <draw:polygon draw:style-name="gr116" draw:text-style-name="P9" draw:layer="layout" svg:width="0.591cm" svg:height="0.104cm" svg:x="9.217cm" svg:y="5.485cm" svg:viewBox="0 0 592 105" draw:points="2,0 592,17 591,61 590,105 0,88 1,44">
          <text:p/>
        </draw:polygon>
        <draw:polygon draw:style-name="gr116" draw:text-style-name="P9" draw:layer="layout" svg:width="0.001cm" svg:height="0.043cm" svg:x="9.806cm" svg:y="5.545cm" svg:viewBox="0 0 2 44" draw:points="1,0 2,44 0,44">
          <text:p/>
        </draw:polygon>
        <draw:polygon draw:style-name="gr116" draw:text-style-name="P9" draw:layer="layout" svg:width="0.59cm" svg:height="0.104cm" svg:x="9.806cm" svg:y="5.485cm" svg:viewBox="0 0 591 105" draw:points="0,17 589,0 590,44 591,88 2,105 1,61">
          <text:p/>
        </draw:polygon>
        <draw:polygon draw:style-name="gr116" draw:text-style-name="P9" draw:layer="layout" svg:width="0.001cm" svg:height="0.043cm" svg:x="10.395cm" svg:y="5.485cm" svg:viewBox="0 0 2 44" draw:points="1,44 0,0 2,0">
          <text:p/>
        </draw:polygon>
        <draw:polygon draw:style-name="gr116" draw:text-style-name="P9" draw:layer="layout" svg:width="0.59cm" svg:height="0.096cm" svg:x="10.395cm" svg:y="5.485cm" svg:viewBox="0 0 591 97" draw:points="2,0 591,9 590,53 589,97 0,88 1,44">
          <text:p/>
        </draw:polygon>
        <draw:polygon draw:style-name="gr116" draw:text-style-name="P9" draw:layer="layout" svg:width="0.006cm" svg:height="0.043cm" svg:x="10.985cm" svg:y="5.494cm" svg:viewBox="0 0 7 44" draw:points="0,44 1,0 7,1">
          <text:p/>
        </draw:polygon>
        <draw:polygon draw:style-name="gr116" draw:text-style-name="P9" draw:layer="layout" svg:width="0.602cm" svg:height="0.184cm" svg:x="10.978cm" svg:y="5.495cm" svg:viewBox="0 0 603 185" draw:points="14,0 603,100 596,142 589,185 0,86 7,43">
          <text:p/>
        </draw:polygon>
        <draw:polygon draw:style-name="gr116" draw:text-style-name="P9" draw:layer="layout" svg:width="0.015cm" svg:height="0.043cm" svg:x="11.567cm" svg:y="5.637cm" svg:viewBox="0 0 16 44" draw:points="7,0 16,43 9,44 1,44 0,43">
          <text:p/>
        </draw:polygon>
        <draw:polygon draw:style-name="gr116" draw:text-style-name="P9" draw:layer="layout" svg:width="0.607cm" svg:height="0.211cm" svg:x="11.565cm" svg:y="5.468cm" svg:viewBox="0 0 608 212" draw:points="0,126 590,0 599,43 608,86 18,212 9,169">
          <text:p/>
        </draw:polygon>
        <draw:polygon draw:style-name="gr116" draw:text-style-name="P9" draw:layer="layout" svg:width="0.022cm" svg:height="0.043cm" svg:x="12.154cm" svg:y="5.467cm" svg:viewBox="0 0 23 44" draw:points="9,44 0,1 7,0 15,0 23,2 23,2">
          <text:p/>
        </draw:polygon>
        <draw:polygon draw:style-name="gr116" draw:text-style-name="P9" draw:layer="layout" svg:width="0.616cm" svg:height="0.279cm" svg:x="12.149cm" svg:y="5.469cm" svg:viewBox="0 0 617 280" draw:points="28,0 617,196 603,238 589,280 0,84 14,42">
          <text:p/>
        </draw:polygon>
        <draw:polygon draw:style-name="gr116" draw:text-style-name="P9" draw:layer="layout" svg:width="0.013cm" svg:height="0.043cm" svg:x="12.738cm" svg:y="5.707cm" svg:viewBox="0 0 14 44" draw:points="14,0 14,44 6,43 0,42">
          <text:p/>
        </draw:polygon>
        <draw:polygon draw:style-name="gr116" draw:text-style-name="P9" draw:layer="layout" svg:width="0.588cm" svg:height="0.092cm" svg:x="12.752cm" svg:y="5.663cm" svg:viewBox="0 0 589 93" draw:points="0,0 589,5 589,49 589,93 0,88 0,44">
          <text:p/>
        </draw:polygon>
        <draw:polygon draw:style-name="gr116" draw:text-style-name="P9" draw:layer="layout" svg:width="0.018cm" svg:height="0.043cm" svg:x="13.341cm" svg:y="5.712cm" svg:viewBox="0 0 19 44" draw:points="0,0 19,40 12,42 4,44 0,44">
          <text:p/>
        </draw:polygon>
        <draw:polygon draw:style-name="gr116" draw:text-style-name="P9" draw:layer="layout" svg:width="0.626cm" svg:height="0.357cm" svg:x="13.322cm" svg:y="5.393cm" svg:viewBox="0 0 627 358" draw:points="0,279 589,0 608,40 627,80 38,358 19,319">
          <text:p/>
        </draw:polygon>
        <draw:polygon draw:style-name="gr116" draw:text-style-name="P9" draw:layer="layout" svg:width="0.02cm" svg:height="0.043cm" svg:x="13.911cm" svg:y="5.389cm" svg:viewBox="0 0 21 44" draw:points="19,44 0,4 7,2 15,0 21,0">
          <text:p/>
        </draw:polygon>
        <draw:polygon draw:style-name="gr116" draw:text-style-name="P9" draw:layer="layout" svg:width="0.593cm" svg:height="0.116cm" svg:x="13.927cm" svg:y="5.389cm" svg:viewBox="0 0 594 117" draw:points="4,0 594,30 592,74 590,117 0,88 2,44">
          <text:p/>
        </draw:polygon>
        <draw:polygon draw:style-name="gr116" draw:text-style-name="P9" draw:layer="layout" svg:width="0.248cm" svg:height="0.248cm" svg:x="4.971cm" svg:y="5.435cm" svg:viewBox="0 0 249 249" draw:points="0,0 0,249 249,249 249,0">
          <text:p/>
        </draw:polygon>
        <draw:polyline draw:style-name="gr117" draw:text-style-name="P9" draw:layer="layout" svg:width="0.248cm" svg:height="0.248cm" svg:x="4.971cm" svg:y="5.435cm" svg:viewBox="0 0 249 249" draw:points="0,0 0,249 249,249 249,0 0,0">
          <text:p/>
        </draw:polyline>
        <draw:polygon draw:style-name="gr118" draw:text-style-name="P9" draw:layer="layout" svg:width="0.248cm" svg:height="0.248cm" svg:x="5.56cm" svg:y="5.534cm" svg:viewBox="0 0 249 249" draw:points="0,0 0,249 249,249 249,0">
          <text:p/>
        </draw:polygon>
        <draw:polyline draw:style-name="gr117" draw:text-style-name="P9" draw:layer="layout" svg:width="0.248cm" svg:height="0.248cm" svg:x="5.56cm" svg:y="5.534cm" svg:viewBox="0 0 249 249" draw:points="0,0 0,249 249,249 249,0 0,0">
          <text:p/>
        </draw:polyline>
        <draw:polygon draw:style-name="gr118" draw:text-style-name="P9" draw:layer="layout" svg:width="0.248cm" svg:height="0.248cm" svg:x="6.148cm" svg:y="5.474cm" svg:viewBox="0 0 249 249" draw:points="0,0 0,249 249,249 249,0">
          <text:p/>
        </draw:polygon>
        <draw:polyline draw:style-name="gr117" draw:text-style-name="P9" draw:layer="layout" svg:width="0.248cm" svg:height="0.248cm" svg:x="6.148cm" svg:y="5.474cm" svg:viewBox="0 0 249 249" draw:points="0,0 0,249 249,249 249,0 0,0">
          <text:p/>
        </draw:polyline>
        <draw:polygon draw:style-name="gr118" draw:text-style-name="P9" draw:layer="layout" svg:width="0.248cm" svg:height="0.248cm" svg:x="6.737cm" svg:y="5.4cm" svg:viewBox="0 0 249 249" draw:points="0,0 0,249 249,249 249,0">
          <text:p/>
        </draw:polygon>
        <draw:polyline draw:style-name="gr117" draw:text-style-name="P9" draw:layer="layout" svg:width="0.248cm" svg:height="0.248cm" svg:x="6.737cm" svg:y="5.4cm" svg:viewBox="0 0 249 249" draw:points="0,0 0,249 249,249 249,0 0,0">
          <text:p/>
        </draw:polyline>
        <draw:polygon draw:style-name="gr118" draw:text-style-name="P9" draw:layer="layout" svg:width="0.248cm" svg:height="0.248cm" svg:x="7.327cm" svg:y="5.391cm" svg:viewBox="0 0 249 249" draw:points="0,0 0,249 249,249 249,0">
          <text:p/>
        </draw:polygon>
        <draw:polyline draw:style-name="gr117" draw:text-style-name="P9" draw:layer="layout" svg:width="0.248cm" svg:height="0.248cm" svg:x="7.327cm" svg:y="5.391cm" svg:viewBox="0 0 249 249" draw:points="0,0 0,249 249,249 249,0 0,0">
          <text:p/>
        </draw:polyline>
        <draw:polygon draw:style-name="gr118" draw:text-style-name="P9" draw:layer="layout" svg:width="0.248cm" svg:height="0.248cm" svg:x="7.915cm" svg:y="5.308cm" svg:viewBox="0 0 249 249" draw:points="0,0 0,249 249,249 249,0">
          <text:p/>
        </draw:polygon>
        <draw:polyline draw:style-name="gr117" draw:text-style-name="P9" draw:layer="layout" svg:width="0.248cm" svg:height="0.248cm" svg:x="7.915cm" svg:y="5.308cm" svg:viewBox="0 0 249 249" draw:points="0,0 0,249 249,249 249,0 0,0">
          <text:p/>
        </draw:polyline>
        <draw:polygon draw:style-name="gr118" draw:text-style-name="P9" draw:layer="layout" svg:width="0.248cm" svg:height="0.248cm" svg:x="8.504cm" svg:y="5.487cm" svg:viewBox="0 0 249 249" draw:points="0,0 0,249 249,249 249,0">
          <text:p/>
        </draw:polygon>
        <draw:polyline draw:style-name="gr117" draw:text-style-name="P9" draw:layer="layout" svg:width="0.248cm" svg:height="0.248cm" svg:x="8.504cm" svg:y="5.487cm" svg:viewBox="0 0 249 249" draw:points="0,0 0,249 249,249 249,0 0,0">
          <text:p/>
        </draw:polyline>
        <draw:polygon draw:style-name="gr118" draw:text-style-name="P9" draw:layer="layout" svg:width="0.248cm" svg:height="0.248cm" svg:x="9.093cm" svg:y="5.404cm" svg:viewBox="0 0 249 249" draw:points="0,0 0,249 249,249 249,0">
          <text:p/>
        </draw:polygon>
        <draw:polyline draw:style-name="gr117" draw:text-style-name="P9" draw:layer="layout" svg:width="0.248cm" svg:height="0.248cm" svg:x="9.093cm" svg:y="5.404cm" svg:viewBox="0 0 249 249" draw:points="0,0 0,249 249,249 249,0 0,0">
          <text:p/>
        </draw:polyline>
        <draw:polygon draw:style-name="gr118" draw:text-style-name="P9" draw:layer="layout" svg:width="0.248cm" svg:height="0.248cm" svg:x="9.683cm" svg:y="5.421cm" svg:viewBox="0 0 249 249" draw:points="0,0 0,249 249,249 249,0">
          <text:p/>
        </draw:polygon>
        <draw:polyline draw:style-name="gr117" draw:text-style-name="P9" draw:layer="layout" svg:width="0.248cm" svg:height="0.248cm" svg:x="9.683cm" svg:y="5.421cm" svg:viewBox="0 0 249 249" draw:points="0,0 0,249 249,249 249,0 0,0">
          <text:p/>
        </draw:polyline>
        <draw:polygon draw:style-name="gr118" draw:text-style-name="P9" draw:layer="layout" svg:width="0.248cm" svg:height="0.248cm" svg:x="10.271cm" svg:y="5.404cm" svg:viewBox="0 0 249 249" draw:points="0,0 0,249 249,249 249,0">
          <text:p/>
        </draw:polygon>
        <draw:polyline draw:style-name="gr117" draw:text-style-name="P9" draw:layer="layout" svg:width="0.248cm" svg:height="0.248cm" svg:x="10.271cm" svg:y="5.404cm" svg:viewBox="0 0 249 249" draw:points="0,0 0,249 249,249 249,0 0,0">
          <text:p/>
        </draw:polyline>
        <draw:polygon draw:style-name="gr118" draw:text-style-name="P9" draw:layer="layout" svg:width="0.248cm" svg:height="0.248cm" svg:x="10.86cm" svg:y="5.413cm" svg:viewBox="0 0 249 249" draw:points="0,0 0,249 249,249 249,0">
          <text:p/>
        </draw:polygon>
        <draw:polyline draw:style-name="gr117" draw:text-style-name="P9" draw:layer="layout" svg:width="0.248cm" svg:height="0.248cm" svg:x="10.86cm" svg:y="5.413cm" svg:viewBox="0 0 249 249" draw:points="0,0 0,249 249,249 249,0 0,0">
          <text:p/>
        </draw:polyline>
        <draw:polygon draw:style-name="gr118" draw:text-style-name="P9" draw:layer="layout" svg:width="0.248cm" svg:height="0.248cm" svg:x="11.449cm" svg:y="5.513cm" svg:viewBox="0 0 249 249" draw:points="0,0 0,249 249,249 249,0">
          <text:p/>
        </draw:polygon>
        <draw:polyline draw:style-name="gr117" draw:text-style-name="P9" draw:layer="layout" svg:width="0.248cm" svg:height="0.248cm" svg:x="11.449cm" svg:y="5.513cm" svg:viewBox="0 0 249 249" draw:points="0,0 0,249 249,249 249,0 0,0">
          <text:p/>
        </draw:polyline>
        <draw:polygon draw:style-name="gr118" draw:text-style-name="P9" draw:layer="layout" svg:width="0.248cm" svg:height="0.248cm" svg:x="12.039cm" svg:y="5.386cm" svg:viewBox="0 0 249 249" draw:points="0,0 0,249 249,249 249,0">
          <text:p/>
        </draw:polygon>
        <draw:polyline draw:style-name="gr117" draw:text-style-name="P9" draw:layer="layout" svg:width="0.248cm" svg:height="0.248cm" svg:x="12.039cm" svg:y="5.386cm" svg:viewBox="0 0 249 249" draw:points="0,0 0,249 249,249 249,0 0,0">
          <text:p/>
        </draw:polyline>
        <draw:polygon draw:style-name="gr118" draw:text-style-name="P9" draw:layer="layout" svg:width="0.248cm" svg:height="0.248cm" svg:x="12.627cm" svg:y="5.582cm" svg:viewBox="0 0 249 249" draw:points="0,0 0,249 249,249 249,0">
          <text:p/>
        </draw:polygon>
        <draw:polyline draw:style-name="gr117" draw:text-style-name="P9" draw:layer="layout" svg:width="0.248cm" svg:height="0.248cm" svg:x="12.627cm" svg:y="5.582cm" svg:viewBox="0 0 249 249" draw:points="0,0 0,249 249,249 249,0 0,0">
          <text:p/>
        </draw:polyline>
        <draw:polygon draw:style-name="gr118" draw:text-style-name="P9" draw:layer="layout" svg:width="0.248cm" svg:height="0.248cm" svg:x="13.216cm" svg:y="5.587cm" svg:viewBox="0 0 249 249" draw:points="0,0 0,249 249,249 249,0">
          <text:p/>
        </draw:polygon>
        <draw:polyline draw:style-name="gr117" draw:text-style-name="P9" draw:layer="layout" svg:width="0.248cm" svg:height="0.248cm" svg:x="13.216cm" svg:y="5.587cm" svg:viewBox="0 0 249 249" draw:points="0,0 0,249 249,249 249,0 0,0">
          <text:p/>
        </draw:polyline>
        <draw:polygon draw:style-name="gr118" draw:text-style-name="P9" draw:layer="layout" svg:width="0.248cm" svg:height="0.248cm" svg:x="13.805cm" svg:y="5.308cm" svg:viewBox="0 0 249 249" draw:points="0,0 0,249 249,249 249,0">
          <text:p/>
        </draw:polygon>
        <draw:polyline draw:style-name="gr117" draw:text-style-name="P9" draw:layer="layout" svg:width="0.248cm" svg:height="0.248cm" svg:x="13.805cm" svg:y="5.308cm" svg:viewBox="0 0 249 249" draw:points="0,0 0,249 249,249 249,0 0,0">
          <text:p/>
        </draw:polyline>
        <draw:polygon draw:style-name="gr118" draw:text-style-name="P9" draw:layer="layout" svg:width="0.248cm" svg:height="0.248cm" svg:x="14.394cm" svg:y="5.338cm" svg:viewBox="0 0 249 249" draw:points="0,0 0,249 249,249 249,0">
          <text:p/>
        </draw:polygon>
        <draw:polyline draw:style-name="gr117" draw:text-style-name="P9" draw:layer="layout" svg:width="0.248cm" svg:height="0.248cm" svg:x="14.394cm" svg:y="5.338cm" svg:viewBox="0 0 249 249" draw:points="0,0 0,249 249,249 249,0 0,0">
          <text:p/>
        </draw:polyline>
        <draw:polygon draw:style-name="gr119" draw:text-style-name="P9" draw:layer="layout" svg:width="0.636cm" svg:height="0.447cm" svg:x="5.072cm" svg:y="3.568cm" svg:viewBox="0 0 637 448" draw:points="0,374 589,0 613,37 637,74 48,448 24,411">
          <text:p/>
        </draw:polygon>
        <draw:polygon draw:style-name="gr119" draw:text-style-name="P9" draw:layer="layout" svg:width="0.033cm" svg:height="0.043cm" svg:x="5.66cm" svg:y="3.561cm" svg:viewBox="0 0 34 44" draw:points="24,44 0,7 7,3 14,1 22,0 30,0 34,1">
          <text:p/>
        </draw:polygon>
        <draw:polygon draw:style-name="gr119" draw:text-style-name="P9" draw:layer="layout" svg:width="0.608cm" svg:height="0.224cm" svg:x="5.674cm" svg:y="3.562cm" svg:viewBox="0 0 609 225" draw:points="20,0 609,139 599,182 589,225 0,86 10,43">
          <text:p/>
        </draw:polygon>
        <draw:polygon draw:style-name="gr119" draw:text-style-name="P9" draw:layer="layout" svg:width="0.01cm" svg:height="0.043cm" svg:x="6.263cm" svg:y="3.744cm" svg:viewBox="0 0 11 44" draw:points="10,0 11,44 3,43 0,43">
          <text:p/>
        </draw:polygon>
        <draw:polygon draw:style-name="gr119" draw:text-style-name="P9" draw:layer="layout" svg:width="0.59cm" svg:height="0.096cm" svg:x="6.272cm" svg:y="3.691cm" svg:viewBox="0 0 591 97" draw:points="0,9 589,0 590,44 591,88 2,97 1,53">
          <text:p/>
        </draw:polygon>
        <draw:polygon draw:style-name="gr119" draw:text-style-name="P9" draw:layer="layout" svg:width="0.006cm" svg:height="0.043cm" svg:x="6.861cm" svg:y="3.691cm" svg:viewBox="0 0 7 44" draw:points="1,44 0,0 7,0">
          <text:p/>
        </draw:polygon>
        <draw:polygon draw:style-name="gr119" draw:text-style-name="P9" draw:layer="layout" svg:width="0.601cm" svg:height="0.161cm" svg:x="6.856cm" svg:y="3.691cm" svg:viewBox="0 0 602 162" draw:points="12,0 602,75 596,118 590,162 0,88 6,44">
          <text:p/>
        </draw:polygon>
        <draw:polygon draw:style-name="gr119" draw:text-style-name="P9" draw:layer="layout" svg:width="0.014cm" svg:height="0.043cm" svg:x="7.446cm" svg:y="3.81cm" svg:viewBox="0 0 15 44" draw:points="6,0 15,43 7,44 0,44">
          <text:p/>
        </draw:polygon>
        <draw:polygon draw:style-name="gr119" draw:text-style-name="P9" draw:layer="layout" svg:width="0.606cm" svg:height="0.207cm" svg:x="7.443cm" svg:y="3.644cm" svg:viewBox="0 0 607 208" draw:points="0,122 589,0 598,43 607,86 18,208 9,165">
          <text:p/>
        </draw:polygon>
        <draw:polygon draw:style-name="gr119" draw:text-style-name="P9" draw:layer="layout" svg:width="0.012cm" svg:height="0.043cm" svg:x="8.031cm" svg:y="3.643cm" svg:viewBox="0 0 13 44" draw:points="9,44 0,1 8,0 13,0">
          <text:p/>
        </draw:polygon>
        <draw:polygon draw:style-name="gr119" draw:text-style-name="P9" draw:layer="layout" svg:width="0.596cm" svg:height="0.134cm" svg:x="8.036cm" svg:y="3.643cm" svg:viewBox="0 0 597 135" draw:points="8,0 597,48 593,92 589,135 0,88 4,44">
          <text:p/>
        </draw:polygon>
        <draw:polygon draw:style-name="gr119" draw:text-style-name="P9" draw:layer="layout" svg:width="0.004cm" svg:height="0.043cm" svg:x="8.625cm" svg:y="3.735cm" svg:viewBox="0 0 5 44" draw:points="4,0 5,44 0,44">
          <text:p/>
        </draw:polygon>
        <draw:polygon draw:style-name="gr119" draw:text-style-name="P9" draw:layer="layout" svg:width="0.59cm" svg:height="0.1cm" svg:x="8.628cm" svg:y="3.678cm" svg:viewBox="0 0 591 101" draw:points="0,13 589,0 590,44 591,88 2,101 1,57">
          <text:p/>
        </draw:polygon>
        <draw:polygon draw:style-name="gr119" draw:text-style-name="P9" draw:layer="layout" svg:width="0cm" svg:height="0.043cm" svg:x="9.218cm" svg:y="3.722cm" svg:viewBox="0 0 1 44" draw:points="0,0 1,44 1,44">
          <text:p/>
        </draw:polygon>
        <draw:polygon draw:style-name="gr119" draw:text-style-name="P9" draw:layer="layout" svg:width="0.591cm" svg:height="0.104cm" svg:x="9.217cm" svg:y="3.661cm" svg:viewBox="0 0 592 105" draw:points="0,17 590,0 591,44 592,88 2,105 1,61">
          <text:p/>
        </draw:polygon>
        <draw:polygon draw:style-name="gr119" draw:text-style-name="P9" draw:layer="layout" svg:width="0.012cm" svg:height="0.043cm" svg:x="9.807cm" svg:y="3.705cm" svg:viewBox="0 0 13 44" draw:points="0,0 13,42 5,44 1,44">
          <text:p/>
        </draw:polygon>
        <draw:polygon draw:style-name="gr119" draw:text-style-name="P9" draw:layer="layout" svg:width="0.614cm" svg:height="0.257cm" svg:x="9.794cm" svg:y="3.489cm" svg:viewBox="0 0 615 258" draw:points="0,174 589,0 602,42 615,84 26,258 13,216">
          <text:p/>
        </draw:polygon>
        <draw:polygon draw:style-name="gr119" draw:text-style-name="P9" draw:layer="layout" svg:width="0.017cm" svg:height="0.043cm" svg:x="10.383cm" svg:y="3.487cm" svg:viewBox="0 0 18 44" draw:points="13,44 0,2 8,0 16,0 18,0">
          <text:p/>
        </draw:polygon>
        <draw:polygon draw:style-name="gr119" draw:text-style-name="P9" draw:layer="layout" svg:width="0.598cm" svg:height="0.147cm" svg:x="10.391cm" svg:y="3.487cm" svg:viewBox="0 0 599 148" draw:points="10,0 599,61 594,105 589,148 0,88 5,44">
          <text:p/>
        </draw:polygon>
        <draw:polygon draw:style-name="gr119" draw:text-style-name="P9" draw:layer="layout" svg:width="0.016cm" svg:height="0.043cm" svg:x="10.985cm" svg:y="3.548cm" svg:viewBox="0 0 17 44" draw:points="0,44 5,0 12,2 17,4">
          <text:p/>
        </draw:polygon>
        <draw:polygon draw:style-name="gr119" draw:text-style-name="P9" draw:layer="layout" svg:width="0.622cm" svg:height="0.331cm" svg:x="10.968cm" svg:y="3.552cm" svg:viewBox="0 0 623 332" draw:points="34,0 623,253 606,293 589,332 0,80 17,40">
          <text:p/>
        </draw:polygon>
        <draw:polygon draw:style-name="gr119" draw:text-style-name="P9" draw:layer="layout" svg:width="0.017cm" svg:height="0.043cm" svg:x="11.557cm" svg:y="3.844cm" svg:viewBox="0 0 18 44" draw:points="17,0 18,44 10,43 3,42 0,40">
          <text:p/>
        </draw:polygon>
        <draw:polygon draw:style-name="gr119" draw:text-style-name="P9" draw:layer="layout" svg:width="0.591cm" svg:height="0.096cm" svg:x="11.573cm" svg:y="3.792cm" svg:viewBox="0 0 592 97" draw:points="0,9 590,0 591,44 592,88 2,97 1,53">
          <text:p/>
        </draw:polygon>
        <draw:polygon draw:style-name="gr119" draw:text-style-name="P9" draw:layer="layout" svg:width="0.015cm" svg:height="0.043cm" svg:x="12.163cm" svg:y="3.835cm" svg:viewBox="0 0 16 44" draw:points="0,0 16,41 8,43 1,44 1,44">
          <text:p/>
        </draw:polygon>
        <draw:polygon draw:style-name="gr119" draw:text-style-name="P9" draw:layer="layout" svg:width="0.62cm" svg:height="0.307cm" svg:x="12.147cm" svg:y="3.569cm" svg:viewBox="0 0 621 308" draw:points="0,226 589,0 605,41 621,82 32,308 16,267">
          <text:p/>
        </draw:polygon>
        <draw:polygon draw:style-name="gr119" draw:text-style-name="P9" draw:layer="layout" svg:width="0.019cm" svg:height="0.043cm" svg:x="12.736cm" svg:y="3.566cm" svg:viewBox="0 0 20 44" draw:points="16,44 0,3 8,1 15,0 20,0">
          <text:p/>
        </draw:polygon>
        <draw:polygon draw:style-name="gr119" draw:text-style-name="P9" draw:layer="layout" svg:width="0.596cm" svg:height="0.134cm" svg:x="12.748cm" svg:y="3.566cm" svg:viewBox="0 0 597 135" draw:points="8,0 597,48 593,92 589,135 0,88 4,44">
          <text:p/>
        </draw:polygon>
        <draw:polygon draw:style-name="gr119" draw:text-style-name="P9" draw:layer="layout" svg:width="0.004cm" svg:height="0.043cm" svg:x="13.341cm" svg:y="3.613cm" svg:viewBox="0 0 5 44" draw:points="0,44 4,0 5,0">
          <text:p/>
        </draw:polygon>
        <draw:polygon draw:style-name="gr119" draw:text-style-name="P9" draw:layer="layout" svg:width="0.598cm" svg:height="0.147cm" svg:x="13.336cm" svg:y="3.613cm" svg:viewBox="0 0 599 148" draw:points="10,0 599,61 594,105 589,148 0,88 5,44">
          <text:p/>
        </draw:polygon>
        <draw:polygon draw:style-name="gr119" draw:text-style-name="P9" draw:layer="layout" svg:width="0.03cm" svg:height="0.043cm" svg:x="13.929cm" svg:y="3.674cm" svg:viewBox="0 0 31 44" draw:points="0,44 5,0 12,2 19,4 26,8 31,13">
          <text:p/>
        </draw:polygon>
        <draw:polygon draw:style-name="gr119" draw:text-style-name="P9" draw:layer="layout" svg:width="0.651cm" svg:height="0.639cm" svg:x="13.899cm" svg:y="3.687cm" svg:viewBox="0 0 652 640" draw:points="62,0 652,578 621,609 590,640 0,62 31,31">
          <text:p/>
        </draw:polygon>
        <draw:polygon draw:style-name="gr119" draw:text-style-name="P9" draw:layer="layout" svg:width="0.248cm" svg:height="0.248cm" svg:x="4.971cm" svg:y="3.854cm" svg:viewBox="0 0 249 249" draw:points="0,124 125,249 249,124 125,0">
          <text:p/>
        </draw:polygon>
        <draw:polyline draw:style-name="gr117" draw:text-style-name="P9" draw:layer="layout" svg:width="0.248cm" svg:height="0.248cm" svg:x="4.971cm" svg:y="3.854cm" svg:viewBox="0 0 249 249" draw:points="0,124 125,249 249,124 125,0 0,124">
          <text:p/>
        </draw:polyline>
        <draw:polygon draw:style-name="gr119" draw:text-style-name="P9" draw:layer="layout" svg:width="0.248cm" svg:height="0.248cm" svg:x="5.56cm" svg:y="3.48cm" svg:viewBox="0 0 249 249" draw:points="0,124 125,249 249,124 125,0">
          <text:p/>
        </draw:polygon>
        <draw:polyline draw:style-name="gr117" draw:text-style-name="P9" draw:layer="layout" svg:width="0.248cm" svg:height="0.248cm" svg:x="5.56cm" svg:y="3.48cm" svg:viewBox="0 0 249 249" draw:points="0,124 125,249 249,124 125,0 0,124">
          <text:p/>
        </draw:polyline>
        <draw:polygon draw:style-name="gr119" draw:text-style-name="P9" draw:layer="layout" svg:width="0.248cm" svg:height="0.248cm" svg:x="6.148cm" svg:y="3.619cm" svg:viewBox="0 0 249 249" draw:points="0,124 125,249 249,124 125,0">
          <text:p/>
        </draw:polygon>
        <draw:polyline draw:style-name="gr117" draw:text-style-name="P9" draw:layer="layout" svg:width="0.248cm" svg:height="0.248cm" svg:x="6.148cm" svg:y="3.619cm" svg:viewBox="0 0 249 249" draw:points="0,124 125,249 249,124 125,0 0,124">
          <text:p/>
        </draw:polyline>
        <draw:polygon draw:style-name="gr119" draw:text-style-name="P9" draw:layer="layout" svg:width="0.248cm" svg:height="0.248cm" svg:x="6.737cm" svg:y="3.61cm" svg:viewBox="0 0 249 249" draw:points="0,124 125,249 249,124 125,0">
          <text:p/>
        </draw:polygon>
        <draw:polyline draw:style-name="gr117" draw:text-style-name="P9" draw:layer="layout" svg:width="0.248cm" svg:height="0.248cm" svg:x="6.737cm" svg:y="3.61cm" svg:viewBox="0 0 249 249" draw:points="0,124 125,249 249,124 125,0 0,124">
          <text:p/>
        </draw:polyline>
        <draw:polygon draw:style-name="gr119" draw:text-style-name="P9" draw:layer="layout" svg:width="0.248cm" svg:height="0.248cm" svg:x="7.327cm" svg:y="3.685cm" svg:viewBox="0 0 249 249" draw:points="0,124 125,249 249,124 125,0">
          <text:p/>
        </draw:polygon>
        <draw:polyline draw:style-name="gr117" draw:text-style-name="P9" draw:layer="layout" svg:width="0.248cm" svg:height="0.248cm" svg:x="7.327cm" svg:y="3.685cm" svg:viewBox="0 0 249 249" draw:points="0,124 125,249 249,124 125,0 0,124">
          <text:p/>
        </draw:polyline>
        <draw:polygon draw:style-name="gr119" draw:text-style-name="P9" draw:layer="layout" svg:width="0.248cm" svg:height="0.248cm" svg:x="7.915cm" svg:y="3.563cm" svg:viewBox="0 0 249 249" draw:points="0,124 125,249 249,124 125,0">
          <text:p/>
        </draw:polygon>
        <draw:polyline draw:style-name="gr117" draw:text-style-name="P9" draw:layer="layout" svg:width="0.248cm" svg:height="0.248cm" svg:x="7.915cm" svg:y="3.563cm" svg:viewBox="0 0 249 249" draw:points="0,124 125,249 249,124 125,0 0,124">
          <text:p/>
        </draw:polyline>
        <draw:polygon draw:style-name="gr119" draw:text-style-name="P9" draw:layer="layout" svg:width="0.248cm" svg:height="0.248cm" svg:x="8.504cm" svg:y="3.61cm" svg:viewBox="0 0 249 249" draw:points="0,124 125,249 249,124 125,0">
          <text:p/>
        </draw:polygon>
        <draw:polyline draw:style-name="gr117" draw:text-style-name="P9" draw:layer="layout" svg:width="0.248cm" svg:height="0.248cm" svg:x="8.504cm" svg:y="3.61cm" svg:viewBox="0 0 249 249" draw:points="0,124 125,249 249,124 125,0 0,124">
          <text:p/>
        </draw:polyline>
        <draw:polygon draw:style-name="gr119" draw:text-style-name="P9" draw:layer="layout" svg:width="0.248cm" svg:height="0.248cm" svg:x="9.093cm" svg:y="3.598cm" svg:viewBox="0 0 249 249" draw:points="0,124 125,249 249,124 125,0">
          <text:p/>
        </draw:polygon>
        <draw:polyline draw:style-name="gr117" draw:text-style-name="P9" draw:layer="layout" svg:width="0.248cm" svg:height="0.248cm" svg:x="9.093cm" svg:y="3.598cm" svg:viewBox="0 0 249 249" draw:points="0,124 125,249 249,124 125,0 0,124">
          <text:p/>
        </draw:polyline>
        <draw:polygon draw:style-name="gr119" draw:text-style-name="P9" draw:layer="layout" svg:width="0.248cm" svg:height="0.248cm" svg:x="9.683cm" svg:y="3.581cm" svg:viewBox="0 0 249 249" draw:points="0,124 125,249 249,124 125,0">
          <text:p/>
        </draw:polygon>
        <draw:polyline draw:style-name="gr117" draw:text-style-name="P9" draw:layer="layout" svg:width="0.248cm" svg:height="0.248cm" svg:x="9.683cm" svg:y="3.581cm" svg:viewBox="0 0 249 249" draw:points="0,124 125,249 249,124 125,0 0,124">
          <text:p/>
        </draw:polyline>
        <draw:polygon draw:style-name="gr119" draw:text-style-name="P9" draw:layer="layout" svg:width="0.248cm" svg:height="0.248cm" svg:x="10.271cm" svg:y="3.406cm" svg:viewBox="0 0 249 249" draw:points="0,124 125,249 249,124 125,0">
          <text:p/>
        </draw:polygon>
        <draw:polyline draw:style-name="gr117" draw:text-style-name="P9" draw:layer="layout" svg:width="0.248cm" svg:height="0.248cm" svg:x="10.271cm" svg:y="3.406cm" svg:viewBox="0 0 249 249" draw:points="0,124 125,249 249,124 125,0 0,124">
          <text:p/>
        </draw:polyline>
        <draw:polygon draw:style-name="gr119" draw:text-style-name="P9" draw:layer="layout" svg:width="0.248cm" svg:height="0.248cm" svg:x="10.86cm" svg:y="3.467cm" svg:viewBox="0 0 249 249" draw:points="0,124 125,249 249,124 125,0">
          <text:p/>
        </draw:polygon>
        <draw:polyline draw:style-name="gr117" draw:text-style-name="P9" draw:layer="layout" svg:width="0.248cm" svg:height="0.248cm" svg:x="10.86cm" svg:y="3.467cm" svg:viewBox="0 0 249 249" draw:points="0,124 125,249 249,124 125,0 0,124">
          <text:p/>
        </draw:polyline>
        <draw:polygon draw:style-name="gr119" draw:text-style-name="P9" draw:layer="layout" svg:width="0.248cm" svg:height="0.248cm" svg:x="11.449cm" svg:y="3.72cm" svg:viewBox="0 0 249 249" draw:points="0,124 125,249 249,124 125,0">
          <text:p/>
        </draw:polygon>
        <draw:polyline draw:style-name="gr117" draw:text-style-name="P9" draw:layer="layout" svg:width="0.248cm" svg:height="0.248cm" svg:x="11.449cm" svg:y="3.72cm" svg:viewBox="0 0 249 249" draw:points="0,124 125,249 249,124 125,0 0,124">
          <text:p/>
        </draw:polyline>
        <draw:polygon draw:style-name="gr119" draw:text-style-name="P9" draw:layer="layout" svg:width="0.248cm" svg:height="0.248cm" svg:x="12.039cm" svg:y="3.711cm" svg:viewBox="0 0 249 249" draw:points="0,124 125,249 249,124 125,0">
          <text:p/>
        </draw:polygon>
        <draw:polyline draw:style-name="gr117" draw:text-style-name="P9" draw:layer="layout" svg:width="0.248cm" svg:height="0.248cm" svg:x="12.039cm" svg:y="3.711cm" svg:viewBox="0 0 249 249" draw:points="0,124 125,249 249,124 125,0 0,124">
          <text:p/>
        </draw:polyline>
        <draw:polygon draw:style-name="gr119" draw:text-style-name="P9" draw:layer="layout" svg:width="0.248cm" svg:height="0.248cm" svg:x="12.627cm" svg:y="3.485cm" svg:viewBox="0 0 249 249" draw:points="0,124 125,249 249,124 125,0">
          <text:p/>
        </draw:polygon>
        <draw:polyline draw:style-name="gr117" draw:text-style-name="P9" draw:layer="layout" svg:width="0.248cm" svg:height="0.248cm" svg:x="12.627cm" svg:y="3.485cm" svg:viewBox="0 0 249 249" draw:points="0,124 125,249 249,124 125,0 0,124">
          <text:p/>
        </draw:polyline>
        <draw:polygon draw:style-name="gr119" draw:text-style-name="P9" draw:layer="layout" svg:width="0.248cm" svg:height="0.248cm" svg:x="13.216cm" svg:y="3.533cm" svg:viewBox="0 0 249 249" draw:points="0,124 125,249 249,124 125,0">
          <text:p/>
        </draw:polygon>
        <draw:polyline draw:style-name="gr117" draw:text-style-name="P9" draw:layer="layout" svg:width="0.248cm" svg:height="0.248cm" svg:x="13.216cm" svg:y="3.533cm" svg:viewBox="0 0 249 249" draw:points="0,124 125,249 249,124 125,0 0,124">
          <text:p/>
        </draw:polyline>
        <draw:polygon draw:style-name="gr119" draw:text-style-name="P9" draw:layer="layout" svg:width="0.248cm" svg:height="0.248cm" svg:x="13.805cm" svg:y="3.594cm" svg:viewBox="0 0 249 249" draw:points="0,124 125,249 249,124 125,0">
          <text:p/>
        </draw:polygon>
        <draw:polyline draw:style-name="gr117" draw:text-style-name="P9" draw:layer="layout" svg:width="0.248cm" svg:height="0.248cm" svg:x="13.805cm" svg:y="3.594cm" svg:viewBox="0 0 249 249" draw:points="0,124 125,249 249,124 125,0 0,124">
          <text:p/>
        </draw:polyline>
        <draw:polygon draw:style-name="gr119" draw:text-style-name="P9" draw:layer="layout" svg:width="0.248cm" svg:height="0.248cm" svg:x="14.394cm" svg:y="4.172cm" svg:viewBox="0 0 249 249" draw:points="0,124 125,249 249,124 125,0">
          <text:p/>
        </draw:polygon>
        <draw:polyline draw:style-name="gr117" draw:text-style-name="P9" draw:layer="layout" svg:width="0.248cm" svg:height="0.248cm" svg:x="14.394cm" svg:y="4.172cm" svg:viewBox="0 0 249 249" draw:points="0,124 125,249 249,124 125,0 0,124">
          <text:p/>
        </draw:polyline>
        <draw:polygon draw:style-name="gr130" draw:text-style-name="P9" draw:layer="layout" svg:width="0.6cm" svg:height="0.161cm" svg:x="5.09cm" svg:y="6.12cm" svg:viewBox="0 0 601 162" draw:points="12,0 601,75 595,118 589,162 0,88 6,44">
          <text:p/>
        </draw:polygon>
        <draw:polygon draw:style-name="gr130" draw:text-style-name="P9" draw:layer="layout" svg:width="0.007cm" svg:height="0.043cm" svg:x="5.678cm" svg:y="6.238cm" svg:viewBox="0 0 8 44" draw:points="6,0 8,44 0,44">
          <text:p/>
        </draw:polygon>
        <draw:polygon draw:style-name="gr130" draw:text-style-name="P9" draw:layer="layout" svg:width="0.592cm" svg:height="0.113cm" svg:x="5.682cm" svg:y="6.167cm" svg:viewBox="0 0 593 114" draw:points="0,27 589,0 591,44 593,88 4,114 2,71">
          <text:p/>
        </draw:polygon>
        <draw:polygon draw:style-name="gr130" draw:text-style-name="P9" draw:layer="layout" svg:width="0.012cm" svg:height="0.043cm" svg:x="6.273cm" svg:y="6.211cm" svg:viewBox="0 0 13 44" draw:points="0,0 13,42 5,44 2,44">
          <text:p/>
        </draw:polygon>
        <draw:polygon draw:style-name="gr130" draw:text-style-name="P9" draw:layer="layout" svg:width="0.614cm" svg:height="0.257cm" svg:x="6.26cm" svg:y="5.995cm" svg:viewBox="0 0 615 258" draw:points="0,174 589,0 602,42 615,84 26,258 13,216">
          <text:p/>
        </draw:polygon>
        <draw:polygon draw:style-name="gr130" draw:text-style-name="P9" draw:layer="layout" svg:width="0.03cm" svg:height="0.043cm" svg:x="6.849cm" svg:y="5.993cm" svg:viewBox="0 0 31 44" draw:points="13,44 0,2 8,0 16,0 23,1 31,4 31,4">
          <text:p/>
        </draw:polygon>
        <draw:polygon draw:style-name="gr130" draw:text-style-name="P9" draw:layer="layout" svg:width="0.625cm" svg:height="0.34cm" svg:x="6.844cm" svg:y="5.997cm" svg:viewBox="0 0 626 341" draw:points="36,0 626,262 608,302 590,341 0,80 18,40">
          <text:p/>
        </draw:polygon>
        <draw:polygon draw:style-name="gr130" draw:text-style-name="P9" draw:layer="layout" svg:width="0.018cm" svg:height="0.043cm" svg:x="7.434cm" svg:y="6.299cm" svg:viewBox="0 0 19 44" draw:points="18,0 19,44 11,43 4,42 0,40">
          <text:p/>
        </draw:polygon>
        <draw:polygon draw:style-name="gr130" draw:text-style-name="P9" draw:layer="layout" svg:width="0.59cm" svg:height="0.096cm" svg:x="7.45cm" svg:y="6.246cm" svg:viewBox="0 0 591 97" draw:points="0,9 589,0 590,44 591,88 2,97 1,53">
          <text:p/>
        </draw:polygon>
        <draw:polygon draw:style-name="gr130" draw:text-style-name="P9" draw:layer="layout" svg:width="0.01cm" svg:height="0.043cm" svg:x="8.039cm" svg:y="6.246cm" svg:viewBox="0 0 11 44" draw:points="1,44 0,0 8,1 11,1">
          <text:p/>
        </draw:polygon>
        <draw:polygon draw:style-name="gr130" draw:text-style-name="P9" draw:layer="layout" svg:width="0.608cm" svg:height="0.224cm" svg:x="8.03cm" svg:y="6.247cm" svg:viewBox="0 0 609 225" draw:points="20,0 609,139 599,182 589,225 0,86 10,43">
          <text:p/>
        </draw:polygon>
        <draw:polygon draw:style-name="gr130" draw:text-style-name="P9" draw:layer="layout" svg:width="0.017cm" svg:height="0.043cm" svg:x="8.619cm" svg:y="6.429cm" svg:viewBox="0 0 18 44" draw:points="10,0 18,43 10,44 2,43 0,43">
          <text:p/>
        </draw:polygon>
        <draw:polygon draw:style-name="gr130" draw:text-style-name="P9" draw:layer="layout" svg:width="0.604cm" svg:height="0.189cm" svg:x="8.621cm" svg:y="6.282cm" svg:viewBox="0 0 605 190" draw:points="0,105 589,0 597,43 605,86 16,190 8,147">
          <text:p/>
        </draw:polygon>
        <draw:polygon draw:style-name="gr130" draw:text-style-name="P9" draw:layer="layout" svg:width="0.018cm" svg:height="0.042cm" svg:x="9.218cm" svg:y="6.325cm" svg:viewBox="0 0 19 43" draw:points="0,0 19,40 12,42 8,43">
          <text:p/>
        </draw:polygon>
        <draw:polygon draw:style-name="gr130" draw:text-style-name="P9" draw:layer="layout" svg:width="0.627cm" svg:height="0.357cm" svg:x="9.199cm" svg:y="6.006cm" svg:viewBox="0 0 628 358" draw:points="0,279 590,0 609,40 628,80 38,358 19,319">
          <text:p/>
        </draw:polygon>
        <draw:polygon draw:style-name="gr130" draw:text-style-name="P9" draw:layer="layout" svg:width="0.043cm" svg:height="0.043cm" svg:x="9.788cm" svg:y="6.002cm" svg:viewBox="0 0 44 44" draw:points="19,44 0,4 7,2 15,0 23,0 30,1 37,4 44,8">
          <text:p/>
        </draw:polygon>
        <draw:polygon draw:style-name="gr130" draw:text-style-name="P9" draw:layer="layout" svg:width="0.638cm" svg:height="0.472cm" svg:x="9.782cm" svg:y="6.01cm" svg:viewBox="0 0 639 473" draw:points="50,0 639,401 614,437 589,473 0,72 25,36">
          <text:p/>
        </draw:polygon>
        <draw:polygon draw:style-name="gr130" draw:text-style-name="P9" draw:layer="layout" svg:width="0.048cm" svg:height="0.043cm" svg:x="10.371cm" svg:y="6.447cm" svg:viewBox="0 0 49 44" draw:points="25,0 49,37 43,40 35,43 28,44 20,44 12,42 5,39 0,36">
          <text:p/>
        </draw:polygon>
        <draw:polygon draw:style-name="gr130" draw:text-style-name="P9" draw:layer="layout" svg:width="0.636cm" svg:height="0.461cm" svg:x="10.372cm" svg:y="6.022cm" svg:viewBox="0 0 637 462" draw:points="0,388 589,0 613,37 637,74 48,462 24,425">
          <text:p/>
        </draw:polygon>
        <draw:polygon draw:style-name="gr130" draw:text-style-name="P9" draw:layer="layout" svg:width="0.026cm" svg:height="0.043cm" svg:x="10.961cm" svg:y="6.015cm" svg:viewBox="0 0 27 44" draw:points="24,44 0,7 6,4 14,1 21,0 27,0">
          <text:p/>
        </draw:polygon>
        <draw:polygon draw:style-name="gr130" draw:text-style-name="P9" draw:layer="layout" svg:width="0.594cm" svg:height="0.13cm" svg:x="10.982cm" svg:y="6.015cm" svg:viewBox="0 0 595 131" draw:points="6,0 595,44 592,88 589,131 0,88 3,44">
          <text:p/>
        </draw:polygon>
        <draw:polygon draw:style-name="gr130" draw:text-style-name="P9" draw:layer="layout" svg:width="0.004cm" svg:height="0.043cm" svg:x="11.574cm" svg:y="6.059cm" svg:viewBox="0 0 5 44" draw:points="0,44 3,0 5,0">
          <text:p/>
        </draw:polygon>
        <draw:polygon draw:style-name="gr130" draw:text-style-name="P9" draw:layer="layout" svg:width="0.599cm" svg:height="0.156cm" svg:x="11.569cm" svg:y="6.059cm" svg:viewBox="0 0 600 157" draw:points="10,0 600,70 595,113 590,157 0,88 5,44">
          <text:p/>
        </draw:polygon>
        <draw:polygon draw:style-name="gr130" draw:text-style-name="P9" draw:layer="layout" svg:width="0.014cm" svg:height="0.043cm" svg:x="12.163cm" svg:y="6.129cm" svg:viewBox="0 0 15 44" draw:points="0,44 5,0 13,2 15,3">
          <text:p/>
        </draw:polygon>
        <draw:polygon draw:style-name="gr130" draw:text-style-name="P9" draw:layer="layout" svg:width="0.618cm" svg:height="0.299cm" svg:x="12.148cm" svg:y="6.132cm" svg:viewBox="0 0 619 300" draw:points="30,0 619,218 604,259 589,300 0,82 15,41">
          <text:p/>
        </draw:polygon>
        <draw:polygon draw:style-name="gr130" draw:text-style-name="P9" draw:layer="layout" svg:width="0.037cm" svg:height="0.043cm" svg:x="12.737cm" svg:y="6.39cm" svg:viewBox="0 0 38 44" draw:points="15,0 38,37 31,41 24,43 16,44 9,44 1,42 0,41">
          <text:p/>
        </draw:polygon>
        <draw:polygon draw:style-name="gr130" draw:text-style-name="P9" draw:layer="layout" svg:width="0.634cm" svg:height="0.439cm" svg:x="12.729cm" svg:y="5.987cm" svg:viewBox="0 0 635 440" draw:points="0,366 589,0 612,37 635,74 46,440 23,403">
          <text:p/>
        </draw:polygon>
        <draw:polygon draw:style-name="gr130" draw:text-style-name="P9" draw:layer="layout" svg:width="0.031cm" svg:height="0.043cm" svg:x="13.318cm" svg:y="5.98cm" svg:viewBox="0 0 32 44" draw:points="23,44 0,7 7,3 14,1 22,0 29,0 32,1">
          <text:p/>
        </draw:polygon>
        <draw:polygon draw:style-name="gr130" draw:text-style-name="P9" draw:layer="layout" svg:width="0.606cm" svg:height="0.207cm" svg:x="13.332cm" svg:y="5.981cm" svg:viewBox="0 0 607 208" draw:points="18,0 607,122 598,165 589,208 0,86 9,43">
          <text:p/>
        </draw:polygon>
        <draw:polygon draw:style-name="gr130" draw:text-style-name="P9" draw:layer="layout" svg:width="0.02cm" svg:height="0.043cm" svg:x="13.92cm" svg:y="6.147cm" svg:viewBox="0 0 21 44" draw:points="9,0 21,42 13,44 5,44 0,43">
          <text:p/>
        </draw:polygon>
        <draw:polygon draw:style-name="gr130" draw:text-style-name="P9" draw:layer="layout" svg:width="0.613cm" svg:height="0.244cm" svg:x="13.917cm" svg:y="5.944cm" svg:viewBox="0 0 614 245" draw:points="0,161 590,0 602,42 614,84 24,245 12,203">
          <text:p/>
        </draw:polygon>
        <draw:polygon draw:style-name="gr130" draw:text-style-name="P9" draw:layer="layout" svg:width="0.248cm" svg:height="0.248cm" svg:x="4.971cm" svg:y="6.039cm" svg:viewBox="0 0 249 249" draw:points="0,0 125,249 249,0">
          <text:p/>
        </draw:polygon>
        <draw:polyline draw:style-name="gr117" draw:text-style-name="P9" draw:layer="layout" svg:width="0.248cm" svg:height="0.248cm" svg:x="4.971cm" svg:y="6.039cm" svg:viewBox="0 0 249 249" draw:points="0,0 125,249 249,0 0,0">
          <text:p/>
        </draw:polyline>
        <draw:polygon draw:style-name="gr130" draw:text-style-name="P9" draw:layer="layout" svg:width="0.248cm" svg:height="0.248cm" svg:x="5.56cm" svg:y="6.114cm" svg:viewBox="0 0 249 249" draw:points="0,0 125,249 249,0">
          <text:p/>
        </draw:polygon>
        <draw:polyline draw:style-name="gr117" draw:text-style-name="P9" draw:layer="layout" svg:width="0.248cm" svg:height="0.248cm" svg:x="5.56cm" svg:y="6.114cm" svg:viewBox="0 0 249 249" draw:points="0,0 125,249 249,0 0,0">
          <text:p/>
        </draw:polyline>
        <draw:polygon draw:style-name="gr130" draw:text-style-name="P9" draw:layer="layout" svg:width="0.248cm" svg:height="0.248cm" svg:x="6.148cm" svg:y="6.087cm" svg:viewBox="0 0 249 249" draw:points="0,0 125,249 249,0">
          <text:p/>
        </draw:polygon>
        <draw:polyline draw:style-name="gr117" draw:text-style-name="P9" draw:layer="layout" svg:width="0.248cm" svg:height="0.248cm" svg:x="6.148cm" svg:y="6.087cm" svg:viewBox="0 0 249 249" draw:points="0,0 125,249 249,0 0,0">
          <text:p/>
        </draw:polyline>
        <draw:polygon draw:style-name="gr130" draw:text-style-name="P9" draw:layer="layout" svg:width="0.248cm" svg:height="0.248cm" svg:x="6.737cm" svg:y="5.913cm" svg:viewBox="0 0 249 249" draw:points="0,0 125,249 249,0">
          <text:p/>
        </draw:polygon>
        <draw:polyline draw:style-name="gr117" draw:text-style-name="P9" draw:layer="layout" svg:width="0.248cm" svg:height="0.248cm" svg:x="6.737cm" svg:y="5.913cm" svg:viewBox="0 0 249 249" draw:points="0,0 125,249 249,0 0,0">
          <text:p/>
        </draw:polyline>
        <draw:polygon draw:style-name="gr130" draw:text-style-name="P9" draw:layer="layout" svg:width="0.248cm" svg:height="0.248cm" svg:x="7.327cm" svg:y="6.174cm" svg:viewBox="0 0 249 249" draw:points="0,0 125,249 249,0">
          <text:p/>
        </draw:polygon>
        <draw:polyline draw:style-name="gr117" draw:text-style-name="P9" draw:layer="layout" svg:width="0.248cm" svg:height="0.248cm" svg:x="7.327cm" svg:y="6.174cm" svg:viewBox="0 0 249 249" draw:points="0,0 125,249 249,0 0,0">
          <text:p/>
        </draw:polyline>
        <draw:polygon draw:style-name="gr130" draw:text-style-name="P9" draw:layer="layout" svg:width="0.248cm" svg:height="0.248cm" svg:x="7.915cm" svg:y="6.165cm" svg:viewBox="0 0 249 249" draw:points="0,0 125,249 249,0">
          <text:p/>
        </draw:polygon>
        <draw:polyline draw:style-name="gr117" draw:text-style-name="P9" draw:layer="layout" svg:width="0.248cm" svg:height="0.248cm" svg:x="7.915cm" svg:y="6.165cm" svg:viewBox="0 0 249 249" draw:points="0,0 125,249 249,0 0,0">
          <text:p/>
        </draw:polyline>
        <draw:polygon draw:style-name="gr130" draw:text-style-name="P9" draw:layer="layout" svg:width="0.248cm" svg:height="0.248cm" svg:x="8.504cm" svg:y="6.305cm" svg:viewBox="0 0 249 249" draw:points="0,0 125,249 249,0">
          <text:p/>
        </draw:polygon>
        <draw:polyline draw:style-name="gr117" draw:text-style-name="P9" draw:layer="layout" svg:width="0.248cm" svg:height="0.248cm" svg:x="8.504cm" svg:y="6.305cm" svg:viewBox="0 0 249 249" draw:points="0,0 125,249 249,0 0,0">
          <text:p/>
        </draw:polyline>
        <draw:polygon draw:style-name="gr130" draw:text-style-name="P9" draw:layer="layout" svg:width="0.248cm" svg:height="0.248cm" svg:x="9.093cm" svg:y="6.2cm" svg:viewBox="0 0 249 249" draw:points="0,0 125,249 249,0">
          <text:p/>
        </draw:polygon>
        <draw:polyline draw:style-name="gr117" draw:text-style-name="P9" draw:layer="layout" svg:width="0.248cm" svg:height="0.248cm" svg:x="9.093cm" svg:y="6.2cm" svg:viewBox="0 0 249 249" draw:points="0,0 125,249 249,0 0,0">
          <text:p/>
        </draw:polyline>
        <draw:polygon draw:style-name="gr130" draw:text-style-name="P9" draw:layer="layout" svg:width="0.248cm" svg:height="0.248cm" svg:x="9.683cm" svg:y="5.922cm" svg:viewBox="0 0 249 249" draw:points="0,0 125,249 249,0">
          <text:p/>
        </draw:polygon>
        <draw:polyline draw:style-name="gr117" draw:text-style-name="P9" draw:layer="layout" svg:width="0.248cm" svg:height="0.248cm" svg:x="9.683cm" svg:y="5.922cm" svg:viewBox="0 0 249 249" draw:points="0,0 125,249 249,0 0,0">
          <text:p/>
        </draw:polyline>
        <draw:polygon draw:style-name="gr130" draw:text-style-name="P9" draw:layer="layout" svg:width="0.248cm" svg:height="0.248cm" svg:x="10.271cm" svg:y="6.323cm" svg:viewBox="0 0 249 249" draw:points="0,0 125,249 249,0">
          <text:p/>
        </draw:polygon>
        <draw:polyline draw:style-name="gr117" draw:text-style-name="P9" draw:layer="layout" svg:width="0.248cm" svg:height="0.248cm" svg:x="10.271cm" svg:y="6.323cm" svg:viewBox="0 0 249 249" draw:points="0,0 125,249 249,0 0,0">
          <text:p/>
        </draw:polyline>
        <draw:polygon draw:style-name="gr130" draw:text-style-name="P9" draw:layer="layout" svg:width="0.248cm" svg:height="0.248cm" svg:x="10.86cm" svg:y="5.935cm" svg:viewBox="0 0 249 249" draw:points="0,0 125,249 249,0">
          <text:p/>
        </draw:polygon>
        <draw:polyline draw:style-name="gr117" draw:text-style-name="P9" draw:layer="layout" svg:width="0.248cm" svg:height="0.248cm" svg:x="10.86cm" svg:y="5.935cm" svg:viewBox="0 0 249 249" draw:points="0,0 125,249 249,0 0,0">
          <text:p/>
        </draw:polyline>
        <draw:polygon draw:style-name="gr130" draw:text-style-name="P9" draw:layer="layout" svg:width="0.248cm" svg:height="0.248cm" svg:x="11.449cm" svg:y="5.978cm" svg:viewBox="0 0 249 249" draw:points="0,0 125,249 249,0">
          <text:p/>
        </draw:polygon>
        <draw:polyline draw:style-name="gr117" draw:text-style-name="P9" draw:layer="layout" svg:width="0.248cm" svg:height="0.248cm" svg:x="11.449cm" svg:y="5.978cm" svg:viewBox="0 0 249 249" draw:points="0,0 125,249 249,0 0,0">
          <text:p/>
        </draw:polyline>
        <draw:polygon draw:style-name="gr130" draw:text-style-name="P9" draw:layer="layout" svg:width="0.248cm" svg:height="0.248cm" svg:x="12.039cm" svg:y="6.048cm" svg:viewBox="0 0 249 249" draw:points="0,0 125,249 249,0">
          <text:p/>
        </draw:polygon>
        <draw:polyline draw:style-name="gr117" draw:text-style-name="P9" draw:layer="layout" svg:width="0.248cm" svg:height="0.248cm" svg:x="12.039cm" svg:y="6.048cm" svg:viewBox="0 0 249 249" draw:points="0,0 125,249 249,0 0,0">
          <text:p/>
        </draw:polyline>
        <draw:polygon draw:style-name="gr130" draw:text-style-name="P9" draw:layer="layout" svg:width="0.248cm" svg:height="0.248cm" svg:x="12.627cm" svg:y="6.266cm" svg:viewBox="0 0 249 249" draw:points="0,0 125,249 249,0">
          <text:p/>
        </draw:polygon>
        <draw:polyline draw:style-name="gr117" draw:text-style-name="P9" draw:layer="layout" svg:width="0.248cm" svg:height="0.248cm" svg:x="12.627cm" svg:y="6.266cm" svg:viewBox="0 0 249 249" draw:points="0,0 125,249 249,0 0,0">
          <text:p/>
        </draw:polyline>
        <draw:polygon draw:style-name="gr130" draw:text-style-name="P9" draw:layer="layout" svg:width="0.248cm" svg:height="0.248cm" svg:x="13.216cm" svg:y="5.9cm" svg:viewBox="0 0 249 249" draw:points="0,0 125,249 249,0">
          <text:p/>
        </draw:polygon>
        <draw:polyline draw:style-name="gr117" draw:text-style-name="P9" draw:layer="layout" svg:width="0.248cm" svg:height="0.248cm" svg:x="13.216cm" svg:y="5.9cm" svg:viewBox="0 0 249 249" draw:points="0,0 125,249 249,0 0,0">
          <text:p/>
        </draw:polyline>
        <draw:polygon draw:style-name="gr130" draw:text-style-name="P9" draw:layer="layout" svg:width="0.248cm" svg:height="0.248cm" svg:x="13.805cm" svg:y="6.022cm" svg:viewBox="0 0 249 249" draw:points="0,0 125,249 249,0">
          <text:p/>
        </draw:polygon>
        <draw:polyline draw:style-name="gr117" draw:text-style-name="P9" draw:layer="layout" svg:width="0.248cm" svg:height="0.248cm" svg:x="13.805cm" svg:y="6.022cm" svg:viewBox="0 0 249 249" draw:points="0,0 125,249 249,0 0,0">
          <text:p/>
        </draw:polyline>
        <draw:polygon draw:style-name="gr130" draw:text-style-name="P9" draw:layer="layout" svg:width="0.248cm" svg:height="0.248cm" svg:x="14.394cm" svg:y="5.861cm" svg:viewBox="0 0 249 249" draw:points="0,0 125,249 249,0">
          <text:p/>
        </draw:polygon>
        <draw:polyline draw:style-name="gr117" draw:text-style-name="P9" draw:layer="layout" svg:width="0.248cm" svg:height="0.248cm" svg:x="14.394cm" svg:y="5.861cm" svg:viewBox="0 0 249 249" draw:points="0,0 125,249 249,0 0,0">
          <text:p/>
        </draw:polyline>
        <draw:polygon draw:style-name="gr186" draw:text-style-name="P9" draw:layer="layout" svg:width="0.62cm" svg:height="0.312cm" svg:x="5.08cm" svg:y="7.289cm" svg:viewBox="0 0 621 313" draw:points="0,231 589,0 605,41 621,82 32,313 16,272">
          <text:p/>
        </draw:polygon>
        <draw:polygon draw:style-name="gr186" draw:text-style-name="P9" draw:layer="layout" svg:width="0.016cm" svg:height="0.043cm" svg:x="5.668cm" svg:y="7.286cm" svg:viewBox="0 0 17 44" draw:points="16,44 0,3 7,1 15,0 17,0">
          <text:p/>
        </draw:polygon>
        <draw:polygon draw:style-name="gr186" draw:text-style-name="P9" draw:layer="layout" svg:width="0.59cm" svg:height="0.1cm" svg:x="5.683cm" svg:y="7.286cm" svg:viewBox="0 0 591 101" draw:points="2,0 591,13 590,57 589,101 0,88 1,44">
          <text:p/>
        </draw:polygon>
        <draw:polygon draw:style-name="gr186" draw:text-style-name="P9" draw:layer="layout" svg:width="0.005cm" svg:height="0.043cm" svg:x="6.273cm" svg:y="7.299cm" svg:viewBox="0 0 6 44" draw:points="0,44 1,0 6,0">
          <text:p/>
        </draw:polygon>
        <draw:polygon draw:style-name="gr186" draw:text-style-name="P9" draw:layer="layout" svg:width="0.6cm" svg:height="0.161cm" svg:x="6.267cm" svg:y="7.299cm" svg:viewBox="0 0 601 162" draw:points="12,0 601,75 595,118 589,162 0,88 6,44">
          <text:p/>
        </draw:polygon>
        <draw:polygon draw:style-name="gr186" draw:text-style-name="P9" draw:layer="layout" svg:width="0.006cm" svg:height="0.043cm" svg:x="6.862cm" svg:y="7.374cm" svg:viewBox="0 0 7 44" draw:points="0,44 6,0 7,1">
          <text:p/>
        </draw:polygon>
        <draw:polygon draw:style-name="gr186" draw:text-style-name="P9" draw:layer="layout" svg:width="0.603cm" svg:height="0.184cm" svg:x="6.855cm" svg:y="7.375cm" svg:viewBox="0 0 604 185" draw:points="14,0 604,100 597,142 590,185 0,86 7,43">
          <text:p/>
        </draw:polygon>
        <draw:polygon draw:style-name="gr186" draw:text-style-name="P9" draw:layer="layout" svg:width="0.008cm" svg:height="0.043cm" svg:x="7.445cm" svg:y="7.517cm" svg:viewBox="0 0 9 44" draw:points="7,0 9,44 1,44 0,43">
          <text:p/>
        </draw:polygon>
        <draw:polygon draw:style-name="gr186" draw:text-style-name="P9" draw:layer="layout" svg:width="0.592cm" svg:height="0.112cm" svg:x="7.449cm" svg:y="7.447cm" svg:viewBox="0 0 593 113" draw:points="0,26 589,0 591,44 593,88 4,113 2,70">
          <text:p/>
        </draw:polygon>
        <draw:polygon draw:style-name="gr186" draw:text-style-name="P9" draw:layer="layout" svg:width="0.01cm" svg:height="0.043cm" svg:x="8.04cm" svg:y="7.491cm" svg:viewBox="0 0 11 44" draw:points="0,0 11,43 4,44 2,44">
          <text:p/>
        </draw:polygon>
        <draw:polygon draw:style-name="gr186" draw:text-style-name="P9" draw:layer="layout" svg:width="0.61cm" svg:height="0.242cm" svg:x="8.029cm" svg:y="7.291cm" svg:viewBox="0 0 611 243" draw:points="0,157 589,0 600,43 611,86 22,243 11,200">
          <text:p/>
        </draw:polygon>
        <draw:polygon draw:style-name="gr186" draw:text-style-name="P9" draw:layer="layout" svg:width="0.023cm" svg:height="0.043cm" svg:x="8.618cm" svg:y="7.29cm" svg:viewBox="0 0 24 44" draw:points="11,44 0,1 7,0 15,0 22,2 24,2">
          <text:p/>
        </draw:polygon>
        <draw:polygon draw:style-name="gr186" draw:text-style-name="P9" draw:layer="layout" svg:width="0.614cm" svg:height="0.271cm" svg:x="8.616cm" svg:y="7.292cm" svg:viewBox="0 0 615 272" draw:points="26,0 615,188 602,230 589,272 0,84 13,42">
          <text:p/>
        </draw:polygon>
        <draw:polygon draw:style-name="gr186" draw:text-style-name="P9" draw:layer="layout" svg:width="0.018cm" svg:height="0.043cm" svg:x="9.205cm" svg:y="7.522cm" svg:viewBox="0 0 19 44" draw:points="13,0 19,44 12,44 4,43 0,42">
          <text:p/>
        </draw:polygon>
        <draw:polygon draw:style-name="gr186" draw:text-style-name="P9" draw:layer="layout" svg:width="0.601cm" svg:height="0.17cm" svg:x="9.212cm" svg:y="7.395cm" svg:viewBox="0 0 602 171" draw:points="0,84 590,0 596,44 602,88 12,171 6,127">
          <text:p/>
        </draw:polygon>
        <draw:polygon draw:style-name="gr186" draw:text-style-name="P9" draw:layer="layout" svg:width="0.005cm" svg:height="0.043cm" svg:x="9.801cm" svg:y="7.395cm" svg:viewBox="0 0 6 44" draw:points="6,44 0,0 0,0">
          <text:p/>
        </draw:polygon>
        <draw:polygon draw:style-name="gr186" draw:text-style-name="P9" draw:layer="layout" svg:width="0.6cm" svg:height="0.164cm" svg:x="9.801cm" svg:y="7.317cm" svg:viewBox="0 0 601 165" draw:points="0,78 589,0 595,44 601,88 12,165 6,121">
          <text:p/>
        </draw:polygon>
        <draw:polygon draw:style-name="gr186" draw:text-style-name="P9" draw:layer="layout" svg:width="0.021cm" svg:height="0.043cm" svg:x="10.39cm" svg:y="7.317cm" svg:viewBox="0 0 22 44" draw:points="6,44 0,0 8,0 16,1 22,3">
          <text:p/>
        </draw:polygon>
        <draw:polygon draw:style-name="gr186" draw:text-style-name="P9" draw:layer="layout" svg:width="0.62cm" svg:height="0.311cm" svg:x="10.38cm" svg:y="7.32cm" svg:viewBox="0 0 621 312" draw:points="32,0 621,230 605,271 589,312 0,82 16,41">
          <text:p/>
        </draw:polygon>
        <draw:polygon draw:style-name="gr186" draw:text-style-name="P9" draw:layer="layout" svg:width="0.036cm" svg:height="0.043cm" svg:x="10.969cm" svg:y="7.591cm" svg:viewBox="0 0 37 44" draw:points="16,0 37,39 30,42 22,44 15,44 7,43 0,41">
          <text:p/>
        </draw:polygon>
        <draw:polygon draw:style-name="gr186" draw:text-style-name="P9" draw:layer="layout" svg:width="0.63cm" svg:height="0.394cm" svg:x="10.964cm" svg:y="7.234cm" svg:viewBox="0 0 631 395" draw:points="0,318 589,0 610,39 631,78 42,395 21,356">
          <text:p/>
        </draw:polygon>
        <draw:polygon draw:style-name="gr186" draw:text-style-name="P9" draw:layer="layout" svg:width="0.02cm" svg:height="0.043cm" svg:x="11.553cm" svg:y="7.229cm" svg:viewBox="0 0 21 44" draw:points="21,44 0,5 7,2 15,0 21,0">
          <text:p/>
        </draw:polygon>
        <draw:polygon draw:style-name="gr186" draw:text-style-name="P9" draw:layer="layout" svg:width="0.589cm" svg:height="0.092cm" svg:x="11.574cm" svg:y="7.229cm" svg:viewBox="0 0 590 93" draw:points="0,0 590,5 590,49 590,93 0,88 0,44">
          <text:p/>
        </draw:polygon>
        <draw:polygon draw:style-name="gr186" draw:text-style-name="P9" draw:layer="layout" svg:width="0.002cm" svg:height="0.043cm" svg:x="12.163cm" svg:y="7.234cm" svg:viewBox="0 0 3 44" draw:points="0,44 0,0 3,0">
          <text:p/>
        </draw:polygon>
        <draw:polygon draw:style-name="gr186" draw:text-style-name="P9" draw:layer="layout" svg:width="0.594cm" svg:height="0.129cm" svg:x="12.16cm" svg:y="7.234cm" svg:viewBox="0 0 595 130" draw:points="6,0 595,43 592,87 589,130 0,88 3,44">
          <text:p/>
        </draw:polygon>
        <draw:polygon draw:style-name="gr186" draw:text-style-name="P9" draw:layer="layout" svg:width="0.008cm" svg:height="0.043cm" svg:x="12.752cm" svg:y="7.277cm" svg:viewBox="0 0 9 44" draw:points="0,44 3,0 9,1">
          <text:p/>
        </draw:polygon>
        <draw:polygon draw:style-name="gr186" draw:text-style-name="P9" draw:layer="layout" svg:width="0.606cm" svg:height="0.211cm" svg:x="12.743cm" svg:y="7.278cm" svg:viewBox="0 0 607 212" draw:points="18,0 607,126 598,169 589,212 0,86 9,43">
          <text:p/>
        </draw:polygon>
        <draw:polygon draw:style-name="gr186" draw:text-style-name="P9" draw:layer="layout" svg:width="0.019cm" svg:height="0.043cm" svg:x="13.332cm" svg:y="7.447cm" svg:viewBox="0 0 20 44" draw:points="9,0 20,43 13,44 5,44 0,43">
          <text:p/>
        </draw:polygon>
        <draw:polygon draw:style-name="gr186" draw:text-style-name="P9" draw:layer="layout" svg:width="0.61cm" svg:height="0.241cm" svg:x="13.33cm" svg:y="7.248cm" svg:viewBox="0 0 611 242" draw:points="0,156 589,0 600,43 611,86 22,242 11,199">
          <text:p/>
        </draw:polygon>
        <draw:polygon draw:style-name="gr186" draw:text-style-name="P9" draw:layer="layout" svg:width="0.01cm" svg:height="0.043cm" svg:x="13.918cm" svg:y="7.247cm" svg:viewBox="0 0 11 44" draw:points="11,44 0,1 7,0 9,0">
          <text:p/>
        </draw:polygon>
        <draw:polygon draw:style-name="gr186" draw:text-style-name="P9" draw:layer="layout" svg:width="0.593cm" svg:height="0.108cm" svg:x="13.927cm" svg:y="7.225cm" svg:viewBox="0 0 594 109" draw:points="0,22 590,0 592,44 594,88 4,109 2,66">
          <text:p/>
        </draw:polygon>
        <draw:polygon draw:style-name="gr186" draw:text-style-name="P9" draw:layer="layout" svg:width="0.248cm" svg:height="0.248cm" svg:x="4.971cm" svg:y="7.436cm" svg:viewBox="0 0 249 249" draw:points="0,249 249,249 125,0">
          <text:p/>
        </draw:polygon>
        <draw:polyline draw:style-name="gr117" draw:text-style-name="P9" draw:layer="layout" svg:width="0.248cm" svg:height="0.248cm" svg:x="4.971cm" svg:y="7.436cm" svg:viewBox="0 0 249 249" draw:points="0,249 249,249 125,0 0,249">
          <text:p/>
        </draw:polyline>
        <draw:polygon draw:style-name="gr186" draw:text-style-name="P9" draw:layer="layout" svg:width="0.248cm" svg:height="0.248cm" svg:x="5.56cm" svg:y="7.206cm" svg:viewBox="0 0 249 249" draw:points="0,249 249,249 125,0">
          <text:p/>
        </draw:polygon>
        <draw:polyline draw:style-name="gr117" draw:text-style-name="P9" draw:layer="layout" svg:width="0.248cm" svg:height="0.248cm" svg:x="5.56cm" svg:y="7.206cm" svg:viewBox="0 0 249 249" draw:points="0,249 249,249 125,0 0,249">
          <text:p/>
        </draw:polyline>
        <draw:polygon draw:style-name="gr186" draw:text-style-name="P9" draw:layer="layout" svg:width="0.248cm" svg:height="0.248cm" svg:x="6.148cm" svg:y="7.219cm" svg:viewBox="0 0 249 249" draw:points="0,249 249,249 125,0">
          <text:p/>
        </draw:polygon>
        <draw:polyline draw:style-name="gr117" draw:text-style-name="P9" draw:layer="layout" svg:width="0.248cm" svg:height="0.248cm" svg:x="6.148cm" svg:y="7.219cm" svg:viewBox="0 0 249 249" draw:points="0,249 249,249 125,0 0,249">
          <text:p/>
        </draw:polyline>
        <draw:polygon draw:style-name="gr186" draw:text-style-name="P9" draw:layer="layout" svg:width="0.248cm" svg:height="0.248cm" svg:x="6.737cm" svg:y="7.293cm" svg:viewBox="0 0 249 249" draw:points="0,249 249,249 125,0">
          <text:p/>
        </draw:polygon>
        <draw:polyline draw:style-name="gr117" draw:text-style-name="P9" draw:layer="layout" svg:width="0.248cm" svg:height="0.248cm" svg:x="6.737cm" svg:y="7.293cm" svg:viewBox="0 0 249 249" draw:points="0,249 249,249 125,0 0,249">
          <text:p/>
        </draw:polyline>
        <draw:polygon draw:style-name="gr186" draw:text-style-name="P9" draw:layer="layout" svg:width="0.248cm" svg:height="0.248cm" svg:x="7.327cm" svg:y="7.393cm" svg:viewBox="0 0 249 249" draw:points="0,249 249,249 125,0">
          <text:p/>
        </draw:polygon>
        <draw:polyline draw:style-name="gr117" draw:text-style-name="P9" draw:layer="layout" svg:width="0.248cm" svg:height="0.248cm" svg:x="7.327cm" svg:y="7.393cm" svg:viewBox="0 0 249 249" draw:points="0,249 249,249 125,0 0,249">
          <text:p/>
        </draw:polyline>
        <draw:polygon draw:style-name="gr186" draw:text-style-name="P9" draw:layer="layout" svg:width="0.248cm" svg:height="0.248cm" svg:x="7.915cm" svg:y="7.367cm" svg:viewBox="0 0 249 249" draw:points="0,249 249,249 125,0">
          <text:p/>
        </draw:polygon>
        <draw:polyline draw:style-name="gr117" draw:text-style-name="P9" draw:layer="layout" svg:width="0.248cm" svg:height="0.248cm" svg:x="7.915cm" svg:y="7.367cm" svg:viewBox="0 0 249 249" draw:points="0,249 249,249 125,0 0,249">
          <text:p/>
        </draw:polyline>
        <draw:polygon draw:style-name="gr186" draw:text-style-name="P9" draw:layer="layout" svg:width="0.248cm" svg:height="0.248cm" svg:x="8.504cm" svg:y="7.21cm" svg:viewBox="0 0 249 249" draw:points="0,249 249,249 125,0">
          <text:p/>
        </draw:polygon>
        <draw:polyline draw:style-name="gr117" draw:text-style-name="P9" draw:layer="layout" svg:width="0.248cm" svg:height="0.248cm" svg:x="8.504cm" svg:y="7.21cm" svg:viewBox="0 0 249 249" draw:points="0,249 249,249 125,0 0,249">
          <text:p/>
        </draw:polyline>
        <draw:polygon draw:style-name="gr186" draw:text-style-name="P9" draw:layer="layout" svg:width="0.248cm" svg:height="0.248cm" svg:x="9.093cm" svg:y="7.398cm" svg:viewBox="0 0 249 249" draw:points="0,249 249,249 125,0">
          <text:p/>
        </draw:polygon>
        <draw:polyline draw:style-name="gr117" draw:text-style-name="P9" draw:layer="layout" svg:width="0.248cm" svg:height="0.248cm" svg:x="9.093cm" svg:y="7.398cm" svg:viewBox="0 0 249 249" draw:points="0,249 249,249 125,0 0,249">
          <text:p/>
        </draw:polyline>
        <draw:polygon draw:style-name="gr186" draw:text-style-name="P9" draw:layer="layout" svg:width="0.248cm" svg:height="0.248cm" svg:x="9.683cm" svg:y="7.314cm" svg:viewBox="0 0 249 249" draw:points="0,249 249,249 125,0">
          <text:p/>
        </draw:polygon>
        <draw:polyline draw:style-name="gr117" draw:text-style-name="P9" draw:layer="layout" svg:width="0.248cm" svg:height="0.248cm" svg:x="9.683cm" svg:y="7.314cm" svg:viewBox="0 0 249 249" draw:points="0,249 249,249 125,0 0,249">
          <text:p/>
        </draw:polyline>
        <draw:polygon draw:style-name="gr186" draw:text-style-name="P9" draw:layer="layout" svg:width="0.248cm" svg:height="0.248cm" svg:x="10.271cm" svg:y="7.236cm" svg:viewBox="0 0 249 249" draw:points="0,249 249,249 125,0">
          <text:p/>
        </draw:polygon>
        <draw:polyline draw:style-name="gr117" draw:text-style-name="P9" draw:layer="layout" svg:width="0.248cm" svg:height="0.248cm" svg:x="10.271cm" svg:y="7.236cm" svg:viewBox="0 0 249 249" draw:points="0,249 249,249 125,0 0,249">
          <text:p/>
        </draw:polyline>
        <draw:polygon draw:style-name="gr186" draw:text-style-name="P9" draw:layer="layout" svg:width="0.248cm" svg:height="0.248cm" svg:x="10.86cm" svg:y="7.466cm" svg:viewBox="0 0 249 249" draw:points="0,249 249,249 125,0">
          <text:p/>
        </draw:polygon>
        <draw:polyline draw:style-name="gr117" draw:text-style-name="P9" draw:layer="layout" svg:width="0.248cm" svg:height="0.248cm" svg:x="10.86cm" svg:y="7.466cm" svg:viewBox="0 0 249 249" draw:points="0,249 249,249 125,0 0,249">
          <text:p/>
        </draw:polyline>
        <draw:polygon draw:style-name="gr186" draw:text-style-name="P9" draw:layer="layout" svg:width="0.248cm" svg:height="0.248cm" svg:x="11.449cm" svg:y="7.149cm" svg:viewBox="0 0 249 249" draw:points="0,249 249,249 125,0">
          <text:p/>
        </draw:polygon>
        <draw:polyline draw:style-name="gr117" draw:text-style-name="P9" draw:layer="layout" svg:width="0.248cm" svg:height="0.248cm" svg:x="11.449cm" svg:y="7.149cm" svg:viewBox="0 0 249 249" draw:points="0,249 249,249 125,0 0,249">
          <text:p/>
        </draw:polyline>
        <draw:polygon draw:style-name="gr186" draw:text-style-name="P9" draw:layer="layout" svg:width="0.248cm" svg:height="0.248cm" svg:x="12.039cm" svg:y="7.154cm" svg:viewBox="0 0 249 249" draw:points="0,249 249,249 125,0">
          <text:p/>
        </draw:polygon>
        <draw:polyline draw:style-name="gr117" draw:text-style-name="P9" draw:layer="layout" svg:width="0.248cm" svg:height="0.248cm" svg:x="12.039cm" svg:y="7.154cm" svg:viewBox="0 0 249 249" draw:points="0,249 249,249 125,0 0,249">
          <text:p/>
        </draw:polyline>
        <draw:polygon draw:style-name="gr186" draw:text-style-name="P9" draw:layer="layout" svg:width="0.248cm" svg:height="0.248cm" svg:x="12.627cm" svg:y="7.197cm" svg:viewBox="0 0 249 249" draw:points="0,249 249,249 125,0">
          <text:p/>
        </draw:polygon>
        <draw:polyline draw:style-name="gr117" draw:text-style-name="P9" draw:layer="layout" svg:width="0.248cm" svg:height="0.248cm" svg:x="12.627cm" svg:y="7.197cm" svg:viewBox="0 0 249 249" draw:points="0,249 249,249 125,0 0,249">
          <text:p/>
        </draw:polyline>
        <draw:polygon draw:style-name="gr186" draw:text-style-name="P9" draw:layer="layout" svg:width="0.248cm" svg:height="0.248cm" svg:x="13.216cm" svg:y="7.323cm" svg:viewBox="0 0 249 249" draw:points="0,249 249,249 125,0">
          <text:p/>
        </draw:polygon>
        <draw:polyline draw:style-name="gr117" draw:text-style-name="P9" draw:layer="layout" svg:width="0.248cm" svg:height="0.248cm" svg:x="13.216cm" svg:y="7.323cm" svg:viewBox="0 0 249 249" draw:points="0,249 249,249 125,0 0,249">
          <text:p/>
        </draw:polyline>
        <draw:polygon draw:style-name="gr186" draw:text-style-name="P9" draw:layer="layout" svg:width="0.248cm" svg:height="0.248cm" svg:x="13.805cm" svg:y="7.167cm" svg:viewBox="0 0 249 249" draw:points="0,249 249,249 125,0">
          <text:p/>
        </draw:polygon>
        <draw:polyline draw:style-name="gr117" draw:text-style-name="P9" draw:layer="layout" svg:width="0.248cm" svg:height="0.248cm" svg:x="13.805cm" svg:y="7.167cm" svg:viewBox="0 0 249 249" draw:points="0,249 249,249 125,0 0,249">
          <text:p/>
        </draw:polyline>
        <draw:polygon draw:style-name="gr186" draw:text-style-name="P9" draw:layer="layout" svg:width="0.248cm" svg:height="0.248cm" svg:x="14.394cm" svg:y="7.145cm" svg:viewBox="0 0 249 249" draw:points="0,249 249,249 125,0">
          <text:p/>
        </draw:polygon>
        <draw:polyline draw:style-name="gr117" draw:text-style-name="P9" draw:layer="layout" svg:width="0.248cm" svg:height="0.248cm" svg:x="14.394cm" svg:y="7.145cm" svg:viewBox="0 0 249 249" draw:points="0,249 249,249 125,0 0,249">
          <text:p/>
        </draw:polyline>
        <draw:polygon draw:style-name="gr118" draw:text-style-name="P9" draw:layer="layout" svg:width="0.315cm" svg:height="0.087cm" svg:x="15.011cm" svg:y="4.494cm" svg:viewBox="0 0 316 88" draw:points="0,0 316,0 316,88 0,88">
          <text:p/>
        </draw:polygon>
        <draw:polygon draw:style-name="gr118" draw:text-style-name="P9" draw:layer="layout" svg:width="0.158cm" svg:height="0.157cm" svg:x="15.09cm" svg:y="4.458cm" svg:viewBox="0 0 159 158" draw:points="0,0 0,158 159,158 159,0">
          <text:p/>
        </draw:polygon>
        <draw:polyline draw:style-name="gr117" draw:text-style-name="P9" draw:layer="layout" svg:width="0.158cm" svg:height="0.157cm" svg:x="15.09cm" svg:y="4.458cm" svg:viewBox="0 0 159 158" draw:points="0,0 0,158 159,158 159,0 0,0">
          <text:p/>
        </draw:polyline>
        <draw:polygon draw:style-name="gr119" draw:text-style-name="P9" draw:layer="layout" svg:width="0.315cm" svg:height="0.087cm" svg:x="15.011cm" svg:y="5.288cm" svg:viewBox="0 0 316 88" draw:points="0,0 316,0 316,88 0,88">
          <text:p/>
        </draw:polygon>
        <draw:polygon draw:style-name="gr119" draw:text-style-name="P9" draw:layer="layout" svg:width="0.158cm" svg:height="0.157cm" svg:x="15.09cm" svg:y="5.252cm" svg:viewBox="0 0 159 158" draw:points="0,80 80,158 159,80 80,0">
          <text:p/>
        </draw:polygon>
        <draw:polyline draw:style-name="gr117" draw:text-style-name="P9" draw:layer="layout" svg:width="0.158cm" svg:height="0.157cm" svg:x="15.09cm" svg:y="5.252cm" svg:viewBox="0 0 159 158" draw:points="0,80 80,158 159,80 80,0 0,80">
          <text:p/>
        </draw:polyline>
        <draw:polygon draw:style-name="gr130" draw:text-style-name="P9" draw:layer="layout" svg:width="0.315cm" svg:height="0.087cm" svg:x="15.011cm" svg:y="6.081cm" svg:viewBox="0 0 316 88" draw:points="0,0 316,0 316,88 0,88">
          <text:p/>
        </draw:polygon>
        <draw:polygon draw:style-name="gr130" draw:text-style-name="P9" draw:layer="layout" svg:width="0.158cm" svg:height="0.157cm" svg:x="15.09cm" svg:y="6.045cm" svg:viewBox="0 0 159 158" draw:points="0,0 80,158 159,0">
          <text:p/>
        </draw:polygon>
        <draw:polyline draw:style-name="gr117" draw:text-style-name="P9" draw:layer="layout" svg:width="0.158cm" svg:height="0.157cm" svg:x="15.09cm" svg:y="6.045cm" svg:viewBox="0 0 159 158" draw:points="0,0 80,158 159,0 0,0">
          <text:p/>
        </draw:polyline>
        <draw:polygon draw:style-name="gr186" draw:text-style-name="P9" draw:layer="layout" svg:width="0.315cm" svg:height="0.087cm" svg:x="15.011cm" svg:y="7.242cm" svg:viewBox="0 0 316 88" draw:points="0,0 316,0 316,88 0,88">
          <text:p/>
        </draw:polygon>
        <draw:polygon draw:style-name="gr186" draw:text-style-name="P9" draw:layer="layout" svg:width="0.158cm" svg:height="0.157cm" svg:x="15.09cm" svg:y="7.207cm" svg:viewBox="0 0 159 158" draw:points="0,158 159,158 80,0">
          <text:p/>
        </draw:polygon>
        <draw:polyline draw:style-name="gr117" draw:text-style-name="P9" draw:layer="layout" svg:width="0.158cm" svg:height="0.157cm" svg:x="15.09cm" svg:y="7.207cm" svg:viewBox="0 0 159 158" draw:points="0,158 159,158 80,0 0,158">
          <text:p/>
        </draw:polyline>
        <draw:frame draw:style-name="gr239" draw:text-style-name="P19" draw:layer="layout" svg:width="1.861cm" svg:height="0.569cm" svg:x="15.387cm" svg:y="4.43cm">
          <draw:text-box>
            <text:p><text:span text:style-name="T15">intelligent, </text:span></text:p>
          </draw:text-box>
        </draw:frame>
        <draw:frame draw:style-name="gr240" draw:text-style-name="P19" draw:layer="layout" svg:width="2.801cm" svg:height="0.569cm" svg:x="15.387cm" svg:y="4.799cm">
          <draw:text-box>
            <text:p><text:span text:style-name="T15">Geschwindigkeit 2</text:span></text:p>
          </draw:text-box>
        </draw:frame>
        <draw:frame draw:style-name="gr239" draw:text-style-name="P19" draw:layer="layout" svg:width="1.861cm" svg:height="0.569cm" svg:x="15.387cm" svg:y="5.222cm">
          <draw:text-box>
            <text:p><text:span text:style-name="T15">intelligent, </text:span></text:p>
          </draw:text-box>
        </draw:frame>
        <draw:frame draw:style-name="gr240" draw:text-style-name="P19" draw:layer="layout" svg:width="2.801cm" svg:height="0.569cm" svg:x="15.387cm" svg:y="5.59cm">
          <draw:text-box>
            <text:p><text:span text:style-name="T15">Geschwindigkeit 1</text:span></text:p>
          </draw:text-box>
        </draw:frame>
        <draw:frame draw:style-name="gr233" draw:text-style-name="P19" draw:layer="layout" svg:width="2.254cm" svg:height="0.569cm" svg:x="15.387cm" svg:y="6.014cm">
          <draw:text-box>
            <text:p><text:span text:style-name="T15">einfache</text:span></text:p>
          </draw:text-box>
        </draw:frame>
        <draw:frame draw:style-name="gr241" draw:text-style-name="P19" draw:layer="layout" svg:width="3.258cm" svg:height="0.569cm" svg:x="15.387cm" svg:y="6.382cm">
          <draw:text-box>
            <text:p><text:span text:style-name="T15">Richtungssänderung, </text:span></text:p>
          </draw:text-box>
        </draw:frame>
        <draw:frame draw:style-name="gr240" draw:text-style-name="P19" draw:layer="layout" svg:width="2.801cm" svg:height="0.569cm" svg:x="15.387cm" svg:y="6.751cm">
          <draw:text-box>
            <text:p><text:span text:style-name="T15">Geschwindigkeit 1</text:span></text:p>
          </draw:text-box>
        </draw:frame>
        <draw:frame draw:style-name="gr233" draw:text-style-name="P19" draw:layer="layout" svg:width="2.254cm" svg:height="0.569cm" svg:x="15.387cm" svg:y="7.175cm">
          <draw:text-box>
            <text:p><text:span text:style-name="T15">einfache</text:span></text:p>
          </draw:text-box>
        </draw:frame>
        <draw:frame draw:style-name="gr241" draw:text-style-name="P19" draw:layer="layout" svg:width="3.114cm" svg:height="0.569cm" svg:x="15.387cm" svg:y="7.543cm">
          <draw:text-box>
            <text:p><text:span text:style-name="T15">Richtungsänderung, </text:span></text:p>
          </draw:text-box>
        </draw:frame>
        <draw:frame draw:style-name="gr240" draw:text-style-name="P19" draw:layer="layout" svg:width="2.801cm" svg:height="0.569cm" svg:x="15.387cm" svg:y="7.911cm">
          <draw:text-box>
            <text:p><text:span text:style-name="T15">Geschwindigkeit 2</text:span></text:p>
          </draw:text-box>
        </draw:frame>
        <draw:frame draw:style-name="gr242" draw:text-style-name="P20" draw:layer="layout" svg:width="3.173cm" svg:height="0.603cm" svg:x="8.181cm" svg:y="9.2cm">
          <draw:text-box>
            <text:p><text:span text:style-name="T16">prediction discount</text:span></text:p>
          </draw:text-box>
        </draw:frame>
        <draw:frame draw:style-name="gr235" draw:text-style-name="P20" draw:layer="layout" svg:width="3.906cm" svg:height="0.603cm" draw:transform="rotate (1.5707963267946) translate (4.147cm 7.433cm)">
          <draw:text-box>
            <text:p><text:span text:style-name="T16">Qualitätsdifferenz (in %)</text:span></text:p>
          </draw:text-box>
        </draw:frame>
        <presentation:notes draw:style-name="dp2">
          <draw:page-thumbnail draw:style-name="gr14" draw:layer="layout" svg:width="13.968cm" svg:height="10.476cm" svg:x="3.81cm" svg:y="2.123cm" draw:page-number="47" presentation:class="page"/>
          <draw:frame presentation:style-name="pr2" draw:layer="layout" svg:width="17.271cm" svg:height="12.322cm" svg:x="2.159cm" svg:y="13.271cm" presentation:class="notes" presentation:placeholder="true">
            <draw:text-box/>
          </draw:frame>
        </presentation:notes>
      </draw:page>
      <draw:page draw:name="page48" draw:style-name="dp1" draw:master-page-name="Default">
        <office:forms form:automatic-focus="false" form:apply-design-mode="false"/>
        <draw:frame draw:style-name="gr69" draw:text-style-name="P9" draw:layer="layout" svg:width="15.237cm" svg:height="6.978cm" svg:x="4.127cm" svg:y="1.594cm">
          <draw:image xlink:href="Pictures/2000030000003BA600001B6346DF64E2.svm" xlink:type="simple" xlink:show="embed" xlink:actuate="onLoad">
            <text:p/>
          </draw:image>
        </draw:frame>
        <draw:frame draw:style-name="gr69" draw:text-style-name="P9" draw:layer="layout" svg:width="15.28cm" svg:height="6.978cm" svg:x="2.817cm" svg:y="11.119cm">
          <draw:image xlink:href="Pictures/2000034900003BD100001B637891DAA7.svm" xlink:type="simple" xlink:show="embed" xlink:actuate="onLoad">
            <text:p/>
          </draw:image>
        </draw:frame>
        <presentation:notes draw:style-name="dp2">
          <draw:page-thumbnail draw:style-name="gr14" draw:layer="layout" svg:width="13.968cm" svg:height="10.476cm" svg:x="3.81cm" svg:y="2.123cm" draw:page-number="48" presentation:class="page"/>
          <draw:frame presentation:style-name="pr2" draw:layer="layout" svg:width="17.271cm" svg:height="12.322cm" svg:x="2.159cm" svg:y="13.271cm" presentation:class="notes" presentation:placeholder="true">
            <draw:text-box/>
          </draw:frame>
        </presentation:notes>
      </draw:page>
      <draw:page draw:name="page49" draw:style-name="dp1" draw:master-page-name="Default">
        <office:forms form:automatic-focus="false" form:apply-design-mode="false"/>
        <draw:frame draw:style-name="gr69" draw:text-style-name="P9" draw:layer="layout" svg:width="15.208cm" svg:height="6.978cm" svg:x="3.175cm" svg:y="2.547cm">
          <draw:image xlink:href="Pictures/2000045000003B8900001B6373AE79F1.svm" xlink:type="simple" xlink:show="embed" xlink:actuate="onLoad">
            <text:p/>
          </draw:image>
        </draw:frame>
        <presentation:notes draw:style-name="dp2">
          <draw:page-thumbnail draw:style-name="gr14" draw:layer="layout" svg:width="13.968cm" svg:height="10.476cm" svg:x="3.81cm" svg:y="2.123cm" draw:page-number="49" presentation:class="page"/>
          <draw:frame presentation:style-name="pr2" draw:layer="layout" svg:width="17.271cm" svg:height="12.322cm" svg:x="2.159cm" svg:y="13.271cm" presentation:class="notes" presentation:placeholder="true">
            <draw:text-box/>
          </draw:frame>
        </presentation:notes>
      </draw:page>
      <draw:page draw:name="page50" draw:style-name="dp1" draw:master-page-name="Default">
        <office:forms form:automatic-focus="false" form:apply-design-mode="false"/>
        <draw:frame draw:style-name="gr69" draw:text-style-name="P9" draw:layer="layout" svg:width="15.226cm" svg:height="12.668cm" svg:x="4.459cm" svg:y="1.619cm">
          <draw:image xlink:href="Pictures/200005E200003B9B0000319D5EDC4EFD.svm" xlink:type="simple" xlink:show="embed" xlink:actuate="onLoad">
            <text:p/>
          </draw:image>
        </draw:frame>
        <presentation:notes draw:style-name="dp2">
          <draw:page-thumbnail draw:style-name="gr14" draw:layer="layout" svg:width="13.968cm" svg:height="10.476cm" svg:x="3.81cm" svg:y="2.123cm" draw:page-number="50" presentation:class="page"/>
          <draw:frame presentation:style-name="pr2" draw:layer="layout" svg:width="17.271cm" svg:height="12.322cm" svg:x="2.159cm" svg:y="13.271cm" presentation:class="notes" presentation:placeholder="true">
            <draw:text-box/>
          </draw:frame>
        </presentation:notes>
      </draw:page>
      <draw:page draw:name="page51" draw:style-name="dp1" draw:master-page-name="Default">
        <office:forms form:automatic-focus="false" form:apply-design-mode="false"/>
        <draw:polygon draw:style-name="gr111" draw:text-style-name="P9" draw:layer="layout" svg:width="15.239cm" svg:height="7.009cm" svg:x="4.762cm" svg:y="7.302cm" svg:viewBox="0 0 15240 7010" draw:points="0,0 15240,0 15240,7010 0,7010">
          <text:p/>
        </draw:polygon>
        <draw:polyline draw:style-name="gr112" draw:text-style-name="P9" draw:layer="layout" svg:width="10.316cm" svg:height="4.875cm" svg:x="6.283cm" svg:y="7.628cm" svg:viewBox="0 0 10317 4876" draw:points="5159,4876 0,4876 0,0 10317,0 10317,4876 5159,4876">
          <text:p/>
        </draw:polyline>
        <draw:line draw:style-name="gr112" draw:text-style-name="P9" draw:layer="layout" svg:x1="16.6cm" svg:y1="12.503cm" svg:x2="6.283cm" svg:y2="12.503cm">
          <text:p/>
        </draw:line>
        <draw:line draw:style-name="gr112" draw:text-style-name="P9" draw:layer="layout" svg:x1="16.6cm" svg:y1="11.893cm" svg:x2="6.283cm" svg:y2="11.893cm">
          <text:p/>
        </draw:line>
        <draw:line draw:style-name="gr112" draw:text-style-name="P9" draw:layer="layout" svg:x1="16.6cm" svg:y1="11.283cm" svg:x2="6.283cm" svg:y2="11.283cm">
          <text:p/>
        </draw:line>
        <draw:line draw:style-name="gr112" draw:text-style-name="P9" draw:layer="layout" svg:x1="16.6cm" svg:y1="10.675cm" svg:x2="6.283cm" svg:y2="10.675cm">
          <text:p/>
        </draw:line>
        <draw:line draw:style-name="gr112" draw:text-style-name="P9" draw:layer="layout" svg:x1="16.6cm" svg:y1="10.065cm" svg:x2="6.283cm" svg:y2="10.065cm">
          <text:p/>
        </draw:line>
        <draw:line draw:style-name="gr112" draw:text-style-name="P9" draw:layer="layout" svg:x1="16.6cm" svg:y1="9.455cm" svg:x2="6.283cm" svg:y2="9.455cm">
          <text:p/>
        </draw:line>
        <draw:line draw:style-name="gr112" draw:text-style-name="P9" draw:layer="layout" svg:x1="16.6cm" svg:y1="8.846cm" svg:x2="6.283cm" svg:y2="8.846cm">
          <text:p/>
        </draw:line>
        <draw:line draw:style-name="gr112" draw:text-style-name="P9" draw:layer="layout" svg:x1="16.6cm" svg:y1="8.236cm" svg:x2="6.283cm" svg:y2="8.236cm">
          <text:p/>
        </draw:line>
        <draw:line draw:style-name="gr112" draw:text-style-name="P9" draw:layer="layout" svg:x1="16.6cm" svg:y1="7.627cm" svg:x2="6.283cm" svg:y2="7.627cm">
          <text:p/>
        </draw:line>
        <draw:frame draw:style-name="gr206" draw:text-style-name="P19" draw:layer="layout" svg:width="0.896cm" svg:height="0.569cm" svg:x="6.085cm" svg:y="13.158cm">
          <draw:text-box>
            <text:p><text:span text:style-name="T15">0.2</text:span></text:p>
          </draw:text-box>
        </draw:frame>
        <draw:frame draw:style-name="gr205" draw:text-style-name="P19" draw:layer="layout" svg:width="1.052cm" svg:height="0.569cm" svg:x="6.508cm" svg:y="12.787cm">
          <draw:text-box>
            <text:p><text:span text:style-name="T15">0.24</text:span></text:p>
          </draw:text-box>
        </draw:frame>
        <draw:frame draw:style-name="gr205" draw:text-style-name="P19" draw:layer="layout" svg:width="1.052cm" svg:height="0.569cm" svg:x="7.037cm" svg:y="13.158cm">
          <draw:text-box>
            <text:p><text:span text:style-name="T15">0.28</text:span></text:p>
          </draw:text-box>
        </draw:frame>
        <draw:frame draw:style-name="gr205" draw:text-style-name="P19" draw:layer="layout" svg:width="1.052cm" svg:height="0.569cm" svg:x="7.54cm" svg:y="12.787cm">
          <draw:text-box>
            <text:p><text:span text:style-name="T15">0.32</text:span></text:p>
          </draw:text-box>
        </draw:frame>
        <draw:frame draw:style-name="gr205" draw:text-style-name="P19" draw:layer="layout" svg:width="1.052cm" svg:height="0.569cm" svg:x="8.069cm" svg:y="13.158cm">
          <draw:text-box>
            <text:p><text:span text:style-name="T15">0.36</text:span></text:p>
          </draw:text-box>
        </draw:frame>
        <draw:frame draw:style-name="gr206" draw:text-style-name="P19" draw:layer="layout" svg:width="0.896cm" svg:height="0.569cm" svg:x="8.651cm" svg:y="12.787cm">
          <draw:text-box>
            <text:p><text:span text:style-name="T15">0.4</text:span></text:p>
          </draw:text-box>
        </draw:frame>
        <draw:frame draw:style-name="gr205" draw:text-style-name="P19" draw:layer="layout" svg:width="1.052cm" svg:height="0.569cm" svg:x="9.101cm" svg:y="13.158cm">
          <draw:text-box>
            <text:p><text:span text:style-name="T15">0.44</text:span></text:p>
          </draw:text-box>
        </draw:frame>
        <draw:frame draw:style-name="gr205" draw:text-style-name="P19" draw:layer="layout" svg:width="1.052cm" svg:height="0.569cm" svg:x="9.604cm" svg:y="12.787cm">
          <draw:text-box>
            <text:p><text:span text:style-name="T15">0.48</text:span></text:p>
          </draw:text-box>
        </draw:frame>
        <draw:frame draw:style-name="gr205" draw:text-style-name="P19" draw:layer="layout" svg:width="1.052cm" svg:height="0.569cm" svg:x="10.133cm" svg:y="13.158cm">
          <draw:text-box>
            <text:p><text:span text:style-name="T15">0.52</text:span></text:p>
          </draw:text-box>
        </draw:frame>
        <draw:frame draw:style-name="gr205" draw:text-style-name="P19" draw:layer="layout" svg:width="1.052cm" svg:height="0.569cm" svg:x="10.662cm" svg:y="12.787cm">
          <draw:text-box>
            <text:p><text:span text:style-name="T15">0.56</text:span></text:p>
          </draw:text-box>
        </draw:frame>
        <draw:frame draw:style-name="gr206" draw:text-style-name="P19" draw:layer="layout" svg:width="0.896cm" svg:height="0.569cm" svg:x="11.244cm" svg:y="13.158cm">
          <draw:text-box>
            <text:p><text:span text:style-name="T15">0.6</text:span></text:p>
          </draw:text-box>
        </draw:frame>
        <draw:frame draw:style-name="gr205" draw:text-style-name="P19" draw:layer="layout" svg:width="1.052cm" svg:height="0.569cm" svg:x="11.668cm" svg:y="12.787cm">
          <draw:text-box>
            <text:p><text:span text:style-name="T15">0.64</text:span></text:p>
          </draw:text-box>
        </draw:frame>
        <draw:frame draw:style-name="gr205" draw:text-style-name="P19" draw:layer="layout" svg:width="1.052cm" svg:height="0.569cm" svg:x="12.197cm" svg:y="13.158cm">
          <draw:text-box>
            <text:p><text:span text:style-name="T15">0.68</text:span></text:p>
          </draw:text-box>
        </draw:frame>
        <draw:frame draw:style-name="gr205" draw:text-style-name="P19" draw:layer="layout" svg:width="1.052cm" svg:height="0.569cm" svg:x="12.699cm" svg:y="12.787cm">
          <draw:text-box>
            <text:p><text:span text:style-name="T15">0.72</text:span></text:p>
          </draw:text-box>
        </draw:frame>
        <draw:frame draw:style-name="gr205" draw:text-style-name="P19" draw:layer="layout" svg:width="1.052cm" svg:height="0.569cm" svg:x="13.228cm" svg:y="13.158cm">
          <draw:text-box>
            <text:p><text:span text:style-name="T15">0.76</text:span></text:p>
          </draw:text-box>
        </draw:frame>
        <draw:frame draw:style-name="gr206" draw:text-style-name="P19" draw:layer="layout" svg:width="0.896cm" svg:height="0.569cm" svg:x="13.81cm" svg:y="12.787cm">
          <draw:text-box>
            <text:p><text:span text:style-name="T15">0.8</text:span></text:p>
          </draw:text-box>
        </draw:frame>
        <draw:frame draw:style-name="gr205" draw:text-style-name="P19" draw:layer="layout" svg:width="1.052cm" svg:height="0.569cm" svg:x="14.26cm" svg:y="13.158cm">
          <draw:text-box>
            <text:p><text:span text:style-name="T15">0.84</text:span></text:p>
          </draw:text-box>
        </draw:frame>
        <draw:frame draw:style-name="gr205" draw:text-style-name="P19" draw:layer="layout" svg:width="1.052cm" svg:height="0.569cm" svg:x="14.762cm" svg:y="12.787cm">
          <draw:text-box>
            <text:p><text:span text:style-name="T15">0.88</text:span></text:p>
          </draw:text-box>
        </draw:frame>
        <draw:frame draw:style-name="gr205" draw:text-style-name="P19" draw:layer="layout" svg:width="1.052cm" svg:height="0.569cm" svg:x="15.291cm" svg:y="13.158cm">
          <draw:text-box>
            <text:p><text:span text:style-name="T15">0.92</text:span></text:p>
          </draw:text-box>
        </draw:frame>
        <draw:frame draw:style-name="gr205" draw:text-style-name="P19" draw:layer="layout" svg:width="1.052cm" svg:height="0.569cm" svg:x="15.794cm" svg:y="12.787cm">
          <draw:text-box>
            <text:p><text:span text:style-name="T15">0.96</text:span></text:p>
          </draw:text-box>
        </draw:frame>
        <draw:frame draw:style-name="gr206" draw:text-style-name="P19" draw:layer="layout" svg:width="0.659cm" svg:height="0.569cm" svg:x="16.509cm" svg:y="13.158cm">
          <draw:text-box>
            <text:p><text:span text:style-name="T15">1</text:span></text:p>
          </draw:text-box>
        </draw:frame>
        <draw:line draw:style-name="gr112" draw:text-style-name="P9" draw:layer="layout" svg:x1="6.283cm" svg:y1="12.653cm" svg:x2="6.283cm" svg:y2="12.503cm">
          <text:p/>
        </draw:line>
        <draw:line draw:style-name="gr112" draw:text-style-name="P9" draw:layer="layout" svg:x1="6.798cm" svg:y1="12.653cm" svg:x2="6.798cm" svg:y2="12.503cm">
          <text:p/>
        </draw:line>
        <draw:line draw:style-name="gr112" draw:text-style-name="P9" draw:layer="layout" svg:x1="7.314cm" svg:y1="12.653cm" svg:x2="7.314cm" svg:y2="12.503cm">
          <text:p/>
        </draw:line>
        <draw:line draw:style-name="gr112" draw:text-style-name="P9" draw:layer="layout" svg:x1="7.83cm" svg:y1="12.653cm" svg:x2="7.83cm" svg:y2="12.503cm">
          <text:p/>
        </draw:line>
        <draw:line draw:style-name="gr112" draw:text-style-name="P9" draw:layer="layout" svg:x1="8.346cm" svg:y1="12.653cm" svg:x2="8.346cm" svg:y2="12.503cm">
          <text:p/>
        </draw:line>
        <draw:line draw:style-name="gr112" draw:text-style-name="P9" draw:layer="layout" svg:x1="8.862cm" svg:y1="12.653cm" svg:x2="8.862cm" svg:y2="12.503cm">
          <text:p/>
        </draw:line>
        <draw:line draw:style-name="gr112" draw:text-style-name="P9" draw:layer="layout" svg:x1="9.378cm" svg:y1="12.653cm" svg:x2="9.378cm" svg:y2="12.503cm">
          <text:p/>
        </draw:line>
        <draw:line draw:style-name="gr112" draw:text-style-name="P9" draw:layer="layout" svg:x1="9.894cm" svg:y1="12.653cm" svg:x2="9.894cm" svg:y2="12.503cm">
          <text:p/>
        </draw:line>
        <draw:line draw:style-name="gr112" draw:text-style-name="P9" draw:layer="layout" svg:x1="10.41cm" svg:y1="12.653cm" svg:x2="10.41cm" svg:y2="12.503cm">
          <text:p/>
        </draw:line>
        <draw:line draw:style-name="gr112" draw:text-style-name="P9" draw:layer="layout" svg:x1="10.926cm" svg:y1="12.653cm" svg:x2="10.926cm" svg:y2="12.503cm">
          <text:p/>
        </draw:line>
        <draw:line draw:style-name="gr112" draw:text-style-name="P9" draw:layer="layout" svg:x1="11.442cm" svg:y1="12.653cm" svg:x2="11.442cm" svg:y2="12.503cm">
          <text:p/>
        </draw:line>
        <draw:line draw:style-name="gr112" draw:text-style-name="P9" draw:layer="layout" svg:x1="11.957cm" svg:y1="12.653cm" svg:x2="11.957cm" svg:y2="12.503cm">
          <text:p/>
        </draw:line>
        <draw:line draw:style-name="gr112" draw:text-style-name="P9" draw:layer="layout" svg:x1="12.472cm" svg:y1="12.653cm" svg:x2="12.472cm" svg:y2="12.503cm">
          <text:p/>
        </draw:line>
        <draw:line draw:style-name="gr112" draw:text-style-name="P9" draw:layer="layout" svg:x1="12.988cm" svg:y1="12.653cm" svg:x2="12.988cm" svg:y2="12.503cm">
          <text:p/>
        </draw:line>
        <draw:line draw:style-name="gr112" draw:text-style-name="P9" draw:layer="layout" svg:x1="13.504cm" svg:y1="12.653cm" svg:x2="13.504cm" svg:y2="12.503cm">
          <text:p/>
        </draw:line>
        <draw:line draw:style-name="gr112" draw:text-style-name="P9" draw:layer="layout" svg:x1="14.02cm" svg:y1="12.653cm" svg:x2="14.02cm" svg:y2="12.503cm">
          <text:p/>
        </draw:line>
        <draw:line draw:style-name="gr112" draw:text-style-name="P9" draw:layer="layout" svg:x1="14.536cm" svg:y1="12.653cm" svg:x2="14.536cm" svg:y2="12.503cm">
          <text:p/>
        </draw:line>
        <draw:line draw:style-name="gr112" draw:text-style-name="P9" draw:layer="layout" svg:x1="15.052cm" svg:y1="12.653cm" svg:x2="15.052cm" svg:y2="12.503cm">
          <text:p/>
        </draw:line>
        <draw:line draw:style-name="gr112" draw:text-style-name="P9" draw:layer="layout" svg:x1="15.568cm" svg:y1="12.653cm" svg:x2="15.568cm" svg:y2="12.503cm">
          <text:p/>
        </draw:line>
        <draw:line draw:style-name="gr112" draw:text-style-name="P9" draw:layer="layout" svg:x1="16.084cm" svg:y1="12.653cm" svg:x2="16.084cm" svg:y2="12.503cm">
          <text:p/>
        </draw:line>
        <draw:polyline draw:style-name="gr112" draw:text-style-name="P9" draw:layer="layout" svg:width="0.149cm" svg:height="10.316cm" draw:transform="rotate (1.5707963267946) translate (6.2829002034003cm 12.6532366282625cm)" svg:viewBox="0 0 150 10317" draw:points="0,22883 150,22883 150,12566">
          <text:p/>
        </draw:polyline>
        <draw:line draw:style-name="gr112" draw:text-style-name="P9" draw:layer="layout" svg:x1="6.283cm" svg:y1="10.065cm" svg:x2="16.6cm" svg:y2="10.065cm">
          <text:p/>
        </draw:line>
        <draw:frame draw:style-name="gr206" draw:text-style-name="P19" draw:layer="layout" svg:width="0.752cm" svg:height="0.569cm" svg:x="5.767cm" svg:y="12.364cm">
          <draw:text-box>
            <text:p><text:span text:style-name="T15">-8</text:span></text:p>
          </draw:text-box>
        </draw:frame>
        <draw:frame draw:style-name="gr206" draw:text-style-name="P19" draw:layer="layout" svg:width="0.752cm" svg:height="0.569cm" svg:x="5.767cm" svg:y="11.756cm">
          <draw:text-box>
            <text:p><text:span text:style-name="T15">-6</text:span></text:p>
          </draw:text-box>
        </draw:frame>
        <draw:frame draw:style-name="gr206" draw:text-style-name="P19" draw:layer="layout" svg:width="0.752cm" svg:height="0.569cm" svg:x="5.767cm" svg:y="11.147cm">
          <draw:text-box>
            <text:p><text:span text:style-name="T15">-4</text:span></text:p>
          </draw:text-box>
        </draw:frame>
        <draw:frame draw:style-name="gr206" draw:text-style-name="P19" draw:layer="layout" svg:width="0.752cm" svg:height="0.569cm" svg:x="5.767cm" svg:y="10.539cm">
          <draw:text-box>
            <text:p><text:span text:style-name="T15">-2</text:span></text:p>
          </draw:text-box>
        </draw:frame>
        <draw:frame draw:style-name="gr206" draw:text-style-name="P19" draw:layer="layout" svg:width="0.659cm" svg:height="0.569cm" svg:x="5.873cm" svg:y="9.904cm">
          <draw:text-box>
            <text:p><text:span text:style-name="T15">0</text:span></text:p>
          </draw:text-box>
        </draw:frame>
        <draw:frame draw:style-name="gr206" draw:text-style-name="P19" draw:layer="layout" svg:width="0.659cm" svg:height="0.569cm" svg:x="5.873cm" svg:y="9.296cm">
          <draw:text-box>
            <text:p><text:span text:style-name="T15">2</text:span></text:p>
          </draw:text-box>
        </draw:frame>
        <draw:frame draw:style-name="gr206" draw:text-style-name="P19" draw:layer="layout" svg:width="0.659cm" svg:height="0.569cm" svg:x="5.873cm" svg:y="8.687cm">
          <draw:text-box>
            <text:p><text:span text:style-name="T15">4</text:span></text:p>
          </draw:text-box>
        </draw:frame>
        <draw:frame draw:style-name="gr206" draw:text-style-name="P19" draw:layer="layout" svg:width="0.659cm" svg:height="0.569cm" svg:x="5.873cm" svg:y="8.079cm">
          <draw:text-box>
            <text:p><text:span text:style-name="T15">6</text:span></text:p>
          </draw:text-box>
        </draw:frame>
        <draw:frame draw:style-name="gr206" draw:text-style-name="P19" draw:layer="layout" svg:width="0.659cm" svg:height="0.569cm" svg:x="5.873cm" svg:y="7.47cm">
          <draw:text-box>
            <text:p><text:span text:style-name="T15">8</text:span></text:p>
          </draw:text-box>
        </draw:frame>
        <draw:line draw:style-name="gr112" draw:text-style-name="P9" draw:layer="layout" svg:x1="6.133cm" svg:y1="12.503cm" svg:x2="6.283cm" svg:y2="12.503cm">
          <text:p/>
        </draw:line>
        <draw:line draw:style-name="gr112" draw:text-style-name="P9" draw:layer="layout" svg:x1="6.133cm" svg:y1="11.893cm" svg:x2="6.283cm" svg:y2="11.893cm">
          <text:p/>
        </draw:line>
        <draw:line draw:style-name="gr112" draw:text-style-name="P9" draw:layer="layout" svg:x1="6.133cm" svg:y1="11.283cm" svg:x2="6.283cm" svg:y2="11.283cm">
          <text:p/>
        </draw:line>
        <draw:line draw:style-name="gr112" draw:text-style-name="P9" draw:layer="layout" svg:x1="6.133cm" svg:y1="10.675cm" svg:x2="6.283cm" svg:y2="10.675cm">
          <text:p/>
        </draw:line>
        <draw:line draw:style-name="gr112" draw:text-style-name="P9" draw:layer="layout" svg:x1="6.133cm" svg:y1="10.065cm" svg:x2="6.283cm" svg:y2="10.065cm">
          <text:p/>
        </draw:line>
        <draw:line draw:style-name="gr112" draw:text-style-name="P9" draw:layer="layout" svg:x1="6.133cm" svg:y1="9.455cm" svg:x2="6.283cm" svg:y2="9.455cm">
          <text:p/>
        </draw:line>
        <draw:line draw:style-name="gr112" draw:text-style-name="P9" draw:layer="layout" svg:x1="6.133cm" svg:y1="8.846cm" svg:x2="6.283cm" svg:y2="8.846cm">
          <text:p/>
        </draw:line>
        <draw:line draw:style-name="gr112" draw:text-style-name="P9" draw:layer="layout" svg:x1="6.133cm" svg:y1="8.236cm" svg:x2="6.283cm" svg:y2="8.236cm">
          <text:p/>
        </draw:line>
        <draw:polyline draw:style-name="gr112" draw:text-style-name="P9" draw:layer="layout" svg:width="0.149cm" svg:height="4.875cm" svg:x="6.133cm" svg:y="7.627cm" svg:viewBox="0 0 150 4876" draw:points="0,0 150,0 150,4876">
          <text:p/>
        </draw:polyline>
        <draw:polygon draw:style-name="gr116" draw:text-style-name="P9" draw:layer="layout" svg:width="0.534cm" svg:height="0.201cm" svg:x="6.273cm" svg:y="10.144cm" svg:viewBox="0 0 535 202" draw:points="0,116 515,0 525,43 535,86 20,202 10,159">
          <text:p/>
        </draw:polygon>
        <draw:polygon draw:style-name="gr116" draw:text-style-name="P9" draw:layer="layout" svg:width="0.024cm" svg:height="0.042cm" svg:x="6.798cm" svg:y="10.187cm" svg:viewBox="0 0 25 43" draw:points="0,0 25,36 18,40 11,43 10,43">
          <text:p/>
        </draw:polygon>
        <draw:polygon draw:style-name="gr116" draw:text-style-name="P9" draw:layer="layout" svg:width="0.565cm" svg:height="0.428cm" svg:x="6.773cm" svg:y="9.794cm" svg:viewBox="0 0 566 429" draw:points="0,357 516,0 541,36 566,72 50,429 25,393">
          <text:p/>
        </draw:polygon>
        <draw:polygon draw:style-name="gr116" draw:text-style-name="P9" draw:layer="layout" svg:width="0.024cm" svg:height="0.043cm" svg:x="7.289cm" svg:y="9.786cm" svg:viewBox="0 0 25 44" draw:points="25,44 0,8 7,4 14,1 20,0">
          <text:p/>
        </draw:polygon>
        <draw:polygon draw:style-name="gr116" draw:text-style-name="P9" draw:layer="layout" svg:width="0.525cm" svg:height="0.142cm" svg:x="7.309cm" svg:y="9.731cm" svg:viewBox="0 0 526 143" draw:points="0,55 516,0 521,44 526,88 10,143 5,99">
          <text:p/>
        </draw:polygon>
        <draw:polygon draw:style-name="gr116" draw:text-style-name="P9" draw:layer="layout" svg:width="0.02cm" svg:height="0.043cm" svg:x="7.83cm" svg:y="9.775cm" svg:viewBox="0 0 21 44" draw:points="0,0 21,39 14,42 6,44 5,44">
          <text:p/>
        </draw:polygon>
        <draw:polygon draw:style-name="gr116" draw:text-style-name="P9" draw:layer="layout" svg:width="0.557cm" svg:height="0.354cm" svg:x="7.809cm" svg:y="9.459cm" svg:viewBox="0 0 558 355" draw:points="0,277 516,0 537,39 558,78 42,355 21,316">
          <text:p/>
        </draw:polygon>
        <draw:polygon draw:style-name="gr116" draw:text-style-name="P9" draw:layer="layout" svg:width="0.023cm" svg:height="0.043cm" svg:x="8.325cm" svg:y="9.454cm" svg:viewBox="0 0 24 44" draw:points="21,44 0,5 7,2 15,0 22,0 24,0">
          <text:p/>
        </draw:polygon>
        <draw:polygon draw:style-name="gr116" draw:text-style-name="P9" draw:layer="layout" svg:width="0.521cm" svg:height="0.118cm" svg:x="8.343cm" svg:y="9.454cm" svg:viewBox="0 0 522 119" draw:points="6,0 522,31 519,75 516,119 0,88 3,44">
          <text:p/>
        </draw:polygon>
        <draw:polygon draw:style-name="gr116" draw:text-style-name="P9" draw:layer="layout" svg:width="0.007cm" svg:height="0.043cm" svg:x="8.862cm" svg:y="9.485cm" svg:viewBox="0 0 8 44" draw:points="0,44 3,0 8,1">
          <text:p/>
        </draw:polygon>
        <draw:polygon draw:style-name="gr116" draw:text-style-name="P9" draw:layer="layout" svg:width="0.531cm" svg:height="0.182cm" svg:x="8.854cm" svg:y="9.486cm" svg:viewBox="0 0 532 183" draw:points="16,0 532,97 524,140 516,183 0,86 8,43">
          <text:p/>
        </draw:polygon>
        <draw:polygon draw:style-name="gr116" draw:text-style-name="P9" draw:layer="layout" svg:width="0.007cm" svg:height="0.043cm" svg:x="9.37cm" svg:y="9.626cm" svg:viewBox="0 0 8 44" draw:points="8,0 6,44 0,43">
          <text:p/>
        </draw:polygon>
        <draw:polygon draw:style-name="gr116" draw:text-style-name="P9" draw:layer="layout" svg:width="0.519cm" svg:height="0.115cm" svg:x="9.376cm" svg:y="9.582cm" svg:viewBox="0 0 520 116" draw:points="4,0 520,28 518,72 516,116 0,88 2,44">
          <text:p/>
        </draw:polygon>
        <draw:polygon draw:style-name="gr116" draw:text-style-name="P9" draw:layer="layout" svg:width="0.007cm" svg:height="0.043cm" svg:x="9.892cm" svg:y="9.654cm" svg:viewBox="0 0 8 44" draw:points="2,0 8,44 0,44 0,44">
          <text:p/>
        </draw:polygon>
        <draw:polygon draw:style-name="gr116" draw:text-style-name="P9" draw:layer="layout" svg:width="0.527cm" svg:height="0.155cm" svg:x="9.888cm" svg:y="9.542cm" svg:viewBox="0 0 528 156" draw:points="0,68 516,0 522,44 528,88 12,156 6,112">
          <text:p/>
        </draw:polygon>
        <draw:polygon draw:style-name="gr116" draw:text-style-name="P9" draw:layer="layout" svg:width="0.019cm" svg:height="0.043cm" svg:x="10.404cm" svg:y="9.542cm" svg:viewBox="0 0 20 44" draw:points="6,44 0,0 8,0 16,1 20,2">
          <text:p/>
        </draw:polygon>
        <draw:polygon draw:style-name="gr116" draw:text-style-name="P9" draw:layer="layout" svg:width="0.543cm" svg:height="0.263cm" svg:x="10.396cm" svg:y="9.544cm" svg:viewBox="0 0 544 264" draw:points="28,0 544,180 530,222 516,264 0,84 14,42">
          <text:p/>
        </draw:polygon>
        <draw:polygon draw:style-name="gr116" draw:text-style-name="P9" draw:layer="layout" svg:width="0.013cm" svg:height="0.041cm" svg:x="10.912cm" svg:y="9.766cm" svg:viewBox="0 0 14 42" draw:points="14,0 0,42 0,42">
          <text:p/>
        </draw:polygon>
        <draw:polygon draw:style-name="gr116" draw:text-style-name="P9" draw:layer="layout" svg:width="0.543cm" svg:height="0.251cm" svg:x="10.912cm" svg:y="9.724cm" svg:viewBox="0 0 544 252" draw:points="28,0 544,168 530,210 516,252 0,84 14,42">
          <text:p/>
        </draw:polygon>
        <draw:polygon draw:style-name="gr116" draw:text-style-name="P9" draw:layer="layout" svg:width="0.029cm" svg:height="0.041cm" svg:x="11.442cm" svg:y="9.892cm" svg:viewBox="0 0 30 42" draw:points="0,42 14,0 21,3 27,7 30,10">
          <text:p/>
        </draw:polygon>
        <draw:polygon draw:style-name="gr116" draw:text-style-name="P9" draw:layer="layout" svg:width="0.574cm" svg:height="0.557cm" svg:x="11.412cm" svg:y="9.902cm" svg:viewBox="0 0 575 558" draw:points="60,0 575,494 545,526 515,558 0,64 30,32">
          <text:p/>
        </draw:polygon>
        <draw:polygon draw:style-name="gr116" draw:text-style-name="P9" draw:layer="layout" svg:width="0.029cm" svg:height="0.043cm" svg:x="11.927cm" svg:y="10.428cm" svg:viewBox="0 0 30 44" draw:points="30,0 25,44 18,42 11,40 4,36 0,32">
          <text:p/>
        </draw:polygon>
        <draw:polygon draw:style-name="gr116" draw:text-style-name="P9" draw:layer="layout" svg:width="0.525cm" svg:height="0.142cm" svg:x="11.952cm" svg:y="10.384cm" svg:viewBox="0 0 526 143" draw:points="10,0 526,55 521,99 516,143 0,88 5,44">
          <text:p/>
        </draw:polygon>
        <draw:polygon draw:style-name="gr116" draw:text-style-name="P9" draw:layer="layout" svg:width="0.022cm" svg:height="0.043cm" svg:x="12.472cm" svg:y="10.439cm" svg:viewBox="0 0 23 44" draw:points="0,44 5,0 12,2 19,4 23,6">
          <text:p/>
        </draw:polygon>
        <draw:polygon draw:style-name="gr116" draw:text-style-name="P9" draw:layer="layout" svg:width="0.561cm" svg:height="0.389cm" svg:x="12.449cm" svg:y="10.445cm" svg:viewBox="0 0 562 390" draw:points="46,0 562,314 539,352 516,390 0,76 23,38">
          <text:p/>
        </draw:polygon>
        <draw:polygon draw:style-name="gr116" draw:text-style-name="P9" draw:layer="layout" svg:width="0.022cm" svg:height="0.041cm" svg:x="12.965cm" svg:y="10.797cm" svg:viewBox="0 0 23 42" draw:points="23,0 11,42 4,40 0,38">
          <text:p/>
        </draw:polygon>
        <draw:polygon draw:style-name="gr116" draw:text-style-name="P9" draw:layer="layout" svg:width="0.539cm" svg:height="0.226cm" svg:x="12.976cm" svg:y="10.755cm" svg:viewBox="0 0 540 227" draw:points="24,0 540,143 528,185 516,227 0,84 12,42">
          <text:p/>
        </draw:polygon>
        <draw:polygon draw:style-name="gr116" draw:text-style-name="P9" draw:layer="layout" svg:width="0.024cm" svg:height="0.041cm" svg:x="13.504cm" svg:y="10.897cm" svg:viewBox="0 0 25 42" draw:points="0,42 12,0 19,2 25,6">
          <text:p/>
        </draw:polygon>
        <draw:polygon draw:style-name="gr116" draw:text-style-name="P9" draw:layer="layout" svg:width="0.565cm" svg:height="0.437cm" svg:x="13.479cm" svg:y="10.903cm" svg:viewBox="0 0 566 438" draw:points="50,0 566,366 541,402 516,438 0,72 25,36">
          <text:p/>
        </draw:polygon>
        <draw:polygon draw:style-name="gr116" draw:text-style-name="P9" draw:layer="layout" svg:width="0.024cm" svg:height="0.042cm" svg:x="13.995cm" svg:y="11.305cm" svg:viewBox="0 0 25 43" draw:points="25,0 18,43 10,42 3,38 0,36">
          <text:p/>
        </draw:polygon>
        <draw:polygon draw:style-name="gr116" draw:text-style-name="P9" draw:layer="layout" svg:width="0.529cm" svg:height="0.17cm" svg:x="14.013cm" svg:y="11.262cm" svg:viewBox="0 0 530 171" draw:points="14,0 530,85 523,128 516,171 0,86 7,43">
          <text:p/>
        </draw:polygon>
        <draw:polygon draw:style-name="gr116" draw:text-style-name="P9" draw:layer="layout" svg:width="0.017cm" svg:height="0.042cm" svg:x="14.536cm" svg:y="11.347cm" svg:viewBox="0 0 18 43" draw:points="0,43 7,0 15,1 18,3">
          <text:p/>
        </draw:polygon>
        <draw:polygon draw:style-name="gr116" draw:text-style-name="P9" draw:layer="layout" svg:width="0.551cm" svg:height="0.317cm" svg:x="14.518cm" svg:y="11.35cm" svg:viewBox="0 0 552 318" draw:points="36,0 552,238 534,278 516,318 0,80 18,40">
          <text:p/>
        </draw:polygon>
        <draw:polygon draw:style-name="gr116" draw:text-style-name="P9" draw:layer="layout" svg:width="0.017cm" svg:height="0.043cm" svg:x="15.034cm" svg:y="11.628cm" svg:viewBox="0 0 18 44" draw:points="18,0 13,44 6,42 0,40">
          <text:p/>
        </draw:polygon>
        <draw:polygon draw:style-name="gr116" draw:text-style-name="P9" draw:layer="layout" svg:width="0.525cm" svg:height="0.145cm" svg:x="15.047cm" svg:y="11.584cm" svg:viewBox="0 0 526 146" draw:points="10,0 526,58 521,102 516,146 0,88 5,44">
          <text:p/>
        </draw:polygon>
        <draw:polygon draw:style-name="gr116" draw:text-style-name="P9" draw:layer="layout" svg:width="0.018cm" svg:height="0.043cm" svg:x="15.568cm" svg:y="11.642cm" svg:viewBox="0 0 19 44" draw:points="0,44 5,0 12,2 19,4">
          <text:p/>
        </draw:polygon>
        <draw:polygon draw:style-name="gr116" draw:text-style-name="P9" draw:layer="layout" svg:width="0.553cm" svg:height="0.329cm" svg:x="15.549cm" svg:y="11.646cm" svg:viewBox="0 0 554 330" draw:points="38,0 554,250 535,290 516,330 0,80 19,40">
          <text:p/>
        </draw:polygon>
        <draw:polygon draw:style-name="gr116" draw:text-style-name="P9" draw:layer="layout" svg:width="0.036cm" svg:height="0.043cm" svg:x="16.065cm" svg:y="11.936cm" svg:viewBox="0 0 37 44" draw:points="19,0 37,40 30,43 22,44 14,44 7,42 0,40">
          <text:p/>
        </draw:polygon>
        <draw:polygon draw:style-name="gr116" draw:text-style-name="P9" draw:layer="layout" svg:width="0.551cm" svg:height="0.308cm" svg:x="16.066cm" svg:y="11.667cm" svg:viewBox="0 0 552 309" draw:points="0,229 516,0 534,40 552,80 36,309 18,269">
          <text:p/>
        </draw:polygon>
        <draw:polygon draw:style-name="gr116" draw:text-style-name="P9" draw:layer="layout" svg:width="0.249cm" svg:height="0.249cm" svg:x="6.158cm" svg:y="10.178cm" svg:viewBox="0 0 250 250" draw:points="0,0 0,250 250,250 250,0">
          <text:p/>
        </draw:polygon>
        <draw:polyline draw:style-name="gr117" draw:text-style-name="P9" draw:layer="layout" svg:width="0.249cm" svg:height="0.249cm" svg:x="6.158cm" svg:y="10.178cm" svg:viewBox="0 0 250 250" draw:points="0,0 0,250 250,250 250,0 0,0">
          <text:p/>
        </draw:polyline>
        <draw:polygon draw:style-name="gr118" draw:text-style-name="P9" draw:layer="layout" svg:width="0.249cm" svg:height="0.249cm" svg:x="6.673cm" svg:y="10.062cm" svg:viewBox="0 0 250 250" draw:points="0,0 0,250 250,250 250,0">
          <text:p/>
        </draw:polygon>
        <draw:polyline draw:style-name="gr117" draw:text-style-name="P9" draw:layer="layout" svg:width="0.249cm" svg:height="0.249cm" svg:x="6.673cm" svg:y="10.062cm" svg:viewBox="0 0 250 250" draw:points="0,0 0,250 250,250 250,0 0,0">
          <text:p/>
        </draw:polyline>
        <draw:polygon draw:style-name="gr118" draw:text-style-name="P9" draw:layer="layout" svg:width="0.249cm" svg:height="0.249cm" svg:x="7.189cm" svg:y="9.705cm" svg:viewBox="0 0 250 250" draw:points="0,0 0,250 250,250 250,0">
          <text:p/>
        </draw:polygon>
        <draw:polyline draw:style-name="gr117" draw:text-style-name="P9" draw:layer="layout" svg:width="0.249cm" svg:height="0.249cm" svg:x="7.189cm" svg:y="9.705cm" svg:viewBox="0 0 250 250" draw:points="0,0 0,250 250,250 250,0 0,0">
          <text:p/>
        </draw:polyline>
        <draw:polygon draw:style-name="gr118" draw:text-style-name="P9" draw:layer="layout" svg:width="0.249cm" svg:height="0.249cm" svg:x="7.705cm" svg:y="9.65cm" svg:viewBox="0 0 250 250" draw:points="0,0 0,250 250,250 250,0">
          <text:p/>
        </draw:polygon>
        <draw:polyline draw:style-name="gr117" draw:text-style-name="P9" draw:layer="layout" svg:width="0.249cm" svg:height="0.249cm" svg:x="7.705cm" svg:y="9.65cm" svg:viewBox="0 0 250 250" draw:points="0,0 0,250 250,250 250,0 0,0">
          <text:p/>
        </draw:polyline>
        <draw:polygon draw:style-name="gr118" draw:text-style-name="P9" draw:layer="layout" svg:width="0.249cm" svg:height="0.249cm" svg:x="8.221cm" svg:y="9.373cm" svg:viewBox="0 0 250 250" draw:points="0,0 0,250 250,250 250,0">
          <text:p/>
        </draw:polygon>
        <draw:polyline draw:style-name="gr117" draw:text-style-name="P9" draw:layer="layout" svg:width="0.249cm" svg:height="0.249cm" svg:x="8.221cm" svg:y="9.373cm" svg:viewBox="0 0 250 250" draw:points="0,0 0,250 250,250 250,0 0,0">
          <text:p/>
        </draw:polyline>
        <draw:polygon draw:style-name="gr118" draw:text-style-name="P9" draw:layer="layout" svg:width="0.249cm" svg:height="0.249cm" svg:x="8.737cm" svg:y="9.404cm" svg:viewBox="0 0 250 250" draw:points="0,0 0,250 250,250 250,0">
          <text:p/>
        </draw:polygon>
        <draw:polyline draw:style-name="gr117" draw:text-style-name="P9" draw:layer="layout" svg:width="0.249cm" svg:height="0.249cm" svg:x="8.737cm" svg:y="9.404cm" svg:viewBox="0 0 250 250" draw:points="0,0 0,250 250,250 250,0 0,0">
          <text:p/>
        </draw:polyline>
        <draw:polygon draw:style-name="gr118" draw:text-style-name="P9" draw:layer="layout" svg:width="0.249cm" svg:height="0.249cm" svg:x="9.253cm" svg:y="9.501cm" svg:viewBox="0 0 250 250" draw:points="0,0 0,250 250,250 250,0">
          <text:p/>
        </draw:polygon>
        <draw:polyline draw:style-name="gr117" draw:text-style-name="P9" draw:layer="layout" svg:width="0.249cm" svg:height="0.249cm" svg:x="9.253cm" svg:y="9.501cm" svg:viewBox="0 0 250 250" draw:points="0,0 0,250 250,250 250,0 0,0">
          <text:p/>
        </draw:polyline>
        <draw:polygon draw:style-name="gr118" draw:text-style-name="P9" draw:layer="layout" svg:width="0.249cm" svg:height="0.249cm" svg:x="9.769cm" svg:y="9.529cm" svg:viewBox="0 0 250 250" draw:points="0,0 0,250 250,250 250,0">
          <text:p/>
        </draw:polygon>
        <draw:polyline draw:style-name="gr117" draw:text-style-name="P9" draw:layer="layout" svg:width="0.249cm" svg:height="0.249cm" svg:x="9.769cm" svg:y="9.529cm" svg:viewBox="0 0 250 250" draw:points="0,0 0,250 250,250 250,0 0,0">
          <text:p/>
        </draw:polyline>
        <draw:polygon draw:style-name="gr118" draw:text-style-name="P9" draw:layer="layout" svg:width="0.249cm" svg:height="0.249cm" svg:x="10.285cm" svg:y="9.461cm" svg:viewBox="0 0 250 250" draw:points="0,0 0,250 250,250 250,0">
          <text:p/>
        </draw:polygon>
        <draw:polyline draw:style-name="gr117" draw:text-style-name="P9" draw:layer="layout" svg:width="0.249cm" svg:height="0.249cm" svg:x="10.285cm" svg:y="9.461cm" svg:viewBox="0 0 250 250" draw:points="0,0 0,250 250,250 250,0 0,0">
          <text:p/>
        </draw:polyline>
        <draw:polygon draw:style-name="gr118" draw:text-style-name="P9" draw:layer="layout" svg:width="0.249cm" svg:height="0.249cm" svg:x="10.801cm" svg:y="9.641cm" svg:viewBox="0 0 250 250" draw:points="0,0 0,250 250,250 250,0">
          <text:p/>
        </draw:polygon>
        <draw:polyline draw:style-name="gr117" draw:text-style-name="P9" draw:layer="layout" svg:width="0.249cm" svg:height="0.249cm" svg:x="10.801cm" svg:y="9.641cm" svg:viewBox="0 0 250 250" draw:points="0,0 0,250 250,250 250,0 0,0">
          <text:p/>
        </draw:polyline>
        <draw:polygon draw:style-name="gr118" draw:text-style-name="P9" draw:layer="layout" svg:width="0.249cm" svg:height="0.249cm" svg:x="11.317cm" svg:y="9.809cm" svg:viewBox="0 0 250 250" draw:points="0,0 0,250 250,250 250,0">
          <text:p/>
        </draw:polygon>
        <draw:polyline draw:style-name="gr117" draw:text-style-name="P9" draw:layer="layout" svg:width="0.249cm" svg:height="0.249cm" svg:x="11.317cm" svg:y="9.809cm" svg:viewBox="0 0 250 250" draw:points="0,0 0,250 250,250 250,0 0,0">
          <text:p/>
        </draw:polyline>
        <draw:polygon draw:style-name="gr118" draw:text-style-name="P9" draw:layer="layout" svg:width="0.249cm" svg:height="0.249cm" svg:x="11.832cm" svg:y="10.303cm" svg:viewBox="0 0 250 250" draw:points="0,0 0,250 250,250 250,0">
          <text:p/>
        </draw:polygon>
        <draw:polyline draw:style-name="gr117" draw:text-style-name="P9" draw:layer="layout" svg:width="0.249cm" svg:height="0.249cm" svg:x="11.832cm" svg:y="10.303cm" svg:viewBox="0 0 250 250" draw:points="0,0 0,250 250,250 250,0 0,0">
          <text:p/>
        </draw:polyline>
        <draw:polygon draw:style-name="gr118" draw:text-style-name="P9" draw:layer="layout" svg:width="0.249cm" svg:height="0.249cm" svg:x="12.348cm" svg:y="10.358cm" svg:viewBox="0 0 250 250" draw:points="0,0 0,250 250,250 250,0">
          <text:p/>
        </draw:polygon>
        <draw:polyline draw:style-name="gr117" draw:text-style-name="P9" draw:layer="layout" svg:width="0.249cm" svg:height="0.249cm" svg:x="12.348cm" svg:y="10.358cm" svg:viewBox="0 0 250 250" draw:points="0,0 0,250 250,250 250,0 0,0">
          <text:p/>
        </draw:polyline>
        <draw:polygon draw:style-name="gr118" draw:text-style-name="P9" draw:layer="layout" svg:width="0.249cm" svg:height="0.249cm" svg:x="12.863cm" svg:y="10.672cm" svg:viewBox="0 0 250 250" draw:points="0,0 0,250 250,250 250,0">
          <text:p/>
        </draw:polygon>
        <draw:polyline draw:style-name="gr117" draw:text-style-name="P9" draw:layer="layout" svg:width="0.249cm" svg:height="0.249cm" svg:x="12.863cm" svg:y="10.672cm" svg:viewBox="0 0 250 250" draw:points="0,0 0,250 250,250 250,0 0,0">
          <text:p/>
        </draw:polyline>
        <draw:polygon draw:style-name="gr118" draw:text-style-name="P9" draw:layer="layout" svg:width="0.249cm" svg:height="0.249cm" svg:x="13.379cm" svg:y="10.814cm" svg:viewBox="0 0 250 250" draw:points="0,0 0,250 250,250 250,0">
          <text:p/>
        </draw:polygon>
        <draw:polyline draw:style-name="gr117" draw:text-style-name="P9" draw:layer="layout" svg:width="0.249cm" svg:height="0.249cm" svg:x="13.379cm" svg:y="10.814cm" svg:viewBox="0 0 250 250" draw:points="0,0 0,250 250,250 250,0 0,0">
          <text:p/>
        </draw:polyline>
        <draw:polygon draw:style-name="gr118" draw:text-style-name="P9" draw:layer="layout" svg:width="0.249cm" svg:height="0.249cm" svg:x="13.895cm" svg:y="11.18cm" svg:viewBox="0 0 250 250" draw:points="0,0 0,250 250,250 250,0">
          <text:p/>
        </draw:polygon>
        <draw:polyline draw:style-name="gr117" draw:text-style-name="P9" draw:layer="layout" svg:width="0.249cm" svg:height="0.249cm" svg:x="13.895cm" svg:y="11.18cm" svg:viewBox="0 0 250 250" draw:points="0,0 0,250 250,250 250,0 0,0">
          <text:p/>
        </draw:polyline>
        <draw:polygon draw:style-name="gr118" draw:text-style-name="P9" draw:layer="layout" svg:width="0.249cm" svg:height="0.249cm" svg:x="14.411cm" svg:y="11.265cm" svg:viewBox="0 0 250 250" draw:points="0,0 0,250 250,250 250,0">
          <text:p/>
        </draw:polygon>
        <draw:polyline draw:style-name="gr117" draw:text-style-name="P9" draw:layer="layout" svg:width="0.249cm" svg:height="0.249cm" svg:x="14.411cm" svg:y="11.265cm" svg:viewBox="0 0 250 250" draw:points="0,0 0,250 250,250 250,0 0,0">
          <text:p/>
        </draw:polyline>
        <draw:polygon draw:style-name="gr118" draw:text-style-name="P9" draw:layer="layout" svg:width="0.249cm" svg:height="0.249cm" svg:x="14.927cm" svg:y="11.503cm" svg:viewBox="0 0 250 250" draw:points="0,0 0,250 250,250 250,0">
          <text:p/>
        </draw:polygon>
        <draw:polyline draw:style-name="gr117" draw:text-style-name="P9" draw:layer="layout" svg:width="0.249cm" svg:height="0.249cm" svg:x="14.927cm" svg:y="11.503cm" svg:viewBox="0 0 250 250" draw:points="0,0 0,250 250,250 250,0 0,0">
          <text:p/>
        </draw:polyline>
        <draw:polygon draw:style-name="gr118" draw:text-style-name="P9" draw:layer="layout" svg:width="0.249cm" svg:height="0.249cm" svg:x="15.443cm" svg:y="11.561cm" svg:viewBox="0 0 250 250" draw:points="0,0 0,250 250,250 250,0">
          <text:p/>
        </draw:polygon>
        <draw:polyline draw:style-name="gr117" draw:text-style-name="P9" draw:layer="layout" svg:width="0.249cm" svg:height="0.249cm" svg:x="15.443cm" svg:y="11.561cm" svg:viewBox="0 0 250 250" draw:points="0,0 0,250 250,250 250,0 0,0">
          <text:p/>
        </draw:polyline>
        <draw:polygon draw:style-name="gr118" draw:text-style-name="P9" draw:layer="layout" svg:width="0.249cm" svg:height="0.249cm" svg:x="15.959cm" svg:y="11.811cm" svg:viewBox="0 0 250 250" draw:points="0,0 0,250 250,250 250,0">
          <text:p/>
        </draw:polygon>
        <draw:polyline draw:style-name="gr117" draw:text-style-name="P9" draw:layer="layout" svg:width="0.249cm" svg:height="0.249cm" svg:x="15.959cm" svg:y="11.811cm" svg:viewBox="0 0 250 250" draw:points="0,0 0,250 250,250 250,0 0,0">
          <text:p/>
        </draw:polyline>
        <draw:polygon draw:style-name="gr118" draw:text-style-name="P9" draw:layer="layout" svg:width="0.249cm" svg:height="0.249cm" svg:x="16.475cm" svg:y="11.582cm" svg:viewBox="0 0 250 250" draw:points="0,0 0,250 250,250 250,0">
          <text:p/>
        </draw:polygon>
        <draw:polyline draw:style-name="gr117" draw:text-style-name="P9" draw:layer="layout" svg:width="0.249cm" svg:height="0.249cm" svg:x="16.475cm" svg:y="11.582cm" svg:viewBox="0 0 250 250" draw:points="0,0 0,250 250,250 250,0 0,0">
          <text:p/>
        </draw:polyline>
        <draw:polygon draw:style-name="gr119" draw:text-style-name="P9" draw:layer="layout" svg:width="0.53cm" svg:height="0.179cm" svg:x="6.275cm" svg:y="9.769cm" svg:viewBox="0 0 531 180" draw:points="0,94 515,0 523,43 531,86 16,180 8,137">
          <text:p/>
        </draw:polygon>
        <draw:polygon draw:style-name="gr119" draw:text-style-name="P9" draw:layer="layout" svg:width="0.009cm" svg:height="0.042cm" svg:x="6.798cm" svg:y="9.812cm" svg:viewBox="0 0 10 43" draw:points="0,0 10,43 8,43">
          <text:p/>
        </draw:polygon>
        <draw:polygon draw:style-name="gr119" draw:text-style-name="P9" draw:layer="layout" svg:width="0.535cm" svg:height="0.204cm" svg:x="6.788cm" svg:y="9.65cm" svg:viewBox="0 0 536 205" draw:points="0,119 516,0 526,43 536,86 20,205 10,162">
          <text:p/>
        </draw:polygon>
        <draw:polygon draw:style-name="gr119" draw:text-style-name="P9" draw:layer="layout" svg:width="0.026cm" svg:height="0.043cm" svg:x="7.304cm" svg:y="9.649cm" svg:viewBox="0 0 27 44" draw:points="10,44 0,1 8,0 15,0 23,2 27,4">
          <text:p/>
        </draw:polygon>
        <draw:polygon draw:style-name="gr119" draw:text-style-name="P9" draw:layer="layout" svg:width="0.549cm" svg:height="0.299cm" svg:x="7.297cm" svg:y="9.653cm" svg:viewBox="0 0 550 300" draw:points="34,0 550,220 533,260 516,300 0,80 17,40">
          <text:p/>
        </draw:polygon>
        <draw:polygon draw:style-name="gr119" draw:text-style-name="P9" draw:layer="layout" svg:width="0.016cm" svg:height="0.04cm" svg:x="7.813cm" svg:y="9.913cm" svg:viewBox="0 0 17 41" draw:points="17,0 2,41 0,40">
          <text:p/>
        </draw:polygon>
        <draw:polygon draw:style-name="gr119" draw:text-style-name="P9" draw:layer="layout" svg:width="0.545cm" svg:height="0.263cm" svg:x="7.815cm" svg:y="9.872cm" svg:viewBox="0 0 546 264" draw:points="30,0 546,182 531,223 516,264 0,82 15,41">
          <text:p/>
        </draw:polygon>
        <draw:polygon draw:style-name="gr119" draw:text-style-name="P9" draw:layer="layout" svg:width="0.014cm" svg:height="0.043cm" svg:x="8.331cm" svg:y="10.095cm" svg:viewBox="0 0 15 44" draw:points="15,0 13,44 6,43 0,41">
          <text:p/>
        </draw:polygon>
        <draw:polygon draw:style-name="gr119" draw:text-style-name="P9" draw:layer="layout" svg:width="0.519cm" svg:height="0.109cm" svg:x="8.344cm" svg:y="10.051cm" svg:viewBox="0 0 520 110" draw:points="4,0 520,22 518,66 516,110 0,88 2,44">
          <text:p/>
        </draw:polygon>
        <draw:polygon draw:style-name="gr119" draw:text-style-name="P9" draw:layer="layout" svg:width="0.002cm" svg:height="0.043cm" svg:x="8.862cm" svg:y="10.073cm" svg:viewBox="0 0 3 44" draw:points="0,44 2,0 3,0">
          <text:p/>
        </draw:polygon>
        <draw:polygon draw:style-name="gr119" draw:text-style-name="P9" draw:layer="layout" svg:width="0.521cm" svg:height="0.117cm" svg:x="8.859cm" svg:y="10.073cm" svg:viewBox="0 0 522 118" draw:points="6,0 522,30 519,74 516,118 0,88 3,44">
          <text:p/>
        </draw:polygon>
        <draw:polygon draw:style-name="gr119" draw:text-style-name="P9" draw:layer="layout" svg:width="0.003cm" svg:height="0.043cm" svg:x="9.375cm" svg:y="10.147cm" svg:viewBox="0 0 4 44" draw:points="3,0 4,44 0,44">
          <text:p/>
        </draw:polygon>
        <draw:polygon draw:style-name="gr119" draw:text-style-name="P9" draw:layer="layout" svg:width="0.517cm" svg:height="0.099cm" svg:x="9.377cm" svg:y="10.091cm" svg:viewBox="0 0 518 100" draw:points="0,12 516,0 517,44 518,88 2,100 1,56">
          <text:p/>
        </draw:polygon>
        <draw:polygon draw:style-name="gr119" draw:text-style-name="P9" draw:layer="layout" svg:width="0.018cm" svg:height="0.043cm" svg:x="9.893cm" svg:y="10.091cm" svg:viewBox="0 0 19 44" draw:points="1,44 0,0 8,1 15,2 19,4">
          <text:p/>
        </draw:polygon>
        <draw:polygon draw:style-name="gr119" draw:text-style-name="P9" draw:layer="layout" svg:width="0.551cm" svg:height="0.308cm" svg:x="9.876cm" svg:y="10.095cm" svg:viewBox="0 0 552 309" draw:points="36,0 552,229 534,269 516,309 0,80 18,40">
          <text:p/>
        </draw:polygon>
        <draw:polygon draw:style-name="gr119" draw:text-style-name="P9" draw:layer="layout" svg:width="0.029cm" svg:height="0.043cm" svg:x="10.392cm" svg:y="10.364cm" svg:viewBox="0 0 30 44" draw:points="18,0 30,42 22,44 14,44 7,43 0,40">
          <text:p/>
        </draw:polygon>
        <draw:polygon draw:style-name="gr119" draw:text-style-name="P9" draw:layer="layout" svg:width="0.539cm" svg:height="0.223cm" svg:x="10.398cm" svg:y="10.182cm" svg:viewBox="0 0 540 224" draw:points="0,140 516,0 528,42 540,84 24,224 12,182">
          <text:p/>
        </draw:polygon>
        <draw:polygon draw:style-name="gr119" draw:text-style-name="P9" draw:layer="layout" svg:width="0.029cm" svg:height="0.043cm" svg:x="10.914cm" svg:y="10.18cm" svg:viewBox="0 0 30 44" draw:points="12,44 0,2 8,0 16,0 23,1 30,4">
          <text:p/>
        </draw:polygon>
        <draw:polygon draw:style-name="gr119" draw:text-style-name="P9" draw:layer="layout" svg:width="0.551cm" svg:height="0.31cm" svg:x="10.908cm" svg:y="10.184cm" svg:viewBox="0 0 552 311" draw:points="36,0 552,231 534,271 516,311 0,80 18,40">
          <text:p/>
        </draw:polygon>
        <draw:polygon draw:style-name="gr119" draw:text-style-name="P9" draw:layer="layout" svg:width="0.017cm" svg:height="0.042cm" svg:x="11.424cm" svg:y="10.455cm" svg:viewBox="0 0 18 43" draw:points="18,0 10,43 2,41 0,40">
          <text:p/>
        </draw:polygon>
        <draw:polygon draw:style-name="gr119" draw:text-style-name="P9" draw:layer="layout" svg:width="0.53cm" svg:height="0.186cm" svg:x="11.434cm" svg:y="10.412cm" svg:viewBox="0 0 531 187" draw:points="16,0 531,101 523,144 515,187 0,86 8,43">
          <text:p/>
        </draw:polygon>
        <draw:polygon draw:style-name="gr119" draw:text-style-name="P9" draw:layer="layout" svg:width="0.011cm" svg:height="0.042cm" svg:x="11.957cm" svg:y="10.513cm" svg:viewBox="0 0 12 43" draw:points="0,43 8,0 12,1">
          <text:p/>
        </draw:polygon>
        <draw:polygon draw:style-name="gr119" draw:text-style-name="P9" draw:layer="layout" svg:width="0.539cm" svg:height="0.223cm" svg:x="11.945cm" svg:y="10.514cm" svg:viewBox="0 0 540 224" draw:points="24,0 540,140 528,182 516,224 0,84 12,42">
          <text:p/>
        </draw:polygon>
        <draw:polygon draw:style-name="gr119" draw:text-style-name="P9" draw:layer="layout" svg:width="0.011cm" svg:height="0.042cm" svg:x="12.46cm" svg:y="10.696cm" svg:viewBox="0 0 12 43" draw:points="12,0 4,43 0,42">
          <text:p/>
        </draw:polygon>
        <draw:polygon draw:style-name="gr119" draw:text-style-name="P9" draw:layer="layout" svg:width="0.531cm" svg:height="0.186cm" svg:x="12.464cm" svg:y="10.653cm" svg:viewBox="0 0 532 187" draw:points="16,0 532,101 524,144 516,187 0,86 8,43">
          <text:p/>
        </draw:polygon>
        <draw:polygon draw:style-name="gr119" draw:text-style-name="P9" draw:layer="layout" svg:width="0.025cm" svg:height="0.042cm" svg:x="12.988cm" svg:y="10.754cm" svg:viewBox="0 0 26 43" draw:points="0,43 8,0 16,2 23,5 26,8">
          <text:p/>
        </draw:polygon>
        <draw:polygon draw:style-name="gr119" draw:text-style-name="P9" draw:layer="layout" svg:width="0.567cm" svg:height="0.453cm" svg:x="12.962cm" svg:y="10.762cm" svg:viewBox="0 0 568 454" draw:points="52,0 568,384 542,419 516,454 0,70 26,35">
          <text:p/>
        </draw:polygon>
        <draw:polygon draw:style-name="gr119" draw:text-style-name="P9" draw:layer="layout" svg:width="0.036cm" svg:height="0.043cm" svg:x="13.478cm" svg:y="11.18cm" svg:viewBox="0 0 37 44" draw:points="26,0 37,43 30,44 22,44 15,42 7,40 1,36 0,35">
          <text:p/>
        </draw:polygon>
        <draw:polygon draw:style-name="gr119" draw:text-style-name="P9" draw:layer="layout" svg:width="0.537cm" svg:height="0.223cm" svg:x="13.493cm" svg:y="10.999cm" svg:viewBox="0 0 538 224" draw:points="0,138 516,0 527,43 538,86 22,224 11,181">
          <text:p/>
        </draw:polygon>
        <draw:polygon draw:style-name="gr119" draw:text-style-name="P9" draw:layer="layout" svg:width="0.035cm" svg:height="0.043cm" svg:x="14.009cm" svg:y="10.998cm" svg:viewBox="0 0 36 44" draw:points="11,44 0,1 7,0 15,0 22,2 30,4 36,8">
          <text:p/>
        </draw:polygon>
        <draw:polygon draw:style-name="gr119" draw:text-style-name="P9" draw:layer="layout" svg:width="0.565cm" svg:height="0.425cm" svg:x="13.995cm" svg:y="11.006cm" svg:viewBox="0 0 566 426" draw:points="50,0 566,354 541,390 516,426 0,72 25,36">
          <text:p/>
        </draw:polygon>
        <draw:polygon draw:style-name="gr119" draw:text-style-name="P9" draw:layer="layout" svg:width="0.025cm" svg:height="0.043cm" svg:x="14.511cm" svg:y="11.396cm" svg:viewBox="0 0 26 44" draw:points="25,0 26,44 18,43 10,42 3,38 0,36">
          <text:p/>
        </draw:polygon>
        <draw:polygon draw:style-name="gr119" draw:text-style-name="P9" draw:layer="layout" svg:width="0.517cm" svg:height="0.093cm" svg:x="14.535cm" svg:y="11.346cm" svg:viewBox="0 0 518 94" draw:points="0,6 516,0 517,44 518,88 2,94 1,50">
          <text:p/>
        </draw:polygon>
        <draw:polygon draw:style-name="gr119" draw:text-style-name="P9" draw:layer="layout" svg:width="0.021cm" svg:height="0.043cm" svg:x="15.051cm" svg:y="11.346cm" svg:viewBox="0 0 22 44" draw:points="1,44 0,0 8,1 16,2 22,6">
          <text:p/>
        </draw:polygon>
        <draw:polygon draw:style-name="gr119" draw:text-style-name="P9" draw:layer="layout" svg:width="0.557cm" svg:height="0.361cm" svg:x="15.031cm" svg:y="11.352cm" svg:viewBox="0 0 558 362" draw:points="42,0 558,286 537,324 516,362 0,76 21,38">
          <text:p/>
        </draw:polygon>
        <draw:polygon draw:style-name="gr119" draw:text-style-name="P9" draw:layer="layout" svg:width="0.036cm" svg:height="0.043cm" svg:x="15.547cm" svg:y="11.676cm" svg:viewBox="0 0 37 44" draw:points="21,0 37,41 29,43 22,44 14,43 7,42 0,38">
          <text:p/>
        </draw:polygon>
        <draw:polygon draw:style-name="gr119" draw:text-style-name="P9" draw:layer="layout" svg:width="0.547cm" svg:height="0.279cm" svg:x="15.552cm" svg:y="11.437cm" svg:viewBox="0 0 548 280" draw:points="0,198 516,0 532,41 548,82 32,280 16,239">
          <text:p/>
        </draw:polygon>
        <draw:polygon draw:style-name="gr119" draw:text-style-name="P9" draw:layer="layout" svg:width="0.04cm" svg:height="0.04cm" svg:x="16.084cm" svg:y="11.478cm" svg:viewBox="0 0 41 41" draw:points="0,0 41,16 38,22 33,29 28,34 21,38 16,41">
          <text:p/>
        </draw:polygon>
        <draw:polygon draw:style-name="gr119" draw:text-style-name="P9" draw:layer="layout" svg:width="0.597cm" svg:height="1.393cm" svg:x="16.043cm" svg:y="10.101cm" svg:viewBox="0 0 598 1394" draw:points="0,1362 516,0 557,16 598,32 82,1394 41,1378">
          <text:p/>
        </draw:polygon>
        <draw:polygon draw:style-name="gr119" draw:text-style-name="P9" draw:layer="layout" svg:width="0.249cm" svg:height="0.249cm" svg:x="6.158cm" svg:y="9.781cm" svg:viewBox="0 0 250 250" draw:points="0,125 125,250 250,125 125,0">
          <text:p/>
        </draw:polygon>
        <draw:polyline draw:style-name="gr117" draw:text-style-name="P9" draw:layer="layout" svg:width="0.249cm" svg:height="0.249cm" svg:x="6.158cm" svg:y="9.781cm" svg:viewBox="0 0 250 250" draw:points="0,125 125,250 250,125 125,0 0,125">
          <text:p/>
        </draw:polyline>
        <draw:polygon draw:style-name="gr119" draw:text-style-name="P9" draw:layer="layout" svg:width="0.249cm" svg:height="0.249cm" svg:x="6.673cm" svg:y="9.687cm" svg:viewBox="0 0 250 250" draw:points="0,125 125,250 250,125 125,0">
          <text:p/>
        </draw:polygon>
        <draw:polyline draw:style-name="gr117" draw:text-style-name="P9" draw:layer="layout" svg:width="0.249cm" svg:height="0.249cm" svg:x="6.673cm" svg:y="9.687cm" svg:viewBox="0 0 250 250" draw:points="0,125 125,250 250,125 125,0 0,125">
          <text:p/>
        </draw:polyline>
        <draw:polygon draw:style-name="gr119" draw:text-style-name="P9" draw:layer="layout" svg:width="0.249cm" svg:height="0.249cm" svg:x="7.189cm" svg:y="9.568cm" svg:viewBox="0 0 250 250" draw:points="0,125 125,250 250,125 125,0">
          <text:p/>
        </draw:polygon>
        <draw:polyline draw:style-name="gr117" draw:text-style-name="P9" draw:layer="layout" svg:width="0.249cm" svg:height="0.249cm" svg:x="7.189cm" svg:y="9.568cm" svg:viewBox="0 0 250 250" draw:points="0,125 125,250 250,125 125,0 0,125">
          <text:p/>
        </draw:polyline>
        <draw:polygon draw:style-name="gr119" draw:text-style-name="P9" draw:layer="layout" svg:width="0.249cm" svg:height="0.249cm" svg:x="7.705cm" svg:y="9.788cm" svg:viewBox="0 0 250 250" draw:points="0,125 125,250 250,125 125,0">
          <text:p/>
        </draw:polygon>
        <draw:polyline draw:style-name="gr117" draw:text-style-name="P9" draw:layer="layout" svg:width="0.249cm" svg:height="0.249cm" svg:x="7.705cm" svg:y="9.788cm" svg:viewBox="0 0 250 250" draw:points="0,125 125,250 250,125 125,0 0,125">
          <text:p/>
        </draw:polyline>
        <draw:polygon draw:style-name="gr119" draw:text-style-name="P9" draw:layer="layout" svg:width="0.249cm" svg:height="0.249cm" svg:x="8.221cm" svg:y="9.97cm" svg:viewBox="0 0 250 250" draw:points="0,125 125,250 250,125 125,0">
          <text:p/>
        </draw:polygon>
        <draw:polyline draw:style-name="gr117" draw:text-style-name="P9" draw:layer="layout" svg:width="0.249cm" svg:height="0.249cm" svg:x="8.221cm" svg:y="9.97cm" svg:viewBox="0 0 250 250" draw:points="0,125 125,250 250,125 125,0 0,125">
          <text:p/>
        </draw:polyline>
        <draw:polygon draw:style-name="gr119" draw:text-style-name="P9" draw:layer="layout" svg:width="0.249cm" svg:height="0.249cm" svg:x="8.737cm" svg:y="9.992cm" svg:viewBox="0 0 250 250" draw:points="0,125 125,250 250,125 125,0">
          <text:p/>
        </draw:polygon>
        <draw:polyline draw:style-name="gr117" draw:text-style-name="P9" draw:layer="layout" svg:width="0.249cm" svg:height="0.249cm" svg:x="8.737cm" svg:y="9.992cm" svg:viewBox="0 0 250 250" draw:points="0,125 125,250 250,125 125,0 0,125">
          <text:p/>
        </draw:polyline>
        <draw:polygon draw:style-name="gr119" draw:text-style-name="P9" draw:layer="layout" svg:width="0.249cm" svg:height="0.249cm" svg:x="9.253cm" svg:y="10.022cm" svg:viewBox="0 0 250 250" draw:points="0,125 125,250 250,125 125,0">
          <text:p/>
        </draw:polygon>
        <draw:polyline draw:style-name="gr117" draw:text-style-name="P9" draw:layer="layout" svg:width="0.249cm" svg:height="0.249cm" svg:x="9.253cm" svg:y="10.022cm" svg:viewBox="0 0 250 250" draw:points="0,125 125,250 250,125 125,0 0,125">
          <text:p/>
        </draw:polyline>
        <draw:polygon draw:style-name="gr119" draw:text-style-name="P9" draw:layer="layout" svg:width="0.249cm" svg:height="0.249cm" svg:x="9.769cm" svg:y="10.01cm" svg:viewBox="0 0 250 250" draw:points="0,125 125,250 250,125 125,0">
          <text:p/>
        </draw:polygon>
        <draw:polyline draw:style-name="gr117" draw:text-style-name="P9" draw:layer="layout" svg:width="0.249cm" svg:height="0.249cm" svg:x="9.769cm" svg:y="10.01cm" svg:viewBox="0 0 250 250" draw:points="0,125 125,250 250,125 125,0 0,125">
          <text:p/>
        </draw:polyline>
        <draw:polygon draw:style-name="gr119" draw:text-style-name="P9" draw:layer="layout" svg:width="0.249cm" svg:height="0.249cm" svg:x="10.285cm" svg:y="10.239cm" svg:viewBox="0 0 250 250" draw:points="0,125 125,250 250,125 125,0">
          <text:p/>
        </draw:polygon>
        <draw:polyline draw:style-name="gr117" draw:text-style-name="P9" draw:layer="layout" svg:width="0.249cm" svg:height="0.249cm" svg:x="10.285cm" svg:y="10.239cm" svg:viewBox="0 0 250 250" draw:points="0,125 125,250 250,125 125,0 0,125">
          <text:p/>
        </draw:polyline>
        <draw:polygon draw:style-name="gr119" draw:text-style-name="P9" draw:layer="layout" svg:width="0.249cm" svg:height="0.249cm" svg:x="10.801cm" svg:y="10.099cm" svg:viewBox="0 0 250 250" draw:points="0,125 125,250 250,125 125,0">
          <text:p/>
        </draw:polygon>
        <draw:polyline draw:style-name="gr117" draw:text-style-name="P9" draw:layer="layout" svg:width="0.249cm" svg:height="0.249cm" svg:x="10.801cm" svg:y="10.099cm" svg:viewBox="0 0 250 250" draw:points="0,125 125,250 250,125 125,0 0,125">
          <text:p/>
        </draw:polyline>
        <draw:polygon draw:style-name="gr119" draw:text-style-name="P9" draw:layer="layout" svg:width="0.249cm" svg:height="0.249cm" svg:x="11.317cm" svg:y="10.33cm" svg:viewBox="0 0 250 250" draw:points="0,125 125,250 250,125 125,0">
          <text:p/>
        </draw:polygon>
        <draw:polyline draw:style-name="gr117" draw:text-style-name="P9" draw:layer="layout" svg:width="0.249cm" svg:height="0.249cm" svg:x="11.317cm" svg:y="10.33cm" svg:viewBox="0 0 250 250" draw:points="0,125 125,250 250,125 125,0 0,125">
          <text:p/>
        </draw:polyline>
        <draw:polygon draw:style-name="gr119" draw:text-style-name="P9" draw:layer="layout" svg:width="0.249cm" svg:height="0.249cm" svg:x="11.832cm" svg:y="10.431cm" svg:viewBox="0 0 250 250" draw:points="0,125 125,250 250,125 125,0">
          <text:p/>
        </draw:polygon>
        <draw:polyline draw:style-name="gr117" draw:text-style-name="P9" draw:layer="layout" svg:width="0.249cm" svg:height="0.249cm" svg:x="11.832cm" svg:y="10.431cm" svg:viewBox="0 0 250 250" draw:points="0,125 125,250 250,125 125,0 0,125">
          <text:p/>
        </draw:polyline>
        <draw:polygon draw:style-name="gr119" draw:text-style-name="P9" draw:layer="layout" svg:width="0.249cm" svg:height="0.249cm" svg:x="12.348cm" svg:y="10.571cm" svg:viewBox="0 0 250 250" draw:points="0,125 125,250 250,125 125,0">
          <text:p/>
        </draw:polygon>
        <draw:polyline draw:style-name="gr117" draw:text-style-name="P9" draw:layer="layout" svg:width="0.249cm" svg:height="0.249cm" svg:x="12.348cm" svg:y="10.571cm" svg:viewBox="0 0 250 250" draw:points="0,125 125,250 250,125 125,0 0,125">
          <text:p/>
        </draw:polyline>
        <draw:polygon draw:style-name="gr119" draw:text-style-name="P9" draw:layer="layout" svg:width="0.249cm" svg:height="0.249cm" svg:x="12.863cm" svg:y="10.672cm" svg:viewBox="0 0 250 250" draw:points="0,125 125,250 250,125 125,0">
          <text:p/>
        </draw:polygon>
        <draw:polyline draw:style-name="gr117" draw:text-style-name="P9" draw:layer="layout" svg:width="0.249cm" svg:height="0.249cm" svg:x="12.863cm" svg:y="10.672cm" svg:viewBox="0 0 250 250" draw:points="0,125 125,250 250,125 125,0 0,125">
          <text:p/>
        </draw:polyline>
        <draw:polygon draw:style-name="gr119" draw:text-style-name="P9" draw:layer="layout" svg:width="0.249cm" svg:height="0.249cm" svg:x="13.379cm" svg:y="11.055cm" svg:viewBox="0 0 250 250" draw:points="0,125 125,250 250,125 125,0">
          <text:p/>
        </draw:polygon>
        <draw:polyline draw:style-name="gr117" draw:text-style-name="P9" draw:layer="layout" svg:width="0.249cm" svg:height="0.249cm" svg:x="13.379cm" svg:y="11.055cm" svg:viewBox="0 0 250 250" draw:points="0,125 125,250 250,125 125,0 0,125">
          <text:p/>
        </draw:polyline>
        <draw:polygon draw:style-name="gr119" draw:text-style-name="P9" draw:layer="layout" svg:width="0.249cm" svg:height="0.249cm" svg:x="13.895cm" svg:y="10.917cm" svg:viewBox="0 0 250 250" draw:points="0,125 125,250 250,125 125,0">
          <text:p/>
        </draw:polygon>
        <draw:polyline draw:style-name="gr117" draw:text-style-name="P9" draw:layer="layout" svg:width="0.249cm" svg:height="0.249cm" svg:x="13.895cm" svg:y="10.917cm" svg:viewBox="0 0 250 250" draw:points="0,125 125,250 250,125 125,0 0,125">
          <text:p/>
        </draw:polyline>
        <draw:polygon draw:style-name="gr119" draw:text-style-name="P9" draw:layer="layout" svg:width="0.249cm" svg:height="0.249cm" svg:x="14.411cm" svg:y="11.271cm" svg:viewBox="0 0 250 250" draw:points="0,125 125,250 250,125 125,0">
          <text:p/>
        </draw:polygon>
        <draw:polyline draw:style-name="gr117" draw:text-style-name="P9" draw:layer="layout" svg:width="0.249cm" svg:height="0.249cm" svg:x="14.411cm" svg:y="11.271cm" svg:viewBox="0 0 250 250" draw:points="0,125 125,250 250,125 125,0 0,125">
          <text:p/>
        </draw:polyline>
        <draw:polygon draw:style-name="gr119" draw:text-style-name="P9" draw:layer="layout" svg:width="0.249cm" svg:height="0.249cm" svg:x="14.927cm" svg:y="11.265cm" svg:viewBox="0 0 250 250" draw:points="0,125 125,250 250,125 125,0">
          <text:p/>
        </draw:polygon>
        <draw:polyline draw:style-name="gr117" draw:text-style-name="P9" draw:layer="layout" svg:width="0.249cm" svg:height="0.249cm" svg:x="14.927cm" svg:y="11.265cm" svg:viewBox="0 0 250 250" draw:points="0,125 125,250 250,125 125,0 0,125">
          <text:p/>
        </draw:polyline>
        <draw:polygon draw:style-name="gr119" draw:text-style-name="P9" draw:layer="layout" svg:width="0.249cm" svg:height="0.249cm" svg:x="15.443cm" svg:y="11.551cm" svg:viewBox="0 0 250 250" draw:points="0,125 125,250 250,125 125,0">
          <text:p/>
        </draw:polygon>
        <draw:polyline draw:style-name="gr117" draw:text-style-name="P9" draw:layer="layout" svg:width="0.249cm" svg:height="0.249cm" svg:x="15.443cm" svg:y="11.551cm" svg:viewBox="0 0 250 250" draw:points="0,125 125,250 250,125 125,0 0,125">
          <text:p/>
        </draw:polyline>
        <draw:polygon draw:style-name="gr119" draw:text-style-name="P9" draw:layer="layout" svg:width="0.249cm" svg:height="0.249cm" svg:x="15.959cm" svg:y="11.353cm" svg:viewBox="0 0 250 250" draw:points="0,125 125,250 250,125 125,0">
          <text:p/>
        </draw:polygon>
        <draw:polyline draw:style-name="gr117" draw:text-style-name="P9" draw:layer="layout" svg:width="0.249cm" svg:height="0.249cm" svg:x="15.959cm" svg:y="11.353cm" svg:viewBox="0 0 250 250" draw:points="0,125 125,250 250,125 125,0 0,125">
          <text:p/>
        </draw:polyline>
        <draw:polygon draw:style-name="gr119" draw:text-style-name="P9" draw:layer="layout" svg:width="0.249cm" svg:height="0.249cm" svg:x="16.475cm" svg:y="9.992cm" svg:viewBox="0 0 250 250" draw:points="0,125 125,250 250,125 125,0">
          <text:p/>
        </draw:polygon>
        <draw:polyline draw:style-name="gr117" draw:text-style-name="P9" draw:layer="layout" svg:width="0.249cm" svg:height="0.249cm" svg:x="16.475cm" svg:y="9.992cm" svg:viewBox="0 0 250 250" draw:points="0,125 125,250 250,125 125,0 0,125">
          <text:p/>
        </draw:polyline>
        <draw:polygon draw:style-name="gr130" draw:text-style-name="P9" draw:layer="layout" svg:width="0.562cm" svg:height="0.412cm" svg:x="6.259cm" svg:y="9.537cm" svg:viewBox="0 0 563 413" draw:points="48,0 563,339 539,376 515,413 0,74 24,37">
          <text:p/>
        </draw:polygon>
        <draw:polygon draw:style-name="gr130" draw:text-style-name="P9" draw:layer="layout" svg:width="0.023cm" svg:height="0.043cm" svg:x="6.774cm" svg:y="9.913cm" svg:viewBox="0 0 24 44" draw:points="24,0 22,44 14,43 7,41 0,37 0,37">
          <text:p/>
        </draw:polygon>
        <draw:polygon draw:style-name="gr130" draw:text-style-name="P9" draw:layer="layout" svg:width="0.519cm" svg:height="0.111cm" svg:x="6.796cm" svg:y="9.869cm" svg:viewBox="0 0 520 112" draw:points="4,0 520,24 518,68 516,112 0,88 2,44">
          <text:p/>
        </draw:polygon>
        <draw:polygon draw:style-name="gr130" draw:text-style-name="P9" draw:layer="layout" svg:width="0.012cm" svg:height="0.043cm" svg:x="7.312cm" svg:y="9.937cm" svg:viewBox="0 0 13 44" draw:points="2,0 13,43 5,44 0,44">
          <text:p/>
        </draw:polygon>
        <draw:polygon draw:style-name="gr130" draw:text-style-name="P9" draw:layer="layout" svg:width="0.537cm" svg:height="0.216cm" svg:x="7.303cm" svg:y="9.763cm" svg:viewBox="0 0 538 217" draw:points="0,131 516,0 527,43 538,86 22,217 11,174">
          <text:p/>
        </draw:polygon>
        <draw:polygon draw:style-name="gr130" draw:text-style-name="P9" draw:layer="layout" svg:width="0.011cm" svg:height="0.042cm" svg:x="7.83cm" svg:y="9.806cm" svg:viewBox="0 0 12 43" draw:points="0,0 12,42 11,43">
          <text:p/>
        </draw:polygon>
        <draw:polygon draw:style-name="gr130" draw:text-style-name="P9" draw:layer="layout" svg:width="0.539cm" svg:height="0.229cm" svg:x="7.818cm" svg:y="9.618cm" svg:viewBox="0 0 540 230" draw:points="0,146 516,0 528,42 540,84 24,230 12,188">
          <text:p/>
        </draw:polygon>
        <draw:polygon draw:style-name="gr130" draw:text-style-name="P9" draw:layer="layout" svg:width="0.016cm" svg:height="0.041cm" svg:x="8.346cm" svg:y="9.66cm" svg:viewBox="0 0 17 42" draw:points="0,0 17,40 12,42">
          <text:p/>
        </draw:polygon>
        <draw:polygon draw:style-name="gr130" draw:text-style-name="P9" draw:layer="layout" svg:width="0.549cm" svg:height="0.302cm" svg:x="8.329cm" svg:y="9.397cm" svg:viewBox="0 0 550 303" draw:points="0,223 516,0 533,40 550,80 34,303 17,263">
          <text:p/>
        </draw:polygon>
        <draw:polygon draw:style-name="gr130" draw:text-style-name="P9" draw:layer="layout" svg:width="0.022cm" svg:height="0.039cm" svg:x="8.862cm" svg:y="9.437cm" svg:viewBox="0 0 23 40" draw:points="0,0 23,38 17,40">
          <text:p/>
        </draw:polygon>
        <draw:polygon draw:style-name="gr130" draw:text-style-name="P9" draw:layer="layout" svg:width="0.561cm" svg:height="0.389cm" svg:x="8.839cm" svg:y="9.085cm" svg:viewBox="0 0 562 390" draw:points="0,314 516,0 539,38 562,76 46,390 23,352">
          <text:p/>
        </draw:polygon>
        <draw:polygon draw:style-name="gr130" draw:text-style-name="P9" draw:layer="layout" svg:width="0.022cm" svg:height="0.039cm" svg:x="9.355cm" svg:y="9.083cm" svg:viewBox="0 0 23 40" draw:points="23,40 0,2 4,0">
          <text:p/>
        </draw:polygon>
        <draw:polygon draw:style-name="gr130" draw:text-style-name="P9" draw:layer="layout" svg:width="0.553cm" svg:height="0.329cm" svg:x="9.359cm" svg:y="8.833cm" svg:viewBox="0 0 554 330" draw:points="0,250 516,0 535,40 554,80 38,330 19,290">
          <text:p/>
        </draw:polygon>
        <draw:polygon draw:style-name="gr130" draw:text-style-name="P9" draw:layer="layout" svg:width="0.553cm" svg:height="0.329cm" svg:x="9.875cm" svg:y="8.583cm" svg:viewBox="0 0 554 330" draw:points="0,250 516,0 535,40 554,80 38,330 19,290">
          <text:p/>
        </draw:polygon>
        <draw:polygon draw:style-name="gr130" draw:text-style-name="P9" draw:layer="layout" svg:width="0.018cm" svg:height="0.043cm" svg:x="10.391cm" svg:y="8.579cm" svg:viewBox="0 0 19 44" draw:points="19,44 0,4 7,2 14,0">
          <text:p/>
        </draw:polygon>
        <draw:polygon draw:style-name="gr130" draw:text-style-name="P9" draw:layer="layout" svg:width="0.525cm" svg:height="0.145cm" svg:x="10.405cm" svg:y="8.521cm" svg:viewBox="0 0 526 146" draw:points="0,58 516,0 521,44 526,88 10,146 5,102">
          <text:p/>
        </draw:polygon>
        <draw:polygon draw:style-name="gr130" draw:text-style-name="P9" draw:layer="layout" svg:width="0.017cm" svg:height="0.043cm" svg:x="10.926cm" svg:y="8.565cm" svg:viewBox="0 0 18 44" draw:points="0,0 18,40 11,43 5,44">
          <text:p/>
        </draw:polygon>
        <draw:polygon draw:style-name="gr130" draw:text-style-name="P9" draw:layer="layout" svg:width="0.551cm" svg:height="0.316cm" svg:x="10.908cm" svg:y="8.288cm" svg:viewBox="0 0 552 317" draw:points="0,237 516,0 534,40 552,80 36,317 18,277">
          <text:p/>
        </draw:polygon>
        <draw:polygon draw:style-name="gr130" draw:text-style-name="P9" draw:layer="layout" svg:width="0.017cm" svg:height="0.043cm" svg:x="11.424cm" svg:y="8.284cm" svg:viewBox="0 0 18 44" draw:points="18,44 0,4 7,1 14,0">
          <text:p/>
        </draw:polygon>
        <draw:polygon draw:style-name="gr130" draw:text-style-name="P9" draw:layer="layout" svg:width="0.522cm" svg:height="0.13cm" svg:x="11.438cm" svg:y="8.241cm" svg:viewBox="0 0 523 131" draw:points="0,43 515,0 519,44 523,88 8,131 4,87">
          <text:p/>
        </draw:polygon>
        <draw:polygon draw:style-name="gr130" draw:text-style-name="P9" draw:layer="layout" svg:width="0.007cm" svg:height="0.043cm" svg:x="11.957cm" svg:y="8.285cm" svg:viewBox="0 0 8 44" draw:points="0,0 8,43 4,44">
          <text:p/>
        </draw:polygon>
        <draw:polygon draw:style-name="gr130" draw:text-style-name="P9" draw:layer="layout" svg:width="0.531cm" svg:height="0.18cm" svg:x="11.949cm" svg:y="8.147cm" svg:viewBox="0 0 532 181" draw:points="0,95 516,0 524,43 532,86 16,181 8,138">
          <text:p/>
        </draw:polygon>
        <draw:polygon draw:style-name="gr130" draw:text-style-name="P9" draw:layer="layout" svg:width="0.024cm" svg:height="0.043cm" svg:x="12.464cm" svg:y="8.146cm" svg:viewBox="0 0 25 44" draw:points="8,44 0,1 8,0 15,1 23,3 25,3">
          <text:p/>
        </draw:polygon>
        <draw:polygon draw:style-name="gr130" draw:text-style-name="P9" draw:layer="layout" svg:width="0.549cm" svg:height="0.292cm" svg:x="12.455cm" svg:y="8.149cm" svg:viewBox="0 0 550 293" draw:points="34,0 550,211 533,252 516,293 0,82 17,41">
          <text:p/>
        </draw:polygon>
        <draw:polygon draw:style-name="gr130" draw:text-style-name="P9" draw:layer="layout" svg:width="0.016cm" svg:height="0.042cm" svg:x="12.971cm" svg:y="8.401cm" svg:viewBox="0 0 17 43" draw:points="17,0 7,43 0,41">
          <text:p/>
        </draw:polygon>
        <draw:polygon draw:style-name="gr130" draw:text-style-name="P9" draw:layer="layout" svg:width="0.535cm" svg:height="0.207cm" svg:x="12.978cm" svg:y="8.358cm" svg:viewBox="0 0 536 208" draw:points="20,0 536,122 526,165 516,208 0,86 10,43">
          <text:p/>
        </draw:polygon>
        <draw:polygon draw:style-name="gr130" draw:text-style-name="P9" draw:layer="layout" svg:width="0.011cm" svg:height="0.042cm" svg:x="13.504cm" svg:y="8.48cm" svg:viewBox="0 0 12 43" draw:points="0,43 10,0 12,1">
          <text:p/>
        </draw:polygon>
        <draw:polygon draw:style-name="gr130" draw:text-style-name="P9" draw:layer="layout" svg:width="0.539cm" svg:height="0.226cm" svg:x="13.492cm" svg:y="8.481cm" svg:viewBox="0 0 540 227" draw:points="24,0 540,143 528,185 516,227 0,84 12,42">
          <text:p/>
        </draw:polygon>
        <draw:polygon draw:style-name="gr130" draw:text-style-name="P9" draw:layer="layout" svg:width="0.014cm" svg:height="0.041cm" svg:x="14.02cm" svg:y="8.624cm" svg:viewBox="0 0 15 42" draw:points="0,42 12,0 15,1">
          <text:p/>
        </draw:polygon>
        <draw:polygon draw:style-name="gr130" draw:text-style-name="P9" draw:layer="layout" svg:width="0.545cm" svg:height="0.273cm" svg:x="14.005cm" svg:y="8.625cm" svg:viewBox="0 0 546 274" draw:points="30,0 546,192 531,233 516,274 0,82 15,41">
          <text:p/>
        </draw:polygon>
        <draw:polygon draw:style-name="gr130" draw:text-style-name="P9" draw:layer="layout" svg:width="0.025cm" svg:height="0.04cm" svg:x="14.536cm" svg:y="8.817cm" svg:viewBox="0 0 26 41" draw:points="0,41 15,0 22,3 26,5">
          <text:p/>
        </draw:polygon>
        <draw:polygon draw:style-name="gr130" draw:text-style-name="P9" draw:layer="layout" svg:width="0.567cm" svg:height="0.44cm" svg:x="14.51cm" svg:y="8.822cm" svg:viewBox="0 0 568 441" draw:points="52,0 568,369 542,405 516,441 0,72 26,36">
          <text:p/>
        </draw:polygon>
        <draw:polygon draw:style-name="gr130" draw:text-style-name="P9" draw:layer="layout" svg:width="0.025cm" svg:height="0.041cm" svg:x="15.026cm" svg:y="9.227cm" svg:viewBox="0 0 26 42" draw:points="26,0 14,42 7,40 1,36 0,36">
          <text:p/>
        </draw:polygon>
        <draw:polygon draw:style-name="gr130" draw:text-style-name="P9" draw:layer="layout" svg:width="0.539cm" svg:height="0.223cm" svg:x="15.04cm" svg:y="9.185cm" svg:viewBox="0 0 540 224" draw:points="24,0 540,140 528,182 516,224 0,84 12,42">
          <text:p/>
        </draw:polygon>
        <draw:polygon draw:style-name="gr130" draw:text-style-name="P9" draw:layer="layout" svg:width="0.011cm" svg:height="0.042cm" svg:x="15.556cm" svg:y="9.367cm" svg:viewBox="0 0 12 43" draw:points="12,0 1,43 0,42">
          <text:p/>
        </draw:polygon>
        <draw:polygon draw:style-name="gr130" draw:text-style-name="P9" draw:layer="layout" svg:width="0.537cm" svg:height="0.213cm" svg:x="15.557cm" svg:y="9.324cm" svg:viewBox="0 0 538 214" draw:points="22,0 538,128 527,171 516,214 0,86 11,43">
          <text:p/>
        </draw:polygon>
        <draw:polygon draw:style-name="gr130" draw:text-style-name="P9" draw:layer="layout" svg:width="0.022cm" svg:height="0.042cm" svg:x="16.084cm" svg:y="9.452cm" svg:viewBox="0 0 23 43" draw:points="0,43 11,0 18,3 23,6">
          <text:p/>
        </draw:polygon>
        <draw:polygon draw:style-name="gr130" draw:text-style-name="P9" draw:layer="layout" svg:width="0.561cm" svg:height="0.396cm" svg:x="16.061cm" svg:y="9.458cm" svg:viewBox="0 0 562 397" draw:points="46,0 562,323 539,360 516,397 0,74 23,37">
          <text:p/>
        </draw:polygon>
        <draw:polygon draw:style-name="gr130" draw:text-style-name="P9" draw:layer="layout" svg:width="0.249cm" svg:height="0.249cm" svg:x="6.158cm" svg:y="9.449cm" svg:viewBox="0 0 250 250" draw:points="0,0 125,250 250,0">
          <text:p/>
        </draw:polygon>
        <draw:polyline draw:style-name="gr117" draw:text-style-name="P9" draw:layer="layout" svg:width="0.249cm" svg:height="0.249cm" svg:x="6.158cm" svg:y="9.449cm" svg:viewBox="0 0 250 250" draw:points="0,0 125,250 250,0 0,0">
          <text:p/>
        </draw:polyline>
        <draw:polygon draw:style-name="gr130" draw:text-style-name="P9" draw:layer="layout" svg:width="0.249cm" svg:height="0.249cm" svg:x="6.673cm" svg:y="9.788cm" svg:viewBox="0 0 250 250" draw:points="0,0 125,250 250,0">
          <text:p/>
        </draw:polygon>
        <draw:polyline draw:style-name="gr117" draw:text-style-name="P9" draw:layer="layout" svg:width="0.249cm" svg:height="0.249cm" svg:x="6.673cm" svg:y="9.788cm" svg:viewBox="0 0 250 250" draw:points="0,0 125,250 250,0 0,0">
          <text:p/>
        </draw:polyline>
        <draw:polygon draw:style-name="gr130" draw:text-style-name="P9" draw:layer="layout" svg:width="0.249cm" svg:height="0.249cm" svg:x="7.189cm" svg:y="9.812cm" svg:viewBox="0 0 250 250" draw:points="0,0 125,250 250,0">
          <text:p/>
        </draw:polygon>
        <draw:polyline draw:style-name="gr117" draw:text-style-name="P9" draw:layer="layout" svg:width="0.249cm" svg:height="0.249cm" svg:x="7.189cm" svg:y="9.812cm" svg:viewBox="0 0 250 250" draw:points="0,0 125,250 250,0 0,0">
          <text:p/>
        </draw:polyline>
        <draw:polygon draw:style-name="gr130" draw:text-style-name="P9" draw:layer="layout" svg:width="0.249cm" svg:height="0.249cm" svg:x="7.705cm" svg:y="9.681cm" svg:viewBox="0 0 250 250" draw:points="0,0 125,250 250,0">
          <text:p/>
        </draw:polygon>
        <draw:polyline draw:style-name="gr117" draw:text-style-name="P9" draw:layer="layout" svg:width="0.249cm" svg:height="0.249cm" svg:x="7.705cm" svg:y="9.681cm" svg:viewBox="0 0 250 250" draw:points="0,0 125,250 250,0 0,0">
          <text:p/>
        </draw:polyline>
        <draw:polygon draw:style-name="gr130" draw:text-style-name="P9" draw:layer="layout" svg:width="0.249cm" svg:height="0.249cm" svg:x="8.221cm" svg:y="9.535cm" svg:viewBox="0 0 250 250" draw:points="0,0 125,250 250,0">
          <text:p/>
        </draw:polygon>
        <draw:polyline draw:style-name="gr117" draw:text-style-name="P9" draw:layer="layout" svg:width="0.249cm" svg:height="0.249cm" svg:x="8.221cm" svg:y="9.535cm" svg:viewBox="0 0 250 250" draw:points="0,0 125,250 250,0 0,0">
          <text:p/>
        </draw:polyline>
        <draw:polygon draw:style-name="gr130" draw:text-style-name="P9" draw:layer="layout" svg:width="0.249cm" svg:height="0.249cm" svg:x="8.737cm" svg:y="9.312cm" svg:viewBox="0 0 250 250" draw:points="0,0 125,250 250,0">
          <text:p/>
        </draw:polygon>
        <draw:polyline draw:style-name="gr117" draw:text-style-name="P9" draw:layer="layout" svg:width="0.249cm" svg:height="0.249cm" svg:x="8.737cm" svg:y="9.312cm" svg:viewBox="0 0 250 250" draw:points="0,0 125,250 250,0 0,0">
          <text:p/>
        </draw:polyline>
        <draw:polygon draw:style-name="gr130" draw:text-style-name="P9" draw:layer="layout" svg:width="0.249cm" svg:height="0.249cm" svg:x="9.253cm" svg:y="8.998cm" svg:viewBox="0 0 250 250" draw:points="0,0 125,250 250,0">
          <text:p/>
        </draw:polygon>
        <draw:polyline draw:style-name="gr117" draw:text-style-name="P9" draw:layer="layout" svg:width="0.249cm" svg:height="0.249cm" svg:x="9.253cm" svg:y="8.998cm" svg:viewBox="0 0 250 250" draw:points="0,0 125,250 250,0 0,0">
          <text:p/>
        </draw:polyline>
        <draw:polygon draw:style-name="gr130" draw:text-style-name="P9" draw:layer="layout" svg:width="0.249cm" svg:height="0.249cm" svg:x="9.769cm" svg:y="8.748cm" svg:viewBox="0 0 250 250" draw:points="0,0 125,250 250,0">
          <text:p/>
        </draw:polygon>
        <draw:polyline draw:style-name="gr117" draw:text-style-name="P9" draw:layer="layout" svg:width="0.249cm" svg:height="0.249cm" svg:x="9.769cm" svg:y="8.748cm" svg:viewBox="0 0 250 250" draw:points="0,0 125,250 250,0 0,0">
          <text:p/>
        </draw:polyline>
        <draw:polygon draw:style-name="gr130" draw:text-style-name="P9" draw:layer="layout" svg:width="0.249cm" svg:height="0.249cm" svg:x="10.285cm" svg:y="8.498cm" svg:viewBox="0 0 250 250" draw:points="0,0 125,250 250,0">
          <text:p/>
        </draw:polygon>
        <draw:polyline draw:style-name="gr117" draw:text-style-name="P9" draw:layer="layout" svg:width="0.249cm" svg:height="0.249cm" svg:x="10.285cm" svg:y="8.498cm" svg:viewBox="0 0 250 250" draw:points="0,0 125,250 250,0 0,0">
          <text:p/>
        </draw:polyline>
        <draw:polygon draw:style-name="gr130" draw:text-style-name="P9" draw:layer="layout" svg:width="0.249cm" svg:height="0.249cm" svg:x="10.801cm" svg:y="8.44cm" svg:viewBox="0 0 250 250" draw:points="0,0 125,250 250,0">
          <text:p/>
        </draw:polygon>
        <draw:polyline draw:style-name="gr117" draw:text-style-name="P9" draw:layer="layout" svg:width="0.249cm" svg:height="0.249cm" svg:x="10.801cm" svg:y="8.44cm" svg:viewBox="0 0 250 250" draw:points="0,0 125,250 250,0 0,0">
          <text:p/>
        </draw:polyline>
        <draw:polygon draw:style-name="gr130" draw:text-style-name="P9" draw:layer="layout" svg:width="0.249cm" svg:height="0.249cm" svg:x="11.317cm" svg:y="8.203cm" svg:viewBox="0 0 250 250" draw:points="0,0 125,250 250,0">
          <text:p/>
        </draw:polygon>
        <draw:polyline draw:style-name="gr117" draw:text-style-name="P9" draw:layer="layout" svg:width="0.249cm" svg:height="0.249cm" svg:x="11.317cm" svg:y="8.203cm" svg:viewBox="0 0 250 250" draw:points="0,0 125,250 250,0 0,0">
          <text:p/>
        </draw:polyline>
        <draw:polygon draw:style-name="gr130" draw:text-style-name="P9" draw:layer="layout" svg:width="0.249cm" svg:height="0.249cm" svg:x="11.832cm" svg:y="8.16cm" svg:viewBox="0 0 250 250" draw:points="0,0 125,250 250,0">
          <text:p/>
        </draw:polygon>
        <draw:polyline draw:style-name="gr117" draw:text-style-name="P9" draw:layer="layout" svg:width="0.249cm" svg:height="0.249cm" svg:x="11.832cm" svg:y="8.16cm" svg:viewBox="0 0 250 250" draw:points="0,0 125,250 250,0 0,0">
          <text:p/>
        </draw:polyline>
        <draw:polygon draw:style-name="gr130" draw:text-style-name="P9" draw:layer="layout" svg:width="0.249cm" svg:height="0.249cm" svg:x="12.348cm" svg:y="8.065cm" svg:viewBox="0 0 250 250" draw:points="0,0 125,250 250,0">
          <text:p/>
        </draw:polygon>
        <draw:polyline draw:style-name="gr117" draw:text-style-name="P9" draw:layer="layout" svg:width="0.249cm" svg:height="0.249cm" svg:x="12.348cm" svg:y="8.065cm" svg:viewBox="0 0 250 250" draw:points="0,0 125,250 250,0 0,0">
          <text:p/>
        </draw:polyline>
        <draw:polygon draw:style-name="gr130" draw:text-style-name="P9" draw:layer="layout" svg:width="0.249cm" svg:height="0.249cm" svg:x="12.863cm" svg:y="8.276cm" svg:viewBox="0 0 250 250" draw:points="0,0 125,250 250,0">
          <text:p/>
        </draw:polygon>
        <draw:polyline draw:style-name="gr117" draw:text-style-name="P9" draw:layer="layout" svg:width="0.249cm" svg:height="0.249cm" svg:x="12.863cm" svg:y="8.276cm" svg:viewBox="0 0 250 250" draw:points="0,0 125,250 250,0 0,0">
          <text:p/>
        </draw:polyline>
        <draw:polygon draw:style-name="gr130" draw:text-style-name="P9" draw:layer="layout" svg:width="0.249cm" svg:height="0.249cm" svg:x="13.379cm" svg:y="8.398cm" svg:viewBox="0 0 250 250" draw:points="0,0 125,250 250,0">
          <text:p/>
        </draw:polygon>
        <draw:polyline draw:style-name="gr117" draw:text-style-name="P9" draw:layer="layout" svg:width="0.249cm" svg:height="0.249cm" svg:x="13.379cm" svg:y="8.398cm" svg:viewBox="0 0 250 250" draw:points="0,0 125,250 250,0 0,0">
          <text:p/>
        </draw:polyline>
        <draw:polygon draw:style-name="gr130" draw:text-style-name="P9" draw:layer="layout" svg:width="0.249cm" svg:height="0.249cm" svg:x="13.895cm" svg:y="8.541cm" svg:viewBox="0 0 250 250" draw:points="0,0 125,250 250,0">
          <text:p/>
        </draw:polygon>
        <draw:polyline draw:style-name="gr117" draw:text-style-name="P9" draw:layer="layout" svg:width="0.249cm" svg:height="0.249cm" svg:x="13.895cm" svg:y="8.541cm" svg:viewBox="0 0 250 250" draw:points="0,0 125,250 250,0 0,0">
          <text:p/>
        </draw:polyline>
        <draw:polygon draw:style-name="gr130" draw:text-style-name="P9" draw:layer="layout" svg:width="0.249cm" svg:height="0.249cm" svg:x="14.411cm" svg:y="8.733cm" svg:viewBox="0 0 250 250" draw:points="0,0 125,250 250,0">
          <text:p/>
        </draw:polygon>
        <draw:polyline draw:style-name="gr117" draw:text-style-name="P9" draw:layer="layout" svg:width="0.249cm" svg:height="0.249cm" svg:x="14.411cm" svg:y="8.733cm" svg:viewBox="0 0 250 250" draw:points="0,0 125,250 250,0 0,0">
          <text:p/>
        </draw:polyline>
        <draw:polygon draw:style-name="gr130" draw:text-style-name="P9" draw:layer="layout" svg:width="0.249cm" svg:height="0.249cm" svg:x="14.927cm" svg:y="9.102cm" svg:viewBox="0 0 250 250" draw:points="0,0 125,250 250,0">
          <text:p/>
        </draw:polygon>
        <draw:polyline draw:style-name="gr117" draw:text-style-name="P9" draw:layer="layout" svg:width="0.249cm" svg:height="0.249cm" svg:x="14.927cm" svg:y="9.102cm" svg:viewBox="0 0 250 250" draw:points="0,0 125,250 250,0 0,0">
          <text:p/>
        </draw:polyline>
        <draw:polygon draw:style-name="gr130" draw:text-style-name="P9" draw:layer="layout" svg:width="0.249cm" svg:height="0.249cm" svg:x="15.443cm" svg:y="9.242cm" svg:viewBox="0 0 250 250" draw:points="0,0 125,250 250,0">
          <text:p/>
        </draw:polygon>
        <draw:polyline draw:style-name="gr117" draw:text-style-name="P9" draw:layer="layout" svg:width="0.249cm" svg:height="0.249cm" svg:x="15.443cm" svg:y="9.242cm" svg:viewBox="0 0 250 250" draw:points="0,0 125,250 250,0 0,0">
          <text:p/>
        </draw:polyline>
        <draw:polygon draw:style-name="gr130" draw:text-style-name="P9" draw:layer="layout" svg:width="0.249cm" svg:height="0.249cm" svg:x="15.959cm" svg:y="9.37cm" svg:viewBox="0 0 250 250" draw:points="0,0 125,250 250,0">
          <text:p/>
        </draw:polygon>
        <draw:polyline draw:style-name="gr117" draw:text-style-name="P9" draw:layer="layout" svg:width="0.249cm" svg:height="0.249cm" svg:x="15.959cm" svg:y="9.37cm" svg:viewBox="0 0 250 250" draw:points="0,0 125,250 250,0 0,0">
          <text:p/>
        </draw:polyline>
        <draw:polygon draw:style-name="gr130" draw:text-style-name="P9" draw:layer="layout" svg:width="0.249cm" svg:height="0.249cm" svg:x="16.475cm" svg:y="9.693cm" svg:viewBox="0 0 250 250" draw:points="0,0 125,250 250,0">
          <text:p/>
        </draw:polygon>
        <draw:polyline draw:style-name="gr117" draw:text-style-name="P9" draw:layer="layout" svg:width="0.249cm" svg:height="0.249cm" svg:x="16.475cm" svg:y="9.693cm" svg:viewBox="0 0 250 250" draw:points="0,0 125,250 250,0 0,0">
          <text:p/>
        </draw:polyline>
        <draw:polygon draw:style-name="gr186" draw:text-style-name="P9" draw:layer="layout" svg:width="0.556cm" svg:height="0.361cm" svg:x="6.262cm" svg:y="9.238cm" svg:viewBox="0 0 557 362" draw:points="42,0 557,286 536,324 515,362 0,76 21,38">
          <text:p/>
        </draw:polygon>
        <draw:polygon draw:style-name="gr186" draw:text-style-name="P9" draw:layer="layout" svg:width="0.02cm" svg:height="0.04cm" svg:x="6.777cm" svg:y="9.562cm" svg:viewBox="0 0 21 41" draw:points="21,0 5,41 0,38">
          <text:p/>
        </draw:polygon>
        <draw:polygon draw:style-name="gr186" draw:text-style-name="P9" draw:layer="layout" svg:width="0.547cm" svg:height="0.282cm" svg:x="6.782cm" svg:y="9.521cm" svg:viewBox="0 0 548 283" draw:points="32,0 548,201 532,242 516,283 0,82 16,41">
          <text:p/>
        </draw:polygon>
        <draw:polygon draw:style-name="gr186" draw:text-style-name="P9" draw:layer="layout" svg:width="0.015cm" svg:height="0.041cm" svg:x="7.298cm" svg:y="9.763cm" svg:viewBox="0 0 16 42" draw:points="16,0 4,42 0,41">
          <text:p/>
        </draw:polygon>
        <draw:polygon draw:style-name="gr186" draw:text-style-name="P9" draw:layer="layout" svg:width="0.539cm" svg:height="0.23cm" svg:x="7.302cm" svg:y="9.721cm" svg:viewBox="0 0 540 231" draw:points="24,0 540,147 528,189 516,231 0,84 12,42">
          <text:p/>
        </draw:polygon>
        <draw:polygon draw:style-name="gr186" draw:text-style-name="P9" draw:layer="layout" svg:width="0.011cm" svg:height="0.042cm" svg:x="7.818cm" svg:y="9.91cm" svg:viewBox="0 0 12 43" draw:points="12,0 4,43 0,42">
          <text:p/>
        </draw:polygon>
        <draw:polygon draw:style-name="gr186" draw:text-style-name="P9" draw:layer="layout" svg:width="0.531cm" svg:height="0.182cm" svg:x="7.822cm" svg:y="9.867cm" svg:viewBox="0 0 532 183" draw:points="16,0 532,97 524,140 516,183 0,86 8,43">
          <text:p/>
        </draw:polygon>
        <draw:polygon draw:style-name="gr186" draw:text-style-name="P9" draw:layer="layout" svg:width="0.015cm" svg:height="0.043cm" svg:x="8.338cm" svg:y="10.007cm" svg:viewBox="0 0 16 44" draw:points="8,0 16,43 8,44 1,43 0,43">
          <text:p/>
        </draw:polygon>
        <draw:polygon draw:style-name="gr186" draw:text-style-name="P9" draw:layer="layout" svg:width="0.531cm" svg:height="0.182cm" svg:x="8.338cm" svg:y="9.867cm" svg:viewBox="0 0 532 183" draw:points="0,97 516,0 524,43 532,86 16,183 8,140">
          <text:p/>
        </draw:polygon>
        <draw:polygon draw:style-name="gr186" draw:text-style-name="P9" draw:layer="layout" svg:width="0.007cm" svg:height="0.043cm" svg:x="8.854cm" svg:y="9.866cm" svg:viewBox="0 0 8 44" draw:points="8,44 0,1 2,0">
          <text:p/>
        </draw:polygon>
        <draw:polygon draw:style-name="gr186" draw:text-style-name="P9" draw:layer="layout" svg:width="0.527cm" svg:height="0.158cm" svg:x="8.856cm" svg:y="9.795cm" svg:viewBox="0 0 528 159" draw:points="0,71 516,0 522,44 528,88 12,159 6,115">
          <text:p/>
        </draw:polygon>
        <draw:polygon draw:style-name="gr186" draw:text-style-name="P9" draw:layer="layout" svg:width="0.02cm" svg:height="0.043cm" svg:x="9.378cm" svg:y="9.839cm" svg:viewBox="0 0 21 44" draw:points="0,0 21,39 14,42 6,44 6,44">
          <text:p/>
        </draw:polygon>
        <draw:polygon draw:style-name="gr186" draw:text-style-name="P9" draw:layer="layout" svg:width="0.557cm" svg:height="0.354cm" svg:x="9.357cm" svg:y="9.523cm" svg:viewBox="0 0 558 355" draw:points="0,277 516,0 537,39 558,78 42,355 21,316">
          <text:p/>
        </draw:polygon>
        <draw:polygon draw:style-name="gr186" draw:text-style-name="P9" draw:layer="layout" svg:width="0.02cm" svg:height="0.04cm" svg:x="9.873cm" svg:y="9.521cm" svg:viewBox="0 0 21 41" draw:points="21,41 0,2 4,0">
          <text:p/>
        </draw:polygon>
        <draw:polygon draw:style-name="gr186" draw:text-style-name="P9" draw:layer="layout" svg:width="0.549cm" svg:height="0.294cm" svg:x="9.877cm" svg:y="9.308cm" svg:viewBox="0 0 550 295" draw:points="0,213 516,0 533,41 550,82 34,295 17,254">
          <text:p/>
        </draw:polygon>
        <draw:polygon draw:style-name="gr186" draw:text-style-name="P9" draw:layer="layout" svg:width="0.016cm" svg:height="0.041cm" svg:x="10.393cm" svg:y="9.307cm" svg:viewBox="0 0 17 42" draw:points="17,42 0,1 5,0">
          <text:p/>
        </draw:polygon>
        <draw:polygon draw:style-name="gr186" draw:text-style-name="P9" draw:layer="layout" svg:width="0.539cm" svg:height="0.233cm" svg:x="10.398cm" svg:y="9.157cm" svg:viewBox="0 0 540 234" draw:points="0,150 516,0 528,42 540,84 24,234 12,192">
          <text:p/>
        </draw:polygon>
        <draw:polygon draw:style-name="gr186" draw:text-style-name="P9" draw:layer="layout" svg:width="0.012cm" svg:height="0.041cm" svg:x="10.926cm" svg:y="9.199cm" svg:viewBox="0 0 13 42" draw:points="0,0 13,42 12,42">
          <text:p/>
        </draw:polygon>
        <draw:polygon draw:style-name="gr186" draw:text-style-name="P9" draw:layer="layout" svg:width="0.541cm" svg:height="0.238cm" svg:x="10.913cm" svg:y="9.002cm" svg:viewBox="0 0 542 239" draw:points="0,155 516,0 529,42 542,84 26,239 13,197">
          <text:p/>
        </draw:polygon>
        <draw:polygon draw:style-name="gr186" draw:text-style-name="P9" draw:layer="layout" svg:width="0.019cm" svg:height="0.041cm" svg:x="11.442cm" svg:y="9.044cm" svg:viewBox="0 0 20 42" draw:points="0,0 20,39 13,42">
          <text:p/>
        </draw:polygon>
        <draw:polygon draw:style-name="gr186" draw:text-style-name="P9" draw:layer="layout" svg:width="0.554cm" svg:height="0.333cm" svg:x="11.422cm" svg:y="8.749cm" svg:viewBox="0 0 555 334" draw:points="0,256 515,0 535,39 555,78 40,334 20,295">
          <text:p/>
        </draw:polygon>
        <draw:polygon draw:style-name="gr186" draw:text-style-name="P9" draw:layer="layout" svg:width="0.019cm" svg:height="0.042cm" svg:x="11.937cm" svg:y="8.745cm" svg:viewBox="0 0 20 43" draw:points="20,43 0,4 8,1 12,0">
          <text:p/>
        </draw:polygon>
        <draw:polygon draw:style-name="gr186" draw:text-style-name="P9" draw:layer="layout" svg:width="0.531cm" svg:height="0.177cm" svg:x="11.949cm" svg:y="8.653cm" svg:viewBox="0 0 532 178" draw:points="0,92 516,0 524,43 532,86 16,178 8,135">
          <text:p/>
        </draw:polygon>
        <draw:polygon draw:style-name="gr186" draw:text-style-name="P9" draw:layer="layout" svg:width="0.007cm" svg:height="0.043cm" svg:x="12.464cm" svg:y="8.652cm" svg:viewBox="0 0 8 44" draw:points="8,44 0,1 5,0">
          <text:p/>
        </draw:polygon>
        <draw:polygon draw:style-name="gr186" draw:text-style-name="P9" draw:layer="layout" svg:width="0.521cm" svg:height="0.117cm" svg:x="12.469cm" svg:y="8.622cm" svg:viewBox="0 0 522 118" draw:points="0,30 516,0 519,44 522,88 6,118 3,74">
          <text:p/>
        </draw:polygon>
        <draw:polygon draw:style-name="gr186" draw:text-style-name="P9" draw:layer="layout" svg:width="0.006cm" svg:height="0.043cm" svg:x="12.985cm" svg:y="8.622cm" svg:viewBox="0 0 7 44" draw:points="3,44 0,0 7,0">
          <text:p/>
        </draw:polygon>
        <draw:polygon draw:style-name="gr186" draw:text-style-name="P9" draw:layer="layout" svg:width="0.523cm" svg:height="0.133cm" svg:x="12.984cm" svg:y="8.622cm" svg:viewBox="0 0 524 134" draw:points="8,0 524,46 520,90 516,134 0,88 4,44">
          <text:p/>
        </draw:polygon>
        <draw:polygon draw:style-name="gr186" draw:text-style-name="P9" draw:layer="layout" svg:width="0.003cm" svg:height="0.043cm" svg:x="13.5cm" svg:y="8.712cm" svg:viewBox="0 0 4 44" draw:points="4,0 2,44 0,44">
          <text:p/>
        </draw:polygon>
        <draw:polygon draw:style-name="gr186" draw:text-style-name="P9" draw:layer="layout" svg:width="0.519cm" svg:height="0.111cm" svg:x="13.502cm" svg:y="8.668cm" svg:viewBox="0 0 520 112" draw:points="4,0 520,24 518,68 516,112 0,88 2,44">
          <text:p/>
        </draw:polygon>
        <draw:polygon draw:style-name="gr186" draw:text-style-name="P9" draw:layer="layout" svg:width="0.017cm" svg:height="0.043cm" svg:x="14.02cm" svg:y="8.692cm" svg:viewBox="0 0 18 44" draw:points="0,44 2,0 10,1 17,3 18,4">
          <text:p/>
        </draw:polygon>
        <draw:polygon draw:style-name="gr186" draw:text-style-name="P9" draw:layer="layout" svg:width="0.551cm" svg:height="0.311cm" svg:x="14.002cm" svg:y="8.696cm" svg:viewBox="0 0 552 312" draw:points="36,0 552,232 534,272 516,312 0,80 18,40">
          <text:p/>
        </draw:polygon>
        <draw:polygon draw:style-name="gr186" draw:text-style-name="P9" draw:layer="layout" svg:width="0.017cm" svg:height="0.041cm" svg:x="14.518cm" svg:y="8.968cm" svg:viewBox="0 0 18 42" draw:points="18,0 4,42 0,40">
          <text:p/>
        </draw:polygon>
        <draw:polygon draw:style-name="gr186" draw:text-style-name="P9" draw:layer="layout" svg:width="0.543cm" svg:height="0.259cm" svg:x="14.522cm" svg:y="8.926cm" svg:viewBox="0 0 544 260" draw:points="28,0 544,176 530,218 516,260 0,84 14,42">
          <text:p/>
        </draw:polygon>
        <draw:polygon draw:style-name="gr186" draw:text-style-name="P9" draw:layer="layout" svg:width="0.013cm" svg:height="0.043cm" svg:x="15.038cm" svg:y="9.144cm" svg:viewBox="0 0 14 44" draw:points="14,0 8,44 1,42 0,42">
          <text:p/>
        </draw:polygon>
        <draw:polygon draw:style-name="gr186" draw:text-style-name="P9" draw:layer="layout" svg:width="0.527cm" svg:height="0.158cm" svg:x="15.046cm" svg:y="9.1cm" svg:viewBox="0 0 528 159" draw:points="12,0 528,71 522,115 516,159 0,88 6,44">
          <text:p/>
        </draw:polygon>
        <draw:polygon draw:style-name="gr186" draw:text-style-name="P9" draw:layer="layout" svg:width="0.018cm" svg:height="0.043cm" svg:x="15.562cm" svg:y="9.215cm" svg:viewBox="0 0 19 44" draw:points="6,0 19,42 11,44 4,44 0,44">
          <text:p/>
        </draw:polygon>
        <draw:polygon draw:style-name="gr186" draw:text-style-name="P9" draw:layer="layout" svg:width="0.541cm" svg:height="0.239cm" svg:x="15.555cm" svg:y="9.017cm" svg:viewBox="0 0 542 240" draw:points="0,156 516,0 529,42 542,84 26,240 13,198">
          <text:p/>
        </draw:polygon>
        <draw:polygon draw:style-name="gr186" draw:text-style-name="P9" draw:layer="layout" svg:width="0.021cm" svg:height="0.041cm" svg:x="16.084cm" svg:y="9.059cm" svg:viewBox="0 0 22 42" draw:points="0,0 22,38 15,41 13,42">
          <text:p/>
        </draw:polygon>
        <draw:polygon draw:style-name="gr186" draw:text-style-name="P9" draw:layer="layout" svg:width="0.559cm" svg:height="0.377cm" svg:x="16.062cm" svg:y="8.719cm" svg:viewBox="0 0 560 378" draw:points="0,302 516,0 538,38 560,76 44,378 22,340">
          <text:p/>
        </draw:polygon>
        <draw:polygon draw:style-name="gr186" draw:text-style-name="P9" draw:layer="layout" svg:width="0.249cm" svg:height="0.249cm" svg:x="6.158cm" svg:y="9.151cm" svg:viewBox="0 0 250 250" draw:points="0,250 250,250 125,0">
          <text:p/>
        </draw:polygon>
        <draw:polyline draw:style-name="gr117" draw:text-style-name="P9" draw:layer="layout" svg:width="0.249cm" svg:height="0.249cm" svg:x="6.158cm" svg:y="9.151cm" svg:viewBox="0 0 250 250" draw:points="0,250 250,250 125,0 0,250">
          <text:p/>
        </draw:polyline>
        <draw:polygon draw:style-name="gr186" draw:text-style-name="P9" draw:layer="layout" svg:width="0.249cm" svg:height="0.249cm" svg:x="6.673cm" svg:y="9.437cm" svg:viewBox="0 0 250 250" draw:points="0,250 250,250 125,0">
          <text:p/>
        </draw:polygon>
        <draw:polyline draw:style-name="gr117" draw:text-style-name="P9" draw:layer="layout" svg:width="0.249cm" svg:height="0.249cm" svg:x="6.673cm" svg:y="9.437cm" svg:viewBox="0 0 250 250" draw:points="0,250 250,250 125,0 0,250">
          <text:p/>
        </draw:polyline>
        <draw:polygon draw:style-name="gr186" draw:text-style-name="P9" draw:layer="layout" svg:width="0.249cm" svg:height="0.249cm" svg:x="7.189cm" svg:y="9.638cm" svg:viewBox="0 0 250 250" draw:points="0,250 250,250 125,0">
          <text:p/>
        </draw:polygon>
        <draw:polyline draw:style-name="gr117" draw:text-style-name="P9" draw:layer="layout" svg:width="0.249cm" svg:height="0.249cm" svg:x="7.189cm" svg:y="9.638cm" svg:viewBox="0 0 250 250" draw:points="0,250 250,250 125,0 0,250">
          <text:p/>
        </draw:polyline>
        <draw:polygon draw:style-name="gr186" draw:text-style-name="P9" draw:layer="layout" svg:width="0.249cm" svg:height="0.249cm" svg:x="7.705cm" svg:y="9.785cm" svg:viewBox="0 0 250 250" draw:points="0,250 250,250 125,0">
          <text:p/>
        </draw:polygon>
        <draw:polyline draw:style-name="gr117" draw:text-style-name="P9" draw:layer="layout" svg:width="0.249cm" svg:height="0.249cm" svg:x="7.705cm" svg:y="9.785cm" svg:viewBox="0 0 250 250" draw:points="0,250 250,250 125,0 0,250">
          <text:p/>
        </draw:polyline>
        <draw:polygon draw:style-name="gr186" draw:text-style-name="P9" draw:layer="layout" svg:width="0.249cm" svg:height="0.249cm" svg:x="8.221cm" svg:y="9.882cm" svg:viewBox="0 0 250 250" draw:points="0,250 250,250 125,0">
          <text:p/>
        </draw:polygon>
        <draw:polyline draw:style-name="gr117" draw:text-style-name="P9" draw:layer="layout" svg:width="0.249cm" svg:height="0.249cm" svg:x="8.221cm" svg:y="9.882cm" svg:viewBox="0 0 250 250" draw:points="0,250 250,250 125,0 0,250">
          <text:p/>
        </draw:polyline>
        <draw:polygon draw:style-name="gr186" draw:text-style-name="P9" draw:layer="layout" svg:width="0.249cm" svg:height="0.249cm" svg:x="8.737cm" svg:y="9.785cm" svg:viewBox="0 0 250 250" draw:points="0,250 250,250 125,0">
          <text:p/>
        </draw:polygon>
        <draw:polyline draw:style-name="gr117" draw:text-style-name="P9" draw:layer="layout" svg:width="0.249cm" svg:height="0.249cm" svg:x="8.737cm" svg:y="9.785cm" svg:viewBox="0 0 250 250" draw:points="0,250 250,250 125,0 0,250">
          <text:p/>
        </draw:polyline>
        <draw:polygon draw:style-name="gr186" draw:text-style-name="P9" draw:layer="layout" svg:width="0.249cm" svg:height="0.249cm" svg:x="9.253cm" svg:y="9.714cm" svg:viewBox="0 0 250 250" draw:points="0,250 250,250 125,0">
          <text:p/>
        </draw:polygon>
        <draw:polyline draw:style-name="gr117" draw:text-style-name="P9" draw:layer="layout" svg:width="0.249cm" svg:height="0.249cm" svg:x="9.253cm" svg:y="9.714cm" svg:viewBox="0 0 250 250" draw:points="0,250 250,250 125,0 0,250">
          <text:p/>
        </draw:polyline>
        <draw:polygon draw:style-name="gr186" draw:text-style-name="P9" draw:layer="layout" svg:width="0.249cm" svg:height="0.249cm" svg:x="9.769cm" svg:y="9.437cm" svg:viewBox="0 0 250 250" draw:points="0,250 250,250 125,0">
          <text:p/>
        </draw:polygon>
        <draw:polyline draw:style-name="gr117" draw:text-style-name="P9" draw:layer="layout" svg:width="0.249cm" svg:height="0.249cm" svg:x="9.769cm" svg:y="9.437cm" svg:viewBox="0 0 250 250" draw:points="0,250 250,250 125,0 0,250">
          <text:p/>
        </draw:polyline>
        <draw:polygon draw:style-name="gr186" draw:text-style-name="P9" draw:layer="layout" svg:width="0.249cm" svg:height="0.249cm" svg:x="10.285cm" svg:y="9.224cm" svg:viewBox="0 0 250 250" draw:points="0,250 250,250 125,0">
          <text:p/>
        </draw:polygon>
        <draw:polyline draw:style-name="gr117" draw:text-style-name="P9" draw:layer="layout" svg:width="0.249cm" svg:height="0.249cm" svg:x="10.285cm" svg:y="9.224cm" svg:viewBox="0 0 250 250" draw:points="0,250 250,250 125,0 0,250">
          <text:p/>
        </draw:polyline>
        <draw:polygon draw:style-name="gr186" draw:text-style-name="P9" draw:layer="layout" svg:width="0.249cm" svg:height="0.249cm" svg:x="10.801cm" svg:y="9.074cm" svg:viewBox="0 0 250 250" draw:points="0,250 250,250 125,0">
          <text:p/>
        </draw:polygon>
        <draw:polyline draw:style-name="gr117" draw:text-style-name="P9" draw:layer="layout" svg:width="0.249cm" svg:height="0.249cm" svg:x="10.801cm" svg:y="9.074cm" svg:viewBox="0 0 250 250" draw:points="0,250 250,250 125,0 0,250">
          <text:p/>
        </draw:polyline>
        <draw:polygon draw:style-name="gr186" draw:text-style-name="P9" draw:layer="layout" svg:width="0.249cm" svg:height="0.249cm" svg:x="11.317cm" svg:y="8.919cm" svg:viewBox="0 0 250 250" draw:points="0,250 250,250 125,0">
          <text:p/>
        </draw:polygon>
        <draw:polyline draw:style-name="gr117" draw:text-style-name="P9" draw:layer="layout" svg:width="0.249cm" svg:height="0.249cm" svg:x="11.317cm" svg:y="8.919cm" svg:viewBox="0 0 250 250" draw:points="0,250 250,250 125,0 0,250">
          <text:p/>
        </draw:polyline>
        <draw:polygon draw:style-name="gr186" draw:text-style-name="P9" draw:layer="layout" svg:width="0.249cm" svg:height="0.249cm" svg:x="11.832cm" svg:y="8.663cm" svg:viewBox="0 0 250 250" draw:points="0,250 250,250 125,0">
          <text:p/>
        </draw:polygon>
        <draw:polyline draw:style-name="gr117" draw:text-style-name="P9" draw:layer="layout" svg:width="0.249cm" svg:height="0.249cm" svg:x="11.832cm" svg:y="8.663cm" svg:viewBox="0 0 250 250" draw:points="0,250 250,250 125,0 0,250">
          <text:p/>
        </draw:polyline>
        <draw:polygon draw:style-name="gr186" draw:text-style-name="P9" draw:layer="layout" svg:width="0.249cm" svg:height="0.249cm" svg:x="12.348cm" svg:y="8.571cm" svg:viewBox="0 0 250 250" draw:points="0,250 250,250 125,0">
          <text:p/>
        </draw:polygon>
        <draw:polyline draw:style-name="gr117" draw:text-style-name="P9" draw:layer="layout" svg:width="0.249cm" svg:height="0.249cm" svg:x="12.348cm" svg:y="8.571cm" svg:viewBox="0 0 250 250" draw:points="0,250 250,250 125,0 0,250">
          <text:p/>
        </draw:polyline>
        <draw:polygon draw:style-name="gr186" draw:text-style-name="P9" draw:layer="layout" svg:width="0.249cm" svg:height="0.249cm" svg:x="12.863cm" svg:y="8.541cm" svg:viewBox="0 0 250 250" draw:points="0,250 250,250 125,0">
          <text:p/>
        </draw:polygon>
        <draw:polyline draw:style-name="gr117" draw:text-style-name="P9" draw:layer="layout" svg:width="0.249cm" svg:height="0.249cm" svg:x="12.863cm" svg:y="8.541cm" svg:viewBox="0 0 250 250" draw:points="0,250 250,250 125,0 0,250">
          <text:p/>
        </draw:polyline>
        <draw:polygon draw:style-name="gr186" draw:text-style-name="P9" draw:layer="layout" svg:width="0.249cm" svg:height="0.249cm" svg:x="13.379cm" svg:y="8.587cm" svg:viewBox="0 0 250 250" draw:points="0,250 250,250 125,0">
          <text:p/>
        </draw:polygon>
        <draw:polyline draw:style-name="gr117" draw:text-style-name="P9" draw:layer="layout" svg:width="0.249cm" svg:height="0.249cm" svg:x="13.379cm" svg:y="8.587cm" svg:viewBox="0 0 250 250" draw:points="0,250 250,250 125,0 0,250">
          <text:p/>
        </draw:polyline>
        <draw:polygon draw:style-name="gr186" draw:text-style-name="P9" draw:layer="layout" svg:width="0.249cm" svg:height="0.249cm" svg:x="13.895cm" svg:y="8.611cm" svg:viewBox="0 0 250 250" draw:points="0,250 250,250 125,0">
          <text:p/>
        </draw:polygon>
        <draw:polyline draw:style-name="gr117" draw:text-style-name="P9" draw:layer="layout" svg:width="0.249cm" svg:height="0.249cm" svg:x="13.895cm" svg:y="8.611cm" svg:viewBox="0 0 250 250" draw:points="0,250 250,250 125,0 0,250">
          <text:p/>
        </draw:polyline>
        <draw:polygon draw:style-name="gr186" draw:text-style-name="P9" draw:layer="layout" svg:width="0.249cm" svg:height="0.249cm" svg:x="14.411cm" svg:y="8.843cm" svg:viewBox="0 0 250 250" draw:points="0,250 250,250 125,0">
          <text:p/>
        </draw:polygon>
        <draw:polyline draw:style-name="gr117" draw:text-style-name="P9" draw:layer="layout" svg:width="0.249cm" svg:height="0.249cm" svg:x="14.411cm" svg:y="8.843cm" svg:viewBox="0 0 250 250" draw:points="0,250 250,250 125,0 0,250">
          <text:p/>
        </draw:polyline>
        <draw:polygon draw:style-name="gr186" draw:text-style-name="P9" draw:layer="layout" svg:width="0.249cm" svg:height="0.249cm" svg:x="14.927cm" svg:y="9.019cm" svg:viewBox="0 0 250 250" draw:points="0,250 250,250 125,0">
          <text:p/>
        </draw:polygon>
        <draw:polyline draw:style-name="gr117" draw:text-style-name="P9" draw:layer="layout" svg:width="0.249cm" svg:height="0.249cm" svg:x="14.927cm" svg:y="9.019cm" svg:viewBox="0 0 250 250" draw:points="0,250 250,250 125,0 0,250">
          <text:p/>
        </draw:polyline>
        <draw:polygon draw:style-name="gr186" draw:text-style-name="P9" draw:layer="layout" svg:width="0.249cm" svg:height="0.249cm" svg:x="15.443cm" svg:y="9.09cm" svg:viewBox="0 0 250 250" draw:points="0,250 250,250 125,0">
          <text:p/>
        </draw:polygon>
        <draw:polyline draw:style-name="gr117" draw:text-style-name="P9" draw:layer="layout" svg:width="0.249cm" svg:height="0.249cm" svg:x="15.443cm" svg:y="9.09cm" svg:viewBox="0 0 250 250" draw:points="0,250 250,250 125,0 0,250">
          <text:p/>
        </draw:polyline>
        <draw:polygon draw:style-name="gr186" draw:text-style-name="P9" draw:layer="layout" svg:width="0.249cm" svg:height="0.249cm" svg:x="15.959cm" svg:y="8.934cm" svg:viewBox="0 0 250 250" draw:points="0,250 250,250 125,0">
          <text:p/>
        </draw:polygon>
        <draw:polyline draw:style-name="gr117" draw:text-style-name="P9" draw:layer="layout" svg:width="0.249cm" svg:height="0.249cm" svg:x="15.959cm" svg:y="8.934cm" svg:viewBox="0 0 250 250" draw:points="0,250 250,250 125,0 0,250">
          <text:p/>
        </draw:polyline>
        <draw:polygon draw:style-name="gr186" draw:text-style-name="P9" draw:layer="layout" svg:width="0.249cm" svg:height="0.249cm" svg:x="16.475cm" svg:y="8.632cm" svg:viewBox="0 0 250 250" draw:points="0,250 250,250 125,0">
          <text:p/>
        </draw:polygon>
        <draw:polyline draw:style-name="gr117" draw:text-style-name="P9" draw:layer="layout" svg:width="0.249cm" svg:height="0.249cm" svg:x="16.475cm" svg:y="8.632cm" svg:viewBox="0 0 250 250" draw:points="0,250 250,250 125,0 0,250">
          <text:p/>
        </draw:polyline>
        <draw:polygon draw:style-name="gr118" draw:text-style-name="P9" draw:layer="layout" svg:width="0.316cm" svg:height="0.087cm" svg:x="17.093cm" svg:y="10.05cm" svg:viewBox="0 0 317 88" draw:points="0,0 317,0 317,88 0,88">
          <text:p/>
        </draw:polygon>
        <draw:polygon draw:style-name="gr118" draw:text-style-name="P9" draw:layer="layout" svg:width="0.158cm" svg:height="0.158cm" svg:x="17.172cm" svg:y="10.014cm" svg:viewBox="0 0 159 159" draw:points="0,0 0,159 159,159 159,0">
          <text:p/>
        </draw:polygon>
        <draw:polyline draw:style-name="gr117" draw:text-style-name="P9" draw:layer="layout" svg:width="0.158cm" svg:height="0.158cm" svg:x="17.172cm" svg:y="10.014cm" svg:viewBox="0 0 159 159" draw:points="0,0 0,159 159,159 159,0 0,0">
          <text:p/>
        </draw:polyline>
        <draw:polygon draw:style-name="gr119" draw:text-style-name="P9" draw:layer="layout" svg:width="0.316cm" svg:height="0.087cm" svg:x="17.093cm" svg:y="10.477cm" svg:viewBox="0 0 317 88" draw:points="0,0 317,0 317,88 0,88">
          <text:p/>
        </draw:polygon>
        <draw:polygon draw:style-name="gr119" draw:text-style-name="P9" draw:layer="layout" svg:width="0.158cm" svg:height="0.158cm" svg:x="17.172cm" svg:y="10.441cm" svg:viewBox="0 0 159 159" draw:points="0,80 80,159 159,80 80,0">
          <text:p/>
        </draw:polygon>
        <draw:polyline draw:style-name="gr117" draw:text-style-name="P9" draw:layer="layout" svg:width="0.158cm" svg:height="0.158cm" svg:x="17.172cm" svg:y="10.441cm" svg:viewBox="0 0 159 159" draw:points="0,80 80,159 159,80 80,0 0,80">
          <text:p/>
        </draw:polyline>
        <draw:polygon draw:style-name="gr130" draw:text-style-name="P9" draw:layer="layout" svg:width="0.316cm" svg:height="0.087cm" svg:x="17.093cm" svg:y="10.903cm" svg:viewBox="0 0 317 88" draw:points="0,0 317,0 317,88 0,88">
          <text:p/>
        </draw:polygon>
        <draw:polygon draw:style-name="gr130" draw:text-style-name="P9" draw:layer="layout" svg:width="0.158cm" svg:height="0.158cm" svg:x="17.172cm" svg:y="10.867cm" svg:viewBox="0 0 159 159" draw:points="0,0 80,159 159,0">
          <text:p/>
        </draw:polygon>
        <draw:polyline draw:style-name="gr117" draw:text-style-name="P9" draw:layer="layout" svg:width="0.158cm" svg:height="0.158cm" svg:x="17.172cm" svg:y="10.867cm" svg:viewBox="0 0 159 159" draw:points="0,0 80,159 159,0 0,0">
          <text:p/>
        </draw:polyline>
        <draw:polygon draw:style-name="gr186" draw:text-style-name="P9" draw:layer="layout" svg:width="0.316cm" svg:height="0.087cm" svg:x="17.093cm" svg:y="11.33cm" svg:viewBox="0 0 317 88" draw:points="0,0 317,0 317,88 0,88">
          <text:p/>
        </draw:polygon>
        <draw:polygon draw:style-name="gr186" draw:text-style-name="P9" draw:layer="layout" svg:width="0.158cm" svg:height="0.158cm" svg:x="17.172cm" svg:y="11.294cm" svg:viewBox="0 0 159 159" draw:points="0,159 159,159 80,0">
          <text:p/>
        </draw:polygon>
        <draw:polyline draw:style-name="gr117" draw:text-style-name="P9" draw:layer="layout" svg:width="0.158cm" svg:height="0.158cm" svg:x="17.172cm" svg:y="11.294cm" svg:viewBox="0 0 159 159" draw:points="0,159 159,159 80,0 0,159">
          <text:p/>
        </draw:polyline>
        <draw:frame draw:style-name="gr243" draw:text-style-name="P19" draw:layer="layout" svg:width="2.411cm" svg:height="0.569cm" svg:x="17.461cm" svg:y="9.984cm">
          <draw:text-box>
            <text:p><text:span text:style-name="T15">SXCS (h = 0.2)</text:span></text:p>
          </draw:text-box>
        </draw:frame>
        <draw:frame draw:style-name="gr244" draw:text-style-name="P19" draw:layer="layout" svg:width="2.221cm" svg:height="0.569cm" svg:x="17.461cm" svg:y="10.407cm">
          <draw:text-box>
            <text:p><text:span text:style-name="T15">XCS (h = 0.2)</text:span></text:p>
          </draw:text-box>
        </draw:frame>
        <draw:frame draw:style-name="gr245" draw:text-style-name="P19" draw:layer="layout" svg:width="2.568cm" svg:height="0.569cm" svg:x="17.461cm" svg:y="10.83cm">
          <draw:text-box>
            <text:p><text:span text:style-name="T15">SXCS (h = 0.05)</text:span></text:p>
          </draw:text-box>
        </draw:frame>
        <draw:frame draw:style-name="gr246" draw:text-style-name="P19" draw:layer="layout" svg:width="2.377cm" svg:height="0.569cm" svg:x="17.461cm" svg:y="11.279cm">
          <draw:text-box>
            <text:p><text:span text:style-name="T15">XCS (h = 0.05)</text:span></text:p>
          </draw:text-box>
        </draw:frame>
        <draw:frame draw:style-name="gr247" draw:text-style-name="P20" draw:layer="layout" svg:width="3.008cm" svg:height="0.603cm" svg:x="9.948cm" svg:y="13.681cm">
          <draw:text-box>
            <text:p><text:span text:style-name="T16">tournament factor</text:span></text:p>
          </draw:text-box>
        </draw:frame>
        <draw:frame draw:style-name="gr223" draw:text-style-name="P20" draw:layer="layout" svg:width="3.906cm" svg:height="0.603cm" draw:transform="rotate (1.5707963267946) translate (5.39cm 11.889cm)">
          <draw:text-box>
            <text:p><text:span text:style-name="T16">Qualitätsdifferenz (in %)</text:span></text:p>
          </draw:text-box>
        </draw:frame>
        <presentation:notes draw:style-name="dp2">
          <draw:page-thumbnail draw:style-name="gr14" draw:layer="layout" svg:width="13.968cm" svg:height="10.476cm" svg:x="3.81cm" svg:y="2.123cm" draw:page-number="51" presentation:class="page"/>
          <draw:frame presentation:style-name="pr2" draw:layer="layout" svg:width="17.271cm" svg:height="12.322cm" svg:x="2.159cm" svg:y="13.271cm" presentation:class="notes" presentation:placeholder="true">
            <draw:text-box/>
          </draw:frame>
        </presentation:notes>
      </draw:page>
      <draw:page draw:name="page52" draw:style-name="dp1" draw:master-page-name="Default">
        <office:forms form:automatic-focus="false" form:apply-design-mode="false"/>
        <draw:polygon draw:style-name="gr111" draw:text-style-name="P9" draw:layer="layout" svg:width="15.239cm" svg:height="7.009cm" svg:x="6.667cm" svg:y="7.302cm" svg:viewBox="0 0 15240 7010" draw:points="0,0 15240,0 15240,7010 0,7010">
          <text:p/>
        </draw:polygon>
        <draw:polyline draw:style-name="gr112" draw:text-style-name="P9" draw:layer="layout" svg:width="10.158cm" svg:height="4.875cm" svg:x="8.346cm" svg:y="7.628cm" svg:viewBox="0 0 10159 4876" draw:points="5080,4876 0,4876 0,0 10159,0 10159,4876 5080,4876">
          <text:p/>
        </draw:polyline>
        <draw:line draw:style-name="gr112" draw:text-style-name="P9" draw:layer="layout" svg:x1="18.505cm" svg:y1="12.503cm" svg:x2="8.346cm" svg:y2="12.503cm">
          <text:p/>
        </draw:line>
        <draw:line draw:style-name="gr112" draw:text-style-name="P9" draw:layer="layout" svg:x1="18.505cm" svg:y1="11.893cm" svg:x2="8.346cm" svg:y2="11.893cm">
          <text:p/>
        </draw:line>
        <draw:line draw:style-name="gr112" draw:text-style-name="P9" draw:layer="layout" svg:x1="18.505cm" svg:y1="11.283cm" svg:x2="8.346cm" svg:y2="11.283cm">
          <text:p/>
        </draw:line>
        <draw:line draw:style-name="gr112" draw:text-style-name="P9" draw:layer="layout" svg:x1="18.505cm" svg:y1="10.675cm" svg:x2="8.346cm" svg:y2="10.675cm">
          <text:p/>
        </draw:line>
        <draw:line draw:style-name="gr112" draw:text-style-name="P9" draw:layer="layout" svg:x1="18.505cm" svg:y1="10.065cm" svg:x2="8.346cm" svg:y2="10.065cm">
          <text:p/>
        </draw:line>
        <draw:line draw:style-name="gr112" draw:text-style-name="P9" draw:layer="layout" svg:x1="18.505cm" svg:y1="9.455cm" svg:x2="8.346cm" svg:y2="9.455cm">
          <text:p/>
        </draw:line>
        <draw:line draw:style-name="gr112" draw:text-style-name="P9" draw:layer="layout" svg:x1="18.505cm" svg:y1="8.846cm" svg:x2="8.346cm" svg:y2="8.846cm">
          <text:p/>
        </draw:line>
        <draw:line draw:style-name="gr112" draw:text-style-name="P9" draw:layer="layout" svg:x1="18.505cm" svg:y1="8.236cm" svg:x2="8.346cm" svg:y2="8.236cm">
          <text:p/>
        </draw:line>
        <draw:line draw:style-name="gr112" draw:text-style-name="P9" draw:layer="layout" svg:x1="18.505cm" svg:y1="7.627cm" svg:x2="8.346cm" svg:y2="7.627cm">
          <text:p/>
        </draw:line>
        <draw:frame draw:style-name="gr206" draw:text-style-name="P19" draw:layer="layout" svg:width="0.896cm" svg:height="0.569cm" svg:x="8.149cm" svg:y="13.158cm">
          <draw:text-box>
            <text:p><text:span text:style-name="T15">0.2</text:span></text:p>
          </draw:text-box>
        </draw:frame>
        <draw:frame draw:style-name="gr205" draw:text-style-name="P19" draw:layer="layout" svg:width="1.052cm" svg:height="0.569cm" svg:x="8.572cm" svg:y="12.787cm">
          <draw:text-box>
            <text:p><text:span text:style-name="T15">0.24</text:span></text:p>
          </draw:text-box>
        </draw:frame>
        <draw:frame draw:style-name="gr205" draw:text-style-name="P19" draw:layer="layout" svg:width="1.052cm" svg:height="0.569cm" svg:x="9.075cm" svg:y="13.158cm">
          <draw:text-box>
            <text:p><text:span text:style-name="T15">0.28</text:span></text:p>
          </draw:text-box>
        </draw:frame>
        <draw:frame draw:style-name="gr205" draw:text-style-name="P19" draw:layer="layout" svg:width="1.052cm" svg:height="0.569cm" svg:x="9.604cm" svg:y="12.787cm">
          <draw:text-box>
            <text:p><text:span text:style-name="T15">0.32</text:span></text:p>
          </draw:text-box>
        </draw:frame>
        <draw:frame draw:style-name="gr205" draw:text-style-name="P19" draw:layer="layout" svg:width="1.052cm" svg:height="0.569cm" svg:x="10.107cm" svg:y="13.158cm">
          <draw:text-box>
            <text:p><text:span text:style-name="T15">0.36</text:span></text:p>
          </draw:text-box>
        </draw:frame>
        <draw:frame draw:style-name="gr206" draw:text-style-name="P19" draw:layer="layout" svg:width="0.896cm" svg:height="0.569cm" svg:x="10.689cm" svg:y="12.787cm">
          <draw:text-box>
            <text:p><text:span text:style-name="T15">0.4</text:span></text:p>
          </draw:text-box>
        </draw:frame>
        <draw:frame draw:style-name="gr205" draw:text-style-name="P19" draw:layer="layout" svg:width="1.052cm" svg:height="0.569cm" svg:x="11.112cm" svg:y="13.158cm">
          <draw:text-box>
            <text:p><text:span text:style-name="T15">0.44</text:span></text:p>
          </draw:text-box>
        </draw:frame>
        <draw:frame draw:style-name="gr205" draw:text-style-name="P19" draw:layer="layout" svg:width="1.052cm" svg:height="0.569cm" svg:x="11.615cm" svg:y="12.787cm">
          <draw:text-box>
            <text:p><text:span text:style-name="T15">0.48</text:span></text:p>
          </draw:text-box>
        </draw:frame>
        <draw:frame draw:style-name="gr205" draw:text-style-name="P19" draw:layer="layout" svg:width="1.052cm" svg:height="0.569cm" svg:x="12.144cm" svg:y="13.158cm">
          <draw:text-box>
            <text:p><text:span text:style-name="T15">0.52</text:span></text:p>
          </draw:text-box>
        </draw:frame>
        <draw:frame draw:style-name="gr205" draw:text-style-name="P19" draw:layer="layout" svg:width="1.052cm" svg:height="0.569cm" svg:x="12.647cm" svg:y="12.787cm">
          <draw:text-box>
            <text:p><text:span text:style-name="T15">0.56</text:span></text:p>
          </draw:text-box>
        </draw:frame>
        <draw:frame draw:style-name="gr206" draw:text-style-name="P19" draw:layer="layout" svg:width="0.896cm" svg:height="0.569cm" svg:x="13.229cm" svg:y="13.158cm">
          <draw:text-box>
            <text:p><text:span text:style-name="T15">0.6</text:span></text:p>
          </draw:text-box>
        </draw:frame>
        <draw:frame draw:style-name="gr205" draw:text-style-name="P19" draw:layer="layout" svg:width="1.052cm" svg:height="0.569cm" svg:x="13.652cm" svg:y="12.787cm">
          <draw:text-box>
            <text:p><text:span text:style-name="T15">0.64</text:span></text:p>
          </draw:text-box>
        </draw:frame>
        <draw:frame draw:style-name="gr205" draw:text-style-name="P19" draw:layer="layout" svg:width="1.052cm" svg:height="0.569cm" svg:x="14.155cm" svg:y="13.158cm">
          <draw:text-box>
            <text:p><text:span text:style-name="T15">0.68</text:span></text:p>
          </draw:text-box>
        </draw:frame>
        <draw:frame draw:style-name="gr205" draw:text-style-name="P19" draw:layer="layout" svg:width="1.052cm" svg:height="0.569cm" svg:x="14.683cm" svg:y="12.787cm">
          <draw:text-box>
            <text:p><text:span text:style-name="T15">0.72</text:span></text:p>
          </draw:text-box>
        </draw:frame>
        <draw:frame draw:style-name="gr205" draw:text-style-name="P19" draw:layer="layout" svg:width="1.052cm" svg:height="0.569cm" svg:x="15.186cm" svg:y="13.158cm">
          <draw:text-box>
            <text:p><text:span text:style-name="T15">0.76</text:span></text:p>
          </draw:text-box>
        </draw:frame>
        <draw:frame draw:style-name="gr206" draw:text-style-name="P19" draw:layer="layout" svg:width="0.896cm" svg:height="0.569cm" svg:x="15.768cm" svg:y="12.787cm">
          <draw:text-box>
            <text:p><text:span text:style-name="T15">0.8</text:span></text:p>
          </draw:text-box>
        </draw:frame>
        <draw:frame draw:style-name="gr205" draw:text-style-name="P19" draw:layer="layout" svg:width="1.052cm" svg:height="0.569cm" svg:x="16.191cm" svg:y="13.158cm">
          <draw:text-box>
            <text:p><text:span text:style-name="T15">0.84</text:span></text:p>
          </draw:text-box>
        </draw:frame>
        <draw:frame draw:style-name="gr205" draw:text-style-name="P19" draw:layer="layout" svg:width="1.052cm" svg:height="0.569cm" svg:x="16.694cm" svg:y="12.787cm">
          <draw:text-box>
            <text:p><text:span text:style-name="T15">0.88</text:span></text:p>
          </draw:text-box>
        </draw:frame>
        <draw:frame draw:style-name="gr205" draw:text-style-name="P19" draw:layer="layout" svg:width="1.052cm" svg:height="0.569cm" svg:x="17.223cm" svg:y="13.158cm">
          <draw:text-box>
            <text:p><text:span text:style-name="T15">0.92</text:span></text:p>
          </draw:text-box>
        </draw:frame>
        <draw:frame draw:style-name="gr205" draw:text-style-name="P19" draw:layer="layout" svg:width="1.052cm" svg:height="0.569cm" svg:x="17.726cm" svg:y="12.787cm">
          <draw:text-box>
            <text:p><text:span text:style-name="T15">0.96</text:span></text:p>
          </draw:text-box>
        </draw:frame>
        <draw:frame draw:style-name="gr206" draw:text-style-name="P19" draw:layer="layout" svg:width="0.659cm" svg:height="0.569cm" svg:x="18.414cm" svg:y="13.158cm">
          <draw:text-box>
            <text:p><text:span text:style-name="T15">1</text:span></text:p>
          </draw:text-box>
        </draw:frame>
        <draw:line draw:style-name="gr112" draw:text-style-name="P9" draw:layer="layout" svg:x1="8.346cm" svg:y1="12.653cm" svg:x2="8.346cm" svg:y2="12.503cm">
          <text:p/>
        </draw:line>
        <draw:line draw:style-name="gr112" draw:text-style-name="P9" draw:layer="layout" svg:x1="8.854cm" svg:y1="12.653cm" svg:x2="8.854cm" svg:y2="12.503cm">
          <text:p/>
        </draw:line>
        <draw:line draw:style-name="gr112" draw:text-style-name="P9" draw:layer="layout" svg:x1="9.362cm" svg:y1="12.653cm" svg:x2="9.362cm" svg:y2="12.503cm">
          <text:p/>
        </draw:line>
        <draw:line draw:style-name="gr112" draw:text-style-name="P9" draw:layer="layout" svg:x1="9.87cm" svg:y1="12.653cm" svg:x2="9.87cm" svg:y2="12.503cm">
          <text:p/>
        </draw:line>
        <draw:line draw:style-name="gr112" draw:text-style-name="P9" draw:layer="layout" svg:x1="10.378cm" svg:y1="12.653cm" svg:x2="10.378cm" svg:y2="12.503cm">
          <text:p/>
        </draw:line>
        <draw:line draw:style-name="gr112" draw:text-style-name="P9" draw:layer="layout" svg:x1="10.886cm" svg:y1="12.653cm" svg:x2="10.886cm" svg:y2="12.503cm">
          <text:p/>
        </draw:line>
        <draw:line draw:style-name="gr112" draw:text-style-name="P9" draw:layer="layout" svg:x1="11.394cm" svg:y1="12.653cm" svg:x2="11.394cm" svg:y2="12.503cm">
          <text:p/>
        </draw:line>
        <draw:line draw:style-name="gr112" draw:text-style-name="P9" draw:layer="layout" svg:x1="11.902cm" svg:y1="12.653cm" svg:x2="11.902cm" svg:y2="12.503cm">
          <text:p/>
        </draw:line>
        <draw:line draw:style-name="gr112" draw:text-style-name="P9" draw:layer="layout" svg:x1="12.41cm" svg:y1="12.653cm" svg:x2="12.41cm" svg:y2="12.503cm">
          <text:p/>
        </draw:line>
        <draw:line draw:style-name="gr112" draw:text-style-name="P9" draw:layer="layout" svg:x1="12.918cm" svg:y1="12.653cm" svg:x2="12.918cm" svg:y2="12.503cm">
          <text:p/>
        </draw:line>
        <draw:line draw:style-name="gr112" draw:text-style-name="P9" draw:layer="layout" svg:x1="13.426cm" svg:y1="12.653cm" svg:x2="13.426cm" svg:y2="12.503cm">
          <text:p/>
        </draw:line>
        <draw:line draw:style-name="gr112" draw:text-style-name="P9" draw:layer="layout" svg:x1="13.934cm" svg:y1="12.653cm" svg:x2="13.934cm" svg:y2="12.503cm">
          <text:p/>
        </draw:line>
        <draw:line draw:style-name="gr112" draw:text-style-name="P9" draw:layer="layout" svg:x1="14.441cm" svg:y1="12.653cm" svg:x2="14.441cm" svg:y2="12.503cm">
          <text:p/>
        </draw:line>
        <draw:line draw:style-name="gr112" draw:text-style-name="P9" draw:layer="layout" svg:x1="14.949cm" svg:y1="12.653cm" svg:x2="14.949cm" svg:y2="12.503cm">
          <text:p/>
        </draw:line>
        <draw:line draw:style-name="gr112" draw:text-style-name="P9" draw:layer="layout" svg:x1="15.457cm" svg:y1="12.653cm" svg:x2="15.457cm" svg:y2="12.503cm">
          <text:p/>
        </draw:line>
        <draw:line draw:style-name="gr112" draw:text-style-name="P9" draw:layer="layout" svg:x1="15.965cm" svg:y1="12.653cm" svg:x2="15.965cm" svg:y2="12.503cm">
          <text:p/>
        </draw:line>
        <draw:line draw:style-name="gr112" draw:text-style-name="P9" draw:layer="layout" svg:x1="16.473cm" svg:y1="12.653cm" svg:x2="16.473cm" svg:y2="12.503cm">
          <text:p/>
        </draw:line>
        <draw:line draw:style-name="gr112" draw:text-style-name="P9" draw:layer="layout" svg:x1="16.981cm" svg:y1="12.653cm" svg:x2="16.981cm" svg:y2="12.503cm">
          <text:p/>
        </draw:line>
        <draw:line draw:style-name="gr112" draw:text-style-name="P9" draw:layer="layout" svg:x1="17.489cm" svg:y1="12.653cm" svg:x2="17.489cm" svg:y2="12.503cm">
          <text:p/>
        </draw:line>
        <draw:line draw:style-name="gr112" draw:text-style-name="P9" draw:layer="layout" svg:x1="17.997cm" svg:y1="12.653cm" svg:x2="17.997cm" svg:y2="12.503cm">
          <text:p/>
        </draw:line>
        <draw:polyline draw:style-name="gr112" draw:text-style-name="P9" draw:layer="layout" svg:width="0.149cm" svg:height="10.158cm" draw:transform="rotate (1.5707963267946) translate (8.34588983662647cm 12.6532366282616cm)" svg:viewBox="0 0 150 10159" draw:points="0,26851 150,26851 150,16692">
          <text:p/>
        </draw:polyline>
        <draw:line draw:style-name="gr112" draw:text-style-name="P9" draw:layer="layout" svg:x1="8.346cm" svg:y1="8.846cm" svg:x2="18.505cm" svg:y2="8.846cm">
          <text:p/>
        </draw:line>
        <draw:frame draw:style-name="gr206" draw:text-style-name="P19" draw:layer="layout" svg:width="0.908cm" svg:height="0.569cm" svg:x="7.672cm" svg:y="12.364cm">
          <draw:text-box>
            <text:p><text:span text:style-name="T15">-12</text:span></text:p>
          </draw:text-box>
        </draw:frame>
        <draw:frame draw:style-name="gr206" draw:text-style-name="P19" draw:layer="layout" svg:width="0.908cm" svg:height="0.569cm" svg:x="7.672cm" svg:y="11.756cm">
          <draw:text-box>
            <text:p><text:span text:style-name="T15">-10</text:span></text:p>
          </draw:text-box>
        </draw:frame>
        <draw:frame draw:style-name="gr206" draw:text-style-name="P19" draw:layer="layout" svg:width="0.752cm" svg:height="0.569cm" svg:x="7.831cm" svg:y="11.147cm">
          <draw:text-box>
            <text:p><text:span text:style-name="T15">-8</text:span></text:p>
          </draw:text-box>
        </draw:frame>
        <draw:frame draw:style-name="gr206" draw:text-style-name="P19" draw:layer="layout" svg:width="0.752cm" svg:height="0.569cm" svg:x="7.831cm" svg:y="10.539cm">
          <draw:text-box>
            <text:p><text:span text:style-name="T15">-6</text:span></text:p>
          </draw:text-box>
        </draw:frame>
        <draw:frame draw:style-name="gr206" draw:text-style-name="P19" draw:layer="layout" svg:width="0.752cm" svg:height="0.569cm" svg:x="7.831cm" svg:y="9.904cm">
          <draw:text-box>
            <text:p><text:span text:style-name="T15">-4</text:span></text:p>
          </draw:text-box>
        </draw:frame>
        <draw:frame draw:style-name="gr206" draw:text-style-name="P19" draw:layer="layout" svg:width="0.752cm" svg:height="0.569cm" svg:x="7.831cm" svg:y="9.296cm">
          <draw:text-box>
            <text:p><text:span text:style-name="T15">-2</text:span></text:p>
          </draw:text-box>
        </draw:frame>
        <draw:frame draw:style-name="gr206" draw:text-style-name="P19" draw:layer="layout" svg:width="0.659cm" svg:height="0.569cm" svg:x="7.937cm" svg:y="8.687cm">
          <draw:text-box>
            <text:p><text:span text:style-name="T15">0</text:span></text:p>
          </draw:text-box>
        </draw:frame>
        <draw:frame draw:style-name="gr206" draw:text-style-name="P19" draw:layer="layout" svg:width="0.659cm" svg:height="0.569cm" svg:x="7.937cm" svg:y="8.079cm">
          <draw:text-box>
            <text:p><text:span text:style-name="T15">2</text:span></text:p>
          </draw:text-box>
        </draw:frame>
        <draw:frame draw:style-name="gr206" draw:text-style-name="P19" draw:layer="layout" svg:width="0.659cm" svg:height="0.569cm" svg:x="7.937cm" svg:y="7.47cm">
          <draw:text-box>
            <text:p><text:span text:style-name="T15">4</text:span></text:p>
          </draw:text-box>
        </draw:frame>
        <draw:line draw:style-name="gr112" draw:text-style-name="P9" draw:layer="layout" svg:x1="8.196cm" svg:y1="12.503cm" svg:x2="8.346cm" svg:y2="12.503cm">
          <text:p/>
        </draw:line>
        <draw:line draw:style-name="gr112" draw:text-style-name="P9" draw:layer="layout" svg:x1="8.196cm" svg:y1="11.893cm" svg:x2="8.346cm" svg:y2="11.893cm">
          <text:p/>
        </draw:line>
        <draw:line draw:style-name="gr112" draw:text-style-name="P9" draw:layer="layout" svg:x1="8.196cm" svg:y1="11.283cm" svg:x2="8.346cm" svg:y2="11.283cm">
          <text:p/>
        </draw:line>
        <draw:line draw:style-name="gr112" draw:text-style-name="P9" draw:layer="layout" svg:x1="8.196cm" svg:y1="10.675cm" svg:x2="8.346cm" svg:y2="10.675cm">
          <text:p/>
        </draw:line>
        <draw:line draw:style-name="gr112" draw:text-style-name="P9" draw:layer="layout" svg:x1="8.196cm" svg:y1="10.065cm" svg:x2="8.346cm" svg:y2="10.065cm">
          <text:p/>
        </draw:line>
        <draw:line draw:style-name="gr112" draw:text-style-name="P9" draw:layer="layout" svg:x1="8.196cm" svg:y1="9.455cm" svg:x2="8.346cm" svg:y2="9.455cm">
          <text:p/>
        </draw:line>
        <draw:line draw:style-name="gr112" draw:text-style-name="P9" draw:layer="layout" svg:x1="8.196cm" svg:y1="8.846cm" svg:x2="8.346cm" svg:y2="8.846cm">
          <text:p/>
        </draw:line>
        <draw:line draw:style-name="gr112" draw:text-style-name="P9" draw:layer="layout" svg:x1="8.196cm" svg:y1="8.236cm" svg:x2="8.346cm" svg:y2="8.236cm">
          <text:p/>
        </draw:line>
        <draw:polyline draw:style-name="gr112" draw:text-style-name="P9" draw:layer="layout" svg:width="0.149cm" svg:height="4.875cm" svg:x="8.196cm" svg:y="7.627cm" svg:viewBox="0 0 150 4876" draw:points="0,0 150,0 150,4876">
          <text:p/>
        </draw:polyline>
        <draw:polygon draw:style-name="gr116" draw:text-style-name="P9" draw:layer="layout" svg:width="0.569cm" svg:height="0.577cm" svg:x="8.315cm" svg:y="9.238cm" svg:viewBox="0 0 570 578" draw:points="0,516 508,0 539,31 570,62 62,578 31,547">
          <text:p/>
        </draw:polygon>
        <draw:polygon draw:style-name="gr116" draw:text-style-name="P9" draw:layer="layout" svg:width="0.03cm" svg:height="0.042cm" svg:x="8.823cm" svg:y="9.226cm" svg:viewBox="0 0 31 43" draw:points="31,43 0,12 5,7 12,3 19,1 23,0">
          <text:p/>
        </draw:polygon>
        <draw:polygon draw:style-name="gr116" draw:text-style-name="P9" draw:layer="layout" svg:width="0.523cm" svg:height="0.176cm" svg:x="8.846cm" svg:y="9.135cm" svg:viewBox="0 0 524 177" draw:points="0,91 508,0 516,43 524,86 16,177 8,134">
          <text:p/>
        </draw:polygon>
        <draw:polygon draw:style-name="gr116" draw:text-style-name="P9" draw:layer="layout" svg:width="0.014cm" svg:height="0.042cm" svg:x="9.362cm" svg:y="9.178cm" svg:viewBox="0 0 15 43" draw:points="0,0 15,41 8,43">
          <text:p/>
        </draw:polygon>
        <draw:polygon draw:style-name="gr116" draw:text-style-name="P9" draw:layer="layout" svg:width="0.537cm" svg:height="0.267cm" svg:x="9.347cm" svg:y="8.951cm" svg:viewBox="0 0 538 268" draw:points="0,186 508,0 523,41 538,82 30,268 15,227">
          <text:p/>
        </draw:polygon>
        <draw:polygon draw:style-name="gr116" draw:text-style-name="P9" draw:layer="layout" svg:width="0.015cm" svg:height="0.043cm" svg:x="9.855cm" svg:y="8.948cm" svg:viewBox="0 0 16 44" draw:points="15,44 0,3 7,1 15,0 16,0">
          <text:p/>
        </draw:polygon>
        <draw:polygon draw:style-name="gr116" draw:text-style-name="P9" draw:layer="layout" svg:width="0.509cm" svg:height="0.099cm" svg:x="9.869cm" svg:y="8.948cm" svg:viewBox="0 0 510 100" draw:points="2,0 510,12 509,56 508,100 0,88 1,44">
          <text:p/>
        </draw:polygon>
        <draw:polygon draw:style-name="gr116" draw:text-style-name="P9" draw:layer="layout" svg:width="0.013cm" svg:height="0.043cm" svg:x="10.378cm" svg:y="8.96cm" svg:viewBox="0 0 14 44" draw:points="0,44 1,0 9,1 14,2">
          <text:p/>
        </draw:polygon>
        <draw:polygon draw:style-name="gr116" draw:text-style-name="P9" draw:layer="layout" svg:width="0.535cm" svg:height="0.254cm" svg:x="10.364cm" svg:y="8.962cm" svg:viewBox="0 0 536 255" draw:points="28,0 536,171 522,213 508,255 0,84 14,42">
          <text:p/>
        </draw:polygon>
        <draw:polygon draw:style-name="gr116" draw:text-style-name="P9" draw:layer="layout" svg:width="0.024cm" svg:height="0.041cm" svg:x="10.886cm" svg:y="9.133cm" svg:viewBox="0 0 25 42" draw:points="0,42 14,0 21,3 25,6">
          <text:p/>
        </draw:polygon>
        <draw:polygon draw:style-name="gr116" draw:text-style-name="P9" draw:layer="layout" svg:width="0.557cm" svg:height="0.431cm" svg:x="10.861cm" svg:y="9.139cm" svg:viewBox="0 0 558 432" draw:points="50,0 558,360 533,396 508,432 0,72 25,36">
          <text:p/>
        </draw:polygon>
        <draw:polygon draw:style-name="gr116" draw:text-style-name="P9" draw:layer="layout" svg:width="0.024cm" svg:height="0.043cm" svg:x="11.369cm" svg:y="9.535cm" svg:viewBox="0 0 25 44" draw:points="25,0 20,44 13,42 6,40 0,36">
          <text:p/>
        </draw:polygon>
        <draw:polygon draw:style-name="gr116" draw:text-style-name="P9" draw:layer="layout" svg:width="0.517cm" svg:height="0.141cm" svg:x="11.389cm" svg:y="9.491cm" svg:viewBox="0 0 518 142" draw:points="10,0 518,54 513,98 508,142 0,88 5,44">
          <text:p/>
        </draw:polygon>
        <draw:polygon draw:style-name="gr116" draw:text-style-name="P9" draw:layer="layout" svg:width="0.017cm" svg:height="0.043cm" svg:x="11.902cm" svg:y="9.545cm" svg:viewBox="0 0 18 44" draw:points="0,44 5,0 12,2 18,4">
          <text:p/>
        </draw:polygon>
        <draw:polygon draw:style-name="gr116" draw:text-style-name="P9" draw:layer="layout" svg:width="0.543cm" svg:height="0.314cm" svg:x="11.884cm" svg:y="9.549cm" svg:viewBox="0 0 544 315" draw:points="36,0 544,235 526,275 508,315 0,80 18,40">
          <text:p/>
        </draw:polygon>
        <draw:polygon draw:style-name="gr116" draw:text-style-name="P9" draw:layer="layout" svg:width="0.028cm" svg:height="0.039cm" svg:x="12.41cm" svg:y="9.784cm" svg:viewBox="0 0 29 40" draw:points="0,40 18,0 25,4 29,7">
          <text:p/>
        </draw:polygon>
        <draw:polygon draw:style-name="gr116" draw:text-style-name="P9" draw:layer="layout" svg:width="0.565cm" svg:height="0.504cm" svg:x="12.381cm" svg:y="9.791cm" svg:viewBox="0 0 566 505" draw:points="58,0 566,439 537,472 508,505 0,66 29,33">
          <text:p/>
        </draw:polygon>
        <draw:polygon draw:style-name="gr116" draw:text-style-name="P9" draw:layer="layout" svg:width="0.028cm" svg:height="0.035cm" svg:x="12.889cm" svg:y="10.263cm" svg:viewBox="0 0 29 36" draw:points="29,0 4,36 0,33">
          <text:p/>
        </draw:polygon>
        <draw:polygon draw:style-name="gr116" draw:text-style-name="P9" draw:layer="layout" svg:width="0.557cm" svg:height="0.413cm" svg:x="12.893cm" svg:y="10.227cm" svg:viewBox="0 0 558 414" draw:points="50,0 558,342 533,378 508,414 0,72 25,36">
          <text:p/>
        </draw:polygon>
        <draw:polygon draw:style-name="gr116" draw:text-style-name="P9" draw:layer="layout" svg:width="0.024cm" svg:height="0.041cm" svg:x="13.401cm" svg:y="10.605cm" svg:viewBox="0 0 25 42" draw:points="25,0 12,42 5,39 0,36">
          <text:p/>
        </draw:polygon>
        <draw:polygon draw:style-name="gr116" draw:text-style-name="P9" draw:layer="layout" svg:width="0.533cm" svg:height="0.238cm" svg:x="13.413cm" svg:y="10.563cm" svg:viewBox="0 0 534 239" draw:points="26,0 534,155 521,197 508,239 0,84 13,42">
          <text:p/>
        </draw:polygon>
        <draw:polygon draw:style-name="gr116" draw:text-style-name="P9" draw:layer="layout" svg:width="0.025cm" svg:height="0.041cm" svg:x="13.934cm" svg:y="10.718cm" svg:viewBox="0 0 26 42" draw:points="0,42 13,0 20,3 26,7">
          <text:p/>
        </draw:polygon>
        <draw:polygon draw:style-name="gr116" draw:text-style-name="P9" draw:layer="layout" svg:width="0.559cm" svg:height="0.447cm" svg:x="13.908cm" svg:y="10.725cm" svg:viewBox="0 0 560 448" draw:points="52,0 560,378 534,413 508,448 0,70 26,35">
          <text:p/>
        </draw:polygon>
        <draw:polygon draw:style-name="gr116" draw:text-style-name="P9" draw:layer="layout" svg:width="0.025cm" svg:height="0.043cm" svg:x="14.415cm" svg:y="11.137cm" svg:viewBox="0 0 26 44" draw:points="26,0 20,44 13,42 5,39 0,35">
          <text:p/>
        </draw:polygon>
        <draw:polygon draw:style-name="gr116" draw:text-style-name="P9" draw:layer="layout" svg:width="0.519cm" svg:height="0.157cm" svg:x="14.435cm" svg:y="11.093cm" svg:viewBox="0 0 520 158" draw:points="12,0 520,70 514,114 508,158 0,88 6,44">
          <text:p/>
        </draw:polygon>
        <draw:polygon draw:style-name="gr116" draw:text-style-name="P9" draw:layer="layout" svg:width="0.019cm" svg:height="0.043cm" svg:x="14.949cm" svg:y="11.163cm" svg:viewBox="0 0 20 44" draw:points="0,44 6,0 13,2 20,5">
          <text:p/>
        </draw:polygon>
        <draw:polygon draw:style-name="gr116" draw:text-style-name="P9" draw:layer="layout" svg:width="0.547cm" svg:height="0.333cm" svg:x="14.929cm" svg:y="11.168cm" svg:viewBox="0 0 548 334" draw:points="40,0 548,256 528,295 508,334 0,78 20,39">
          <text:p/>
        </draw:polygon>
        <draw:polygon draw:style-name="gr116" draw:text-style-name="P9" draw:layer="layout" svg:width="0.022cm" svg:height="0.038cm" svg:x="15.457cm" svg:y="11.424cm" svg:viewBox="0 0 23 39" draw:points="0,39 20,0 23,1">
          <text:p/>
        </draw:polygon>
        <draw:polygon draw:style-name="gr116" draw:text-style-name="P9" draw:layer="layout" svg:width="0.553cm" svg:height="0.383cm" svg:x="15.434cm" svg:y="11.425cm" svg:viewBox="0 0 554 384" draw:points="46,0 554,308 531,346 508,384 0,76 23,38">
          <text:p/>
        </draw:polygon>
        <draw:polygon draw:style-name="gr116" draw:text-style-name="P9" draw:layer="layout" svg:width="0.022cm" svg:height="0.04cm" svg:x="15.942cm" svg:y="11.771cm" svg:viewBox="0 0 23 41" draw:points="23,0 8,41 1,38 0,38">
          <text:p/>
        </draw:polygon>
        <draw:polygon draw:style-name="gr116" draw:text-style-name="P9" draw:layer="layout" svg:width="0.537cm" svg:height="0.264cm" svg:x="15.95cm" svg:y="11.73cm" svg:viewBox="0 0 538 265" draw:points="30,0 538,183 523,224 508,265 0,82 15,41">
          <text:p/>
        </draw:polygon>
        <draw:polygon draw:style-name="gr116" draw:text-style-name="P9" draw:layer="layout" svg:width="0.02cm" svg:height="0.043cm" svg:x="16.458cm" svg:y="11.954cm" svg:viewBox="0 0 21 44" draw:points="15,0 21,44 13,44 6,43 0,41">
          <text:p/>
        </draw:polygon>
        <draw:polygon draw:style-name="gr116" draw:text-style-name="P9" draw:layer="layout" svg:width="0.519cm" svg:height="0.157cm" svg:x="16.467cm" svg:y="11.84cm" svg:viewBox="0 0 520 158" draw:points="0,70 508,0 514,44 520,88 12,158 6,114">
          <text:p/>
        </draw:polygon>
        <draw:polygon draw:style-name="gr116" draw:text-style-name="P9" draw:layer="layout" svg:width="0.016cm" svg:height="0.043cm" svg:x="16.975cm" svg:y="11.84cm" svg:viewBox="0 0 17 44" draw:points="6,44 0,0 8,0 15,1 17,1">
          <text:p/>
        </draw:polygon>
        <draw:polygon draw:style-name="gr116" draw:text-style-name="P9" draw:layer="layout" svg:width="0.529cm" svg:height="0.219cm" svg:x="16.97cm" svg:y="11.841cm" svg:viewBox="0 0 530 220" draw:points="22,0 530,134 519,177 508,220 0,86 11,43">
          <text:p/>
        </draw:polygon>
        <draw:polygon draw:style-name="gr116" draw:text-style-name="P9" draw:layer="layout" svg:width="0.011cm" svg:height="0.043cm" svg:x="17.478cm" svg:y="12.018cm" svg:viewBox="0 0 12 44" draw:points="11,0 12,44 4,43 0,43">
          <text:p/>
        </draw:polygon>
        <draw:polygon draw:style-name="gr116" draw:text-style-name="P9" draw:layer="layout" svg:width="0.509cm" svg:height="0.093cm" svg:x="17.488cm" svg:y="11.968cm" svg:viewBox="0 0 510 94" draw:points="0,6 508,0 509,44 510,88 2,94 1,50">
          <text:p/>
        </draw:polygon>
        <draw:polygon draw:style-name="gr116" draw:text-style-name="P9" draw:layer="layout" svg:width="0.023cm" svg:height="0.043cm" svg:x="17.997cm" svg:y="12.012cm" svg:viewBox="0 0 24 44" draw:points="0,0 24,37 17,41 10,43 2,44 1,44">
          <text:p/>
        </draw:polygon>
        <draw:polygon draw:style-name="gr116" draw:text-style-name="P9" draw:layer="layout" svg:width="0.555cm" svg:height="0.402cm" svg:x="17.973cm" svg:y="11.646cm" svg:viewBox="0 0 556 403" draw:points="0,329 508,0 532,37 556,74 48,403 24,366">
          <text:p/>
        </draw:polygon>
        <draw:polygon draw:style-name="gr116" draw:text-style-name="P9" draw:layer="layout" svg:width="0.249cm" svg:height="0.249cm" svg:x="8.221cm" svg:y="9.66cm" svg:viewBox="0 0 250 250" draw:points="0,0 0,250 250,250 250,0">
          <text:p/>
        </draw:polygon>
        <draw:polyline draw:style-name="gr117" draw:text-style-name="P9" draw:layer="layout" svg:width="0.249cm" svg:height="0.249cm" svg:x="8.221cm" svg:y="9.66cm" svg:viewBox="0 0 250 250" draw:points="0,0 0,250 250,250 250,0 0,0">
          <text:p/>
        </draw:polyline>
        <draw:polygon draw:style-name="gr118" draw:text-style-name="P9" draw:layer="layout" svg:width="0.249cm" svg:height="0.249cm" svg:x="8.729cm" svg:y="9.144cm" svg:viewBox="0 0 250 250" draw:points="0,0 0,250 250,250 250,0">
          <text:p/>
        </draw:polygon>
        <draw:polyline draw:style-name="gr117" draw:text-style-name="P9" draw:layer="layout" svg:width="0.249cm" svg:height="0.249cm" svg:x="8.729cm" svg:y="9.144cm" svg:viewBox="0 0 250 250" draw:points="0,0 0,250 250,250 250,0 0,0">
          <text:p/>
        </draw:polyline>
        <draw:polygon draw:style-name="gr118" draw:text-style-name="P9" draw:layer="layout" svg:width="0.249cm" svg:height="0.249cm" svg:x="9.237cm" svg:y="9.053cm" svg:viewBox="0 0 250 250" draw:points="0,0 0,250 250,250 250,0">
          <text:p/>
        </draw:polygon>
        <draw:polyline draw:style-name="gr117" draw:text-style-name="P9" draw:layer="layout" svg:width="0.249cm" svg:height="0.249cm" svg:x="9.237cm" svg:y="9.053cm" svg:viewBox="0 0 250 250" draw:points="0,0 0,250 250,250 250,0 0,0">
          <text:p/>
        </draw:polyline>
        <draw:polygon draw:style-name="gr118" draw:text-style-name="P9" draw:layer="layout" svg:width="0.249cm" svg:height="0.249cm" svg:x="9.745cm" svg:y="8.867cm" svg:viewBox="0 0 250 250" draw:points="0,0 0,250 250,250 250,0">
          <text:p/>
        </draw:polygon>
        <draw:polyline draw:style-name="gr117" draw:text-style-name="P9" draw:layer="layout" svg:width="0.249cm" svg:height="0.249cm" svg:x="9.745cm" svg:y="8.867cm" svg:viewBox="0 0 250 250" draw:points="0,0 0,250 250,250 250,0 0,0">
          <text:p/>
        </draw:polyline>
        <draw:polygon draw:style-name="gr118" draw:text-style-name="P9" draw:layer="layout" svg:width="0.249cm" svg:height="0.249cm" svg:x="10.253cm" svg:y="8.879cm" svg:viewBox="0 0 250 250" draw:points="0,0 0,250 250,250 250,0">
          <text:p/>
        </draw:polygon>
        <draw:polyline draw:style-name="gr117" draw:text-style-name="P9" draw:layer="layout" svg:width="0.249cm" svg:height="0.249cm" svg:x="10.253cm" svg:y="8.879cm" svg:viewBox="0 0 250 250" draw:points="0,0 0,250 250,250 250,0 0,0">
          <text:p/>
        </draw:polyline>
        <draw:polygon draw:style-name="gr118" draw:text-style-name="P9" draw:layer="layout" svg:width="0.249cm" svg:height="0.249cm" svg:x="10.761cm" svg:y="9.05cm" svg:viewBox="0 0 250 250" draw:points="0,0 0,250 250,250 250,0">
          <text:p/>
        </draw:polygon>
        <draw:polyline draw:style-name="gr117" draw:text-style-name="P9" draw:layer="layout" svg:width="0.249cm" svg:height="0.249cm" svg:x="10.761cm" svg:y="9.05cm" svg:viewBox="0 0 250 250" draw:points="0,0 0,250 250,250 250,0 0,0">
          <text:p/>
        </draw:polyline>
        <draw:polygon draw:style-name="gr118" draw:text-style-name="P9" draw:layer="layout" svg:width="0.249cm" svg:height="0.249cm" svg:x="11.269cm" svg:y="9.41cm" svg:viewBox="0 0 250 250" draw:points="0,0 0,250 250,250 250,0">
          <text:p/>
        </draw:polygon>
        <draw:polyline draw:style-name="gr117" draw:text-style-name="P9" draw:layer="layout" svg:width="0.249cm" svg:height="0.249cm" svg:x="11.269cm" svg:y="9.41cm" svg:viewBox="0 0 250 250" draw:points="0,0 0,250 250,250 250,0 0,0">
          <text:p/>
        </draw:polyline>
        <draw:polygon draw:style-name="gr118" draw:text-style-name="P9" draw:layer="layout" svg:width="0.249cm" svg:height="0.249cm" svg:x="11.777cm" svg:y="9.464cm" svg:viewBox="0 0 250 250" draw:points="0,0 0,250 250,250 250,0">
          <text:p/>
        </draw:polygon>
        <draw:polyline draw:style-name="gr117" draw:text-style-name="P9" draw:layer="layout" svg:width="0.249cm" svg:height="0.249cm" svg:x="11.777cm" svg:y="9.464cm" svg:viewBox="0 0 250 250" draw:points="0,0 0,250 250,250 250,0 0,0">
          <text:p/>
        </draw:polyline>
        <draw:polygon draw:style-name="gr118" draw:text-style-name="P9" draw:layer="layout" svg:width="0.249cm" svg:height="0.249cm" svg:x="12.285cm" svg:y="9.699cm" svg:viewBox="0 0 250 250" draw:points="0,0 0,250 250,250 250,0">
          <text:p/>
        </draw:polygon>
        <draw:polyline draw:style-name="gr117" draw:text-style-name="P9" draw:layer="layout" svg:width="0.249cm" svg:height="0.249cm" svg:x="12.285cm" svg:y="9.699cm" svg:viewBox="0 0 250 250" draw:points="0,0 0,250 250,250 250,0 0,0">
          <text:p/>
        </draw:polyline>
        <draw:polygon draw:style-name="gr118" draw:text-style-name="P9" draw:layer="layout" svg:width="0.249cm" svg:height="0.249cm" svg:x="12.793cm" svg:y="10.138cm" svg:viewBox="0 0 250 250" draw:points="0,0 0,250 250,250 250,0">
          <text:p/>
        </draw:polygon>
        <draw:polyline draw:style-name="gr117" draw:text-style-name="P9" draw:layer="layout" svg:width="0.249cm" svg:height="0.249cm" svg:x="12.793cm" svg:y="10.138cm" svg:viewBox="0 0 250 250" draw:points="0,0 0,250 250,250 250,0 0,0">
          <text:p/>
        </draw:polyline>
        <draw:polygon draw:style-name="gr118" draw:text-style-name="P9" draw:layer="layout" svg:width="0.249cm" svg:height="0.249cm" svg:x="13.301cm" svg:y="10.48cm" svg:viewBox="0 0 250 250" draw:points="0,0 0,250 250,250 250,0">
          <text:p/>
        </draw:polygon>
        <draw:polyline draw:style-name="gr117" draw:text-style-name="P9" draw:layer="layout" svg:width="0.249cm" svg:height="0.249cm" svg:x="13.301cm" svg:y="10.48cm" svg:viewBox="0 0 250 250" draw:points="0,0 0,250 250,250 250,0 0,0">
          <text:p/>
        </draw:polyline>
        <draw:polygon draw:style-name="gr118" draw:text-style-name="P9" draw:layer="layout" svg:width="0.249cm" svg:height="0.249cm" svg:x="13.809cm" svg:y="10.635cm" svg:viewBox="0 0 250 250" draw:points="0,0 0,250 250,250 250,0">
          <text:p/>
        </draw:polygon>
        <draw:polyline draw:style-name="gr117" draw:text-style-name="P9" draw:layer="layout" svg:width="0.249cm" svg:height="0.249cm" svg:x="13.809cm" svg:y="10.635cm" svg:viewBox="0 0 250 250" draw:points="0,0 0,250 250,250 250,0 0,0">
          <text:p/>
        </draw:polyline>
        <draw:polygon draw:style-name="gr118" draw:text-style-name="P9" draw:layer="layout" svg:width="0.249cm" svg:height="0.249cm" svg:x="14.316cm" svg:y="11.012cm" svg:viewBox="0 0 250 250" draw:points="0,0 0,250 250,250 250,0">
          <text:p/>
        </draw:polygon>
        <draw:polyline draw:style-name="gr117" draw:text-style-name="P9" draw:layer="layout" svg:width="0.249cm" svg:height="0.249cm" svg:x="14.316cm" svg:y="11.012cm" svg:viewBox="0 0 250 250" draw:points="0,0 0,250 250,250 250,0 0,0">
          <text:p/>
        </draw:polyline>
        <draw:polygon draw:style-name="gr118" draw:text-style-name="P9" draw:layer="layout" svg:width="0.249cm" svg:height="0.249cm" svg:x="14.824cm" svg:y="11.082cm" svg:viewBox="0 0 250 250" draw:points="0,0 0,250 250,250 250,0">
          <text:p/>
        </draw:polygon>
        <draw:polyline draw:style-name="gr117" draw:text-style-name="P9" draw:layer="layout" svg:width="0.249cm" svg:height="0.249cm" svg:x="14.824cm" svg:y="11.082cm" svg:viewBox="0 0 250 250" draw:points="0,0 0,250 250,250 250,0 0,0">
          <text:p/>
        </draw:polyline>
        <draw:polygon draw:style-name="gr118" draw:text-style-name="P9" draw:layer="layout" svg:width="0.249cm" svg:height="0.249cm" svg:x="15.332cm" svg:y="11.338cm" svg:viewBox="0 0 250 250" draw:points="0,0 0,250 250,250 250,0">
          <text:p/>
        </draw:polygon>
        <draw:polyline draw:style-name="gr117" draw:text-style-name="P9" draw:layer="layout" svg:width="0.249cm" svg:height="0.249cm" svg:x="15.332cm" svg:y="11.338cm" svg:viewBox="0 0 250 250" draw:points="0,0 0,250 250,250 250,0 0,0">
          <text:p/>
        </draw:polyline>
        <draw:polygon draw:style-name="gr118" draw:text-style-name="P9" draw:layer="layout" svg:width="0.249cm" svg:height="0.249cm" svg:x="15.84cm" svg:y="11.646cm" svg:viewBox="0 0 250 250" draw:points="0,0 0,250 250,250 250,0">
          <text:p/>
        </draw:polygon>
        <draw:polyline draw:style-name="gr117" draw:text-style-name="P9" draw:layer="layout" svg:width="0.249cm" svg:height="0.249cm" svg:x="15.84cm" svg:y="11.646cm" svg:viewBox="0 0 250 250" draw:points="0,0 0,250 250,250 250,0 0,0">
          <text:p/>
        </draw:polyline>
        <draw:polygon draw:style-name="gr118" draw:text-style-name="P9" draw:layer="layout" svg:width="0.249cm" svg:height="0.249cm" svg:x="16.348cm" svg:y="11.829cm" svg:viewBox="0 0 250 250" draw:points="0,0 0,250 250,250 250,0">
          <text:p/>
        </draw:polygon>
        <draw:polyline draw:style-name="gr117" draw:text-style-name="P9" draw:layer="layout" svg:width="0.249cm" svg:height="0.249cm" svg:x="16.348cm" svg:y="11.829cm" svg:viewBox="0 0 250 250" draw:points="0,0 0,250 250,250 250,0 0,0">
          <text:p/>
        </draw:polyline>
        <draw:polygon draw:style-name="gr118" draw:text-style-name="P9" draw:layer="layout" svg:width="0.249cm" svg:height="0.249cm" svg:x="16.856cm" svg:y="11.759cm" svg:viewBox="0 0 250 250" draw:points="0,0 0,250 250,250 250,0">
          <text:p/>
        </draw:polygon>
        <draw:polyline draw:style-name="gr117" draw:text-style-name="P9" draw:layer="layout" svg:width="0.249cm" svg:height="0.249cm" svg:x="16.856cm" svg:y="11.759cm" svg:viewBox="0 0 250 250" draw:points="0,0 0,250 250,250 250,0 0,0">
          <text:p/>
        </draw:polyline>
        <draw:polygon draw:style-name="gr118" draw:text-style-name="P9" draw:layer="layout" svg:width="0.249cm" svg:height="0.249cm" svg:x="17.364cm" svg:y="11.893cm" svg:viewBox="0 0 250 250" draw:points="0,0 0,250 250,250 250,0">
          <text:p/>
        </draw:polygon>
        <draw:polyline draw:style-name="gr117" draw:text-style-name="P9" draw:layer="layout" svg:width="0.249cm" svg:height="0.249cm" svg:x="17.364cm" svg:y="11.893cm" svg:viewBox="0 0 250 250" draw:points="0,0 0,250 250,250 250,0 0,0">
          <text:p/>
        </draw:polyline>
        <draw:polygon draw:style-name="gr118" draw:text-style-name="P9" draw:layer="layout" svg:width="0.249cm" svg:height="0.249cm" svg:x="17.872cm" svg:y="11.887cm" svg:viewBox="0 0 250 250" draw:points="0,0 0,250 250,250 250,0">
          <text:p/>
        </draw:polygon>
        <draw:polyline draw:style-name="gr117" draw:text-style-name="P9" draw:layer="layout" svg:width="0.249cm" svg:height="0.249cm" svg:x="17.872cm" svg:y="11.887cm" svg:viewBox="0 0 250 250" draw:points="0,0 0,250 250,250 250,0 0,0">
          <text:p/>
        </draw:polyline>
        <draw:polygon draw:style-name="gr118" draw:text-style-name="P9" draw:layer="layout" svg:width="0.249cm" svg:height="0.249cm" svg:x="18.38cm" svg:y="11.558cm" svg:viewBox="0 0 250 250" draw:points="0,0 0,250 250,250 250,0">
          <text:p/>
        </draw:polygon>
        <draw:polyline draw:style-name="gr117" draw:text-style-name="P9" draw:layer="layout" svg:width="0.249cm" svg:height="0.249cm" svg:x="18.38cm" svg:y="11.558cm" svg:viewBox="0 0 250 250" draw:points="0,0 0,250 250,250 250,0 0,0">
          <text:p/>
        </draw:polyline>
        <draw:polygon draw:style-name="gr119" draw:text-style-name="P9" draw:layer="layout" svg:width="0.515cm" svg:height="0.136cm" svg:x="8.342cm" svg:y="9.07cm" svg:viewBox="0 0 516 137" draw:points="0,49 508,0 512,44 516,88 8,137 4,93">
          <text:p/>
        </draw:polygon>
        <draw:polygon draw:style-name="gr119" draw:text-style-name="P9" draw:layer="layout" svg:width="0.005cm" svg:height="0.043cm" svg:x="8.854cm" svg:y="9.114cm" svg:viewBox="0 0 6 44" draw:points="0,0 6,44 4,44">
          <text:p/>
        </draw:polygon>
        <draw:polygon draw:style-name="gr119" draw:text-style-name="P9" draw:layer="layout" svg:width="0.519cm" svg:height="0.157cm" svg:x="8.848cm" svg:y="9cm" svg:viewBox="0 0 520 158" draw:points="0,70 508,0 514,44 520,88 12,158 6,114">
          <text:p/>
        </draw:polygon>
        <draw:polygon draw:style-name="gr119" draw:text-style-name="P9" draw:layer="layout" svg:width="0.016cm" svg:height="0.043cm" svg:x="9.356cm" svg:y="9cm" svg:viewBox="0 0 17 44" draw:points="6,44 0,0 8,0 15,1 17,1">
          <text:p/>
        </draw:polygon>
        <draw:polygon draw:style-name="gr119" draw:text-style-name="P9" draw:layer="layout" svg:width="0.529cm" svg:height="0.219cm" svg:x="9.351cm" svg:y="9.001cm" svg:viewBox="0 0 530 220" draw:points="22,0 530,134 519,177 508,220 0,86 11,43">
          <text:p/>
        </draw:polygon>
        <draw:polygon draw:style-name="gr119" draw:text-style-name="P9" draw:layer="layout" svg:width="0.01cm" svg:height="0.042cm" svg:x="9.859cm" svg:y="9.178cm" svg:viewBox="0 0 11 43" draw:points="11,0 3,43 0,43">
          <text:p/>
        </draw:polygon>
        <draw:polygon draw:style-name="gr119" draw:text-style-name="P9" draw:layer="layout" svg:width="0.523cm" svg:height="0.176cm" svg:x="9.862cm" svg:y="9.135cm" svg:viewBox="0 0 524 177" draw:points="16,0 524,91 516,134 508,177 0,86 8,43">
          <text:p/>
        </draw:polygon>
        <draw:polygon draw:style-name="gr119" draw:text-style-name="P9" draw:layer="layout" svg:width="0.015cm" svg:height="0.042cm" svg:x="10.378cm" svg:y="9.226cm" svg:viewBox="0 0 16 43" draw:points="0,43 8,0 15,2 16,2">
          <text:p/>
        </draw:polygon>
        <draw:polygon draw:style-name="gr119" draw:text-style-name="P9" draw:layer="layout" svg:width="0.539cm" svg:height="0.273cm" svg:x="10.362cm" svg:y="9.228cm" svg:viewBox="0 0 540 274" draw:points="32,0 540,192 524,233 508,274 0,82 16,41">
          <text:p/>
        </draw:polygon>
        <draw:polygon draw:style-name="gr119" draw:text-style-name="P9" draw:layer="layout" svg:width="0.026cm" svg:height="0.04cm" svg:x="10.886cm" svg:y="9.42cm" svg:viewBox="0 0 27 41" draw:points="0,41 16,0 22,3 27,6">
          <text:p/>
        </draw:polygon>
        <draw:polygon draw:style-name="gr119" draw:text-style-name="P9" draw:layer="layout" svg:width="0.561cm" svg:height="0.466cm" svg:x="10.859cm" svg:y="9.426cm" svg:viewBox="0 0 562 467" draw:points="54,0 562,397 535,432 508,467 0,70 27,35">
          <text:p/>
        </draw:polygon>
        <draw:polygon draw:style-name="gr119" draw:text-style-name="P9" draw:layer="layout" svg:width="0.026cm" svg:height="0.043cm" svg:x="11.367cm" svg:y="9.858cm" svg:viewBox="0 0 27 44" draw:points="27,0 25,44 18,43 10,41 4,37 0,35">
          <text:p/>
        </draw:polygon>
        <draw:polygon draw:style-name="gr119" draw:text-style-name="P9" draw:layer="layout" svg:width="0.511cm" svg:height="0.105cm" svg:x="11.392cm" svg:y="9.814cm" svg:viewBox="0 0 512 106" draw:points="4,0 512,18 510,62 508,106 0,88 2,44">
          <text:p/>
        </draw:polygon>
        <draw:polygon draw:style-name="gr119" draw:text-style-name="P9" draw:layer="layout" svg:width="0.023cm" svg:height="0.043cm" svg:x="11.902cm" svg:y="9.832cm" svg:viewBox="0 0 24 44" draw:points="0,44 2,0 9,1 17,3 23,7 24,7">
          <text:p/>
        </draw:polygon>
        <draw:polygon draw:style-name="gr119" draw:text-style-name="P9" draw:layer="layout" svg:width="0.555cm" svg:height="0.402cm" svg:x="11.878cm" svg:y="9.839cm" svg:viewBox="0 0 556 403" draw:points="48,0 556,329 532,366 508,403 0,74 24,37">
          <text:p/>
        </draw:polygon>
        <draw:polygon draw:style-name="gr119" draw:text-style-name="P9" draw:layer="layout" svg:width="0.023cm" svg:height="0.04cm" svg:x="12.386cm" svg:y="10.205cm" svg:viewBox="0 0 24 41" draw:points="24,0 9,41 2,38 0,37">
          <text:p/>
        </draw:polygon>
        <draw:polygon draw:style-name="gr119" draw:text-style-name="P9" draw:layer="layout" svg:width="0.537cm" svg:height="0.261cm" svg:x="12.395cm" svg:y="10.164cm" svg:viewBox="0 0 538 262" draw:points="30,0 538,180 523,221 508,262 0,82 15,41">
          <text:p/>
        </draw:polygon>
        <draw:polygon draw:style-name="gr119" draw:text-style-name="P9" draw:layer="layout" svg:width="0.016cm" svg:height="0.04cm" svg:x="12.918cm" svg:y="10.344cm" svg:viewBox="0 0 17 41" draw:points="0,41 15,0 17,1">
          <text:p/>
        </draw:polygon>
        <draw:polygon draw:style-name="gr119" draw:text-style-name="P9" draw:layer="layout" svg:width="0.541cm" svg:height="0.295cm" svg:x="12.901cm" svg:y="10.345cm" svg:viewBox="0 0 542 296" draw:points="34,0 542,216 525,256 508,296 0,80 17,40">
          <text:p/>
        </draw:polygon>
        <draw:polygon draw:style-name="gr119" draw:text-style-name="P9" draw:layer="layout" svg:width="0.021cm" svg:height="0.039cm" svg:x="13.426cm" svg:y="10.561cm" svg:viewBox="0 0 22 40" draw:points="0,40 17,0 22,2">
          <text:p/>
        </draw:polygon>
        <draw:polygon draw:style-name="gr119" draw:text-style-name="P9" draw:layer="layout" svg:width="0.551cm" svg:height="0.362cm" svg:x="13.404cm" svg:y="10.563cm" svg:viewBox="0 0 552 363" draw:points="44,0 552,287 530,325 508,363 0,76 22,38">
          <text:p/>
        </draw:polygon>
        <draw:polygon draw:style-name="gr119" draw:text-style-name="P9" draw:layer="layout" svg:width="0.021cm" svg:height="0.043cm" svg:x="13.912cm" svg:y="10.887cm" svg:viewBox="0 0 22 44" draw:points="22,0 16,44 8,42 1,39 0,38">
          <text:p/>
        </draw:polygon>
        <draw:polygon draw:style-name="gr119" draw:text-style-name="P9" draw:layer="layout" svg:width="0.519cm" svg:height="0.16cm" svg:x="13.928cm" svg:y="10.843cm" svg:viewBox="0 0 520 161" draw:points="12,0 520,73 514,117 508,161 0,88 6,44">
          <text:p/>
        </draw:polygon>
        <draw:polygon draw:style-name="gr119" draw:text-style-name="P9" draw:layer="layout" svg:width="0.022cm" svg:height="0.043cm" svg:x="14.441cm" svg:y="10.916cm" svg:viewBox="0 0 23 44" draw:points="0,44 6,0 14,2 21,5 23,7">
          <text:p/>
        </draw:polygon>
        <draw:polygon draw:style-name="gr119" draw:text-style-name="P9" draw:layer="layout" svg:width="0.553cm" svg:height="0.39cm" svg:x="14.418cm" svg:y="10.923cm" svg:viewBox="0 0 554 391" draw:points="46,0 554,317 531,354 508,391 0,74 23,37">
          <text:p/>
        </draw:polygon>
        <draw:polygon draw:style-name="gr119" draw:text-style-name="P9" draw:layer="layout" svg:width="0.022cm" svg:height="0.041cm" svg:x="14.926cm" svg:y="11.277cm" svg:viewBox="0 0 23 42" draw:points="23,0 9,42 2,39 0,37">
          <text:p/>
        </draw:polygon>
        <draw:polygon draw:style-name="gr119" draw:text-style-name="P9" draw:layer="layout" svg:width="0.535cm" svg:height="0.254cm" svg:x="14.935cm" svg:y="11.235cm" svg:viewBox="0 0 536 255" draw:points="28,0 536,171 522,213 508,255 0,84 14,42">
          <text:p/>
        </draw:polygon>
        <draw:polygon draw:style-name="gr119" draw:text-style-name="P9" draw:layer="layout" svg:width="0.013cm" svg:height="0.042cm" svg:x="15.443cm" svg:y="11.448cm" svg:viewBox="0 0 14 43" draw:points="14,0 6,43 0,42">
          <text:p/>
        </draw:polygon>
        <draw:polygon draw:style-name="gr119" draw:text-style-name="P9" draw:layer="layout" svg:width="0.523cm" svg:height="0.182cm" svg:x="15.449cm" svg:y="11.405cm" svg:viewBox="0 0 524 183" draw:points="16,0 524,97 516,140 508,183 0,86 8,43">
          <text:p/>
        </draw:polygon>
        <draw:polygon draw:style-name="gr119" draw:text-style-name="P9" draw:layer="layout" svg:width="0.007cm" svg:height="0.043cm" svg:x="15.957cm" svg:y="11.545cm" svg:viewBox="0 0 8 44" draw:points="8,0 5,44 0,43">
          <text:p/>
        </draw:polygon>
        <draw:polygon draw:style-name="gr119" draw:text-style-name="P9" draw:layer="layout" svg:width="0.513cm" svg:height="0.127cm" svg:x="15.962cm" svg:y="11.501cm" svg:viewBox="0 0 514 128" draw:points="6,0 514,40 511,84 508,128 0,88 3,44">
          <text:p/>
        </draw:polygon>
        <draw:polygon draw:style-name="gr119" draw:text-style-name="P9" draw:layer="layout" svg:width="0.012cm" svg:height="0.043cm" svg:x="16.473cm" svg:y="11.541cm" svg:viewBox="0 0 13 44" draw:points="0,44 3,0 11,1 13,2">
          <text:p/>
        </draw:polygon>
        <draw:polygon draw:style-name="gr119" draw:text-style-name="P9" draw:layer="layout" svg:width="0.533cm" svg:height="0.242cm" svg:x="16.46cm" svg:y="11.543cm" svg:viewBox="0 0 534 243" draw:points="26,0 534,159 521,201 508,243 0,84 13,42">
          <text:p/>
        </draw:polygon>
        <draw:polygon draw:style-name="gr119" draw:text-style-name="P9" draw:layer="layout" svg:width="0.014cm" svg:height="0.043cm" svg:x="16.968cm" svg:y="11.744cm" svg:viewBox="0 0 15 44" draw:points="13,0 15,44 7,44 0,42">
          <text:p/>
        </draw:polygon>
        <draw:polygon draw:style-name="gr119" draw:text-style-name="P9" draw:layer="layout" svg:width="0.511cm" svg:height="0.106cm" svg:x="16.979cm" svg:y="11.681cm" svg:viewBox="0 0 512 107" draw:points="0,19 508,0 510,44 512,88 4,107 2,63">
          <text:p/>
        </draw:polygon>
        <draw:polygon draw:style-name="gr119" draw:text-style-name="P9" draw:layer="layout" svg:width="0.006cm" svg:height="0.043cm" svg:x="17.489cm" svg:y="11.725cm" svg:viewBox="0 0 7 44" draw:points="0,0 7,43 2,44">
          <text:p/>
        </draw:polygon>
        <draw:polygon draw:style-name="gr119" draw:text-style-name="P9" draw:layer="layout" svg:width="0.521cm" svg:height="0.164cm" svg:x="17.482cm" svg:y="11.603cm" svg:viewBox="0 0 522 165" draw:points="0,79 508,0 515,43 522,86 14,165 7,122">
          <text:p/>
        </draw:polygon>
        <draw:polygon draw:style-name="gr119" draw:text-style-name="P9" draw:layer="layout" svg:width="0.027cm" svg:height="0.042cm" svg:x="17.997cm" svg:y="11.646cm" svg:viewBox="0 0 28 43" draw:points="0,0 28,34 21,38 15,42 7,43 7,43">
          <text:p/>
        </draw:polygon>
        <draw:polygon draw:style-name="gr119" draw:text-style-name="P9" draw:layer="layout" svg:width="0.563cm" svg:height="0.482cm" svg:x="17.969cm" svg:y="11.197cm" svg:viewBox="0 0 564 483" draw:points="0,415 508,0 536,34 564,68 56,483 28,449">
          <text:p/>
        </draw:polygon>
        <draw:polygon draw:style-name="gr119" draw:text-style-name="P9" draw:layer="layout" svg:width="0.249cm" svg:height="0.249cm" svg:x="8.221cm" svg:y="9.038cm" svg:viewBox="0 0 250 250" draw:points="0,125 125,250 250,125 125,0">
          <text:p/>
        </draw:polygon>
        <draw:polyline draw:style-name="gr117" draw:text-style-name="P9" draw:layer="layout" svg:width="0.249cm" svg:height="0.249cm" svg:x="8.221cm" svg:y="9.038cm" svg:viewBox="0 0 250 250" draw:points="0,125 125,250 250,125 125,0 0,125">
          <text:p/>
        </draw:polyline>
        <draw:polygon draw:style-name="gr119" draw:text-style-name="P9" draw:layer="layout" svg:width="0.249cm" svg:height="0.249cm" svg:x="8.729cm" svg:y="8.989cm" svg:viewBox="0 0 250 250" draw:points="0,125 125,250 250,125 125,0">
          <text:p/>
        </draw:polygon>
        <draw:polyline draw:style-name="gr117" draw:text-style-name="P9" draw:layer="layout" svg:width="0.249cm" svg:height="0.249cm" svg:x="8.729cm" svg:y="8.989cm" svg:viewBox="0 0 250 250" draw:points="0,125 125,250 250,125 125,0 0,125">
          <text:p/>
        </draw:polyline>
        <draw:polygon draw:style-name="gr119" draw:text-style-name="P9" draw:layer="layout" svg:width="0.249cm" svg:height="0.249cm" svg:x="9.237cm" svg:y="8.919cm" svg:viewBox="0 0 250 250" draw:points="0,125 125,250 250,125 125,0">
          <text:p/>
        </draw:polygon>
        <draw:polyline draw:style-name="gr117" draw:text-style-name="P9" draw:layer="layout" svg:width="0.249cm" svg:height="0.249cm" svg:x="9.237cm" svg:y="8.919cm" svg:viewBox="0 0 250 250" draw:points="0,125 125,250 250,125 125,0 0,125">
          <text:p/>
        </draw:polyline>
        <draw:polygon draw:style-name="gr119" draw:text-style-name="P9" draw:layer="layout" svg:width="0.249cm" svg:height="0.249cm" svg:x="9.745cm" svg:y="9.053cm" svg:viewBox="0 0 250 250" draw:points="0,125 125,250 250,125 125,0">
          <text:p/>
        </draw:polygon>
        <draw:polyline draw:style-name="gr117" draw:text-style-name="P9" draw:layer="layout" svg:width="0.249cm" svg:height="0.249cm" svg:x="9.745cm" svg:y="9.053cm" svg:viewBox="0 0 250 250" draw:points="0,125 125,250 250,125 125,0 0,125">
          <text:p/>
        </draw:polyline>
        <draw:polygon draw:style-name="gr119" draw:text-style-name="P9" draw:layer="layout" svg:width="0.249cm" svg:height="0.249cm" svg:x="10.253cm" svg:y="9.144cm" svg:viewBox="0 0 250 250" draw:points="0,125 125,250 250,125 125,0">
          <text:p/>
        </draw:polygon>
        <draw:polyline draw:style-name="gr117" draw:text-style-name="P9" draw:layer="layout" svg:width="0.249cm" svg:height="0.249cm" svg:x="10.253cm" svg:y="9.144cm" svg:viewBox="0 0 250 250" draw:points="0,125 125,250 250,125 125,0 0,125">
          <text:p/>
        </draw:polyline>
        <draw:polygon draw:style-name="gr119" draw:text-style-name="P9" draw:layer="layout" svg:width="0.249cm" svg:height="0.249cm" svg:x="10.761cm" svg:y="9.336cm" svg:viewBox="0 0 250 250" draw:points="0,125 125,250 250,125 125,0">
          <text:p/>
        </draw:polygon>
        <draw:polyline draw:style-name="gr117" draw:text-style-name="P9" draw:layer="layout" svg:width="0.249cm" svg:height="0.249cm" svg:x="10.761cm" svg:y="9.336cm" svg:viewBox="0 0 250 250" draw:points="0,125 125,250 250,125 125,0 0,125">
          <text:p/>
        </draw:polyline>
        <draw:polygon draw:style-name="gr119" draw:text-style-name="P9" draw:layer="layout" svg:width="0.249cm" svg:height="0.249cm" svg:x="11.269cm" svg:y="9.733cm" svg:viewBox="0 0 250 250" draw:points="0,125 125,250 250,125 125,0">
          <text:p/>
        </draw:polygon>
        <draw:polyline draw:style-name="gr117" draw:text-style-name="P9" draw:layer="layout" svg:width="0.249cm" svg:height="0.249cm" svg:x="11.269cm" svg:y="9.733cm" svg:viewBox="0 0 250 250" draw:points="0,125 125,250 250,125 125,0 0,125">
          <text:p/>
        </draw:polyline>
        <draw:polygon draw:style-name="gr119" draw:text-style-name="P9" draw:layer="layout" svg:width="0.249cm" svg:height="0.249cm" svg:x="11.777cm" svg:y="9.751cm" svg:viewBox="0 0 250 250" draw:points="0,125 125,250 250,125 125,0">
          <text:p/>
        </draw:polygon>
        <draw:polyline draw:style-name="gr117" draw:text-style-name="P9" draw:layer="layout" svg:width="0.249cm" svg:height="0.249cm" svg:x="11.777cm" svg:y="9.751cm" svg:viewBox="0 0 250 250" draw:points="0,125 125,250 250,125 125,0 0,125">
          <text:p/>
        </draw:polyline>
        <draw:polygon draw:style-name="gr119" draw:text-style-name="P9" draw:layer="layout" svg:width="0.249cm" svg:height="0.249cm" svg:x="12.285cm" svg:y="10.08cm" svg:viewBox="0 0 250 250" draw:points="0,125 125,250 250,125 125,0">
          <text:p/>
        </draw:polygon>
        <draw:polyline draw:style-name="gr117" draw:text-style-name="P9" draw:layer="layout" svg:width="0.249cm" svg:height="0.249cm" svg:x="12.285cm" svg:y="10.08cm" svg:viewBox="0 0 250 250" draw:points="0,125 125,250 250,125 125,0 0,125">
          <text:p/>
        </draw:polyline>
        <draw:polygon draw:style-name="gr119" draw:text-style-name="P9" draw:layer="layout" svg:width="0.249cm" svg:height="0.249cm" svg:x="12.793cm" svg:y="10.26cm" svg:viewBox="0 0 250 250" draw:points="0,125 125,250 250,125 125,0">
          <text:p/>
        </draw:polygon>
        <draw:polyline draw:style-name="gr117" draw:text-style-name="P9" draw:layer="layout" svg:width="0.249cm" svg:height="0.249cm" svg:x="12.793cm" svg:y="10.26cm" svg:viewBox="0 0 250 250" draw:points="0,125 125,250 250,125 125,0 0,125">
          <text:p/>
        </draw:polyline>
        <draw:polygon draw:style-name="gr119" draw:text-style-name="P9" draw:layer="layout" svg:width="0.249cm" svg:height="0.249cm" svg:x="13.301cm" svg:y="10.476cm" svg:viewBox="0 0 250 250" draw:points="0,125 125,250 250,125 125,0">
          <text:p/>
        </draw:polygon>
        <draw:polyline draw:style-name="gr117" draw:text-style-name="P9" draw:layer="layout" svg:width="0.249cm" svg:height="0.249cm" svg:x="13.301cm" svg:y="10.476cm" svg:viewBox="0 0 250 250" draw:points="0,125 125,250 250,125 125,0 0,125">
          <text:p/>
        </draw:polyline>
        <draw:polygon draw:style-name="gr119" draw:text-style-name="P9" draw:layer="layout" svg:width="0.249cm" svg:height="0.249cm" svg:x="13.809cm" svg:y="10.763cm" svg:viewBox="0 0 250 250" draw:points="0,125 125,250 250,125 125,0">
          <text:p/>
        </draw:polygon>
        <draw:polyline draw:style-name="gr117" draw:text-style-name="P9" draw:layer="layout" svg:width="0.249cm" svg:height="0.249cm" svg:x="13.809cm" svg:y="10.763cm" svg:viewBox="0 0 250 250" draw:points="0,125 125,250 250,125 125,0 0,125">
          <text:p/>
        </draw:polyline>
        <draw:polygon draw:style-name="gr119" draw:text-style-name="P9" draw:layer="layout" svg:width="0.249cm" svg:height="0.249cm" svg:x="14.316cm" svg:y="10.835cm" svg:viewBox="0 0 250 250" draw:points="0,125 125,250 250,125 125,0">
          <text:p/>
        </draw:polygon>
        <draw:polyline draw:style-name="gr117" draw:text-style-name="P9" draw:layer="layout" svg:width="0.249cm" svg:height="0.249cm" svg:x="14.316cm" svg:y="10.835cm" svg:viewBox="0 0 250 250" draw:points="0,125 125,250 250,125 125,0 0,125">
          <text:p/>
        </draw:polyline>
        <draw:polygon draw:style-name="gr119" draw:text-style-name="P9" draw:layer="layout" svg:width="0.249cm" svg:height="0.249cm" svg:x="14.824cm" svg:y="11.152cm" svg:viewBox="0 0 250 250" draw:points="0,125 125,250 250,125 125,0">
          <text:p/>
        </draw:polygon>
        <draw:polyline draw:style-name="gr117" draw:text-style-name="P9" draw:layer="layout" svg:width="0.249cm" svg:height="0.249cm" svg:x="14.824cm" svg:y="11.152cm" svg:viewBox="0 0 250 250" draw:points="0,125 125,250 250,125 125,0 0,125">
          <text:p/>
        </draw:polyline>
        <draw:polygon draw:style-name="gr119" draw:text-style-name="P9" draw:layer="layout" svg:width="0.249cm" svg:height="0.249cm" svg:x="15.332cm" svg:y="11.323cm" svg:viewBox="0 0 250 250" draw:points="0,125 125,250 250,125 125,0">
          <text:p/>
        </draw:polygon>
        <draw:polyline draw:style-name="gr117" draw:text-style-name="P9" draw:layer="layout" svg:width="0.249cm" svg:height="0.249cm" svg:x="15.332cm" svg:y="11.323cm" svg:viewBox="0 0 250 250" draw:points="0,125 125,250 250,125 125,0 0,125">
          <text:p/>
        </draw:polyline>
        <draw:polygon draw:style-name="gr119" draw:text-style-name="P9" draw:layer="layout" svg:width="0.249cm" svg:height="0.249cm" svg:x="15.84cm" svg:y="11.42cm" svg:viewBox="0 0 250 250" draw:points="0,125 125,250 250,125 125,0">
          <text:p/>
        </draw:polygon>
        <draw:polyline draw:style-name="gr117" draw:text-style-name="P9" draw:layer="layout" svg:width="0.249cm" svg:height="0.249cm" svg:x="15.84cm" svg:y="11.42cm" svg:viewBox="0 0 250 250" draw:points="0,125 125,250 250,125 125,0 0,125">
          <text:p/>
        </draw:polyline>
        <draw:polygon draw:style-name="gr119" draw:text-style-name="P9" draw:layer="layout" svg:width="0.249cm" svg:height="0.249cm" svg:x="16.348cm" svg:y="11.46cm" svg:viewBox="0 0 250 250" draw:points="0,125 125,250 250,125 125,0">
          <text:p/>
        </draw:polygon>
        <draw:polyline draw:style-name="gr117" draw:text-style-name="P9" draw:layer="layout" svg:width="0.249cm" svg:height="0.249cm" svg:x="16.348cm" svg:y="11.46cm" svg:viewBox="0 0 250 250" draw:points="0,125 125,250 250,125 125,0 0,125">
          <text:p/>
        </draw:polyline>
        <draw:polygon draw:style-name="gr119" draw:text-style-name="P9" draw:layer="layout" svg:width="0.249cm" svg:height="0.249cm" svg:x="16.856cm" svg:y="11.619cm" svg:viewBox="0 0 250 250" draw:points="0,125 125,250 250,125 125,0">
          <text:p/>
        </draw:polygon>
        <draw:polyline draw:style-name="gr117" draw:text-style-name="P9" draw:layer="layout" svg:width="0.249cm" svg:height="0.249cm" svg:x="16.856cm" svg:y="11.619cm" svg:viewBox="0 0 250 250" draw:points="0,125 125,250 250,125 125,0 0,125">
          <text:p/>
        </draw:polyline>
        <draw:polygon draw:style-name="gr119" draw:text-style-name="P9" draw:layer="layout" svg:width="0.249cm" svg:height="0.249cm" svg:x="17.364cm" svg:y="11.6cm" svg:viewBox="0 0 250 250" draw:points="0,125 125,250 250,125 125,0">
          <text:p/>
        </draw:polygon>
        <draw:polyline draw:style-name="gr117" draw:text-style-name="P9" draw:layer="layout" svg:width="0.249cm" svg:height="0.249cm" svg:x="17.364cm" svg:y="11.6cm" svg:viewBox="0 0 250 250" draw:points="0,125 125,250 250,125 125,0 0,125">
          <text:p/>
        </draw:polyline>
        <draw:polygon draw:style-name="gr119" draw:text-style-name="P9" draw:layer="layout" svg:width="0.249cm" svg:height="0.249cm" svg:x="17.872cm" svg:y="11.521cm" svg:viewBox="0 0 250 250" draw:points="0,125 125,250 250,125 125,0">
          <text:p/>
        </draw:polygon>
        <draw:polyline draw:style-name="gr117" draw:text-style-name="P9" draw:layer="layout" svg:width="0.249cm" svg:height="0.249cm" svg:x="17.872cm" svg:y="11.521cm" svg:viewBox="0 0 250 250" draw:points="0,125 125,250 250,125 125,0 0,125">
          <text:p/>
        </draw:polyline>
        <draw:polygon draw:style-name="gr119" draw:text-style-name="P9" draw:layer="layout" svg:width="0.249cm" svg:height="0.249cm" svg:x="18.38cm" svg:y="11.106cm" svg:viewBox="0 0 250 250" draw:points="0,125 125,250 250,125 125,0">
          <text:p/>
        </draw:polygon>
        <draw:polyline draw:style-name="gr117" draw:text-style-name="P9" draw:layer="layout" svg:width="0.249cm" svg:height="0.249cm" svg:x="18.38cm" svg:y="11.106cm" svg:viewBox="0 0 250 250" draw:points="0,125 125,250 250,125 125,0 0,125">
          <text:p/>
        </draw:polyline>
        <draw:polygon draw:style-name="gr130" draw:text-style-name="P9" draw:layer="layout" svg:width="0.519cm" svg:height="0.154cm" svg:x="8.34cm" svg:y="8.756cm" svg:viewBox="0 0 520 155" draw:points="12,0 520,67 514,111 508,155 0,88 6,44">
          <text:p/>
        </draw:polygon>
        <draw:polygon draw:style-name="gr130" draw:text-style-name="P9" draw:layer="layout" svg:width="0.013cm" svg:height="0.043cm" svg:x="8.848cm" svg:y="8.867cm" svg:viewBox="0 0 14 44" draw:points="6,0 14,43 7,44 0,44">
          <text:p/>
        </draw:polygon>
        <draw:polygon draw:style-name="gr130" draw:text-style-name="P9" draw:layer="layout" svg:width="0.523cm" svg:height="0.182cm" svg:x="8.846cm" svg:y="8.727cm" svg:viewBox="0 0 524 183" draw:points="0,97 508,0 516,43 524,86 16,183 8,140">
          <text:p/>
        </draw:polygon>
        <draw:polygon draw:style-name="gr130" draw:text-style-name="P9" draw:layer="layout" svg:width="0.011cm" svg:height="0.042cm" svg:x="9.362cm" svg:y="8.77cm" svg:viewBox="0 0 12 43" draw:points="0,0 12,42 8,43">
          <text:p/>
        </draw:polygon>
        <draw:polygon draw:style-name="gr130" draw:text-style-name="P9" draw:layer="layout" svg:width="0.531cm" svg:height="0.221cm" svg:x="9.35cm" svg:y="8.59cm" svg:viewBox="0 0 532 222" draw:points="0,138 508,0 520,42 532,84 24,222 12,180">
          <text:p/>
        </draw:polygon>
        <draw:polygon draw:style-name="gr130" draw:text-style-name="P9" draw:layer="layout" svg:width="0.014cm" svg:height="0.043cm" svg:x="9.858cm" svg:y="8.588cm" svg:viewBox="0 0 15 44" draw:points="12,44 0,2 8,0 15,0">
          <text:p/>
        </draw:polygon>
        <draw:polygon draw:style-name="gr130" draw:text-style-name="P9" draw:layer="layout" svg:width="0.513cm" svg:height="0.121cm" svg:x="9.867cm" svg:y="8.588cm" svg:viewBox="0 0 514 122" draw:points="6,0 514,34 511,78 508,122 0,88 3,44">
          <text:p/>
        </draw:polygon>
        <draw:polygon draw:style-name="gr130" draw:text-style-name="P9" draw:layer="layout" svg:width="0.003cm" svg:height="0.043cm" svg:x="10.375cm" svg:y="8.666cm" svg:viewBox="0 0 4 44" draw:points="3,0 4,44 0,44">
          <text:p/>
        </draw:polygon>
        <draw:polygon draw:style-name="gr130" draw:text-style-name="P9" draw:layer="layout" svg:width="0.509cm" svg:height="0.102cm" svg:x="10.377cm" svg:y="8.607cm" svg:viewBox="0 0 510 103" draw:points="0,15 508,0 509,44 510,88 2,103 1,59">
          <text:p/>
        </draw:polygon>
        <draw:polygon draw:style-name="gr130" draw:text-style-name="P9" draw:layer="layout" svg:width="0.021cm" svg:height="0.043cm" svg:x="10.886cm" svg:y="8.651cm" svg:viewBox="0 0 22 44" draw:points="0,0 22,38 15,41 8,43 1,44">
          <text:p/>
        </draw:polygon>
        <draw:polygon draw:style-name="gr130" draw:text-style-name="P9" draw:layer="layout" svg:width="0.551cm" svg:height="0.374cm" svg:x="10.864cm" svg:y="8.314cm" svg:viewBox="0 0 552 375" draw:points="0,299 508,0 530,38 552,76 44,375 22,337">
          <text:p/>
        </draw:polygon>
        <draw:polygon draw:style-name="gr130" draw:text-style-name="P9" draw:layer="layout" svg:width="0.038cm" svg:height="0.043cm" svg:x="11.372cm" svg:y="8.308cm" svg:viewBox="0 0 39 44" draw:points="22,44 0,6 7,3 14,1 22,0 29,1 37,3 39,3">
          <text:p/>
        </draw:polygon>
        <draw:polygon draw:style-name="gr130" draw:text-style-name="P9" draw:layer="layout" svg:width="0.541cm" svg:height="0.291cm" svg:x="11.377cm" svg:y="8.311cm" svg:viewBox="0 0 542 292" draw:points="34,0 542,210 525,251 508,292 0,82 17,41">
          <text:p/>
        </draw:polygon>
        <draw:polygon draw:style-name="gr130" draw:text-style-name="P9" draw:layer="layout" svg:width="0.033cm" svg:height="0.043cm" svg:x="11.885cm" svg:y="8.562cm" svg:viewBox="0 0 34 44" draw:points="17,0 34,41 26,43 19,44 11,44 4,42 0,41">
          <text:p/>
        </draw:polygon>
        <draw:polygon draw:style-name="gr130" draw:text-style-name="P9" draw:layer="layout" svg:width="0.541cm" svg:height="0.291cm" svg:x="11.885cm" svg:y="8.311cm" svg:viewBox="0 0 542 292" draw:points="0,210 508,0 525,41 542,82 34,292 17,251">
          <text:p/>
        </draw:polygon>
        <draw:polygon draw:style-name="gr130" draw:text-style-name="P9" draw:layer="layout" svg:width="0.02cm" svg:height="0.043cm" svg:x="12.393cm" svg:y="8.308cm" svg:viewBox="0 0 21 44" draw:points="17,44 0,3 8,1 15,0 21,0">
          <text:p/>
        </draw:polygon>
        <draw:polygon draw:style-name="gr130" draw:text-style-name="P9" draw:layer="layout" svg:width="0.515cm" svg:height="0.13cm" svg:x="12.406cm" svg:y="8.308cm" svg:viewBox="0 0 516 131" draw:points="8,0 516,43 512,87 508,131 0,88 4,44">
          <text:p/>
        </draw:polygon>
        <draw:polygon draw:style-name="gr130" draw:text-style-name="P9" draw:layer="layout" svg:width="0.003cm" svg:height="0.043cm" svg:x="12.914cm" svg:y="8.395cm" svg:viewBox="0 0 4 44" draw:points="4,0 3,44 0,44">
          <text:p/>
        </draw:polygon>
        <draw:polygon draw:style-name="gr130" draw:text-style-name="P9" draw:layer="layout" svg:width="0.509cm" svg:height="0.093cm" svg:x="12.917cm" svg:y="8.351cm" svg:viewBox="0 0 510 94" draw:points="2,0 510,6 509,50 508,94 0,88 1,44">
          <text:p/>
        </draw:polygon>
        <draw:polygon draw:style-name="gr130" draw:text-style-name="P9" draw:layer="layout" svg:width="0.001cm" svg:height="0.043cm" svg:x="13.426cm" svg:y="8.357cm" svg:viewBox="0 0 2 44" draw:points="0,44 1,0 2,0">
          <text:p/>
        </draw:polygon>
        <draw:polygon draw:style-name="gr130" draw:text-style-name="P9" draw:layer="layout" svg:width="0.511cm" svg:height="0.114cm" svg:x="13.424cm" svg:y="8.357cm" svg:viewBox="0 0 512 115" draw:points="4,0 512,27 510,71 508,115 0,88 2,44">
          <text:p/>
        </draw:polygon>
        <draw:polygon draw:style-name="gr130" draw:text-style-name="P9" draw:layer="layout" svg:width="0.005cm" svg:height="0.043cm" svg:x="13.932cm" svg:y="8.428cm" svg:viewBox="0 0 6 44" draw:points="2,0 6,44 0,44">
          <text:p/>
        </draw:polygon>
        <draw:polygon draw:style-name="gr130" draw:text-style-name="P9" draw:layer="layout" svg:width="0.515cm" svg:height="0.13cm" svg:x="13.93cm" svg:y="8.341cm" svg:viewBox="0 0 516 131" draw:points="0,43 508,0 512,44 516,88 8,131 4,87">
          <text:p/>
        </draw:polygon>
        <draw:polygon draw:style-name="gr130" draw:text-style-name="P9" draw:layer="layout" svg:width="0.013cm" svg:height="0.043cm" svg:x="14.437cm" svg:y="8.341cm" svg:viewBox="0 0 14 44" draw:points="4,44 0,0 8,0 14,1">
          <text:p/>
        </draw:polygon>
        <draw:polygon draw:style-name="gr130" draw:text-style-name="P9" draw:layer="layout" svg:width="0.527cm" svg:height="0.204cm" svg:x="14.431cm" svg:y="8.342cm" svg:viewBox="0 0 528 205" draw:points="20,0 528,119 518,162 508,205 0,86 10,43">
          <text:p/>
        </draw:polygon>
        <draw:polygon draw:style-name="gr130" draw:text-style-name="P9" draw:layer="layout" svg:width="0.018cm" svg:height="0.042cm" svg:x="14.949cm" svg:y="8.461cm" svg:viewBox="0 0 19 43" draw:points="0,43 10,0 17,3 19,3">
          <text:p/>
        </draw:polygon>
        <draw:polygon draw:style-name="gr130" draw:text-style-name="P9" draw:layer="layout" svg:width="0.545cm" svg:height="0.317cm" svg:x="14.93cm" svg:y="8.464cm" svg:viewBox="0 0 546 318" draw:points="38,0 546,238 527,278 508,318 0,80 19,40">
          <text:p/>
        </draw:polygon>
        <draw:polygon draw:style-name="gr130" draw:text-style-name="P9" draw:layer="layout" svg:width="0.018cm" svg:height="0.041cm" svg:x="15.438cm" svg:y="8.742cm" svg:viewBox="0 0 19 42" draw:points="19,0 7,42 0,40">
          <text:p/>
        </draw:polygon>
        <draw:polygon draw:style-name="gr130" draw:text-style-name="P9" draw:layer="layout" svg:width="0.531cm" svg:height="0.223cm" svg:x="15.445cm" svg:y="8.7cm" svg:viewBox="0 0 532 224" draw:points="24,0 532,140 520,182 508,224 0,84 12,42">
          <text:p/>
        </draw:polygon>
        <draw:polygon draw:style-name="gr130" draw:text-style-name="P9" draw:layer="layout" svg:width="0.011cm" svg:height="0.042cm" svg:x="15.953cm" svg:y="8.882cm" svg:viewBox="0 0 12 43" draw:points="12,0 2,43 0,42">
          <text:p/>
        </draw:polygon>
        <draw:polygon draw:style-name="gr130" draw:text-style-name="P9" draw:layer="layout" svg:width="0.527cm" svg:height="0.207cm" svg:x="15.955cm" svg:y="8.839cm" svg:viewBox="0 0 528 208" draw:points="20,0 528,122 518,165 508,208 0,86 10,43">
          <text:p/>
        </draw:polygon>
        <draw:polygon draw:style-name="gr130" draw:text-style-name="P9" draw:layer="layout" svg:width="0.01cm" svg:height="0.042cm" svg:x="16.473cm" svg:y="8.961cm" svg:viewBox="0 0 11 43" draw:points="0,43 10,0 11,0">
          <text:p/>
        </draw:polygon>
        <draw:polygon draw:style-name="gr130" draw:text-style-name="P9" draw:layer="layout" svg:width="0.529cm" svg:height="0.213cm" svg:x="16.462cm" svg:y="8.961cm" svg:viewBox="0 0 530 214" draw:points="22,0 530,128 519,171 508,214 0,86 11,43">
          <text:p/>
        </draw:polygon>
        <draw:polygon draw:style-name="gr130" draw:text-style-name="P9" draw:layer="layout" svg:width="0.013cm" svg:height="0.043cm" svg:x="16.97cm" svg:y="9.132cm" svg:viewBox="0 0 14 44" draw:points="11,0 14,44 7,44 0,43">
          <text:p/>
        </draw:polygon>
        <draw:polygon draw:style-name="gr130" draw:text-style-name="P9" draw:layer="layout" svg:width="0.513cm" svg:height="0.126cm" svg:x="16.978cm" svg:y="9.049cm" svg:viewBox="0 0 514 127" draw:points="0,39 508,0 511,44 514,88 6,127 3,83">
          <text:p/>
        </draw:polygon>
        <draw:polygon draw:style-name="gr130" draw:text-style-name="P9" draw:layer="layout" svg:width="0.009cm" svg:height="0.043cm" svg:x="17.486cm" svg:y="9.049cm" svg:viewBox="0 0 10 44" draw:points="3,44 0,0 7,0 10,0">
          <text:p/>
        </draw:polygon>
        <draw:polygon draw:style-name="gr130" draw:text-style-name="P9" draw:layer="layout" svg:width="0.521cm" svg:height="0.163cm" svg:x="17.482cm" svg:y="9.049cm" svg:viewBox="0 0 522 164" draw:points="14,0 522,76 515,120 508,164 0,88 7,44">
          <text:p/>
        </draw:polygon>
        <draw:polygon draw:style-name="gr130" draw:text-style-name="P9" draw:layer="layout" svg:width="0.032cm" svg:height="0.043cm" svg:x="17.99cm" svg:y="9.169cm" svg:viewBox="0 0 33 44" draw:points="7,0 33,35 27,39 20,42 12,44 4,44 0,44">
          <text:p/>
        </draw:polygon>
        <draw:polygon draw:style-name="gr130" draw:text-style-name="P9" draw:layer="layout" svg:width="0.559cm" svg:height="0.447cm" svg:x="17.971cm" svg:y="8.756cm" svg:viewBox="0 0 560 448" draw:points="0,378 508,0 534,35 560,70 52,448 26,413">
          <text:p/>
        </draw:polygon>
        <draw:polygon draw:style-name="gr130" draw:text-style-name="P9" draw:layer="layout" svg:width="0.249cm" svg:height="0.249cm" svg:x="8.221cm" svg:y="8.675cm" svg:viewBox="0 0 250 250" draw:points="0,0 125,250 250,0">
          <text:p/>
        </draw:polygon>
        <draw:polyline draw:style-name="gr117" draw:text-style-name="P9" draw:layer="layout" svg:width="0.249cm" svg:height="0.249cm" svg:x="8.221cm" svg:y="8.675cm" svg:viewBox="0 0 250 250" draw:points="0,0 125,250 250,0 0,0">
          <text:p/>
        </draw:polyline>
        <draw:polygon draw:style-name="gr130" draw:text-style-name="P9" draw:layer="layout" svg:width="0.249cm" svg:height="0.249cm" svg:x="8.729cm" svg:y="8.742cm" svg:viewBox="0 0 250 250" draw:points="0,0 125,250 250,0">
          <text:p/>
        </draw:polygon>
        <draw:polyline draw:style-name="gr117" draw:text-style-name="P9" draw:layer="layout" svg:width="0.249cm" svg:height="0.249cm" svg:x="8.729cm" svg:y="8.742cm" svg:viewBox="0 0 250 250" draw:points="0,0 125,250 250,0 0,0">
          <text:p/>
        </draw:polyline>
        <draw:polygon draw:style-name="gr130" draw:text-style-name="P9" draw:layer="layout" svg:width="0.249cm" svg:height="0.249cm" svg:x="9.237cm" svg:y="8.645cm" svg:viewBox="0 0 250 250" draw:points="0,0 125,250 250,0">
          <text:p/>
        </draw:polygon>
        <draw:polyline draw:style-name="gr117" draw:text-style-name="P9" draw:layer="layout" svg:width="0.249cm" svg:height="0.249cm" svg:x="9.237cm" svg:y="8.645cm" svg:viewBox="0 0 250 250" draw:points="0,0 125,250 250,0 0,0">
          <text:p/>
        </draw:polyline>
        <draw:polygon draw:style-name="gr130" draw:text-style-name="P9" draw:layer="layout" svg:width="0.249cm" svg:height="0.249cm" svg:x="9.745cm" svg:y="8.507cm" svg:viewBox="0 0 250 250" draw:points="0,0 125,250 250,0">
          <text:p/>
        </draw:polygon>
        <draw:polyline draw:style-name="gr117" draw:text-style-name="P9" draw:layer="layout" svg:width="0.249cm" svg:height="0.249cm" svg:x="9.745cm" svg:y="8.507cm" svg:viewBox="0 0 250 250" draw:points="0,0 125,250 250,0 0,0">
          <text:p/>
        </draw:polyline>
        <draw:polygon draw:style-name="gr130" draw:text-style-name="P9" draw:layer="layout" svg:width="0.249cm" svg:height="0.249cm" svg:x="10.253cm" svg:y="8.541cm" svg:viewBox="0 0 250 250" draw:points="0,0 125,250 250,0">
          <text:p/>
        </draw:polygon>
        <draw:polyline draw:style-name="gr117" draw:text-style-name="P9" draw:layer="layout" svg:width="0.249cm" svg:height="0.249cm" svg:x="10.253cm" svg:y="8.541cm" svg:viewBox="0 0 250 250" draw:points="0,0 125,250 250,0 0,0">
          <text:p/>
        </draw:polyline>
        <draw:polygon draw:style-name="gr130" draw:text-style-name="P9" draw:layer="layout" svg:width="0.249cm" svg:height="0.249cm" svg:x="10.761cm" svg:y="8.526cm" svg:viewBox="0 0 250 250" draw:points="0,0 125,250 250,0">
          <text:p/>
        </draw:polygon>
        <draw:polyline draw:style-name="gr117" draw:text-style-name="P9" draw:layer="layout" svg:width="0.249cm" svg:height="0.249cm" svg:x="10.761cm" svg:y="8.526cm" svg:viewBox="0 0 250 250" draw:points="0,0 125,250 250,0 0,0">
          <text:p/>
        </draw:polyline>
        <draw:polygon draw:style-name="gr130" draw:text-style-name="P9" draw:layer="layout" svg:width="0.249cm" svg:height="0.249cm" svg:x="11.269cm" svg:y="8.227cm" svg:viewBox="0 0 250 250" draw:points="0,0 125,250 250,0">
          <text:p/>
        </draw:polygon>
        <draw:polyline draw:style-name="gr117" draw:text-style-name="P9" draw:layer="layout" svg:width="0.249cm" svg:height="0.249cm" svg:x="11.269cm" svg:y="8.227cm" svg:viewBox="0 0 250 250" draw:points="0,0 125,250 250,0 0,0">
          <text:p/>
        </draw:polyline>
        <draw:polygon draw:style-name="gr130" draw:text-style-name="P9" draw:layer="layout" svg:width="0.249cm" svg:height="0.249cm" svg:x="11.777cm" svg:y="8.437cm" svg:viewBox="0 0 250 250" draw:points="0,0 125,250 250,0">
          <text:p/>
        </draw:polygon>
        <draw:polyline draw:style-name="gr117" draw:text-style-name="P9" draw:layer="layout" svg:width="0.249cm" svg:height="0.249cm" svg:x="11.777cm" svg:y="8.437cm" svg:viewBox="0 0 250 250" draw:points="0,0 125,250 250,0 0,0">
          <text:p/>
        </draw:polyline>
        <draw:polygon draw:style-name="gr130" draw:text-style-name="P9" draw:layer="layout" svg:width="0.249cm" svg:height="0.249cm" svg:x="12.285cm" svg:y="8.227cm" svg:viewBox="0 0 250 250" draw:points="0,0 125,250 250,0">
          <text:p/>
        </draw:polygon>
        <draw:polyline draw:style-name="gr117" draw:text-style-name="P9" draw:layer="layout" svg:width="0.249cm" svg:height="0.249cm" svg:x="12.285cm" svg:y="8.227cm" svg:viewBox="0 0 250 250" draw:points="0,0 125,250 250,0 0,0">
          <text:p/>
        </draw:polyline>
        <draw:polygon draw:style-name="gr130" draw:text-style-name="P9" draw:layer="layout" svg:width="0.249cm" svg:height="0.249cm" svg:x="12.793cm" svg:y="8.27cm" svg:viewBox="0 0 250 250" draw:points="0,0 125,250 250,0">
          <text:p/>
        </draw:polygon>
        <draw:polyline draw:style-name="gr117" draw:text-style-name="P9" draw:layer="layout" svg:width="0.249cm" svg:height="0.249cm" svg:x="12.793cm" svg:y="8.27cm" svg:viewBox="0 0 250 250" draw:points="0,0 125,250 250,0 0,0">
          <text:p/>
        </draw:polyline>
        <draw:polygon draw:style-name="gr130" draw:text-style-name="P9" draw:layer="layout" svg:width="0.249cm" svg:height="0.249cm" svg:x="13.301cm" svg:y="8.276cm" svg:viewBox="0 0 250 250" draw:points="0,0 125,250 250,0">
          <text:p/>
        </draw:polygon>
        <draw:polyline draw:style-name="gr117" draw:text-style-name="P9" draw:layer="layout" svg:width="0.249cm" svg:height="0.249cm" svg:x="13.301cm" svg:y="8.276cm" svg:viewBox="0 0 250 250" draw:points="0,0 125,250 250,0 0,0">
          <text:p/>
        </draw:polyline>
        <draw:polygon draw:style-name="gr130" draw:text-style-name="P9" draw:layer="layout" svg:width="0.249cm" svg:height="0.249cm" svg:x="13.809cm" svg:y="8.303cm" svg:viewBox="0 0 250 250" draw:points="0,0 125,250 250,0">
          <text:p/>
        </draw:polygon>
        <draw:polyline draw:style-name="gr117" draw:text-style-name="P9" draw:layer="layout" svg:width="0.249cm" svg:height="0.249cm" svg:x="13.809cm" svg:y="8.303cm" svg:viewBox="0 0 250 250" draw:points="0,0 125,250 250,0 0,0">
          <text:p/>
        </draw:polyline>
        <draw:polygon draw:style-name="gr130" draw:text-style-name="P9" draw:layer="layout" svg:width="0.249cm" svg:height="0.249cm" svg:x="14.316cm" svg:y="8.26cm" svg:viewBox="0 0 250 250" draw:points="0,0 125,250 250,0">
          <text:p/>
        </draw:polygon>
        <draw:polyline draw:style-name="gr117" draw:text-style-name="P9" draw:layer="layout" svg:width="0.249cm" svg:height="0.249cm" svg:x="14.316cm" svg:y="8.26cm" svg:viewBox="0 0 250 250" draw:points="0,0 125,250 250,0 0,0">
          <text:p/>
        </draw:polyline>
        <draw:polygon draw:style-name="gr130" draw:text-style-name="P9" draw:layer="layout" svg:width="0.249cm" svg:height="0.249cm" svg:x="14.824cm" svg:y="8.379cm" svg:viewBox="0 0 250 250" draw:points="0,0 125,250 250,0">
          <text:p/>
        </draw:polygon>
        <draw:polyline draw:style-name="gr117" draw:text-style-name="P9" draw:layer="layout" svg:width="0.249cm" svg:height="0.249cm" svg:x="14.824cm" svg:y="8.379cm" svg:viewBox="0 0 250 250" draw:points="0,0 125,250 250,0 0,0">
          <text:p/>
        </draw:polyline>
        <draw:polygon draw:style-name="gr130" draw:text-style-name="P9" draw:layer="layout" svg:width="0.249cm" svg:height="0.249cm" svg:x="15.332cm" svg:y="8.617cm" svg:viewBox="0 0 250 250" draw:points="0,0 125,250 250,0">
          <text:p/>
        </draw:polygon>
        <draw:polyline draw:style-name="gr117" draw:text-style-name="P9" draw:layer="layout" svg:width="0.249cm" svg:height="0.249cm" svg:x="15.332cm" svg:y="8.617cm" svg:viewBox="0 0 250 250" draw:points="0,0 125,250 250,0 0,0">
          <text:p/>
        </draw:polyline>
        <draw:polygon draw:style-name="gr130" draw:text-style-name="P9" draw:layer="layout" svg:width="0.249cm" svg:height="0.249cm" svg:x="15.84cm" svg:y="8.757cm" svg:viewBox="0 0 250 250" draw:points="0,0 125,250 250,0">
          <text:p/>
        </draw:polygon>
        <draw:polyline draw:style-name="gr117" draw:text-style-name="P9" draw:layer="layout" svg:width="0.249cm" svg:height="0.249cm" svg:x="15.84cm" svg:y="8.757cm" svg:viewBox="0 0 250 250" draw:points="0,0 125,250 250,0 0,0">
          <text:p/>
        </draw:polyline>
        <draw:polygon draw:style-name="gr130" draw:text-style-name="P9" draw:layer="layout" svg:width="0.249cm" svg:height="0.249cm" svg:x="16.348cm" svg:y="8.879cm" svg:viewBox="0 0 250 250" draw:points="0,0 125,250 250,0">
          <text:p/>
        </draw:polygon>
        <draw:polyline draw:style-name="gr117" draw:text-style-name="P9" draw:layer="layout" svg:width="0.249cm" svg:height="0.249cm" svg:x="16.348cm" svg:y="8.879cm" svg:viewBox="0 0 250 250" draw:points="0,0 125,250 250,0 0,0">
          <text:p/>
        </draw:polyline>
        <draw:polygon draw:style-name="gr130" draw:text-style-name="P9" draw:layer="layout" svg:width="0.249cm" svg:height="0.249cm" svg:x="16.856cm" svg:y="9.007cm" svg:viewBox="0 0 250 250" draw:points="0,0 125,250 250,0">
          <text:p/>
        </draw:polygon>
        <draw:polyline draw:style-name="gr117" draw:text-style-name="P9" draw:layer="layout" svg:width="0.249cm" svg:height="0.249cm" svg:x="16.856cm" svg:y="9.007cm" svg:viewBox="0 0 250 250" draw:points="0,0 125,250 250,0 0,0">
          <text:p/>
        </draw:polyline>
        <draw:polygon draw:style-name="gr130" draw:text-style-name="P9" draw:layer="layout" svg:width="0.249cm" svg:height="0.249cm" svg:x="17.364cm" svg:y="8.968cm" svg:viewBox="0 0 250 250" draw:points="0,0 125,250 250,0">
          <text:p/>
        </draw:polygon>
        <draw:polyline draw:style-name="gr117" draw:text-style-name="P9" draw:layer="layout" svg:width="0.249cm" svg:height="0.249cm" svg:x="17.364cm" svg:y="8.968cm" svg:viewBox="0 0 250 250" draw:points="0,0 125,250 250,0 0,0">
          <text:p/>
        </draw:polyline>
        <draw:polygon draw:style-name="gr130" draw:text-style-name="P9" draw:layer="layout" svg:width="0.249cm" svg:height="0.249cm" svg:x="17.872cm" svg:y="9.044cm" svg:viewBox="0 0 250 250" draw:points="0,0 125,250 250,0">
          <text:p/>
        </draw:polygon>
        <draw:polyline draw:style-name="gr117" draw:text-style-name="P9" draw:layer="layout" svg:width="0.249cm" svg:height="0.249cm" svg:x="17.872cm" svg:y="9.044cm" svg:viewBox="0 0 250 250" draw:points="0,0 125,250 250,0 0,0">
          <text:p/>
        </draw:polyline>
        <draw:polygon draw:style-name="gr130" draw:text-style-name="P9" draw:layer="layout" svg:width="0.249cm" svg:height="0.249cm" svg:x="18.38cm" svg:y="8.666cm" svg:viewBox="0 0 250 250" draw:points="0,0 125,250 250,0">
          <text:p/>
        </draw:polygon>
        <draw:polyline draw:style-name="gr117" draw:text-style-name="P9" draw:layer="layout" svg:width="0.249cm" svg:height="0.249cm" svg:x="18.38cm" svg:y="8.666cm" svg:viewBox="0 0 250 250" draw:points="0,0 125,250 250,0 0,0">
          <text:p/>
        </draw:polyline>
        <draw:polygon draw:style-name="gr186" draw:text-style-name="P9" draw:layer="layout" svg:width="0.547cm" svg:height="0.339cm" svg:x="8.326cm" svg:y="8.188cm" svg:viewBox="0 0 548 340" draw:points="40,0 548,262 528,301 508,340 0,78 20,39">
          <text:p/>
        </draw:polygon>
        <draw:polygon draw:style-name="gr186" draw:text-style-name="P9" draw:layer="layout" svg:width="0.019cm" svg:height="0.042cm" svg:x="8.834cm" svg:y="8.489cm" svg:viewBox="0 0 20 43" draw:points="20,0 10,43 3,41 0,39">
          <text:p/>
        </draw:polygon>
        <draw:polygon draw:style-name="gr186" draw:text-style-name="P9" draw:layer="layout" svg:width="0.527cm" svg:height="0.198cm" svg:x="8.844cm" svg:y="8.446cm" svg:viewBox="0 0 528 199" draw:points="20,0 528,113 518,156 508,199 0,86 10,43">
          <text:p/>
        </draw:polygon>
        <draw:polygon draw:style-name="gr186" draw:text-style-name="P9" draw:layer="layout" svg:width="0.009cm" svg:height="0.042cm" svg:x="9.352cm" svg:y="8.602cm" svg:viewBox="0 0 10 43" draw:points="10,0 1,43 0,43">
          <text:p/>
        </draw:polygon>
        <draw:polygon draw:style-name="gr186" draw:text-style-name="P9" draw:layer="layout" svg:width="0.525cm" svg:height="0.195cm" svg:x="9.353cm" svg:y="8.559cm" svg:viewBox="0 0 526 196" draw:points="18,0 526,110 517,153 508,196 0,86 9,43">
          <text:p/>
        </draw:polygon>
        <draw:polygon draw:style-name="gr186" draw:text-style-name="P9" draw:layer="layout" svg:width="0.014cm" svg:height="0.042cm" svg:x="9.87cm" svg:y="8.669cm" svg:viewBox="0 0 15 43" draw:points="0,43 9,0 15,2">
          <text:p/>
        </draw:polygon>
        <draw:polygon draw:style-name="gr186" draw:text-style-name="P9" draw:layer="layout" svg:width="0.537cm" svg:height="0.27cm" svg:x="9.855cm" svg:y="8.671cm" svg:viewBox="0 0 538 271" draw:points="30,0 538,189 523,230 508,271 0,82 15,41">
          <text:p/>
        </draw:polygon>
        <draw:polygon draw:style-name="gr186" draw:text-style-name="P9" draw:layer="layout" svg:width="0.014cm" svg:height="0.042cm" svg:x="10.363cm" svg:y="8.901cm" svg:viewBox="0 0 15 43" draw:points="15,0 8,43 0,41 0,41">
          <text:p/>
        </draw:polygon>
        <draw:polygon draw:style-name="gr186" draw:text-style-name="P9" draw:layer="layout" svg:width="0.521cm" svg:height="0.17cm" svg:x="10.371cm" svg:y="8.858cm" svg:viewBox="0 0 522 171" draw:points="14,0 522,85 515,128 508,171 0,86 7,43">
          <text:p/>
        </draw:polygon>
        <draw:polygon draw:style-name="gr186" draw:text-style-name="P9" draw:layer="layout" svg:width="0.01cm" svg:height="0.043cm" svg:x="10.879cm" svg:y="8.986cm" svg:viewBox="0 0 11 44" draw:points="7,0 11,44 4,44 0,43">
          <text:p/>
        </draw:polygon>
        <draw:polygon draw:style-name="gr186" draw:text-style-name="P9" draw:layer="layout" svg:width="0.515cm" svg:height="0.136cm" svg:x="10.882cm" svg:y="8.893cm" svg:viewBox="0 0 516 137" draw:points="0,49 508,0 512,44 516,88 8,137 4,93">
          <text:p/>
        </draw:polygon>
        <draw:polygon draw:style-name="gr186" draw:text-style-name="P9" draw:layer="layout" svg:width="0.003cm" svg:height="0.043cm" svg:x="11.39cm" svg:y="8.893cm" svg:viewBox="0 0 4 44" draw:points="4,44 0,0 4,0">
          <text:p/>
        </draw:polygon>
        <draw:polygon draw:style-name="gr186" draw:text-style-name="P9" draw:layer="layout" svg:width="0.507cm" svg:height="0.09cm" svg:x="11.394cm" svg:y="8.893cm" svg:viewBox="0 0 508 91" draw:points="0,0 508,3 508,47 508,91 0,88 0,44">
          <text:p/>
        </draw:polygon>
        <draw:polygon draw:style-name="gr186" draw:text-style-name="P9" draw:layer="layout" svg:width="0.003cm" svg:height="0.043cm" svg:x="11.902cm" svg:y="8.896cm" svg:viewBox="0 0 4 44" draw:points="0,44 0,0 4,0">
          <text:p/>
        </draw:polygon>
        <draw:polygon draw:style-name="gr186" draw:text-style-name="P9" draw:layer="layout" svg:width="0.515cm" svg:height="0.13cm" svg:x="11.898cm" svg:y="8.896cm" svg:viewBox="0 0 516 131" draw:points="8,0 516,43 512,87 508,131 0,88 4,44">
          <text:p/>
        </draw:polygon>
        <draw:polygon draw:style-name="gr186" draw:text-style-name="P9" draw:layer="layout" svg:width="0.016cm" svg:height="0.043cm" svg:x="12.406cm" svg:y="8.983cm" svg:viewBox="0 0 17 44" draw:points="4,0 17,42 10,44 2,44 0,44">
          <text:p/>
        </draw:polygon>
        <draw:polygon draw:style-name="gr186" draw:text-style-name="P9" draw:layer="layout" svg:width="0.533cm" svg:height="0.242cm" svg:x="12.397cm" svg:y="8.782cm" svg:viewBox="0 0 534 243" draw:points="0,159 508,0 521,42 534,84 26,243 13,201">
          <text:p/>
        </draw:polygon>
        <draw:polygon draw:style-name="gr186" draw:text-style-name="P9" draw:layer="layout" svg:width="0.012cm" svg:height="0.042cm" svg:x="12.905cm" svg:y="8.781cm" svg:viewBox="0 0 13 43" draw:points="13,43 0,1 5,0">
          <text:p/>
        </draw:polygon>
        <draw:polygon draw:style-name="gr186" draw:text-style-name="P9" draw:layer="layout" svg:width="0.523cm" svg:height="0.173cm" svg:x="12.91cm" svg:y="8.693cm" svg:viewBox="0 0 524 174" draw:points="0,88 508,0 516,43 524,86 16,174 8,131">
          <text:p/>
        </draw:polygon>
        <draw:polygon draw:style-name="gr186" draw:text-style-name="P9" draw:layer="layout" svg:width="0.016cm" svg:height="0.043cm" svg:x="13.418cm" svg:y="8.692cm" svg:viewBox="0 0 17 44" draw:points="8,44 0,1 8,0 16,1 17,1">
          <text:p/>
        </draw:polygon>
        <draw:polygon draw:style-name="gr186" draw:text-style-name="P9" draw:layer="layout" svg:width="0.525cm" svg:height="0.189cm" svg:x="13.417cm" svg:y="8.693cm" svg:viewBox="0 0 526 190" draw:points="18,0 526,104 517,147 508,190 0,86 9,43">
          <text:p/>
        </draw:polygon>
        <draw:polygon draw:style-name="gr186" draw:text-style-name="P9" draw:layer="layout" svg:width="0.015cm" svg:height="0.043cm" svg:x="13.925cm" svg:y="8.84cm" svg:viewBox="0 0 16 44" draw:points="9,0 16,43 8,44 1,43 0,43">
          <text:p/>
        </draw:polygon>
        <draw:polygon draw:style-name="gr186" draw:text-style-name="P9" draw:layer="layout" svg:width="0.521cm" svg:height="0.165cm" svg:x="13.927cm" svg:y="8.717cm" svg:viewBox="0 0 522 166" draw:points="0,80 508,0 515,43 522,86 14,166 7,123">
          <text:p/>
        </draw:polygon>
        <draw:polygon draw:style-name="gr186" draw:text-style-name="P9" draw:layer="layout" svg:width="0.012cm" svg:height="0.043cm" svg:x="14.434cm" svg:y="8.716cm" svg:viewBox="0 0 13 44" draw:points="7,44 0,1 8,0 13,0">
          <text:p/>
        </draw:polygon>
        <draw:polygon draw:style-name="gr186" draw:text-style-name="P9" draw:layer="layout" svg:width="0.519cm" svg:height="0.158cm" svg:x="14.435cm" svg:y="8.716cm" svg:viewBox="0 0 520 159" draw:points="12,0 520,71 514,115 508,159 0,88 6,44">
          <text:p/>
        </draw:polygon>
        <draw:polygon draw:style-name="gr186" draw:text-style-name="P9" draw:layer="layout" svg:width="0.005cm" svg:height="0.043cm" svg:x="14.943cm" svg:y="8.831cm" svg:viewBox="0 0 6 44" draw:points="6,0 3,44 0,44">
          <text:p/>
        </draw:polygon>
        <draw:polygon draw:style-name="gr186" draw:text-style-name="P9" draw:layer="layout" svg:width="0.513cm" svg:height="0.12cm" svg:x="14.946cm" svg:y="8.787cm" svg:viewBox="0 0 514 121" draw:points="6,0 514,33 511,77 508,121 0,88 3,44">
          <text:p/>
        </draw:polygon>
        <draw:polygon draw:style-name="gr186" draw:text-style-name="P9" draw:layer="layout" svg:width="0.003cm" svg:height="0.043cm" svg:x="15.454cm" svg:y="8.864cm" svg:viewBox="0 0 4 44" draw:points="3,0 4,44 0,44">
          <text:p/>
        </draw:polygon>
        <draw:polygon draw:style-name="gr186" draw:text-style-name="P9" draw:layer="layout" svg:width="0.509cm" svg:height="0.102cm" svg:x="15.456cm" svg:y="8.805cm" svg:viewBox="0 0 510 103" draw:points="0,15 508,0 509,44 510,88 2,103 1,59">
          <text:p/>
        </draw:polygon>
        <draw:polygon draw:style-name="gr186" draw:text-style-name="P9" draw:layer="layout" svg:width="0.002cm" svg:height="0.043cm" svg:x="15.964cm" svg:y="8.805cm" svg:viewBox="0 0 3 44" draw:points="1,44 0,0 3,0">
          <text:p/>
        </draw:polygon>
        <draw:polygon draw:style-name="gr186" draw:text-style-name="P9" draw:layer="layout" svg:width="0.511cm" svg:height="0.114cm" svg:x="15.963cm" svg:y="8.805cm" svg:viewBox="0 0 512 115" draw:points="4,0 512,27 510,71 508,115 0,88 2,44">
          <text:p/>
        </draw:polygon>
        <draw:polygon draw:style-name="gr186" draw:text-style-name="P9" draw:layer="layout" svg:width="0.009cm" svg:height="0.043cm" svg:x="16.473cm" svg:y="8.832cm" svg:viewBox="0 0 10 44" draw:points="0,44 2,0 10,1">
          <text:p/>
        </draw:polygon>
        <draw:polygon draw:style-name="gr186" draw:text-style-name="P9" draw:layer="layout" svg:width="0.527cm" svg:height="0.198cm" svg:x="16.463cm" svg:y="8.833cm" svg:viewBox="0 0 528 199" draw:points="20,0 528,113 518,156 508,199 0,86 10,43">
          <text:p/>
        </draw:polygon>
        <draw:polygon draw:style-name="gr186" draw:text-style-name="P9" draw:layer="layout" svg:width="0.009cm" svg:height="0.043cm" svg:x="16.971cm" svg:y="8.989cm" svg:viewBox="0 0 10 44" draw:points="10,0 10,44 2,43 0,43">
          <text:p/>
        </draw:polygon>
        <draw:polygon draw:style-name="gr186" draw:text-style-name="P9" draw:layer="layout" svg:width="0.507cm" svg:height="0.087cm" svg:x="16.981cm" svg:y="8.945cm" svg:viewBox="0 0 508 88" draw:points="0,0 508,0 508,44 508,88 0,88 0,44">
          <text:p/>
        </draw:polygon>
        <draw:polygon draw:style-name="gr186" draw:text-style-name="P9" draw:layer="layout" svg:width="0.013cm" svg:height="0.043cm" svg:x="17.489cm" svg:y="8.945cm" svg:viewBox="0 0 14 44" draw:points="0,44 0,0 8,1 14,2">
          <text:p/>
        </draw:polygon>
        <draw:polygon draw:style-name="gr186" draw:text-style-name="P9" draw:layer="layout" svg:width="0.535cm" svg:height="0.248cm" svg:x="17.475cm" svg:y="8.947cm" svg:viewBox="0 0 536 249" draw:points="28,0 536,165 522,207 508,249 0,84 14,42">
          <text:p/>
        </draw:polygon>
        <draw:polygon draw:style-name="gr186" draw:text-style-name="P9" draw:layer="layout" svg:width="0.046cm" svg:height="0.043cm" svg:x="17.983cm" svg:y="9.154cm" svg:viewBox="0 0 47 44" draw:points="14,0 47,29 42,34 36,38 29,42 21,43 14,44 6,43 0,42">
          <text:p/>
        </draw:polygon>
        <draw:polygon draw:style-name="gr186" draw:text-style-name="P9" draw:layer="layout" svg:width="0.573cm" svg:height="0.649cm" svg:x="17.964cm" svg:y="8.533cm" svg:viewBox="0 0 574 650" draw:points="0,592 508,0 541,29 574,58 66,650 33,621">
          <text:p/>
        </draw:polygon>
        <draw:polygon draw:style-name="gr186" draw:text-style-name="P9" draw:layer="layout" svg:width="0.249cm" svg:height="0.249cm" svg:x="8.221cm" svg:y="8.102cm" svg:viewBox="0 0 250 250" draw:points="0,250 250,250 125,0">
          <text:p/>
        </draw:polygon>
        <draw:polyline draw:style-name="gr117" draw:text-style-name="P9" draw:layer="layout" svg:width="0.249cm" svg:height="0.249cm" svg:x="8.221cm" svg:y="8.102cm" svg:viewBox="0 0 250 250" draw:points="0,250 250,250 125,0 0,250">
          <text:p/>
        </draw:polyline>
        <draw:polygon draw:style-name="gr186" draw:text-style-name="P9" draw:layer="layout" svg:width="0.249cm" svg:height="0.249cm" svg:x="8.729cm" svg:y="8.364cm" svg:viewBox="0 0 250 250" draw:points="0,250 250,250 125,0">
          <text:p/>
        </draw:polygon>
        <draw:polyline draw:style-name="gr117" draw:text-style-name="P9" draw:layer="layout" svg:width="0.249cm" svg:height="0.249cm" svg:x="8.729cm" svg:y="8.364cm" svg:viewBox="0 0 250 250" draw:points="0,250 250,250 125,0 0,250">
          <text:p/>
        </draw:polyline>
        <draw:polygon draw:style-name="gr186" draw:text-style-name="P9" draw:layer="layout" svg:width="0.249cm" svg:height="0.249cm" svg:x="9.237cm" svg:y="8.477cm" svg:viewBox="0 0 250 250" draw:points="0,250 250,250 125,0">
          <text:p/>
        </draw:polygon>
        <draw:polyline draw:style-name="gr117" draw:text-style-name="P9" draw:layer="layout" svg:width="0.249cm" svg:height="0.249cm" svg:x="9.237cm" svg:y="8.477cm" svg:viewBox="0 0 250 250" draw:points="0,250 250,250 125,0 0,250">
          <text:p/>
        </draw:polyline>
        <draw:polygon draw:style-name="gr186" draw:text-style-name="P9" draw:layer="layout" svg:width="0.249cm" svg:height="0.249cm" svg:x="9.745cm" svg:y="8.587cm" svg:viewBox="0 0 250 250" draw:points="0,250 250,250 125,0">
          <text:p/>
        </draw:polygon>
        <draw:polyline draw:style-name="gr117" draw:text-style-name="P9" draw:layer="layout" svg:width="0.249cm" svg:height="0.249cm" svg:x="9.745cm" svg:y="8.587cm" svg:viewBox="0 0 250 250" draw:points="0,250 250,250 125,0 0,250">
          <text:p/>
        </draw:polyline>
        <draw:polygon draw:style-name="gr186" draw:text-style-name="P9" draw:layer="layout" svg:width="0.249cm" svg:height="0.249cm" svg:x="10.253cm" svg:y="8.776cm" svg:viewBox="0 0 250 250" draw:points="0,250 250,250 125,0">
          <text:p/>
        </draw:polygon>
        <draw:polyline draw:style-name="gr117" draw:text-style-name="P9" draw:layer="layout" svg:width="0.249cm" svg:height="0.249cm" svg:x="10.253cm" svg:y="8.776cm" svg:viewBox="0 0 250 250" draw:points="0,250 250,250 125,0 0,250">
          <text:p/>
        </draw:polyline>
        <draw:polygon draw:style-name="gr186" draw:text-style-name="P9" draw:layer="layout" svg:width="0.249cm" svg:height="0.249cm" svg:x="10.761cm" svg:y="8.861cm" svg:viewBox="0 0 250 250" draw:points="0,250 250,250 125,0">
          <text:p/>
        </draw:polygon>
        <draw:polyline draw:style-name="gr117" draw:text-style-name="P9" draw:layer="layout" svg:width="0.249cm" svg:height="0.249cm" svg:x="10.761cm" svg:y="8.861cm" svg:viewBox="0 0 250 250" draw:points="0,250 250,250 125,0 0,250">
          <text:p/>
        </draw:polyline>
        <draw:polygon draw:style-name="gr186" draw:text-style-name="P9" draw:layer="layout" svg:width="0.249cm" svg:height="0.249cm" svg:x="11.269cm" svg:y="8.812cm" svg:viewBox="0 0 250 250" draw:points="0,250 250,250 125,0">
          <text:p/>
        </draw:polygon>
        <draw:polyline draw:style-name="gr117" draw:text-style-name="P9" draw:layer="layout" svg:width="0.249cm" svg:height="0.249cm" svg:x="11.269cm" svg:y="8.812cm" svg:viewBox="0 0 250 250" draw:points="0,250 250,250 125,0 0,250">
          <text:p/>
        </draw:polyline>
        <draw:polygon draw:style-name="gr186" draw:text-style-name="P9" draw:layer="layout" svg:width="0.249cm" svg:height="0.249cm" svg:x="11.777cm" svg:y="8.815cm" svg:viewBox="0 0 250 250" draw:points="0,250 250,250 125,0">
          <text:p/>
        </draw:polygon>
        <draw:polyline draw:style-name="gr117" draw:text-style-name="P9" draw:layer="layout" svg:width="0.249cm" svg:height="0.249cm" svg:x="11.777cm" svg:y="8.815cm" svg:viewBox="0 0 250 250" draw:points="0,250 250,250 125,0 0,250">
          <text:p/>
        </draw:polyline>
        <draw:polygon draw:style-name="gr186" draw:text-style-name="P9" draw:layer="layout" svg:width="0.249cm" svg:height="0.249cm" svg:x="12.285cm" svg:y="8.858cm" svg:viewBox="0 0 250 250" draw:points="0,250 250,250 125,0">
          <text:p/>
        </draw:polygon>
        <draw:polyline draw:style-name="gr117" draw:text-style-name="P9" draw:layer="layout" svg:width="0.249cm" svg:height="0.249cm" svg:x="12.285cm" svg:y="8.858cm" svg:viewBox="0 0 250 250" draw:points="0,250 250,250 125,0 0,250">
          <text:p/>
        </draw:polyline>
        <draw:polygon draw:style-name="gr186" draw:text-style-name="P9" draw:layer="layout" svg:width="0.249cm" svg:height="0.249cm" svg:x="12.793cm" svg:y="8.699cm" svg:viewBox="0 0 250 250" draw:points="0,250 250,250 125,0">
          <text:p/>
        </draw:polygon>
        <draw:polyline draw:style-name="gr117" draw:text-style-name="P9" draw:layer="layout" svg:width="0.249cm" svg:height="0.249cm" svg:x="12.793cm" svg:y="8.699cm" svg:viewBox="0 0 250 250" draw:points="0,250 250,250 125,0 0,250">
          <text:p/>
        </draw:polyline>
        <draw:polygon draw:style-name="gr186" draw:text-style-name="P9" draw:layer="layout" svg:width="0.249cm" svg:height="0.249cm" svg:x="13.301cm" svg:y="8.611cm" svg:viewBox="0 0 250 250" draw:points="0,250 250,250 125,0">
          <text:p/>
        </draw:polygon>
        <draw:polyline draw:style-name="gr117" draw:text-style-name="P9" draw:layer="layout" svg:width="0.249cm" svg:height="0.249cm" svg:x="13.301cm" svg:y="8.611cm" svg:viewBox="0 0 250 250" draw:points="0,250 250,250 125,0 0,250">
          <text:p/>
        </draw:polyline>
        <draw:polygon draw:style-name="gr186" draw:text-style-name="P9" draw:layer="layout" svg:width="0.249cm" svg:height="0.249cm" svg:x="13.809cm" svg:y="8.715cm" svg:viewBox="0 0 250 250" draw:points="0,250 250,250 125,0">
          <text:p/>
        </draw:polygon>
        <draw:polyline draw:style-name="gr117" draw:text-style-name="P9" draw:layer="layout" svg:width="0.249cm" svg:height="0.249cm" svg:x="13.809cm" svg:y="8.715cm" svg:viewBox="0 0 250 250" draw:points="0,250 250,250 125,0 0,250">
          <text:p/>
        </draw:polyline>
        <draw:polygon draw:style-name="gr186" draw:text-style-name="P9" draw:layer="layout" svg:width="0.249cm" svg:height="0.249cm" svg:x="14.316cm" svg:y="8.635cm" svg:viewBox="0 0 250 250" draw:points="0,250 250,250 125,0">
          <text:p/>
        </draw:polygon>
        <draw:polyline draw:style-name="gr117" draw:text-style-name="P9" draw:layer="layout" svg:width="0.249cm" svg:height="0.249cm" svg:x="14.316cm" svg:y="8.635cm" svg:viewBox="0 0 250 250" draw:points="0,250 250,250 125,0 0,250">
          <text:p/>
        </draw:polyline>
        <draw:polygon draw:style-name="gr186" draw:text-style-name="P9" draw:layer="layout" svg:width="0.249cm" svg:height="0.249cm" svg:x="14.824cm" svg:y="8.706cm" svg:viewBox="0 0 250 250" draw:points="0,250 250,250 125,0">
          <text:p/>
        </draw:polygon>
        <draw:polyline draw:style-name="gr117" draw:text-style-name="P9" draw:layer="layout" svg:width="0.249cm" svg:height="0.249cm" svg:x="14.824cm" svg:y="8.706cm" svg:viewBox="0 0 250 250" draw:points="0,250 250,250 125,0 0,250">
          <text:p/>
        </draw:polyline>
        <draw:polygon draw:style-name="gr186" draw:text-style-name="P9" draw:layer="layout" svg:width="0.249cm" svg:height="0.249cm" svg:x="15.332cm" svg:y="8.739cm" svg:viewBox="0 0 250 250" draw:points="0,250 250,250 125,0">
          <text:p/>
        </draw:polygon>
        <draw:polyline draw:style-name="gr117" draw:text-style-name="P9" draw:layer="layout" svg:width="0.249cm" svg:height="0.249cm" svg:x="15.332cm" svg:y="8.739cm" svg:viewBox="0 0 250 250" draw:points="0,250 250,250 125,0 0,250">
          <text:p/>
        </draw:polyline>
        <draw:polygon draw:style-name="gr186" draw:text-style-name="P9" draw:layer="layout" svg:width="0.249cm" svg:height="0.249cm" svg:x="15.84cm" svg:y="8.724cm" svg:viewBox="0 0 250 250" draw:points="0,250 250,250 125,0">
          <text:p/>
        </draw:polygon>
        <draw:polyline draw:style-name="gr117" draw:text-style-name="P9" draw:layer="layout" svg:width="0.249cm" svg:height="0.249cm" svg:x="15.84cm" svg:y="8.724cm" svg:viewBox="0 0 250 250" draw:points="0,250 250,250 125,0 0,250">
          <text:p/>
        </draw:polyline>
        <draw:polygon draw:style-name="gr186" draw:text-style-name="P9" draw:layer="layout" svg:width="0.249cm" svg:height="0.249cm" svg:x="16.348cm" svg:y="8.751cm" svg:viewBox="0 0 250 250" draw:points="0,250 250,250 125,0">
          <text:p/>
        </draw:polygon>
        <draw:polyline draw:style-name="gr117" draw:text-style-name="P9" draw:layer="layout" svg:width="0.249cm" svg:height="0.249cm" svg:x="16.348cm" svg:y="8.751cm" svg:viewBox="0 0 250 250" draw:points="0,250 250,250 125,0 0,250">
          <text:p/>
        </draw:polyline>
        <draw:polygon draw:style-name="gr186" draw:text-style-name="P9" draw:layer="layout" svg:width="0.249cm" svg:height="0.249cm" svg:x="16.856cm" svg:y="8.864cm" svg:viewBox="0 0 250 250" draw:points="0,250 250,250 125,0">
          <text:p/>
        </draw:polygon>
        <draw:polyline draw:style-name="gr117" draw:text-style-name="P9" draw:layer="layout" svg:width="0.249cm" svg:height="0.249cm" svg:x="16.856cm" svg:y="8.864cm" svg:viewBox="0 0 250 250" draw:points="0,250 250,250 125,0 0,250">
          <text:p/>
        </draw:polyline>
        <draw:polygon draw:style-name="gr186" draw:text-style-name="P9" draw:layer="layout" svg:width="0.249cm" svg:height="0.249cm" svg:x="17.364cm" svg:y="8.864cm" svg:viewBox="0 0 250 250" draw:points="0,250 250,250 125,0">
          <text:p/>
        </draw:polygon>
        <draw:polyline draw:style-name="gr117" draw:text-style-name="P9" draw:layer="layout" svg:width="0.249cm" svg:height="0.249cm" svg:x="17.364cm" svg:y="8.864cm" svg:viewBox="0 0 250 250" draw:points="0,250 250,250 125,0 0,250">
          <text:p/>
        </draw:polyline>
        <draw:polygon draw:style-name="gr186" draw:text-style-name="P9" draw:layer="layout" svg:width="0.249cm" svg:height="0.249cm" svg:x="17.872cm" svg:y="9.029cm" svg:viewBox="0 0 250 250" draw:points="0,250 250,250 125,0">
          <text:p/>
        </draw:polygon>
        <draw:polyline draw:style-name="gr117" draw:text-style-name="P9" draw:layer="layout" svg:width="0.249cm" svg:height="0.249cm" svg:x="17.872cm" svg:y="9.029cm" svg:viewBox="0 0 250 250" draw:points="0,250 250,250 125,0 0,250">
          <text:p/>
        </draw:polyline>
        <draw:polygon draw:style-name="gr186" draw:text-style-name="P9" draw:layer="layout" svg:width="0.249cm" svg:height="0.249cm" svg:x="18.38cm" svg:y="8.437cm" svg:viewBox="0 0 250 250" draw:points="0,250 250,250 125,0">
          <text:p/>
        </draw:polygon>
        <draw:polyline draw:style-name="gr117" draw:text-style-name="P9" draw:layer="layout" svg:width="0.249cm" svg:height="0.249cm" svg:x="18.38cm" svg:y="8.437cm" svg:viewBox="0 0 250 250" draw:points="0,250 250,250 125,0 0,250">
          <text:p/>
        </draw:polyline>
        <draw:polygon draw:style-name="gr118" draw:text-style-name="P9" draw:layer="layout" svg:width="0.316cm" svg:height="0.087cm" svg:x="18.998cm" svg:y="10.05cm" svg:viewBox="0 0 317 88" draw:points="0,0 317,0 317,88 0,88">
          <text:p/>
        </draw:polygon>
        <draw:polygon draw:style-name="gr118" draw:text-style-name="P9" draw:layer="layout" svg:width="0.158cm" svg:height="0.158cm" svg:x="19.077cm" svg:y="10.014cm" svg:viewBox="0 0 159 159" draw:points="0,0 0,159 159,159 159,0">
          <text:p/>
        </draw:polygon>
        <draw:polyline draw:style-name="gr117" draw:text-style-name="P9" draw:layer="layout" svg:width="0.158cm" svg:height="0.158cm" svg:x="19.077cm" svg:y="10.014cm" svg:viewBox="0 0 159 159" draw:points="0,0 0,159 159,159 159,0 0,0">
          <text:p/>
        </draw:polyline>
        <draw:polygon draw:style-name="gr119" draw:text-style-name="P9" draw:layer="layout" svg:width="0.316cm" svg:height="0.087cm" svg:x="18.998cm" svg:y="10.477cm" svg:viewBox="0 0 317 88" draw:points="0,0 317,0 317,88 0,88">
          <text:p/>
        </draw:polygon>
        <draw:polygon draw:style-name="gr119" draw:text-style-name="P9" draw:layer="layout" svg:width="0.158cm" svg:height="0.158cm" svg:x="19.077cm" svg:y="10.441cm" svg:viewBox="0 0 159 159" draw:points="0,80 80,159 159,80 80,0">
          <text:p/>
        </draw:polygon>
        <draw:polyline draw:style-name="gr117" draw:text-style-name="P9" draw:layer="layout" svg:width="0.158cm" svg:height="0.158cm" svg:x="19.077cm" svg:y="10.441cm" svg:viewBox="0 0 159 159" draw:points="0,80 80,159 159,80 80,0 0,80">
          <text:p/>
        </draw:polyline>
        <draw:polygon draw:style-name="gr130" draw:text-style-name="P9" draw:layer="layout" svg:width="0.316cm" svg:height="0.087cm" svg:x="18.998cm" svg:y="10.903cm" svg:viewBox="0 0 317 88" draw:points="0,0 317,0 317,88 0,88">
          <text:p/>
        </draw:polygon>
        <draw:polygon draw:style-name="gr130" draw:text-style-name="P9" draw:layer="layout" svg:width="0.158cm" svg:height="0.158cm" svg:x="19.077cm" svg:y="10.867cm" svg:viewBox="0 0 159 159" draw:points="0,0 80,159 159,0">
          <text:p/>
        </draw:polygon>
        <draw:polyline draw:style-name="gr117" draw:text-style-name="P9" draw:layer="layout" svg:width="0.158cm" svg:height="0.158cm" svg:x="19.077cm" svg:y="10.867cm" svg:viewBox="0 0 159 159" draw:points="0,0 80,159 159,0 0,0">
          <text:p/>
        </draw:polyline>
        <draw:polygon draw:style-name="gr186" draw:text-style-name="P9" draw:layer="layout" svg:width="0.316cm" svg:height="0.087cm" svg:x="18.998cm" svg:y="11.33cm" svg:viewBox="0 0 317 88" draw:points="0,0 317,0 317,88 0,88">
          <text:p/>
        </draw:polygon>
        <draw:polygon draw:style-name="gr186" draw:text-style-name="P9" draw:layer="layout" svg:width="0.158cm" svg:height="0.158cm" svg:x="19.077cm" svg:y="11.294cm" svg:viewBox="0 0 159 159" draw:points="0,159 159,159 80,0">
          <text:p/>
        </draw:polygon>
        <draw:polyline draw:style-name="gr117" draw:text-style-name="P9" draw:layer="layout" svg:width="0.158cm" svg:height="0.158cm" svg:x="19.077cm" svg:y="11.294cm" svg:viewBox="0 0 159 159" draw:points="0,159 159,159 80,0 0,159">
          <text:p/>
        </draw:polyline>
        <draw:frame draw:style-name="gr243" draw:text-style-name="P19" draw:layer="layout" svg:width="2.411cm" svg:height="0.569cm" svg:x="19.366cm" svg:y="9.984cm">
          <draw:text-box>
            <text:p><text:span text:style-name="T15">SXCS (h = 0.2)</text:span></text:p>
          </draw:text-box>
        </draw:frame>
        <draw:frame draw:style-name="gr244" draw:text-style-name="P19" draw:layer="layout" svg:width="2.221cm" svg:height="0.569cm" svg:x="19.366cm" svg:y="10.407cm">
          <draw:text-box>
            <text:p><text:span text:style-name="T15">XCS (h = 0.2)</text:span></text:p>
          </draw:text-box>
        </draw:frame>
        <draw:frame draw:style-name="gr245" draw:text-style-name="P19" draw:layer="layout" svg:width="2.568cm" svg:height="0.569cm" svg:x="19.366cm" svg:y="10.83cm">
          <draw:text-box>
            <text:p><text:span text:style-name="T15">SXCS (h = 0.05)</text:span></text:p>
          </draw:text-box>
        </draw:frame>
        <draw:frame draw:style-name="gr246" draw:text-style-name="P19" draw:layer="layout" svg:width="2.377cm" svg:height="0.569cm" svg:x="19.366cm" svg:y="11.279cm">
          <draw:text-box>
            <text:p><text:span text:style-name="T15">XCS (h = 0.05)</text:span></text:p>
          </draw:text-box>
        </draw:frame>
        <draw:frame draw:style-name="gr247" draw:text-style-name="P20" draw:layer="layout" svg:width="3.008cm" svg:height="0.603cm" svg:x="11.853cm" svg:y="13.681cm">
          <draw:text-box>
            <text:p><text:span text:style-name="T16">tournament factor</text:span></text:p>
          </draw:text-box>
        </draw:frame>
        <draw:frame draw:style-name="gr248" draw:text-style-name="P20" draw:layer="layout" svg:width="3.906cm" svg:height="0.603cm" draw:transform="rotate (1.5707963267946) translate (7.295cm 11.426cm)">
          <draw:text-box>
            <text:p><text:span text:style-name="T16">Qualitätsdifferenz (in %)</text:span></text:p>
          </draw:text-box>
        </draw:frame>
        <presentation:notes draw:style-name="dp2">
          <draw:page-thumbnail draw:style-name="gr14" draw:layer="layout" svg:width="13.968cm" svg:height="10.476cm" svg:x="3.81cm" svg:y="2.123cm" draw:page-number="52" presentation:class="page"/>
          <draw:frame presentation:style-name="pr2" draw:layer="layout" svg:width="17.271cm" svg:height="12.322cm" svg:x="2.159cm" svg:y="13.271cm" presentation:class="notes" presentation:placeholder="true">
            <draw:text-box/>
          </draw:frame>
        </presentation:notes>
      </draw:page>
      <draw:page draw:name="page53" draw:style-name="dp1" draw:master-page-name="Default">
        <office:forms form:automatic-focus="false" form:apply-design-mode="false"/>
        <draw:polygon draw:style-name="gr111" draw:text-style-name="P9" draw:layer="layout" svg:width="15.239cm" svg:height="7.009cm" svg:x="7.302cm" svg:y="5.69cm" svg:viewBox="0 0 15240 7010" draw:points="0,0 15240,0 15240,7010 0,7010">
          <text:p/>
        </draw:polygon>
        <draw:polyline draw:style-name="gr112" draw:text-style-name="P9" draw:layer="layout" svg:width="10.263cm" svg:height="4.875cm" svg:x="8.876cm" svg:y="6.016cm" svg:viewBox="0 0 10264 4876" draw:points="5132,4876 0,4876 0,0 10264,0 10264,4876 5132,4876">
          <text:p/>
        </draw:polyline>
        <draw:line draw:style-name="gr112" draw:text-style-name="P9" draw:layer="layout" svg:x1="19.14cm" svg:y1="10.891cm" svg:x2="8.876cm" svg:y2="10.891cm">
          <text:p/>
        </draw:line>
        <draw:line draw:style-name="gr112" draw:text-style-name="P9" draw:layer="layout" svg:x1="19.14cm" svg:y1="10.349cm" svg:x2="8.876cm" svg:y2="10.349cm">
          <text:p/>
        </draw:line>
        <draw:line draw:style-name="gr112" draw:text-style-name="P9" draw:layer="layout" svg:x1="19.14cm" svg:y1="9.807cm" svg:x2="8.876cm" svg:y2="9.807cm">
          <text:p/>
        </draw:line>
        <draw:line draw:style-name="gr112" draw:text-style-name="P9" draw:layer="layout" svg:x1="19.14cm" svg:y1="9.265cm" svg:x2="8.876cm" svg:y2="9.265cm">
          <text:p/>
        </draw:line>
        <draw:line draw:style-name="gr112" draw:text-style-name="P9" draw:layer="layout" svg:x1="19.14cm" svg:y1="8.724cm" svg:x2="8.876cm" svg:y2="8.724cm">
          <text:p/>
        </draw:line>
        <draw:line draw:style-name="gr112" draw:text-style-name="P9" draw:layer="layout" svg:x1="19.14cm" svg:y1="8.182cm" svg:x2="8.876cm" svg:y2="8.182cm">
          <text:p/>
        </draw:line>
        <draw:line draw:style-name="gr112" draw:text-style-name="P9" draw:layer="layout" svg:x1="19.14cm" svg:y1="7.64cm" svg:x2="8.876cm" svg:y2="7.64cm">
          <text:p/>
        </draw:line>
        <draw:line draw:style-name="gr112" draw:text-style-name="P9" draw:layer="layout" svg:x1="19.14cm" svg:y1="7.098cm" svg:x2="8.876cm" svg:y2="7.098cm">
          <text:p/>
        </draw:line>
        <draw:line draw:style-name="gr112" draw:text-style-name="P9" draw:layer="layout" svg:x1="19.14cm" svg:y1="6.556cm" svg:x2="8.876cm" svg:y2="6.556cm">
          <text:p/>
        </draw:line>
        <draw:line draw:style-name="gr112" draw:text-style-name="P9" draw:layer="layout" svg:x1="19.14cm" svg:y1="6.015cm" svg:x2="8.876cm" svg:y2="6.015cm">
          <text:p/>
        </draw:line>
        <draw:frame draw:style-name="gr206" draw:text-style-name="P19" draw:layer="layout" svg:width="0.896cm" svg:height="0.569cm" svg:x="8.678cm" svg:y="11.546cm">
          <draw:text-box>
            <text:p><text:span text:style-name="T15">0.2</text:span></text:p>
          </draw:text-box>
        </draw:frame>
        <draw:frame draw:style-name="gr205" draw:text-style-name="P19" draw:layer="layout" svg:width="1.052cm" svg:height="0.569cm" svg:x="9.101cm" svg:y="11.175cm">
          <draw:text-box>
            <text:p><text:span text:style-name="T15">0.24</text:span></text:p>
          </draw:text-box>
        </draw:frame>
        <draw:frame draw:style-name="gr205" draw:text-style-name="P19" draw:layer="layout" svg:width="1.052cm" svg:height="0.569cm" svg:x="9.63cm" svg:y="11.546cm">
          <draw:text-box>
            <text:p><text:span text:style-name="T15">0.28</text:span></text:p>
          </draw:text-box>
        </draw:frame>
        <draw:frame draw:style-name="gr205" draw:text-style-name="P19" draw:layer="layout" svg:width="1.052cm" svg:height="0.569cm" svg:x="10.133cm" svg:y="11.175cm">
          <draw:text-box>
            <text:p><text:span text:style-name="T15">0.32</text:span></text:p>
          </draw:text-box>
        </draw:frame>
        <draw:frame draw:style-name="gr205" draw:text-style-name="P19" draw:layer="layout" svg:width="1.052cm" svg:height="0.569cm" svg:x="10.662cm" svg:y="11.546cm">
          <draw:text-box>
            <text:p><text:span text:style-name="T15">0.36</text:span></text:p>
          </draw:text-box>
        </draw:frame>
        <draw:frame draw:style-name="gr206" draw:text-style-name="P19" draw:layer="layout" svg:width="0.896cm" svg:height="0.569cm" svg:x="11.244cm" svg:y="11.175cm">
          <draw:text-box>
            <text:p><text:span text:style-name="T15">0.4</text:span></text:p>
          </draw:text-box>
        </draw:frame>
        <draw:frame draw:style-name="gr205" draw:text-style-name="P19" draw:layer="layout" svg:width="1.052cm" svg:height="0.569cm" svg:x="11.668cm" svg:y="11.546cm">
          <draw:text-box>
            <text:p><text:span text:style-name="T15">0.44</text:span></text:p>
          </draw:text-box>
        </draw:frame>
        <draw:frame draw:style-name="gr205" draw:text-style-name="P19" draw:layer="layout" svg:width="1.052cm" svg:height="0.569cm" svg:x="12.197cm" svg:y="11.175cm">
          <draw:text-box>
            <text:p><text:span text:style-name="T15">0.48</text:span></text:p>
          </draw:text-box>
        </draw:frame>
        <draw:frame draw:style-name="gr205" draw:text-style-name="P19" draw:layer="layout" svg:width="1.052cm" svg:height="0.569cm" svg:x="12.7cm" svg:y="11.546cm">
          <draw:text-box>
            <text:p><text:span text:style-name="T15">0.52</text:span></text:p>
          </draw:text-box>
        </draw:frame>
        <draw:frame draw:style-name="gr205" draw:text-style-name="P19" draw:layer="layout" svg:width="1.052cm" svg:height="0.569cm" svg:x="13.229cm" svg:y="11.175cm">
          <draw:text-box>
            <text:p><text:span text:style-name="T15">0.56</text:span></text:p>
          </draw:text-box>
        </draw:frame>
        <draw:frame draw:style-name="gr206" draw:text-style-name="P19" draw:layer="layout" svg:width="0.896cm" svg:height="0.569cm" svg:x="13.811cm" svg:y="11.546cm">
          <draw:text-box>
            <text:p><text:span text:style-name="T15">0.6</text:span></text:p>
          </draw:text-box>
        </draw:frame>
        <draw:frame draw:style-name="gr205" draw:text-style-name="P19" draw:layer="layout" svg:width="1.052cm" svg:height="0.569cm" svg:x="14.234cm" svg:y="11.175cm">
          <draw:text-box>
            <text:p><text:span text:style-name="T15">0.64</text:span></text:p>
          </draw:text-box>
        </draw:frame>
        <draw:frame draw:style-name="gr205" draw:text-style-name="P19" draw:layer="layout" svg:width="1.052cm" svg:height="0.569cm" svg:x="14.763cm" svg:y="11.546cm">
          <draw:text-box>
            <text:p><text:span text:style-name="T15">0.68</text:span></text:p>
          </draw:text-box>
        </draw:frame>
        <draw:frame draw:style-name="gr205" draw:text-style-name="P19" draw:layer="layout" svg:width="1.052cm" svg:height="0.569cm" svg:x="15.265cm" svg:y="11.175cm">
          <draw:text-box>
            <text:p><text:span text:style-name="T15">0.72</text:span></text:p>
          </draw:text-box>
        </draw:frame>
        <draw:frame draw:style-name="gr205" draw:text-style-name="P19" draw:layer="layout" svg:width="1.052cm" svg:height="0.569cm" svg:x="15.794cm" svg:y="11.546cm">
          <draw:text-box>
            <text:p><text:span text:style-name="T15">0.76</text:span></text:p>
          </draw:text-box>
        </draw:frame>
        <draw:frame draw:style-name="gr206" draw:text-style-name="P19" draw:layer="layout" svg:width="0.896cm" svg:height="0.569cm" svg:x="16.376cm" svg:y="11.175cm">
          <draw:text-box>
            <text:p><text:span text:style-name="T15">0.8</text:span></text:p>
          </draw:text-box>
        </draw:frame>
        <draw:frame draw:style-name="gr205" draw:text-style-name="P19" draw:layer="layout" svg:width="1.052cm" svg:height="0.569cm" svg:x="16.8cm" svg:y="11.546cm">
          <draw:text-box>
            <text:p><text:span text:style-name="T15">0.84</text:span></text:p>
          </draw:text-box>
        </draw:frame>
        <draw:frame draw:style-name="gr205" draw:text-style-name="P19" draw:layer="layout" svg:width="1.052cm" svg:height="0.569cm" svg:x="17.329cm" svg:y="11.175cm">
          <draw:text-box>
            <text:p><text:span text:style-name="T15">0.88</text:span></text:p>
          </draw:text-box>
        </draw:frame>
        <draw:frame draw:style-name="gr205" draw:text-style-name="P19" draw:layer="layout" svg:width="1.052cm" svg:height="0.569cm" svg:x="17.831cm" svg:y="11.546cm">
          <draw:text-box>
            <text:p><text:span text:style-name="T15">0.92</text:span></text:p>
          </draw:text-box>
        </draw:frame>
        <draw:frame draw:style-name="gr205" draw:text-style-name="P19" draw:layer="layout" svg:width="1.052cm" svg:height="0.569cm" svg:x="18.361cm" svg:y="11.175cm">
          <draw:text-box>
            <text:p><text:span text:style-name="T15">0.96</text:span></text:p>
          </draw:text-box>
        </draw:frame>
        <draw:frame draw:style-name="gr206" draw:text-style-name="P19" draw:layer="layout" svg:width="0.659cm" svg:height="0.569cm" svg:x="19.049cm" svg:y="11.546cm">
          <draw:text-box>
            <text:p><text:span text:style-name="T15">1</text:span></text:p>
          </draw:text-box>
        </draw:frame>
        <draw:line draw:style-name="gr112" draw:text-style-name="P9" draw:layer="layout" svg:x1="8.876cm" svg:y1="11.041cm" svg:x2="8.876cm" svg:y2="10.891cm">
          <text:p/>
        </draw:line>
        <draw:line draw:style-name="gr112" draw:text-style-name="P9" draw:layer="layout" svg:x1="9.389cm" svg:y1="11.041cm" svg:x2="9.389cm" svg:y2="10.891cm">
          <text:p/>
        </draw:line>
        <draw:line draw:style-name="gr112" draw:text-style-name="P9" draw:layer="layout" svg:x1="9.902cm" svg:y1="11.041cm" svg:x2="9.902cm" svg:y2="10.891cm">
          <text:p/>
        </draw:line>
        <draw:line draw:style-name="gr112" draw:text-style-name="P9" draw:layer="layout" svg:x1="10.415cm" svg:y1="11.041cm" svg:x2="10.415cm" svg:y2="10.891cm">
          <text:p/>
        </draw:line>
        <draw:line draw:style-name="gr112" draw:text-style-name="P9" draw:layer="layout" svg:x1="10.929cm" svg:y1="11.041cm" svg:x2="10.929cm" svg:y2="10.891cm">
          <text:p/>
        </draw:line>
        <draw:line draw:style-name="gr112" draw:text-style-name="P9" draw:layer="layout" svg:x1="11.442cm" svg:y1="11.041cm" svg:x2="11.442cm" svg:y2="10.891cm">
          <text:p/>
        </draw:line>
        <draw:line draw:style-name="gr112" draw:text-style-name="P9" draw:layer="layout" svg:x1="11.955cm" svg:y1="11.041cm" svg:x2="11.955cm" svg:y2="10.891cm">
          <text:p/>
        </draw:line>
        <draw:line draw:style-name="gr112" draw:text-style-name="P9" draw:layer="layout" svg:x1="12.468cm" svg:y1="11.041cm" svg:x2="12.468cm" svg:y2="10.891cm">
          <text:p/>
        </draw:line>
        <draw:line draw:style-name="gr112" draw:text-style-name="P9" draw:layer="layout" svg:x1="12.982cm" svg:y1="11.041cm" svg:x2="12.982cm" svg:y2="10.891cm">
          <text:p/>
        </draw:line>
        <draw:line draw:style-name="gr112" draw:text-style-name="P9" draw:layer="layout" svg:x1="13.495cm" svg:y1="11.041cm" svg:x2="13.495cm" svg:y2="10.891cm">
          <text:p/>
        </draw:line>
        <draw:line draw:style-name="gr112" draw:text-style-name="P9" draw:layer="layout" svg:x1="14.008cm" svg:y1="11.041cm" svg:x2="14.008cm" svg:y2="10.891cm">
          <text:p/>
        </draw:line>
        <draw:line draw:style-name="gr112" draw:text-style-name="P9" draw:layer="layout" svg:x1="14.521cm" svg:y1="11.041cm" svg:x2="14.521cm" svg:y2="10.891cm">
          <text:p/>
        </draw:line>
        <draw:line draw:style-name="gr112" draw:text-style-name="P9" draw:layer="layout" svg:x1="15.034cm" svg:y1="11.041cm" svg:x2="15.034cm" svg:y2="10.891cm">
          <text:p/>
        </draw:line>
        <draw:line draw:style-name="gr112" draw:text-style-name="P9" draw:layer="layout" svg:x1="15.547cm" svg:y1="11.041cm" svg:x2="15.547cm" svg:y2="10.891cm">
          <text:p/>
        </draw:line>
        <draw:line draw:style-name="gr112" draw:text-style-name="P9" draw:layer="layout" svg:x1="16.06cm" svg:y1="11.041cm" svg:x2="16.06cm" svg:y2="10.891cm">
          <text:p/>
        </draw:line>
        <draw:line draw:style-name="gr112" draw:text-style-name="P9" draw:layer="layout" svg:x1="16.573cm" svg:y1="11.041cm" svg:x2="16.573cm" svg:y2="10.891cm">
          <text:p/>
        </draw:line>
        <draw:line draw:style-name="gr112" draw:text-style-name="P9" draw:layer="layout" svg:x1="17.087cm" svg:y1="11.041cm" svg:x2="17.087cm" svg:y2="10.891cm">
          <text:p/>
        </draw:line>
        <draw:line draw:style-name="gr112" draw:text-style-name="P9" draw:layer="layout" svg:x1="17.6cm" svg:y1="11.041cm" svg:x2="17.6cm" svg:y2="10.891cm">
          <text:p/>
        </draw:line>
        <draw:line draw:style-name="gr112" draw:text-style-name="P9" draw:layer="layout" svg:x1="18.113cm" svg:y1="11.041cm" svg:x2="18.113cm" svg:y2="10.891cm">
          <text:p/>
        </draw:line>
        <draw:line draw:style-name="gr112" draw:text-style-name="P9" draw:layer="layout" svg:x1="18.626cm" svg:y1="11.041cm" svg:x2="18.626cm" svg:y2="10.891cm">
          <text:p/>
        </draw:line>
        <draw:polyline draw:style-name="gr112" draw:text-style-name="P9" draw:layer="layout" svg:width="0.149cm" svg:height="10.263cm" draw:transform="rotate (1.5707963267946) translate (8.87589672593783cm 11.0412366282381cm)" svg:viewBox="0 0 150 10264" draw:points="0,28016 150,28016 150,17752">
          <text:p/>
        </draw:polyline>
        <draw:frame draw:style-name="gr206" draw:text-style-name="P19" draw:layer="layout" svg:width="0.659cm" svg:height="0.569cm" svg:x="8.466cm" svg:y="10.752cm">
          <draw:text-box>
            <text:p><text:span text:style-name="T15">0</text:span></text:p>
          </draw:text-box>
        </draw:frame>
        <draw:frame draw:style-name="gr206" draw:text-style-name="P19" draw:layer="layout" svg:width="0.815cm" svg:height="0.569cm" svg:x="8.307cm" svg:y="10.196cm">
          <draw:text-box>
            <text:p><text:span text:style-name="T15">10</text:span></text:p>
          </draw:text-box>
        </draw:frame>
        <draw:frame draw:style-name="gr206" draw:text-style-name="P19" draw:layer="layout" svg:width="0.815cm" svg:height="0.569cm" svg:x="8.307cm" svg:y="9.667cm">
          <draw:text-box>
            <text:p><text:span text:style-name="T15">20</text:span></text:p>
          </draw:text-box>
        </draw:frame>
        <draw:frame draw:style-name="gr206" draw:text-style-name="P19" draw:layer="layout" svg:width="0.815cm" svg:height="0.569cm" svg:x="8.307cm" svg:y="9.112cm">
          <draw:text-box>
            <text:p><text:span text:style-name="T15">30</text:span></text:p>
          </draw:text-box>
        </draw:frame>
        <draw:frame draw:style-name="gr206" draw:text-style-name="P19" draw:layer="layout" svg:width="0.815cm" svg:height="0.569cm" svg:x="8.307cm" svg:y="8.584cm">
          <draw:text-box>
            <text:p><text:span text:style-name="T15">40</text:span></text:p>
          </draw:text-box>
        </draw:frame>
        <draw:frame draw:style-name="gr206" draw:text-style-name="P19" draw:layer="layout" svg:width="0.815cm" svg:height="0.569cm" svg:x="8.307cm" svg:y="8.028cm">
          <draw:text-box>
            <text:p><text:span text:style-name="T15">50</text:span></text:p>
          </draw:text-box>
        </draw:frame>
        <draw:frame draw:style-name="gr206" draw:text-style-name="P19" draw:layer="layout" svg:width="0.815cm" svg:height="0.569cm" svg:x="8.307cm" svg:y="7.499cm">
          <draw:text-box>
            <text:p><text:span text:style-name="T15">60</text:span></text:p>
          </draw:text-box>
        </draw:frame>
        <draw:frame draw:style-name="gr206" draw:text-style-name="P19" draw:layer="layout" svg:width="0.815cm" svg:height="0.569cm" svg:x="8.307cm" svg:y="6.943cm">
          <draw:text-box>
            <text:p><text:span text:style-name="T15">70</text:span></text:p>
          </draw:text-box>
        </draw:frame>
        <draw:frame draw:style-name="gr206" draw:text-style-name="P19" draw:layer="layout" svg:width="0.815cm" svg:height="0.569cm" svg:x="8.307cm" svg:y="6.414cm">
          <draw:text-box>
            <text:p><text:span text:style-name="T15">80</text:span></text:p>
          </draw:text-box>
        </draw:frame>
        <draw:frame draw:style-name="gr206" draw:text-style-name="P19" draw:layer="layout" svg:width="0.815cm" svg:height="0.569cm" svg:x="8.307cm" svg:y="5.858cm">
          <draw:text-box>
            <text:p><text:span text:style-name="T15">90</text:span></text:p>
          </draw:text-box>
        </draw:frame>
        <draw:line draw:style-name="gr112" draw:text-style-name="P9" draw:layer="layout" svg:x1="8.726cm" svg:y1="10.891cm" svg:x2="8.876cm" svg:y2="10.891cm">
          <text:p/>
        </draw:line>
        <draw:line draw:style-name="gr112" draw:text-style-name="P9" draw:layer="layout" svg:x1="8.726cm" svg:y1="10.349cm" svg:x2="8.876cm" svg:y2="10.349cm">
          <text:p/>
        </draw:line>
        <draw:line draw:style-name="gr112" draw:text-style-name="P9" draw:layer="layout" svg:x1="8.726cm" svg:y1="9.807cm" svg:x2="8.876cm" svg:y2="9.807cm">
          <text:p/>
        </draw:line>
        <draw:line draw:style-name="gr112" draw:text-style-name="P9" draw:layer="layout" svg:x1="8.726cm" svg:y1="9.265cm" svg:x2="8.876cm" svg:y2="9.265cm">
          <text:p/>
        </draw:line>
        <draw:line draw:style-name="gr112" draw:text-style-name="P9" draw:layer="layout" svg:x1="8.726cm" svg:y1="8.724cm" svg:x2="8.876cm" svg:y2="8.724cm">
          <text:p/>
        </draw:line>
        <draw:line draw:style-name="gr112" draw:text-style-name="P9" draw:layer="layout" svg:x1="8.726cm" svg:y1="8.182cm" svg:x2="8.876cm" svg:y2="8.182cm">
          <text:p/>
        </draw:line>
        <draw:line draw:style-name="gr112" draw:text-style-name="P9" draw:layer="layout" svg:x1="8.726cm" svg:y1="7.64cm" svg:x2="8.876cm" svg:y2="7.64cm">
          <text:p/>
        </draw:line>
        <draw:line draw:style-name="gr112" draw:text-style-name="P9" draw:layer="layout" svg:x1="8.726cm" svg:y1="7.098cm" svg:x2="8.876cm" svg:y2="7.098cm">
          <text:p/>
        </draw:line>
        <draw:line draw:style-name="gr112" draw:text-style-name="P9" draw:layer="layout" svg:x1="8.726cm" svg:y1="6.556cm" svg:x2="8.876cm" svg:y2="6.556cm">
          <text:p/>
        </draw:line>
        <draw:polyline draw:style-name="gr112" draw:text-style-name="P9" draw:layer="layout" svg:width="0.149cm" svg:height="4.875cm" svg:x="8.726cm" svg:y="6.015cm" svg:viewBox="0 0 150 4876" draw:points="0,0 150,0 150,4876">
          <text:p/>
        </draw:polyline>
        <draw:polygon draw:style-name="gr116" draw:text-style-name="P9" draw:layer="layout" svg:width="0.552cm" svg:height="0.332cm" svg:x="8.856cm" svg:y="9.502cm" svg:viewBox="0 0 553 333" draw:points="40,0 553,255 533,294 513,333 0,78 20,39">
          <text:p/>
        </draw:polygon>
        <draw:polygon draw:style-name="gr116" draw:text-style-name="P9" draw:layer="layout" svg:width="0.019cm" svg:height="0.041cm" svg:x="9.369cm" svg:y="9.796cm" svg:viewBox="0 0 20 42" draw:points="20,0 6,42 0,39">
          <text:p/>
        </draw:polygon>
        <draw:polygon draw:style-name="gr116" draw:text-style-name="P9" draw:layer="layout" svg:width="0.54cm" svg:height="0.249cm" svg:x="9.375cm" svg:y="9.754cm" svg:viewBox="0 0 541 250" draw:points="28,0 541,166 527,208 513,250 0,84 14,42">
          <text:p/>
        </draw:polygon>
        <draw:polygon draw:style-name="gr116" draw:text-style-name="P9" draw:layer="layout" svg:width="0.013cm" svg:height="0.043cm" svg:x="9.888cm" svg:y="9.962cm" svg:viewBox="0 0 14 44" draw:points="14,0 10,44 2,42 0,42">
          <text:p/>
        </draw:polygon>
        <draw:polygon draw:style-name="gr116" draw:text-style-name="P9" draw:layer="layout" svg:width="0.52cm" svg:height="0.137cm" svg:x="9.898cm" svg:y="9.918cm" svg:viewBox="0 0 521 138" draw:points="8,0 521,50 517,94 513,138 0,88 4,44">
          <text:p/>
        </draw:polygon>
        <draw:polygon draw:style-name="gr116" draw:text-style-name="P9" draw:layer="layout" svg:width="0.008cm" svg:height="0.043cm" svg:x="10.411cm" svg:y="10.012cm" svg:viewBox="0 0 9 44" draw:points="4,0 9,44 1,44 0,44">
          <text:p/>
        </draw:polygon>
        <draw:polygon draw:style-name="gr116" draw:text-style-name="P9" draw:layer="layout" svg:width="0.523cm" svg:height="0.142cm" svg:x="10.41cm" svg:y="9.913cm" svg:viewBox="0 0 524 143" draw:points="0,55 514,0 519,44 524,88 10,143 5,99">
          <text:p/>
        </draw:polygon>
        <draw:polygon draw:style-name="gr116" draw:text-style-name="P9" draw:layer="layout" svg:width="0.011cm" svg:height="0.043cm" svg:x="10.929cm" svg:y="9.957cm" svg:viewBox="0 0 12 44" draw:points="0,0 12,42 5,44">
          <text:p/>
        </draw:polygon>
        <draw:polygon draw:style-name="gr116" draw:text-style-name="P9" draw:layer="layout" svg:width="0.536cm" svg:height="0.229cm" svg:x="10.917cm" svg:y="9.769cm" svg:viewBox="0 0 537 230" draw:points="0,146 513,0 525,42 537,84 24,230 12,188">
          <text:p/>
        </draw:polygon>
        <draw:polygon draw:style-name="gr116" draw:text-style-name="P9" draw:layer="layout" svg:width="0.013cm" svg:height="0.041cm" svg:x="11.442cm" svg:y="9.811cm" svg:viewBox="0 0 14 42" draw:points="0,0 14,42 12,42">
          <text:p/>
        </draw:polygon>
        <draw:polygon draw:style-name="gr116" draw:text-style-name="P9" draw:layer="layout" svg:width="0.54cm" svg:height="0.255cm" svg:x="11.428cm" svg:y="9.597cm" svg:viewBox="0 0 541 256" draw:points="0,172 513,0 527,42 541,84 28,256 14,214">
          <text:p/>
        </draw:polygon>
        <draw:polygon draw:style-name="gr116" draw:text-style-name="P9" draw:layer="layout" svg:width="0.017cm" svg:height="0.041cm" svg:x="11.955cm" svg:y="9.639cm" svg:viewBox="0 0 18 42" draw:points="0,0 18,40 14,42">
          <text:p/>
        </draw:polygon>
        <draw:polygon draw:style-name="gr116" draw:text-style-name="P9" draw:layer="layout" svg:width="0.548cm" svg:height="0.311cm" svg:x="11.937cm" svg:y="9.367cm" svg:viewBox="0 0 549 312" draw:points="0,232 513,0 531,40 549,80 36,312 18,272">
          <text:p/>
        </draw:polygon>
        <draw:polygon draw:style-name="gr116" draw:text-style-name="P9" draw:layer="layout" svg:width="0.018cm" svg:height="0.039cm" svg:x="12.468cm" svg:y="9.407cm" svg:viewBox="0 0 19 40" draw:points="0,0 19,40 18,40">
          <text:p/>
        </draw:polygon>
        <draw:polygon draw:style-name="gr116" draw:text-style-name="P9" draw:layer="layout" svg:width="0.551cm" svg:height="0.322cm" svg:x="12.449cm" svg:y="9.125cm" svg:viewBox="0 0 552 323" draw:points="0,243 514,0 533,40 552,80 38,323 19,283">
          <text:p/>
        </draw:polygon>
        <draw:polygon draw:style-name="gr116" draw:text-style-name="P9" draw:layer="layout" svg:width="0.018cm" svg:height="0.039cm" svg:x="12.982cm" svg:y="9.165cm" svg:viewBox="0 0 19 40" draw:points="0,0 19,40 19,40">
          <text:p/>
        </draw:polygon>
        <draw:polygon draw:style-name="gr116" draw:text-style-name="P9" draw:layer="layout" svg:width="0.55cm" svg:height="0.323cm" svg:x="12.963cm" svg:y="8.881cm" svg:viewBox="0 0 551 324" draw:points="0,244 513,0 532,40 551,80 38,324 19,284">
          <text:p/>
        </draw:polygon>
        <draw:polygon draw:style-name="gr116" draw:text-style-name="P9" draw:layer="layout" svg:width="0.019cm" svg:height="0.039cm" svg:x="13.495cm" svg:y="8.921cm" svg:viewBox="0 0 20 40" draw:points="0,0 20,39 19,40">
          <text:p/>
        </draw:polygon>
        <draw:polygon draw:style-name="gr116" draw:text-style-name="P9" draw:layer="layout" svg:width="0.552cm" svg:height="0.335cm" svg:x="13.475cm" svg:y="8.624cm" svg:viewBox="0 0 553 336" draw:points="0,258 513,0 533,39 553,78 40,336 20,297">
          <text:p/>
        </draw:polygon>
        <draw:polygon draw:style-name="gr116" draw:text-style-name="P9" draw:layer="layout" svg:width="0.019cm" svg:height="0.038cm" svg:x="13.988cm" svg:y="8.624cm" svg:viewBox="0 0 20 39" draw:points="20,39 0,0 0,0">
          <text:p/>
        </draw:polygon>
        <draw:polygon draw:style-name="gr116" draw:text-style-name="P9" draw:layer="layout" svg:width="0.552cm" svg:height="0.332cm" svg:x="13.988cm" svg:y="8.369cm" svg:viewBox="0 0 553 333" draw:points="0,255 513,0 533,39 553,78 40,333 20,294">
          <text:p/>
        </draw:polygon>
        <draw:polygon draw:style-name="gr116" draw:text-style-name="P9" draw:layer="layout" svg:width="0.019cm" svg:height="0.038cm" svg:x="14.521cm" svg:y="8.408cm" svg:viewBox="0 0 20 39" draw:points="0,0 20,39 20,39">
          <text:p/>
        </draw:polygon>
        <draw:polygon draw:style-name="gr116" draw:text-style-name="P9" draw:layer="layout" svg:width="0.553cm" svg:height="0.344cm" svg:x="14.501cm" svg:y="8.102cm" svg:viewBox="0 0 554 345" draw:points="0,267 514,0 534,39 554,78 40,345 20,306">
          <text:p/>
        </draw:polygon>
        <draw:polygon draw:style-name="gr116" draw:text-style-name="P9" draw:layer="layout" svg:width="0.019cm" svg:height="0.038cm" svg:x="15.014cm" svg:y="8.102cm" svg:viewBox="0 0 20 39" draw:points="20,39 0,0 0,0">
          <text:p/>
        </draw:polygon>
        <draw:polygon draw:style-name="gr116" draw:text-style-name="P9" draw:layer="layout" svg:width="0.552cm" svg:height="0.336cm" svg:x="15.014cm" svg:y="7.843cm" svg:viewBox="0 0 553 337" draw:points="0,259 513,0 533,39 553,78 40,337 20,298">
          <text:p/>
        </draw:polygon>
        <draw:polygon draw:style-name="gr116" draw:text-style-name="P9" draw:layer="layout" svg:width="0.019cm" svg:height="0.039cm" svg:x="15.527cm" svg:y="7.842cm" svg:viewBox="0 0 20 40" draw:points="20,40 0,1 1,0">
          <text:p/>
        </draw:polygon>
        <draw:polygon draw:style-name="gr116" draw:text-style-name="P9" draw:layer="layout" svg:width="0.55cm" svg:height="0.33cm" svg:x="15.528cm" svg:y="7.591cm" svg:viewBox="0 0 551 331" draw:points="0,251 513,0 532,40 551,80 38,331 19,291">
          <text:p/>
        </draw:polygon>
        <draw:polygon draw:style-name="gr116" draw:text-style-name="P9" draw:layer="layout" svg:width="0.02cm" svg:height="0.039cm" svg:x="16.06cm" svg:y="7.631cm" svg:viewBox="0 0 21 40" draw:points="0,0 21,38 19,40">
          <text:p/>
        </draw:polygon>
        <draw:polygon draw:style-name="gr116" draw:text-style-name="P9" draw:layer="layout" svg:width="0.554cm" svg:height="0.362cm" svg:x="16.039cm" svg:y="7.306cm" svg:viewBox="0 0 555 363" draw:points="0,287 513,0 534,38 555,76 42,363 21,325">
          <text:p/>
        </draw:polygon>
        <draw:polygon draw:style-name="gr116" draw:text-style-name="P9" draw:layer="layout" svg:width="0.02cm" svg:height="0.039cm" svg:x="16.552cm" svg:y="7.304cm" svg:viewBox="0 0 21 40" draw:points="21,40 0,2 2,0">
          <text:p/>
        </draw:polygon>
        <draw:polygon draw:style-name="gr116" draw:text-style-name="P9" draw:layer="layout" svg:width="0.551cm" svg:height="0.33cm" svg:x="16.554cm" svg:y="7.053cm" svg:viewBox="0 0 552 331" draw:points="0,251 514,0 533,40 552,80 38,331 19,291">
          <text:p/>
        </draw:polygon>
        <draw:polygon draw:style-name="gr116" draw:text-style-name="P9" draw:layer="layout" svg:width="0.018cm" svg:height="0.041cm" svg:x="17.068cm" svg:y="7.051cm" svg:viewBox="0 0 19 42" draw:points="19,42 0,2 6,0">
          <text:p/>
        </draw:polygon>
        <draw:polygon draw:style-name="gr116" draw:text-style-name="P9" draw:layer="layout" svg:width="0.538cm" svg:height="0.248cm" svg:x="17.074cm" svg:y="6.886cm" svg:viewBox="0 0 539 249" draw:points="0,165 513,0 526,42 539,84 26,249 13,207">
          <text:p/>
        </draw:polygon>
        <draw:polygon draw:style-name="gr116" draw:text-style-name="P9" draw:layer="layout" svg:width="0.012cm" svg:height="0.041cm" svg:x="17.587cm" svg:y="6.886cm" svg:viewBox="0 0 13 42" draw:points="13,42 0,0 0,0">
          <text:p/>
        </draw:polygon>
        <draw:polygon draw:style-name="gr116" draw:text-style-name="P9" draw:layer="layout" svg:width="0.538cm" svg:height="0.243cm" svg:x="17.587cm" svg:y="6.726cm" svg:viewBox="0 0 539 244" draw:points="0,160 513,0 526,42 539,84 26,244 13,202">
          <text:p/>
        </draw:polygon>
        <draw:polygon draw:style-name="gr116" draw:text-style-name="P9" draw:layer="layout" svg:width="0.012cm" svg:height="0.041cm" svg:x="18.1cm" svg:y="6.726cm" svg:viewBox="0 0 13 42" draw:points="13,42 0,0 1,0">
          <text:p/>
        </draw:polygon>
        <draw:polygon draw:style-name="gr116" draw:text-style-name="P9" draw:layer="layout" svg:width="0.536cm" svg:height="0.229cm" svg:x="18.101cm" svg:y="6.58cm" svg:viewBox="0 0 537 230" draw:points="0,146 513,0 525,42 537,84 24,230 12,188">
          <text:p/>
        </draw:polygon>
        <draw:polygon draw:style-name="gr116" draw:text-style-name="P9" draw:layer="layout" svg:width="0.011cm" svg:height="0.042cm" svg:x="18.614cm" svg:y="6.579cm" svg:viewBox="0 0 12 43" draw:points="12,43 0,1 1,0">
          <text:p/>
        </draw:polygon>
        <draw:polygon draw:style-name="gr116" draw:text-style-name="P9" draw:layer="layout" svg:width="0.535cm" svg:height="0.221cm" svg:x="18.615cm" svg:y="6.443cm" svg:viewBox="0 0 536 222" draw:points="0,136 514,0 525,43 536,86 22,222 11,179">
          <text:p/>
        </draw:polygon>
        <draw:polygon draw:style-name="gr116" draw:text-style-name="P9" draw:layer="layout" svg:width="0.249cm" svg:height="0.249cm" svg:x="8.751cm" svg:y="9.416cm" svg:viewBox="0 0 250 250" draw:points="0,0 0,250 250,250 250,0">
          <text:p/>
        </draw:polygon>
        <draw:polyline draw:style-name="gr117" draw:text-style-name="P9" draw:layer="layout" svg:width="0.249cm" svg:height="0.249cm" svg:x="8.751cm" svg:y="9.416cm" svg:viewBox="0 0 250 250" draw:points="0,0 0,250 250,250 250,0 0,0">
          <text:p/>
        </draw:polyline>
        <draw:polygon draw:style-name="gr118" draw:text-style-name="P9" draw:layer="layout" svg:width="0.249cm" svg:height="0.249cm" svg:x="9.264cm" svg:y="9.671cm" svg:viewBox="0 0 250 250" draw:points="0,0 0,250 250,250 250,0">
          <text:p/>
        </draw:polygon>
        <draw:polyline draw:style-name="gr117" draw:text-style-name="P9" draw:layer="layout" svg:width="0.249cm" svg:height="0.249cm" svg:x="9.264cm" svg:y="9.671cm" svg:viewBox="0 0 250 250" draw:points="0,0 0,250 250,250 250,0 0,0">
          <text:p/>
        </draw:polyline>
        <draw:polygon draw:style-name="gr118" draw:text-style-name="P9" draw:layer="layout" svg:width="0.249cm" svg:height="0.249cm" svg:x="9.777cm" svg:y="9.837cm" svg:viewBox="0 0 250 250" draw:points="0,0 0,250 250,250 250,0">
          <text:p/>
        </draw:polygon>
        <draw:polyline draw:style-name="gr117" draw:text-style-name="P9" draw:layer="layout" svg:width="0.249cm" svg:height="0.249cm" svg:x="9.777cm" svg:y="9.837cm" svg:viewBox="0 0 250 250" draw:points="0,0 0,250 250,250 250,0 0,0">
          <text:p/>
        </draw:polyline>
        <draw:polygon draw:style-name="gr118" draw:text-style-name="P9" draw:layer="layout" svg:width="0.249cm" svg:height="0.249cm" svg:x="10.29cm" svg:y="9.887cm" svg:viewBox="0 0 250 250" draw:points="0,0 0,250 250,250 250,0">
          <text:p/>
        </draw:polygon>
        <draw:polyline draw:style-name="gr117" draw:text-style-name="P9" draw:layer="layout" svg:width="0.249cm" svg:height="0.249cm" svg:x="10.29cm" svg:y="9.887cm" svg:viewBox="0 0 250 250" draw:points="0,0 0,250 250,250 250,0 0,0">
          <text:p/>
        </draw:polyline>
        <draw:polygon draw:style-name="gr118" draw:text-style-name="P9" draw:layer="layout" svg:width="0.249cm" svg:height="0.249cm" svg:x="10.804cm" svg:y="9.832cm" svg:viewBox="0 0 250 250" draw:points="0,0 0,250 250,250 250,0">
          <text:p/>
        </draw:polygon>
        <draw:polyline draw:style-name="gr117" draw:text-style-name="P9" draw:layer="layout" svg:width="0.249cm" svg:height="0.249cm" svg:x="10.804cm" svg:y="9.832cm" svg:viewBox="0 0 250 250" draw:points="0,0 0,250 250,250 250,0 0,0">
          <text:p/>
        </draw:polyline>
        <draw:polygon draw:style-name="gr118" draw:text-style-name="P9" draw:layer="layout" svg:width="0.249cm" svg:height="0.249cm" svg:x="11.317cm" svg:y="9.686cm" svg:viewBox="0 0 250 250" draw:points="0,0 0,250 250,250 250,0">
          <text:p/>
        </draw:polygon>
        <draw:polyline draw:style-name="gr117" draw:text-style-name="P9" draw:layer="layout" svg:width="0.249cm" svg:height="0.249cm" svg:x="11.317cm" svg:y="9.686cm" svg:viewBox="0 0 250 250" draw:points="0,0 0,250 250,250 250,0 0,0">
          <text:p/>
        </draw:polyline>
        <draw:polygon draw:style-name="gr118" draw:text-style-name="P9" draw:layer="layout" svg:width="0.249cm" svg:height="0.249cm" svg:x="11.83cm" svg:y="9.514cm" svg:viewBox="0 0 250 250" draw:points="0,0 0,250 250,250 250,0">
          <text:p/>
        </draw:polygon>
        <draw:polyline draw:style-name="gr117" draw:text-style-name="P9" draw:layer="layout" svg:width="0.249cm" svg:height="0.249cm" svg:x="11.83cm" svg:y="9.514cm" svg:viewBox="0 0 250 250" draw:points="0,0 0,250 250,250 250,0 0,0">
          <text:p/>
        </draw:polyline>
        <draw:polygon draw:style-name="gr118" draw:text-style-name="P9" draw:layer="layout" svg:width="0.249cm" svg:height="0.249cm" svg:x="12.343cm" svg:y="9.282cm" svg:viewBox="0 0 250 250" draw:points="0,0 0,250 250,250 250,0">
          <text:p/>
        </draw:polygon>
        <draw:polyline draw:style-name="gr117" draw:text-style-name="P9" draw:layer="layout" svg:width="0.249cm" svg:height="0.249cm" svg:x="12.343cm" svg:y="9.282cm" svg:viewBox="0 0 250 250" draw:points="0,0 0,250 250,250 250,0 0,0">
          <text:p/>
        </draw:polyline>
        <draw:polygon draw:style-name="gr118" draw:text-style-name="P9" draw:layer="layout" svg:width="0.249cm" svg:height="0.249cm" svg:x="12.857cm" svg:y="9.04cm" svg:viewBox="0 0 250 250" draw:points="0,0 0,250 250,250 250,0">
          <text:p/>
        </draw:polygon>
        <draw:polyline draw:style-name="gr117" draw:text-style-name="P9" draw:layer="layout" svg:width="0.249cm" svg:height="0.249cm" svg:x="12.857cm" svg:y="9.04cm" svg:viewBox="0 0 250 250" draw:points="0,0 0,250 250,250 250,0 0,0">
          <text:p/>
        </draw:polyline>
        <draw:polygon draw:style-name="gr118" draw:text-style-name="P9" draw:layer="layout" svg:width="0.249cm" svg:height="0.249cm" svg:x="13.37cm" svg:y="8.796cm" svg:viewBox="0 0 250 250" draw:points="0,0 0,250 250,250 250,0">
          <text:p/>
        </draw:polygon>
        <draw:polyline draw:style-name="gr117" draw:text-style-name="P9" draw:layer="layout" svg:width="0.249cm" svg:height="0.249cm" svg:x="13.37cm" svg:y="8.796cm" svg:viewBox="0 0 250 250" draw:points="0,0 0,250 250,250 250,0 0,0">
          <text:p/>
        </draw:polyline>
        <draw:polygon draw:style-name="gr118" draw:text-style-name="P9" draw:layer="layout" svg:width="0.249cm" svg:height="0.249cm" svg:x="13.883cm" svg:y="8.538cm" svg:viewBox="0 0 250 250" draw:points="0,0 0,250 250,250 250,0">
          <text:p/>
        </draw:polygon>
        <draw:polyline draw:style-name="gr117" draw:text-style-name="P9" draw:layer="layout" svg:width="0.249cm" svg:height="0.249cm" svg:x="13.883cm" svg:y="8.538cm" svg:viewBox="0 0 250 250" draw:points="0,0 0,250 250,250 250,0 0,0">
          <text:p/>
        </draw:polyline>
        <draw:polygon draw:style-name="gr118" draw:text-style-name="P9" draw:layer="layout" svg:width="0.249cm" svg:height="0.249cm" svg:x="14.396cm" svg:y="8.283cm" svg:viewBox="0 0 250 250" draw:points="0,0 0,250 250,250 250,0">
          <text:p/>
        </draw:polygon>
        <draw:polyline draw:style-name="gr117" draw:text-style-name="P9" draw:layer="layout" svg:width="0.249cm" svg:height="0.249cm" svg:x="14.396cm" svg:y="8.283cm" svg:viewBox="0 0 250 250" draw:points="0,0 0,250 250,250 250,0 0,0">
          <text:p/>
        </draw:polyline>
        <draw:polygon draw:style-name="gr118" draw:text-style-name="P9" draw:layer="layout" svg:width="0.249cm" svg:height="0.249cm" svg:x="14.91cm" svg:y="8.016cm" svg:viewBox="0 0 250 250" draw:points="0,0 0,250 250,250 250,0">
          <text:p/>
        </draw:polygon>
        <draw:polyline draw:style-name="gr117" draw:text-style-name="P9" draw:layer="layout" svg:width="0.249cm" svg:height="0.249cm" svg:x="14.91cm" svg:y="8.016cm" svg:viewBox="0 0 250 250" draw:points="0,0 0,250 250,250 250,0 0,0">
          <text:p/>
        </draw:polyline>
        <draw:polygon draw:style-name="gr118" draw:text-style-name="P9" draw:layer="layout" svg:width="0.249cm" svg:height="0.249cm" svg:x="15.422cm" svg:y="7.757cm" svg:viewBox="0 0 250 250" draw:points="0,0 0,250 250,250 250,0">
          <text:p/>
        </draw:polygon>
        <draw:polyline draw:style-name="gr117" draw:text-style-name="P9" draw:layer="layout" svg:width="0.249cm" svg:height="0.249cm" svg:x="15.422cm" svg:y="7.757cm" svg:viewBox="0 0 250 250" draw:points="0,0 0,250 250,250 250,0 0,0">
          <text:p/>
        </draw:polyline>
        <draw:polygon draw:style-name="gr118" draw:text-style-name="P9" draw:layer="layout" svg:width="0.249cm" svg:height="0.249cm" svg:x="15.935cm" svg:y="7.506cm" svg:viewBox="0 0 250 250" draw:points="0,0 0,250 250,250 250,0">
          <text:p/>
        </draw:polygon>
        <draw:polyline draw:style-name="gr117" draw:text-style-name="P9" draw:layer="layout" svg:width="0.249cm" svg:height="0.249cm" svg:x="15.935cm" svg:y="7.506cm" svg:viewBox="0 0 250 250" draw:points="0,0 0,250 250,250 250,0 0,0">
          <text:p/>
        </draw:polyline>
        <draw:polygon draw:style-name="gr118" draw:text-style-name="P9" draw:layer="layout" svg:width="0.249cm" svg:height="0.249cm" svg:x="16.448cm" svg:y="7.219cm" svg:viewBox="0 0 250 250" draw:points="0,0 0,250 250,250 250,0">
          <text:p/>
        </draw:polygon>
        <draw:polyline draw:style-name="gr117" draw:text-style-name="P9" draw:layer="layout" svg:width="0.249cm" svg:height="0.249cm" svg:x="16.448cm" svg:y="7.219cm" svg:viewBox="0 0 250 250" draw:points="0,0 0,250 250,250 250,0 0,0">
          <text:p/>
        </draw:polyline>
        <draw:polygon draw:style-name="gr118" draw:text-style-name="P9" draw:layer="layout" svg:width="0.249cm" svg:height="0.249cm" svg:x="16.962cm" svg:y="6.968cm" svg:viewBox="0 0 250 250" draw:points="0,0 0,250 250,250 250,0">
          <text:p/>
        </draw:polygon>
        <draw:polyline draw:style-name="gr117" draw:text-style-name="P9" draw:layer="layout" svg:width="0.249cm" svg:height="0.249cm" svg:x="16.962cm" svg:y="6.968cm" svg:viewBox="0 0 250 250" draw:points="0,0 0,250 250,250 250,0 0,0">
          <text:p/>
        </draw:polyline>
        <draw:polygon draw:style-name="gr118" draw:text-style-name="P9" draw:layer="layout" svg:width="0.249cm" svg:height="0.249cm" svg:x="17.475cm" svg:y="6.803cm" svg:viewBox="0 0 250 250" draw:points="0,0 0,250 250,250 250,0">
          <text:p/>
        </draw:polygon>
        <draw:polyline draw:style-name="gr117" draw:text-style-name="P9" draw:layer="layout" svg:width="0.249cm" svg:height="0.249cm" svg:x="17.475cm" svg:y="6.803cm" svg:viewBox="0 0 250 250" draw:points="0,0 0,250 250,250 250,0 0,0">
          <text:p/>
        </draw:polyline>
        <draw:polygon draw:style-name="gr118" draw:text-style-name="P9" draw:layer="layout" svg:width="0.249cm" svg:height="0.249cm" svg:x="17.988cm" svg:y="6.643cm" svg:viewBox="0 0 250 250" draw:points="0,0 0,250 250,250 250,0">
          <text:p/>
        </draw:polygon>
        <draw:polyline draw:style-name="gr117" draw:text-style-name="P9" draw:layer="layout" svg:width="0.249cm" svg:height="0.249cm" svg:x="17.988cm" svg:y="6.643cm" svg:viewBox="0 0 250 250" draw:points="0,0 0,250 250,250 250,0 0,0">
          <text:p/>
        </draw:polyline>
        <draw:polygon draw:style-name="gr118" draw:text-style-name="P9" draw:layer="layout" svg:width="0.249cm" svg:height="0.249cm" svg:x="18.501cm" svg:y="6.497cm" svg:viewBox="0 0 250 250" draw:points="0,0 0,250 250,250 250,0">
          <text:p/>
        </draw:polygon>
        <draw:polyline draw:style-name="gr117" draw:text-style-name="P9" draw:layer="layout" svg:width="0.249cm" svg:height="0.249cm" svg:x="18.501cm" svg:y="6.497cm" svg:viewBox="0 0 250 250" draw:points="0,0 0,250 250,250 250,0 0,0">
          <text:p/>
        </draw:polyline>
        <draw:polygon draw:style-name="gr118" draw:text-style-name="P9" draw:layer="layout" svg:width="0.249cm" svg:height="0.249cm" svg:x="19.015cm" svg:y="6.361cm" svg:viewBox="0 0 250 250" draw:points="0,0 0,250 250,250 250,0">
          <text:p/>
        </draw:polygon>
        <draw:polyline draw:style-name="gr117" draw:text-style-name="P9" draw:layer="layout" svg:width="0.249cm" svg:height="0.249cm" svg:x="19.015cm" svg:y="6.361cm" svg:viewBox="0 0 250 250" draw:points="0,0 0,250 250,250 250,0 0,0">
          <text:p/>
        </draw:polyline>
        <draw:polygon draw:style-name="gr119" draw:text-style-name="P9" draw:layer="layout" svg:width="0.544cm" svg:height="0.275cm" svg:x="8.86cm" svg:y="9.587cm" svg:viewBox="0 0 545 276" draw:points="32,0 545,194 529,235 513,276 0,82 16,41">
          <text:p/>
        </draw:polygon>
        <draw:polygon draw:style-name="gr119" draw:text-style-name="P9" draw:layer="layout" svg:width="0.015cm" svg:height="0.041cm" svg:x="9.373cm" svg:y="9.822cm" svg:viewBox="0 0 16 42" draw:points="16,0 2,42 0,41">
          <text:p/>
        </draw:polygon>
        <draw:polygon draw:style-name="gr119" draw:text-style-name="P9" draw:layer="layout" svg:width="0.54cm" svg:height="0.255cm" svg:x="9.375cm" svg:y="9.78cm" svg:viewBox="0 0 541 256" draw:points="28,0 541,172 527,214 513,256 0,84 14,42">
          <text:p/>
        </draw:polygon>
        <draw:polygon draw:style-name="gr119" draw:text-style-name="P9" draw:layer="layout" svg:width="0.013cm" svg:height="0.043cm" svg:x="9.888cm" svg:y="9.994cm" svg:viewBox="0 0 14 44" draw:points="14,0 9,44 2,42 0,42">
          <text:p/>
        </draw:polygon>
        <draw:polygon draw:style-name="gr119" draw:text-style-name="P9" draw:layer="layout" svg:width="0.522cm" svg:height="0.143cm" svg:x="9.897cm" svg:y="9.95cm" svg:viewBox="0 0 523 144" draw:points="10,0 523,56 518,100 513,144 0,88 5,44">
          <text:p/>
        </draw:polygon>
        <draw:polygon draw:style-name="gr119" draw:text-style-name="P9" draw:layer="layout" svg:width="0.008cm" svg:height="0.043cm" svg:x="10.41cm" svg:y="10.05cm" svg:viewBox="0 0 9 44" draw:points="5,0 9,44 1,44 0,44">
          <text:p/>
        </draw:polygon>
        <draw:polygon draw:style-name="gr119" draw:text-style-name="P9" draw:layer="layout" svg:width="0.521cm" svg:height="0.134cm" svg:x="10.411cm" svg:y="9.959cm" svg:viewBox="0 0 522 135" draw:points="0,47 514,0 518,44 522,88 8,135 4,91">
          <text:p/>
        </draw:polygon>
        <draw:polygon draw:style-name="gr119" draw:text-style-name="P9" draw:layer="layout" svg:width="0.008cm" svg:height="0.043cm" svg:x="10.929cm" svg:y="10.003cm" svg:viewBox="0 0 9 44" draw:points="0,0 9,43 4,44">
          <text:p/>
        </draw:polygon>
        <draw:polygon draw:style-name="gr119" draw:text-style-name="P9" draw:layer="layout" svg:width="0.53cm" svg:height="0.198cm" svg:x="10.92cm" svg:y="9.847cm" svg:viewBox="0 0 531 199" draw:points="0,113 513,0 522,43 531,86 18,199 9,156">
          <text:p/>
        </draw:polygon>
        <draw:polygon draw:style-name="gr119" draw:text-style-name="P9" draw:layer="layout" svg:width="0.012cm" svg:height="0.042cm" svg:x="11.442cm" svg:y="9.89cm" svg:viewBox="0 0 13 43" draw:points="0,0 13,42 9,43">
          <text:p/>
        </draw:polygon>
        <draw:polygon draw:style-name="gr119" draw:text-style-name="P9" draw:layer="layout" svg:width="0.538cm" svg:height="0.244cm" svg:x="11.429cm" svg:y="9.687cm" svg:viewBox="0 0 539 245" draw:points="0,161 513,0 526,42 539,84 26,245 13,203">
          <text:p/>
        </draw:polygon>
        <draw:polygon draw:style-name="gr119" draw:text-style-name="P9" draw:layer="layout" svg:width="0.016cm" svg:height="0.041cm" svg:x="11.955cm" svg:y="9.729cm" svg:viewBox="0 0 17 42" draw:points="0,0 17,40 13,42">
          <text:p/>
        </draw:polygon>
        <draw:polygon draw:style-name="gr119" draw:text-style-name="P9" draw:layer="layout" svg:width="0.546cm" svg:height="0.298cm" svg:x="11.938cm" svg:y="9.47cm" svg:viewBox="0 0 547 299" draw:points="0,219 513,0 530,40 547,80 34,299 17,259">
          <text:p/>
        </draw:polygon>
        <draw:polygon draw:style-name="gr119" draw:text-style-name="P9" draw:layer="layout" svg:width="0.016cm" svg:height="0.041cm" svg:x="12.451cm" svg:y="9.468cm" svg:viewBox="0 0 17 42" draw:points="17,42 0,2 2,0">
          <text:p/>
        </draw:polygon>
        <draw:polygon draw:style-name="gr119" draw:text-style-name="P9" draw:layer="layout" svg:width="0.543cm" svg:height="0.263cm" svg:x="12.453cm" svg:y="9.288cm" svg:viewBox="0 0 544 264" draw:points="0,180 514,0 529,42 544,84 30,264 15,222">
          <text:p/>
        </draw:polygon>
        <draw:polygon draw:style-name="gr119" draw:text-style-name="P9" draw:layer="layout" svg:width="0.015cm" svg:height="0.041cm" svg:x="12.982cm" svg:y="9.33cm" svg:viewBox="0 0 16 42" draw:points="0,0 16,41 15,42">
          <text:p/>
        </draw:polygon>
        <draw:polygon draw:style-name="gr119" draw:text-style-name="P9" draw:layer="layout" svg:width="0.544cm" svg:height="0.276cm" svg:x="12.966cm" svg:y="9.095cm" svg:viewBox="0 0 545 277" draw:points="0,195 513,0 529,41 545,82 32,277 16,236">
          <text:p/>
        </draw:polygon>
        <draw:polygon draw:style-name="gr119" draw:text-style-name="P9" draw:layer="layout" svg:width="0.021cm" svg:height="0.04cm" svg:x="13.495cm" svg:y="9.136cm" svg:viewBox="0 0 22 41" draw:points="0,0 22,38 16,41">
          <text:p/>
        </draw:polygon>
        <draw:polygon draw:style-name="gr119" draw:text-style-name="P9" draw:layer="layout" svg:width="0.556cm" svg:height="0.373cm" svg:x="13.473cm" svg:y="8.8cm" svg:viewBox="0 0 557 374" draw:points="0,298 513,0 535,38 557,76 44,374 22,336">
          <text:p/>
        </draw:polygon>
        <draw:polygon draw:style-name="gr119" draw:text-style-name="P9" draw:layer="layout" svg:width="0.021cm" svg:height="0.039cm" svg:x="13.986cm" svg:y="8.798cm" svg:viewBox="0 0 22 40" draw:points="22,40 0,2 5,0">
          <text:p/>
        </draw:polygon>
        <draw:polygon draw:style-name="gr119" draw:text-style-name="P9" draw:layer="layout" svg:width="0.546cm" svg:height="0.298cm" svg:x="13.991cm" svg:y="8.579cm" svg:viewBox="0 0 547 299" draw:points="0,219 513,0 530,40 547,80 34,299 17,259">
          <text:p/>
        </draw:polygon>
        <draw:polygon draw:style-name="gr119" draw:text-style-name="P9" draw:layer="layout" svg:width="0.016cm" svg:height="0.039cm" svg:x="14.521cm" svg:y="8.619cm" svg:viewBox="0 0 17 40" draw:points="0,0 17,40 17,40">
          <text:p/>
        </draw:polygon>
        <draw:polygon draw:style-name="gr119" draw:text-style-name="P9" draw:layer="layout" svg:width="0.547cm" svg:height="0.3cm" svg:x="14.504cm" svg:y="8.358cm" svg:viewBox="0 0 548 301" draw:points="0,221 514,0 531,40 548,80 34,301 17,261">
          <text:p/>
        </draw:polygon>
        <draw:polygon draw:style-name="gr119" draw:text-style-name="P9" draw:layer="layout" svg:width="0.018cm" svg:height="0.039cm" svg:x="15.034cm" svg:y="8.398cm" svg:viewBox="0 0 19 40" draw:points="0,0 19,40 17,40">
          <text:p/>
        </draw:polygon>
        <draw:polygon draw:style-name="gr119" draw:text-style-name="P9" draw:layer="layout" svg:width="0.55cm" svg:height="0.329cm" svg:x="15.015cm" svg:y="8.108cm" svg:viewBox="0 0 551 330" draw:points="0,250 513,0 532,40 551,80 38,330 19,290">
          <text:p/>
        </draw:polygon>
        <draw:polygon draw:style-name="gr119" draw:text-style-name="P9" draw:layer="layout" svg:width="0.022cm" svg:height="0.039cm" svg:x="15.547cm" svg:y="8.148cm" svg:viewBox="0 0 23 40" draw:points="0,0 23,38 19,40">
          <text:p/>
        </draw:polygon>
        <draw:polygon draw:style-name="gr119" draw:text-style-name="P9" draw:layer="layout" svg:width="0.558cm" svg:height="0.387cm" svg:x="15.524cm" svg:y="7.798cm" svg:viewBox="0 0 559 388" draw:points="0,312 513,0 536,38 559,76 46,388 23,350">
          <text:p/>
        </draw:polygon>
        <draw:polygon draw:style-name="gr119" draw:text-style-name="P9" draw:layer="layout" svg:width="0.022cm" svg:height="0.041cm" svg:x="16.037cm" svg:y="7.794cm" svg:viewBox="0 0 23 42" draw:points="23,42 0,4 7,1 10,0">
          <text:p/>
        </draw:polygon>
        <draw:polygon draw:style-name="gr119" draw:text-style-name="P9" draw:layer="layout" svg:width="0.538cm" svg:height="0.248cm" svg:x="16.047cm" svg:y="7.629cm" svg:viewBox="0 0 539 249" draw:points="0,165 513,0 526,42 539,84 26,249 13,207">
          <text:p/>
        </draw:polygon>
        <draw:polygon draw:style-name="gr119" draw:text-style-name="P9" draw:layer="layout" svg:width="0.013cm" svg:height="0.041cm" svg:x="16.573cm" svg:y="7.671cm" svg:viewBox="0 0 14 42" draw:points="0,0 14,42 13,42">
          <text:p/>
        </draw:polygon>
        <draw:polygon draw:style-name="gr119" draw:text-style-name="P9" draw:layer="layout" svg:width="0.541cm" svg:height="0.262cm" svg:x="16.559cm" svg:y="7.45cm" svg:viewBox="0 0 542 263" draw:points="0,179 514,0 528,42 542,84 28,263 14,221">
          <text:p/>
        </draw:polygon>
        <draw:polygon draw:style-name="gr119" draw:text-style-name="P9" draw:layer="layout" svg:width="0.016cm" svg:height="0.041cm" svg:x="17.087cm" svg:y="7.492cm" svg:viewBox="0 0 17 42" draw:points="0,0 17,41 14,42">
          <text:p/>
        </draw:polygon>
        <draw:polygon draw:style-name="gr119" draw:text-style-name="P9" draw:layer="layout" svg:width="0.546cm" svg:height="0.29cm" svg:x="17.07cm" svg:y="7.242cm" svg:viewBox="0 0 547 291" draw:points="0,209 513,0 530,41 547,82 34,291 17,250">
          <text:p/>
        </draw:polygon>
        <draw:polygon draw:style-name="gr119" draw:text-style-name="P9" draw:layer="layout" svg:width="0.016cm" svg:height="0.041cm" svg:x="17.583cm" svg:y="7.241cm" svg:viewBox="0 0 17 42" draw:points="17,42 0,1 5,0">
          <text:p/>
        </draw:polygon>
        <draw:polygon draw:style-name="gr119" draw:text-style-name="P9" draw:layer="layout" svg:width="0.536cm" svg:height="0.226cm" svg:x="17.588cm" svg:y="7.098cm" svg:viewBox="0 0 537 227" draw:points="0,143 513,0 525,42 537,84 24,227 12,185">
          <text:p/>
        </draw:polygon>
        <draw:polygon draw:style-name="gr119" draw:text-style-name="P9" draw:layer="layout" svg:width="0.02cm" svg:height="0.041cm" svg:x="18.113cm" svg:y="7.14cm" svg:viewBox="0 0 21 42" draw:points="0,0 21,39 14,42 12,42">
          <text:p/>
        </draw:polygon>
        <draw:polygon draw:style-name="gr119" draw:text-style-name="P9" draw:layer="layout" svg:width="0.554cm" svg:height="0.35cm" svg:x="18.092cm" svg:y="6.828cm" svg:viewBox="0 0 555 351" draw:points="0,273 513,0 534,39 555,78 42,351 21,312">
          <text:p/>
        </draw:polygon>
        <draw:polygon draw:style-name="gr119" draw:text-style-name="P9" draw:layer="layout" svg:width="0.02cm" svg:height="0.043cm" svg:x="18.605cm" svg:y="6.823cm" svg:viewBox="0 0 21 44" draw:points="21,44 0,5 7,2 15,0">
          <text:p/>
        </draw:polygon>
        <draw:polygon draw:style-name="gr119" draw:text-style-name="P9" draw:layer="layout" svg:width="0.525cm" svg:height="0.16cm" svg:x="18.62cm" svg:y="6.75cm" svg:viewBox="0 0 526 161" draw:points="0,73 514,0 520,44 526,88 12,161 6,117">
          <text:p/>
        </draw:polygon>
        <draw:polygon draw:style-name="gr119" draw:text-style-name="P9" draw:layer="layout" svg:width="0.249cm" svg:height="0.249cm" svg:x="8.751cm" svg:y="9.503cm" svg:viewBox="0 0 250 250" draw:points="0,125 125,250 250,125 125,0">
          <text:p/>
        </draw:polygon>
        <draw:polyline draw:style-name="gr117" draw:text-style-name="P9" draw:layer="layout" svg:width="0.249cm" svg:height="0.249cm" svg:x="8.751cm" svg:y="9.503cm" svg:viewBox="0 0 250 250" draw:points="0,125 125,250 250,125 125,0 0,125">
          <text:p/>
        </draw:polyline>
        <draw:polygon draw:style-name="gr119" draw:text-style-name="P9" draw:layer="layout" svg:width="0.249cm" svg:height="0.249cm" svg:x="9.264cm" svg:y="9.697cm" svg:viewBox="0 0 250 250" draw:points="0,125 125,250 250,125 125,0">
          <text:p/>
        </draw:polygon>
        <draw:polyline draw:style-name="gr117" draw:text-style-name="P9" draw:layer="layout" svg:width="0.249cm" svg:height="0.249cm" svg:x="9.264cm" svg:y="9.697cm" svg:viewBox="0 0 250 250" draw:points="0,125 125,250 250,125 125,0 0,125">
          <text:p/>
        </draw:polyline>
        <draw:polygon draw:style-name="gr119" draw:text-style-name="P9" draw:layer="layout" svg:width="0.249cm" svg:height="0.249cm" svg:x="9.777cm" svg:y="9.869cm" svg:viewBox="0 0 250 250" draw:points="0,125 125,250 250,125 125,0">
          <text:p/>
        </draw:polygon>
        <draw:polyline draw:style-name="gr117" draw:text-style-name="P9" draw:layer="layout" svg:width="0.249cm" svg:height="0.249cm" svg:x="9.777cm" svg:y="9.869cm" svg:viewBox="0 0 250 250" draw:points="0,125 125,250 250,125 125,0 0,125">
          <text:p/>
        </draw:polyline>
        <draw:polygon draw:style-name="gr119" draw:text-style-name="P9" draw:layer="layout" svg:width="0.249cm" svg:height="0.249cm" svg:x="10.29cm" svg:y="9.925cm" svg:viewBox="0 0 250 250" draw:points="0,125 125,250 250,125 125,0">
          <text:p/>
        </draw:polygon>
        <draw:polyline draw:style-name="gr117" draw:text-style-name="P9" draw:layer="layout" svg:width="0.249cm" svg:height="0.249cm" svg:x="10.29cm" svg:y="9.925cm" svg:viewBox="0 0 250 250" draw:points="0,125 125,250 250,125 125,0 0,125">
          <text:p/>
        </draw:polyline>
        <draw:polygon draw:style-name="gr119" draw:text-style-name="P9" draw:layer="layout" svg:width="0.249cm" svg:height="0.249cm" svg:x="10.804cm" svg:y="9.878cm" svg:viewBox="0 0 250 250" draw:points="0,125 125,250 250,125 125,0">
          <text:p/>
        </draw:polygon>
        <draw:polyline draw:style-name="gr117" draw:text-style-name="P9" draw:layer="layout" svg:width="0.249cm" svg:height="0.249cm" svg:x="10.804cm" svg:y="9.878cm" svg:viewBox="0 0 250 250" draw:points="0,125 125,250 250,125 125,0 0,125">
          <text:p/>
        </draw:polyline>
        <draw:polygon draw:style-name="gr119" draw:text-style-name="P9" draw:layer="layout" svg:width="0.249cm" svg:height="0.249cm" svg:x="11.317cm" svg:y="9.765cm" svg:viewBox="0 0 250 250" draw:points="0,125 125,250 250,125 125,0">
          <text:p/>
        </draw:polygon>
        <draw:polyline draw:style-name="gr117" draw:text-style-name="P9" draw:layer="layout" svg:width="0.249cm" svg:height="0.249cm" svg:x="11.317cm" svg:y="9.765cm" svg:viewBox="0 0 250 250" draw:points="0,125 125,250 250,125 125,0 0,125">
          <text:p/>
        </draw:polyline>
        <draw:polygon draw:style-name="gr119" draw:text-style-name="P9" draw:layer="layout" svg:width="0.249cm" svg:height="0.249cm" svg:x="11.83cm" svg:y="9.604cm" svg:viewBox="0 0 250 250" draw:points="0,125 125,250 250,125 125,0">
          <text:p/>
        </draw:polygon>
        <draw:polyline draw:style-name="gr117" draw:text-style-name="P9" draw:layer="layout" svg:width="0.249cm" svg:height="0.249cm" svg:x="11.83cm" svg:y="9.604cm" svg:viewBox="0 0 250 250" draw:points="0,125 125,250 250,125 125,0 0,125">
          <text:p/>
        </draw:polyline>
        <draw:polygon draw:style-name="gr119" draw:text-style-name="P9" draw:layer="layout" svg:width="0.249cm" svg:height="0.249cm" svg:x="12.343cm" svg:y="9.385cm" svg:viewBox="0 0 250 250" draw:points="0,125 125,250 250,125 125,0">
          <text:p/>
        </draw:polygon>
        <draw:polyline draw:style-name="gr117" draw:text-style-name="P9" draw:layer="layout" svg:width="0.249cm" svg:height="0.249cm" svg:x="12.343cm" svg:y="9.385cm" svg:viewBox="0 0 250 250" draw:points="0,125 125,250 250,125 125,0 0,125">
          <text:p/>
        </draw:polyline>
        <draw:polygon draw:style-name="gr119" draw:text-style-name="P9" draw:layer="layout" svg:width="0.249cm" svg:height="0.249cm" svg:x="12.857cm" svg:y="9.205cm" svg:viewBox="0 0 250 250" draw:points="0,125 125,250 250,125 125,0">
          <text:p/>
        </draw:polygon>
        <draw:polyline draw:style-name="gr117" draw:text-style-name="P9" draw:layer="layout" svg:width="0.249cm" svg:height="0.249cm" svg:x="12.857cm" svg:y="9.205cm" svg:viewBox="0 0 250 250" draw:points="0,125 125,250 250,125 125,0 0,125">
          <text:p/>
        </draw:polyline>
        <draw:polygon draw:style-name="gr119" draw:text-style-name="P9" draw:layer="layout" svg:width="0.249cm" svg:height="0.249cm" svg:x="13.37cm" svg:y="9.011cm" svg:viewBox="0 0 250 250" draw:points="0,125 125,250 250,125 125,0">
          <text:p/>
        </draw:polygon>
        <draw:polyline draw:style-name="gr117" draw:text-style-name="P9" draw:layer="layout" svg:width="0.249cm" svg:height="0.249cm" svg:x="13.37cm" svg:y="9.011cm" svg:viewBox="0 0 250 250" draw:points="0,125 125,250 250,125 125,0 0,125">
          <text:p/>
        </draw:polyline>
        <draw:polygon draw:style-name="gr119" draw:text-style-name="P9" draw:layer="layout" svg:width="0.249cm" svg:height="0.249cm" svg:x="13.883cm" svg:y="8.713cm" svg:viewBox="0 0 250 250" draw:points="0,125 125,250 250,125 125,0">
          <text:p/>
        </draw:polygon>
        <draw:polyline draw:style-name="gr117" draw:text-style-name="P9" draw:layer="layout" svg:width="0.249cm" svg:height="0.249cm" svg:x="13.883cm" svg:y="8.713cm" svg:viewBox="0 0 250 250" draw:points="0,125 125,250 250,125 125,0 0,125">
          <text:p/>
        </draw:polyline>
        <draw:polygon draw:style-name="gr119" draw:text-style-name="P9" draw:layer="layout" svg:width="0.249cm" svg:height="0.249cm" svg:x="14.396cm" svg:y="8.494cm" svg:viewBox="0 0 250 250" draw:points="0,125 125,250 250,125 125,0">
          <text:p/>
        </draw:polygon>
        <draw:polyline draw:style-name="gr117" draw:text-style-name="P9" draw:layer="layout" svg:width="0.249cm" svg:height="0.249cm" svg:x="14.396cm" svg:y="8.494cm" svg:viewBox="0 0 250 250" draw:points="0,125 125,250 250,125 125,0 0,125">
          <text:p/>
        </draw:polyline>
        <draw:polygon draw:style-name="gr119" draw:text-style-name="P9" draw:layer="layout" svg:width="0.249cm" svg:height="0.249cm" svg:x="14.91cm" svg:y="8.273cm" svg:viewBox="0 0 250 250" draw:points="0,125 125,250 250,125 125,0">
          <text:p/>
        </draw:polygon>
        <draw:polyline draw:style-name="gr117" draw:text-style-name="P9" draw:layer="layout" svg:width="0.249cm" svg:height="0.249cm" svg:x="14.91cm" svg:y="8.273cm" svg:viewBox="0 0 250 250" draw:points="0,125 125,250 250,125 125,0 0,125">
          <text:p/>
        </draw:polyline>
        <draw:polygon draw:style-name="gr119" draw:text-style-name="P9" draw:layer="layout" svg:width="0.249cm" svg:height="0.249cm" svg:x="15.422cm" svg:y="8.023cm" svg:viewBox="0 0 250 250" draw:points="0,125 125,250 250,125 125,0">
          <text:p/>
        </draw:polygon>
        <draw:polyline draw:style-name="gr117" draw:text-style-name="P9" draw:layer="layout" svg:width="0.249cm" svg:height="0.249cm" svg:x="15.422cm" svg:y="8.023cm" svg:viewBox="0 0 250 250" draw:points="0,125 125,250 250,125 125,0 0,125">
          <text:p/>
        </draw:polyline>
        <draw:polygon draw:style-name="gr119" draw:text-style-name="P9" draw:layer="layout" svg:width="0.249cm" svg:height="0.249cm" svg:x="15.935cm" svg:y="7.711cm" svg:viewBox="0 0 250 250" draw:points="0,125 125,250 250,125 125,0">
          <text:p/>
        </draw:polygon>
        <draw:polyline draw:style-name="gr117" draw:text-style-name="P9" draw:layer="layout" svg:width="0.249cm" svg:height="0.249cm" svg:x="15.935cm" svg:y="7.711cm" svg:viewBox="0 0 250 250" draw:points="0,125 125,250 250,125 125,0 0,125">
          <text:p/>
        </draw:polyline>
        <draw:polygon draw:style-name="gr119" draw:text-style-name="P9" draw:layer="layout" svg:width="0.249cm" svg:height="0.249cm" svg:x="16.448cm" svg:y="7.546cm" svg:viewBox="0 0 250 250" draw:points="0,125 125,250 250,125 125,0">
          <text:p/>
        </draw:polygon>
        <draw:polyline draw:style-name="gr117" draw:text-style-name="P9" draw:layer="layout" svg:width="0.249cm" svg:height="0.249cm" svg:x="16.448cm" svg:y="7.546cm" svg:viewBox="0 0 250 250" draw:points="0,125 125,250 250,125 125,0 0,125">
          <text:p/>
        </draw:polyline>
        <draw:polygon draw:style-name="gr119" draw:text-style-name="P9" draw:layer="layout" svg:width="0.249cm" svg:height="0.249cm" svg:x="16.962cm" svg:y="7.367cm" svg:viewBox="0 0 250 250" draw:points="0,125 125,250 250,125 125,0">
          <text:p/>
        </draw:polygon>
        <draw:polyline draw:style-name="gr117" draw:text-style-name="P9" draw:layer="layout" svg:width="0.249cm" svg:height="0.249cm" svg:x="16.962cm" svg:y="7.367cm" svg:viewBox="0 0 250 250" draw:points="0,125 125,250 250,125 125,0 0,125">
          <text:p/>
        </draw:polyline>
        <draw:polygon draw:style-name="gr119" draw:text-style-name="P9" draw:layer="layout" svg:width="0.249cm" svg:height="0.249cm" svg:x="17.475cm" svg:y="7.158cm" svg:viewBox="0 0 250 250" draw:points="0,125 125,250 250,125 125,0">
          <text:p/>
        </draw:polygon>
        <draw:polyline draw:style-name="gr117" draw:text-style-name="P9" draw:layer="layout" svg:width="0.249cm" svg:height="0.249cm" svg:x="17.475cm" svg:y="7.158cm" svg:viewBox="0 0 250 250" draw:points="0,125 125,250 250,125 125,0 0,125">
          <text:p/>
        </draw:polyline>
        <draw:polygon draw:style-name="gr119" draw:text-style-name="P9" draw:layer="layout" svg:width="0.249cm" svg:height="0.249cm" svg:x="17.988cm" svg:y="7.015cm" svg:viewBox="0 0 250 250" draw:points="0,125 125,250 250,125 125,0">
          <text:p/>
        </draw:polygon>
        <draw:polyline draw:style-name="gr117" draw:text-style-name="P9" draw:layer="layout" svg:width="0.249cm" svg:height="0.249cm" svg:x="17.988cm" svg:y="7.015cm" svg:viewBox="0 0 250 250" draw:points="0,125 125,250 250,125 125,0 0,125">
          <text:p/>
        </draw:polyline>
        <draw:polygon draw:style-name="gr119" draw:text-style-name="P9" draw:layer="layout" svg:width="0.249cm" svg:height="0.249cm" svg:x="18.501cm" svg:y="6.742cm" svg:viewBox="0 0 250 250" draw:points="0,125 125,250 250,125 125,0">
          <text:p/>
        </draw:polygon>
        <draw:polyline draw:style-name="gr117" draw:text-style-name="P9" draw:layer="layout" svg:width="0.249cm" svg:height="0.249cm" svg:x="18.501cm" svg:y="6.742cm" svg:viewBox="0 0 250 250" draw:points="0,125 125,250 250,125 125,0 0,125">
          <text:p/>
        </draw:polyline>
        <draw:polygon draw:style-name="gr119" draw:text-style-name="P9" draw:layer="layout" svg:width="0.249cm" svg:height="0.249cm" svg:x="19.015cm" svg:y="6.669cm" svg:viewBox="0 0 250 250" draw:points="0,125 125,250 250,125 125,0">
          <text:p/>
        </draw:polygon>
        <draw:polyline draw:style-name="gr117" draw:text-style-name="P9" draw:layer="layout" svg:width="0.249cm" svg:height="0.249cm" svg:x="19.015cm" svg:y="6.669cm" svg:viewBox="0 0 250 250" draw:points="0,125 125,250 250,125 125,0 0,125">
          <text:p/>
        </draw:polyline>
        <draw:polygon draw:style-name="gr130" draw:text-style-name="P9" draw:layer="layout" svg:width="0.522cm" svg:height="0.143cm" svg:x="8.871cm" svg:y="10.411cm" svg:viewBox="0 0 523 144" draw:points="10,0 523,56 518,100 513,144 0,88 5,44">
          <text:p/>
        </draw:polygon>
        <draw:polygon draw:style-name="gr130" draw:text-style-name="P9" draw:layer="layout" svg:width="0.004cm" svg:height="0.043cm" svg:x="9.384cm" svg:y="10.511cm" svg:viewBox="0 0 5 44" draw:points="5,0 1,44 0,44">
          <text:p/>
        </draw:polygon>
        <draw:polygon draw:style-name="gr130" draw:text-style-name="P9" draw:layer="layout" svg:width="0.52cm" svg:height="0.13cm" svg:x="9.385cm" svg:y="10.467cm" svg:viewBox="0 0 521 131" draw:points="8,0 521,43 517,87 513,131 0,88 4,44">
          <text:p/>
        </draw:polygon>
        <draw:polygon draw:style-name="gr130" draw:text-style-name="P9" draw:layer="layout" svg:width="0.003cm" svg:height="0.043cm" svg:x="9.898cm" svg:y="10.554cm" svg:viewBox="0 0 4 44" draw:points="4,0 3,44 0,44">
          <text:p/>
        </draw:polygon>
        <draw:polygon draw:style-name="gr130" draw:text-style-name="P9" draw:layer="layout" svg:width="0.514cm" svg:height="0.102cm" svg:x="9.901cm" svg:y="10.51cm" svg:viewBox="0 0 515 103" draw:points="2,0 515,15 514,59 513,103 0,88 1,44">
          <text:p/>
        </draw:polygon>
        <draw:polygon draw:style-name="gr130" draw:text-style-name="P9" draw:layer="layout" svg:width="0.001cm" svg:height="0.043cm" svg:x="10.414cm" svg:y="10.569cm" svg:viewBox="0 0 2 44" draw:points="1,0 2,44 0,44">
          <text:p/>
        </draw:polygon>
        <draw:polygon draw:style-name="gr130" draw:text-style-name="P9" draw:layer="layout" svg:width="0.515cm" svg:height="0.099cm" svg:x="10.414cm" svg:y="10.513cm" svg:viewBox="0 0 516 100" draw:points="0,12 514,0 515,44 516,88 2,100 1,56">
          <text:p/>
        </draw:polygon>
        <draw:polygon draw:style-name="gr130" draw:text-style-name="P9" draw:layer="layout" svg:width="0.002cm" svg:height="0.043cm" svg:x="10.929cm" svg:y="10.557cm" svg:viewBox="0 0 3 44" draw:points="0,0 3,44 1,44">
          <text:p/>
        </draw:polygon>
        <draw:polygon draw:style-name="gr130" draw:text-style-name="P9" draw:layer="layout" svg:width="0.518cm" svg:height="0.125cm" svg:x="10.926cm" svg:y="10.475cm" svg:viewBox="0 0 519 126" draw:points="0,38 513,0 516,44 519,88 6,126 3,82">
          <text:p/>
        </draw:polygon>
        <draw:polygon draw:style-name="gr130" draw:text-style-name="P9" draw:layer="layout" svg:width="0.003cm" svg:height="0.043cm" svg:x="11.442cm" svg:y="10.519cm" svg:viewBox="0 0 4 44" draw:points="0,0 4,44 3,44">
          <text:p/>
        </draw:polygon>
        <draw:polygon draw:style-name="gr130" draw:text-style-name="P9" draw:layer="layout" svg:width="0.52cm" svg:height="0.137cm" svg:x="11.438cm" svg:y="10.425cm" svg:viewBox="0 0 521 138" draw:points="0,50 513,0 517,44 521,88 8,138 4,94">
          <text:p/>
        </draw:polygon>
        <draw:polygon draw:style-name="gr130" draw:text-style-name="P9" draw:layer="layout" svg:width="0.005cm" svg:height="0.043cm" svg:x="11.955cm" svg:y="10.469cm" svg:viewBox="0 0 6 44" draw:points="0,0 6,44 4,44">
          <text:p/>
        </draw:polygon>
        <draw:polygon draw:style-name="gr130" draw:text-style-name="P9" draw:layer="layout" svg:width="0.524cm" svg:height="0.158cm" svg:x="11.949cm" svg:y="10.354cm" svg:viewBox="0 0 525 159" draw:points="0,71 513,0 519,44 525,88 12,159 6,115">
          <text:p/>
        </draw:polygon>
        <draw:polygon draw:style-name="gr130" draw:text-style-name="P9" draw:layer="layout" svg:width="0.005cm" svg:height="0.043cm" svg:x="12.462cm" svg:y="10.354cm" svg:viewBox="0 0 6 44" draw:points="6,44 0,0 1,0">
          <text:p/>
        </draw:polygon>
        <draw:polygon draw:style-name="gr130" draw:text-style-name="P9" draw:layer="layout" svg:width="0.523cm" svg:height="0.145cm" svg:x="12.463cm" svg:y="10.296cm" svg:viewBox="0 0 524 146" draw:points="0,58 514,0 519,44 524,88 10,146 5,102">
          <text:p/>
        </draw:polygon>
        <draw:polygon draw:style-name="gr130" draw:text-style-name="P9" draw:layer="layout" svg:width="0.007cm" svg:height="0.043cm" svg:x="12.982cm" svg:y="10.34cm" svg:viewBox="0 0 8 44" draw:points="0,0 8,43 5,44">
          <text:p/>
        </draw:polygon>
        <draw:polygon draw:style-name="gr130" draw:text-style-name="P9" draw:layer="layout" svg:width="0.528cm" svg:height="0.183cm" svg:x="12.974cm" svg:y="10.199cm" svg:viewBox="0 0 529 184" draw:points="0,98 513,0 521,43 529,86 16,184 8,141">
          <text:p/>
        </draw:polygon>
        <draw:polygon draw:style-name="gr130" draw:text-style-name="P9" draw:layer="layout" svg:width="0.008cm" svg:height="0.042cm" svg:x="13.495cm" svg:y="10.242cm" svg:viewBox="0 0 9 43" draw:points="0,0 9,43 8,43">
          <text:p/>
        </draw:polygon>
        <draw:polygon draw:style-name="gr130" draw:text-style-name="P9" draw:layer="layout" svg:width="0.53cm" svg:height="0.191cm" svg:x="13.486cm" svg:y="10.093cm" svg:viewBox="0 0 531 192" draw:points="0,106 513,0 522,43 531,86 18,192 9,149">
          <text:p/>
        </draw:polygon>
        <draw:polygon draw:style-name="gr130" draw:text-style-name="P9" draw:layer="layout" svg:width="0.009cm" svg:height="0.042cm" svg:x="14.008cm" svg:y="10.136cm" svg:viewBox="0 0 10 43" draw:points="0,0 10,43 9,43">
          <text:p/>
        </draw:polygon>
        <draw:polygon draw:style-name="gr130" draw:text-style-name="P9" draw:layer="layout" svg:width="0.532cm" svg:height="0.207cm" svg:x="13.998cm" svg:y="9.971cm" svg:viewBox="0 0 533 208" draw:points="0,122 513,0 523,43 533,86 20,208 10,165">
          <text:p/>
        </draw:polygon>
        <draw:polygon draw:style-name="gr130" draw:text-style-name="P9" draw:layer="layout" svg:width="0.011cm" svg:height="0.042cm" svg:x="14.521cm" svg:y="10.014cm" svg:viewBox="0 0 12 43" draw:points="0,0 12,42 10,43">
          <text:p/>
        </draw:polygon>
        <draw:polygon draw:style-name="gr130" draw:text-style-name="P9" draw:layer="layout" svg:width="0.537cm" svg:height="0.233cm" svg:x="14.509cm" svg:y="9.822cm" svg:viewBox="0 0 538 234" draw:points="0,150 514,0 526,42 538,84 24,234 12,192">
          <text:p/>
        </draw:polygon>
        <draw:polygon draw:style-name="gr130" draw:text-style-name="P9" draw:layer="layout" svg:width="0.013cm" svg:height="0.041cm" svg:x="15.034cm" svg:y="9.864cm" svg:viewBox="0 0 14 42" draw:points="0,0 14,42 12,42">
          <text:p/>
        </draw:polygon>
        <draw:polygon draw:style-name="gr130" draw:text-style-name="P9" draw:layer="layout" svg:width="0.54cm" svg:height="0.254cm" svg:x="15.02cm" svg:y="9.651cm" svg:viewBox="0 0 541 255" draw:points="0,171 513,0 527,42 541,84 28,255 14,213">
          <text:p/>
        </draw:polygon>
        <draw:polygon draw:style-name="gr130" draw:text-style-name="P9" draw:layer="layout" svg:width="0.014cm" svg:height="0.041cm" svg:x="15.547cm" svg:y="9.693cm" svg:viewBox="0 0 15 42" draw:points="0,0 15,41 14,42">
          <text:p/>
        </draw:polygon>
        <draw:polygon draw:style-name="gr130" draw:text-style-name="P9" draw:layer="layout" svg:width="0.542cm" svg:height="0.264cm" svg:x="15.532cm" svg:y="9.469cm" svg:viewBox="0 0 543 265" draw:points="0,183 513,0 528,41 543,82 30,265 15,224">
          <text:p/>
        </draw:polygon>
        <draw:polygon draw:style-name="gr130" draw:text-style-name="P9" draw:layer="layout" svg:width="0.015cm" svg:height="0.04cm" svg:x="16.06cm" svg:y="9.51cm" svg:viewBox="0 0 16 41" draw:points="0,0 16,41 15,41">
          <text:p/>
        </draw:polygon>
        <draw:polygon draw:style-name="gr130" draw:text-style-name="P9" draw:layer="layout" svg:width="0.544cm" svg:height="0.287cm" svg:x="16.044cm" svg:y="9.263cm" svg:viewBox="0 0 545 288" draw:points="0,206 513,0 529,41 545,82 32,288 16,247">
          <text:p/>
        </draw:polygon>
        <draw:polygon draw:style-name="gr130" draw:text-style-name="P9" draw:layer="layout" svg:width="0.015cm" svg:height="0.04cm" svg:x="16.557cm" svg:y="9.263cm" svg:viewBox="0 0 16 41" draw:points="16,41 0,0 1,0">
          <text:p/>
        </draw:polygon>
        <draw:polygon draw:style-name="gr130" draw:text-style-name="P9" draw:layer="layout" svg:width="0.543cm" svg:height="0.271cm" svg:x="16.558cm" svg:y="9.074cm" svg:viewBox="0 0 544 272" draw:points="0,190 514,0 529,41 544,82 30,272 15,231">
          <text:p/>
        </draw:polygon>
        <draw:polygon draw:style-name="gr130" draw:text-style-name="P9" draw:layer="layout" svg:width="0.018cm" svg:height="0.04cm" svg:x="17.087cm" svg:y="9.115cm" svg:viewBox="0 0 19 41" draw:points="0,0 19,40 15,41">
          <text:p/>
        </draw:polygon>
        <draw:polygon draw:style-name="gr130" draw:text-style-name="P9" draw:layer="layout" svg:width="0.55cm" svg:height="0.324cm" svg:x="17.068cm" svg:y="8.83cm" svg:viewBox="0 0 551 325" draw:points="0,245 513,0 532,40 551,80 38,325 19,285">
          <text:p/>
        </draw:polygon>
        <draw:polygon draw:style-name="gr130" draw:text-style-name="P9" draw:layer="layout" svg:width="0.018cm" svg:height="0.041cm" svg:x="17.581cm" svg:y="8.828cm" svg:viewBox="0 0 19 42" draw:points="19,42 0,2 7,0">
          <text:p/>
        </draw:polygon>
        <draw:polygon draw:style-name="gr130" draw:text-style-name="P9" draw:layer="layout" svg:width="0.536cm" svg:height="0.232cm" svg:x="17.588cm" svg:y="8.679cm" svg:viewBox="0 0 537 233" draw:points="0,149 513,0 525,42 537,84 24,233 12,191">
          <text:p/>
        </draw:polygon>
        <draw:polygon draw:style-name="gr130" draw:text-style-name="P9" draw:layer="layout" svg:width="0.014cm" svg:height="0.041cm" svg:x="18.113cm" svg:y="8.721cm" svg:viewBox="0 0 15 42" draw:points="0,0 15,41 12,42">
          <text:p/>
        </draw:polygon>
        <draw:polygon draw:style-name="gr130" draw:text-style-name="P9" draw:layer="layout" svg:width="0.542cm" svg:height="0.272cm" svg:x="18.098cm" svg:y="8.489cm" svg:viewBox="0 0 543 273" draw:points="0,191 513,0 528,41 543,82 30,273 15,232">
          <text:p/>
        </draw:polygon>
        <draw:polygon draw:style-name="gr130" draw:text-style-name="P9" draw:layer="layout" svg:width="0.014cm" svg:height="0.041cm" svg:x="18.611cm" svg:y="8.488cm" svg:viewBox="0 0 15 42" draw:points="15,42 0,1 3,0">
          <text:p/>
        </draw:polygon>
        <draw:polygon draw:style-name="gr130" draw:text-style-name="P9" draw:layer="layout" svg:width="0.537cm" svg:height="0.223cm" svg:x="18.614cm" svg:y="8.348cm" svg:viewBox="0 0 538 224" draw:points="0,140 514,0 526,42 538,84 24,224 12,182">
          <text:p/>
        </draw:polygon>
        <draw:polygon draw:style-name="gr130" draw:text-style-name="P9" draw:layer="layout" svg:width="0.249cm" svg:height="0.249cm" svg:x="8.751cm" svg:y="10.33cm" svg:viewBox="0 0 250 250" draw:points="0,0 125,250 250,0">
          <text:p/>
        </draw:polygon>
        <draw:polyline draw:style-name="gr117" draw:text-style-name="P9" draw:layer="layout" svg:width="0.249cm" svg:height="0.249cm" svg:x="8.751cm" svg:y="10.33cm" svg:viewBox="0 0 250 250" draw:points="0,0 125,250 250,0 0,0">
          <text:p/>
        </draw:polyline>
        <draw:polygon draw:style-name="gr130" draw:text-style-name="P9" draw:layer="layout" svg:width="0.249cm" svg:height="0.249cm" svg:x="9.264cm" svg:y="10.386cm" svg:viewBox="0 0 250 250" draw:points="0,0 125,250 250,0">
          <text:p/>
        </draw:polygon>
        <draw:polyline draw:style-name="gr117" draw:text-style-name="P9" draw:layer="layout" svg:width="0.249cm" svg:height="0.249cm" svg:x="9.264cm" svg:y="10.386cm" svg:viewBox="0 0 250 250" draw:points="0,0 125,250 250,0 0,0">
          <text:p/>
        </draw:polyline>
        <draw:polygon draw:style-name="gr130" draw:text-style-name="P9" draw:layer="layout" svg:width="0.249cm" svg:height="0.249cm" svg:x="9.777cm" svg:y="10.429cm" svg:viewBox="0 0 250 250" draw:points="0,0 125,250 250,0">
          <text:p/>
        </draw:polygon>
        <draw:polyline draw:style-name="gr117" draw:text-style-name="P9" draw:layer="layout" svg:width="0.249cm" svg:height="0.249cm" svg:x="9.777cm" svg:y="10.429cm" svg:viewBox="0 0 250 250" draw:points="0,0 125,250 250,0 0,0">
          <text:p/>
        </draw:polyline>
        <draw:polygon draw:style-name="gr130" draw:text-style-name="P9" draw:layer="layout" svg:width="0.249cm" svg:height="0.249cm" svg:x="10.29cm" svg:y="10.444cm" svg:viewBox="0 0 250 250" draw:points="0,0 125,250 250,0">
          <text:p/>
        </draw:polygon>
        <draw:polyline draw:style-name="gr117" draw:text-style-name="P9" draw:layer="layout" svg:width="0.249cm" svg:height="0.249cm" svg:x="10.29cm" svg:y="10.444cm" svg:viewBox="0 0 250 250" draw:points="0,0 125,250 250,0 0,0">
          <text:p/>
        </draw:polyline>
        <draw:polygon draw:style-name="gr130" draw:text-style-name="P9" draw:layer="layout" svg:width="0.249cm" svg:height="0.249cm" svg:x="10.804cm" svg:y="10.432cm" svg:viewBox="0 0 250 250" draw:points="0,0 125,250 250,0">
          <text:p/>
        </draw:polygon>
        <draw:polyline draw:style-name="gr117" draw:text-style-name="P9" draw:layer="layout" svg:width="0.249cm" svg:height="0.249cm" svg:x="10.804cm" svg:y="10.432cm" svg:viewBox="0 0 250 250" draw:points="0,0 125,250 250,0 0,0">
          <text:p/>
        </draw:polyline>
        <draw:polygon draw:style-name="gr130" draw:text-style-name="P9" draw:layer="layout" svg:width="0.249cm" svg:height="0.249cm" svg:x="11.317cm" svg:y="10.394cm" svg:viewBox="0 0 250 250" draw:points="0,0 125,250 250,0">
          <text:p/>
        </draw:polygon>
        <draw:polyline draw:style-name="gr117" draw:text-style-name="P9" draw:layer="layout" svg:width="0.249cm" svg:height="0.249cm" svg:x="11.317cm" svg:y="10.394cm" svg:viewBox="0 0 250 250" draw:points="0,0 125,250 250,0 0,0">
          <text:p/>
        </draw:polyline>
        <draw:polygon draw:style-name="gr130" draw:text-style-name="P9" draw:layer="layout" svg:width="0.249cm" svg:height="0.249cm" svg:x="11.83cm" svg:y="10.344cm" svg:viewBox="0 0 250 250" draw:points="0,0 125,250 250,0">
          <text:p/>
        </draw:polygon>
        <draw:polyline draw:style-name="gr117" draw:text-style-name="P9" draw:layer="layout" svg:width="0.249cm" svg:height="0.249cm" svg:x="11.83cm" svg:y="10.344cm" svg:viewBox="0 0 250 250" draw:points="0,0 125,250 250,0 0,0">
          <text:p/>
        </draw:polyline>
        <draw:polygon draw:style-name="gr130" draw:text-style-name="P9" draw:layer="layout" svg:width="0.249cm" svg:height="0.249cm" svg:x="12.343cm" svg:y="10.273cm" svg:viewBox="0 0 250 250" draw:points="0,0 125,250 250,0">
          <text:p/>
        </draw:polygon>
        <draw:polyline draw:style-name="gr117" draw:text-style-name="P9" draw:layer="layout" svg:width="0.249cm" svg:height="0.249cm" svg:x="12.343cm" svg:y="10.273cm" svg:viewBox="0 0 250 250" draw:points="0,0 125,250 250,0 0,0">
          <text:p/>
        </draw:polyline>
        <draw:polygon draw:style-name="gr130" draw:text-style-name="P9" draw:layer="layout" svg:width="0.249cm" svg:height="0.249cm" svg:x="12.857cm" svg:y="10.215cm" svg:viewBox="0 0 250 250" draw:points="0,0 125,250 250,0">
          <text:p/>
        </draw:polygon>
        <draw:polyline draw:style-name="gr117" draw:text-style-name="P9" draw:layer="layout" svg:width="0.249cm" svg:height="0.249cm" svg:x="12.857cm" svg:y="10.215cm" svg:viewBox="0 0 250 250" draw:points="0,0 125,250 250,0 0,0">
          <text:p/>
        </draw:polyline>
        <draw:polygon draw:style-name="gr130" draw:text-style-name="P9" draw:layer="layout" svg:width="0.249cm" svg:height="0.249cm" svg:x="13.37cm" svg:y="10.117cm" svg:viewBox="0 0 250 250" draw:points="0,0 125,250 250,0">
          <text:p/>
        </draw:polygon>
        <draw:polyline draw:style-name="gr117" draw:text-style-name="P9" draw:layer="layout" svg:width="0.249cm" svg:height="0.249cm" svg:x="13.37cm" svg:y="10.117cm" svg:viewBox="0 0 250 250" draw:points="0,0 125,250 250,0 0,0">
          <text:p/>
        </draw:polyline>
        <draw:polygon draw:style-name="gr130" draw:text-style-name="P9" draw:layer="layout" svg:width="0.249cm" svg:height="0.249cm" svg:x="13.883cm" svg:y="10.011cm" svg:viewBox="0 0 250 250" draw:points="0,0 125,250 250,0">
          <text:p/>
        </draw:polygon>
        <draw:polyline draw:style-name="gr117" draw:text-style-name="P9" draw:layer="layout" svg:width="0.249cm" svg:height="0.249cm" svg:x="13.883cm" svg:y="10.011cm" svg:viewBox="0 0 250 250" draw:points="0,0 125,250 250,0 0,0">
          <text:p/>
        </draw:polyline>
        <draw:polygon draw:style-name="gr130" draw:text-style-name="P9" draw:layer="layout" svg:width="0.249cm" svg:height="0.249cm" svg:x="14.396cm" svg:y="9.889cm" svg:viewBox="0 0 250 250" draw:points="0,0 125,250 250,0">
          <text:p/>
        </draw:polygon>
        <draw:polyline draw:style-name="gr117" draw:text-style-name="P9" draw:layer="layout" svg:width="0.249cm" svg:height="0.249cm" svg:x="14.396cm" svg:y="9.889cm" svg:viewBox="0 0 250 250" draw:points="0,0 125,250 250,0 0,0">
          <text:p/>
        </draw:polyline>
        <draw:polygon draw:style-name="gr130" draw:text-style-name="P9" draw:layer="layout" svg:width="0.249cm" svg:height="0.249cm" svg:x="14.91cm" svg:y="9.739cm" svg:viewBox="0 0 250 250" draw:points="0,0 125,250 250,0">
          <text:p/>
        </draw:polygon>
        <draw:polyline draw:style-name="gr117" draw:text-style-name="P9" draw:layer="layout" svg:width="0.249cm" svg:height="0.249cm" svg:x="14.91cm" svg:y="9.739cm" svg:viewBox="0 0 250 250" draw:points="0,0 125,250 250,0 0,0">
          <text:p/>
        </draw:polyline>
        <draw:polygon draw:style-name="gr130" draw:text-style-name="P9" draw:layer="layout" svg:width="0.249cm" svg:height="0.249cm" svg:x="15.422cm" svg:y="9.568cm" svg:viewBox="0 0 250 250" draw:points="0,0 125,250 250,0">
          <text:p/>
        </draw:polygon>
        <draw:polyline draw:style-name="gr117" draw:text-style-name="P9" draw:layer="layout" svg:width="0.249cm" svg:height="0.249cm" svg:x="15.422cm" svg:y="9.568cm" svg:viewBox="0 0 250 250" draw:points="0,0 125,250 250,0 0,0">
          <text:p/>
        </draw:polyline>
        <draw:polygon draw:style-name="gr130" draw:text-style-name="P9" draw:layer="layout" svg:width="0.249cm" svg:height="0.249cm" svg:x="15.935cm" svg:y="9.385cm" svg:viewBox="0 0 250 250" draw:points="0,0 125,250 250,0">
          <text:p/>
        </draw:polygon>
        <draw:polyline draw:style-name="gr117" draw:text-style-name="P9" draw:layer="layout" svg:width="0.249cm" svg:height="0.249cm" svg:x="15.935cm" svg:y="9.385cm" svg:viewBox="0 0 250 250" draw:points="0,0 125,250 250,0 0,0">
          <text:p/>
        </draw:polyline>
        <draw:polygon draw:style-name="gr130" draw:text-style-name="P9" draw:layer="layout" svg:width="0.249cm" svg:height="0.249cm" svg:x="16.448cm" svg:y="9.18cm" svg:viewBox="0 0 250 250" draw:points="0,0 125,250 250,0">
          <text:p/>
        </draw:polygon>
        <draw:polyline draw:style-name="gr117" draw:text-style-name="P9" draw:layer="layout" svg:width="0.249cm" svg:height="0.249cm" svg:x="16.448cm" svg:y="9.18cm" svg:viewBox="0 0 250 250" draw:points="0,0 125,250 250,0 0,0">
          <text:p/>
        </draw:polyline>
        <draw:polygon draw:style-name="gr130" draw:text-style-name="P9" draw:layer="layout" svg:width="0.249cm" svg:height="0.249cm" svg:x="16.962cm" svg:y="8.99cm" svg:viewBox="0 0 250 250" draw:points="0,0 125,250 250,0">
          <text:p/>
        </draw:polygon>
        <draw:polyline draw:style-name="gr117" draw:text-style-name="P9" draw:layer="layout" svg:width="0.249cm" svg:height="0.249cm" svg:x="16.962cm" svg:y="8.99cm" svg:viewBox="0 0 250 250" draw:points="0,0 125,250 250,0 0,0">
          <text:p/>
        </draw:polyline>
        <draw:polygon draw:style-name="gr130" draw:text-style-name="P9" draw:layer="layout" svg:width="0.249cm" svg:height="0.249cm" svg:x="17.475cm" svg:y="8.745cm" svg:viewBox="0 0 250 250" draw:points="0,0 125,250 250,0">
          <text:p/>
        </draw:polygon>
        <draw:polyline draw:style-name="gr117" draw:text-style-name="P9" draw:layer="layout" svg:width="0.249cm" svg:height="0.249cm" svg:x="17.475cm" svg:y="8.745cm" svg:viewBox="0 0 250 250" draw:points="0,0 125,250 250,0 0,0">
          <text:p/>
        </draw:polyline>
        <draw:polygon draw:style-name="gr130" draw:text-style-name="P9" draw:layer="layout" svg:width="0.249cm" svg:height="0.249cm" svg:x="17.988cm" svg:y="8.596cm" svg:viewBox="0 0 250 250" draw:points="0,0 125,250 250,0">
          <text:p/>
        </draw:polygon>
        <draw:polyline draw:style-name="gr117" draw:text-style-name="P9" draw:layer="layout" svg:width="0.249cm" svg:height="0.249cm" svg:x="17.988cm" svg:y="8.596cm" svg:viewBox="0 0 250 250" draw:points="0,0 125,250 250,0 0,0">
          <text:p/>
        </draw:polyline>
        <draw:polygon draw:style-name="gr130" draw:text-style-name="P9" draw:layer="layout" svg:width="0.249cm" svg:height="0.249cm" svg:x="18.501cm" svg:y="8.405cm" svg:viewBox="0 0 250 250" draw:points="0,0 125,250 250,0">
          <text:p/>
        </draw:polygon>
        <draw:polyline draw:style-name="gr117" draw:text-style-name="P9" draw:layer="layout" svg:width="0.249cm" svg:height="0.249cm" svg:x="18.501cm" svg:y="8.405cm" svg:viewBox="0 0 250 250" draw:points="0,0 125,250 250,0 0,0">
          <text:p/>
        </draw:polyline>
        <draw:polygon draw:style-name="gr130" draw:text-style-name="P9" draw:layer="layout" svg:width="0.249cm" svg:height="0.249cm" svg:x="19.015cm" svg:y="8.265cm" svg:viewBox="0 0 250 250" draw:points="0,0 125,250 250,0">
          <text:p/>
        </draw:polygon>
        <draw:polyline draw:style-name="gr117" draw:text-style-name="P9" draw:layer="layout" svg:width="0.249cm" svg:height="0.249cm" svg:x="19.015cm" svg:y="8.265cm" svg:viewBox="0 0 250 250" draw:points="0,0 125,250 250,0 0,0">
          <text:p/>
        </draw:polyline>
        <draw:polygon draw:style-name="gr186" draw:text-style-name="P9" draw:layer="layout" svg:width="0.522cm" svg:height="0.146cm" svg:x="8.871cm" svg:y="10.42cm" svg:viewBox="0 0 523 147" draw:points="10,0 523,59 518,103 513,147 0,88 5,44">
          <text:p/>
        </draw:polygon>
        <draw:polygon draw:style-name="gr186" draw:text-style-name="P9" draw:layer="layout" svg:width="0.004cm" svg:height="0.043cm" svg:x="9.384cm" svg:y="10.523cm" svg:viewBox="0 0 5 44" draw:points="5,0 2,44 0,44">
          <text:p/>
        </draw:polygon>
        <draw:polygon draw:style-name="gr186" draw:text-style-name="P9" draw:layer="layout" svg:width="0.518cm" svg:height="0.122cm" svg:x="9.386cm" svg:y="10.479cm" svg:viewBox="0 0 519 123" draw:points="6,0 519,35 516,79 513,123 0,88 3,44">
          <text:p/>
        </draw:polygon>
        <draw:polygon draw:style-name="gr186" draw:text-style-name="P9" draw:layer="layout" svg:width="0.002cm" svg:height="0.043cm" svg:x="9.899cm" svg:y="10.558cm" svg:viewBox="0 0 3 44" draw:points="3,0 1,44 0,44">
          <text:p/>
        </draw:polygon>
        <draw:polygon draw:style-name="gr186" draw:text-style-name="P9" draw:layer="layout" svg:width="0.516cm" svg:height="0.109cm" svg:x="9.9cm" svg:y="10.514cm" svg:viewBox="0 0 517 110" draw:points="4,0 517,22 515,66 513,110 0,88 2,44">
          <text:p/>
        </draw:polygon>
        <draw:polygon draw:style-name="gr186" draw:text-style-name="P9" draw:layer="layout" svg:width="0.002cm" svg:height="0.043cm" svg:x="10.413cm" svg:y="10.58cm" svg:viewBox="0 0 3 44" draw:points="2,0 3,44 0,44">
          <text:p/>
        </draw:polygon>
        <draw:polygon draw:style-name="gr186" draw:text-style-name="P9" draw:layer="layout" svg:width="0.515cm" svg:height="0.102cm" svg:x="10.414cm" svg:y="10.521cm" svg:viewBox="0 0 516 103" draw:points="0,15 514,0 515,44 516,88 2,103 1,59">
          <text:p/>
        </draw:polygon>
        <draw:polygon draw:style-name="gr186" draw:text-style-name="P9" draw:layer="layout" svg:width="0.001cm" svg:height="0.043cm" svg:x="10.929cm" svg:y="10.565cm" svg:viewBox="0 0 2 44" draw:points="0,0 2,44 1,44">
          <text:p/>
        </draw:polygon>
        <draw:polygon draw:style-name="gr186" draw:text-style-name="P9" draw:layer="layout" svg:width="0.516cm" svg:height="0.116cm" svg:x="10.927cm" svg:y="10.492cm" svg:viewBox="0 0 517 117" draw:points="0,29 513,0 515,44 517,88 4,117 2,73">
          <text:p/>
        </draw:polygon>
        <draw:polygon draw:style-name="gr186" draw:text-style-name="P9" draw:layer="layout" svg:width="0.002cm" svg:height="0.043cm" svg:x="11.442cm" svg:y="10.536cm" svg:viewBox="0 0 3 44" draw:points="0,0 3,44 2,44">
          <text:p/>
        </draw:polygon>
        <draw:polygon draw:style-name="gr186" draw:text-style-name="P9" draw:layer="layout" svg:width="0.518cm" svg:height="0.125cm" svg:x="11.439cm" svg:y="10.454cm" svg:viewBox="0 0 519 126" draw:points="0,38 513,0 516,44 519,88 6,126 3,82">
          <text:p/>
        </draw:polygon>
        <draw:polygon draw:style-name="gr186" draw:text-style-name="P9" draw:layer="layout" svg:width="0.004cm" svg:height="0.043cm" svg:x="11.955cm" svg:y="10.498cm" svg:viewBox="0 0 5 44" draw:points="0,0 5,44 3,44">
          <text:p/>
        </draw:polygon>
        <draw:polygon draw:style-name="gr186" draw:text-style-name="P9" draw:layer="layout" svg:width="0.522cm" svg:height="0.144cm" svg:x="11.95cm" svg:y="10.397cm" svg:viewBox="0 0 523 145" draw:points="0,57 513,0 518,44 523,88 10,145 5,101">
          <text:p/>
        </draw:polygon>
        <draw:polygon draw:style-name="gr186" draw:text-style-name="P9" draw:layer="layout" svg:width="0.004cm" svg:height="0.043cm" svg:x="12.468cm" svg:y="10.441cm" svg:viewBox="0 0 5 44" draw:points="0,0 5,44 5,44">
          <text:p/>
        </draw:polygon>
        <draw:polygon draw:style-name="gr186" draw:text-style-name="P9" draw:layer="layout" svg:width="0.523cm" svg:height="0.15cm" svg:x="12.463cm" svg:y="10.334cm" svg:viewBox="0 0 524 151" draw:points="0,63 514,0 519,44 524,88 10,151 5,107">
          <text:p/>
        </draw:polygon>
        <draw:polygon draw:style-name="gr186" draw:text-style-name="P9" draw:layer="layout" svg:width="0.006cm" svg:height="0.043cm" svg:x="12.982cm" svg:y="10.378cm" svg:viewBox="0 0 7 44" draw:points="0,0 7,43 5,44">
          <text:p/>
        </draw:polygon>
        <draw:polygon draw:style-name="gr186" draw:text-style-name="P9" draw:layer="layout" svg:width="0.526cm" svg:height="0.171cm" svg:x="12.975cm" svg:y="10.249cm" svg:viewBox="0 0 527 172" draw:points="0,86 513,0 520,43 527,86 14,172 7,129">
          <text:p/>
        </draw:polygon>
        <draw:polygon draw:style-name="gr186" draw:text-style-name="P9" draw:layer="layout" svg:width="0.006cm" svg:height="0.043cm" svg:x="13.488cm" svg:y="10.248cm" svg:viewBox="0 0 7 44" draw:points="7,44 0,1 1,0">
          <text:p/>
        </draw:polygon>
        <draw:polygon draw:style-name="gr186" draw:text-style-name="P9" draw:layer="layout" svg:width="0.524cm" svg:height="0.162cm" svg:x="13.489cm" svg:y="10.173cm" svg:viewBox="0 0 525 163" draw:points="0,75 513,0 519,44 525,88 12,163 6,119">
          <text:p/>
        </draw:polygon>
        <draw:polygon draw:style-name="gr186" draw:text-style-name="P9" draw:layer="layout" svg:width="0.009cm" svg:height="0.043cm" svg:x="14.008cm" svg:y="10.217cm" svg:viewBox="0 0 10 44" draw:points="0,0 10,43 6,44">
          <text:p/>
        </draw:polygon>
        <draw:polygon draw:style-name="gr186" draw:text-style-name="P9" draw:layer="layout" svg:width="0.532cm" svg:height="0.211cm" svg:x="13.998cm" svg:y="10.048cm" svg:viewBox="0 0 533 212" draw:points="0,126 513,0 523,43 533,86 20,212 10,169">
          <text:p/>
        </draw:polygon>
        <draw:polygon draw:style-name="gr186" draw:text-style-name="P9" draw:layer="layout" svg:width="0.009cm" svg:height="0.042cm" svg:x="14.511cm" svg:y="10.048cm" svg:viewBox="0 0 10 43" draw:points="10,43 0,0 1,0">
          <text:p/>
        </draw:polygon>
        <draw:polygon draw:style-name="gr186" draw:text-style-name="P9" draw:layer="layout" svg:width="0.531cm" svg:height="0.193cm" svg:x="14.512cm" svg:y="9.94cm" svg:viewBox="0 0 532 194" draw:points="0,108 514,0 523,43 532,86 18,194 9,151">
          <text:p/>
        </draw:polygon>
        <draw:polygon draw:style-name="gr186" draw:text-style-name="P9" draw:layer="layout" svg:width="0.012cm" svg:height="0.042cm" svg:x="15.034cm" svg:y="9.983cm" svg:viewBox="0 0 13 43" draw:points="0,0 13,42 9,43">
          <text:p/>
        </draw:polygon>
        <draw:polygon draw:style-name="gr186" draw:text-style-name="P9" draw:layer="layout" svg:width="0.538cm" svg:height="0.237cm" svg:x="15.021cm" svg:y="9.787cm" svg:viewBox="0 0 539 238" draw:points="0,154 513,0 526,42 539,84 26,238 13,196">
          <text:p/>
        </draw:polygon>
        <draw:polygon draw:style-name="gr186" draw:text-style-name="P9" draw:layer="layout" svg:width="0.014cm" svg:height="0.041cm" svg:x="15.547cm" svg:y="9.829cm" svg:viewBox="0 0 15 42" draw:points="0,0 15,41 13,42">
          <text:p/>
        </draw:polygon>
        <draw:polygon draw:style-name="gr186" draw:text-style-name="P9" draw:layer="layout" svg:width="0.542cm" svg:height="0.272cm" svg:x="15.532cm" svg:y="9.597cm" svg:viewBox="0 0 543 273" draw:points="0,191 513,0 528,41 543,82 30,273 15,232">
          <text:p/>
        </draw:polygon>
        <draw:polygon draw:style-name="gr186" draw:text-style-name="P9" draw:layer="layout" svg:width="0.014cm" svg:height="0.04cm" svg:x="16.045cm" svg:y="9.597cm" svg:viewBox="0 0 15 41" draw:points="15,41 0,0 0,0">
          <text:p/>
        </draw:polygon>
        <draw:polygon draw:style-name="gr186" draw:text-style-name="P9" draw:layer="layout" svg:width="0.542cm" svg:height="0.266cm" svg:x="16.045cm" svg:y="9.412cm" svg:viewBox="0 0 543 267" draw:points="0,185 513,0 528,41 543,82 30,267 15,226">
          <text:p/>
        </draw:polygon>
        <draw:polygon draw:style-name="gr186" draw:text-style-name="P9" draw:layer="layout" svg:width="0.014cm" svg:height="0.042cm" svg:x="16.558cm" svg:y="9.41cm" svg:viewBox="0 0 15 43" draw:points="15,43 0,2 4,0">
          <text:p/>
        </draw:polygon>
        <draw:polygon draw:style-name="gr186" draw:text-style-name="P9" draw:layer="layout" svg:width="0.535cm" svg:height="0.222cm" svg:x="16.562cm" svg:y="9.273cm" svg:viewBox="0 0 536 223" draw:points="0,137 514,0 525,43 536,86 22,223 11,180">
          <text:p/>
        </draw:polygon>
        <draw:polygon draw:style-name="gr186" draw:text-style-name="P9" draw:layer="layout" svg:width="0.015cm" svg:height="0.042cm" svg:x="17.087cm" svg:y="9.316cm" svg:viewBox="0 0 16 43" draw:points="0,0 16,41 11,43">
          <text:p/>
        </draw:polygon>
        <draw:polygon draw:style-name="gr186" draw:text-style-name="P9" draw:layer="layout" svg:width="0.544cm" svg:height="0.28cm" svg:x="17.071cm" svg:y="9.077cm" svg:viewBox="0 0 545 281" draw:points="0,199 513,0 529,41 545,82 32,281 16,240">
          <text:p/>
        </draw:polygon>
        <draw:polygon draw:style-name="gr186" draw:text-style-name="P9" draw:layer="layout" svg:width="0.015cm" svg:height="0.041cm" svg:x="17.584cm" svg:y="9.076cm" svg:viewBox="0 0 16 42" draw:points="16,42 0,1 2,0">
          <text:p/>
        </draw:polygon>
        <draw:polygon draw:style-name="gr186" draw:text-style-name="P9" draw:layer="layout" svg:width="0.54cm" svg:height="0.255cm" svg:x="17.586cm" svg:y="8.904cm" svg:viewBox="0 0 541 256" draw:points="0,172 513,0 527,42 541,84 28,256 14,214">
          <text:p/>
        </draw:polygon>
        <draw:polygon draw:style-name="gr186" draw:text-style-name="P9" draw:layer="layout" svg:width="0.013cm" svg:height="0.043cm" svg:x="18.099cm" svg:y="8.902cm" svg:viewBox="0 0 14 44" draw:points="14,44 0,2 7,0 8,0">
          <text:p/>
        </draw:polygon>
        <draw:polygon draw:style-name="gr186" draw:text-style-name="P9" draw:layer="layout" svg:width="0.524cm" svg:height="0.157cm" svg:x="18.107cm" svg:y="8.832cm" svg:viewBox="0 0 525 158" draw:points="0,70 513,0 519,44 525,88 12,158 6,114">
          <text:p/>
        </draw:polygon>
        <draw:polygon draw:style-name="gr186" draw:text-style-name="P9" draw:layer="layout" svg:width="0.01cm" svg:height="0.043cm" svg:x="18.626cm" svg:y="8.876cm" svg:viewBox="0 0 11 44" draw:points="0,0 11,43 6,44">
          <text:p/>
        </draw:polygon>
        <draw:polygon draw:style-name="gr186" draw:text-style-name="P9" draw:layer="layout" svg:width="0.535cm" svg:height="0.218cm" svg:x="18.615cm" svg:y="8.7cm" svg:viewBox="0 0 536 219" draw:points="0,133 514,0 525,43 536,86 22,219 11,176">
          <text:p/>
        </draw:polygon>
        <draw:polygon draw:style-name="gr186" draw:text-style-name="P9" draw:layer="layout" svg:width="0.249cm" svg:height="0.249cm" svg:x="8.751cm" svg:y="10.339cm" svg:viewBox="0 0 250 250" draw:points="0,250 250,250 125,0">
          <text:p/>
        </draw:polygon>
        <draw:polyline draw:style-name="gr117" draw:text-style-name="P9" draw:layer="layout" svg:width="0.249cm" svg:height="0.249cm" svg:x="8.751cm" svg:y="10.339cm" svg:viewBox="0 0 250 250" draw:points="0,250 250,250 125,0 0,250">
          <text:p/>
        </draw:polyline>
        <draw:polygon draw:style-name="gr186" draw:text-style-name="P9" draw:layer="layout" svg:width="0.249cm" svg:height="0.249cm" svg:x="9.264cm" svg:y="10.398cm" svg:viewBox="0 0 250 250" draw:points="0,250 250,250 125,0">
          <text:p/>
        </draw:polygon>
        <draw:polyline draw:style-name="gr117" draw:text-style-name="P9" draw:layer="layout" svg:width="0.249cm" svg:height="0.249cm" svg:x="9.264cm" svg:y="10.398cm" svg:viewBox="0 0 250 250" draw:points="0,250 250,250 125,0 0,250">
          <text:p/>
        </draw:polyline>
        <draw:polygon draw:style-name="gr186" draw:text-style-name="P9" draw:layer="layout" svg:width="0.249cm" svg:height="0.249cm" svg:x="9.777cm" svg:y="10.433cm" svg:viewBox="0 0 250 250" draw:points="0,250 250,250 125,0">
          <text:p/>
        </draw:polygon>
        <draw:polyline draw:style-name="gr117" draw:text-style-name="P9" draw:layer="layout" svg:width="0.249cm" svg:height="0.249cm" svg:x="9.777cm" svg:y="10.433cm" svg:viewBox="0 0 250 250" draw:points="0,250 250,250 125,0 0,250">
          <text:p/>
        </draw:polyline>
        <draw:polygon draw:style-name="gr186" draw:text-style-name="P9" draw:layer="layout" svg:width="0.249cm" svg:height="0.249cm" svg:x="10.29cm" svg:y="10.455cm" svg:viewBox="0 0 250 250" draw:points="0,250 250,250 125,0">
          <text:p/>
        </draw:polygon>
        <draw:polyline draw:style-name="gr117" draw:text-style-name="P9" draw:layer="layout" svg:width="0.249cm" svg:height="0.249cm" svg:x="10.29cm" svg:y="10.455cm" svg:viewBox="0 0 250 250" draw:points="0,250 250,250 125,0 0,250">
          <text:p/>
        </draw:polyline>
        <draw:polygon draw:style-name="gr186" draw:text-style-name="P9" draw:layer="layout" svg:width="0.249cm" svg:height="0.249cm" svg:x="10.804cm" svg:y="10.44cm" svg:viewBox="0 0 250 250" draw:points="0,250 250,250 125,0">
          <text:p/>
        </draw:polygon>
        <draw:polyline draw:style-name="gr117" draw:text-style-name="P9" draw:layer="layout" svg:width="0.249cm" svg:height="0.249cm" svg:x="10.804cm" svg:y="10.44cm" svg:viewBox="0 0 250 250" draw:points="0,250 250,250 125,0 0,250">
          <text:p/>
        </draw:polyline>
        <draw:polygon draw:style-name="gr186" draw:text-style-name="P9" draw:layer="layout" svg:width="0.249cm" svg:height="0.249cm" svg:x="11.317cm" svg:y="10.411cm" svg:viewBox="0 0 250 250" draw:points="0,250 250,250 125,0">
          <text:p/>
        </draw:polygon>
        <draw:polyline draw:style-name="gr117" draw:text-style-name="P9" draw:layer="layout" svg:width="0.249cm" svg:height="0.249cm" svg:x="11.317cm" svg:y="10.411cm" svg:viewBox="0 0 250 250" draw:points="0,250 250,250 125,0 0,250">
          <text:p/>
        </draw:polyline>
        <draw:polygon draw:style-name="gr186" draw:text-style-name="P9" draw:layer="layout" svg:width="0.249cm" svg:height="0.249cm" svg:x="11.83cm" svg:y="10.373cm" svg:viewBox="0 0 250 250" draw:points="0,250 250,250 125,0">
          <text:p/>
        </draw:polygon>
        <draw:polyline draw:style-name="gr117" draw:text-style-name="P9" draw:layer="layout" svg:width="0.249cm" svg:height="0.249cm" svg:x="11.83cm" svg:y="10.373cm" svg:viewBox="0 0 250 250" draw:points="0,250 250,250 125,0 0,250">
          <text:p/>
        </draw:polyline>
        <draw:polygon draw:style-name="gr186" draw:text-style-name="P9" draw:layer="layout" svg:width="0.249cm" svg:height="0.249cm" svg:x="12.343cm" svg:y="10.316cm" svg:viewBox="0 0 250 250" draw:points="0,250 250,250 125,0">
          <text:p/>
        </draw:polygon>
        <draw:polyline draw:style-name="gr117" draw:text-style-name="P9" draw:layer="layout" svg:width="0.249cm" svg:height="0.249cm" svg:x="12.343cm" svg:y="10.316cm" svg:viewBox="0 0 250 250" draw:points="0,250 250,250 125,0 0,250">
          <text:p/>
        </draw:polyline>
        <draw:polygon draw:style-name="gr186" draw:text-style-name="P9" draw:layer="layout" svg:width="0.249cm" svg:height="0.249cm" svg:x="12.857cm" svg:y="10.253cm" svg:viewBox="0 0 250 250" draw:points="0,250 250,250 125,0">
          <text:p/>
        </draw:polygon>
        <draw:polyline draw:style-name="gr117" draw:text-style-name="P9" draw:layer="layout" svg:width="0.249cm" svg:height="0.249cm" svg:x="12.857cm" svg:y="10.253cm" svg:viewBox="0 0 250 250" draw:points="0,250 250,250 125,0 0,250">
          <text:p/>
        </draw:polyline>
        <draw:polygon draw:style-name="gr186" draw:text-style-name="P9" draw:layer="layout" svg:width="0.249cm" svg:height="0.249cm" svg:x="13.37cm" svg:y="10.167cm" svg:viewBox="0 0 250 250" draw:points="0,250 250,250 125,0">
          <text:p/>
        </draw:polygon>
        <draw:polyline draw:style-name="gr117" draw:text-style-name="P9" draw:layer="layout" svg:width="0.249cm" svg:height="0.249cm" svg:x="13.37cm" svg:y="10.167cm" svg:viewBox="0 0 250 250" draw:points="0,250 250,250 125,0 0,250">
          <text:p/>
        </draw:polyline>
        <draw:polygon draw:style-name="gr186" draw:text-style-name="P9" draw:layer="layout" svg:width="0.249cm" svg:height="0.249cm" svg:x="13.883cm" svg:y="10.092cm" svg:viewBox="0 0 250 250" draw:points="0,250 250,250 125,0">
          <text:p/>
        </draw:polygon>
        <draw:polyline draw:style-name="gr117" draw:text-style-name="P9" draw:layer="layout" svg:width="0.249cm" svg:height="0.249cm" svg:x="13.883cm" svg:y="10.092cm" svg:viewBox="0 0 250 250" draw:points="0,250 250,250 125,0 0,250">
          <text:p/>
        </draw:polyline>
        <draw:polygon draw:style-name="gr186" draw:text-style-name="P9" draw:layer="layout" svg:width="0.249cm" svg:height="0.249cm" svg:x="14.396cm" svg:y="9.966cm" svg:viewBox="0 0 250 250" draw:points="0,250 250,250 125,0">
          <text:p/>
        </draw:polygon>
        <draw:polyline draw:style-name="gr117" draw:text-style-name="P9" draw:layer="layout" svg:width="0.249cm" svg:height="0.249cm" svg:x="14.396cm" svg:y="9.966cm" svg:viewBox="0 0 250 250" draw:points="0,250 250,250 125,0 0,250">
          <text:p/>
        </draw:polyline>
        <draw:polygon draw:style-name="gr186" draw:text-style-name="P9" draw:layer="layout" svg:width="0.249cm" svg:height="0.249cm" svg:x="14.91cm" svg:y="9.858cm" svg:viewBox="0 0 250 250" draw:points="0,250 250,250 125,0">
          <text:p/>
        </draw:polygon>
        <draw:polyline draw:style-name="gr117" draw:text-style-name="P9" draw:layer="layout" svg:width="0.249cm" svg:height="0.249cm" svg:x="14.91cm" svg:y="9.858cm" svg:viewBox="0 0 250 250" draw:points="0,250 250,250 125,0 0,250">
          <text:p/>
        </draw:polyline>
        <draw:polygon draw:style-name="gr186" draw:text-style-name="P9" draw:layer="layout" svg:width="0.249cm" svg:height="0.249cm" svg:x="15.422cm" svg:y="9.704cm" svg:viewBox="0 0 250 250" draw:points="0,250 250,250 125,0">
          <text:p/>
        </draw:polygon>
        <draw:polyline draw:style-name="gr117" draw:text-style-name="P9" draw:layer="layout" svg:width="0.249cm" svg:height="0.249cm" svg:x="15.422cm" svg:y="9.704cm" svg:viewBox="0 0 250 250" draw:points="0,250 250,250 125,0 0,250">
          <text:p/>
        </draw:polyline>
        <draw:polygon draw:style-name="gr186" draw:text-style-name="P9" draw:layer="layout" svg:width="0.249cm" svg:height="0.249cm" svg:x="15.935cm" svg:y="9.513cm" svg:viewBox="0 0 250 250" draw:points="0,250 250,250 125,0">
          <text:p/>
        </draw:polygon>
        <draw:polyline draw:style-name="gr117" draw:text-style-name="P9" draw:layer="layout" svg:width="0.249cm" svg:height="0.249cm" svg:x="15.935cm" svg:y="9.513cm" svg:viewBox="0 0 250 250" draw:points="0,250 250,250 125,0 0,250">
          <text:p/>
        </draw:polyline>
        <draw:polygon draw:style-name="gr186" draw:text-style-name="P9" draw:layer="layout" svg:width="0.249cm" svg:height="0.249cm" svg:x="16.448cm" svg:y="9.328cm" svg:viewBox="0 0 250 250" draw:points="0,250 250,250 125,0">
          <text:p/>
        </draw:polygon>
        <draw:polyline draw:style-name="gr117" draw:text-style-name="P9" draw:layer="layout" svg:width="0.249cm" svg:height="0.249cm" svg:x="16.448cm" svg:y="9.328cm" svg:viewBox="0 0 250 250" draw:points="0,250 250,250 125,0 0,250">
          <text:p/>
        </draw:polyline>
        <draw:polygon draw:style-name="gr186" draw:text-style-name="P9" draw:layer="layout" svg:width="0.249cm" svg:height="0.249cm" svg:x="16.962cm" svg:y="9.192cm" svg:viewBox="0 0 250 250" draw:points="0,250 250,250 125,0">
          <text:p/>
        </draw:polygon>
        <draw:polyline draw:style-name="gr117" draw:text-style-name="P9" draw:layer="layout" svg:width="0.249cm" svg:height="0.249cm" svg:x="16.962cm" svg:y="9.192cm" svg:viewBox="0 0 250 250" draw:points="0,250 250,250 125,0 0,250">
          <text:p/>
        </draw:polyline>
        <draw:polygon draw:style-name="gr186" draw:text-style-name="P9" draw:layer="layout" svg:width="0.249cm" svg:height="0.249cm" svg:x="17.475cm" svg:y="8.993cm" svg:viewBox="0 0 250 250" draw:points="0,250 250,250 125,0">
          <text:p/>
        </draw:polygon>
        <draw:polyline draw:style-name="gr117" draw:text-style-name="P9" draw:layer="layout" svg:width="0.249cm" svg:height="0.249cm" svg:x="17.475cm" svg:y="8.993cm" svg:viewBox="0 0 250 250" draw:points="0,250 250,250 125,0 0,250">
          <text:p/>
        </draw:polyline>
        <draw:polygon draw:style-name="gr186" draw:text-style-name="P9" draw:layer="layout" svg:width="0.249cm" svg:height="0.249cm" svg:x="17.988cm" svg:y="8.821cm" svg:viewBox="0 0 250 250" draw:points="0,250 250,250 125,0">
          <text:p/>
        </draw:polygon>
        <draw:polyline draw:style-name="gr117" draw:text-style-name="P9" draw:layer="layout" svg:width="0.249cm" svg:height="0.249cm" svg:x="17.988cm" svg:y="8.821cm" svg:viewBox="0 0 250 250" draw:points="0,250 250,250 125,0 0,250">
          <text:p/>
        </draw:polyline>
        <draw:polygon draw:style-name="gr186" draw:text-style-name="P9" draw:layer="layout" svg:width="0.249cm" svg:height="0.249cm" svg:x="18.501cm" svg:y="8.751cm" svg:viewBox="0 0 250 250" draw:points="0,250 250,250 125,0">
          <text:p/>
        </draw:polygon>
        <draw:polyline draw:style-name="gr117" draw:text-style-name="P9" draw:layer="layout" svg:width="0.249cm" svg:height="0.249cm" svg:x="18.501cm" svg:y="8.751cm" svg:viewBox="0 0 250 250" draw:points="0,250 250,250 125,0 0,250">
          <text:p/>
        </draw:polyline>
        <draw:polygon draw:style-name="gr186" draw:text-style-name="P9" draw:layer="layout" svg:width="0.249cm" svg:height="0.249cm" svg:x="19.015cm" svg:y="8.618cm" svg:viewBox="0 0 250 250" draw:points="0,250 250,250 125,0">
          <text:p/>
        </draw:polygon>
        <draw:polyline draw:style-name="gr117" draw:text-style-name="P9" draw:layer="layout" svg:width="0.249cm" svg:height="0.249cm" svg:x="19.015cm" svg:y="8.618cm" svg:viewBox="0 0 250 250" draw:points="0,250 250,250 125,0 0,250">
          <text:p/>
        </draw:polyline>
        <draw:polygon draw:style-name="gr118" draw:text-style-name="P9" draw:layer="layout" svg:width="0.316cm" svg:height="0.087cm" svg:x="19.633cm" svg:y="8.438cm" svg:viewBox="0 0 317 88" draw:points="0,0 317,0 317,88 0,88">
          <text:p/>
        </draw:polygon>
        <draw:polygon draw:style-name="gr118" draw:text-style-name="P9" draw:layer="layout" svg:width="0.158cm" svg:height="0.158cm" svg:x="19.712cm" svg:y="8.402cm" svg:viewBox="0 0 159 159" draw:points="0,0 0,159 159,159 159,0">
          <text:p/>
        </draw:polygon>
        <draw:polyline draw:style-name="gr117" draw:text-style-name="P9" draw:layer="layout" svg:width="0.158cm" svg:height="0.158cm" svg:x="19.712cm" svg:y="8.402cm" svg:viewBox="0 0 159 159" draw:points="0,0 0,159 159,159 159,0 0,0">
          <text:p/>
        </draw:polyline>
        <draw:polygon draw:style-name="gr119" draw:text-style-name="P9" draw:layer="layout" svg:width="0.316cm" svg:height="0.087cm" svg:x="19.633cm" svg:y="8.865cm" svg:viewBox="0 0 317 88" draw:points="0,0 317,0 317,88 0,88">
          <text:p/>
        </draw:polygon>
        <draw:polygon draw:style-name="gr119" draw:text-style-name="P9" draw:layer="layout" svg:width="0.158cm" svg:height="0.158cm" svg:x="19.712cm" svg:y="8.829cm" svg:viewBox="0 0 159 159" draw:points="0,80 80,159 159,80 80,0">
          <text:p/>
        </draw:polygon>
        <draw:polyline draw:style-name="gr117" draw:text-style-name="P9" draw:layer="layout" svg:width="0.158cm" svg:height="0.158cm" svg:x="19.712cm" svg:y="8.829cm" svg:viewBox="0 0 159 159" draw:points="0,80 80,159 159,80 80,0 0,80">
          <text:p/>
        </draw:polyline>
        <draw:polygon draw:style-name="gr130" draw:text-style-name="P9" draw:layer="layout" svg:width="0.316cm" svg:height="0.087cm" svg:x="19.633cm" svg:y="9.291cm" svg:viewBox="0 0 317 88" draw:points="0,0 317,0 317,88 0,88">
          <text:p/>
        </draw:polygon>
        <draw:polygon draw:style-name="gr130" draw:text-style-name="P9" draw:layer="layout" svg:width="0.158cm" svg:height="0.158cm" svg:x="19.712cm" svg:y="9.255cm" svg:viewBox="0 0 159 159" draw:points="0,0 80,159 159,0">
          <text:p/>
        </draw:polygon>
        <draw:polyline draw:style-name="gr117" draw:text-style-name="P9" draw:layer="layout" svg:width="0.158cm" svg:height="0.158cm" svg:x="19.712cm" svg:y="9.255cm" svg:viewBox="0 0 159 159" draw:points="0,0 80,159 159,0 0,0">
          <text:p/>
        </draw:polyline>
        <draw:polygon draw:style-name="gr186" draw:text-style-name="P9" draw:layer="layout" svg:width="0.316cm" svg:height="0.087cm" svg:x="19.633cm" svg:y="9.718cm" svg:viewBox="0 0 317 88" draw:points="0,0 317,0 317,88 0,88">
          <text:p/>
        </draw:polygon>
        <draw:polygon draw:style-name="gr186" draw:text-style-name="P9" draw:layer="layout" svg:width="0.158cm" svg:height="0.158cm" svg:x="19.712cm" svg:y="9.682cm" svg:viewBox="0 0 159 159" draw:points="0,159 159,159 80,0">
          <text:p/>
        </draw:polygon>
        <draw:polyline draw:style-name="gr117" draw:text-style-name="P9" draw:layer="layout" svg:width="0.158cm" svg:height="0.158cm" svg:x="19.712cm" svg:y="9.682cm" svg:viewBox="0 0 159 159" draw:points="0,159 159,159 80,0 0,159">
          <text:p/>
        </draw:polyline>
        <draw:frame draw:style-name="gr243" draw:text-style-name="P19" draw:layer="layout" svg:width="2.411cm" svg:height="0.569cm" svg:x="20.001cm" svg:y="8.372cm">
          <draw:text-box>
            <text:p><text:span text:style-name="T15">SXCS (h = 0.2)</text:span></text:p>
          </draw:text-box>
        </draw:frame>
        <draw:frame draw:style-name="gr244" draw:text-style-name="P19" draw:layer="layout" svg:width="2.221cm" svg:height="0.569cm" svg:x="20.001cm" svg:y="8.795cm">
          <draw:text-box>
            <text:p><text:span text:style-name="T15">XCS (h = 0.2)</text:span></text:p>
          </draw:text-box>
        </draw:frame>
        <draw:frame draw:style-name="gr245" draw:text-style-name="P19" draw:layer="layout" svg:width="2.568cm" svg:height="0.569cm" svg:x="20.001cm" svg:y="9.218cm">
          <draw:text-box>
            <text:p><text:span text:style-name="T15">SXCS (h = 0.05)</text:span></text:p>
          </draw:text-box>
        </draw:frame>
        <draw:frame draw:style-name="gr246" draw:text-style-name="P19" draw:layer="layout" svg:width="2.377cm" svg:height="0.569cm" svg:x="20.001cm" svg:y="9.667cm">
          <draw:text-box>
            <text:p><text:span text:style-name="T15">XCS (h = 0.05)</text:span></text:p>
          </draw:text-box>
        </draw:frame>
        <draw:frame draw:style-name="gr247" draw:text-style-name="P20" draw:layer="layout" svg:width="3.008cm" svg:height="0.603cm" svg:x="12.488cm" svg:y="12.069cm">
          <draw:text-box>
            <text:p><text:span text:style-name="T16">tournament factor</text:span></text:p>
          </draw:text-box>
        </draw:frame>
        <draw:frame draw:style-name="gr249" draw:text-style-name="P20" draw:layer="layout" svg:width="4.744cm" svg:height="0.603cm" draw:transform="rotate (1.5707963267946) translate (7.93cm 10.731cm)">
          <draw:text-box>
            <text:p><text:span text:style-name="T16">blockierte Bewegungen (in %)</text:span></text:p>
          </draw:text-box>
        </draw:frame>
        <presentation:notes draw:style-name="dp2">
          <draw:page-thumbnail draw:style-name="gr14" draw:layer="layout" svg:width="13.968cm" svg:height="10.476cm" svg:x="3.81cm" svg:y="2.123cm" draw:page-number="53" presentation:class="page"/>
          <draw:frame presentation:style-name="pr2" draw:layer="layout" svg:width="17.271cm" svg:height="12.322cm" svg:x="2.159cm" svg:y="13.271cm" presentation:class="notes" presentation:placeholder="true">
            <draw:text-box/>
          </draw:frame>
        </presentation:notes>
      </draw:page>
      <draw:page draw:name="page54" draw:style-name="dp1" draw:master-page-name="Default">
        <office:forms form:automatic-focus="false" form:apply-design-mode="false"/>
        <draw:polygon draw:style-name="gr111" draw:text-style-name="P9" draw:layer="layout" svg:width="15.239cm" svg:height="7.009cm" svg:x="4.762cm" svg:y="6.667cm" svg:viewBox="0 0 15240 7010" draw:points="0,0 15240,0 15240,7010 0,7010">
          <text:p/>
        </draw:polygon>
        <draw:polyline draw:style-name="gr112" draw:text-style-name="P9" draw:layer="layout" svg:width="10.263cm" svg:height="4.875cm" svg:x="6.336cm" svg:y="6.993cm" svg:viewBox="0 0 10264 4876" draw:points="5132,4876 0,4876 0,0 10264,0 10264,4876 5132,4876">
          <text:p/>
        </draw:polyline>
        <draw:line draw:style-name="gr112" draw:text-style-name="P9" draw:layer="layout" svg:x1="16.6cm" svg:y1="11.868cm" svg:x2="6.336cm" svg:y2="11.868cm">
          <text:p/>
        </draw:line>
        <draw:line draw:style-name="gr112" draw:text-style-name="P9" draw:layer="layout" svg:x1="16.6cm" svg:y1="11.326cm" svg:x2="6.336cm" svg:y2="11.326cm">
          <text:p/>
        </draw:line>
        <draw:line draw:style-name="gr112" draw:text-style-name="P9" draw:layer="layout" svg:x1="16.6cm" svg:y1="10.784cm" svg:x2="6.336cm" svg:y2="10.784cm">
          <text:p/>
        </draw:line>
        <draw:line draw:style-name="gr112" draw:text-style-name="P9" draw:layer="layout" svg:x1="16.6cm" svg:y1="10.242cm" svg:x2="6.336cm" svg:y2="10.242cm">
          <text:p/>
        </draw:line>
        <draw:line draw:style-name="gr112" draw:text-style-name="P9" draw:layer="layout" svg:x1="16.6cm" svg:y1="9.701cm" svg:x2="6.336cm" svg:y2="9.701cm">
          <text:p/>
        </draw:line>
        <draw:line draw:style-name="gr112" draw:text-style-name="P9" draw:layer="layout" svg:x1="16.6cm" svg:y1="9.159cm" svg:x2="6.336cm" svg:y2="9.159cm">
          <text:p/>
        </draw:line>
        <draw:line draw:style-name="gr112" draw:text-style-name="P9" draw:layer="layout" svg:x1="16.6cm" svg:y1="8.617cm" svg:x2="6.336cm" svg:y2="8.617cm">
          <text:p/>
        </draw:line>
        <draw:line draw:style-name="gr112" draw:text-style-name="P9" draw:layer="layout" svg:x1="16.6cm" svg:y1="8.075cm" svg:x2="6.336cm" svg:y2="8.075cm">
          <text:p/>
        </draw:line>
        <draw:line draw:style-name="gr112" draw:text-style-name="P9" draw:layer="layout" svg:x1="16.6cm" svg:y1="7.533cm" svg:x2="6.336cm" svg:y2="7.533cm">
          <text:p/>
        </draw:line>
        <draw:line draw:style-name="gr112" draw:text-style-name="P9" draw:layer="layout" svg:x1="16.6cm" svg:y1="6.992cm" svg:x2="6.336cm" svg:y2="6.992cm">
          <text:p/>
        </draw:line>
        <draw:frame draw:style-name="gr206" draw:text-style-name="P19" draw:layer="layout" svg:width="0.896cm" svg:height="0.569cm" svg:x="6.138cm" svg:y="12.523cm">
          <draw:text-box>
            <text:p><text:span text:style-name="T15">0.2</text:span></text:p>
          </draw:text-box>
        </draw:frame>
        <draw:frame draw:style-name="gr205" draw:text-style-name="P19" draw:layer="layout" svg:width="1.052cm" svg:height="0.569cm" svg:x="6.561cm" svg:y="12.152cm">
          <draw:text-box>
            <text:p><text:span text:style-name="T15">0.24</text:span></text:p>
          </draw:text-box>
        </draw:frame>
        <draw:frame draw:style-name="gr205" draw:text-style-name="P19" draw:layer="layout" svg:width="1.052cm" svg:height="0.569cm" svg:x="7.09cm" svg:y="12.523cm">
          <draw:text-box>
            <text:p><text:span text:style-name="T15">0.28</text:span></text:p>
          </draw:text-box>
        </draw:frame>
        <draw:frame draw:style-name="gr205" draw:text-style-name="P19" draw:layer="layout" svg:width="1.052cm" svg:height="0.569cm" svg:x="7.593cm" svg:y="12.152cm">
          <draw:text-box>
            <text:p><text:span text:style-name="T15">0.32</text:span></text:p>
          </draw:text-box>
        </draw:frame>
        <draw:frame draw:style-name="gr205" draw:text-style-name="P19" draw:layer="layout" svg:width="1.052cm" svg:height="0.569cm" svg:x="8.122cm" svg:y="12.523cm">
          <draw:text-box>
            <text:p><text:span text:style-name="T15">0.36</text:span></text:p>
          </draw:text-box>
        </draw:frame>
        <draw:frame draw:style-name="gr206" draw:text-style-name="P19" draw:layer="layout" svg:width="0.896cm" svg:height="0.569cm" svg:x="8.704cm" svg:y="12.152cm">
          <draw:text-box>
            <text:p><text:span text:style-name="T15">0.4</text:span></text:p>
          </draw:text-box>
        </draw:frame>
        <draw:frame draw:style-name="gr205" draw:text-style-name="P19" draw:layer="layout" svg:width="1.052cm" svg:height="0.569cm" svg:x="9.128cm" svg:y="12.523cm">
          <draw:text-box>
            <text:p><text:span text:style-name="T15">0.44</text:span></text:p>
          </draw:text-box>
        </draw:frame>
        <draw:frame draw:style-name="gr205" draw:text-style-name="P19" draw:layer="layout" svg:width="1.052cm" svg:height="0.569cm" svg:x="9.657cm" svg:y="12.152cm">
          <draw:text-box>
            <text:p><text:span text:style-name="T15">0.48</text:span></text:p>
          </draw:text-box>
        </draw:frame>
        <draw:frame draw:style-name="gr205" draw:text-style-name="P19" draw:layer="layout" svg:width="1.052cm" svg:height="0.569cm" svg:x="10.16cm" svg:y="12.523cm">
          <draw:text-box>
            <text:p><text:span text:style-name="T15">0.52</text:span></text:p>
          </draw:text-box>
        </draw:frame>
        <draw:frame draw:style-name="gr205" draw:text-style-name="P19" draw:layer="layout" svg:width="1.052cm" svg:height="0.569cm" svg:x="10.689cm" svg:y="12.152cm">
          <draw:text-box>
            <text:p><text:span text:style-name="T15">0.56</text:span></text:p>
          </draw:text-box>
        </draw:frame>
        <draw:frame draw:style-name="gr206" draw:text-style-name="P19" draw:layer="layout" svg:width="0.896cm" svg:height="0.569cm" svg:x="11.271cm" svg:y="12.523cm">
          <draw:text-box>
            <text:p><text:span text:style-name="T15">0.6</text:span></text:p>
          </draw:text-box>
        </draw:frame>
        <draw:frame draw:style-name="gr205" draw:text-style-name="P19" draw:layer="layout" svg:width="1.052cm" svg:height="0.569cm" svg:x="11.694cm" svg:y="12.152cm">
          <draw:text-box>
            <text:p><text:span text:style-name="T15">0.64</text:span></text:p>
          </draw:text-box>
        </draw:frame>
        <draw:frame draw:style-name="gr205" draw:text-style-name="P19" draw:layer="layout" svg:width="1.052cm" svg:height="0.569cm" svg:x="12.223cm" svg:y="12.523cm">
          <draw:text-box>
            <text:p><text:span text:style-name="T15">0.68</text:span></text:p>
          </draw:text-box>
        </draw:frame>
        <draw:frame draw:style-name="gr205" draw:text-style-name="P19" draw:layer="layout" svg:width="1.052cm" svg:height="0.569cm" svg:x="12.725cm" svg:y="12.152cm">
          <draw:text-box>
            <text:p><text:span text:style-name="T15">0.72</text:span></text:p>
          </draw:text-box>
        </draw:frame>
        <draw:frame draw:style-name="gr205" draw:text-style-name="P19" draw:layer="layout" svg:width="1.052cm" svg:height="0.569cm" svg:x="13.254cm" svg:y="12.523cm">
          <draw:text-box>
            <text:p><text:span text:style-name="T15">0.76</text:span></text:p>
          </draw:text-box>
        </draw:frame>
        <draw:frame draw:style-name="gr206" draw:text-style-name="P19" draw:layer="layout" svg:width="0.896cm" svg:height="0.569cm" svg:x="13.836cm" svg:y="12.152cm">
          <draw:text-box>
            <text:p><text:span text:style-name="T15">0.8</text:span></text:p>
          </draw:text-box>
        </draw:frame>
        <draw:frame draw:style-name="gr205" draw:text-style-name="P19" draw:layer="layout" svg:width="1.052cm" svg:height="0.569cm" svg:x="14.26cm" svg:y="12.523cm">
          <draw:text-box>
            <text:p><text:span text:style-name="T15">0.84</text:span></text:p>
          </draw:text-box>
        </draw:frame>
        <draw:frame draw:style-name="gr205" draw:text-style-name="P19" draw:layer="layout" svg:width="1.052cm" svg:height="0.569cm" svg:x="14.789cm" svg:y="12.152cm">
          <draw:text-box>
            <text:p><text:span text:style-name="T15">0.88</text:span></text:p>
          </draw:text-box>
        </draw:frame>
        <draw:frame draw:style-name="gr205" draw:text-style-name="P19" draw:layer="layout" svg:width="1.052cm" svg:height="0.569cm" svg:x="15.291cm" svg:y="12.523cm">
          <draw:text-box>
            <text:p><text:span text:style-name="T15">0.92</text:span></text:p>
          </draw:text-box>
        </draw:frame>
        <draw:frame draw:style-name="gr205" draw:text-style-name="P19" draw:layer="layout" svg:width="1.052cm" svg:height="0.569cm" svg:x="15.821cm" svg:y="12.152cm">
          <draw:text-box>
            <text:p><text:span text:style-name="T15">0.96</text:span></text:p>
          </draw:text-box>
        </draw:frame>
        <draw:frame draw:style-name="gr206" draw:text-style-name="P19" draw:layer="layout" svg:width="0.659cm" svg:height="0.569cm" svg:x="16.509cm" svg:y="12.523cm">
          <draw:text-box>
            <text:p><text:span text:style-name="T15">1</text:span></text:p>
          </draw:text-box>
        </draw:frame>
        <draw:line draw:style-name="gr112" draw:text-style-name="P9" draw:layer="layout" svg:x1="6.336cm" svg:y1="12.018cm" svg:x2="6.336cm" svg:y2="11.868cm">
          <text:p/>
        </draw:line>
        <draw:line draw:style-name="gr112" draw:text-style-name="P9" draw:layer="layout" svg:x1="6.849cm" svg:y1="12.018cm" svg:x2="6.849cm" svg:y2="11.868cm">
          <text:p/>
        </draw:line>
        <draw:line draw:style-name="gr112" draw:text-style-name="P9" draw:layer="layout" svg:x1="7.362cm" svg:y1="12.018cm" svg:x2="7.362cm" svg:y2="11.868cm">
          <text:p/>
        </draw:line>
        <draw:line draw:style-name="gr112" draw:text-style-name="P9" draw:layer="layout" svg:x1="7.875cm" svg:y1="12.018cm" svg:x2="7.875cm" svg:y2="11.868cm">
          <text:p/>
        </draw:line>
        <draw:line draw:style-name="gr112" draw:text-style-name="P9" draw:layer="layout" svg:x1="8.389cm" svg:y1="12.018cm" svg:x2="8.389cm" svg:y2="11.868cm">
          <text:p/>
        </draw:line>
        <draw:line draw:style-name="gr112" draw:text-style-name="P9" draw:layer="layout" svg:x1="8.902cm" svg:y1="12.018cm" svg:x2="8.902cm" svg:y2="11.868cm">
          <text:p/>
        </draw:line>
        <draw:line draw:style-name="gr112" draw:text-style-name="P9" draw:layer="layout" svg:x1="9.415cm" svg:y1="12.018cm" svg:x2="9.415cm" svg:y2="11.868cm">
          <text:p/>
        </draw:line>
        <draw:line draw:style-name="gr112" draw:text-style-name="P9" draw:layer="layout" svg:x1="9.928cm" svg:y1="12.018cm" svg:x2="9.928cm" svg:y2="11.868cm">
          <text:p/>
        </draw:line>
        <draw:line draw:style-name="gr112" draw:text-style-name="P9" draw:layer="layout" svg:x1="10.442cm" svg:y1="12.018cm" svg:x2="10.442cm" svg:y2="11.868cm">
          <text:p/>
        </draw:line>
        <draw:line draw:style-name="gr112" draw:text-style-name="P9" draw:layer="layout" svg:x1="10.955cm" svg:y1="12.018cm" svg:x2="10.955cm" svg:y2="11.868cm">
          <text:p/>
        </draw:line>
        <draw:line draw:style-name="gr112" draw:text-style-name="P9" draw:layer="layout" svg:x1="11.468cm" svg:y1="12.018cm" svg:x2="11.468cm" svg:y2="11.868cm">
          <text:p/>
        </draw:line>
        <draw:line draw:style-name="gr112" draw:text-style-name="P9" draw:layer="layout" svg:x1="11.981cm" svg:y1="12.018cm" svg:x2="11.981cm" svg:y2="11.868cm">
          <text:p/>
        </draw:line>
        <draw:line draw:style-name="gr112" draw:text-style-name="P9" draw:layer="layout" svg:x1="12.494cm" svg:y1="12.018cm" svg:x2="12.494cm" svg:y2="11.868cm">
          <text:p/>
        </draw:line>
        <draw:line draw:style-name="gr112" draw:text-style-name="P9" draw:layer="layout" svg:x1="13.007cm" svg:y1="12.018cm" svg:x2="13.007cm" svg:y2="11.868cm">
          <text:p/>
        </draw:line>
        <draw:line draw:style-name="gr112" draw:text-style-name="P9" draw:layer="layout" svg:x1="13.52cm" svg:y1="12.018cm" svg:x2="13.52cm" svg:y2="11.868cm">
          <text:p/>
        </draw:line>
        <draw:line draw:style-name="gr112" draw:text-style-name="P9" draw:layer="layout" svg:x1="14.033cm" svg:y1="12.018cm" svg:x2="14.033cm" svg:y2="11.868cm">
          <text:p/>
        </draw:line>
        <draw:line draw:style-name="gr112" draw:text-style-name="P9" draw:layer="layout" svg:x1="14.547cm" svg:y1="12.018cm" svg:x2="14.547cm" svg:y2="11.868cm">
          <text:p/>
        </draw:line>
        <draw:line draw:style-name="gr112" draw:text-style-name="P9" draw:layer="layout" svg:x1="15.06cm" svg:y1="12.018cm" svg:x2="15.06cm" svg:y2="11.868cm">
          <text:p/>
        </draw:line>
        <draw:line draw:style-name="gr112" draw:text-style-name="P9" draw:layer="layout" svg:x1="15.573cm" svg:y1="12.018cm" svg:x2="15.573cm" svg:y2="11.868cm">
          <text:p/>
        </draw:line>
        <draw:line draw:style-name="gr112" draw:text-style-name="P9" draw:layer="layout" svg:x1="16.086cm" svg:y1="12.018cm" svg:x2="16.086cm" svg:y2="11.868cm">
          <text:p/>
        </draw:line>
        <draw:polyline draw:style-name="gr112" draw:text-style-name="P9" draw:layer="layout" svg:width="0.149cm" svg:height="10.263cm" draw:transform="rotate (1.5707963267946) translate (6.33589672593783cm 12.0182366282381cm)" svg:viewBox="0 0 150 10264" draw:points="0,22936 150,22936 150,12672">
          <text:p/>
        </draw:polyline>
        <draw:frame draw:style-name="gr206" draw:text-style-name="P19" draw:layer="layout" svg:width="0.659cm" svg:height="0.569cm" svg:x="5.926cm" svg:y="11.729cm">
          <draw:text-box>
            <text:p><text:span text:style-name="T15">0</text:span></text:p>
          </draw:text-box>
        </draw:frame>
        <draw:frame draw:style-name="gr206" draw:text-style-name="P19" draw:layer="layout" svg:width="0.815cm" svg:height="0.569cm" svg:x="5.767cm" svg:y="11.173cm">
          <draw:text-box>
            <text:p><text:span text:style-name="T15">10</text:span></text:p>
          </draw:text-box>
        </draw:frame>
        <draw:frame draw:style-name="gr206" draw:text-style-name="P19" draw:layer="layout" svg:width="0.815cm" svg:height="0.569cm" svg:x="5.767cm" svg:y="10.644cm">
          <draw:text-box>
            <text:p><text:span text:style-name="T15">20</text:span></text:p>
          </draw:text-box>
        </draw:frame>
        <draw:frame draw:style-name="gr206" draw:text-style-name="P19" draw:layer="layout" svg:width="0.815cm" svg:height="0.569cm" svg:x="5.767cm" svg:y="10.089cm">
          <draw:text-box>
            <text:p><text:span text:style-name="T15">30</text:span></text:p>
          </draw:text-box>
        </draw:frame>
        <draw:frame draw:style-name="gr206" draw:text-style-name="P19" draw:layer="layout" svg:width="0.815cm" svg:height="0.569cm" svg:x="5.767cm" svg:y="9.561cm">
          <draw:text-box>
            <text:p><text:span text:style-name="T15">40</text:span></text:p>
          </draw:text-box>
        </draw:frame>
        <draw:frame draw:style-name="gr206" draw:text-style-name="P19" draw:layer="layout" svg:width="0.815cm" svg:height="0.569cm" svg:x="5.767cm" svg:y="9.005cm">
          <draw:text-box>
            <text:p><text:span text:style-name="T15">50</text:span></text:p>
          </draw:text-box>
        </draw:frame>
        <draw:frame draw:style-name="gr206" draw:text-style-name="P19" draw:layer="layout" svg:width="0.815cm" svg:height="0.569cm" svg:x="5.767cm" svg:y="8.476cm">
          <draw:text-box>
            <text:p><text:span text:style-name="T15">60</text:span></text:p>
          </draw:text-box>
        </draw:frame>
        <draw:frame draw:style-name="gr206" draw:text-style-name="P19" draw:layer="layout" svg:width="0.815cm" svg:height="0.569cm" svg:x="5.767cm" svg:y="7.92cm">
          <draw:text-box>
            <text:p><text:span text:style-name="T15">70</text:span></text:p>
          </draw:text-box>
        </draw:frame>
        <draw:frame draw:style-name="gr206" draw:text-style-name="P19" draw:layer="layout" svg:width="0.815cm" svg:height="0.569cm" svg:x="5.767cm" svg:y="7.391cm">
          <draw:text-box>
            <text:p><text:span text:style-name="T15">80</text:span></text:p>
          </draw:text-box>
        </draw:frame>
        <draw:frame draw:style-name="gr206" draw:text-style-name="P19" draw:layer="layout" svg:width="0.815cm" svg:height="0.569cm" svg:x="5.767cm" svg:y="6.835cm">
          <draw:text-box>
            <text:p><text:span text:style-name="T15">90</text:span></text:p>
          </draw:text-box>
        </draw:frame>
        <draw:line draw:style-name="gr112" draw:text-style-name="P9" draw:layer="layout" svg:x1="6.186cm" svg:y1="11.868cm" svg:x2="6.336cm" svg:y2="11.868cm">
          <text:p/>
        </draw:line>
        <draw:line draw:style-name="gr112" draw:text-style-name="P9" draw:layer="layout" svg:x1="6.186cm" svg:y1="11.326cm" svg:x2="6.336cm" svg:y2="11.326cm">
          <text:p/>
        </draw:line>
        <draw:line draw:style-name="gr112" draw:text-style-name="P9" draw:layer="layout" svg:x1="6.186cm" svg:y1="10.784cm" svg:x2="6.336cm" svg:y2="10.784cm">
          <text:p/>
        </draw:line>
        <draw:line draw:style-name="gr112" draw:text-style-name="P9" draw:layer="layout" svg:x1="6.186cm" svg:y1="10.242cm" svg:x2="6.336cm" svg:y2="10.242cm">
          <text:p/>
        </draw:line>
        <draw:line draw:style-name="gr112" draw:text-style-name="P9" draw:layer="layout" svg:x1="6.186cm" svg:y1="9.701cm" svg:x2="6.336cm" svg:y2="9.701cm">
          <text:p/>
        </draw:line>
        <draw:line draw:style-name="gr112" draw:text-style-name="P9" draw:layer="layout" svg:x1="6.186cm" svg:y1="9.159cm" svg:x2="6.336cm" svg:y2="9.159cm">
          <text:p/>
        </draw:line>
        <draw:line draw:style-name="gr112" draw:text-style-name="P9" draw:layer="layout" svg:x1="6.186cm" svg:y1="8.617cm" svg:x2="6.336cm" svg:y2="8.617cm">
          <text:p/>
        </draw:line>
        <draw:line draw:style-name="gr112" draw:text-style-name="P9" draw:layer="layout" svg:x1="6.186cm" svg:y1="8.075cm" svg:x2="6.336cm" svg:y2="8.075cm">
          <text:p/>
        </draw:line>
        <draw:line draw:style-name="gr112" draw:text-style-name="P9" draw:layer="layout" svg:x1="6.186cm" svg:y1="7.533cm" svg:x2="6.336cm" svg:y2="7.533cm">
          <text:p/>
        </draw:line>
        <draw:polyline draw:style-name="gr112" draw:text-style-name="P9" draw:layer="layout" svg:width="0.149cm" svg:height="4.875cm" svg:x="6.186cm" svg:y="6.992cm" svg:viewBox="0 0 150 4876" draw:points="0,0 150,0 150,4876">
          <text:p/>
        </draw:polyline>
        <draw:polygon draw:style-name="gr116" draw:text-style-name="P9" draw:layer="layout" svg:width="0.544cm" svg:height="0.284cm" svg:x="6.32cm" svg:y="10.542cm" svg:viewBox="0 0 545 285" draw:points="32,0 545,203 529,244 513,285 0,82 16,41">
          <text:p/>
        </draw:polygon>
        <draw:polygon draw:style-name="gr116" draw:text-style-name="P9" draw:layer="layout" svg:width="0.015cm" svg:height="0.041cm" svg:x="6.833cm" svg:y="10.786cm" svg:viewBox="0 0 16 42" draw:points="16,0 4,42 0,41">
          <text:p/>
        </draw:polygon>
        <draw:polygon draw:style-name="gr116" draw:text-style-name="P9" draw:layer="layout" svg:width="0.536cm" svg:height="0.231cm" svg:x="6.837cm" svg:y="10.744cm" svg:viewBox="0 0 537 232" draw:points="24,0 537,148 525,190 513,232 0,84 12,42">
          <text:p/>
        </draw:polygon>
        <draw:polygon draw:style-name="gr116" draw:text-style-name="P9" draw:layer="layout" svg:width="0.011cm" svg:height="0.043cm" svg:x="7.35cm" svg:y="10.934cm" svg:viewBox="0 0 12 44" draw:points="12,0 7,44 0,42">
          <text:p/>
        </draw:polygon>
        <draw:polygon draw:style-name="gr116" draw:text-style-name="P9" draw:layer="layout" svg:width="0.522cm" svg:height="0.145cm" svg:x="7.357cm" svg:y="10.89cm" svg:viewBox="0 0 523 146" draw:points="10,0 523,58 518,102 513,146 0,88 5,44">
          <text:p/>
        </draw:polygon>
        <draw:polygon draw:style-name="gr116" draw:text-style-name="P9" draw:layer="layout" svg:width="0.009cm" svg:height="0.043cm" svg:x="7.87cm" svg:y="10.992cm" svg:viewBox="0 0 10 44" draw:points="5,0 10,44 2,44 0,44">
          <text:p/>
        </draw:polygon>
        <draw:polygon draw:style-name="gr116" draw:text-style-name="P9" draw:layer="layout" svg:width="0.523cm" svg:height="0.145cm" svg:x="7.87cm" svg:y="10.89cm" svg:viewBox="0 0 524 146" draw:points="0,58 514,0 519,44 524,88 10,146 5,102">
          <text:p/>
        </draw:polygon>
        <draw:polygon draw:style-name="gr116" draw:text-style-name="P9" draw:layer="layout" svg:width="0.009cm" svg:height="0.043cm" svg:x="8.389cm" svg:y="10.934cm" svg:viewBox="0 0 10 44" draw:points="0,0 10,43 5,44">
          <text:p/>
        </draw:polygon>
        <draw:polygon draw:style-name="gr116" draw:text-style-name="P9" draw:layer="layout" svg:width="0.532cm" svg:height="0.207cm" svg:x="8.379cm" svg:y="10.769cm" svg:viewBox="0 0 533 208" draw:points="0,122 513,0 523,43 533,86 20,208 10,165">
          <text:p/>
        </draw:polygon>
        <draw:polygon draw:style-name="gr116" draw:text-style-name="P9" draw:layer="layout" svg:width="0.015cm" svg:height="0.042cm" svg:x="8.902cm" svg:y="10.812cm" svg:viewBox="0 0 16 43" draw:points="0,0 16,41 10,43">
          <text:p/>
        </draw:polygon>
        <draw:polygon draw:style-name="gr116" draw:text-style-name="P9" draw:layer="layout" svg:width="0.544cm" svg:height="0.275cm" svg:x="8.886cm" svg:y="10.577cm" svg:viewBox="0 0 545 276" draw:points="0,194 513,0 529,41 545,82 32,276 16,235">
          <text:p/>
        </draw:polygon>
        <draw:polygon draw:style-name="gr116" draw:text-style-name="P9" draw:layer="layout" svg:width="0.017cm" svg:height="0.04cm" svg:x="9.415cm" svg:y="10.618cm" svg:viewBox="0 0 18 41" draw:points="0,0 18,40 16,41">
          <text:p/>
        </draw:polygon>
        <draw:polygon draw:style-name="gr116" draw:text-style-name="P9" draw:layer="layout" svg:width="0.548cm" svg:height="0.303cm" svg:x="9.397cm" svg:y="10.354cm" svg:viewBox="0 0 549 304" draw:points="0,224 513,0 531,40 549,80 36,304 18,264">
          <text:p/>
        </draw:polygon>
        <draw:polygon draw:style-name="gr116" draw:text-style-name="P9" draw:layer="layout" svg:width="0.017cm" svg:height="0.04cm" svg:x="9.91cm" svg:y="10.353cm" svg:viewBox="0 0 18 41" draw:points="18,41 0,1 2,0">
          <text:p/>
        </draw:polygon>
        <draw:polygon draw:style-name="gr116" draw:text-style-name="P9" draw:layer="layout" svg:width="0.545cm" svg:height="0.278cm" svg:x="9.912cm" svg:y="10.157cm" svg:viewBox="0 0 546 279" draw:points="0,197 514,0 530,41 546,82 32,279 16,238">
          <text:p/>
        </draw:polygon>
        <draw:polygon draw:style-name="gr116" draw:text-style-name="P9" draw:layer="layout" svg:width="0.022cm" svg:height="0.04cm" svg:x="10.442cm" svg:y="10.197cm" svg:viewBox="0 0 23 41" draw:points="0,0 23,38 16,41 16,41">
          <text:p/>
        </draw:polygon>
        <draw:polygon draw:style-name="gr116" draw:text-style-name="P9" draw:layer="layout" svg:width="0.558cm" svg:height="0.385cm" svg:x="10.419cm" svg:y="9.85cm" svg:viewBox="0 0 559 386" draw:points="0,310 513,0 536,38 559,76 46,386 23,348">
          <text:p/>
        </draw:polygon>
        <draw:polygon draw:style-name="gr116" draw:text-style-name="P9" draw:layer="layout" svg:width="0.022cm" svg:height="0.039cm" svg:x="10.932cm" svg:y="9.848cm" svg:viewBox="0 0 23 40" draw:points="23,40 0,2 5,0">
          <text:p/>
        </draw:polygon>
        <draw:polygon draw:style-name="gr116" draw:text-style-name="P9" draw:layer="layout" svg:width="0.548cm" svg:height="0.315cm" svg:x="10.937cm" svg:y="9.612cm" svg:viewBox="0 0 549 316" draw:points="0,236 513,0 531,40 549,80 36,316 18,276">
          <text:p/>
        </draw:polygon>
        <draw:polygon draw:style-name="gr116" draw:text-style-name="P9" draw:layer="layout" svg:width="0.02cm" svg:height="0.039cm" svg:x="11.468cm" svg:y="9.652cm" svg:viewBox="0 0 21 40" draw:points="0,0 21,39 18,40">
          <text:p/>
        </draw:polygon>
        <draw:polygon draw:style-name="gr116" draw:text-style-name="P9" draw:layer="layout" svg:width="0.554cm" svg:height="0.352cm" svg:x="11.447cm" svg:y="9.338cm" svg:viewBox="0 0 555 353" draw:points="0,275 513,0 534,39 555,78 42,353 21,314">
          <text:p/>
        </draw:polygon>
        <draw:polygon draw:style-name="gr116" draw:text-style-name="P9" draw:layer="layout" svg:width="0.02cm" svg:height="0.039cm" svg:x="11.96cm" svg:y="9.337cm" svg:viewBox="0 0 21 40" draw:points="21,40 0,1 2,0">
          <text:p/>
        </draw:polygon>
        <draw:polygon draw:style-name="gr116" draw:text-style-name="P9" draw:layer="layout" svg:width="0.551cm" svg:height="0.33cm" svg:x="11.962cm" svg:y="9.086cm" svg:viewBox="0 0 552 331" draw:points="0,251 514,0 533,40 552,80 38,331 19,291">
          <text:p/>
        </draw:polygon>
        <draw:polygon draw:style-name="gr116" draw:text-style-name="P9" draw:layer="layout" svg:width="0.019cm" svg:height="0.039cm" svg:x="12.494cm" svg:y="9.126cm" svg:viewBox="0 0 20 40" draw:points="0,0 20,39 19,40">
          <text:p/>
        </draw:polygon>
        <draw:polygon draw:style-name="gr116" draw:text-style-name="P9" draw:layer="layout" svg:width="0.552cm" svg:height="0.342cm" svg:x="12.474cm" svg:y="8.822cm" svg:viewBox="0 0 553 343" draw:points="0,265 513,0 533,39 553,78 40,343 20,304">
          <text:p/>
        </draw:polygon>
        <draw:polygon draw:style-name="gr116" draw:text-style-name="P9" draw:layer="layout" svg:width="0.019cm" svg:height="0.038cm" svg:x="12.987cm" svg:y="8.822cm" svg:viewBox="0 0 20 39" draw:points="20,39 0,0 0,0">
          <text:p/>
        </draw:polygon>
        <draw:polygon draw:style-name="gr116" draw:text-style-name="P9" draw:layer="layout" svg:width="0.552cm" svg:height="0.334cm" svg:x="12.987cm" svg:y="8.565cm" svg:viewBox="0 0 553 335" draw:points="0,257 513,0 533,39 553,78 40,335 20,296">
          <text:p/>
        </draw:polygon>
        <draw:polygon draw:style-name="gr116" draw:text-style-name="P9" draw:layer="layout" svg:width="0.019cm" svg:height="0.039cm" svg:x="13.5cm" svg:y="8.564cm" svg:viewBox="0 0 20 40" draw:points="20,40 0,1 2,0">
          <text:p/>
        </draw:polygon>
        <draw:polygon draw:style-name="gr116" draw:text-style-name="P9" draw:layer="layout" svg:width="0.548cm" svg:height="0.312cm" svg:x="13.502cm" svg:y="8.331cm" svg:viewBox="0 0 549 313" draw:points="0,233 513,0 531,40 549,80 36,313 18,273">
          <text:p/>
        </draw:polygon>
        <draw:polygon draw:style-name="gr116" draw:text-style-name="P9" draw:layer="layout" svg:width="0.02cm" svg:height="0.039cm" svg:x="14.033cm" svg:y="8.371cm" svg:viewBox="0 0 21 40" draw:points="0,0 21,39 18,40">
          <text:p/>
        </draw:polygon>
        <draw:polygon draw:style-name="gr116" draw:text-style-name="P9" draw:layer="layout" svg:width="0.555cm" svg:height="0.353cm" svg:x="14.012cm" svg:y="8.056cm" svg:viewBox="0 0 556 354" draw:points="0,276 514,0 535,39 556,78 42,354 21,315">
          <text:p/>
        </draw:polygon>
        <draw:polygon draw:style-name="gr116" draw:text-style-name="P9" draw:layer="layout" svg:width="0.02cm" svg:height="0.042cm" svg:x="14.526cm" svg:y="8.052cm" svg:viewBox="0 0 21 43" draw:points="21,43 0,4 7,1 11,0">
          <text:p/>
        </draw:polygon>
        <draw:polygon draw:style-name="gr116" draw:text-style-name="P9" draw:layer="layout" svg:width="0.532cm" svg:height="0.211cm" svg:x="14.537cm" svg:y="7.926cm" svg:viewBox="0 0 533 212" draw:points="0,126 513,0 523,43 533,86 20,212 10,169">
          <text:p/>
        </draw:polygon>
        <draw:polygon draw:style-name="gr116" draw:text-style-name="P9" draw:layer="layout" svg:width="0.015cm" svg:height="0.042cm" svg:x="15.06cm" svg:y="7.969cm" svg:viewBox="0 0 16 43" draw:points="0,0 16,41 10,43">
          <text:p/>
        </draw:polygon>
        <draw:polygon draw:style-name="gr116" draw:text-style-name="P9" draw:layer="layout" svg:width="0.544cm" svg:height="0.279cm" svg:x="15.044cm" svg:y="7.73cm" svg:viewBox="0 0 545 280" draw:points="0,198 513,0 529,41 545,82 32,280 16,239">
          <text:p/>
        </draw:polygon>
        <draw:polygon draw:style-name="gr116" draw:text-style-name="P9" draw:layer="layout" svg:width="0.015cm" svg:height="0.042cm" svg:x="15.557cm" svg:y="7.728cm" svg:viewBox="0 0 16 43" draw:points="16,43 0,2 6,0">
          <text:p/>
        </draw:polygon>
        <draw:polygon draw:style-name="gr116" draw:text-style-name="P9" draw:layer="layout" svg:width="0.532cm" svg:height="0.209cm" svg:x="15.563cm" svg:y="7.604cm" svg:viewBox="0 0 533 210" draw:points="0,124 513,0 523,43 533,86 20,210 10,167">
          <text:p/>
        </draw:polygon>
        <draw:polygon draw:style-name="gr116" draw:text-style-name="P9" draw:layer="layout" svg:width="0.01cm" svg:height="0.042cm" svg:x="16.086cm" svg:y="7.647cm" svg:viewBox="0 0 11 43" draw:points="0,0 11,43 10,43">
          <text:p/>
        </draw:polygon>
        <draw:polygon draw:style-name="gr116" draw:text-style-name="P9" draw:layer="layout" svg:width="0.535cm" svg:height="0.212cm" svg:x="16.075cm" svg:y="7.477cm" svg:viewBox="0 0 536 213" draw:points="0,127 514,0 525,43 536,86 22,213 11,170">
          <text:p/>
        </draw:polygon>
        <draw:polygon draw:style-name="gr116" draw:text-style-name="P9" draw:layer="layout" svg:width="0.249cm" svg:height="0.249cm" svg:x="6.211cm" svg:y="10.458cm" svg:viewBox="0 0 250 250" draw:points="0,0 0,250 250,250 250,0">
          <text:p/>
        </draw:polygon>
        <draw:polyline draw:style-name="gr117" draw:text-style-name="P9" draw:layer="layout" svg:width="0.249cm" svg:height="0.249cm" svg:x="6.211cm" svg:y="10.458cm" svg:viewBox="0 0 250 250" draw:points="0,0 0,250 250,250 250,0 0,0">
          <text:p/>
        </draw:polyline>
        <draw:polygon draw:style-name="gr118" draw:text-style-name="P9" draw:layer="layout" svg:width="0.249cm" svg:height="0.249cm" svg:x="6.724cm" svg:y="10.661cm" svg:viewBox="0 0 250 250" draw:points="0,0 0,250 250,250 250,0">
          <text:p/>
        </draw:polygon>
        <draw:polyline draw:style-name="gr117" draw:text-style-name="P9" draw:layer="layout" svg:width="0.249cm" svg:height="0.249cm" svg:x="6.724cm" svg:y="10.661cm" svg:viewBox="0 0 250 250" draw:points="0,0 0,250 250,250 250,0 0,0">
          <text:p/>
        </draw:polyline>
        <draw:polygon draw:style-name="gr118" draw:text-style-name="P9" draw:layer="layout" svg:width="0.249cm" svg:height="0.249cm" svg:x="7.237cm" svg:y="10.809cm" svg:viewBox="0 0 250 250" draw:points="0,0 0,250 250,250 250,0">
          <text:p/>
        </draw:polygon>
        <draw:polyline draw:style-name="gr117" draw:text-style-name="P9" draw:layer="layout" svg:width="0.249cm" svg:height="0.249cm" svg:x="7.237cm" svg:y="10.809cm" svg:viewBox="0 0 250 250" draw:points="0,0 0,250 250,250 250,0 0,0">
          <text:p/>
        </draw:polyline>
        <draw:polygon draw:style-name="gr118" draw:text-style-name="P9" draw:layer="layout" svg:width="0.249cm" svg:height="0.249cm" svg:x="7.75cm" svg:y="10.867cm" svg:viewBox="0 0 250 250" draw:points="0,0 0,250 250,250 250,0">
          <text:p/>
        </draw:polygon>
        <draw:polyline draw:style-name="gr117" draw:text-style-name="P9" draw:layer="layout" svg:width="0.249cm" svg:height="0.249cm" svg:x="7.75cm" svg:y="10.867cm" svg:viewBox="0 0 250 250" draw:points="0,0 0,250 250,250 250,0 0,0">
          <text:p/>
        </draw:polyline>
        <draw:polygon draw:style-name="gr118" draw:text-style-name="P9" draw:layer="layout" svg:width="0.249cm" svg:height="0.249cm" svg:x="8.264cm" svg:y="10.809cm" svg:viewBox="0 0 250 250" draw:points="0,0 0,250 250,250 250,0">
          <text:p/>
        </draw:polygon>
        <draw:polyline draw:style-name="gr117" draw:text-style-name="P9" draw:layer="layout" svg:width="0.249cm" svg:height="0.249cm" svg:x="8.264cm" svg:y="10.809cm" svg:viewBox="0 0 250 250" draw:points="0,0 0,250 250,250 250,0 0,0">
          <text:p/>
        </draw:polyline>
        <draw:polygon draw:style-name="gr118" draw:text-style-name="P9" draw:layer="layout" svg:width="0.249cm" svg:height="0.249cm" svg:x="8.777cm" svg:y="10.687cm" svg:viewBox="0 0 250 250" draw:points="0,0 0,250 250,250 250,0">
          <text:p/>
        </draw:polygon>
        <draw:polyline draw:style-name="gr117" draw:text-style-name="P9" draw:layer="layout" svg:width="0.249cm" svg:height="0.249cm" svg:x="8.777cm" svg:y="10.687cm" svg:viewBox="0 0 250 250" draw:points="0,0 0,250 250,250 250,0 0,0">
          <text:p/>
        </draw:polyline>
        <draw:polygon draw:style-name="gr118" draw:text-style-name="P9" draw:layer="layout" svg:width="0.249cm" svg:height="0.249cm" svg:x="9.29cm" svg:y="10.493cm" svg:viewBox="0 0 250 250" draw:points="0,0 0,250 250,250 250,0">
          <text:p/>
        </draw:polygon>
        <draw:polyline draw:style-name="gr117" draw:text-style-name="P9" draw:layer="layout" svg:width="0.249cm" svg:height="0.249cm" svg:x="9.29cm" svg:y="10.493cm" svg:viewBox="0 0 250 250" draw:points="0,0 0,250 250,250 250,0 0,0">
          <text:p/>
        </draw:polyline>
        <draw:polygon draw:style-name="gr118" draw:text-style-name="P9" draw:layer="layout" svg:width="0.249cm" svg:height="0.249cm" svg:x="9.803cm" svg:y="10.269cm" svg:viewBox="0 0 250 250" draw:points="0,0 0,250 250,250 250,0">
          <text:p/>
        </draw:polygon>
        <draw:polyline draw:style-name="gr117" draw:text-style-name="P9" draw:layer="layout" svg:width="0.249cm" svg:height="0.249cm" svg:x="9.803cm" svg:y="10.269cm" svg:viewBox="0 0 250 250" draw:points="0,0 0,250 250,250 250,0 0,0">
          <text:p/>
        </draw:polyline>
        <draw:polygon draw:style-name="gr118" draw:text-style-name="P9" draw:layer="layout" svg:width="0.249cm" svg:height="0.249cm" svg:x="10.317cm" svg:y="10.073cm" svg:viewBox="0 0 250 250" draw:points="0,0 0,250 250,250 250,0">
          <text:p/>
        </draw:polygon>
        <draw:polyline draw:style-name="gr117" draw:text-style-name="P9" draw:layer="layout" svg:width="0.249cm" svg:height="0.249cm" svg:x="10.317cm" svg:y="10.073cm" svg:viewBox="0 0 250 250" draw:points="0,0 0,250 250,250 250,0 0,0">
          <text:p/>
        </draw:polyline>
        <draw:polygon draw:style-name="gr118" draw:text-style-name="P9" draw:layer="layout" svg:width="0.249cm" svg:height="0.249cm" svg:x="10.83cm" svg:y="9.763cm" svg:viewBox="0 0 250 250" draw:points="0,0 0,250 250,250 250,0">
          <text:p/>
        </draw:polygon>
        <draw:polyline draw:style-name="gr117" draw:text-style-name="P9" draw:layer="layout" svg:width="0.249cm" svg:height="0.249cm" svg:x="10.83cm" svg:y="9.763cm" svg:viewBox="0 0 250 250" draw:points="0,0 0,250 250,250 250,0 0,0">
          <text:p/>
        </draw:polyline>
        <draw:polygon draw:style-name="gr118" draw:text-style-name="P9" draw:layer="layout" svg:width="0.249cm" svg:height="0.249cm" svg:x="11.343cm" svg:y="9.527cm" svg:viewBox="0 0 250 250" draw:points="0,0 0,250 250,250 250,0">
          <text:p/>
        </draw:polygon>
        <draw:polyline draw:style-name="gr117" draw:text-style-name="P9" draw:layer="layout" svg:width="0.249cm" svg:height="0.249cm" svg:x="11.343cm" svg:y="9.527cm" svg:viewBox="0 0 250 250" draw:points="0,0 0,250 250,250 250,0 0,0">
          <text:p/>
        </draw:polyline>
        <draw:polygon draw:style-name="gr118" draw:text-style-name="P9" draw:layer="layout" svg:width="0.249cm" svg:height="0.249cm" svg:x="11.856cm" svg:y="9.252cm" svg:viewBox="0 0 250 250" draw:points="0,0 0,250 250,250 250,0">
          <text:p/>
        </draw:polygon>
        <draw:polyline draw:style-name="gr117" draw:text-style-name="P9" draw:layer="layout" svg:width="0.249cm" svg:height="0.249cm" svg:x="11.856cm" svg:y="9.252cm" svg:viewBox="0 0 250 250" draw:points="0,0 0,250 250,250 250,0 0,0">
          <text:p/>
        </draw:polyline>
        <draw:polygon draw:style-name="gr118" draw:text-style-name="P9" draw:layer="layout" svg:width="0.249cm" svg:height="0.249cm" svg:x="12.37cm" svg:y="9.001cm" svg:viewBox="0 0 250 250" draw:points="0,0 0,250 250,250 250,0">
          <text:p/>
        </draw:polygon>
        <draw:polyline draw:style-name="gr117" draw:text-style-name="P9" draw:layer="layout" svg:width="0.249cm" svg:height="0.249cm" svg:x="12.37cm" svg:y="9.001cm" svg:viewBox="0 0 250 250" draw:points="0,0 0,250 250,250 250,0 0,0">
          <text:p/>
        </draw:polyline>
        <draw:polygon draw:style-name="gr118" draw:text-style-name="P9" draw:layer="layout" svg:width="0.249cm" svg:height="0.249cm" svg:x="12.882cm" svg:y="8.736cm" svg:viewBox="0 0 250 250" draw:points="0,0 0,250 250,250 250,0">
          <text:p/>
        </draw:polygon>
        <draw:polyline draw:style-name="gr117" draw:text-style-name="P9" draw:layer="layout" svg:width="0.249cm" svg:height="0.249cm" svg:x="12.882cm" svg:y="8.736cm" svg:viewBox="0 0 250 250" draw:points="0,0 0,250 250,250 250,0 0,0">
          <text:p/>
        </draw:polyline>
        <draw:polygon draw:style-name="gr118" draw:text-style-name="P9" draw:layer="layout" svg:width="0.249cm" svg:height="0.249cm" svg:x="13.395cm" svg:y="8.479cm" svg:viewBox="0 0 250 250" draw:points="0,0 0,250 250,250 250,0">
          <text:p/>
        </draw:polygon>
        <draw:polyline draw:style-name="gr117" draw:text-style-name="P9" draw:layer="layout" svg:width="0.249cm" svg:height="0.249cm" svg:x="13.395cm" svg:y="8.479cm" svg:viewBox="0 0 250 250" draw:points="0,0 0,250 250,250 250,0 0,0">
          <text:p/>
        </draw:polyline>
        <draw:polygon draw:style-name="gr118" draw:text-style-name="P9" draw:layer="layout" svg:width="0.249cm" svg:height="0.249cm" svg:x="13.908cm" svg:y="8.246cm" svg:viewBox="0 0 250 250" draw:points="0,0 0,250 250,250 250,0">
          <text:p/>
        </draw:polygon>
        <draw:polyline draw:style-name="gr117" draw:text-style-name="P9" draw:layer="layout" svg:width="0.249cm" svg:height="0.249cm" svg:x="13.908cm" svg:y="8.246cm" svg:viewBox="0 0 250 250" draw:points="0,0 0,250 250,250 250,0 0,0">
          <text:p/>
        </draw:polyline>
        <draw:polygon draw:style-name="gr118" draw:text-style-name="P9" draw:layer="layout" svg:width="0.249cm" svg:height="0.249cm" svg:x="14.422cm" svg:y="7.97cm" svg:viewBox="0 0 250 250" draw:points="0,0 0,250 250,250 250,0">
          <text:p/>
        </draw:polygon>
        <draw:polyline draw:style-name="gr117" draw:text-style-name="P9" draw:layer="layout" svg:width="0.249cm" svg:height="0.249cm" svg:x="14.422cm" svg:y="7.97cm" svg:viewBox="0 0 250 250" draw:points="0,0 0,250 250,250 250,0 0,0">
          <text:p/>
        </draw:polyline>
        <draw:polygon draw:style-name="gr118" draw:text-style-name="P9" draw:layer="layout" svg:width="0.249cm" svg:height="0.249cm" svg:x="14.935cm" svg:y="7.844cm" svg:viewBox="0 0 250 250" draw:points="0,0 0,250 250,250 250,0">
          <text:p/>
        </draw:polygon>
        <draw:polyline draw:style-name="gr117" draw:text-style-name="P9" draw:layer="layout" svg:width="0.249cm" svg:height="0.249cm" svg:x="14.935cm" svg:y="7.844cm" svg:viewBox="0 0 250 250" draw:points="0,0 0,250 250,250 250,0 0,0">
          <text:p/>
        </draw:polyline>
        <draw:polygon draw:style-name="gr118" draw:text-style-name="P9" draw:layer="layout" svg:width="0.249cm" svg:height="0.249cm" svg:x="15.448cm" svg:y="7.646cm" svg:viewBox="0 0 250 250" draw:points="0,0 0,250 250,250 250,0">
          <text:p/>
        </draw:polygon>
        <draw:polyline draw:style-name="gr117" draw:text-style-name="P9" draw:layer="layout" svg:width="0.249cm" svg:height="0.249cm" svg:x="15.448cm" svg:y="7.646cm" svg:viewBox="0 0 250 250" draw:points="0,0 0,250 250,250 250,0 0,0">
          <text:p/>
        </draw:polyline>
        <draw:polygon draw:style-name="gr118" draw:text-style-name="P9" draw:layer="layout" svg:width="0.249cm" svg:height="0.249cm" svg:x="15.961cm" svg:y="7.522cm" svg:viewBox="0 0 250 250" draw:points="0,0 0,250 250,250 250,0">
          <text:p/>
        </draw:polygon>
        <draw:polyline draw:style-name="gr117" draw:text-style-name="P9" draw:layer="layout" svg:width="0.249cm" svg:height="0.249cm" svg:x="15.961cm" svg:y="7.522cm" svg:viewBox="0 0 250 250" draw:points="0,0 0,250 250,250 250,0 0,0">
          <text:p/>
        </draw:polyline>
        <draw:polygon draw:style-name="gr118" draw:text-style-name="P9" draw:layer="layout" svg:width="0.249cm" svg:height="0.249cm" svg:x="16.475cm" svg:y="7.395cm" svg:viewBox="0 0 250 250" draw:points="0,0 0,250 250,250 250,0">
          <text:p/>
        </draw:polygon>
        <draw:polyline draw:style-name="gr117" draw:text-style-name="P9" draw:layer="layout" svg:width="0.249cm" svg:height="0.249cm" svg:x="16.475cm" svg:y="7.395cm" svg:viewBox="0 0 250 250" draw:points="0,0 0,250 250,250 250,0 0,0">
          <text:p/>
        </draw:polyline>
        <draw:polygon draw:style-name="gr119" draw:text-style-name="P9" draw:layer="layout" svg:width="0.544cm" svg:height="0.288cm" svg:x="6.32cm" svg:y="10.571cm" svg:viewBox="0 0 545 289" draw:points="32,0 545,207 529,248 513,289 0,82 16,41">
          <text:p/>
        </draw:polygon>
        <draw:polygon draw:style-name="gr119" draw:text-style-name="P9" draw:layer="layout" svg:width="0.015cm" svg:height="0.041cm" svg:x="6.833cm" svg:y="10.819cm" svg:viewBox="0 0 16 42" draw:points="16,0 4,42 0,41">
          <text:p/>
        </draw:polygon>
        <draw:polygon draw:style-name="gr119" draw:text-style-name="P9" draw:layer="layout" svg:width="0.536cm" svg:height="0.224cm" svg:x="6.837cm" svg:y="10.777cm" svg:viewBox="0 0 537 225" draw:points="24,0 537,141 525,183 513,225 0,84 12,42">
          <text:p/>
        </draw:polygon>
        <draw:polygon draw:style-name="gr119" draw:text-style-name="P9" draw:layer="layout" svg:width="0.011cm" svg:height="0.043cm" svg:x="7.35cm" svg:y="10.96cm" svg:viewBox="0 0 12 44" draw:points="12,0 6,44 0,42">
          <text:p/>
        </draw:polygon>
        <draw:polygon draw:style-name="gr119" draw:text-style-name="P9" draw:layer="layout" svg:width="0.524cm" svg:height="0.156cm" svg:x="7.356cm" svg:y="10.916cm" svg:viewBox="0 0 525 157" draw:points="12,0 525,69 519,113 513,157 0,88 6,44">
          <text:p/>
        </draw:polygon>
        <draw:polygon draw:style-name="gr119" draw:text-style-name="P9" draw:layer="layout" svg:width="0.01cm" svg:height="0.043cm" svg:x="7.869cm" svg:y="11.029cm" svg:viewBox="0 0 11 44" draw:points="6,0 11,44 4,44 0,44">
          <text:p/>
        </draw:polygon>
        <draw:polygon draw:style-name="gr119" draw:text-style-name="P9" draw:layer="layout" svg:width="0.523cm" svg:height="0.151cm" svg:x="7.87cm" svg:y="10.921cm" svg:viewBox="0 0 524 152" draw:points="0,64 514,0 519,44 524,88 10,152 5,108">
          <text:p/>
        </draw:polygon>
        <draw:polygon draw:style-name="gr119" draw:text-style-name="P9" draw:layer="layout" svg:width="0.008cm" svg:height="0.043cm" svg:x="8.389cm" svg:y="10.965cm" svg:viewBox="0 0 9 44" draw:points="0,0 9,43 5,44">
          <text:p/>
        </draw:polygon>
        <draw:polygon draw:style-name="gr119" draw:text-style-name="P9" draw:layer="layout" svg:width="0.53cm" svg:height="0.187cm" svg:x="8.38cm" svg:y="10.82cm" svg:viewBox="0 0 531 188" draw:points="0,102 513,0 522,43 531,86 18,188 9,145">
          <text:p/>
        </draw:polygon>
        <draw:polygon draw:style-name="gr119" draw:text-style-name="P9" draw:layer="layout" svg:width="0.014cm" svg:height="0.042cm" svg:x="8.902cm" svg:y="10.863cm" svg:viewBox="0 0 15 43" draw:points="0,0 15,41 9,43">
          <text:p/>
        </draw:polygon>
        <draw:polygon draw:style-name="gr119" draw:text-style-name="P9" draw:layer="layout" svg:width="0.542cm" svg:height="0.266cm" svg:x="8.887cm" svg:y="10.637cm" svg:viewBox="0 0 543 267" draw:points="0,185 513,0 528,41 543,82 30,267 15,226">
          <text:p/>
        </draw:polygon>
        <draw:polygon draw:style-name="gr119" draw:text-style-name="P9" draw:layer="layout" svg:width="0.014cm" svg:height="0.041cm" svg:x="9.4cm" svg:y="10.636cm" svg:viewBox="0 0 15 42" draw:points="15,42 0,1 2,0">
          <text:p/>
        </draw:polygon>
        <draw:polygon draw:style-name="gr119" draw:text-style-name="P9" draw:layer="layout" svg:width="0.538cm" svg:height="0.24cm" svg:x="9.402cm" svg:y="10.479cm" svg:viewBox="0 0 539 241" draw:points="0,157 513,0 526,42 539,84 26,241 13,199">
          <text:p/>
        </draw:polygon>
        <draw:polygon draw:style-name="gr119" draw:text-style-name="P9" draw:layer="layout" svg:width="0.017cm" svg:height="0.041cm" svg:x="9.928cm" svg:y="10.521cm" svg:viewBox="0 0 18 42" draw:points="0,0 18,40 13,42">
          <text:p/>
        </draw:polygon>
        <draw:polygon draw:style-name="gr119" draw:text-style-name="P9" draw:layer="layout" svg:width="0.549cm" svg:height="0.306cm" svg:x="9.91cm" svg:y="10.254cm" svg:viewBox="0 0 550 307" draw:points="0,227 514,0 532,40 550,80 36,307 18,267">
          <text:p/>
        </draw:polygon>
        <draw:polygon draw:style-name="gr119" draw:text-style-name="P9" draw:layer="layout" svg:width="0.017cm" svg:height="0.04cm" svg:x="10.424cm" svg:y="10.253cm" svg:viewBox="0 0 18 41" draw:points="18,41 0,1 1,0">
          <text:p/>
        </draw:polygon>
        <draw:polygon draw:style-name="gr119" draw:text-style-name="P9" draw:layer="layout" svg:width="0.546cm" svg:height="0.29cm" svg:x="10.425cm" svg:y="10.045cm" svg:viewBox="0 0 547 291" draw:points="0,209 513,0 530,41 547,82 34,291 17,250">
          <text:p/>
        </draw:polygon>
        <draw:polygon draw:style-name="gr119" draw:text-style-name="P9" draw:layer="layout" svg:width="0.018cm" svg:height="0.04cm" svg:x="10.955cm" svg:y="10.086cm" svg:viewBox="0 0 19 41" draw:points="0,0 19,40 17,41">
          <text:p/>
        </draw:polygon>
        <draw:polygon draw:style-name="gr119" draw:text-style-name="P9" draw:layer="layout" svg:width="0.55cm" svg:height="0.324cm" svg:x="10.936cm" svg:y="9.801cm" svg:viewBox="0 0 551 325" draw:points="0,245 513,0 532,40 551,80 38,325 19,285">
          <text:p/>
        </draw:polygon>
        <draw:polygon draw:style-name="gr119" draw:text-style-name="P9" draw:layer="layout" svg:width="0.018cm" svg:height="0.039cm" svg:x="11.449cm" svg:y="9.801cm" svg:viewBox="0 0 19 40" draw:points="19,40 0,0 1,0">
          <text:p/>
        </draw:polygon>
        <draw:polygon draw:style-name="gr119" draw:text-style-name="P9" draw:layer="layout" svg:width="0.548cm" svg:height="0.304cm" svg:x="11.45cm" svg:y="9.576cm" svg:viewBox="0 0 549 305" draw:points="0,225 513,0 531,40 549,80 36,305 18,265">
          <text:p/>
        </draw:polygon>
        <draw:polygon draw:style-name="gr119" draw:text-style-name="P9" draw:layer="layout" svg:width="0.017cm" svg:height="0.04cm" svg:x="11.963cm" svg:y="9.575cm" svg:viewBox="0 0 18 41" draw:points="18,41 0,1 3,0">
          <text:p/>
        </draw:polygon>
        <draw:polygon draw:style-name="gr119" draw:text-style-name="P9" draw:layer="layout" svg:width="0.543cm" svg:height="0.273cm" svg:x="11.966cm" svg:y="9.383cm" svg:viewBox="0 0 544 274" draw:points="0,192 514,0 529,41 544,82 30,274 15,233">
          <text:p/>
        </draw:polygon>
        <draw:polygon draw:style-name="gr119" draw:text-style-name="P9" draw:layer="layout" svg:width="0.022cm" svg:height="0.04cm" svg:x="12.494cm" svg:y="9.424cm" svg:viewBox="0 0 23 41" draw:points="0,0 23,38 16,41 15,41">
          <text:p/>
        </draw:polygon>
        <draw:polygon draw:style-name="gr119" draw:text-style-name="P9" draw:layer="layout" svg:width="0.558cm" svg:height="0.389cm" svg:x="12.471cm" svg:y="9.072cm" svg:viewBox="0 0 559 390" draw:points="0,314 513,0 536,38 559,76 46,390 23,352">
          <text:p/>
        </draw:polygon>
        <draw:polygon draw:style-name="gr119" draw:text-style-name="P9" draw:layer="layout" svg:width="0.022cm" svg:height="0.04cm" svg:x="12.984cm" svg:y="9.069cm" svg:viewBox="0 0 23 41" draw:points="23,41 0,3 7,0 8,0">
          <text:p/>
        </draw:polygon>
        <draw:polygon draw:style-name="gr119" draw:text-style-name="P9" draw:layer="layout" svg:width="0.542cm" svg:height="0.268cm" svg:x="12.992cm" svg:y="8.882cm" svg:viewBox="0 0 543 269" draw:points="0,187 513,0 528,41 543,82 30,269 15,228">
          <text:p/>
        </draw:polygon>
        <draw:polygon draw:style-name="gr119" draw:text-style-name="P9" draw:layer="layout" svg:width="0.016cm" svg:height="0.04cm" svg:x="13.52cm" svg:y="8.923cm" svg:viewBox="0 0 17 41" draw:points="0,0 17,41 15,41">
          <text:p/>
        </draw:polygon>
        <draw:polygon draw:style-name="gr119" draw:text-style-name="P9" draw:layer="layout" svg:width="0.546cm" svg:height="0.298cm" svg:x="13.503cm" svg:y="8.665cm" svg:viewBox="0 0 547 299" draw:points="0,217 513,0 530,41 547,82 34,299 17,258">
          <text:p/>
        </draw:polygon>
        <draw:polygon draw:style-name="gr119" draw:text-style-name="P9" draw:layer="layout" svg:width="0.019cm" svg:height="0.04cm" svg:x="14.033cm" svg:y="8.706cm" svg:viewBox="0 0 20 41" draw:points="0,0 20,39 17,41">
          <text:p/>
        </draw:polygon>
        <draw:polygon draw:style-name="gr119" draw:text-style-name="P9" draw:layer="layout" svg:width="0.553cm" svg:height="0.335cm" svg:x="14.013cm" svg:y="8.409cm" svg:viewBox="0 0 554 336" draw:points="0,258 514,0 534,39 554,78 40,336 20,297">
          <text:p/>
        </draw:polygon>
        <draw:polygon draw:style-name="gr119" draw:text-style-name="P9" draw:layer="layout" svg:width="0.019cm" svg:height="0.04cm" svg:x="14.527cm" svg:y="8.407cm" svg:viewBox="0 0 20 41" draw:points="20,41 0,2 4,0">
          <text:p/>
        </draw:polygon>
        <draw:polygon draw:style-name="gr119" draw:text-style-name="P9" draw:layer="layout" svg:width="0.544cm" svg:height="0.276cm" svg:x="14.531cm" svg:y="8.212cm" svg:viewBox="0 0 545 277" draw:points="0,195 513,0 529,41 545,82 32,277 16,236">
          <text:p/>
        </draw:polygon>
        <draw:polygon draw:style-name="gr119" draw:text-style-name="P9" draw:layer="layout" svg:width="0.015cm" svg:height="0.042cm" svg:x="15.044cm" svg:y="8.21cm" svg:viewBox="0 0 16 43" draw:points="16,43 0,2 6,0">
          <text:p/>
        </draw:polygon>
        <draw:polygon draw:style-name="gr119" draw:text-style-name="P9" draw:layer="layout" svg:width="0.532cm" svg:height="0.199cm" svg:x="15.05cm" svg:y="8.096cm" svg:viewBox="0 0 533 200" draw:points="0,114 513,0 523,43 533,86 20,200 10,157">
          <text:p/>
        </draw:polygon>
        <draw:polygon draw:style-name="gr119" draw:text-style-name="P9" draw:layer="layout" svg:width="0.018cm" svg:height="0.042cm" svg:x="15.573cm" svg:y="8.139cm" svg:viewBox="0 0 19 43" draw:points="0,0 19,40 12,42 10,43">
          <text:p/>
        </draw:polygon>
        <draw:polygon draw:style-name="gr119" draw:text-style-name="P9" draw:layer="layout" svg:width="0.55cm" svg:height="0.324cm" svg:x="15.554cm" svg:y="7.854cm" svg:viewBox="0 0 551 325" draw:points="0,245 513,0 532,40 551,80 38,325 19,285">
          <text:p/>
        </draw:polygon>
        <draw:polygon draw:style-name="gr119" draw:text-style-name="P9" draw:layer="layout" svg:width="0.018cm" svg:height="0.039cm" svg:x="16.067cm" svg:y="7.854cm" svg:viewBox="0 0 19 40" draw:points="19,40 0,0 0,0">
          <text:p/>
        </draw:polygon>
        <draw:polygon draw:style-name="gr119" draw:text-style-name="P9" draw:layer="layout" svg:width="0.551cm" svg:height="0.32cm" svg:x="16.067cm" svg:y="7.613cm" svg:viewBox="0 0 552 321" draw:points="0,241 514,0 533,40 552,80 38,321 19,281">
          <text:p/>
        </draw:polygon>
        <draw:polygon draw:style-name="gr119" draw:text-style-name="P9" draw:layer="layout" svg:width="0.249cm" svg:height="0.249cm" svg:x="6.211cm" svg:y="10.487cm" svg:viewBox="0 0 250 250" draw:points="0,125 125,250 250,125 125,0">
          <text:p/>
        </draw:polygon>
        <draw:polyline draw:style-name="gr117" draw:text-style-name="P9" draw:layer="layout" svg:width="0.249cm" svg:height="0.249cm" svg:x="6.211cm" svg:y="10.487cm" svg:viewBox="0 0 250 250" draw:points="0,125 125,250 250,125 125,0 0,125">
          <text:p/>
        </draw:polyline>
        <draw:polygon draw:style-name="gr119" draw:text-style-name="P9" draw:layer="layout" svg:width="0.249cm" svg:height="0.249cm" svg:x="6.724cm" svg:y="10.694cm" svg:viewBox="0 0 250 250" draw:points="0,125 125,250 250,125 125,0">
          <text:p/>
        </draw:polygon>
        <draw:polyline draw:style-name="gr117" draw:text-style-name="P9" draw:layer="layout" svg:width="0.249cm" svg:height="0.249cm" svg:x="6.724cm" svg:y="10.694cm" svg:viewBox="0 0 250 250" draw:points="0,125 125,250 250,125 125,0 0,125">
          <text:p/>
        </draw:polyline>
        <draw:polygon draw:style-name="gr119" draw:text-style-name="P9" draw:layer="layout" svg:width="0.249cm" svg:height="0.249cm" svg:x="7.237cm" svg:y="10.835cm" svg:viewBox="0 0 250 250" draw:points="0,125 125,250 250,125 125,0">
          <text:p/>
        </draw:polygon>
        <draw:polyline draw:style-name="gr117" draw:text-style-name="P9" draw:layer="layout" svg:width="0.249cm" svg:height="0.249cm" svg:x="7.237cm" svg:y="10.835cm" svg:viewBox="0 0 250 250" draw:points="0,125 125,250 250,125 125,0 0,125">
          <text:p/>
        </draw:polyline>
        <draw:polygon draw:style-name="gr119" draw:text-style-name="P9" draw:layer="layout" svg:width="0.249cm" svg:height="0.249cm" svg:x="7.75cm" svg:y="10.904cm" svg:viewBox="0 0 250 250" draw:points="0,125 125,250 250,125 125,0">
          <text:p/>
        </draw:polygon>
        <draw:polyline draw:style-name="gr117" draw:text-style-name="P9" draw:layer="layout" svg:width="0.249cm" svg:height="0.249cm" svg:x="7.75cm" svg:y="10.904cm" svg:viewBox="0 0 250 250" draw:points="0,125 125,250 250,125 125,0 0,125">
          <text:p/>
        </draw:polyline>
        <draw:polygon draw:style-name="gr119" draw:text-style-name="P9" draw:layer="layout" svg:width="0.249cm" svg:height="0.249cm" svg:x="8.264cm" svg:y="10.84cm" svg:viewBox="0 0 250 250" draw:points="0,125 125,250 250,125 125,0">
          <text:p/>
        </draw:polygon>
        <draw:polyline draw:style-name="gr117" draw:text-style-name="P9" draw:layer="layout" svg:width="0.249cm" svg:height="0.249cm" svg:x="8.264cm" svg:y="10.84cm" svg:viewBox="0 0 250 250" draw:points="0,125 125,250 250,125 125,0 0,125">
          <text:p/>
        </draw:polyline>
        <draw:polygon draw:style-name="gr119" draw:text-style-name="P9" draw:layer="layout" svg:width="0.249cm" svg:height="0.249cm" svg:x="8.777cm" svg:y="10.738cm" svg:viewBox="0 0 250 250" draw:points="0,125 125,250 250,125 125,0">
          <text:p/>
        </draw:polygon>
        <draw:polyline draw:style-name="gr117" draw:text-style-name="P9" draw:layer="layout" svg:width="0.249cm" svg:height="0.249cm" svg:x="8.777cm" svg:y="10.738cm" svg:viewBox="0 0 250 250" draw:points="0,125 125,250 250,125 125,0 0,125">
          <text:p/>
        </draw:polyline>
        <draw:polygon draw:style-name="gr119" draw:text-style-name="P9" draw:layer="layout" svg:width="0.249cm" svg:height="0.249cm" svg:x="9.29cm" svg:y="10.553cm" svg:viewBox="0 0 250 250" draw:points="0,125 125,250 250,125 125,0">
          <text:p/>
        </draw:polygon>
        <draw:polyline draw:style-name="gr117" draw:text-style-name="P9" draw:layer="layout" svg:width="0.249cm" svg:height="0.249cm" svg:x="9.29cm" svg:y="10.553cm" svg:viewBox="0 0 250 250" draw:points="0,125 125,250 250,125 125,0 0,125">
          <text:p/>
        </draw:polyline>
        <draw:polygon draw:style-name="gr119" draw:text-style-name="P9" draw:layer="layout" svg:width="0.249cm" svg:height="0.249cm" svg:x="9.803cm" svg:y="10.396cm" svg:viewBox="0 0 250 250" draw:points="0,125 125,250 250,125 125,0">
          <text:p/>
        </draw:polygon>
        <draw:polyline draw:style-name="gr117" draw:text-style-name="P9" draw:layer="layout" svg:width="0.249cm" svg:height="0.249cm" svg:x="9.803cm" svg:y="10.396cm" svg:viewBox="0 0 250 250" draw:points="0,125 125,250 250,125 125,0 0,125">
          <text:p/>
        </draw:polyline>
        <draw:polygon draw:style-name="gr119" draw:text-style-name="P9" draw:layer="layout" svg:width="0.249cm" svg:height="0.249cm" svg:x="10.317cm" svg:y="10.17cm" svg:viewBox="0 0 250 250" draw:points="0,125 125,250 250,125 125,0">
          <text:p/>
        </draw:polygon>
        <draw:polyline draw:style-name="gr117" draw:text-style-name="P9" draw:layer="layout" svg:width="0.249cm" svg:height="0.249cm" svg:x="10.317cm" svg:y="10.17cm" svg:viewBox="0 0 250 250" draw:points="0,125 125,250 250,125 125,0 0,125">
          <text:p/>
        </draw:polyline>
        <draw:polygon draw:style-name="gr119" draw:text-style-name="P9" draw:layer="layout" svg:width="0.249cm" svg:height="0.249cm" svg:x="10.83cm" svg:y="9.961cm" svg:viewBox="0 0 250 250" draw:points="0,125 125,250 250,125 125,0">
          <text:p/>
        </draw:polygon>
        <draw:polyline draw:style-name="gr117" draw:text-style-name="P9" draw:layer="layout" svg:width="0.249cm" svg:height="0.249cm" svg:x="10.83cm" svg:y="9.961cm" svg:viewBox="0 0 250 250" draw:points="0,125 125,250 250,125 125,0 0,125">
          <text:p/>
        </draw:polyline>
        <draw:polygon draw:style-name="gr119" draw:text-style-name="P9" draw:layer="layout" svg:width="0.249cm" svg:height="0.249cm" svg:x="11.343cm" svg:y="9.716cm" svg:viewBox="0 0 250 250" draw:points="0,125 125,250 250,125 125,0">
          <text:p/>
        </draw:polygon>
        <draw:polyline draw:style-name="gr117" draw:text-style-name="P9" draw:layer="layout" svg:width="0.249cm" svg:height="0.249cm" svg:x="11.343cm" svg:y="9.716cm" svg:viewBox="0 0 250 250" draw:points="0,125 125,250 250,125 125,0 0,125">
          <text:p/>
        </draw:polyline>
        <draw:polygon draw:style-name="gr119" draw:text-style-name="P9" draw:layer="layout" svg:width="0.249cm" svg:height="0.249cm" svg:x="11.856cm" svg:y="9.491cm" svg:viewBox="0 0 250 250" draw:points="0,125 125,250 250,125 125,0">
          <text:p/>
        </draw:polygon>
        <draw:polyline draw:style-name="gr117" draw:text-style-name="P9" draw:layer="layout" svg:width="0.249cm" svg:height="0.249cm" svg:x="11.856cm" svg:y="9.491cm" svg:viewBox="0 0 250 250" draw:points="0,125 125,250 250,125 125,0 0,125">
          <text:p/>
        </draw:polyline>
        <draw:polygon draw:style-name="gr119" draw:text-style-name="P9" draw:layer="layout" svg:width="0.249cm" svg:height="0.249cm" svg:x="12.37cm" svg:y="9.299cm" svg:viewBox="0 0 250 250" draw:points="0,125 125,250 250,125 125,0">
          <text:p/>
        </draw:polygon>
        <draw:polyline draw:style-name="gr117" draw:text-style-name="P9" draw:layer="layout" svg:width="0.249cm" svg:height="0.249cm" svg:x="12.37cm" svg:y="9.299cm" svg:viewBox="0 0 250 250" draw:points="0,125 125,250 250,125 125,0 0,125">
          <text:p/>
        </draw:polyline>
        <draw:polygon draw:style-name="gr119" draw:text-style-name="P9" draw:layer="layout" svg:width="0.249cm" svg:height="0.249cm" svg:x="12.882cm" svg:y="8.985cm" svg:viewBox="0 0 250 250" draw:points="0,125 125,250 250,125 125,0">
          <text:p/>
        </draw:polygon>
        <draw:polyline draw:style-name="gr117" draw:text-style-name="P9" draw:layer="layout" svg:width="0.249cm" svg:height="0.249cm" svg:x="12.882cm" svg:y="8.985cm" svg:viewBox="0 0 250 250" draw:points="0,125 125,250 250,125 125,0 0,125">
          <text:p/>
        </draw:polyline>
        <draw:polygon draw:style-name="gr119" draw:text-style-name="P9" draw:layer="layout" svg:width="0.249cm" svg:height="0.249cm" svg:x="13.395cm" svg:y="8.798cm" svg:viewBox="0 0 250 250" draw:points="0,125 125,250 250,125 125,0">
          <text:p/>
        </draw:polygon>
        <draw:polyline draw:style-name="gr117" draw:text-style-name="P9" draw:layer="layout" svg:width="0.249cm" svg:height="0.249cm" svg:x="13.395cm" svg:y="8.798cm" svg:viewBox="0 0 250 250" draw:points="0,125 125,250 250,125 125,0 0,125">
          <text:p/>
        </draw:polyline>
        <draw:polygon draw:style-name="gr119" draw:text-style-name="P9" draw:layer="layout" svg:width="0.249cm" svg:height="0.249cm" svg:x="13.908cm" svg:y="8.581cm" svg:viewBox="0 0 250 250" draw:points="0,125 125,250 250,125 125,0">
          <text:p/>
        </draw:polygon>
        <draw:polyline draw:style-name="gr117" draw:text-style-name="P9" draw:layer="layout" svg:width="0.249cm" svg:height="0.249cm" svg:x="13.908cm" svg:y="8.581cm" svg:viewBox="0 0 250 250" draw:points="0,125 125,250 250,125 125,0 0,125">
          <text:p/>
        </draw:polyline>
        <draw:polygon draw:style-name="gr119" draw:text-style-name="P9" draw:layer="layout" svg:width="0.249cm" svg:height="0.249cm" svg:x="14.422cm" svg:y="8.323cm" svg:viewBox="0 0 250 250" draw:points="0,125 125,250 250,125 125,0">
          <text:p/>
        </draw:polygon>
        <draw:polyline draw:style-name="gr117" draw:text-style-name="P9" draw:layer="layout" svg:width="0.249cm" svg:height="0.249cm" svg:x="14.422cm" svg:y="8.323cm" svg:viewBox="0 0 250 250" draw:points="0,125 125,250 250,125 125,0 0,125">
          <text:p/>
        </draw:polyline>
        <draw:polygon draw:style-name="gr119" draw:text-style-name="P9" draw:layer="layout" svg:width="0.249cm" svg:height="0.249cm" svg:x="14.935cm" svg:y="8.128cm" svg:viewBox="0 0 250 250" draw:points="0,125 125,250 250,125 125,0">
          <text:p/>
        </draw:polygon>
        <draw:polyline draw:style-name="gr117" draw:text-style-name="P9" draw:layer="layout" svg:width="0.249cm" svg:height="0.249cm" svg:x="14.935cm" svg:y="8.128cm" svg:viewBox="0 0 250 250" draw:points="0,125 125,250 250,125 125,0 0,125">
          <text:p/>
        </draw:polyline>
        <draw:polygon draw:style-name="gr119" draw:text-style-name="P9" draw:layer="layout" svg:width="0.249cm" svg:height="0.249cm" svg:x="15.448cm" svg:y="8.014cm" svg:viewBox="0 0 250 250" draw:points="0,125 125,250 250,125 125,0">
          <text:p/>
        </draw:polygon>
        <draw:polyline draw:style-name="gr117" draw:text-style-name="P9" draw:layer="layout" svg:width="0.249cm" svg:height="0.249cm" svg:x="15.448cm" svg:y="8.014cm" svg:viewBox="0 0 250 250" draw:points="0,125 125,250 250,125 125,0 0,125">
          <text:p/>
        </draw:polyline>
        <draw:polygon draw:style-name="gr119" draw:text-style-name="P9" draw:layer="layout" svg:width="0.249cm" svg:height="0.249cm" svg:x="15.961cm" svg:y="7.769cm" svg:viewBox="0 0 250 250" draw:points="0,125 125,250 250,125 125,0">
          <text:p/>
        </draw:polygon>
        <draw:polyline draw:style-name="gr117" draw:text-style-name="P9" draw:layer="layout" svg:width="0.249cm" svg:height="0.249cm" svg:x="15.961cm" svg:y="7.769cm" svg:viewBox="0 0 250 250" draw:points="0,125 125,250 250,125 125,0 0,125">
          <text:p/>
        </draw:polyline>
        <draw:polygon draw:style-name="gr119" draw:text-style-name="P9" draw:layer="layout" svg:width="0.249cm" svg:height="0.249cm" svg:x="16.475cm" svg:y="7.528cm" svg:viewBox="0 0 250 250" draw:points="0,125 125,250 250,125 125,0">
          <text:p/>
        </draw:polygon>
        <draw:polyline draw:style-name="gr117" draw:text-style-name="P9" draw:layer="layout" svg:width="0.249cm" svg:height="0.249cm" svg:x="16.475cm" svg:y="7.528cm" svg:viewBox="0 0 250 250" draw:points="0,125 125,250 250,125 125,0 0,125">
          <text:p/>
        </draw:polyline>
        <draw:polygon draw:style-name="gr130" draw:text-style-name="P9" draw:layer="layout" svg:width="0.522cm" svg:height="0.146cm" svg:x="6.331cm" svg:y="11.39cm" svg:viewBox="0 0 523 147" draw:points="10,0 523,59 518,103 513,147 0,88 5,44">
          <text:p/>
        </draw:polygon>
        <draw:polygon draw:style-name="gr130" draw:text-style-name="P9" draw:layer="layout" svg:width="0.004cm" svg:height="0.043cm" svg:x="6.844cm" svg:y="11.493cm" svg:viewBox="0 0 5 44" draw:points="5,0 2,44 0,44">
          <text:p/>
        </draw:polygon>
        <draw:polygon draw:style-name="gr130" draw:text-style-name="P9" draw:layer="layout" svg:width="0.518cm" svg:height="0.127cm" svg:x="6.846cm" svg:y="11.449cm" svg:viewBox="0 0 519 128" draw:points="6,0 519,40 516,84 513,128 0,88 3,44">
          <text:p/>
        </draw:polygon>
        <draw:polygon draw:style-name="gr130" draw:text-style-name="P9" draw:layer="layout" svg:width="0.002cm" svg:height="0.043cm" svg:x="7.359cm" svg:y="11.533cm" svg:viewBox="0 0 3 44" draw:points="3,0 2,44 0,44">
          <text:p/>
        </draw:polygon>
        <draw:polygon draw:style-name="gr130" draw:text-style-name="P9" draw:layer="layout" svg:width="0.514cm" svg:height="0.099cm" svg:x="7.361cm" svg:y="11.489cm" svg:viewBox="0 0 515 100" draw:points="2,0 515,12 514,56 513,100 0,88 1,44">
          <text:p/>
        </draw:polygon>
        <draw:polygon draw:style-name="gr130" draw:text-style-name="P9" draw:layer="layout" svg:width="0.001cm" svg:height="0.043cm" svg:x="7.874cm" svg:y="11.545cm" svg:viewBox="0 0 2 44" draw:points="1,0 2,44 0,44">
          <text:p/>
        </draw:polygon>
        <draw:polygon draw:style-name="gr130" draw:text-style-name="P9" draw:layer="layout" svg:width="0.515cm" svg:height="0.101cm" svg:x="7.874cm" svg:y="11.487cm" svg:viewBox="0 0 516 102" draw:points="0,14 514,0 515,44 516,88 2,102 1,58">
          <text:p/>
        </draw:polygon>
        <draw:polygon draw:style-name="gr130" draw:text-style-name="P9" draw:layer="layout" svg:width="0.001cm" svg:height="0.043cm" svg:x="8.389cm" svg:y="11.531cm" svg:viewBox="0 0 2 44" draw:points="0,0 2,44 1,44">
          <text:p/>
        </draw:polygon>
        <draw:polygon draw:style-name="gr130" draw:text-style-name="P9" draw:layer="layout" svg:width="0.516cm" svg:height="0.112cm" svg:x="8.387cm" svg:y="11.462cm" svg:viewBox="0 0 517 113" draw:points="0,25 513,0 515,44 517,88 4,113 2,69">
          <text:p/>
        </draw:polygon>
        <draw:polygon draw:style-name="gr130" draw:text-style-name="P9" draw:layer="layout" svg:width="0.004cm" svg:height="0.043cm" svg:x="8.902cm" svg:y="11.506cm" svg:viewBox="0 0 5 44" draw:points="0,0 5,44 2,44">
          <text:p/>
        </draw:polygon>
        <draw:polygon draw:style-name="gr130" draw:text-style-name="P9" draw:layer="layout" svg:width="0.522cm" svg:height="0.14cm" svg:x="8.897cm" svg:y="11.409cm" svg:viewBox="0 0 523 141" draw:points="0,53 513,0 518,44 523,88 10,141 5,97">
          <text:p/>
        </draw:polygon>
        <draw:polygon draw:style-name="gr130" draw:text-style-name="P9" draw:layer="layout" svg:width="0.004cm" svg:height="0.043cm" svg:x="9.415cm" svg:y="11.453cm" svg:viewBox="0 0 5 44" draw:points="0,0 5,44 5,44">
          <text:p/>
        </draw:polygon>
        <draw:polygon draw:style-name="gr130" draw:text-style-name="P9" draw:layer="layout" svg:width="0.522cm" svg:height="0.149cm" svg:x="9.41cm" svg:y="11.347cm" svg:viewBox="0 0 523 150" draw:points="0,62 513,0 518,44 523,88 10,150 5,106">
          <text:p/>
        </draw:polygon>
        <draw:polygon draw:style-name="gr130" draw:text-style-name="P9" draw:layer="layout" svg:width="0.005cm" svg:height="0.043cm" svg:x="9.928cm" svg:y="11.391cm" svg:viewBox="0 0 6 44" draw:points="0,0 6,44 5,44">
          <text:p/>
        </draw:polygon>
        <draw:polygon draw:style-name="gr130" draw:text-style-name="P9" draw:layer="layout" svg:width="0.525cm" svg:height="0.158cm" svg:x="9.922cm" svg:y="11.276cm" svg:viewBox="0 0 526 159" draw:points="0,71 514,0 520,44 526,88 12,159 6,115">
          <text:p/>
        </draw:polygon>
        <draw:polygon draw:style-name="gr130" draw:text-style-name="P9" draw:layer="layout" svg:width="0.006cm" svg:height="0.043cm" svg:x="10.442cm" svg:y="11.32cm" svg:viewBox="0 0 7 44" draw:points="0,0 7,43 6,44">
          <text:p/>
        </draw:polygon>
        <draw:polygon draw:style-name="gr130" draw:text-style-name="P9" draw:layer="layout" svg:width="0.526cm" svg:height="0.167cm" svg:x="10.435cm" svg:y="11.195cm" svg:viewBox="0 0 527 168" draw:points="0,82 513,0 520,43 527,86 14,168 7,125">
          <text:p/>
        </draw:polygon>
        <draw:polygon draw:style-name="gr130" draw:text-style-name="P9" draw:layer="layout" svg:width="0.007cm" svg:height="0.042cm" svg:x="10.955cm" svg:y="11.238cm" svg:viewBox="0 0 8 43" draw:points="0,0 8,43 7,43">
          <text:p/>
        </draw:polygon>
        <draw:polygon draw:style-name="gr130" draw:text-style-name="P9" draw:layer="layout" svg:width="0.528cm" svg:height="0.182cm" svg:x="10.947cm" svg:y="11.098cm" svg:viewBox="0 0 529 183" draw:points="0,97 513,0 521,43 529,86 16,183 8,140">
          <text:p/>
        </draw:polygon>
        <draw:polygon draw:style-name="gr130" draw:text-style-name="P9" draw:layer="layout" svg:width="0.009cm" svg:height="0.042cm" svg:x="11.468cm" svg:y="11.141cm" svg:viewBox="0 0 10 43" draw:points="0,0 10,43 8,43">
          <text:p/>
        </draw:polygon>
        <draw:polygon draw:style-name="gr130" draw:text-style-name="P9" draw:layer="layout" svg:width="0.532cm" svg:height="0.21cm" svg:x="11.458cm" svg:y="10.973cm" svg:viewBox="0 0 533 211" draw:points="0,125 513,0 523,43 533,86 20,211 10,168">
          <text:p/>
        </draw:polygon>
        <draw:polygon draw:style-name="gr130" draw:text-style-name="P9" draw:layer="layout" svg:width="0.01cm" svg:height="0.042cm" svg:x="11.981cm" svg:y="11.016cm" svg:viewBox="0 0 11 43" draw:points="0,0 11,43 10,43">
          <text:p/>
        </draw:polygon>
        <draw:polygon draw:style-name="gr130" draw:text-style-name="P9" draw:layer="layout" svg:width="0.535cm" svg:height="0.213cm" svg:x="11.97cm" svg:y="10.845cm" svg:viewBox="0 0 536 214" draw:points="0,128 514,0 525,43 536,86 22,214 11,171">
          <text:p/>
        </draw:polygon>
        <draw:polygon draw:style-name="gr130" draw:text-style-name="P9" draw:layer="layout" svg:width="0.014cm" svg:height="0.042cm" svg:x="12.494cm" svg:y="10.888cm" svg:viewBox="0 0 15 43" draw:points="0,0 15,41 11,43">
          <text:p/>
        </draw:polygon>
        <draw:polygon draw:style-name="gr130" draw:text-style-name="P9" draw:layer="layout" svg:width="0.542cm" svg:height="0.265cm" svg:x="12.479cm" svg:y="10.663cm" svg:viewBox="0 0 543 266" draw:points="0,184 513,0 528,41 543,82 30,266 15,225">
          <text:p/>
        </draw:polygon>
        <draw:polygon draw:style-name="gr130" draw:text-style-name="P9" draw:layer="layout" svg:width="0.014cm" svg:height="0.04cm" svg:x="13.007cm" svg:y="10.704cm" svg:viewBox="0 0 15 41" draw:points="0,0 15,41 15,41">
          <text:p/>
        </draw:polygon>
        <draw:polygon draw:style-name="gr130" draw:text-style-name="P9" draw:layer="layout" svg:width="0.542cm" svg:height="0.266cm" svg:x="12.992cm" svg:y="10.478cm" svg:viewBox="0 0 543 267" draw:points="0,185 513,0 528,41 543,82 30,267 15,226">
          <text:p/>
        </draw:polygon>
        <draw:polygon draw:style-name="gr130" draw:text-style-name="P9" draw:layer="layout" svg:width="0.014cm" svg:height="0.04cm" svg:x="13.52cm" svg:y="10.519cm" svg:viewBox="0 0 15 41" draw:points="0,0 15,41 15,41">
          <text:p/>
        </draw:polygon>
        <draw:polygon draw:style-name="gr130" draw:text-style-name="P9" draw:layer="layout" svg:width="0.542cm" svg:height="0.269cm" svg:x="13.505cm" svg:y="10.29cm" svg:viewBox="0 0 543 270" draw:points="0,188 513,0 528,41 543,82 30,270 15,229">
          <text:p/>
        </draw:polygon>
        <draw:polygon draw:style-name="gr130" draw:text-style-name="P9" draw:layer="layout" svg:width="0.017cm" svg:height="0.04cm" svg:x="14.033cm" svg:y="10.331cm" svg:viewBox="0 0 18 41" draw:points="0,0 18,40 15,41">
          <text:p/>
        </draw:polygon>
        <draw:polygon draw:style-name="gr130" draw:text-style-name="P9" draw:layer="layout" svg:width="0.549cm" svg:height="0.313cm" svg:x="14.015cm" svg:y="10.058cm" svg:viewBox="0 0 550 314" draw:points="0,234 514,0 532,40 550,80 36,314 18,274">
          <text:p/>
        </draw:polygon>
        <draw:polygon draw:style-name="gr130" draw:text-style-name="P9" draw:layer="layout" svg:width="0.017cm" svg:height="0.04cm" svg:x="14.529cm" svg:y="10.057cm" svg:viewBox="0 0 18 41" draw:points="18,41 0,1 2,0">
          <text:p/>
        </draw:polygon>
        <draw:polygon draw:style-name="gr130" draw:text-style-name="P9" draw:layer="layout" svg:width="0.544cm" svg:height="0.284cm" svg:x="14.531cm" svg:y="9.854cm" svg:viewBox="0 0 545 285" draw:points="0,203 513,0 529,41 545,82 32,285 16,244">
          <text:p/>
        </draw:polygon>
        <draw:polygon draw:style-name="gr130" draw:text-style-name="P9" draw:layer="layout" svg:width="0.015cm" svg:height="0.041cm" svg:x="15.044cm" svg:y="9.853cm" svg:viewBox="0 0 16 42" draw:points="16,42 0,1 2,0">
          <text:p/>
        </draw:polygon>
        <draw:polygon draw:style-name="gr130" draw:text-style-name="P9" draw:layer="layout" svg:width="0.54cm" svg:height="0.251cm" svg:x="15.046cm" svg:y="9.685cm" svg:viewBox="0 0 541 252" draw:points="0,168 513,0 527,42 541,84 28,252 14,210">
          <text:p/>
        </draw:polygon>
        <draw:polygon draw:style-name="gr130" draw:text-style-name="P9" draw:layer="layout" svg:width="0.013cm" svg:height="0.041cm" svg:x="15.559cm" svg:y="9.685cm" svg:viewBox="0 0 14 42" draw:points="14,42 0,0 2,0">
          <text:p/>
        </draw:polygon>
        <draw:polygon draw:style-name="gr130" draw:text-style-name="P9" draw:layer="layout" svg:width="0.536cm" svg:height="0.228cm" svg:x="15.561cm" svg:y="9.54cm" svg:viewBox="0 0 537 229" draw:points="0,145 513,0 525,42 537,84 24,229 12,187">
          <text:p/>
        </draw:polygon>
        <draw:polygon draw:style-name="gr130" draw:text-style-name="P9" draw:layer="layout" svg:width="0.011cm" svg:height="0.042cm" svg:x="16.074cm" svg:y="9.539cm" svg:viewBox="0 0 12 43" draw:points="12,43 0,1 3,0">
          <text:p/>
        </draw:polygon>
        <draw:polygon draw:style-name="gr130" draw:text-style-name="P9" draw:layer="layout" svg:width="0.531cm" svg:height="0.19cm" svg:x="16.077cm" svg:y="9.434cm" svg:viewBox="0 0 532 191" draw:points="0,105 514,0 523,43 532,86 18,191 9,148">
          <text:p/>
        </draw:polygon>
        <draw:polygon draw:style-name="gr130" draw:text-style-name="P9" draw:layer="layout" svg:width="0.249cm" svg:height="0.249cm" svg:x="6.211cm" svg:y="11.309cm" svg:viewBox="0 0 250 250" draw:points="0,0 125,250 250,0">
          <text:p/>
        </draw:polygon>
        <draw:polyline draw:style-name="gr117" draw:text-style-name="P9" draw:layer="layout" svg:width="0.249cm" svg:height="0.249cm" svg:x="6.211cm" svg:y="11.309cm" svg:viewBox="0 0 250 250" draw:points="0,0 125,250 250,0 0,0">
          <text:p/>
        </draw:polyline>
        <draw:polygon draw:style-name="gr130" draw:text-style-name="P9" draw:layer="layout" svg:width="0.249cm" svg:height="0.249cm" svg:x="6.724cm" svg:y="11.368cm" svg:viewBox="0 0 250 250" draw:points="0,0 125,250 250,0">
          <text:p/>
        </draw:polygon>
        <draw:polyline draw:style-name="gr117" draw:text-style-name="P9" draw:layer="layout" svg:width="0.249cm" svg:height="0.249cm" svg:x="6.724cm" svg:y="11.368cm" svg:viewBox="0 0 250 250" draw:points="0,0 125,250 250,0 0,0">
          <text:p/>
        </draw:polyline>
        <draw:polygon draw:style-name="gr130" draw:text-style-name="P9" draw:layer="layout" svg:width="0.249cm" svg:height="0.249cm" svg:x="7.237cm" svg:y="11.408cm" svg:viewBox="0 0 250 250" draw:points="0,0 125,250 250,0">
          <text:p/>
        </draw:polygon>
        <draw:polyline draw:style-name="gr117" draw:text-style-name="P9" draw:layer="layout" svg:width="0.249cm" svg:height="0.249cm" svg:x="7.237cm" svg:y="11.408cm" svg:viewBox="0 0 250 250" draw:points="0,0 125,250 250,0 0,0">
          <text:p/>
        </draw:polyline>
        <draw:polygon draw:style-name="gr130" draw:text-style-name="P9" draw:layer="layout" svg:width="0.249cm" svg:height="0.249cm" svg:x="7.75cm" svg:y="11.42cm" svg:viewBox="0 0 250 250" draw:points="0,0 125,250 250,0">
          <text:p/>
        </draw:polygon>
        <draw:polyline draw:style-name="gr117" draw:text-style-name="P9" draw:layer="layout" svg:width="0.249cm" svg:height="0.249cm" svg:x="7.75cm" svg:y="11.42cm" svg:viewBox="0 0 250 250" draw:points="0,0 125,250 250,0 0,0">
          <text:p/>
        </draw:polyline>
        <draw:polygon draw:style-name="gr130" draw:text-style-name="P9" draw:layer="layout" svg:width="0.249cm" svg:height="0.249cm" svg:x="8.264cm" svg:y="11.406cm" svg:viewBox="0 0 250 250" draw:points="0,0 125,250 250,0">
          <text:p/>
        </draw:polygon>
        <draw:polyline draw:style-name="gr117" draw:text-style-name="P9" draw:layer="layout" svg:width="0.249cm" svg:height="0.249cm" svg:x="8.264cm" svg:y="11.406cm" svg:viewBox="0 0 250 250" draw:points="0,0 125,250 250,0 0,0">
          <text:p/>
        </draw:polyline>
        <draw:polygon draw:style-name="gr130" draw:text-style-name="P9" draw:layer="layout" svg:width="0.249cm" svg:height="0.249cm" svg:x="8.777cm" svg:y="11.381cm" svg:viewBox="0 0 250 250" draw:points="0,0 125,250 250,0">
          <text:p/>
        </draw:polygon>
        <draw:polyline draw:style-name="gr117" draw:text-style-name="P9" draw:layer="layout" svg:width="0.249cm" svg:height="0.249cm" svg:x="8.777cm" svg:y="11.381cm" svg:viewBox="0 0 250 250" draw:points="0,0 125,250 250,0 0,0">
          <text:p/>
        </draw:polyline>
        <draw:polygon draw:style-name="gr130" draw:text-style-name="P9" draw:layer="layout" svg:width="0.249cm" svg:height="0.249cm" svg:x="9.29cm" svg:y="11.328cm" svg:viewBox="0 0 250 250" draw:points="0,0 125,250 250,0">
          <text:p/>
        </draw:polygon>
        <draw:polyline draw:style-name="gr117" draw:text-style-name="P9" draw:layer="layout" svg:width="0.249cm" svg:height="0.249cm" svg:x="9.29cm" svg:y="11.328cm" svg:viewBox="0 0 250 250" draw:points="0,0 125,250 250,0 0,0">
          <text:p/>
        </draw:polyline>
        <draw:polygon draw:style-name="gr130" draw:text-style-name="P9" draw:layer="layout" svg:width="0.249cm" svg:height="0.249cm" svg:x="9.803cm" svg:y="11.266cm" svg:viewBox="0 0 250 250" draw:points="0,0 125,250 250,0">
          <text:p/>
        </draw:polygon>
        <draw:polyline draw:style-name="gr117" draw:text-style-name="P9" draw:layer="layout" svg:width="0.249cm" svg:height="0.249cm" svg:x="9.803cm" svg:y="11.266cm" svg:viewBox="0 0 250 250" draw:points="0,0 125,250 250,0 0,0">
          <text:p/>
        </draw:polyline>
        <draw:polygon draw:style-name="gr130" draw:text-style-name="P9" draw:layer="layout" svg:width="0.249cm" svg:height="0.249cm" svg:x="10.317cm" svg:y="11.195cm" svg:viewBox="0 0 250 250" draw:points="0,0 125,250 250,0">
          <text:p/>
        </draw:polygon>
        <draw:polyline draw:style-name="gr117" draw:text-style-name="P9" draw:layer="layout" svg:width="0.249cm" svg:height="0.249cm" svg:x="10.317cm" svg:y="11.195cm" svg:viewBox="0 0 250 250" draw:points="0,0 125,250 250,0 0,0">
          <text:p/>
        </draw:polyline>
        <draw:polygon draw:style-name="gr130" draw:text-style-name="P9" draw:layer="layout" svg:width="0.249cm" svg:height="0.249cm" svg:x="10.83cm" svg:y="11.113cm" svg:viewBox="0 0 250 250" draw:points="0,0 125,250 250,0">
          <text:p/>
        </draw:polygon>
        <draw:polyline draw:style-name="gr117" draw:text-style-name="P9" draw:layer="layout" svg:width="0.249cm" svg:height="0.249cm" svg:x="10.83cm" svg:y="11.113cm" svg:viewBox="0 0 250 250" draw:points="0,0 125,250 250,0 0,0">
          <text:p/>
        </draw:polyline>
        <draw:polygon draw:style-name="gr130" draw:text-style-name="P9" draw:layer="layout" svg:width="0.249cm" svg:height="0.249cm" svg:x="11.343cm" svg:y="11.016cm" svg:viewBox="0 0 250 250" draw:points="0,0 125,250 250,0">
          <text:p/>
        </draw:polygon>
        <draw:polyline draw:style-name="gr117" draw:text-style-name="P9" draw:layer="layout" svg:width="0.249cm" svg:height="0.249cm" svg:x="11.343cm" svg:y="11.016cm" svg:viewBox="0 0 250 250" draw:points="0,0 125,250 250,0 0,0">
          <text:p/>
        </draw:polyline>
        <draw:polygon draw:style-name="gr130" draw:text-style-name="P9" draw:layer="layout" svg:width="0.249cm" svg:height="0.249cm" svg:x="11.856cm" svg:y="10.891cm" svg:viewBox="0 0 250 250" draw:points="0,0 125,250 250,0">
          <text:p/>
        </draw:polygon>
        <draw:polyline draw:style-name="gr117" draw:text-style-name="P9" draw:layer="layout" svg:width="0.249cm" svg:height="0.249cm" svg:x="11.856cm" svg:y="10.891cm" svg:viewBox="0 0 250 250" draw:points="0,0 125,250 250,0 0,0">
          <text:p/>
        </draw:polyline>
        <draw:polygon draw:style-name="gr130" draw:text-style-name="P9" draw:layer="layout" svg:width="0.249cm" svg:height="0.249cm" svg:x="12.37cm" svg:y="10.763cm" svg:viewBox="0 0 250 250" draw:points="0,0 125,250 250,0">
          <text:p/>
        </draw:polygon>
        <draw:polyline draw:style-name="gr117" draw:text-style-name="P9" draw:layer="layout" svg:width="0.249cm" svg:height="0.249cm" svg:x="12.37cm" svg:y="10.763cm" svg:viewBox="0 0 250 250" draw:points="0,0 125,250 250,0 0,0">
          <text:p/>
        </draw:polyline>
        <draw:polygon draw:style-name="gr130" draw:text-style-name="P9" draw:layer="layout" svg:width="0.249cm" svg:height="0.249cm" svg:x="12.882cm" svg:y="10.579cm" svg:viewBox="0 0 250 250" draw:points="0,0 125,250 250,0">
          <text:p/>
        </draw:polygon>
        <draw:polyline draw:style-name="gr117" draw:text-style-name="P9" draw:layer="layout" svg:width="0.249cm" svg:height="0.249cm" svg:x="12.882cm" svg:y="10.579cm" svg:viewBox="0 0 250 250" draw:points="0,0 125,250 250,0 0,0">
          <text:p/>
        </draw:polyline>
        <draw:polygon draw:style-name="gr130" draw:text-style-name="P9" draw:layer="layout" svg:width="0.249cm" svg:height="0.249cm" svg:x="13.395cm" svg:y="10.394cm" svg:viewBox="0 0 250 250" draw:points="0,0 125,250 250,0">
          <text:p/>
        </draw:polygon>
        <draw:polyline draw:style-name="gr117" draw:text-style-name="P9" draw:layer="layout" svg:width="0.249cm" svg:height="0.249cm" svg:x="13.395cm" svg:y="10.394cm" svg:viewBox="0 0 250 250" draw:points="0,0 125,250 250,0 0,0">
          <text:p/>
        </draw:polyline>
        <draw:polygon draw:style-name="gr130" draw:text-style-name="P9" draw:layer="layout" svg:width="0.249cm" svg:height="0.249cm" svg:x="13.908cm" svg:y="10.206cm" svg:viewBox="0 0 250 250" draw:points="0,0 125,250 250,0">
          <text:p/>
        </draw:polygon>
        <draw:polyline draw:style-name="gr117" draw:text-style-name="P9" draw:layer="layout" svg:width="0.249cm" svg:height="0.249cm" svg:x="13.908cm" svg:y="10.206cm" svg:viewBox="0 0 250 250" draw:points="0,0 125,250 250,0 0,0">
          <text:p/>
        </draw:polyline>
        <draw:polygon draw:style-name="gr130" draw:text-style-name="P9" draw:layer="layout" svg:width="0.249cm" svg:height="0.249cm" svg:x="14.422cm" svg:y="9.973cm" svg:viewBox="0 0 250 250" draw:points="0,0 125,250 250,0">
          <text:p/>
        </draw:polygon>
        <draw:polyline draw:style-name="gr117" draw:text-style-name="P9" draw:layer="layout" svg:width="0.249cm" svg:height="0.249cm" svg:x="14.422cm" svg:y="9.973cm" svg:viewBox="0 0 250 250" draw:points="0,0 125,250 250,0 0,0">
          <text:p/>
        </draw:polyline>
        <draw:polygon draw:style-name="gr130" draw:text-style-name="P9" draw:layer="layout" svg:width="0.249cm" svg:height="0.249cm" svg:x="14.935cm" svg:y="9.77cm" svg:viewBox="0 0 250 250" draw:points="0,0 125,250 250,0">
          <text:p/>
        </draw:polygon>
        <draw:polyline draw:style-name="gr117" draw:text-style-name="P9" draw:layer="layout" svg:width="0.249cm" svg:height="0.249cm" svg:x="14.935cm" svg:y="9.77cm" svg:viewBox="0 0 250 250" draw:points="0,0 125,250 250,0 0,0">
          <text:p/>
        </draw:polyline>
        <draw:polygon draw:style-name="gr130" draw:text-style-name="P9" draw:layer="layout" svg:width="0.249cm" svg:height="0.249cm" svg:x="15.448cm" svg:y="9.602cm" svg:viewBox="0 0 250 250" draw:points="0,0 125,250 250,0">
          <text:p/>
        </draw:polygon>
        <draw:polyline draw:style-name="gr117" draw:text-style-name="P9" draw:layer="layout" svg:width="0.249cm" svg:height="0.249cm" svg:x="15.448cm" svg:y="9.602cm" svg:viewBox="0 0 250 250" draw:points="0,0 125,250 250,0 0,0">
          <text:p/>
        </draw:polyline>
        <draw:polygon draw:style-name="gr130" draw:text-style-name="P9" draw:layer="layout" svg:width="0.249cm" svg:height="0.249cm" svg:x="15.961cm" svg:y="9.457cm" svg:viewBox="0 0 250 250" draw:points="0,0 125,250 250,0">
          <text:p/>
        </draw:polygon>
        <draw:polyline draw:style-name="gr117" draw:text-style-name="P9" draw:layer="layout" svg:width="0.249cm" svg:height="0.249cm" svg:x="15.961cm" svg:y="9.457cm" svg:viewBox="0 0 250 250" draw:points="0,0 125,250 250,0 0,0">
          <text:p/>
        </draw:polyline>
        <draw:polygon draw:style-name="gr130" draw:text-style-name="P9" draw:layer="layout" svg:width="0.249cm" svg:height="0.249cm" svg:x="16.475cm" svg:y="9.352cm" svg:viewBox="0 0 250 250" draw:points="0,0 125,250 250,0">
          <text:p/>
        </draw:polygon>
        <draw:polyline draw:style-name="gr117" draw:text-style-name="P9" draw:layer="layout" svg:width="0.249cm" svg:height="0.249cm" svg:x="16.475cm" svg:y="9.352cm" svg:viewBox="0 0 250 250" draw:points="0,0 125,250 250,0 0,0">
          <text:p/>
        </draw:polyline>
        <draw:polygon draw:style-name="gr186" draw:text-style-name="P9" draw:layer="layout" svg:width="0.522cm" svg:height="0.146cm" svg:x="6.331cm" svg:y="11.397cm" svg:viewBox="0 0 523 147" draw:points="10,0 523,59 518,103 513,147 0,88 5,44">
          <text:p/>
        </draw:polygon>
        <draw:polygon draw:style-name="gr186" draw:text-style-name="P9" draw:layer="layout" svg:width="0.004cm" svg:height="0.043cm" svg:x="6.844cm" svg:y="11.5cm" svg:viewBox="0 0 5 44" draw:points="5,0 2,44 0,44">
          <text:p/>
        </draw:polygon>
        <draw:polygon draw:style-name="gr186" draw:text-style-name="P9" draw:layer="layout" svg:width="0.518cm" svg:height="0.122cm" svg:x="6.846cm" svg:y="11.456cm" svg:viewBox="0 0 519 123" draw:points="6,0 519,35 516,79 513,123 0,88 3,44">
          <text:p/>
        </draw:polygon>
        <draw:polygon draw:style-name="gr186" draw:text-style-name="P9" draw:layer="layout" svg:width="0.002cm" svg:height="0.043cm" svg:x="7.359cm" svg:y="11.535cm" svg:viewBox="0 0 3 44" draw:points="3,0 1,44 0,44">
          <text:p/>
        </draw:polygon>
        <draw:polygon draw:style-name="gr186" draw:text-style-name="P9" draw:layer="layout" svg:width="0.516cm" svg:height="0.109cm" svg:x="7.36cm" svg:y="11.491cm" svg:viewBox="0 0 517 110" draw:points="4,0 517,22 515,66 513,110 0,88 2,44">
          <text:p/>
        </draw:polygon>
        <draw:polygon draw:style-name="gr186" draw:text-style-name="P9" draw:layer="layout" svg:width="0.002cm" svg:height="0.043cm" svg:x="7.873cm" svg:y="11.557cm" svg:viewBox="0 0 3 44" draw:points="2,0 3,44 0,44">
          <text:p/>
        </draw:polygon>
        <draw:polygon draw:style-name="gr186" draw:text-style-name="P9" draw:layer="layout" svg:width="0.515cm" svg:height="0.102cm" svg:x="7.874cm" svg:y="11.498cm" svg:viewBox="0 0 516 103" draw:points="0,15 514,0 515,44 516,88 2,103 1,59">
          <text:p/>
        </draw:polygon>
        <draw:polygon draw:style-name="gr186" draw:text-style-name="P9" draw:layer="layout" svg:width="0.001cm" svg:height="0.043cm" svg:x="8.389cm" svg:y="11.542cm" svg:viewBox="0 0 2 44" draw:points="0,0 2,44 1,44">
          <text:p/>
        </draw:polygon>
        <draw:polygon draw:style-name="gr186" draw:text-style-name="P9" draw:layer="layout" svg:width="0.516cm" svg:height="0.116cm" svg:x="8.387cm" svg:y="11.469cm" svg:viewBox="0 0 517 117" draw:points="0,29 513,0 515,44 517,88 4,117 2,73">
          <text:p/>
        </draw:polygon>
        <draw:polygon draw:style-name="gr186" draw:text-style-name="P9" draw:layer="layout" svg:width="0.002cm" svg:height="0.043cm" svg:x="8.902cm" svg:y="11.513cm" svg:viewBox="0 0 3 44" draw:points="0,0 3,44 2,44">
          <text:p/>
        </draw:polygon>
        <draw:polygon draw:style-name="gr186" draw:text-style-name="P9" draw:layer="layout" svg:width="0.518cm" svg:height="0.125cm" svg:x="8.899cm" svg:y="11.431cm" svg:viewBox="0 0 519 126" draw:points="0,38 513,0 516,44 519,88 6,126 3,82">
          <text:p/>
        </draw:polygon>
        <draw:polygon draw:style-name="gr186" draw:text-style-name="P9" draw:layer="layout" svg:width="0.004cm" svg:height="0.043cm" svg:x="9.415cm" svg:y="11.475cm" svg:viewBox="0 0 5 44" draw:points="0,0 5,44 3,44">
          <text:p/>
        </draw:polygon>
        <draw:polygon draw:style-name="gr186" draw:text-style-name="P9" draw:layer="layout" svg:width="0.522cm" svg:height="0.144cm" svg:x="9.41cm" svg:y="11.374cm" svg:viewBox="0 0 523 145" draw:points="0,57 513,0 518,44 523,88 10,145 5,101">
          <text:p/>
        </draw:polygon>
        <draw:polygon draw:style-name="gr186" draw:text-style-name="P9" draw:layer="layout" svg:width="0.004cm" svg:height="0.043cm" svg:x="9.928cm" svg:y="11.418cm" svg:viewBox="0 0 5 44" draw:points="0,0 5,44 5,44">
          <text:p/>
        </draw:polygon>
        <draw:polygon draw:style-name="gr186" draw:text-style-name="P9" draw:layer="layout" svg:width="0.523cm" svg:height="0.15cm" svg:x="9.923cm" svg:y="11.311cm" svg:viewBox="0 0 524 151" draw:points="0,63 514,0 519,44 524,88 10,151 5,107">
          <text:p/>
        </draw:polygon>
        <draw:polygon draw:style-name="gr186" draw:text-style-name="P9" draw:layer="layout" svg:width="0.006cm" svg:height="0.043cm" svg:x="10.442cm" svg:y="11.355cm" svg:viewBox="0 0 7 44" draw:points="0,0 7,43 5,44">
          <text:p/>
        </draw:polygon>
        <draw:polygon draw:style-name="gr186" draw:text-style-name="P9" draw:layer="layout" svg:width="0.526cm" svg:height="0.171cm" svg:x="10.435cm" svg:y="11.226cm" svg:viewBox="0 0 527 172" draw:points="0,86 513,0 520,43 527,86 14,172 7,129">
          <text:p/>
        </draw:polygon>
        <draw:polygon draw:style-name="gr186" draw:text-style-name="P9" draw:layer="layout" svg:width="0.006cm" svg:height="0.043cm" svg:x="10.948cm" svg:y="11.225cm" svg:viewBox="0 0 7 44" draw:points="7,44 0,1 2,0">
          <text:p/>
        </draw:polygon>
        <draw:polygon draw:style-name="gr186" draw:text-style-name="P9" draw:layer="layout" svg:width="0.522cm" svg:height="0.14cm" svg:x="10.95cm" svg:y="11.172cm" svg:viewBox="0 0 523 141" draw:points="0,53 513,0 518,44 523,88 10,141 5,97">
          <text:p/>
        </draw:polygon>
        <draw:polygon draw:style-name="gr186" draw:text-style-name="P9" draw:layer="layout" svg:width="0.011cm" svg:height="0.043cm" svg:x="11.468cm" svg:y="11.216cm" svg:viewBox="0 0 12 44" draw:points="0,0 12,42 5,44 5,44">
          <text:p/>
        </draw:polygon>
        <draw:polygon draw:style-name="gr186" draw:text-style-name="P9" draw:layer="layout" svg:width="0.536cm" svg:height="0.235cm" svg:x="11.456cm" svg:y="11.022cm" svg:viewBox="0 0 537 236" draw:points="0,152 513,0 525,42 537,84 24,236 12,194">
          <text:p/>
        </draw:polygon>
        <draw:polygon draw:style-name="gr186" draw:text-style-name="P9" draw:layer="layout" svg:width="0.011cm" svg:height="0.042cm" svg:x="11.969cm" svg:y="11.021cm" svg:viewBox="0 0 12 43" draw:points="12,43 0,1 4,0">
          <text:p/>
        </draw:polygon>
        <draw:polygon draw:style-name="gr186" draw:text-style-name="P9" draw:layer="layout" svg:width="0.529cm" svg:height="0.177cm" svg:x="11.973cm" svg:y="10.929cm" svg:viewBox="0 0 530 178" draw:points="0,92 514,0 522,43 530,86 16,178 8,135">
          <text:p/>
        </draw:polygon>
        <draw:polygon draw:style-name="gr186" draw:text-style-name="P9" draw:layer="layout" svg:width="0.009cm" svg:height="0.042cm" svg:x="12.494cm" svg:y="10.972cm" svg:viewBox="0 0 10 43" draw:points="0,0 10,43 8,43">
          <text:p/>
        </draw:polygon>
        <draw:polygon draw:style-name="gr186" draw:text-style-name="P9" draw:layer="layout" svg:width="0.532cm" svg:height="0.21cm" svg:x="12.484cm" svg:y="10.804cm" svg:viewBox="0 0 533 211" draw:points="0,125 513,0 523,43 533,86 20,211 10,168">
          <text:p/>
        </draw:polygon>
        <draw:polygon draw:style-name="gr186" draw:text-style-name="P9" draw:layer="layout" svg:width="0.014cm" svg:height="0.042cm" svg:x="13.007cm" svg:y="10.847cm" svg:viewBox="0 0 15 43" draw:points="0,0 15,41 10,43">
          <text:p/>
        </draw:polygon>
        <draw:polygon draw:style-name="gr186" draw:text-style-name="P9" draw:layer="layout" svg:width="0.542cm" svg:height="0.268cm" svg:x="12.992cm" svg:y="10.619cm" svg:viewBox="0 0 543 269" draw:points="0,187 513,0 528,41 543,82 30,269 15,228">
          <text:p/>
        </draw:polygon>
        <draw:polygon draw:style-name="gr186" draw:text-style-name="P9" draw:layer="layout" svg:width="0.014cm" svg:height="0.042cm" svg:x="13.505cm" svg:y="10.617cm" svg:viewBox="0 0 15 43" draw:points="15,43 0,2 5,0">
          <text:p/>
        </draw:polygon>
        <draw:polygon draw:style-name="gr186" draw:text-style-name="P9" draw:layer="layout" svg:width="0.532cm" svg:height="0.207cm" svg:x="13.51cm" svg:y="10.495cm" svg:viewBox="0 0 533 208" draw:points="0,122 513,0 523,43 533,86 20,208 10,165">
          <text:p/>
        </draw:polygon>
        <draw:polygon draw:style-name="gr186" draw:text-style-name="P9" draw:layer="layout" svg:width="0.017cm" svg:height="0.042cm" svg:x="14.033cm" svg:y="10.538cm" svg:viewBox="0 0 18 43" draw:points="0,0 18,40 11,43 10,43">
          <text:p/>
        </draw:polygon>
        <draw:polygon draw:style-name="gr186" draw:text-style-name="P9" draw:layer="layout" svg:width="0.549cm" svg:height="0.309cm" svg:x="14.015cm" svg:y="10.268cm" svg:viewBox="0 0 550 310" draw:points="0,230 514,0 532,40 550,80 36,310 18,270">
          <text:p/>
        </draw:polygon>
        <draw:polygon draw:style-name="gr186" draw:text-style-name="P9" draw:layer="layout" svg:width="0.017cm" svg:height="0.041cm" svg:x="14.529cm" svg:y="10.266cm" svg:viewBox="0 0 18 42" draw:points="18,42 0,2 5,0">
          <text:p/>
        </draw:polygon>
        <draw:polygon draw:style-name="gr186" draw:text-style-name="P9" draw:layer="layout" svg:width="0.538cm" svg:height="0.241cm" svg:x="14.534cm" svg:y="10.109cm" svg:viewBox="0 0 539 242" draw:points="0,158 513,0 526,42 539,84 26,242 13,200">
          <text:p/>
        </draw:polygon>
        <draw:polygon draw:style-name="gr186" draw:text-style-name="P9" draw:layer="layout" svg:width="0.015cm" svg:height="0.041cm" svg:x="15.06cm" svg:y="10.151cm" svg:viewBox="0 0 16 42" draw:points="0,0 16,41 13,42">
          <text:p/>
        </draw:polygon>
        <draw:polygon draw:style-name="gr186" draw:text-style-name="P9" draw:layer="layout" svg:width="0.544cm" svg:height="0.283cm" svg:x="15.044cm" svg:y="9.908cm" svg:viewBox="0 0 545 284" draw:points="0,202 513,0 529,41 545,82 32,284 16,243">
          <text:p/>
        </draw:polygon>
        <draw:polygon draw:style-name="gr186" draw:text-style-name="P9" draw:layer="layout" svg:width="0.015cm" svg:height="0.041cm" svg:x="15.557cm" svg:y="9.907cm" svg:viewBox="0 0 16 42" draw:points="16,42 0,1 4,0">
          <text:p/>
        </draw:polygon>
        <draw:polygon draw:style-name="gr186" draw:text-style-name="P9" draw:layer="layout" svg:width="0.536cm" svg:height="0.224cm" svg:x="15.561cm" svg:y="9.766cm" svg:viewBox="0 0 537 225" draw:points="0,141 513,0 525,42 537,84 24,225 12,183">
          <text:p/>
        </draw:polygon>
        <draw:polygon draw:style-name="gr186" draw:text-style-name="P9" draw:layer="layout" svg:width="0.011cm" svg:height="0.043cm" svg:x="16.074cm" svg:y="9.764cm" svg:viewBox="0 0 12 44" draw:points="12,44 0,2 6,0">
          <text:p/>
        </draw:polygon>
        <draw:polygon draw:style-name="gr186" draw:text-style-name="P9" draw:layer="layout" svg:width="0.525cm" svg:height="0.16cm" svg:x="16.08cm" svg:y="9.691cm" svg:viewBox="0 0 526 161" draw:points="0,73 514,0 520,44 526,88 12,161 6,117">
          <text:p/>
        </draw:polygon>
        <draw:polygon draw:style-name="gr186" draw:text-style-name="P9" draw:layer="layout" svg:width="0.249cm" svg:height="0.249cm" svg:x="6.211cm" svg:y="11.316cm" svg:viewBox="0 0 250 250" draw:points="0,250 250,250 125,0">
          <text:p/>
        </draw:polygon>
        <draw:polyline draw:style-name="gr117" draw:text-style-name="P9" draw:layer="layout" svg:width="0.249cm" svg:height="0.249cm" svg:x="6.211cm" svg:y="11.316cm" svg:viewBox="0 0 250 250" draw:points="0,250 250,250 125,0 0,250">
          <text:p/>
        </draw:polyline>
        <draw:polygon draw:style-name="gr186" draw:text-style-name="P9" draw:layer="layout" svg:width="0.249cm" svg:height="0.249cm" svg:x="6.724cm" svg:y="11.375cm" svg:viewBox="0 0 250 250" draw:points="0,250 250,250 125,0">
          <text:p/>
        </draw:polygon>
        <draw:polyline draw:style-name="gr117" draw:text-style-name="P9" draw:layer="layout" svg:width="0.249cm" svg:height="0.249cm" svg:x="6.724cm" svg:y="11.375cm" svg:viewBox="0 0 250 250" draw:points="0,250 250,250 125,0 0,250">
          <text:p/>
        </draw:polyline>
        <draw:polygon draw:style-name="gr186" draw:text-style-name="P9" draw:layer="layout" svg:width="0.249cm" svg:height="0.249cm" svg:x="7.237cm" svg:y="11.41cm" svg:viewBox="0 0 250 250" draw:points="0,250 250,250 125,0">
          <text:p/>
        </draw:polygon>
        <draw:polyline draw:style-name="gr117" draw:text-style-name="P9" draw:layer="layout" svg:width="0.249cm" svg:height="0.249cm" svg:x="7.237cm" svg:y="11.41cm" svg:viewBox="0 0 250 250" draw:points="0,250 250,250 125,0 0,250">
          <text:p/>
        </draw:polyline>
        <draw:polygon draw:style-name="gr186" draw:text-style-name="P9" draw:layer="layout" svg:width="0.249cm" svg:height="0.249cm" svg:x="7.75cm" svg:y="11.432cm" svg:viewBox="0 0 250 250" draw:points="0,250 250,250 125,0">
          <text:p/>
        </draw:polygon>
        <draw:polyline draw:style-name="gr117" draw:text-style-name="P9" draw:layer="layout" svg:width="0.249cm" svg:height="0.249cm" svg:x="7.75cm" svg:y="11.432cm" svg:viewBox="0 0 250 250" draw:points="0,250 250,250 125,0 0,250">
          <text:p/>
        </draw:polyline>
        <draw:polygon draw:style-name="gr186" draw:text-style-name="P9" draw:layer="layout" svg:width="0.249cm" svg:height="0.249cm" svg:x="8.264cm" svg:y="11.417cm" svg:viewBox="0 0 250 250" draw:points="0,250 250,250 125,0">
          <text:p/>
        </draw:polygon>
        <draw:polyline draw:style-name="gr117" draw:text-style-name="P9" draw:layer="layout" svg:width="0.249cm" svg:height="0.249cm" svg:x="8.264cm" svg:y="11.417cm" svg:viewBox="0 0 250 250" draw:points="0,250 250,250 125,0 0,250">
          <text:p/>
        </draw:polyline>
        <draw:polygon draw:style-name="gr186" draw:text-style-name="P9" draw:layer="layout" svg:width="0.249cm" svg:height="0.249cm" svg:x="8.777cm" svg:y="11.388cm" svg:viewBox="0 0 250 250" draw:points="0,250 250,250 125,0">
          <text:p/>
        </draw:polygon>
        <draw:polyline draw:style-name="gr117" draw:text-style-name="P9" draw:layer="layout" svg:width="0.249cm" svg:height="0.249cm" svg:x="8.777cm" svg:y="11.388cm" svg:viewBox="0 0 250 250" draw:points="0,250 250,250 125,0 0,250">
          <text:p/>
        </draw:polyline>
        <draw:polygon draw:style-name="gr186" draw:text-style-name="P9" draw:layer="layout" svg:width="0.249cm" svg:height="0.249cm" svg:x="9.29cm" svg:y="11.35cm" svg:viewBox="0 0 250 250" draw:points="0,250 250,250 125,0">
          <text:p/>
        </draw:polygon>
        <draw:polyline draw:style-name="gr117" draw:text-style-name="P9" draw:layer="layout" svg:width="0.249cm" svg:height="0.249cm" svg:x="9.29cm" svg:y="11.35cm" svg:viewBox="0 0 250 250" draw:points="0,250 250,250 125,0 0,250">
          <text:p/>
        </draw:polyline>
        <draw:polygon draw:style-name="gr186" draw:text-style-name="P9" draw:layer="layout" svg:width="0.249cm" svg:height="0.249cm" svg:x="9.803cm" svg:y="11.293cm" svg:viewBox="0 0 250 250" draw:points="0,250 250,250 125,0">
          <text:p/>
        </draw:polygon>
        <draw:polyline draw:style-name="gr117" draw:text-style-name="P9" draw:layer="layout" svg:width="0.249cm" svg:height="0.249cm" svg:x="9.803cm" svg:y="11.293cm" svg:viewBox="0 0 250 250" draw:points="0,250 250,250 125,0 0,250">
          <text:p/>
        </draw:polyline>
        <draw:polygon draw:style-name="gr186" draw:text-style-name="P9" draw:layer="layout" svg:width="0.249cm" svg:height="0.249cm" svg:x="10.317cm" svg:y="11.23cm" svg:viewBox="0 0 250 250" draw:points="0,250 250,250 125,0">
          <text:p/>
        </draw:polygon>
        <draw:polyline draw:style-name="gr117" draw:text-style-name="P9" draw:layer="layout" svg:width="0.249cm" svg:height="0.249cm" svg:x="10.317cm" svg:y="11.23cm" svg:viewBox="0 0 250 250" draw:points="0,250 250,250 125,0 0,250">
          <text:p/>
        </draw:polyline>
        <draw:polygon draw:style-name="gr186" draw:text-style-name="P9" draw:layer="layout" svg:width="0.249cm" svg:height="0.249cm" svg:x="10.83cm" svg:y="11.144cm" svg:viewBox="0 0 250 250" draw:points="0,250 250,250 125,0">
          <text:p/>
        </draw:polygon>
        <draw:polyline draw:style-name="gr117" draw:text-style-name="P9" draw:layer="layout" svg:width="0.249cm" svg:height="0.249cm" svg:x="10.83cm" svg:y="11.144cm" svg:viewBox="0 0 250 250" draw:points="0,250 250,250 125,0 0,250">
          <text:p/>
        </draw:polyline>
        <draw:polygon draw:style-name="gr186" draw:text-style-name="P9" draw:layer="layout" svg:width="0.249cm" svg:height="0.249cm" svg:x="11.343cm" svg:y="11.091cm" svg:viewBox="0 0 250 250" draw:points="0,250 250,250 125,0">
          <text:p/>
        </draw:polygon>
        <draw:polyline draw:style-name="gr117" draw:text-style-name="P9" draw:layer="layout" svg:width="0.249cm" svg:height="0.249cm" svg:x="11.343cm" svg:y="11.091cm" svg:viewBox="0 0 250 250" draw:points="0,250 250,250 125,0 0,250">
          <text:p/>
        </draw:polyline>
        <draw:polygon draw:style-name="gr186" draw:text-style-name="P9" draw:layer="layout" svg:width="0.249cm" svg:height="0.249cm" svg:x="11.856cm" svg:y="10.939cm" svg:viewBox="0 0 250 250" draw:points="0,250 250,250 125,0">
          <text:p/>
        </draw:polygon>
        <draw:polyline draw:style-name="gr117" draw:text-style-name="P9" draw:layer="layout" svg:width="0.249cm" svg:height="0.249cm" svg:x="11.856cm" svg:y="10.939cm" svg:viewBox="0 0 250 250" draw:points="0,250 250,250 125,0 0,250">
          <text:p/>
        </draw:polyline>
        <draw:polygon draw:style-name="gr186" draw:text-style-name="P9" draw:layer="layout" svg:width="0.249cm" svg:height="0.249cm" svg:x="12.37cm" svg:y="10.847cm" svg:viewBox="0 0 250 250" draw:points="0,250 250,250 125,0">
          <text:p/>
        </draw:polygon>
        <draw:polyline draw:style-name="gr117" draw:text-style-name="P9" draw:layer="layout" svg:width="0.249cm" svg:height="0.249cm" svg:x="12.37cm" svg:y="10.847cm" svg:viewBox="0 0 250 250" draw:points="0,250 250,250 125,0 0,250">
          <text:p/>
        </draw:polyline>
        <draw:polygon draw:style-name="gr186" draw:text-style-name="P9" draw:layer="layout" svg:width="0.249cm" svg:height="0.249cm" svg:x="12.882cm" svg:y="10.722cm" svg:viewBox="0 0 250 250" draw:points="0,250 250,250 125,0">
          <text:p/>
        </draw:polygon>
        <draw:polyline draw:style-name="gr117" draw:text-style-name="P9" draw:layer="layout" svg:width="0.249cm" svg:height="0.249cm" svg:x="12.882cm" svg:y="10.722cm" svg:viewBox="0 0 250 250" draw:points="0,250 250,250 125,0 0,250">
          <text:p/>
        </draw:polyline>
        <draw:polygon draw:style-name="gr186" draw:text-style-name="P9" draw:layer="layout" svg:width="0.249cm" svg:height="0.249cm" svg:x="13.395cm" svg:y="10.535cm" svg:viewBox="0 0 250 250" draw:points="0,250 250,250 125,0">
          <text:p/>
        </draw:polygon>
        <draw:polyline draw:style-name="gr117" draw:text-style-name="P9" draw:layer="layout" svg:width="0.249cm" svg:height="0.249cm" svg:x="13.395cm" svg:y="10.535cm" svg:viewBox="0 0 250 250" draw:points="0,250 250,250 125,0 0,250">
          <text:p/>
        </draw:polyline>
        <draw:polygon draw:style-name="gr186" draw:text-style-name="P9" draw:layer="layout" svg:width="0.249cm" svg:height="0.249cm" svg:x="13.908cm" svg:y="10.413cm" svg:viewBox="0 0 250 250" draw:points="0,250 250,250 125,0">
          <text:p/>
        </draw:polygon>
        <draw:polyline draw:style-name="gr117" draw:text-style-name="P9" draw:layer="layout" svg:width="0.249cm" svg:height="0.249cm" svg:x="13.908cm" svg:y="10.413cm" svg:viewBox="0 0 250 250" draw:points="0,250 250,250 125,0 0,250">
          <text:p/>
        </draw:polyline>
        <draw:polygon draw:style-name="gr186" draw:text-style-name="P9" draw:layer="layout" svg:width="0.249cm" svg:height="0.249cm" svg:x="14.422cm" svg:y="10.183cm" svg:viewBox="0 0 250 250" draw:points="0,250 250,250 125,0">
          <text:p/>
        </draw:polygon>
        <draw:polyline draw:style-name="gr117" draw:text-style-name="P9" draw:layer="layout" svg:width="0.249cm" svg:height="0.249cm" svg:x="14.422cm" svg:y="10.183cm" svg:viewBox="0 0 250 250" draw:points="0,250 250,250 125,0 0,250">
          <text:p/>
        </draw:polyline>
        <draw:polygon draw:style-name="gr186" draw:text-style-name="P9" draw:layer="layout" svg:width="0.249cm" svg:height="0.249cm" svg:x="14.935cm" svg:y="10.026cm" svg:viewBox="0 0 250 250" draw:points="0,250 250,250 125,0">
          <text:p/>
        </draw:polygon>
        <draw:polyline draw:style-name="gr117" draw:text-style-name="P9" draw:layer="layout" svg:width="0.249cm" svg:height="0.249cm" svg:x="14.935cm" svg:y="10.026cm" svg:viewBox="0 0 250 250" draw:points="0,250 250,250 125,0 0,250">
          <text:p/>
        </draw:polyline>
        <draw:polygon draw:style-name="gr186" draw:text-style-name="P9" draw:layer="layout" svg:width="0.249cm" svg:height="0.249cm" svg:x="15.448cm" svg:y="9.824cm" svg:viewBox="0 0 250 250" draw:points="0,250 250,250 125,0">
          <text:p/>
        </draw:polygon>
        <draw:polyline draw:style-name="gr117" draw:text-style-name="P9" draw:layer="layout" svg:width="0.249cm" svg:height="0.249cm" svg:x="15.448cm" svg:y="9.824cm" svg:viewBox="0 0 250 250" draw:points="0,250 250,250 125,0 0,250">
          <text:p/>
        </draw:polyline>
        <draw:polygon draw:style-name="gr186" draw:text-style-name="P9" draw:layer="layout" svg:width="0.249cm" svg:height="0.249cm" svg:x="15.961cm" svg:y="9.683cm" svg:viewBox="0 0 250 250" draw:points="0,250 250,250 125,0">
          <text:p/>
        </draw:polygon>
        <draw:polyline draw:style-name="gr117" draw:text-style-name="P9" draw:layer="layout" svg:width="0.249cm" svg:height="0.249cm" svg:x="15.961cm" svg:y="9.683cm" svg:viewBox="0 0 250 250" draw:points="0,250 250,250 125,0 0,250">
          <text:p/>
        </draw:polyline>
        <draw:polygon draw:style-name="gr186" draw:text-style-name="P9" draw:layer="layout" svg:width="0.249cm" svg:height="0.249cm" svg:x="16.475cm" svg:y="9.61cm" svg:viewBox="0 0 250 250" draw:points="0,250 250,250 125,0">
          <text:p/>
        </draw:polygon>
        <draw:polyline draw:style-name="gr117" draw:text-style-name="P9" draw:layer="layout" svg:width="0.249cm" svg:height="0.249cm" svg:x="16.475cm" svg:y="9.61cm" svg:viewBox="0 0 250 250" draw:points="0,250 250,250 125,0 0,250">
          <text:p/>
        </draw:polyline>
        <draw:polygon draw:style-name="gr118" draw:text-style-name="P9" draw:layer="layout" svg:width="0.316cm" svg:height="0.087cm" svg:x="17.093cm" svg:y="9.415cm" svg:viewBox="0 0 317 88" draw:points="0,0 317,0 317,88 0,88">
          <text:p/>
        </draw:polygon>
        <draw:polygon draw:style-name="gr118" draw:text-style-name="P9" draw:layer="layout" svg:width="0.158cm" svg:height="0.158cm" svg:x="17.172cm" svg:y="9.379cm" svg:viewBox="0 0 159 159" draw:points="0,0 0,159 159,159 159,0">
          <text:p/>
        </draw:polygon>
        <draw:polyline draw:style-name="gr117" draw:text-style-name="P9" draw:layer="layout" svg:width="0.158cm" svg:height="0.158cm" svg:x="17.172cm" svg:y="9.379cm" svg:viewBox="0 0 159 159" draw:points="0,0 0,159 159,159 159,0 0,0">
          <text:p/>
        </draw:polyline>
        <draw:polygon draw:style-name="gr119" draw:text-style-name="P9" draw:layer="layout" svg:width="0.316cm" svg:height="0.087cm" svg:x="17.093cm" svg:y="9.842cm" svg:viewBox="0 0 317 88" draw:points="0,0 317,0 317,88 0,88">
          <text:p/>
        </draw:polygon>
        <draw:polygon draw:style-name="gr119" draw:text-style-name="P9" draw:layer="layout" svg:width="0.158cm" svg:height="0.158cm" svg:x="17.172cm" svg:y="9.806cm" svg:viewBox="0 0 159 159" draw:points="0,80 80,159 159,80 80,0">
          <text:p/>
        </draw:polygon>
        <draw:polyline draw:style-name="gr117" draw:text-style-name="P9" draw:layer="layout" svg:width="0.158cm" svg:height="0.158cm" svg:x="17.172cm" svg:y="9.806cm" svg:viewBox="0 0 159 159" draw:points="0,80 80,159 159,80 80,0 0,80">
          <text:p/>
        </draw:polyline>
        <draw:polygon draw:style-name="gr130" draw:text-style-name="P9" draw:layer="layout" svg:width="0.316cm" svg:height="0.087cm" svg:x="17.093cm" svg:y="10.268cm" svg:viewBox="0 0 317 88" draw:points="0,0 317,0 317,88 0,88">
          <text:p/>
        </draw:polygon>
        <draw:polygon draw:style-name="gr130" draw:text-style-name="P9" draw:layer="layout" svg:width="0.158cm" svg:height="0.158cm" svg:x="17.172cm" svg:y="10.232cm" svg:viewBox="0 0 159 159" draw:points="0,0 80,159 159,0">
          <text:p/>
        </draw:polygon>
        <draw:polyline draw:style-name="gr117" draw:text-style-name="P9" draw:layer="layout" svg:width="0.158cm" svg:height="0.158cm" svg:x="17.172cm" svg:y="10.232cm" svg:viewBox="0 0 159 159" draw:points="0,0 80,159 159,0 0,0">
          <text:p/>
        </draw:polyline>
        <draw:polygon draw:style-name="gr186" draw:text-style-name="P9" draw:layer="layout" svg:width="0.316cm" svg:height="0.087cm" svg:x="17.093cm" svg:y="10.695cm" svg:viewBox="0 0 317 88" draw:points="0,0 317,0 317,88 0,88">
          <text:p/>
        </draw:polygon>
        <draw:polygon draw:style-name="gr186" draw:text-style-name="P9" draw:layer="layout" svg:width="0.158cm" svg:height="0.158cm" svg:x="17.172cm" svg:y="10.659cm" svg:viewBox="0 0 159 159" draw:points="0,159 159,159 80,0">
          <text:p/>
        </draw:polygon>
        <draw:polyline draw:style-name="gr117" draw:text-style-name="P9" draw:layer="layout" svg:width="0.158cm" svg:height="0.158cm" svg:x="17.172cm" svg:y="10.659cm" svg:viewBox="0 0 159 159" draw:points="0,159 159,159 80,0 0,159">
          <text:p/>
        </draw:polyline>
        <draw:frame draw:style-name="gr243" draw:text-style-name="P19" draw:layer="layout" svg:width="2.411cm" svg:height="0.569cm" svg:x="17.461cm" svg:y="9.349cm">
          <draw:text-box>
            <text:p><text:span text:style-name="T15">SXCS (h = 0.2)</text:span></text:p>
          </draw:text-box>
        </draw:frame>
        <draw:frame draw:style-name="gr244" draw:text-style-name="P19" draw:layer="layout" svg:width="2.221cm" svg:height="0.569cm" svg:x="17.461cm" svg:y="9.772cm">
          <draw:text-box>
            <text:p><text:span text:style-name="T15">XCS (h = 0.2)</text:span></text:p>
          </draw:text-box>
        </draw:frame>
        <draw:frame draw:style-name="gr245" draw:text-style-name="P19" draw:layer="layout" svg:width="2.568cm" svg:height="0.569cm" svg:x="17.461cm" svg:y="10.195cm">
          <draw:text-box>
            <text:p><text:span text:style-name="T15">SXCS (h = 0.05)</text:span></text:p>
          </draw:text-box>
        </draw:frame>
        <draw:frame draw:style-name="gr246" draw:text-style-name="P19" draw:layer="layout" svg:width="2.377cm" svg:height="0.569cm" svg:x="17.461cm" svg:y="10.644cm">
          <draw:text-box>
            <text:p><text:span text:style-name="T15">XCS (h = 0.05)</text:span></text:p>
          </draw:text-box>
        </draw:frame>
        <draw:frame draw:style-name="gr247" draw:text-style-name="P20" draw:layer="layout" svg:width="3.008cm" svg:height="0.603cm" svg:x="9.948cm" svg:y="13.046cm">
          <draw:text-box>
            <text:p><text:span text:style-name="T16">tournament factor</text:span></text:p>
          </draw:text-box>
        </draw:frame>
        <draw:frame draw:style-name="gr249" draw:text-style-name="P20" draw:layer="layout" svg:width="4.744cm" svg:height="0.603cm" draw:transform="rotate (1.5707963267946) translate (5.39cm 11.708cm)">
          <draw:text-box>
            <text:p><text:span text:style-name="T16">blockierte Bewegungen (in %)</text:span></text:p>
          </draw:text-box>
        </draw:frame>
        <presentation:notes draw:style-name="dp2">
          <draw:page-thumbnail draw:style-name="gr14" draw:layer="layout" svg:width="13.968cm" svg:height="10.476cm" svg:x="3.81cm" svg:y="2.123cm" draw:page-number="54" presentation:class="page"/>
          <draw:frame presentation:style-name="pr2" draw:layer="layout" svg:width="17.271cm" svg:height="12.322cm" svg:x="2.159cm" svg:y="13.271cm" presentation:class="notes" presentation:placeholder="true">
            <draw:text-box/>
          </draw:frame>
        </presentation:notes>
      </draw:page>
      <draw:page draw:name="page55" draw:style-name="dp1" draw:master-page-name="Default">
        <office:forms form:automatic-focus="false" form:apply-design-mode="false"/>
        <draw:polygon draw:style-name="gr111" draw:text-style-name="P9" draw:layer="layout" svg:width="15.239cm" svg:height="7.009cm" svg:x="6.985cm" svg:y="6.35cm" svg:viewBox="0 0 15240 7010" draw:points="0,0 15240,0 15240,7010 0,7010">
          <text:p/>
        </draw:polygon>
        <draw:polyline draw:style-name="gr112" draw:text-style-name="P9" draw:layer="layout" svg:width="9.681cm" svg:height="4.875cm" svg:x="8.506cm" svg:y="6.676cm" svg:viewBox="0 0 9682 4876" draw:points="4841,4876 0,4876 0,0 9682,0 9682,4876 4841,4876">
          <text:p/>
        </draw:polyline>
        <draw:line draw:style-name="gr112" draw:text-style-name="P9" draw:layer="layout" svg:x1="18.188cm" svg:y1="11.551cm" svg:x2="8.506cm" svg:y2="11.551cm">
          <text:p/>
        </draw:line>
        <draw:line draw:style-name="gr112" draw:text-style-name="P9" draw:layer="layout" svg:x1="18.188cm" svg:y1="10.854cm" svg:x2="8.506cm" svg:y2="10.854cm">
          <text:p/>
        </draw:line>
        <draw:line draw:style-name="gr112" draw:text-style-name="P9" draw:layer="layout" svg:x1="18.188cm" svg:y1="10.157cm" svg:x2="8.506cm" svg:y2="10.157cm">
          <text:p/>
        </draw:line>
        <draw:line draw:style-name="gr112" draw:text-style-name="P9" draw:layer="layout" svg:x1="18.188cm" svg:y1="9.461cm" svg:x2="8.506cm" svg:y2="9.461cm">
          <text:p/>
        </draw:line>
        <draw:line draw:style-name="gr112" draw:text-style-name="P9" draw:layer="layout" svg:x1="18.188cm" svg:y1="8.765cm" svg:x2="8.506cm" svg:y2="8.765cm">
          <text:p/>
        </draw:line>
        <draw:line draw:style-name="gr112" draw:text-style-name="P9" draw:layer="layout" svg:x1="18.188cm" svg:y1="8.068cm" svg:x2="8.506cm" svg:y2="8.068cm">
          <text:p/>
        </draw:line>
        <draw:line draw:style-name="gr112" draw:text-style-name="P9" draw:layer="layout" svg:x1="18.188cm" svg:y1="7.371cm" svg:x2="8.506cm" svg:y2="7.371cm">
          <text:p/>
        </draw:line>
        <draw:line draw:style-name="gr112" draw:text-style-name="P9" draw:layer="layout" svg:x1="18.188cm" svg:y1="6.674cm" svg:x2="8.506cm" svg:y2="6.674cm">
          <text:p/>
        </draw:line>
        <draw:frame draw:style-name="gr206" draw:text-style-name="P19" draw:layer="layout" svg:width="0.896cm" svg:height="0.569cm" svg:x="8.308cm" svg:y="12.206cm">
          <draw:text-box>
            <text:p><text:span text:style-name="T15">0.2</text:span></text:p>
          </draw:text-box>
        </draw:frame>
        <draw:frame draw:style-name="gr205" draw:text-style-name="P19" draw:layer="layout" svg:width="1.052cm" svg:height="0.569cm" svg:x="8.705cm" svg:y="11.835cm">
          <draw:text-box>
            <text:p><text:span text:style-name="T15">0.24</text:span></text:p>
          </draw:text-box>
        </draw:frame>
        <draw:frame draw:style-name="gr205" draw:text-style-name="P19" draw:layer="layout" svg:width="1.052cm" svg:height="0.569cm" svg:x="9.208cm" svg:y="12.206cm">
          <draw:text-box>
            <text:p><text:span text:style-name="T15">0.28</text:span></text:p>
          </draw:text-box>
        </draw:frame>
        <draw:frame draw:style-name="gr205" draw:text-style-name="P19" draw:layer="layout" svg:width="1.052cm" svg:height="0.569cm" svg:x="9.684cm" svg:y="11.835cm">
          <draw:text-box>
            <text:p><text:span text:style-name="T15">0.32</text:span></text:p>
          </draw:text-box>
        </draw:frame>
        <draw:frame draw:style-name="gr205" draw:text-style-name="P19" draw:layer="layout" svg:width="1.052cm" svg:height="0.569cm" svg:x="10.16cm" svg:y="12.206cm">
          <draw:text-box>
            <text:p><text:span text:style-name="T15">0.36</text:span></text:p>
          </draw:text-box>
        </draw:frame>
        <draw:frame draw:style-name="gr206" draw:text-style-name="P19" draw:layer="layout" svg:width="0.896cm" svg:height="0.569cm" svg:x="10.716cm" svg:y="11.835cm">
          <draw:text-box>
            <text:p><text:span text:style-name="T15">0.4</text:span></text:p>
          </draw:text-box>
        </draw:frame>
        <draw:frame draw:style-name="gr205" draw:text-style-name="P19" draw:layer="layout" svg:width="1.052cm" svg:height="0.569cm" svg:x="11.139cm" svg:y="12.206cm">
          <draw:text-box>
            <text:p><text:span text:style-name="T15">0.44</text:span></text:p>
          </draw:text-box>
        </draw:frame>
        <draw:frame draw:style-name="gr205" draw:text-style-name="P19" draw:layer="layout" svg:width="1.052cm" svg:height="0.569cm" svg:x="11.615cm" svg:y="11.835cm">
          <draw:text-box>
            <text:p><text:span text:style-name="T15">0.48</text:span></text:p>
          </draw:text-box>
        </draw:frame>
        <draw:frame draw:style-name="gr205" draw:text-style-name="P19" draw:layer="layout" svg:width="1.052cm" svg:height="0.569cm" svg:x="12.091cm" svg:y="12.206cm">
          <draw:text-box>
            <text:p><text:span text:style-name="T15">0.52</text:span></text:p>
          </draw:text-box>
        </draw:frame>
        <draw:frame draw:style-name="gr205" draw:text-style-name="P19" draw:layer="layout" svg:width="1.052cm" svg:height="0.569cm" svg:x="12.594cm" svg:y="11.835cm">
          <draw:text-box>
            <text:p><text:span text:style-name="T15">0.56</text:span></text:p>
          </draw:text-box>
        </draw:frame>
        <draw:frame draw:style-name="gr206" draw:text-style-name="P19" draw:layer="layout" svg:width="0.896cm" svg:height="0.569cm" svg:x="13.15cm" svg:y="12.206cm">
          <draw:text-box>
            <text:p><text:span text:style-name="T15">0.6</text:span></text:p>
          </draw:text-box>
        </draw:frame>
        <draw:frame draw:style-name="gr205" draw:text-style-name="P19" draw:layer="layout" svg:width="1.052cm" svg:height="0.569cm" svg:x="13.547cm" svg:y="11.835cm">
          <draw:text-box>
            <text:p><text:span text:style-name="T15">0.64</text:span></text:p>
          </draw:text-box>
        </draw:frame>
        <draw:frame draw:style-name="gr205" draw:text-style-name="P19" draw:layer="layout" svg:width="1.052cm" svg:height="0.569cm" svg:x="14.049cm" svg:y="12.206cm">
          <draw:text-box>
            <text:p><text:span text:style-name="T15">0.68</text:span></text:p>
          </draw:text-box>
        </draw:frame>
        <draw:frame draw:style-name="gr205" draw:text-style-name="P19" draw:layer="layout" svg:width="1.052cm" svg:height="0.569cm" svg:x="14.526cm" svg:y="11.835cm">
          <draw:text-box>
            <text:p><text:span text:style-name="T15">0.72</text:span></text:p>
          </draw:text-box>
        </draw:frame>
        <draw:frame draw:style-name="gr205" draw:text-style-name="P19" draw:layer="layout" svg:width="1.052cm" svg:height="0.569cm" svg:x="15.001cm" svg:y="12.206cm">
          <draw:text-box>
            <text:p><text:span text:style-name="T15">0.76</text:span></text:p>
          </draw:text-box>
        </draw:frame>
        <draw:frame draw:style-name="gr206" draw:text-style-name="P19" draw:layer="layout" svg:width="0.896cm" svg:height="0.569cm" svg:x="15.557cm" svg:y="11.835cm">
          <draw:text-box>
            <text:p><text:span text:style-name="T15">0.8</text:span></text:p>
          </draw:text-box>
        </draw:frame>
        <draw:frame draw:style-name="gr205" draw:text-style-name="P19" draw:layer="layout" svg:width="1.052cm" svg:height="0.569cm" svg:x="15.98cm" svg:y="12.206cm">
          <draw:text-box>
            <text:p><text:span text:style-name="T15">0.84</text:span></text:p>
          </draw:text-box>
        </draw:frame>
        <draw:frame draw:style-name="gr205" draw:text-style-name="P19" draw:layer="layout" svg:width="1.052cm" svg:height="0.569cm" svg:x="16.456cm" svg:y="11.835cm">
          <draw:text-box>
            <text:p><text:span text:style-name="T15">0.88</text:span></text:p>
          </draw:text-box>
        </draw:frame>
        <draw:frame draw:style-name="gr205" draw:text-style-name="P19" draw:layer="layout" svg:width="1.052cm" svg:height="0.569cm" svg:x="16.932cm" svg:y="12.206cm">
          <draw:text-box>
            <text:p><text:span text:style-name="T15">0.92</text:span></text:p>
          </draw:text-box>
        </draw:frame>
        <draw:frame draw:style-name="gr205" draw:text-style-name="P19" draw:layer="layout" svg:width="1.052cm" svg:height="0.569cm" svg:x="17.435cm" svg:y="11.835cm">
          <draw:text-box>
            <text:p><text:span text:style-name="T15">0.96</text:span></text:p>
          </draw:text-box>
        </draw:frame>
        <draw:frame draw:style-name="gr206" draw:text-style-name="P19" draw:layer="layout" svg:width="0.659cm" svg:height="0.569cm" svg:x="18.097cm" svg:y="12.206cm">
          <draw:text-box>
            <text:p><text:span text:style-name="T15">1</text:span></text:p>
          </draw:text-box>
        </draw:frame>
        <draw:line draw:style-name="gr112" draw:text-style-name="P9" draw:layer="layout" svg:x1="8.506cm" svg:y1="11.701cm" svg:x2="8.506cm" svg:y2="11.551cm">
          <text:p/>
        </draw:line>
        <draw:line draw:style-name="gr112" draw:text-style-name="P9" draw:layer="layout" svg:x1="8.99cm" svg:y1="11.701cm" svg:x2="8.99cm" svg:y2="11.551cm">
          <text:p/>
        </draw:line>
        <draw:line draw:style-name="gr112" draw:text-style-name="P9" draw:layer="layout" svg:x1="9.474cm" svg:y1="11.701cm" svg:x2="9.474cm" svg:y2="11.551cm">
          <text:p/>
        </draw:line>
        <draw:line draw:style-name="gr112" draw:text-style-name="P9" draw:layer="layout" svg:x1="9.958cm" svg:y1="11.701cm" svg:x2="9.958cm" svg:y2="11.551cm">
          <text:p/>
        </draw:line>
        <draw:line draw:style-name="gr112" draw:text-style-name="P9" draw:layer="layout" svg:x1="10.442cm" svg:y1="11.701cm" svg:x2="10.442cm" svg:y2="11.551cm">
          <text:p/>
        </draw:line>
        <draw:line draw:style-name="gr112" draw:text-style-name="P9" draw:layer="layout" svg:x1="10.926cm" svg:y1="11.701cm" svg:x2="10.926cm" svg:y2="11.551cm">
          <text:p/>
        </draw:line>
        <draw:line draw:style-name="gr112" draw:text-style-name="P9" draw:layer="layout" svg:x1="11.41cm" svg:y1="11.701cm" svg:x2="11.41cm" svg:y2="11.551cm">
          <text:p/>
        </draw:line>
        <draw:line draw:style-name="gr112" draw:text-style-name="P9" draw:layer="layout" svg:x1="11.895cm" svg:y1="11.701cm" svg:x2="11.895cm" svg:y2="11.551cm">
          <text:p/>
        </draw:line>
        <draw:line draw:style-name="gr112" draw:text-style-name="P9" draw:layer="layout" svg:x1="12.379cm" svg:y1="11.701cm" svg:x2="12.379cm" svg:y2="11.551cm">
          <text:p/>
        </draw:line>
        <draw:line draw:style-name="gr112" draw:text-style-name="P9" draw:layer="layout" svg:x1="12.863cm" svg:y1="11.701cm" svg:x2="12.863cm" svg:y2="11.551cm">
          <text:p/>
        </draw:line>
        <draw:line draw:style-name="gr112" draw:text-style-name="P9" draw:layer="layout" svg:x1="13.347cm" svg:y1="11.701cm" svg:x2="13.347cm" svg:y2="11.551cm">
          <text:p/>
        </draw:line>
        <draw:line draw:style-name="gr112" draw:text-style-name="P9" draw:layer="layout" svg:x1="13.831cm" svg:y1="11.701cm" svg:x2="13.831cm" svg:y2="11.551cm">
          <text:p/>
        </draw:line>
        <draw:line draw:style-name="gr112" draw:text-style-name="P9" draw:layer="layout" svg:x1="14.315cm" svg:y1="11.701cm" svg:x2="14.315cm" svg:y2="11.551cm">
          <text:p/>
        </draw:line>
        <draw:line draw:style-name="gr112" draw:text-style-name="P9" draw:layer="layout" svg:x1="14.798cm" svg:y1="11.701cm" svg:x2="14.798cm" svg:y2="11.551cm">
          <text:p/>
        </draw:line>
        <draw:line draw:style-name="gr112" draw:text-style-name="P9" draw:layer="layout" svg:x1="15.283cm" svg:y1="11.701cm" svg:x2="15.283cm" svg:y2="11.551cm">
          <text:p/>
        </draw:line>
        <draw:line draw:style-name="gr112" draw:text-style-name="P9" draw:layer="layout" svg:x1="15.767cm" svg:y1="11.701cm" svg:x2="15.767cm" svg:y2="11.551cm">
          <text:p/>
        </draw:line>
        <draw:line draw:style-name="gr112" draw:text-style-name="P9" draw:layer="layout" svg:x1="16.251cm" svg:y1="11.701cm" svg:x2="16.251cm" svg:y2="11.551cm">
          <text:p/>
        </draw:line>
        <draw:line draw:style-name="gr112" draw:text-style-name="P9" draw:layer="layout" svg:x1="16.735cm" svg:y1="11.701cm" svg:x2="16.735cm" svg:y2="11.551cm">
          <text:p/>
        </draw:line>
        <draw:line draw:style-name="gr112" draw:text-style-name="P9" draw:layer="layout" svg:x1="17.219cm" svg:y1="11.701cm" svg:x2="17.219cm" svg:y2="11.551cm">
          <text:p/>
        </draw:line>
        <draw:line draw:style-name="gr112" draw:text-style-name="P9" draw:layer="layout" svg:x1="17.703cm" svg:y1="11.701cm" svg:x2="17.703cm" svg:y2="11.551cm">
          <text:p/>
        </draw:line>
        <draw:polyline draw:style-name="gr112" draw:text-style-name="P9" draw:layer="layout" svg:width="0.149cm" svg:height="9.681cm" draw:transform="rotate (1.5707963267946) translate (8.50590020339994cm 11.7012366282334cm)" svg:viewBox="0 0 150 9682" draw:points="0,26694 150,26694 150,17012">
          <text:p/>
        </draw:polyline>
        <draw:line draw:style-name="gr112" draw:text-style-name="P9" draw:layer="layout" svg:x1="8.506cm" svg:y1="8.765cm" svg:x2="18.188cm" svg:y2="8.765cm">
          <text:p/>
        </draw:line>
        <draw:frame draw:style-name="gr206" draw:text-style-name="P19" draw:layer="layout" svg:width="0.752cm" svg:height="0.569cm" svg:x="7.99cm" svg:y="11.412cm">
          <draw:text-box>
            <text:p><text:span text:style-name="T15">-8</text:span></text:p>
          </draw:text-box>
        </draw:frame>
        <draw:frame draw:style-name="gr206" draw:text-style-name="P19" draw:layer="layout" svg:width="0.752cm" svg:height="0.569cm" svg:x="7.99cm" svg:y="10.698cm">
          <draw:text-box>
            <text:p><text:span text:style-name="T15">-6</text:span></text:p>
          </draw:text-box>
        </draw:frame>
        <draw:frame draw:style-name="gr206" draw:text-style-name="P19" draw:layer="layout" svg:width="0.752cm" svg:height="0.569cm" svg:x="7.99cm" svg:y="10.01cm">
          <draw:text-box>
            <text:p><text:span text:style-name="T15">-4</text:span></text:p>
          </draw:text-box>
        </draw:frame>
        <draw:frame draw:style-name="gr206" draw:text-style-name="P19" draw:layer="layout" svg:width="0.752cm" svg:height="0.569cm" svg:x="7.99cm" svg:y="9.323cm">
          <draw:text-box>
            <text:p><text:span text:style-name="T15">-2</text:span></text:p>
          </draw:text-box>
        </draw:frame>
        <draw:frame draw:style-name="gr206" draw:text-style-name="P19" draw:layer="layout" svg:width="0.659cm" svg:height="0.569cm" svg:x="8.096cm" svg:y="8.609cm">
          <draw:text-box>
            <text:p><text:span text:style-name="T15">0</text:span></text:p>
          </draw:text-box>
        </draw:frame>
        <draw:frame draw:style-name="gr206" draw:text-style-name="P19" draw:layer="layout" svg:width="0.659cm" svg:height="0.569cm" svg:x="8.096cm" svg:y="7.921cm">
          <draw:text-box>
            <text:p><text:span text:style-name="T15">2</text:span></text:p>
          </draw:text-box>
        </draw:frame>
        <draw:frame draw:style-name="gr206" draw:text-style-name="P19" draw:layer="layout" svg:width="0.659cm" svg:height="0.569cm" svg:x="8.096cm" svg:y="7.233cm">
          <draw:text-box>
            <text:p><text:span text:style-name="T15">4</text:span></text:p>
          </draw:text-box>
        </draw:frame>
        <draw:frame draw:style-name="gr206" draw:text-style-name="P19" draw:layer="layout" svg:width="0.659cm" svg:height="0.569cm" svg:x="8.096cm" svg:y="6.518cm">
          <draw:text-box>
            <text:p><text:span text:style-name="T15">6</text:span></text:p>
          </draw:text-box>
        </draw:frame>
        <draw:line draw:style-name="gr112" draw:text-style-name="P9" draw:layer="layout" svg:x1="8.356cm" svg:y1="11.551cm" svg:x2="8.506cm" svg:y2="11.551cm">
          <text:p/>
        </draw:line>
        <draw:line draw:style-name="gr112" draw:text-style-name="P9" draw:layer="layout" svg:x1="8.356cm" svg:y1="10.854cm" svg:x2="8.506cm" svg:y2="10.854cm">
          <text:p/>
        </draw:line>
        <draw:line draw:style-name="gr112" draw:text-style-name="P9" draw:layer="layout" svg:x1="8.356cm" svg:y1="10.157cm" svg:x2="8.506cm" svg:y2="10.157cm">
          <text:p/>
        </draw:line>
        <draw:line draw:style-name="gr112" draw:text-style-name="P9" draw:layer="layout" svg:x1="8.356cm" svg:y1="9.461cm" svg:x2="8.506cm" svg:y2="9.461cm">
          <text:p/>
        </draw:line>
        <draw:line draw:style-name="gr112" draw:text-style-name="P9" draw:layer="layout" svg:x1="8.356cm" svg:y1="8.765cm" svg:x2="8.506cm" svg:y2="8.765cm">
          <text:p/>
        </draw:line>
        <draw:line draw:style-name="gr112" draw:text-style-name="P9" draw:layer="layout" svg:x1="8.356cm" svg:y1="8.068cm" svg:x2="8.506cm" svg:y2="8.068cm">
          <text:p/>
        </draw:line>
        <draw:line draw:style-name="gr112" draw:text-style-name="P9" draw:layer="layout" svg:x1="8.356cm" svg:y1="7.371cm" svg:x2="8.506cm" svg:y2="7.371cm">
          <text:p/>
        </draw:line>
        <draw:line draw:style-name="gr112" draw:text-style-name="P9" draw:layer="layout" svg:x1="8.356cm" svg:y1="6.675cm" svg:x2="8.506cm" svg:y2="6.675cm">
          <text:p/>
        </draw:line>
        <draw:line draw:style-name="gr112" draw:text-style-name="P9" draw:layer="layout" svg:x1="8.506cm" svg:y1="11.551cm" svg:x2="8.506cm" svg:y2="6.674cm">
          <text:p/>
        </draw:line>
        <draw:polygon draw:style-name="gr116" draw:text-style-name="P9" draw:layer="layout" svg:width="0.509cm" svg:height="0.23cm" svg:x="8.493cm" svg:y="8.562cm" svg:viewBox="0 0 510 231" draw:points="0,147 484,0 497,42 510,84 26,231 13,189">
          <text:p/>
        </draw:polygon>
        <draw:polygon draw:style-name="gr116" draw:text-style-name="P9" draw:layer="layout" svg:width="0.012cm" svg:height="0.041cm" svg:x="8.977cm" svg:y="8.562cm" svg:viewBox="0 0 13 42" draw:points="13,42 0,0 1,0">
          <text:p/>
        </draw:polygon>
        <draw:polygon draw:style-name="gr116" draw:text-style-name="P9" draw:layer="layout" svg:width="0.507cm" svg:height="0.225cm" svg:x="8.978cm" svg:y="8.42cm" svg:viewBox="0 0 508 226" draw:points="0,142 484,0 496,42 508,84 24,226 12,184">
          <text:p/>
        </draw:polygon>
        <draw:polygon draw:style-name="gr116" draw:text-style-name="P9" draw:layer="layout" svg:width="0.018cm" svg:height="0.043cm" svg:x="9.462cm" svg:y="8.418cm" svg:viewBox="0 0 19 44" draw:points="12,44 0,2 7,0 15,0 19,1">
          <text:p/>
        </draw:polygon>
        <draw:polygon draw:style-name="gr116" draw:text-style-name="P9" draw:layer="layout" svg:width="0.497cm" svg:height="0.168cm" svg:x="9.467cm" svg:y="8.419cm" svg:viewBox="0 0 498 169" draw:points="14,0 498,83 491,126 484,169 0,86 7,43">
          <text:p/>
        </draw:polygon>
        <draw:polygon draw:style-name="gr116" draw:text-style-name="P9" draw:layer="layout" svg:width="0.029cm" svg:height="0.043cm" svg:x="9.951cm" svg:y="8.545cm" svg:viewBox="0 0 30 44" draw:points="7,0 30,38 23,41 15,43 8,44 0,43 0,43">
          <text:p/>
        </draw:polygon>
        <draw:polygon draw:style-name="gr116" draw:text-style-name="P9" draw:layer="layout" svg:width="0.529cm" svg:height="0.364cm" svg:x="9.935cm" svg:y="8.218cm" svg:viewBox="0 0 530 365" draw:points="0,289 484,0 507,38 530,76 46,365 23,327">
          <text:p/>
        </draw:polygon>
        <draw:polygon draw:style-name="gr116" draw:text-style-name="P9" draw:layer="layout" svg:width="0.022cm" svg:height="0.042cm" svg:x="10.419cm" svg:y="8.213cm" svg:viewBox="0 0 23 43" draw:points="23,43 0,5 7,2 13,0">
          <text:p/>
        </draw:polygon>
        <draw:polygon draw:style-name="gr116" draw:text-style-name="P9" draw:layer="layout" svg:width="0.503cm" svg:height="0.203cm" svg:x="10.432cm" svg:y="8.095cm" svg:viewBox="0 0 504 204" draw:points="0,118 484,0 494,43 504,86 20,204 10,161">
          <text:p/>
        </draw:polygon>
        <draw:polygon draw:style-name="gr116" draw:text-style-name="P9" draw:layer="layout" svg:width="0.009cm" svg:height="0.042cm" svg:x="10.916cm" svg:y="8.095cm" svg:viewBox="0 0 10 43" draw:points="10,43 0,0 1,0">
          <text:p/>
        </draw:polygon>
        <draw:polygon draw:style-name="gr116" draw:text-style-name="P9" draw:layer="layout" svg:width="0.501cm" svg:height="0.183cm" svg:x="10.917cm" svg:y="7.997cm" svg:viewBox="0 0 502 184" draw:points="0,98 484,0 493,43 502,86 18,184 9,141">
          <text:p/>
        </draw:polygon>
        <draw:polygon draw:style-name="gr116" draw:text-style-name="P9" draw:layer="layout" svg:width="0.016cm" svg:height="0.042cm" svg:x="11.41cm" svg:y="8.04cm" svg:viewBox="0 0 17 43" draw:points="0,0 17,41 9,43 9,43">
          <text:p/>
        </draw:polygon>
        <draw:polygon draw:style-name="gr116" draw:text-style-name="P9" draw:layer="layout" svg:width="0.518cm" svg:height="0.28cm" svg:x="11.393cm" svg:y="7.8cm" svg:viewBox="0 0 519 281" draw:points="0,199 485,0 502,41 519,82 34,281 17,240">
          <text:p/>
        </draw:polygon>
        <draw:polygon draw:style-name="gr116" draw:text-style-name="P9" draw:layer="layout" svg:width="0.017cm" svg:height="0.04cm" svg:x="11.895cm" svg:y="7.841cm" svg:viewBox="0 0 18 41" draw:points="0,0 18,40 17,41">
          <text:p/>
        </draw:polygon>
        <draw:polygon draw:style-name="gr116" draw:text-style-name="P9" draw:layer="layout" svg:width="0.519cm" svg:height="0.291cm" svg:x="11.877cm" svg:y="7.589cm" svg:viewBox="0 0 520 292" draw:points="0,212 484,0 502,40 520,80 36,292 18,252">
          <text:p/>
        </draw:polygon>
        <draw:polygon draw:style-name="gr116" draw:text-style-name="P9" draw:layer="layout" svg:width="0.037cm" svg:height="0.043cm" svg:x="12.361cm" svg:y="7.585cm" svg:viewBox="0 0 38 44" draw:points="18,44 0,4 8,1 15,0 23,0 30,2 38,5 38,5">
          <text:p/>
        </draw:polygon>
        <draw:polygon draw:style-name="gr116" draw:text-style-name="P9" draw:layer="layout" svg:width="0.523cm" svg:height="0.328cm" svg:x="12.359cm" svg:y="7.59cm" svg:viewBox="0 0 524 329" draw:points="40,0 524,251 504,290 484,329 0,78 20,39">
          <text:p/>
        </draw:polygon>
        <draw:polygon draw:style-name="gr116" draw:text-style-name="P9" draw:layer="layout" svg:width="0.021cm" svg:height="0.038cm" svg:x="12.863cm" svg:y="7.841cm" svg:viewBox="0 0 22 39" draw:points="0,39 20,0 22,1">
          <text:p/>
        </draw:polygon>
        <draw:polygon draw:style-name="gr116" draw:text-style-name="P9" draw:layer="layout" svg:width="0.527cm" svg:height="0.357cm" svg:x="12.841cm" svg:y="7.842cm" svg:viewBox="0 0 528 358" draw:points="44,0 528,282 506,320 484,358 0,76 22,38">
          <text:p/>
        </draw:polygon>
        <draw:polygon draw:style-name="gr116" draw:text-style-name="P9" draw:layer="layout" svg:width="0.021cm" svg:height="0.042cm" svg:x="13.325cm" svg:y="8.162cm" svg:viewBox="0 0 22 43" draw:points="22,0 14,43 6,41 0,38">
          <text:p/>
        </draw:polygon>
        <draw:polygon draw:style-name="gr116" draw:text-style-name="P9" draw:layer="layout" svg:width="0.499cm" svg:height="0.179cm" svg:x="13.339cm" svg:y="8.119cm" svg:viewBox="0 0 500 180" draw:points="16,0 500,94 492,137 484,180 0,86 8,43">
          <text:p/>
        </draw:polygon>
        <draw:polygon draw:style-name="gr116" draw:text-style-name="P9" draw:layer="layout" svg:width="0.007cm" svg:height="0.043cm" svg:x="13.823cm" svg:y="8.256cm" svg:viewBox="0 0 8 44" draw:points="8,0 4,44 0,43">
          <text:p/>
        </draw:polygon>
        <draw:polygon draw:style-name="gr116" draw:text-style-name="P9" draw:layer="layout" svg:width="0.491cm" svg:height="0.129cm" svg:x="13.827cm" svg:y="8.212cm" svg:viewBox="0 0 492 130" draw:points="8,0 492,42 488,86 484,130 0,88 4,44">
          <text:p/>
        </draw:polygon>
        <draw:polygon draw:style-name="gr116" draw:text-style-name="P9" draw:layer="layout" svg:width="0.013cm" svg:height="0.043cm" svg:x="14.315cm" svg:y="8.254cm" svg:viewBox="0 0 14 44" draw:points="0,44 4,0 11,1 14,2">
          <text:p/>
        </draw:polygon>
        <draw:polygon draw:style-name="gr116" draw:text-style-name="P9" draw:layer="layout" svg:width="0.511cm" svg:height="0.24cm" svg:x="14.301cm" svg:y="8.256cm" svg:viewBox="0 0 512 241" draw:points="28,0 512,157 498,199 484,241 0,84 14,42">
          <text:p/>
        </draw:polygon>
        <draw:polygon draw:style-name="gr116" draw:text-style-name="P9" draw:layer="layout" svg:width="0.013cm" svg:height="0.043cm" svg:x="14.784cm" svg:y="8.455cm" svg:viewBox="0 0 14 44" draw:points="14,0 12,44 4,43 0,42">
          <text:p/>
        </draw:polygon>
        <draw:polygon draw:style-name="gr116" draw:text-style-name="P9" draw:layer="layout" svg:width="0.488cm" svg:height="0.114cm" svg:x="14.796cm" svg:y="8.411cm" svg:viewBox="0 0 489 115" draw:points="4,0 489,27 487,71 485,115 0,88 2,44">
          <text:p/>
        </draw:polygon>
        <draw:polygon draw:style-name="gr116" draw:text-style-name="P9" draw:layer="layout" svg:width="0.024cm" svg:height="0.043cm" svg:x="15.283cm" svg:y="8.438cm" svg:viewBox="0 0 25 44" draw:points="0,44 2,0 10,1 17,4 24,7 25,8">
          <text:p/>
        </draw:polygon>
        <draw:polygon draw:style-name="gr116" draw:text-style-name="P9" draw:layer="layout" svg:width="0.533cm" svg:height="0.406cm" svg:x="15.258cm" svg:y="8.446cm" svg:viewBox="0 0 534 407" draw:points="50,0 534,335 509,371 484,407 0,72 25,36">
          <text:p/>
        </draw:polygon>
        <draw:polygon draw:style-name="gr116" draw:text-style-name="P9" draw:layer="layout" svg:width="0.024cm" svg:height="0.04cm" svg:x="15.742cm" svg:y="8.817cm" svg:viewBox="0 0 25 41" draw:points="25,0 9,41 2,37 0,36">
          <text:p/>
        </draw:polygon>
        <draw:polygon draw:style-name="gr116" draw:text-style-name="P9" draw:layer="layout" svg:width="0.515cm" svg:height="0.276cm" svg:x="15.751cm" svg:y="8.776cm" svg:viewBox="0 0 516 277" draw:points="32,0 516,195 500,236 484,277 0,82 16,41">
          <text:p/>
        </draw:polygon>
        <draw:polygon draw:style-name="gr116" draw:text-style-name="P9" draw:layer="layout" svg:width="0.021cm" svg:height="0.04cm" svg:x="16.251cm" svg:y="8.971cm" svg:viewBox="0 0 22 41" draw:points="0,41 16,0 22,3">
          <text:p/>
        </draw:polygon>
        <draw:polygon draw:style-name="gr116" draw:text-style-name="P9" draw:layer="layout" svg:width="0.527cm" svg:height="0.35cm" svg:x="16.229cm" svg:y="8.974cm" svg:viewBox="0 0 528 351" draw:points="44,0 528,275 506,313 484,351 0,76 22,38">
          <text:p/>
        </draw:polygon>
        <draw:polygon draw:style-name="gr116" draw:text-style-name="P9" draw:layer="layout" svg:width="0.021cm" svg:height="0.038cm" svg:x="16.713cm" svg:y="9.287cm" svg:viewBox="0 0 22 39" draw:points="22,0 2,39 0,38">
          <text:p/>
        </draw:polygon>
        <draw:polygon draw:style-name="gr116" draw:text-style-name="P9" draw:layer="layout" svg:width="0.523cm" svg:height="0.331cm" svg:x="16.715cm" svg:y="9.248cm" svg:viewBox="0 0 524 332" draw:points="40,0 524,254 504,293 484,332 0,78 20,39">
          <text:p/>
        </draw:polygon>
        <draw:polygon draw:style-name="gr116" draw:text-style-name="P9" draw:layer="layout" svg:width="0.026cm" svg:height="0.038cm" svg:x="17.219cm" svg:y="9.502cm" svg:viewBox="0 0 27 39" draw:points="0,39 20,0 27,4 27,5">
          <text:p/>
        </draw:polygon>
        <draw:polygon draw:style-name="gr116" draw:text-style-name="P9" draw:layer="layout" svg:width="0.537cm" svg:height="0.451cm" svg:x="17.192cm" svg:y="9.507cm" svg:viewBox="0 0 538 452" draw:points="54,0 538,384 511,418 484,452 0,68 27,34">
          <text:p/>
        </draw:polygon>
        <draw:polygon draw:style-name="gr116" draw:text-style-name="P9" draw:layer="layout" svg:width="0.037cm" svg:height="0.033cm" svg:x="17.703cm" svg:y="9.89cm" svg:viewBox="0 0 38 34" draw:points="0,34 27,0 33,5 37,11 38,11">
          <text:p/>
        </draw:polygon>
        <draw:polygon draw:style-name="gr116" draw:text-style-name="P9" draw:layer="layout" svg:width="0.56cm" svg:height="0.849cm" svg:x="17.665cm" svg:y="9.901cm" svg:viewBox="0 0 561 850" draw:points="76,0 561,804 523,827 485,850 0,46 38,23">
          <text:p/>
        </draw:polygon>
        <draw:polygon draw:style-name="gr116" draw:text-style-name="P9" draw:layer="layout" svg:width="0.249cm" svg:height="0.249cm" svg:x="8.381cm" svg:y="8.626cm" svg:viewBox="0 0 250 250" draw:points="0,0 0,250 250,250 250,0">
          <text:p/>
        </draw:polygon>
        <draw:polyline draw:style-name="gr117" draw:text-style-name="P9" draw:layer="layout" svg:width="0.249cm" svg:height="0.249cm" svg:x="8.381cm" svg:y="8.626cm" svg:viewBox="0 0 250 250" draw:points="0,0 0,250 250,250 250,0 0,0">
          <text:p/>
        </draw:polyline>
        <draw:polygon draw:style-name="gr118" draw:text-style-name="P9" draw:layer="layout" svg:width="0.249cm" svg:height="0.249cm" svg:x="8.865cm" svg:y="8.479cm" svg:viewBox="0 0 250 250" draw:points="0,0 0,250 250,250 250,0">
          <text:p/>
        </draw:polygon>
        <draw:polyline draw:style-name="gr117" draw:text-style-name="P9" draw:layer="layout" svg:width="0.249cm" svg:height="0.249cm" svg:x="8.865cm" svg:y="8.479cm" svg:viewBox="0 0 250 250" draw:points="0,0 0,250 250,250 250,0 0,0">
          <text:p/>
        </draw:polyline>
        <draw:polygon draw:style-name="gr118" draw:text-style-name="P9" draw:layer="layout" svg:width="0.249cm" svg:height="0.249cm" svg:x="9.349cm" svg:y="8.337cm" svg:viewBox="0 0 250 250" draw:points="0,0 0,250 250,250 250,0">
          <text:p/>
        </draw:polygon>
        <draw:polyline draw:style-name="gr117" draw:text-style-name="P9" draw:layer="layout" svg:width="0.249cm" svg:height="0.249cm" svg:x="9.349cm" svg:y="8.337cm" svg:viewBox="0 0 250 250" draw:points="0,0 0,250 250,250 250,0 0,0">
          <text:p/>
        </draw:polyline>
        <draw:polygon draw:style-name="gr118" draw:text-style-name="P9" draw:layer="layout" svg:width="0.249cm" svg:height="0.249cm" svg:x="9.833cm" svg:y="8.42cm" svg:viewBox="0 0 250 250" draw:points="0,0 0,250 250,250 250,0">
          <text:p/>
        </draw:polygon>
        <draw:polyline draw:style-name="gr117" draw:text-style-name="P9" draw:layer="layout" svg:width="0.249cm" svg:height="0.249cm" svg:x="9.833cm" svg:y="8.42cm" svg:viewBox="0 0 250 250" draw:points="0,0 0,250 250,250 250,0 0,0">
          <text:p/>
        </draw:polyline>
        <draw:polygon draw:style-name="gr118" draw:text-style-name="P9" draw:layer="layout" svg:width="0.249cm" svg:height="0.249cm" svg:x="10.317cm" svg:y="8.131cm" svg:viewBox="0 0 250 250" draw:points="0,0 0,250 250,250 250,0">
          <text:p/>
        </draw:polygon>
        <draw:polyline draw:style-name="gr117" draw:text-style-name="P9" draw:layer="layout" svg:width="0.249cm" svg:height="0.249cm" svg:x="10.317cm" svg:y="8.131cm" svg:viewBox="0 0 250 250" draw:points="0,0 0,250 250,250 250,0 0,0">
          <text:p/>
        </draw:polyline>
        <draw:polygon draw:style-name="gr118" draw:text-style-name="P9" draw:layer="layout" svg:width="0.249cm" svg:height="0.249cm" svg:x="10.801cm" svg:y="8.013cm" svg:viewBox="0 0 250 250" draw:points="0,0 0,250 250,250 250,0">
          <text:p/>
        </draw:polygon>
        <draw:polyline draw:style-name="gr117" draw:text-style-name="P9" draw:layer="layout" svg:width="0.249cm" svg:height="0.249cm" svg:x="10.801cm" svg:y="8.013cm" svg:viewBox="0 0 250 250" draw:points="0,0 0,250 250,250 250,0 0,0">
          <text:p/>
        </draw:polyline>
        <draw:polygon draw:style-name="gr118" draw:text-style-name="P9" draw:layer="layout" svg:width="0.249cm" svg:height="0.249cm" svg:x="11.285cm" svg:y="7.915cm" svg:viewBox="0 0 250 250" draw:points="0,0 0,250 250,250 250,0">
          <text:p/>
        </draw:polygon>
        <draw:polyline draw:style-name="gr117" draw:text-style-name="P9" draw:layer="layout" svg:width="0.249cm" svg:height="0.249cm" svg:x="11.285cm" svg:y="7.915cm" svg:viewBox="0 0 250 250" draw:points="0,0 0,250 250,250 250,0 0,0">
          <text:p/>
        </draw:polyline>
        <draw:polygon draw:style-name="gr118" draw:text-style-name="P9" draw:layer="layout" svg:width="0.249cm" svg:height="0.249cm" svg:x="11.77cm" svg:y="7.716cm" svg:viewBox="0 0 250 250" draw:points="0,0 0,250 250,250 250,0">
          <text:p/>
        </draw:polygon>
        <draw:polyline draw:style-name="gr117" draw:text-style-name="P9" draw:layer="layout" svg:width="0.249cm" svg:height="0.249cm" svg:x="11.77cm" svg:y="7.716cm" svg:viewBox="0 0 250 250" draw:points="0,0 0,250 250,250 250,0 0,0">
          <text:p/>
        </draw:polyline>
        <draw:polygon draw:style-name="gr118" draw:text-style-name="P9" draw:layer="layout" svg:width="0.249cm" svg:height="0.249cm" svg:x="12.254cm" svg:y="7.504cm" svg:viewBox="0 0 250 250" draw:points="0,0 0,250 250,250 250,0">
          <text:p/>
        </draw:polygon>
        <draw:polyline draw:style-name="gr117" draw:text-style-name="P9" draw:layer="layout" svg:width="0.249cm" svg:height="0.249cm" svg:x="12.254cm" svg:y="7.504cm" svg:viewBox="0 0 250 250" draw:points="0,0 0,250 250,250 250,0 0,0">
          <text:p/>
        </draw:polyline>
        <draw:polygon draw:style-name="gr118" draw:text-style-name="P9" draw:layer="layout" svg:width="0.249cm" svg:height="0.249cm" svg:x="12.738cm" svg:y="7.755cm" svg:viewBox="0 0 250 250" draw:points="0,0 0,250 250,250 250,0">
          <text:p/>
        </draw:polygon>
        <draw:polyline draw:style-name="gr117" draw:text-style-name="P9" draw:layer="layout" svg:width="0.249cm" svg:height="0.249cm" svg:x="12.738cm" svg:y="7.755cm" svg:viewBox="0 0 250 250" draw:points="0,0 0,250 250,250 250,0 0,0">
          <text:p/>
        </draw:polyline>
        <draw:polygon draw:style-name="gr118" draw:text-style-name="P9" draw:layer="layout" svg:width="0.249cm" svg:height="0.249cm" svg:x="13.222cm" svg:y="8.037cm" svg:viewBox="0 0 250 250" draw:points="0,0 0,250 250,250 250,0">
          <text:p/>
        </draw:polygon>
        <draw:polyline draw:style-name="gr117" draw:text-style-name="P9" draw:layer="layout" svg:width="0.249cm" svg:height="0.249cm" svg:x="13.222cm" svg:y="8.037cm" svg:viewBox="0 0 250 250" draw:points="0,0 0,250 250,250 250,0 0,0">
          <text:p/>
        </draw:polyline>
        <draw:polygon draw:style-name="gr118" draw:text-style-name="P9" draw:layer="layout" svg:width="0.249cm" svg:height="0.249cm" svg:x="13.706cm" svg:y="8.131cm" svg:viewBox="0 0 250 250" draw:points="0,0 0,250 250,250 250,0">
          <text:p/>
        </draw:polygon>
        <draw:polyline draw:style-name="gr117" draw:text-style-name="P9" draw:layer="layout" svg:width="0.249cm" svg:height="0.249cm" svg:x="13.706cm" svg:y="8.131cm" svg:viewBox="0 0 250 250" draw:points="0,0 0,250 250,250 250,0 0,0">
          <text:p/>
        </draw:polyline>
        <draw:polygon draw:style-name="gr118" draw:text-style-name="P9" draw:layer="layout" svg:width="0.249cm" svg:height="0.249cm" svg:x="14.19cm" svg:y="8.173cm" svg:viewBox="0 0 250 250" draw:points="0,0 0,250 250,250 250,0">
          <text:p/>
        </draw:polygon>
        <draw:polyline draw:style-name="gr117" draw:text-style-name="P9" draw:layer="layout" svg:width="0.249cm" svg:height="0.249cm" svg:x="14.19cm" svg:y="8.173cm" svg:viewBox="0 0 250 250" draw:points="0,0 0,250 250,250 250,0 0,0">
          <text:p/>
        </draw:polyline>
        <draw:polygon draw:style-name="gr118" draw:text-style-name="P9" draw:layer="layout" svg:width="0.249cm" svg:height="0.249cm" svg:x="14.673cm" svg:y="8.33cm" svg:viewBox="0 0 250 250" draw:points="0,0 0,250 250,250 250,0">
          <text:p/>
        </draw:polygon>
        <draw:polyline draw:style-name="gr117" draw:text-style-name="P9" draw:layer="layout" svg:width="0.249cm" svg:height="0.249cm" svg:x="14.673cm" svg:y="8.33cm" svg:viewBox="0 0 250 250" draw:points="0,0 0,250 250,250 250,0 0,0">
          <text:p/>
        </draw:polyline>
        <draw:polygon draw:style-name="gr118" draw:text-style-name="P9" draw:layer="layout" svg:width="0.249cm" svg:height="0.249cm" svg:x="15.158cm" svg:y="8.357cm" svg:viewBox="0 0 250 250" draw:points="0,0 0,250 250,250 250,0">
          <text:p/>
        </draw:polygon>
        <draw:polyline draw:style-name="gr117" draw:text-style-name="P9" draw:layer="layout" svg:width="0.249cm" svg:height="0.249cm" svg:x="15.158cm" svg:y="8.357cm" svg:viewBox="0 0 250 250" draw:points="0,0 0,250 250,250 250,0 0,0">
          <text:p/>
        </draw:polyline>
        <draw:polygon draw:style-name="gr118" draw:text-style-name="P9" draw:layer="layout" svg:width="0.249cm" svg:height="0.249cm" svg:x="15.642cm" svg:y="8.692cm" svg:viewBox="0 0 250 250" draw:points="0,0 0,250 250,250 250,0">
          <text:p/>
        </draw:polygon>
        <draw:polyline draw:style-name="gr117" draw:text-style-name="P9" draw:layer="layout" svg:width="0.249cm" svg:height="0.249cm" svg:x="15.642cm" svg:y="8.692cm" svg:viewBox="0 0 250 250" draw:points="0,0 0,250 250,250 250,0 0,0">
          <text:p/>
        </draw:polyline>
        <draw:polygon draw:style-name="gr118" draw:text-style-name="P9" draw:layer="layout" svg:width="0.249cm" svg:height="0.249cm" svg:x="16.126cm" svg:y="8.887cm" svg:viewBox="0 0 250 250" draw:points="0,0 0,250 250,250 250,0">
          <text:p/>
        </draw:polygon>
        <draw:polyline draw:style-name="gr117" draw:text-style-name="P9" draw:layer="layout" svg:width="0.249cm" svg:height="0.249cm" svg:x="16.126cm" svg:y="8.887cm" svg:viewBox="0 0 250 250" draw:points="0,0 0,250 250,250 250,0 0,0">
          <text:p/>
        </draw:polyline>
        <draw:polygon draw:style-name="gr118" draw:text-style-name="P9" draw:layer="layout" svg:width="0.249cm" svg:height="0.249cm" svg:x="16.61cm" svg:y="9.162cm" svg:viewBox="0 0 250 250" draw:points="0,0 0,250 250,250 250,0">
          <text:p/>
        </draw:polygon>
        <draw:polyline draw:style-name="gr117" draw:text-style-name="P9" draw:layer="layout" svg:width="0.249cm" svg:height="0.249cm" svg:x="16.61cm" svg:y="9.162cm" svg:viewBox="0 0 250 250" draw:points="0,0 0,250 250,250 250,0 0,0">
          <text:p/>
        </draw:polyline>
        <draw:polygon draw:style-name="gr118" draw:text-style-name="P9" draw:layer="layout" svg:width="0.249cm" svg:height="0.249cm" svg:x="17.094cm" svg:y="9.416cm" svg:viewBox="0 0 250 250" draw:points="0,0 0,250 250,250 250,0">
          <text:p/>
        </draw:polygon>
        <draw:polyline draw:style-name="gr117" draw:text-style-name="P9" draw:layer="layout" svg:width="0.249cm" svg:height="0.249cm" svg:x="17.094cm" svg:y="9.416cm" svg:viewBox="0 0 250 250" draw:points="0,0 0,250 250,250 250,0 0,0">
          <text:p/>
        </draw:polyline>
        <draw:polygon draw:style-name="gr118" draw:text-style-name="P9" draw:layer="layout" svg:width="0.249cm" svg:height="0.249cm" svg:x="17.578cm" svg:y="9.8cm" svg:viewBox="0 0 250 250" draw:points="0,0 0,250 250,250 250,0">
          <text:p/>
        </draw:polygon>
        <draw:polyline draw:style-name="gr117" draw:text-style-name="P9" draw:layer="layout" svg:width="0.249cm" svg:height="0.249cm" svg:x="17.578cm" svg:y="9.8cm" svg:viewBox="0 0 250 250" draw:points="0,0 0,250 250,250 250,0 0,0">
          <text:p/>
        </draw:polyline>
        <draw:polygon draw:style-name="gr118" draw:text-style-name="P9" draw:layer="layout" svg:width="0.249cm" svg:height="0.249cm" svg:x="18.063cm" svg:y="10.603cm" svg:viewBox="0 0 250 250" draw:points="0,0 0,250 250,250 250,0">
          <text:p/>
        </draw:polygon>
        <draw:polyline draw:style-name="gr117" draw:text-style-name="P9" draw:layer="layout" svg:width="0.249cm" svg:height="0.249cm" svg:x="18.063cm" svg:y="10.603cm" svg:viewBox="0 0 250 250" draw:points="0,0 0,250 250,250 250,0 0,0">
          <text:p/>
        </draw:polyline>
        <draw:polygon draw:style-name="gr119" draw:text-style-name="P9" draw:layer="layout" svg:width="0.529cm" svg:height="0.373cm" svg:x="8.483cm" svg:y="8.71cm" svg:viewBox="0 0 530 374" draw:points="0,300 484,0 507,37 530,74 46,374 23,337">
          <text:p/>
        </draw:polygon>
        <draw:polygon draw:style-name="gr119" draw:text-style-name="P9" draw:layer="layout" svg:width="0.022cm" svg:height="0.043cm" svg:x="8.967cm" svg:y="8.703cm" svg:viewBox="0 0 23 44" draw:points="23,44 0,7 7,3 14,1 20,0">
          <text:p/>
        </draw:polygon>
        <draw:polygon draw:style-name="gr119" draw:text-style-name="P9" draw:layer="layout" svg:width="0.489cm" svg:height="0.118cm" svg:x="8.987cm" svg:y="8.672cm" svg:viewBox="0 0 490 119" draw:points="0,31 484,0 487,44 490,88 6,119 3,75">
          <text:p/>
        </draw:polygon>
        <draw:polygon draw:style-name="gr119" draw:text-style-name="P9" draw:layer="layout" svg:width="0.009cm" svg:height="0.043cm" svg:x="9.474cm" svg:y="8.716cm" svg:viewBox="0 0 10 44" draw:points="0,0 10,43 3,44">
          <text:p/>
        </draw:polygon>
        <draw:polygon draw:style-name="gr119" draw:text-style-name="P9" draw:layer="layout" svg:width="0.503cm" svg:height="0.2cm" svg:x="9.464cm" svg:y="8.558cm" svg:viewBox="0 0 504 201" draw:points="0,115 484,0 494,43 504,86 20,201 10,158">
          <text:p/>
        </draw:polygon>
        <draw:polygon draw:style-name="gr119" draw:text-style-name="P9" draw:layer="layout" svg:width="0.024cm" svg:height="0.043cm" svg:x="9.948cm" svg:y="8.557cm" svg:viewBox="0 0 25 44" draw:points="10,44 0,1 7,0 15,0 23,2 25,3">
          <text:p/>
        </draw:polygon>
        <draw:polygon draw:style-name="gr119" draw:text-style-name="P9" draw:layer="layout" svg:width="0.513cm" svg:height="0.262cm" svg:x="9.943cm" svg:y="8.56cm" svg:viewBox="0 0 514 263" draw:points="30,0 514,181 499,222 484,263 0,82 15,41">
          <text:p/>
        </draw:polygon>
        <draw:polygon draw:style-name="gr119" draw:text-style-name="P9" draw:layer="layout" svg:width="0.014cm" svg:height="0.042cm" svg:x="10.427cm" svg:y="8.782cm" svg:viewBox="0 0 15 43" draw:points="15,0 7,43 0,41 0,41">
          <text:p/>
        </draw:polygon>
        <draw:polygon draw:style-name="gr119" draw:text-style-name="P9" draw:layer="layout" svg:width="0.499cm" svg:height="0.169cm" svg:x="10.434cm" svg:y="8.739cm" svg:viewBox="0 0 500 170" draw:points="16,0 500,84 492,127 484,170 0,86 8,43">
          <text:p/>
        </draw:polygon>
        <draw:polygon draw:style-name="gr119" draw:text-style-name="P9" draw:layer="layout" svg:width="0.02cm" svg:height="0.043cm" svg:x="10.918cm" svg:y="8.866cm" svg:viewBox="0 0 21 44" draw:points="8,0 21,42 13,44 6,44 0,43">
          <text:p/>
        </draw:polygon>
        <draw:polygon draw:style-name="gr119" draw:text-style-name="P9" draw:layer="layout" svg:width="0.509cm" svg:height="0.23cm" svg:x="10.913cm" svg:y="8.677cm" svg:viewBox="0 0 510 231" draw:points="0,147 484,0 497,42 510,84 26,231 13,189">
          <text:p/>
        </draw:polygon>
        <draw:polygon draw:style-name="gr119" draw:text-style-name="P9" draw:layer="layout" svg:width="0.024cm" svg:height="0.043cm" svg:x="11.397cm" svg:y="8.675cm" svg:viewBox="0 0 25 44" draw:points="13,44 0,2 8,0 15,0 23,1 25,2">
          <text:p/>
        </draw:polygon>
        <draw:polygon draw:style-name="gr119" draw:text-style-name="P9" draw:layer="layout" svg:width="0.508cm" svg:height="0.226cm" svg:x="11.398cm" svg:y="8.677cm" svg:viewBox="0 0 509 227" draw:points="24,0 509,143 497,185 485,227 0,84 12,42">
          <text:p/>
        </draw:polygon>
        <draw:polygon draw:style-name="gr119" draw:text-style-name="P9" draw:layer="layout" svg:width="0.014cm" svg:height="0.041cm" svg:x="11.895cm" svg:y="8.82cm" svg:viewBox="0 0 15 42" draw:points="0,42 12,0 15,1">
          <text:p/>
        </draw:polygon>
        <draw:polygon draw:style-name="gr119" draw:text-style-name="P9" draw:layer="layout" svg:width="0.513cm" svg:height="0.255cm" svg:x="11.88cm" svg:y="8.821cm" svg:viewBox="0 0 514 256" draw:points="30,0 514,174 499,215 484,256 0,82 15,41">
          <text:p/>
        </draw:polygon>
        <draw:polygon draw:style-name="gr119" draw:text-style-name="P9" draw:layer="layout" svg:width="0.027cm" svg:height="0.043cm" svg:x="12.364cm" svg:y="9.036cm" svg:viewBox="0 0 28 44" draw:points="15,0 28,42 20,44 13,44 5,43 0,41">
          <text:p/>
        </draw:polygon>
        <draw:polygon draw:style-name="gr119" draw:text-style-name="P9" draw:layer="layout" svg:width="0.509cm" svg:height="0.232cm" svg:x="12.366cm" svg:y="8.845cm" svg:viewBox="0 0 510 233" draw:points="0,149 484,0 497,42 510,84 26,233 13,191">
          <text:p/>
        </draw:polygon>
        <draw:polygon draw:style-name="gr119" draw:text-style-name="P9" draw:layer="layout" svg:width="0.031cm" svg:height="0.043cm" svg:x="12.85cm" svg:y="8.843cm" svg:viewBox="0 0 32 44" draw:points="13,44 0,2 8,0 15,0 23,1 30,3 32,4">
          <text:p/>
        </draw:polygon>
        <draw:polygon draw:style-name="gr119" draw:text-style-name="P9" draw:layer="layout" svg:width="0.521cm" svg:height="0.308cm" svg:x="12.844cm" svg:y="8.847cm" svg:viewBox="0 0 522 309" draw:points="38,0 522,229 503,269 484,309 0,80 19,40">
          <text:p/>
        </draw:polygon>
        <draw:polygon draw:style-name="gr119" draw:text-style-name="P9" draw:layer="layout" svg:width="0.018cm" svg:height="0.043cm" svg:x="13.328cm" svg:y="9.116cm" svg:viewBox="0 0 19 44" draw:points="19,0 19,44 11,43 4,41 0,40">
          <text:p/>
        </draw:polygon>
        <draw:polygon draw:style-name="gr119" draw:text-style-name="P9" draw:layer="layout" svg:width="0.483cm" svg:height="0.091cm" svg:x="13.347cm" svg:y="9.072cm" svg:viewBox="0 0 484 92" draw:points="0,0 484,4 484,48 484,92 0,88 0,44">
          <text:p/>
        </draw:polygon>
        <draw:polygon draw:style-name="gr119" draw:text-style-name="P9" draw:layer="layout" svg:width="0.006cm" svg:height="0.043cm" svg:x="13.831cm" svg:y="9.076cm" svg:viewBox="0 0 7 44" draw:points="0,44 0,0 7,0">
          <text:p/>
        </draw:polygon>
        <draw:polygon draw:style-name="gr119" draw:text-style-name="P9" draw:layer="layout" svg:width="0.497cm" svg:height="0.16cm" svg:x="13.824cm" svg:y="9.076cm" svg:viewBox="0 0 498 161" draw:points="14,0 498,73 491,117 484,161 0,88 7,44">
          <text:p/>
        </draw:polygon>
        <draw:polygon draw:style-name="gr119" draw:text-style-name="P9" draw:layer="layout" svg:width="0.021cm" svg:height="0.043cm" svg:x="14.315cm" svg:y="9.149cm" svg:viewBox="0 0 22 44" draw:points="0,44 7,0 14,2 21,5 22,6">
          <text:p/>
        </draw:polygon>
        <draw:polygon draw:style-name="gr119" draw:text-style-name="P9" draw:layer="layout" svg:width="0.527cm" svg:height="0.35cm" svg:x="14.293cm" svg:y="9.155cm" svg:viewBox="0 0 528 351" draw:points="44,0 528,275 506,313 484,351 0,76 22,38">
          <text:p/>
        </draw:polygon>
        <draw:polygon draw:style-name="gr119" draw:text-style-name="P9" draw:layer="layout" svg:width="0.021cm" svg:height="0.043cm" svg:x="14.776cm" svg:y="9.468cm" svg:viewBox="0 0 22 44" draw:points="22,0 18,44 11,43 3,40 0,38">
          <text:p/>
        </draw:polygon>
        <draw:polygon draw:style-name="gr119" draw:text-style-name="P9" draw:layer="layout" svg:width="0.492cm" svg:height="0.129cm" svg:x="14.794cm" svg:y="9.424cm" svg:viewBox="0 0 493 130" draw:points="8,0 493,42 489,86 485,130 0,88 4,44">
          <text:p/>
        </draw:polygon>
        <draw:polygon draw:style-name="gr119" draw:text-style-name="P9" draw:layer="layout" svg:width="0.016cm" svg:height="0.043cm" svg:x="15.283cm" svg:y="9.466cm" svg:viewBox="0 0 17 44" draw:points="0,44 4,0 11,1 17,4">
          <text:p/>
        </draw:polygon>
        <draw:polygon draw:style-name="gr119" draw:text-style-name="P9" draw:layer="layout" svg:width="0.517cm" svg:height="0.285cm" svg:x="15.266cm" svg:y="9.47cm" svg:viewBox="0 0 518 286" draw:points="34,0 518,206 501,246 484,286 0,80 17,40">
          <text:p/>
        </draw:polygon>
        <draw:polygon draw:style-name="gr119" draw:text-style-name="P9" draw:layer="layout" svg:width="0.018cm" svg:height="0.039cm" svg:x="15.767cm" svg:y="9.676cm" svg:viewBox="0 0 19 40" draw:points="0,40 17,0 19,0">
          <text:p/>
        </draw:polygon>
        <draw:polygon draw:style-name="gr119" draw:text-style-name="P9" draw:layer="layout" svg:width="0.521cm" svg:height="0.309cm" svg:x="15.748cm" svg:y="9.676cm" svg:viewBox="0 0 522 310" draw:points="38,0 522,230 503,270 484,310 0,80 19,40">
          <text:p/>
        </draw:polygon>
        <draw:polygon draw:style-name="gr119" draw:text-style-name="P9" draw:layer="layout" svg:width="0.023cm" svg:height="0.039cm" svg:x="16.251cm" svg:y="9.905cm" svg:viewBox="0 0 24 40" draw:points="0,40 19,0 24,3">
          <text:p/>
        </draw:polygon>
        <draw:polygon draw:style-name="gr119" draw:text-style-name="P9" draw:layer="layout" svg:width="0.531cm" svg:height="0.393cm" svg:x="16.227cm" svg:y="9.908cm" svg:viewBox="0 0 532 394" draw:points="48,0 532,320 508,357 484,394 0,74 24,37">
          <text:p/>
        </draw:polygon>
        <draw:polygon draw:style-name="gr119" draw:text-style-name="P9" draw:layer="layout" svg:width="0.023cm" svg:height="0.043cm" svg:x="16.711cm" svg:y="10.265cm" svg:viewBox="0 0 24 44" draw:points="24,0 24,44 16,43 9,41 2,38 0,37">
          <text:p/>
        </draw:polygon>
        <draw:polygon draw:style-name="gr119" draw:text-style-name="P9" draw:layer="layout" svg:width="0.483cm" svg:height="0.087cm" svg:x="16.735cm" svg:y="10.221cm" svg:viewBox="0 0 484 88" draw:points="0,0 484,0 484,44 484,88 0,88 0,44">
          <text:p/>
        </draw:polygon>
        <draw:polygon draw:style-name="gr119" draw:text-style-name="P9" draw:layer="layout" svg:width="0.02cm" svg:height="0.043cm" svg:x="17.219cm" svg:y="10.221cm" svg:viewBox="0 0 21 44" draw:points="0,44 0,0 8,1 15,3 21,5">
          <text:p/>
        </draw:polygon>
        <draw:polygon draw:style-name="gr119" draw:text-style-name="P9" draw:layer="layout" svg:width="0.525cm" svg:height="0.338cm" svg:x="17.198cm" svg:y="10.226cm" svg:viewBox="0 0 526 339" draw:points="42,0 526,261 505,300 484,339 0,78 21,39">
          <text:p/>
        </draw:polygon>
        <draw:polygon draw:style-name="gr119" draw:text-style-name="P9" draw:layer="layout" svg:width="0.03cm" svg:height="0.038cm" svg:x="17.703cm" svg:y="10.487cm" svg:viewBox="0 0 31 39" draw:points="0,39 21,0 27,4 31,8">
          <text:p/>
        </draw:polygon>
        <draw:polygon draw:style-name="gr119" draw:text-style-name="P9" draw:layer="layout" svg:width="0.546cm" svg:height="0.546cm" svg:x="17.672cm" svg:y="10.495cm" svg:viewBox="0 0 547 547" draw:points="62,0 547,485 516,516 485,547 0,62 31,31">
          <text:p/>
        </draw:polygon>
        <draw:polygon draw:style-name="gr119" draw:text-style-name="P9" draw:layer="layout" svg:width="0.249cm" svg:height="0.249cm" svg:x="8.381cm" svg:y="8.922cm" svg:viewBox="0 0 250 250" draw:points="0,125 125,250 250,125 125,0">
          <text:p/>
        </draw:polygon>
        <draw:polyline draw:style-name="gr117" draw:text-style-name="P9" draw:layer="layout" svg:width="0.249cm" svg:height="0.249cm" svg:x="8.381cm" svg:y="8.922cm" svg:viewBox="0 0 250 250" draw:points="0,125 125,250 250,125 125,0 0,125">
          <text:p/>
        </draw:polyline>
        <draw:polygon draw:style-name="gr119" draw:text-style-name="P9" draw:layer="layout" svg:width="0.249cm" svg:height="0.249cm" svg:x="8.865cm" svg:y="8.622cm" svg:viewBox="0 0 250 250" draw:points="0,125 125,250 250,125 125,0">
          <text:p/>
        </draw:polygon>
        <draw:polyline draw:style-name="gr117" draw:text-style-name="P9" draw:layer="layout" svg:width="0.249cm" svg:height="0.249cm" svg:x="8.865cm" svg:y="8.622cm" svg:viewBox="0 0 250 250" draw:points="0,125 125,250 250,125 125,0 0,125">
          <text:p/>
        </draw:polyline>
        <draw:polygon draw:style-name="gr119" draw:text-style-name="P9" draw:layer="layout" svg:width="0.249cm" svg:height="0.249cm" svg:x="9.349cm" svg:y="8.591cm" svg:viewBox="0 0 250 250" draw:points="0,125 125,250 250,125 125,0">
          <text:p/>
        </draw:polygon>
        <draw:polyline draw:style-name="gr117" draw:text-style-name="P9" draw:layer="layout" svg:width="0.249cm" svg:height="0.249cm" svg:x="9.349cm" svg:y="8.591cm" svg:viewBox="0 0 250 250" draw:points="0,125 125,250 250,125 125,0 0,125">
          <text:p/>
        </draw:polyline>
        <draw:polygon draw:style-name="gr119" draw:text-style-name="P9" draw:layer="layout" svg:width="0.249cm" svg:height="0.249cm" svg:x="9.833cm" svg:y="8.476cm" svg:viewBox="0 0 250 250" draw:points="0,125 125,250 250,125 125,0">
          <text:p/>
        </draw:polygon>
        <draw:polyline draw:style-name="gr117" draw:text-style-name="P9" draw:layer="layout" svg:width="0.249cm" svg:height="0.249cm" svg:x="9.833cm" svg:y="8.476cm" svg:viewBox="0 0 250 250" draw:points="0,125 125,250 250,125 125,0 0,125">
          <text:p/>
        </draw:polyline>
        <draw:polygon draw:style-name="gr119" draw:text-style-name="P9" draw:layer="layout" svg:width="0.249cm" svg:height="0.249cm" svg:x="10.317cm" svg:y="8.657cm" svg:viewBox="0 0 250 250" draw:points="0,125 125,250 250,125 125,0">
          <text:p/>
        </draw:polygon>
        <draw:polyline draw:style-name="gr117" draw:text-style-name="P9" draw:layer="layout" svg:width="0.249cm" svg:height="0.249cm" svg:x="10.317cm" svg:y="8.657cm" svg:viewBox="0 0 250 250" draw:points="0,125 125,250 250,125 125,0 0,125">
          <text:p/>
        </draw:polyline>
        <draw:polygon draw:style-name="gr119" draw:text-style-name="P9" draw:layer="layout" svg:width="0.249cm" svg:height="0.249cm" svg:x="10.801cm" svg:y="8.741cm" svg:viewBox="0 0 250 250" draw:points="0,125 125,250 250,125 125,0">
          <text:p/>
        </draw:polygon>
        <draw:polyline draw:style-name="gr117" draw:text-style-name="P9" draw:layer="layout" svg:width="0.249cm" svg:height="0.249cm" svg:x="10.801cm" svg:y="8.741cm" svg:viewBox="0 0 250 250" draw:points="0,125 125,250 250,125 125,0 0,125">
          <text:p/>
        </draw:polyline>
        <draw:polygon draw:style-name="gr119" draw:text-style-name="P9" draw:layer="layout" svg:width="0.249cm" svg:height="0.249cm" svg:x="11.285cm" svg:y="8.594cm" svg:viewBox="0 0 250 250" draw:points="0,125 125,250 250,125 125,0">
          <text:p/>
        </draw:polygon>
        <draw:polyline draw:style-name="gr117" draw:text-style-name="P9" draw:layer="layout" svg:width="0.249cm" svg:height="0.249cm" svg:x="11.285cm" svg:y="8.594cm" svg:viewBox="0 0 250 250" draw:points="0,125 125,250 250,125 125,0 0,125">
          <text:p/>
        </draw:polyline>
        <draw:polygon draw:style-name="gr119" draw:text-style-name="P9" draw:layer="layout" svg:width="0.249cm" svg:height="0.249cm" svg:x="11.77cm" svg:y="8.737cm" svg:viewBox="0 0 250 250" draw:points="0,125 125,250 250,125 125,0">
          <text:p/>
        </draw:polygon>
        <draw:polyline draw:style-name="gr117" draw:text-style-name="P9" draw:layer="layout" svg:width="0.249cm" svg:height="0.249cm" svg:x="11.77cm" svg:y="8.737cm" svg:viewBox="0 0 250 250" draw:points="0,125 125,250 250,125 125,0 0,125">
          <text:p/>
        </draw:polyline>
        <draw:polygon draw:style-name="gr119" draw:text-style-name="P9" draw:layer="layout" svg:width="0.249cm" svg:height="0.249cm" svg:x="12.254cm" svg:y="8.911cm" svg:viewBox="0 0 250 250" draw:points="0,125 125,250 250,125 125,0">
          <text:p/>
        </draw:polygon>
        <draw:polyline draw:style-name="gr117" draw:text-style-name="P9" draw:layer="layout" svg:width="0.249cm" svg:height="0.249cm" svg:x="12.254cm" svg:y="8.911cm" svg:viewBox="0 0 250 250" draw:points="0,125 125,250 250,125 125,0 0,125">
          <text:p/>
        </draw:polyline>
        <draw:polygon draw:style-name="gr119" draw:text-style-name="P9" draw:layer="layout" svg:width="0.249cm" svg:height="0.249cm" svg:x="12.738cm" svg:y="8.762cm" svg:viewBox="0 0 250 250" draw:points="0,125 125,250 250,125 125,0">
          <text:p/>
        </draw:polygon>
        <draw:polyline draw:style-name="gr117" draw:text-style-name="P9" draw:layer="layout" svg:width="0.249cm" svg:height="0.249cm" svg:x="12.738cm" svg:y="8.762cm" svg:viewBox="0 0 250 250" draw:points="0,125 125,250 250,125 125,0 0,125">
          <text:p/>
        </draw:polyline>
        <draw:polygon draw:style-name="gr119" draw:text-style-name="P9" draw:layer="layout" svg:width="0.249cm" svg:height="0.249cm" svg:x="13.222cm" svg:y="8.991cm" svg:viewBox="0 0 250 250" draw:points="0,125 125,250 250,125 125,0">
          <text:p/>
        </draw:polygon>
        <draw:polyline draw:style-name="gr117" draw:text-style-name="P9" draw:layer="layout" svg:width="0.249cm" svg:height="0.249cm" svg:x="13.222cm" svg:y="8.991cm" svg:viewBox="0 0 250 250" draw:points="0,125 125,250 250,125 125,0 0,125">
          <text:p/>
        </draw:polyline>
        <draw:polygon draw:style-name="gr119" draw:text-style-name="P9" draw:layer="layout" svg:width="0.249cm" svg:height="0.249cm" svg:x="13.706cm" svg:y="8.995cm" svg:viewBox="0 0 250 250" draw:points="0,125 125,250 250,125 125,0">
          <text:p/>
        </draw:polygon>
        <draw:polyline draw:style-name="gr117" draw:text-style-name="P9" draw:layer="layout" svg:width="0.249cm" svg:height="0.249cm" svg:x="13.706cm" svg:y="8.995cm" svg:viewBox="0 0 250 250" draw:points="0,125 125,250 250,125 125,0 0,125">
          <text:p/>
        </draw:polyline>
        <draw:polygon draw:style-name="gr119" draw:text-style-name="P9" draw:layer="layout" svg:width="0.249cm" svg:height="0.249cm" svg:x="14.19cm" svg:y="9.068cm" svg:viewBox="0 0 250 250" draw:points="0,125 125,250 250,125 125,0">
          <text:p/>
        </draw:polygon>
        <draw:polyline draw:style-name="gr117" draw:text-style-name="P9" draw:layer="layout" svg:width="0.249cm" svg:height="0.249cm" svg:x="14.19cm" svg:y="9.068cm" svg:viewBox="0 0 250 250" draw:points="0,125 125,250 250,125 125,0 0,125">
          <text:p/>
        </draw:polyline>
        <draw:polygon draw:style-name="gr119" draw:text-style-name="P9" draw:layer="layout" svg:width="0.249cm" svg:height="0.249cm" svg:x="14.673cm" svg:y="9.343cm" svg:viewBox="0 0 250 250" draw:points="0,125 125,250 250,125 125,0">
          <text:p/>
        </draw:polygon>
        <draw:polyline draw:style-name="gr117" draw:text-style-name="P9" draw:layer="layout" svg:width="0.249cm" svg:height="0.249cm" svg:x="14.673cm" svg:y="9.343cm" svg:viewBox="0 0 250 250" draw:points="0,125 125,250 250,125 125,0 0,125">
          <text:p/>
        </draw:polyline>
        <draw:polygon draw:style-name="gr119" draw:text-style-name="P9" draw:layer="layout" svg:width="0.249cm" svg:height="0.249cm" svg:x="15.158cm" svg:y="9.385cm" svg:viewBox="0 0 250 250" draw:points="0,125 125,250 250,125 125,0">
          <text:p/>
        </draw:polygon>
        <draw:polyline draw:style-name="gr117" draw:text-style-name="P9" draw:layer="layout" svg:width="0.249cm" svg:height="0.249cm" svg:x="15.158cm" svg:y="9.385cm" svg:viewBox="0 0 250 250" draw:points="0,125 125,250 250,125 125,0 0,125">
          <text:p/>
        </draw:polyline>
        <draw:polygon draw:style-name="gr119" draw:text-style-name="P9" draw:layer="layout" svg:width="0.249cm" svg:height="0.249cm" svg:x="15.642cm" svg:y="9.591cm" svg:viewBox="0 0 250 250" draw:points="0,125 125,250 250,125 125,0">
          <text:p/>
        </draw:polygon>
        <draw:polyline draw:style-name="gr117" draw:text-style-name="P9" draw:layer="layout" svg:width="0.249cm" svg:height="0.249cm" svg:x="15.642cm" svg:y="9.591cm" svg:viewBox="0 0 250 250" draw:points="0,125 125,250 250,125 125,0 0,125">
          <text:p/>
        </draw:polyline>
        <draw:polygon draw:style-name="gr119" draw:text-style-name="P9" draw:layer="layout" svg:width="0.249cm" svg:height="0.249cm" svg:x="16.126cm" svg:y="9.821cm" svg:viewBox="0 0 250 250" draw:points="0,125 125,250 250,125 125,0">
          <text:p/>
        </draw:polygon>
        <draw:polyline draw:style-name="gr117" draw:text-style-name="P9" draw:layer="layout" svg:width="0.249cm" svg:height="0.249cm" svg:x="16.126cm" svg:y="9.821cm" svg:viewBox="0 0 250 250" draw:points="0,125 125,250 250,125 125,0 0,125">
          <text:p/>
        </draw:polyline>
        <draw:polygon draw:style-name="gr119" draw:text-style-name="P9" draw:layer="layout" svg:width="0.249cm" svg:height="0.249cm" svg:x="16.61cm" svg:y="10.14cm" svg:viewBox="0 0 250 250" draw:points="0,125 125,250 250,125 125,0">
          <text:p/>
        </draw:polygon>
        <draw:polyline draw:style-name="gr117" draw:text-style-name="P9" draw:layer="layout" svg:width="0.249cm" svg:height="0.249cm" svg:x="16.61cm" svg:y="10.14cm" svg:viewBox="0 0 250 250" draw:points="0,125 125,250 250,125 125,0 0,125">
          <text:p/>
        </draw:polyline>
        <draw:polygon draw:style-name="gr119" draw:text-style-name="P9" draw:layer="layout" svg:width="0.249cm" svg:height="0.249cm" svg:x="17.094cm" svg:y="10.14cm" svg:viewBox="0 0 250 250" draw:points="0,125 125,250 250,125 125,0">
          <text:p/>
        </draw:polygon>
        <draw:polyline draw:style-name="gr117" draw:text-style-name="P9" draw:layer="layout" svg:width="0.249cm" svg:height="0.249cm" svg:x="17.094cm" svg:y="10.14cm" svg:viewBox="0 0 250 250" draw:points="0,125 125,250 250,125 125,0 0,125">
          <text:p/>
        </draw:polyline>
        <draw:polygon draw:style-name="gr119" draw:text-style-name="P9" draw:layer="layout" svg:width="0.249cm" svg:height="0.249cm" svg:x="17.578cm" svg:y="10.401cm" svg:viewBox="0 0 250 250" draw:points="0,125 125,250 250,125 125,0">
          <text:p/>
        </draw:polygon>
        <draw:polyline draw:style-name="gr117" draw:text-style-name="P9" draw:layer="layout" svg:width="0.249cm" svg:height="0.249cm" svg:x="17.578cm" svg:y="10.401cm" svg:viewBox="0 0 250 250" draw:points="0,125 125,250 250,125 125,0 0,125">
          <text:p/>
        </draw:polyline>
        <draw:polygon draw:style-name="gr119" draw:text-style-name="P9" draw:layer="layout" svg:width="0.249cm" svg:height="0.249cm" svg:x="18.063cm" svg:y="10.886cm" svg:viewBox="0 0 250 250" draw:points="0,125 125,250 250,125 125,0">
          <text:p/>
        </draw:polygon>
        <draw:polyline draw:style-name="gr117" draw:text-style-name="P9" draw:layer="layout" svg:width="0.249cm" svg:height="0.249cm" svg:x="18.063cm" svg:y="10.886cm" svg:viewBox="0 0 250 250" draw:points="0,125 125,250 250,125 125,0 0,125">
          <text:p/>
        </draw:polyline>
        <draw:polygon draw:style-name="gr130" draw:text-style-name="P9" draw:layer="layout" svg:width="0.505cm" svg:height="0.211cm" svg:x="8.495cm" svg:y="8.439cm" svg:viewBox="0 0 506 212" draw:points="22,0 506,126 495,169 484,212 0,86 11,43">
          <text:p/>
        </draw:polygon>
        <draw:polygon draw:style-name="gr130" draw:text-style-name="P9" draw:layer="layout" svg:width="0.01cm" svg:height="0.042cm" svg:x="8.979cm" svg:y="8.608cm" svg:viewBox="0 0 11 43" draw:points="11,0 4,43 0,43">
          <text:p/>
        </draw:polygon>
        <draw:polygon draw:style-name="gr130" draw:text-style-name="P9" draw:layer="layout" svg:width="0.497cm" svg:height="0.165cm" svg:x="8.983cm" svg:y="8.565cm" svg:viewBox="0 0 498 166" draw:points="14,0 498,80 491,123 484,166 0,86 7,43">
          <text:p/>
        </draw:polygon>
        <draw:polygon draw:style-name="gr130" draw:text-style-name="P9" draw:layer="layout" svg:width="0.026cm" svg:height="0.043cm" svg:x="9.467cm" svg:y="8.688cm" svg:viewBox="0 0 27 44" draw:points="7,0 27,39 19,42 12,44 4,44 0,43">
          <text:p/>
        </draw:polygon>
        <draw:polygon draw:style-name="gr130" draw:text-style-name="P9" draw:layer="layout" svg:width="0.523cm" svg:height="0.317cm" svg:x="9.454cm" svg:y="8.409cm" svg:viewBox="0 0 524 318" draw:points="0,240 484,0 504,39 524,78 40,318 20,279">
          <text:p/>
        </draw:polygon>
        <draw:polygon draw:style-name="gr130" draw:text-style-name="P9" draw:layer="layout" svg:width="0.019cm" svg:height="0.043cm" svg:x="9.938cm" svg:y="8.404cm" svg:viewBox="0 0 20 44" draw:points="20,44 0,5 8,2 15,0 20,0">
          <text:p/>
        </draw:polygon>
        <draw:polygon draw:style-name="gr130" draw:text-style-name="P9" draw:layer="layout" svg:width="0.483cm" svg:height="0.091cm" svg:x="9.958cm" svg:y="8.4cm" svg:viewBox="0 0 484 92" draw:points="0,4 484,0 484,44 484,88 0,92 0,48">
          <text:p/>
        </draw:polygon>
        <draw:polygon draw:style-name="gr130" draw:text-style-name="P9" draw:layer="layout" svg:width="0.02cm" svg:height="0.043cm" svg:x="10.442cm" svg:y="8.444cm" svg:viewBox="0 0 21 44" draw:points="0,0 21,38 14,42 7,43 0,44">
          <text:p/>
        </draw:polygon>
        <draw:polygon draw:style-name="gr130" draw:text-style-name="P9" draw:layer="layout" svg:width="0.525cm" svg:height="0.343cm" svg:x="10.421cm" svg:y="8.138cm" svg:viewBox="0 0 526 344" draw:points="0,268 484,0 505,38 526,76 42,344 21,306">
          <text:p/>
        </draw:polygon>
        <draw:polygon draw:style-name="gr130" draw:text-style-name="P9" draw:layer="layout" svg:width="0.02cm" svg:height="0.04cm" svg:x="10.905cm" svg:y="8.135cm" svg:viewBox="0 0 21 41" draw:points="21,41 0,3 6,0">
          <text:p/>
        </draw:polygon>
        <draw:polygon draw:style-name="gr130" draw:text-style-name="P9" draw:layer="layout" svg:width="0.513cm" svg:height="0.255cm" svg:x="10.911cm" svg:y="7.961cm" svg:viewBox="0 0 514 256" draw:points="0,174 484,0 499,41 514,82 30,256 15,215">
          <text:p/>
        </draw:polygon>
        <draw:polygon draw:style-name="gr130" draw:text-style-name="P9" draw:layer="layout" svg:width="0.023cm" svg:height="0.04cm" svg:x="11.41cm" svg:y="8.002cm" svg:viewBox="0 0 24 41" draw:points="0,0 24,37 17,41 15,41">
          <text:p/>
        </draw:polygon>
        <draw:polygon draw:style-name="gr130" draw:text-style-name="P9" draw:layer="layout" svg:width="0.532cm" svg:height="0.383cm" svg:x="11.386cm" svg:y="7.655cm" svg:viewBox="0 0 533 384" draw:points="0,310 485,0 509,37 533,74 48,384 24,347">
          <text:p/>
        </draw:polygon>
        <draw:polygon draw:style-name="gr130" draw:text-style-name="P9" draw:layer="layout" svg:width="0.023cm" svg:height="0.04cm" svg:x="11.871cm" svg:y="7.651cm" svg:viewBox="0 0 24 41" draw:points="24,41 0,4 7,0 8,0">
          <text:p/>
        </draw:polygon>
        <draw:polygon draw:style-name="gr130" draw:text-style-name="P9" draw:layer="layout" svg:width="0.515cm" svg:height="0.276cm" svg:x="11.879cm" svg:y="7.456cm" svg:viewBox="0 0 516 277" draw:points="0,195 484,0 500,41 516,82 32,277 16,236">
          <text:p/>
        </draw:polygon>
        <draw:polygon draw:style-name="gr130" draw:text-style-name="P9" draw:layer="layout" svg:width="0.017cm" svg:height="0.04cm" svg:x="12.379cm" svg:y="7.497cm" svg:viewBox="0 0 18 41" draw:points="0,0 18,40 16,41">
          <text:p/>
        </draw:polygon>
        <draw:polygon draw:style-name="gr130" draw:text-style-name="P9" draw:layer="layout" svg:width="0.519cm" svg:height="0.299cm" svg:x="12.361cm" svg:y="7.237cm" svg:viewBox="0 0 520 300" draw:points="0,220 484,0 502,40 520,80 36,300 18,260">
          <text:p/>
        </draw:polygon>
        <draw:polygon draw:style-name="gr130" draw:text-style-name="P9" draw:layer="layout" svg:width="0.017cm" svg:height="0.039cm" svg:x="12.845cm" svg:y="7.237cm" svg:viewBox="0 0 18 40" draw:points="18,40 0,0 1,0">
          <text:p/>
        </draw:polygon>
        <draw:polygon draw:style-name="gr130" draw:text-style-name="P9" draw:layer="layout" svg:width="0.517cm" svg:height="0.288cm" svg:x="12.846cm" svg:y="7.028cm" svg:viewBox="0 0 518 289" draw:points="0,209 484,0 501,40 518,80 34,289 17,249">
          <text:p/>
        </draw:polygon>
        <draw:polygon draw:style-name="gr130" draw:text-style-name="P9" draw:layer="layout" svg:width="0.016cm" svg:height="0.043cm" svg:x="13.33cm" svg:y="7.024cm" svg:viewBox="0 0 17 44" draw:points="17,44 0,4 7,1 14,0 17,0">
          <text:p/>
        </draw:polygon>
        <draw:polygon draw:style-name="gr130" draw:text-style-name="P9" draw:layer="layout" svg:width="0.483cm" svg:height="0.091cm" svg:x="13.347cm" svg:y="7.024cm" svg:viewBox="0 0 484 92" draw:points="0,0 484,4 484,48 484,92 0,88 0,44">
          <text:p/>
        </draw:polygon>
        <draw:polygon draw:style-name="gr130" draw:text-style-name="P9" draw:layer="layout" svg:width="0.005cm" svg:height="0.043cm" svg:x="13.831cm" svg:y="7.072cm" svg:viewBox="0 0 6 44" draw:points="0,0 6,44 0,44">
          <text:p/>
        </draw:polygon>
        <draw:polygon draw:style-name="gr130" draw:text-style-name="P9" draw:layer="layout" svg:width="0.495cm" svg:height="0.154cm" svg:x="13.825cm" svg:y="6.961cm" svg:viewBox="0 0 496 155" draw:points="0,67 484,0 490,44 496,88 12,155 6,111">
          <text:p/>
        </draw:polygon>
        <draw:polygon draw:style-name="gr130" draw:text-style-name="P9" draw:layer="layout" svg:width="0.007cm" svg:height="0.043cm" svg:x="14.315cm" svg:y="7.005cm" svg:viewBox="0 0 8 44" draw:points="0,0 8,43 6,44">
          <text:p/>
        </draw:polygon>
        <draw:polygon draw:style-name="gr130" draw:text-style-name="P9" draw:layer="layout" svg:width="0.499cm" svg:height="0.172cm" svg:x="14.307cm" svg:y="6.875cm" svg:viewBox="0 0 500 173" draw:points="0,87 484,0 492,43 500,86 16,173 8,130">
          <text:p/>
        </draw:polygon>
        <draw:polygon draw:style-name="gr130" draw:text-style-name="P9" draw:layer="layout" svg:width="0.015cm" svg:height="0.043cm" svg:x="14.79cm" svg:y="6.874cm" svg:viewBox="0 0 16 44" draw:points="8,44 0,1 8,0 15,1 16,1">
          <text:p/>
        </draw:polygon>
        <draw:polygon draw:style-name="gr130" draw:text-style-name="P9" draw:layer="layout" svg:width="0.5cm" svg:height="0.176cm" svg:x="14.79cm" svg:y="6.875cm" svg:viewBox="0 0 501 177" draw:points="16,0 501,91 493,134 485,177 0,86 8,43">
          <text:p/>
        </draw:polygon>
        <draw:polygon draw:style-name="gr130" draw:text-style-name="P9" draw:layer="layout" svg:width="0.007cm" svg:height="0.042cm" svg:x="15.275cm" svg:y="7.009cm" svg:viewBox="0 0 8 43" draw:points="8,0 1,43 0,43">
          <text:p/>
        </draw:polygon>
        <draw:polygon draw:style-name="gr130" draw:text-style-name="P9" draw:layer="layout" svg:width="0.497cm" svg:height="0.162cm" svg:x="15.276cm" svg:y="6.966cm" svg:viewBox="0 0 498 163" draw:points="14,0 498,77 491,120 484,163 0,86 7,43">
          <text:p/>
        </draw:polygon>
        <draw:polygon draw:style-name="gr130" draw:text-style-name="P9" draw:layer="layout" svg:width="0.012cm" svg:height="0.042cm" svg:x="15.767cm" svg:y="7.043cm" svg:viewBox="0 0 13 43" draw:points="0,43 7,0 13,1">
          <text:p/>
        </draw:polygon>
        <draw:polygon draw:style-name="gr130" draw:text-style-name="P9" draw:layer="layout" svg:width="0.509cm" svg:height="0.236cm" svg:x="15.754cm" svg:y="7.044cm" svg:viewBox="0 0 510 237" draw:points="26,0 510,153 497,195 484,237 0,84 13,42">
          <text:p/>
        </draw:polygon>
        <draw:polygon draw:style-name="gr130" draw:text-style-name="P9" draw:layer="layout" svg:width="0.025cm" svg:height="0.041cm" svg:x="16.251cm" svg:y="7.197cm" svg:viewBox="0 0 26 42" draw:points="0,42 13,0 20,3 26,6">
          <text:p/>
        </draw:polygon>
        <draw:polygon draw:style-name="gr130" draw:text-style-name="P9" draw:layer="layout" svg:width="0.535cm" svg:height="0.419cm" svg:x="16.225cm" svg:y="7.203cm" svg:viewBox="0 0 536 420" draw:points="52,0 536,348 510,384 484,420 0,72 26,36">
          <text:p/>
        </draw:polygon>
        <draw:polygon draw:style-name="gr130" draw:text-style-name="P9" draw:layer="layout" svg:width="0.025cm" svg:height="0.037cm" svg:x="16.709cm" svg:y="7.587cm" svg:viewBox="0 0 26 38" draw:points="26,0 4,38 0,36">
          <text:p/>
        </draw:polygon>
        <draw:polygon draw:style-name="gr130" draw:text-style-name="P9" draw:layer="layout" svg:width="0.527cm" svg:height="0.347cm" svg:x="16.713cm" svg:y="7.549cm" svg:viewBox="0 0 528 348" draw:points="44,0 528,272 506,310 484,348 0,76 22,38">
          <text:p/>
        </draw:polygon>
        <draw:polygon draw:style-name="gr130" draw:text-style-name="P9" draw:layer="layout" svg:width="0.023cm" svg:height="0.037cm" svg:x="17.219cm" svg:y="7.821cm" svg:viewBox="0 0 24 38" draw:points="0,38 22,0 24,1">
          <text:p/>
        </draw:polygon>
        <draw:polygon draw:style-name="gr130" draw:text-style-name="P9" draw:layer="layout" svg:width="0.531cm" svg:height="0.386cm" svg:x="17.195cm" svg:y="7.822cm" svg:viewBox="0 0 532 387" draw:points="48,0 532,313 508,350 484,387 0,74 24,37">
          <text:p/>
        </draw:polygon>
        <draw:polygon draw:style-name="gr130" draw:text-style-name="P9" draw:layer="layout" svg:width="0.037cm" svg:height="0.036cm" svg:x="17.703cm" svg:y="8.135cm" svg:viewBox="0 0 38 37" draw:points="0,37 24,0 30,5 35,10 38,15">
          <text:p/>
        </draw:polygon>
        <draw:polygon draw:style-name="gr130" draw:text-style-name="P9" draw:layer="layout" svg:width="0.56cm" svg:height="0.886cm" svg:x="17.665cm" svg:y="8.15cm" svg:viewBox="0 0 561 887" draw:points="76,0 561,843 523,865 485,887 0,44 38,22">
          <text:p/>
        </draw:polygon>
        <draw:polygon draw:style-name="gr130" draw:text-style-name="P9" draw:layer="layout" svg:width="0.249cm" svg:height="0.249cm" svg:x="8.381cm" svg:y="8.357cm" svg:viewBox="0 0 250 250" draw:points="0,0 125,250 250,0">
          <text:p/>
        </draw:polygon>
        <draw:polyline draw:style-name="gr117" draw:text-style-name="P9" draw:layer="layout" svg:width="0.249cm" svg:height="0.249cm" svg:x="8.381cm" svg:y="8.357cm" svg:viewBox="0 0 250 250" draw:points="0,0 125,250 250,0 0,0">
          <text:p/>
        </draw:polyline>
        <draw:polygon draw:style-name="gr130" draw:text-style-name="P9" draw:layer="layout" svg:width="0.249cm" svg:height="0.249cm" svg:x="8.865cm" svg:y="8.483cm" svg:viewBox="0 0 250 250" draw:points="0,0 125,250 250,0">
          <text:p/>
        </draw:polygon>
        <draw:polyline draw:style-name="gr117" draw:text-style-name="P9" draw:layer="layout" svg:width="0.249cm" svg:height="0.249cm" svg:x="8.865cm" svg:y="8.483cm" svg:viewBox="0 0 250 250" draw:points="0,0 125,250 250,0 0,0">
          <text:p/>
        </draw:polyline>
        <draw:polygon draw:style-name="gr130" draw:text-style-name="P9" draw:layer="layout" svg:width="0.249cm" svg:height="0.249cm" svg:x="9.349cm" svg:y="8.563cm" svg:viewBox="0 0 250 250" draw:points="0,0 125,250 250,0">
          <text:p/>
        </draw:polygon>
        <draw:polyline draw:style-name="gr117" draw:text-style-name="P9" draw:layer="layout" svg:width="0.249cm" svg:height="0.249cm" svg:x="9.349cm" svg:y="8.563cm" svg:viewBox="0 0 250 250" draw:points="0,0 125,250 250,0 0,0">
          <text:p/>
        </draw:polyline>
        <draw:polygon draw:style-name="gr130" draw:text-style-name="P9" draw:layer="layout" svg:width="0.249cm" svg:height="0.249cm" svg:x="9.833cm" svg:y="8.323cm" svg:viewBox="0 0 250 250" draw:points="0,0 125,250 250,0">
          <text:p/>
        </draw:polygon>
        <draw:polyline draw:style-name="gr117" draw:text-style-name="P9" draw:layer="layout" svg:width="0.249cm" svg:height="0.249cm" svg:x="9.833cm" svg:y="8.323cm" svg:viewBox="0 0 250 250" draw:points="0,0 125,250 250,0 0,0">
          <text:p/>
        </draw:polyline>
        <draw:polygon draw:style-name="gr130" draw:text-style-name="P9" draw:layer="layout" svg:width="0.249cm" svg:height="0.249cm" svg:x="10.317cm" svg:y="8.319cm" svg:viewBox="0 0 250 250" draw:points="0,0 125,250 250,0">
          <text:p/>
        </draw:polygon>
        <draw:polyline draw:style-name="gr117" draw:text-style-name="P9" draw:layer="layout" svg:width="0.249cm" svg:height="0.249cm" svg:x="10.317cm" svg:y="8.319cm" svg:viewBox="0 0 250 250" draw:points="0,0 125,250 250,0 0,0">
          <text:p/>
        </draw:polyline>
        <draw:polygon draw:style-name="gr130" draw:text-style-name="P9" draw:layer="layout" svg:width="0.249cm" svg:height="0.249cm" svg:x="10.801cm" svg:y="8.051cm" svg:viewBox="0 0 250 250" draw:points="0,0 125,250 250,0">
          <text:p/>
        </draw:polygon>
        <draw:polyline draw:style-name="gr117" draw:text-style-name="P9" draw:layer="layout" svg:width="0.249cm" svg:height="0.249cm" svg:x="10.801cm" svg:y="8.051cm" svg:viewBox="0 0 250 250" draw:points="0,0 125,250 250,0 0,0">
          <text:p/>
        </draw:polyline>
        <draw:polygon draw:style-name="gr130" draw:text-style-name="P9" draw:layer="layout" svg:width="0.249cm" svg:height="0.249cm" svg:x="11.285cm" svg:y="7.877cm" svg:viewBox="0 0 250 250" draw:points="0,0 125,250 250,0">
          <text:p/>
        </draw:polygon>
        <draw:polyline draw:style-name="gr117" draw:text-style-name="P9" draw:layer="layout" svg:width="0.249cm" svg:height="0.249cm" svg:x="11.285cm" svg:y="7.877cm" svg:viewBox="0 0 250 250" draw:points="0,0 125,250 250,0 0,0">
          <text:p/>
        </draw:polyline>
        <draw:polygon draw:style-name="gr130" draw:text-style-name="P9" draw:layer="layout" svg:width="0.249cm" svg:height="0.249cm" svg:x="11.77cm" svg:y="7.567cm" svg:viewBox="0 0 250 250" draw:points="0,0 125,250 250,0">
          <text:p/>
        </draw:polygon>
        <draw:polyline draw:style-name="gr117" draw:text-style-name="P9" draw:layer="layout" svg:width="0.249cm" svg:height="0.249cm" svg:x="11.77cm" svg:y="7.567cm" svg:viewBox="0 0 250 250" draw:points="0,0 125,250 250,0 0,0">
          <text:p/>
        </draw:polyline>
        <draw:polygon draw:style-name="gr130" draw:text-style-name="P9" draw:layer="layout" svg:width="0.249cm" svg:height="0.249cm" svg:x="12.254cm" svg:y="7.372cm" svg:viewBox="0 0 250 250" draw:points="0,0 125,250 250,0">
          <text:p/>
        </draw:polygon>
        <draw:polyline draw:style-name="gr117" draw:text-style-name="P9" draw:layer="layout" svg:width="0.249cm" svg:height="0.249cm" svg:x="12.254cm" svg:y="7.372cm" svg:viewBox="0 0 250 250" draw:points="0,0 125,250 250,0 0,0">
          <text:p/>
        </draw:polyline>
        <draw:polygon draw:style-name="gr130" draw:text-style-name="P9" draw:layer="layout" svg:width="0.249cm" svg:height="0.249cm" svg:x="12.738cm" svg:y="7.152cm" svg:viewBox="0 0 250 250" draw:points="0,0 125,250 250,0">
          <text:p/>
        </draw:polygon>
        <draw:polyline draw:style-name="gr117" draw:text-style-name="P9" draw:layer="layout" svg:width="0.249cm" svg:height="0.249cm" svg:x="12.738cm" svg:y="7.152cm" svg:viewBox="0 0 250 250" draw:points="0,0 125,250 250,0 0,0">
          <text:p/>
        </draw:polyline>
        <draw:polygon draw:style-name="gr130" draw:text-style-name="P9" draw:layer="layout" svg:width="0.249cm" svg:height="0.249cm" svg:x="13.222cm" svg:y="6.943cm" svg:viewBox="0 0 250 250" draw:points="0,0 125,250 250,0">
          <text:p/>
        </draw:polygon>
        <draw:polyline draw:style-name="gr117" draw:text-style-name="P9" draw:layer="layout" svg:width="0.249cm" svg:height="0.249cm" svg:x="13.222cm" svg:y="6.943cm" svg:viewBox="0 0 250 250" draw:points="0,0 125,250 250,0 0,0">
          <text:p/>
        </draw:polyline>
        <draw:polygon draw:style-name="gr130" draw:text-style-name="P9" draw:layer="layout" svg:width="0.249cm" svg:height="0.249cm" svg:x="13.706cm" svg:y="6.947cm" svg:viewBox="0 0 250 250" draw:points="0,0 125,250 250,0">
          <text:p/>
        </draw:polygon>
        <draw:polyline draw:style-name="gr117" draw:text-style-name="P9" draw:layer="layout" svg:width="0.249cm" svg:height="0.249cm" svg:x="13.706cm" svg:y="6.947cm" svg:viewBox="0 0 250 250" draw:points="0,0 125,250 250,0 0,0">
          <text:p/>
        </draw:polyline>
        <draw:polygon draw:style-name="gr130" draw:text-style-name="P9" draw:layer="layout" svg:width="0.249cm" svg:height="0.249cm" svg:x="14.19cm" svg:y="6.88cm" svg:viewBox="0 0 250 250" draw:points="0,0 125,250 250,0">
          <text:p/>
        </draw:polygon>
        <draw:polyline draw:style-name="gr117" draw:text-style-name="P9" draw:layer="layout" svg:width="0.249cm" svg:height="0.249cm" svg:x="14.19cm" svg:y="6.88cm" svg:viewBox="0 0 250 250" draw:points="0,0 125,250 250,0 0,0">
          <text:p/>
        </draw:polyline>
        <draw:polygon draw:style-name="gr130" draw:text-style-name="P9" draw:layer="layout" svg:width="0.249cm" svg:height="0.249cm" svg:x="14.673cm" svg:y="6.793cm" svg:viewBox="0 0 250 250" draw:points="0,0 125,250 250,0">
          <text:p/>
        </draw:polygon>
        <draw:polyline draw:style-name="gr117" draw:text-style-name="P9" draw:layer="layout" svg:width="0.249cm" svg:height="0.249cm" svg:x="14.673cm" svg:y="6.793cm" svg:viewBox="0 0 250 250" draw:points="0,0 125,250 250,0 0,0">
          <text:p/>
        </draw:polyline>
        <draw:polygon draw:style-name="gr130" draw:text-style-name="P9" draw:layer="layout" svg:width="0.249cm" svg:height="0.249cm" svg:x="15.158cm" svg:y="6.884cm" svg:viewBox="0 0 250 250" draw:points="0,0 125,250 250,0">
          <text:p/>
        </draw:polygon>
        <draw:polyline draw:style-name="gr117" draw:text-style-name="P9" draw:layer="layout" svg:width="0.249cm" svg:height="0.249cm" svg:x="15.158cm" svg:y="6.884cm" svg:viewBox="0 0 250 250" draw:points="0,0 125,250 250,0 0,0">
          <text:p/>
        </draw:polyline>
        <draw:polygon draw:style-name="gr130" draw:text-style-name="P9" draw:layer="layout" svg:width="0.249cm" svg:height="0.249cm" svg:x="15.642cm" svg:y="6.961cm" svg:viewBox="0 0 250 250" draw:points="0,0 125,250 250,0">
          <text:p/>
        </draw:polygon>
        <draw:polyline draw:style-name="gr117" draw:text-style-name="P9" draw:layer="layout" svg:width="0.249cm" svg:height="0.249cm" svg:x="15.642cm" svg:y="6.961cm" svg:viewBox="0 0 250 250" draw:points="0,0 125,250 250,0 0,0">
          <text:p/>
        </draw:polyline>
        <draw:polygon draw:style-name="gr130" draw:text-style-name="P9" draw:layer="layout" svg:width="0.249cm" svg:height="0.249cm" svg:x="16.126cm" svg:y="7.114cm" svg:viewBox="0 0 250 250" draw:points="0,0 125,250 250,0">
          <text:p/>
        </draw:polygon>
        <draw:polyline draw:style-name="gr117" draw:text-style-name="P9" draw:layer="layout" svg:width="0.249cm" svg:height="0.249cm" svg:x="16.126cm" svg:y="7.114cm" svg:viewBox="0 0 250 250" draw:points="0,0 125,250 250,0 0,0">
          <text:p/>
        </draw:polyline>
        <draw:polygon draw:style-name="gr130" draw:text-style-name="P9" draw:layer="layout" svg:width="0.249cm" svg:height="0.249cm" svg:x="16.61cm" svg:y="7.462cm" svg:viewBox="0 0 250 250" draw:points="0,0 125,250 250,0">
          <text:p/>
        </draw:polygon>
        <draw:polyline draw:style-name="gr117" draw:text-style-name="P9" draw:layer="layout" svg:width="0.249cm" svg:height="0.249cm" svg:x="16.61cm" svg:y="7.462cm" svg:viewBox="0 0 250 250" draw:points="0,0 125,250 250,0 0,0">
          <text:p/>
        </draw:polyline>
        <draw:polygon draw:style-name="gr130" draw:text-style-name="P9" draw:layer="layout" svg:width="0.249cm" svg:height="0.249cm" svg:x="17.094cm" svg:y="7.734cm" svg:viewBox="0 0 250 250" draw:points="0,0 125,250 250,0">
          <text:p/>
        </draw:polygon>
        <draw:polyline draw:style-name="gr117" draw:text-style-name="P9" draw:layer="layout" svg:width="0.249cm" svg:height="0.249cm" svg:x="17.094cm" svg:y="7.734cm" svg:viewBox="0 0 250 250" draw:points="0,0 125,250 250,0 0,0">
          <text:p/>
        </draw:polyline>
        <draw:polygon draw:style-name="gr130" draw:text-style-name="P9" draw:layer="layout" svg:width="0.249cm" svg:height="0.249cm" svg:x="17.578cm" svg:y="8.047cm" svg:viewBox="0 0 250 250" draw:points="0,0 125,250 250,0">
          <text:p/>
        </draw:polygon>
        <draw:polyline draw:style-name="gr117" draw:text-style-name="P9" draw:layer="layout" svg:width="0.249cm" svg:height="0.249cm" svg:x="17.578cm" svg:y="8.047cm" svg:viewBox="0 0 250 250" draw:points="0,0 125,250 250,0 0,0">
          <text:p/>
        </draw:polyline>
        <draw:polygon draw:style-name="gr130" draw:text-style-name="P9" draw:layer="layout" svg:width="0.249cm" svg:height="0.249cm" svg:x="18.063cm" svg:y="8.89cm" svg:viewBox="0 0 250 250" draw:points="0,0 125,250 250,0">
          <text:p/>
        </draw:polygon>
        <draw:polyline draw:style-name="gr117" draw:text-style-name="P9" draw:layer="layout" svg:width="0.249cm" svg:height="0.249cm" svg:x="18.063cm" svg:y="8.89cm" svg:viewBox="0 0 250 250" draw:points="0,0 125,250 250,0 0,0">
          <text:p/>
        </draw:polyline>
        <draw:polygon draw:style-name="gr186" draw:text-style-name="P9" draw:layer="layout" svg:width="0.503cm" svg:height="0.197cm" svg:x="8.496cm" svg:y="8.206cm" svg:viewBox="0 0 504 198" draw:points="20,0 504,112 494,155 484,198 0,86 10,43">
          <text:p/>
        </draw:polygon>
        <draw:polygon draw:style-name="gr186" draw:text-style-name="P9" draw:layer="layout" svg:width="0.014cm" svg:height="0.042cm" svg:x="8.99cm" svg:y="8.318cm" svg:viewBox="0 0 15 43" draw:points="0,43 10,0 15,2">
          <text:p/>
        </draw:polygon>
        <draw:polygon draw:style-name="gr186" draw:text-style-name="P9" draw:layer="layout" svg:width="0.513cm" svg:height="0.255cm" svg:x="8.975cm" svg:y="8.32cm" svg:viewBox="0 0 514 256" draw:points="30,0 514,174 499,215 484,256 0,82 15,41">
          <text:p/>
        </draw:polygon>
        <draw:polygon draw:style-name="gr186" draw:text-style-name="P9" draw:layer="layout" svg:width="0.028cm" svg:height="0.043cm" svg:x="9.459cm" svg:y="8.535cm" svg:viewBox="0 0 29 44" draw:points="15,0 29,42 22,43 14,44 7,43 0,41">
          <text:p/>
        </draw:polygon>
        <draw:polygon draw:style-name="gr186" draw:text-style-name="P9" draw:layer="layout" svg:width="0.511cm" svg:height="0.25cm" svg:x="9.46cm" svg:y="8.326cm" svg:viewBox="0 0 512 251" draw:points="0,167 484,0 498,42 512,84 28,251 14,209">
          <text:p/>
        </draw:polygon>
        <draw:polygon draw:style-name="gr186" draw:text-style-name="P9" draw:layer="layout" svg:width="0.013cm" svg:height="0.043cm" svg:x="9.944cm" svg:y="8.324cm" svg:viewBox="0 0 14 44" draw:points="14,44 0,2 7,1 11,0">
          <text:p/>
        </draw:polygon>
        <draw:polygon draw:style-name="gr186" draw:text-style-name="P9" draw:layer="layout" svg:width="0.489cm" svg:height="0.119cm" svg:x="9.955cm" svg:y="8.292cm" svg:viewBox="0 0 490 120" draw:points="0,32 484,0 487,44 490,88 6,120 3,76">
          <text:p/>
        </draw:polygon>
        <draw:polygon draw:style-name="gr186" draw:text-style-name="P9" draw:layer="layout" svg:width="0.009cm" svg:height="0.043cm" svg:x="10.442cm" svg:y="8.336cm" svg:viewBox="0 0 10 44" draw:points="0,0 10,43 3,44">
          <text:p/>
        </draw:polygon>
        <draw:polygon draw:style-name="gr186" draw:text-style-name="P9" draw:layer="layout" svg:width="0.503cm" svg:height="0.2cm" svg:x="10.432cm" svg:y="8.178cm" svg:viewBox="0 0 504 201" draw:points="0,115 484,0 494,43 504,86 20,201 10,158">
          <text:p/>
        </draw:polygon>
        <draw:polygon draw:style-name="gr186" draw:text-style-name="P9" draw:layer="layout" svg:width="0.01cm" svg:height="0.042cm" svg:x="10.926cm" svg:y="8.221cm" svg:viewBox="0 0 11 43" draw:points="0,0 11,43 10,43">
          <text:p/>
        </draw:polygon>
        <draw:polygon draw:style-name="gr186" draw:text-style-name="P9" draw:layer="layout" svg:width="0.505cm" svg:height="0.207cm" svg:x="10.915cm" svg:y="8.056cm" svg:viewBox="0 0 506 208" draw:points="0,122 484,0 495,43 506,86 22,208 11,165">
          <text:p/>
        </draw:polygon>
        <draw:polygon draw:style-name="gr186" draw:text-style-name="P9" draw:layer="layout" svg:width="0.024cm" svg:height="0.042cm" svg:x="11.41cm" svg:y="8.099cm" svg:viewBox="0 0 25 43" draw:points="0,0 25,36 18,40 11,43 11,43">
          <text:p/>
        </draw:polygon>
        <draw:polygon draw:style-name="gr186" draw:text-style-name="P9" draw:layer="layout" svg:width="0.534cm" svg:height="0.405cm" svg:x="11.385cm" svg:y="7.729cm" svg:viewBox="0 0 535 406" draw:points="0,334 485,0 510,36 535,72 50,406 25,370">
          <text:p/>
        </draw:polygon>
        <draw:polygon draw:style-name="gr186" draw:text-style-name="P9" draw:layer="layout" svg:width="0.024cm" svg:height="0.04cm" svg:x="11.87cm" svg:y="7.724cm" svg:viewBox="0 0 25 41" draw:points="25,41 0,5 7,1 9,0">
          <text:p/>
        </draw:polygon>
        <draw:polygon draw:style-name="gr186" draw:text-style-name="P9" draw:layer="layout" svg:width="0.515cm" svg:height="0.273cm" svg:x="11.879cm" svg:y="7.532cm" svg:viewBox="0 0 516 274" draw:points="0,192 484,0 500,41 516,82 32,274 16,233">
          <text:p/>
        </draw:polygon>
        <draw:polygon draw:style-name="gr186" draw:text-style-name="P9" draw:layer="layout" svg:width="0.015cm" svg:height="0.042cm" svg:x="12.363cm" svg:y="7.53cm" svg:viewBox="0 0 16 43" draw:points="16,43 0,2 7,0 9,0">
          <text:p/>
        </draw:polygon>
        <draw:polygon draw:style-name="gr186" draw:text-style-name="P9" draw:layer="layout" svg:width="0.497cm" svg:height="0.168cm" svg:x="12.372cm" svg:y="7.447cm" svg:viewBox="0 0 498 169" draw:points="0,83 484,0 491,43 498,86 14,169 7,126">
          <text:p/>
        </draw:polygon>
        <draw:polygon draw:style-name="gr186" draw:text-style-name="P9" draw:layer="layout" svg:width="0.012cm" svg:height="0.042cm" svg:x="12.863cm" svg:y="7.49cm" svg:viewBox="0 0 13 43" draw:points="0,0 13,42 7,43">
          <text:p/>
        </draw:polygon>
        <draw:polygon draw:style-name="gr186" draw:text-style-name="P9" draw:layer="layout" svg:width="0.509cm" svg:height="0.233cm" svg:x="12.85cm" svg:y="7.298cm" svg:viewBox="0 0 510 234" draw:points="0,150 484,0 497,42 510,84 26,234 13,192">
          <text:p/>
        </draw:polygon>
        <draw:polygon draw:style-name="gr186" draw:text-style-name="P9" draw:layer="layout" svg:width="0.012cm" svg:height="0.042cm" svg:x="13.334cm" svg:y="7.297cm" svg:viewBox="0 0 13 43" draw:points="13,43 0,1 3,0">
          <text:p/>
        </draw:polygon>
        <draw:polygon draw:style-name="gr186" draw:text-style-name="P9" draw:layer="layout" svg:width="0.503cm" svg:height="0.193cm" svg:x="13.337cm" svg:y="7.189cm" svg:viewBox="0 0 504 194" draw:points="0,108 484,0 494,43 504,86 20,194 10,151">
          <text:p/>
        </draw:polygon>
        <draw:polygon draw:style-name="gr186" draw:text-style-name="P9" draw:layer="layout" svg:width="0.503cm" svg:height="0.193cm" svg:x="13.821cm" svg:y="7.081cm" svg:viewBox="0 0 504 194" draw:points="0,108 484,0 494,43 504,86 20,194 10,151">
          <text:p/>
        </draw:polygon>
        <draw:polygon draw:style-name="gr186" draw:text-style-name="P9" draw:layer="layout" svg:width="0.012cm" svg:height="0.042cm" svg:x="14.315cm" svg:y="7.124cm" svg:viewBox="0 0 13 43" draw:points="0,0 13,42 10,43">
          <text:p/>
        </draw:polygon>
        <draw:polygon draw:style-name="gr186" draw:text-style-name="P9" draw:layer="layout" svg:width="0.509cm" svg:height="0.229cm" svg:x="14.302cm" svg:y="6.936cm" svg:viewBox="0 0 510 230" draw:points="0,146 484,0 497,42 510,84 26,230 13,188">
          <text:p/>
        </draw:polygon>
        <draw:polygon draw:style-name="gr186" draw:text-style-name="P9" draw:layer="layout" svg:width="0.036cm" svg:height="0.043cm" svg:x="14.785cm" svg:y="6.934cm" svg:viewBox="0 0 37 44" draw:points="13,44 0,2 8,0 15,0 23,1 30,4 37,7 37,7">
          <text:p/>
        </draw:polygon>
        <draw:polygon draw:style-name="gr186" draw:text-style-name="P9" draw:layer="layout" svg:width="0.532cm" svg:height="0.393cm" svg:x="14.774cm" svg:y="6.941cm" svg:viewBox="0 0 533 394" draw:points="48,0 533,320 509,357 485,394 0,74 24,37">
          <text:p/>
        </draw:polygon>
        <draw:polygon draw:style-name="gr186" draw:text-style-name="P9" draw:layer="layout" svg:width="0.044cm" svg:height="0.043cm" svg:x="15.259cm" svg:y="7.298cm" svg:viewBox="0 0 45 44" draw:points="24,0 45,39 38,42 31,43 23,44 15,43 8,41 1,38 0,37">
          <text:p/>
        </draw:polygon>
        <draw:polygon draw:style-name="gr186" draw:text-style-name="P9" draw:layer="layout" svg:width="0.525cm" svg:height="0.342cm" svg:x="15.262cm" svg:y="6.994cm" svg:viewBox="0 0 526 343" draw:points="0,265 484,0 505,39 526,78 42,343 21,304">
          <text:p/>
        </draw:polygon>
        <draw:polygon draw:style-name="gr186" draw:text-style-name="P9" draw:layer="layout" svg:width="0.034cm" svg:height="0.043cm" svg:x="15.746cm" svg:y="6.989cm" svg:viewBox="0 0 35 44" draw:points="21,44 0,5 7,2 14,1 22,0 30,1 35,2">
          <text:p/>
        </draw:polygon>
        <draw:polygon draw:style-name="gr186" draw:text-style-name="P9" draw:layer="layout" svg:width="0.511cm" svg:height="0.251cm" svg:x="15.753cm" svg:y="6.991cm" svg:viewBox="0 0 512 252" draw:points="28,0 512,168 498,210 484,252 0,84 14,42">
          <text:p/>
        </draw:polygon>
        <draw:polygon draw:style-name="gr186" draw:text-style-name="P9" draw:layer="layout" svg:width="0.013cm" svg:height="0.041cm" svg:x="16.237cm" svg:y="7.201cm" svg:viewBox="0 0 14 42" draw:points="14,0 0,42 0,42">
          <text:p/>
        </draw:polygon>
        <draw:polygon draw:style-name="gr186" draw:text-style-name="P9" draw:layer="layout" svg:width="0.511cm" svg:height="0.246cm" svg:x="16.237cm" svg:y="7.159cm" svg:viewBox="0 0 512 247" draw:points="28,0 512,163 498,205 484,247 0,84 14,42">
          <text:p/>
        </draw:polygon>
        <draw:polygon draw:style-name="gr186" draw:text-style-name="P9" draw:layer="layout" svg:width="0.016cm" svg:height="0.041cm" svg:x="16.735cm" svg:y="7.322cm" svg:viewBox="0 0 17 42" draw:points="0,42 14,0 17,2">
          <text:p/>
        </draw:polygon>
        <draw:polygon draw:style-name="gr186" draw:text-style-name="P9" draw:layer="layout" svg:width="0.517cm" svg:height="0.288cm" svg:x="16.718cm" svg:y="7.324cm" svg:viewBox="0 0 518 289" draw:points="34,0 518,209 501,249 484,289 0,80 17,40">
          <text:p/>
        </draw:polygon>
        <draw:polygon draw:style-name="gr186" draw:text-style-name="P9" draw:layer="layout" svg:width="0.016cm" svg:height="0.041cm" svg:x="17.202cm" svg:y="7.573cm" svg:viewBox="0 0 17 42" draw:points="17,0 3,42 0,40">
          <text:p/>
        </draw:polygon>
        <draw:polygon draw:style-name="gr186" draw:text-style-name="P9" draw:layer="layout" svg:width="0.511cm" svg:height="0.247cm" svg:x="17.205cm" svg:y="7.531cm" svg:viewBox="0 0 512 248" draw:points="28,0 512,164 498,206 484,248 0,84 14,42">
          <text:p/>
        </draw:polygon>
        <draw:polygon draw:style-name="gr186" draw:text-style-name="P9" draw:layer="layout" svg:width="0.016cm" svg:height="0.041cm" svg:x="17.703cm" svg:y="7.695cm" svg:viewBox="0 0 17 42" draw:points="0,42 14,0 17,1">
          <text:p/>
        </draw:polygon>
        <draw:polygon draw:style-name="gr186" draw:text-style-name="P9" draw:layer="layout" svg:width="0.518cm" svg:height="0.283cm" svg:x="17.686cm" svg:y="7.696cm" svg:viewBox="0 0 519 284" draw:points="34,0 519,202 502,243 485,284 0,82 17,41">
          <text:p/>
        </draw:polygon>
        <draw:polygon draw:style-name="gr186" draw:text-style-name="P9" draw:layer="layout" svg:width="0.249cm" svg:height="0.249cm" svg:x="8.381cm" svg:y="8.124cm" svg:viewBox="0 0 250 250" draw:points="0,250 250,250 125,0">
          <text:p/>
        </draw:polygon>
        <draw:polyline draw:style-name="gr117" draw:text-style-name="P9" draw:layer="layout" svg:width="0.249cm" svg:height="0.249cm" svg:x="8.381cm" svg:y="8.124cm" svg:viewBox="0 0 250 250" draw:points="0,250 250,250 125,0 0,250">
          <text:p/>
        </draw:polyline>
        <draw:polygon draw:style-name="gr186" draw:text-style-name="P9" draw:layer="layout" svg:width="0.249cm" svg:height="0.249cm" svg:x="8.865cm" svg:y="8.236cm" svg:viewBox="0 0 250 250" draw:points="0,250 250,250 125,0">
          <text:p/>
        </draw:polygon>
        <draw:polyline draw:style-name="gr117" draw:text-style-name="P9" draw:layer="layout" svg:width="0.249cm" svg:height="0.249cm" svg:x="8.865cm" svg:y="8.236cm" svg:viewBox="0 0 250 250" draw:points="0,250 250,250 125,0 0,250">
          <text:p/>
        </draw:polyline>
        <draw:polygon draw:style-name="gr186" draw:text-style-name="P9" draw:layer="layout" svg:width="0.249cm" svg:height="0.249cm" svg:x="9.349cm" svg:y="8.41cm" svg:viewBox="0 0 250 250" draw:points="0,250 250,250 125,0">
          <text:p/>
        </draw:polygon>
        <draw:polyline draw:style-name="gr117" draw:text-style-name="P9" draw:layer="layout" svg:width="0.249cm" svg:height="0.249cm" svg:x="9.349cm" svg:y="8.41cm" svg:viewBox="0 0 250 250" draw:points="0,250 250,250 125,0 0,250">
          <text:p/>
        </draw:polyline>
        <draw:polygon draw:style-name="gr186" draw:text-style-name="P9" draw:layer="layout" svg:width="0.249cm" svg:height="0.249cm" svg:x="9.833cm" svg:y="8.243cm" svg:viewBox="0 0 250 250" draw:points="0,250 250,250 125,0">
          <text:p/>
        </draw:polygon>
        <draw:polyline draw:style-name="gr117" draw:text-style-name="P9" draw:layer="layout" svg:width="0.249cm" svg:height="0.249cm" svg:x="9.833cm" svg:y="8.243cm" svg:viewBox="0 0 250 250" draw:points="0,250 250,250 125,0 0,250">
          <text:p/>
        </draw:polyline>
        <draw:polygon draw:style-name="gr186" draw:text-style-name="P9" draw:layer="layout" svg:width="0.249cm" svg:height="0.249cm" svg:x="10.317cm" svg:y="8.211cm" svg:viewBox="0 0 250 250" draw:points="0,250 250,250 125,0">
          <text:p/>
        </draw:polygon>
        <draw:polyline draw:style-name="gr117" draw:text-style-name="P9" draw:layer="layout" svg:width="0.249cm" svg:height="0.249cm" svg:x="10.317cm" svg:y="8.211cm" svg:viewBox="0 0 250 250" draw:points="0,250 250,250 125,0 0,250">
          <text:p/>
        </draw:polyline>
        <draw:polygon draw:style-name="gr186" draw:text-style-name="P9" draw:layer="layout" svg:width="0.249cm" svg:height="0.249cm" svg:x="10.801cm" svg:y="8.096cm" svg:viewBox="0 0 250 250" draw:points="0,250 250,250 125,0">
          <text:p/>
        </draw:polygon>
        <draw:polyline draw:style-name="gr117" draw:text-style-name="P9" draw:layer="layout" svg:width="0.249cm" svg:height="0.249cm" svg:x="10.801cm" svg:y="8.096cm" svg:viewBox="0 0 250 250" draw:points="0,250 250,250 125,0 0,250">
          <text:p/>
        </draw:polyline>
        <draw:polygon draw:style-name="gr186" draw:text-style-name="P9" draw:layer="layout" svg:width="0.249cm" svg:height="0.249cm" svg:x="11.285cm" svg:y="7.974cm" svg:viewBox="0 0 250 250" draw:points="0,250 250,250 125,0">
          <text:p/>
        </draw:polygon>
        <draw:polyline draw:style-name="gr117" draw:text-style-name="P9" draw:layer="layout" svg:width="0.249cm" svg:height="0.249cm" svg:x="11.285cm" svg:y="7.974cm" svg:viewBox="0 0 250 250" draw:points="0,250 250,250 125,0 0,250">
          <text:p/>
        </draw:polyline>
        <draw:polygon draw:style-name="gr186" draw:text-style-name="P9" draw:layer="layout" svg:width="0.249cm" svg:height="0.249cm" svg:x="11.77cm" svg:y="7.64cm" svg:viewBox="0 0 250 250" draw:points="0,250 250,250 125,0">
          <text:p/>
        </draw:polygon>
        <draw:polyline draw:style-name="gr117" draw:text-style-name="P9" draw:layer="layout" svg:width="0.249cm" svg:height="0.249cm" svg:x="11.77cm" svg:y="7.64cm" svg:viewBox="0 0 250 250" draw:points="0,250 250,250 125,0 0,250">
          <text:p/>
        </draw:polyline>
        <draw:polygon draw:style-name="gr186" draw:text-style-name="P9" draw:layer="layout" svg:width="0.249cm" svg:height="0.249cm" svg:x="12.254cm" svg:y="7.448cm" svg:viewBox="0 0 250 250" draw:points="0,250 250,250 125,0">
          <text:p/>
        </draw:polygon>
        <draw:polyline draw:style-name="gr117" draw:text-style-name="P9" draw:layer="layout" svg:width="0.249cm" svg:height="0.249cm" svg:x="12.254cm" svg:y="7.448cm" svg:viewBox="0 0 250 250" draw:points="0,250 250,250 125,0 0,250">
          <text:p/>
        </draw:polyline>
        <draw:polygon draw:style-name="gr186" draw:text-style-name="P9" draw:layer="layout" svg:width="0.249cm" svg:height="0.249cm" svg:x="12.738cm" svg:y="7.365cm" svg:viewBox="0 0 250 250" draw:points="0,250 250,250 125,0">
          <text:p/>
        </draw:polygon>
        <draw:polyline draw:style-name="gr117" draw:text-style-name="P9" draw:layer="layout" svg:width="0.249cm" svg:height="0.249cm" svg:x="12.738cm" svg:y="7.365cm" svg:viewBox="0 0 250 250" draw:points="0,250 250,250 125,0 0,250">
          <text:p/>
        </draw:polyline>
        <draw:polygon draw:style-name="gr186" draw:text-style-name="P9" draw:layer="layout" svg:width="0.249cm" svg:height="0.249cm" svg:x="13.222cm" svg:y="7.215cm" svg:viewBox="0 0 250 250" draw:points="0,250 250,250 125,0">
          <text:p/>
        </draw:polygon>
        <draw:polyline draw:style-name="gr117" draw:text-style-name="P9" draw:layer="layout" svg:width="0.249cm" svg:height="0.249cm" svg:x="13.222cm" svg:y="7.215cm" svg:viewBox="0 0 250 250" draw:points="0,250 250,250 125,0 0,250">
          <text:p/>
        </draw:polyline>
        <draw:polygon draw:style-name="gr186" draw:text-style-name="P9" draw:layer="layout" svg:width="0.249cm" svg:height="0.249cm" svg:x="13.706cm" svg:y="7.107cm" svg:viewBox="0 0 250 250" draw:points="0,250 250,250 125,0">
          <text:p/>
        </draw:polygon>
        <draw:polyline draw:style-name="gr117" draw:text-style-name="P9" draw:layer="layout" svg:width="0.249cm" svg:height="0.249cm" svg:x="13.706cm" svg:y="7.107cm" svg:viewBox="0 0 250 250" draw:points="0,250 250,250 125,0 0,250">
          <text:p/>
        </draw:polyline>
        <draw:polygon draw:style-name="gr186" draw:text-style-name="P9" draw:layer="layout" svg:width="0.249cm" svg:height="0.249cm" svg:x="14.19cm" svg:y="6.999cm" svg:viewBox="0 0 250 250" draw:points="0,250 250,250 125,0">
          <text:p/>
        </draw:polygon>
        <draw:polyline draw:style-name="gr117" draw:text-style-name="P9" draw:layer="layout" svg:width="0.249cm" svg:height="0.249cm" svg:x="14.19cm" svg:y="6.999cm" svg:viewBox="0 0 250 250" draw:points="0,250 250,250 125,0 0,250">
          <text:p/>
        </draw:polyline>
        <draw:polygon draw:style-name="gr186" draw:text-style-name="P9" draw:layer="layout" svg:width="0.249cm" svg:height="0.249cm" svg:x="14.673cm" svg:y="6.853cm" svg:viewBox="0 0 250 250" draw:points="0,250 250,250 125,0">
          <text:p/>
        </draw:polygon>
        <draw:polyline draw:style-name="gr117" draw:text-style-name="P9" draw:layer="layout" svg:width="0.249cm" svg:height="0.249cm" svg:x="14.673cm" svg:y="6.853cm" svg:viewBox="0 0 250 250" draw:points="0,250 250,250 125,0 0,250">
          <text:p/>
        </draw:polyline>
        <draw:polygon draw:style-name="gr186" draw:text-style-name="P9" draw:layer="layout" svg:width="0.249cm" svg:height="0.249cm" svg:x="15.158cm" svg:y="7.173cm" svg:viewBox="0 0 250 250" draw:points="0,250 250,250 125,0">
          <text:p/>
        </draw:polygon>
        <draw:polyline draw:style-name="gr117" draw:text-style-name="P9" draw:layer="layout" svg:width="0.249cm" svg:height="0.249cm" svg:x="15.158cm" svg:y="7.173cm" svg:viewBox="0 0 250 250" draw:points="0,250 250,250 125,0 0,250">
          <text:p/>
        </draw:polyline>
        <draw:polygon draw:style-name="gr186" draw:text-style-name="P9" draw:layer="layout" svg:width="0.249cm" svg:height="0.249cm" svg:x="15.642cm" svg:y="6.908cm" svg:viewBox="0 0 250 250" draw:points="0,250 250,250 125,0">
          <text:p/>
        </draw:polygon>
        <draw:polyline draw:style-name="gr117" draw:text-style-name="P9" draw:layer="layout" svg:width="0.249cm" svg:height="0.249cm" svg:x="15.642cm" svg:y="6.908cm" svg:viewBox="0 0 250 250" draw:points="0,250 250,250 125,0 0,250">
          <text:p/>
        </draw:polyline>
        <draw:polygon draw:style-name="gr186" draw:text-style-name="P9" draw:layer="layout" svg:width="0.249cm" svg:height="0.249cm" svg:x="16.126cm" svg:y="7.076cm" svg:viewBox="0 0 250 250" draw:points="0,250 250,250 125,0">
          <text:p/>
        </draw:polygon>
        <draw:polyline draw:style-name="gr117" draw:text-style-name="P9" draw:layer="layout" svg:width="0.249cm" svg:height="0.249cm" svg:x="16.126cm" svg:y="7.076cm" svg:viewBox="0 0 250 250" draw:points="0,250 250,250 125,0 0,250">
          <text:p/>
        </draw:polyline>
        <draw:polygon draw:style-name="gr186" draw:text-style-name="P9" draw:layer="layout" svg:width="0.249cm" svg:height="0.249cm" svg:x="16.61cm" svg:y="7.239cm" svg:viewBox="0 0 250 250" draw:points="0,250 250,250 125,0">
          <text:p/>
        </draw:polygon>
        <draw:polyline draw:style-name="gr117" draw:text-style-name="P9" draw:layer="layout" svg:width="0.249cm" svg:height="0.249cm" svg:x="16.61cm" svg:y="7.239cm" svg:viewBox="0 0 250 250" draw:points="0,250 250,250 125,0 0,250">
          <text:p/>
        </draw:polyline>
        <draw:polygon draw:style-name="gr186" draw:text-style-name="P9" draw:layer="layout" svg:width="0.249cm" svg:height="0.249cm" svg:x="17.094cm" svg:y="7.448cm" svg:viewBox="0 0 250 250" draw:points="0,250 250,250 125,0">
          <text:p/>
        </draw:polygon>
        <draw:polyline draw:style-name="gr117" draw:text-style-name="P9" draw:layer="layout" svg:width="0.249cm" svg:height="0.249cm" svg:x="17.094cm" svg:y="7.448cm" svg:viewBox="0 0 250 250" draw:points="0,250 250,250 125,0 0,250">
          <text:p/>
        </draw:polyline>
        <draw:polygon draw:style-name="gr186" draw:text-style-name="P9" draw:layer="layout" svg:width="0.249cm" svg:height="0.249cm" svg:x="17.578cm" svg:y="7.612cm" svg:viewBox="0 0 250 250" draw:points="0,250 250,250 125,0">
          <text:p/>
        </draw:polygon>
        <draw:polyline draw:style-name="gr117" draw:text-style-name="P9" draw:layer="layout" svg:width="0.249cm" svg:height="0.249cm" svg:x="17.578cm" svg:y="7.612cm" svg:viewBox="0 0 250 250" draw:points="0,250 250,250 125,0 0,250">
          <text:p/>
        </draw:polyline>
        <draw:polygon draw:style-name="gr186" draw:text-style-name="P9" draw:layer="layout" svg:width="0.249cm" svg:height="0.249cm" svg:x="18.063cm" svg:y="7.814cm" svg:viewBox="0 0 250 250" draw:points="0,250 250,250 125,0">
          <text:p/>
        </draw:polygon>
        <draw:polyline draw:style-name="gr117" draw:text-style-name="P9" draw:layer="layout" svg:width="0.249cm" svg:height="0.249cm" svg:x="18.063cm" svg:y="7.814cm" svg:viewBox="0 0 250 250" draw:points="0,250 250,250 125,0 0,250">
          <text:p/>
        </draw:polyline>
        <draw:polygon draw:style-name="gr118" draw:text-style-name="P9" draw:layer="layout" svg:width="0.316cm" svg:height="0.087cm" svg:x="18.681cm" svg:y="8.358cm" svg:viewBox="0 0 317 88" draw:points="0,0 317,0 317,88 0,88">
          <text:p/>
        </draw:polygon>
        <draw:polygon draw:style-name="gr118" draw:text-style-name="P9" draw:layer="layout" svg:width="0.158cm" svg:height="0.158cm" svg:x="18.76cm" svg:y="8.322cm" svg:viewBox="0 0 159 159" draw:points="0,0 0,159 159,159 159,0">
          <text:p/>
        </draw:polygon>
        <draw:polyline draw:style-name="gr117" draw:text-style-name="P9" draw:layer="layout" svg:width="0.158cm" svg:height="0.158cm" svg:x="18.76cm" svg:y="8.322cm" svg:viewBox="0 0 159 159" draw:points="0,0 0,159 159,159 159,0 0,0">
          <text:p/>
        </draw:polyline>
        <draw:polygon draw:style-name="gr119" draw:text-style-name="P9" draw:layer="layout" svg:width="0.316cm" svg:height="0.087cm" svg:x="18.681cm" svg:y="9.155cm" svg:viewBox="0 0 317 88" draw:points="0,0 317,0 317,88 0,88">
          <text:p/>
        </draw:polygon>
        <draw:polygon draw:style-name="gr119" draw:text-style-name="P9" draw:layer="layout" svg:width="0.158cm" svg:height="0.158cm" svg:x="18.76cm" svg:y="9.119cm" svg:viewBox="0 0 159 159" draw:points="0,80 80,159 159,80 80,0">
          <text:p/>
        </draw:polygon>
        <draw:polyline draw:style-name="gr117" draw:text-style-name="P9" draw:layer="layout" svg:width="0.158cm" svg:height="0.158cm" svg:x="18.76cm" svg:y="9.119cm" svg:viewBox="0 0 159 159" draw:points="0,80 80,159 159,80 80,0 0,80">
          <text:p/>
        </draw:polyline>
        <draw:polygon draw:style-name="gr130" draw:text-style-name="P9" draw:layer="layout" svg:width="0.316cm" svg:height="0.087cm" svg:x="18.681cm" svg:y="9.951cm" svg:viewBox="0 0 317 88" draw:points="0,0 317,0 317,88 0,88">
          <text:p/>
        </draw:polygon>
        <draw:polygon draw:style-name="gr130" draw:text-style-name="P9" draw:layer="layout" svg:width="0.158cm" svg:height="0.158cm" svg:x="18.76cm" svg:y="9.915cm" svg:viewBox="0 0 159 159" draw:points="0,0 80,159 159,0">
          <text:p/>
        </draw:polygon>
        <draw:polyline draw:style-name="gr117" draw:text-style-name="P9" draw:layer="layout" svg:width="0.158cm" svg:height="0.158cm" svg:x="18.76cm" svg:y="9.915cm" svg:viewBox="0 0 159 159" draw:points="0,0 80,159 159,0 0,0">
          <text:p/>
        </draw:polyline>
        <draw:polygon draw:style-name="gr186" draw:text-style-name="P9" draw:layer="layout" svg:width="0.316cm" svg:height="0.087cm" svg:x="18.681cm" svg:y="10.748cm" svg:viewBox="0 0 317 88" draw:points="0,0 317,0 317,88 0,88">
          <text:p/>
        </draw:polygon>
        <draw:polygon draw:style-name="gr186" draw:text-style-name="P9" draw:layer="layout" svg:width="0.158cm" svg:height="0.158cm" svg:x="18.76cm" svg:y="10.712cm" svg:viewBox="0 0 159 159" draw:points="0,159 159,159 80,0">
          <text:p/>
        </draw:polygon>
        <draw:polyline draw:style-name="gr117" draw:text-style-name="P9" draw:layer="layout" svg:width="0.158cm" svg:height="0.158cm" svg:x="18.76cm" svg:y="10.712cm" svg:viewBox="0 0 159 159" draw:points="0,159 159,159 80,0 0,159">
          <text:p/>
        </draw:polyline>
        <draw:frame draw:style-name="gr250" draw:text-style-name="P19" draw:layer="layout" svg:width="3.296cm" svg:height="0.569cm" svg:x="19.049cm" svg:y="8.291cm">
          <draw:text-box>
            <text:p><text:span text:style-name="T15">SXCS (h = 0.2), <text:s text:c="9"/></text:span></text:p>
          </draw:text-box>
        </draw:frame>
        <draw:frame draw:style-name="gr251" draw:text-style-name="P19" draw:layer="layout" svg:width="1.7cm" svg:height="0.569cm" svg:x="19.049cm" svg:y="8.661cm">
          <draw:text-box>
            <text:p><text:span text:style-name="T15">intelligent</text:span></text:p>
          </draw:text-box>
        </draw:frame>
        <draw:frame draw:style-name="gr252" draw:text-style-name="P19" draw:layer="layout" svg:width="3.135cm" svg:height="0.569cm" svg:x="19.049cm" svg:y="9.085cm">
          <draw:text-box>
            <text:p><text:span text:style-name="T15">SXCS (h = 0.2), <text:s text:c="7"/></text:span></text:p>
          </draw:text-box>
        </draw:frame>
        <draw:frame draw:style-name="gr253" draw:text-style-name="P19" draw:layer="layout" svg:width="2.953cm" svg:height="0.569cm" svg:x="19.049cm" svg:y="9.455cm">
          <draw:text-box>
            <text:p><text:span text:style-name="T15">Richtungsänderung</text:span></text:p>
          </draw:text-box>
        </draw:frame>
        <draw:frame draw:style-name="gr254" draw:text-style-name="P19" draw:layer="layout" svg:width="3.292cm" svg:height="0.569cm" svg:x="19.049cm" svg:y="9.878cm">
          <draw:text-box>
            <text:p><text:span text:style-name="T15">SXCS (h = 0.05), <text:s text:c="7"/></text:span></text:p>
          </draw:text-box>
        </draw:frame>
        <draw:frame draw:style-name="gr251" draw:text-style-name="P19" draw:layer="layout" svg:width="1.7cm" svg:height="0.569cm" svg:x="19.049cm" svg:y="10.248cm">
          <draw:text-box>
            <text:p><text:span text:style-name="T15">intelligent</text:span></text:p>
          </draw:text-box>
        </draw:frame>
        <draw:frame draw:style-name="gr255" draw:text-style-name="P19" draw:layer="layout" svg:width="3.131cm" svg:height="0.569cm" svg:x="19.049cm" svg:y="10.698cm">
          <draw:text-box>
            <text:p><text:span text:style-name="T15">SXCS (h = 0.05), <text:s text:c="5"/></text:span></text:p>
          </draw:text-box>
        </draw:frame>
        <draw:frame draw:style-name="gr253" draw:text-style-name="P19" draw:layer="layout" svg:width="2.953cm" svg:height="0.569cm" svg:x="19.049cm" svg:y="11.068cm">
          <draw:text-box>
            <text:p><text:span text:style-name="T15">Richtungsänderung</text:span></text:p>
          </draw:text-box>
        </draw:frame>
        <draw:frame draw:style-name="gr247" draw:text-style-name="P20" draw:layer="layout" svg:width="3.008cm" svg:height="0.603cm" svg:x="11.853cm" svg:y="12.729cm">
          <draw:text-box>
            <text:p><text:span text:style-name="T16">tournament factor</text:span></text:p>
          </draw:text-box>
        </draw:frame>
        <draw:frame draw:style-name="gr223" draw:text-style-name="P20" draw:layer="layout" svg:width="3.906cm" svg:height="0.603cm" draw:transform="rotate (1.5707963267946) translate (7.612cm 10.938cm)">
          <draw:text-box>
            <text:p><text:span text:style-name="T16">Qualitätsdifferenz (in %)</text:span></text:p>
          </draw:text-box>
        </draw:frame>
        <presentation:notes draw:style-name="dp2">
          <draw:page-thumbnail draw:style-name="gr14" draw:layer="layout" svg:width="13.968cm" svg:height="10.476cm" svg:x="3.81cm" svg:y="2.123cm" draw:page-number="55" presentation:class="page"/>
          <draw:frame presentation:style-name="pr2" draw:layer="layout" svg:width="17.271cm" svg:height="12.322cm" svg:x="2.159cm" svg:y="13.271cm" presentation:class="notes" presentation:placeholder="true">
            <draw:text-box/>
          </draw:frame>
        </presentation:notes>
      </draw:page>
      <draw:page draw:name="page56" draw:style-name="dp1" draw:master-page-name="Default">
        <office:forms form:automatic-focus="false" form:apply-design-mode="false"/>
        <draw:polygon draw:style-name="gr111" draw:text-style-name="P9" draw:layer="layout" svg:width="15.239cm" svg:height="7.009cm" svg:x="4.445cm" svg:y="4.102cm" svg:viewBox="0 0 15240 7010" draw:points="0,0 15240,0 15240,7010 0,7010">
          <text:p/>
        </draw:polygon>
        <draw:polyline draw:style-name="gr112" draw:text-style-name="P9" draw:layer="layout" svg:width="9.628cm" svg:height="4.875cm" svg:x="6.019cm" svg:y="4.428cm" svg:viewBox="0 0 9629 4876" draw:points="4815,4876 0,4876 0,0 9629,0 9629,4876 4815,4876">
          <text:p/>
        </draw:polyline>
        <draw:line draw:style-name="gr112" draw:text-style-name="P9" draw:layer="layout" svg:x1="15.648cm" svg:y1="9.303cm" svg:x2="6.019cm" svg:y2="9.303cm">
          <text:p/>
        </draw:line>
        <draw:line draw:style-name="gr112" draw:text-style-name="P9" draw:layer="layout" svg:x1="15.648cm" svg:y1="8.693cm" svg:x2="6.019cm" svg:y2="8.693cm">
          <text:p/>
        </draw:line>
        <draw:line draw:style-name="gr112" draw:text-style-name="P9" draw:layer="layout" svg:x1="15.648cm" svg:y1="8.083cm" svg:x2="6.019cm" svg:y2="8.083cm">
          <text:p/>
        </draw:line>
        <draw:line draw:style-name="gr112" draw:text-style-name="P9" draw:layer="layout" svg:x1="15.648cm" svg:y1="7.475cm" svg:x2="6.019cm" svg:y2="7.475cm">
          <text:p/>
        </draw:line>
        <draw:line draw:style-name="gr112" draw:text-style-name="P9" draw:layer="layout" svg:x1="15.648cm" svg:y1="6.865cm" svg:x2="6.019cm" svg:y2="6.865cm">
          <text:p/>
        </draw:line>
        <draw:line draw:style-name="gr112" draw:text-style-name="P9" draw:layer="layout" svg:x1="15.648cm" svg:y1="6.255cm" svg:x2="6.019cm" svg:y2="6.255cm">
          <text:p/>
        </draw:line>
        <draw:line draw:style-name="gr112" draw:text-style-name="P9" draw:layer="layout" svg:x1="15.648cm" svg:y1="5.646cm" svg:x2="6.019cm" svg:y2="5.646cm">
          <text:p/>
        </draw:line>
        <draw:line draw:style-name="gr112" draw:text-style-name="P9" draw:layer="layout" svg:x1="15.648cm" svg:y1="5.036cm" svg:x2="6.019cm" svg:y2="5.036cm">
          <text:p/>
        </draw:line>
        <draw:line draw:style-name="gr112" draw:text-style-name="P9" draw:layer="layout" svg:x1="15.648cm" svg:y1="4.427cm" svg:x2="6.019cm" svg:y2="4.427cm">
          <text:p/>
        </draw:line>
        <draw:frame draw:style-name="gr206" draw:text-style-name="P19" draw:layer="layout" svg:width="0.896cm" svg:height="0.569cm" svg:x="5.821cm" svg:y="9.958cm">
          <draw:text-box>
            <text:p><text:span text:style-name="T15">0.2</text:span></text:p>
          </draw:text-box>
        </draw:frame>
        <draw:frame draw:style-name="gr205" draw:text-style-name="P19" draw:layer="layout" svg:width="1.052cm" svg:height="0.569cm" svg:x="6.218cm" svg:y="9.587cm">
          <draw:text-box>
            <text:p><text:span text:style-name="T15">0.24</text:span></text:p>
          </draw:text-box>
        </draw:frame>
        <draw:frame draw:style-name="gr205" draw:text-style-name="P19" draw:layer="layout" svg:width="1.052cm" svg:height="0.569cm" svg:x="6.694cm" svg:y="9.958cm">
          <draw:text-box>
            <text:p><text:span text:style-name="T15">0.28</text:span></text:p>
          </draw:text-box>
        </draw:frame>
        <draw:frame draw:style-name="gr205" draw:text-style-name="P19" draw:layer="layout" svg:width="1.052cm" svg:height="0.569cm" svg:x="7.197cm" svg:y="9.587cm">
          <draw:text-box>
            <text:p><text:span text:style-name="T15">0.32</text:span></text:p>
          </draw:text-box>
        </draw:frame>
        <draw:frame draw:style-name="gr205" draw:text-style-name="P19" draw:layer="layout" svg:width="1.052cm" svg:height="0.569cm" svg:x="7.673cm" svg:y="9.958cm">
          <draw:text-box>
            <text:p><text:span text:style-name="T15">0.36</text:span></text:p>
          </draw:text-box>
        </draw:frame>
        <draw:frame draw:style-name="gr206" draw:text-style-name="P19" draw:layer="layout" svg:width="0.896cm" svg:height="0.569cm" svg:x="8.229cm" svg:y="9.587cm">
          <draw:text-box>
            <text:p><text:span text:style-name="T15">0.4</text:span></text:p>
          </draw:text-box>
        </draw:frame>
        <draw:frame draw:style-name="gr205" draw:text-style-name="P19" draw:layer="layout" svg:width="1.052cm" svg:height="0.569cm" svg:x="8.625cm" svg:y="9.958cm">
          <draw:text-box>
            <text:p><text:span text:style-name="T15">0.44</text:span></text:p>
          </draw:text-box>
        </draw:frame>
        <draw:frame draw:style-name="gr205" draw:text-style-name="P19" draw:layer="layout" svg:width="1.052cm" svg:height="0.569cm" svg:x="9.102cm" svg:y="9.587cm">
          <draw:text-box>
            <text:p><text:span text:style-name="T15">0.48</text:span></text:p>
          </draw:text-box>
        </draw:frame>
        <draw:frame draw:style-name="gr205" draw:text-style-name="P19" draw:layer="layout" svg:width="1.052cm" svg:height="0.569cm" svg:x="9.604cm" svg:y="9.958cm">
          <draw:text-box>
            <text:p><text:span text:style-name="T15">0.52</text:span></text:p>
          </draw:text-box>
        </draw:frame>
        <draw:frame draw:style-name="gr205" draw:text-style-name="P19" draw:layer="layout" svg:width="1.052cm" svg:height="0.569cm" svg:x="10.081cm" svg:y="9.587cm">
          <draw:text-box>
            <text:p><text:span text:style-name="T15">0.56</text:span></text:p>
          </draw:text-box>
        </draw:frame>
        <draw:frame draw:style-name="gr206" draw:text-style-name="P19" draw:layer="layout" svg:width="0.896cm" svg:height="0.569cm" svg:x="10.636cm" svg:y="9.958cm">
          <draw:text-box>
            <text:p><text:span text:style-name="T15">0.6</text:span></text:p>
          </draw:text-box>
        </draw:frame>
        <draw:frame draw:style-name="gr205" draw:text-style-name="P19" draw:layer="layout" svg:width="1.052cm" svg:height="0.569cm" svg:x="11.033cm" svg:y="9.587cm">
          <draw:text-box>
            <text:p><text:span text:style-name="T15">0.64</text:span></text:p>
          </draw:text-box>
        </draw:frame>
        <draw:frame draw:style-name="gr205" draw:text-style-name="P19" draw:layer="layout" svg:width="1.052cm" svg:height="0.569cm" svg:x="11.509cm" svg:y="9.958cm">
          <draw:text-box>
            <text:p><text:span text:style-name="T15">0.68</text:span></text:p>
          </draw:text-box>
        </draw:frame>
        <draw:frame draw:style-name="gr205" draw:text-style-name="P19" draw:layer="layout" svg:width="1.052cm" svg:height="0.569cm" svg:x="12.012cm" svg:y="9.587cm">
          <draw:text-box>
            <text:p><text:span text:style-name="T15">0.72</text:span></text:p>
          </draw:text-box>
        </draw:frame>
        <draw:frame draw:style-name="gr205" draw:text-style-name="P19" draw:layer="layout" svg:width="1.052cm" svg:height="0.569cm" svg:x="12.487cm" svg:y="9.958cm">
          <draw:text-box>
            <text:p><text:span text:style-name="T15">0.76</text:span></text:p>
          </draw:text-box>
        </draw:frame>
        <draw:frame draw:style-name="gr206" draw:text-style-name="P19" draw:layer="layout" svg:width="0.896cm" svg:height="0.569cm" svg:x="13.043cm" svg:y="9.587cm">
          <draw:text-box>
            <text:p><text:span text:style-name="T15">0.8</text:span></text:p>
          </draw:text-box>
        </draw:frame>
        <draw:frame draw:style-name="gr205" draw:text-style-name="P19" draw:layer="layout" svg:width="1.052cm" svg:height="0.569cm" svg:x="13.44cm" svg:y="9.958cm">
          <draw:text-box>
            <text:p><text:span text:style-name="T15">0.84</text:span></text:p>
          </draw:text-box>
        </draw:frame>
        <draw:frame draw:style-name="gr205" draw:text-style-name="P19" draw:layer="layout" svg:width="1.052cm" svg:height="0.569cm" svg:x="13.916cm" svg:y="9.587cm">
          <draw:text-box>
            <text:p><text:span text:style-name="T15">0.88</text:span></text:p>
          </draw:text-box>
        </draw:frame>
        <draw:frame draw:style-name="gr205" draw:text-style-name="P19" draw:layer="layout" svg:width="1.052cm" svg:height="0.569cm" svg:x="14.419cm" svg:y="9.958cm">
          <draw:text-box>
            <text:p><text:span text:style-name="T15">0.92</text:span></text:p>
          </draw:text-box>
        </draw:frame>
        <draw:frame draw:style-name="gr205" draw:text-style-name="P19" draw:layer="layout" svg:width="1.052cm" svg:height="0.569cm" svg:x="14.895cm" svg:y="9.587cm">
          <draw:text-box>
            <text:p><text:span text:style-name="T15">0.96</text:span></text:p>
          </draw:text-box>
        </draw:frame>
        <draw:frame draw:style-name="gr206" draw:text-style-name="P19" draw:layer="layout" svg:width="0.659cm" svg:height="0.569cm" svg:x="15.557cm" svg:y="9.958cm">
          <draw:text-box>
            <text:p><text:span text:style-name="T15">1</text:span></text:p>
          </draw:text-box>
        </draw:frame>
        <draw:line draw:style-name="gr112" draw:text-style-name="P9" draw:layer="layout" svg:x1="6.019cm" svg:y1="9.453cm" svg:x2="6.019cm" svg:y2="9.303cm">
          <text:p/>
        </draw:line>
        <draw:line draw:style-name="gr112" draw:text-style-name="P9" draw:layer="layout" svg:x1="6.5cm" svg:y1="9.453cm" svg:x2="6.5cm" svg:y2="9.303cm">
          <text:p/>
        </draw:line>
        <draw:line draw:style-name="gr112" draw:text-style-name="P9" draw:layer="layout" svg:x1="6.982cm" svg:y1="9.453cm" svg:x2="6.982cm" svg:y2="9.303cm">
          <text:p/>
        </draw:line>
        <draw:line draw:style-name="gr112" draw:text-style-name="P9" draw:layer="layout" svg:x1="7.463cm" svg:y1="9.453cm" svg:x2="7.463cm" svg:y2="9.303cm">
          <text:p/>
        </draw:line>
        <draw:line draw:style-name="gr112" draw:text-style-name="P9" draw:layer="layout" svg:x1="7.945cm" svg:y1="9.453cm" svg:x2="7.945cm" svg:y2="9.303cm">
          <text:p/>
        </draw:line>
        <draw:line draw:style-name="gr112" draw:text-style-name="P9" draw:layer="layout" svg:x1="8.426cm" svg:y1="9.453cm" svg:x2="8.426cm" svg:y2="9.303cm">
          <text:p/>
        </draw:line>
        <draw:line draw:style-name="gr112" draw:text-style-name="P9" draw:layer="layout" svg:x1="8.908cm" svg:y1="9.453cm" svg:x2="8.908cm" svg:y2="9.303cm">
          <text:p/>
        </draw:line>
        <draw:line draw:style-name="gr112" draw:text-style-name="P9" draw:layer="layout" svg:x1="9.389cm" svg:y1="9.453cm" svg:x2="9.389cm" svg:y2="9.303cm">
          <text:p/>
        </draw:line>
        <draw:line draw:style-name="gr112" draw:text-style-name="P9" draw:layer="layout" svg:x1="9.871cm" svg:y1="9.453cm" svg:x2="9.871cm" svg:y2="9.303cm">
          <text:p/>
        </draw:line>
        <draw:line draw:style-name="gr112" draw:text-style-name="P9" draw:layer="layout" svg:x1="10.352cm" svg:y1="9.453cm" svg:x2="10.352cm" svg:y2="9.303cm">
          <text:p/>
        </draw:line>
        <draw:line draw:style-name="gr112" draw:text-style-name="P9" draw:layer="layout" svg:x1="10.834cm" svg:y1="9.453cm" svg:x2="10.834cm" svg:y2="9.303cm">
          <text:p/>
        </draw:line>
        <draw:line draw:style-name="gr112" draw:text-style-name="P9" draw:layer="layout" svg:x1="11.315cm" svg:y1="9.453cm" svg:x2="11.315cm" svg:y2="9.303cm">
          <text:p/>
        </draw:line>
        <draw:line draw:style-name="gr112" draw:text-style-name="P9" draw:layer="layout" svg:x1="11.797cm" svg:y1="9.453cm" svg:x2="11.797cm" svg:y2="9.303cm">
          <text:p/>
        </draw:line>
        <draw:line draw:style-name="gr112" draw:text-style-name="P9" draw:layer="layout" svg:x1="12.277cm" svg:y1="9.453cm" svg:x2="12.277cm" svg:y2="9.303cm">
          <text:p/>
        </draw:line>
        <draw:line draw:style-name="gr112" draw:text-style-name="P9" draw:layer="layout" svg:x1="12.759cm" svg:y1="9.453cm" svg:x2="12.759cm" svg:y2="9.303cm">
          <text:p/>
        </draw:line>
        <draw:line draw:style-name="gr112" draw:text-style-name="P9" draw:layer="layout" svg:x1="13.24cm" svg:y1="9.453cm" svg:x2="13.24cm" svg:y2="9.303cm">
          <text:p/>
        </draw:line>
        <draw:line draw:style-name="gr112" draw:text-style-name="P9" draw:layer="layout" svg:x1="13.722cm" svg:y1="9.453cm" svg:x2="13.722cm" svg:y2="9.303cm">
          <text:p/>
        </draw:line>
        <draw:line draw:style-name="gr112" draw:text-style-name="P9" draw:layer="layout" svg:x1="14.203cm" svg:y1="9.453cm" svg:x2="14.203cm" svg:y2="9.303cm">
          <text:p/>
        </draw:line>
        <draw:line draw:style-name="gr112" draw:text-style-name="P9" draw:layer="layout" svg:x1="14.685cm" svg:y1="9.453cm" svg:x2="14.685cm" svg:y2="9.303cm">
          <text:p/>
        </draw:line>
        <draw:line draw:style-name="gr112" draw:text-style-name="P9" draw:layer="layout" svg:x1="15.166cm" svg:y1="9.453cm" svg:x2="15.166cm" svg:y2="9.303cm">
          <text:p/>
        </draw:line>
        <draw:polyline draw:style-name="gr112" draw:text-style-name="P9" draw:layer="layout" svg:width="0.149cm" svg:height="9.628cm" draw:transform="rotate (1.5707963267946) translate (6.01889672593783cm 9.45323662823291cm)" svg:viewBox="0 0 150 9629" draw:points="0,21667 150,21667 150,12038">
          <text:p/>
        </draw:polyline>
        <draw:frame draw:style-name="gr206" draw:text-style-name="P19" draw:layer="layout" svg:width="0.659cm" svg:height="0.569cm" svg:x="5.609cm" svg:y="9.164cm">
          <draw:text-box>
            <text:p><text:span text:style-name="T15">0</text:span></text:p>
          </draw:text-box>
        </draw:frame>
        <draw:frame draw:style-name="gr206" draw:text-style-name="P19" draw:layer="layout" svg:width="0.815cm" svg:height="0.569cm" svg:x="5.45cm" svg:y="8.556cm">
          <draw:text-box>
            <text:p><text:span text:style-name="T15">10</text:span></text:p>
          </draw:text-box>
        </draw:frame>
        <draw:frame draw:style-name="gr206" draw:text-style-name="P19" draw:layer="layout" svg:width="0.815cm" svg:height="0.569cm" svg:x="5.45cm" svg:y="7.947cm">
          <draw:text-box>
            <text:p><text:span text:style-name="T15">20</text:span></text:p>
          </draw:text-box>
        </draw:frame>
        <draw:frame draw:style-name="gr206" draw:text-style-name="P19" draw:layer="layout" svg:width="0.815cm" svg:height="0.569cm" svg:x="5.45cm" svg:y="7.339cm">
          <draw:text-box>
            <text:p><text:span text:style-name="T15">30</text:span></text:p>
          </draw:text-box>
        </draw:frame>
        <draw:frame draw:style-name="gr206" draw:text-style-name="P19" draw:layer="layout" svg:width="0.815cm" svg:height="0.569cm" svg:x="5.45cm" svg:y="6.704cm">
          <draw:text-box>
            <text:p><text:span text:style-name="T15">40</text:span></text:p>
          </draw:text-box>
        </draw:frame>
        <draw:frame draw:style-name="gr206" draw:text-style-name="P19" draw:layer="layout" svg:width="0.815cm" svg:height="0.569cm" svg:x="5.45cm" svg:y="6.096cm">
          <draw:text-box>
            <text:p><text:span text:style-name="T15">50</text:span></text:p>
          </draw:text-box>
        </draw:frame>
        <draw:frame draw:style-name="gr206" draw:text-style-name="P19" draw:layer="layout" svg:width="0.815cm" svg:height="0.569cm" svg:x="5.45cm" svg:y="5.487cm">
          <draw:text-box>
            <text:p><text:span text:style-name="T15">60</text:span></text:p>
          </draw:text-box>
        </draw:frame>
        <draw:frame draw:style-name="gr206" draw:text-style-name="P19" draw:layer="layout" svg:width="0.815cm" svg:height="0.569cm" svg:x="5.45cm" svg:y="4.879cm">
          <draw:text-box>
            <text:p><text:span text:style-name="T15">70</text:span></text:p>
          </draw:text-box>
        </draw:frame>
        <draw:frame draw:style-name="gr206" draw:text-style-name="P19" draw:layer="layout" svg:width="0.815cm" svg:height="0.569cm" svg:x="5.45cm" svg:y="4.27cm">
          <draw:text-box>
            <text:p><text:span text:style-name="T15">80</text:span></text:p>
          </draw:text-box>
        </draw:frame>
        <draw:line draw:style-name="gr112" draw:text-style-name="P9" draw:layer="layout" svg:x1="5.869cm" svg:y1="9.303cm" svg:x2="6.019cm" svg:y2="9.303cm">
          <text:p/>
        </draw:line>
        <draw:line draw:style-name="gr112" draw:text-style-name="P9" draw:layer="layout" svg:x1="5.869cm" svg:y1="8.693cm" svg:x2="6.019cm" svg:y2="8.693cm">
          <text:p/>
        </draw:line>
        <draw:line draw:style-name="gr112" draw:text-style-name="P9" draw:layer="layout" svg:x1="5.869cm" svg:y1="8.083cm" svg:x2="6.019cm" svg:y2="8.083cm">
          <text:p/>
        </draw:line>
        <draw:line draw:style-name="gr112" draw:text-style-name="P9" draw:layer="layout" svg:x1="5.869cm" svg:y1="7.475cm" svg:x2="6.019cm" svg:y2="7.475cm">
          <text:p/>
        </draw:line>
        <draw:line draw:style-name="gr112" draw:text-style-name="P9" draw:layer="layout" svg:x1="5.869cm" svg:y1="6.865cm" svg:x2="6.019cm" svg:y2="6.865cm">
          <text:p/>
        </draw:line>
        <draw:line draw:style-name="gr112" draw:text-style-name="P9" draw:layer="layout" svg:x1="5.869cm" svg:y1="6.255cm" svg:x2="6.019cm" svg:y2="6.255cm">
          <text:p/>
        </draw:line>
        <draw:line draw:style-name="gr112" draw:text-style-name="P9" draw:layer="layout" svg:x1="5.869cm" svg:y1="5.646cm" svg:x2="6.019cm" svg:y2="5.646cm">
          <text:p/>
        </draw:line>
        <draw:line draw:style-name="gr112" draw:text-style-name="P9" draw:layer="layout" svg:x1="5.869cm" svg:y1="5.036cm" svg:x2="6.019cm" svg:y2="5.036cm">
          <text:p/>
        </draw:line>
        <draw:polyline draw:style-name="gr112" draw:text-style-name="P9" draw:layer="layout" svg:width="0.149cm" svg:height="4.875cm" svg:x="5.869cm" svg:y="4.427cm" svg:viewBox="0 0 150 4876" draw:points="0,0 150,0 150,4876">
          <text:p/>
        </draw:polyline>
        <draw:polygon draw:style-name="gr116" draw:text-style-name="P9" draw:layer="layout" svg:width="0.51cm" svg:height="0.252cm" svg:x="6.004cm" svg:y="8.057cm" svg:viewBox="0 0 511 253" draw:points="30,0 511,171 496,212 481,253 0,82 15,41">
          <text:p/>
        </draw:polygon>
        <draw:polygon draw:style-name="gr116" draw:text-style-name="P9" draw:layer="layout" svg:width="0.014cm" svg:height="0.042cm" svg:x="6.485cm" svg:y="8.269cm" svg:viewBox="0 0 15 43" draw:points="15,0 5,43 0,41">
          <text:p/>
        </draw:polygon>
        <draw:polygon draw:style-name="gr116" draw:text-style-name="P9" draw:layer="layout" svg:width="0.501cm" svg:height="0.194cm" svg:x="6.49cm" svg:y="8.226cm" svg:viewBox="0 0 502 195" draw:points="20,0 502,109 492,152 482,195 0,86 10,43">
          <text:p/>
        </draw:polygon>
        <draw:polygon draw:style-name="gr116" draw:text-style-name="P9" draw:layer="layout" svg:width="0.009cm" svg:height="0.043cm" svg:x="6.972cm" svg:y="8.378cm" svg:viewBox="0 0 10 44" draw:points="10,0 9,44 1,43 0,43">
          <text:p/>
        </draw:polygon>
        <draw:polygon draw:style-name="gr116" draw:text-style-name="P9" draw:layer="layout" svg:width="0.482cm" svg:height="0.1cm" svg:x="6.981cm" svg:y="8.334cm" svg:viewBox="0 0 483 101" draw:points="2,0 483,13 482,57 481,101 0,88 1,44">
          <text:p/>
        </draw:polygon>
        <draw:polygon draw:style-name="gr116" draw:text-style-name="P9" draw:layer="layout" svg:width="0.006cm" svg:height="0.043cm" svg:x="7.462cm" svg:y="8.391cm" svg:viewBox="0 0 7 44" draw:points="1,0 7,44 0,44">
          <text:p/>
        </draw:polygon>
        <draw:polygon draw:style-name="gr116" draw:text-style-name="P9" draw:layer="layout" svg:width="0.493cm" svg:height="0.156cm" svg:x="7.457cm" svg:y="8.278cm" svg:viewBox="0 0 494 157" draw:points="0,69 482,0 488,44 494,88 12,157 6,113">
          <text:p/>
        </draw:polygon>
        <draw:polygon draw:style-name="gr116" draw:text-style-name="P9" draw:layer="layout" svg:width="0.009cm" svg:height="0.043cm" svg:x="7.945cm" svg:y="8.322cm" svg:viewBox="0 0 10 44" draw:points="0,0 10,43 6,44">
          <text:p/>
        </draw:polygon>
        <draw:polygon draw:style-name="gr116" draw:text-style-name="P9" draw:layer="layout" svg:width="0.5cm" svg:height="0.192cm" svg:x="7.935cm" svg:y="8.172cm" svg:viewBox="0 0 501 193" draw:points="0,107 481,0 491,43 501,86 20,193 10,150">
          <text:p/>
        </draw:polygon>
        <draw:polygon draw:style-name="gr116" draw:text-style-name="P9" draw:layer="layout" svg:width="0.011cm" svg:height="0.042cm" svg:x="8.426cm" svg:y="8.215cm" svg:viewBox="0 0 12 43" draw:points="0,0 12,42 10,43">
          <text:p/>
        </draw:polygon>
        <draw:polygon draw:style-name="gr116" draw:text-style-name="P9" draw:layer="layout" svg:width="0.505cm" svg:height="0.218cm" svg:x="8.414cm" svg:y="8.038cm" svg:viewBox="0 0 506 219" draw:points="0,135 482,0 494,42 506,84 24,219 12,177">
          <text:p/>
        </draw:polygon>
        <draw:polygon draw:style-name="gr116" draw:text-style-name="P9" draw:layer="layout" svg:width="0.015cm" svg:height="0.041cm" svg:x="8.908cm" svg:y="8.08cm" svg:viewBox="0 0 16 42" draw:points="0,0 16,41 12,42">
          <text:p/>
        </draw:polygon>
        <draw:polygon draw:style-name="gr116" draw:text-style-name="P9" draw:layer="layout" svg:width="0.512cm" svg:height="0.266cm" svg:x="8.892cm" svg:y="7.854cm" svg:viewBox="0 0 513 267" draw:points="0,185 481,0 497,41 513,82 32,267 16,226">
          <text:p/>
        </draw:polygon>
        <draw:polygon draw:style-name="gr116" draw:text-style-name="P9" draw:layer="layout" svg:width="0.015cm" svg:height="0.04cm" svg:x="9.373cm" svg:y="7.854cm" svg:viewBox="0 0 16 41" draw:points="16,41 0,0 1,0">
          <text:p/>
        </draw:polygon>
        <draw:polygon draw:style-name="gr116" draw:text-style-name="P9" draw:layer="layout" svg:width="0.511cm" svg:height="0.259cm" svg:x="9.374cm" svg:y="7.676cm" svg:viewBox="0 0 512 260" draw:points="0,178 482,0 497,41 512,82 30,260 15,219">
          <text:p/>
        </draw:polygon>
        <draw:polygon draw:style-name="gr116" draw:text-style-name="P9" draw:layer="layout" svg:width="0.014cm" svg:height="0.041cm" svg:x="9.856cm" svg:y="7.675cm" svg:viewBox="0 0 15 42" draw:points="15,42 0,1 1,0">
          <text:p/>
        </draw:polygon>
        <draw:polygon draw:style-name="gr116" draw:text-style-name="P9" draw:layer="layout" svg:width="0.508cm" svg:height="0.247cm" svg:x="9.857cm" svg:y="7.512cm" svg:viewBox="0 0 509 248" draw:points="0,164 481,0 495,42 509,84 28,248 14,206">
          <text:p/>
        </draw:polygon>
        <draw:polygon draw:style-name="gr116" draw:text-style-name="P9" draw:layer="layout" svg:width="0.014cm" svg:height="0.041cm" svg:x="10.352cm" svg:y="7.554cm" svg:viewBox="0 0 15 42" draw:points="0,0 15,41 14,42">
          <text:p/>
        </draw:polygon>
        <draw:polygon draw:style-name="gr116" draw:text-style-name="P9" draw:layer="layout" svg:width="0.511cm" svg:height="0.255cm" svg:x="10.337cm" svg:y="7.339cm" svg:viewBox="0 0 512 256" draw:points="0,174 482,0 497,41 512,82 30,256 15,215">
          <text:p/>
        </draw:polygon>
        <draw:polygon draw:style-name="gr116" draw:text-style-name="P9" draw:layer="layout" svg:width="0.015cm" svg:height="0.04cm" svg:x="10.834cm" svg:y="7.38cm" svg:viewBox="0 0 16 41" draw:points="0,0 16,41 15,41">
          <text:p/>
        </draw:polygon>
        <draw:polygon draw:style-name="gr116" draw:text-style-name="P9" draw:layer="layout" svg:width="0.512cm" svg:height="0.275cm" svg:x="10.818cm" svg:y="7.145cm" svg:viewBox="0 0 513 276" draw:points="0,194 481,0 497,41 513,82 32,276 16,235">
          <text:p/>
        </draw:polygon>
        <draw:polygon draw:style-name="gr116" draw:text-style-name="P9" draw:layer="layout" svg:width="0.015cm" svg:height="0.041cm" svg:x="11.299cm" svg:y="7.144cm" svg:viewBox="0 0 16 42" draw:points="16,42 0,1 2,0">
          <text:p/>
        </draw:polygon>
        <draw:polygon draw:style-name="gr116" draw:text-style-name="P9" draw:layer="layout" svg:width="0.509cm" svg:height="0.247cm" svg:x="11.301cm" svg:y="6.98cm" svg:viewBox="0 0 510 248" draw:points="0,164 482,0 496,42 510,84 28,248 14,206">
          <text:p/>
        </draw:polygon>
        <draw:polygon draw:style-name="gr116" draw:text-style-name="P9" draw:layer="layout" svg:width="0.017cm" svg:height="0.041cm" svg:x="11.797cm" svg:y="7.022cm" svg:viewBox="0 0 18 42" draw:points="0,0 18,40 14,42">
          <text:p/>
        </draw:polygon>
        <draw:polygon draw:style-name="gr116" draw:text-style-name="P9" draw:layer="layout" svg:width="0.516cm" svg:height="0.289cm" svg:x="11.779cm" svg:y="6.772cm" svg:viewBox="0 0 517 290" draw:points="0,210 481,0 499,40 517,80 36,290 18,250">
          <text:p/>
        </draw:polygon>
        <draw:polygon draw:style-name="gr116" draw:text-style-name="P9" draw:layer="layout" svg:width="0.017cm" svg:height="0.041cm" svg:x="12.259cm" svg:y="6.77cm" svg:viewBox="0 0 18 42" draw:points="18,42 0,2 4,0">
          <text:p/>
        </draw:polygon>
        <draw:polygon draw:style-name="gr116" draw:text-style-name="P9" draw:layer="layout" svg:width="0.509cm" svg:height="0.241cm" svg:x="12.263cm" svg:y="6.612cm" svg:viewBox="0 0 510 242" draw:points="0,158 482,0 496,42 510,84 28,242 14,200">
          <text:p/>
        </draw:polygon>
        <draw:polygon draw:style-name="gr116" draw:text-style-name="P9" draw:layer="layout" svg:width="0.017cm" svg:height="0.041cm" svg:x="12.759cm" svg:y="6.654cm" svg:viewBox="0 0 18 42" draw:points="0,0 18,40 14,42">
          <text:p/>
        </draw:polygon>
        <draw:polygon draw:style-name="gr116" draw:text-style-name="P9" draw:layer="layout" svg:width="0.516cm" svg:height="0.289cm" svg:x="12.741cm" svg:y="6.404cm" svg:viewBox="0 0 517 290" draw:points="0,210 481,0 499,40 517,80 36,290 18,250">
          <text:p/>
        </draw:polygon>
        <draw:polygon draw:style-name="gr116" draw:text-style-name="P9" draw:layer="layout" svg:width="0.017cm" svg:height="0.039cm" svg:x="13.222cm" svg:y="6.404cm" svg:viewBox="0 0 18 40" draw:points="18,40 0,0 1,0">
          <text:p/>
        </draw:polygon>
        <draw:polygon draw:style-name="gr116" draw:text-style-name="P9" draw:layer="layout" svg:width="0.515cm" svg:height="0.287cm" svg:x="13.223cm" svg:y="6.196cm" svg:viewBox="0 0 516 288" draw:points="0,208 482,0 499,40 516,80 34,288 17,248">
          <text:p/>
        </draw:polygon>
        <draw:polygon draw:style-name="gr116" draw:text-style-name="P9" draw:layer="layout" svg:width="0.016cm" svg:height="0.04cm" svg:x="13.705cm" svg:y="6.195cm" svg:viewBox="0 0 17 41" draw:points="17,41 0,1 0,0">
          <text:p/>
        </draw:polygon>
        <draw:polygon draw:style-name="gr116" draw:text-style-name="P9" draw:layer="layout" svg:width="0.514cm" svg:height="0.282cm" svg:x="13.705cm" svg:y="5.994cm" svg:viewBox="0 0 515 283" draw:points="0,201 481,0 498,41 515,82 34,283 17,242">
          <text:p/>
        </draw:polygon>
        <draw:polygon draw:style-name="gr116" draw:text-style-name="P9" draw:layer="layout" svg:width="0.021cm" svg:height="0.04cm" svg:x="14.203cm" svg:y="6.035cm" svg:viewBox="0 0 22 41" draw:points="0,0 22,38 17,41">
          <text:p/>
        </draw:polygon>
        <draw:polygon draw:style-name="gr116" draw:text-style-name="P9" draw:layer="layout" svg:width="0.525cm" svg:height="0.358cm" svg:x="14.181cm" svg:y="5.714cm" svg:viewBox="0 0 526 359" draw:points="0,283 482,0 504,38 526,76 44,359 22,321">
          <text:p/>
        </draw:polygon>
        <draw:polygon draw:style-name="gr116" draw:text-style-name="P9" draw:layer="layout" svg:width="0.021cm" svg:height="0.039cm" svg:x="14.663cm" svg:y="5.712cm" svg:viewBox="0 0 22 40" draw:points="22,40 0,2 4,0">
          <text:p/>
        </draw:polygon>
        <draw:polygon draw:style-name="gr116" draw:text-style-name="P9" draw:layer="layout" svg:width="0.516cm" svg:height="0.297cm" svg:x="14.667cm" svg:y="5.494cm" svg:viewBox="0 0 517 298" draw:points="0,218 481,0 499,40 517,80 36,298 18,258">
          <text:p/>
        </draw:polygon>
        <draw:polygon draw:style-name="gr116" draw:text-style-name="P9" draw:layer="layout" svg:width="0.03cm" svg:height="0.039cm" svg:x="15.166cm" svg:y="5.534cm" svg:viewBox="0 0 31 40" draw:points="0,0 31,31 25,36 18,40 18,40">
          <text:p/>
        </draw:polygon>
        <draw:polygon draw:style-name="gr116" draw:text-style-name="P9" draw:layer="layout" svg:width="0.543cm" svg:height="0.537cm" svg:x="15.135cm" svg:y="5.027cm" svg:viewBox="0 0 544 538" draw:points="0,476 482,0 513,31 544,62 62,538 31,507">
          <text:p/>
        </draw:polygon>
        <draw:polygon draw:style-name="gr116" draw:text-style-name="P9" draw:layer="layout" svg:width="0.249cm" svg:height="0.249cm" svg:x="5.894cm" svg:y="7.973cm" svg:viewBox="0 0 250 250" draw:points="0,0 0,250 250,250 250,0">
          <text:p/>
        </draw:polygon>
        <draw:polyline draw:style-name="gr117" draw:text-style-name="P9" draw:layer="layout" svg:width="0.249cm" svg:height="0.249cm" svg:x="5.894cm" svg:y="7.973cm" svg:viewBox="0 0 250 250" draw:points="0,0 0,250 250,250 250,0 0,0">
          <text:p/>
        </draw:polyline>
        <draw:polygon draw:style-name="gr118" draw:text-style-name="P9" draw:layer="layout" svg:width="0.249cm" svg:height="0.249cm" svg:x="6.375cm" svg:y="8.144cm" svg:viewBox="0 0 250 250" draw:points="0,0 0,250 250,250 250,0">
          <text:p/>
        </draw:polygon>
        <draw:polyline draw:style-name="gr117" draw:text-style-name="P9" draw:layer="layout" svg:width="0.249cm" svg:height="0.249cm" svg:x="6.375cm" svg:y="8.144cm" svg:viewBox="0 0 250 250" draw:points="0,0 0,250 250,250 250,0 0,0">
          <text:p/>
        </draw:polyline>
        <draw:polygon draw:style-name="gr118" draw:text-style-name="P9" draw:layer="layout" svg:width="0.249cm" svg:height="0.249cm" svg:x="6.857cm" svg:y="8.253cm" svg:viewBox="0 0 250 250" draw:points="0,0 0,250 250,250 250,0">
          <text:p/>
        </draw:polygon>
        <draw:polyline draw:style-name="gr117" draw:text-style-name="P9" draw:layer="layout" svg:width="0.249cm" svg:height="0.249cm" svg:x="6.857cm" svg:y="8.253cm" svg:viewBox="0 0 250 250" draw:points="0,0 0,250 250,250 250,0 0,0">
          <text:p/>
        </draw:polyline>
        <draw:polygon draw:style-name="gr118" draw:text-style-name="P9" draw:layer="layout" svg:width="0.249cm" svg:height="0.249cm" svg:x="7.338cm" svg:y="8.266cm" svg:viewBox="0 0 250 250" draw:points="0,0 0,250 250,250 250,0">
          <text:p/>
        </draw:polygon>
        <draw:polyline draw:style-name="gr117" draw:text-style-name="P9" draw:layer="layout" svg:width="0.249cm" svg:height="0.249cm" svg:x="7.338cm" svg:y="8.266cm" svg:viewBox="0 0 250 250" draw:points="0,0 0,250 250,250 250,0 0,0">
          <text:p/>
        </draw:polyline>
        <draw:polygon draw:style-name="gr118" draw:text-style-name="P9" draw:layer="layout" svg:width="0.249cm" svg:height="0.249cm" svg:x="7.82cm" svg:y="8.197cm" svg:viewBox="0 0 250 250" draw:points="0,0 0,250 250,250 250,0">
          <text:p/>
        </draw:polygon>
        <draw:polyline draw:style-name="gr117" draw:text-style-name="P9" draw:layer="layout" svg:width="0.249cm" svg:height="0.249cm" svg:x="7.82cm" svg:y="8.197cm" svg:viewBox="0 0 250 250" draw:points="0,0 0,250 250,250 250,0 0,0">
          <text:p/>
        </draw:polyline>
        <draw:polygon draw:style-name="gr118" draw:text-style-name="P9" draw:layer="layout" svg:width="0.249cm" svg:height="0.249cm" svg:x="8.301cm" svg:y="8.09cm" svg:viewBox="0 0 250 250" draw:points="0,0 0,250 250,250 250,0">
          <text:p/>
        </draw:polygon>
        <draw:polyline draw:style-name="gr117" draw:text-style-name="P9" draw:layer="layout" svg:width="0.249cm" svg:height="0.249cm" svg:x="8.301cm" svg:y="8.09cm" svg:viewBox="0 0 250 250" draw:points="0,0 0,250 250,250 250,0 0,0">
          <text:p/>
        </draw:polyline>
        <draw:polygon draw:style-name="gr118" draw:text-style-name="P9" draw:layer="layout" svg:width="0.249cm" svg:height="0.249cm" svg:x="8.783cm" svg:y="7.955cm" svg:viewBox="0 0 250 250" draw:points="0,0 0,250 250,250 250,0">
          <text:p/>
        </draw:polygon>
        <draw:polyline draw:style-name="gr117" draw:text-style-name="P9" draw:layer="layout" svg:width="0.249cm" svg:height="0.249cm" svg:x="8.783cm" svg:y="7.955cm" svg:viewBox="0 0 250 250" draw:points="0,0 0,250 250,250 250,0 0,0">
          <text:p/>
        </draw:polyline>
        <draw:polygon draw:style-name="gr118" draw:text-style-name="P9" draw:layer="layout" svg:width="0.249cm" svg:height="0.249cm" svg:x="9.264cm" svg:y="7.77cm" svg:viewBox="0 0 250 250" draw:points="0,0 0,250 250,250 250,0">
          <text:p/>
        </draw:polygon>
        <draw:polyline draw:style-name="gr117" draw:text-style-name="P9" draw:layer="layout" svg:width="0.249cm" svg:height="0.249cm" svg:x="9.264cm" svg:y="7.77cm" svg:viewBox="0 0 250 250" draw:points="0,0 0,250 250,250 250,0 0,0">
          <text:p/>
        </draw:polyline>
        <draw:polygon draw:style-name="gr118" draw:text-style-name="P9" draw:layer="layout" svg:width="0.249cm" svg:height="0.249cm" svg:x="9.746cm" svg:y="7.593cm" svg:viewBox="0 0 250 250" draw:points="0,0 0,250 250,250 250,0">
          <text:p/>
        </draw:polygon>
        <draw:polyline draw:style-name="gr117" draw:text-style-name="P9" draw:layer="layout" svg:width="0.249cm" svg:height="0.249cm" svg:x="9.746cm" svg:y="7.593cm" svg:viewBox="0 0 250 250" draw:points="0,0 0,250 250,250 250,0 0,0">
          <text:p/>
        </draw:polyline>
        <draw:polygon draw:style-name="gr118" draw:text-style-name="P9" draw:layer="layout" svg:width="0.249cm" svg:height="0.249cm" svg:x="10.227cm" svg:y="7.429cm" svg:viewBox="0 0 250 250" draw:points="0,0 0,250 250,250 250,0">
          <text:p/>
        </draw:polygon>
        <draw:polyline draw:style-name="gr117" draw:text-style-name="P9" draw:layer="layout" svg:width="0.249cm" svg:height="0.249cm" svg:x="10.227cm" svg:y="7.429cm" svg:viewBox="0 0 250 250" draw:points="0,0 0,250 250,250 250,0 0,0">
          <text:p/>
        </draw:polyline>
        <draw:polygon draw:style-name="gr118" draw:text-style-name="P9" draw:layer="layout" svg:width="0.249cm" svg:height="0.249cm" svg:x="10.709cm" svg:y="7.255cm" svg:viewBox="0 0 250 250" draw:points="0,0 0,250 250,250 250,0">
          <text:p/>
        </draw:polygon>
        <draw:polyline draw:style-name="gr117" draw:text-style-name="P9" draw:layer="layout" svg:width="0.249cm" svg:height="0.249cm" svg:x="10.709cm" svg:y="7.255cm" svg:viewBox="0 0 250 250" draw:points="0,0 0,250 250,250 250,0 0,0">
          <text:p/>
        </draw:polyline>
        <draw:polygon draw:style-name="gr118" draw:text-style-name="P9" draw:layer="layout" svg:width="0.249cm" svg:height="0.249cm" svg:x="11.19cm" svg:y="7.061cm" svg:viewBox="0 0 250 250" draw:points="0,0 0,250 250,250 250,0">
          <text:p/>
        </draw:polygon>
        <draw:polyline draw:style-name="gr117" draw:text-style-name="P9" draw:layer="layout" svg:width="0.249cm" svg:height="0.249cm" svg:x="11.19cm" svg:y="7.061cm" svg:viewBox="0 0 250 250" draw:points="0,0 0,250 250,250 250,0 0,0">
          <text:p/>
        </draw:polyline>
        <draw:polygon draw:style-name="gr118" draw:text-style-name="P9" draw:layer="layout" svg:width="0.249cm" svg:height="0.249cm" svg:x="11.672cm" svg:y="6.897cm" svg:viewBox="0 0 250 250" draw:points="0,0 0,250 250,250 250,0">
          <text:p/>
        </draw:polygon>
        <draw:polyline draw:style-name="gr117" draw:text-style-name="P9" draw:layer="layout" svg:width="0.249cm" svg:height="0.249cm" svg:x="11.672cm" svg:y="6.897cm" svg:viewBox="0 0 250 250" draw:points="0,0 0,250 250,250 250,0 0,0">
          <text:p/>
        </draw:polyline>
        <draw:polygon draw:style-name="gr118" draw:text-style-name="P9" draw:layer="layout" svg:width="0.249cm" svg:height="0.249cm" svg:x="12.152cm" svg:y="6.687cm" svg:viewBox="0 0 250 250" draw:points="0,0 0,250 250,250 250,0">
          <text:p/>
        </draw:polygon>
        <draw:polyline draw:style-name="gr117" draw:text-style-name="P9" draw:layer="layout" svg:width="0.249cm" svg:height="0.249cm" svg:x="12.152cm" svg:y="6.687cm" svg:viewBox="0 0 250 250" draw:points="0,0 0,250 250,250 250,0 0,0">
          <text:p/>
        </draw:polyline>
        <draw:polygon draw:style-name="gr118" draw:text-style-name="P9" draw:layer="layout" svg:width="0.249cm" svg:height="0.249cm" svg:x="12.634cm" svg:y="6.529cm" svg:viewBox="0 0 250 250" draw:points="0,0 0,250 250,250 250,0">
          <text:p/>
        </draw:polygon>
        <draw:polyline draw:style-name="gr117" draw:text-style-name="P9" draw:layer="layout" svg:width="0.249cm" svg:height="0.249cm" svg:x="12.634cm" svg:y="6.529cm" svg:viewBox="0 0 250 250" draw:points="0,0 0,250 250,250 250,0 0,0">
          <text:p/>
        </draw:polyline>
        <draw:polygon draw:style-name="gr118" draw:text-style-name="P9" draw:layer="layout" svg:width="0.249cm" svg:height="0.249cm" svg:x="13.115cm" svg:y="6.319cm" svg:viewBox="0 0 250 250" draw:points="0,0 0,250 250,250 250,0">
          <text:p/>
        </draw:polygon>
        <draw:polyline draw:style-name="gr117" draw:text-style-name="P9" draw:layer="layout" svg:width="0.249cm" svg:height="0.249cm" svg:x="13.115cm" svg:y="6.319cm" svg:viewBox="0 0 250 250" draw:points="0,0 0,250 250,250 250,0 0,0">
          <text:p/>
        </draw:polyline>
        <draw:polygon draw:style-name="gr118" draw:text-style-name="P9" draw:layer="layout" svg:width="0.249cm" svg:height="0.249cm" svg:x="13.597cm" svg:y="6.111cm" svg:viewBox="0 0 250 250" draw:points="0,0 0,250 250,250 250,0">
          <text:p/>
        </draw:polygon>
        <draw:polyline draw:style-name="gr117" draw:text-style-name="P9" draw:layer="layout" svg:width="0.249cm" svg:height="0.249cm" svg:x="13.597cm" svg:y="6.111cm" svg:viewBox="0 0 250 250" draw:points="0,0 0,250 250,250 250,0 0,0">
          <text:p/>
        </draw:polyline>
        <draw:polygon draw:style-name="gr118" draw:text-style-name="P9" draw:layer="layout" svg:width="0.249cm" svg:height="0.249cm" svg:x="14.078cm" svg:y="5.91cm" svg:viewBox="0 0 250 250" draw:points="0,0 0,250 250,250 250,0">
          <text:p/>
        </draw:polygon>
        <draw:polyline draw:style-name="gr117" draw:text-style-name="P9" draw:layer="layout" svg:width="0.249cm" svg:height="0.249cm" svg:x="14.078cm" svg:y="5.91cm" svg:viewBox="0 0 250 250" draw:points="0,0 0,250 250,250 250,0 0,0">
          <text:p/>
        </draw:polyline>
        <draw:polygon draw:style-name="gr118" draw:text-style-name="P9" draw:layer="layout" svg:width="0.249cm" svg:height="0.249cm" svg:x="14.56cm" svg:y="5.627cm" svg:viewBox="0 0 250 250" draw:points="0,0 0,250 250,250 250,0">
          <text:p/>
        </draw:polygon>
        <draw:polyline draw:style-name="gr117" draw:text-style-name="P9" draw:layer="layout" svg:width="0.249cm" svg:height="0.249cm" svg:x="14.56cm" svg:y="5.627cm" svg:viewBox="0 0 250 250" draw:points="0,0 0,250 250,250 250,0 0,0">
          <text:p/>
        </draw:polyline>
        <draw:polygon draw:style-name="gr118" draw:text-style-name="P9" draw:layer="layout" svg:width="0.249cm" svg:height="0.249cm" svg:x="15.041cm" svg:y="5.409cm" svg:viewBox="0 0 250 250" draw:points="0,0 0,250 250,250 250,0">
          <text:p/>
        </draw:polygon>
        <draw:polyline draw:style-name="gr117" draw:text-style-name="P9" draw:layer="layout" svg:width="0.249cm" svg:height="0.249cm" svg:x="15.041cm" svg:y="5.409cm" svg:viewBox="0 0 250 250" draw:points="0,0 0,250 250,250 250,0 0,0">
          <text:p/>
        </draw:polyline>
        <draw:polygon draw:style-name="gr118" draw:text-style-name="P9" draw:layer="layout" svg:width="0.249cm" svg:height="0.249cm" svg:x="15.523cm" svg:y="4.933cm" svg:viewBox="0 0 250 250" draw:points="0,0 0,250 250,250 250,0">
          <text:p/>
        </draw:polygon>
        <draw:polyline draw:style-name="gr117" draw:text-style-name="P9" draw:layer="layout" svg:width="0.249cm" svg:height="0.249cm" svg:x="15.523cm" svg:y="4.933cm" svg:viewBox="0 0 250 250" draw:points="0,0 0,250 250,250 250,0 0,0">
          <text:p/>
        </draw:polyline>
        <draw:polygon draw:style-name="gr119" draw:text-style-name="P9" draw:layer="layout" svg:width="0.506cm" svg:height="0.228cm" svg:x="6.006cm" svg:y="8.118cm" svg:viewBox="0 0 507 229" draw:points="26,0 507,145 494,187 481,229 0,84 13,42">
          <text:p/>
        </draw:polygon>
        <draw:polygon draw:style-name="gr119" draw:text-style-name="P9" draw:layer="layout" svg:width="0.012cm" svg:height="0.042cm" svg:x="6.487cm" svg:y="8.305cm" svg:viewBox="0 0 13 43" draw:points="13,0 5,43 0,42">
          <text:p/>
        </draw:polygon>
        <draw:polygon draw:style-name="gr119" draw:text-style-name="P9" draw:layer="layout" svg:width="0.497cm" svg:height="0.175cm" svg:x="6.492cm" svg:y="8.262cm" svg:viewBox="0 0 498 176" draw:points="16,0 498,90 490,133 482,176 0,86 8,43">
          <text:p/>
        </draw:polygon>
        <draw:polygon draw:style-name="gr119" draw:text-style-name="P9" draw:layer="layout" svg:width="0.008cm" svg:height="0.043cm" svg:x="6.974cm" svg:y="8.395cm" svg:viewBox="0 0 9 44" draw:points="8,0 9,44 1,43 0,43">
          <text:p/>
        </draw:polygon>
        <draw:polygon draw:style-name="gr119" draw:text-style-name="P9" draw:layer="layout" svg:width="0.482cm" svg:height="0.095cm" svg:x="6.981cm" svg:y="8.343cm" svg:viewBox="0 0 483 96" draw:points="0,8 481,0 482,44 483,88 2,96 1,52">
          <text:p/>
        </draw:polygon>
        <draw:polygon draw:style-name="gr119" draw:text-style-name="P9" draw:layer="layout" svg:width="0.003cm" svg:height="0.043cm" svg:x="7.463cm" svg:y="8.387cm" svg:viewBox="0 0 4 44" draw:points="0,0 4,44 1,44">
          <text:p/>
        </draw:polygon>
        <draw:polygon draw:style-name="gr119" draw:text-style-name="P9" draw:layer="layout" svg:width="0.489cm" svg:height="0.127cm" svg:x="7.459cm" svg:y="8.303cm" svg:viewBox="0 0 490 128" draw:points="0,40 482,0 486,44 490,88 8,128 4,84">
          <text:p/>
        </draw:polygon>
        <draw:polygon draw:style-name="gr119" draw:text-style-name="P9" draw:layer="layout" svg:width="0.009cm" svg:height="0.043cm" svg:x="7.945cm" svg:y="8.347cm" svg:viewBox="0 0 10 44" draw:points="0,0 10,43 4,44">
          <text:p/>
        </draw:polygon>
        <draw:polygon draw:style-name="gr119" draw:text-style-name="P9" draw:layer="layout" svg:width="0.5cm" svg:height="0.193cm" svg:x="7.935cm" svg:y="8.196cm" svg:viewBox="0 0 501 194" draw:points="0,108 481,0 491,43 501,86 20,194 10,151">
          <text:p/>
        </draw:polygon>
        <draw:polygon draw:style-name="gr119" draw:text-style-name="P9" draw:layer="layout" svg:width="0.009cm" svg:height="0.042cm" svg:x="8.426cm" svg:y="8.239cm" svg:viewBox="0 0 10 43" draw:points="0,0 10,43 10,43">
          <text:p/>
        </draw:polygon>
        <draw:polygon draw:style-name="gr119" draw:text-style-name="P9" draw:layer="layout" svg:width="0.501cm" svg:height="0.197cm" svg:x="8.416cm" svg:y="8.084cm" svg:viewBox="0 0 502 198" draw:points="0,112 482,0 492,43 502,86 20,198 10,155">
          <text:p/>
        </draw:polygon>
        <draw:polygon draw:style-name="gr119" draw:text-style-name="P9" draw:layer="layout" svg:width="0.012cm" svg:height="0.042cm" svg:x="8.908cm" svg:y="8.127cm" svg:viewBox="0 0 13 43" draw:points="0,0 13,42 10,43">
          <text:p/>
        </draw:polygon>
        <draw:polygon draw:style-name="gr119" draw:text-style-name="P9" draw:layer="layout" svg:width="0.506cm" svg:height="0.238cm" svg:x="8.895cm" svg:y="7.93cm" svg:viewBox="0 0 507 239" draw:points="0,155 481,0 494,42 507,84 26,239 13,197">
          <text:p/>
        </draw:polygon>
        <draw:polygon draw:style-name="gr119" draw:text-style-name="P9" draw:layer="layout" svg:width="0.012cm" svg:height="0.041cm" svg:x="9.376cm" svg:y="7.93cm" svg:viewBox="0 0 13 42" draw:points="13,42 0,0 0,0">
          <text:p/>
        </draw:polygon>
        <draw:polygon draw:style-name="gr119" draw:text-style-name="P9" draw:layer="layout" svg:width="0.507cm" svg:height="0.236cm" svg:x="9.376cm" svg:y="7.777cm" svg:viewBox="0 0 508 237" draw:points="0,153 482,0 495,42 508,84 26,237 13,195">
          <text:p/>
        </draw:polygon>
        <draw:polygon draw:style-name="gr119" draw:text-style-name="P9" draw:layer="layout" svg:width="0.012cm" svg:height="0.041cm" svg:x="9.858cm" svg:y="7.777cm" svg:viewBox="0 0 13 42" draw:points="13,42 0,0 0,0">
          <text:p/>
        </draw:polygon>
        <draw:polygon draw:style-name="gr119" draw:text-style-name="P9" draw:layer="layout" svg:width="0.506cm" svg:height="0.231cm" svg:x="9.858cm" svg:y="7.629cm" svg:viewBox="0 0 507 232" draw:points="0,148 481,0 494,42 507,84 26,232 13,190">
          <text:p/>
        </draw:polygon>
        <draw:polygon draw:style-name="gr119" draw:text-style-name="P9" draw:layer="layout" svg:width="0.016cm" svg:height="0.041cm" svg:x="10.352cm" svg:y="7.671cm" svg:viewBox="0 0 17 42" draw:points="0,0 17,41 13,42">
          <text:p/>
        </draw:polygon>
        <draw:polygon draw:style-name="gr119" draw:text-style-name="P9" draw:layer="layout" svg:width="0.515cm" svg:height="0.278cm" svg:x="10.335cm" svg:y="7.434cm" svg:viewBox="0 0 516 279" draw:points="0,197 482,0 499,41 516,82 34,279 17,238">
          <text:p/>
        </draw:polygon>
        <draw:polygon draw:style-name="gr119" draw:text-style-name="P9" draw:layer="layout" svg:width="0.016cm" svg:height="0.04cm" svg:x="10.817cm" svg:y="7.434cm" svg:viewBox="0 0 17 41" draw:points="17,41 0,0 2,0">
          <text:p/>
        </draw:polygon>
        <draw:polygon draw:style-name="gr119" draw:text-style-name="P9" draw:layer="layout" svg:width="0.51cm" svg:height="0.256cm" svg:x="10.819cm" svg:y="7.259cm" svg:viewBox="0 0 511 257" draw:points="0,175 481,0 496,41 511,82 30,257 15,216">
          <text:p/>
        </draw:polygon>
        <draw:polygon draw:style-name="gr119" draw:text-style-name="P9" draw:layer="layout" svg:width="0.014cm" svg:height="0.041cm" svg:x="11.3cm" svg:y="7.258cm" svg:viewBox="0 0 15 42" draw:points="15,42 0,1 3,0">
          <text:p/>
        </draw:polygon>
        <draw:polygon draw:style-name="gr119" draw:text-style-name="P9" draw:layer="layout" svg:width="0.505cm" svg:height="0.215cm" svg:x="11.303cm" svg:y="7.126cm" svg:viewBox="0 0 506 216" draw:points="0,132 482,0 494,42 506,84 24,216 12,174">
          <text:p/>
        </draw:polygon>
        <draw:polygon draw:style-name="gr119" draw:text-style-name="P9" draw:layer="layout" svg:width="0.016cm" svg:height="0.041cm" svg:x="11.797cm" svg:y="7.168cm" svg:viewBox="0 0 17 42" draw:points="0,0 17,41 12,42">
          <text:p/>
        </draw:polygon>
        <draw:polygon draw:style-name="gr119" draw:text-style-name="P9" draw:layer="layout" svg:width="0.514cm" svg:height="0.28cm" svg:x="11.78cm" svg:y="6.928cm" svg:viewBox="0 0 515 281" draw:points="0,199 481,0 498,41 515,82 34,281 17,240">
          <text:p/>
        </draw:polygon>
        <draw:polygon draw:style-name="gr119" draw:text-style-name="P9" draw:layer="layout" svg:width="0.016cm" svg:height="0.041cm" svg:x="12.26cm" svg:y="6.927cm" svg:viewBox="0 0 17 42" draw:points="17,42 0,1 3,0">
          <text:p/>
        </draw:polygon>
        <draw:polygon draw:style-name="gr119" draw:text-style-name="P9" draw:layer="layout" svg:width="0.509cm" svg:height="0.242cm" svg:x="12.263cm" svg:y="6.768cm" svg:viewBox="0 0 510 243" draw:points="0,159 482,0 496,42 510,84 28,243 14,201">
          <text:p/>
        </draw:polygon>
        <draw:polygon draw:style-name="gr119" draw:text-style-name="P9" draw:layer="layout" svg:width="0.015cm" svg:height="0.041cm" svg:x="12.759cm" svg:y="6.81cm" svg:viewBox="0 0 16 42" draw:points="0,0 16,41 14,42">
          <text:p/>
        </draw:polygon>
        <draw:polygon draw:style-name="gr119" draw:text-style-name="P9" draw:layer="layout" svg:width="0.512cm" svg:height="0.274cm" svg:x="12.743cm" svg:y="6.576cm" svg:viewBox="0 0 513 275" draw:points="0,193 481,0 497,41 513,82 32,275 16,234">
          <text:p/>
        </draw:polygon>
        <draw:polygon draw:style-name="gr119" draw:text-style-name="P9" draw:layer="layout" svg:width="0.016cm" svg:height="0.04cm" svg:x="13.24cm" svg:y="6.617cm" svg:viewBox="0 0 17 41" draw:points="0,0 17,41 16,41">
          <text:p/>
        </draw:polygon>
        <draw:polygon draw:style-name="gr119" draw:text-style-name="P9" draw:layer="layout" svg:width="0.515cm" svg:height="0.276cm" svg:x="13.223cm" svg:y="6.381cm" svg:viewBox="0 0 516 277" draw:points="0,195 482,0 499,41 516,82 34,277 17,236">
          <text:p/>
        </draw:polygon>
        <draw:polygon draw:style-name="gr119" draw:text-style-name="P9" draw:layer="layout" svg:width="0.016cm" svg:height="0.04cm" svg:x="13.705cm" svg:y="6.381cm" svg:viewBox="0 0 17 41" draw:points="17,41 0,0 2,0">
          <text:p/>
        </draw:polygon>
        <draw:polygon draw:style-name="gr119" draw:text-style-name="P9" draw:layer="layout" svg:width="0.51cm" svg:height="0.26cm" svg:x="13.707cm" svg:y="6.202cm" svg:viewBox="0 0 511 261" draw:points="0,179 481,0 496,41 511,82 30,261 15,220">
          <text:p/>
        </draw:polygon>
        <draw:polygon draw:style-name="gr119" draw:text-style-name="P9" draw:layer="layout" svg:width="0.015cm" svg:height="0.04cm" svg:x="14.203cm" svg:y="6.243cm" svg:viewBox="0 0 16 41" draw:points="0,0 16,41 15,41">
          <text:p/>
        </draw:polygon>
        <draw:polygon draw:style-name="gr119" draw:text-style-name="P9" draw:layer="layout" svg:width="0.513cm" svg:height="0.264cm" svg:x="14.187cm" svg:y="6.019cm" svg:viewBox="0 0 514 265" draw:points="0,183 482,0 498,41 514,82 32,265 16,224">
          <text:p/>
        </draw:polygon>
        <draw:polygon draw:style-name="gr119" draw:text-style-name="P9" draw:layer="layout" svg:width="0.019cm" svg:height="0.04cm" svg:x="14.685cm" svg:y="6.06cm" svg:viewBox="0 0 20 41" draw:points="0,0 20,39 16,41">
          <text:p/>
        </draw:polygon>
        <draw:polygon draw:style-name="gr119" draw:text-style-name="P9" draw:layer="layout" svg:width="0.52cm" svg:height="0.328cm" svg:x="14.665cm" svg:y="5.77cm" svg:viewBox="0 0 521 329" draw:points="0,251 481,0 501,39 521,78 40,329 20,290">
          <text:p/>
        </draw:polygon>
        <draw:polygon draw:style-name="gr119" draw:text-style-name="P9" draw:layer="layout" svg:width="0.024cm" svg:height="0.038cm" svg:x="15.166cm" svg:y="5.809cm" svg:viewBox="0 0 25 39" draw:points="0,0 25,36 20,39">
          <text:p/>
        </draw:polygon>
        <draw:polygon draw:style-name="gr119" draw:text-style-name="P9" draw:layer="layout" svg:width="0.531cm" svg:height="0.405cm" svg:x="15.141cm" svg:y="5.439cm" svg:viewBox="0 0 532 406" draw:points="0,334 482,0 507,36 532,72 50,406 25,370">
          <text:p/>
        </draw:polygon>
        <draw:polygon draw:style-name="gr119" draw:text-style-name="P9" draw:layer="layout" svg:width="0.249cm" svg:height="0.249cm" svg:x="5.894cm" svg:y="8.035cm" svg:viewBox="0 0 250 250" draw:points="0,125 125,250 250,125 125,0">
          <text:p/>
        </draw:polygon>
        <draw:polyline draw:style-name="gr117" draw:text-style-name="P9" draw:layer="layout" svg:width="0.249cm" svg:height="0.249cm" svg:x="5.894cm" svg:y="8.035cm" svg:viewBox="0 0 250 250" draw:points="0,125 125,250 250,125 125,0 0,125">
          <text:p/>
        </draw:polyline>
        <draw:polygon draw:style-name="gr119" draw:text-style-name="P9" draw:layer="layout" svg:width="0.249cm" svg:height="0.249cm" svg:x="6.375cm" svg:y="8.18cm" svg:viewBox="0 0 250 250" draw:points="0,125 125,250 250,125 125,0">
          <text:p/>
        </draw:polygon>
        <draw:polyline draw:style-name="gr117" draw:text-style-name="P9" draw:layer="layout" svg:width="0.249cm" svg:height="0.249cm" svg:x="6.375cm" svg:y="8.18cm" svg:viewBox="0 0 250 250" draw:points="0,125 125,250 250,125 125,0 0,125">
          <text:p/>
        </draw:polyline>
        <draw:polygon draw:style-name="gr119" draw:text-style-name="P9" draw:layer="layout" svg:width="0.249cm" svg:height="0.249cm" svg:x="6.857cm" svg:y="8.27cm" svg:viewBox="0 0 250 250" draw:points="0,125 125,250 250,125 125,0">
          <text:p/>
        </draw:polygon>
        <draw:polyline draw:style-name="gr117" draw:text-style-name="P9" draw:layer="layout" svg:width="0.249cm" svg:height="0.249cm" svg:x="6.857cm" svg:y="8.27cm" svg:viewBox="0 0 250 250" draw:points="0,125 125,250 250,125 125,0 0,125">
          <text:p/>
        </draw:polyline>
        <draw:polygon draw:style-name="gr119" draw:text-style-name="P9" draw:layer="layout" svg:width="0.249cm" svg:height="0.249cm" svg:x="7.338cm" svg:y="8.262cm" svg:viewBox="0 0 250 250" draw:points="0,125 125,250 250,125 125,0">
          <text:p/>
        </draw:polygon>
        <draw:polyline draw:style-name="gr117" draw:text-style-name="P9" draw:layer="layout" svg:width="0.249cm" svg:height="0.249cm" svg:x="7.338cm" svg:y="8.262cm" svg:viewBox="0 0 250 250" draw:points="0,125 125,250 250,125 125,0 0,125">
          <text:p/>
        </draw:polyline>
        <draw:polygon draw:style-name="gr119" draw:text-style-name="P9" draw:layer="layout" svg:width="0.249cm" svg:height="0.249cm" svg:x="7.82cm" svg:y="8.222cm" svg:viewBox="0 0 250 250" draw:points="0,125 125,250 250,125 125,0">
          <text:p/>
        </draw:polygon>
        <draw:polyline draw:style-name="gr117" draw:text-style-name="P9" draw:layer="layout" svg:width="0.249cm" svg:height="0.249cm" svg:x="7.82cm" svg:y="8.222cm" svg:viewBox="0 0 250 250" draw:points="0,125 125,250 250,125 125,0 0,125">
          <text:p/>
        </draw:polyline>
        <draw:polygon draw:style-name="gr119" draw:text-style-name="P9" draw:layer="layout" svg:width="0.249cm" svg:height="0.249cm" svg:x="8.301cm" svg:y="8.114cm" svg:viewBox="0 0 250 250" draw:points="0,125 125,250 250,125 125,0">
          <text:p/>
        </draw:polygon>
        <draw:polyline draw:style-name="gr117" draw:text-style-name="P9" draw:layer="layout" svg:width="0.249cm" svg:height="0.249cm" svg:x="8.301cm" svg:y="8.114cm" svg:viewBox="0 0 250 250" draw:points="0,125 125,250 250,125 125,0 0,125">
          <text:p/>
        </draw:polyline>
        <draw:polygon draw:style-name="gr119" draw:text-style-name="P9" draw:layer="layout" svg:width="0.249cm" svg:height="0.249cm" svg:x="8.783cm" svg:y="8.002cm" svg:viewBox="0 0 250 250" draw:points="0,125 125,250 250,125 125,0">
          <text:p/>
        </draw:polygon>
        <draw:polyline draw:style-name="gr117" draw:text-style-name="P9" draw:layer="layout" svg:width="0.249cm" svg:height="0.249cm" svg:x="8.783cm" svg:y="8.002cm" svg:viewBox="0 0 250 250" draw:points="0,125 125,250 250,125 125,0 0,125">
          <text:p/>
        </draw:polyline>
        <draw:polygon draw:style-name="gr119" draw:text-style-name="P9" draw:layer="layout" svg:width="0.249cm" svg:height="0.249cm" svg:x="9.264cm" svg:y="7.847cm" svg:viewBox="0 0 250 250" draw:points="0,125 125,250 250,125 125,0">
          <text:p/>
        </draw:polygon>
        <draw:polyline draw:style-name="gr117" draw:text-style-name="P9" draw:layer="layout" svg:width="0.249cm" svg:height="0.249cm" svg:x="9.264cm" svg:y="7.847cm" svg:viewBox="0 0 250 250" draw:points="0,125 125,250 250,125 125,0 0,125">
          <text:p/>
        </draw:polyline>
        <draw:polygon draw:style-name="gr119" draw:text-style-name="P9" draw:layer="layout" svg:width="0.249cm" svg:height="0.249cm" svg:x="9.746cm" svg:y="7.694cm" svg:viewBox="0 0 250 250" draw:points="0,125 125,250 250,125 125,0">
          <text:p/>
        </draw:polygon>
        <draw:polyline draw:style-name="gr117" draw:text-style-name="P9" draw:layer="layout" svg:width="0.249cm" svg:height="0.249cm" svg:x="9.746cm" svg:y="7.694cm" svg:viewBox="0 0 250 250" draw:points="0,125 125,250 250,125 125,0 0,125">
          <text:p/>
        </draw:polyline>
        <draw:polygon draw:style-name="gr119" draw:text-style-name="P9" draw:layer="layout" svg:width="0.249cm" svg:height="0.249cm" svg:x="10.227cm" svg:y="7.547cm" svg:viewBox="0 0 250 250" draw:points="0,125 125,250 250,125 125,0">
          <text:p/>
        </draw:polygon>
        <draw:polyline draw:style-name="gr117" draw:text-style-name="P9" draw:layer="layout" svg:width="0.249cm" svg:height="0.249cm" svg:x="10.227cm" svg:y="7.547cm" svg:viewBox="0 0 250 250" draw:points="0,125 125,250 250,125 125,0 0,125">
          <text:p/>
        </draw:polyline>
        <draw:polygon draw:style-name="gr119" draw:text-style-name="P9" draw:layer="layout" svg:width="0.249cm" svg:height="0.249cm" svg:x="10.709cm" svg:y="7.35cm" svg:viewBox="0 0 250 250" draw:points="0,125 125,250 250,125 125,0">
          <text:p/>
        </draw:polygon>
        <draw:polyline draw:style-name="gr117" draw:text-style-name="P9" draw:layer="layout" svg:width="0.249cm" svg:height="0.249cm" svg:x="10.709cm" svg:y="7.35cm" svg:viewBox="0 0 250 250" draw:points="0,125 125,250 250,125 125,0 0,125">
          <text:p/>
        </draw:polyline>
        <draw:polygon draw:style-name="gr119" draw:text-style-name="P9" draw:layer="layout" svg:width="0.249cm" svg:height="0.249cm" svg:x="11.19cm" svg:y="7.175cm" svg:viewBox="0 0 250 250" draw:points="0,125 125,250 250,125 125,0">
          <text:p/>
        </draw:polygon>
        <draw:polyline draw:style-name="gr117" draw:text-style-name="P9" draw:layer="layout" svg:width="0.249cm" svg:height="0.249cm" svg:x="11.19cm" svg:y="7.175cm" svg:viewBox="0 0 250 250" draw:points="0,125 125,250 250,125 125,0 0,125">
          <text:p/>
        </draw:polyline>
        <draw:polygon draw:style-name="gr119" draw:text-style-name="P9" draw:layer="layout" svg:width="0.249cm" svg:height="0.249cm" svg:x="11.672cm" svg:y="7.043cm" svg:viewBox="0 0 250 250" draw:points="0,125 125,250 250,125 125,0">
          <text:p/>
        </draw:polygon>
        <draw:polyline draw:style-name="gr117" draw:text-style-name="P9" draw:layer="layout" svg:width="0.249cm" svg:height="0.249cm" svg:x="11.672cm" svg:y="7.043cm" svg:viewBox="0 0 250 250" draw:points="0,125 125,250 250,125 125,0 0,125">
          <text:p/>
        </draw:polyline>
        <draw:polygon draw:style-name="gr119" draw:text-style-name="P9" draw:layer="layout" svg:width="0.249cm" svg:height="0.249cm" svg:x="12.152cm" svg:y="6.844cm" svg:viewBox="0 0 250 250" draw:points="0,125 125,250 250,125 125,0">
          <text:p/>
        </draw:polygon>
        <draw:polyline draw:style-name="gr117" draw:text-style-name="P9" draw:layer="layout" svg:width="0.249cm" svg:height="0.249cm" svg:x="12.152cm" svg:y="6.844cm" svg:viewBox="0 0 250 250" draw:points="0,125 125,250 250,125 125,0 0,125">
          <text:p/>
        </draw:polyline>
        <draw:polygon draw:style-name="gr119" draw:text-style-name="P9" draw:layer="layout" svg:width="0.249cm" svg:height="0.249cm" svg:x="12.634cm" svg:y="6.685cm" svg:viewBox="0 0 250 250" draw:points="0,125 125,250 250,125 125,0">
          <text:p/>
        </draw:polygon>
        <draw:polyline draw:style-name="gr117" draw:text-style-name="P9" draw:layer="layout" svg:width="0.249cm" svg:height="0.249cm" svg:x="12.634cm" svg:y="6.685cm" svg:viewBox="0 0 250 250" draw:points="0,125 125,250 250,125 125,0 0,125">
          <text:p/>
        </draw:polyline>
        <draw:polygon draw:style-name="gr119" draw:text-style-name="P9" draw:layer="layout" svg:width="0.249cm" svg:height="0.249cm" svg:x="13.115cm" svg:y="6.492cm" svg:viewBox="0 0 250 250" draw:points="0,125 125,250 250,125 125,0">
          <text:p/>
        </draw:polygon>
        <draw:polyline draw:style-name="gr117" draw:text-style-name="P9" draw:layer="layout" svg:width="0.249cm" svg:height="0.249cm" svg:x="13.115cm" svg:y="6.492cm" svg:viewBox="0 0 250 250" draw:points="0,125 125,250 250,125 125,0 0,125">
          <text:p/>
        </draw:polyline>
        <draw:polygon draw:style-name="gr119" draw:text-style-name="P9" draw:layer="layout" svg:width="0.249cm" svg:height="0.249cm" svg:x="13.597cm" svg:y="6.297cm" svg:viewBox="0 0 250 250" draw:points="0,125 125,250 250,125 125,0">
          <text:p/>
        </draw:polygon>
        <draw:polyline draw:style-name="gr117" draw:text-style-name="P9" draw:layer="layout" svg:width="0.249cm" svg:height="0.249cm" svg:x="13.597cm" svg:y="6.297cm" svg:viewBox="0 0 250 250" draw:points="0,125 125,250 250,125 125,0 0,125">
          <text:p/>
        </draw:polyline>
        <draw:polygon draw:style-name="gr119" draw:text-style-name="P9" draw:layer="layout" svg:width="0.249cm" svg:height="0.249cm" svg:x="14.078cm" svg:y="6.118cm" svg:viewBox="0 0 250 250" draw:points="0,125 125,250 250,125 125,0">
          <text:p/>
        </draw:polygon>
        <draw:polyline draw:style-name="gr117" draw:text-style-name="P9" draw:layer="layout" svg:width="0.249cm" svg:height="0.249cm" svg:x="14.078cm" svg:y="6.118cm" svg:viewBox="0 0 250 250" draw:points="0,125 125,250 250,125 125,0 0,125">
          <text:p/>
        </draw:polyline>
        <draw:polygon draw:style-name="gr119" draw:text-style-name="P9" draw:layer="layout" svg:width="0.249cm" svg:height="0.249cm" svg:x="14.56cm" svg:y="5.935cm" svg:viewBox="0 0 250 250" draw:points="0,125 125,250 250,125 125,0">
          <text:p/>
        </draw:polygon>
        <draw:polyline draw:style-name="gr117" draw:text-style-name="P9" draw:layer="layout" svg:width="0.249cm" svg:height="0.249cm" svg:x="14.56cm" svg:y="5.935cm" svg:viewBox="0 0 250 250" draw:points="0,125 125,250 250,125 125,0 0,125">
          <text:p/>
        </draw:polyline>
        <draw:polygon draw:style-name="gr119" draw:text-style-name="P9" draw:layer="layout" svg:width="0.249cm" svg:height="0.249cm" svg:x="15.041cm" svg:y="5.684cm" svg:viewBox="0 0 250 250" draw:points="0,125 125,250 250,125 125,0">
          <text:p/>
        </draw:polygon>
        <draw:polyline draw:style-name="gr117" draw:text-style-name="P9" draw:layer="layout" svg:width="0.249cm" svg:height="0.249cm" svg:x="15.041cm" svg:y="5.684cm" svg:viewBox="0 0 250 250" draw:points="0,125 125,250 250,125 125,0 0,125">
          <text:p/>
        </draw:polyline>
        <draw:polygon draw:style-name="gr119" draw:text-style-name="P9" draw:layer="layout" svg:width="0.249cm" svg:height="0.249cm" svg:x="15.523cm" svg:y="5.35cm" svg:viewBox="0 0 250 250" draw:points="0,125 125,250 250,125 125,0">
          <text:p/>
        </draw:polygon>
        <draw:polyline draw:style-name="gr117" draw:text-style-name="P9" draw:layer="layout" svg:width="0.249cm" svg:height="0.249cm" svg:x="15.523cm" svg:y="5.35cm" svg:viewBox="0 0 250 250" draw:points="0,125 125,250 250,125 125,0 0,125">
          <text:p/>
        </draw:polyline>
        <draw:polygon draw:style-name="gr130" draw:text-style-name="P9" draw:layer="layout" svg:width="0.488cm" svg:height="0.132cm" svg:x="6.015cm" svg:y="8.839cm" svg:viewBox="0 0 489 133" draw:points="8,0 489,45 485,89 481,133 0,88 4,44">
          <text:p/>
        </draw:polygon>
        <draw:polygon draw:style-name="gr130" draw:text-style-name="P9" draw:layer="layout" svg:width="0.003cm" svg:height="0.043cm" svg:x="6.496cm" svg:y="8.928cm" svg:viewBox="0 0 4 44" draw:points="4,0 2,44 0,44">
          <text:p/>
        </draw:polygon>
        <draw:polygon draw:style-name="gr130" draw:text-style-name="P9" draw:layer="layout" svg:width="0.485cm" svg:height="0.11cm" svg:x="6.498cm" svg:y="8.884cm" svg:viewBox="0 0 486 111" draw:points="4,0 486,23 484,67 482,111 0,88 2,44">
          <text:p/>
        </draw:polygon>
        <draw:polygon draw:style-name="gr130" draw:text-style-name="P9" draw:layer="layout" svg:width="0.001cm" svg:height="0.043cm" svg:x="6.98cm" svg:y="8.951cm" svg:viewBox="0 0 2 44" draw:points="2,0 1,44 0,44">
          <text:p/>
        </draw:polygon>
        <draw:polygon draw:style-name="gr130" draw:text-style-name="P9" draw:layer="layout" svg:width="0.482cm" svg:height="0.096cm" svg:x="6.981cm" svg:y="8.907cm" svg:viewBox="0 0 483 97" draw:points="2,0 483,9 482,53 481,97 0,88 1,44">
          <text:p/>
        </draw:polygon>
        <draw:polygon draw:style-name="gr130" draw:text-style-name="P9" draw:layer="layout" svg:width="0.001cm" svg:height="0.043cm" svg:x="7.462cm" svg:y="8.96cm" svg:viewBox="0 0 2 44" draw:points="1,0 2,44 0,44">
          <text:p/>
        </draw:polygon>
        <draw:polygon draw:style-name="gr130" draw:text-style-name="P9" draw:layer="layout" svg:width="0.483cm" svg:height="0.1cm" svg:x="7.462cm" svg:y="8.903cm" svg:viewBox="0 0 484 101" draw:points="0,13 482,0 483,44 484,88 2,101 1,57">
          <text:p/>
        </draw:polygon>
        <draw:polygon draw:style-name="gr130" draw:text-style-name="P9" draw:layer="layout" svg:width="0.002cm" svg:height="0.043cm" svg:x="7.945cm" svg:y="8.947cm" svg:viewBox="0 0 3 44" draw:points="0,0 3,44 1,44">
          <text:p/>
        </draw:polygon>
        <draw:polygon draw:style-name="gr130" draw:text-style-name="P9" draw:layer="layout" svg:width="0.486cm" svg:height="0.116cm" svg:x="7.942cm" svg:y="8.874cm" svg:viewBox="0 0 487 117" draw:points="0,29 481,0 484,44 487,88 6,117 3,73">
          <text:p/>
        </draw:polygon>
        <draw:polygon draw:style-name="gr130" draw:text-style-name="P9" draw:layer="layout" svg:width="0.003cm" svg:height="0.043cm" svg:x="8.426cm" svg:y="8.918cm" svg:viewBox="0 0 4 44" draw:points="0,0 4,44 3,44">
          <text:p/>
        </draw:polygon>
        <draw:polygon draw:style-name="gr130" draw:text-style-name="P9" draw:layer="layout" svg:width="0.489cm" svg:height="0.127cm" svg:x="8.422cm" svg:y="8.834cm" svg:viewBox="0 0 490 128" draw:points="0,40 482,0 486,44 490,88 8,128 4,84">
          <text:p/>
        </draw:polygon>
        <draw:polygon draw:style-name="gr130" draw:text-style-name="P9" draw:layer="layout" svg:width="0.004cm" svg:height="0.043cm" svg:x="8.908cm" svg:y="8.878cm" svg:viewBox="0 0 5 44" draw:points="0,0 5,44 4,44">
          <text:p/>
        </draw:polygon>
        <draw:polygon draw:style-name="gr130" draw:text-style-name="P9" draw:layer="layout" svg:width="0.49cm" svg:height="0.145cm" svg:x="8.903cm" svg:y="8.776cm" svg:viewBox="0 0 491 146" draw:points="0,58 481,0 486,44 491,88 10,146 5,102">
          <text:p/>
        </draw:polygon>
        <draw:polygon draw:style-name="gr130" draw:text-style-name="P9" draw:layer="layout" svg:width="0.005cm" svg:height="0.043cm" svg:x="9.389cm" svg:y="8.82cm" svg:viewBox="0 0 6 44" draw:points="0,0 6,44 5,44">
          <text:p/>
        </draw:polygon>
        <draw:polygon draw:style-name="gr130" draw:text-style-name="P9" draw:layer="layout" svg:width="0.493cm" svg:height="0.152cm" svg:x="9.383cm" svg:y="8.711cm" svg:viewBox="0 0 494 153" draw:points="0,65 482,0 488,44 494,88 12,153 6,109">
          <text:p/>
        </draw:polygon>
        <draw:polygon draw:style-name="gr130" draw:text-style-name="P9" draw:layer="layout" svg:width="0.005cm" svg:height="0.043cm" svg:x="9.865cm" svg:y="8.711cm" svg:viewBox="0 0 6 44" draw:points="6,44 0,0 1,0">
          <text:p/>
        </draw:polygon>
        <draw:polygon draw:style-name="gr130" draw:text-style-name="P9" draw:layer="layout" svg:width="0.49cm" svg:height="0.141cm" svg:x="9.866cm" svg:y="8.657cm" svg:viewBox="0 0 491 142" draw:points="0,54 481,0 486,44 491,88 10,142 5,98">
          <text:p/>
        </draw:polygon>
        <draw:polygon draw:style-name="gr130" draw:text-style-name="P9" draw:layer="layout" svg:width="0.006cm" svg:height="0.043cm" svg:x="10.352cm" svg:y="8.701cm" svg:viewBox="0 0 7 44" draw:points="0,0 7,43 5,44">
          <text:p/>
        </draw:polygon>
        <draw:polygon draw:style-name="gr130" draw:text-style-name="P9" draw:layer="layout" svg:width="0.495cm" svg:height="0.164cm" svg:x="10.345cm" svg:y="8.579cm" svg:viewBox="0 0 496 165" draw:points="0,79 482,0 489,43 496,86 14,165 7,122">
          <text:p/>
        </draw:polygon>
        <draw:polygon draw:style-name="gr130" draw:text-style-name="P9" draw:layer="layout" svg:width="0.007cm" svg:height="0.042cm" svg:x="10.834cm" svg:y="8.622cm" svg:viewBox="0 0 8 43" draw:points="0,0 8,43 7,43">
          <text:p/>
        </draw:polygon>
        <draw:polygon draw:style-name="gr130" draw:text-style-name="P9" draw:layer="layout" svg:width="0.496cm" svg:height="0.179cm" svg:x="10.826cm" svg:y="8.485cm" svg:viewBox="0 0 497 180" draw:points="0,94 481,0 489,43 497,86 16,180 8,137">
          <text:p/>
        </draw:polygon>
        <draw:polygon draw:style-name="gr130" draw:text-style-name="P9" draw:layer="layout" svg:width="0.007cm" svg:height="0.043cm" svg:x="11.307cm" svg:y="8.484cm" svg:viewBox="0 0 8 44" draw:points="8,44 0,1 2,0">
          <text:p/>
        </draw:polygon>
        <draw:polygon draw:style-name="gr130" draw:text-style-name="P9" draw:layer="layout" svg:width="0.493cm" svg:height="0.155cm" svg:x="11.309cm" svg:y="8.416cm" svg:viewBox="0 0 494 156" draw:points="0,68 482,0 488,44 494,88 12,156 6,112">
          <text:p/>
        </draw:polygon>
        <draw:polygon draw:style-name="gr130" draw:text-style-name="P9" draw:layer="layout" svg:width="0.006cm" svg:height="0.043cm" svg:x="11.797cm" svg:y="8.46cm" svg:viewBox="0 0 7 44" draw:points="0,0 7,43 6,44">
          <text:p/>
        </draw:polygon>
        <draw:polygon draw:style-name="gr130" draw:text-style-name="P9" draw:layer="layout" svg:width="0.494cm" svg:height="0.168cm" svg:x="11.79cm" svg:y="8.334cm" svg:viewBox="0 0 495 169" draw:points="0,83 481,0 488,43 495,86 14,169 7,126">
          <text:p/>
        </draw:polygon>
        <draw:polygon draw:style-name="gr130" draw:text-style-name="P9" draw:layer="layout" svg:width="0.011cm" svg:height="0.042cm" svg:x="12.277cm" svg:y="8.377cm" svg:viewBox="0 0 12 43" draw:points="0,0 12,42 7,43">
          <text:p/>
        </draw:polygon>
        <draw:polygon draw:style-name="gr130" draw:text-style-name="P9" draw:layer="layout" svg:width="0.505cm" svg:height="0.215cm" svg:x="12.265cm" svg:y="8.203cm" svg:viewBox="0 0 506 216" draw:points="0,132 482,0 494,42 506,84 24,216 12,174">
          <text:p/>
        </draw:polygon>
        <draw:polygon draw:style-name="gr130" draw:text-style-name="P9" draw:layer="layout" svg:width="0.011cm" svg:height="0.042cm" svg:x="12.747cm" svg:y="8.202cm" svg:viewBox="0 0 12 43" draw:points="12,43 0,1 1,0">
          <text:p/>
        </draw:polygon>
        <draw:polygon draw:style-name="gr130" draw:text-style-name="P9" draw:layer="layout" svg:width="0.502cm" svg:height="0.21cm" svg:x="12.748cm" svg:y="8.077cm" svg:viewBox="0 0 503 211" draw:points="0,125 481,0 492,43 503,86 22,211 11,168">
          <text:p/>
        </draw:polygon>
        <draw:polygon draw:style-name="gr130" draw:text-style-name="P9" draw:layer="layout" svg:width="0.014cm" svg:height="0.042cm" svg:x="13.24cm" svg:y="8.12cm" svg:viewBox="0 0 15 43" draw:points="0,0 15,41 11,43">
          <text:p/>
        </draw:polygon>
        <draw:polygon draw:style-name="gr130" draw:text-style-name="P9" draw:layer="layout" svg:width="0.511cm" svg:height="0.257cm" svg:x="13.225cm" svg:y="7.903cm" svg:viewBox="0 0 512 258" draw:points="0,176 482,0 497,41 512,82 30,258 15,217">
          <text:p/>
        </draw:polygon>
        <draw:polygon draw:style-name="gr130" draw:text-style-name="P9" draw:layer="layout" svg:width="0.014cm" svg:height="0.04cm" svg:x="13.707cm" svg:y="7.903cm" svg:viewBox="0 0 15 41" draw:points="15,41 0,0 0,0">
          <text:p/>
        </draw:polygon>
        <draw:polygon draw:style-name="gr130" draw:text-style-name="P9" draw:layer="layout" svg:width="0.51cm" svg:height="0.251cm" svg:x="13.707cm" svg:y="7.733cm" svg:viewBox="0 0 511 252" draw:points="0,170 481,0 496,41 511,82 30,252 15,211">
          <text:p/>
        </draw:polygon>
        <draw:polygon draw:style-name="gr130" draw:text-style-name="P9" draw:layer="layout" svg:width="0.018cm" svg:height="0.04cm" svg:x="14.203cm" svg:y="7.774cm" svg:viewBox="0 0 19 41" draw:points="0,0 19,40 15,41">
          <text:p/>
        </draw:polygon>
        <draw:polygon draw:style-name="gr130" draw:text-style-name="P9" draw:layer="layout" svg:width="0.519cm" svg:height="0.309cm" svg:x="14.184cm" svg:y="7.505cm" svg:viewBox="0 0 520 310" draw:points="0,230 482,0 501,40 520,80 38,310 19,270">
          <text:p/>
        </draw:polygon>
        <draw:polygon draw:style-name="gr130" draw:text-style-name="P9" draw:layer="layout" svg:width="0.018cm" svg:height="0.039cm" svg:x="14.666cm" svg:y="7.505cm" svg:viewBox="0 0 19 40" draw:points="19,40 0,0 0,0">
          <text:p/>
        </draw:polygon>
        <draw:polygon draw:style-name="gr130" draw:text-style-name="P9" draw:layer="layout" svg:width="0.518cm" svg:height="0.302cm" svg:x="14.666cm" svg:y="7.282cm" svg:viewBox="0 0 519 303" draw:points="0,223 481,0 500,40 519,80 38,303 19,263">
          <text:p/>
        </draw:polygon>
        <draw:polygon draw:style-name="gr130" draw:text-style-name="P9" draw:layer="layout" svg:width="0.031cm" svg:height="0.039cm" svg:x="15.166cm" svg:y="7.322cm" svg:viewBox="0 0 32 40" draw:points="0,0 32,30 26,35 19,39 19,40">
          <text:p/>
        </draw:polygon>
        <draw:polygon draw:style-name="gr130" draw:text-style-name="P9" draw:layer="layout" svg:width="0.545cm" svg:height="0.563cm" svg:x="15.134cm" svg:y="6.788cm" svg:viewBox="0 0 546 564" draw:points="0,504 482,0 514,30 546,60 64,564 32,534">
          <text:p/>
        </draw:polygon>
        <draw:polygon draw:style-name="gr130" draw:text-style-name="P9" draw:layer="layout" svg:width="0.249cm" svg:height="0.249cm" svg:x="5.894cm" svg:y="8.758cm" svg:viewBox="0 0 250 250" draw:points="0,0 125,250 250,0">
          <text:p/>
        </draw:polygon>
        <draw:polyline draw:style-name="gr117" draw:text-style-name="P9" draw:layer="layout" svg:width="0.249cm" svg:height="0.249cm" svg:x="5.894cm" svg:y="8.758cm" svg:viewBox="0 0 250 250" draw:points="0,0 125,250 250,0 0,0">
          <text:p/>
        </draw:polyline>
        <draw:polygon draw:style-name="gr130" draw:text-style-name="P9" draw:layer="layout" svg:width="0.249cm" svg:height="0.249cm" svg:x="6.375cm" svg:y="8.803cm" svg:viewBox="0 0 250 250" draw:points="0,0 125,250 250,0">
          <text:p/>
        </draw:polygon>
        <draw:polyline draw:style-name="gr117" draw:text-style-name="P9" draw:layer="layout" svg:width="0.249cm" svg:height="0.249cm" svg:x="6.375cm" svg:y="8.803cm" svg:viewBox="0 0 250 250" draw:points="0,0 125,250 250,0 0,0">
          <text:p/>
        </draw:polyline>
        <draw:polygon draw:style-name="gr130" draw:text-style-name="P9" draw:layer="layout" svg:width="0.249cm" svg:height="0.249cm" svg:x="6.857cm" svg:y="8.826cm" svg:viewBox="0 0 250 250" draw:points="0,0 125,250 250,0">
          <text:p/>
        </draw:polygon>
        <draw:polyline draw:style-name="gr117" draw:text-style-name="P9" draw:layer="layout" svg:width="0.249cm" svg:height="0.249cm" svg:x="6.857cm" svg:y="8.826cm" svg:viewBox="0 0 250 250" draw:points="0,0 125,250 250,0 0,0">
          <text:p/>
        </draw:polyline>
        <draw:polygon draw:style-name="gr130" draw:text-style-name="P9" draw:layer="layout" svg:width="0.249cm" svg:height="0.249cm" svg:x="7.338cm" svg:y="8.835cm" svg:viewBox="0 0 250 250" draw:points="0,0 125,250 250,0">
          <text:p/>
        </draw:polygon>
        <draw:polyline draw:style-name="gr117" draw:text-style-name="P9" draw:layer="layout" svg:width="0.249cm" svg:height="0.249cm" svg:x="7.338cm" svg:y="8.835cm" svg:viewBox="0 0 250 250" draw:points="0,0 125,250 250,0 0,0">
          <text:p/>
        </draw:polyline>
        <draw:polygon draw:style-name="gr130" draw:text-style-name="P9" draw:layer="layout" svg:width="0.249cm" svg:height="0.249cm" svg:x="7.82cm" svg:y="8.822cm" svg:viewBox="0 0 250 250" draw:points="0,0 125,250 250,0">
          <text:p/>
        </draw:polygon>
        <draw:polyline draw:style-name="gr117" draw:text-style-name="P9" draw:layer="layout" svg:width="0.249cm" svg:height="0.249cm" svg:x="7.82cm" svg:y="8.822cm" svg:viewBox="0 0 250 250" draw:points="0,0 125,250 250,0 0,0">
          <text:p/>
        </draw:polyline>
        <draw:polygon draw:style-name="gr130" draw:text-style-name="P9" draw:layer="layout" svg:width="0.249cm" svg:height="0.249cm" svg:x="8.301cm" svg:y="8.793cm" svg:viewBox="0 0 250 250" draw:points="0,0 125,250 250,0">
          <text:p/>
        </draw:polygon>
        <draw:polyline draw:style-name="gr117" draw:text-style-name="P9" draw:layer="layout" svg:width="0.249cm" svg:height="0.249cm" svg:x="8.301cm" svg:y="8.793cm" svg:viewBox="0 0 250 250" draw:points="0,0 125,250 250,0 0,0">
          <text:p/>
        </draw:polyline>
        <draw:polygon draw:style-name="gr130" draw:text-style-name="P9" draw:layer="layout" svg:width="0.249cm" svg:height="0.249cm" svg:x="8.783cm" svg:y="8.753cm" svg:viewBox="0 0 250 250" draw:points="0,0 125,250 250,0">
          <text:p/>
        </draw:polygon>
        <draw:polyline draw:style-name="gr117" draw:text-style-name="P9" draw:layer="layout" svg:width="0.249cm" svg:height="0.249cm" svg:x="8.783cm" svg:y="8.753cm" svg:viewBox="0 0 250 250" draw:points="0,0 125,250 250,0 0,0">
          <text:p/>
        </draw:polyline>
        <draw:polygon draw:style-name="gr130" draw:text-style-name="P9" draw:layer="layout" svg:width="0.249cm" svg:height="0.249cm" svg:x="9.264cm" svg:y="8.695cm" svg:viewBox="0 0 250 250" draw:points="0,0 125,250 250,0">
          <text:p/>
        </draw:polygon>
        <draw:polyline draw:style-name="gr117" draw:text-style-name="P9" draw:layer="layout" svg:width="0.249cm" svg:height="0.249cm" svg:x="9.264cm" svg:y="8.695cm" svg:viewBox="0 0 250 250" draw:points="0,0 125,250 250,0 0,0">
          <text:p/>
        </draw:polyline>
        <draw:polygon draw:style-name="gr130" draw:text-style-name="P9" draw:layer="layout" svg:width="0.249cm" svg:height="0.249cm" svg:x="9.746cm" svg:y="8.63cm" svg:viewBox="0 0 250 250" draw:points="0,0 125,250 250,0">
          <text:p/>
        </draw:polygon>
        <draw:polyline draw:style-name="gr117" draw:text-style-name="P9" draw:layer="layout" svg:width="0.249cm" svg:height="0.249cm" svg:x="9.746cm" svg:y="8.63cm" svg:viewBox="0 0 250 250" draw:points="0,0 125,250 250,0 0,0">
          <text:p/>
        </draw:polyline>
        <draw:polygon draw:style-name="gr130" draw:text-style-name="P9" draw:layer="layout" svg:width="0.249cm" svg:height="0.249cm" svg:x="10.227cm" svg:y="8.576cm" svg:viewBox="0 0 250 250" draw:points="0,0 125,250 250,0">
          <text:p/>
        </draw:polygon>
        <draw:polyline draw:style-name="gr117" draw:text-style-name="P9" draw:layer="layout" svg:width="0.249cm" svg:height="0.249cm" svg:x="10.227cm" svg:y="8.576cm" svg:viewBox="0 0 250 250" draw:points="0,0 125,250 250,0 0,0">
          <text:p/>
        </draw:polyline>
        <draw:polygon draw:style-name="gr130" draw:text-style-name="P9" draw:layer="layout" svg:width="0.249cm" svg:height="0.249cm" svg:x="10.709cm" svg:y="8.497cm" svg:viewBox="0 0 250 250" draw:points="0,0 125,250 250,0">
          <text:p/>
        </draw:polygon>
        <draw:polyline draw:style-name="gr117" draw:text-style-name="P9" draw:layer="layout" svg:width="0.249cm" svg:height="0.249cm" svg:x="10.709cm" svg:y="8.497cm" svg:viewBox="0 0 250 250" draw:points="0,0 125,250 250,0 0,0">
          <text:p/>
        </draw:polyline>
        <draw:polygon draw:style-name="gr130" draw:text-style-name="P9" draw:layer="layout" svg:width="0.249cm" svg:height="0.249cm" svg:x="11.19cm" svg:y="8.403cm" svg:viewBox="0 0 250 250" draw:points="0,0 125,250 250,0">
          <text:p/>
        </draw:polygon>
        <draw:polyline draw:style-name="gr117" draw:text-style-name="P9" draw:layer="layout" svg:width="0.249cm" svg:height="0.249cm" svg:x="11.19cm" svg:y="8.403cm" svg:viewBox="0 0 250 250" draw:points="0,0 125,250 250,0 0,0">
          <text:p/>
        </draw:polyline>
        <draw:polygon draw:style-name="gr130" draw:text-style-name="P9" draw:layer="layout" svg:width="0.249cm" svg:height="0.249cm" svg:x="11.672cm" svg:y="8.335cm" svg:viewBox="0 0 250 250" draw:points="0,0 125,250 250,0">
          <text:p/>
        </draw:polygon>
        <draw:polyline draw:style-name="gr117" draw:text-style-name="P9" draw:layer="layout" svg:width="0.249cm" svg:height="0.249cm" svg:x="11.672cm" svg:y="8.335cm" svg:viewBox="0 0 250 250" draw:points="0,0 125,250 250,0 0,0">
          <text:p/>
        </draw:polyline>
        <draw:polygon draw:style-name="gr130" draw:text-style-name="P9" draw:layer="layout" svg:width="0.249cm" svg:height="0.249cm" svg:x="12.152cm" svg:y="8.252cm" svg:viewBox="0 0 250 250" draw:points="0,0 125,250 250,0">
          <text:p/>
        </draw:polygon>
        <draw:polyline draw:style-name="gr117" draw:text-style-name="P9" draw:layer="layout" svg:width="0.249cm" svg:height="0.249cm" svg:x="12.152cm" svg:y="8.252cm" svg:viewBox="0 0 250 250" draw:points="0,0 125,250 250,0 0,0">
          <text:p/>
        </draw:polyline>
        <draw:polygon draw:style-name="gr130" draw:text-style-name="P9" draw:layer="layout" svg:width="0.249cm" svg:height="0.249cm" svg:x="12.634cm" svg:y="8.12cm" svg:viewBox="0 0 250 250" draw:points="0,0 125,250 250,0">
          <text:p/>
        </draw:polygon>
        <draw:polyline draw:style-name="gr117" draw:text-style-name="P9" draw:layer="layout" svg:width="0.249cm" svg:height="0.249cm" svg:x="12.634cm" svg:y="8.12cm" svg:viewBox="0 0 250 250" draw:points="0,0 125,250 250,0 0,0">
          <text:p/>
        </draw:polyline>
        <draw:polygon draw:style-name="gr130" draw:text-style-name="P9" draw:layer="layout" svg:width="0.249cm" svg:height="0.249cm" svg:x="13.115cm" svg:y="7.995cm" svg:viewBox="0 0 250 250" draw:points="0,0 125,250 250,0">
          <text:p/>
        </draw:polygon>
        <draw:polyline draw:style-name="gr117" draw:text-style-name="P9" draw:layer="layout" svg:width="0.249cm" svg:height="0.249cm" svg:x="13.115cm" svg:y="7.995cm" svg:viewBox="0 0 250 250" draw:points="0,0 125,250 250,0 0,0">
          <text:p/>
        </draw:polyline>
        <draw:polygon draw:style-name="gr130" draw:text-style-name="P9" draw:layer="layout" svg:width="0.249cm" svg:height="0.249cm" svg:x="13.597cm" svg:y="7.819cm" svg:viewBox="0 0 250 250" draw:points="0,0 125,250 250,0">
          <text:p/>
        </draw:polygon>
        <draw:polyline draw:style-name="gr117" draw:text-style-name="P9" draw:layer="layout" svg:width="0.249cm" svg:height="0.249cm" svg:x="13.597cm" svg:y="7.819cm" svg:viewBox="0 0 250 250" draw:points="0,0 125,250 250,0 0,0">
          <text:p/>
        </draw:polyline>
        <draw:polygon draw:style-name="gr130" draw:text-style-name="P9" draw:layer="layout" svg:width="0.249cm" svg:height="0.249cm" svg:x="14.078cm" svg:y="7.649cm" svg:viewBox="0 0 250 250" draw:points="0,0 125,250 250,0">
          <text:p/>
        </draw:polygon>
        <draw:polyline draw:style-name="gr117" draw:text-style-name="P9" draw:layer="layout" svg:width="0.249cm" svg:height="0.249cm" svg:x="14.078cm" svg:y="7.649cm" svg:viewBox="0 0 250 250" draw:points="0,0 125,250 250,0 0,0">
          <text:p/>
        </draw:polyline>
        <draw:polygon draw:style-name="gr130" draw:text-style-name="P9" draw:layer="layout" svg:width="0.249cm" svg:height="0.249cm" svg:x="14.56cm" svg:y="7.42cm" svg:viewBox="0 0 250 250" draw:points="0,0 125,250 250,0">
          <text:p/>
        </draw:polygon>
        <draw:polyline draw:style-name="gr117" draw:text-style-name="P9" draw:layer="layout" svg:width="0.249cm" svg:height="0.249cm" svg:x="14.56cm" svg:y="7.42cm" svg:viewBox="0 0 250 250" draw:points="0,0 125,250 250,0 0,0">
          <text:p/>
        </draw:polyline>
        <draw:polygon draw:style-name="gr130" draw:text-style-name="P9" draw:layer="layout" svg:width="0.249cm" svg:height="0.249cm" svg:x="15.041cm" svg:y="7.197cm" svg:viewBox="0 0 250 250" draw:points="0,0 125,250 250,0">
          <text:p/>
        </draw:polygon>
        <draw:polyline draw:style-name="gr117" draw:text-style-name="P9" draw:layer="layout" svg:width="0.249cm" svg:height="0.249cm" svg:x="15.041cm" svg:y="7.197cm" svg:viewBox="0 0 250 250" draw:points="0,0 125,250 250,0 0,0">
          <text:p/>
        </draw:polyline>
        <draw:polygon draw:style-name="gr130" draw:text-style-name="P9" draw:layer="layout" svg:width="0.249cm" svg:height="0.249cm" svg:x="15.523cm" svg:y="6.693cm" svg:viewBox="0 0 250 250" draw:points="0,0 125,250 250,0">
          <text:p/>
        </draw:polygon>
        <draw:polyline draw:style-name="gr117" draw:text-style-name="P9" draw:layer="layout" svg:width="0.249cm" svg:height="0.249cm" svg:x="15.523cm" svg:y="6.693cm" svg:viewBox="0 0 250 250" draw:points="0,0 125,250 250,0 0,0">
          <text:p/>
        </draw:polyline>
        <draw:polygon draw:style-name="gr186" draw:text-style-name="P9" draw:layer="layout" svg:width="0.486cm" svg:height="0.117cm" svg:x="6.016cm" svg:y="8.859cm" svg:viewBox="0 0 487 118" draw:points="6,0 487,30 484,74 481,118 0,88 3,44">
          <text:p/>
        </draw:polygon>
        <draw:polygon draw:style-name="gr186" draw:text-style-name="P9" draw:layer="layout" svg:width="0.002cm" svg:height="0.043cm" svg:x="6.497cm" svg:y="8.933cm" svg:viewBox="0 0 3 44" draw:points="3,0 1,44 0,44">
          <text:p/>
        </draw:polygon>
        <draw:polygon draw:style-name="gr186" draw:text-style-name="P9" draw:layer="layout" svg:width="0.485cm" svg:height="0.108cm" svg:x="6.498cm" svg:y="8.889cm" svg:viewBox="0 0 486 109" draw:points="4,0 486,21 484,65 482,109 0,88 2,44">
          <text:p/>
        </draw:polygon>
        <draw:polygon draw:style-name="gr186" draw:text-style-name="P9" draw:layer="layout" svg:width="0.001cm" svg:height="0.043cm" svg:x="6.98cm" svg:y="8.954cm" svg:viewBox="0 0 2 44" draw:points="2,0 1,44 0,44">
          <text:p/>
        </draw:polygon>
        <draw:polygon draw:style-name="gr186" draw:text-style-name="P9" draw:layer="layout" svg:width="0.482cm" svg:height="0.094cm" svg:x="6.981cm" svg:y="8.91cm" svg:viewBox="0 0 483 95" draw:points="2,0 483,7 482,51 481,95 0,88 1,44">
          <text:p/>
        </draw:polygon>
        <draw:polygon draw:style-name="gr186" draw:text-style-name="P9" draw:layer="layout" svg:width="0.001cm" svg:height="0.043cm" svg:x="7.462cm" svg:y="8.961cm" svg:viewBox="0 0 2 44" draw:points="1,0 2,44 0,44">
          <text:p/>
        </draw:polygon>
        <draw:polygon draw:style-name="gr186" draw:text-style-name="P9" draw:layer="layout" svg:width="0.483cm" svg:height="0.094cm" svg:x="7.462cm" svg:y="8.91cm" svg:viewBox="0 0 484 95" draw:points="0,7 482,0 483,44 484,88 2,95 1,51">
          <text:p/>
        </draw:polygon>
        <draw:polygon draw:style-name="gr186" draw:text-style-name="P9" draw:layer="layout" svg:width="0.001cm" svg:height="0.043cm" svg:x="7.945cm" svg:y="8.954cm" svg:viewBox="0 0 2 44" draw:points="0,0 2,44 1,44">
          <text:p/>
        </draw:polygon>
        <draw:polygon draw:style-name="gr186" draw:text-style-name="P9" draw:layer="layout" svg:width="0.484cm" svg:height="0.113cm" svg:x="7.943cm" svg:y="8.884cm" svg:viewBox="0 0 485 114" draw:points="0,26 481,0 483,44 485,88 4,114 2,70">
          <text:p/>
        </draw:polygon>
        <draw:polygon draw:style-name="gr186" draw:text-style-name="P9" draw:layer="layout" svg:width="0.003cm" svg:height="0.043cm" svg:x="8.426cm" svg:y="8.928cm" svg:viewBox="0 0 4 44" draw:points="0,0 4,44 2,44">
          <text:p/>
        </draw:polygon>
        <draw:polygon draw:style-name="gr186" draw:text-style-name="P9" draw:layer="layout" svg:width="0.489cm" svg:height="0.128cm" svg:x="8.422cm" svg:y="8.843cm" svg:viewBox="0 0 490 129" draw:points="0,41 482,0 486,44 490,88 8,129 4,85">
          <text:p/>
        </draw:polygon>
        <draw:polygon draw:style-name="gr186" draw:text-style-name="P9" draw:layer="layout" svg:width="0.003cm" svg:height="0.043cm" svg:x="8.904cm" svg:y="8.843cm" svg:viewBox="0 0 4 44" draw:points="4,44 0,0 0,0">
          <text:p/>
        </draw:polygon>
        <draw:polygon draw:style-name="gr186" draw:text-style-name="P9" draw:layer="layout" svg:width="0.488cm" svg:height="0.127cm" svg:x="8.904cm" svg:y="8.803cm" svg:viewBox="0 0 489 128" draw:points="0,40 481,0 485,44 489,88 8,128 4,84">
          <text:p/>
        </draw:polygon>
        <draw:polygon draw:style-name="gr186" draw:text-style-name="P9" draw:layer="layout" svg:width="0.003cm" svg:height="0.043cm" svg:x="9.389cm" svg:y="8.847cm" svg:viewBox="0 0 4 44" draw:points="0,0 4,44 4,44">
          <text:p/>
        </draw:polygon>
        <draw:polygon draw:style-name="gr186" draw:text-style-name="P9" draw:layer="layout" svg:width="0.489cm" svg:height="0.136cm" svg:x="9.385cm" svg:y="8.754cm" svg:viewBox="0 0 490 137" draw:points="0,49 482,0 486,44 490,88 8,137 4,93">
          <text:p/>
        </draw:polygon>
        <draw:polygon draw:style-name="gr186" draw:text-style-name="P9" draw:layer="layout" svg:width="0.004cm" svg:height="0.043cm" svg:x="9.871cm" svg:y="8.798cm" svg:viewBox="0 0 5 44" draw:points="0,0 5,44 4,44">
          <text:p/>
        </draw:polygon>
        <draw:polygon draw:style-name="gr186" draw:text-style-name="P9" draw:layer="layout" svg:width="0.49cm" svg:height="0.143cm" svg:x="9.866cm" svg:y="8.698cm" svg:viewBox="0 0 491 144" draw:points="0,56 481,0 486,44 491,88 10,144 5,100">
          <text:p/>
        </draw:polygon>
        <draw:polygon draw:style-name="gr186" draw:text-style-name="P9" draw:layer="layout" svg:width="0.005cm" svg:height="0.043cm" svg:x="10.352cm" svg:y="8.742cm" svg:viewBox="0 0 6 44" draw:points="0,0 6,44 5,44">
          <text:p/>
        </draw:polygon>
        <draw:polygon draw:style-name="gr186" draw:text-style-name="P9" draw:layer="layout" svg:width="0.493cm" svg:height="0.148cm" svg:x="10.346cm" svg:y="8.637cm" svg:viewBox="0 0 494 149" draw:points="0,61 482,0 488,44 494,88 12,149 6,105">
          <text:p/>
        </draw:polygon>
        <draw:polygon draw:style-name="gr186" draw:text-style-name="P9" draw:layer="layout" svg:width="0.006cm" svg:height="0.043cm" svg:x="10.834cm" svg:y="8.681cm" svg:viewBox="0 0 7 44" draw:points="0,0 7,43 6,44">
          <text:p/>
        </draw:polygon>
        <draw:polygon draw:style-name="gr186" draw:text-style-name="P9" draw:layer="layout" svg:width="0.494cm" svg:height="0.166cm" svg:x="10.827cm" svg:y="8.557cm" svg:viewBox="0 0 495 167" draw:points="0,81 481,0 488,43 495,86 14,167 7,124">
          <text:p/>
        </draw:polygon>
        <draw:polygon draw:style-name="gr186" draw:text-style-name="P9" draw:layer="layout" svg:width="0.006cm" svg:height="0.042cm" svg:x="11.308cm" svg:y="8.557cm" svg:viewBox="0 0 7 43" draw:points="7,43 0,0 0,0">
          <text:p/>
        </draw:polygon>
        <draw:polygon draw:style-name="gr186" draw:text-style-name="P9" draw:layer="layout" svg:width="0.495cm" svg:height="0.161cm" svg:x="11.308cm" svg:y="8.481cm" svg:viewBox="0 0 496 162" draw:points="0,76 482,0 489,43 496,86 14,162 7,119">
          <text:p/>
        </draw:polygon>
        <draw:polygon draw:style-name="gr186" draw:text-style-name="P9" draw:layer="layout" svg:width="0.006cm" svg:height="0.042cm" svg:x="11.797cm" svg:y="8.524cm" svg:viewBox="0 0 7 43" draw:points="0,0 7,43 7,43">
          <text:p/>
        </draw:polygon>
        <draw:polygon draw:style-name="gr186" draw:text-style-name="P9" draw:layer="layout" svg:width="0.494cm" svg:height="0.162cm" svg:x="11.79cm" svg:y="8.404cm" svg:viewBox="0 0 495 163" draw:points="0,77 481,0 488,43 495,86 14,163 7,120">
          <text:p/>
        </draw:polygon>
        <draw:polygon draw:style-name="gr186" draw:text-style-name="P9" draw:layer="layout" svg:width="0.008cm" svg:height="0.042cm" svg:x="12.277cm" svg:y="8.447cm" svg:viewBox="0 0 9 43" draw:points="0,0 9,43 7,43">
          <text:p/>
        </draw:polygon>
        <draw:polygon draw:style-name="gr186" draw:text-style-name="P9" draw:layer="layout" svg:width="0.499cm" svg:height="0.185cm" svg:x="12.268cm" svg:y="8.304cm" svg:viewBox="0 0 500 186" draw:points="0,100 482,0 491,43 500,86 18,186 9,143">
          <text:p/>
        </draw:polygon>
        <draw:polygon draw:style-name="gr186" draw:text-style-name="P9" draw:layer="layout" svg:width="0.01cm" svg:height="0.042cm" svg:x="12.759cm" svg:y="8.347cm" svg:viewBox="0 0 11 43" draw:points="0,0 11,43 9,43">
          <text:p/>
        </draw:polygon>
        <draw:polygon draw:style-name="gr186" draw:text-style-name="P9" draw:layer="layout" svg:width="0.502cm" svg:height="0.204cm" svg:x="12.748cm" svg:y="8.185cm" svg:viewBox="0 0 503 205" draw:points="0,119 481,0 492,43 503,86 22,205 11,162">
          <text:p/>
        </draw:polygon>
        <draw:polygon draw:style-name="gr186" draw:text-style-name="P9" draw:layer="layout" svg:width="0.01cm" svg:height="0.042cm" svg:x="13.229cm" svg:y="8.185cm" svg:viewBox="0 0 11 43" draw:points="11,43 0,0 3,0">
          <text:p/>
        </draw:polygon>
        <draw:polygon draw:style-name="gr186" draw:text-style-name="P9" draw:layer="layout" svg:width="0.497cm" svg:height="0.174cm" svg:x="13.232cm" svg:y="8.096cm" svg:viewBox="0 0 498 175" draw:points="0,89 482,0 490,43 498,86 16,175 8,132">
          <text:p/>
        </draw:polygon>
        <draw:polygon draw:style-name="gr186" draw:text-style-name="P9" draw:layer="layout" svg:width="0.015cm" svg:height="0.042cm" svg:x="13.722cm" svg:y="8.139cm" svg:viewBox="0 0 16 43" draw:points="0,0 16,41 8,43 8,43">
          <text:p/>
        </draw:polygon>
        <draw:polygon draw:style-name="gr186" draw:text-style-name="P9" draw:layer="layout" svg:width="0.512cm" svg:height="0.264cm" svg:x="13.706cm" svg:y="7.915cm" svg:viewBox="0 0 513 265" draw:points="0,183 481,0 497,41 513,82 32,265 16,224">
          <text:p/>
        </draw:polygon>
        <draw:polygon draw:style-name="gr186" draw:text-style-name="P9" draw:layer="layout" svg:width="0.015cm" svg:height="0.042cm" svg:x="14.187cm" svg:y="7.913cm" svg:viewBox="0 0 16 43" draw:points="16,43 0,2 5,0">
          <text:p/>
        </draw:polygon>
        <draw:polygon draw:style-name="gr186" draw:text-style-name="P9" draw:layer="layout" svg:width="0.503cm" svg:height="0.205cm" svg:x="14.192cm" svg:y="7.793cm" svg:viewBox="0 0 504 206" draw:points="0,120 482,0 493,43 504,86 22,206 11,163">
          <text:p/>
        </draw:polygon>
        <draw:polygon draw:style-name="gr186" draw:text-style-name="P9" draw:layer="layout" svg:width="0.018cm" svg:height="0.042cm" svg:x="14.685cm" svg:y="7.836cm" svg:viewBox="0 0 19 43" draw:points="0,0 19,40 12,42 11,43">
          <text:p/>
        </draw:polygon>
        <draw:polygon draw:style-name="gr186" draw:text-style-name="P9" draw:layer="layout" svg:width="0.518cm" svg:height="0.312cm" svg:x="14.666cm" svg:y="7.564cm" svg:viewBox="0 0 519 313" draw:points="0,233 481,0 500,40 519,80 38,313 19,273">
          <text:p/>
        </draw:polygon>
        <draw:polygon draw:style-name="gr186" draw:text-style-name="P9" draw:layer="layout" svg:width="0.022cm" svg:height="0.039cm" svg:x="15.166cm" svg:y="7.604cm" svg:viewBox="0 0 23 40" draw:points="0,0 23,37 19,40">
          <text:p/>
        </draw:polygon>
        <draw:polygon draw:style-name="gr186" draw:text-style-name="P9" draw:layer="layout" svg:width="0.527cm" svg:height="0.372cm" svg:x="15.143cm" svg:y="7.268cm" svg:viewBox="0 0 528 373" draw:points="0,299 482,0 505,37 528,74 46,373 23,336">
          <text:p/>
        </draw:polygon>
        <draw:polygon draw:style-name="gr186" draw:text-style-name="P9" draw:layer="layout" svg:width="0.249cm" svg:height="0.249cm" svg:x="5.894cm" svg:y="8.778cm" svg:viewBox="0 0 250 250" draw:points="0,250 250,250 125,0">
          <text:p/>
        </draw:polygon>
        <draw:polyline draw:style-name="gr117" draw:text-style-name="P9" draw:layer="layout" svg:width="0.249cm" svg:height="0.249cm" svg:x="5.894cm" svg:y="8.778cm" svg:viewBox="0 0 250 250" draw:points="0,250 250,250 125,0 0,250">
          <text:p/>
        </draw:polyline>
        <draw:polygon draw:style-name="gr186" draw:text-style-name="P9" draw:layer="layout" svg:width="0.249cm" svg:height="0.249cm" svg:x="6.375cm" svg:y="8.808cm" svg:viewBox="0 0 250 250" draw:points="0,250 250,250 125,0">
          <text:p/>
        </draw:polygon>
        <draw:polyline draw:style-name="gr117" draw:text-style-name="P9" draw:layer="layout" svg:width="0.249cm" svg:height="0.249cm" svg:x="6.375cm" svg:y="8.808cm" svg:viewBox="0 0 250 250" draw:points="0,250 250,250 125,0 0,250">
          <text:p/>
        </draw:polyline>
        <draw:polygon draw:style-name="gr186" draw:text-style-name="P9" draw:layer="layout" svg:width="0.249cm" svg:height="0.249cm" svg:x="6.857cm" svg:y="8.829cm" svg:viewBox="0 0 250 250" draw:points="0,250 250,250 125,0">
          <text:p/>
        </draw:polygon>
        <draw:polyline draw:style-name="gr117" draw:text-style-name="P9" draw:layer="layout" svg:width="0.249cm" svg:height="0.249cm" svg:x="6.857cm" svg:y="8.829cm" svg:viewBox="0 0 250 250" draw:points="0,250 250,250 125,0 0,250">
          <text:p/>
        </draw:polyline>
        <draw:polygon draw:style-name="gr186" draw:text-style-name="P9" draw:layer="layout" svg:width="0.249cm" svg:height="0.249cm" svg:x="7.338cm" svg:y="8.836cm" svg:viewBox="0 0 250 250" draw:points="0,250 250,250 125,0">
          <text:p/>
        </draw:polygon>
        <draw:polyline draw:style-name="gr117" draw:text-style-name="P9" draw:layer="layout" svg:width="0.249cm" svg:height="0.249cm" svg:x="7.338cm" svg:y="8.836cm" svg:viewBox="0 0 250 250" draw:points="0,250 250,250 125,0 0,250">
          <text:p/>
        </draw:polyline>
        <draw:polygon draw:style-name="gr186" draw:text-style-name="P9" draw:layer="layout" svg:width="0.249cm" svg:height="0.249cm" svg:x="7.82cm" svg:y="8.829cm" svg:viewBox="0 0 250 250" draw:points="0,250 250,250 125,0">
          <text:p/>
        </draw:polygon>
        <draw:polyline draw:style-name="gr117" draw:text-style-name="P9" draw:layer="layout" svg:width="0.249cm" svg:height="0.249cm" svg:x="7.82cm" svg:y="8.829cm" svg:viewBox="0 0 250 250" draw:points="0,250 250,250 125,0 0,250">
          <text:p/>
        </draw:polyline>
        <draw:polygon draw:style-name="gr186" draw:text-style-name="P9" draw:layer="layout" svg:width="0.249cm" svg:height="0.249cm" svg:x="8.301cm" svg:y="8.803cm" svg:viewBox="0 0 250 250" draw:points="0,250 250,250 125,0">
          <text:p/>
        </draw:polygon>
        <draw:polyline draw:style-name="gr117" draw:text-style-name="P9" draw:layer="layout" svg:width="0.249cm" svg:height="0.249cm" svg:x="8.301cm" svg:y="8.803cm" svg:viewBox="0 0 250 250" draw:points="0,250 250,250 125,0 0,250">
          <text:p/>
        </draw:polyline>
        <draw:polygon draw:style-name="gr186" draw:text-style-name="P9" draw:layer="layout" svg:width="0.249cm" svg:height="0.249cm" svg:x="8.783cm" svg:y="8.762cm" svg:viewBox="0 0 250 250" draw:points="0,250 250,250 125,0">
          <text:p/>
        </draw:polygon>
        <draw:polyline draw:style-name="gr117" draw:text-style-name="P9" draw:layer="layout" svg:width="0.249cm" svg:height="0.249cm" svg:x="8.783cm" svg:y="8.762cm" svg:viewBox="0 0 250 250" draw:points="0,250 250,250 125,0 0,250">
          <text:p/>
        </draw:polyline>
        <draw:polygon draw:style-name="gr186" draw:text-style-name="P9" draw:layer="layout" svg:width="0.249cm" svg:height="0.249cm" svg:x="9.264cm" svg:y="8.722cm" svg:viewBox="0 0 250 250" draw:points="0,250 250,250 125,0">
          <text:p/>
        </draw:polygon>
        <draw:polyline draw:style-name="gr117" draw:text-style-name="P9" draw:layer="layout" svg:width="0.249cm" svg:height="0.249cm" svg:x="9.264cm" svg:y="8.722cm" svg:viewBox="0 0 250 250" draw:points="0,250 250,250 125,0 0,250">
          <text:p/>
        </draw:polyline>
        <draw:polygon draw:style-name="gr186" draw:text-style-name="P9" draw:layer="layout" svg:width="0.249cm" svg:height="0.249cm" svg:x="9.746cm" svg:y="8.673cm" svg:viewBox="0 0 250 250" draw:points="0,250 250,250 125,0">
          <text:p/>
        </draw:polygon>
        <draw:polyline draw:style-name="gr117" draw:text-style-name="P9" draw:layer="layout" svg:width="0.249cm" svg:height="0.249cm" svg:x="9.746cm" svg:y="8.673cm" svg:viewBox="0 0 250 250" draw:points="0,250 250,250 125,0 0,250">
          <text:p/>
        </draw:polyline>
        <draw:polygon draw:style-name="gr186" draw:text-style-name="P9" draw:layer="layout" svg:width="0.249cm" svg:height="0.249cm" svg:x="10.227cm" svg:y="8.617cm" svg:viewBox="0 0 250 250" draw:points="0,250 250,250 125,0">
          <text:p/>
        </draw:polygon>
        <draw:polyline draw:style-name="gr117" draw:text-style-name="P9" draw:layer="layout" svg:width="0.249cm" svg:height="0.249cm" svg:x="10.227cm" svg:y="8.617cm" svg:viewBox="0 0 250 250" draw:points="0,250 250,250 125,0 0,250">
          <text:p/>
        </draw:polyline>
        <draw:polygon draw:style-name="gr186" draw:text-style-name="P9" draw:layer="layout" svg:width="0.249cm" svg:height="0.249cm" svg:x="10.709cm" svg:y="8.556cm" svg:viewBox="0 0 250 250" draw:points="0,250 250,250 125,0">
          <text:p/>
        </draw:polygon>
        <draw:polyline draw:style-name="gr117" draw:text-style-name="P9" draw:layer="layout" svg:width="0.249cm" svg:height="0.249cm" svg:x="10.709cm" svg:y="8.556cm" svg:viewBox="0 0 250 250" draw:points="0,250 250,250 125,0 0,250">
          <text:p/>
        </draw:polyline>
        <draw:polygon draw:style-name="gr186" draw:text-style-name="P9" draw:layer="layout" svg:width="0.249cm" svg:height="0.249cm" svg:x="11.19cm" svg:y="8.475cm" svg:viewBox="0 0 250 250" draw:points="0,250 250,250 125,0">
          <text:p/>
        </draw:polygon>
        <draw:polyline draw:style-name="gr117" draw:text-style-name="P9" draw:layer="layout" svg:width="0.249cm" svg:height="0.249cm" svg:x="11.19cm" svg:y="8.475cm" svg:viewBox="0 0 250 250" draw:points="0,250 250,250 125,0 0,250">
          <text:p/>
        </draw:polyline>
        <draw:polygon draw:style-name="gr186" draw:text-style-name="P9" draw:layer="layout" svg:width="0.249cm" svg:height="0.249cm" svg:x="11.672cm" svg:y="8.399cm" svg:viewBox="0 0 250 250" draw:points="0,250 250,250 125,0">
          <text:p/>
        </draw:polygon>
        <draw:polyline draw:style-name="gr117" draw:text-style-name="P9" draw:layer="layout" svg:width="0.249cm" svg:height="0.249cm" svg:x="11.672cm" svg:y="8.399cm" svg:viewBox="0 0 250 250" draw:points="0,250 250,250 125,0 0,250">
          <text:p/>
        </draw:polyline>
        <draw:polygon draw:style-name="gr186" draw:text-style-name="P9" draw:layer="layout" svg:width="0.249cm" svg:height="0.249cm" svg:x="12.152cm" svg:y="8.322cm" svg:viewBox="0 0 250 250" draw:points="0,250 250,250 125,0">
          <text:p/>
        </draw:polygon>
        <draw:polyline draw:style-name="gr117" draw:text-style-name="P9" draw:layer="layout" svg:width="0.249cm" svg:height="0.249cm" svg:x="12.152cm" svg:y="8.322cm" svg:viewBox="0 0 250 250" draw:points="0,250 250,250 125,0 0,250">
          <text:p/>
        </draw:polyline>
        <draw:polygon draw:style-name="gr186" draw:text-style-name="P9" draw:layer="layout" svg:width="0.249cm" svg:height="0.249cm" svg:x="12.634cm" svg:y="8.222cm" svg:viewBox="0 0 250 250" draw:points="0,250 250,250 125,0">
          <text:p/>
        </draw:polygon>
        <draw:polyline draw:style-name="gr117" draw:text-style-name="P9" draw:layer="layout" svg:width="0.249cm" svg:height="0.249cm" svg:x="12.634cm" svg:y="8.222cm" svg:viewBox="0 0 250 250" draw:points="0,250 250,250 125,0 0,250">
          <text:p/>
        </draw:polyline>
        <draw:polygon draw:style-name="gr186" draw:text-style-name="P9" draw:layer="layout" svg:width="0.249cm" svg:height="0.249cm" svg:x="13.115cm" svg:y="8.103cm" svg:viewBox="0 0 250 250" draw:points="0,250 250,250 125,0">
          <text:p/>
        </draw:polygon>
        <draw:polyline draw:style-name="gr117" draw:text-style-name="P9" draw:layer="layout" svg:width="0.249cm" svg:height="0.249cm" svg:x="13.115cm" svg:y="8.103cm" svg:viewBox="0 0 250 250" draw:points="0,250 250,250 125,0 0,250">
          <text:p/>
        </draw:polyline>
        <draw:polygon draw:style-name="gr186" draw:text-style-name="P9" draw:layer="layout" svg:width="0.249cm" svg:height="0.249cm" svg:x="13.597cm" svg:y="8.014cm" svg:viewBox="0 0 250 250" draw:points="0,250 250,250 125,0">
          <text:p/>
        </draw:polygon>
        <draw:polyline draw:style-name="gr117" draw:text-style-name="P9" draw:layer="layout" svg:width="0.249cm" svg:height="0.249cm" svg:x="13.597cm" svg:y="8.014cm" svg:viewBox="0 0 250 250" draw:points="0,250 250,250 125,0 0,250">
          <text:p/>
        </draw:polyline>
        <draw:polygon draw:style-name="gr186" draw:text-style-name="P9" draw:layer="layout" svg:width="0.249cm" svg:height="0.249cm" svg:x="14.078cm" svg:y="7.831cm" svg:viewBox="0 0 250 250" draw:points="0,250 250,250 125,0">
          <text:p/>
        </draw:polygon>
        <draw:polyline draw:style-name="gr117" draw:text-style-name="P9" draw:layer="layout" svg:width="0.249cm" svg:height="0.249cm" svg:x="14.078cm" svg:y="7.831cm" svg:viewBox="0 0 250 250" draw:points="0,250 250,250 125,0 0,250">
          <text:p/>
        </draw:polyline>
        <draw:polygon draw:style-name="gr186" draw:text-style-name="P9" draw:layer="layout" svg:width="0.249cm" svg:height="0.249cm" svg:x="14.56cm" svg:y="7.711cm" svg:viewBox="0 0 250 250" draw:points="0,250 250,250 125,0">
          <text:p/>
        </draw:polygon>
        <draw:polyline draw:style-name="gr117" draw:text-style-name="P9" draw:layer="layout" svg:width="0.249cm" svg:height="0.249cm" svg:x="14.56cm" svg:y="7.711cm" svg:viewBox="0 0 250 250" draw:points="0,250 250,250 125,0 0,250">
          <text:p/>
        </draw:polyline>
        <draw:polygon draw:style-name="gr186" draw:text-style-name="P9" draw:layer="layout" svg:width="0.249cm" svg:height="0.249cm" svg:x="15.041cm" svg:y="7.479cm" svg:viewBox="0 0 250 250" draw:points="0,250 250,250 125,0">
          <text:p/>
        </draw:polygon>
        <draw:polyline draw:style-name="gr117" draw:text-style-name="P9" draw:layer="layout" svg:width="0.249cm" svg:height="0.249cm" svg:x="15.041cm" svg:y="7.479cm" svg:viewBox="0 0 250 250" draw:points="0,250 250,250 125,0 0,250">
          <text:p/>
        </draw:polyline>
        <draw:polygon draw:style-name="gr186" draw:text-style-name="P9" draw:layer="layout" svg:width="0.249cm" svg:height="0.249cm" svg:x="15.523cm" svg:y="7.18cm" svg:viewBox="0 0 250 250" draw:points="0,250 250,250 125,0">
          <text:p/>
        </draw:polygon>
        <draw:polyline draw:style-name="gr117" draw:text-style-name="P9" draw:layer="layout" svg:width="0.249cm" svg:height="0.249cm" svg:x="15.523cm" svg:y="7.18cm" svg:viewBox="0 0 250 250" draw:points="0,250 250,250 125,0 0,250">
          <text:p/>
        </draw:polyline>
        <draw:polygon draw:style-name="gr118" draw:text-style-name="P9" draw:layer="layout" svg:width="0.316cm" svg:height="0.087cm" svg:x="16.141cm" svg:y="6.11cm" svg:viewBox="0 0 317 88" draw:points="0,0 317,0 317,88 0,88">
          <text:p/>
        </draw:polygon>
        <draw:polygon draw:style-name="gr118" draw:text-style-name="P9" draw:layer="layout" svg:width="0.158cm" svg:height="0.158cm" svg:x="16.22cm" svg:y="6.074cm" svg:viewBox="0 0 159 159" draw:points="0,0 0,159 159,159 159,0">
          <text:p/>
        </draw:polygon>
        <draw:polyline draw:style-name="gr117" draw:text-style-name="P9" draw:layer="layout" svg:width="0.158cm" svg:height="0.158cm" svg:x="16.22cm" svg:y="6.074cm" svg:viewBox="0 0 159 159" draw:points="0,0 0,159 159,159 159,0 0,0">
          <text:p/>
        </draw:polyline>
        <draw:polygon draw:style-name="gr119" draw:text-style-name="P9" draw:layer="layout" svg:width="0.316cm" svg:height="0.087cm" svg:x="16.141cm" svg:y="6.907cm" svg:viewBox="0 0 317 88" draw:points="0,0 317,0 317,88 0,88">
          <text:p/>
        </draw:polygon>
        <draw:polygon draw:style-name="gr119" draw:text-style-name="P9" draw:layer="layout" svg:width="0.158cm" svg:height="0.158cm" svg:x="16.22cm" svg:y="6.871cm" svg:viewBox="0 0 159 159" draw:points="0,80 80,159 159,80 80,0">
          <text:p/>
        </draw:polygon>
        <draw:polyline draw:style-name="gr117" draw:text-style-name="P9" draw:layer="layout" svg:width="0.158cm" svg:height="0.158cm" svg:x="16.22cm" svg:y="6.871cm" svg:viewBox="0 0 159 159" draw:points="0,80 80,159 159,80 80,0 0,80">
          <text:p/>
        </draw:polyline>
        <draw:polygon draw:style-name="gr130" draw:text-style-name="P9" draw:layer="layout" svg:width="0.316cm" svg:height="0.087cm" svg:x="16.141cm" svg:y="7.703cm" svg:viewBox="0 0 317 88" draw:points="0,0 317,0 317,88 0,88">
          <text:p/>
        </draw:polygon>
        <draw:polygon draw:style-name="gr130" draw:text-style-name="P9" draw:layer="layout" svg:width="0.158cm" svg:height="0.158cm" svg:x="16.22cm" svg:y="7.667cm" svg:viewBox="0 0 159 159" draw:points="0,0 80,159 159,0">
          <text:p/>
        </draw:polygon>
        <draw:polyline draw:style-name="gr117" draw:text-style-name="P9" draw:layer="layout" svg:width="0.158cm" svg:height="0.158cm" svg:x="16.22cm" svg:y="7.667cm" svg:viewBox="0 0 159 159" draw:points="0,0 80,159 159,0 0,0">
          <text:p/>
        </draw:polyline>
        <draw:polygon draw:style-name="gr186" draw:text-style-name="P9" draw:layer="layout" svg:width="0.316cm" svg:height="0.087cm" svg:x="16.141cm" svg:y="8.5cm" svg:viewBox="0 0 317 88" draw:points="0,0 317,0 317,88 0,88">
          <text:p/>
        </draw:polygon>
        <draw:polygon draw:style-name="gr186" draw:text-style-name="P9" draw:layer="layout" svg:width="0.158cm" svg:height="0.158cm" svg:x="16.22cm" svg:y="8.464cm" svg:viewBox="0 0 159 159" draw:points="0,159 159,159 80,0">
          <text:p/>
        </draw:polygon>
        <draw:polyline draw:style-name="gr117" draw:text-style-name="P9" draw:layer="layout" svg:width="0.158cm" svg:height="0.158cm" svg:x="16.22cm" svg:y="8.464cm" svg:viewBox="0 0 159 159" draw:points="0,159 159,159 80,0 0,159">
          <text:p/>
        </draw:polyline>
        <draw:frame draw:style-name="gr250" draw:text-style-name="P19" draw:layer="layout" svg:width="3.296cm" svg:height="0.569cm" svg:x="16.509cm" svg:y="6.043cm">
          <draw:text-box>
            <text:p><text:span text:style-name="T15">SXCS (h = 0.2), <text:s text:c="9"/></text:span></text:p>
          </draw:text-box>
        </draw:frame>
        <draw:frame draw:style-name="gr251" draw:text-style-name="P19" draw:layer="layout" svg:width="1.7cm" svg:height="0.569cm" svg:x="16.509cm" svg:y="6.413cm">
          <draw:text-box>
            <text:p><text:span text:style-name="T15">intelligent</text:span></text:p>
          </draw:text-box>
        </draw:frame>
        <draw:frame draw:style-name="gr252" draw:text-style-name="P19" draw:layer="layout" svg:width="3.135cm" svg:height="0.569cm" svg:x="16.509cm" svg:y="6.837cm">
          <draw:text-box>
            <text:p><text:span text:style-name="T15">SXCS (h = 0.2), <text:s text:c="7"/></text:span></text:p>
          </draw:text-box>
        </draw:frame>
        <draw:frame draw:style-name="gr253" draw:text-style-name="P19" draw:layer="layout" svg:width="2.953cm" svg:height="0.569cm" svg:x="16.509cm" svg:y="7.207cm">
          <draw:text-box>
            <text:p><text:span text:style-name="T15">Richtungsänderung</text:span></text:p>
          </draw:text-box>
        </draw:frame>
        <draw:frame draw:style-name="gr254" draw:text-style-name="P19" draw:layer="layout" svg:width="3.292cm" svg:height="0.569cm" svg:x="16.509cm" svg:y="7.63cm">
          <draw:text-box>
            <text:p><text:span text:style-name="T15">SXCS (h = 0.05), <text:s text:c="7"/></text:span></text:p>
          </draw:text-box>
        </draw:frame>
        <draw:frame draw:style-name="gr251" draw:text-style-name="P19" draw:layer="layout" svg:width="1.7cm" svg:height="0.569cm" svg:x="16.509cm" svg:y="8cm">
          <draw:text-box>
            <text:p><text:span text:style-name="T15">intelligent</text:span></text:p>
          </draw:text-box>
        </draw:frame>
        <draw:frame draw:style-name="gr255" draw:text-style-name="P19" draw:layer="layout" svg:width="3.131cm" svg:height="0.569cm" svg:x="16.509cm" svg:y="8.45cm">
          <draw:text-box>
            <text:p><text:span text:style-name="T15">SXCS (h = 0.05), <text:s text:c="5"/></text:span></text:p>
          </draw:text-box>
        </draw:frame>
        <draw:frame draw:style-name="gr253" draw:text-style-name="P19" draw:layer="layout" svg:width="2.953cm" svg:height="0.569cm" svg:x="16.509cm" svg:y="8.82cm">
          <draw:text-box>
            <text:p><text:span text:style-name="T15">Richtungsänderung</text:span></text:p>
          </draw:text-box>
        </draw:frame>
        <draw:frame draw:style-name="gr247" draw:text-style-name="P20" draw:layer="layout" svg:width="3.008cm" svg:height="0.603cm" svg:x="9.313cm" svg:y="10.481cm">
          <draw:text-box>
            <text:p><text:span text:style-name="T16">tournament factor</text:span></text:p>
          </draw:text-box>
        </draw:frame>
        <draw:frame draw:style-name="gr249" draw:text-style-name="P20" draw:layer="layout" svg:width="4.744cm" svg:height="0.603cm" draw:transform="rotate (1.5707963267946) translate (5.072cm 9.143cm)">
          <draw:text-box>
            <text:p><text:span text:style-name="T16">blockierte Bewegungen (in %)</text:span></text:p>
          </draw:text-box>
        </draw:frame>
        <presentation:notes draw:style-name="dp2">
          <draw:page-thumbnail draw:style-name="gr14" draw:layer="layout" svg:width="13.968cm" svg:height="10.476cm" svg:x="3.81cm" svg:y="2.123cm" draw:page-number="56" presentation:class="page"/>
          <draw:frame presentation:style-name="pr2" draw:layer="layout" svg:width="17.271cm" svg:height="12.322cm" svg:x="2.159cm" svg:y="13.271cm" presentation:class="notes" presentation:placeholder="true">
            <draw:text-box/>
          </draw:frame>
        </presentation:notes>
      </draw:page>
      <draw:page draw:name="page57" draw:style-name="dp1" draw:master-page-name="Default">
        <office:forms form:automatic-focus="false" form:apply-design-mode="false"/>
        <draw:frame draw:style-name="gr69" draw:text-style-name="P9" draw:layer="layout" svg:width="15.208cm" svg:height="6.978cm" svg:x="5.429cm" svg:y="4.445cm">
          <draw:image xlink:href="Pictures/20000A2000003B8900001B6398C545E3.svm" xlink:type="simple" xlink:show="embed" xlink:actuate="onLoad">
            <text:p/>
          </draw:image>
        </draw:frame>
        <presentation:notes draw:style-name="dp2">
          <draw:page-thumbnail draw:style-name="gr14" draw:layer="layout" svg:width="13.968cm" svg:height="10.476cm" svg:x="3.81cm" svg:y="2.123cm" draw:page-number="57"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154H49M41S</meta:editing-duration>
    <meta:editing-cycles>50</meta:editing-cycles>
    <dc:date>2009-03-31T08:20:16.49</dc:date>
    <dc:creator>Clemens Lode</dc:creator>
    <meta:generator>OpenOffice.org/3.0$Win32 OpenOffice.org_project/300m9$Build-9358</meta:generator>
    <meta:document-statistic meta:object-count="10609"/>
    <meta:user-defined meta:name="Info 1"/>
    <meta:user-defined meta:name="Info 2"/>
    <meta:user-defined meta:name="Info 3"/>
    <meta:user-defined meta:name="Info 4"/>
  </office:meta>
</office:document-meta>
</file>